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2cm"/>
    </style:style>
    <style:style style:name="co2" style:family="table-column">
      <style:table-column-properties fo:break-before="auto" style:column-width="8.895cm"/>
    </style:style>
    <style:style style:name="co3" style:family="table-column">
      <style:table-column-properties fo:break-before="auto" style:column-width="1.528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3.6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687cm"/>
    </style:style>
    <style:style style:name="co8" style:family="table-column">
      <style:table-column-properties fo:break-before="auto" style:column-width="3.4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Good" style:base-cell-address="'NYSE-Value-Clean'.E1"/>
    </style:style>
    <style:style style:name="ce2" style:family="table-cell" style:parent-style-name="Default">
      <style:map style:condition="cell-content()&gt;0" style:apply-style-name="Good" style:base-cell-address="'NYSE-Value-Clean'.J1"/>
    </style:style>
    <style:style style:name="ce3" style:family="table-cell" style:parent-style-name="Default">
      <style:map style:condition="cell-content()&gt;0" style:apply-style-name="Good" style:base-cell-address="'NYSE-Value-Clean'.L1"/>
    </style:style>
  </office:automatic-styles>
  <office:body>
    <office:spreadsheet>
      <table:calculation-settings table:automatic-find-labels="false" table:use-regular-expressions="false" table:use-wildcards="true"/>
      <table:table table:name="NYSE-Value-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<text:s/>Company Name</text:p>
          </table:table-cell>
          <table:table-cell office:value-type="string" calcext:value-type="string">
            <text:p><text:s/>Price</text:p>
          </table:table-cell>
          <table:table-cell office:value-type="string" calcext:value-type="string">
            <text:p><text:s/>cash_price</text:p>
          </table:table-cell>
          <table:table-cell office:value-type="string" calcext:value-type="string">
            <text:p><text:s/>cash_delta</text:p>
          </table:table-cell>
          <table:table-cell office:value-type="string" calcext:value-type="string">
            <text:p><text:s/>inventory_price</text:p>
          </table:table-cell>
          <table:table-cell office:value-type="string" calcext:value-type="string">
            <text:p><text:s/>cash_inventory_price</text:p>
          </table:table-cell>
          <table:table-cell office:value-type="string" calcext:value-type="string">
            <text:p><text:s/>tangible_price</text:p>
          </table:table-cell>
          <table:table-cell office:value-type="string" calcext:value-type="string">
            <text:p><text:s/>current_price</text:p>
          </table:table-cell>
          <table:table-cell office:value-type="string" calcext:value-type="string">
            <text:p><text:s/>current_delta</text:p>
          </table:table-cell>
          <table:table-cell office:value-type="string" calcext:value-type="string">
            <text:p><text:s/>asset_price</text:p>
          </table:table-cell>
          <table:table-cell office:value-type="string" calcext:value-type="string">
            <text:p><text:s/>asset_delt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ent Technologies</text:p>
          </table:table-cell>
          <table:table-cell office:value-type="float" office:value="127.98" calcext:value-type="float">
            <text:p>127.98</text:p>
          </table:table-cell>
          <table:table-cell office:value-type="float" office:value="4.69611284327029" calcext:value-type="float">
            <text:p>4.69611284327029</text:p>
          </table:table-cell>
          <table:table-cell office:value-type="float" office:value="-123.28388715673" calcext:value-type="float">
            <text:p>-123.28388715673</text:p>
          </table:table-cell>
          <table:table-cell office:value-type="float" office:value="2.34642695846954" calcext:value-type="float">
            <text:p>2.34642695846954</text:p>
          </table:table-cell>
          <table:table-cell office:value-type="float" office:value="7.04253980173983" calcext:value-type="float">
            <text:p>7.04253980173983</text:p>
          </table:table-cell>
          <table:table-cell office:value-type="float" office:value="1.43392758573139" calcext:value-type="float">
            <text:p>1.43392758573139</text:p>
          </table:table-cell>
          <table:table-cell office:value-type="float" office:value="6.34838849319259" calcext:value-type="float">
            <text:p>6.34838849319259</text:p>
          </table:table-cell>
          <table:table-cell office:value-type="float" office:value="-121.631611506807" calcext:value-type="float">
            <text:p>-121.631611506807</text:p>
          </table:table-cell>
          <table:table-cell office:value-type="float" office:value="15.8807480119751" calcext:value-type="float">
            <text:p>15.8807480119751</text:p>
          </table:table-cell>
          <table:table-cell office:value-type="float" office:value="-112.099251988025" calcext:value-type="float">
            <text:p>-112.099251988025</text:p>
          </table:table-cell>
          <table:table-cell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Alcoa Corp</text:p>
          </table:table-cell>
          <table:table-cell office:value-type="float" office:value="21.66" calcext:value-type="float">
            <text:p>21.66</text:p>
          </table:table-cell>
          <table:table-cell office:value-type="float" office:value="9.33686799044451" calcext:value-type="float">
            <text:p>9.33686799044451</text:p>
          </table:table-cell>
          <table:table-cell office:value-type="float" office:value="-12.3231320095555" calcext:value-type="float">
            <text:p>-12.3231320095555</text:p>
          </table:table-cell>
          <table:table-cell office:value-type="float" office:value="7.51897549000082" calcext:value-type="float">
            <text:p>7.51897549000082</text:p>
          </table:table-cell>
          <table:table-cell office:value-type="float" office:value="16.8558434804453" calcext:value-type="float">
            <text:p>16.8558434804453</text:p>
          </table:table-cell>
          <table:table-cell office:value-type="float" office:value="18.2596007071193" calcext:value-type="float">
            <text:p>18.2596007071193</text:p>
          </table:table-cell>
          <table:table-cell office:value-type="float" office:value="9.4121653129481" calcext:value-type="float">
            <text:p>9.4121653129481</text:p>
          </table:table-cell>
          <table:table-cell office:value-type="float" office:value="-12.2478346870519" calcext:value-type="float">
            <text:p>-12.2478346870519</text:p>
          </table:table-cell>
          <table:table-cell office:value-type="float" office:value="18.2596007071193" calcext:value-type="float">
            <text:p>18.2596007071193</text:p>
          </table:table-cell>
          <table:table-cell office:value-type="float" office:value="-3.40039929288069" calcext:value-type="float">
            <text:p>-3.40039929288069</text:p>
          </table:table-cell>
          <table:table-cell/>
        </table:table-row>
        <table:table-row table:style-name="ro1">
          <table:table-cell office:value-type="string" calcext:value-type="string">
            <text:p>AAP</text:p>
          </table:table-cell>
          <table:table-cell office:value-type="string" calcext:value-type="string">
            <text:p>Advance Auto Parts Inc</text:p>
          </table:table-cell>
          <table:table-cell office:value-type="float" office:value="152.81" calcext:value-type="float">
            <text:p>152.81</text:p>
          </table:table-cell>
          <table:table-cell office:value-type="float" office:value="15.7425725049875" calcext:value-type="float">
            <text:p>15.7425725049875</text:p>
          </table:table-cell>
          <table:table-cell office:value-type="float" office:value="-137.067427495013" calcext:value-type="float">
            <text:p>-137.067427495013</text:p>
          </table:table-cell>
          <table:table-cell office:value-type="float" office:value="64.3622676443207" calcext:value-type="float">
            <text:p>64.3622676443207</text:p>
          </table:table-cell>
          <table:table-cell office:value-type="float" office:value="80.1048401493082" calcext:value-type="float">
            <text:p>80.1048401493082</text:p>
          </table:table-cell>
          <table:table-cell office:value-type="float" office:value="30.7267727513409" calcext:value-type="float">
            <text:p>30.7267727513409</text:p>
          </table:table-cell>
          <table:table-cell office:value-type="float" office:value="26.3572935039762" calcext:value-type="float">
            <text:p>26.3572935039762</text:p>
          </table:table-cell>
          <table:table-cell office:value-type="float" office:value="-126.452706496024" calcext:value-type="float">
            <text:p>-126.452706496024</text:p>
          </table:table-cell>
          <table:table-cell office:value-type="float" office:value="55.4519130989896" calcext:value-type="float">
            <text:p>55.4519130989896</text:p>
          </table:table-cell>
          <table:table-cell office:value-type="float" office:value="-97.3580869010104" calcext:value-type="float">
            <text:p>-97.3580869010104</text:p>
          </table:table-cell>
          <table:table-cell/>
        </table:table-row>
        <table:table-row table:style-name="ro1">
          <table:table-cell office:value-type="string" calcext:value-type="string">
            <text:p>AAT</text:p>
          </table:table-cell>
          <table:table-cell office:value-type="string" calcext:value-type="string">
            <text:p>American Assets Trust Inc</text:p>
          </table:table-cell>
          <table:table-cell office:value-type="float" office:value="30.08" calcext:value-type="float">
            <text:p>30.08</text:p>
          </table:table-cell>
          <table:table-cell office:value-type="float" office:value="2.57663326212965" calcext:value-type="float">
            <text:p>2.57663326212965</text:p>
          </table:table-cell>
          <table:table-cell office:value-type="float" office:value="-27.5033667378703" calcext:value-type="float">
            <text:p>-27.5033667378703</text:p>
          </table:table-cell>
          <table:table-cell office:value-type="float" office:value="0" calcext:value-type="float">
            <text:p>0</text:p>
          </table:table-cell>
          <table:table-cell office:value-type="float" office:value="2.57663326212965" calcext:value-type="float">
            <text:p>2.57663326212965</text:p>
          </table:table-cell>
          <table:table-cell office:value-type="float" office:value="21.2048920184353" calcext:value-type="float">
            <text:p>21.2048920184353</text:p>
          </table:table-cell>
          <table:table-cell office:value-type="float" office:value="0.508186986070302" calcext:value-type="float">
            <text:p>0.508186986070302</text:p>
          </table:table-cell>
          <table:table-cell office:value-type="float" office:value="-29.5718130139297" calcext:value-type="float">
            <text:p>-29.5718130139297</text:p>
          </table:table-cell>
          <table:table-cell office:value-type="float" office:value="21.248785041616" calcext:value-type="float">
            <text:p>21.248785041616</text:p>
          </table:table-cell>
          <table:table-cell office:value-type="float" office:value="-8.83121495838399" calcext:value-type="float">
            <text:p>-8.83121495838399</text:p>
          </table:table-cell>
          <table:table-cell/>
        </table:table-row>
        <table:table-row table:style-name="ro1">
          <table:table-cell office:value-type="string" calcext:value-type="string">
            <text:p>ABB</text:p>
          </table:table-cell>
          <table:table-cell office:value-type="string" calcext:value-type="string">
            <text:p>ABB Ltd.</text:p>
          </table:table-cell>
          <table:table-cell office:value-type="float" office:value="29.52" calcext:value-type="float">
            <text:p>29.52</text:p>
          </table:table-cell>
          <table:table-cell office:value-type="float" office:value="3.89641250105948" calcext:value-type="float">
            <text:p>3.89641250105948</text:p>
          </table:table-cell>
          <table:table-cell office:value-type="float" office:value="-25.6235874989405" calcext:value-type="float">
            <text:p>-25.6235874989405</text:p>
          </table:table-cell>
          <table:table-cell office:value-type="float" office:value="2.14099749407174" calcext:value-type="float">
            <text:p>2.14099749407174</text:p>
          </table:table-cell>
          <table:table-cell office:value-type="float" office:value="6.03740999513122" calcext:value-type="float">
            <text:p>6.03740999513122</text:p>
          </table:table-cell>
          <table:table-cell office:value-type="float" office:value="1.84443105962794" calcext:value-type="float">
            <text:p>1.84443105962794</text:p>
          </table:table-cell>
          <table:table-cell office:value-type="float" office:value="3.10172515028705" calcext:value-type="float">
            <text:p>3.10172515028705</text:p>
          </table:table-cell>
          <table:table-cell office:value-type="float" office:value="-26.418274849713" calcext:value-type="float">
            <text:p>-26.418274849713</text:p>
          </table:table-cell>
          <table:table-cell office:value-type="float" office:value="7.7227190953764" calcext:value-type="float">
            <text:p>7.7227190953764</text:p>
          </table:table-cell>
          <table:table-cell office:value-type="float" office:value="-21.7972809046236" calcext:value-type="float">
            <text:p>-21.7972809046236</text:p>
          </table:table-cell>
          <table:table-cell/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Abbvie Inc</text:p>
          </table:table-cell>
          <table:table-cell office:value-type="float" office:value="104.44" calcext:value-type="float">
            <text:p>104.44</text:p>
          </table:table-cell>
          <table:table-cell office:value-type="float" office:value="4.5030401731966" calcext:value-type="float">
            <text:p>4.5030401731966</text:p>
          </table:table-cell>
          <table:table-cell office:value-type="float" office:value="-99.9369598268034" calcext:value-type="float">
            <text:p>-99.9369598268034</text:p>
          </table:table-cell>
          <table:table-cell office:value-type="float" office:value="1.96774359266478" calcext:value-type="float">
            <text:p>1.96774359266478</text:p>
          </table:table-cell>
          <table:table-cell office:value-type="float" office:value="6.47078376586138" calcext:value-type="float">
            <text:p>6.47078376586138</text:p>
          </table:table-cell>
          <table:table-cell office:value-type="float" office:value="-57.8734121580112" calcext:value-type="float">
            <text:p>-57.8734121580112</text:p>
          </table:table-cell>
          <table:table-cell office:value-type="float" office:value="-0.663844412954266" calcext:value-type="float">
            <text:p>-0.663844412954266</text:p>
          </table:table-cell>
          <table:table-cell office:value-type="float" office:value="-105.103844412954" calcext:value-type="float">
            <text:p>-105.103844412954</text:p>
          </table:table-cell>
          <table:table-cell office:value-type="float" office:value="8.6492356534229" calcext:value-type="float">
            <text:p>8.6492356534229</text:p>
          </table:table-cell>
          <table:table-cell office:value-type="float" office:value="-95.7907643465771" calcext:value-type="float">
            <text:p>-95.7907643465771</text:p>
          </table:table-cell>
          <table:table-cell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Amerisource Bergen Corp.</text:p>
          </table:table-cell>
          <table:table-cell office:value-type="float" office:value="105.18" calcext:value-type="float">
            <text:p>105.18</text:p>
          </table:table-cell>
          <table:table-cell office:value-type="float" office:value="23.8923842786355" calcext:value-type="float">
            <text:p>23.8923842786355</text:p>
          </table:table-cell>
          <table:table-cell office:value-type="float" office:value="-81.2876157213645" calcext:value-type="float">
            <text:p>-81.2876157213645</text:p>
          </table:table-cell>
          <table:table-cell office:value-type="float" office:value="64.3798830665322" calcext:value-type="float">
            <text:p>64.3798830665322</text:p>
          </table:table-cell>
          <table:table-cell office:value-type="float" office:value="88.2722673451677" calcext:value-type="float">
            <text:p>88.2722673451677</text:p>
          </table:table-cell>
          <table:table-cell office:value-type="float" office:value="-45.2789669484771" calcext:value-type="float">
            <text:p>-45.2789669484771</text:p>
          </table:table-cell>
          <table:table-cell office:value-type="float" office:value="-1.68158113471432" calcext:value-type="float">
            <text:p>-1.68158113471432</text:p>
          </table:table-cell>
          <table:table-cell office:value-type="float" office:value="-106.861581134714" calcext:value-type="float">
            <text:p>-106.861581134714</text:p>
          </table:table-cell>
          <table:table-cell office:value-type="float" office:value="-3.40596508702841" calcext:value-type="float">
            <text:p>-3.40596508702841</text:p>
          </table:table-cell>
          <table:table-cell office:value-type="float" office:value="-108.585965087028" calcext:value-type="float">
            <text:p>-108.585965087028</text:p>
          </table:table-cell>
          <table:table-cell/>
        </table:table-row>
        <table:table-row table:style-name="ro1">
          <table:table-cell office:value-type="string" calcext:value-type="string">
            <text:p>ABEV</text:p>
          </table:table-cell>
          <table:table-cell office:value-type="string" calcext:value-type="string">
            <text:p>Ambev S.A.</text:p>
          </table:table-cell>
          <table:table-cell office:value-type="float" office:value="2.79" calcext:value-type="float">
            <text:p>2.79</text:p>
          </table:table-cell>
          <table:table-cell office:value-type="float" office:value="2.5226139973919" calcext:value-type="float">
            <text:p>2.5226139973919</text:p>
          </table:table-cell>
          <table:table-cell office:value-type="float" office:value="-0.267386002608098" calcext:value-type="float">
            <text:p>-0.267386002608098</text:p>
          </table:table-cell>
          <table:table-cell office:value-type="float" office:value="1.12131361057874" calcext:value-type="float">
            <text:p>1.12131361057874</text:p>
          </table:table-cell>
          <table:table-cell office:value-type="float" office:value="3.64392760797064" calcext:value-type="float">
            <text:p>3.64392760797064</text:p>
          </table:table-cell>
          <table:table-cell office:value-type="float" office:value="3.69008710372522" calcext:value-type="float">
            <text:p>3.69008710372522</text:p>
          </table:table-cell>
          <table:table-cell office:value-type="float" office:value="1.01418583018661" calcext:value-type="float">
            <text:p>1.01418583018661</text:p>
          </table:table-cell>
          <table:table-cell office:value-type="float" office:value="-1.77581416981339" calcext:value-type="float">
            <text:p>-1.77581416981339</text:p>
          </table:table-cell>
          <table:table-cell office:value-type="float" office:value="10.6658073836326" calcext:value-type="float">
            <text:p>10.6658073836326</text:p>
          </table:table-cell>
          <table:table-cell office:value-type="float" office:value="7.87580738363263" calcext:value-type="float">
            <text:p>7.87580738363263</text:p>
          </table:table-cell>
          <table:table-cell/>
        </table:table-row>
        <table:table-row table:style-name="ro1">
          <table:table-cell office:value-type="string" calcext:value-type="string">
            <text:p>ABG</text:p>
          </table:table-cell>
          <table:table-cell office:value-type="string" calcext:value-type="string">
            <text:p>Asbury Automotive Group Inc</text:p>
          </table:table-cell>
          <table:table-cell office:value-type="float" office:value="157.99" calcext:value-type="float">
            <text:p>157.99</text:p>
          </table:table-cell>
          <table:table-cell office:value-type="float" office:value="0.212594425628974" calcext:value-type="float">
            <text:p>0.212594425628974</text:p>
          </table:table-cell>
          <table:table-cell office:value-type="float" office:value="-157.777405574371" calcext:value-type="float">
            <text:p>-157.777405574371</text:p>
          </table:table-cell>
          <table:table-cell office:value-type="float" office:value="42.9700001265196" calcext:value-type="float">
            <text:p>42.9700001265196</text:p>
          </table:table-cell>
          <table:table-cell office:value-type="float" office:value="43.1825945521486" calcext:value-type="float">
            <text:p>43.1825945521486</text:p>
          </table:table-cell>
          <table:table-cell office:value-type="float" office:value="-9.26082058959383" calcext:value-type="float">
            <text:p>-9.26082058959383</text:p>
          </table:table-cell>
          <table:table-cell office:value-type="float" office:value="4.42300109906133" calcext:value-type="float">
            <text:p>4.42300109906133</text:p>
          </table:table-cell>
          <table:table-cell office:value-type="float" office:value="-153.566998900939" calcext:value-type="float">
            <text:p>-153.566998900939</text:p>
          </table:table-cell>
          <table:table-cell office:value-type="float" office:value="42.0988815044302" calcext:value-type="float">
            <text:p>42.0988815044302</text:p>
          </table:table-cell>
          <table:table-cell office:value-type="float" office:value="-115.89111849557" calcext:value-type="float">
            <text:p>-115.89111849557</text:p>
          </table:table-cell>
          <table:table-cell/>
        </table:table-row>
        <table:table-row table:style-name="ro1">
          <table:table-cell office:value-type="string" calcext:value-type="string">
            <text:p>ABM</text:p>
          </table:table-cell>
          <table:table-cell office:value-type="string" calcext:value-type="string">
            <text:p>ABM Industries Inc.</text:p>
          </table:table-cell>
          <table:table-cell office:value-type="float" office:value="41.24" calcext:value-type="float">
            <text:p>41.24</text:p>
          </table:table-cell>
          <table:table-cell office:value-type="float" office:value="5.90485101036315" calcext:value-type="float">
            <text:p>5.90485101036315</text:p>
          </table:table-cell>
          <table:table-cell office:value-type="float" office:value="-35.3351489896369" calcext:value-type="float">
            <text:p>-35.3351489896369</text:p>
          </table:table-cell>
          <table:table-cell office:value-type="float" office:value="0" calcext:value-type="float">
            <text:p>0</text:p>
          </table:table-cell>
          <table:table-cell office:value-type="float" office:value="5.90485101036315" calcext:value-type="float">
            <text:p>5.90485101036315</text:p>
          </table:table-cell>
          <table:table-cell office:value-type="float" office:value="-6.15051198593381" calcext:value-type="float">
            <text:p>-6.15051198593381</text:p>
          </table:table-cell>
          <table:table-cell office:value-type="float" office:value="6.81709207208592" calcext:value-type="float">
            <text:p>6.81709207208592</text:p>
          </table:table-cell>
          <table:table-cell office:value-type="float" office:value="-34.4229079279141" calcext:value-type="float">
            <text:p>-34.4229079279141</text:p>
          </table:table-cell>
          <table:table-cell office:value-type="float" office:value="22.4764813319379" calcext:value-type="float">
            <text:p>22.4764813319379</text:p>
          </table:table-cell>
          <table:table-cell office:value-type="float" office:value="-18.7635186680621" calcext:value-type="float">
            <text:p>-18.7635186680621</text:p>
          </table:table-cell>
          <table:table-cell/>
        </table:table-row>
        <table:table-row table:style-name="ro1">
          <table:table-cell office:value-type="string" calcext:value-type="string">
            <text:p>ABR</text:p>
          </table:table-cell>
          <table:table-cell office:value-type="string" calcext:value-type="string">
            <text:p>Arbor Realty Trust Inc.</text:p>
          </table:table-cell>
          <table:table-cell office:value-type="float" office:value="15.35" calcext:value-type="float">
            <text:p>15.35</text:p>
          </table:table-cell>
          <table:table-cell office:value-type="float" office:value="0" calcext:value-type="float">
            <text:p>0</text:p>
          </table:table-cell>
          <table:table-cell office:value-type="float" office:value="-15.35" calcext:value-type="float">
            <text:p>-15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382636027736" calcext:value-type="float">
            <text:p>8.58382636027736</text:p>
          </table:table-cell>
          <table:table-cell office:value-type="float" office:value="9.45466130482885" calcext:value-type="float">
            <text:p>9.45466130482885</text:p>
          </table:table-cell>
          <table:table-cell office:value-type="float" office:value="-5.89533869517115" calcext:value-type="float">
            <text:p>-5.89533869517115</text:p>
          </table:table-cell>
          <table:table-cell office:value-type="float" office:value="10.273193281416" calcext:value-type="float">
            <text:p>10.273193281416</text:p>
          </table:table-cell>
          <table:table-cell office:value-type="float" office:value="-5.07680671858404" calcext:value-type="float">
            <text:p>-5.07680671858404</text:p>
          </table:table-cell>
          <table:table-cell/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float" office:value="128.23" calcext:value-type="float">
            <text:p>128.23</text:p>
          </table:table-cell>
          <table:table-cell office:value-type="float" office:value="2.6693198784701" calcext:value-type="float">
            <text:p>2.6693198784701</text:p>
          </table:table-cell>
          <table:table-cell office:value-type="float" office:value="-125.56068012153" calcext:value-type="float">
            <text:p>-125.56068012153</text:p>
          </table:table-cell>
          <table:table-cell office:value-type="float" office:value="2.90685605873557" calcext:value-type="float">
            <text:p>2.90685605873557</text:p>
          </table:table-cell>
          <table:table-cell office:value-type="float" office:value="5.57617593720567" calcext:value-type="float">
            <text:p>5.57617593720567</text:p>
          </table:table-cell>
          <table:table-cell office:value-type="float" office:value="-4.0398077213794" calcext:value-type="float">
            <text:p>-4.0398077213794</text:p>
          </table:table-cell>
          <table:table-cell office:value-type="float" office:value="4.0245738095809" calcext:value-type="float">
            <text:p>4.0245738095809</text:p>
          </table:table-cell>
          <table:table-cell office:value-type="float" office:value="-124.205426190419" calcext:value-type="float">
            <text:p>-124.205426190419</text:p>
          </table:table-cell>
          <table:table-cell office:value-type="float" office:value="17.7085761373204" calcext:value-type="float">
            <text:p>17.7085761373204</text:p>
          </table:table-cell>
          <table:table-cell office:value-type="float" office:value="-110.52142386268" calcext:value-type="float">
            <text:p>-110.52142386268</text:p>
          </table:table-cell>
          <table:table-cell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American Campus Communities Inc.</text:p>
          </table:table-cell>
          <table:table-cell office:value-type="float" office:value="43.46" calcext:value-type="float">
            <text:p>43.46</text:p>
          </table:table-cell>
          <table:table-cell office:value-type="float" office:value="0.322955203812169" calcext:value-type="float">
            <text:p>0.322955203812169</text:p>
          </table:table-cell>
          <table:table-cell office:value-type="float" office:value="-43.1370447961878" calcext:value-type="float">
            <text:p>-43.1370447961878</text:p>
          </table:table-cell>
          <table:table-cell office:value-type="float" office:value="0" calcext:value-type="float">
            <text:p>0</text:p>
          </table:table-cell>
          <table:table-cell office:value-type="float" office:value="0.322955203812169" calcext:value-type="float">
            <text:p>0.322955203812169</text:p>
          </table:table-cell>
          <table:table-cell office:value-type="float" office:value="22.9084291104754" calcext:value-type="float">
            <text:p>22.9084291104754</text:p>
          </table:table-cell>
          <table:table-cell office:value-type="float" office:value="0.0170527090226363" calcext:value-type="float">
            <text:p>0.017052709022636</text:p>
          </table:table-cell>
          <table:table-cell office:value-type="float" office:value="-43.4429472909774" calcext:value-type="float">
            <text:p>-43.4429472909774</text:p>
          </table:table-cell>
          <table:table-cell office:value-type="float" office:value="22.9084291104754" calcext:value-type="float">
            <text:p>22.9084291104754</text:p>
          </table:table-cell>
          <table:table-cell office:value-type="float" office:value="-20.5515708895246" calcext:value-type="float">
            <text:p>-20.5515708895246</text:p>
          </table:table-cell>
          <table:table-cell/>
        </table:table-row>
        <table:table-row table:style-name="ro1">
          <table:table-cell office:value-type="string" calcext:value-type="string">
            <text:p>ACCO</text:p>
          </table:table-cell>
          <table:table-cell office:value-type="string" calcext:value-type="string">
            <text:p>Acco Brands Corporation</text:p>
          </table:table-cell>
          <table:table-cell office:value-type="float" office:value="9" calcext:value-type="float">
            <text:p>9</text:p>
          </table:table-cell>
          <table:table-cell office:value-type="float" office:value="0.907966898405287" calcext:value-type="float">
            <text:p>0.907966898405287</text:p>
          </table:table-cell>
          <table:table-cell office:value-type="float" office:value="-8.09203310159471" calcext:value-type="float">
            <text:p>-8.09203310159471</text:p>
          </table:table-cell>
          <table:table-cell office:value-type="float" office:value="3.18000061737516" calcext:value-type="float">
            <text:p>3.18000061737516</text:p>
          </table:table-cell>
          <table:table-cell office:value-type="float" office:value="4.08796751578045" calcext:value-type="float">
            <text:p>4.08796751578045</text:p>
          </table:table-cell>
          <table:table-cell office:value-type="float" office:value="-7.67221446787685" calcext:value-type="float">
            <text:p>-7.67221446787685</text:p>
          </table:table-cell>
          <table:table-cell office:value-type="float" office:value="3.11862290163215" calcext:value-type="float">
            <text:p>3.11862290163215</text:p>
          </table:table-cell>
          <table:table-cell office:value-type="float" office:value="-5.88137709836785" calcext:value-type="float">
            <text:p>-5.88137709836785</text:p>
          </table:table-cell>
          <table:table-cell office:value-type="float" office:value="7.6743309408335" calcext:value-type="float">
            <text:p>7.6743309408335</text:p>
          </table:table-cell>
          <table:table-cell office:value-type="float" office:value="-1.3256690591665" calcext:value-type="float">
            <text:p>-1.3256690591665</text:p>
          </table:table-cell>
          <table:table-cell/>
        </table:table-row>
        <table:table-row table:style-name="ro1">
          <table:table-cell office:value-type="string" calcext:value-type="string">
            <text:p>ACI</text:p>
          </table:table-cell>
          <table:table-cell office:value-type="string" calcext:value-type="string">
            <text:p>Albertsons Companies Inc</text:p>
          </table:table-cell>
          <table:table-cell office:value-type="float" office:value="16.49" calcext:value-type="float">
            <text:p>16.49</text:p>
          </table:table-cell>
          <table:table-cell office:value-type="float" office:value="3.94407911453665" calcext:value-type="float">
            <text:p>3.94407911453665</text:p>
          </table:table-cell>
          <table:table-cell office:value-type="float" office:value="-12.5459208854634" calcext:value-type="float">
            <text:p>-12.5459208854634</text:p>
          </table:table-cell>
          <table:table-cell office:value-type="float" office:value="9.96276833136592" calcext:value-type="float">
            <text:p>9.96276833136592</text:p>
          </table:table-cell>
          <table:table-cell office:value-type="float" office:value="13.9068474459026" calcext:value-type="float">
            <text:p>13.9068474459026</text:p>
          </table:table-cell>
          <table:table-cell office:value-type="float" office:value="-0.614134425601017" calcext:value-type="float">
            <text:p>-0.614134425601017</text:p>
          </table:table-cell>
          <table:table-cell office:value-type="float" office:value="1.81920407499651" calcext:value-type="float">
            <text:p>1.81920407499651</text:p>
          </table:table-cell>
          <table:table-cell office:value-type="float" office:value="-14.6707959250035" calcext:value-type="float">
            <text:p>-14.6707959250035</text:p>
          </table:table-cell>
          <table:table-cell office:value-type="float" office:value="6.38794317891677" calcext:value-type="float">
            <text:p>6.38794317891677</text:p>
          </table:table-cell>
          <table:table-cell office:value-type="float" office:value="-10.1020568210832" calcext:value-type="float">
            <text:p>-10.1020568210832</text:p>
          </table:table-cell>
          <table:table-cell/>
        </table:table-row>
        <table:table-row table:style-name="ro1">
          <table:table-cell office:value-type="string" calcext:value-type="string">
            <text:p>ACM</text:p>
          </table:table-cell>
          <table:table-cell office:value-type="string" calcext:value-type="string">
            <text:p>AECOM</text:p>
          </table:table-cell>
          <table:table-cell office:value-type="float" office:value="56.02" calcext:value-type="float">
            <text:p>56.02</text:p>
          </table:table-cell>
          <table:table-cell office:value-type="float" office:value="7.07289317690991" calcext:value-type="float">
            <text:p>7.07289317690991</text:p>
          </table:table-cell>
          <table:table-cell office:value-type="float" office:value="-48.9471068230901" calcext:value-type="float">
            <text:p>-48.9471068230901</text:p>
          </table:table-cell>
          <table:table-cell office:value-type="float" office:value="0" calcext:value-type="float">
            <text:p>0</text:p>
          </table:table-cell>
          <table:table-cell office:value-type="float" office:value="7.07289317690991" calcext:value-type="float">
            <text:p>7.07289317690991</text:p>
          </table:table-cell>
          <table:table-cell office:value-type="float" office:value="-4.59192940013058" calcext:value-type="float">
            <text:p>-4.59192940013058</text:p>
          </table:table-cell>
          <table:table-cell office:value-type="float" office:value="6.08819020703784" calcext:value-type="float">
            <text:p>6.08819020703784</text:p>
          </table:table-cell>
          <table:table-cell office:value-type="float" office:value="-49.9318097929622" calcext:value-type="float">
            <text:p>-49.9318097929622</text:p>
          </table:table-cell>
          <table:table-cell office:value-type="float" office:value="19.6883997180776" calcext:value-type="float">
            <text:p>19.6883997180776</text:p>
          </table:table-cell>
          <table:table-cell office:value-type="float" office:value="-36.3316002819224" calcext:value-type="float">
            <text:p>-36.3316002819224</text:p>
          </table:table-cell>
          <table:table-cell/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  <table:table-cell office:value-type="float" office:value="257.47" calcext:value-type="float">
            <text:p>257.47</text:p>
          </table:table-cell>
          <table:table-cell office:value-type="float" office:value="13.1246255209582" calcext:value-type="float">
            <text:p>13.1246255209582</text:p>
          </table:table-cell>
          <table:table-cell office:value-type="float" office:value="-244.345374479042" calcext:value-type="float">
            <text:p>-244.345374479042</text:p>
          </table:table-cell>
          <table:table-cell office:value-type="float" office:value="0" calcext:value-type="float">
            <text:p>0</text:p>
          </table:table-cell>
          <table:table-cell office:value-type="float" office:value="13.1246255209582" calcext:value-type="float">
            <text:p>13.1246255209582</text:p>
          </table:table-cell>
          <table:table-cell office:value-type="float" office:value="14.7913634539432" calcext:value-type="float">
            <text:p>14.7913634539432</text:p>
          </table:table-cell>
          <table:table-cell office:value-type="float" office:value="8.78337080650971" calcext:value-type="float">
            <text:p>8.78337080650971</text:p>
          </table:table-cell>
          <table:table-cell office:value-type="float" office:value="-248.68662919349" calcext:value-type="float">
            <text:p>-248.68662919349</text:p>
          </table:table-cell>
          <table:table-cell office:value-type="float" office:value="27.0844796887438" calcext:value-type="float">
            <text:p>27.0844796887438</text:p>
          </table:table-cell>
          <table:table-cell office:value-type="float" office:value="-230.385520311256" calcext:value-type="float">
            <text:p>-230.385520311256</text:p>
          </table:table-cell>
          <table:table-cell/>
        </table:table-row>
        <table:table-row table:style-name="ro1">
          <table:table-cell office:value-type="string" calcext:value-type="string">
            <text:p>ACRE</text:p>
          </table:table-cell>
          <table:table-cell office:value-type="string" calcext:value-type="string">
            <text:p>Ares Commercial Real Estate Corp</text:p>
          </table:table-cell>
          <table:table-cell office:value-type="float" office:value="13.11" calcext:value-type="float">
            <text:p>13.11</text:p>
          </table:table-cell>
          <table:table-cell office:value-type="float" office:value="0" calcext:value-type="float">
            <text:p>0</text:p>
          </table:table-cell>
          <table:table-cell office:value-type="float" office:value="-13.11" calcext:value-type="float">
            <text:p>-1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347432626286" calcext:value-type="float">
            <text:p>14.0347432626286</text:p>
          </table:table-cell>
          <table:table-cell office:value-type="float" office:value="12.58545520255" calcext:value-type="float">
            <text:p>12.58545520255</text:p>
          </table:table-cell>
          <table:table-cell office:value-type="float" office:value="-0.52454479744998" calcext:value-type="float">
            <text:p>-0.52454479744998</text:p>
          </table:table-cell>
          <table:table-cell office:value-type="float" office:value="14.0347432626286" calcext:value-type="float">
            <text:p>14.0347432626286</text:p>
          </table:table-cell>
          <table:table-cell office:value-type="float" office:value="0.924743262628597" calcext:value-type="float">
            <text:p>0.924743262628597</text:p>
          </table:table-cell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gree Realty Corp.</text:p>
          </table:table-cell>
          <table:table-cell office:value-type="float" office:value="65.07" calcext:value-type="float">
            <text:p>65.07</text:p>
          </table:table-cell>
          <table:table-cell office:value-type="float" office:value="0.245162219667248" calcext:value-type="float">
            <text:p>0.245162219667248</text:p>
          </table:table-cell>
          <table:table-cell office:value-type="float" office:value="-64.8248377803327" calcext:value-type="float">
            <text:p>-64.8248377803327</text:p>
          </table:table-cell>
          <table:table-cell office:value-type="float" office:value="0" calcext:value-type="float">
            <text:p>0</text:p>
          </table:table-cell>
          <table:table-cell office:value-type="float" office:value="0.245162219667248" calcext:value-type="float">
            <text:p>0.245162219667248</text:p>
          </table:table-cell>
          <table:table-cell office:value-type="float" office:value="30.6756332561793" calcext:value-type="float">
            <text:p>30.6756332561793</text:p>
          </table:table-cell>
          <table:table-cell office:value-type="float" office:value="-0.747299096225263" calcext:value-type="float">
            <text:p>-0.747299096225263</text:p>
          </table:table-cell>
          <table:table-cell office:value-type="float" office:value="-65.8172990962253" calcext:value-type="float">
            <text:p>-65.8172990962253</text:p>
          </table:table-cell>
          <table:table-cell office:value-type="float" office:value="37.7126636474477" calcext:value-type="float">
            <text:p>37.7126636474477</text:p>
          </table:table-cell>
          <table:table-cell office:value-type="float" office:value="-27.3573363525523" calcext:value-type="float">
            <text:p>-27.3573363525523</text:p>
          </table:table-cell>
          <table:table-cell/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Archer Daniels Midland Co.</text:p>
          </table:table-cell>
          <table:table-cell office:value-type="float" office:value="55.72" calcext:value-type="float">
            <text:p>55.72</text:p>
          </table:table-cell>
          <table:table-cell office:value-type="float" office:value="1.70471630318977" calcext:value-type="float">
            <text:p>1.70471630318977</text:p>
          </table:table-cell>
          <table:table-cell office:value-type="float" office:value="-54.0152836968102" calcext:value-type="float">
            <text:p>-54.0152836968102</text:p>
          </table:table-cell>
          <table:table-cell office:value-type="float" office:value="15.7560382368658" calcext:value-type="float">
            <text:p>15.7560382368658</text:p>
          </table:table-cell>
          <table:table-cell office:value-type="float" office:value="17.4607545400556" calcext:value-type="float">
            <text:p>17.4607545400556</text:p>
          </table:table-cell>
          <table:table-cell office:value-type="float" office:value="25.2596518047539" calcext:value-type="float">
            <text:p>25.2596518047539</text:p>
          </table:table-cell>
          <table:table-cell office:value-type="float" office:value="15.9304659598715" calcext:value-type="float">
            <text:p>15.9304659598715</text:p>
          </table:table-cell>
          <table:table-cell office:value-type="float" office:value="-39.7895340401285" calcext:value-type="float">
            <text:p>-39.7895340401285</text:p>
          </table:table-cell>
          <table:table-cell office:value-type="float" office:value="34.7452831331569" calcext:value-type="float">
            <text:p>34.7452831331569</text:p>
          </table:table-cell>
          <table:table-cell office:value-type="float" office:value="-20.9747168668431" calcext:value-type="float">
            <text:p>-20.9747168668431</text:p>
          </table:table-cell>
          <table:table-cell/>
        </table:table-row>
        <table:table-row table:style-name="ro1">
          <table:table-cell office:value-type="string" calcext:value-type="string">
            <text:p>ADPT</text:p>
          </table:table-cell>
          <table:table-cell office:value-type="string" calcext:value-type="string">
            <text:p>Adaptive Biotechnologies Corp</text:p>
          </table:table-cell>
          <table:table-cell office:value-type="float" office:value="66.5" calcext:value-type="float">
            <text:p>66.5</text:p>
          </table:table-cell>
          <table:table-cell office:value-type="float" office:value="6.1056170411904" calcext:value-type="float">
            <text:p>6.1056170411904</text:p>
          </table:table-cell>
          <table:table-cell office:value-type="float" office:value="-60.3943829588096" calcext:value-type="float">
            <text:p>-60.3943829588096</text:p>
          </table:table-cell>
          <table:table-cell office:value-type="float" office:value="0.0784953591921974" calcext:value-type="float">
            <text:p>0.078495359192197</text:p>
          </table:table-cell>
          <table:table-cell office:value-type="float" office:value="6.1841124003826" calcext:value-type="float">
            <text:p>6.1841124003826</text:p>
          </table:table-cell>
          <table:table-cell office:value-type="float" office:value="4.7189485581731" calcext:value-type="float">
            <text:p>4.7189485581731</text:p>
          </table:table-cell>
          <table:table-cell office:value-type="float" office:value="5.67750440500002" calcext:value-type="float">
            <text:p>5.67750440500002</text:p>
          </table:table-cell>
          <table:table-cell office:value-type="float" office:value="-60.822495595" calcext:value-type="float">
            <text:p>-60.822495595</text:p>
          </table:table-cell>
          <table:table-cell office:value-type="float" office:value="5.66669082114707" calcext:value-type="float">
            <text:p>5.66669082114707</text:p>
          </table:table-cell>
          <table:table-cell office:value-type="float" office:value="-60.8333091788529" calcext:value-type="float">
            <text:p>-60.8333091788529</text:p>
          </table:table-cell>
          <table:table-cell/>
        </table:table-row>
        <table:table-row table:style-name="ro1">
          <table:table-cell office:value-type="string" calcext:value-type="string">
            <text:p>ADS</text:p>
          </table:table-cell>
          <table:table-cell office:value-type="string" calcext:value-type="string">
            <text:p>Alliance Data System</text:p>
          </table:table-cell>
          <table:table-cell office:value-type="float" office:value="83.18" calcext:value-type="float">
            <text:p>83.18</text:p>
          </table:table-cell>
          <table:table-cell office:value-type="float" office:value="64.5050909549232" calcext:value-type="float">
            <text:p>64.5050909549232</text:p>
          </table:table-cell>
          <table:table-cell office:value-type="float" office:value="-18.6749090450768" calcext:value-type="float">
            <text:p>-18.6749090450768</text:p>
          </table:table-cell>
          <table:table-cell office:value-type="float" office:value="4.24949078926015" calcext:value-type="float">
            <text:p>4.24949078926015</text:p>
          </table:table-cell>
          <table:table-cell office:value-type="float" office:value="68.7545817441834" calcext:value-type="float">
            <text:p>68.7545817441834</text:p>
          </table:table-cell>
          <table:table-cell office:value-type="float" office:value="5.52978609115263" calcext:value-type="float">
            <text:p>5.52978609115263</text:p>
          </table:table-cell>
          <table:table-cell office:value-type="float" office:value="119.360820428316" calcext:value-type="float">
            <text:p>119.360820428316</text:p>
          </table:table-cell>
          <table:table-cell office:value-type="float" office:value="36.1808204283164" calcext:value-type="float">
            <text:p>36.1808204283164</text:p>
          </table:table-cell>
          <table:table-cell office:value-type="float" office:value="27.7138881552045" calcext:value-type="float">
            <text:p>27.7138881552045</text:p>
          </table:table-cell>
          <table:table-cell office:value-type="float" office:value="-55.4661118447955" calcext:value-type="float">
            <text:p>-55.4661118447955</text:p>
          </table:table-cell>
          <table:table-cell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ADT Inc</text:p>
          </table:table-cell>
          <table:table-cell office:value-type="float" office:value="9.33" calcext:value-type="float">
            <text:p>9.33</text:p>
          </table:table-cell>
          <table:table-cell office:value-type="float" office:value="0.643058413157541" calcext:value-type="float">
            <text:p>0.643058413157541</text:p>
          </table:table-cell>
          <table:table-cell office:value-type="float" office:value="-8.68694158684246" calcext:value-type="float">
            <text:p>-8.68694158684246</text:p>
          </table:table-cell>
          <table:table-cell office:value-type="float" office:value="0.263298504231492" calcext:value-type="float">
            <text:p>0.263298504231492</text:p>
          </table:table-cell>
          <table:table-cell office:value-type="float" office:value="0.906356917389032" calcext:value-type="float">
            <text:p>0.906356917389032</text:p>
          </table:table-cell>
          <table:table-cell office:value-type="float" office:value="-10.6760036587005" calcext:value-type="float">
            <text:p>-10.6760036587005</text:p>
          </table:table-cell>
          <table:table-cell office:value-type="float" office:value="-0.0913635837300221" calcext:value-type="float">
            <text:p>-0.091363583730022</text:p>
          </table:table-cell>
          <table:table-cell office:value-type="float" office:value="-9.42136358373002" calcext:value-type="float">
            <text:p>-9.42136358373002</text:p>
          </table:table-cell>
          <table:table-cell office:value-type="float" office:value="4.12359484606274" calcext:value-type="float">
            <text:p>4.12359484606274</text:p>
          </table:table-cell>
          <table:table-cell office:value-type="float" office:value="-5.20640515393726" calcext:value-type="float">
            <text:p>-5.20640515393726</text:p>
          </table:table-cell>
          <table:table-cell/>
        </table:table-row>
        <table:table-row table:style-name="ro1">
          <table:table-cell office:value-type="string" calcext:value-type="string">
            <text:p>AEE</text:p>
          </table:table-cell>
          <table:table-cell office:value-type="string" calcext:value-type="string">
            <text:p>Ameren Corp.</text:p>
          </table:table-cell>
          <table:table-cell office:value-type="float" office:value="73.28" calcext:value-type="float">
            <text:p>73.28</text:p>
          </table:table-cell>
          <table:table-cell office:value-type="float" office:value="0.0323615460401769" calcext:value-type="float">
            <text:p>0.032361546040177</text:p>
          </table:table-cell>
          <table:table-cell office:value-type="float" office:value="-73.2476384539598" calcext:value-type="float">
            <text:p>-73.2476384539598</text:p>
          </table:table-cell>
          <table:table-cell office:value-type="float" office:value="2.07922933308137" calcext:value-type="float">
            <text:p>2.07922933308137</text:p>
          </table:table-cell>
          <table:table-cell office:value-type="float" office:value="2.11159087912154" calcext:value-type="float">
            <text:p>2.11159087912154</text:p>
          </table:table-cell>
          <table:table-cell office:value-type="float" office:value="31.6172304812528" calcext:value-type="float">
            <text:p>31.6172304812528</text:p>
          </table:table-cell>
          <table:table-cell office:value-type="float" office:value="-1.5371734369084" calcext:value-type="float">
            <text:p>-1.5371734369084</text:p>
          </table:table-cell>
          <table:table-cell office:value-type="float" office:value="-74.8171734369084" calcext:value-type="float">
            <text:p>-74.8171734369084</text:p>
          </table:table-cell>
          <table:table-cell office:value-type="float" office:value="33.2798049090669" calcext:value-type="float">
            <text:p>33.2798049090669</text:p>
          </table:table-cell>
          <table:table-cell office:value-type="float" office:value="-40.0001950909331" calcext:value-type="float">
            <text:p>-40.0001950909331</text:p>
          </table:table-cell>
          <table:table-cell/>
        </table:table-row>
        <table:table-row table:style-name="ro1">
          <table:table-cell office:value-type="string" calcext:value-type="string">
            <text:p>AEL</text:p>
          </table:table-cell>
          <table:table-cell office:value-type="string" calcext:value-type="string">
            <text:p>American Equity Investment Life Holding Co</text:p>
          </table:table-cell>
          <table:table-cell office:value-type="float" office:value="29.82" calcext:value-type="float">
            <text:p>29.82</text:p>
          </table:table-cell>
          <table:table-cell office:value-type="float" office:value="0" calcext:value-type="float">
            <text:p>0</text:p>
          </table:table-cell>
          <table:table-cell office:value-type="float" office:value="-29.82" calcext:value-type="float">
            <text:p>-29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953628748278" calcext:value-type="float">
            <text:p>66.4953628748278</text:p>
          </table:table-cell>
          <table:table-cell office:value-type="float" office:value="60.1000903821796" calcext:value-type="float">
            <text:p>60.1000903821796</text:p>
          </table:table-cell>
          <table:table-cell office:value-type="float" office:value="30.2800903821796" calcext:value-type="float">
            <text:p>30.2800903821796</text:p>
          </table:table-cell>
          <table:table-cell office:value-type="float" office:value="66.4956671663169" calcext:value-type="float">
            <text:p>66.4956671663169</text:p>
          </table:table-cell>
          <table:table-cell office:value-type="float" office:value="36.6756671663169" calcext:value-type="float">
            <text:p>36.6756671663169</text:p>
          </table:table-cell>
          <table:table-cell/>
        </table:table-row>
        <table:table-row table:style-name="ro1">
          <table:table-cell office:value-type="string" calcext:value-type="string">
            <text:p>AEM</text:p>
          </table:table-cell>
          <table:table-cell office:value-type="string" calcext:value-type="string">
            <text:p>Agnico Eagle Mines Ltd</text:p>
          </table:table-cell>
          <table:table-cell office:value-type="float" office:value="66.68" calcext:value-type="float">
            <text:p>66.68</text:p>
          </table:table-cell>
          <table:table-cell office:value-type="float" office:value="1.32059961159168" calcext:value-type="float">
            <text:p>1.32059961159168</text:p>
          </table:table-cell>
          <table:table-cell office:value-type="float" office:value="-65.3594003884083" calcext:value-type="float">
            <text:p>-65.3594003884083</text:p>
          </table:table-cell>
          <table:table-cell office:value-type="float" office:value="2.67666641997763" calcext:value-type="float">
            <text:p>2.67666641997763</text:p>
          </table:table-cell>
          <table:table-cell office:value-type="float" office:value="3.99726603156931" calcext:value-type="float">
            <text:p>3.99726603156931</text:p>
          </table:table-cell>
          <table:table-cell office:value-type="float" office:value="20.8499759098256" calcext:value-type="float">
            <text:p>20.8499759098256</text:p>
          </table:table-cell>
          <table:table-cell office:value-type="float" office:value="2.76386191745827" calcext:value-type="float">
            <text:p>2.76386191745827</text:p>
          </table:table-cell>
          <table:table-cell office:value-type="float" office:value="-63.9161380825417" calcext:value-type="float">
            <text:p>-63.9161380825417</text:p>
          </table:table-cell>
          <table:table-cell office:value-type="float" office:value="22.524931221363" calcext:value-type="float">
            <text:p>22.524931221363</text:p>
          </table:table-cell>
          <table:table-cell office:value-type="float" office:value="-44.155068778637" calcext:value-type="float">
            <text:p>-44.155068778637</text:p>
          </table:table-cell>
          <table:table-cell/>
        </table:table-row>
        <table:table-row table:style-name="ro1">
          <table:table-cell office:value-type="string" calcext:value-type="string">
            <text:p>AEO</text:p>
          </table:table-cell>
          <table:table-cell office:value-type="string" calcext:value-type="string">
            <text:p>American Eagle Outfitters Inc.</text:p>
          </table:table-cell>
          <table:table-cell office:value-type="float" office:value="24.62" calcext:value-type="float">
            <text:p>24.62</text:p>
          </table:table-cell>
          <table:table-cell office:value-type="float" office:value="4.16619861148215" calcext:value-type="float">
            <text:p>4.16619861148215</text:p>
          </table:table-cell>
          <table:table-cell office:value-type="float" office:value="-20.4538013885178" calcext:value-type="float">
            <text:p>-20.4538013885178</text:p>
          </table:table-cell>
          <table:table-cell office:value-type="float" office:value="3.36952195212312" calcext:value-type="float">
            <text:p>3.36952195212312</text:p>
          </table:table-cell>
          <table:table-cell office:value-type="float" office:value="7.53572056360528" calcext:value-type="float">
            <text:p>7.53572056360528</text:p>
          </table:table-cell>
          <table:table-cell office:value-type="float" office:value="6.12172254160428" calcext:value-type="float">
            <text:p>6.12172254160428</text:p>
          </table:table-cell>
          <table:table-cell office:value-type="float" office:value="3.6913878672442" calcext:value-type="float">
            <text:p>3.6913878672442</text:p>
          </table:table-cell>
          <table:table-cell office:value-type="float" office:value="-20.9286121327558" calcext:value-type="float">
            <text:p>-20.9286121327558</text:p>
          </table:table-cell>
          <table:table-cell office:value-type="float" office:value="6.42779272251472" calcext:value-type="float">
            <text:p>6.42779272251472</text:p>
          </table:table-cell>
          <table:table-cell office:value-type="float" office:value="-18.1922072774853" calcext:value-type="float">
            <text:p>-18.1922072774853</text:p>
          </table:table-cell>
          <table:table-cell/>
        </table:table-row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American Electric Power Company Inc.</text:p>
          </table:table-cell>
          <table:table-cell office:value-type="float" office:value="78.61" calcext:value-type="float">
            <text:p>78.61</text:p>
          </table:table-cell>
          <table:table-cell office:value-type="float" office:value="1.246405679887" calcext:value-type="float">
            <text:p>1.246405679887</text:p>
          </table:table-cell>
          <table:table-cell office:value-type="float" office:value="-77.363594320113" calcext:value-type="float">
            <text:p>-77.363594320113</text:p>
          </table:table-cell>
          <table:table-cell office:value-type="float" office:value="2.5530465785046" calcext:value-type="float">
            <text:p>2.5530465785046</text:p>
          </table:table-cell>
          <table:table-cell office:value-type="float" office:value="3.7994522583916" calcext:value-type="float">
            <text:p>3.7994522583916</text:p>
          </table:table-cell>
          <table:table-cell office:value-type="float" office:value="40.9224779987338" calcext:value-type="float">
            <text:p>40.9224779987338</text:p>
          </table:table-cell>
          <table:table-cell office:value-type="float" office:value="-9.48654331111668" calcext:value-type="float">
            <text:p>-9.48654331111668</text:p>
          </table:table-cell>
          <table:table-cell office:value-type="float" office:value="-88.0965433111167" calcext:value-type="float">
            <text:p>-88.0965433111167</text:p>
          </table:table-cell>
          <table:table-cell office:value-type="float" office:value="41.1742974750323" calcext:value-type="float">
            <text:p>41.1742974750323</text:p>
          </table:table-cell>
          <table:table-cell office:value-type="float" office:value="-37.4357025249677" calcext:value-type="float">
            <text:p>-37.4357025249677</text:p>
          </table:table-cell>
          <table:table-cell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Aercap Holdings N.V.</text:p>
          </table:table-cell>
          <table:table-cell office:value-type="float" office:value="43.62" calcext:value-type="float">
            <text:p>43.62</text:p>
          </table:table-cell>
          <table:table-cell office:value-type="float" office:value="24.656839734657" calcext:value-type="float">
            <text:p>24.656839734657</text:p>
          </table:table-cell>
          <table:table-cell office:value-type="float" office:value="-18.963160265343" calcext:value-type="float">
            <text:p>-18.963160265343</text:p>
          </table:table-cell>
          <table:table-cell office:value-type="float" office:value="0" calcext:value-type="float">
            <text:p>0</text:p>
          </table:table-cell>
          <table:table-cell office:value-type="float" office:value="24.656839734657" calcext:value-type="float">
            <text:p>24.656839734657</text:p>
          </table:table-cell>
          <table:table-cell office:value-type="float" office:value="65.2167309532277" calcext:value-type="float">
            <text:p>65.2167309532277</text:p>
          </table:table-cell>
          <table:table-cell office:value-type="float" office:value="29.5046212066926" calcext:value-type="float">
            <text:p>29.5046212066926</text:p>
          </table:table-cell>
          <table:table-cell office:value-type="float" office:value="-14.1153787933074" calcext:value-type="float">
            <text:p>-14.1153787933074</text:p>
          </table:table-cell>
          <table:table-cell office:value-type="float" office:value="66.9641234395297" calcext:value-type="float">
            <text:p>66.9641234395297</text:p>
          </table:table-cell>
          <table:table-cell office:value-type="float" office:value="23.3441234395297" calcext:value-type="float">
            <text:p>23.3441234395297</text:p>
          </table:table-cell>
          <table:table-cell/>
        </table:table-row>
        <table:table-row table:style-name="ro1">
          <table:table-cell office:value-type="string" calcext:value-type="string">
            <text:p>AES</text:p>
          </table:table-cell>
          <table:table-cell office:value-type="string" calcext:value-type="string">
            <text:p>AES Corp.</text:p>
          </table:table-cell>
          <table:table-cell office:value-type="float" office:value="28.53" calcext:value-type="float">
            <text:p>28.53</text:p>
          </table:table-cell>
          <table:table-cell office:value-type="float" office:value="2.84004140488696" calcext:value-type="float">
            <text:p>2.84004140488696</text:p>
          </table:table-cell>
          <table:table-cell office:value-type="float" office:value="-25.689958595113" calcext:value-type="float">
            <text:p>-25.689958595113</text:p>
          </table:table-cell>
          <table:table-cell office:value-type="float" office:value="0.712641411284501" calcext:value-type="float">
            <text:p>0.712641411284501</text:p>
          </table:table-cell>
          <table:table-cell office:value-type="float" office:value="3.55268281617147" calcext:value-type="float">
            <text:p>3.55268281617147</text:p>
          </table:table-cell>
          <table:table-cell office:value-type="float" office:value="0.497646217584746" calcext:value-type="float">
            <text:p>0.497646217584746</text:p>
          </table:table-cell>
          <table:table-cell office:value-type="float" office:value="0.16237399244457" calcext:value-type="float">
            <text:p>0.16237399244457</text:p>
          </table:table-cell>
          <table:table-cell office:value-type="float" office:value="-28.3676260075554" calcext:value-type="float">
            <text:p>-28.3676260075554</text:p>
          </table:table-cell>
          <table:table-cell office:value-type="float" office:value="4.31644196581815" calcext:value-type="float">
            <text:p>4.31644196581815</text:p>
          </table:table-cell>
          <table:table-cell office:value-type="float" office:value="-24.2135580341819" calcext:value-type="float">
            <text:p>-24.2135580341819</text:p>
          </table:table-cell>
          <table:table-cell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American Financial Group Inc</text:p>
          </table:table-cell>
          <table:table-cell office:value-type="float" office:value="108.04" calcext:value-type="float">
            <text:p>108.04</text:p>
          </table:table-cell>
          <table:table-cell office:value-type="float" office:value="0" calcext:value-type="float">
            <text:p>0</text:p>
          </table:table-cell>
          <table:table-cell office:value-type="float" office:value="-108.04" calcext:value-type="float">
            <text:p>-10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565221036011" calcext:value-type="float">
            <text:p>68.1565221036011</text:p>
          </table:table-cell>
          <table:table-cell office:value-type="float" office:value="43.9522630291342" calcext:value-type="float">
            <text:p>43.9522630291342</text:p>
          </table:table-cell>
          <table:table-cell office:value-type="float" office:value="-64.0877369708658" calcext:value-type="float">
            <text:p>-64.0877369708658</text:p>
          </table:table-cell>
          <table:table-cell office:value-type="float" office:value="70.5401004234939" calcext:value-type="float">
            <text:p>70.5401004234939</text:p>
          </table:table-cell>
          <table:table-cell office:value-type="float" office:value="-37.4998995765061" calcext:value-type="float">
            <text:p>-37.4998995765061</text:p>
          </table:table-cell>
          <table:table-cell/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Aflac Inc.</text:p>
          </table:table-cell>
          <table:table-cell office:value-type="float" office:value="46.92" calcext:value-type="float">
            <text:p>46.92</text:p>
          </table:table-cell>
          <table:table-cell office:value-type="float" office:value="0" calcext:value-type="float">
            <text:p>0</text:p>
          </table:table-cell>
          <table:table-cell office:value-type="float" office:value="-46.92" calcext:value-type="float">
            <text:p>-4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37055814934" calcext:value-type="float">
            <text:p>46.237055814934</text:p>
          </table:table-cell>
          <table:table-cell office:value-type="float" office:value="32.2516241105739" calcext:value-type="float">
            <text:p>32.2516241105739</text:p>
          </table:table-cell>
          <table:table-cell office:value-type="float" office:value="-14.6683758894261" calcext:value-type="float">
            <text:p>-14.6683758894261</text:p>
          </table:table-cell>
          <table:table-cell office:value-type="float" office:value="46.237055814934" calcext:value-type="float">
            <text:p>46.237055814934</text:p>
          </table:table-cell>
          <table:table-cell office:value-type="float" office:value="-0.682944185065985" calcext:value-type="float">
            <text:p>-0.682944185065985</text:p>
          </table:table-cell>
          <table:table-cell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First Majestic Silver Corporation</text:p>
          </table:table-cell>
          <table:table-cell office:value-type="float" office:value="17.41" calcext:value-type="float">
            <text:p>17.41</text:p>
          </table:table-cell>
          <table:table-cell office:value-type="float" office:value="0.504083952222542" calcext:value-type="float">
            <text:p>0.504083952222542</text:p>
          </table:table-cell>
          <table:table-cell office:value-type="float" office:value="-16.9059160477775" calcext:value-type="float">
            <text:p>-16.9059160477775</text:p>
          </table:table-cell>
          <table:table-cell office:value-type="float" office:value="0.196152536851855" calcext:value-type="float">
            <text:p>0.196152536851855</text:p>
          </table:table-cell>
          <table:table-cell office:value-type="float" office:value="0.700236489074397" calcext:value-type="float">
            <text:p>0.700236489074397</text:p>
          </table:table-cell>
          <table:table-cell office:value-type="float" office:value="2.90589042432458" calcext:value-type="float">
            <text:p>2.90589042432458</text:p>
          </table:table-cell>
          <table:table-cell office:value-type="float" office:value="0.51469373251805" calcext:value-type="float">
            <text:p>0.51469373251805</text:p>
          </table:table-cell>
          <table:table-cell office:value-type="float" office:value="-16.8953062674819" calcext:value-type="float">
            <text:p>-16.8953062674819</text:p>
          </table:table-cell>
          <table:table-cell office:value-type="float" office:value="2.90589042432458" calcext:value-type="float">
            <text:p>2.90589042432458</text:p>
          </table:table-cell>
          <table:table-cell office:value-type="float" office:value="-14.5041095756754" calcext:value-type="float">
            <text:p>-14.5041095756754</text:p>
          </table:table-cell>
          <table:table-cell/>
        </table:table-row>
        <table:table-row table:style-name="ro1">
          <table:table-cell office:value-type="string" calcext:value-type="string">
            <text:p>AGCO</text:p>
          </table:table-cell>
          <table:table-cell office:value-type="string" calcext:value-type="string">
            <text:p>AGCO Corp.</text:p>
          </table:table-cell>
          <table:table-cell office:value-type="float" office:value="118.6" calcext:value-type="float">
            <text:p>118.6</text:p>
          </table:table-cell>
          <table:table-cell office:value-type="float" office:value="6.82247435737632" calcext:value-type="float">
            <text:p>6.82247435737632</text:p>
          </table:table-cell>
          <table:table-cell office:value-type="float" office:value="-111.777525642624" calcext:value-type="float">
            <text:p>-111.777525642624</text:p>
          </table:table-cell>
          <table:table-cell office:value-type="float" office:value="27.4647984355359" calcext:value-type="float">
            <text:p>27.4647984355359</text:p>
          </table:table-cell>
          <table:table-cell office:value-type="float" office:value="34.2872727929122" calcext:value-type="float">
            <text:p>34.2872727929122</text:p>
          </table:table-cell>
          <table:table-cell office:value-type="float" office:value="14.3418824945081" calcext:value-type="float">
            <text:p>14.3418824945081</text:p>
          </table:table-cell>
          <table:table-cell office:value-type="float" office:value="14.5154483783553" calcext:value-type="float">
            <text:p>14.5154483783553</text:p>
          </table:table-cell>
          <table:table-cell office:value-type="float" office:value="-104.084551621645" calcext:value-type="float">
            <text:p>-104.084551621645</text:p>
          </table:table-cell>
          <table:table-cell office:value-type="float" office:value="37.5129279881022" calcext:value-type="float">
            <text:p>37.5129279881022</text:p>
          </table:table-cell>
          <table:table-cell office:value-type="float" office:value="-81.0870720118978" calcext:value-type="float">
            <text:p>-81.0870720118978</text:p>
          </table:table-cell>
          <table:table-cell/>
        </table:table-row>
        <table:table-row table:style-name="ro1">
          <table:table-cell office:value-type="string" calcext:value-type="string">
            <text:p>AGM</text:p>
          </table:table-cell>
          <table:table-cell office:value-type="string" calcext:value-type="string">
            <text:p>Federal Agricultural Mortgage Corp.</text:p>
          </table:table-cell>
          <table:table-cell office:value-type="float" office:value="84.1" calcext:value-type="float">
            <text:p>84.1</text:p>
          </table:table-cell>
          <table:table-cell office:value-type="float" office:value="0" calcext:value-type="float">
            <text:p>0</text:p>
          </table:table-cell>
          <table:table-cell office:value-type="float" office:value="-84.1" calcext:value-type="float">
            <text:p>-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612871650796" calcext:value-type="float">
            <text:p>61.612871650796</text:p>
          </table:table-cell>
          <table:table-cell office:value-type="float" office:value="97.8887248339501" calcext:value-type="float">
            <text:p>97.8887248339501</text:p>
          </table:table-cell>
          <table:table-cell office:value-type="float" office:value="13.7887248339501" calcext:value-type="float">
            <text:p>13.7887248339501</text:p>
          </table:table-cell>
          <table:table-cell office:value-type="float" office:value="101.070504646922" calcext:value-type="float">
            <text:p>101.070504646922</text:p>
          </table:table-cell>
          <table:table-cell office:value-type="float" office:value="16.9705046469216" calcext:value-type="float">
            <text:p>16.9705046469216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Assured Guaranty Ltd</text:p>
          </table:table-cell>
          <table:table-cell office:value-type="float" office:value="39.43" calcext:value-type="float">
            <text:p>39.43</text:p>
          </table:table-cell>
          <table:table-cell office:value-type="float" office:value="0" calcext:value-type="float">
            <text:p>0</text:p>
          </table:table-cell>
          <table:table-cell office:value-type="float" office:value="-39.43" calcext:value-type="float">
            <text:p>-3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964714332493" calcext:value-type="float">
            <text:p>78.4964714332493</text:p>
          </table:table-cell>
          <table:table-cell office:value-type="float" office:value="59.5375254714429" calcext:value-type="float">
            <text:p>59.5375254714429</text:p>
          </table:table-cell>
          <table:table-cell office:value-type="float" office:value="20.1075254714429" calcext:value-type="float">
            <text:p>20.1075254714429</text:p>
          </table:table-cell>
          <table:table-cell office:value-type="float" office:value="81.045781399393" calcext:value-type="float">
            <text:p>81.045781399393</text:p>
          </table:table-cell>
          <table:table-cell office:value-type="float" office:value="41.615781399393" calcext:value-type="float">
            <text:p>41.615781399393</text:p>
          </table:table-cell>
          <table:table-cell/>
        </table:table-row>
        <table:table-row table:style-name="ro1">
          <table:table-cell office:value-type="string" calcext:value-type="string">
            <text:p>AGRO</text:p>
          </table:table-cell>
          <table:table-cell office:value-type="string" calcext:value-type="string">
            <text:p>Adecoagro S.A.</text:p>
          </table:table-cell>
          <table:table-cell office:value-type="float" office:value="8.2" calcext:value-type="float">
            <text:p>8.2</text:p>
          </table:table-cell>
          <table:table-cell office:value-type="float" office:value="2.01782364338023" calcext:value-type="float">
            <text:p>2.01782364338023</text:p>
          </table:table-cell>
          <table:table-cell office:value-type="float" office:value="-6.18217635661977" calcext:value-type="float">
            <text:p>-6.18217635661977</text:p>
          </table:table-cell>
          <table:table-cell office:value-type="float" office:value="1.40894666785667" calcext:value-type="float">
            <text:p>1.40894666785667</text:p>
          </table:table-cell>
          <table:table-cell office:value-type="float" office:value="3.42677031123691" calcext:value-type="float">
            <text:p>3.42677031123691</text:p>
          </table:table-cell>
          <table:table-cell office:value-type="float" office:value="6.77053329581107" calcext:value-type="float">
            <text:p>6.77053329581107</text:p>
          </table:table-cell>
          <table:table-cell office:value-type="float" office:value="1.74370046645181" calcext:value-type="float">
            <text:p>1.74370046645181</text:p>
          </table:table-cell>
          <table:table-cell office:value-type="float" office:value="-6.45629953354819" calcext:value-type="float">
            <text:p>-6.45629953354819</text:p>
          </table:table-cell>
          <table:table-cell office:value-type="float" office:value="7.03177705627613" calcext:value-type="float">
            <text:p>7.03177705627613</text:p>
          </table:table-cell>
          <table:table-cell office:value-type="float" office:value="-1.16822294372387" calcext:value-type="float">
            <text:p>-1.16822294372387</text:p>
          </table:table-cell>
          <table:table-cell/>
        </table:table-row>
        <table:table-row table:style-name="ro1">
          <table:table-cell office:value-type="string" calcext:value-type="string">
            <text:p>AGX</text:p>
          </table:table-cell>
          <table:table-cell office:value-type="string" calcext:value-type="string">
            <text:p>Argan</text:p>
          </table:table-cell>
          <table:table-cell office:value-type="float" office:value="44.87" calcext:value-type="float">
            <text:p>44.87</text:p>
          </table:table-cell>
          <table:table-cell office:value-type="float" office:value="28.2492591285553" calcext:value-type="float">
            <text:p>28.2492591285553</text:p>
          </table:table-cell>
          <table:table-cell office:value-type="float" office:value="-16.6207408714447" calcext:value-type="float">
            <text:p>-16.6207408714447</text:p>
          </table:table-cell>
          <table:table-cell office:value-type="float" office:value="0" calcext:value-type="float">
            <text:p>0</text:p>
          </table:table-cell>
          <table:table-cell office:value-type="float" office:value="28.2492591285553" calcext:value-type="float">
            <text:p>28.2492591285553</text:p>
          </table:table-cell>
          <table:table-cell office:value-type="float" office:value="18.9073668660531" calcext:value-type="float">
            <text:p>18.9073668660531</text:p>
          </table:table-cell>
          <table:table-cell office:value-type="float" office:value="17.7049425655334" calcext:value-type="float">
            <text:p>17.7049425655334</text:p>
          </table:table-cell>
          <table:table-cell office:value-type="float" office:value="-27.1650574344666" calcext:value-type="float">
            <text:p>-27.1650574344666</text:p>
          </table:table-cell>
          <table:table-cell office:value-type="float" office:value="20.9639037527735" calcext:value-type="float">
            <text:p>20.9639037527735</text:p>
          </table:table-cell>
          <table:table-cell office:value-type="float" office:value="-23.9060962472265" calcext:value-type="float">
            <text:p>-23.9060962472265</text:p>
          </table:table-cell>
          <table:table-cell/>
        </table:table-row>
        <table:table-row table:style-name="ro1">
          <table:table-cell office:value-type="string" calcext:value-type="string">
            <text:p>AHC</text:p>
          </table:table-cell>
          <table:table-cell office:value-type="string" calcext:value-type="string">
            <text:p>A.H. Belo Corp</text:p>
          </table:table-cell>
          <table:table-cell office:value-type="float" office:value="2.26" calcext:value-type="float">
            <text:p>2.26</text:p>
          </table:table-cell>
          <table:table-cell office:value-type="float" office:value="2.27935299192137" calcext:value-type="float">
            <text:p>2.27935299192137</text:p>
          </table:table-cell>
          <table:table-cell office:value-type="float" office:value="0.0193529919213744" calcext:value-type="float">
            <text:p>0.019352991921374</text:p>
          </table:table-cell>
          <table:table-cell office:value-type="float" office:value="0.108862414169219" calcext:value-type="float">
            <text:p>0.108862414169219</text:p>
          </table:table-cell>
          <table:table-cell office:value-type="float" office:value="2.38821540609059" calcext:value-type="float">
            <text:p>2.38821540609059</text:p>
          </table:table-cell>
          <table:table-cell office:value-type="float" office:value="2.62431274661666" calcext:value-type="float">
            <text:p>2.62431274661666</text:p>
          </table:table-cell>
          <table:table-cell office:value-type="float" office:value="3.07602313247109" calcext:value-type="float">
            <text:p>3.07602313247109</text:p>
          </table:table-cell>
          <table:table-cell office:value-type="float" office:value="0.816023132471093" calcext:value-type="float">
            <text:p>0.816023132471093</text:p>
          </table:table-cell>
          <table:table-cell office:value-type="float" office:value="2.63107045224889" calcext:value-type="float">
            <text:p>2.63107045224889</text:p>
          </table:table-cell>
          <table:table-cell office:value-type="float" office:value="0.371070452248891" calcext:value-type="float">
            <text:p>0.371070452248891</text:p>
          </table:table-cell>
          <table:table-cell/>
        </table:table-row>
        <table:table-row table:style-name="ro1">
          <table:table-cell office:value-type="string" calcext:value-type="string">
            <text:p>AHH</text:p>
          </table:table-cell>
          <table:table-cell office:value-type="string" calcext:value-type="string">
            <text:p>Armada Hoffler Properties Inc</text:p>
          </table:table-cell>
          <table:table-cell office:value-type="float" office:value="11.91" calcext:value-type="float">
            <text:p>11.91</text:p>
          </table:table-cell>
          <table:table-cell office:value-type="float" office:value="1.27004775534219" calcext:value-type="float">
            <text:p>1.27004775534219</text:p>
          </table:table-cell>
          <table:table-cell office:value-type="float" office:value="-10.6399522446578" calcext:value-type="float">
            <text:p>-10.6399522446578</text:p>
          </table:table-cell>
          <table:table-cell office:value-type="float" office:value="0" calcext:value-type="float">
            <text:p>0</text:p>
          </table:table-cell>
          <table:table-cell office:value-type="float" office:value="1.27004775534219" calcext:value-type="float">
            <text:p>1.27004775534219</text:p>
          </table:table-cell>
          <table:table-cell office:value-type="float" office:value="5.00955897397941" calcext:value-type="float">
            <text:p>5.00955897397941</text:p>
          </table:table-cell>
          <table:table-cell office:value-type="float" office:value="1.97842228926475" calcext:value-type="float">
            <text:p>1.97842228926475</text:p>
          </table:table-cell>
          <table:table-cell office:value-type="float" office:value="-9.93157771073525" calcext:value-type="float">
            <text:p>-9.93157771073525</text:p>
          </table:table-cell>
          <table:table-cell office:value-type="float" office:value="8.96307217783976" calcext:value-type="float">
            <text:p>8.96307217783976</text:p>
          </table:table-cell>
          <table:table-cell office:value-type="float" office:value="-2.94692782216024" calcext:value-type="float">
            <text:p>-2.94692782216024</text:p>
          </table:table-cell>
          <table:table-cell/>
        </table:table-row>
        <table:table-row table:style-name="ro1">
          <table:table-cell office:value-type="string" calcext:value-type="string">
            <text:p>AHT</text:p>
          </table:table-cell>
          <table:table-cell office:value-type="string" calcext:value-type="string">
            <text:p>Ashford Hospitality Trust Inc</text:p>
          </table:table-cell>
          <table:table-cell office:value-type="float" office:value="3.4" calcext:value-type="float">
            <text:p>3.4</text:p>
          </table:table-cell>
          <table:table-cell office:value-type="float" office:value="1.77928088573742" calcext:value-type="float">
            <text:p>1.77928088573742</text:p>
          </table:table-cell>
          <table:table-cell office:value-type="float" office:value="-1.62071911426258" calcext:value-type="float">
            <text:p>-1.62071911426258</text:p>
          </table:table-cell>
          <table:table-cell office:value-type="float" office:value="0.0399354319642182" calcext:value-type="float">
            <text:p>0.039935431964218</text:p>
          </table:table-cell>
          <table:table-cell office:value-type="float" office:value="1.81921631770164" calcext:value-type="float">
            <text:p>1.81921631770164</text:p>
          </table:table-cell>
          <table:table-cell office:value-type="float" office:value="-2.43639499127578" calcext:value-type="float">
            <text:p>-2.43639499127578</text:p>
          </table:table-cell>
          <table:table-cell office:value-type="float" office:value="0.586759276251603" calcext:value-type="float">
            <text:p>0.586759276251603</text:p>
          </table:table-cell>
          <table:table-cell office:value-type="float" office:value="-2.8132407237484" calcext:value-type="float">
            <text:p>-2.8132407237484</text:p>
          </table:table-cell>
          <table:table-cell office:value-type="float" office:value="-2.42155519944891" calcext:value-type="float">
            <text:p>-2.42155519944891</text:p>
          </table:table-cell>
          <table:table-cell office:value-type="float" office:value="-5.82155519944891" calcext:value-type="float">
            <text:p>-5.82155519944891</text:p>
          </table:table-cell>
          <table:table-cell/>
        </table:table-row>
        <table:table-row table:style-name="ro1">
          <table:table-cell office:value-type="string" calcext:value-type="string">
            <text:p>AIG</text:p>
          </table:table-cell>
          <table:table-cell office:value-type="string" calcext:value-type="string">
            <text:p>American International Group Inc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-41.4" calcext:value-type="float">
            <text:p>-4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492159771051" calcext:value-type="float">
            <text:p>73.8492159771051</text:p>
          </table:table-cell>
          <table:table-cell office:value-type="float" office:value="65.543021840831" calcext:value-type="float">
            <text:p>65.543021840831</text:p>
          </table:table-cell>
          <table:table-cell office:value-type="float" office:value="24.143021840831" calcext:value-type="float">
            <text:p>24.143021840831</text:p>
          </table:table-cell>
          <table:table-cell office:value-type="float" office:value="74.4121707222271" calcext:value-type="float">
            <text:p>74.4121707222271</text:p>
          </table:table-cell>
          <table:table-cell office:value-type="float" office:value="33.0121707222271" calcext:value-type="float">
            <text:p>33.0121707222271</text:p>
          </table:table-cell>
          <table:table-cell/>
        </table:table-row>
        <table:table-row table:style-name="ro1">
          <table:table-cell office:value-type="string" calcext:value-type="string">
            <text:p>AIN</text:p>
          </table:table-cell>
          <table:table-cell office:value-type="string" calcext:value-type="string">
            <text:p>Albany International Corp.</text:p>
          </table:table-cell>
          <table:table-cell office:value-type="float" office:value="73.63" calcext:value-type="float">
            <text:p>73.63</text:p>
          </table:table-cell>
          <table:table-cell office:value-type="float" office:value="7.01315960912052" calcext:value-type="float">
            <text:p>7.01315960912052</text:p>
          </table:table-cell>
          <table:table-cell office:value-type="float" office:value="-66.6168403908795" calcext:value-type="float">
            <text:p>-66.6168403908795</text:p>
          </table:table-cell>
          <table:table-cell office:value-type="float" office:value="3.6842671009772" calcext:value-type="float">
            <text:p>3.6842671009772</text:p>
          </table:table-cell>
          <table:table-cell office:value-type="float" office:value="10.6974267100977" calcext:value-type="float">
            <text:p>10.6974267100977</text:p>
          </table:table-cell>
          <table:table-cell office:value-type="float" office:value="16.7505211726384" calcext:value-type="float">
            <text:p>16.7505211726384</text:p>
          </table:table-cell>
          <table:table-cell office:value-type="float" office:value="16.3428664495114" calcext:value-type="float">
            <text:p>16.3428664495114</text:p>
          </table:table-cell>
          <table:table-cell office:value-type="float" office:value="-57.2871335504886" calcext:value-type="float">
            <text:p>-57.2871335504886</text:p>
          </table:table-cell>
          <table:table-cell office:value-type="float" office:value="24.3260260586319" calcext:value-type="float">
            <text:p>24.3260260586319</text:p>
          </table:table-cell>
          <table:table-cell office:value-type="float" office:value="-49.3039739413681" calcext:value-type="float">
            <text:p>-49.3039739413681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AAR Corp.</text:p>
          </table:table-cell>
          <table:table-cell office:value-type="float" office:value="38.39" calcext:value-type="float">
            <text:p>38.39</text:p>
          </table:table-cell>
          <table:table-cell office:value-type="float" office:value="3.11682400394239" calcext:value-type="float">
            <text:p>3.11682400394239</text:p>
          </table:table-cell>
          <table:table-cell office:value-type="float" office:value="-35.2731759960576" calcext:value-type="float">
            <text:p>-35.2731759960576</text:p>
          </table:table-cell>
          <table:table-cell office:value-type="float" office:value="16.5758367482391" calcext:value-type="float">
            <text:p>16.5758367482391</text:p>
          </table:table-cell>
          <table:table-cell office:value-type="float" office:value="19.6926607521814" calcext:value-type="float">
            <text:p>19.6926607521814</text:p>
          </table:table-cell>
          <table:table-cell office:value-type="float" office:value="22.0472796133415" calcext:value-type="float">
            <text:p>22.0472796133415</text:p>
          </table:table-cell>
          <table:table-cell office:value-type="float" office:value="17.9500727863409" calcext:value-type="float">
            <text:p>17.9500727863409</text:p>
          </table:table-cell>
          <table:table-cell office:value-type="float" office:value="-20.4399272136591" calcext:value-type="float">
            <text:p>-20.4399272136591</text:p>
          </table:table-cell>
          <table:table-cell office:value-type="float" office:value="25.5211216395537" calcext:value-type="float">
            <text:p>25.5211216395537</text:p>
          </table:table-cell>
          <table:table-cell office:value-type="float" office:value="-12.8688783604463" calcext:value-type="float">
            <text:p>-12.8688783604463</text:p>
          </table:table-cell>
          <table:table-cell/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Applied Industrial Technologies Inc.</text:p>
          </table:table-cell>
          <table:table-cell office:value-type="float" office:value="79.47" calcext:value-type="float">
            <text:p>79.47</text:p>
          </table:table-cell>
          <table:table-cell office:value-type="float" office:value="7.43651261640965" calcext:value-type="float">
            <text:p>7.43651261640965</text:p>
          </table:table-cell>
          <table:table-cell office:value-type="float" office:value="-72.0334873835903" calcext:value-type="float">
            <text:p>-72.0334873835903</text:p>
          </table:table-cell>
          <table:table-cell office:value-type="float" office:value="9.36744357997516" calcext:value-type="float">
            <text:p>9.36744357997516</text:p>
          </table:table-cell>
          <table:table-cell office:value-type="float" office:value="16.8039561963848" calcext:value-type="float">
            <text:p>16.8039561963848</text:p>
          </table:table-cell>
          <table:table-cell office:value-type="float" office:value="0.743432370264497" calcext:value-type="float">
            <text:p>0.743432370264497</text:p>
          </table:table-cell>
          <table:table-cell office:value-type="float" office:value="18.6889199708921" calcext:value-type="float">
            <text:p>18.6889199708921</text:p>
          </table:table-cell>
          <table:table-cell office:value-type="float" office:value="-60.7810800291079" calcext:value-type="float">
            <text:p>-60.7810800291079</text:p>
          </table:table-cell>
          <table:table-cell office:value-type="float" office:value="22.6799020582124" calcext:value-type="float">
            <text:p>22.6799020582124</text:p>
          </table:table-cell>
          <table:table-cell office:value-type="float" office:value="-56.7900979417876" calcext:value-type="float">
            <text:p>-56.7900979417876</text:p>
          </table:table-cell>
          <table:table-cell/>
        </table:table-row>
        <table:table-row table:style-name="ro1">
          <table:table-cell office:value-type="string" calcext:value-type="string">
            <text:p>AIV</text:p>
          </table:table-cell>
          <table:table-cell office:value-type="string" calcext:value-type="string">
            <text:p>Apartment Investment &amp; Management Co.</text:p>
          </table:table-cell>
          <table:table-cell office:value-type="float" office:value="4.9" calcext:value-type="float">
            <text:p>4.9</text:p>
          </table:table-cell>
          <table:table-cell office:value-type="float" office:value="1.46753373048536" calcext:value-type="float">
            <text:p>1.46753373048536</text:p>
          </table:table-cell>
          <table:table-cell office:value-type="float" office:value="-3.43246626951464" calcext:value-type="float">
            <text:p>-3.43246626951464</text:p>
          </table:table-cell>
          <table:table-cell office:value-type="float" office:value="0" calcext:value-type="float">
            <text:p>0</text:p>
          </table:table-cell>
          <table:table-cell office:value-type="float" office:value="1.46753373048536" calcext:value-type="float">
            <text:p>1.46753373048536</text:p>
          </table:table-cell>
          <table:table-cell office:value-type="float" office:value="13.6324390809923" calcext:value-type="float">
            <text:p>13.6324390809923</text:p>
          </table:table-cell>
          <table:table-cell office:value-type="float" office:value="-0.823643409918675" calcext:value-type="float">
            <text:p>-0.823643409918675</text:p>
          </table:table-cell>
          <table:table-cell office:value-type="float" office:value="-5.72364340991868" calcext:value-type="float">
            <text:p>-5.72364340991868</text:p>
          </table:table-cell>
          <table:table-cell office:value-type="float" office:value="13.6324390809923" calcext:value-type="float">
            <text:p>13.6324390809923</text:p>
          </table:table-cell>
          <table:table-cell office:value-type="float" office:value="8.73243908099235" calcext:value-type="float">
            <text:p>8.73243908099235</text:p>
          </table:table-cell>
          <table:table-cell/>
        </table:table-row>
        <table:table-row table:style-name="ro1">
          <table:table-cell office:value-type="string" calcext:value-type="string">
            <text:p>AIZ</text:p>
          </table:table-cell>
          <table:table-cell office:value-type="string" calcext:value-type="string">
            <text:p>Assurant Inc</text:p>
          </table:table-cell>
          <table:table-cell office:value-type="float" office:value="128.13" calcext:value-type="float">
            <text:p>128.13</text:p>
          </table:table-cell>
          <table:table-cell office:value-type="float" office:value="0" calcext:value-type="float">
            <text:p>0</text:p>
          </table:table-cell>
          <table:table-cell office:value-type="float" office:value="-128.13" calcext:value-type="float">
            <text:p>-12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966245876326" calcext:value-type="float">
            <text:p>51.4966245876326</text:p>
          </table:table-cell>
          <table:table-cell office:value-type="float" office:value="-114.394018801246" calcext:value-type="float">
            <text:p>-114.394018801246</text:p>
          </table:table-cell>
          <table:table-cell office:value-type="float" office:value="-242.524018801246" calcext:value-type="float">
            <text:p>-242.524018801246</text:p>
          </table:table-cell>
          <table:table-cell office:value-type="float" office:value="101.029301101167" calcext:value-type="float">
            <text:p>101.029301101167</text:p>
          </table:table-cell>
          <table:table-cell office:value-type="float" office:value="-27.1006988988327" calcext:value-type="float">
            <text:p>-27.1006988988327</text:p>
          </table:table-cell>
          <table:table-cell/>
        </table:table-row>
        <table:table-row table:style-name="ro1">
          <table:table-cell office:value-type="string" calcext:value-type="string">
            <text:p>AJG</text:p>
          </table:table-cell>
          <table:table-cell office:value-type="string" calcext:value-type="string">
            <text:p>Arthur J. Gallagher &amp; Co.</text:p>
          </table:table-cell>
          <table:table-cell office:value-type="float" office:value="116.68" calcext:value-type="float">
            <text:p>116.68</text:p>
          </table:table-cell>
          <table:table-cell office:value-type="float" office:value="0" calcext:value-type="float">
            <text:p>0</text:p>
          </table:table-cell>
          <table:table-cell office:value-type="float" office:value="-116.68" calcext:value-type="float">
            <text:p>-11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816558273975" calcext:value-type="float">
            <text:p>-12.0816558273975</text:p>
          </table:table-cell>
          <table:table-cell office:value-type="float" office:value="-16.913389078146" calcext:value-type="float">
            <text:p>-16.913389078146</text:p>
          </table:table-cell>
          <table:table-cell office:value-type="float" office:value="-133.593389078146" calcext:value-type="float">
            <text:p>-133.593389078146</text:p>
          </table:table-cell>
          <table:table-cell office:value-type="float" office:value="31.9304222153401" calcext:value-type="float">
            <text:p>31.9304222153401</text:p>
          </table:table-cell>
          <table:table-cell office:value-type="float" office:value="-84.7495777846599" calcext:value-type="float">
            <text:p>-84.7495777846599</text:p>
          </table:table-cell>
          <table:table-cell/>
        </table:table-row>
        <table:table-row table:style-name="ro1">
          <table:table-cell office:value-type="string" calcext:value-type="string">
            <text:p>AKR</text:p>
          </table:table-cell>
          <table:table-cell office:value-type="string" calcext:value-type="string">
            <text:p>Acadia Realty Trust</text:p>
          </table:table-cell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 office:value-type="float" office:value="-17.96" calcext:value-type="float">
            <text:p>-1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763480738646" calcext:value-type="float">
            <text:p>15.5763480738646</text:p>
          </table:table-cell>
          <table:table-cell office:value-type="float" office:value="-20.4085048676682" calcext:value-type="float">
            <text:p>-20.4085048676682</text:p>
          </table:table-cell>
          <table:table-cell office:value-type="float" office:value="-38.3685048676682" calcext:value-type="float">
            <text:p>-38.3685048676682</text:p>
          </table:table-cell>
          <table:table-cell office:value-type="float" office:value="16.8455077770749" calcext:value-type="float">
            <text:p>16.8455077770749</text:p>
          </table:table-cell>
          <table:table-cell office:value-type="float" office:value="-1.11449222292508" calcext:value-type="float">
            <text:p>-1.11449222292508</text:p>
          </table:table-cell>
          <table:table-cell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ir Lease Corp</text:p>
          </table:table-cell>
          <table:table-cell office:value-type="float" office:value="43.1" calcext:value-type="float">
            <text:p>43.1</text:p>
          </table:table-cell>
          <table:table-cell office:value-type="float" office:value="10.8857524082715" calcext:value-type="float">
            <text:p>10.8857524082715</text:p>
          </table:table-cell>
          <table:table-cell office:value-type="float" office:value="-32.2142475917285" calcext:value-type="float">
            <text:p>-32.2142475917285</text:p>
          </table:table-cell>
          <table:table-cell office:value-type="float" office:value="0" calcext:value-type="float">
            <text:p>0</text:p>
          </table:table-cell>
          <table:table-cell office:value-type="float" office:value="10.8857524082715" calcext:value-type="float">
            <text:p>10.8857524082715</text:p>
          </table:table-cell>
          <table:table-cell office:value-type="float" office:value="52.5336655987886" calcext:value-type="float">
            <text:p>52.5336655987886</text:p>
          </table:table-cell>
          <table:table-cell office:value-type="float" office:value="6.33215791334819" calcext:value-type="float">
            <text:p>6.33215791334819</text:p>
          </table:table-cell>
          <table:table-cell office:value-type="float" office:value="-36.7678420866518" calcext:value-type="float">
            <text:p>-36.7678420866518</text:p>
          </table:table-cell>
          <table:table-cell office:value-type="float" office:value="52.5345444963234" calcext:value-type="float">
            <text:p>52.5345444963234</text:p>
          </table:table-cell>
          <table:table-cell office:value-type="float" office:value="9.43454449632342" calcext:value-type="float">
            <text:p>9.43454449632342</text:p>
          </table:table-cell>
          <table:table-cell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emarle Corp.</text:p>
          </table:table-cell>
          <table:table-cell office:value-type="float" office:value="164.64" calcext:value-type="float">
            <text:p>164.64</text:p>
          </table:table-cell>
          <table:table-cell office:value-type="float" office:value="6.01955058198415" calcext:value-type="float">
            <text:p>6.01955058198415</text:p>
          </table:table-cell>
          <table:table-cell office:value-type="float" office:value="-158.620449418016" calcext:value-type="float">
            <text:p>-158.620449418016</text:p>
          </table:table-cell>
          <table:table-cell office:value-type="float" office:value="7.09993041454298" calcext:value-type="float">
            <text:p>7.09993041454298</text:p>
          </table:table-cell>
          <table:table-cell office:value-type="float" office:value="13.1194809965271" calcext:value-type="float">
            <text:p>13.1194809965271</text:p>
          </table:table-cell>
          <table:table-cell office:value-type="float" office:value="18.6733537205687" calcext:value-type="float">
            <text:p>18.6733537205687</text:p>
          </table:table-cell>
          <table:table-cell office:value-type="float" office:value="5.26675629834383" calcext:value-type="float">
            <text:p>5.26675629834383</text:p>
          </table:table-cell>
          <table:table-cell office:value-type="float" office:value="-159.373243701656" calcext:value-type="float">
            <text:p>-159.373243701656</text:p>
          </table:table-cell>
          <table:table-cell office:value-type="float" office:value="35.3665926821931" calcext:value-type="float">
            <text:p>35.3665926821931</text:p>
          </table:table-cell>
          <table:table-cell office:value-type="float" office:value="-129.273407317807" calcext:value-type="float">
            <text:p>-129.273407317807</text:p>
          </table:table-cell>
          <table:table-cell/>
        </table:table-row>
        <table:table-row table:style-name="ro1">
          <table:table-cell office:value-type="string" calcext:value-type="string">
            <text:p>ALE</text:p>
          </table:table-cell>
          <table:table-cell office:value-type="string" calcext:value-type="string">
            <text:p>Allete</text:p>
          </table:table-cell>
          <table:table-cell office:value-type="float" office:value="65.24" calcext:value-type="float">
            <text:p>65.24</text:p>
          </table:table-cell>
          <table:table-cell office:value-type="float" office:value="1.51996488303918" calcext:value-type="float">
            <text:p>1.51996488303918</text:p>
          </table:table-cell>
          <table:table-cell office:value-type="float" office:value="-63.7200351169608" calcext:value-type="float">
            <text:p>-63.7200351169608</text:p>
          </table:table-cell>
          <table:table-cell office:value-type="float" office:value="1.43915662343457" calcext:value-type="float">
            <text:p>1.43915662343457</text:p>
          </table:table-cell>
          <table:table-cell office:value-type="float" office:value="2.95912150647375" calcext:value-type="float">
            <text:p>2.95912150647375</text:p>
          </table:table-cell>
          <table:table-cell office:value-type="float" office:value="43.8865809900301" calcext:value-type="float">
            <text:p>43.8865809900301</text:p>
          </table:table-cell>
          <table:table-cell office:value-type="float" office:value="-7.02069855469618" calcext:value-type="float">
            <text:p>-7.02069855469618</text:p>
          </table:table-cell>
          <table:table-cell office:value-type="float" office:value="-72.2606985546962" calcext:value-type="float">
            <text:p>-72.2606985546962</text:p>
          </table:table-cell>
          <table:table-cell office:value-type="float" office:value="43.8865809900301" calcext:value-type="float">
            <text:p>43.8865809900301</text:p>
          </table:table-cell>
          <table:table-cell office:value-type="float" office:value="-21.3534190099699" calcext:value-type="float">
            <text:p>-21.3534190099699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Alexander &amp; Baldwin Inc.</text:p>
          </table:table-cell>
          <table:table-cell office:value-type="float" office:value="17.4" calcext:value-type="float">
            <text:p>17.4</text:p>
          </table:table-cell>
          <table:table-cell office:value-type="float" office:value="1.61842383844609" calcext:value-type="float">
            <text:p>1.61842383844609</text:p>
          </table:table-cell>
          <table:table-cell office:value-type="float" office:value="-15.7815761615539" calcext:value-type="float">
            <text:p>-15.7815761615539</text:p>
          </table:table-cell>
          <table:table-cell office:value-type="float" office:value="0.266742784645683" calcext:value-type="float">
            <text:p>0.266742784645683</text:p>
          </table:table-cell>
          <table:table-cell office:value-type="float" office:value="1.88516662309177" calcext:value-type="float">
            <text:p>1.88516662309177</text:p>
          </table:table-cell>
          <table:table-cell office:value-type="float" office:value="14.3018359353032" calcext:value-type="float">
            <text:p>14.3018359353032</text:p>
          </table:table-cell>
          <table:table-cell office:value-type="float" office:value="1.58525375123626" calcext:value-type="float">
            <text:p>1.58525375123626</text:p>
          </table:table-cell>
          <table:table-cell office:value-type="float" office:value="-15.8147462487637" calcext:value-type="float">
            <text:p>-15.8147462487637</text:p>
          </table:table-cell>
          <table:table-cell office:value-type="float" office:value="15.3439295084786" calcext:value-type="float">
            <text:p>15.3439295084786</text:p>
          </table:table-cell>
          <table:table-cell office:value-type="float" office:value="-2.0560704915214" calcext:value-type="float">
            <text:p>-2.0560704915214</text:p>
          </table:table-cell>
          <table:table-cell/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Alamo Group Inc.</text:p>
          </table:table-cell>
          <table:table-cell office:value-type="float" office:value="149.5" calcext:value-type="float">
            <text:p>149.5</text:p>
          </table:table-cell>
          <table:table-cell office:value-type="float" office:value="7.87206702053017" calcext:value-type="float">
            <text:p>7.87206702053017</text:p>
          </table:table-cell>
          <table:table-cell office:value-type="float" office:value="-141.62793297947" calcext:value-type="float">
            <text:p>-141.62793297947</text:p>
          </table:table-cell>
          <table:table-cell office:value-type="float" office:value="20.5002043462834" calcext:value-type="float">
            <text:p>20.5002043462834</text:p>
          </table:table-cell>
          <table:table-cell office:value-type="float" office:value="28.3722713668136" calcext:value-type="float">
            <text:p>28.3722713668136</text:p>
          </table:table-cell>
          <table:table-cell office:value-type="float" office:value="18.2056333914033" calcext:value-type="float">
            <text:p>18.2056333914033</text:p>
          </table:table-cell>
          <table:table-cell office:value-type="float" office:value="34.4694930570667" calcext:value-type="float">
            <text:p>34.4694930570667</text:p>
          </table:table-cell>
          <table:table-cell office:value-type="float" office:value="-115.030506942933" calcext:value-type="float">
            <text:p>-115.030506942933</text:p>
          </table:table-cell>
          <table:table-cell office:value-type="float" office:value="50.9466641468869" calcext:value-type="float">
            <text:p>50.9466641468869</text:p>
          </table:table-cell>
          <table:table-cell office:value-type="float" office:value="-98.5533358531131" calcext:value-type="float">
            <text:p>-98.5533358531131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office:value-type="string" calcext:value-type="string">
            <text:p>Alaska Air Group Inc.</text:p>
          </table:table-cell>
          <table:table-cell office:value-type="float" office:value="57.56" calcext:value-type="float">
            <text:p>57.56</text:p>
          </table:table-cell>
          <table:table-cell office:value-type="float" office:value="22.6662976445698" calcext:value-type="float">
            <text:p>22.6662976445698</text:p>
          </table:table-cell>
          <table:table-cell office:value-type="float" office:value="-34.8937023554302" calcext:value-type="float">
            <text:p>-34.8937023554302</text:p>
          </table:table-cell>
          <table:table-cell office:value-type="float" office:value="0.452840766356014" calcext:value-type="float">
            <text:p>0.452840766356014</text:p>
          </table:table-cell>
          <table:table-cell office:value-type="float" office:value="23.1191384109258" calcext:value-type="float">
            <text:p>23.1191384109258</text:p>
          </table:table-cell>
          <table:table-cell office:value-type="float" office:value="14.6283740417505" calcext:value-type="float">
            <text:p>14.6283740417505</text:p>
          </table:table-cell>
          <table:table-cell office:value-type="float" office:value="-7.08372341656908" calcext:value-type="float">
            <text:p>-7.08372341656908</text:p>
          </table:table-cell>
          <table:table-cell office:value-type="float" office:value="-64.6437234165691" calcext:value-type="float">
            <text:p>-64.6437234165691</text:p>
          </table:table-cell>
          <table:table-cell office:value-type="float" office:value="31.2217535517959" calcext:value-type="float">
            <text:p>31.2217535517959</text:p>
          </table:table-cell>
          <table:table-cell office:value-type="float" office:value="-26.3382464482041" calcext:value-type="float">
            <text:p>-26.3382464482041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state Corp (The)</text:p>
          </table:table-cell>
          <table:table-cell office:value-type="float" office:value="104.43" calcext:value-type="float">
            <text:p>104.43</text:p>
          </table:table-cell>
          <table:table-cell office:value-type="float" office:value="0" calcext:value-type="float">
            <text:p>0</text:p>
          </table:table-cell>
          <table:table-cell office:value-type="float" office:value="-104.43" calcext:value-type="float">
            <text:p>-104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154953983883" calcext:value-type="float">
            <text:p>74.8154953983883</text:p>
          </table:table-cell>
          <table:table-cell office:value-type="float" office:value="53.8399259381518" calcext:value-type="float">
            <text:p>53.8399259381518</text:p>
          </table:table-cell>
          <table:table-cell office:value-type="float" office:value="-50.5900740618483" calcext:value-type="float">
            <text:p>-50.5900740618483</text:p>
          </table:table-cell>
          <table:table-cell office:value-type="float" office:value="89.6608576661066" calcext:value-type="float">
            <text:p>89.6608576661066</text:p>
          </table:table-cell>
          <table:table-cell office:value-type="float" office:value="-14.7691423338934" calcext:value-type="float">
            <text:p>-14.7691423338934</text:p>
          </table:table-cell>
          <table:table-cell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Allegion plc</text:p>
          </table:table-cell>
          <table:table-cell office:value-type="float" office:value="118.26" calcext:value-type="float">
            <text:p>118.26</text:p>
          </table:table-cell>
          <table:table-cell office:value-type="float" office:value="4.65998033551315" calcext:value-type="float">
            <text:p>4.65998033551315</text:p>
          </table:table-cell>
          <table:table-cell office:value-type="float" office:value="-113.600019664487" calcext:value-type="float">
            <text:p>-113.600019664487</text:p>
          </table:table-cell>
          <table:table-cell office:value-type="float" office:value="3.14649173505388" calcext:value-type="float">
            <text:p>3.14649173505388</text:p>
          </table:table-cell>
          <table:table-cell office:value-type="float" office:value="7.80647207056703" calcext:value-type="float">
            <text:p>7.80647207056703</text:p>
          </table:table-cell>
          <table:table-cell office:value-type="float" office:value="-4.99896701415155" calcext:value-type="float">
            <text:p>-4.99896701415155</text:p>
          </table:table-cell>
          <table:table-cell office:value-type="float" office:value="6.86556673819249" calcext:value-type="float">
            <text:p>6.86556673819249</text:p>
          </table:table-cell>
          <table:table-cell office:value-type="float" office:value="-111.394433261808" calcext:value-type="float">
            <text:p>-111.394433261808</text:p>
          </table:table-cell>
          <table:table-cell office:value-type="float" office:value="8.95598458979597" calcext:value-type="float">
            <text:p>8.95598458979597</text:p>
          </table:table-cell>
          <table:table-cell office:value-type="float" office:value="-109.304015410204" calcext:value-type="float">
            <text:p>-109.304015410204</text:p>
          </table:table-cell>
          <table:table-cell/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Ally Financial Inc</text:p>
          </table:table-cell>
          <table:table-cell office:value-type="float" office:value="42.01" calcext:value-type="float">
            <text:p>42.01</text:p>
          </table:table-cell>
          <table:table-cell office:value-type="float" office:value="0" calcext:value-type="float">
            <text:p>0</text:p>
          </table:table-cell>
          <table:table-cell office:value-type="float" office:value="-42.01" calcext:value-type="float">
            <text:p>-42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198963934" calcext:value-type="float">
            <text:p>36.7198963934</text:p>
          </table:table-cell>
          <table:table-cell office:value-type="float" office:value="4.74512647158302" calcext:value-type="float">
            <text:p>4.74512647158302</text:p>
          </table:table-cell>
          <table:table-cell office:value-type="float" office:value="-37.264873528417" calcext:value-type="float">
            <text:p>-37.264873528417</text:p>
          </table:table-cell>
          <table:table-cell office:value-type="float" office:value="37.7844738092343" calcext:value-type="float">
            <text:p>37.7844738092343</text:p>
          </table:table-cell>
          <table:table-cell office:value-type="float" office:value="-4.22552619076568" calcext:value-type="float">
            <text:p>-4.22552619076568</text:p>
          </table:table-cell>
          <table:table-cell/>
        </table:table-row>
        <table:table-row table:style-name="ro1">
          <table:table-cell office:value-type="string" calcext:value-type="string">
            <text:p>ALSN</text:p>
          </table:table-cell>
          <table:table-cell office:value-type="string" calcext:value-type="string">
            <text:p>Allison Transmission Holdings Inc</text:p>
          </table:table-cell>
          <table:table-cell office:value-type="float" office:value="42.51" calcext:value-type="float">
            <text:p>42.51</text:p>
          </table:table-cell>
          <table:table-cell office:value-type="float" office:value="2.22772888401025" calcext:value-type="float">
            <text:p>2.22772888401025</text:p>
          </table:table-cell>
          <table:table-cell office:value-type="float" office:value="-40.2822711159898" calcext:value-type="float">
            <text:p>-40.2822711159898</text:p>
          </table:table-cell>
          <table:table-cell office:value-type="float" office:value="1.57094825685185" calcext:value-type="float">
            <text:p>1.57094825685185</text:p>
          </table:table-cell>
          <table:table-cell office:value-type="float" office:value="3.7986771408621" calcext:value-type="float">
            <text:p>3.7986771408621</text:p>
          </table:table-cell>
          <table:table-cell office:value-type="float" office:value="-20.3424486141494" calcext:value-type="float">
            <text:p>-20.3424486141494</text:p>
          </table:table-cell>
          <table:table-cell office:value-type="float" office:value="2.91113575281021" calcext:value-type="float">
            <text:p>2.91113575281021</text:p>
          </table:table-cell>
          <table:table-cell office:value-type="float" office:value="-39.5988642471898" calcext:value-type="float">
            <text:p>-39.5988642471898</text:p>
          </table:table-cell>
          <table:table-cell office:value-type="float" office:value="6.62105875486712" calcext:value-type="float">
            <text:p>6.62105875486712</text:p>
          </table:table-cell>
          <table:table-cell office:value-type="float" office:value="-35.8889412451329" calcext:value-type="float">
            <text:p>-35.8889412451329</text:p>
          </table:table-cell>
          <table:table-cell/>
        </table:table-row>
        <table:table-row table:style-name="ro1">
          <table:table-cell office:value-type="string" calcext:value-type="string">
            <text:p>ALV</text:p>
          </table:table-cell>
          <table:table-cell office:value-type="string" calcext:value-type="string">
            <text:p>Autoliv Inc.</text:p>
          </table:table-cell>
          <table:table-cell office:value-type="float" office:value="94.27" calcext:value-type="float">
            <text:p>94.27</text:p>
          </table:table-cell>
          <table:table-cell office:value-type="float" office:value="16.9056817872543" calcext:value-type="float">
            <text:p>16.9056817872543</text:p>
          </table:table-cell>
          <table:table-cell office:value-type="float" office:value="-77.3643182127457" calcext:value-type="float">
            <text:p>-77.3643182127457</text:p>
          </table:table-cell>
          <table:table-cell office:value-type="float" office:value="8.17289242109183" calcext:value-type="float">
            <text:p>8.17289242109183</text:p>
          </table:table-cell>
          <table:table-cell office:value-type="float" office:value="25.0785742083461" calcext:value-type="float">
            <text:p>25.0785742083461</text:p>
          </table:table-cell>
          <table:table-cell office:value-type="float" office:value="7.95649053434675" calcext:value-type="float">
            <text:p>7.95649053434675</text:p>
          </table:table-cell>
          <table:table-cell office:value-type="float" office:value="9.33390571823208" calcext:value-type="float">
            <text:p>9.33390571823208</text:p>
          </table:table-cell>
          <table:table-cell office:value-type="float" office:value="-84.9360942817679" calcext:value-type="float">
            <text:p>-84.9360942817679</text:p>
          </table:table-cell>
          <table:table-cell office:value-type="float" office:value="24.0423641157308" calcext:value-type="float">
            <text:p>24.0423641157308</text:p>
          </table:table-cell>
          <table:table-cell office:value-type="float" office:value="-70.2276358842692" calcext:value-type="float">
            <text:p>-70.2276358842692</text:p>
          </table:table-cell>
          <table:table-cell/>
        </table:table-row>
        <table:table-row table:style-name="ro1">
          <table:table-cell office:value-type="string" calcext:value-type="string">
            <text:p>ALX</text:p>
          </table:table-cell>
          <table:table-cell office:value-type="string" calcext:value-type="string">
            <text:p>Alexander`s Inc.</text:p>
          </table:table-cell>
          <table:table-cell office:value-type="float" office:value="268.28" calcext:value-type="float">
            <text:p>268.28</text:p>
          </table:table-cell>
          <table:table-cell office:value-type="float" office:value="70.3985871176299" calcext:value-type="float">
            <text:p>70.3985871176299</text:p>
          </table:table-cell>
          <table:table-cell office:value-type="float" office:value="-197.88141288237" calcext:value-type="float">
            <text:p>-197.88141288237</text:p>
          </table:table-cell>
          <table:table-cell office:value-type="float" office:value="0" calcext:value-type="float">
            <text:p>0</text:p>
          </table:table-cell>
          <table:table-cell office:value-type="float" office:value="70.3985871176299" calcext:value-type="float">
            <text:p>70.3985871176299</text:p>
          </table:table-cell>
          <table:table-cell office:value-type="float" office:value="40.8261524213428" calcext:value-type="float">
            <text:p>40.8261524213428</text:p>
          </table:table-cell>
          <table:table-cell office:value-type="float" office:value="94.5560169874826" calcext:value-type="float">
            <text:p>94.5560169874826</text:p>
          </table:table-cell>
          <table:table-cell office:value-type="float" office:value="-173.723983012517" calcext:value-type="float">
            <text:p>-173.723983012517</text:p>
          </table:table-cell>
          <table:table-cell office:value-type="float" office:value="40.8261524213428" calcext:value-type="float">
            <text:p>40.8261524213428</text:p>
          </table:table-cell>
          <table:table-cell office:value-type="float" office:value="-227.453847578657" calcext:value-type="float">
            <text:p>-227.453847578657</text:p>
          </table:table-cell>
          <table:table-cell/>
        </table:table-row>
        <table:table-row table:style-name="ro1">
          <table:table-cell office:value-type="string" calcext:value-type="string">
            <text:p>AMC</text:p>
          </table:table-cell>
          <table:table-cell office:value-type="string" calcext:value-type="string">
            <text:p>AMC Entertainment Holdings Inc</text:p>
          </table:table-cell>
          <table:table-cell office:value-type="float" office:value="5.59" calcext:value-type="float">
            <text:p>5.59</text:p>
          </table:table-cell>
          <table:table-cell office:value-type="float" office:value="1.45469579178124" calcext:value-type="float">
            <text:p>1.45469579178124</text:p>
          </table:table-cell>
          <table:table-cell office:value-type="float" office:value="-4.13530420821876" calcext:value-type="float">
            <text:p>-4.13530420821876</text:p>
          </table:table-cell>
          <table:table-cell office:value-type="float" office:value="0" calcext:value-type="float">
            <text:p>0</text:p>
          </table:table-cell>
          <table:table-cell office:value-type="float" office:value="1.45469579178124" calcext:value-type="float">
            <text:p>1.45469579178124</text:p>
          </table:table-cell>
          <table:table-cell office:value-type="float" office:value="-18.8285463932633" calcext:value-type="float">
            <text:p>-18.8285463932633</text:p>
          </table:table-cell>
          <table:table-cell office:value-type="float" office:value="-3.40995452890382" calcext:value-type="float">
            <text:p>-3.40995452890382</text:p>
          </table:table-cell>
          <table:table-cell office:value-type="float" office:value="-8.99995452890382" calcext:value-type="float">
            <text:p>-8.99995452890382</text:p>
          </table:table-cell>
          <table:table-cell office:value-type="float" office:value="-8.25023808590745" calcext:value-type="float">
            <text:p>-8.25023808590745</text:p>
          </table:table-cell>
          <table:table-cell office:value-type="float" office:value="-13.8402380859074" calcext:value-type="float">
            <text:p>-13.8402380859074</text:p>
          </table:table-cell>
          <table:table-cell/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Ametek Inc</text:p>
          </table:table-cell>
          <table:table-cell office:value-type="float" office:value="121.75" calcext:value-type="float">
            <text:p>121.75</text:p>
          </table:table-cell>
          <table:table-cell office:value-type="float" office:value="5.67160940043794" calcext:value-type="float">
            <text:p>5.67160940043794</text:p>
          </table:table-cell>
          <table:table-cell office:value-type="float" office:value="-116.078390599562" calcext:value-type="float">
            <text:p>-116.078390599562</text:p>
          </table:table-cell>
          <table:table-cell office:value-type="float" office:value="2.54168763611597" calcext:value-type="float">
            <text:p>2.54168763611597</text:p>
          </table:table-cell>
          <table:table-cell office:value-type="float" office:value="8.2132970365539" calcext:value-type="float">
            <text:p>8.2132970365539</text:p>
          </table:table-cell>
          <table:table-cell office:value-type="float" office:value="-4.90716409115524" calcext:value-type="float">
            <text:p>-4.90716409115524</text:p>
          </table:table-cell>
          <table:table-cell office:value-type="float" office:value="5.38771554052567" calcext:value-type="float">
            <text:p>5.38771554052567</text:p>
          </table:table-cell>
          <table:table-cell office:value-type="float" office:value="-116.362284459474" calcext:value-type="float">
            <text:p>-116.362284459474</text:p>
          </table:table-cell>
          <table:table-cell office:value-type="float" office:value="24.7938433499813" calcext:value-type="float">
            <text:p>24.7938433499813</text:p>
          </table:table-cell>
          <table:table-cell office:value-type="float" office:value="-96.9561566500187" calcext:value-type="float">
            <text:p>-96.9561566500187</text:p>
          </table:table-cell>
          <table:table-cell/>
        </table:table-row>
        <table:table-row table:style-name="ro1">
          <table:table-cell office:value-type="string" calcext:value-type="string">
            <text:p>AMG</text:p>
          </table:table-cell>
          <table:table-cell office:value-type="string" calcext:value-type="string">
            <text:p>Affiliated Managers Group Inc.</text:p>
          </table:table-cell>
          <table:table-cell office:value-type="float" office:value="147.9" calcext:value-type="float">
            <text:p>147.9</text:p>
          </table:table-cell>
          <table:table-cell office:value-type="float" office:value="26.9195655242529" calcext:value-type="float">
            <text:p>26.9195655242529</text:p>
          </table:table-cell>
          <table:table-cell office:value-type="float" office:value="-120.980434475747" calcext:value-type="float">
            <text:p>-120.980434475747</text:p>
          </table:table-cell>
          <table:table-cell office:value-type="float" office:value="0" calcext:value-type="float">
            <text:p>0</text:p>
          </table:table-cell>
          <table:table-cell office:value-type="float" office:value="26.9195655242529" calcext:value-type="float">
            <text:p>26.9195655242529</text:p>
          </table:table-cell>
          <table:table-cell office:value-type="float" office:value="-18.1896106085178" calcext:value-type="float">
            <text:p>-18.1896106085178</text:p>
          </table:table-cell>
          <table:table-cell office:value-type="float" office:value="24.4945780476598" calcext:value-type="float">
            <text:p>24.4945780476598</text:p>
          </table:table-cell>
          <table:table-cell office:value-type="float" office:value="-123.40542195234" calcext:value-type="float">
            <text:p>-123.40542195234</text:p>
          </table:table-cell>
          <table:table-cell office:value-type="float" office:value="62.8049711096912" calcext:value-type="float">
            <text:p>62.8049711096912</text:p>
          </table:table-cell>
          <table:table-cell office:value-type="float" office:value="-85.0950288903088" calcext:value-type="float">
            <text:p>-85.0950288903088</text:p>
          </table:table-cell>
          <table:table-cell/>
        </table:table-row>
        <table:table-row table:style-name="ro1">
          <table:table-cell office:value-type="string" calcext:value-type="string">
            <text:p>AMH</text:p>
          </table:table-cell>
          <table:table-cell office:value-type="string" calcext:value-type="string">
            <text:p>American Homes 4 Rent</text:p>
          </table:table-cell>
          <table:table-cell office:value-type="float" office:value="32.48" calcext:value-type="float">
            <text:p>32.48</text:p>
          </table:table-cell>
          <table:table-cell office:value-type="float" office:value="1.00057007921289" calcext:value-type="float">
            <text:p>1.00057007921289</text:p>
          </table:table-cell>
          <table:table-cell office:value-type="float" office:value="-31.4794299207871" calcext:value-type="float">
            <text:p>-31.4794299207871</text:p>
          </table:table-cell>
          <table:table-cell office:value-type="float" office:value="0" calcext:value-type="float">
            <text:p>0</text:p>
          </table:table-cell>
          <table:table-cell office:value-type="float" office:value="1.00057007921289" calcext:value-type="float">
            <text:p>1.00057007921289</text:p>
          </table:table-cell>
          <table:table-cell office:value-type="float" office:value="17.8956708561663" calcext:value-type="float">
            <text:p>17.8956708561663</text:p>
          </table:table-cell>
          <table:table-cell office:value-type="float" office:value="0.520242073402173" calcext:value-type="float">
            <text:p>0.520242073402173</text:p>
          </table:table-cell>
          <table:table-cell office:value-type="float" office:value="-31.9597579265978" calcext:value-type="float">
            <text:p>-31.9597579265978</text:p>
          </table:table-cell>
          <table:table-cell office:value-type="float" office:value="18.2778707065997" calcext:value-type="float">
            <text:p>18.2778707065997</text:p>
          </table:table-cell>
          <table:table-cell office:value-type="float" office:value="-14.2021292934003" calcext:value-type="float">
            <text:p>-14.2021292934003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Ameriprise Financial Inc</text:p>
          </table:table-cell>
          <table:table-cell office:value-type="float" office:value="218.08" calcext:value-type="float">
            <text:p>218.08</text:p>
          </table:table-cell>
          <table:table-cell office:value-type="float" office:value="0" calcext:value-type="float">
            <text:p>0</text:p>
          </table:table-cell>
          <table:table-cell office:value-type="float" office:value="-218.08" calcext:value-type="float">
            <text:p>-21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249142766937" calcext:value-type="float">
            <text:p>51.4249142766937</text:p>
          </table:table-cell>
          <table:table-cell office:value-type="float" office:value="1.33923462266649" calcext:value-type="float">
            <text:p>1.33923462266649</text:p>
          </table:table-cell>
          <table:table-cell office:value-type="float" office:value="-216.740765377334" calcext:value-type="float">
            <text:p>-216.740765377334</text:p>
          </table:table-cell>
          <table:table-cell office:value-type="float" office:value="51.4249142766937" calcext:value-type="float">
            <text:p>51.4249142766937</text:p>
          </table:table-cell>
          <table:table-cell office:value-type="float" office:value="-166.655085723306" calcext:value-type="float">
            <text:p>-166.655085723306</text:p>
          </table:table-cell>
          <table:table-cell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American Tower Corp.</text:p>
          </table:table-cell>
          <table:table-cell office:value-type="float" office:value="227.19" calcext:value-type="float">
            <text:p>227.19</text:p>
          </table:table-cell>
          <table:table-cell office:value-type="float" office:value="3.66040319003463" calcext:value-type="float">
            <text:p>3.66040319003463</text:p>
          </table:table-cell>
          <table:table-cell office:value-type="float" office:value="-223.529596809965" calcext:value-type="float">
            <text:p>-223.529596809965</text:p>
          </table:table-cell>
          <table:table-cell office:value-type="float" office:value="0" calcext:value-type="float">
            <text:p>0</text:p>
          </table:table-cell>
          <table:table-cell office:value-type="float" office:value="3.66040319003463" calcext:value-type="float">
            <text:p>3.66040319003463</text:p>
          </table:table-cell>
          <table:table-cell office:value-type="float" office:value="-30.6929084708303" calcext:value-type="float">
            <text:p>-30.6929084708303</text:p>
          </table:table-cell>
          <table:table-cell office:value-type="float" office:value="-0.931084107871046" calcext:value-type="float">
            <text:p>-0.931084107871046</text:p>
          </table:table-cell>
          <table:table-cell office:value-type="float" office:value="-228.121084107871" calcext:value-type="float">
            <text:p>-228.121084107871</text:p>
          </table:table-cell>
          <table:table-cell office:value-type="float" office:value="8.40069285624367" calcext:value-type="float">
            <text:p>8.40069285624367</text:p>
          </table:table-cell>
          <table:table-cell office:value-type="float" office:value="-218.789307143756" calcext:value-type="float">
            <text:p>-218.789307143756</text:p>
          </table:table-cell>
          <table:table-cell/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America Movil S.A.B.DE C.V.</text:p>
          </table:table-cell>
          <table:table-cell office:value-type="float" office:value="13.82" calcext:value-type="float">
            <text:p>13.82</text:p>
          </table:table-cell>
          <table:table-cell office:value-type="float" office:value="10.4123176303191" calcext:value-type="float">
            <text:p>10.4123176303191</text:p>
          </table:table-cell>
          <table:table-cell office:value-type="float" office:value="-3.40768236968094" calcext:value-type="float">
            <text:p>-3.40768236968094</text:p>
          </table:table-cell>
          <table:table-cell office:value-type="float" office:value="4.46227625521424" calcext:value-type="float">
            <text:p>4.46227625521424</text:p>
          </table:table-cell>
          <table:table-cell office:value-type="float" office:value="14.8745938855333" calcext:value-type="float">
            <text:p>14.8745938855333</text:p>
          </table:table-cell>
          <table:table-cell office:value-type="float" office:value="-7.36787045159957" calcext:value-type="float">
            <text:p>-7.36787045159957</text:p>
          </table:table-cell>
          <table:table-cell office:value-type="float" office:value="-16.8213381754697" calcext:value-type="float">
            <text:p>-16.8213381754697</text:p>
          </table:table-cell>
          <table:table-cell office:value-type="float" office:value="-30.6413381754697" calcext:value-type="float">
            <text:p>-30.6413381754697</text:p>
          </table:table-cell>
          <table:table-cell office:value-type="float" office:value="29.1513556186865" calcext:value-type="float">
            <text:p>29.1513556186865</text:p>
          </table:table-cell>
          <table:table-cell office:value-type="float" office:value="15.3313556186865" calcext:value-type="float">
            <text:p>15.3313556186865</text:p>
          </table:table-cell>
          <table:table-cell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utonation Inc.</text:p>
          </table:table-cell>
          <table:table-cell office:value-type="float" office:value="78.39" calcext:value-type="float">
            <text:p>78.39</text:p>
          </table:table-cell>
          <table:table-cell office:value-type="float" office:value="3.9890731490399" calcext:value-type="float">
            <text:p>3.9890731490399</text:p>
          </table:table-cell>
          <table:table-cell office:value-type="float" office:value="-74.4009268509601" calcext:value-type="float">
            <text:p>-74.4009268509601</text:p>
          </table:table-cell>
          <table:table-cell office:value-type="float" office:value="28.2535637446264" calcext:value-type="float">
            <text:p>28.2535637446264</text:p>
          </table:table-cell>
          <table:table-cell office:value-type="float" office:value="32.2426368936663" calcext:value-type="float">
            <text:p>32.2426368936663</text:p>
          </table:table-cell>
          <table:table-cell office:value-type="float" office:value="18.7742512600748" calcext:value-type="float">
            <text:p>18.7742512600748</text:p>
          </table:table-cell>
          <table:table-cell office:value-type="float" office:value="-0.633926888449422" calcext:value-type="float">
            <text:p>-0.633926888449422</text:p>
          </table:table-cell>
          <table:table-cell office:value-type="float" office:value="-79.0239268884494" calcext:value-type="float">
            <text:p>-79.0239268884494</text:p>
          </table:table-cell>
          <table:table-cell office:value-type="float" office:value="38.2165726880487" calcext:value-type="float">
            <text:p>38.2165726880487</text:p>
          </table:table-cell>
          <table:table-cell office:value-type="float" office:value="-40.1734273119513" calcext:value-type="float">
            <text:p>-40.1734273119513</text:p>
          </table:table-cell>
          <table:table-cell/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Arista Networks Inc</text:p>
          </table:table-cell>
          <table:table-cell office:value-type="float" office:value="323.31" calcext:value-type="float">
            <text:p>323.31</text:p>
          </table:table-cell>
          <table:table-cell office:value-type="float" office:value="37.6136126575611" calcext:value-type="float">
            <text:p>37.6136126575611</text:p>
          </table:table-cell>
          <table:table-cell office:value-type="float" office:value="-285.696387342439" calcext:value-type="float">
            <text:p>-285.696387342439</text:p>
          </table:table-cell>
          <table:table-cell office:value-type="float" office:value="5.7902924003691" calcext:value-type="float">
            <text:p>5.7902924003691</text:p>
          </table:table-cell>
          <table:table-cell office:value-type="float" office:value="43.4039050579302" calcext:value-type="float">
            <text:p>43.4039050579302</text:p>
          </table:table-cell>
          <table:table-cell office:value-type="float" office:value="38.6082537340277" calcext:value-type="float">
            <text:p>38.6082537340277</text:p>
          </table:table-cell>
          <table:table-cell office:value-type="float" office:value="39.5060291193943" calcext:value-type="float">
            <text:p>39.5060291193943</text:p>
          </table:table-cell>
          <table:table-cell office:value-type="float" office:value="-283.803970880606" calcext:value-type="float">
            <text:p>-283.803970880606</text:p>
          </table:table-cell>
          <table:table-cell office:value-type="float" office:value="40.7588861880865" calcext:value-type="float">
            <text:p>40.7588861880865</text:p>
          </table:table-cell>
          <table:table-cell office:value-type="float" office:value="-282.551113811914" calcext:value-type="float">
            <text:p>-282.551113811914</text:p>
          </table:table-cell>
          <table:table-cell/>
        </table:table-row>
        <table:table-row table:style-name="ro1">
          <table:table-cell office:value-type="string" calcext:value-type="string">
            <text:p>ANF</text:p>
          </table:table-cell>
          <table:table-cell office:value-type="string" calcext:value-type="string">
            <text:p>Abercrombie &amp; Fitch Co.</text:p>
          </table:table-cell>
          <table:table-cell office:value-type="float" office:value="25.1" calcext:value-type="float">
            <text:p>25.1</text:p>
          </table:table-cell>
          <table:table-cell office:value-type="float" office:value="13.0288867540968" calcext:value-type="float">
            <text:p>13.0288867540968</text:p>
          </table:table-cell>
          <table:table-cell office:value-type="float" office:value="-12.0711132459032" calcext:value-type="float">
            <text:p>-12.0711132459032</text:p>
          </table:table-cell>
          <table:table-cell office:value-type="float" office:value="8.74406353565161" calcext:value-type="float">
            <text:p>8.74406353565161</text:p>
          </table:table-cell>
          <table:table-cell office:value-type="float" office:value="21.7729502897484" calcext:value-type="float">
            <text:p>21.7729502897484</text:p>
          </table:table-cell>
          <table:table-cell office:value-type="float" office:value="13.6138780489494" calcext:value-type="float">
            <text:p>13.6138780489494</text:p>
          </table:table-cell>
          <table:table-cell office:value-type="float" office:value="9.09905249938645" calcext:value-type="float">
            <text:p>9.09905249938645</text:p>
          </table:table-cell>
          <table:table-cell office:value-type="float" office:value="-16.0009475006136" calcext:value-type="float">
            <text:p>-16.0009475006136</text:p>
          </table:table-cell>
          <table:table-cell office:value-type="float" office:value="13.6138780489494" calcext:value-type="float">
            <text:p>13.6138780489494</text:p>
          </table:table-cell>
          <table:table-cell office:value-type="float" office:value="-11.4861219510506" calcext:value-type="float">
            <text:p>-11.4861219510506</text:p>
          </table:table-cell>
          <table:table-cell/>
        </table:table-row>
        <table:table-row table:style-name="ro1">
          <table:table-cell office:value-type="string" calcext:value-type="string">
            <text:p>ANH</text:p>
          </table:table-cell>
          <table:table-cell office:value-type="string" calcext:value-type="string">
            <text:p>Anworth Mortgage Asset Corp.</text:p>
          </table:table-cell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-2.74" calcext:value-type="float">
            <text:p>-2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90712886015" calcext:value-type="float">
            <text:p>3.0690712886015</text:p>
          </table:table-cell>
          <table:table-cell office:value-type="float" office:value="2.97468433843871" calcext:value-type="float">
            <text:p>2.97468433843871</text:p>
          </table:table-cell>
          <table:table-cell office:value-type="float" office:value="0.234684338438714" calcext:value-type="float">
            <text:p>0.234684338438714</text:p>
          </table:table-cell>
          <table:table-cell office:value-type="float" office:value="4.22328482255626" calcext:value-type="float">
            <text:p>4.22328482255626</text:p>
          </table:table-cell>
          <table:table-cell office:value-type="float" office:value="1.48328482255626" calcext:value-type="float">
            <text:p>1.48328482255626</text:p>
          </table:table-cell>
          <table:table-cell/>
        </table:table-row>
        <table:table-row table:style-name="ro1">
          <table:table-cell office:value-type="string" calcext:value-type="string">
            <text:p>ANTM</text:p>
          </table:table-cell>
          <table:table-cell office:value-type="string" calcext:value-type="string">
            <text:p>Anthem Inc</text:p>
          </table:table-cell>
          <table:table-cell office:value-type="float" office:value="290.68" calcext:value-type="float">
            <text:p>290.68</text:p>
          </table:table-cell>
          <table:table-cell office:value-type="float" office:value="0" calcext:value-type="float">
            <text:p>0</text:p>
          </table:table-cell>
          <table:table-cell office:value-type="float" office:value="-290.68" calcext:value-type="float">
            <text:p>-29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050364627778" calcext:value-type="float">
            <text:p>11.0050364627778</text:p>
          </table:table-cell>
          <table:table-cell office:value-type="float" office:value="67.907950610104" calcext:value-type="float">
            <text:p>67.907950610104</text:p>
          </table:table-cell>
          <table:table-cell office:value-type="float" office:value="-222.772049389896" calcext:value-type="float">
            <text:p>-222.772049389896</text:p>
          </table:table-cell>
          <table:table-cell office:value-type="float" office:value="136.390881203466" calcext:value-type="float">
            <text:p>136.390881203466</text:p>
          </table:table-cell>
          <table:table-cell office:value-type="float" office:value="-154.289118796534" calcext:value-type="float">
            <text:p>-154.289118796534</text:p>
          </table:table-cell>
          <table:table-cell/>
        </table:table-row>
        <table:table-row table:style-name="ro1">
          <table:table-cell office:value-type="string" calcext:value-type="string">
            <text:p>AOS</text:p>
          </table:table-cell>
          <table:table-cell office:value-type="string" calcext:value-type="string">
            <text:p>A.O. Smith Corp.</text:p>
          </table:table-cell>
          <table:table-cell office:value-type="float" office:value="60.37" calcext:value-type="float">
            <text:p>60.37</text:p>
          </table:table-cell>
          <table:table-cell office:value-type="float" office:value="3.75840935786926" calcext:value-type="float">
            <text:p>3.75840935786926</text:p>
          </table:table-cell>
          <table:table-cell office:value-type="float" office:value="-56.6115906421307" calcext:value-type="float">
            <text:p>-56.6115906421307</text:p>
          </table:table-cell>
          <table:table-cell office:value-type="float" office:value="2.23437067129909" calcext:value-type="float">
            <text:p>2.23437067129909</text:p>
          </table:table-cell>
          <table:table-cell office:value-type="float" office:value="5.99278002916836" calcext:value-type="float">
            <text:p>5.99278002916836</text:p>
          </table:table-cell>
          <table:table-cell office:value-type="float" office:value="6.4719956820676" calcext:value-type="float">
            <text:p>6.4719956820676</text:p>
          </table:table-cell>
          <table:table-cell office:value-type="float" office:value="4.61051238320937" calcext:value-type="float">
            <text:p>4.61051238320937</text:p>
          </table:table-cell>
          <table:table-cell office:value-type="float" office:value="-55.7594876167906" calcext:value-type="float">
            <text:p>-55.7594876167906</text:p>
          </table:table-cell>
          <table:table-cell office:value-type="float" office:value="12.9004263047807" calcext:value-type="float">
            <text:p>12.9004263047807</text:p>
          </table:table-cell>
          <table:table-cell office:value-type="float" office:value="-47.4695736952193" calcext:value-type="float">
            <text:p>-47.4695736952193</text:p>
          </table:table-cell>
          <table:table-cell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Ampco-Pittsburgh Corp.</text:p>
          </table:table-cell>
          <table:table-cell office:value-type="float" office:value="8.11" calcext:value-type="float">
            <text:p>8.11</text:p>
          </table:table-cell>
          <table:table-cell office:value-type="float" office:value="1.42803630555758" calcext:value-type="float">
            <text:p>1.42803630555758</text:p>
          </table:table-cell>
          <table:table-cell office:value-type="float" office:value="-6.68196369444242" calcext:value-type="float">
            <text:p>-6.68196369444242</text:p>
          </table:table-cell>
          <table:table-cell office:value-type="float" office:value="6.12641636710845" calcext:value-type="float">
            <text:p>6.12641636710845</text:p>
          </table:table-cell>
          <table:table-cell office:value-type="float" office:value="7.55445267266603" calcext:value-type="float">
            <text:p>7.55445267266603</text:p>
          </table:table-cell>
          <table:table-cell office:value-type="float" office:value="5.54098397794825" calcext:value-type="float">
            <text:p>5.54098397794825</text:p>
          </table:table-cell>
          <table:table-cell office:value-type="float" office:value="4.93430290853029" calcext:value-type="float">
            <text:p>4.93430290853029</text:p>
          </table:table-cell>
          <table:table-cell office:value-type="float" office:value="-3.17569709146971" calcext:value-type="float">
            <text:p>-3.17569709146971</text:p>
          </table:table-cell>
          <table:table-cell office:value-type="float" office:value="6.08899681621337" calcext:value-type="float">
            <text:p>6.08899681621337</text:p>
          </table:table-cell>
          <table:table-cell office:value-type="float" office:value="-2.02100318378663" calcext:value-type="float">
            <text:p>-2.02100318378663</text:p>
          </table:table-cell>
          <table:table-cell/>
        </table:table-row>
        <table:table-row table:style-name="ro1">
          <table:table-cell office:value-type="string" calcext:value-type="string">
            <text:p>APA</text:p>
          </table:table-cell>
          <table:table-cell office:value-type="string" calcext:value-type="string">
            <text:p>Apache Corp.</text:p>
          </table:table-cell>
          <table:table-cell office:value-type="float" office:value="17.48" calcext:value-type="float">
            <text:p>17.48</text:p>
          </table:table-cell>
          <table:table-cell office:value-type="float" office:value="0.357636564012063" calcext:value-type="float">
            <text:p>0.357636564012063</text:p>
          </table:table-cell>
          <table:table-cell office:value-type="float" office:value="-17.1223634359879" calcext:value-type="float">
            <text:p>-17.1223634359879</text:p>
          </table:table-cell>
          <table:table-cell office:value-type="float" office:value="1.26364919284262" calcext:value-type="float">
            <text:p>1.26364919284262</text:p>
          </table:table-cell>
          <table:table-cell office:value-type="float" office:value="1.62128575685468" calcext:value-type="float">
            <text:p>1.62128575685468</text:p>
          </table:table-cell>
          <table:table-cell office:value-type="float" office:value="-4.33137616414609" calcext:value-type="float">
            <text:p>-4.33137616414609</text:p>
          </table:table-cell>
          <table:table-cell office:value-type="float" office:value="-0.13775630613798" calcext:value-type="float">
            <text:p>-0.13775630613798</text:p>
          </table:table-cell>
          <table:table-cell office:value-type="float" office:value="-17.617756306138" calcext:value-type="float">
            <text:p>-17.617756306138</text:p>
          </table:table-cell>
          <table:table-cell office:value-type="float" office:value="-4.33137616414609" calcext:value-type="float">
            <text:p>-4.33137616414609</text:p>
          </table:table-cell>
          <table:table-cell office:value-type="float" office:value="-21.8113761641461" calcext:value-type="float">
            <text:p>-21.8113761641461</text:p>
          </table:table-cell>
          <table:table-cell/>
        </table:table-row>
        <table:table-row table:style-name="ro1">
          <table:table-cell office:value-type="string" calcext:value-type="string">
            <text:p>APAM</text:p>
          </table:table-cell>
          <table:table-cell office:value-type="string" calcext:value-type="string">
            <text:p>Artisan Partners Asset Management Inc</text:p>
          </table:table-cell>
          <table:table-cell office:value-type="float" office:value="52.59" calcext:value-type="float">
            <text:p>52.59</text:p>
          </table:table-cell>
          <table:table-cell office:value-type="float" office:value="3.74946758693345" calcext:value-type="float">
            <text:p>3.74946758693345</text:p>
          </table:table-cell>
          <table:table-cell office:value-type="float" office:value="-48.8405324130666" calcext:value-type="float">
            <text:p>-48.8405324130666</text:p>
          </table:table-cell>
          <table:table-cell office:value-type="float" office:value="0" calcext:value-type="float">
            <text:p>0</text:p>
          </table:table-cell>
          <table:table-cell office:value-type="float" office:value="3.74946758693345" calcext:value-type="float">
            <text:p>3.74946758693345</text:p>
          </table:table-cell>
          <table:table-cell office:value-type="float" office:value="2.36585701894169" calcext:value-type="float">
            <text:p>2.36585701894169</text:p>
          </table:table-cell>
          <table:table-cell office:value-type="float" office:value="3.83431831209051" calcext:value-type="float">
            <text:p>3.83431831209051</text:p>
          </table:table-cell>
          <table:table-cell office:value-type="float" office:value="-48.7556816879095" calcext:value-type="float">
            <text:p>-48.7556816879095</text:p>
          </table:table-cell>
          <table:table-cell office:value-type="float" office:value="2.36585701894169" calcext:value-type="float">
            <text:p>2.36585701894169</text:p>
          </table:table-cell>
          <table:table-cell office:value-type="float" office:value="-50.2241429810583" calcext:value-type="float">
            <text:p>-50.2241429810583</text:p>
          </table:table-cell>
          <table:table-cell/>
        </table:table-row>
        <table:table-row table:style-name="ro1">
          <table:table-cell office:value-type="string" calcext:value-type="string">
            <text:p>APD</text:p>
          </table:table-cell>
          <table:table-cell office:value-type="string" calcext:value-type="string">
            <text:p>Air Products &amp; Chemicals Inc.</text:p>
          </table:table-cell>
          <table:table-cell office:value-type="float" office:value="260.55" calcext:value-type="float">
            <text:p>260.55</text:p>
          </table:table-cell>
          <table:table-cell office:value-type="float" office:value="28.0191935090917" calcext:value-type="float">
            <text:p>28.0191935090917</text:p>
          </table:table-cell>
          <table:table-cell office:value-type="float" office:value="-232.530806490908" calcext:value-type="float">
            <text:p>-232.530806490908</text:p>
          </table:table-cell>
          <table:table-cell office:value-type="float" office:value="1.91118015080563" calcext:value-type="float">
            <text:p>1.91118015080563</text:p>
          </table:table-cell>
          <table:table-cell office:value-type="float" office:value="29.9303736598973" calcext:value-type="float">
            <text:p>29.9303736598973</text:p>
          </table:table-cell>
          <table:table-cell office:value-type="float" office:value="51.099778200968" calcext:value-type="float">
            <text:p>51.099778200968</text:p>
          </table:table-cell>
          <table:table-cell office:value-type="float" office:value="26.3195130770321" calcext:value-type="float">
            <text:p>26.3195130770321</text:p>
          </table:table-cell>
          <table:table-cell office:value-type="float" office:value="-234.230486922968" calcext:value-type="float">
            <text:p>-234.230486922968</text:p>
          </table:table-cell>
          <table:table-cell office:value-type="float" office:value="57.3200391599864" calcext:value-type="float">
            <text:p>57.3200391599864</text:p>
          </table:table-cell>
          <table:table-cell office:value-type="float" office:value="-203.229960840014" calcext:value-type="float">
            <text:p>-203.229960840014</text:p>
          </table:table-cell>
          <table:table-cell/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 Corp.</text:p>
          </table:table-cell>
          <table:table-cell office:value-type="float" office:value="135.9" calcext:value-type="float">
            <text:p>135.9</text:p>
          </table:table-cell>
          <table:table-cell office:value-type="float" office:value="5.80185286832927" calcext:value-type="float">
            <text:p>5.80185286832927</text:p>
          </table:table-cell>
          <table:table-cell office:value-type="float" office:value="-130.098147131671" calcext:value-type="float">
            <text:p>-130.098147131671</text:p>
          </table:table-cell>
          <table:table-cell office:value-type="float" office:value="4.88088675224157" calcext:value-type="float">
            <text:p>4.88088675224157</text:p>
          </table:table-cell>
          <table:table-cell office:value-type="float" office:value="10.6827396205708" calcext:value-type="float">
            <text:p>10.6827396205708</text:p>
          </table:table-cell>
          <table:table-cell office:value-type="float" office:value="-0.149210530587606" calcext:value-type="float">
            <text:p>-0.149210530587606</text:p>
          </table:table-cell>
          <table:table-cell office:value-type="float" office:value="10.6366746245505" calcext:value-type="float">
            <text:p>10.6366746245505</text:p>
          </table:table-cell>
          <table:table-cell office:value-type="float" office:value="-125.26332537545" calcext:value-type="float">
            <text:p>-125.26332537545</text:p>
          </table:table-cell>
          <table:table-cell office:value-type="float" office:value="17.9750287731812" calcext:value-type="float">
            <text:p>17.9750287731812</text:p>
          </table:table-cell>
          <table:table-cell office:value-type="float" office:value="-117.924971226819" calcext:value-type="float">
            <text:p>-117.924971226819</text:p>
          </table:table-cell>
          <table:table-cell/>
        </table:table-row>
        <table:table-row table:style-name="ro1">
          <table:table-cell office:value-type="string" calcext:value-type="string">
            <text:p>APO</text:p>
          </table:table-cell>
          <table:table-cell office:value-type="string" calcext:value-type="string">
            <text:p>Apollo Global Management Inc</text:p>
          </table:table-cell>
          <table:table-cell office:value-type="float" office:value="51.46" calcext:value-type="float">
            <text:p>51.46</text:p>
          </table:table-cell>
          <table:table-cell office:value-type="float" office:value="11.5559098511811" calcext:value-type="float">
            <text:p>11.5559098511811</text:p>
          </table:table-cell>
          <table:table-cell office:value-type="float" office:value="-39.9040901488189" calcext:value-type="float">
            <text:p>-39.9040901488189</text:p>
          </table:table-cell>
          <table:table-cell office:value-type="float" office:value="0" calcext:value-type="float">
            <text:p>0</text:p>
          </table:table-cell>
          <table:table-cell office:value-type="float" office:value="11.5559098511811" calcext:value-type="float">
            <text:p>11.5559098511811</text:p>
          </table:table-cell>
          <table:table-cell office:value-type="float" office:value="1.71855249467212" calcext:value-type="float">
            <text:p>1.71855249467212</text:p>
          </table:table-cell>
          <table:table-cell office:value-type="float" office:value="37.6679154541503" calcext:value-type="float">
            <text:p>37.6679154541503</text:p>
          </table:table-cell>
          <table:table-cell office:value-type="float" office:value="-13.7920845458497" calcext:value-type="float">
            <text:p>-13.7920845458497</text:p>
          </table:table-cell>
          <table:table-cell office:value-type="float" office:value="4.76175115531019" calcext:value-type="float">
            <text:p>4.76175115531019</text:p>
          </table:table-cell>
          <table:table-cell office:value-type="float" office:value="-46.6982488446898" calcext:value-type="float">
            <text:p>-46.6982488446898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ntero Resources Corp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968324214127" calcext:value-type="float">
            <text:p>21.0968324214127</text:p>
          </table:table-cell>
          <table:table-cell office:value-type="float" office:value="-1.91159892038598" calcext:value-type="float">
            <text:p>-1.91159892038598</text:p>
          </table:table-cell>
          <table:table-cell office:value-type="float" office:value="-10.911598920386" calcext:value-type="float">
            <text:p>-10.911598920386</text:p>
          </table:table-cell>
          <table:table-cell office:value-type="float" office:value="21.0968324214127" calcext:value-type="float">
            <text:p>21.0968324214127</text:p>
          </table:table-cell>
          <table:table-cell office:value-type="float" office:value="12.0968324214127" calcext:value-type="float">
            <text:p>12.0968324214127</text:p>
          </table:table-cell>
          <table:table-cell/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 Document Solutions Inc</text:p>
          </table:table-cell>
          <table:table-cell office:value-type="float" office:value="2.35" calcext:value-type="float">
            <text:p>2.35</text:p>
          </table:table-cell>
          <table:table-cell office:value-type="float" office:value="1.14770947014429" calcext:value-type="float">
            <text:p>1.14770947014429</text:p>
          </table:table-cell>
          <table:table-cell office:value-type="float" office:value="-1.20229052985571" calcext:value-type="float">
            <text:p>-1.20229052985571</text:p>
          </table:table-cell>
          <table:table-cell office:value-type="float" office:value="0.239427214958789" calcext:value-type="float">
            <text:p>0.239427214958789</text:p>
          </table:table-cell>
          <table:table-cell office:value-type="float" office:value="1.38713668510308" calcext:value-type="float">
            <text:p>1.38713668510308</text:p>
          </table:table-cell>
          <table:table-cell office:value-type="float" office:value="0.567380032249036" calcext:value-type="float">
            <text:p>0.567380032249036</text:p>
          </table:table-cell>
          <table:table-cell office:value-type="float" office:value="0.7539609051516" calcext:value-type="float">
            <text:p>0.7539609051516</text:p>
          </table:table-cell>
          <table:table-cell office:value-type="float" office:value="-1.5960390948484" calcext:value-type="float">
            <text:p>-1.5960390948484</text:p>
          </table:table-cell>
          <table:table-cell office:value-type="float" office:value="3.3417445954527" calcext:value-type="float">
            <text:p>3.3417445954527</text:p>
          </table:table-cell>
          <table:table-cell office:value-type="float" office:value="0.991744595452702" calcext:value-type="float">
            <text:p>0.991744595452702</text:p>
          </table:table-cell>
          <table:table-cell/>
        </table:table-row>
        <table:table-row table:style-name="ro1">
          <table:table-cell office:value-type="string" calcext:value-type="string">
            <text:p>ARCO</text:p>
          </table:table-cell>
          <table:table-cell office:value-type="string" calcext:value-type="string">
            <text:p>Arcos Dorados Holdings Inc</text:p>
          </table:table-cell>
          <table:table-cell office:value-type="float" office:value="5.37" calcext:value-type="float">
            <text:p>5.37</text:p>
          </table:table-cell>
          <table:table-cell office:value-type="float" office:value="0.984145816553327" calcext:value-type="float">
            <text:p>0.984145816553327</text:p>
          </table:table-cell>
          <table:table-cell office:value-type="float" office:value="-4.38585418344667" calcext:value-type="float">
            <text:p>-4.38585418344667</text:p>
          </table:table-cell>
          <table:table-cell office:value-type="float" office:value="0.199975773359415" calcext:value-type="float">
            <text:p>0.199975773359415</text:p>
          </table:table-cell>
          <table:table-cell office:value-type="float" office:value="1.18412158991274" calcext:value-type="float">
            <text:p>1.18412158991274</text:p>
          </table:table-cell>
          <table:table-cell office:value-type="float" office:value="1.0617874523105" calcext:value-type="float">
            <text:p>1.0617874523105</text:p>
          </table:table-cell>
          <table:table-cell office:value-type="float" office:value="-2.19742029720973" calcext:value-type="float">
            <text:p>-2.19742029720973</text:p>
          </table:table-cell>
          <table:table-cell office:value-type="float" office:value="-7.56742029720973" calcext:value-type="float">
            <text:p>-7.56742029720973</text:p>
          </table:table-cell>
          <table:table-cell office:value-type="float" office:value="1.34097655445861" calcext:value-type="float">
            <text:p>1.34097655445861</text:p>
          </table:table-cell>
          <table:table-cell office:value-type="float" office:value="-4.02902344554139" calcext:value-type="float">
            <text:p>-4.02902344554139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Alexandria Real Estate Equities Inc.</text:p>
          </table:table-cell>
          <table:table-cell office:value-type="float" office:value="173.06" calcext:value-type="float">
            <text:p>173.06</text:p>
          </table:table-cell>
          <table:table-cell office:value-type="float" office:value="15.9455864614791" calcext:value-type="float">
            <text:p>15.9455864614791</text:p>
          </table:table-cell>
          <table:table-cell office:value-type="float" office:value="-157.114413538521" calcext:value-type="float">
            <text:p>-157.114413538521</text:p>
          </table:table-cell>
          <table:table-cell office:value-type="float" office:value="0" calcext:value-type="float">
            <text:p>0</text:p>
          </table:table-cell>
          <table:table-cell office:value-type="float" office:value="15.9455864614791" calcext:value-type="float">
            <text:p>15.9455864614791</text:p>
          </table:table-cell>
          <table:table-cell office:value-type="float" office:value="85.7815234760153" calcext:value-type="float">
            <text:p>85.7815234760153</text:p>
          </table:table-cell>
          <table:table-cell office:value-type="float" office:value="143.764388199503" calcext:value-type="float">
            <text:p>143.764388199503</text:p>
          </table:table-cell>
          <table:table-cell office:value-type="float" office:value="-29.2956118004975" calcext:value-type="float">
            <text:p>-29.2956118004975</text:p>
          </table:table-cell>
          <table:table-cell office:value-type="float" office:value="85.7815234760153" calcext:value-type="float">
            <text:p>85.7815234760153</text:p>
          </table:table-cell>
          <table:table-cell office:value-type="float" office:value="-87.2784765239847" calcext:value-type="float">
            <text:p>-87.2784765239847</text:p>
          </table:table-cell>
          <table:table-cell/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Ares Management Corp</text:p>
          </table:table-cell>
          <table:table-cell office:value-type="float" office:value="51.44" calcext:value-type="float">
            <text:p>51.44</text:p>
          </table:table-cell>
          <table:table-cell office:value-type="float" office:value="8.57903309360641" calcext:value-type="float">
            <text:p>8.57903309360641</text:p>
          </table:table-cell>
          <table:table-cell office:value-type="float" office:value="-42.8609669063936" calcext:value-type="float">
            <text:p>-42.8609669063936</text:p>
          </table:table-cell>
          <table:table-cell office:value-type="float" office:value="0" calcext:value-type="float">
            <text:p>0</text:p>
          </table:table-cell>
          <table:table-cell office:value-type="float" office:value="8.57903309360641" calcext:value-type="float">
            <text:p>8.57903309360641</text:p>
          </table:table-cell>
          <table:table-cell office:value-type="float" office:value="5.86386687608734" calcext:value-type="float">
            <text:p>5.86386687608734</text:p>
          </table:table-cell>
          <table:table-cell office:value-type="float" office:value="73.4623609772838" calcext:value-type="float">
            <text:p>73.4623609772838</text:p>
          </table:table-cell>
          <table:table-cell office:value-type="float" office:value="22.0223609772838" calcext:value-type="float">
            <text:p>22.0223609772838</text:p>
          </table:table-cell>
          <table:table-cell office:value-type="float" office:value="7.94102357539933" calcext:value-type="float">
            <text:p>7.94102357539933</text:p>
          </table:table-cell>
          <table:table-cell office:value-type="float" office:value="-43.4989764246007" calcext:value-type="float">
            <text:p>-43.4989764246007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pollo Commercial Real Estate Finance Inc</text:p>
          </table:table-cell>
          <table:table-cell office:value-type="float" office:value="12.87" calcext:value-type="float">
            <text:p>12.87</text:p>
          </table:table-cell>
          <table:table-cell office:value-type="float" office:value="0" calcext:value-type="float">
            <text:p>0</text:p>
          </table:table-cell>
          <table:table-cell office:value-type="float" office:value="-12.87" calcext:value-type="float">
            <text:p>-12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351037861406" calcext:value-type="float">
            <text:p>16.2351037861406</text:p>
          </table:table-cell>
          <table:table-cell office:value-type="float" office:value="16.2347891607995" calcext:value-type="float">
            <text:p>16.2347891607995</text:p>
          </table:table-cell>
          <table:table-cell office:value-type="float" office:value="3.36478916079947" calcext:value-type="float">
            <text:p>3.36478916079947</text:p>
          </table:table-cell>
          <table:table-cell office:value-type="float" office:value="16.2355900253041" calcext:value-type="float">
            <text:p>16.2355900253041</text:p>
          </table:table-cell>
          <table:table-cell office:value-type="float" office:value="3.3655900253041" calcext:value-type="float">
            <text:p>3.3655900253041</text:p>
          </table:table-cell>
          <table:table-cell/>
        </table:table-row>
        <table:table-row table:style-name="ro1">
          <table:table-cell office:value-type="string" calcext:value-type="string">
            <text:p>ARL</text:p>
          </table:table-cell>
          <table:table-cell office:value-type="string" calcext:value-type="string">
            <text:p>American Realty Investors Inc.</text:p>
          </table:table-cell>
          <table:table-cell office:value-type="float" office:value="9.75" calcext:value-type="float">
            <text:p>9.75</text:p>
          </table:table-cell>
          <table:table-cell office:value-type="float" office:value="2.06200183083458" calcext:value-type="float">
            <text:p>2.06200183083458</text:p>
          </table:table-cell>
          <table:table-cell office:value-type="float" office:value="-7.68799816916541" calcext:value-type="float">
            <text:p>-7.68799816916541</text:p>
          </table:table-cell>
          <table:table-cell office:value-type="float" office:value="0" calcext:value-type="float">
            <text:p>0</text:p>
          </table:table-cell>
          <table:table-cell office:value-type="float" office:value="2.06200183083458" calcext:value-type="float">
            <text:p>2.06200183083458</text:p>
          </table:table-cell>
          <table:table-cell office:value-type="float" office:value="15.5103970250563" calcext:value-type="float">
            <text:p>15.5103970250563</text:p>
          </table:table-cell>
          <table:table-cell office:value-type="float" office:value="-14.3766273286443" calcext:value-type="float">
            <text:p>-14.3766273286443</text:p>
          </table:table-cell>
          <table:table-cell office:value-type="float" office:value="-24.1266273286443" calcext:value-type="float">
            <text:p>-24.1266273286443</text:p>
          </table:table-cell>
          <table:table-cell office:value-type="float" office:value="15.5107095821761" calcext:value-type="float">
            <text:p>15.5107095821761</text:p>
          </table:table-cell>
          <table:table-cell office:value-type="float" office:value="5.76070958217614" calcext:value-type="float">
            <text:p>5.76070958217614</text:p>
          </table:table-cell>
          <table:table-cell/>
        </table:table-row>
        <table:table-row table:style-name="ro1">
          <table:table-cell office:value-type="string" calcext:value-type="string">
            <text:p>ARMK</text:p>
          </table:table-cell>
          <table:table-cell office:value-type="string" calcext:value-type="string">
            <text:p>Aramark</text:p>
          </table:table-cell>
          <table:table-cell office:value-type="float" office:value="36" calcext:value-type="float">
            <text:p>36</text:p>
          </table:table-cell>
          <table:table-cell office:value-type="float" office:value="4.59185224106432" calcext:value-type="float">
            <text:p>4.59185224106432</text:p>
          </table:table-cell>
          <table:table-cell office:value-type="float" office:value="-31.4081477589357" calcext:value-type="float">
            <text:p>-31.4081477589357</text:p>
          </table:table-cell>
          <table:table-cell office:value-type="float" office:value="1.6820207387946" calcext:value-type="float">
            <text:p>1.6820207387946</text:p>
          </table:table-cell>
          <table:table-cell office:value-type="float" office:value="6.27387297985892" calcext:value-type="float">
            <text:p>6.27387297985892</text:p>
          </table:table-cell>
          <table:table-cell office:value-type="float" office:value="-18.2166789278043" calcext:value-type="float">
            <text:p>-18.2166789278043</text:p>
          </table:table-cell>
          <table:table-cell office:value-type="float" office:value="4.4865829694848" calcext:value-type="float">
            <text:p>4.4865829694848</text:p>
          </table:table-cell>
          <table:table-cell office:value-type="float" office:value="-31.5134170305152" calcext:value-type="float">
            <text:p>-31.5134170305152</text:p>
          </table:table-cell>
          <table:table-cell office:value-type="float" office:value="10.540861476927" calcext:value-type="float">
            <text:p>10.540861476927</text:p>
          </table:table-cell>
          <table:table-cell office:value-type="float" office:value="-25.459138523073" calcext:value-type="float">
            <text:p>-25.459138523073</text:p>
          </table:table-cell>
          <table:table-cell/>
        </table:table-row>
        <table:table-row table:style-name="ro1">
          <table:table-cell office:value-type="string" calcext:value-type="string">
            <text:p>ARR</text:p>
          </table:table-cell>
          <table:table-cell office:value-type="string" calcext:value-type="string">
            <text:p>ARMOUR Residential REIT Inc</text:p>
          </table:table-cell>
          <table:table-cell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  <table:table-cell office:value-type="float" office:value="-12.08" calcext:value-type="float">
            <text:p>-1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843637173432" calcext:value-type="float">
            <text:p>13.7843637173432</text:p>
          </table:table-cell>
          <table:table-cell office:value-type="float" office:value="13.7844409610946" calcext:value-type="float">
            <text:p>13.7844409610946</text:p>
          </table:table-cell>
          <table:table-cell office:value-type="float" office:value="1.70444096109456" calcext:value-type="float">
            <text:p>1.70444096109456</text:p>
          </table:table-cell>
          <table:table-cell office:value-type="float" office:value="13.7844409610946" calcext:value-type="float">
            <text:p>13.7844409610946</text:p>
          </table:table-cell>
          <table:table-cell office:value-type="float" office:value="1.70444096109456" calcext:value-type="float">
            <text:p>1.70444096109456</text:p>
          </table:table-cell>
          <table:table-cell/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Arrow Electronics Inc.</text:p>
          </table:table-cell>
          <table:table-cell office:value-type="float" office:value="105.08" calcext:value-type="float">
            <text:p>105.08</text:p>
          </table:table-cell>
          <table:table-cell office:value-type="float" office:value="5.00802693095083" calcext:value-type="float">
            <text:p>5.00802693095083</text:p>
          </table:table-cell>
          <table:table-cell office:value-type="float" office:value="-100.071973069049" calcext:value-type="float">
            <text:p>-100.071973069049</text:p>
          </table:table-cell>
          <table:table-cell office:value-type="float" office:value="44.0638812529747" calcext:value-type="float">
            <text:p>44.0638812529747</text:p>
          </table:table-cell>
          <table:table-cell office:value-type="float" office:value="49.0719081839255" calcext:value-type="float">
            <text:p>49.0719081839255</text:p>
          </table:table-cell>
          <table:table-cell office:value-type="float" office:value="36.7280463569186" calcext:value-type="float">
            <text:p>36.7280463569186</text:p>
          </table:table-cell>
          <table:table-cell office:value-type="float" office:value="53.9120871611556" calcext:value-type="float">
            <text:p>53.9120871611556</text:p>
          </table:table-cell>
          <table:table-cell office:value-type="float" office:value="-51.1679128388444" calcext:value-type="float">
            <text:p>-51.1679128388444</text:p>
          </table:table-cell>
          <table:table-cell office:value-type="float" office:value="68.2184778774936" calcext:value-type="float">
            <text:p>68.2184778774936</text:p>
          </table:table-cell>
          <table:table-cell office:value-type="float" office:value="-36.8615221225064" calcext:value-type="float">
            <text:p>-36.8615221225064</text:p>
          </table:table-cell>
          <table:table-cell/>
        </table:table-row>
        <table:table-row table:style-name="ro1">
          <table:table-cell office:value-type="string" calcext:value-type="string">
            <text:p>ASB</text:p>
          </table:table-cell>
          <table:table-cell office:value-type="string" calcext:value-type="string">
            <text:p>Associated Banc-Corp.</text:p>
          </table:table-cell>
          <table:table-cell office:value-type="float" office:value="18.99" calcext:value-type="float">
            <text:p>18.99</text:p>
          </table:table-cell>
          <table:table-cell office:value-type="float" office:value="0" calcext:value-type="float">
            <text:p>0</text:p>
          </table:table-cell>
          <table:table-cell office:value-type="float" office:value="-18.99" calcext:value-type="float">
            <text:p>-18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495597025171" calcext:value-type="float">
            <text:p>16.7495597025171</text:p>
          </table:table-cell>
          <table:table-cell office:value-type="float" office:value="10.9464452244125" calcext:value-type="float">
            <text:p>10.9464452244125</text:p>
          </table:table-cell>
          <table:table-cell office:value-type="float" office:value="-8.04355477558749" calcext:value-type="float">
            <text:p>-8.04355477558749</text:p>
          </table:table-cell>
          <table:table-cell office:value-type="float" office:value="26.7675338298815" calcext:value-type="float">
            <text:p>26.7675338298815</text:p>
          </table:table-cell>
          <table:table-cell office:value-type="float" office:value="7.77753382988151" calcext:value-type="float">
            <text:p>7.77753382988151</text:p>
          </table:table-cell>
          <table:table-cell/>
        </table:table-row>
        <table:table-row table:style-name="ro1">
          <table:table-cell office:value-type="string" calcext:value-type="string">
            <text:p>ASGN</text:p>
          </table:table-cell>
          <table:table-cell office:value-type="string" calcext:value-type="string">
            <text:p>ASGN Inc</text:p>
          </table:table-cell>
          <table:table-cell office:value-type="float" office:value="93.07" calcext:value-type="float">
            <text:p>93.07</text:p>
          </table:table-cell>
          <table:table-cell office:value-type="float" office:value="4.3421550094518" calcext:value-type="float">
            <text:p>4.3421550094518</text:p>
          </table:table-cell>
          <table:table-cell office:value-type="float" office:value="-88.7278449905482" calcext:value-type="float">
            <text:p>-88.7278449905482</text:p>
          </table:table-cell>
          <table:table-cell office:value-type="float" office:value="0" calcext:value-type="float">
            <text:p>0</text:p>
          </table:table-cell>
          <table:table-cell office:value-type="float" office:value="4.3421550094518" calcext:value-type="float">
            <text:p>4.3421550094518</text:p>
          </table:table-cell>
          <table:table-cell office:value-type="float" office:value="-10.6521739130435" calcext:value-type="float">
            <text:p>-10.6521739130435</text:p>
          </table:table-cell>
          <table:table-cell office:value-type="float" office:value="10.3081285444234" calcext:value-type="float">
            <text:p>10.3081285444234</text:p>
          </table:table-cell>
          <table:table-cell office:value-type="float" office:value="-82.7618714555766" calcext:value-type="float">
            <text:p>-82.7618714555766</text:p>
          </table:table-cell>
          <table:table-cell office:value-type="float" office:value="28.812854442344" calcext:value-type="float">
            <text:p>28.812854442344</text:p>
          </table:table-cell>
          <table:table-cell office:value-type="float" office:value="-64.2571455576559" calcext:value-type="float">
            <text:p>-64.2571455576559</text:p>
          </table:table-cell>
          <table:table-cell/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Ashland Global Holdings Inc</text:p>
          </table:table-cell>
          <table:table-cell office:value-type="float" office:value="86.32" calcext:value-type="float">
            <text:p>86.32</text:p>
          </table:table-cell>
          <table:table-cell office:value-type="float" office:value="5.52191236583319" calcext:value-type="float">
            <text:p>5.52191236583319</text:p>
          </table:table-cell>
          <table:table-cell office:value-type="float" office:value="-80.7980876341668" calcext:value-type="float">
            <text:p>-80.7980876341668</text:p>
          </table:table-cell>
          <table:table-cell office:value-type="float" office:value="8.85154310582813" calcext:value-type="float">
            <text:p>8.85154310582813</text:p>
          </table:table-cell>
          <table:table-cell office:value-type="float" office:value="14.3734554716613" calcext:value-type="float">
            <text:p>14.3734554716613</text:p>
          </table:table-cell>
          <table:table-cell office:value-type="float" office:value="5.42301244286304" calcext:value-type="float">
            <text:p>5.42301244286304</text:p>
          </table:table-cell>
          <table:table-cell office:value-type="float" office:value="13.1207231140395" calcext:value-type="float">
            <text:p>13.1207231140395</text:p>
          </table:table-cell>
          <table:table-cell office:value-type="float" office:value="-73.1992768859605" calcext:value-type="float">
            <text:p>-73.1992768859605</text:p>
          </table:table-cell>
          <table:table-cell office:value-type="float" office:value="51.4609265854663" calcext:value-type="float">
            <text:p>51.4609265854663</text:p>
          </table:table-cell>
          <table:table-cell office:value-type="float" office:value="-34.8590734145337" calcext:value-type="float">
            <text:p>-34.8590734145337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tlantic Power Corp.</text:p>
          </table:table-cell>
          <table:table-cell office:value-type="float" office:value="2.99" calcext:value-type="float">
            <text:p>2.99</text:p>
          </table:table-cell>
          <table:table-cell office:value-type="float" office:value="0.339600178286731" calcext:value-type="float">
            <text:p>0.339600178286731</text:p>
          </table:table-cell>
          <table:table-cell office:value-type="float" office:value="-2.65039982171327" calcext:value-type="float">
            <text:p>-2.65039982171327</text:p>
          </table:table-cell>
          <table:table-cell office:value-type="float" office:value="0.21855457018453" calcext:value-type="float">
            <text:p>0.21855457018453</text:p>
          </table:table-cell>
          <table:table-cell office:value-type="float" office:value="0.558154748471261" calcext:value-type="float">
            <text:p>0.558154748471261</text:p>
          </table:table-cell>
          <table:table-cell office:value-type="float" office:value="-0.793521208669986" calcext:value-type="float">
            <text:p>-0.793521208669986</text:p>
          </table:table-cell>
          <table:table-cell office:value-type="float" office:value="-0.45952499372132" calcext:value-type="float">
            <text:p>-0.45952499372132</text:p>
          </table:table-cell>
          <table:table-cell office:value-type="float" office:value="-3.44952499372132" calcext:value-type="float">
            <text:p>-3.44952499372132</text:p>
          </table:table-cell>
          <table:table-cell office:value-type="float" office:value="1.33710565246228" calcext:value-type="float">
            <text:p>1.33710565246228</text:p>
          </table:table-cell>
          <table:table-cell office:value-type="float" office:value="-1.65289434753772" calcext:value-type="float">
            <text:p>-1.65289434753772</text:p>
          </table:table-cell>
          <table:table-cell/>
        </table:table-row>
        <table:table-row table:style-name="ro1">
          <table:table-cell office:value-type="string" calcext:value-type="string">
            <text:p>ATEN</text:p>
          </table:table-cell>
          <table:table-cell office:value-type="string" calcext:value-type="string">
            <text:p>A10 Networks Inc</text:p>
          </table:table-cell>
          <table:table-cell office:value-type="float" office:value="9.38" calcext:value-type="float">
            <text:p>9.38</text:p>
          </table:table-cell>
          <table:table-cell office:value-type="float" office:value="2.07421697201215" calcext:value-type="float">
            <text:p>2.07421697201215</text:p>
          </table:table-cell>
          <table:table-cell office:value-type="float" office:value="-7.30578302798785" calcext:value-type="float">
            <text:p>-7.30578302798785</text:p>
          </table:table-cell>
          <table:table-cell office:value-type="float" office:value="0.294621982071992" calcext:value-type="float">
            <text:p>0.294621982071992</text:p>
          </table:table-cell>
          <table:table-cell office:value-type="float" office:value="2.36883895408414" calcext:value-type="float">
            <text:p>2.36883895408414</text:p>
          </table:table-cell>
          <table:table-cell office:value-type="float" office:value="1.55355735511068" calcext:value-type="float">
            <text:p>1.55355735511068</text:p>
          </table:table-cell>
          <table:table-cell office:value-type="float" office:value="1.80612400469753" calcext:value-type="float">
            <text:p>1.80612400469753</text:p>
          </table:table-cell>
          <table:table-cell office:value-type="float" office:value="-7.57387599530247" calcext:value-type="float">
            <text:p>-7.57387599530247</text:p>
          </table:table-cell>
          <table:table-cell office:value-type="float" office:value="1.58653937345768" calcext:value-type="float">
            <text:p>1.58653937345768</text:p>
          </table:table-cell>
          <table:table-cell office:value-type="float" office:value="-7.79346062654233" calcext:value-type="float">
            <text:p>-7.79346062654233</text:p>
          </table:table-cell>
          <table:table-cell/>
        </table:table-row>
        <table:table-row table:style-name="ro1">
          <table:table-cell office:value-type="string" calcext:value-type="string">
            <text:p>ATI</text:p>
          </table:table-cell>
          <table:table-cell office:value-type="string" calcext:value-type="string">
            <text:p>Allegheny Technologies Inc</text:p>
          </table:table-cell>
          <table:table-cell office:value-type="float" office:value="18.69" calcext:value-type="float">
            <text:p>18.69</text:p>
          </table:table-cell>
          <table:table-cell office:value-type="float" office:value="4.51203315557405" calcext:value-type="float">
            <text:p>4.51203315557405</text:p>
          </table:table-cell>
          <table:table-cell office:value-type="float" office:value="-14.1779668444259" calcext:value-type="float">
            <text:p>-14.1779668444259</text:p>
          </table:table-cell>
          <table:table-cell office:value-type="float" office:value="8.16849903156092" calcext:value-type="float">
            <text:p>8.16849903156092</text:p>
          </table:table-cell>
          <table:table-cell office:value-type="float" office:value="12.680532187135" calcext:value-type="float">
            <text:p>12.680532187135</text:p>
          </table:table-cell>
          <table:table-cell office:value-type="float" office:value="11.7910576328729" calcext:value-type="float">
            <text:p>11.7910576328729</text:p>
          </table:table-cell>
          <table:table-cell office:value-type="float" office:value="12.0063293999948" calcext:value-type="float">
            <text:p>12.0063293999948</text:p>
          </table:table-cell>
          <table:table-cell office:value-type="float" office:value="-6.68367060000516" calcext:value-type="float">
            <text:p>-6.68367060000516</text:p>
          </table:table-cell>
          <table:table-cell office:value-type="float" office:value="13.6709400241502" calcext:value-type="float">
            <text:p>13.6709400241502</text:p>
          </table:table-cell>
          <table:table-cell office:value-type="float" office:value="-5.01905997584982" calcext:value-type="float">
            <text:p>-5.01905997584982</text:p>
          </table:table-cell>
          <table:table-cell/>
        </table:table-row>
        <table:table-row table:style-name="ro1">
          <table:table-cell office:value-type="string" calcext:value-type="string">
            <text:p>ATO</text:p>
          </table:table-cell>
          <table:table-cell office:value-type="string" calcext:value-type="string">
            <text:p>Atmos Energy Corp.</text:p>
          </table:table-cell>
          <table:table-cell office:value-type="float" office:value="91.05" calcext:value-type="float">
            <text:p>91.05</text:p>
          </table:table-cell>
          <table:table-cell office:value-type="float" office:value="3.57050966366872" calcext:value-type="float">
            <text:p>3.57050966366872</text:p>
          </table:table-cell>
          <table:table-cell office:value-type="float" office:value="-87.4794903363313" calcext:value-type="float">
            <text:p>-87.4794903363313</text:p>
          </table:table-cell>
          <table:table-cell office:value-type="float" office:value="0.776907459810514" calcext:value-type="float">
            <text:p>0.776907459810514</text:p>
          </table:table-cell>
          <table:table-cell office:value-type="float" office:value="4.34741712347924" calcext:value-type="float">
            <text:p>4.34741712347924</text:p>
          </table:table-cell>
          <table:table-cell office:value-type="float" office:value="50.576340897652" calcext:value-type="float">
            <text:p>50.576340897652</text:p>
          </table:table-cell>
          <table:table-cell office:value-type="float" office:value="3.07776889006415" calcext:value-type="float">
            <text:p>3.07776889006415</text:p>
          </table:table-cell>
          <table:table-cell office:value-type="float" office:value="-87.9722311099359" calcext:value-type="float">
            <text:p>-87.9722311099359</text:p>
          </table:table-cell>
          <table:table-cell office:value-type="float" office:value="56.2821230019079" calcext:value-type="float">
            <text:p>56.2821230019079</text:p>
          </table:table-cell>
          <table:table-cell office:value-type="float" office:value="-34.7678769980921" calcext:value-type="float">
            <text:p>-34.7678769980921</text:p>
          </table:table-cell>
          <table:table-cell/>
        </table:table-row>
        <table:table-row table:style-name="ro1">
          <table:table-cell office:value-type="string" calcext:value-type="string">
            <text:p>ATR</text:p>
          </table:table-cell>
          <table:table-cell office:value-type="string" calcext:value-type="string">
            <text:p>Aptargroup Inc.</text:p>
          </table:table-cell>
          <table:table-cell office:value-type="float" office:value="144.63" calcext:value-type="float">
            <text:p>144.63</text:p>
          </table:table-cell>
          <table:table-cell office:value-type="float" office:value="3.50026663062356" calcext:value-type="float">
            <text:p>3.50026663062356</text:p>
          </table:table-cell>
          <table:table-cell office:value-type="float" office:value="-141.129733369376" calcext:value-type="float">
            <text:p>-141.129733369376</text:p>
          </table:table-cell>
          <table:table-cell office:value-type="float" office:value="5.79670148083592" calcext:value-type="float">
            <text:p>5.79670148083592</text:p>
          </table:table-cell>
          <table:table-cell office:value-type="float" office:value="9.29696811145948" calcext:value-type="float">
            <text:p>9.29696811145948</text:p>
          </table:table-cell>
          <table:table-cell office:value-type="float" office:value="8.24847644168493" calcext:value-type="float">
            <text:p>8.24847644168493</text:p>
          </table:table-cell>
          <table:table-cell office:value-type="float" office:value="8.34447088244338" calcext:value-type="float">
            <text:p>8.34447088244338</text:p>
          </table:table-cell>
          <table:table-cell office:value-type="float" office:value="-136.285529117557" calcext:value-type="float">
            <text:p>-136.285529117557</text:p>
          </table:table-cell>
          <table:table-cell office:value-type="float" office:value="27.1864043319218" calcext:value-type="float">
            <text:p>27.1864043319218</text:p>
          </table:table-cell>
          <table:table-cell office:value-type="float" office:value="-117.443595668078" calcext:value-type="float">
            <text:p>-117.443595668078</text:p>
          </table:table-cell>
          <table:table-cell/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Avista Corp.</text:p>
          </table:table-cell>
          <table:table-cell office:value-type="float" office:value="38.79" calcext:value-type="float">
            <text:p>38.79</text:p>
          </table:table-cell>
          <table:table-cell office:value-type="float" office:value="1.23293563944153" calcext:value-type="float">
            <text:p>1.23293563944153</text:p>
          </table:table-cell>
          <table:table-cell office:value-type="float" office:value="-37.5570643605585" calcext:value-type="float">
            <text:p>-37.5570643605585</text:p>
          </table:table-cell>
          <table:table-cell office:value-type="float" office:value="1.00421980067839" calcext:value-type="float">
            <text:p>1.00421980067839</text:p>
          </table:table-cell>
          <table:table-cell office:value-type="float" office:value="2.23715544011992" calcext:value-type="float">
            <text:p>2.23715544011992</text:p>
          </table:table-cell>
          <table:table-cell office:value-type="float" office:value="28.0846493889922" calcext:value-type="float">
            <text:p>28.0846493889922</text:p>
          </table:table-cell>
          <table:table-cell office:value-type="float" office:value="-2.54854999599336" calcext:value-type="float">
            <text:p>-2.54854999599336</text:p>
          </table:table-cell>
          <table:table-cell office:value-type="float" office:value="-41.3385499959934" calcext:value-type="float">
            <text:p>-41.3385499959934</text:p>
          </table:table-cell>
          <table:table-cell office:value-type="float" office:value="28.8473652825738" calcext:value-type="float">
            <text:p>28.8473652825738</text:p>
          </table:table-cell>
          <table:table-cell office:value-type="float" office:value="-9.94263471742617" calcext:value-type="float">
            <text:p>-9.94263471742617</text:p>
          </table:table-cell>
          <table:table-cell/>
        </table:table-row>
        <table:table-row table:style-name="ro1">
          <table:table-cell office:value-type="string" calcext:value-type="string">
            <text:p>AVB</text:p>
          </table:table-cell>
          <table:table-cell office:value-type="string" calcext:value-type="string">
            <text:p>Avalonbay Communities Inc.</text:p>
          </table:table-cell>
          <table:table-cell office:value-type="float" office:value="179.51" calcext:value-type="float">
            <text:p>179.51</text:p>
          </table:table-cell>
          <table:table-cell office:value-type="float" office:value="0.626965386604098" calcext:value-type="float">
            <text:p>0.626965386604098</text:p>
          </table:table-cell>
          <table:table-cell office:value-type="float" office:value="-178.883034613396" calcext:value-type="float">
            <text:p>-178.883034613396</text:p>
          </table:table-cell>
          <table:table-cell office:value-type="float" office:value="0" calcext:value-type="float">
            <text:p>0</text:p>
          </table:table-cell>
          <table:table-cell office:value-type="float" office:value="0.626965386604098" calcext:value-type="float">
            <text:p>0.626965386604098</text:p>
          </table:table-cell>
          <table:table-cell office:value-type="float" office:value="76.425196794106" calcext:value-type="float">
            <text:p>76.425196794106</text:p>
          </table:table-cell>
          <table:table-cell office:value-type="float" office:value="-2.17786129134685" calcext:value-type="float">
            <text:p>-2.17786129134685</text:p>
          </table:table-cell>
          <table:table-cell office:value-type="float" office:value="-181.687861291347" calcext:value-type="float">
            <text:p>-181.687861291347</text:p>
          </table:table-cell>
          <table:table-cell office:value-type="float" office:value="76.425196794106" calcext:value-type="float">
            <text:p>76.425196794106</text:p>
          </table:table-cell>
          <table:table-cell office:value-type="float" office:value="-103.084803205894" calcext:value-type="float">
            <text:p>-103.084803205894</text:p>
          </table:table-cell>
          <table:table-cell/>
        </table:table-row>
        <table:table-row table:style-name="ro1">
          <table:table-cell office:value-type="string" calcext:value-type="string">
            <text:p>AVD</text:p>
          </table:table-cell>
          <table:table-cell office:value-type="string" calcext:value-type="string">
            <text:p>American Vanguard Corp.</text:p>
          </table:table-cell>
          <table:table-cell office:value-type="float" office:value="18.6" calcext:value-type="float">
            <text:p>18.6</text:p>
          </table:table-cell>
          <table:table-cell office:value-type="float" office:value="0.316334317532234" calcext:value-type="float">
            <text:p>0.316334317532234</text:p>
          </table:table-cell>
          <table:table-cell office:value-type="float" office:value="-18.2836656824678" calcext:value-type="float">
            <text:p>-18.2836656824678</text:p>
          </table:table-cell>
          <table:table-cell office:value-type="float" office:value="5.82043918534652" calcext:value-type="float">
            <text:p>5.82043918534652</text:p>
          </table:table-cell>
          <table:table-cell office:value-type="float" office:value="6.13677350287875" calcext:value-type="float">
            <text:p>6.13677350287875</text:p>
          </table:table-cell>
          <table:table-cell office:value-type="float" office:value="3.72839332773302" calcext:value-type="float">
            <text:p>3.72839332773302</text:p>
          </table:table-cell>
          <table:table-cell office:value-type="float" office:value="6.68627272495254" calcext:value-type="float">
            <text:p>6.68627272495254</text:p>
          </table:table-cell>
          <table:table-cell office:value-type="float" office:value="-11.9137272750475" calcext:value-type="float">
            <text:p>-11.9137272750475</text:p>
          </table:table-cell>
          <table:table-cell office:value-type="float" office:value="11.384007377018" calcext:value-type="float">
            <text:p>11.384007377018</text:p>
          </table:table-cell>
          <table:table-cell office:value-type="float" office:value="-7.21599262298203" calcext:value-type="float">
            <text:p>-7.21599262298203</text:p>
          </table:table-cell>
          <table:table-cell/>
        </table:table-row>
        <table:table-row table:style-name="ro1">
          <table:table-cell office:value-type="string" calcext:value-type="string">
            <text:p>AVT</text:p>
          </table:table-cell>
          <table:table-cell office:value-type="string" calcext:value-type="string">
            <text:p>Avnet Inc.</text:p>
          </table:table-cell>
          <table:table-cell office:value-type="float" office:value="38.9" calcext:value-type="float">
            <text:p>38.9</text:p>
          </table:table-cell>
          <table:table-cell office:value-type="float" office:value="3.78393747484551" calcext:value-type="float">
            <text:p>3.78393747484551</text:p>
          </table:table-cell>
          <table:table-cell office:value-type="float" office:value="-35.1160625251545" calcext:value-type="float">
            <text:p>-35.1160625251545</text:p>
          </table:table-cell>
          <table:table-cell office:value-type="float" office:value="28.3184333206013" calcext:value-type="float">
            <text:p>28.3184333206013</text:p>
          </table:table-cell>
          <table:table-cell office:value-type="float" office:value="32.1023707954468" calcext:value-type="float">
            <text:p>32.1023707954468</text:p>
          </table:table-cell>
          <table:table-cell office:value-type="float" office:value="30.5375688213036" calcext:value-type="float">
            <text:p>30.5375688213036</text:p>
          </table:table-cell>
          <table:table-cell office:value-type="float" office:value="36.4798909452836" calcext:value-type="float">
            <text:p>36.4798909452836</text:p>
          </table:table-cell>
          <table:table-cell office:value-type="float" office:value="-2.42010905471635" calcext:value-type="float">
            <text:p>-2.42010905471635</text:p>
          </table:table-cell>
          <table:table-cell office:value-type="float" office:value="39.3214763329684" calcext:value-type="float">
            <text:p>39.3214763329684</text:p>
          </table:table-cell>
          <table:table-cell office:value-type="float" office:value="0.421476332968403" calcext:value-type="float">
            <text:p>0.421476332968403</text:p>
          </table:table-cell>
          <table:table-cell/>
        </table:table-row>
        <table:table-row table:style-name="ro1">
          <table:table-cell office:value-type="string" calcext:value-type="string">
            <text:p>AVY</text:p>
          </table:table-cell>
          <table:table-cell office:value-type="string" calcext:value-type="string">
            <text:p>Avery Dennison Corp.</text:p>
          </table:table-cell>
          <table:table-cell office:value-type="float" office:value="177.23" calcext:value-type="float">
            <text:p>177.23</text:p>
          </table:table-cell>
          <table:table-cell office:value-type="float" office:value="3.41294383464463" calcext:value-type="float">
            <text:p>3.41294383464463</text:p>
          </table:table-cell>
          <table:table-cell office:value-type="float" office:value="-173.817056165355" calcext:value-type="float">
            <text:p>-173.817056165355</text:p>
          </table:table-cell>
          <table:table-cell office:value-type="float" office:value="7.94315625161761" calcext:value-type="float">
            <text:p>7.94315625161761</text:p>
          </table:table-cell>
          <table:table-cell office:value-type="float" office:value="11.3561000862622" calcext:value-type="float">
            <text:p>11.3561000862622</text:p>
          </table:table-cell>
          <table:table-cell office:value-type="float" office:value="0.973414258423408" calcext:value-type="float">
            <text:p>0.973414258423408</text:p>
          </table:table-cell>
          <table:table-cell office:value-type="float" office:value="6.69521999174228" calcext:value-type="float">
            <text:p>6.69521999174228</text:p>
          </table:table-cell>
          <table:table-cell office:value-type="float" office:value="-170.534780008258" calcext:value-type="float">
            <text:p>-170.534780008258</text:p>
          </table:table-cell>
          <table:table-cell office:value-type="float" office:value="15.9989983902941" calcext:value-type="float">
            <text:p>15.9989983902941</text:p>
          </table:table-cell>
          <table:table-cell office:value-type="float" office:value="-161.231001609706" calcext:value-type="float">
            <text:p>-161.231001609706</text:p>
          </table:table-cell>
          <table:table-cell/>
        </table:table-row>
        <table:table-row table:style-name="ro1">
          <table:table-cell office:value-type="string" calcext:value-type="string">
            <text:p>AWH</text:p>
          </table:table-cell>
          <table:table-cell office:value-type="string" calcext:value-type="string">
            <text:p>Aspira Women`s Health Inc</text:p>
          </table:table-cell>
          <table:table-cell office:value-type="float" office:value="9.13" calcext:value-type="float">
            <text:p>9.13</text:p>
          </table:table-cell>
          <table:table-cell office:value-type="float" office:value="0.104479928297436" calcext:value-type="float">
            <text:p>0.104479928297436</text:p>
          </table:table-cell>
          <table:table-cell office:value-type="float" office:value="-9.02552007170256" calcext:value-type="float">
            <text:p>-9.02552007170256</text:p>
          </table:table-cell>
          <table:table-cell office:value-type="float" office:value="0.000630605877241043" calcext:value-type="float">
            <text:p>0.000630605877241</text:p>
          </table:table-cell>
          <table:table-cell office:value-type="float" office:value="0.105110534174677" calcext:value-type="float">
            <text:p>0.105110534174677</text:p>
          </table:table-cell>
          <table:table-cell office:value-type="float" office:value="0.0694335289380403" calcext:value-type="float">
            <text:p>0.06943352893804</text:p>
          </table:table-cell>
          <table:table-cell office:value-type="float" office:value="0.0811284015705106" calcext:value-type="float">
            <text:p>0.081128401570511</text:p>
          </table:table-cell>
          <table:table-cell office:value-type="float" office:value="-9.04887159842949" calcext:value-type="float">
            <text:p>-9.04887159842949</text:p>
          </table:table-cell>
          <table:table-cell office:value-type="float" office:value="0.0694335289380403" calcext:value-type="float">
            <text:p>0.06943352893804</text:p>
          </table:table-cell>
          <table:table-cell office:value-type="float" office:value="-9.06056647106196" calcext:value-type="float">
            <text:p>-9.06056647106196</text:p>
          </table:table-cell>
          <table:table-cell/>
        </table:table-row>
        <table:table-row table:style-name="ro1">
          <table:table-cell office:value-type="string" calcext:value-type="string">
            <text:p>AWI</text:p>
          </table:table-cell>
          <table:table-cell office:value-type="string" calcext:value-type="string">
            <text:p>Armstrong World Industries Inc.</text:p>
          </table:table-cell>
          <table:table-cell office:value-type="float" office:value="83.28" calcext:value-type="float">
            <text:p>83.28</text:p>
          </table:table-cell>
          <table:table-cell office:value-type="float" office:value="2.9001404541365" calcext:value-type="float">
            <text:p>2.9001404541365</text:p>
          </table:table-cell>
          <table:table-cell office:value-type="float" office:value="-80.3798595458635" calcext:value-type="float">
            <text:p>-80.3798595458635</text:p>
          </table:table-cell>
          <table:table-cell office:value-type="float" office:value="1.61722529647093" calcext:value-type="float">
            <text:p>1.61722529647093</text:p>
          </table:table-cell>
          <table:table-cell office:value-type="float" office:value="4.51736575060744" calcext:value-type="float">
            <text:p>4.51736575060744</text:p>
          </table:table-cell>
          <table:table-cell office:value-type="float" office:value="-1.95989318874643" calcext:value-type="float">
            <text:p>-1.95989318874643</text:p>
          </table:table-cell>
          <table:table-cell office:value-type="float" office:value="3.99082728198899" calcext:value-type="float">
            <text:p>3.99082728198899</text:p>
          </table:table-cell>
          <table:table-cell office:value-type="float" office:value="-79.289172718011" calcext:value-type="float">
            <text:p>-79.289172718011</text:p>
          </table:table-cell>
          <table:table-cell office:value-type="float" office:value="9.24785421470329" calcext:value-type="float">
            <text:p>9.24785421470329</text:p>
          </table:table-cell>
          <table:table-cell office:value-type="float" office:value="-74.0321457852967" calcext:value-type="float">
            <text:p>-74.0321457852967</text:p>
          </table:table-cell>
          <table:table-cell/>
        </table:table-row>
        <table:table-row table:style-name="ro1">
          <table:table-cell office:value-type="string" calcext:value-type="string">
            <text:p>AWK</text:p>
          </table:table-cell>
          <table:table-cell office:value-type="string" calcext:value-type="string">
            <text:p>American Water Works Co. Inc.</text:p>
          </table:table-cell>
          <table:table-cell office:value-type="float" office:value="161.69" calcext:value-type="float">
            <text:p>161.69</text:p>
          </table:table-cell>
          <table:table-cell office:value-type="float" office:value="3.08928028292511" calcext:value-type="float">
            <text:p>3.08928028292511</text:p>
          </table:table-cell>
          <table:table-cell office:value-type="float" office:value="-158.600719717075" calcext:value-type="float">
            <text:p>-158.600719717075</text:p>
          </table:table-cell>
          <table:table-cell office:value-type="float" office:value="0.270312024755948" calcext:value-type="float">
            <text:p>0.270312024755948</text:p>
          </table:table-cell>
          <table:table-cell office:value-type="float" office:value="3.35959230768106" calcext:value-type="float">
            <text:p>3.35959230768106</text:p>
          </table:table-cell>
          <table:table-cell office:value-type="float" office:value="27.3070310722845" calcext:value-type="float">
            <text:p>27.3070310722845</text:p>
          </table:table-cell>
          <table:table-cell office:value-type="float" office:value="-1.61635557660189" calcext:value-type="float">
            <text:p>-1.61635557660189</text:p>
          </table:table-cell>
          <table:table-cell office:value-type="float" office:value="-163.306355576602" calcext:value-type="float">
            <text:p>-163.306355576602</text:p>
          </table:table-cell>
          <table:table-cell office:value-type="float" office:value="35.9459827206072" calcext:value-type="float">
            <text:p>35.9459827206072</text:p>
          </table:table-cell>
          <table:table-cell office:value-type="float" office:value="-125.744017279393" calcext:value-type="float">
            <text:p>-125.744017279393</text:p>
          </table:table-cell>
          <table:table-cell/>
        </table:table-row>
        <table:table-row table:style-name="ro1">
          <table:table-cell office:value-type="string" calcext:value-type="string">
            <text:p>AWR</text:p>
          </table:table-cell>
          <table:table-cell office:value-type="string" calcext:value-type="string">
            <text:p>American States Water Co.</text:p>
          </table:table-cell>
          <table:table-cell office:value-type="float" office:value="79.51" calcext:value-type="float">
            <text:p>79.51</text:p>
          </table:table-cell>
          <table:table-cell office:value-type="float" office:value="0.220309213075388" calcext:value-type="float">
            <text:p>0.220309213075388</text:p>
          </table:table-cell>
          <table:table-cell office:value-type="float" office:value="-79.2896907869246" calcext:value-type="float">
            <text:p>-79.2896907869246</text:p>
          </table:table-cell>
          <table:table-cell office:value-type="float" office:value="0.235815164826234" calcext:value-type="float">
            <text:p>0.235815164826234</text:p>
          </table:table-cell>
          <table:table-cell office:value-type="float" office:value="0.456124377901622" calcext:value-type="float">
            <text:p>0.456124377901622</text:p>
          </table:table-cell>
          <table:table-cell office:value-type="float" office:value="17.1515344345577" calcext:value-type="float">
            <text:p>17.1515344345577</text:p>
          </table:table-cell>
          <table:table-cell office:value-type="float" office:value="0.70348768161922" calcext:value-type="float">
            <text:p>0.70348768161922</text:p>
          </table:table-cell>
          <table:table-cell office:value-type="float" office:value="-78.8065123183808" calcext:value-type="float">
            <text:p>-78.8065123183808</text:p>
          </table:table-cell>
          <table:table-cell office:value-type="float" office:value="17.1817873054562" calcext:value-type="float">
            <text:p>17.1817873054562</text:p>
          </table:table-cell>
          <table:table-cell office:value-type="float" office:value="-62.3282126945438" calcext:value-type="float">
            <text:p>-62.3282126945438</text:p>
          </table:table-cell>
          <table:table-cell/>
        </table:table-row>
        <table:table-row table:style-name="ro1">
          <table:table-cell office:value-type="string" calcext:value-type="string">
            <text:p>AXL</text:p>
          </table:table-cell>
          <table:table-cell office:value-type="string" calcext:value-type="string">
            <text:p>American Axle &amp; Manufacturing Holdings Inc</text:p>
          </table:table-cell>
          <table:table-cell office:value-type="float" office:value="9.82" calcext:value-type="float">
            <text:p>9.82</text:p>
          </table:table-cell>
          <table:table-cell office:value-type="float" office:value="4.74340793864451" calcext:value-type="float">
            <text:p>4.74340793864451</text:p>
          </table:table-cell>
          <table:table-cell office:value-type="float" office:value="-5.07659206135549" calcext:value-type="float">
            <text:p>-5.07659206135549</text:p>
          </table:table-cell>
          <table:table-cell office:value-type="float" office:value="2.78795501028091" calcext:value-type="float">
            <text:p>2.78795501028091</text:p>
          </table:table-cell>
          <table:table-cell office:value-type="float" office:value="7.53136294892542" calcext:value-type="float">
            <text:p>7.53136294892542</text:p>
          </table:table-cell>
          <table:table-cell office:value-type="float" office:value="-5.68714571761547" calcext:value-type="float">
            <text:p>-5.68714571761547</text:p>
          </table:table-cell>
          <table:table-cell office:value-type="float" office:value="7.84211664228162" calcext:value-type="float">
            <text:p>7.84211664228162</text:p>
          </table:table-cell>
          <table:table-cell office:value-type="float" office:value="-1.97788335771838" calcext:value-type="float">
            <text:p>-1.97788335771838</text:p>
          </table:table-cell>
          <table:table-cell office:value-type="float" office:value="3.00954358139571" calcext:value-type="float">
            <text:p>3.00954358139571</text:p>
          </table:table-cell>
          <table:table-cell office:value-type="float" office:value="-6.81045641860429" calcext:value-type="float">
            <text:p>-6.81045641860429</text:p>
          </table:table-cell>
          <table:table-cell/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American Express Co.</text:p>
          </table:table-cell>
          <table:table-cell office:value-type="float" office:value="129.62" calcext:value-type="float">
            <text:p>129.62</text:p>
          </table:table-cell>
          <table:table-cell office:value-type="float" office:value="0" calcext:value-type="float">
            <text:p>0</text:p>
          </table:table-cell>
          <table:table-cell office:value-type="float" office:value="-129.62" calcext:value-type="float">
            <text:p>-12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596460649907" calcext:value-type="float">
            <text:p>27.1596460649907</text:p>
          </table:table-cell>
          <table:table-cell office:value-type="float" office:value="28.2388784226878" calcext:value-type="float">
            <text:p>28.2388784226878</text:p>
          </table:table-cell>
          <table:table-cell office:value-type="float" office:value="-101.381121577312" calcext:value-type="float">
            <text:p>-101.381121577312</text:p>
          </table:table-cell>
          <table:table-cell office:value-type="float" office:value="27.1596460649907" calcext:value-type="float">
            <text:p>27.1596460649907</text:p>
          </table:table-cell>
          <table:table-cell office:value-type="float" office:value="-102.460353935009" calcext:value-type="float">
            <text:p>-102.460353935009</text:p>
          </table:table-cell>
          <table:table-cell/>
        </table:table-row>
        <table:table-row table:style-name="ro1">
          <table:table-cell office:value-type="string" calcext:value-type="string">
            <text:p>AXR</text:p>
          </table:table-cell>
          <table:table-cell office:value-type="string" calcext:value-type="string">
            <text:p>AMREP Corp.</text:p>
          </table:table-cell>
          <table:table-cell office:value-type="float" office:value="8.97" calcext:value-type="float">
            <text:p>8.97</text:p>
          </table:table-cell>
          <table:table-cell office:value-type="float" office:value="2.14272937186022" calcext:value-type="float">
            <text:p>2.14272937186022</text:p>
          </table:table-cell>
          <table:table-cell office:value-type="float" office:value="-6.82727062813978" calcext:value-type="float">
            <text:p>-6.82727062813978</text:p>
          </table:table-cell>
          <table:table-cell office:value-type="float" office:value="7.36341329196804" calcext:value-type="float">
            <text:p>7.36341329196804</text:p>
          </table:table-cell>
          <table:table-cell office:value-type="float" office:value="9.50614266382826" calcext:value-type="float">
            <text:p>9.50614266382826</text:p>
          </table:table-cell>
          <table:table-cell office:value-type="float" office:value="11.2000349565842" calcext:value-type="float">
            <text:p>11.2000349565842</text:p>
          </table:table-cell>
          <table:table-cell office:value-type="float" office:value="8.87214492781329" calcext:value-type="float">
            <text:p>8.87214492781329</text:p>
          </table:table-cell>
          <table:table-cell office:value-type="float" office:value="-0.0978550721867126" calcext:value-type="float">
            <text:p>-0.097855072186713</text:p>
          </table:table-cell>
          <table:table-cell office:value-type="float" office:value="11.2000349565842" calcext:value-type="float">
            <text:p>11.2000349565842</text:p>
          </table:table-cell>
          <table:table-cell office:value-type="float" office:value="2.23003495658419" calcext:value-type="float">
            <text:p>2.23003495658419</text:p>
          </table:table-cell>
          <table:table-cell/>
        </table:table-row>
        <table:table-row table:style-name="ro1">
          <table:table-cell office:value-type="string" calcext:value-type="string">
            <text:p>AXS</text:p>
          </table:table-cell>
          <table:table-cell office:value-type="string" calcext:value-type="string">
            <text:p>Axis Capital Holdings Ltd</text:p>
          </table:table-cell>
          <table:table-cell office:value-type="float" office:value="50.58" calcext:value-type="float">
            <text:p>50.58</text:p>
          </table:table-cell>
          <table:table-cell office:value-type="float" office:value="0" calcext:value-type="float">
            <text:p>0</text:p>
          </table:table-cell>
          <table:table-cell office:value-type="float" office:value="-50.58" calcext:value-type="float">
            <text:p>-5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0810108630415" calcext:value-type="float">
            <text:p>52.0810108630415</text:p>
          </table:table-cell>
          <table:table-cell office:value-type="float" office:value="52.4080581646813" calcext:value-type="float">
            <text:p>52.4080581646813</text:p>
          </table:table-cell>
          <table:table-cell office:value-type="float" office:value="1.82805816468127" calcext:value-type="float">
            <text:p>1.82805816468127</text:p>
          </table:table-cell>
          <table:table-cell office:value-type="float" office:value="62.4504750505259" calcext:value-type="float">
            <text:p>62.4504750505259</text:p>
          </table:table-cell>
          <table:table-cell office:value-type="float" office:value="11.8704750505259" calcext:value-type="float">
            <text:p>11.8704750505259</text:p>
          </table:table-cell>
          <table:table-cell/>
        </table:table-row>
        <table:table-row table:style-name="ro1">
          <table:table-cell office:value-type="string" calcext:value-type="string">
            <text:p>AXTA</text:p>
          </table:table-cell>
          <table:table-cell office:value-type="string" calcext:value-type="string">
            <text:p>Axalta Coating Systems Ltd</text:p>
          </table:table-cell>
          <table:table-cell office:value-type="float" office:value="27.24" calcext:value-type="float">
            <text:p>27.24</text:p>
          </table:table-cell>
          <table:table-cell office:value-type="float" office:value="5.69610208637989" calcext:value-type="float">
            <text:p>5.69610208637989</text:p>
          </table:table-cell>
          <table:table-cell office:value-type="float" office:value="-21.5438979136201" calcext:value-type="float">
            <text:p>-21.5438979136201</text:p>
          </table:table-cell>
          <table:table-cell office:value-type="float" office:value="2.27920524100506" calcext:value-type="float">
            <text:p>2.27920524100506</text:p>
          </table:table-cell>
          <table:table-cell office:value-type="float" office:value="7.97530732738495" calcext:value-type="float">
            <text:p>7.97530732738495</text:p>
          </table:table-cell>
          <table:table-cell office:value-type="float" office:value="-4.47899714493765" calcext:value-type="float">
            <text:p>-4.47899714493765</text:p>
          </table:table-cell>
          <table:table-cell office:value-type="float" office:value="7.58078866353295" calcext:value-type="float">
            <text:p>7.58078866353295</text:p>
          </table:table-cell>
          <table:table-cell office:value-type="float" office:value="-19.659211336467" calcext:value-type="float">
            <text:p>-19.659211336467</text:p>
          </table:table-cell>
          <table:table-cell office:value-type="float" office:value="5.6893073623523" calcext:value-type="float">
            <text:p>5.6893073623523</text:p>
          </table:table-cell>
          <table:table-cell office:value-type="float" office:value="-21.5506926376477" calcext:value-type="float">
            <text:p>-21.5506926376477</text:p>
          </table:table-cell>
          <table:table-cell/>
        </table:table-row>
        <table:table-row table:style-name="ro1">
          <table:table-cell office:value-type="string" calcext:value-type="string">
            <text:p>AYI</text:p>
          </table:table-cell>
          <table:table-cell office:value-type="string" calcext:value-type="string">
            <text:p>Acuity Brands</text:p>
          </table:table-cell>
          <table:table-cell office:value-type="float" office:value="125.61" calcext:value-type="float">
            <text:p>125.61</text:p>
          </table:table-cell>
          <table:table-cell office:value-type="float" office:value="14.0728756230925" calcext:value-type="float">
            <text:p>14.0728756230925</text:p>
          </table:table-cell>
          <table:table-cell office:value-type="float" office:value="-111.537124376907" calcext:value-type="float">
            <text:p>-111.537124376907</text:p>
          </table:table-cell>
          <table:table-cell office:value-type="float" office:value="8.7740354723068" calcext:value-type="float">
            <text:p>8.7740354723068</text:p>
          </table:table-cell>
          <table:table-cell office:value-type="float" office:value="22.8469110953993" calcext:value-type="float">
            <text:p>22.8469110953993</text:p>
          </table:table-cell>
          <table:table-cell office:value-type="float" office:value="7.22796215434575" calcext:value-type="float">
            <text:p>7.22796215434575</text:p>
          </table:table-cell>
          <table:table-cell office:value-type="float" office:value="21.2147906089342" calcext:value-type="float">
            <text:p>21.2147906089342</text:p>
          </table:table-cell>
          <table:table-cell office:value-type="float" office:value="-104.395209391066" calcext:value-type="float">
            <text:p>-104.395209391066</text:p>
          </table:table-cell>
          <table:table-cell office:value-type="float" office:value="53.7656017395074" calcext:value-type="float">
            <text:p>53.7656017395074</text:p>
          </table:table-cell>
          <table:table-cell office:value-type="float" office:value="-71.8443982604927" calcext:value-type="float">
            <text:p>-71.8443982604927</text:p>
          </table:table-cell>
          <table:table-cell/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strazeneca plc</text:p>
          </table:table-cell>
          <table:table-cell office:value-type="float" office:value="51.69" calcext:value-type="float">
            <text:p>51.69</text:p>
          </table:table-cell>
          <table:table-cell office:value-type="float" office:value="1.5864627243149" calcext:value-type="float">
            <text:p>1.5864627243149</text:p>
          </table:table-cell>
          <table:table-cell office:value-type="float" office:value="-50.1035372756851" calcext:value-type="float">
            <text:p>-50.1035372756851</text:p>
          </table:table-cell>
          <table:table-cell office:value-type="float" office:value="1.18956136567477" calcext:value-type="float">
            <text:p>1.18956136567477</text:p>
          </table:table-cell>
          <table:table-cell office:value-type="float" office:value="2.77602408998967" calcext:value-type="float">
            <text:p>2.77602408998967</text:p>
          </table:table-cell>
          <table:table-cell office:value-type="float" office:value="-7.81194814237076" calcext:value-type="float">
            <text:p>-7.81194814237076</text:p>
          </table:table-cell>
          <table:table-cell office:value-type="float" office:value="-1.60779331556619" calcext:value-type="float">
            <text:p>-1.60779331556619</text:p>
          </table:table-cell>
          <table:table-cell office:value-type="float" office:value="-53.2977933155662" calcext:value-type="float">
            <text:p>-53.2977933155662</text:p>
          </table:table-cell>
          <table:table-cell office:value-type="float" office:value="4.10537700904345" calcext:value-type="float">
            <text:p>4.10537700904345</text:p>
          </table:table-cell>
          <table:table-cell office:value-type="float" office:value="-47.5846229909565" calcext:value-type="float">
            <text:p>-47.5846229909565</text:p>
          </table:table-cell>
          <table:table-cell/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Autozone Inc.</text:p>
          </table:table-cell>
          <table:table-cell office:value-type="float" office:value="1146.65" calcext:value-type="float">
            <text:p>1146.65</text:p>
          </table:table-cell>
          <table:table-cell office:value-type="float" office:value="73.1138121154671" calcext:value-type="float">
            <text:p>73.1138121154671</text:p>
          </table:table-cell>
          <table:table-cell office:value-type="float" office:value="-1073.53618788453" calcext:value-type="float">
            <text:p>-1073.53618788453</text:p>
          </table:table-cell>
          <table:table-cell office:value-type="float" office:value="203.361854371608" calcext:value-type="float">
            <text:p>203.361854371608</text:p>
          </table:table-cell>
          <table:table-cell office:value-type="float" office:value="276.475666487076" calcext:value-type="float">
            <text:p>276.475666487076</text:p>
          </table:table-cell>
          <table:table-cell office:value-type="float" office:value="-58.4216708687942" calcext:value-type="float">
            <text:p>-58.4216708687942</text:p>
          </table:table-cell>
          <table:table-cell office:value-type="float" office:value="16.7006559923751" calcext:value-type="float">
            <text:p>16.7006559923751</text:p>
          </table:table-cell>
          <table:table-cell office:value-type="float" office:value="-1129.94934400763" calcext:value-type="float">
            <text:p>-1129.94934400763</text:p>
          </table:table-cell>
          <table:table-cell office:value-type="float" office:value="-45.1239165545431" calcext:value-type="float">
            <text:p>-45.1239165545431</text:p>
          </table:table-cell>
          <table:table-cell office:value-type="float" office:value="-1191.77391655454" calcext:value-type="float">
            <text:p>-1191.77391655454</text:p>
          </table:table-cell>
          <table:table-cell/>
        </table:table-row>
        <table:table-row table:style-name="ro1">
          <table:table-cell office:value-type="string" calcext:value-type="string">
            <text:p>AZZ</text:p>
          </table:table-cell>
          <table:table-cell office:value-type="string" calcext:value-type="string">
            <text:p>AZZ Inc</text:p>
          </table:table-cell>
          <table:table-cell office:value-type="float" office:value="49.6" calcext:value-type="float">
            <text:p>49.6</text:p>
          </table:table-cell>
          <table:table-cell office:value-type="float" office:value="0.756779713272942" calcext:value-type="float">
            <text:p>0.756779713272942</text:p>
          </table:table-cell>
          <table:table-cell office:value-type="float" office:value="-48.8432202867271" calcext:value-type="float">
            <text:p>-48.8432202867271</text:p>
          </table:table-cell>
          <table:table-cell office:value-type="float" office:value="3.69649139656392" calcext:value-type="float">
            <text:p>3.69649139656392</text:p>
          </table:table-cell>
          <table:table-cell office:value-type="float" office:value="4.45327110983687" calcext:value-type="float">
            <text:p>4.45327110983687</text:p>
          </table:table-cell>
          <table:table-cell office:value-type="float" office:value="10.7336162218876" calcext:value-type="float">
            <text:p>10.7336162218876</text:p>
          </table:table-cell>
          <table:table-cell office:value-type="float" office:value="7.93465492027851" calcext:value-type="float">
            <text:p>7.93465492027851</text:p>
          </table:table-cell>
          <table:table-cell office:value-type="float" office:value="-41.6653450797215" calcext:value-type="float">
            <text:p>-41.6653450797215</text:p>
          </table:table-cell>
          <table:table-cell office:value-type="float" office:value="24.6048226048425" calcext:value-type="float">
            <text:p>24.6048226048425</text:p>
          </table:table-cell>
          <table:table-cell office:value-type="float" office:value="-24.9951773951575" calcext:value-type="float">
            <text:p>-24.995177395157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rnes Group Inc.</text:p>
          </table:table-cell>
          <table:table-cell office:value-type="float" office:value="52.39" calcext:value-type="float">
            <text:p>52.39</text:p>
          </table:table-cell>
          <table:table-cell office:value-type="float" office:value="1.53079852642689" calcext:value-type="float">
            <text:p>1.53079852642689</text:p>
          </table:table-cell>
          <table:table-cell office:value-type="float" office:value="-50.8592014735731" calcext:value-type="float">
            <text:p>-50.8592014735731</text:p>
          </table:table-cell>
          <table:table-cell office:value-type="float" office:value="4.85935925596139" calcext:value-type="float">
            <text:p>4.85935925596139</text:p>
          </table:table-cell>
          <table:table-cell office:value-type="float" office:value="6.39015778238827" calcext:value-type="float">
            <text:p>6.39015778238827</text:p>
          </table:table-cell>
          <table:table-cell office:value-type="float" office:value="-4.38713008673919" calcext:value-type="float">
            <text:p>-4.38713008673919</text:p>
          </table:table-cell>
          <table:table-cell office:value-type="float" office:value="6.54909530765257" calcext:value-type="float">
            <text:p>6.54909530765257</text:p>
          </table:table-cell>
          <table:table-cell office:value-type="float" office:value="-45.8409046923474" calcext:value-type="float">
            <text:p>-45.8409046923474</text:p>
          </table:table-cell>
          <table:table-cell office:value-type="float" office:value="25.8341340630222" calcext:value-type="float">
            <text:p>25.8341340630222</text:p>
          </table:table-cell>
          <table:table-cell office:value-type="float" office:value="-26.5558659369778" calcext:value-type="float">
            <text:p>-26.5558659369778</text:p>
          </table:table-cell>
          <table:table-cell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eing Co.</text:p>
          </table:table-cell>
          <table:table-cell office:value-type="float" office:value="210.98" calcext:value-type="float">
            <text:p>210.98</text:p>
          </table:table-cell>
          <table:table-cell office:value-type="float" office:value="43.7429457167231" calcext:value-type="float">
            <text:p>43.7429457167231</text:p>
          </table:table-cell>
          <table:table-cell office:value-type="float" office:value="-167.237054283277" calcext:value-type="float">
            <text:p>-167.237054283277</text:p>
          </table:table-cell>
          <table:table-cell office:value-type="float" office:value="140.16370516987" calcext:value-type="float">
            <text:p>140.16370516987</text:p>
          </table:table-cell>
          <table:table-cell office:value-type="float" office:value="183.906650886593" calcext:value-type="float">
            <text:p>183.906650886593</text:p>
          </table:table-cell>
          <table:table-cell office:value-type="float" office:value="-50.1546440576026" calcext:value-type="float">
            <text:p>-50.1546440576026</text:p>
          </table:table-cell>
          <table:table-cell office:value-type="float" office:value="55.9762877625104" calcext:value-type="float">
            <text:p>55.9762877625104</text:p>
          </table:table-cell>
          <table:table-cell office:value-type="float" office:value="-155.00371223749" calcext:value-type="float">
            <text:p>-155.00371223749</text:p>
          </table:table-cell>
          <table:table-cell office:value-type="float" office:value="-31.416978815289" calcext:value-type="float">
            <text:p>-31.416978815289</text:p>
          </table:table-cell>
          <table:table-cell office:value-type="float" office:value="-242.396978815289" calcext:value-type="float">
            <text:p>-242.396978815289</text:p>
          </table:table-cell>
          <table:table-cell/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Alibaba Group Holding Ltd</text:p>
          </table:table-cell>
          <table:table-cell office:value-type="float" office:value="267.85" calcext:value-type="float">
            <text:p>267.85</text:p>
          </table:table-cell>
          <table:table-cell office:value-type="float" office:value="26.141154223572" calcext:value-type="float">
            <text:p>26.141154223572</text:p>
          </table:table-cell>
          <table:table-cell office:value-type="float" office:value="-241.708845776428" calcext:value-type="float">
            <text:p>-241.708845776428</text:p>
          </table:table-cell>
          <table:table-cell office:value-type="float" office:value="0" calcext:value-type="float">
            <text:p>0</text:p>
          </table:table-cell>
          <table:table-cell office:value-type="float" office:value="26.141154223572" calcext:value-type="float">
            <text:p>26.141154223572</text:p>
          </table:table-cell>
          <table:table-cell office:value-type="float" office:value="32.2254528475731" calcext:value-type="float">
            <text:p>32.2254528475731</text:p>
          </table:table-cell>
          <table:table-cell office:value-type="float" office:value="13.550541375677" calcext:value-type="float">
            <text:p>13.550541375677</text:p>
          </table:table-cell>
          <table:table-cell office:value-type="float" office:value="-254.299458624323" calcext:value-type="float">
            <text:p>-254.299458624323</text:p>
          </table:table-cell>
          <table:table-cell office:value-type="float" office:value="53.4804232356348" calcext:value-type="float">
            <text:p>53.4804232356348</text:p>
          </table:table-cell>
          <table:table-cell office:value-type="float" office:value="-214.369576764365" calcext:value-type="float">
            <text:p>-214.369576764365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Bank Of America Corp.</text:p>
          </table:table-cell>
          <table:table-cell office:value-type="float" office:value="33.37" calcext:value-type="float">
            <text:p>33.37</text:p>
          </table:table-cell>
          <table:table-cell office:value-type="float" office:value="0" calcext:value-type="float">
            <text:p>0</text:p>
          </table:table-cell>
          <table:table-cell office:value-type="float" office:value="-33.37" calcext:value-type="float">
            <text:p>-3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95249268858" calcext:value-type="float">
            <text:p>20.3995249268858</text:p>
          </table:table-cell>
          <table:table-cell office:value-type="float" office:value="5.67867232214327" calcext:value-type="float">
            <text:p>5.67867232214327</text:p>
          </table:table-cell>
          <table:table-cell office:value-type="float" office:value="-27.6913276778567" calcext:value-type="float">
            <text:p>-27.6913276778567</text:p>
          </table:table-cell>
          <table:table-cell office:value-type="float" office:value="31.0780876093276" calcext:value-type="float">
            <text:p>31.0780876093276</text:p>
          </table:table-cell>
          <table:table-cell office:value-type="float" office:value="-2.29191239067243" calcext:value-type="float">
            <text:p>-2.29191239067243</text:p>
          </table:table-cell>
          <table:table-cell/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ooz Allen Hamilton Holding Corp</text:p>
          </table:table-cell>
          <table:table-cell office:value-type="float" office:value="82.59" calcext:value-type="float">
            <text:p>82.59</text:p>
          </table:table-cell>
          <table:table-cell office:value-type="float" office:value="9.74031156338166" calcext:value-type="float">
            <text:p>9.74031156338166</text:p>
          </table:table-cell>
          <table:table-cell office:value-type="float" office:value="-72.8496884366184" calcext:value-type="float">
            <text:p>-72.8496884366184</text:p>
          </table:table-cell>
          <table:table-cell office:value-type="float" office:value="0" calcext:value-type="float">
            <text:p>0</text:p>
          </table:table-cell>
          <table:table-cell office:value-type="float" office:value="9.74031156338166" calcext:value-type="float">
            <text:p>9.74031156338166</text:p>
          </table:table-cell>
          <table:table-cell office:value-type="float" office:value="-5.89691805385336" calcext:value-type="float">
            <text:p>-5.89691805385336</text:p>
          </table:table-cell>
          <table:table-cell office:value-type="float" office:value="10.1695152802521" calcext:value-type="float">
            <text:p>10.1695152802521</text:p>
          </table:table-cell>
          <table:table-cell office:value-type="float" office:value="-72.4204847197479" calcext:value-type="float">
            <text:p>-72.4204847197479</text:p>
          </table:table-cell>
          <table:table-cell office:value-type="float" office:value="7.79387735495076" calcext:value-type="float">
            <text:p>7.79387735495076</text:p>
          </table:table-cell>
          <table:table-cell office:value-type="float" office:value="-74.7961226450492" calcext:value-type="float">
            <text:p>-74.7961226450492</text:p>
          </table:table-cell>
          <table:table-cell/>
        </table:table-row>
        <table:table-row table:style-name="ro1">
          <table:table-cell office:value-type="string" calcext:value-type="string">
            <text:p>BAM</text:p>
          </table:table-cell>
          <table:table-cell office:value-type="string" calcext:value-type="string">
            <text:p>Brookfield Asset Management Inc.</text:p>
          </table:table-cell>
          <table:table-cell office:value-type="float" office:value="42.95" calcext:value-type="float">
            <text:p>42.95</text:p>
          </table:table-cell>
          <table:table-cell office:value-type="float" office:value="0" calcext:value-type="float">
            <text:p>0</text:p>
          </table:table-cell>
          <table:table-cell office:value-type="float" office:value="-42.95" calcext:value-type="float">
            <text:p>-42.95</text:p>
          </table:table-cell>
          <table:table-cell table:number-columns-repeated="2" office:value-type="float" office:value="3.7555456528374" calcext:value-type="float">
            <text:p>3.7555456528374</text:p>
          </table:table-cell>
          <table:table-cell office:value-type="float" office:value="-6.41966561214522" calcext:value-type="float">
            <text:p>-6.41966561214522</text:p>
          </table:table-cell>
          <table:table-cell office:value-type="float" office:value="-20.2139149534039" calcext:value-type="float">
            <text:p>-20.2139149534039</text:p>
          </table:table-cell>
          <table:table-cell office:value-type="float" office:value="-63.1639149534039" calcext:value-type="float">
            <text:p>-63.1639149534039</text:p>
          </table:table-cell>
          <table:table-cell office:value-type="float" office:value="21.0481984678297" calcext:value-type="float">
            <text:p>21.0481984678297</text:p>
          </table:table-cell>
          <table:table-cell office:value-type="float" office:value="-21.9018015321703" calcext:value-type="float">
            <text:p>-21.9018015321703</text:p>
          </table:table-cell>
          <table:table-cell/>
        </table:table-row>
        <table:table-row table:style-name="ro1">
          <table:table-cell office:value-type="string" calcext:value-type="string">
            <text:p>BANC</text:p>
          </table:table-cell>
          <table:table-cell office:value-type="string" calcext:value-type="string">
            <text:p>Banc of California Inc</text:p>
          </table:table-cell>
          <table:table-cell office:value-type="float" office:value="19.07" calcext:value-type="float">
            <text:p>19.07</text:p>
          </table:table-cell>
          <table:table-cell office:value-type="float" office:value="0" calcext:value-type="float">
            <text:p>0</text:p>
          </table:table-cell>
          <table:table-cell office:value-type="float" office:value="-19.07" calcext:value-type="float">
            <text:p>-1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477137307578" calcext:value-type="float">
            <text:p>13.0477137307578</text:p>
          </table:table-cell>
          <table:table-cell office:value-type="float" office:value="5.90937385953102" calcext:value-type="float">
            <text:p>5.90937385953102</text:p>
          </table:table-cell>
          <table:table-cell office:value-type="float" office:value="-13.160626140469" calcext:value-type="float">
            <text:p>-13.160626140469</text:p>
          </table:table-cell>
          <table:table-cell office:value-type="float" office:value="17.5683642361305" calcext:value-type="float">
            <text:p>17.5683642361305</text:p>
          </table:table-cell>
          <table:table-cell office:value-type="float" office:value="-1.50163576386948" calcext:value-type="float">
            <text:p>-1.50163576386948</text:p>
          </table:table-cell>
          <table:table-cell/>
        </table:table-row>
        <table:table-row table:style-name="ro1">
          <table:table-cell office:value-type="string" calcext:value-type="string">
            <text:p>BAP</text:p>
          </table:table-cell>
          <table:table-cell office:value-type="string" calcext:value-type="string">
            <text:p>Credicorp Ltd</text:p>
          </table:table-cell>
          <table:table-cell office:value-type="float" office:value="165.73" calcext:value-type="float">
            <text:p>165.73</text:p>
          </table:table-cell>
          <table:table-cell office:value-type="float" office:value="0" calcext:value-type="float">
            <text:p>0</text:p>
          </table:table-cell>
          <table:table-cell office:value-type="float" office:value="-165.73" calcext:value-type="float">
            <text:p>-16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467263422841" calcext:value-type="float">
            <text:p>62.5467263422841</text:p>
          </table:table-cell>
          <table:table-cell office:value-type="float" office:value="32.8749844554399" calcext:value-type="float">
            <text:p>32.8749844554399</text:p>
          </table:table-cell>
          <table:table-cell office:value-type="float" office:value="-132.85501554456" calcext:value-type="float">
            <text:p>-132.85501554456</text:p>
          </table:table-cell>
          <table:table-cell office:value-type="float" office:value="69.8754224894098" calcext:value-type="float">
            <text:p>69.8754224894098</text:p>
          </table:table-cell>
          <table:table-cell office:value-type="float" office:value="-95.8545775105902" calcext:value-type="float">
            <text:p>-95.8545775105902</text:p>
          </table:table-cell>
          <table:table-cell/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Baxter International Inc.</text:p>
          </table:table-cell>
          <table:table-cell office:value-type="float" office:value="78.73" calcext:value-type="float">
            <text:p>78.73</text:p>
          </table:table-cell>
          <table:table-cell office:value-type="float" office:value="7.38461937100014" calcext:value-type="float">
            <text:p>7.38461937100014</text:p>
          </table:table-cell>
          <table:table-cell office:value-type="float" office:value="-71.3453806289999" calcext:value-type="float">
            <text:p>-71.3453806289999</text:p>
          </table:table-cell>
          <table:table-cell office:value-type="float" office:value="3.79327901202045" calcext:value-type="float">
            <text:p>3.79327901202045</text:p>
          </table:table-cell>
          <table:table-cell office:value-type="float" office:value="11.1778983830206" calcext:value-type="float">
            <text:p>11.1778983830206</text:p>
          </table:table-cell>
          <table:table-cell office:value-type="float" office:value="7.52518451184223" calcext:value-type="float">
            <text:p>7.52518451184223</text:p>
          </table:table-cell>
          <table:table-cell office:value-type="float" office:value="10.0533772562838" calcext:value-type="float">
            <text:p>10.0533772562838</text:p>
          </table:table-cell>
          <table:table-cell office:value-type="float" office:value="-68.6766227437162" calcext:value-type="float">
            <text:p>-68.6766227437162</text:p>
          </table:table-cell>
          <table:table-cell office:value-type="float" office:value="17.2024015320698" calcext:value-type="float">
            <text:p>17.2024015320698</text:p>
          </table:table-cell>
          <table:table-cell office:value-type="float" office:value="-61.5275984679303" calcext:value-type="float">
            <text:p>-61.5275984679303</text:p>
          </table:table-cell>
          <table:table-cell/>
        </table:table-row>
        <table:table-row table:style-name="ro1">
          <table:table-cell office:value-type="string" calcext:value-type="string">
            <text:p>BBVA</text:p>
          </table:table-cell>
          <table:table-cell office:value-type="string" calcext:value-type="string">
            <text:p>Banco Bilbao Vizcaya Argentaria.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-5.32" calcext:value-type="float">
            <text:p>-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904622146948" calcext:value-type="float">
            <text:p>6.81904622146948</text:p>
          </table:table-cell>
          <table:table-cell office:value-type="float" office:value="5.87154583805893" calcext:value-type="float">
            <text:p>5.87154583805893</text:p>
          </table:table-cell>
          <table:table-cell office:value-type="float" office:value="0.551545838058931" calcext:value-type="float">
            <text:p>0.551545838058931</text:p>
          </table:table-cell>
          <table:table-cell office:value-type="float" office:value="7.58792236840868" calcext:value-type="float">
            <text:p>7.58792236840868</text:p>
          </table:table-cell>
          <table:table-cell office:value-type="float" office:value="2.26792236840868" calcext:value-type="float">
            <text:p>2.26792236840868</text:p>
          </table:table-cell>
          <table:table-cell/>
        </table:table-row>
        <table:table-row table:style-name="ro1">
          <table:table-cell office:value-type="string" calcext:value-type="string">
            <text:p>BBW</text:p>
          </table:table-cell>
          <table:table-cell office:value-type="string" calcext:value-type="string">
            <text:p>Build A Bear Workshop Inc</text:p>
          </table:table-cell>
          <table:table-cell office:value-type="float" office:value="6.22" calcext:value-type="float">
            <text:p>6.22</text:p>
          </table:table-cell>
          <table:table-cell office:value-type="float" office:value="1.61707871712883" calcext:value-type="float">
            <text:p>1.61707871712883</text:p>
          </table:table-cell>
          <table:table-cell office:value-type="float" office:value="-4.60292128287117" calcext:value-type="float">
            <text:p>-4.60292128287117</text:p>
          </table:table-cell>
          <table:table-cell office:value-type="float" office:value="3.22682672753116" calcext:value-type="float">
            <text:p>3.22682672753116</text:p>
          </table:table-cell>
          <table:table-cell office:value-type="float" office:value="4.84390544465999" calcext:value-type="float">
            <text:p>4.84390544465999</text:p>
          </table:table-cell>
          <table:table-cell office:value-type="float" office:value="3.55251060414923" calcext:value-type="float">
            <text:p>3.55251060414923</text:p>
          </table:table-cell>
          <table:table-cell office:value-type="float" office:value="-0.0387838244760644" calcext:value-type="float">
            <text:p>-0.038783824476064</text:p>
          </table:table-cell>
          <table:table-cell office:value-type="float" office:value="-6.25878382447606" calcext:value-type="float">
            <text:p>-6.25878382447606</text:p>
          </table:table-cell>
          <table:table-cell office:value-type="float" office:value="3.55251060414923" calcext:value-type="float">
            <text:p>3.55251060414923</text:p>
          </table:table-cell>
          <table:table-cell office:value-type="float" office:value="-2.66748939585077" calcext:value-type="float">
            <text:p>-2.66748939585077</text:p>
          </table:table-cell>
          <table:table-cell/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Best Buy Co. Inc.</text:p>
          </table:table-cell>
          <table:table-cell office:value-type="float" office:value="120.51" calcext:value-type="float">
            <text:p>120.51</text:p>
          </table:table-cell>
          <table:table-cell office:value-type="float" office:value="21.93903433925" calcext:value-type="float">
            <text:p>21.93903433925</text:p>
          </table:table-cell>
          <table:table-cell office:value-type="float" office:value="-98.57096566075" calcext:value-type="float">
            <text:p>-98.57096566075</text:p>
          </table:table-cell>
          <table:table-cell office:value-type="float" office:value="28.8053612280348" calcext:value-type="float">
            <text:p>28.8053612280348</text:p>
          </table:table-cell>
          <table:table-cell office:value-type="float" office:value="50.7443955672847" calcext:value-type="float">
            <text:p>50.7443955672847</text:p>
          </table:table-cell>
          <table:table-cell office:value-type="float" office:value="11.9716610546867" calcext:value-type="float">
            <text:p>11.9716610546867</text:p>
          </table:table-cell>
          <table:table-cell office:value-type="float" office:value="6.20209279155702" calcext:value-type="float">
            <text:p>6.20209279155702</text:p>
          </table:table-cell>
          <table:table-cell office:value-type="float" office:value="-114.307907208443" calcext:value-type="float">
            <text:p>-114.307907208443</text:p>
          </table:table-cell>
          <table:table-cell office:value-type="float" office:value="15.7794216353063" calcext:value-type="float">
            <text:p>15.7794216353063</text:p>
          </table:table-cell>
          <table:table-cell office:value-type="float" office:value="-104.730578364694" calcext:value-type="float">
            <text:p>-104.730578364694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runswick Corp.</text:p>
          </table:table-cell>
          <table:table-cell office:value-type="float" office:value="91.62" calcext:value-type="float">
            <text:p>91.62</text:p>
          </table:table-cell>
          <table:table-cell office:value-type="float" office:value="8.31220753621599" calcext:value-type="float">
            <text:p>8.31220753621599</text:p>
          </table:table-cell>
          <table:table-cell office:value-type="float" office:value="-83.307792463784" calcext:value-type="float">
            <text:p>-83.307792463784</text:p>
          </table:table-cell>
          <table:table-cell office:value-type="float" office:value="7.52336474484905" calcext:value-type="float">
            <text:p>7.52336474484905</text:p>
          </table:table-cell>
          <table:table-cell office:value-type="float" office:value="15.835572281065" calcext:value-type="float">
            <text:p>15.835572281065</text:p>
          </table:table-cell>
          <table:table-cell office:value-type="float" office:value="6.15629252874228" calcext:value-type="float">
            <text:p>6.15629252874228</text:p>
          </table:table-cell>
          <table:table-cell office:value-type="float" office:value="9.33846903178074" calcext:value-type="float">
            <text:p>9.33846903178074</text:p>
          </table:table-cell>
          <table:table-cell office:value-type="float" office:value="-82.2815309682193" calcext:value-type="float">
            <text:p>-82.2815309682193</text:p>
          </table:table-cell>
          <table:table-cell office:value-type="float" office:value="18.6131158312502" calcext:value-type="float">
            <text:p>18.6131158312502</text:p>
          </table:table-cell>
          <table:table-cell office:value-type="float" office:value="-73.0068841687498" calcext:value-type="float">
            <text:p>-73.0068841687498</text:p>
          </table:table-cell>
          <table:table-cell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oise Cascade Co</text:p>
          </table:table-cell>
          <table:table-cell office:value-type="float" office:value="52.15" calcext:value-type="float">
            <text:p>52.15</text:p>
          </table:table-cell>
          <table:table-cell office:value-type="float" office:value="12.8550826446091" calcext:value-type="float">
            <text:p>12.8550826446091</text:p>
          </table:table-cell>
          <table:table-cell office:value-type="float" office:value="-39.2949173553909" calcext:value-type="float">
            <text:p>-39.2949173553909</text:p>
          </table:table-cell>
          <table:table-cell office:value-type="float" office:value="11.589612018767" calcext:value-type="float">
            <text:p>11.589612018767</text:p>
          </table:table-cell>
          <table:table-cell office:value-type="float" office:value="24.4446946633761" calcext:value-type="float">
            <text:p>24.4446946633761</text:p>
          </table:table-cell>
          <table:table-cell office:value-type="float" office:value="17.8788796044287" calcext:value-type="float">
            <text:p>17.8788796044287</text:p>
          </table:table-cell>
          <table:table-cell office:value-type="float" office:value="18.8037741472677" calcext:value-type="float">
            <text:p>18.8037741472677</text:p>
          </table:table-cell>
          <table:table-cell office:value-type="float" office:value="-33.3462258527323" calcext:value-type="float">
            <text:p>-33.3462258527323</text:p>
          </table:table-cell>
          <table:table-cell office:value-type="float" office:value="19.8497873510385" calcext:value-type="float">
            <text:p>19.8497873510385</text:p>
          </table:table-cell>
          <table:table-cell office:value-type="float" office:value="-32.3002126489615" calcext:value-type="float">
            <text:p>-32.3002126489615</text:p>
          </table:table-cell>
          <table:table-cell/>
        </table:table-row>
        <table:table-row table:style-name="ro1">
          <table:table-cell office:value-type="string" calcext:value-type="string">
            <text:p>BCE</text:p>
          </table:table-cell>
          <table:table-cell office:value-type="string" calcext:value-type="string">
            <text:p>BCE Inc</text:p>
          </table:table-cell>
          <table:table-cell office:value-type="float" office:value="43.67" calcext:value-type="float">
            <text:p>43.67</text:p>
          </table:table-cell>
          <table:table-cell office:value-type="float" office:value="1.38470992884645" calcext:value-type="float">
            <text:p>1.38470992884645</text:p>
          </table:table-cell>
          <table:table-cell office:value-type="float" office:value="-42.2852900711536" calcext:value-type="float">
            <text:p>-42.2852900711536</text:p>
          </table:table-cell>
          <table:table-cell office:value-type="float" office:value="0.350507277998654" calcext:value-type="float">
            <text:p>0.350507277998654</text:p>
          </table:table-cell>
          <table:table-cell office:value-type="float" office:value="1.7352172068451" calcext:value-type="float">
            <text:p>1.7352172068451</text:p>
          </table:table-cell>
          <table:table-cell office:value-type="float" office:value="-5.57347808168212" calcext:value-type="float">
            <text:p>-5.57347808168212</text:p>
          </table:table-cell>
          <table:table-cell office:value-type="float" office:value="-0.861010819366105" calcext:value-type="float">
            <text:p>-0.861010819366105</text:p>
          </table:table-cell>
          <table:table-cell office:value-type="float" office:value="-44.5310108193661" calcext:value-type="float">
            <text:p>-44.5310108193661</text:p>
          </table:table-cell>
          <table:table-cell office:value-type="float" office:value="17.0956832132567" calcext:value-type="float">
            <text:p>17.0956832132567</text:p>
          </table:table-cell>
          <table:table-cell office:value-type="float" office:value="-26.5743167867433" calcext:value-type="float">
            <text:p>-26.5743167867433</text:p>
          </table:table-cell>
          <table:table-cell/>
        </table:table-row>
        <table:table-row table:style-name="ro1">
          <table:table-cell office:value-type="string" calcext:value-type="string">
            <text:p>BCH</text:p>
          </table:table-cell>
          <table:table-cell office:value-type="string" calcext:value-type="string">
            <text:p>Banco de Chile</text:p>
          </table:table-cell>
          <table:table-cell office:value-type="float" office:value="22.13" calcext:value-type="float">
            <text:p>22.13</text:p>
          </table:table-cell>
          <table:table-cell office:value-type="float" office:value="0" calcext:value-type="float">
            <text:p>0</text:p>
          </table:table-cell>
          <table:table-cell office:value-type="float" office:value="-22.13" calcext:value-type="float">
            <text:p>-22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1.70351548268" calcext:value-type="float">
            <text:p>1881.70351548268</text:p>
          </table:table-cell>
          <table:table-cell office:value-type="float" office:value="6179.92678202047" calcext:value-type="float">
            <text:p>6179.92678202047</text:p>
          </table:table-cell>
          <table:table-cell office:value-type="float" office:value="6157.79678202046" calcext:value-type="float">
            <text:p>6157.79678202046</text:p>
          </table:table-cell>
          <table:table-cell office:value-type="float" office:value="1913.36561789926" calcext:value-type="float">
            <text:p>1913.36561789926</text:p>
          </table:table-cell>
          <table:table-cell office:value-type="float" office:value="1891.23561789926" calcext:value-type="float">
            <text:p>1891.23561789926</text:p>
          </table:table-cell>
          <table:table-cell/>
        </table:table-row>
        <table:table-row table:style-name="ro1">
          <table:table-cell office:value-type="string" calcext:value-type="string">
            <text:p>BCO</text:p>
          </table:table-cell>
          <table:table-cell office:value-type="string" calcext:value-type="string">
            <text:p>Brink`s Co.</text:p>
          </table:table-cell>
          <table:table-cell office:value-type="float" office:value="73.42" calcext:value-type="float">
            <text:p>73.42</text:p>
          </table:table-cell>
          <table:table-cell office:value-type="float" office:value="11.9838743659486" calcext:value-type="float">
            <text:p>11.9838743659486</text:p>
          </table:table-cell>
          <table:table-cell office:value-type="float" office:value="-61.4361256340514" calcext:value-type="float">
            <text:p>-61.4361256340514</text:p>
          </table:table-cell>
          <table:table-cell office:value-type="float" office:value="0" calcext:value-type="float">
            <text:p>0</text:p>
          </table:table-cell>
          <table:table-cell office:value-type="float" office:value="11.9838743659486" calcext:value-type="float">
            <text:p>11.9838743659486</text:p>
          </table:table-cell>
          <table:table-cell office:value-type="float" office:value="-30.6313007510454" calcext:value-type="float">
            <text:p>-30.6313007510454</text:p>
          </table:table-cell>
          <table:table-cell office:value-type="float" office:value="10.8935117252925" calcext:value-type="float">
            <text:p>10.8935117252925</text:p>
          </table:table-cell>
          <table:table-cell office:value-type="float" office:value="-62.5264882747075" calcext:value-type="float">
            <text:p>-62.5264882747075</text:p>
          </table:table-cell>
          <table:table-cell office:value-type="float" office:value="1.8206426281826" calcext:value-type="float">
            <text:p>1.8206426281826</text:p>
          </table:table-cell>
          <table:table-cell office:value-type="float" office:value="-71.5993573718174" calcext:value-type="float">
            <text:p>-71.5993573718174</text:p>
          </table:table-cell>
          <table:table-cell/>
        </table:table-row>
        <table:table-row table:style-name="ro1">
          <table:table-cell office:value-type="string" calcext:value-type="string">
            <text:p>BDC</text:p>
          </table:table-cell>
          <table:table-cell office:value-type="string" calcext:value-type="string">
            <text:p>Belden Inc</text:p>
          </table:table-cell>
          <table:table-cell office:value-type="float" office:value="45.34" calcext:value-type="float">
            <text:p>45.34</text:p>
          </table:table-cell>
          <table:table-cell office:value-type="float" office:value="8.77599743842027" calcext:value-type="float">
            <text:p>8.77599743842027</text:p>
          </table:table-cell>
          <table:table-cell office:value-type="float" office:value="-36.5640025615797" calcext:value-type="float">
            <text:p>-36.5640025615797</text:p>
          </table:table-cell>
          <table:table-cell office:value-type="float" office:value="5.48789853533197" calcext:value-type="float">
            <text:p>5.48789853533197</text:p>
          </table:table-cell>
          <table:table-cell office:value-type="float" office:value="14.2638959737522" calcext:value-type="float">
            <text:p>14.2638959737522</text:p>
          </table:table-cell>
          <table:table-cell office:value-type="float" office:value="-16.8040455169979" calcext:value-type="float">
            <text:p>-16.8040455169979</text:p>
          </table:table-cell>
          <table:table-cell office:value-type="float" office:value="12.3060601786524" calcext:value-type="float">
            <text:p>12.3060601786524</text:p>
          </table:table-cell>
          <table:table-cell office:value-type="float" office:value="-33.0339398213476" calcext:value-type="float">
            <text:p>-33.0339398213476</text:p>
          </table:table-cell>
          <table:table-cell office:value-type="float" office:value="17.7627549284272" calcext:value-type="float">
            <text:p>17.7627549284272</text:p>
          </table:table-cell>
          <table:table-cell office:value-type="float" office:value="-27.5772450715728" calcext:value-type="float">
            <text:p>-27.5772450715728</text:p>
          </table:table-cell>
          <table:table-cell/>
        </table:table-row>
        <table:table-row table:style-name="ro1">
          <table:table-cell office:value-type="string" calcext:value-type="string">
            <text:p>BDN</text:p>
          </table:table-cell>
          <table:table-cell office:value-type="string" calcext:value-type="string">
            <text:p>Brandywine Realty Trust</text:p>
          </table:table-cell>
          <table:table-cell office:value-type="float" office:value="11.99" calcext:value-type="float">
            <text:p>11.99</text:p>
          </table:table-cell>
          <table:table-cell office:value-type="float" office:value="0.364981639177003" calcext:value-type="float">
            <text:p>0.364981639177003</text:p>
          </table:table-cell>
          <table:table-cell office:value-type="float" office:value="-11.625018360823" calcext:value-type="float">
            <text:p>-11.625018360823</text:p>
          </table:table-cell>
          <table:table-cell office:value-type="float" office:value="0" calcext:value-type="float">
            <text:p>0</text:p>
          </table:table-cell>
          <table:table-cell office:value-type="float" office:value="0.364981639177003" calcext:value-type="float">
            <text:p>0.364981639177003</text:p>
          </table:table-cell>
          <table:table-cell office:value-type="float" office:value="10.2856452679101" calcext:value-type="float">
            <text:p>10.2856452679101</text:p>
          </table:table-cell>
          <table:table-cell office:value-type="float" office:value="0.396416867095069" calcext:value-type="float">
            <text:p>0.396416867095069</text:p>
          </table:table-cell>
          <table:table-cell office:value-type="float" office:value="-11.5935831329049" calcext:value-type="float">
            <text:p>-11.5935831329049</text:p>
          </table:table-cell>
          <table:table-cell office:value-type="float" office:value="10.5829667121221" calcext:value-type="float">
            <text:p>10.5829667121221</text:p>
          </table:table-cell>
          <table:table-cell office:value-type="float" office:value="-1.40703328787791" calcext:value-type="float">
            <text:p>-1.40703328787791</text:p>
          </table:table-cell>
          <table:table-cell/>
        </table:table-row>
        <table:table-row table:style-name="ro1">
          <table:table-cell office:value-type="string" calcext:value-type="string">
            <text:p>BDX</text:p>
          </table:table-cell>
          <table:table-cell office:value-type="string" calcext:value-type="string">
            <text:p>Becton</text:p>
          </table:table-cell>
          <table:table-cell office:value-type="float" office:value="256.32" calcext:value-type="float">
            <text:p>256.32</text:p>
          </table:table-cell>
          <table:table-cell office:value-type="float" office:value="11.2369221542274" calcext:value-type="float">
            <text:p>11.2369221542274</text:p>
          </table:table-cell>
          <table:table-cell office:value-type="float" office:value="-245.083077845773" calcext:value-type="float">
            <text:p>-245.083077845773</text:p>
          </table:table-cell>
          <table:table-cell office:value-type="float" office:value="9.68818862607963" calcext:value-type="float">
            <text:p>9.68818862607963</text:p>
          </table:table-cell>
          <table:table-cell office:value-type="float" office:value="20.925110780307" calcext:value-type="float">
            <text:p>20.925110780307</text:p>
          </table:table-cell>
          <table:table-cell office:value-type="float" office:value="-43.5469451814514" calcext:value-type="float">
            <text:p>-43.5469451814514</text:p>
          </table:table-cell>
          <table:table-cell office:value-type="float" office:value="8.66258286743959" calcext:value-type="float">
            <text:p>8.66258286743959</text:p>
          </table:table-cell>
          <table:table-cell office:value-type="float" office:value="-247.65741713256" calcext:value-type="float">
            <text:p>-247.65741713256</text:p>
          </table:table-cell>
          <table:table-cell office:value-type="float" office:value="84.8843638627453" calcext:value-type="float">
            <text:p>84.8843638627453</text:p>
          </table:table-cell>
          <table:table-cell office:value-type="float" office:value="-171.435636137255" calcext:value-type="float">
            <text:p>-171.435636137255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Franklin Resources</text:p>
          </table:table-cell>
          <table:table-cell office:value-type="float" office:value="27.62" calcext:value-type="float">
            <text:p>27.62</text:p>
          </table:table-cell>
          <table:table-cell office:value-type="float" office:value="8.74449384776233" calcext:value-type="float">
            <text:p>8.74449384776233</text:p>
          </table:table-cell>
          <table:table-cell office:value-type="float" office:value="-18.8755061522377" calcext:value-type="float">
            <text:p>-18.8755061522377</text:p>
          </table:table-cell>
          <table:table-cell office:value-type="float" office:value="0" calcext:value-type="float">
            <text:p>0</text:p>
          </table:table-cell>
          <table:table-cell office:value-type="float" office:value="8.74449384776233" calcext:value-type="float">
            <text:p>8.74449384776233</text:p>
          </table:table-cell>
          <table:table-cell office:value-type="float" office:value="2.0148247732043" calcext:value-type="float">
            <text:p>2.0148247732043</text:p>
          </table:table-cell>
          <table:table-cell office:value-type="float" office:value="9.88318741250659" calcext:value-type="float">
            <text:p>9.88318741250659</text:p>
          </table:table-cell>
          <table:table-cell office:value-type="float" office:value="-17.7368125874934" calcext:value-type="float">
            <text:p>-17.7368125874934</text:p>
          </table:table-cell>
          <table:table-cell office:value-type="float" office:value="20.5793881799279" calcext:value-type="float">
            <text:p>20.5793881799279</text:p>
          </table:table-cell>
          <table:table-cell office:value-type="float" office:value="-7.04061182007213" calcext:value-type="float">
            <text:p>-7.04061182007213</text:p>
          </table:table-cell>
          <table:table-cell/>
        </table:table-row>
        <table:table-row table:style-name="ro1">
          <table:table-cell office:value-type="string" calcext:value-type="string">
            <text:p>BERY</text:p>
          </table:table-cell>
          <table:table-cell office:value-type="string" calcext:value-type="string">
            <text:p>Berry Global Group Inc</text:p>
          </table:table-cell>
          <table:table-cell office:value-type="float" office:value="59.07" calcext:value-type="float">
            <text:p>59.07</text:p>
          </table:table-cell>
          <table:table-cell office:value-type="float" office:value="6.32590620660275" calcext:value-type="float">
            <text:p>6.32590620660275</text:p>
          </table:table-cell>
          <table:table-cell office:value-type="float" office:value="-52.7440937933972" calcext:value-type="float">
            <text:p>-52.7440937933972</text:p>
          </table:table-cell>
          <table:table-cell office:value-type="float" office:value="11.225309360713" calcext:value-type="float">
            <text:p>11.225309360713</text:p>
          </table:table-cell>
          <table:table-cell office:value-type="float" office:value="17.5512155673158" calcext:value-type="float">
            <text:p>17.5512155673158</text:p>
          </table:table-cell>
          <table:table-cell office:value-type="float" office:value="-40.0018342887419" calcext:value-type="float">
            <text:p>-40.0018342887419</text:p>
          </table:table-cell>
          <table:table-cell office:value-type="float" office:value="12.6070007989911" calcext:value-type="float">
            <text:p>12.6070007989911</text:p>
          </table:table-cell>
          <table:table-cell office:value-type="float" office:value="-46.4629992010089" calcext:value-type="float">
            <text:p>-46.4629992010089</text:p>
          </table:table-cell>
          <table:table-cell office:value-type="float" office:value="18.2607327923775" calcext:value-type="float">
            <text:p>18.2607327923775</text:p>
          </table:table-cell>
          <table:table-cell office:value-type="float" office:value="-40.8092672076225" calcext:value-type="float">
            <text:p>-40.8092672076225</text:p>
          </table:table-cell>
          <table:table-cell/>
        </table:table-row>
        <table:table-row table:style-name="ro1">
          <table:table-cell office:value-type="string" calcext:value-type="string">
            <text:p>BF.B</text:p>
          </table:table-cell>
          <table:table-cell office:value-type="string" calcext:value-type="string">
            <text:p>Brown-Forman Corp.</text:p>
          </table:table-cell>
          <table:table-cell office:value-type="float" office:value="76.85" calcext:value-type="float">
            <text:p>76.85</text:p>
          </table:table-cell>
          <table:table-cell office:value-type="float" office:value="3.1148128213011" calcext:value-type="float">
            <text:p>3.1148128213011</text:p>
          </table:table-cell>
          <table:table-cell office:value-type="float" office:value="-73.7351871786989" calcext:value-type="float">
            <text:p>-73.7351871786989</text:p>
          </table:table-cell>
          <table:table-cell office:value-type="float" office:value="5.54139417897447" calcext:value-type="float">
            <text:p>5.54139417897447</text:p>
          </table:table-cell>
          <table:table-cell office:value-type="float" office:value="8.65620700027557" calcext:value-type="float">
            <text:p>8.65620700027557</text:p>
          </table:table-cell>
          <table:table-cell office:value-type="float" office:value="3.19882229573453" calcext:value-type="float">
            <text:p>3.19882229573453</text:p>
          </table:table-cell>
          <table:table-cell office:value-type="float" office:value="9.02455623432985" calcext:value-type="float">
            <text:p>9.02455623432985</text:p>
          </table:table-cell>
          <table:table-cell office:value-type="float" office:value="-67.8254437656701" calcext:value-type="float">
            <text:p>-67.8254437656701</text:p>
          </table:table-cell>
          <table:table-cell office:value-type="float" office:value="7.76441411782837" calcext:value-type="float">
            <text:p>7.76441411782837</text:p>
          </table:table-cell>
          <table:table-cell office:value-type="float" office:value="-69.0855858821716" calcext:value-type="float">
            <text:p>-69.0855858821716</text:p>
          </table:table-cell>
          <table:table-cell/>
        </table:table-row>
        <table:table-row table:style-name="ro1">
          <table:table-cell office:value-type="string" calcext:value-type="string">
            <text:p>BFAM</text:p>
          </table:table-cell>
          <table:table-cell office:value-type="string" calcext:value-type="string">
            <text:p>Bright Horizons Family Solutions</text:p>
          </table:table-cell>
          <table:table-cell office:value-type="float" office:value="178.18" calcext:value-type="float">
            <text:p>178.18</text:p>
          </table:table-cell>
          <table:table-cell office:value-type="float" office:value="6.03160488308692" calcext:value-type="float">
            <text:p>6.03160488308692</text:p>
          </table:table-cell>
          <table:table-cell office:value-type="float" office:value="-172.148395116913" calcext:value-type="float">
            <text:p>-172.148395116913</text:p>
          </table:table-cell>
          <table:table-cell office:value-type="float" office:value="0" calcext:value-type="float">
            <text:p>0</text:p>
          </table:table-cell>
          <table:table-cell office:value-type="float" office:value="6.03160488308692" calcext:value-type="float">
            <text:p>6.03160488308692</text:p>
          </table:table-cell>
          <table:table-cell office:value-type="float" office:value="-7.6472923526317" calcext:value-type="float">
            <text:p>-7.6472923526317</text:p>
          </table:table-cell>
          <table:table-cell office:value-type="float" office:value="1.82731374873044" calcext:value-type="float">
            <text:p>1.82731374873044</text:p>
          </table:table-cell>
          <table:table-cell office:value-type="float" office:value="-176.35268625127" calcext:value-type="float">
            <text:p>-176.35268625127</text:p>
          </table:table-cell>
          <table:table-cell office:value-type="float" office:value="20.2613215518736" calcext:value-type="float">
            <text:p>20.2613215518736</text:p>
          </table:table-cell>
          <table:table-cell office:value-type="float" office:value="-157.918678448126" calcext:value-type="float">
            <text:p>-157.918678448126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ul Centers</text:p>
          </table:table-cell>
          <table:table-cell office:value-type="float" office:value="33.87" calcext:value-type="float">
            <text:p>33.87</text:p>
          </table:table-cell>
          <table:table-cell office:value-type="float" office:value="2.3207264957265" calcext:value-type="float">
            <text:p>2.3207264957265</text:p>
          </table:table-cell>
          <table:table-cell office:value-type="float" office:value="-31.5492735042735" calcext:value-type="float">
            <text:p>-31.5492735042735</text:p>
          </table:table-cell>
          <table:table-cell office:value-type="float" office:value="0" calcext:value-type="float">
            <text:p>0</text:p>
          </table:table-cell>
          <table:table-cell office:value-type="float" office:value="2.3207264957265" calcext:value-type="float">
            <text:p>2.3207264957265</text:p>
          </table:table-cell>
          <table:table-cell office:value-type="float" office:value="7.77854700854701" calcext:value-type="float">
            <text:p>7.77854700854701</text:p>
          </table:table-cell>
          <table:table-cell office:value-type="float" office:value="2.32559829059829" calcext:value-type="float">
            <text:p>2.32559829059829</text:p>
          </table:table-cell>
          <table:table-cell office:value-type="float" office:value="-31.5444017094017" calcext:value-type="float">
            <text:p>-31.5444017094017</text:p>
          </table:table-cell>
          <table:table-cell office:value-type="float" office:value="15.6845299145299" calcext:value-type="float">
            <text:p>15.6845299145299</text:p>
          </table:table-cell>
          <table:table-cell office:value-type="float" office:value="-18.1854700854701" calcext:value-type="float">
            <text:p>-18.1854700854701</text:p>
          </table:table-cell>
          <table:table-cell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nge Ltd.</text:p>
          </table:table-cell>
          <table:table-cell office:value-type="float" office:value="78" calcext:value-type="float">
            <text:p>78</text:p>
          </table:table-cell>
          <table:table-cell office:value-type="float" office:value="4.18872408793522" calcext:value-type="float">
            <text:p>4.18872408793522</text:p>
          </table:table-cell>
          <table:table-cell office:value-type="float" office:value="-73.8112759120648" calcext:value-type="float">
            <text:p>-73.8112759120648</text:p>
          </table:table-cell>
          <table:table-cell office:value-type="float" office:value="46.2764509065391" calcext:value-type="float">
            <text:p>46.2764509065391</text:p>
          </table:table-cell>
          <table:table-cell office:value-type="float" office:value="50.4651749944743" calcext:value-type="float">
            <text:p>50.4651749944743</text:p>
          </table:table-cell>
          <table:table-cell office:value-type="float" office:value="25.447393860721" calcext:value-type="float">
            <text:p>25.447393860721</text:p>
          </table:table-cell>
          <table:table-cell office:value-type="float" office:value="32.7150091585915" calcext:value-type="float">
            <text:p>32.7150091585915</text:p>
          </table:table-cell>
          <table:table-cell office:value-type="float" office:value="-45.2849908414085" calcext:value-type="float">
            <text:p>-45.2849908414085</text:p>
          </table:table-cell>
          <table:table-cell office:value-type="float" office:value="38.142449942617" calcext:value-type="float">
            <text:p>38.142449942617</text:p>
          </table:table-cell>
          <table:table-cell office:value-type="float" office:value="-39.857550057383" calcext:value-type="float">
            <text:p>-39.857550057383</text:p>
          </table:table-cell>
          <table:table-cell/>
        </table:table-row>
        <table:table-row table:style-name="ro1">
          <table:table-cell office:value-type="string" calcext:value-type="string">
            <text:p>BGS</text:p>
          </table:table-cell>
          <table:table-cell office:value-type="string" calcext:value-type="string">
            <text:p>B&amp;G Foods</text:p>
          </table:table-cell>
          <table:table-cell office:value-type="float" office:value="32.6" calcext:value-type="float">
            <text:p>32.6</text:p>
          </table:table-cell>
          <table:table-cell office:value-type="float" office:value="0.886606462134237" calcext:value-type="float">
            <text:p>0.886606462134237</text:p>
          </table:table-cell>
          <table:table-cell office:value-type="float" office:value="-31.7133935378658" calcext:value-type="float">
            <text:p>-31.7133935378658</text:p>
          </table:table-cell>
          <table:table-cell office:value-type="float" office:value="7.4125106246245" calcext:value-type="float">
            <text:p>7.4125106246245</text:p>
          </table:table-cell>
          <table:table-cell office:value-type="float" office:value="8.29911708675874" calcext:value-type="float">
            <text:p>8.29911708675874</text:p>
          </table:table-cell>
          <table:table-cell office:value-type="float" office:value="-21.1183287579468" calcext:value-type="float">
            <text:p>-21.1183287579468</text:p>
          </table:table-cell>
          <table:table-cell office:value-type="float" office:value="7.13362809272036" calcext:value-type="float">
            <text:p>7.13362809272036</text:p>
          </table:table-cell>
          <table:table-cell office:value-type="float" office:value="-25.4663719072796" calcext:value-type="float">
            <text:p>-25.4663719072796</text:p>
          </table:table-cell>
          <table:table-cell office:value-type="float" office:value="13.1258906315749" calcext:value-type="float">
            <text:p>13.1258906315749</text:p>
          </table:table-cell>
          <table:table-cell office:value-type="float" office:value="-19.4741093684251" calcext:value-type="float">
            <text:p>-19.4741093684251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iglari Holdings Inc.</text:p>
          </table:table-cell>
          <table:table-cell office:value-type="float" office:value="121" calcext:value-type="float">
            <text:p>121</text:p>
          </table:table-cell>
          <table:table-cell office:value-type="float" office:value="57.1612266996674" calcext:value-type="float">
            <text:p>57.1612266996674</text:p>
          </table:table-cell>
          <table:table-cell office:value-type="float" office:value="-63.8387733003326" calcext:value-type="float">
            <text:p>-63.8387733003326</text:p>
          </table:table-cell>
          <table:table-cell office:value-type="float" office:value="1.40575450537551" calcext:value-type="float">
            <text:p>1.40575450537551</text:p>
          </table:table-cell>
          <table:table-cell office:value-type="float" office:value="58.5669812050429" calcext:value-type="float">
            <text:p>58.5669812050429</text:p>
          </table:table-cell>
          <table:table-cell office:value-type="float" office:value="223.606814138758" calcext:value-type="float">
            <text:p>223.606814138758</text:p>
          </table:table-cell>
          <table:table-cell office:value-type="float" office:value="-70.2214981823807" calcext:value-type="float">
            <text:p>-70.2214981823807</text:p>
          </table:table-cell>
          <table:table-cell office:value-type="float" office:value="-191.221498182381" calcext:value-type="float">
            <text:p>-191.221498182381</text:p>
          </table:table-cell>
          <table:table-cell office:value-type="float" office:value="260.179634929229" calcext:value-type="float">
            <text:p>260.179634929229</text:p>
          </table:table-cell>
          <table:table-cell office:value-type="float" office:value="139.179634929229" calcext:value-type="float">
            <text:p>139.179634929229</text:p>
          </table:table-cell>
          <table:table-cell/>
        </table:table-row>
        <table:table-row table:style-name="ro1">
          <table:table-cell office:value-type="string" calcext:value-type="string">
            <text:p>BHE</text:p>
          </table:table-cell>
          <table:table-cell office:value-type="string" calcext:value-type="string">
            <text:p>Benchmark Electronics Inc.</text:p>
          </table:table-cell>
          <table:table-cell office:value-type="float" office:value="27.84" calcext:value-type="float">
            <text:p>27.84</text:p>
          </table:table-cell>
          <table:table-cell office:value-type="float" office:value="9.77536401690532" calcext:value-type="float">
            <text:p>9.77536401690532</text:p>
          </table:table-cell>
          <table:table-cell office:value-type="float" office:value="-18.0646359830947" calcext:value-type="float">
            <text:p>-18.0646359830947</text:p>
          </table:table-cell>
          <table:table-cell office:value-type="float" office:value="9.97409721481704" calcext:value-type="float">
            <text:p>9.97409721481704</text:p>
          </table:table-cell>
          <table:table-cell office:value-type="float" office:value="19.7494612317224" calcext:value-type="float">
            <text:p>19.7494612317224</text:p>
          </table:table-cell>
          <table:table-cell office:value-type="float" office:value="21.7285652285909" calcext:value-type="float">
            <text:p>21.7285652285909</text:p>
          </table:table-cell>
          <table:table-cell office:value-type="float" office:value="20.3916552462273" calcext:value-type="float">
            <text:p>20.3916552462273</text:p>
          </table:table-cell>
          <table:table-cell office:value-type="float" office:value="-7.44834475377269" calcext:value-type="float">
            <text:p>-7.44834475377269</text:p>
          </table:table-cell>
          <table:table-cell office:value-type="float" office:value="26.9976553541784" calcext:value-type="float">
            <text:p>26.9976553541784</text:p>
          </table:table-cell>
          <table:table-cell office:value-type="float" office:value="-0.842344645821566" calcext:value-type="float">
            <text:p>-0.842344645821566</text:p>
          </table:table-cell>
          <table:table-cell/>
        </table:table-row>
        <table:table-row table:style-name="ro1">
          <table:table-cell office:value-type="string" calcext:value-type="string">
            <text:p>BHLB</text:p>
          </table:table-cell>
          <table:table-cell office:value-type="string" calcext:value-type="string">
            <text:p>Berkshire Hills Bancorp Inc.</text:p>
          </table:table-cell>
          <table:table-cell office:value-type="float" office:value="19.22" calcext:value-type="float">
            <text:p>19.22</text:p>
          </table:table-cell>
          <table:table-cell office:value-type="float" office:value="0" calcext:value-type="float">
            <text:p>0</text:p>
          </table:table-cell>
          <table:table-cell office:value-type="float" office:value="-19.22" calcext:value-type="float">
            <text:p>-1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891447983709" calcext:value-type="float">
            <text:p>21.9891447983709</text:p>
          </table:table-cell>
          <table:table-cell office:value-type="float" office:value="11.3454239763286" calcext:value-type="float">
            <text:p>11.3454239763286</text:p>
          </table:table-cell>
          <table:table-cell office:value-type="float" office:value="-7.87457602367137" calcext:value-type="float">
            <text:p>-7.87457602367137</text:p>
          </table:table-cell>
          <table:table-cell office:value-type="float" office:value="23.1945263809618" calcext:value-type="float">
            <text:p>23.1945263809618</text:p>
          </table:table-cell>
          <table:table-cell office:value-type="float" office:value="3.9745263809618" calcext:value-type="float">
            <text:p>3.9745263809618</text:p>
          </table:table-cell>
          <table:table-cell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Big Lots Inc</text:p>
          </table:table-cell>
          <table:table-cell office:value-type="float" office:value="65.37" calcext:value-type="float">
            <text:p>65.37</text:p>
          </table:table-cell>
          <table:table-cell office:value-type="float" office:value="14.7623487955381" calcext:value-type="float">
            <text:p>14.7623487955381</text:p>
          </table:table-cell>
          <table:table-cell office:value-type="float" office:value="-50.6076512044619" calcext:value-type="float">
            <text:p>-50.6076512044619</text:p>
          </table:table-cell>
          <table:table-cell office:value-type="float" office:value="29.3470097129573" calcext:value-type="float">
            <text:p>29.3470097129573</text:p>
          </table:table-cell>
          <table:table-cell office:value-type="float" office:value="44.1093585084954" calcext:value-type="float">
            <text:p>44.1093585084954</text:p>
          </table:table-cell>
          <table:table-cell office:value-type="float" office:value="33.8534480825877" calcext:value-type="float">
            <text:p>33.8534480825877</text:p>
          </table:table-cell>
          <table:table-cell office:value-type="float" office:value="15.3256468550162" calcext:value-type="float">
            <text:p>15.3256468550162</text:p>
          </table:table-cell>
          <table:table-cell office:value-type="float" office:value="-50.0443531449838" calcext:value-type="float">
            <text:p>-50.0443531449838</text:p>
          </table:table-cell>
          <table:table-cell office:value-type="float" office:value="33.8534480825877" calcext:value-type="float">
            <text:p>33.8534480825877</text:p>
          </table:table-cell>
          <table:table-cell office:value-type="float" office:value="-31.5165519174123" calcext:value-type="float">
            <text:p>-31.5165519174123</text:p>
          </table:table-cell>
          <table:table-cell/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Bio-Rad Laboratories Inc.</text:p>
          </table:table-cell>
          <table:table-cell office:value-type="float" office:value="662.35" calcext:value-type="float">
            <text:p>662.35</text:p>
          </table:table-cell>
          <table:table-cell office:value-type="float" office:value="46.6614237116702" calcext:value-type="float">
            <text:p>46.6614237116702</text:p>
          </table:table-cell>
          <table:table-cell office:value-type="float" office:value="-615.68857628833" calcext:value-type="float">
            <text:p>-615.68857628833</text:p>
          </table:table-cell>
          <table:table-cell office:value-type="float" office:value="25.8777298002171" calcext:value-type="float">
            <text:p>25.8777298002171</text:p>
          </table:table-cell>
          <table:table-cell office:value-type="float" office:value="72.5391535118873" calcext:value-type="float">
            <text:p>72.5391535118873</text:p>
          </table:table-cell>
          <table:table-cell office:value-type="float" office:value="336.610968387423" calcext:value-type="float">
            <text:p>336.610968387423</text:p>
          </table:table-cell>
          <table:table-cell office:value-type="float" office:value="54.0491884137674" calcext:value-type="float">
            <text:p>54.0491884137674</text:p>
          </table:table-cell>
          <table:table-cell office:value-type="float" office:value="-608.300811586233" calcext:value-type="float">
            <text:p>-608.300811586233</text:p>
          </table:table-cell>
          <table:table-cell office:value-type="float" office:value="356.708419122151" calcext:value-type="float">
            <text:p>356.708419122151</text:p>
          </table:table-cell>
          <table:table-cell office:value-type="float" office:value="-305.641580877849" calcext:value-type="float">
            <text:p>-305.641580877849</text:p>
          </table:table-cell>
          <table:table-cell/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Bank Of New York Mellon Corp</text:p>
          </table:table-cell>
          <table:table-cell office:value-type="float" office:value="41.93" calcext:value-type="float">
            <text:p>41.93</text:p>
          </table:table-cell>
          <table:table-cell office:value-type="float" office:value="0" calcext:value-type="float">
            <text:p>0</text:p>
          </table:table-cell>
          <table:table-cell office:value-type="float" office:value="-41.93" calcext:value-type="float">
            <text:p>-4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047577329301" calcext:value-type="float">
            <text:p>20.5047577329301</text:p>
          </table:table-cell>
          <table:table-cell office:value-type="float" office:value="22.8193013823654" calcext:value-type="float">
            <text:p>22.8193013823654</text:p>
          </table:table-cell>
          <table:table-cell office:value-type="float" office:value="-19.1106986176346" calcext:value-type="float">
            <text:p>-19.1106986176346</text:p>
          </table:table-cell>
          <table:table-cell office:value-type="float" office:value="50.6886187721531" calcext:value-type="float">
            <text:p>50.6886187721531</text:p>
          </table:table-cell>
          <table:table-cell office:value-type="float" office:value="8.7586187721531" calcext:value-type="float">
            <text:p>8.7586187721531</text:p>
          </table:table-cell>
          <table:table-cell/>
        </table:table-row>
        <table:table-row table:style-name="ro1">
          <table:table-cell office:value-type="string" calcext:value-type="string">
            <text:p>BKD</text:p>
          </table:table-cell>
          <table:table-cell office:value-type="string" calcext:value-type="string">
            <text:p>Brookdale Senior Living Inc</text:p>
          </table:table-cell>
          <table:table-cell office:value-type="float" office:value="5.2" calcext:value-type="float">
            <text:p>5.2</text:p>
          </table:table-cell>
          <table:table-cell office:value-type="float" office:value="2.6761040134853" calcext:value-type="float">
            <text:p>2.6761040134853</text:p>
          </table:table-cell>
          <table:table-cell office:value-type="float" office:value="-2.5238959865147" calcext:value-type="float">
            <text:p>-2.5238959865147</text:p>
          </table:table-cell>
          <table:table-cell office:value-type="float" office:value="0" calcext:value-type="float">
            <text:p>0</text:p>
          </table:table-cell>
          <table:table-cell office:value-type="float" office:value="2.6761040134853" calcext:value-type="float">
            <text:p>2.6761040134853</text:p>
          </table:table-cell>
          <table:table-cell office:value-type="float" office:value="3.75017296273752" calcext:value-type="float">
            <text:p>3.75017296273752</text:p>
          </table:table-cell>
          <table:table-cell office:value-type="float" office:value="0.0167625601620635" calcext:value-type="float">
            <text:p>0.016762560162064</text:p>
          </table:table-cell>
          <table:table-cell office:value-type="float" office:value="-5.18323743983794" calcext:value-type="float">
            <text:p>-5.18323743983794</text:p>
          </table:table-cell>
          <table:table-cell office:value-type="float" office:value="4.59065121919133" calcext:value-type="float">
            <text:p>4.59065121919133</text:p>
          </table:table-cell>
          <table:table-cell office:value-type="float" office:value="-0.609348780808668" calcext:value-type="float">
            <text:p>-0.609348780808668</text:p>
          </table:table-cell>
          <table:table-cell/>
        </table:table-row>
        <table:table-row table:style-name="ro1">
          <table:table-cell office:value-type="string" calcext:value-type="string">
            <text:p>BKE</text:p>
          </table:table-cell>
          <table:table-cell office:value-type="string" calcext:value-type="string">
            <text:p>Buckle</text:p>
          </table:table-cell>
          <table:table-cell office:value-type="float" office:value="38.89" calcext:value-type="float">
            <text:p>38.89</text:p>
          </table:table-cell>
          <table:table-cell office:value-type="float" office:value="6.86801423850045" calcext:value-type="float">
            <text:p>6.86801423850045</text:p>
          </table:table-cell>
          <table:table-cell office:value-type="float" office:value="-32.0219857614995" calcext:value-type="float">
            <text:p>-32.0219857614995</text:p>
          </table:table-cell>
          <table:table-cell office:value-type="float" office:value="2.40259970651152" calcext:value-type="float">
            <text:p>2.40259970651152</text:p>
          </table:table-cell>
          <table:table-cell office:value-type="float" office:value="9.27061394501197" calcext:value-type="float">
            <text:p>9.27061394501197</text:p>
          </table:table-cell>
          <table:table-cell office:value-type="float" office:value="8.95414525309814" calcext:value-type="float">
            <text:p>8.95414525309814</text:p>
          </table:table-cell>
          <table:table-cell office:value-type="float" office:value="5.63209429714552" calcext:value-type="float">
            <text:p>5.63209429714552</text:p>
          </table:table-cell>
          <table:table-cell office:value-type="float" office:value="-33.2579057028545" calcext:value-type="float">
            <text:p>-33.2579057028545</text:p>
          </table:table-cell>
          <table:table-cell office:value-type="float" office:value="8.95414525309814" calcext:value-type="float">
            <text:p>8.95414525309814</text:p>
          </table:table-cell>
          <table:table-cell office:value-type="float" office:value="-29.9358547469019" calcext:value-type="float">
            <text:p>-29.9358547469019</text:p>
          </table:table-cell>
          <table:table-cell/>
        </table:table-row>
        <table:table-row table:style-name="ro1">
          <table:table-cell office:value-type="string" calcext:value-type="string">
            <text:p>BKH</text:p>
          </table:table-cell>
          <table:table-cell office:value-type="string" calcext:value-type="string">
            <text:p>Black Hills Corporation</text:p>
          </table:table-cell>
          <table:table-cell office:value-type="float" office:value="61.62" calcext:value-type="float">
            <text:p>61.62</text:p>
          </table:table-cell>
          <table:table-cell office:value-type="float" office:value="0.110842496684925" calcext:value-type="float">
            <text:p>0.110842496684925</text:p>
          </table:table-cell>
          <table:table-cell office:value-type="float" office:value="-61.5091575033151" calcext:value-type="float">
            <text:p>-61.5091575033151</text:p>
          </table:table-cell>
          <table:table-cell office:value-type="float" office:value="2.01377946744985" calcext:value-type="float">
            <text:p>2.01377946744985</text:p>
          </table:table-cell>
          <table:table-cell office:value-type="float" office:value="2.12462196413478" calcext:value-type="float">
            <text:p>2.12462196413478</text:p>
          </table:table-cell>
          <table:table-cell office:value-type="float" office:value="19.2416518148877" calcext:value-type="float">
            <text:p>19.2416518148877</text:p>
          </table:table-cell>
          <table:table-cell office:value-type="float" office:value="-1.75746316634509" calcext:value-type="float">
            <text:p>-1.75746316634509</text:p>
          </table:table-cell>
          <table:table-cell office:value-type="float" office:value="-63.3774631663451" calcext:value-type="float">
            <text:p>-63.3774631663451</text:p>
          </table:table-cell>
          <table:table-cell office:value-type="float" office:value="40.1462757590472" calcext:value-type="float">
            <text:p>40.1462757590472</text:p>
          </table:table-cell>
          <table:table-cell office:value-type="float" office:value="-21.4737242409528" calcext:value-type="float">
            <text:p>-21.4737242409528</text:p>
          </table:table-cell>
          <table:table-cell/>
        </table:table-row>
        <table:table-row table:style-name="ro1">
          <table:table-cell office:value-type="string" calcext:value-type="string">
            <text:p>BKU</text:p>
          </table:table-cell>
          <table:table-cell office:value-type="string" calcext:value-type="string">
            <text:p>BankUnited Inc</text:p>
          </table:table-cell>
          <table:table-cell office:value-type="float" office:value="39.51" calcext:value-type="float">
            <text:p>39.51</text:p>
          </table:table-cell>
          <table:table-cell office:value-type="float" office:value="0" calcext:value-type="float">
            <text:p>0</text:p>
          </table:table-cell>
          <table:table-cell office:value-type="float" office:value="-39.51" calcext:value-type="float">
            <text:p>-3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636816106154" calcext:value-type="float">
            <text:p>30.1636816106154</text:p>
          </table:table-cell>
          <table:table-cell office:value-type="float" office:value="19.1555914133847" calcext:value-type="float">
            <text:p>19.1555914133847</text:p>
          </table:table-cell>
          <table:table-cell office:value-type="float" office:value="-20.3544085866153" calcext:value-type="float">
            <text:p>-20.3544085866153</text:p>
          </table:table-cell>
          <table:table-cell office:value-type="float" office:value="31.0039344407775" calcext:value-type="float">
            <text:p>31.0039344407775</text:p>
          </table:table-cell>
          <table:table-cell office:value-type="float" office:value="-8.5060655592225" calcext:value-type="float">
            <text:p>-8.5060655592225</text:p>
          </table:table-cell>
          <table:table-cell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Blackrock Inc.</text:p>
          </table:table-cell>
          <table:table-cell office:value-type="float" office:value="722.98" calcext:value-type="float">
            <text:p>722.98</text:p>
          </table:table-cell>
          <table:table-cell office:value-type="float" office:value="41.4462703920191" calcext:value-type="float">
            <text:p>41.4462703920191</text:p>
          </table:table-cell>
          <table:table-cell office:value-type="float" office:value="-681.533729607981" calcext:value-type="float">
            <text:p>-681.533729607981</text:p>
          </table:table-cell>
          <table:table-cell office:value-type="float" office:value="0" calcext:value-type="float">
            <text:p>0</text:p>
          </table:table-cell>
          <table:table-cell office:value-type="float" office:value="41.4462703920191" calcext:value-type="float">
            <text:p>41.4462703920191</text:p>
          </table:table-cell>
          <table:table-cell office:value-type="float" office:value="6.74706727311939" calcext:value-type="float">
            <text:p>6.74706727311939</text:p>
          </table:table-cell>
          <table:table-cell office:value-type="float" office:value="82.9384392008621" calcext:value-type="float">
            <text:p>82.9384392008621</text:p>
          </table:table-cell>
          <table:table-cell office:value-type="float" office:value="-640.041560799138" calcext:value-type="float">
            <text:p>-640.041560799138</text:p>
          </table:table-cell>
          <table:table-cell office:value-type="float" office:value="222.102439011052" calcext:value-type="float">
            <text:p>222.102439011052</text:p>
          </table:table-cell>
          <table:table-cell office:value-type="float" office:value="-500.877560988948" calcext:value-type="float">
            <text:p>-500.877560988948</text:p>
          </table:table-cell>
          <table:table-cell/>
        </table:table-row>
        <table:table-row table:style-name="ro1">
          <table:table-cell office:value-type="string" calcext:value-type="string">
            <text:p>BLL</text:p>
          </table:table-cell>
          <table:table-cell office:value-type="string" calcext:value-type="string">
            <text:p>Ball Corp.</text:p>
          </table:table-cell>
          <table:table-cell office:value-type="float" office:value="89.68" calcext:value-type="float">
            <text:p>89.68</text:p>
          </table:table-cell>
          <table:table-cell office:value-type="float" office:value="2.35699326995575" calcext:value-type="float">
            <text:p>2.35699326995575</text:p>
          </table:table-cell>
          <table:table-cell office:value-type="float" office:value="-87.3230067300443" calcext:value-type="float">
            <text:p>-87.3230067300443</text:p>
          </table:table-cell>
          <table:table-cell office:value-type="float" office:value="4.00169155690283" calcext:value-type="float">
            <text:p>4.00169155690283</text:p>
          </table:table-cell>
          <table:table-cell office:value-type="float" office:value="6.35868482685858" calcext:value-type="float">
            <text:p>6.35868482685858</text:p>
          </table:table-cell>
          <table:table-cell office:value-type="float" office:value="-10.4306887640584" calcext:value-type="float">
            <text:p>-10.4306887640584</text:p>
          </table:table-cell>
          <table:table-cell office:value-type="float" office:value="0.797892663370235" calcext:value-type="float">
            <text:p>0.797892663370235</text:p>
          </table:table-cell>
          <table:table-cell office:value-type="float" office:value="-88.8821073366298" calcext:value-type="float">
            <text:p>-88.8821073366298</text:p>
          </table:table-cell>
          <table:table-cell office:value-type="float" office:value="8.82267519726628" calcext:value-type="float">
            <text:p>8.82267519726628</text:p>
          </table:table-cell>
          <table:table-cell office:value-type="float" office:value="-80.8573248027337" calcext:value-type="float">
            <text:p>-80.8573248027337</text:p>
          </table:table-cell>
          <table:table-cell/>
        </table:table-row>
        <table:table-row table:style-name="ro1">
          <table:table-cell office:value-type="string" calcext:value-type="string">
            <text:p>BLX</text:p>
          </table:table-cell>
          <table:table-cell office:value-type="string" calcext:value-type="string">
            <text:p>Banco Latinoamericano De Comercio Exterior SA</text:p>
          </table:table-cell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  <table:table-cell office:value-type="float" office:value="-15.64" calcext:value-type="float">
            <text:p>-15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783857301942" calcext:value-type="float">
            <text:p>25.8783857301942</text:p>
          </table:table-cell>
          <table:table-cell office:value-type="float" office:value="27.8368337254951" calcext:value-type="float">
            <text:p>27.8368337254951</text:p>
          </table:table-cell>
          <table:table-cell office:value-type="float" office:value="12.1968337254951" calcext:value-type="float">
            <text:p>12.1968337254951</text:p>
          </table:table-cell>
          <table:table-cell office:value-type="float" office:value="25.9002026575391" calcext:value-type="float">
            <text:p>25.9002026575391</text:p>
          </table:table-cell>
          <table:table-cell office:value-type="float" office:value="10.2602026575391" calcext:value-type="float">
            <text:p>10.2602026575391</text:p>
          </table:table-cell>
          <table:table-cell/>
        </table:table-row>
        <table:table-row table:style-name="ro1">
          <table:table-cell office:value-type="string" calcext:value-type="string">
            <text:p>BMI</text:p>
          </table:table-cell>
          <table:table-cell office:value-type="string" calcext:value-type="string">
            <text:p>Badger Meter Inc.</text:p>
          </table:table-cell>
          <table:table-cell office:value-type="float" office:value="107.48" calcext:value-type="float">
            <text:p>107.48</text:p>
          </table:table-cell>
          <table:table-cell office:value-type="float" office:value="3.22495914580088" calcext:value-type="float">
            <text:p>3.22495914580088</text:p>
          </table:table-cell>
          <table:table-cell office:value-type="float" office:value="-104.255040854199" calcext:value-type="float">
            <text:p>-104.255040854199</text:p>
          </table:table-cell>
          <table:table-cell office:value-type="float" office:value="2.64406055055614" calcext:value-type="float">
            <text:p>2.64406055055614</text:p>
          </table:table-cell>
          <table:table-cell office:value-type="float" office:value="5.86901969635702" calcext:value-type="float">
            <text:p>5.86901969635702</text:p>
          </table:table-cell>
          <table:table-cell office:value-type="float" office:value="8.15335860291449" calcext:value-type="float">
            <text:p>8.15335860291449</text:p>
          </table:table-cell>
          <table:table-cell office:value-type="float" office:value="5.92637458899381" calcext:value-type="float">
            <text:p>5.92637458899381</text:p>
          </table:table-cell>
          <table:table-cell office:value-type="float" office:value="-101.553625411006" calcext:value-type="float">
            <text:p>-101.553625411006</text:p>
          </table:table-cell>
          <table:table-cell office:value-type="float" office:value="12.0734796540216" calcext:value-type="float">
            <text:p>12.0734796540216</text:p>
          </table:table-cell>
          <table:table-cell office:value-type="float" office:value="-95.4065203459784" calcext:value-type="float">
            <text:p>-95.4065203459784</text:p>
          </table:table-cell>
          <table:table-cell/>
        </table:table-row>
        <table:table-row table:style-name="ro1">
          <table:table-cell office:value-type="string" calcext:value-type="string">
            <text:p>BMO</text:p>
          </table:table-cell>
          <table:table-cell office:value-type="string" calcext:value-type="string">
            <text:p>Bank of Montreal</text:p>
          </table:table-cell>
          <table:table-cell office:value-type="float" office:value="76.86" calcext:value-type="float">
            <text:p>76.86</text:p>
          </table:table-cell>
          <table:table-cell office:value-type="float" office:value="0" calcext:value-type="float">
            <text:p>0</text:p>
          </table:table-cell>
          <table:table-cell office:value-type="float" office:value="-76.86" calcext:value-type="float">
            <text:p>-76.86</text:p>
          </table:table-cell>
          <table:table-cell table:number-columns-repeated="2" office:value-type="float" office:value="8.98582887810069" calcext:value-type="float">
            <text:p>8.98582887810069</text:p>
          </table:table-cell>
          <table:table-cell office:value-type="float" office:value="47.5956519785565" calcext:value-type="float">
            <text:p>47.5956519785565</text:p>
          </table:table-cell>
          <table:table-cell office:value-type="float" office:value="59.1029434279526" calcext:value-type="float">
            <text:p>59.1029434279526</text:p>
          </table:table-cell>
          <table:table-cell office:value-type="float" office:value="-17.7570565720474" calcext:value-type="float">
            <text:p>-17.7570565720474</text:p>
          </table:table-cell>
          <table:table-cell office:value-type="float" office:value="65.6682610664205" calcext:value-type="float">
            <text:p>65.6682610664205</text:p>
          </table:table-cell>
          <table:table-cell office:value-type="float" office:value="-11.1917389335795" calcext:value-type="float">
            <text:p>-11.1917389335795</text:p>
          </table:table-cell>
          <table:table-cell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Bristol-Myers Squibb Co.</text:p>
          </table:table-cell>
          <table:table-cell office:value-type="float" office:value="59.99" calcext:value-type="float">
            <text:p>59.99</text:p>
          </table:table-cell>
          <table:table-cell office:value-type="float" office:value="7.34219256034749" calcext:value-type="float">
            <text:p>7.34219256034749</text:p>
          </table:table-cell>
          <table:table-cell office:value-type="float" office:value="-52.6478074396525" calcext:value-type="float">
            <text:p>-52.6478074396525</text:p>
          </table:table-cell>
          <table:table-cell office:value-type="float" office:value="0.925696496666303" calcext:value-type="float">
            <text:p>0.925696496666303</text:p>
          </table:table-cell>
          <table:table-cell office:value-type="float" office:value="8.26788905701379" calcext:value-type="float">
            <text:p>8.26788905701379</text:p>
          </table:table-cell>
          <table:table-cell office:value-type="float" office:value="-16.0537375082419" calcext:value-type="float">
            <text:p>-16.0537375082419</text:p>
          </table:table-cell>
          <table:table-cell office:value-type="float" office:value="4.95966223286208" calcext:value-type="float">
            <text:p>4.95966223286208</text:p>
          </table:table-cell>
          <table:table-cell office:value-type="float" office:value="-55.0303377671379" calcext:value-type="float">
            <text:p>-55.0303377671379</text:p>
          </table:table-cell>
          <table:table-cell office:value-type="float" office:value="16.881240548174" calcext:value-type="float">
            <text:p>16.881240548174</text:p>
          </table:table-cell>
          <table:table-cell office:value-type="float" office:value="-43.108759451826" calcext:value-type="float">
            <text:p>-43.108759451826</text:p>
          </table:table-cell>
          <table:table-cell/>
        </table:table-row>
        <table:table-row table:style-name="ro1">
          <table:table-cell office:value-type="string" calcext:value-type="string">
            <text:p>BNS</text:p>
          </table:table-cell>
          <table:table-cell office:value-type="string" calcext:value-type="string">
            <text:p>Bank Of Nova Scotia</text:p>
          </table:table-cell>
          <table:table-cell office:value-type="float" office:value="55.92" calcext:value-type="float">
            <text:p>55.92</text:p>
          </table:table-cell>
          <table:table-cell office:value-type="float" office:value="0" calcext:value-type="float">
            <text:p>0</text:p>
          </table:table-cell>
          <table:table-cell office:value-type="float" office:value="-55.92" calcext:value-type="float">
            <text:p>-55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48380240747" calcext:value-type="float">
            <text:p>31.648380240747</text:p>
          </table:table-cell>
          <table:table-cell office:value-type="float" office:value="33.7338346281868" calcext:value-type="float">
            <text:p>33.7338346281868</text:p>
          </table:table-cell>
          <table:table-cell office:value-type="float" office:value="-22.1861653718132" calcext:value-type="float">
            <text:p>-22.1861653718132</text:p>
          </table:table-cell>
          <table:table-cell office:value-type="float" office:value="42.1840115953469" calcext:value-type="float">
            <text:p>42.1840115953469</text:p>
          </table:table-cell>
          <table:table-cell office:value-type="float" office:value="-13.7359884046531" calcext:value-type="float">
            <text:p>-13.7359884046531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ank of Hawaii Corp.</text:p>
          </table:table-cell>
          <table:table-cell office:value-type="float" office:value="87.54" calcext:value-type="float">
            <text:p>87.54</text:p>
          </table:table-cell>
          <table:table-cell office:value-type="float" office:value="0" calcext:value-type="float">
            <text:p>0</text:p>
          </table:table-cell>
          <table:table-cell office:value-type="float" office:value="-87.54" calcext:value-type="float">
            <text:p>-87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049995388271" calcext:value-type="float">
            <text:p>33.2049995388271</text:p>
          </table:table-cell>
          <table:table-cell office:value-type="float" office:value="18.7001064254805" calcext:value-type="float">
            <text:p>18.7001064254805</text:p>
          </table:table-cell>
          <table:table-cell office:value-type="float" office:value="-68.8398935745195" calcext:value-type="float">
            <text:p>-68.8398935745195</text:p>
          </table:table-cell>
          <table:table-cell office:value-type="float" office:value="33.9917268448446" calcext:value-type="float">
            <text:p>33.9917268448446</text:p>
          </table:table-cell>
          <table:table-cell office:value-type="float" office:value="-53.5482731551554" calcext:value-type="float">
            <text:p>-53.5482731551554</text:p>
          </table:table-cell>
          <table:table-cell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Boot Barn Holdings Inc</text:p>
          </table:table-cell>
          <table:table-cell office:value-type="float" office:value="60.88" calcext:value-type="float">
            <text:p>60.88</text:p>
          </table:table-cell>
          <table:table-cell office:value-type="float" office:value="2.63205681921888" calcext:value-type="float">
            <text:p>2.63205681921888</text:p>
          </table:table-cell>
          <table:table-cell office:value-type="float" office:value="-58.2479431807811" calcext:value-type="float">
            <text:p>-58.2479431807811</text:p>
          </table:table-cell>
          <table:table-cell office:value-type="float" office:value="8.48166191588375" calcext:value-type="float">
            <text:p>8.48166191588375</text:p>
          </table:table-cell>
          <table:table-cell office:value-type="float" office:value="11.1137187351026" calcext:value-type="float">
            <text:p>11.1137187351026</text:p>
          </table:table-cell>
          <table:table-cell office:value-type="float" office:value="3.59248760192014" calcext:value-type="float">
            <text:p>3.59248760192014</text:p>
          </table:table-cell>
          <table:table-cell office:value-type="float" office:value="4.01700511017303" calcext:value-type="float">
            <text:p>4.01700511017303</text:p>
          </table:table-cell>
          <table:table-cell office:value-type="float" office:value="-56.862994889827" calcext:value-type="float">
            <text:p>-56.862994889827</text:p>
          </table:table-cell>
          <table:table-cell office:value-type="float" office:value="12.5017010178318" calcext:value-type="float">
            <text:p>12.5017010178318</text:p>
          </table:table-cell>
          <table:table-cell office:value-type="float" office:value="-48.3782989821682" calcext:value-type="float">
            <text:p>-48.3782989821682</text:p>
          </table:table-cell>
          <table:table-cell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BP plc</text:p>
          </table:table-cell>
          <table:table-cell office:value-type="float" office:value="21.91" calcext:value-type="float">
            <text:p>21.91</text:p>
          </table:table-cell>
          <table:table-cell office:value-type="float" office:value="9.15403791135705" calcext:value-type="float">
            <text:p>9.15403791135705</text:p>
          </table:table-cell>
          <table:table-cell office:value-type="float" office:value="-12.755962088643" calcext:value-type="float">
            <text:p>-12.755962088643</text:p>
          </table:table-cell>
          <table:table-cell office:value-type="float" office:value="4.08064820089482" calcext:value-type="float">
            <text:p>4.08064820089482</text:p>
          </table:table-cell>
          <table:table-cell office:value-type="float" office:value="13.2346861122519" calcext:value-type="float">
            <text:p>13.2346861122519</text:p>
          </table:table-cell>
          <table:table-cell office:value-type="float" office:value="14.5078247633692" calcext:value-type="float">
            <text:p>14.5078247633692</text:p>
          </table:table-cell>
          <table:table-cell office:value-type="float" office:value="3.96831243756094" calcext:value-type="float">
            <text:p>3.96831243756094</text:p>
          </table:table-cell>
          <table:table-cell office:value-type="float" office:value="-17.9416875624391" calcext:value-type="float">
            <text:p>-17.9416875624391</text:p>
          </table:table-cell>
          <table:table-cell office:value-type="float" office:value="20.0361595731075" calcext:value-type="float">
            <text:p>20.0361595731075</text:p>
          </table:table-cell>
          <table:table-cell office:value-type="float" office:value="-1.87384042689251" calcext:value-type="float">
            <text:p>-1.87384042689251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oadridge Financial Solutions</text:p>
          </table:table-cell>
          <table:table-cell office:value-type="float" office:value="148.07" calcext:value-type="float">
            <text:p>148.07</text:p>
          </table:table-cell>
          <table:table-cell office:value-type="float" office:value="3.15719978382853" calcext:value-type="float">
            <text:p>3.15719978382853</text:p>
          </table:table-cell>
          <table:table-cell office:value-type="float" office:value="-144.912800216171" calcext:value-type="float">
            <text:p>-144.912800216171</text:p>
          </table:table-cell>
          <table:table-cell office:value-type="float" office:value="0" calcext:value-type="float">
            <text:p>0</text:p>
          </table:table-cell>
          <table:table-cell office:value-type="float" office:value="3.15719978382853" calcext:value-type="float">
            <text:p>3.15719978382853</text:p>
          </table:table-cell>
          <table:table-cell office:value-type="float" office:value="-7.03547774585642" calcext:value-type="float">
            <text:p>-7.03547774585642</text:p>
          </table:table-cell>
          <table:table-cell office:value-type="float" office:value="2.68223810956549" calcext:value-type="float">
            <text:p>2.68223810956549</text:p>
          </table:table-cell>
          <table:table-cell office:value-type="float" office:value="-145.387761890435" calcext:value-type="float">
            <text:p>-145.387761890435</text:p>
          </table:table-cell>
          <table:table-cell office:value-type="float" office:value="12.3826826313778" calcext:value-type="float">
            <text:p>12.3826826313778</text:p>
          </table:table-cell>
          <table:table-cell office:value-type="float" office:value="-135.687317368622" calcext:value-type="float">
            <text:p>-135.687317368622</text:p>
          </table:table-cell>
          <table:table-cell/>
        </table:table-row>
        <table:table-row table:style-name="ro1">
          <table:table-cell office:value-type="string" calcext:value-type="string">
            <text:p>BRC</text:p>
          </table:table-cell>
          <table:table-cell office:value-type="string" calcext:value-type="string">
            <text:p>Brady Corp.</text:p>
          </table:table-cell>
          <table:table-cell office:value-type="float" office:value="51.2" calcext:value-type="float">
            <text:p>51.2</text:p>
          </table:table-cell>
          <table:table-cell office:value-type="float" office:value="4.48974329353324" calcext:value-type="float">
            <text:p>4.48974329353324</text:p>
          </table:table-cell>
          <table:table-cell office:value-type="float" office:value="-46.7102567064668" calcext:value-type="float">
            <text:p>-46.7102567064668</text:p>
          </table:table-cell>
          <table:table-cell office:value-type="float" office:value="2.79856257581134" calcext:value-type="float">
            <text:p>2.79856257581134</text:p>
          </table:table-cell>
          <table:table-cell office:value-type="float" office:value="7.28830586934458" calcext:value-type="float">
            <text:p>7.28830586934458</text:p>
          </table:table-cell>
          <table:table-cell office:value-type="float" office:value="8.76119119722087" calcext:value-type="float">
            <text:p>8.76119119722087</text:p>
          </table:table-cell>
          <table:table-cell office:value-type="float" office:value="6.6746981986814" calcext:value-type="float">
            <text:p>6.6746981986814</text:p>
          </table:table-cell>
          <table:table-cell office:value-type="float" office:value="-44.5253018013186" calcext:value-type="float">
            <text:p>-44.5253018013186</text:p>
          </table:table-cell>
          <table:table-cell office:value-type="float" office:value="17.8042561618629" calcext:value-type="float">
            <text:p>17.8042561618629</text:p>
          </table:table-cell>
          <table:table-cell office:value-type="float" office:value="-33.3957438381371" calcext:value-type="float">
            <text:p>-33.3957438381371</text:p>
          </table:table-cell>
          <table:table-cell/>
        </table:table-row>
        <table:table-row table:style-name="ro1">
          <table:table-cell office:value-type="string" calcext:value-type="string">
            <text:p>BRK.A</text:p>
          </table:table-cell>
          <table:table-cell office:value-type="string" calcext:value-type="string">
            <text:p>Berkshire Hathaway Inc.</text:p>
          </table:table-cell>
          <table:table-cell office:value-type="float" office:value="365000" calcext:value-type="float">
            <text:p>365000</text:p>
          </table:table-cell>
          <table:table-cell office:value-type="float" office:value="5759.53812786514" calcext:value-type="float">
            <text:p>5759.53812786514</text:p>
          </table:table-cell>
          <table:table-cell office:value-type="float" office:value="-359240.461872135" calcext:value-type="float">
            <text:p>-359240.461872135</text:p>
          </table:table-cell>
          <table:table-cell office:value-type="float" office:value="29823.5939271455" calcext:value-type="float">
            <text:p>29823.5939271455</text:p>
          </table:table-cell>
          <table:table-cell office:value-type="float" office:value="35583.1320550106" calcext:value-type="float">
            <text:p>35583.1320550106</text:p>
          </table:table-cell>
          <table:table-cell office:value-type="float" office:value="483126.509587421" calcext:value-type="float">
            <text:p>483126.509587421</text:p>
          </table:table-cell>
          <table:table-cell office:value-type="float" office:value="232946.283334155" calcext:value-type="float">
            <text:p>232946.283334155</text:p>
          </table:table-cell>
          <table:table-cell office:value-type="float" office:value="-132053.716665845" calcext:value-type="float">
            <text:p>-132053.716665845</text:p>
          </table:table-cell>
          <table:table-cell office:value-type="float" office:value="639502.822004239" calcext:value-type="float">
            <text:p>639502.822004239</text:p>
          </table:table-cell>
          <table:table-cell office:value-type="float" office:value="274502.822004239" calcext:value-type="float">
            <text:p>274502.822004239</text:p>
          </table:table-cell>
          <table:table-cell/>
        </table:table-row>
        <table:table-row table:style-name="ro1">
          <table:table-cell office:value-type="string" calcext:value-type="string">
            <text:p>BRO</text:p>
          </table:table-cell>
          <table:table-cell office:value-type="string" calcext:value-type="string">
            <text:p>Brown &amp; Brown</text:p>
          </table:table-cell>
          <table:table-cell office:value-type="float" office:value="44.8" calcext:value-type="float">
            <text:p>44.8</text:p>
          </table:table-cell>
          <table:table-cell office:value-type="float" office:value="3.83161894794829" calcext:value-type="float">
            <text:p>3.83161894794829</text:p>
          </table:table-cell>
          <table:table-cell office:value-type="float" office:value="-40.9683810520517" calcext:value-type="float">
            <text:p>-40.9683810520517</text:p>
          </table:table-cell>
          <table:table-cell office:value-type="float" office:value="0" calcext:value-type="float">
            <text:p>0</text:p>
          </table:table-cell>
          <table:table-cell office:value-type="float" office:value="3.83161894794829" calcext:value-type="float">
            <text:p>3.83161894794829</text:p>
          </table:table-cell>
          <table:table-cell office:value-type="float" office:value="-4.92550773951781" calcext:value-type="float">
            <text:p>-4.92550773951781</text:p>
          </table:table-cell>
          <table:table-cell office:value-type="float" office:value="3.25037006391347" calcext:value-type="float">
            <text:p>3.25037006391347</text:p>
          </table:table-cell>
          <table:table-cell office:value-type="float" office:value="-41.5496299360865" calcext:value-type="float">
            <text:p>-41.5496299360865</text:p>
          </table:table-cell>
          <table:table-cell office:value-type="float" office:value="13.0325371795948" calcext:value-type="float">
            <text:p>13.0325371795948</text:p>
          </table:table-cell>
          <table:table-cell office:value-type="float" office:value="-31.7674628204052" calcext:value-type="float">
            <text:p>-31.7674628204052</text:p>
          </table:table-cell>
          <table:table-cell/>
        </table:table-row>
        <table:table-row table:style-name="ro1">
          <table:table-cell office:value-type="string" calcext:value-type="string">
            <text:p>BRT</text:p>
          </table:table-cell>
          <table:table-cell office:value-type="string" calcext:value-type="string">
            <text:p>BRT Apartments Corp</text:p>
          </table:table-cell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office:value-type="float" office:value="-15.08" calcext:value-type="float">
            <text:p>-1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374647343177" calcext:value-type="float">
            <text:p>10.7374647343177</text:p>
          </table:table-cell>
          <table:table-cell office:value-type="float" office:value="-9.61348072858802" calcext:value-type="float">
            <text:p>-9.61348072858802</text:p>
          </table:table-cell>
          <table:table-cell office:value-type="float" office:value="-24.693480728588" calcext:value-type="float">
            <text:p>-24.693480728588</text:p>
          </table:table-cell>
          <table:table-cell office:value-type="float" office:value="10.7374647343177" calcext:value-type="float">
            <text:p>10.7374647343177</text:p>
          </table:table-cell>
          <table:table-cell office:value-type="float" office:value="-4.34253526568226" calcext:value-type="float">
            <text:p>-4.34253526568226</text:p>
          </table:table-cell>
          <table:table-cell/>
        </table:table-row>
        <table:table-row table:style-name="ro1">
          <table:table-cell office:value-type="string" calcext:value-type="string">
            <text:p>BRX</text:p>
          </table:table-cell>
          <table:table-cell office:value-type="string" calcext:value-type="string">
            <text:p>Brixmor Property Group Inc</text:p>
          </table:table-cell>
          <table:table-cell office:value-type="float" office:value="19.33" calcext:value-type="float">
            <text:p>19.33</text:p>
          </table:table-cell>
          <table:table-cell office:value-type="float" office:value="1.30818370989663" calcext:value-type="float">
            <text:p>1.30818370989663</text:p>
          </table:table-cell>
          <table:table-cell office:value-type="float" office:value="-18.0218162901034" calcext:value-type="float">
            <text:p>-18.0218162901034</text:p>
          </table:table-cell>
          <table:table-cell office:value-type="float" office:value="0" calcext:value-type="float">
            <text:p>0</text:p>
          </table:table-cell>
          <table:table-cell office:value-type="float" office:value="1.30818370989663" calcext:value-type="float">
            <text:p>1.30818370989663</text:p>
          </table:table-cell>
          <table:table-cell office:value-type="float" office:value="9.03307990331228" calcext:value-type="float">
            <text:p>9.03307990331228</text:p>
          </table:table-cell>
          <table:table-cell office:value-type="float" office:value="0.927003178482425" calcext:value-type="float">
            <text:p>0.927003178482425</text:p>
          </table:table-cell>
          <table:table-cell office:value-type="float" office:value="-18.4029968215176" calcext:value-type="float">
            <text:p>-18.4029968215176</text:p>
          </table:table-cell>
          <table:table-cell office:value-type="float" office:value="9.03307990331228" calcext:value-type="float">
            <text:p>9.03307990331228</text:p>
          </table:table-cell>
          <table:table-cell office:value-type="float" office:value="-10.2969200966877" calcext:value-type="float">
            <text:p>-10.2969200966877</text:p>
          </table:table-cell>
          <table:table-cell/>
        </table:table-row>
        <table:table-row table:style-name="ro1">
          <table:table-cell office:value-type="string" calcext:value-type="string">
            <text:p>BSX</text:p>
          </table:table-cell>
          <table:table-cell office:value-type="string" calcext:value-type="string">
            <text:p>Boston Scientific Corp.</text:p>
          </table:table-cell>
          <table:table-cell office:value-type="float" office:value="38.39" calcext:value-type="float">
            <text:p>38.39</text:p>
          </table:table-cell>
          <table:table-cell office:value-type="float" office:value="1.20397664911313" calcext:value-type="float">
            <text:p>1.20397664911313</text:p>
          </table:table-cell>
          <table:table-cell office:value-type="float" office:value="-37.1860233508869" calcext:value-type="float">
            <text:p>-37.1860233508869</text:p>
          </table:table-cell>
          <table:table-cell office:value-type="float" office:value="1.05801892308955" calcext:value-type="float">
            <text:p>1.05801892308955</text:p>
          </table:table-cell>
          <table:table-cell office:value-type="float" office:value="2.26199557220268" calcext:value-type="float">
            <text:p>2.26199557220268</text:p>
          </table:table-cell>
          <table:table-cell office:value-type="float" office:value="-1.14950438772634" calcext:value-type="float">
            <text:p>-1.14950438772634</text:p>
          </table:table-cell>
          <table:table-cell office:value-type="float" office:value="1.87999138016969" calcext:value-type="float">
            <text:p>1.87999138016969</text:p>
          </table:table-cell>
          <table:table-cell office:value-type="float" office:value="-36.5100086198303" calcext:value-type="float">
            <text:p>-36.5100086198303</text:p>
          </table:table-cell>
          <table:table-cell office:value-type="float" office:value="10.9049277122398" calcext:value-type="float">
            <text:p>10.9049277122398</text:p>
          </table:table-cell>
          <table:table-cell office:value-type="float" office:value="-27.4850722877602" calcext:value-type="float">
            <text:p>-27.4850722877602</text:p>
          </table:table-cell>
          <table:table-cell/>
        </table:table-row>
        <table:table-row table:style-name="ro1">
          <table:table-cell office:value-type="string" calcext:value-type="string">
            <text:p>BTU</text:p>
          </table:table-cell>
          <table:table-cell office:value-type="string" calcext:value-type="string">
            <text:p>Peabody Energy Corp.</text:p>
          </table:table-cell>
          <table:table-cell office:value-type="float" office:value="4.22" calcext:value-type="float">
            <text:p>4.22</text:p>
          </table:table-cell>
          <table:table-cell office:value-type="float" office:value="8.32924335378323" calcext:value-type="float">
            <text:p>8.32924335378323</text:p>
          </table:table-cell>
          <table:table-cell office:value-type="float" office:value="4.10924335378323" calcext:value-type="float">
            <text:p>4.10924335378323</text:p>
          </table:table-cell>
          <table:table-cell office:value-type="float" office:value="3.26891615541922" calcext:value-type="float">
            <text:p>3.26891615541922</text:p>
          </table:table-cell>
          <table:table-cell office:value-type="float" office:value="11.5981595092025" calcext:value-type="float">
            <text:p>11.5981595092025</text:p>
          </table:table-cell>
          <table:table-cell office:value-type="float" office:value="10.7433537832311" calcext:value-type="float">
            <text:p>10.7433537832311</text:p>
          </table:table-cell>
          <table:table-cell office:value-type="float" office:value="-8.56850715746421" calcext:value-type="float">
            <text:p>-8.56850715746421</text:p>
          </table:table-cell>
          <table:table-cell office:value-type="float" office:value="-12.7885071574642" calcext:value-type="float">
            <text:p>-12.7885071574642</text:p>
          </table:table-cell>
          <table:table-cell office:value-type="float" office:value="10.7433537832311" calcext:value-type="float">
            <text:p>10.7433537832311</text:p>
          </table:table-cell>
          <table:table-cell office:value-type="float" office:value="6.52335378323108" calcext:value-type="float">
            <text:p>6.52335378323108</text:p>
          </table:table-cell>
          <table:table-cell/>
        </table:table-row>
        <table:table-row table:style-name="ro1">
          <table:table-cell office:value-type="string" calcext:value-type="string">
            <text:p>BURL</text:p>
          </table:table-cell>
          <table:table-cell office:value-type="string" calcext:value-type="string">
            <text:p>Burlington Stores Inc</text:p>
          </table:table-cell>
          <table:table-cell office:value-type="float" office:value="262.66" calcext:value-type="float">
            <text:p>262.66</text:p>
          </table:table-cell>
          <table:table-cell office:value-type="float" office:value="20.3606265879342" calcext:value-type="float">
            <text:p>20.3606265879342</text:p>
          </table:table-cell>
          <table:table-cell office:value-type="float" office:value="-242.299373412066" calcext:value-type="float">
            <text:p>-242.299373412066</text:p>
          </table:table-cell>
          <table:table-cell office:value-type="float" office:value="13.0885267292261" calcext:value-type="float">
            <text:p>13.0885267292261</text:p>
          </table:table-cell>
          <table:table-cell office:value-type="float" office:value="33.4491533171603" calcext:value-type="float">
            <text:p>33.4491533171603</text:p>
          </table:table-cell>
          <table:table-cell office:value-type="float" office:value="0.02282603457794" calcext:value-type="float">
            <text:p>0.02282603457794</text:p>
          </table:table-cell>
          <table:table-cell office:value-type="float" office:value="13.4995916072173" calcext:value-type="float">
            <text:p>13.4995916072173</text:p>
          </table:table-cell>
          <table:table-cell office:value-type="float" office:value="-249.160408392783" calcext:value-type="float">
            <text:p>-249.160408392783</text:p>
          </table:table-cell>
          <table:table-cell office:value-type="float" office:value="4.32631857487284" calcext:value-type="float">
            <text:p>4.32631857487284</text:p>
          </table:table-cell>
          <table:table-cell office:value-type="float" office:value="-258.333681425127" calcext:value-type="float">
            <text:p>-258.333681425127</text:p>
          </table:table-cell>
          <table:table-cell/>
        </table:table-row>
        <table:table-row table:style-name="ro1">
          <table:table-cell office:value-type="string" calcext:value-type="string">
            <text:p>BVN</text:p>
          </table:table-cell>
          <table:table-cell office:value-type="string" calcext:value-type="string">
            <text:p>Compania de Minas Buenaventura S.A.</text:p>
          </table:table-cell>
          <table:table-cell office:value-type="float" office:value="10.27" calcext:value-type="float">
            <text:p>10.27</text:p>
          </table:table-cell>
          <table:table-cell office:value-type="float" office:value="1.250128640284" calcext:value-type="float">
            <text:p>1.250128640284</text:p>
          </table:table-cell>
          <table:table-cell office:value-type="float" office:value="-9.019871359716" calcext:value-type="float">
            <text:p>-9.019871359716</text:p>
          </table:table-cell>
          <table:table-cell office:value-type="float" office:value="0.513244048321539" calcext:value-type="float">
            <text:p>0.513244048321539</text:p>
          </table:table-cell>
          <table:table-cell office:value-type="float" office:value="1.76337268860554" calcext:value-type="float">
            <text:p>1.76337268860554</text:p>
          </table:table-cell>
          <table:table-cell office:value-type="float" office:value="12.7010635837059" calcext:value-type="float">
            <text:p>12.7010635837059</text:p>
          </table:table-cell>
          <table:table-cell office:value-type="float" office:value="0.755578739655669" calcext:value-type="float">
            <text:p>0.755578739655669</text:p>
          </table:table-cell>
          <table:table-cell office:value-type="float" office:value="-9.51442126034433" calcext:value-type="float">
            <text:p>-9.51442126034433</text:p>
          </table:table-cell>
          <table:table-cell office:value-type="float" office:value="12.7010635837059" calcext:value-type="float">
            <text:p>12.7010635837059</text:p>
          </table:table-cell>
          <table:table-cell office:value-type="float" office:value="2.43106358370588" calcext:value-type="float">
            <text:p>2.43106358370588</text:p>
          </table:table-cell>
          <table:table-cell/>
        </table:table-row>
        <table:table-row table:style-name="ro1">
          <table:table-cell office:value-type="string" calcext:value-type="string">
            <text:p>BWA</text:p>
          </table:table-cell>
          <table:table-cell office:value-type="string" calcext:value-type="string">
            <text:p>BorgWarner Inc</text:p>
          </table:table-cell>
          <table:table-cell office:value-type="float" office:value="41.99" calcext:value-type="float">
            <text:p>41.99</text:p>
          </table:table-cell>
          <table:table-cell office:value-type="float" office:value="8.19160366268316" calcext:value-type="float">
            <text:p>8.19160366268316</text:p>
          </table:table-cell>
          <table:table-cell office:value-type="float" office:value="-33.7983963373168" calcext:value-type="float">
            <text:p>-33.7983963373168</text:p>
          </table:table-cell>
          <table:table-cell office:value-type="float" office:value="3.41896188816931" calcext:value-type="float">
            <text:p>3.41896188816931</text:p>
          </table:table-cell>
          <table:table-cell office:value-type="float" office:value="11.6105655508525" calcext:value-type="float">
            <text:p>11.6105655508525</text:p>
          </table:table-cell>
          <table:table-cell office:value-type="float" office:value="9.83973959681262" calcext:value-type="float">
            <text:p>9.83973959681262</text:p>
          </table:table-cell>
          <table:table-cell office:value-type="float" office:value="10.9235014393543" calcext:value-type="float">
            <text:p>10.9235014393543</text:p>
          </table:table-cell>
          <table:table-cell office:value-type="float" office:value="-31.0664985606457" calcext:value-type="float">
            <text:p>-31.0664985606457</text:p>
          </table:table-cell>
          <table:table-cell office:value-type="float" office:value="18.8574560602257" calcext:value-type="float">
            <text:p>18.8574560602257</text:p>
          </table:table-cell>
          <table:table-cell office:value-type="float" office:value="-23.1325439397743" calcext:value-type="float">
            <text:p>-23.1325439397743</text:p>
          </table:table-cell>
          <table:table-cell/>
        </table:table-row>
        <table:table-row table:style-name="ro1">
          <table:table-cell office:value-type="string" calcext:value-type="string">
            <text:p>BXC</text:p>
          </table:table-cell>
          <table:table-cell office:value-type="string" calcext:value-type="string">
            <text:p>Bluelinx Hldgs Inc</text:p>
          </table:table-cell>
          <table:table-cell office:value-type="float" office:value="44.61" calcext:value-type="float">
            <text:p>44.61</text:p>
          </table:table-cell>
          <table:table-cell office:value-type="float" office:value="1.073186817368" calcext:value-type="float">
            <text:p>1.073186817368</text:p>
          </table:table-cell>
          <table:table-cell office:value-type="float" office:value="-43.536813182632" calcext:value-type="float">
            <text:p>-43.536813182632</text:p>
          </table:table-cell>
          <table:table-cell office:value-type="float" office:value="32.3446288870522" calcext:value-type="float">
            <text:p>32.3446288870522</text:p>
          </table:table-cell>
          <table:table-cell office:value-type="float" office:value="33.4178157044202" calcext:value-type="float">
            <text:p>33.4178157044202</text:p>
          </table:table-cell>
          <table:table-cell office:value-type="float" office:value="-3.20539785278084" calcext:value-type="float">
            <text:p>-3.20539785278084</text:p>
          </table:table-cell>
          <table:table-cell office:value-type="float" office:value="43.7675050784545" calcext:value-type="float">
            <text:p>43.7675050784545</text:p>
          </table:table-cell>
          <table:table-cell office:value-type="float" office:value="-0.842494921545544" calcext:value-type="float">
            <text:p>-0.842494921545544</text:p>
          </table:table-cell>
          <table:table-cell office:value-type="float" office:value="4.03877170101273" calcext:value-type="float">
            <text:p>4.03877170101273</text:p>
          </table:table-cell>
          <table:table-cell office:value-type="float" office:value="-40.5712282989873" calcext:value-type="float">
            <text:p>-40.5712282989873</text:p>
          </table:table-cell>
          <table:table-cell/>
        </table:table-row>
        <table:table-row table:style-name="ro1">
          <table:table-cell office:value-type="string" calcext:value-type="string">
            <text:p>BXMT</text:p>
          </table:table-cell>
          <table:table-cell office:value-type="string" calcext:value-type="string">
            <text:p>Blackstone Mortgage Trust Inc</text:p>
          </table:table-cell>
          <table:table-cell office:value-type="float" office:value="29.07" calcext:value-type="float">
            <text:p>29.07</text:p>
          </table:table-cell>
          <table:table-cell office:value-type="float" office:value="0" calcext:value-type="float">
            <text:p>0</text:p>
          </table:table-cell>
          <table:table-cell office:value-type="float" office:value="-29.07" calcext:value-type="float">
            <text:p>-2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286645277228" calcext:value-type="float">
            <text:p>26.4286645277228</text:p>
          </table:table-cell>
          <table:table-cell office:value-type="float" office:value="26.5521956615096" calcext:value-type="float">
            <text:p>26.5521956615096</text:p>
          </table:table-cell>
          <table:table-cell office:value-type="float" office:value="-2.5178043384904" calcext:value-type="float">
            <text:p>-2.5178043384904</text:p>
          </table:table-cell>
          <table:table-cell office:value-type="float" office:value="26.4286645277228" calcext:value-type="float">
            <text:p>26.4286645277228</text:p>
          </table:table-cell>
          <table:table-cell office:value-type="float" office:value="-2.64133547227723" calcext:value-type="float">
            <text:p>-2.64133547227723</text:p>
          </table:table-cell>
          <table:table-cell/>
        </table:table-row>
        <table:table-row table:style-name="ro1">
          <table:table-cell office:value-type="string" calcext:value-type="string">
            <text:p>BXP</text:p>
          </table:table-cell>
          <table:table-cell office:value-type="string" calcext:value-type="string">
            <text:p>Boston Properties</text:p>
          </table:table-cell>
          <table:table-cell office:value-type="float" office:value="94.1" calcext:value-type="float">
            <text:p>94.1</text:p>
          </table:table-cell>
          <table:table-cell office:value-type="float" office:value="11.0162410284409" calcext:value-type="float">
            <text:p>11.0162410284409</text:p>
          </table:table-cell>
          <table:table-cell office:value-type="float" office:value="-83.0837589715591" calcext:value-type="float">
            <text:p>-83.0837589715591</text:p>
          </table:table-cell>
          <table:table-cell office:value-type="float" office:value="0" calcext:value-type="float">
            <text:p>0</text:p>
          </table:table-cell>
          <table:table-cell office:value-type="float" office:value="11.0162410284409" calcext:value-type="float">
            <text:p>11.0162410284409</text:p>
          </table:table-cell>
          <table:table-cell office:value-type="float" office:value="38.093187466012" calcext:value-type="float">
            <text:p>38.093187466012</text:p>
          </table:table-cell>
          <table:table-cell office:value-type="float" office:value="15.6377567069629" calcext:value-type="float">
            <text:p>15.6377567069629</text:p>
          </table:table-cell>
          <table:table-cell office:value-type="float" office:value="-78.4622432930371" calcext:value-type="float">
            <text:p>-78.4622432930371</text:p>
          </table:table-cell>
          <table:table-cell office:value-type="float" office:value="39.378042870858" calcext:value-type="float">
            <text:p>39.378042870858</text:p>
          </table:table-cell>
          <table:table-cell office:value-type="float" office:value="-54.7219571291419" calcext:value-type="float">
            <text:p>-54.7219571291419</text:p>
          </table:table-cell>
          <table:table-cell/>
        </table:table-row>
        <table:table-row table:style-name="ro1">
          <table:table-cell office:value-type="string" calcext:value-type="string">
            <text:p>BYD</text:p>
          </table:table-cell>
          <table:table-cell office:value-type="string" calcext:value-type="string">
            <text:p>Boyd Gaming Corp.</text:p>
          </table:table-cell>
          <table:table-cell office:value-type="float" office:value="54.09" calcext:value-type="float">
            <text:p>54.09</text:p>
          </table:table-cell>
          <table:table-cell office:value-type="float" office:value="11.745970335591" calcext:value-type="float">
            <text:p>11.745970335591</text:p>
          </table:table-cell>
          <table:table-cell office:value-type="float" office:value="-42.3440296644091" calcext:value-type="float">
            <text:p>-42.3440296644091</text:p>
          </table:table-cell>
          <table:table-cell office:value-type="float" office:value="0.224559658870419" calcext:value-type="float">
            <text:p>0.224559658870419</text:p>
          </table:table-cell>
          <table:table-cell office:value-type="float" office:value="11.9705299944614" calcext:value-type="float">
            <text:p>11.9705299944614</text:p>
          </table:table-cell>
          <table:table-cell office:value-type="float" office:value="-12.2208916146956" calcext:value-type="float">
            <text:p>-12.2208916146956</text:p>
          </table:table-cell>
          <table:table-cell office:value-type="float" office:value="8.49269672969836" calcext:value-type="float">
            <text:p>8.49269672969836</text:p>
          </table:table-cell>
          <table:table-cell office:value-type="float" office:value="-45.5973032703017" calcext:value-type="float">
            <text:p>-45.5973032703017</text:p>
          </table:table-cell>
          <table:table-cell office:value-type="float" office:value="9.02689788037067" calcext:value-type="float">
            <text:p>9.02689788037067</text:p>
          </table:table-cell>
          <table:table-cell office:value-type="float" office:value="-45.0631021196293" calcext:value-type="float">
            <text:p>-45.0631021196293</text:p>
          </table:table-cell>
          <table:table-cell/>
        </table:table-row>
        <table:table-row table:style-name="ro1">
          <table:table-cell office:value-type="string" calcext:value-type="string">
            <text:p>BZH</text:p>
          </table:table-cell>
          <table:table-cell office:value-type="string" calcext:value-type="string">
            <text:p>Beazer Homes USA Inc.</text:p>
          </table:table-cell>
          <table:table-cell office:value-type="float" office:value="18.65" calcext:value-type="float">
            <text:p>18.65</text:p>
          </table:table-cell>
          <table:table-cell office:value-type="float" office:value="7.82953738651471" calcext:value-type="float">
            <text:p>7.82953738651471</text:p>
          </table:table-cell>
          <table:table-cell office:value-type="float" office:value="-10.8204626134853" calcext:value-type="float">
            <text:p>-10.8204626134853</text:p>
          </table:table-cell>
          <table:table-cell office:value-type="float" office:value="0" calcext:value-type="float">
            <text:p>0</text:p>
          </table:table-cell>
          <table:table-cell office:value-type="float" office:value="7.82953738651471" calcext:value-type="float">
            <text:p>7.82953738651471</text:p>
          </table:table-cell>
          <table:table-cell office:value-type="float" office:value="19.0334559831127" calcext:value-type="float">
            <text:p>19.0334559831127</text:p>
          </table:table-cell>
          <table:table-cell office:value-type="float" office:value="2.22975448888239" calcext:value-type="float">
            <text:p>2.22975448888239</text:p>
          </table:table-cell>
          <table:table-cell office:value-type="float" office:value="-16.4202455111176" calcext:value-type="float">
            <text:p>-16.4202455111176</text:p>
          </table:table-cell>
          <table:table-cell office:value-type="float" office:value="19.3975550122875" calcext:value-type="float">
            <text:p>19.3975550122875</text:p>
          </table:table-cell>
          <table:table-cell office:value-type="float" office:value="0.747555012287542" calcext:value-type="float">
            <text:p>0.74755501228754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igroup Inc</text:p>
          </table:table-cell>
          <table:table-cell office:value-type="float" office:value="63.63" calcext:value-type="float">
            <text:p>63.63</text:p>
          </table:table-cell>
          <table:table-cell office:value-type="float" office:value="0" calcext:value-type="float">
            <text:p>0</text:p>
          </table:table-cell>
          <table:table-cell office:value-type="float" office:value="-63.63" calcext:value-type="float">
            <text:p>-63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91976366989" calcext:value-type="float">
            <text:p>71.791976366989</text:p>
          </table:table-cell>
          <table:table-cell office:value-type="float" office:value="57.1672935156624" calcext:value-type="float">
            <text:p>57.1672935156624</text:p>
          </table:table-cell>
          <table:table-cell office:value-type="float" office:value="-6.4627064843376" calcext:value-type="float">
            <text:p>-6.4627064843376</text:p>
          </table:table-cell>
          <table:table-cell office:value-type="float" office:value="93.1218803364356" calcext:value-type="float">
            <text:p>93.1218803364356</text:p>
          </table:table-cell>
          <table:table-cell office:value-type="float" office:value="29.4918803364356" calcext:value-type="float">
            <text:p>29.4918803364356</text:p>
          </table:table-cell>
          <table:table-cell/>
        </table:table-row>
        <table:table-row table:style-name="ro1">
          <table:table-cell office:value-type="string" calcext:value-type="string">
            <text:p>CACI</text:p>
          </table:table-cell>
          <table:table-cell office:value-type="string" calcext:value-type="string">
            <text:p>Caci International Inc.</text:p>
          </table:table-cell>
          <table:table-cell office:value-type="float" office:value="236.73" calcext:value-type="float">
            <text:p>236.73</text:p>
          </table:table-cell>
          <table:table-cell office:value-type="float" office:value="4.04712105443448" calcext:value-type="float">
            <text:p>4.04712105443448</text:p>
          </table:table-cell>
          <table:table-cell office:value-type="float" office:value="-232.682878945565" calcext:value-type="float">
            <text:p>-232.682878945565</text:p>
          </table:table-cell>
          <table:table-cell office:value-type="float" office:value="0" calcext:value-type="float">
            <text:p>0</text:p>
          </table:table-cell>
          <table:table-cell office:value-type="float" office:value="4.04712105443448" calcext:value-type="float">
            <text:p>4.04712105443448</text:p>
          </table:table-cell>
          <table:table-cell office:value-type="float" office:value="-49.8370890500989" calcext:value-type="float">
            <text:p>-49.8370890500989</text:p>
          </table:table-cell>
          <table:table-cell office:value-type="float" office:value="8.8343554975376" calcext:value-type="float">
            <text:p>8.8343554975376</text:p>
          </table:table-cell>
          <table:table-cell office:value-type="float" office:value="-227.895644502462" calcext:value-type="float">
            <text:p>-227.895644502462</text:p>
          </table:table-cell>
          <table:table-cell office:value-type="float" office:value="114.308321154992" calcext:value-type="float">
            <text:p>114.308321154992</text:p>
          </table:table-cell>
          <table:table-cell office:value-type="float" office:value="-122.421678845008" calcext:value-type="float">
            <text:p>-122.421678845008</text:p>
          </table:table-cell>
          <table:table-cell/>
        </table:table-row>
        <table:table-row table:style-name="ro1">
          <table:table-cell office:value-type="string" calcext:value-type="string">
            <text:p>CAE</text:p>
          </table:table-cell>
          <table:table-cell office:value-type="string" calcext:value-type="string">
            <text:p>Cae Inc.</text:p>
          </table:table-cell>
          <table:table-cell office:value-type="float" office:value="25.24" calcext:value-type="float">
            <text:p>25.24</text:p>
          </table:table-cell>
          <table:table-cell office:value-type="float" office:value="0.680456915392798" calcext:value-type="float">
            <text:p>0.680456915392798</text:p>
          </table:table-cell>
          <table:table-cell office:value-type="float" office:value="-24.5595430846072" calcext:value-type="float">
            <text:p>-24.5595430846072</text:p>
          </table:table-cell>
          <table:table-cell office:value-type="float" office:value="1.87679512012976" calcext:value-type="float">
            <text:p>1.87679512012976</text:p>
          </table:table-cell>
          <table:table-cell office:value-type="float" office:value="2.55725203552256" calcext:value-type="float">
            <text:p>2.55725203552256</text:p>
          </table:table-cell>
          <table:table-cell office:value-type="float" office:value="0.824724331175758" calcext:value-type="float">
            <text:p>0.824724331175758</text:p>
          </table:table-cell>
          <table:table-cell office:value-type="float" office:value="0.584718209854338" calcext:value-type="float">
            <text:p>0.584718209854338</text:p>
          </table:table-cell>
          <table:table-cell office:value-type="float" office:value="-24.6552817901457" calcext:value-type="float">
            <text:p>-24.6552817901457</text:p>
          </table:table-cell>
          <table:table-cell office:value-type="float" office:value="5.96929510313373" calcext:value-type="float">
            <text:p>5.96929510313373</text:p>
          </table:table-cell>
          <table:table-cell office:value-type="float" office:value="-19.2707048968663" calcext:value-type="float">
            <text:p>-19.2707048968663</text:p>
          </table:table-cell>
          <table:table-cell/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Conagra Brands Inc</text:p>
          </table:table-cell>
          <table:table-cell office:value-type="float" office:value="34.55" calcext:value-type="float">
            <text:p>34.55</text:p>
          </table:table-cell>
          <table:table-cell office:value-type="float" office:value="0.139179135947188" calcext:value-type="float">
            <text:p>0.139179135947188</text:p>
          </table:table-cell>
          <table:table-cell office:value-type="float" office:value="-34.4108208640528" calcext:value-type="float">
            <text:p>-34.4108208640528</text:p>
          </table:table-cell>
          <table:table-cell office:value-type="float" office:value="3.32146914433965" calcext:value-type="float">
            <text:p>3.32146914433965</text:p>
          </table:table-cell>
          <table:table-cell office:value-type="float" office:value="3.46064828028684" calcext:value-type="float">
            <text:p>3.46064828028684</text:p>
          </table:table-cell>
          <table:table-cell office:value-type="float" office:value="-14.9007639047458" calcext:value-type="float">
            <text:p>-14.9007639047458</text:p>
          </table:table-cell>
          <table:table-cell office:value-type="float" office:value="-1.13328658196997" calcext:value-type="float">
            <text:p>-1.13328658196997</text:p>
          </table:table-cell>
          <table:table-cell office:value-type="float" office:value="-35.68328658197" calcext:value-type="float">
            <text:p>-35.68328658197</text:p>
          </table:table-cell>
          <table:table-cell office:value-type="float" office:value="17.1763427774823" calcext:value-type="float">
            <text:p>17.1763427774823</text:p>
          </table:table-cell>
          <table:table-cell office:value-type="float" office:value="-17.3736572225177" calcext:value-type="float">
            <text:p>-17.3736572225177</text:p>
          </table:table-cell>
          <table:table-cell/>
        </table:table-row>
        <table:table-row table:style-name="ro1">
          <table:table-cell office:value-type="string" calcext:value-type="string">
            <text:p>CAH</text:p>
          </table:table-cell>
          <table:table-cell office:value-type="string" calcext:value-type="string">
            <text:p>Cardinal Health</text:p>
          </table:table-cell>
          <table:table-cell office:value-type="float" office:value="51.86" calcext:value-type="float">
            <text:p>51.86</text:p>
          </table:table-cell>
          <table:table-cell office:value-type="float" office:value="12.7252734350365" calcext:value-type="float">
            <text:p>12.7252734350365</text:p>
          </table:table-cell>
          <table:table-cell office:value-type="float" office:value="-39.1347265649635" calcext:value-type="float">
            <text:p>-39.1347265649635</text:p>
          </table:table-cell>
          <table:table-cell office:value-type="float" office:value="49.181462194871" calcext:value-type="float">
            <text:p>49.181462194871</text:p>
          </table:table-cell>
          <table:table-cell office:value-type="float" office:value="61.9067356299075" calcext:value-type="float">
            <text:p>61.9067356299075</text:p>
          </table:table-cell>
          <table:table-cell office:value-type="float" office:value="-31.0929814651642" calcext:value-type="float">
            <text:p>-31.0929814651642</text:p>
          </table:table-cell>
          <table:table-cell office:value-type="float" office:value="14.8569355089817" calcext:value-type="float">
            <text:p>14.8569355089817</text:p>
          </table:table-cell>
          <table:table-cell office:value-type="float" office:value="-37.0030644910184" calcext:value-type="float">
            <text:p>-37.0030644910184</text:p>
          </table:table-cell>
          <table:table-cell office:value-type="float" office:value="6.71167084304443" calcext:value-type="float">
            <text:p>6.71167084304443</text:p>
          </table:table-cell>
          <table:table-cell office:value-type="float" office:value="-45.1483291569556" calcext:value-type="float">
            <text:p>-45.1483291569556</text:p>
          </table:table-cell>
          <table:table-cell/>
        </table:table-row>
        <table:table-row table:style-name="ro1">
          <table:table-cell office:value-type="string" calcext:value-type="string">
            <text:p>CAJ</text:p>
          </table:table-cell>
          <table:table-cell office:value-type="string" calcext:value-type="string">
            <text:p>Canon Inc</text:p>
          </table:table-cell>
          <table:table-cell office:value-type="float" office:value="22.94" calcext:value-type="float">
            <text:p>22.94</text:p>
          </table:table-cell>
          <table:table-cell office:value-type="float" office:value="3.55619671551237" calcext:value-type="float">
            <text:p>3.55619671551237</text:p>
          </table:table-cell>
          <table:table-cell office:value-type="float" office:value="-19.3838032844876" calcext:value-type="float">
            <text:p>-19.3838032844876</text:p>
          </table:table-cell>
          <table:table-cell office:value-type="float" office:value="4.38938448979886" calcext:value-type="float">
            <text:p>4.38938448979886</text:p>
          </table:table-cell>
          <table:table-cell office:value-type="float" office:value="7.94558120531123" calcext:value-type="float">
            <text:p>7.94558120531123</text:p>
          </table:table-cell>
          <table:table-cell office:value-type="float" office:value="9.08340552494306" calcext:value-type="float">
            <text:p>9.08340552494306</text:p>
          </table:table-cell>
          <table:table-cell office:value-type="float" office:value="5.36587879871449" calcext:value-type="float">
            <text:p>5.36587879871449</text:p>
          </table:table-cell>
          <table:table-cell office:value-type="float" office:value="-17.5741212012855" calcext:value-type="float">
            <text:p>-17.5741212012855</text:p>
          </table:table-cell>
          <table:table-cell office:value-type="float" office:value="17.7691290199462" calcext:value-type="float">
            <text:p>17.7691290199462</text:p>
          </table:table-cell>
          <table:table-cell office:value-type="float" office:value="-5.17087098005378" calcext:value-type="float">
            <text:p>-5.17087098005378</text:p>
          </table:table-cell>
          <table:table-cell/>
        </table:table-row>
        <table:table-row table:style-name="ro1">
          <table:table-cell office:value-type="string" calcext:value-type="string">
            <text:p>CALX</text:p>
          </table:table-cell>
          <table:table-cell office:value-type="string" calcext:value-type="string">
            <text:p>Calix Inc</text:p>
          </table:table-cell>
          <table:table-cell office:value-type="float" office:value="36.8" calcext:value-type="float">
            <text:p>36.8</text:p>
          </table:table-cell>
          <table:table-cell office:value-type="float" office:value="1.68054151084198" calcext:value-type="float">
            <text:p>1.68054151084198</text:p>
          </table:table-cell>
          <table:table-cell office:value-type="float" office:value="-35.119458489158" calcext:value-type="float">
            <text:p>-35.119458489158</text:p>
          </table:table-cell>
          <table:table-cell office:value-type="float" office:value="0.673692978800137" calcext:value-type="float">
            <text:p>0.673692978800137</text:p>
          </table:table-cell>
          <table:table-cell office:value-type="float" office:value="2.35423448964212" calcext:value-type="float">
            <text:p>2.35423448964212</text:p>
          </table:table-cell>
          <table:table-cell office:value-type="float" office:value="2.12643250007859" calcext:value-type="float">
            <text:p>2.12643250007859</text:p>
          </table:table-cell>
          <table:table-cell office:value-type="float" office:value="2.13991736770981" calcext:value-type="float">
            <text:p>2.13991736770981</text:p>
          </table:table-cell>
          <table:table-cell office:value-type="float" office:value="-34.6600826322902" calcext:value-type="float">
            <text:p>-34.6600826322902</text:p>
          </table:table-cell>
          <table:table-cell office:value-type="float" office:value="4.00711016761286" calcext:value-type="float">
            <text:p>4.00711016761286</text:p>
          </table:table-cell>
          <table:table-cell office:value-type="float" office:value="-32.7928898323871" calcext:value-type="float">
            <text:p>-32.7928898323871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terpillar Inc.</text:p>
          </table:table-cell>
          <table:table-cell office:value-type="float" office:value="197.99" calcext:value-type="float">
            <text:p>197.99</text:p>
          </table:table-cell>
          <table:table-cell office:value-type="float" office:value="15.6684219391828" calcext:value-type="float">
            <text:p>15.6684219391828</text:p>
          </table:table-cell>
          <table:table-cell office:value-type="float" office:value="-182.321578060817" calcext:value-type="float">
            <text:p>-182.321578060817</text:p>
          </table:table-cell>
          <table:table-cell office:value-type="float" office:value="21.0820531566566" calcext:value-type="float">
            <text:p>21.0820531566566</text:p>
          </table:table-cell>
          <table:table-cell office:value-type="float" office:value="36.7504750958394" calcext:value-type="float">
            <text:p>36.7504750958394</text:p>
          </table:table-cell>
          <table:table-cell office:value-type="float" office:value="13.40430551705" calcext:value-type="float">
            <text:p>13.40430551705</text:p>
          </table:table-cell>
          <table:table-cell office:value-type="float" office:value="-5.17065286973268" calcext:value-type="float">
            <text:p>-5.17065286973268</text:p>
          </table:table-cell>
          <table:table-cell office:value-type="float" office:value="-203.160652869733" calcext:value-type="float">
            <text:p>-203.160652869733</text:p>
          </table:table-cell>
          <table:table-cell office:value-type="float" office:value="27.5172978816781" calcext:value-type="float">
            <text:p>27.5172978816781</text:p>
          </table:table-cell>
          <table:table-cell office:value-type="float" office:value="-170.472702118322" calcext:value-type="float">
            <text:p>-170.472702118322</text:p>
          </table:table-cell>
          <table:table-cell/>
        </table:table-row>
        <table:table-row table:style-name="ro1">
          <table:table-cell office:value-type="string" calcext:value-type="string">
            <text:p>CATO</text:p>
          </table:table-cell>
          <table:table-cell office:value-type="string" calcext:value-type="string">
            <text:p>Cato Corp.</text:p>
          </table:table-cell>
          <table:table-cell office:value-type="float" office:value="12.25" calcext:value-type="float">
            <text:p>12.25</text:p>
          </table:table-cell>
          <table:table-cell office:value-type="float" office:value="7.15082749669031" calcext:value-type="float">
            <text:p>7.15082749669031</text:p>
          </table:table-cell>
          <table:table-cell office:value-type="float" office:value="-5.09917250330969" calcext:value-type="float">
            <text:p>-5.09917250330969</text:p>
          </table:table-cell>
          <table:table-cell office:value-type="float" office:value="3.98107415645143" calcext:value-type="float">
            <text:p>3.98107415645143</text:p>
          </table:table-cell>
          <table:table-cell office:value-type="float" office:value="11.1319016531417" calcext:value-type="float">
            <text:p>11.1319016531417</text:p>
          </table:table-cell>
          <table:table-cell office:value-type="float" office:value="12.0988169481971" calcext:value-type="float">
            <text:p>12.0988169481971</text:p>
          </table:table-cell>
          <table:table-cell office:value-type="float" office:value="5.56224282214186" calcext:value-type="float">
            <text:p>5.56224282214186</text:p>
          </table:table-cell>
          <table:table-cell office:value-type="float" office:value="-6.68775717785814" calcext:value-type="float">
            <text:p>-6.68775717785814</text:p>
          </table:table-cell>
          <table:table-cell office:value-type="float" office:value="12.0988169481971" calcext:value-type="float">
            <text:p>12.0988169481971</text:p>
          </table:table-cell>
          <table:table-cell office:value-type="float" office:value="-0.151183051802899" calcext:value-type="float">
            <text:p>-0.151183051802899</text:p>
          </table:table-cell>
          <table:table-cell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ubb Limited</text:p>
          </table:table-cell>
          <table:table-cell office:value-type="float" office:value="164.16" calcext:value-type="float">
            <text:p>164.16</text:p>
          </table:table-cell>
          <table:table-cell office:value-type="float" office:value="0" calcext:value-type="float">
            <text:p>0</text:p>
          </table:table-cell>
          <table:table-cell office:value-type="float" office:value="-164.16" calcext:value-type="float">
            <text:p>-16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2284145549799" calcext:value-type="float">
            <text:p>78.2284145549799</text:p>
          </table:table-cell>
          <table:table-cell office:value-type="float" office:value="42.7498013948709" calcext:value-type="float">
            <text:p>42.7498013948709</text:p>
          </table:table-cell>
          <table:table-cell office:value-type="float" office:value="-121.410198605129" calcext:value-type="float">
            <text:p>-121.410198605129</text:p>
          </table:table-cell>
          <table:table-cell office:value-type="float" office:value="124.981578881056" calcext:value-type="float">
            <text:p>124.981578881056</text:p>
          </table:table-cell>
          <table:table-cell office:value-type="float" office:value="-39.1784211189442" calcext:value-type="float">
            <text:p>-39.1784211189442</text:p>
          </table:table-cell>
          <table:table-cell/>
        </table:table-row>
        <table:table-row table:style-name="ro1">
          <table:table-cell office:value-type="string" calcext:value-type="string">
            <text:p>CBB</text:p>
          </table:table-cell>
          <table:table-cell office:value-type="string" calcext:value-type="string">
            <text:p>Cincinnati Bell</text:p>
          </table:table-cell>
          <table:table-cell office:value-type="float" office:value="15.28" calcext:value-type="float">
            <text:p>15.28</text:p>
          </table:table-cell>
          <table:table-cell office:value-type="float" office:value="0.138119898134602" calcext:value-type="float">
            <text:p>0.138119898134602</text:p>
          </table:table-cell>
          <table:table-cell office:value-type="float" office:value="-15.1418801018654" calcext:value-type="float">
            <text:p>-15.1418801018654</text:p>
          </table:table-cell>
          <table:table-cell office:value-type="float" office:value="0.73203546011339" calcext:value-type="float">
            <text:p>0.73203546011339</text:p>
          </table:table-cell>
          <table:table-cell office:value-type="float" office:value="0.870155358247992" calcext:value-type="float">
            <text:p>0.870155358247992</text:p>
          </table:table-cell>
          <table:table-cell office:value-type="float" office:value="-12.5965347098757" calcext:value-type="float">
            <text:p>-12.5965347098757</text:p>
          </table:table-cell>
          <table:table-cell office:value-type="float" office:value="-1.91986658407097" calcext:value-type="float">
            <text:p>-1.91986658407097</text:p>
          </table:table-cell>
          <table:table-cell office:value-type="float" office:value="-17.199866584071" calcext:value-type="float">
            <text:p>-17.199866584071</text:p>
          </table:table-cell>
          <table:table-cell office:value-type="float" office:value="-4.03704730833422" calcext:value-type="float">
            <text:p>-4.03704730833422</text:p>
          </table:table-cell>
          <table:table-cell office:value-type="float" office:value="-19.3170473083342" calcext:value-type="float">
            <text:p>-19.3170473083342</text:p>
          </table:table-cell>
          <table:table-cell/>
        </table:table-row>
        <table:table-row table:style-name="ro1">
          <table:table-cell office:value-type="string" calcext:value-type="string">
            <text:p>CBT</text:p>
          </table:table-cell>
          <table:table-cell office:value-type="string" calcext:value-type="string">
            <text:p>Cabot Corp.</text:p>
          </table:table-cell>
          <table:table-cell office:value-type="float" office:value="49.09" calcext:value-type="float">
            <text:p>49.09</text:p>
          </table:table-cell>
          <table:table-cell office:value-type="float" office:value="2.59641623908225" calcext:value-type="float">
            <text:p>2.59641623908225</text:p>
          </table:table-cell>
          <table:table-cell office:value-type="float" office:value="-46.4935837609178" calcext:value-type="float">
            <text:p>-46.4935837609178</text:p>
          </table:table-cell>
          <table:table-cell office:value-type="float" office:value="7.11806628809623" calcext:value-type="float">
            <text:p>7.11806628809623</text:p>
          </table:table-cell>
          <table:table-cell office:value-type="float" office:value="9.71448252717847" calcext:value-type="float">
            <text:p>9.71448252717847</text:p>
          </table:table-cell>
          <table:table-cell office:value-type="float" office:value="10.1383872192735" calcext:value-type="float">
            <text:p>10.1383872192735</text:p>
          </table:table-cell>
          <table:table-cell office:value-type="float" office:value="9.80279600469828" calcext:value-type="float">
            <text:p>9.80279600469828</text:p>
          </table:table-cell>
          <table:table-cell office:value-type="float" office:value="-39.2872039953017" calcext:value-type="float">
            <text:p>-39.2872039953017</text:p>
          </table:table-cell>
          <table:table-cell office:value-type="float" office:value="14.5363983997598" calcext:value-type="float">
            <text:p>14.5363983997598</text:p>
          </table:table-cell>
          <table:table-cell office:value-type="float" office:value="-34.5536016002402" calcext:value-type="float">
            <text:p>-34.5536016002402</text:p>
          </table:table-cell>
          <table:table-cell/>
        </table:table-row>
        <table:table-row table:style-name="ro1">
          <table:table-cell office:value-type="string" calcext:value-type="string">
            <text:p>CBU</text:p>
          </table:table-cell>
          <table:table-cell office:value-type="string" calcext:value-type="string">
            <text:p>Community Bank System</text:p>
          </table:table-cell>
          <table:table-cell office:value-type="float" office:value="70.05" calcext:value-type="float">
            <text:p>70.05</text:p>
          </table:table-cell>
          <table:table-cell office:value-type="float" office:value="0" calcext:value-type="float">
            <text:p>0</text:p>
          </table:table-cell>
          <table:table-cell office:value-type="float" office:value="-70.05" calcext:value-type="float">
            <text:p>-7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172783612704" calcext:value-type="float">
            <text:p>23.3172783612704</text:p>
          </table:table-cell>
          <table:table-cell office:value-type="float" office:value="15.000858490235" calcext:value-type="float">
            <text:p>15.000858490235</text:p>
          </table:table-cell>
          <table:table-cell office:value-type="float" office:value="-55.049141509765" calcext:value-type="float">
            <text:p>-55.049141509765</text:p>
          </table:table-cell>
          <table:table-cell office:value-type="float" office:value="39.1967609377287" calcext:value-type="float">
            <text:p>39.1967609377287</text:p>
          </table:table-cell>
          <table:table-cell office:value-type="float" office:value="-30.8532390622713" calcext:value-type="float">
            <text:p>-30.8532390622713</text:p>
          </table:table-cell>
          <table:table-cell/>
        </table:table-row>
        <table:table-row table:style-name="ro1">
          <table:table-cell office:value-type="string" calcext:value-type="string">
            <text:p>CBZ</text:p>
          </table:table-cell>
          <table:table-cell office:value-type="string" calcext:value-type="string">
            <text:p>Cbiz Inc</text:p>
          </table:table-cell>
          <table:table-cell office:value-type="float" office:value="27.87" calcext:value-type="float">
            <text:p>27.87</text:p>
          </table:table-cell>
          <table:table-cell office:value-type="float" office:value="0.112100401175666" calcext:value-type="float">
            <text:p>0.112100401175666</text:p>
          </table:table-cell>
          <table:table-cell office:value-type="float" office:value="-27.7578995988243" calcext:value-type="float">
            <text:p>-27.7578995988243</text:p>
          </table:table-cell>
          <table:table-cell office:value-type="float" office:value="0" calcext:value-type="float">
            <text:p>0</text:p>
          </table:table-cell>
          <table:table-cell office:value-type="float" office:value="0.112100401175666" calcext:value-type="float">
            <text:p>0.112100401175666</text:p>
          </table:table-cell>
          <table:table-cell office:value-type="float" office:value="0.41154215658176" calcext:value-type="float">
            <text:p>0.41154215658176</text:p>
          </table:table-cell>
          <table:table-cell office:value-type="float" office:value="2.34424256245563" calcext:value-type="float">
            <text:p>2.34424256245563</text:p>
          </table:table-cell>
          <table:table-cell office:value-type="float" office:value="-25.5257574375444" calcext:value-type="float">
            <text:p>-25.5257574375444</text:p>
          </table:table-cell>
          <table:table-cell office:value-type="float" office:value="13.1667816858716" calcext:value-type="float">
            <text:p>13.1667816858716</text:p>
          </table:table-cell>
          <table:table-cell office:value-type="float" office:value="-14.7032183141284" calcext:value-type="float">
            <text:p>-14.7032183141284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office:value-type="string" calcext:value-type="string">
            <text:p>Clarivate Plc</text:p>
          </table:table-cell>
          <table:table-cell office:value-type="float" office:value="28.94" calcext:value-type="float">
            <text:p>28.94</text:p>
          </table:table-cell>
          <table:table-cell office:value-type="float" office:value="1.00423345257744" calcext:value-type="float">
            <text:p>1.00423345257744</text:p>
          </table:table-cell>
          <table:table-cell office:value-type="float" office:value="-27.9357665474226" calcext:value-type="float">
            <text:p>-27.9357665474226</text:p>
          </table:table-cell>
          <table:table-cell office:value-type="float" office:value="0" calcext:value-type="float">
            <text:p>0</text:p>
          </table:table-cell>
          <table:table-cell office:value-type="float" office:value="1.00423345257744" calcext:value-type="float">
            <text:p>1.00423345257744</text:p>
          </table:table-cell>
          <table:table-cell office:value-type="float" office:value="-2.81079154514059" calcext:value-type="float">
            <text:p>-2.81079154514059</text:p>
          </table:table-cell>
          <table:table-cell office:value-type="float" office:value="0.410418756794658" calcext:value-type="float">
            <text:p>0.410418756794658</text:p>
          </table:table-cell>
          <table:table-cell office:value-type="float" office:value="-28.5295812432053" calcext:value-type="float">
            <text:p>-28.5295812432053</text:p>
          </table:table-cell>
          <table:table-cell office:value-type="float" office:value="3.93194589109848" calcext:value-type="float">
            <text:p>3.93194589109848</text:p>
          </table:table-cell>
          <table:table-cell office:value-type="float" office:value="-25.0080541089015" calcext:value-type="float">
            <text:p>-25.0080541089015</text:p>
          </table:table-cell>
          <table:table-cell/>
        </table:table-row>
        <table:table-row table:style-name="ro1">
          <table:table-cell office:value-type="string" calcext:value-type="string">
            <text:p>CCI</text:p>
          </table:table-cell>
          <table:table-cell office:value-type="string" calcext:value-type="string">
            <text:p>Crown Castle International Corp</text:p>
          </table:table-cell>
          <table:table-cell office:value-type="float" office:value="164.46" calcext:value-type="float">
            <text:p>164.46</text:p>
          </table:table-cell>
          <table:table-cell office:value-type="float" office:value="0.561097168104104" calcext:value-type="float">
            <text:p>0.561097168104104</text:p>
          </table:table-cell>
          <table:table-cell office:value-type="float" office:value="-163.898902831896" calcext:value-type="float">
            <text:p>-163.898902831896</text:p>
          </table:table-cell>
          <table:table-cell office:value-type="float" office:value="0" calcext:value-type="float">
            <text:p>0</text:p>
          </table:table-cell>
          <table:table-cell office:value-type="float" office:value="0.561097168104104" calcext:value-type="float">
            <text:p>0.561097168104104</text:p>
          </table:table-cell>
          <table:table-cell office:value-type="float" office:value="-11.8502794470251" calcext:value-type="float">
            <text:p>-11.8502794470251</text:p>
          </table:table-cell>
          <table:table-cell office:value-type="float" office:value="-1.71807025440141" calcext:value-type="float">
            <text:p>-1.71807025440141</text:p>
          </table:table-cell>
          <table:table-cell office:value-type="float" office:value="-166.178070254401" calcext:value-type="float">
            <text:p>-166.178070254401</text:p>
          </table:table-cell>
          <table:table-cell office:value-type="float" office:value="22.0311788897735" calcext:value-type="float">
            <text:p>22.0311788897735</text:p>
          </table:table-cell>
          <table:table-cell office:value-type="float" office:value="-142.428821110226" calcext:value-type="float">
            <text:p>-142.428821110226</text:p>
          </table:table-cell>
          <table:table-cell/>
        </table:table-row>
        <table:table-row table:style-name="ro1">
          <table:table-cell office:value-type="string" calcext:value-type="string">
            <text:p>CCJ</text:p>
          </table:table-cell>
          <table:table-cell office:value-type="string" calcext:value-type="string">
            <text:p>Cameco Corp.</text:p>
          </table:table-cell>
          <table:table-cell office:value-type="float" office:value="15.77" calcext:value-type="float">
            <text:p>15.77</text:p>
          </table:table-cell>
          <table:table-cell office:value-type="float" office:value="1.4922105310875" calcext:value-type="float">
            <text:p>1.4922105310875</text:p>
          </table:table-cell>
          <table:table-cell office:value-type="float" office:value="-14.2777894689125" calcext:value-type="float">
            <text:p>-14.2777894689125</text:p>
          </table:table-cell>
          <table:table-cell office:value-type="float" office:value="1.33589005970612" calcext:value-type="float">
            <text:p>1.33589005970612</text:p>
          </table:table-cell>
          <table:table-cell office:value-type="float" office:value="2.82810059079362" calcext:value-type="float">
            <text:p>2.82810059079362</text:p>
          </table:table-cell>
          <table:table-cell office:value-type="float" office:value="9.06849038176062" calcext:value-type="float">
            <text:p>9.06849038176062</text:p>
          </table:table-cell>
          <table:table-cell office:value-type="float" office:value="2.84292022173541" calcext:value-type="float">
            <text:p>2.84292022173541</text:p>
          </table:table-cell>
          <table:table-cell office:value-type="float" office:value="-12.9270797782646" calcext:value-type="float">
            <text:p>-12.9270797782646</text:p>
          </table:table-cell>
          <table:table-cell office:value-type="float" office:value="9.17508894899786" calcext:value-type="float">
            <text:p>9.17508894899786</text:p>
          </table:table-cell>
          <table:table-cell office:value-type="float" office:value="-6.59491105100214" calcext:value-type="float">
            <text:p>-6.59491105100214</text:p>
          </table:table-cell>
          <table:table-cell/>
        </table:table-row>
        <table:table-row table:style-name="ro1">
          <table:table-cell office:value-type="string" calcext:value-type="string">
            <text:p>CCK</text:p>
          </table:table-cell>
          <table:table-cell office:value-type="string" calcext:value-type="string">
            <text:p>Crown Holdings</text:p>
          </table:table-cell>
          <table:table-cell office:value-type="float" office:value="98.96" calcext:value-type="float">
            <text:p>98.96</text:p>
          </table:table-cell>
          <table:table-cell office:value-type="float" office:value="4.54873995265526" calcext:value-type="float">
            <text:p>4.54873995265526</text:p>
          </table:table-cell>
          <table:table-cell office:value-type="float" office:value="-94.4112600473448" calcext:value-type="float">
            <text:p>-94.4112600473448</text:p>
          </table:table-cell>
          <table:table-cell office:value-type="float" office:value="12.1843898894942" calcext:value-type="float">
            <text:p>12.1843898894942</text:p>
          </table:table-cell>
          <table:table-cell office:value-type="float" office:value="16.7331298421494" calcext:value-type="float">
            <text:p>16.7331298421494</text:p>
          </table:table-cell>
          <table:table-cell office:value-type="float" office:value="-32.4348162040068" calcext:value-type="float">
            <text:p>-32.4348162040068</text:p>
          </table:table-cell>
          <table:table-cell office:value-type="float" office:value="5.23884242508094" calcext:value-type="float">
            <text:p>5.23884242508094</text:p>
          </table:table-cell>
          <table:table-cell office:value-type="float" office:value="-93.7211575749191" calcext:value-type="float">
            <text:p>-93.7211575749191</text:p>
          </table:table-cell>
          <table:table-cell office:value-type="float" office:value="14.1656518264582" calcext:value-type="float">
            <text:p>14.1656518264582</text:p>
          </table:table-cell>
          <table:table-cell office:value-type="float" office:value="-84.7943481735418" calcext:value-type="float">
            <text:p>-84.7943481735418</text:p>
          </table:table-cell>
          <table:table-cell/>
        </table:table-row>
        <table:table-row table:style-name="ro1">
          <table:table-cell office:value-type="string" calcext:value-type="string">
            <text:p>CCL</text:p>
          </table:table-cell>
          <table:table-cell office:value-type="string" calcext:value-type="string">
            <text:p>Carnival Corp.</text:p>
          </table:table-cell>
          <table:table-cell office:value-type="float" office:value="20.6" calcext:value-type="float">
            <text:p>20.6</text:p>
          </table:table-cell>
          <table:table-cell office:value-type="float" office:value="10.201767103062" calcext:value-type="float">
            <text:p>10.201767103062</text:p>
          </table:table-cell>
          <table:table-cell office:value-type="float" office:value="-10.398232896938" calcext:value-type="float">
            <text:p>-10.398232896938</text:p>
          </table:table-cell>
          <table:table-cell office:value-type="float" office:value="0.359254912175525" calcext:value-type="float">
            <text:p>0.359254912175525</text:p>
          </table:table-cell>
          <table:table-cell office:value-type="float" office:value="10.5610220152375" calcext:value-type="float">
            <text:p>10.5610220152375</text:p>
          </table:table-cell>
          <table:table-cell office:value-type="float" office:value="19.9080841481387" calcext:value-type="float">
            <text:p>19.9080841481387</text:p>
          </table:table-cell>
          <table:table-cell office:value-type="float" office:value="2.01504471635168" calcext:value-type="float">
            <text:p>2.01504471635168</text:p>
          </table:table-cell>
          <table:table-cell office:value-type="float" office:value="-18.5849552836483" calcext:value-type="float">
            <text:p>-18.5849552836483</text:p>
          </table:table-cell>
          <table:table-cell office:value-type="float" office:value="22.0453827749023" calcext:value-type="float">
            <text:p>22.0453827749023</text:p>
          </table:table-cell>
          <table:table-cell office:value-type="float" office:value="1.44538277490231" calcext:value-type="float">
            <text:p>1.44538277490231</text:p>
          </table:table-cell>
          <table:table-cell/>
        </table:table-row>
        <table:table-row table:style-name="ro1">
          <table:table-cell office:value-type="string" calcext:value-type="string">
            <text:p>CCO</text:p>
          </table:table-cell>
          <table:table-cell office:value-type="string" calcext:value-type="string">
            <text:p>Clear Channel Outdoor Holdings Inc.</text:p>
          </table:table-cell>
          <table:table-cell office:value-type="float" office:value="2.14" calcext:value-type="float">
            <text:p>2.14</text:p>
          </table:table-cell>
          <table:table-cell office:value-type="float" office:value="1.80831051644426" calcext:value-type="float">
            <text:p>1.80831051644426</text:p>
          </table:table-cell>
          <table:table-cell office:value-type="float" office:value="-0.331689483555736" calcext:value-type="float">
            <text:p>-0.331689483555736</text:p>
          </table:table-cell>
          <table:table-cell office:value-type="float" office:value="0" calcext:value-type="float">
            <text:p>0</text:p>
          </table:table-cell>
          <table:table-cell office:value-type="float" office:value="1.80831051644426" calcext:value-type="float">
            <text:p>1.80831051644426</text:p>
          </table:table-cell>
          <table:table-cell office:value-type="float" office:value="-9.78951961537108" calcext:value-type="float">
            <text:p>-9.78951961537108</text:p>
          </table:table-cell>
          <table:table-cell office:value-type="float" office:value="0.647304885214912" calcext:value-type="float">
            <text:p>0.647304885214912</text:p>
          </table:table-cell>
          <table:table-cell office:value-type="float" office:value="-1.49269511478509" calcext:value-type="float">
            <text:p>-1.49269511478509</text:p>
          </table:table-cell>
          <table:table-cell office:value-type="float" office:value="-5.88577701695586" calcext:value-type="float">
            <text:p>-5.88577701695586</text:p>
          </table:table-cell>
          <table:table-cell office:value-type="float" office:value="-8.02577701695586" calcext:value-type="float">
            <text:p>-8.02577701695586</text:p>
          </table:table-cell>
          <table:table-cell/>
        </table:table-row>
        <table:table-row table:style-name="ro1">
          <table:table-cell office:value-type="string" calcext:value-type="string">
            <text:p>CDE</text:p>
          </table:table-cell>
          <table:table-cell office:value-type="string" calcext:value-type="string">
            <text:p>Coeur Mining Inc</text:p>
          </table:table-cell>
          <table:table-cell office:value-type="float" office:value="9.1" calcext:value-type="float">
            <text:p>9.1</text:p>
          </table:table-cell>
          <table:table-cell office:value-type="float" office:value="0.316525245688526" calcext:value-type="float">
            <text:p>0.316525245688526</text:p>
          </table:table-cell>
          <table:table-cell office:value-type="float" office:value="-8.78347475431147" calcext:value-type="float">
            <text:p>-8.78347475431147</text:p>
          </table:table-cell>
          <table:table-cell office:value-type="float" office:value="0.19274281889298" calcext:value-type="float">
            <text:p>0.19274281889298</text:p>
          </table:table-cell>
          <table:table-cell office:value-type="float" office:value="0.509268064581506" calcext:value-type="float">
            <text:p>0.509268064581506</text:p>
          </table:table-cell>
          <table:table-cell office:value-type="float" office:value="2.72521146844964" calcext:value-type="float">
            <text:p>2.72521146844964</text:p>
          </table:table-cell>
          <table:table-cell office:value-type="float" office:value="0.13710432072346" calcext:value-type="float">
            <text:p>0.13710432072346</text:p>
          </table:table-cell>
          <table:table-cell office:value-type="float" office:value="-8.96289567927654" calcext:value-type="float">
            <text:p>-8.96289567927654</text:p>
          </table:table-cell>
          <table:table-cell office:value-type="float" office:value="2.72521146844964" calcext:value-type="float">
            <text:p>2.72521146844964</text:p>
          </table:table-cell>
          <table:table-cell office:value-type="float" office:value="-6.37478853155036" calcext:value-type="float">
            <text:p>-6.37478853155036</text:p>
          </table:table-cell>
          <table:table-cell/>
        </table:table-row>
        <table:table-row table:style-name="ro1">
          <table:table-cell office:value-type="string" calcext:value-type="string">
            <text:p>CDR</text:p>
          </table:table-cell>
          <table:table-cell office:value-type="string" calcext:value-type="string">
            <text:p>Cedar Realty Trust Inc</text:p>
          </table:table-cell>
          <table:table-cell office:value-type="float" office:value="12.61" calcext:value-type="float">
            <text:p>12.61</text:p>
          </table:table-cell>
          <table:table-cell office:value-type="float" office:value="0.0183296615038904" calcext:value-type="float">
            <text:p>0.01832966150389</text:p>
          </table:table-cell>
          <table:table-cell office:value-type="float" office:value="-12.5916703384961" calcext:value-type="float">
            <text:p>-12.5916703384961</text:p>
          </table:table-cell>
          <table:table-cell office:value-type="float" office:value="12.3045998739027" calcext:value-type="float">
            <text:p>12.3045998739027</text:p>
          </table:table-cell>
          <table:table-cell office:value-type="float" office:value="12.3229295354066" calcext:value-type="float">
            <text:p>12.3229295354066</text:p>
          </table:table-cell>
          <table:table-cell office:value-type="float" office:value="3.6273806669614" calcext:value-type="float">
            <text:p>3.6273806669614</text:p>
          </table:table-cell>
          <table:table-cell office:value-type="float" office:value="7.49711148272562" calcext:value-type="float">
            <text:p>7.49711148272562</text:p>
          </table:table-cell>
          <table:table-cell office:value-type="float" office:value="-5.11288851727438" calcext:value-type="float">
            <text:p>-5.11288851727438</text:p>
          </table:table-cell>
          <table:table-cell office:value-type="float" office:value="5.41377805608308" calcext:value-type="float">
            <text:p>5.41377805608308</text:p>
          </table:table-cell>
          <table:table-cell office:value-type="float" office:value="-7.19622194391692" calcext:value-type="float">
            <text:p>-7.19622194391692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elanese Corp</text:p>
          </table:table-cell>
          <table:table-cell office:value-type="float" office:value="132.73" calcext:value-type="float">
            <text:p>132.73</text:p>
          </table:table-cell>
          <table:table-cell office:value-type="float" office:value="12.7293700091919" calcext:value-type="float">
            <text:p>12.7293700091919</text:p>
          </table:table-cell>
          <table:table-cell office:value-type="float" office:value="-120.000629990808" calcext:value-type="float">
            <text:p>-120.000629990808</text:p>
          </table:table-cell>
          <table:table-cell office:value-type="float" office:value="8.36648109475114" calcext:value-type="float">
            <text:p>8.36648109475114</text:p>
          </table:table-cell>
          <table:table-cell office:value-type="float" office:value="21.0958511039431" calcext:value-type="float">
            <text:p>21.0958511039431</text:p>
          </table:table-cell>
          <table:table-cell office:value-type="float" office:value="17.4601103419091" calcext:value-type="float">
            <text:p>17.4601103419091</text:p>
          </table:table-cell>
          <table:table-cell office:value-type="float" office:value="15.3128846212725" calcext:value-type="float">
            <text:p>15.3128846212725</text:p>
          </table:table-cell>
          <table:table-cell office:value-type="float" office:value="-117.417115378727" calcext:value-type="float">
            <text:p>-117.417115378727</text:p>
          </table:table-cell>
          <table:table-cell office:value-type="float" office:value="30.1638162986631" calcext:value-type="float">
            <text:p>30.1638162986631</text:p>
          </table:table-cell>
          <table:table-cell office:value-type="float" office:value="-102.566183701337" calcext:value-type="float">
            <text:p>-102.566183701337</text:p>
          </table:table-cell>
          <table:table-cell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F Industries Holdings Inc</text:p>
          </table:table-cell>
          <table:table-cell office:value-type="float" office:value="44.36" calcext:value-type="float">
            <text:p>44.36</text:p>
          </table:table-cell>
          <table:table-cell office:value-type="float" office:value="2.63187179446605" calcext:value-type="float">
            <text:p>2.63187179446605</text:p>
          </table:table-cell>
          <table:table-cell office:value-type="float" office:value="-41.7281282055339" calcext:value-type="float">
            <text:p>-41.7281282055339</text:p>
          </table:table-cell>
          <table:table-cell office:value-type="float" office:value="1.27620071028283" calcext:value-type="float">
            <text:p>1.27620071028283</text:p>
          </table:table-cell>
          <table:table-cell office:value-type="float" office:value="3.90807250474888" calcext:value-type="float">
            <text:p>3.90807250474888</text:p>
          </table:table-cell>
          <table:table-cell office:value-type="float" office:value="2.46358159091227" calcext:value-type="float">
            <text:p>2.46358159091227</text:p>
          </table:table-cell>
          <table:table-cell office:value-type="float" office:value="2.43553322365331" calcext:value-type="float">
            <text:p>2.43553322365331</text:p>
          </table:table-cell>
          <table:table-cell office:value-type="float" office:value="-41.9244667763467" calcext:value-type="float">
            <text:p>-41.9244667763467</text:p>
          </table:table-cell>
          <table:table-cell office:value-type="float" office:value="13.4304931891669" calcext:value-type="float">
            <text:p>13.4304931891669</text:p>
          </table:table-cell>
          <table:table-cell office:value-type="float" office:value="-30.9295068108331" calcext:value-type="float">
            <text:p>-30.9295068108331</text:p>
          </table:table-cell>
          <table:table-cell/>
        </table:table-row>
        <table:table-row table:style-name="ro1">
          <table:table-cell office:value-type="string" calcext:value-type="string">
            <text:p>CFG</text:p>
          </table:table-cell>
          <table:table-cell office:value-type="string" calcext:value-type="string">
            <text:p>Citizens Financial Group Inc</text:p>
          </table:table-cell>
          <table:table-cell office:value-type="float" office:value="40.52" calcext:value-type="float">
            <text:p>40.52</text:p>
          </table:table-cell>
          <table:table-cell office:value-type="float" office:value="0" calcext:value-type="float">
            <text:p>0</text:p>
          </table:table-cell>
          <table:table-cell office:value-type="float" office:value="-40.52" calcext:value-type="float">
            <text:p>-4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028047986279" calcext:value-type="float">
            <text:p>31.5028047986279</text:p>
          </table:table-cell>
          <table:table-cell office:value-type="float" office:value="24.7241055350611" calcext:value-type="float">
            <text:p>24.7241055350611</text:p>
          </table:table-cell>
          <table:table-cell office:value-type="float" office:value="-15.7958944649389" calcext:value-type="float">
            <text:p>-15.7958944649389</text:p>
          </table:table-cell>
          <table:table-cell office:value-type="float" office:value="52.6116040597866" calcext:value-type="float">
            <text:p>52.6116040597866</text:p>
          </table:table-cell>
          <table:table-cell office:value-type="float" office:value="12.0916040597866" calcext:value-type="float">
            <text:p>12.0916040597866</text:p>
          </table:table-cell>
          <table:table-cell/>
        </table:table-row>
        <table:table-row table:style-name="ro1">
          <table:table-cell office:value-type="string" calcext:value-type="string">
            <text:p>CFR</text:p>
          </table:table-cell>
          <table:table-cell office:value-type="string" calcext:value-type="string">
            <text:p>Cullen Frost Bankers Inc.</text:p>
          </table:table-cell>
          <table:table-cell office:value-type="float" office:value="100.77" calcext:value-type="float">
            <text:p>100.77</text:p>
          </table:table-cell>
          <table:table-cell office:value-type="float" office:value="0" calcext:value-type="float">
            <text:p>0</text:p>
          </table:table-cell>
          <table:table-cell office:value-type="float" office:value="-100.77" calcext:value-type="float">
            <text:p>-10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678672918555" calcext:value-type="float">
            <text:p>55.2678672918555</text:p>
          </table:table-cell>
          <table:table-cell office:value-type="float" office:value="40.3151031615436" calcext:value-type="float">
            <text:p>40.3151031615436</text:p>
          </table:table-cell>
          <table:table-cell office:value-type="float" office:value="-60.4548968384564" calcext:value-type="float">
            <text:p>-60.4548968384564</text:p>
          </table:table-cell>
          <table:table-cell office:value-type="float" office:value="67.9640528018405" calcext:value-type="float">
            <text:p>67.9640528018405</text:p>
          </table:table-cell>
          <table:table-cell office:value-type="float" office:value="-32.8059471981595" calcext:value-type="float">
            <text:p>-32.8059471981595</text:p>
          </table:table-cell>
          <table:table-cell/>
        </table:table-row>
        <table:table-row table:style-name="ro1">
          <table:table-cell office:value-type="string" calcext:value-type="string">
            <text:p>CFX</text:p>
          </table:table-cell>
          <table:table-cell office:value-type="string" calcext:value-type="string">
            <text:p>Colfax Corp</text:p>
          </table:table-cell>
          <table:table-cell office:value-type="float" office:value="40.77" calcext:value-type="float">
            <text:p>40.77</text:p>
          </table:table-cell>
          <table:table-cell office:value-type="float" office:value="0.56073427174895" calcext:value-type="float">
            <text:p>0.56073427174895</text:p>
          </table:table-cell>
          <table:table-cell office:value-type="float" office:value="-40.2092657282511" calcext:value-type="float">
            <text:p>-40.2092657282511</text:p>
          </table:table-cell>
          <table:table-cell office:value-type="float" office:value="4.52528081898692" calcext:value-type="float">
            <text:p>4.52528081898692</text:p>
          </table:table-cell>
          <table:table-cell office:value-type="float" office:value="5.08601509073587" calcext:value-type="float">
            <text:p>5.08601509073587</text:p>
          </table:table-cell>
          <table:table-cell office:value-type="float" office:value="-12.3952132947552" calcext:value-type="float">
            <text:p>-12.3952132947552</text:p>
          </table:table-cell>
          <table:table-cell office:value-type="float" office:value="4.24608288198388" calcext:value-type="float">
            <text:p>4.24608288198388</text:p>
          </table:table-cell>
          <table:table-cell office:value-type="float" office:value="-36.5239171180161" calcext:value-type="float">
            <text:p>-36.5239171180161</text:p>
          </table:table-cell>
          <table:table-cell office:value-type="float" office:value="28.8074224695153" calcext:value-type="float">
            <text:p>28.8074224695153</text:p>
          </table:table-cell>
          <table:table-cell office:value-type="float" office:value="-11.9625775304847" calcext:value-type="float">
            <text:p>-11.9625775304847</text:p>
          </table:table-cell>
          <table:table-cell/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China Green Agriculture Inc</text:p>
          </table:table-cell>
          <table:table-cell office:value-type="float" office:value="5.36" calcext:value-type="float">
            <text:p>5.36</text:p>
          </table:table-cell>
          <table:table-cell office:value-type="float" office:value="1.54743092620638" calcext:value-type="float">
            <text:p>1.54743092620638</text:p>
          </table:table-cell>
          <table:table-cell office:value-type="float" office:value="-3.81256907379362" calcext:value-type="float">
            <text:p>-3.81256907379362</text:p>
          </table:table-cell>
          <table:table-cell office:value-type="float" office:value="14.3037275305746" calcext:value-type="float">
            <text:p>14.3037275305746</text:p>
          </table:table-cell>
          <table:table-cell office:value-type="float" office:value="15.851158456781" calcext:value-type="float">
            <text:p>15.851158456781</text:p>
          </table:table-cell>
          <table:table-cell office:value-type="float" office:value="30.3837518891349" calcext:value-type="float">
            <text:p>30.3837518891349</text:p>
          </table:table-cell>
          <table:table-cell office:value-type="float" office:value="24.9446734074221" calcext:value-type="float">
            <text:p>24.9446734074221</text:p>
          </table:table-cell>
          <table:table-cell office:value-type="float" office:value="19.5846734074221" calcext:value-type="float">
            <text:p>19.5846734074221</text:p>
          </table:table-cell>
          <table:table-cell office:value-type="float" office:value="34.2059005415481" calcext:value-type="float">
            <text:p>34.2059005415481</text:p>
          </table:table-cell>
          <table:table-cell office:value-type="float" office:value="28.8459005415481" calcext:value-type="float">
            <text:p>28.8459005415481</text:p>
          </table:table-cell>
          <table:table-cell/>
        </table:table-row>
        <table:table-row table:style-name="ro1">
          <table:table-cell office:value-type="string" calcext:value-type="string">
            <text:p>CHD</text:p>
          </table:table-cell>
          <table:table-cell office:value-type="string" calcext:value-type="string">
            <text:p>Church &amp; Dwight Co.</text:p>
          </table:table-cell>
          <table:table-cell office:value-type="float" office:value="82.94" calcext:value-type="float">
            <text:p>82.94</text:p>
          </table:table-cell>
          <table:table-cell office:value-type="float" office:value="2.21009928272317" calcext:value-type="float">
            <text:p>2.21009928272317</text:p>
          </table:table-cell>
          <table:table-cell office:value-type="float" office:value="-80.7299007172768" calcext:value-type="float">
            <text:p>-80.7299007172768</text:p>
          </table:table-cell>
          <table:table-cell office:value-type="float" office:value="2.00321692407816" calcext:value-type="float">
            <text:p>2.00321692407816</text:p>
          </table:table-cell>
          <table:table-cell office:value-type="float" office:value="4.21331620680133" calcext:value-type="float">
            <text:p>4.21331620680133</text:p>
          </table:table-cell>
          <table:table-cell office:value-type="float" office:value="-6.20647075935007" calcext:value-type="float">
            <text:p>-6.20647075935007</text:p>
          </table:table-cell>
          <table:table-cell office:value-type="float" office:value="1.90219071392272" calcext:value-type="float">
            <text:p>1.90219071392272</text:p>
          </table:table-cell>
          <table:table-cell office:value-type="float" office:value="-81.0378092860773" calcext:value-type="float">
            <text:p>-81.0378092860773</text:p>
          </table:table-cell>
          <table:table-cell office:value-type="float" office:value="12.9212925283667" calcext:value-type="float">
            <text:p>12.9212925283667</text:p>
          </table:table-cell>
          <table:table-cell office:value-type="float" office:value="-70.0187074716333" calcext:value-type="float">
            <text:p>-70.0187074716333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Chemed Corp.</text:p>
          </table:table-cell>
          <table:table-cell office:value-type="float" office:value="509.05" calcext:value-type="float">
            <text:p>509.05</text:p>
          </table:table-cell>
          <table:table-cell office:value-type="float" office:value="7.06909843903725" calcext:value-type="float">
            <text:p>7.06909843903725</text:p>
          </table:table-cell>
          <table:table-cell office:value-type="float" office:value="-501.980901560963" calcext:value-type="float">
            <text:p>-501.980901560963</text:p>
          </table:table-cell>
          <table:table-cell office:value-type="float" office:value="0.473049410907419" calcext:value-type="float">
            <text:p>0.473049410907419</text:p>
          </table:table-cell>
          <table:table-cell office:value-type="float" office:value="7.54214784994467" calcext:value-type="float">
            <text:p>7.54214784994467</text:p>
          </table:table-cell>
          <table:table-cell office:value-type="float" office:value="6.42484601445528" calcext:value-type="float">
            <text:p>6.42484601445528</text:p>
          </table:table-cell>
          <table:table-cell office:value-type="float" office:value="-3.67149282382915" calcext:value-type="float">
            <text:p>-3.67149282382915</text:p>
          </table:table-cell>
          <table:table-cell office:value-type="float" office:value="-512.721492823829" calcext:value-type="float">
            <text:p>-512.721492823829</text:p>
          </table:table-cell>
          <table:table-cell office:value-type="float" office:value="50.2392767421803" calcext:value-type="float">
            <text:p>50.2392767421803</text:p>
          </table:table-cell>
          <table:table-cell office:value-type="float" office:value="-458.81072325782" calcext:value-type="float">
            <text:p>-458.81072325782</text:p>
          </table:table-cell>
          <table:table-cell/>
        </table:table-row>
        <table:table-row table:style-name="ro1">
          <table:table-cell office:value-type="string" calcext:value-type="string">
            <text:p>CHGG</text:p>
          </table:table-cell>
          <table:table-cell office:value-type="string" calcext:value-type="string">
            <text:p>Chegg Inc</text:p>
          </table:table-cell>
          <table:table-cell office:value-type="float" office:value="113.51" calcext:value-type="float">
            <text:p>113.51</text:p>
          </table:table-cell>
          <table:table-cell office:value-type="float" office:value="9.71088717282968" calcext:value-type="float">
            <text:p>9.71088717282968</text:p>
          </table:table-cell>
          <table:table-cell office:value-type="float" office:value="-103.79911282717" calcext:value-type="float">
            <text:p>-103.79911282717</text:p>
          </table:table-cell>
          <table:table-cell office:value-type="float" office:value="0" calcext:value-type="float">
            <text:p>0</text:p>
          </table:table-cell>
          <table:table-cell office:value-type="float" office:value="9.71088717282968" calcext:value-type="float">
            <text:p>9.71088717282968</text:p>
          </table:table-cell>
          <table:table-cell office:value-type="float" office:value="2.36934163515743" calcext:value-type="float">
            <text:p>2.36934163515743</text:p>
          </table:table-cell>
          <table:table-cell office:value-type="float" office:value="8.97859659192785" calcext:value-type="float">
            <text:p>8.97859659192785</text:p>
          </table:table-cell>
          <table:table-cell office:value-type="float" office:value="-104.531403408072" calcext:value-type="float">
            <text:p>-104.531403408072</text:p>
          </table:table-cell>
          <table:table-cell office:value-type="float" office:value="5.01038390481401" calcext:value-type="float">
            <text:p>5.01038390481401</text:p>
          </table:table-cell>
          <table:table-cell office:value-type="float" office:value="-108.499616095186" calcext:value-type="float">
            <text:p>-108.499616095186</text:p>
          </table:table-cell>
          <table:table-cell/>
        </table:table-row>
        <table:table-row table:style-name="ro1">
          <table:table-cell office:value-type="string" calcext:value-type="string">
            <text:p>CHMI</text:p>
          </table:table-cell>
          <table:table-cell office:value-type="string" calcext:value-type="string">
            <text:p>Cherry Hill Mortgage Investment Corporation</text:p>
          </table:table-cell>
          <table:table-cell office:value-type="float" office:value="9.59" calcext:value-type="float">
            <text:p>9.59</text:p>
          </table:table-cell>
          <table:table-cell office:value-type="float" office:value="0" calcext:value-type="float">
            <text:p>0</text:p>
          </table:table-cell>
          <table:table-cell office:value-type="float" office:value="-9.59" calcext:value-type="float">
            <text:p>-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927799364497" calcext:value-type="float">
            <text:p>11.9927799364497</text:p>
          </table:table-cell>
          <table:table-cell office:value-type="float" office:value="18.8672295571" calcext:value-type="float">
            <text:p>18.8672295571</text:p>
          </table:table-cell>
          <table:table-cell office:value-type="float" office:value="9.27722955710003" calcext:value-type="float">
            <text:p>9.27722955710003</text:p>
          </table:table-cell>
          <table:table-cell office:value-type="float" office:value="18.7434948513362" calcext:value-type="float">
            <text:p>18.7434948513362</text:p>
          </table:table-cell>
          <table:table-cell office:value-type="float" office:value="9.15349485133623" calcext:value-type="float">
            <text:p>9.15349485133623</text:p>
          </table:table-cell>
          <table:table-cell/>
        </table:table-row>
        <table:table-row table:style-name="ro1">
          <table:table-cell office:value-type="string" calcext:value-type="string">
            <text:p>CHS</text:p>
          </table:table-cell>
          <table:table-cell office:value-type="string" calcext:value-type="string">
            <text:p>Chico`s Fas</text:p>
          </table:table-cell>
          <table:table-cell office:value-type="float" office:value="2.72" calcext:value-type="float">
            <text:p>2.72</text:p>
          </table:table-cell>
          <table:table-cell office:value-type="float" office:value="1.21053754066094" calcext:value-type="float">
            <text:p>1.21053754066094</text:p>
          </table:table-cell>
          <table:table-cell office:value-type="float" office:value="-1.50946245933906" calcext:value-type="float">
            <text:p>-1.50946245933906</text:p>
          </table:table-cell>
          <table:table-cell office:value-type="float" office:value="2.13933014904687" calcext:value-type="float">
            <text:p>2.13933014904687</text:p>
          </table:table-cell>
          <table:table-cell office:value-type="float" office:value="3.34986768970782" calcext:value-type="float">
            <text:p>3.34986768970782</text:p>
          </table:table-cell>
          <table:table-cell office:value-type="float" office:value="1.83661237285213" calcext:value-type="float">
            <text:p>1.83661237285213</text:p>
          </table:table-cell>
          <table:table-cell office:value-type="float" office:value="0.133984367100654" calcext:value-type="float">
            <text:p>0.133984367100654</text:p>
          </table:table-cell>
          <table:table-cell office:value-type="float" office:value="-2.58601563289935" calcext:value-type="float">
            <text:p>-2.58601563289935</text:p>
          </table:table-cell>
          <table:table-cell office:value-type="float" office:value="2.02444232770215" calcext:value-type="float">
            <text:p>2.02444232770215</text:p>
          </table:table-cell>
          <table:table-cell office:value-type="float" office:value="-0.695557672297855" calcext:value-type="float">
            <text:p>-0.695557672297855</text:p>
          </table:table-cell>
          <table:table-cell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gna Corp.</text:p>
          </table:table-cell>
          <table:table-cell office:value-type="float" office:value="206.93" calcext:value-type="float">
            <text:p>206.93</text:p>
          </table:table-cell>
          <table:table-cell office:value-type="float" office:value="0" calcext:value-type="float">
            <text:p>0</text:p>
          </table:table-cell>
          <table:table-cell office:value-type="float" office:value="-206.93" calcext:value-type="float">
            <text:p>-206.93</text:p>
          </table:table-cell>
          <table:table-cell table:number-columns-repeated="2" office:value-type="float" office:value="7.50690735125528" calcext:value-type="float">
            <text:p>7.50690735125528</text:p>
          </table:table-cell>
          <table:table-cell office:value-type="float" office:value="-91.3866320802703" calcext:value-type="float">
            <text:p>-91.3866320802703</text:p>
          </table:table-cell>
          <table:table-cell office:value-type="float" office:value="-6.52425539340291" calcext:value-type="float">
            <text:p>-6.52425539340291</text:p>
          </table:table-cell>
          <table:table-cell office:value-type="float" office:value="-213.454255393403" calcext:value-type="float">
            <text:p>-213.454255393403</text:p>
          </table:table-cell>
          <table:table-cell office:value-type="float" office:value="131.110683480663" calcext:value-type="float">
            <text:p>131.110683480663</text:p>
          </table:table-cell>
          <table:table-cell office:value-type="float" office:value="-75.8193165193372" calcext:value-type="float">
            <text:p>-75.8193165193372</text:p>
          </table:table-cell>
          <table:table-cell/>
        </table:table-row>
        <table:table-row table:style-name="ro1">
          <table:table-cell office:value-type="string" calcext:value-type="string">
            <text:p>CIA</text:p>
          </table:table-cell>
          <table:table-cell office:value-type="string" calcext:value-type="string">
            <text:p>Citizens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-6.14" calcext:value-type="float">
            <text:p>-6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0644421120699" calcext:value-type="float">
            <text:p>5.40644421120699</text:p>
          </table:table-cell>
          <table:table-cell office:value-type="float" office:value="2.70727687703821" calcext:value-type="float">
            <text:p>2.70727687703821</text:p>
          </table:table-cell>
          <table:table-cell office:value-type="float" office:value="-3.43272312296179" calcext:value-type="float">
            <text:p>-3.43272312296179</text:p>
          </table:table-cell>
          <table:table-cell office:value-type="float" office:value="5.635923383318" calcext:value-type="float">
            <text:p>5.635923383318</text:p>
          </table:table-cell>
          <table:table-cell office:value-type="float" office:value="-0.504076616682002" calcext:value-type="float">
            <text:p>-0.504076616682002</text:p>
          </table:table-cell>
          <table:table-cell/>
        </table:table-row>
        <table:table-row table:style-name="ro1">
          <table:table-cell office:value-type="string" calcext:value-type="string">
            <text:p>CIEN</text:p>
          </table:table-cell>
          <table:table-cell office:value-type="string" calcext:value-type="string">
            <text:p>CIENA Corp.</text:p>
          </table:table-cell>
          <table:table-cell office:value-type="float" office:value="56.22" calcext:value-type="float">
            <text:p>56.22</text:p>
          </table:table-cell>
          <table:table-cell office:value-type="float" office:value="8.01796150288188" calcext:value-type="float">
            <text:p>8.01796150288188</text:p>
          </table:table-cell>
          <table:table-cell office:value-type="float" office:value="-48.2020384971181" calcext:value-type="float">
            <text:p>-48.2020384971181</text:p>
          </table:table-cell>
          <table:table-cell office:value-type="float" office:value="2.22806230691658" calcext:value-type="float">
            <text:p>2.22806230691658</text:p>
          </table:table-cell>
          <table:table-cell office:value-type="float" office:value="10.2460238097985" calcext:value-type="float">
            <text:p>10.2460238097985</text:p>
          </table:table-cell>
          <table:table-cell office:value-type="float" office:value="13.6001802071447" calcext:value-type="float">
            <text:p>13.6001802071447</text:p>
          </table:table-cell>
          <table:table-cell office:value-type="float" office:value="11.9720880783446" calcext:value-type="float">
            <text:p>11.9720880783446</text:p>
          </table:table-cell>
          <table:table-cell office:value-type="float" office:value="-44.2479119216554" calcext:value-type="float">
            <text:p>-44.2479119216554</text:p>
          </table:table-cell>
          <table:table-cell office:value-type="float" office:value="16.2365837674508" calcext:value-type="float">
            <text:p>16.2365837674508</text:p>
          </table:table-cell>
          <table:table-cell office:value-type="float" office:value="-39.9834162325492" calcext:value-type="float">
            <text:p>-39.9834162325492</text:p>
          </table:table-cell>
          <table:table-cell/>
        </table:table-row>
        <table:table-row table:style-name="ro1">
          <table:table-cell office:value-type="string" calcext:value-type="string">
            <text:p>CIM</text:p>
          </table:table-cell>
          <table:table-cell office:value-type="string" calcext:value-type="string">
            <text:p>Chimera Investment Corp</text:p>
          </table:table-cell>
          <table:table-cell office:value-type="float" office:value="11.35" calcext:value-type="float">
            <text:p>11.35</text:p>
          </table:table-cell>
          <table:table-cell office:value-type="float" office:value="0" calcext:value-type="float">
            <text:p>0</text:p>
          </table:table-cell>
          <table:table-cell office:value-type="float" office:value="-11.35" calcext:value-type="float">
            <text:p>-11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274370523343" calcext:value-type="float">
            <text:p>14.5274370523343</text:p>
          </table:table-cell>
          <table:table-cell office:value-type="float" office:value="14.3407734550699" calcext:value-type="float">
            <text:p>14.3407734550699</text:p>
          </table:table-cell>
          <table:table-cell office:value-type="float" office:value="2.99077345506994" calcext:value-type="float">
            <text:p>2.99077345506994</text:p>
          </table:table-cell>
          <table:table-cell office:value-type="float" office:value="14.5290286280794" calcext:value-type="float">
            <text:p>14.5290286280794</text:p>
          </table:table-cell>
          <table:table-cell office:value-type="float" office:value="3.17902862807938" calcext:value-type="float">
            <text:p>3.17902862807938</text:p>
          </table:table-cell>
          <table:table-cell/>
        </table:table-row>
        <table:table-row table:style-name="ro1">
          <table:table-cell office:value-type="string" calcext:value-type="string">
            <text:p>CIO</text:p>
          </table:table-cell>
          <table:table-cell office:value-type="string" calcext:value-type="string">
            <text:p>City Office REIT Inc</text:p>
          </table:table-cell>
          <table:table-cell office:value-type="float" office:value="10.07" calcext:value-type="float">
            <text:p>10.07</text:p>
          </table:table-cell>
          <table:table-cell office:value-type="float" office:value="1.54478003688586" calcext:value-type="float">
            <text:p>1.54478003688586</text:p>
          </table:table-cell>
          <table:table-cell office:value-type="float" office:value="-8.52521996311414" calcext:value-type="float">
            <text:p>-8.52521996311414</text:p>
          </table:table-cell>
          <table:table-cell office:value-type="float" office:value="0" calcext:value-type="float">
            <text:p>0</text:p>
          </table:table-cell>
          <table:table-cell office:value-type="float" office:value="1.54478003688586" calcext:value-type="float">
            <text:p>1.54478003688586</text:p>
          </table:table-cell>
          <table:table-cell office:value-type="float" office:value="6.23917021953325" calcext:value-type="float">
            <text:p>6.23917021953325</text:p>
          </table:table-cell>
          <table:table-cell office:value-type="float" office:value="1.37322486191882" calcext:value-type="float">
            <text:p>1.37322486191882</text:p>
          </table:table-cell>
          <table:table-cell office:value-type="float" office:value="-8.69677513808118" calcext:value-type="float">
            <text:p>-8.69677513808118</text:p>
          </table:table-cell>
          <table:table-cell office:value-type="float" office:value="10.1285760526442" calcext:value-type="float">
            <text:p>10.1285760526442</text:p>
          </table:table-cell>
          <table:table-cell office:value-type="float" office:value="0.0585760526442343" calcext:value-type="float">
            <text:p>0.058576052644234</text:p>
          </table:table-cell>
          <table:table-cell/>
        </table:table-row>
        <table:table-row table:style-name="ro1">
          <table:table-cell office:value-type="string" calcext:value-type="string">
            <text:p>CIR</text:p>
          </table:table-cell>
          <table:table-cell office:value-type="string" calcext:value-type="string">
            <text:p>Circor International Inc</text:p>
          </table:table-cell>
          <table:table-cell office:value-type="float" office:value="33.45" calcext:value-type="float">
            <text:p>33.45</text:p>
          </table:table-cell>
          <table:table-cell office:value-type="float" office:value="6.27164674718799" calcext:value-type="float">
            <text:p>6.27164674718799</text:p>
          </table:table-cell>
          <table:table-cell office:value-type="float" office:value="-27.178353252812" calcext:value-type="float">
            <text:p>-27.178353252812</text:p>
          </table:table-cell>
          <table:table-cell office:value-type="float" office:value="7.41985599929833" calcext:value-type="float">
            <text:p>7.41985599929833</text:p>
          </table:table-cell>
          <table:table-cell office:value-type="float" office:value="13.6915027464863" calcext:value-type="float">
            <text:p>13.6915027464863</text:p>
          </table:table-cell>
          <table:table-cell office:value-type="float" office:value="-12.3206723119705" calcext:value-type="float">
            <text:p>-12.3206723119705</text:p>
          </table:table-cell>
          <table:table-cell office:value-type="float" office:value="14.3870689296087" calcext:value-type="float">
            <text:p>14.3870689296087</text:p>
          </table:table-cell>
          <table:table-cell office:value-type="float" office:value="-19.0629310703914" calcext:value-type="float">
            <text:p>-19.0629310703914</text:p>
          </table:table-cell>
          <table:table-cell office:value-type="float" office:value="13.6688505911337" calcext:value-type="float">
            <text:p>13.6688505911337</text:p>
          </table:table-cell>
          <table:table-cell office:value-type="float" office:value="-19.7811494088663" calcext:value-type="float">
            <text:p>-19.7811494088663</text:p>
          </table:table-cell>
          <table:table-cell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CIT Group Inc</text:p>
          </table:table-cell>
          <table:table-cell office:value-type="float" office:value="45.26" calcext:value-type="float">
            <text:p>45.26</text:p>
          </table:table-cell>
          <table:table-cell office:value-type="float" office:value="0" calcext:value-type="float">
            <text:p>0</text:p>
          </table:table-cell>
          <table:table-cell office:value-type="float" office:value="-45.26" calcext:value-type="float">
            <text:p>-4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873208170419" calcext:value-type="float">
            <text:p>50.2873208170419</text:p>
          </table:table-cell>
          <table:table-cell office:value-type="float" office:value="-32.6412937269805" calcext:value-type="float">
            <text:p>-32.6412937269805</text:p>
          </table:table-cell>
          <table:table-cell office:value-type="float" office:value="-77.9012937269805" calcext:value-type="float">
            <text:p>-77.9012937269805</text:p>
          </table:table-cell>
          <table:table-cell office:value-type="float" office:value="58.4953416995136" calcext:value-type="float">
            <text:p>58.4953416995136</text:p>
          </table:table-cell>
          <table:table-cell office:value-type="float" office:value="13.2353416995136" calcext:value-type="float">
            <text:p>13.2353416995136</text:p>
          </table:table-cell>
          <table:table-cell/>
        </table:table-row>
        <table:table-row table:style-name="ro1">
          <table:table-cell office:value-type="string" calcext:value-type="string">
            <text:p>CKH</text:p>
          </table:table-cell>
          <table:table-cell office:value-type="string" calcext:value-type="string">
            <text:p>SEACOR Holdings Inc</text:p>
          </table:table-cell>
          <table:table-cell office:value-type="float" office:value="42.44" calcext:value-type="float">
            <text:p>42.44</text:p>
          </table:table-cell>
          <table:table-cell office:value-type="float" office:value="5.18413007860624" calcext:value-type="float">
            <text:p>5.18413007860624</text:p>
          </table:table-cell>
          <table:table-cell office:value-type="float" office:value="-37.2558699213938" calcext:value-type="float">
            <text:p>-37.2558699213938</text:p>
          </table:table-cell>
          <table:table-cell office:value-type="float" office:value="0.190014084898352" calcext:value-type="float">
            <text:p>0.190014084898352</text:p>
          </table:table-cell>
          <table:table-cell office:value-type="float" office:value="5.37414416350459" calcext:value-type="float">
            <text:p>5.37414416350459</text:p>
          </table:table-cell>
          <table:table-cell office:value-type="float" office:value="37.988974568939" calcext:value-type="float">
            <text:p>37.988974568939</text:p>
          </table:table-cell>
          <table:table-cell office:value-type="float" office:value="9.59087626092336" calcext:value-type="float">
            <text:p>9.59087626092336</text:p>
          </table:table-cell>
          <table:table-cell office:value-type="float" office:value="-32.8491237390766" calcext:value-type="float">
            <text:p>-32.8491237390766</text:p>
          </table:table-cell>
          <table:table-cell office:value-type="float" office:value="40.6228122732508" calcext:value-type="float">
            <text:p>40.6228122732508</text:p>
          </table:table-cell>
          <table:table-cell office:value-type="float" office:value="-1.81718772674924" calcext:value-type="float">
            <text:p>-1.81718772674924</text:p>
          </table:table-cell>
          <table:table-cell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lgate-Palmolive Co.</text:p>
          </table:table-cell>
          <table:table-cell office:value-type="float" office:value="78.43" calcext:value-type="float">
            <text:p>78.43</text:p>
          </table:table-cell>
          <table:table-cell office:value-type="float" office:value="1.15379836997363" calcext:value-type="float">
            <text:p>1.15379836997363</text:p>
          </table:table-cell>
          <table:table-cell office:value-type="float" office:value="-77.2762016300264" calcext:value-type="float">
            <text:p>-77.2762016300264</text:p>
          </table:table-cell>
          <table:table-cell office:value-type="float" office:value="1.8409442141743" calcext:value-type="float">
            <text:p>1.8409442141743</text:p>
          </table:table-cell>
          <table:table-cell office:value-type="float" office:value="2.99474258414793" calcext:value-type="float">
            <text:p>2.99474258414793</text:p>
          </table:table-cell>
          <table:table-cell office:value-type="float" office:value="-6.87845822989334" calcext:value-type="float">
            <text:p>-6.87845822989334</text:p>
          </table:table-cell>
          <table:table-cell office:value-type="float" office:value="-0.132995969845292" calcext:value-type="float">
            <text:p>-0.132995969845292</text:p>
          </table:table-cell>
          <table:table-cell office:value-type="float" office:value="-78.5629959698453" calcext:value-type="float">
            <text:p>-78.5629959698453</text:p>
          </table:table-cell>
          <table:table-cell office:value-type="float" office:value="0.761810248324347" calcext:value-type="float">
            <text:p>0.761810248324347</text:p>
          </table:table-cell>
          <table:table-cell office:value-type="float" office:value="-77.6681897516757" calcext:value-type="float">
            <text:p>-77.6681897516757</text:p>
          </table:table-cell>
          <table:table-cell/>
        </table:table-row>
        <table:table-row table:style-name="ro1">
          <table:table-cell office:value-type="string" calcext:value-type="string">
            <text:p>CLB</text:p>
          </table:table-cell>
          <table:table-cell office:value-type="string" calcext:value-type="string">
            <text:p>Core Laboratories N.V.</text:p>
          </table:table-cell>
          <table:table-cell office:value-type="float" office:value="34.73" calcext:value-type="float">
            <text:p>34.73</text:p>
          </table:table-cell>
          <table:table-cell office:value-type="float" office:value="0.30973475747607" calcext:value-type="float">
            <text:p>0.30973475747607</text:p>
          </table:table-cell>
          <table:table-cell office:value-type="float" office:value="-34.4202652425239" calcext:value-type="float">
            <text:p>-34.4202652425239</text:p>
          </table:table-cell>
          <table:table-cell office:value-type="float" office:value="0.855909802438761" calcext:value-type="float">
            <text:p>0.855909802438761</text:p>
          </table:table-cell>
          <table:table-cell office:value-type="float" office:value="1.16564455991483" calcext:value-type="float">
            <text:p>1.16564455991483</text:p>
          </table:table-cell>
          <table:table-cell office:value-type="float" office:value="-0.819206480460574" calcext:value-type="float">
            <text:p>-0.819206480460574</text:p>
          </table:table-cell>
          <table:table-cell office:value-type="float" office:value="1.70724290702694" calcext:value-type="float">
            <text:p>1.70724290702694</text:p>
          </table:table-cell>
          <table:table-cell office:value-type="float" office:value="-33.0227570929731" calcext:value-type="float">
            <text:p>-33.0227570929731</text:p>
          </table:table-cell>
          <table:table-cell office:value-type="float" office:value="1.6043793793558" calcext:value-type="float">
            <text:p>1.6043793793558</text:p>
          </table:table-cell>
          <table:table-cell office:value-type="float" office:value="-33.1256206206442" calcext:value-type="float">
            <text:p>-33.1256206206442</text:p>
          </table:table-cell>
          <table:table-cell/>
        </table:table-row>
        <table:table-row table:style-name="ro1">
          <table:table-cell office:value-type="string" calcext:value-type="string">
            <text:p>CLDT</text:p>
          </table:table-cell>
          <table:table-cell office:value-type="string" calcext:value-type="string">
            <text:p>Chatham Lodging Trust</text:p>
          </table:table-cell>
          <table:table-cell office:value-type="float" office:value="12.21" calcext:value-type="float">
            <text:p>12.21</text:p>
          </table:table-cell>
          <table:table-cell office:value-type="float" office:value="0.672096748550489" calcext:value-type="float">
            <text:p>0.672096748550489</text:p>
          </table:table-cell>
          <table:table-cell office:value-type="float" office:value="-11.5379032514495" calcext:value-type="float">
            <text:p>-11.5379032514495</text:p>
          </table:table-cell>
          <table:table-cell office:value-type="float" office:value="0" calcext:value-type="float">
            <text:p>0</text:p>
          </table:table-cell>
          <table:table-cell office:value-type="float" office:value="0.672096748550489" calcext:value-type="float">
            <text:p>0.672096748550489</text:p>
          </table:table-cell>
          <table:table-cell office:value-type="float" office:value="14.5005991177288" calcext:value-type="float">
            <text:p>14.5005991177288</text:p>
          </table:table-cell>
          <table:table-cell office:value-type="float" office:value="0.467593696077382" calcext:value-type="float">
            <text:p>0.467593696077382</text:p>
          </table:table-cell>
          <table:table-cell office:value-type="float" office:value="-11.7424063039226" calcext:value-type="float">
            <text:p>-11.7424063039226</text:p>
          </table:table-cell>
          <table:table-cell office:value-type="float" office:value="14.5005991177288" calcext:value-type="float">
            <text:p>14.5005991177288</text:p>
          </table:table-cell>
          <table:table-cell office:value-type="float" office:value="2.29059911772878" calcext:value-type="float">
            <text:p>2.29059911772878</text:p>
          </table:table-cell>
          <table:table-cell/>
        </table:table-row>
        <table:table-row table:style-name="ro1">
          <table:table-cell office:value-type="string" calcext:value-type="string">
            <text:p>CLF</text:p>
          </table:table-cell>
          <table:table-cell office:value-type="string" calcext:value-type="string">
            <text:p>Cleveland-Cliffs Inc</text:p>
          </table:table-cell>
          <table:table-cell office:value-type="float" office:value="16.6" calcext:value-type="float">
            <text:p>16.6</text:p>
          </table:table-cell>
          <table:table-cell office:value-type="float" office:value="0.116948801996834" calcext:value-type="float">
            <text:p>0.116948801996834</text:p>
          </table:table-cell>
          <table:table-cell office:value-type="float" office:value="-16.4830511980032" calcext:value-type="float">
            <text:p>-16.4830511980032</text:p>
          </table:table-cell>
          <table:table-cell office:value-type="float" office:value="3.7488356154378" calcext:value-type="float">
            <text:p>3.7488356154378</text:p>
          </table:table-cell>
          <table:table-cell office:value-type="float" office:value="3.86578441743463" calcext:value-type="float">
            <text:p>3.86578441743463</text:p>
          </table:table-cell>
          <table:table-cell office:value-type="float" office:value="0.995109002705203" calcext:value-type="float">
            <text:p>0.995109002705203</text:p>
          </table:table-cell>
          <table:table-cell office:value-type="float" office:value="2.95441911044502" calcext:value-type="float">
            <text:p>2.95441911044502</text:p>
          </table:table-cell>
          <table:table-cell office:value-type="float" office:value="-13.645580889555" calcext:value-type="float">
            <text:p>-13.645580889555</text:p>
          </table:table-cell>
          <table:table-cell office:value-type="float" office:value="1.69283390890417" calcext:value-type="float">
            <text:p>1.69283390890417</text:p>
          </table:table-cell>
          <table:table-cell office:value-type="float" office:value="-14.9071660910958" calcext:value-type="float">
            <text:p>-14.9071660910958</text:p>
          </table:table-cell>
          <table:table-cell/>
        </table:table-row>
        <table:table-row table:style-name="ro1">
          <table:table-cell office:value-type="string" calcext:value-type="string">
            <text:p>CLGX</text:p>
          </table:table-cell>
          <table:table-cell office:value-type="string" calcext:value-type="string">
            <text:p>CoreLogic Inc</text:p>
          </table:table-cell>
          <table:table-cell office:value-type="float" office:value="81.99" calcext:value-type="float">
            <text:p>81.99</text:p>
          </table:table-cell>
          <table:table-cell office:value-type="float" office:value="3.88704165336397" calcext:value-type="float">
            <text:p>3.88704165336397</text:p>
          </table:table-cell>
          <table:table-cell office:value-type="float" office:value="-78.102958346636" calcext:value-type="float">
            <text:p>-78.102958346636</text:p>
          </table:table-cell>
          <table:table-cell office:value-type="float" office:value="0" calcext:value-type="float">
            <text:p>0</text:p>
          </table:table-cell>
          <table:table-cell office:value-type="float" office:value="3.88704165336397" calcext:value-type="float">
            <text:p>3.88704165336397</text:p>
          </table:table-cell>
          <table:table-cell office:value-type="float" office:value="-19.4204870105292" calcext:value-type="float">
            <text:p>-19.4204870105292</text:p>
          </table:table-cell>
          <table:table-cell office:value-type="float" office:value="1.30288903819" calcext:value-type="float">
            <text:p>1.30288903819</text:p>
          </table:table-cell>
          <table:table-cell office:value-type="float" office:value="-80.68711096181" calcext:value-type="float">
            <text:p>-80.68711096181</text:p>
          </table:table-cell>
          <table:table-cell office:value-type="float" office:value="14.4350467829954" calcext:value-type="float">
            <text:p>14.4350467829954</text:p>
          </table:table-cell>
          <table:table-cell office:value-type="float" office:value="-67.5549532170046" calcext:value-type="float">
            <text:p>-67.5549532170046</text:p>
          </table:table-cell>
          <table:table-cell/>
        </table:table-row>
        <table:table-row table:style-name="ro1">
          <table:table-cell office:value-type="string" calcext:value-type="string">
            <text:p>CLH</text:p>
          </table:table-cell>
          <table:table-cell office:value-type="string" calcext:value-type="string">
            <text:p>Clean Harbors</text:p>
          </table:table-cell>
          <table:table-cell office:value-type="float" office:value="85.42" calcext:value-type="float">
            <text:p>85.42</text:p>
          </table:table-cell>
          <table:table-cell office:value-type="float" office:value="9.63584926541141" calcext:value-type="float">
            <text:p>9.63584926541141</text:p>
          </table:table-cell>
          <table:table-cell office:value-type="float" office:value="-75.7841507345886" calcext:value-type="float">
            <text:p>-75.7841507345886</text:p>
          </table:table-cell>
          <table:table-cell office:value-type="float" office:value="3.99816834785925" calcext:value-type="float">
            <text:p>3.99816834785925</text:p>
          </table:table-cell>
          <table:table-cell office:value-type="float" office:value="13.6340176132707" calcext:value-type="float">
            <text:p>13.6340176132707</text:p>
          </table:table-cell>
          <table:table-cell office:value-type="float" office:value="7.024054353832" calcext:value-type="float">
            <text:p>7.024054353832</text:p>
          </table:table-cell>
          <table:table-cell office:value-type="float" office:value="15.4326720679094" calcext:value-type="float">
            <text:p>15.4326720679094</text:p>
          </table:table-cell>
          <table:table-cell office:value-type="float" office:value="-69.9873279320906" calcext:value-type="float">
            <text:p>-69.9873279320906</text:p>
          </table:table-cell>
          <table:table-cell office:value-type="float" office:value="23.6163335324296" calcext:value-type="float">
            <text:p>23.6163335324296</text:p>
          </table:table-cell>
          <table:table-cell office:value-type="float" office:value="-61.8036664675704" calcext:value-type="float">
            <text:p>-61.8036664675704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Mack-Cali Realty Corp.</text:p>
          </table:table-cell>
          <table:table-cell office:value-type="float" office:value="13.94" calcext:value-type="float">
            <text:p>13.94</text:p>
          </table:table-cell>
          <table:table-cell office:value-type="float" office:value="0.252137555323342" calcext:value-type="float">
            <text:p>0.252137555323342</text:p>
          </table:table-cell>
          <table:table-cell office:value-type="float" office:value="-13.6878624446767" calcext:value-type="float">
            <text:p>-13.6878624446767</text:p>
          </table:table-cell>
          <table:table-cell office:value-type="float" office:value="0" calcext:value-type="float">
            <text:p>0</text:p>
          </table:table-cell>
          <table:table-cell office:value-type="float" office:value="0.252137555323342" calcext:value-type="float">
            <text:p>0.252137555323342</text:p>
          </table:table-cell>
          <table:table-cell office:value-type="float" office:value="14.6967246116735" calcext:value-type="float">
            <text:p>14.6967246116735</text:p>
          </table:table-cell>
          <table:table-cell office:value-type="float" office:value="-1.53140052347205" calcext:value-type="float">
            <text:p>-1.53140052347205</text:p>
          </table:table-cell>
          <table:table-cell office:value-type="float" office:value="-15.471400523472" calcext:value-type="float">
            <text:p>-15.471400523472</text:p>
          </table:table-cell>
          <table:table-cell office:value-type="float" office:value="14.7291898574075" calcext:value-type="float">
            <text:p>14.7291898574075</text:p>
          </table:table-cell>
          <table:table-cell office:value-type="float" office:value="0.789189857407459" calcext:value-type="float">
            <text:p>0.789189857407459</text:p>
          </table:table-cell>
          <table:table-cell/>
        </table:table-row>
        <table:table-row table:style-name="ro1">
          <table:table-cell office:value-type="string" calcext:value-type="string">
            <text:p>CLNY</text:p>
          </table:table-cell>
          <table:table-cell office:value-type="string" calcext:value-type="string">
            <text:p>Colony Capital Inc.</text:p>
          </table:table-cell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 office:value-type="float" office:value="-5.51" calcext:value-type="float">
            <text:p>-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471842456052" calcext:value-type="float">
            <text:p>1.52471842456052</text:p>
          </table:table-cell>
          <table:table-cell office:value-type="float" office:value="-15.0211030944666" calcext:value-type="float">
            <text:p>-15.0211030944666</text:p>
          </table:table-cell>
          <table:table-cell office:value-type="float" office:value="-20.5311030944666" calcext:value-type="float">
            <text:p>-20.5311030944666</text:p>
          </table:table-cell>
          <table:table-cell office:value-type="float" office:value="5.36844681088521" calcext:value-type="float">
            <text:p>5.36844681088521</text:p>
          </table:table-cell>
          <table:table-cell office:value-type="float" office:value="-0.141553189114791" calcext:value-type="float">
            <text:p>-0.141553189114791</text:p>
          </table:table-cell>
          <table:table-cell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Continental Resources Inc (OKLA)</text:p>
          </table:table-cell>
          <table:table-cell office:value-type="float" office:value="23.02" calcext:value-type="float">
            <text:p>23.02</text:p>
          </table:table-cell>
          <table:table-cell office:value-type="float" office:value="0.0581462392455639" calcext:value-type="float">
            <text:p>0.058146239245564</text:p>
          </table:table-cell>
          <table:table-cell office:value-type="float" office:value="-22.9618537607544" calcext:value-type="float">
            <text:p>-22.9618537607544</text:p>
          </table:table-cell>
          <table:table-cell office:value-type="float" office:value="0.172957476721866" calcext:value-type="float">
            <text:p>0.172957476721866</text:p>
          </table:table-cell>
          <table:table-cell office:value-type="float" office:value="0.23110371596743" calcext:value-type="float">
            <text:p>0.23110371596743</text:p>
          </table:table-cell>
          <table:table-cell office:value-type="float" office:value="16.7910962509508" calcext:value-type="float">
            <text:p>16.7910962509508</text:p>
          </table:table-cell>
          <table:table-cell office:value-type="float" office:value="-0.132238407641486" calcext:value-type="float">
            <text:p>-0.132238407641486</text:p>
          </table:table-cell>
          <table:table-cell office:value-type="float" office:value="-23.1522384076415" calcext:value-type="float">
            <text:p>-23.1522384076415</text:p>
          </table:table-cell>
          <table:table-cell office:value-type="float" office:value="16.7910962509508" calcext:value-type="float">
            <text:p>16.7910962509508</text:p>
          </table:table-cell>
          <table:table-cell office:value-type="float" office:value="-6.22890374904921" calcext:value-type="float">
            <text:p>-6.22890374904921</text:p>
          </table:table-cell>
          <table:table-cell/>
        </table:table-row>
        <table:table-row table:style-name="ro1">
          <table:table-cell office:value-type="string" calcext:value-type="string">
            <text:p>CLW</text:p>
          </table:table-cell>
          <table:table-cell office:value-type="string" calcext:value-type="string">
            <text:p>Clearwater Paper Corp</text:p>
          </table:table-cell>
          <table:table-cell office:value-type="float" office:value="44.15" calcext:value-type="float">
            <text:p>44.15</text:p>
          </table:table-cell>
          <table:table-cell office:value-type="float" office:value="2.86606498208016" calcext:value-type="float">
            <text:p>2.86606498208016</text:p>
          </table:table-cell>
          <table:table-cell office:value-type="float" office:value="-41.2839350179199" calcext:value-type="float">
            <text:p>-41.2839350179199</text:p>
          </table:table-cell>
          <table:table-cell office:value-type="float" office:value="15.4707170822179" calcext:value-type="float">
            <text:p>15.4707170822179</text:p>
          </table:table-cell>
          <table:table-cell office:value-type="float" office:value="18.3367820642981" calcext:value-type="float">
            <text:p>18.3367820642981</text:p>
          </table:table-cell>
          <table:table-cell office:value-type="float" office:value="26.9470446525684" calcext:value-type="float">
            <text:p>26.9470446525684</text:p>
          </table:table-cell>
          <table:table-cell office:value-type="float" office:value="15.2233304206068" calcext:value-type="float">
            <text:p>15.2233304206068</text:p>
          </table:table-cell>
          <table:table-cell office:value-type="float" office:value="-28.9266695793932" calcext:value-type="float">
            <text:p>-28.9266695793932</text:p>
          </table:table-cell>
          <table:table-cell office:value-type="float" office:value="29.9398198759615" calcext:value-type="float">
            <text:p>29.9398198759615</text:p>
          </table:table-cell>
          <table:table-cell office:value-type="float" office:value="-14.2101801240385" calcext:value-type="float">
            <text:p>-14.2101801240385</text:p>
          </table:table-cell>
          <table:table-cell/>
        </table:table-row>
        <table:table-row table:style-name="ro1">
          <table:table-cell office:value-type="string" calcext:value-type="string">
            <text:p>CLX</text:p>
          </table:table-cell>
          <table:table-cell office:value-type="string" calcext:value-type="string">
            <text:p>Clorox Co.</text:p>
          </table:table-cell>
          <table:table-cell office:value-type="float" office:value="185.97" calcext:value-type="float">
            <text:p>185.97</text:p>
          </table:table-cell>
          <table:table-cell office:value-type="float" office:value="5.8191636235369" calcext:value-type="float">
            <text:p>5.8191636235369</text:p>
          </table:table-cell>
          <table:table-cell office:value-type="float" office:value="-180.150836376463" calcext:value-type="float">
            <text:p>-180.150836376463</text:p>
          </table:table-cell>
          <table:table-cell office:value-type="float" office:value="4.84135334253275" calcext:value-type="float">
            <text:p>4.84135334253275</text:p>
          </table:table-cell>
          <table:table-cell office:value-type="float" office:value="10.6605169660697" calcext:value-type="float">
            <text:p>10.6605169660697</text:p>
          </table:table-cell>
          <table:table-cell office:value-type="float" office:value="-13.2600613716661" calcext:value-type="float">
            <text:p>-13.2600613716661</text:p>
          </table:table-cell>
          <table:table-cell office:value-type="float" office:value="2.90163213468712" calcext:value-type="float">
            <text:p>2.90163213468712</text:p>
          </table:table-cell>
          <table:table-cell office:value-type="float" office:value="-183.068367865313" calcext:value-type="float">
            <text:p>-183.068367865313</text:p>
          </table:table-cell>
          <table:table-cell office:value-type="float" office:value="9.41241766430013" calcext:value-type="float">
            <text:p>9.41241766430013</text:p>
          </table:table-cell>
          <table:table-cell office:value-type="float" office:value="-176.5575823357" calcext:value-type="float">
            <text:p>-176.5575823357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nadian Imperial Bank Of Commerce</text:p>
          </table:table-cell>
          <table:table-cell office:value-type="float" office:value="89.32" calcext:value-type="float">
            <text:p>89.32</text:p>
          </table:table-cell>
          <table:table-cell office:value-type="float" office:value="0" calcext:value-type="float">
            <text:p>0</text:p>
          </table:table-cell>
          <table:table-cell office:value-type="float" office:value="-89.32" calcext:value-type="float">
            <text:p>-8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484362407994" calcext:value-type="float">
            <text:p>50.9484362407994</text:p>
          </table:table-cell>
          <table:table-cell office:value-type="float" office:value="55.9702926435253" calcext:value-type="float">
            <text:p>55.9702926435253</text:p>
          </table:table-cell>
          <table:table-cell office:value-type="float" office:value="-33.3497073564747" calcext:value-type="float">
            <text:p>-33.3497073564747</text:p>
          </table:table-cell>
          <table:table-cell office:value-type="float" office:value="69.0509450042447" calcext:value-type="float">
            <text:p>69.0509450042447</text:p>
          </table:table-cell>
          <table:table-cell office:value-type="float" office:value="-20.2690549957553" calcext:value-type="float">
            <text:p>-20.2690549957553</text:p>
          </table:table-cell>
          <table:table-cell/>
        </table:table-row>
        <table:table-row table:style-name="ro1">
          <table:table-cell office:value-type="string" calcext:value-type="string">
            <text:p>CMA</text:p>
          </table:table-cell>
          <table:table-cell office:value-type="string" calcext:value-type="string">
            <text:p>Comerica</text:p>
          </table:table-cell>
          <table:table-cell office:value-type="float" office:value="62.31" calcext:value-type="float">
            <text:p>62.31</text:p>
          </table:table-cell>
          <table:table-cell office:value-type="float" office:value="0" calcext:value-type="float">
            <text:p>0</text:p>
          </table:table-cell>
          <table:table-cell office:value-type="float" office:value="-62.31" calcext:value-type="float">
            <text:p>-62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9660253102177" calcext:value-type="float">
            <text:p>54.9660253102177</text:p>
          </table:table-cell>
          <table:table-cell office:value-type="float" office:value="54.4993597348306" calcext:value-type="float">
            <text:p>54.4993597348306</text:p>
          </table:table-cell>
          <table:table-cell office:value-type="float" office:value="-7.81064026516943" calcext:value-type="float">
            <text:p>-7.81064026516943</text:p>
          </table:table-cell>
          <table:table-cell office:value-type="float" office:value="57.794736644103" calcext:value-type="float">
            <text:p>57.794736644103</text:p>
          </table:table-cell>
          <table:table-cell office:value-type="float" office:value="-4.51526335589698" calcext:value-type="float">
            <text:p>-4.51526335589698</text:p>
          </table:table-cell>
          <table:table-cell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Commercial Metals Co.</text:p>
          </table:table-cell>
          <table:table-cell office:value-type="float" office:value="22.22" calcext:value-type="float">
            <text:p>22.22</text:p>
          </table:table-cell>
          <table:table-cell office:value-type="float" office:value="3.87414399783856" calcext:value-type="float">
            <text:p>3.87414399783856</text:p>
          </table:table-cell>
          <table:table-cell office:value-type="float" office:value="-18.3458560021614" calcext:value-type="float">
            <text:p>-18.3458560021614</text:p>
          </table:table-cell>
          <table:table-cell office:value-type="float" office:value="5.44295069315947" calcext:value-type="float">
            <text:p>5.44295069315947</text:p>
          </table:table-cell>
          <table:table-cell office:value-type="float" office:value="9.31709469099804" calcext:value-type="float">
            <text:p>9.31709469099804</text:p>
          </table:table-cell>
          <table:table-cell office:value-type="float" office:value="15.5778963528517" calcext:value-type="float">
            <text:p>15.5778963528517</text:p>
          </table:table-cell>
          <table:table-cell office:value-type="float" office:value="12.9593374039599" calcext:value-type="float">
            <text:p>12.9593374039599</text:p>
          </table:table-cell>
          <table:table-cell office:value-type="float" office:value="-9.2606625960401" calcext:value-type="float">
            <text:p>-9.2606625960401</text:p>
          </table:table-cell>
          <table:table-cell office:value-type="float" office:value="16.1132165326194" calcext:value-type="float">
            <text:p>16.1132165326194</text:p>
          </table:table-cell>
          <table:table-cell office:value-type="float" office:value="-6.10678346738062" calcext:value-type="float">
            <text:p>-6.10678346738062</text:p>
          </table:table-cell>
          <table:table-cell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Chipotle Mexican Grill</text:p>
          </table:table-cell>
          <table:table-cell office:value-type="float" office:value="1527.7" calcext:value-type="float">
            <text:p>1527.7</text:p>
          </table:table-cell>
          <table:table-cell office:value-type="float" office:value="33.8118534049719" calcext:value-type="float">
            <text:p>33.8118534049719</text:p>
          </table:table-cell>
          <table:table-cell office:value-type="float" office:value="-1493.88814659503" calcext:value-type="float">
            <text:p>-1493.88814659503</text:p>
          </table:table-cell>
          <table:table-cell office:value-type="float" office:value="0.939629722998437" calcext:value-type="float">
            <text:p>0.939629722998437</text:p>
          </table:table-cell>
          <table:table-cell office:value-type="float" office:value="34.7514831279703" calcext:value-type="float">
            <text:p>34.7514831279703</text:p>
          </table:table-cell>
          <table:table-cell office:value-type="float" office:value="70.9988411411074" calcext:value-type="float">
            <text:p>70.9988411411074</text:p>
          </table:table-cell>
          <table:table-cell office:value-type="float" office:value="21.2491692298181" calcext:value-type="float">
            <text:p>21.2491692298181</text:p>
          </table:table-cell>
          <table:table-cell office:value-type="float" office:value="-1506.45083077018" calcext:value-type="float">
            <text:p>-1506.45083077018</text:p>
          </table:table-cell>
          <table:table-cell office:value-type="float" office:value="71.778366060482" calcext:value-type="float">
            <text:p>71.778366060482</text:p>
          </table:table-cell>
          <table:table-cell office:value-type="float" office:value="-1455.92163393952" calcext:value-type="float">
            <text:p>-1455.92163393952</text:p>
          </table:table-cell>
          <table:table-cell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ummins Inc.</text:p>
          </table:table-cell>
          <table:table-cell office:value-type="float" office:value="243.97" calcext:value-type="float">
            <text:p>243.97</text:p>
          </table:table-cell>
          <table:table-cell office:value-type="float" office:value="26.1551076170933" calcext:value-type="float">
            <text:p>26.1551076170933</text:p>
          </table:table-cell>
          <table:table-cell office:value-type="float" office:value="-217.814892382907" calcext:value-type="float">
            <text:p>-217.814892382907</text:p>
          </table:table-cell>
          <table:table-cell office:value-type="float" office:value="23.1955576355631" calcext:value-type="float">
            <text:p>23.1955576355631</text:p>
          </table:table-cell>
          <table:table-cell office:value-type="float" office:value="49.3506652526564" calcext:value-type="float">
            <text:p>49.3506652526564</text:p>
          </table:table-cell>
          <table:table-cell office:value-type="float" office:value="39.3207029582713" calcext:value-type="float">
            <text:p>39.3207029582713</text:p>
          </table:table-cell>
          <table:table-cell office:value-type="float" office:value="37.6682311150371" calcext:value-type="float">
            <text:p>37.6682311150371</text:p>
          </table:table-cell>
          <table:table-cell office:value-type="float" office:value="-206.301768884963" calcext:value-type="float">
            <text:p>-206.301768884963</text:p>
          </table:table-cell>
          <table:table-cell office:value-type="float" office:value="54.5992950826014" calcext:value-type="float">
            <text:p>54.5992950826014</text:p>
          </table:table-cell>
          <table:table-cell office:value-type="float" office:value="-189.370704917399" calcext:value-type="float">
            <text:p>-189.370704917399</text:p>
          </table:table-cell>
          <table:table-cell/>
        </table:table-row>
        <table:table-row table:style-name="ro1">
          <table:table-cell office:value-type="string" calcext:value-type="string">
            <text:p>CMO</text:p>
          </table:table-cell>
          <table:table-cell office:value-type="string" calcext:value-type="string">
            <text:p>Capstead Mortgage Corp.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7062452220391" calcext:value-type="float">
            <text:p>6.87062452220391</text:p>
          </table:table-cell>
          <table:table-cell office:value-type="float" office:value="9.47162008454142" calcext:value-type="float">
            <text:p>9.47162008454142</text:p>
          </table:table-cell>
          <table:table-cell office:value-type="float" office:value="3.66162008454142" calcext:value-type="float">
            <text:p>3.66162008454142</text:p>
          </table:table-cell>
          <table:table-cell office:value-type="float" office:value="9.47162008454142" calcext:value-type="float">
            <text:p>9.47162008454142</text:p>
          </table:table-cell>
          <table:table-cell office:value-type="float" office:value="3.66162008454142" calcext:value-type="float">
            <text:p>3.66162008454142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ass Minerals International Inc</text:p>
          </table:table-cell>
          <table:table-cell office:value-type="float" office:value="64.18" calcext:value-type="float">
            <text:p>64.18</text:p>
          </table:table-cell>
          <table:table-cell office:value-type="float" office:value="1.97908192863183" calcext:value-type="float">
            <text:p>1.97908192863183</text:p>
          </table:table-cell>
          <table:table-cell office:value-type="float" office:value="-62.2009180713682" calcext:value-type="float">
            <text:p>-62.2009180713682</text:p>
          </table:table-cell>
          <table:table-cell office:value-type="float" office:value="9.57439784223525" calcext:value-type="float">
            <text:p>9.57439784223525</text:p>
          </table:table-cell>
          <table:table-cell office:value-type="float" office:value="11.5534797708671" calcext:value-type="float">
            <text:p>11.5534797708671</text:p>
          </table:table-cell>
          <table:table-cell office:value-type="float" office:value="-0.214989554747208" calcext:value-type="float">
            <text:p>-0.214989554747208</text:p>
          </table:table-cell>
          <table:table-cell office:value-type="float" office:value="10.5845542433077" calcext:value-type="float">
            <text:p>10.5845542433077</text:p>
          </table:table-cell>
          <table:table-cell office:value-type="float" office:value="-53.5954457566923" calcext:value-type="float">
            <text:p>-53.5954457566923</text:p>
          </table:table-cell>
          <table:table-cell office:value-type="float" office:value="10.1192343850878" calcext:value-type="float">
            <text:p>10.1192343850878</text:p>
          </table:table-cell>
          <table:table-cell office:value-type="float" office:value="-54.0607656149123" calcext:value-type="float">
            <text:p>-54.0607656149123</text:p>
          </table:table-cell>
          <table:table-cell/>
        </table:table-row>
        <table:table-row table:style-name="ro1">
          <table:table-cell office:value-type="string" calcext:value-type="string">
            <text:p>CMRE</text:p>
          </table:table-cell>
          <table:table-cell office:value-type="string" calcext:value-type="string">
            <text:p>Costamare Inc</text:p>
          </table:table-cell>
          <table:table-cell office:value-type="float" office:value="9.54" calcext:value-type="float">
            <text:p>9.54</text:p>
          </table:table-cell>
          <table:table-cell office:value-type="float" office:value="1.14083933783801" calcext:value-type="float">
            <text:p>1.14083933783801</text:p>
          </table:table-cell>
          <table:table-cell office:value-type="float" office:value="-8.39916066216199" calcext:value-type="float">
            <text:p>-8.39916066216199</text:p>
          </table:table-cell>
          <table:table-cell office:value-type="float" office:value="0.0825416029745765" calcext:value-type="float">
            <text:p>0.082541602974577</text:p>
          </table:table-cell>
          <table:table-cell office:value-type="float" office:value="1.22338094081259" calcext:value-type="float">
            <text:p>1.22338094081259</text:p>
          </table:table-cell>
          <table:table-cell office:value-type="float" office:value="11.0149280395202" calcext:value-type="float">
            <text:p>11.0149280395202</text:p>
          </table:table-cell>
          <table:table-cell office:value-type="float" office:value="-0.409518757649324" calcext:value-type="float">
            <text:p>-0.409518757649324</text:p>
          </table:table-cell>
          <table:table-cell office:value-type="float" office:value="-9.94951875764932" calcext:value-type="float">
            <text:p>-9.94951875764932</text:p>
          </table:table-cell>
          <table:table-cell office:value-type="float" office:value="11.0149280395202" calcext:value-type="float">
            <text:p>11.0149280395202</text:p>
          </table:table-cell>
          <table:table-cell office:value-type="float" office:value="1.47492803952016" calcext:value-type="float">
            <text:p>1.47492803952016</text:p>
          </table:table-cell>
          <table:table-cell/>
        </table:table-row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CMS Energy Corporation</text:p>
          </table:table-cell>
          <table:table-cell office:value-type="float" office:value="56.38" calcext:value-type="float">
            <text:p>56.38</text:p>
          </table:table-cell>
          <table:table-cell office:value-type="float" office:value="0.581428842969685" calcext:value-type="float">
            <text:p>0.581428842969685</text:p>
          </table:table-cell>
          <table:table-cell office:value-type="float" office:value="-55.7985711570303" calcext:value-type="float">
            <text:p>-55.7985711570303</text:p>
          </table:table-cell>
          <table:table-cell office:value-type="float" office:value="1.9934703187532" calcext:value-type="float">
            <text:p>1.9934703187532</text:p>
          </table:table-cell>
          <table:table-cell office:value-type="float" office:value="2.57489916172289" calcext:value-type="float">
            <text:p>2.57489916172289</text:p>
          </table:table-cell>
          <table:table-cell office:value-type="float" office:value="19.0210292914368" calcext:value-type="float">
            <text:p>19.0210292914368</text:p>
          </table:table-cell>
          <table:table-cell office:value-type="float" office:value="-2.31879359993862" calcext:value-type="float">
            <text:p>-2.31879359993862</text:p>
          </table:table-cell>
          <table:table-cell office:value-type="float" office:value="-58.6987935999386" calcext:value-type="float">
            <text:p>-58.6987935999386</text:p>
          </table:table-cell>
          <table:table-cell office:value-type="float" office:value="19.0210292914368" calcext:value-type="float">
            <text:p>19.0210292914368</text:p>
          </table:table-cell>
          <table:table-cell office:value-type="float" office:value="-37.3589707085632" calcext:value-type="float">
            <text:p>-37.3589707085632</text:p>
          </table:table-cell>
          <table:table-cell/>
        </table:table-row>
        <table:table-row table:style-name="ro1">
          <table:table-cell office:value-type="string" calcext:value-type="string">
            <text:p>CNA</text:p>
          </table:table-cell>
          <table:table-cell office:value-type="string" calcext:value-type="string">
            <text:p>CNA Financial Corp.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float" office:value="-43.22" calcext:value-type="float">
            <text:p>-43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763028080865" calcext:value-type="float">
            <text:p>46.2763028080865</text:p>
          </table:table-cell>
          <table:table-cell office:value-type="float" office:value="37.6356522718207" calcext:value-type="float">
            <text:p>37.6356522718207</text:p>
          </table:table-cell>
          <table:table-cell office:value-type="float" office:value="-5.58434772817934" calcext:value-type="float">
            <text:p>-5.58434772817934</text:p>
          </table:table-cell>
          <table:table-cell office:value-type="float" office:value="46.8216402406525" calcext:value-type="float">
            <text:p>46.8216402406525</text:p>
          </table:table-cell>
          <table:table-cell office:value-type="float" office:value="3.60164024065254" calcext:value-type="float">
            <text:p>3.60164024065254</text:p>
          </table:table-cell>
          <table:table-cell/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Centene Corp.</text:p>
          </table:table-cell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float" office:value="-59.2" calcext:value-type="float">
            <text:p>-5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428898313533" calcext:value-type="float">
            <text:p>-0.636428898313533</text:p>
          </table:table-cell>
          <table:table-cell office:value-type="float" office:value="9.4515727988026" calcext:value-type="float">
            <text:p>9.4515727988026</text:p>
          </table:table-cell>
          <table:table-cell office:value-type="float" office:value="-49.7484272011974" calcext:value-type="float">
            <text:p>-49.7484272011974</text:p>
          </table:table-cell>
          <table:table-cell office:value-type="float" office:value="44.3689252279556" calcext:value-type="float">
            <text:p>44.3689252279556</text:p>
          </table:table-cell>
          <table:table-cell office:value-type="float" office:value="-14.8310747720444" calcext:value-type="float">
            <text:p>-14.8310747720444</text:p>
          </table:table-cell>
          <table:table-cell/>
        </table:table-row>
        <table:table-row table:style-name="ro1">
          <table:table-cell office:value-type="string" calcext:value-type="string">
            <text:p>CNI</text:p>
          </table:table-cell>
          <table:table-cell office:value-type="string" calcext:value-type="string">
            <text:p>Canadian National Railway Co.</text:p>
          </table:table-cell>
          <table:table-cell office:value-type="float" office:value="110.62" calcext:value-type="float">
            <text:p>110.62</text:p>
          </table:table-cell>
          <table:table-cell office:value-type="float" office:value="0.627438122532206" calcext:value-type="float">
            <text:p>0.627438122532206</text:p>
          </table:table-cell>
          <table:table-cell office:value-type="float" office:value="-109.992561877468" calcext:value-type="float">
            <text:p>-109.992561877468</text:p>
          </table:table-cell>
          <table:table-cell office:value-type="float" office:value="0.642875967374826" calcext:value-type="float">
            <text:p>0.642875967374826</text:p>
          </table:table-cell>
          <table:table-cell office:value-type="float" office:value="1.27031408990703" calcext:value-type="float">
            <text:p>1.27031408990703</text:p>
          </table:table-cell>
          <table:table-cell office:value-type="float" office:value="21.432139454369" calcext:value-type="float">
            <text:p>21.432139454369</text:p>
          </table:table-cell>
          <table:table-cell office:value-type="float" office:value="-0.189664950923619" calcext:value-type="float">
            <text:p>-0.189664950923619</text:p>
          </table:table-cell>
          <table:table-cell office:value-type="float" office:value="-110.809664950924" calcext:value-type="float">
            <text:p>-110.809664950924</text:p>
          </table:table-cell>
          <table:table-cell office:value-type="float" office:value="21.6692206430235" calcext:value-type="float">
            <text:p>21.6692206430235</text:p>
          </table:table-cell>
          <table:table-cell office:value-type="float" office:value="-88.9507793569765" calcext:value-type="float">
            <text:p>-88.9507793569765</text:p>
          </table:table-cell>
          <table:table-cell/>
        </table:table-row>
        <table:table-row table:style-name="ro1">
          <table:table-cell office:value-type="string" calcext:value-type="string">
            <text:p>CNK</text:p>
          </table:table-cell>
          <table:table-cell office:value-type="string" calcext:value-type="string">
            <text:p>Cinemark Holdings Inc</text:p>
          </table:table-cell>
          <table:table-cell office:value-type="float" office:value="20.58" calcext:value-type="float">
            <text:p>20.58</text:p>
          </table:table-cell>
          <table:table-cell office:value-type="float" office:value="4.83888441546953" calcext:value-type="float">
            <text:p>4.83888441546953</text:p>
          </table:table-cell>
          <table:table-cell office:value-type="float" office:value="-15.7411155845305" calcext:value-type="float">
            <text:p>-15.7411155845305</text:p>
          </table:table-cell>
          <table:table-cell office:value-type="float" office:value="0.131890713208764" calcext:value-type="float">
            <text:p>0.131890713208764</text:p>
          </table:table-cell>
          <table:table-cell office:value-type="float" office:value="4.97077512867829" calcext:value-type="float">
            <text:p>4.97077512867829</text:p>
          </table:table-cell>
          <table:table-cell office:value-type="float" office:value="-4.20732559985795" calcext:value-type="float">
            <text:p>-4.20732559985795</text:p>
          </table:table-cell>
          <table:table-cell office:value-type="float" office:value="1.25780273338594" calcext:value-type="float">
            <text:p>1.25780273338594</text:p>
          </table:table-cell>
          <table:table-cell office:value-type="float" office:value="-19.3221972666141" calcext:value-type="float">
            <text:p>-19.3221972666141</text:p>
          </table:table-cell>
          <table:table-cell office:value-type="float" office:value="9.19884406388497" calcext:value-type="float">
            <text:p>9.19884406388497</text:p>
          </table:table-cell>
          <table:table-cell office:value-type="float" office:value="-11.381155936115" calcext:value-type="float">
            <text:p>-11.381155936115</text:p>
          </table:table-cell>
          <table:table-cell/>
        </table:table-row>
        <table:table-row table:style-name="ro1">
          <table:table-cell office:value-type="string" calcext:value-type="string">
            <text:p>CNO</text:p>
          </table:table-cell>
          <table:table-cell office:value-type="string" calcext:value-type="string">
            <text:p>CNO Financial Group Inc</text:p>
          </table:table-cell>
          <table:table-cell office:value-type="float" office:value="23.03" calcext:value-type="float">
            <text:p>23.03</text:p>
          </table:table-cell>
          <table:table-cell office:value-type="float" office:value="0" calcext:value-type="float">
            <text:p>0</text:p>
          </table:table-cell>
          <table:table-cell office:value-type="float" office:value="-23.03" calcext:value-type="float">
            <text:p>-23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7876617697" calcext:value-type="float">
            <text:p>36.57876617697</text:p>
          </table:table-cell>
          <table:table-cell office:value-type="float" office:value="29.2218574226766" calcext:value-type="float">
            <text:p>29.2218574226766</text:p>
          </table:table-cell>
          <table:table-cell office:value-type="float" office:value="6.19185742267664" calcext:value-type="float">
            <text:p>6.19185742267664</text:p>
          </table:table-cell>
          <table:table-cell office:value-type="float" office:value="36.57876617697" calcext:value-type="float">
            <text:p>36.57876617697</text:p>
          </table:table-cell>
          <table:table-cell office:value-type="float" office:value="13.54876617697" calcext:value-type="float">
            <text:p>13.54876617697</text:p>
          </table:table-cell>
          <table:table-cell/>
        </table:table-row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Centerpoint Energy Inc.</text:p>
          </table:table-cell>
          <table:table-cell office:value-type="float" office:value="21.38" calcext:value-type="float">
            <text:p>21.38</text:p>
          </table:table-cell>
          <table:table-cell office:value-type="float" office:value="1.69046310098992" calcext:value-type="float">
            <text:p>1.69046310098992</text:p>
          </table:table-cell>
          <table:table-cell office:value-type="float" office:value="-19.6895368990101" calcext:value-type="float">
            <text:p>-19.6895368990101</text:p>
          </table:table-cell>
          <table:table-cell office:value-type="float" office:value="0.847984747727841" calcext:value-type="float">
            <text:p>0.847984747727841</text:p>
          </table:table-cell>
          <table:table-cell office:value-type="float" office:value="2.53844784871776" calcext:value-type="float">
            <text:p>2.53844784871776</text:p>
          </table:table-cell>
          <table:table-cell office:value-type="float" office:value="2.30167288668986" calcext:value-type="float">
            <text:p>2.30167288668986</text:p>
          </table:table-cell>
          <table:table-cell office:value-type="float" office:value="-3.3185203980345" calcext:value-type="float">
            <text:p>-3.3185203980345</text:p>
          </table:table-cell>
          <table:table-cell office:value-type="float" office:value="-24.6985203980345" calcext:value-type="float">
            <text:p>-24.6985203980345</text:p>
          </table:table-cell>
          <table:table-cell office:value-type="float" office:value="15.4032207855672" calcext:value-type="float">
            <text:p>15.4032207855672</text:p>
          </table:table-cell>
          <table:table-cell office:value-type="float" office:value="-5.9767792144328" calcext:value-type="float">
            <text:p>-5.9767792144328</text:p>
          </table:table-cell>
          <table:table-cell/>
        </table:table-row>
        <table:table-row table:style-name="ro1">
          <table:table-cell office:value-type="string" calcext:value-type="string">
            <text:p>CNQ</text:p>
          </table:table-cell>
          <table:table-cell office:value-type="string" calcext:value-type="string">
            <text:p>Canadian Natural Resources Ltd.</text:p>
          </table:table-cell>
          <table:table-cell office:value-type="float" office:value="26.89" calcext:value-type="float">
            <text:p>26.89</text:p>
          </table:table-cell>
          <table:table-cell office:value-type="float" office:value="0.281634104743197" calcext:value-type="float">
            <text:p>0.281634104743197</text:p>
          </table:table-cell>
          <table:table-cell office:value-type="float" office:value="-26.6083658952568" calcext:value-type="float">
            <text:p>-26.6083658952568</text:p>
          </table:table-cell>
          <table:table-cell office:value-type="float" office:value="0.682348401424793" calcext:value-type="float">
            <text:p>0.682348401424793</text:p>
          </table:table-cell>
          <table:table-cell office:value-type="float" office:value="0.96398250616799" calcext:value-type="float">
            <text:p>0.96398250616799</text:p>
          </table:table-cell>
          <table:table-cell office:value-type="float" office:value="20.2663145708494" calcext:value-type="float">
            <text:p>20.2663145708494</text:p>
          </table:table-cell>
          <table:table-cell office:value-type="float" office:value="-0.0762365249975994" calcext:value-type="float">
            <text:p>-0.076236524997599</text:p>
          </table:table-cell>
          <table:table-cell office:value-type="float" office:value="-26.9662365249976" calcext:value-type="float">
            <text:p>-26.9662365249976</text:p>
          </table:table-cell>
          <table:table-cell office:value-type="float" office:value="20.2663145708494" calcext:value-type="float">
            <text:p>20.2663145708494</text:p>
          </table:table-cell>
          <table:table-cell office:value-type="float" office:value="-6.62368542915062" calcext:value-type="float">
            <text:p>-6.62368542915062</text:p>
          </table:table-cell>
          <table:table-cell/>
        </table:table-row>
        <table:table-row table:style-name="ro1">
          <table:table-cell office:value-type="string" calcext:value-type="string">
            <text:p>CNS</text:p>
          </table:table-cell>
          <table:table-cell office:value-type="string" calcext:value-type="string">
            <text:p>Cohen &amp; Steers Inc.</text:p>
          </table:table-cell>
          <table:table-cell office:value-type="float" office:value="69.03" calcext:value-type="float">
            <text:p>69.03</text:p>
          </table:table-cell>
          <table:table-cell office:value-type="float" office:value="1.84437925761302" calcext:value-type="float">
            <text:p>1.84437925761302</text:p>
          </table:table-cell>
          <table:table-cell office:value-type="float" office:value="-67.185620742387" calcext:value-type="float">
            <text:p>-67.185620742387</text:p>
          </table:table-cell>
          <table:table-cell office:value-type="float" office:value="0" calcext:value-type="float">
            <text:p>0</text:p>
          </table:table-cell>
          <table:table-cell office:value-type="float" office:value="1.84437925761302" calcext:value-type="float">
            <text:p>1.84437925761302</text:p>
          </table:table-cell>
          <table:table-cell office:value-type="float" office:value="4.05928758012984" calcext:value-type="float">
            <text:p>4.05928758012984</text:p>
          </table:table-cell>
          <table:table-cell office:value-type="float" office:value="4.47326058148119" calcext:value-type="float">
            <text:p>4.47326058148119</text:p>
          </table:table-cell>
          <table:table-cell office:value-type="float" office:value="-64.5567394185188" calcext:value-type="float">
            <text:p>-64.5567394185188</text:p>
          </table:table-cell>
          <table:table-cell office:value-type="float" office:value="4.46876132987414" calcext:value-type="float">
            <text:p>4.46876132987414</text:p>
          </table:table-cell>
          <table:table-cell office:value-type="float" office:value="-64.5612386701259" calcext:value-type="float">
            <text:p>-64.5612386701259</text:p>
          </table:table-cell>
          <table:table-cell/>
        </table:table-row>
        <table:table-row table:style-name="ro1">
          <table:table-cell office:value-type="string" calcext:value-type="string">
            <text:p>CNX</text:p>
          </table:table-cell>
          <table:table-cell office:value-type="string" calcext:value-type="string">
            <text:p>CNX Resources Corp</text:p>
          </table:table-cell>
          <table:table-cell office:value-type="float" office:value="13.32" calcext:value-type="float">
            <text:p>13.32</text:p>
          </table:table-cell>
          <table:table-cell office:value-type="float" office:value="0.0710808957350766" calcext:value-type="float">
            <text:p>0.071080895735077</text:p>
          </table:table-cell>
          <table:table-cell office:value-type="float" office:value="-13.2489191042649" calcext:value-type="float">
            <text:p>-13.2489191042649</text:p>
          </table:table-cell>
          <table:table-cell office:value-type="float" office:value="0.0439539098491154" calcext:value-type="float">
            <text:p>0.043953909849115</text:p>
          </table:table-cell>
          <table:table-cell office:value-type="float" office:value="0.115034805584192" calcext:value-type="float">
            <text:p>0.115034805584192</text:p>
          </table:table-cell>
          <table:table-cell office:value-type="float" office:value="18.2471218074536" calcext:value-type="float">
            <text:p>18.2471218074536</text:p>
          </table:table-cell>
          <table:table-cell office:value-type="float" office:value="-0.7645622632758" calcext:value-type="float">
            <text:p>-0.7645622632758</text:p>
          </table:table-cell>
          <table:table-cell office:value-type="float" office:value="-14.0845622632758" calcext:value-type="float">
            <text:p>-14.0845622632758</text:p>
          </table:table-cell>
          <table:table-cell office:value-type="float" office:value="20.128756053784" calcext:value-type="float">
            <text:p>20.128756053784</text:p>
          </table:table-cell>
          <table:table-cell office:value-type="float" office:value="6.80875605378402" calcext:value-type="float">
            <text:p>6.80875605378402</text:p>
          </table:table-cell>
          <table:table-cell/>
        </table:table-row>
        <table:table-row table:style-name="ro1">
          <table:table-cell office:value-type="string" calcext:value-type="string">
            <text:p>COF</text:p>
          </table:table-cell>
          <table:table-cell office:value-type="string" calcext:value-type="string">
            <text:p>Capital One Financial Corp.</text:p>
          </table:table-cell>
          <table:table-cell office:value-type="float" office:value="117.75" calcext:value-type="float">
            <text:p>117.75</text:p>
          </table:table-cell>
          <table:table-cell office:value-type="float" office:value="0" calcext:value-type="float">
            <text:p>0</text:p>
          </table:table-cell>
          <table:table-cell office:value-type="float" office:value="-117.75" calcext:value-type="float">
            <text:p>-117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7067739637199" calcext:value-type="float">
            <text:p>95.7067739637199</text:p>
          </table:table-cell>
          <table:table-cell office:value-type="float" office:value="72.3222789364001" calcext:value-type="float">
            <text:p>72.3222789364001</text:p>
          </table:table-cell>
          <table:table-cell office:value-type="float" office:value="-45.4277210635999" calcext:value-type="float">
            <text:p>-45.4277210635999</text:p>
          </table:table-cell>
          <table:table-cell office:value-type="float" office:value="127.731463862764" calcext:value-type="float">
            <text:p>127.731463862764</text:p>
          </table:table-cell>
          <table:table-cell office:value-type="float" office:value="9.98146386276427" calcext:value-type="float">
            <text:p>9.98146386276427</text:p>
          </table:table-cell>
          <table:table-cell/>
        </table:table-row>
        <table:table-row table:style-name="ro1">
          <table:table-cell office:value-type="string" calcext:value-type="string">
            <text:p>COG</text:p>
          </table:table-cell>
          <table:table-cell office:value-type="string" calcext:value-type="string">
            <text:p>Cabot Oil &amp; Gas Corp.</text:p>
          </table:table-cell>
          <table:table-cell office:value-type="float" office:value="18.23" calcext:value-type="float">
            <text:p>18.23</text:p>
          </table:table-cell>
          <table:table-cell office:value-type="float" office:value="0.000426514252484309" calcext:value-type="float">
            <text:p>0.000426514252484</text:p>
          </table:table-cell>
          <table:table-cell office:value-type="float" office:value="-18.2295734857475" calcext:value-type="float">
            <text:p>-18.2295734857475</text:p>
          </table:table-cell>
          <table:table-cell office:value-type="float" office:value="0.037455478090225" calcext:value-type="float">
            <text:p>0.037455478090225</text:p>
          </table:table-cell>
          <table:table-cell office:value-type="float" office:value="0.0378819923427093" calcext:value-type="float">
            <text:p>0.037881992342709</text:p>
          </table:table-cell>
          <table:table-cell office:value-type="float" office:value="5.31509015127635" calcext:value-type="float">
            <text:p>5.31509015127635</text:p>
          </table:table-cell>
          <table:table-cell office:value-type="float" office:value="-0.159004513326151" calcext:value-type="float">
            <text:p>-0.159004513326151</text:p>
          </table:table-cell>
          <table:table-cell office:value-type="float" office:value="-18.3890045133262" calcext:value-type="float">
            <text:p>-18.3890045133262</text:p>
          </table:table-cell>
          <table:table-cell office:value-type="float" office:value="5.31509015127635" calcext:value-type="float">
            <text:p>5.31509015127635</text:p>
          </table:table-cell>
          <table:table-cell office:value-type="float" office:value="-12.9149098487237" calcext:value-type="float">
            <text:p>-12.9149098487237</text:p>
          </table:table-cell>
          <table:table-cell/>
        </table:table-row>
        <table:table-row table:style-name="ro1">
          <table:table-cell office:value-type="string" calcext:value-type="string">
            <text:p>COO</text:p>
          </table:table-cell>
          <table:table-cell office:value-type="string" calcext:value-type="string">
            <text:p>Cooper Companies</text:p>
          </table:table-cell>
          <table:table-cell office:value-type="float" office:value="385.4" calcext:value-type="float">
            <text:p>385.4</text:p>
          </table:table-cell>
          <table:table-cell office:value-type="float" office:value="2.35841857758261" calcext:value-type="float">
            <text:p>2.35841857758261</text:p>
          </table:table-cell>
          <table:table-cell office:value-type="float" office:value="-383.041581422417" calcext:value-type="float">
            <text:p>-383.041581422417</text:p>
          </table:table-cell>
          <table:table-cell office:value-type="float" office:value="11.60691938441" calcext:value-type="float">
            <text:p>11.60691938441</text:p>
          </table:table-cell>
          <table:table-cell office:value-type="float" office:value="13.9653379619926" calcext:value-type="float">
            <text:p>13.9653379619926</text:p>
          </table:table-cell>
          <table:table-cell office:value-type="float" office:value="1.7967934460789" calcext:value-type="float">
            <text:p>1.7967934460789</text:p>
          </table:table-cell>
          <table:table-cell office:value-type="float" office:value="5.49008914781526" calcext:value-type="float">
            <text:p>5.49008914781526</text:p>
          </table:table-cell>
          <table:table-cell office:value-type="float" office:value="-379.909910852185" calcext:value-type="float">
            <text:p>-379.909910852185</text:p>
          </table:table-cell>
          <table:table-cell office:value-type="float" office:value="77.8257781865613" calcext:value-type="float">
            <text:p>77.8257781865613</text:p>
          </table:table-cell>
          <table:table-cell office:value-type="float" office:value="-307.574221813439" calcext:value-type="float">
            <text:p>-307.574221813439</text:p>
          </table:table-cell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noco Phillips</text:p>
          </table:table-cell>
          <table:table-cell office:value-type="float" office:value="47.16" calcext:value-type="float">
            <text:p>47.16</text:p>
          </table:table-cell>
          <table:table-cell office:value-type="float" office:value="6.83389150392104" calcext:value-type="float">
            <text:p>6.83389150392104</text:p>
          </table:table-cell>
          <table:table-cell office:value-type="float" office:value="-40.326108496079" calcext:value-type="float">
            <text:p>-40.326108496079</text:p>
          </table:table-cell>
          <table:table-cell office:value-type="float" office:value="0.963885392859686" calcext:value-type="float">
            <text:p>0.963885392859686</text:p>
          </table:table-cell>
          <table:table-cell office:value-type="float" office:value="7.79777689678073" calcext:value-type="float">
            <text:p>7.79777689678073</text:p>
          </table:table-cell>
          <table:table-cell office:value-type="float" office:value="28.6956325419726" calcext:value-type="float">
            <text:p>28.6956325419726</text:p>
          </table:table-cell>
          <table:table-cell office:value-type="float" office:value="5.98373340112797" calcext:value-type="float">
            <text:p>5.98373340112797</text:p>
          </table:table-cell>
          <table:table-cell office:value-type="float" office:value="-41.176266598872" calcext:value-type="float">
            <text:p>-41.176266598872</text:p>
          </table:table-cell>
          <table:table-cell office:value-type="float" office:value="28.6956325419726" calcext:value-type="float">
            <text:p>28.6956325419726</text:p>
          </table:table-cell>
          <table:table-cell office:value-type="float" office:value="-18.4643674580274" calcext:value-type="float">
            <text:p>-18.4643674580274</text:p>
          </table:table-cell>
          <table:table-cell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eSite Realty Corporation</text:p>
          </table:table-cell>
          <table:table-cell office:value-type="float" office:value="123.07" calcext:value-type="float">
            <text:p>123.07</text:p>
          </table:table-cell>
          <table:table-cell office:value-type="float" office:value="0.12960735681567" calcext:value-type="float">
            <text:p>0.12960735681567</text:p>
          </table:table-cell>
          <table:table-cell office:value-type="float" office:value="-122.940392643184" calcext:value-type="float">
            <text:p>-122.940392643184</text:p>
          </table:table-cell>
          <table:table-cell office:value-type="float" office:value="0" calcext:value-type="float">
            <text:p>0</text:p>
          </table:table-cell>
          <table:table-cell office:value-type="float" office:value="0.12960735681567" calcext:value-type="float">
            <text:p>0.12960735681567</text:p>
          </table:table-cell>
          <table:table-cell office:value-type="float" office:value="0.164259729682498" calcext:value-type="float">
            <text:p>0.164259729682498</text:p>
          </table:table-cell>
          <table:table-cell office:value-type="float" office:value="-7.18982958000436" calcext:value-type="float">
            <text:p>-7.18982958000436</text:p>
          </table:table-cell>
          <table:table-cell office:value-type="float" office:value="-130.259829580004" calcext:value-type="float">
            <text:p>-130.259829580004</text:p>
          </table:table-cell>
          <table:table-cell office:value-type="float" office:value="1.48666161892425" calcext:value-type="float">
            <text:p>1.48666161892425</text:p>
          </table:table-cell>
          <table:table-cell office:value-type="float" office:value="-121.583338381076" calcext:value-type="float">
            <text:p>-121.583338381076</text:p>
          </table:table-cell>
          <table:table-cell/>
        </table:table-row>
        <table:table-row table:style-name="ro1">
          <table:table-cell office:value-type="string" calcext:value-type="string">
            <text:p>COTY</text:p>
          </table:table-cell>
          <table:table-cell office:value-type="string" calcext:value-type="string">
            <text:p>Coty Inc</text:p>
          </table:table-cell>
          <table:table-cell office:value-type="float" office:value="6.78" calcext:value-type="float">
            <text:p>6.78</text:p>
          </table:table-cell>
          <table:table-cell office:value-type="float" office:value="0.716097053996543" calcext:value-type="float">
            <text:p>0.716097053996543</text:p>
          </table:table-cell>
          <table:table-cell office:value-type="float" office:value="-6.06390294600346" calcext:value-type="float">
            <text:p>-6.06390294600346</text:p>
          </table:table-cell>
          <table:table-cell office:value-type="float" office:value="0.816514961768777" calcext:value-type="float">
            <text:p>0.816514961768777</text:p>
          </table:table-cell>
          <table:table-cell office:value-type="float" office:value="1.53261201576532" calcext:value-type="float">
            <text:p>1.53261201576532</text:p>
          </table:table-cell>
          <table:table-cell office:value-type="float" office:value="-7.26164927347213" calcext:value-type="float">
            <text:p>-7.26164927347213</text:p>
          </table:table-cell>
          <table:table-cell office:value-type="float" office:value="-0.998440911563928" calcext:value-type="float">
            <text:p>-0.998440911563928</text:p>
          </table:table-cell>
          <table:table-cell office:value-type="float" office:value="-7.77844091156393" calcext:value-type="float">
            <text:p>-7.77844091156393</text:p>
          </table:table-cell>
          <table:table-cell office:value-type="float" office:value="5.3203233317871" calcext:value-type="float">
            <text:p>5.3203233317871</text:p>
          </table:table-cell>
          <table:table-cell office:value-type="float" office:value="-1.4596766682129" calcext:value-type="float">
            <text:p>-1.4596766682129</text:p>
          </table:table-cell>
          <table:table-cell/>
        </table:table-row>
        <table:table-row table:style-name="ro1">
          <table:table-cell office:value-type="string" calcext:value-type="string">
            <text:p>COUP</text:p>
          </table:table-cell>
          <table:table-cell office:value-type="string" calcext:value-type="string">
            <text:p>Coupa Software Inc</text:p>
          </table:table-cell>
          <table:table-cell office:value-type="float" office:value="366.51" calcext:value-type="float">
            <text:p>366.51</text:p>
          </table:table-cell>
          <table:table-cell office:value-type="float" office:value="18.7615872690215" calcext:value-type="float">
            <text:p>18.7615872690215</text:p>
          </table:table-cell>
          <table:table-cell office:value-type="float" office:value="-347.748412730978" calcext:value-type="float">
            <text:p>-347.748412730978</text:p>
          </table:table-cell>
          <table:table-cell office:value-type="float" office:value="0" calcext:value-type="float">
            <text:p>0</text:p>
          </table:table-cell>
          <table:table-cell office:value-type="float" office:value="18.7615872690215" calcext:value-type="float">
            <text:p>18.7615872690215</text:p>
          </table:table-cell>
          <table:table-cell office:value-type="float" office:value="-3.8364864781735" calcext:value-type="float">
            <text:p>-3.8364864781735</text:p>
          </table:table-cell>
          <table:table-cell office:value-type="float" office:value="7.74518513001156" calcext:value-type="float">
            <text:p>7.74518513001156</text:p>
          </table:table-cell>
          <table:table-cell office:value-type="float" office:value="-358.764814869988" calcext:value-type="float">
            <text:p>-358.764814869988</text:p>
          </table:table-cell>
          <table:table-cell office:value-type="float" office:value="5.72209430377849" calcext:value-type="float">
            <text:p>5.72209430377849</text:p>
          </table:table-cell>
          <table:table-cell office:value-type="float" office:value="-360.787905696221" calcext:value-type="float">
            <text:p>-360.787905696221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anadian Pacific Railway Ltd</text:p>
          </table:table-cell>
          <table:table-cell office:value-type="float" office:value="365.51" calcext:value-type="float">
            <text:p>365.51</text:p>
          </table:table-cell>
          <table:table-cell office:value-type="float" office:value="1.02423893509745" calcext:value-type="float">
            <text:p>1.02423893509745</text:p>
          </table:table-cell>
          <table:table-cell office:value-type="float" office:value="-364.485761064903" calcext:value-type="float">
            <text:p>-364.485761064903</text:p>
          </table:table-cell>
          <table:table-cell office:value-type="float" office:value="0" calcext:value-type="float">
            <text:p>0</text:p>
          </table:table-cell>
          <table:table-cell office:value-type="float" office:value="1.02423893509745" calcext:value-type="float">
            <text:p>1.02423893509745</text:p>
          </table:table-cell>
          <table:table-cell office:value-type="float" office:value="40.8296340521087" calcext:value-type="float">
            <text:p>40.8296340521087</text:p>
          </table:table-cell>
          <table:table-cell office:value-type="float" office:value="-5.02044986219897" calcext:value-type="float">
            <text:p>-5.02044986219897</text:p>
          </table:table-cell>
          <table:table-cell office:value-type="float" office:value="-370.530449862199" calcext:value-type="float">
            <text:p>-370.530449862199</text:p>
          </table:table-cell>
          <table:table-cell office:value-type="float" office:value="42.4191633284348" calcext:value-type="float">
            <text:p>42.4191633284348</text:p>
          </table:table-cell>
          <table:table-cell office:value-type="float" office:value="-323.090836671565" calcext:value-type="float">
            <text:p>-323.090836671565</text:p>
          </table:table-cell>
          <table:table-cell/>
        </table:table-row>
        <table:table-row table:style-name="ro1">
          <table:table-cell office:value-type="string" calcext:value-type="string">
            <text:p>CPA</text:p>
          </table:table-cell>
          <table:table-cell office:value-type="string" calcext:value-type="string">
            <text:p>Copa Holdings S.A.</text:p>
          </table:table-cell>
          <table:table-cell office:value-type="float" office:value="77.78" calcext:value-type="float">
            <text:p>77.78</text:p>
          </table:table-cell>
          <table:table-cell office:value-type="float" office:value="27.6470732394711" calcext:value-type="float">
            <text:p>27.6470732394711</text:p>
          </table:table-cell>
          <table:table-cell office:value-type="float" office:value="-50.1329267605289" calcext:value-type="float">
            <text:p>-50.1329267605289</text:p>
          </table:table-cell>
          <table:table-cell office:value-type="float" office:value="2.4724409991545" calcext:value-type="float">
            <text:p>2.4724409991545</text:p>
          </table:table-cell>
          <table:table-cell office:value-type="float" office:value="30.1195142386256" calcext:value-type="float">
            <text:p>30.1195142386256</text:p>
          </table:table-cell>
          <table:table-cell office:value-type="float" office:value="43.9527515858137" calcext:value-type="float">
            <text:p>43.9527515858137</text:p>
          </table:table-cell>
          <table:table-cell office:value-type="float" office:value="11.8526615222177" calcext:value-type="float">
            <text:p>11.8526615222177</text:p>
          </table:table-cell>
          <table:table-cell office:value-type="float" office:value="-65.9273384777823" calcext:value-type="float">
            <text:p>-65.9273384777823</text:p>
          </table:table-cell>
          <table:table-cell office:value-type="float" office:value="47.0726523218436" calcext:value-type="float">
            <text:p>47.0726523218436</text:p>
          </table:table-cell>
          <table:table-cell office:value-type="float" office:value="-30.7073476781564" calcext:value-type="float">
            <text:p>-30.7073476781564</text:p>
          </table:table-cell>
          <table:table-cell/>
        </table:table-row>
        <table:table-row table:style-name="ro1">
          <table:table-cell office:value-type="string" calcext:value-type="string">
            <text:p>CPB</text:p>
          </table:table-cell>
          <table:table-cell office:value-type="string" calcext:value-type="string">
            <text:p>Campbell Soup Co.</text:p>
          </table:table-cell>
          <table:table-cell office:value-type="float" office:value="46.75" calcext:value-type="float">
            <text:p>46.75</text:p>
          </table:table-cell>
          <table:table-cell office:value-type="float" office:value="2.38327101662789" calcext:value-type="float">
            <text:p>2.38327101662789</text:p>
          </table:table-cell>
          <table:table-cell office:value-type="float" office:value="-44.3667289833721" calcext:value-type="float">
            <text:p>-44.3667289833721</text:p>
          </table:table-cell>
          <table:table-cell office:value-type="float" office:value="3.0038457411792" calcext:value-type="float">
            <text:p>3.0038457411792</text:p>
          </table:table-cell>
          <table:table-cell office:value-type="float" office:value="5.38711675780709" calcext:value-type="float">
            <text:p>5.38711675780709</text:p>
          </table:table-cell>
          <table:table-cell office:value-type="float" office:value="-15.0456361409833" calcext:value-type="float">
            <text:p>-15.0456361409833</text:p>
          </table:table-cell>
          <table:table-cell office:value-type="float" office:value="-1.46231171795866" calcext:value-type="float">
            <text:p>-1.46231171795866</text:p>
          </table:table-cell>
          <table:table-cell office:value-type="float" office:value="-48.2123117179587" calcext:value-type="float">
            <text:p>-48.2123117179587</text:p>
          </table:table-cell>
          <table:table-cell office:value-type="float" office:value="9.14027346958813" calcext:value-type="float">
            <text:p>9.14027346958813</text:p>
          </table:table-cell>
          <table:table-cell office:value-type="float" office:value="-37.6097265304119" calcext:value-type="float">
            <text:p>-37.6097265304119</text:p>
          </table:table-cell>
          <table:table-cell/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Callon Petroleum Co.</text:p>
          </table:table-cell>
          <table:table-cell office:value-type="float" office:value="23.18" calcext:value-type="float">
            <text:p>23.18</text:p>
          </table:table-cell>
          <table:table-cell office:value-type="float" office:value="0.264133188330083" calcext:value-type="float">
            <text:p>0.264133188330083</text:p>
          </table:table-cell>
          <table:table-cell office:value-type="float" office:value="-22.9158668116699" calcext:value-type="float">
            <text:p>-22.9158668116699</text:p>
          </table:table-cell>
          <table:table-cell office:value-type="float" office:value="0" calcext:value-type="float">
            <text:p>0</text:p>
          </table:table-cell>
          <table:table-cell office:value-type="float" office:value="0.264133188330083" calcext:value-type="float">
            <text:p>0.264133188330083</text:p>
          </table:table-cell>
          <table:table-cell office:value-type="float" office:value="30.289888438191" calcext:value-type="float">
            <text:p>30.289888438191</text:p>
          </table:table-cell>
          <table:table-cell office:value-type="float" office:value="-6.47740106627298" calcext:value-type="float">
            <text:p>-6.47740106627298</text:p>
          </table:table-cell>
          <table:table-cell office:value-type="float" office:value="-29.657401066273" calcext:value-type="float">
            <text:p>-29.657401066273</text:p>
          </table:table-cell>
          <table:table-cell office:value-type="float" office:value="30.289888438191" calcext:value-type="float">
            <text:p>30.289888438191</text:p>
          </table:table-cell>
          <table:table-cell office:value-type="float" office:value="7.10988843819102" calcext:value-type="float">
            <text:p>7.10988843819102</text:p>
          </table:table-cell>
          <table:table-cell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Central Pacific Financial Corp.</text:p>
          </table:table-cell>
          <table:table-cell office:value-type="float" office:value="21.58" calcext:value-type="float">
            <text:p>21.58</text:p>
          </table:table-cell>
          <table:table-cell office:value-type="float" office:value="0" calcext:value-type="float">
            <text:p>0</text:p>
          </table:table-cell>
          <table:table-cell office:value-type="float" office:value="-21.58" calcext:value-type="float">
            <text:p>-21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01167453365" calcext:value-type="float">
            <text:p>19.301167453365</text:p>
          </table:table-cell>
          <table:table-cell office:value-type="float" office:value="8.0330597117836" calcext:value-type="float">
            <text:p>8.0330597117836</text:p>
          </table:table-cell>
          <table:table-cell office:value-type="float" office:value="-13.5469402882164" calcext:value-type="float">
            <text:p>-13.5469402882164</text:p>
          </table:table-cell>
          <table:table-cell office:value-type="float" office:value="19.301167453365" calcext:value-type="float">
            <text:p>19.301167453365</text:p>
          </table:table-cell>
          <table:table-cell office:value-type="float" office:value="-2.278832546635" calcext:value-type="float">
            <text:p>-2.278832546635</text:p>
          </table:table-cell>
          <table:table-cell/>
        </table:table-row>
        <table:table-row table:style-name="ro1">
          <table:table-cell office:value-type="string" calcext:value-type="string">
            <text:p>CPK</text:p>
          </table:table-cell>
          <table:table-cell office:value-type="string" calcext:value-type="string">
            <text:p>Chesapeake Utilities Corp</text:p>
          </table:table-cell>
          <table:table-cell office:value-type="float" office:value="101.89" calcext:value-type="float">
            <text:p>101.89</text:p>
          </table:table-cell>
          <table:table-cell office:value-type="float" office:value="0.20560216062099" calcext:value-type="float">
            <text:p>0.20560216062099</text:p>
          </table:table-cell>
          <table:table-cell office:value-type="float" office:value="-101.684397839379" calcext:value-type="float">
            <text:p>-101.684397839379</text:p>
          </table:table-cell>
          <table:table-cell office:value-type="float" office:value="0.646644567011586" calcext:value-type="float">
            <text:p>0.646644567011586</text:p>
          </table:table-cell>
          <table:table-cell office:value-type="float" office:value="0.852246727632575" calcext:value-type="float">
            <text:p>0.852246727632575</text:p>
          </table:table-cell>
          <table:table-cell office:value-type="float" office:value="31.6749314153573" calcext:value-type="float">
            <text:p>31.6749314153573</text:p>
          </table:table-cell>
          <table:table-cell office:value-type="float" office:value="-18.9718105120089" calcext:value-type="float">
            <text:p>-18.9718105120089</text:p>
          </table:table-cell>
          <table:table-cell office:value-type="float" office:value="-120.861810512009" calcext:value-type="float">
            <text:p>-120.861810512009</text:p>
          </table:table-cell>
          <table:table-cell office:value-type="float" office:value="33.977446531125" calcext:value-type="float">
            <text:p>33.977446531125</text:p>
          </table:table-cell>
          <table:table-cell office:value-type="float" office:value="-67.912553468875" calcext:value-type="float">
            <text:p>-67.912553468875</text:p>
          </table:table-cell>
          <table:table-cell/>
        </table:table-row>
        <table:table-row table:style-name="ro1">
          <table:table-cell office:value-type="string" calcext:value-type="string">
            <text:p>CPT</text:p>
          </table:table-cell>
          <table:table-cell office:value-type="string" calcext:value-type="string">
            <text:p>Camden Property Trust</text:p>
          </table:table-cell>
          <table:table-cell office:value-type="float" office:value="106.54" calcext:value-type="float">
            <text:p>106.54</text:p>
          </table:table-cell>
          <table:table-cell office:value-type="float" office:value="6.05380785380574" calcext:value-type="float">
            <text:p>6.05380785380574</text:p>
          </table:table-cell>
          <table:table-cell office:value-type="float" office:value="-100.486192146194" calcext:value-type="float">
            <text:p>-100.486192146194</text:p>
          </table:table-cell>
          <table:table-cell office:value-type="float" office:value="0" calcext:value-type="float">
            <text:p>0</text:p>
          </table:table-cell>
          <table:table-cell office:value-type="float" office:value="6.05380785380574" calcext:value-type="float">
            <text:p>6.05380785380574</text:p>
          </table:table-cell>
          <table:table-cell office:value-type="float" office:value="35.8749724923289" calcext:value-type="float">
            <text:p>35.8749724923289</text:p>
          </table:table-cell>
          <table:table-cell office:value-type="float" office:value="2.65652769650411" calcext:value-type="float">
            <text:p>2.65652769650411</text:p>
          </table:table-cell>
          <table:table-cell office:value-type="float" office:value="-103.883472303496" calcext:value-type="float">
            <text:p>-103.883472303496</text:p>
          </table:table-cell>
          <table:table-cell office:value-type="float" office:value="35.8749724923289" calcext:value-type="float">
            <text:p>35.8749724923289</text:p>
          </table:table-cell>
          <table:table-cell office:value-type="float" office:value="-70.6650275076711" calcext:value-type="float">
            <text:p>-70.6650275076711</text:p>
          </table:table-cell>
          <table:table-cell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ane Co.</text:p>
          </table:table-cell>
          <table:table-cell office:value-type="float" office:value="83.33" calcext:value-type="float">
            <text:p>83.33</text:p>
          </table:table-cell>
          <table:table-cell office:value-type="float" office:value="9.37219606386351" calcext:value-type="float">
            <text:p>9.37219606386351</text:p>
          </table:table-cell>
          <table:table-cell office:value-type="float" office:value="-73.9578039361365" calcext:value-type="float">
            <text:p>-73.9578039361365</text:p>
          </table:table-cell>
          <table:table-cell office:value-type="float" office:value="7.84745024811194" calcext:value-type="float">
            <text:p>7.84745024811194</text:p>
          </table:table-cell>
          <table:table-cell office:value-type="float" office:value="17.2196463119755" calcext:value-type="float">
            <text:p>17.2196463119755</text:p>
          </table:table-cell>
          <table:table-cell office:value-type="float" office:value="-10.5011275030656" calcext:value-type="float">
            <text:p>-10.5011275030656</text:p>
          </table:table-cell>
          <table:table-cell office:value-type="float" office:value="8.24326462466145" calcext:value-type="float">
            <text:p>8.24326462466145</text:p>
          </table:table-cell>
          <table:table-cell office:value-type="float" office:value="-75.0867353753386" calcext:value-type="float">
            <text:p>-75.0867353753386</text:p>
          </table:table-cell>
          <table:table-cell office:value-type="float" office:value="25.9258416639926" calcext:value-type="float">
            <text:p>25.9258416639926</text:p>
          </table:table-cell>
          <table:table-cell office:value-type="float" office:value="-57.4041583360074" calcext:value-type="float">
            <text:p>-57.4041583360074</text:p>
          </table:table-cell>
          <table:table-cell/>
        </table:table-row>
        <table:table-row table:style-name="ro1">
          <table:table-cell office:value-type="string" calcext:value-type="string">
            <text:p>CRD.B</text:p>
          </table:table-cell>
          <table:table-cell office:value-type="string" calcext:value-type="string">
            <text:p>Crawford &amp; Co.</text:p>
          </table:table-cell>
          <table:table-cell office:value-type="float" office:value="8.78" calcext:value-type="float">
            <text:p>8.78</text:p>
          </table:table-cell>
          <table:table-cell office:value-type="float" office:value="2.16520160866141" calcext:value-type="float">
            <text:p>2.16520160866141</text:p>
          </table:table-cell>
          <table:table-cell office:value-type="float" office:value="-6.61479839133859" calcext:value-type="float">
            <text:p>-6.61479839133859</text:p>
          </table:table-cell>
          <table:table-cell office:value-type="float" office:value="0" calcext:value-type="float">
            <text:p>0</text:p>
          </table:table-cell>
          <table:table-cell office:value-type="float" office:value="2.16520160866141" calcext:value-type="float">
            <text:p>2.16520160866141</text:p>
          </table:table-cell>
          <table:table-cell office:value-type="float" office:value="-0.377962930845756" calcext:value-type="float">
            <text:p>-0.377962930845756</text:p>
          </table:table-cell>
          <table:table-cell office:value-type="float" office:value="4.08242612752722" calcext:value-type="float">
            <text:p>4.08242612752722</text:p>
          </table:table-cell>
          <table:table-cell office:value-type="float" office:value="-4.69757387247278" calcext:value-type="float">
            <text:p>-4.69757387247278</text:p>
          </table:table-cell>
          <table:table-cell office:value-type="float" office:value="8.12949041996355" calcext:value-type="float">
            <text:p>8.12949041996355</text:p>
          </table:table-cell>
          <table:table-cell office:value-type="float" office:value="-0.650509580036449" calcext:value-type="float">
            <text:p>-0.650509580036449</text:p>
          </table:table-cell>
          <table:table-cell/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Carters Inc</text:p>
          </table:table-cell>
          <table:table-cell office:value-type="float" office:value="96.36" calcext:value-type="float">
            <text:p>96.36</text:p>
          </table:table-cell>
          <table:table-cell office:value-type="float" office:value="19.0428673519006" calcext:value-type="float">
            <text:p>19.0428673519006</text:p>
          </table:table-cell>
          <table:table-cell office:value-type="float" office:value="-77.3171326480994" calcext:value-type="float">
            <text:p>-77.3171326480994</text:p>
          </table:table-cell>
          <table:table-cell office:value-type="float" office:value="14.8142934672936" calcext:value-type="float">
            <text:p>14.8142934672936</text:p>
          </table:table-cell>
          <table:table-cell office:value-type="float" office:value="33.8571608191942" calcext:value-type="float">
            <text:p>33.8571608191942</text:p>
          </table:table-cell>
          <table:table-cell office:value-type="float" office:value="6.10049914341177" calcext:value-type="float">
            <text:p>6.10049914341177</text:p>
          </table:table-cell>
          <table:table-cell office:value-type="float" office:value="23.7493371911421" calcext:value-type="float">
            <text:p>23.7493371911421</text:p>
          </table:table-cell>
          <table:table-cell office:value-type="float" office:value="-72.6106628088579" calcext:value-type="float">
            <text:p>-72.6106628088579</text:p>
          </table:table-cell>
          <table:table-cell office:value-type="float" office:value="18.8299345649802" calcext:value-type="float">
            <text:p>18.8299345649802</text:p>
          </table:table-cell>
          <table:table-cell office:value-type="float" office:value="-77.5300654350198" calcext:value-type="float">
            <text:p>-77.5300654350198</text:p>
          </table:table-cell>
          <table:table-cell/>
        </table:table-row>
        <table:table-row table:style-name="ro1">
          <table:table-cell office:value-type="string" calcext:value-type="string">
            <text:p>CRK</text:p>
          </table:table-cell>
          <table:table-cell office:value-type="string" calcext:value-type="string">
            <text:p>Comstock Resources</text:p>
          </table:table-cell>
          <table:table-cell office:value-type="float" office:value="5.41" calcext:value-type="float">
            <text:p>5.41</text:p>
          </table:table-cell>
          <table:table-cell office:value-type="float" office:value="0.121623920277388" calcext:value-type="float">
            <text:p>0.121623920277388</text:p>
          </table:table-cell>
          <table:table-cell office:value-type="float" office:value="-5.28837607972261" calcext:value-type="float">
            <text:p>-5.28837607972261</text:p>
          </table:table-cell>
          <table:table-cell office:value-type="float" office:value="0" calcext:value-type="float">
            <text:p>0</text:p>
          </table:table-cell>
          <table:table-cell office:value-type="float" office:value="0.121623920277388" calcext:value-type="float">
            <text:p>0.121623920277388</text:p>
          </table:table-cell>
          <table:table-cell office:value-type="float" office:value="3.66482197840788" calcext:value-type="float">
            <text:p>3.66482197840788</text:p>
          </table:table-cell>
          <table:table-cell office:value-type="float" office:value="-0.993677926839649" calcext:value-type="float">
            <text:p>-0.993677926839649</text:p>
          </table:table-cell>
          <table:table-cell office:value-type="float" office:value="-6.40367792683965" calcext:value-type="float">
            <text:p>-6.40367792683965</text:p>
          </table:table-cell>
          <table:table-cell office:value-type="float" office:value="5.86297168825493" calcext:value-type="float">
            <text:p>5.86297168825493</text:p>
          </table:table-cell>
          <table:table-cell office:value-type="float" office:value="0.452971688254934" calcext:value-type="float">
            <text:p>0.452971688254934</text:p>
          </table:table-cell>
          <table:table-cell/>
        </table:table-row>
        <table:table-row table:style-name="ro1">
          <table:table-cell office:value-type="string" calcext:value-type="string">
            <text:p>CRL</text:p>
          </table:table-cell>
          <table:table-cell office:value-type="string" calcext:value-type="string">
            <text:p>Charles River Laboratories International Inc.</text:p>
          </table:table-cell>
          <table:table-cell office:value-type="float" office:value="292.8" calcext:value-type="float">
            <text:p>292.8</text:p>
          </table:table-cell>
          <table:table-cell office:value-type="float" office:value="4.90207332439586" calcext:value-type="float">
            <text:p>4.90207332439586</text:p>
          </table:table-cell>
          <table:table-cell office:value-type="float" office:value="-287.897926675604" calcext:value-type="float">
            <text:p>-287.897926675604</text:p>
          </table:table-cell>
          <table:table-cell office:value-type="float" office:value="3.64610826939454" calcext:value-type="float">
            <text:p>3.64610826939454</text:p>
          </table:table-cell>
          <table:table-cell office:value-type="float" office:value="8.54818159379041" calcext:value-type="float">
            <text:p>8.54818159379041</text:p>
          </table:table-cell>
          <table:table-cell office:value-type="float" office:value="-13.7403280639024" calcext:value-type="float">
            <text:p>-13.7403280639024</text:p>
          </table:table-cell>
          <table:table-cell office:value-type="float" office:value="7.10175614773535" calcext:value-type="float">
            <text:p>7.10175614773535</text:p>
          </table:table-cell>
          <table:table-cell office:value-type="float" office:value="-285.698243852265" calcext:value-type="float">
            <text:p>-285.698243852265</text:p>
          </table:table-cell>
          <table:table-cell office:value-type="float" office:value="38.1350996628123" calcext:value-type="float">
            <text:p>38.1350996628123</text:p>
          </table:table-cell>
          <table:table-cell office:value-type="float" office:value="-254.664900337188" calcext:value-type="float">
            <text:p>-254.664900337188</text:p>
          </table:table-cell>
          <table:table-cell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.Com Inc</text:p>
          </table:table-cell>
          <table:table-cell office:value-type="float" office:value="240.37" calcext:value-type="float">
            <text:p>240.37</text:p>
          </table:table-cell>
          <table:table-cell office:value-type="float" office:value="10.3737704918033" calcext:value-type="float">
            <text:p>10.3737704918033</text:p>
          </table:table-cell>
          <table:table-cell office:value-type="float" office:value="-229.996229508197" calcext:value-type="float">
            <text:p>-229.996229508197</text:p>
          </table:table-cell>
          <table:table-cell office:value-type="float" office:value="0" calcext:value-type="float">
            <text:p>0</text:p>
          </table:table-cell>
          <table:table-cell office:value-type="float" office:value="10.3737704918033" calcext:value-type="float">
            <text:p>10.3737704918033</text:p>
          </table:table-cell>
          <table:table-cell office:value-type="float" office:value="10.4907103825137" calcext:value-type="float">
            <text:p>10.4907103825137</text:p>
          </table:table-cell>
          <table:table-cell office:value-type="float" office:value="2.96393442622951" calcext:value-type="float">
            <text:p>2.96393442622951</text:p>
          </table:table-cell>
          <table:table-cell office:value-type="float" office:value="-237.40606557377" calcext:value-type="float">
            <text:p>-237.40606557377</text:p>
          </table:table-cell>
          <table:table-cell office:value-type="float" office:value="44.0546448087432" calcext:value-type="float">
            <text:p>44.0546448087432</text:p>
          </table:table-cell>
          <table:table-cell office:value-type="float" office:value="-196.315355191257" calcext:value-type="float">
            <text:p>-196.315355191257</text:p>
          </table:table-cell>
          <table:table-cell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Carpenter Technology Corp.</text:p>
          </table:table-cell>
          <table:table-cell office:value-type="float" office:value="35.87" calcext:value-type="float">
            <text:p>35.87</text:p>
          </table:table-cell>
          <table:table-cell office:value-type="float" office:value="5.65110918113679" calcext:value-type="float">
            <text:p>5.65110918113679</text:p>
          </table:table-cell>
          <table:table-cell office:value-type="float" office:value="-30.2188908188632" calcext:value-type="float">
            <text:p>-30.2188908188632</text:p>
          </table:table-cell>
          <table:table-cell office:value-type="float" office:value="11.7665504725881" calcext:value-type="float">
            <text:p>11.7665504725881</text:p>
          </table:table-cell>
          <table:table-cell office:value-type="float" office:value="17.4176596537249" calcext:value-type="float">
            <text:p>17.4176596537249</text:p>
          </table:table-cell>
          <table:table-cell office:value-type="float" office:value="21.7819650493264" calcext:value-type="float">
            <text:p>21.7819650493264</text:p>
          </table:table-cell>
          <table:table-cell office:value-type="float" office:value="18.4650096603983" calcext:value-type="float">
            <text:p>18.4650096603983</text:p>
          </table:table-cell>
          <table:table-cell office:value-type="float" office:value="-17.4049903396017" calcext:value-type="float">
            <text:p>-17.4049903396017</text:p>
          </table:table-cell>
          <table:table-cell office:value-type="float" office:value="27.7537340734607" calcext:value-type="float">
            <text:p>27.7537340734607</text:p>
          </table:table-cell>
          <table:table-cell office:value-type="float" office:value="-8.11626592653933" calcext:value-type="float">
            <text:p>-8.11626592653933</text:p>
          </table:table-cell>
          <table:table-cell/>
        </table:table-row>
        <table:table-row table:style-name="ro1">
          <table:table-cell office:value-type="string" calcext:value-type="string">
            <text:p>CRY</text:p>
          </table:table-cell>
          <table:table-cell office:value-type="string" calcext:value-type="string">
            <text:p>Cryolife</text:p>
          </table:table-cell>
          <table:table-cell office:value-type="float" office:value="24.93" calcext:value-type="float">
            <text:p>24.93</text:p>
          </table:table-cell>
          <table:table-cell office:value-type="float" office:value="3.23302348701092" calcext:value-type="float">
            <text:p>3.23302348701092</text:p>
          </table:table-cell>
          <table:table-cell office:value-type="float" office:value="-21.6969765129891" calcext:value-type="float">
            <text:p>-21.6969765129891</text:p>
          </table:table-cell>
          <table:table-cell office:value-type="float" office:value="1.61379669038885" calcext:value-type="float">
            <text:p>1.61379669038885</text:p>
          </table:table-cell>
          <table:table-cell office:value-type="float" office:value="4.84682017739977" calcext:value-type="float">
            <text:p>4.84682017739977</text:p>
          </table:table-cell>
          <table:table-cell office:value-type="float" office:value="1.78403438106504" calcext:value-type="float">
            <text:p>1.78403438106504</text:p>
          </table:table-cell>
          <table:table-cell office:value-type="float" office:value="6.129792149173" calcext:value-type="float">
            <text:p>6.129792149173</text:p>
          </table:table-cell>
          <table:table-cell office:value-type="float" office:value="-18.800207850827" calcext:value-type="float">
            <text:p>-18.800207850827</text:p>
          </table:table-cell>
          <table:table-cell office:value-type="float" office:value="7.63189850282192" calcext:value-type="float">
            <text:p>7.63189850282192</text:p>
          </table:table-cell>
          <table:table-cell office:value-type="float" office:value="-17.2981014971781" calcext:value-type="float">
            <text:p>-17.2981014971781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redit Suisse Group AG</text:p>
          </table:table-cell>
          <table:table-cell office:value-type="float" office:value="13.91" calcext:value-type="float">
            <text:p>13.91</text:p>
          </table:table-cell>
          <table:table-cell office:value-type="float" office:value="0" calcext:value-type="float">
            <text:p>0</text:p>
          </table:table-cell>
          <table:table-cell office:value-type="float" office:value="-13.91" calcext:value-type="float">
            <text:p>-1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000114711071" calcext:value-type="float">
            <text:p>366.000114711071</text:p>
          </table:table-cell>
          <table:table-cell office:value-type="float" office:value="14.9148603227744" calcext:value-type="float">
            <text:p>14.9148603227744</text:p>
          </table:table-cell>
          <table:table-cell office:value-type="float" office:value="1.00486032277445" calcext:value-type="float">
            <text:p>1.00486032277445</text:p>
          </table:table-cell>
          <table:table-cell office:value-type="float" office:value="409.241578382291" calcext:value-type="float">
            <text:p>409.241578382291</text:p>
          </table:table-cell>
          <table:table-cell office:value-type="float" office:value="395.331578382291" calcext:value-type="float">
            <text:p>395.331578382291</text:p>
          </table:table-cell>
          <table:table-cell/>
        </table:table-row>
        <table:table-row table:style-name="ro1">
          <table:table-cell office:value-type="string" calcext:value-type="string">
            <text:p>CSL</text:p>
          </table:table-cell>
          <table:table-cell office:value-type="string" calcext:value-type="string">
            <text:p>Carlisle Companies Inc.</text:p>
          </table:table-cell>
          <table:table-cell office:value-type="float" office:value="150.97" calcext:value-type="float">
            <text:p>150.97</text:p>
          </table:table-cell>
          <table:table-cell office:value-type="float" office:value="16.9295939059166" calcext:value-type="float">
            <text:p>16.9295939059166</text:p>
          </table:table-cell>
          <table:table-cell office:value-type="float" office:value="-134.040406094083" calcext:value-type="float">
            <text:p>-134.040406094083</text:p>
          </table:table-cell>
          <table:table-cell office:value-type="float" office:value="9.44807197032701" calcext:value-type="float">
            <text:p>9.44807197032701</text:p>
          </table:table-cell>
          <table:table-cell office:value-type="float" office:value="26.3776658762437" calcext:value-type="float">
            <text:p>26.3776658762437</text:p>
          </table:table-cell>
          <table:table-cell office:value-type="float" office:value="-4.41535518295521" calcext:value-type="float">
            <text:p>-4.41535518295521</text:p>
          </table:table-cell>
          <table:table-cell office:value-type="float" office:value="29.3312438864313" calcext:value-type="float">
            <text:p>29.3312438864313</text:p>
          </table:table-cell>
          <table:table-cell office:value-type="float" office:value="-121.638756113569" calcext:value-type="float">
            <text:p>-121.638756113569</text:p>
          </table:table-cell>
          <table:table-cell office:value-type="float" office:value="47.6194086178726" calcext:value-type="float">
            <text:p>47.6194086178726</text:p>
          </table:table-cell>
          <table:table-cell office:value-type="float" office:value="-103.350591382127" calcext:value-type="float">
            <text:p>-103.350591382127</text:p>
          </table:table-cell>
          <table:table-cell/>
        </table:table-row>
        <table:table-row table:style-name="ro1">
          <table:table-cell office:value-type="string" calcext:value-type="string">
            <text:p>CSU</text:p>
          </table:table-cell>
          <table:table-cell office:value-type="string" calcext:value-type="string">
            <text:p>Capital Senior Living Corp.</text:p>
          </table:table-cell>
          <table:table-cell office:value-type="float" office:value="26.99" calcext:value-type="float">
            <text:p>26.99</text:p>
          </table:table-cell>
          <table:table-cell office:value-type="float" office:value="0.447856168639828" calcext:value-type="float">
            <text:p>0.447856168639828</text:p>
          </table:table-cell>
          <table:table-cell office:value-type="float" office:value="-26.5421438313602" calcext:value-type="float">
            <text:p>-26.5421438313602</text:p>
          </table:table-cell>
          <table:table-cell office:value-type="float" office:value="0" calcext:value-type="float">
            <text:p>0</text:p>
          </table:table-cell>
          <table:table-cell office:value-type="float" office:value="0.447856168639828" calcext:value-type="float">
            <text:p>0.447856168639828</text:p>
          </table:table-cell>
          <table:table-cell office:value-type="float" office:value="-8.11621411667209" calcext:value-type="float">
            <text:p>-8.11621411667209</text:p>
          </table:table-cell>
          <table:table-cell office:value-type="float" office:value="-9.5761255844722" calcext:value-type="float">
            <text:p>-9.5761255844722</text:p>
          </table:table-cell>
          <table:table-cell office:value-type="float" office:value="-36.5661255844722" calcext:value-type="float">
            <text:p>-36.5661255844722</text:p>
          </table:table-cell>
          <table:table-cell office:value-type="float" office:value="-8.11621411667209" calcext:value-type="float">
            <text:p>-8.11621411667209</text:p>
          </table:table-cell>
          <table:table-cell office:value-type="float" office:value="-35.1062141166721" calcext:value-type="float">
            <text:p>-35.1062141166721</text:p>
          </table:table-cell>
          <table:table-cell/>
        </table:table-row>
        <table:table-row table:style-name="ro1">
          <table:table-cell office:value-type="string" calcext:value-type="string">
            <text:p>CSV</text:p>
          </table:table-cell>
          <table:table-cell office:value-type="string" calcext:value-type="string">
            <text:p>Carriage Services</text:p>
          </table:table-cell>
          <table:table-cell office:value-type="float" office:value="36.58" calcext:value-type="float">
            <text:p>36.58</text:p>
          </table:table-cell>
          <table:table-cell office:value-type="float" office:value="0.0403454056432816" calcext:value-type="float">
            <text:p>0.040345405643282</text:p>
          </table:table-cell>
          <table:table-cell office:value-type="float" office:value="-36.5396545943567" calcext:value-type="float">
            <text:p>-36.5396545943567</text:p>
          </table:table-cell>
          <table:table-cell office:value-type="float" office:value="0.410799702701662" calcext:value-type="float">
            <text:p>0.410799702701662</text:p>
          </table:table-cell>
          <table:table-cell office:value-type="float" office:value="0.451145108344944" calcext:value-type="float">
            <text:p>0.451145108344944</text:p>
          </table:table-cell>
          <table:table-cell office:value-type="float" office:value="-10.6467908318321" calcext:value-type="float">
            <text:p>-10.6467908318321</text:p>
          </table:table-cell>
          <table:table-cell office:value-type="float" office:value="-0.878639461657619" calcext:value-type="float">
            <text:p>-0.878639461657619</text:p>
          </table:table-cell>
          <table:table-cell office:value-type="float" office:value="-37.4586394616576" calcext:value-type="float">
            <text:p>-37.4586394616576</text:p>
          </table:table-cell>
          <table:table-cell office:value-type="float" office:value="12.9548262788047" calcext:value-type="float">
            <text:p>12.9548262788047</text:p>
          </table:table-cell>
          <table:table-cell office:value-type="float" office:value="-23.6251737211953" calcext:value-type="float">
            <text:p>-23.6251737211953</text:p>
          </table:table-cell>
          <table:table-cell/>
        </table:table-row>
        <table:table-row table:style-name="ro1">
          <table:table-cell office:value-type="string" calcext:value-type="string">
            <text:p>CSX</text:p>
          </table:table-cell>
          <table:table-cell office:value-type="string" calcext:value-type="string">
            <text:p>CSX Corp.</text:p>
          </table:table-cell>
          <table:table-cell office:value-type="float" office:value="90.14" calcext:value-type="float">
            <text:p>90.14</text:p>
          </table:table-cell>
          <table:table-cell office:value-type="float" office:value="4.10620226993957" calcext:value-type="float">
            <text:p>4.10620226993957</text:p>
          </table:table-cell>
          <table:table-cell office:value-type="float" office:value="-86.0337977300604" calcext:value-type="float">
            <text:p>-86.0337977300604</text:p>
          </table:table-cell>
          <table:table-cell office:value-type="float" office:value="0.396062946509661" calcext:value-type="float">
            <text:p>0.396062946509661</text:p>
          </table:table-cell>
          <table:table-cell office:value-type="float" office:value="4.50226521644923" calcext:value-type="float">
            <text:p>4.50226521644923</text:p>
          </table:table-cell>
          <table:table-cell office:value-type="float" office:value="17.1815253715996" calcext:value-type="float">
            <text:p>17.1815253715996</text:p>
          </table:table-cell>
          <table:table-cell office:value-type="float" office:value="3.17637237233907" calcext:value-type="float">
            <text:p>3.17637237233907</text:p>
          </table:table-cell>
          <table:table-cell office:value-type="float" office:value="-86.9636276276609" calcext:value-type="float">
            <text:p>-86.9636276276609</text:p>
          </table:table-cell>
          <table:table-cell office:value-type="float" office:value="17.1815253715996" calcext:value-type="float">
            <text:p>17.1815253715996</text:p>
          </table:table-cell>
          <table:table-cell office:value-type="float" office:value="-72.9584746284004" calcext:value-type="float">
            <text:p>-72.9584746284004</text:p>
          </table:table-cell>
          <table:table-cell/>
        </table:table-row>
        <table:table-row table:style-name="ro1">
          <table:table-cell office:value-type="string" calcext:value-type="string">
            <text:p>CTB</text:p>
          </table:table-cell>
          <table:table-cell office:value-type="string" calcext:value-type="string">
            <text:p>Cooper Tire &amp; Rubber Co.</text:p>
          </table:table-cell>
          <table:table-cell office:value-type="float" office:value="41.77" calcext:value-type="float">
            <text:p>41.77</text:p>
          </table:table-cell>
          <table:table-cell office:value-type="float" office:value="9.83840389004446" calcext:value-type="float">
            <text:p>9.83840389004446</text:p>
          </table:table-cell>
          <table:table-cell office:value-type="float" office:value="-31.9315961099555" calcext:value-type="float">
            <text:p>-31.9315961099555</text:p>
          </table:table-cell>
          <table:table-cell office:value-type="float" office:value="8.36031769850444" calcext:value-type="float">
            <text:p>8.36031769850444</text:p>
          </table:table-cell>
          <table:table-cell office:value-type="float" office:value="18.1987215885489" calcext:value-type="float">
            <text:p>18.1987215885489</text:p>
          </table:table-cell>
          <table:table-cell office:value-type="float" office:value="23.9994609909576" calcext:value-type="float">
            <text:p>23.9994609909576</text:p>
          </table:table-cell>
          <table:table-cell office:value-type="float" office:value="17.9400758602819" calcext:value-type="float">
            <text:p>17.9400758602819</text:p>
          </table:table-cell>
          <table:table-cell office:value-type="float" office:value="-23.8299241397181" calcext:value-type="float">
            <text:p>-23.8299241397181</text:p>
          </table:table-cell>
          <table:table-cell office:value-type="float" office:value="26.3649706218037" calcext:value-type="float">
            <text:p>26.3649706218037</text:p>
          </table:table-cell>
          <table:table-cell office:value-type="float" office:value="-15.4050293781963" calcext:value-type="float">
            <text:p>-15.4050293781963</text:p>
          </table:table-cell>
          <table:table-cell/>
        </table:table-row>
        <table:table-row table:style-name="ro1">
          <table:table-cell office:value-type="string" calcext:value-type="string">
            <text:p>CTLT</text:p>
          </table:table-cell>
          <table:table-cell office:value-type="string" calcext:value-type="string">
            <text:p>Catalent Inc.</text:p>
          </table:table-cell>
          <table:table-cell office:value-type="float" office:value="125.27" calcext:value-type="float">
            <text:p>125.27</text:p>
          </table:table-cell>
          <table:table-cell office:value-type="float" office:value="4.89406720741517" calcext:value-type="float">
            <text:p>4.89406720741517</text:p>
          </table:table-cell>
          <table:table-cell office:value-type="float" office:value="-120.375932792585" calcext:value-type="float">
            <text:p>-120.375932792585</text:p>
          </table:table-cell>
          <table:table-cell office:value-type="float" office:value="2.7099186205505" calcext:value-type="float">
            <text:p>2.7099186205505</text:p>
          </table:table-cell>
          <table:table-cell office:value-type="float" office:value="7.60398582796567" calcext:value-type="float">
            <text:p>7.60398582796567</text:p>
          </table:table-cell>
          <table:table-cell office:value-type="float" office:value="0.814796689075123" calcext:value-type="float">
            <text:p>0.814796689075123</text:p>
          </table:table-cell>
          <table:table-cell office:value-type="float" office:value="8.78182819393223" calcext:value-type="float">
            <text:p>8.78182819393223</text:p>
          </table:table-cell>
          <table:table-cell office:value-type="float" office:value="-116.488171806068" calcext:value-type="float">
            <text:p>-116.488171806068</text:p>
          </table:table-cell>
          <table:table-cell office:value-type="float" office:value="22.4083775809449" calcext:value-type="float">
            <text:p>22.4083775809449</text:p>
          </table:table-cell>
          <table:table-cell office:value-type="float" office:value="-102.861622419055" calcext:value-type="float">
            <text:p>-102.861622419055</text:p>
          </table:table-cell>
          <table:table-cell/>
        </table:table-row>
        <table:table-row table:style-name="ro1">
          <table:table-cell office:value-type="string" calcext:value-type="string">
            <text:p>CTS</text:p>
          </table:table-cell>
          <table:table-cell office:value-type="string" calcext:value-type="string">
            <text:p>CTS Corp.</text:p>
          </table:table-cell>
          <table:table-cell office:value-type="float" office:value="32.7" calcext:value-type="float">
            <text:p>32.7</text:p>
          </table:table-cell>
          <table:table-cell office:value-type="float" office:value="4.08268873347428" calcext:value-type="float">
            <text:p>4.08268873347428</text:p>
          </table:table-cell>
          <table:table-cell office:value-type="float" office:value="-28.6173112665257" calcext:value-type="float">
            <text:p>-28.6173112665257</text:p>
          </table:table-cell>
          <table:table-cell office:value-type="float" office:value="1.2858579089822" calcext:value-type="float">
            <text:p>1.2858579089822</text:p>
          </table:table-cell>
          <table:table-cell office:value-type="float" office:value="5.36854664245647" calcext:value-type="float">
            <text:p>5.36854664245647</text:p>
          </table:table-cell>
          <table:table-cell office:value-type="float" office:value="7.18310251555793" calcext:value-type="float">
            <text:p>7.18310251555793</text:p>
          </table:table-cell>
          <table:table-cell office:value-type="float" office:value="5.22388297912068" calcext:value-type="float">
            <text:p>5.22388297912068</text:p>
          </table:table-cell>
          <table:table-cell office:value-type="float" office:value="-27.4761170208793" calcext:value-type="float">
            <text:p>-27.4761170208793</text:p>
          </table:table-cell>
          <table:table-cell office:value-type="float" office:value="12.829014150914" calcext:value-type="float">
            <text:p>12.829014150914</text:p>
          </table:table-cell>
          <table:table-cell office:value-type="float" office:value="-19.870985849086" calcext:value-type="float">
            <text:p>-19.870985849086</text:p>
          </table:table-cell>
          <table:table-cell/>
        </table:table-row>
        <table:table-row table:style-name="ro1">
          <table:table-cell office:value-type="string" calcext:value-type="string">
            <text:p>CUB</text:p>
          </table:table-cell>
          <table:table-cell office:value-type="string" calcext:value-type="string">
            <text:p>Cubic Corp.</text:p>
          </table:table-cell>
          <table:table-cell office:value-type="float" office:value="69.25" calcext:value-type="float">
            <text:p>69.25</text:p>
          </table:table-cell>
          <table:table-cell office:value-type="float" office:value="3.57440774566004" calcext:value-type="float">
            <text:p>3.57440774566004</text:p>
          </table:table-cell>
          <table:table-cell office:value-type="float" office:value="-65.67559225434" calcext:value-type="float">
            <text:p>-65.67559225434</text:p>
          </table:table-cell>
          <table:table-cell office:value-type="float" office:value="4.11084534077232" calcext:value-type="float">
            <text:p>4.11084534077232</text:p>
          </table:table-cell>
          <table:table-cell office:value-type="float" office:value="7.68525308643236" calcext:value-type="float">
            <text:p>7.68525308643236</text:p>
          </table:table-cell>
          <table:table-cell office:value-type="float" office:value="-0.673806079238653" calcext:value-type="float">
            <text:p>-0.673806079238653</text:p>
          </table:table-cell>
          <table:table-cell office:value-type="float" office:value="5.92531558548015" calcext:value-type="float">
            <text:p>5.92531558548015</text:p>
          </table:table-cell>
          <table:table-cell office:value-type="float" office:value="-63.3246844145199" calcext:value-type="float">
            <text:p>-63.3246844145199</text:p>
          </table:table-cell>
          <table:table-cell office:value-type="float" office:value="30.1801669499846" calcext:value-type="float">
            <text:p>30.1801669499846</text:p>
          </table:table-cell>
          <table:table-cell office:value-type="float" office:value="-39.0698330500154" calcext:value-type="float">
            <text:p>-39.0698330500154</text:p>
          </table:table-cell>
          <table:table-cell/>
        </table:table-row>
        <table:table-row table:style-name="ro1">
          <table:table-cell office:value-type="string" calcext:value-type="string">
            <text:p>CUBE</text:p>
          </table:table-cell>
          <table:table-cell office:value-type="string" calcext:value-type="string">
            <text:p>CubeSmart</text:p>
          </table:table-cell>
          <table:table-cell office:value-type="float" office:value="35.87" calcext:value-type="float">
            <text:p>35.87</text:p>
          </table:table-cell>
          <table:table-cell office:value-type="float" office:value="0.0199880734243723" calcext:value-type="float">
            <text:p>0.019988073424372</text:p>
          </table:table-cell>
          <table:table-cell office:value-type="float" office:value="-35.8500119265756" calcext:value-type="float">
            <text:p>-35.8500119265756</text:p>
          </table:table-cell>
          <table:table-cell office:value-type="float" office:value="0" calcext:value-type="float">
            <text:p>0</text:p>
          </table:table-cell>
          <table:table-cell office:value-type="float" office:value="0.0199880734243723" calcext:value-type="float">
            <text:p>0.019988073424372</text:p>
          </table:table-cell>
          <table:table-cell office:value-type="float" office:value="8.89278246339541" calcext:value-type="float">
            <text:p>8.89278246339541</text:p>
          </table:table-cell>
          <table:table-cell office:value-type="float" office:value="-1.24169824714838" calcext:value-type="float">
            <text:p>-1.24169824714838</text:p>
          </table:table-cell>
          <table:table-cell office:value-type="float" office:value="-37.1116982471484" calcext:value-type="float">
            <text:p>-37.1116982471484</text:p>
          </table:table-cell>
          <table:table-cell office:value-type="float" office:value="8.89278246339541" calcext:value-type="float">
            <text:p>8.89278246339541</text:p>
          </table:table-cell>
          <table:table-cell office:value-type="float" office:value="-26.9772175366046" calcext:value-type="float">
            <text:p>-26.9772175366046</text:p>
          </table:table-cell>
          <table:table-cell/>
        </table:table-row>
        <table:table-row table:style-name="ro1">
          <table:table-cell office:value-type="string" calcext:value-type="string">
            <text:p>CUBI</text:p>
          </table:table-cell>
          <table:table-cell office:value-type="string" calcext:value-type="string">
            <text:p>Customers Bancorp Inc</text:p>
          </table:table-cell>
          <table:table-cell office:value-type="float" office:value="26.55" calcext:value-type="float">
            <text:p>26.55</text:p>
          </table:table-cell>
          <table:table-cell office:value-type="float" office:value="0" calcext:value-type="float">
            <text:p>0</text:p>
          </table:table-cell>
          <table:table-cell office:value-type="float" office:value="-26.55" calcext:value-type="float">
            <text:p>-2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350949079296" calcext:value-type="float">
            <text:p>25.9350949079296</text:p>
          </table:table-cell>
          <table:table-cell office:value-type="float" office:value="8.01855973633499" calcext:value-type="float">
            <text:p>8.01855973633499</text:p>
          </table:table-cell>
          <table:table-cell office:value-type="float" office:value="-18.531440263665" calcext:value-type="float">
            <text:p>-18.531440263665</text:p>
          </table:table-cell>
          <table:table-cell office:value-type="float" office:value="33.2736512102299" calcext:value-type="float">
            <text:p>33.2736512102299</text:p>
          </table:table-cell>
          <table:table-cell office:value-type="float" office:value="6.72365121022986" calcext:value-type="float">
            <text:p>6.72365121022986</text:p>
          </table:table-cell>
          <table:table-cell/>
        </table:table-row>
        <table:table-row table:style-name="ro1">
          <table:table-cell office:value-type="string" calcext:value-type="string">
            <text:p>CUZ</text:p>
          </table:table-cell>
          <table:table-cell office:value-type="string" calcext:value-type="string">
            <text:p>Cousins Properties Inc.</text:p>
          </table:table-cell>
          <table:table-cell office:value-type="float" office:value="33.67" calcext:value-type="float">
            <text:p>33.67</text:p>
          </table:table-cell>
          <table:table-cell office:value-type="float" office:value="0.0288763746264952" calcext:value-type="float">
            <text:p>0.028876374626495</text:p>
          </table:table-cell>
          <table:table-cell office:value-type="float" office:value="-33.6411236253735" calcext:value-type="float">
            <text:p>-33.6411236253735</text:p>
          </table:table-cell>
          <table:table-cell office:value-type="float" office:value="0" calcext:value-type="float">
            <text:p>0</text:p>
          </table:table-cell>
          <table:table-cell office:value-type="float" office:value="0.0288763746264952" calcext:value-type="float">
            <text:p>0.028876374626495</text:p>
          </table:table-cell>
          <table:table-cell office:value-type="float" office:value="28.7953996179272" calcext:value-type="float">
            <text:p>28.7953996179272</text:p>
          </table:table-cell>
          <table:table-cell office:value-type="float" office:value="-1.37077294637214" calcext:value-type="float">
            <text:p>-1.37077294637214</text:p>
          </table:table-cell>
          <table:table-cell office:value-type="float" office:value="-35.0407729463721" calcext:value-type="float">
            <text:p>-35.0407729463721</text:p>
          </table:table-cell>
          <table:table-cell office:value-type="float" office:value="30.0686794617142" calcext:value-type="float">
            <text:p>30.0686794617142</text:p>
          </table:table-cell>
          <table:table-cell office:value-type="float" office:value="-3.60132053828578" calcext:value-type="float">
            <text:p>-3.60132053828578</text:p>
          </table:table-cell>
          <table:table-cell/>
        </table:table-row>
        <table:table-row table:style-name="ro1">
          <table:table-cell office:value-type="string" calcext:value-type="string">
            <text:p>CVA</text:p>
          </table:table-cell>
          <table:table-cell office:value-type="string" calcext:value-type="string">
            <text:p>Covanta Holding Corporation</text:p>
          </table:table-cell>
          <table:table-cell office:value-type="float" office:value="15.29" calcext:value-type="float">
            <text:p>15.29</text:p>
          </table:table-cell>
          <table:table-cell office:value-type="float" office:value="0.257611325503086" calcext:value-type="float">
            <text:p>0.257611325503086</text:p>
          </table:table-cell>
          <table:table-cell office:value-type="float" office:value="-15.0323886744969" calcext:value-type="float">
            <text:p>-15.0323886744969</text:p>
          </table:table-cell>
          <table:table-cell office:value-type="float" office:value="0" calcext:value-type="float">
            <text:p>0</text:p>
          </table:table-cell>
          <table:table-cell office:value-type="float" office:value="0.257611325503086" calcext:value-type="float">
            <text:p>0.257611325503086</text:p>
          </table:table-cell>
          <table:table-cell office:value-type="float" office:value="-1.96996895972948" calcext:value-type="float">
            <text:p>-1.96996895972948</text:p>
          </table:table-cell>
          <table:table-cell office:value-type="float" office:value="0.295495343959422" calcext:value-type="float">
            <text:p>0.295495343959422</text:p>
          </table:table-cell>
          <table:table-cell office:value-type="float" office:value="-14.9945046560406" calcext:value-type="float">
            <text:p>-14.9945046560406</text:p>
          </table:table-cell>
          <table:table-cell office:value-type="float" office:value="2.15181224831989" calcext:value-type="float">
            <text:p>2.15181224831989</text:p>
          </table:table-cell>
          <table:table-cell office:value-type="float" office:value="-13.1381877516801" calcext:value-type="float">
            <text:p>-13.1381877516801</text:p>
          </table:table-cell>
          <table:table-cell/>
        </table:table-row>
        <table:table-row table:style-name="ro1">
          <table:table-cell office:value-type="string" calcext:value-type="string">
            <text:p>CVI</text:p>
          </table:table-cell>
          <table:table-cell office:value-type="string" calcext:value-type="string">
            <text:p>CVR Energy Inc</text:p>
          </table:table-cell>
          <table:table-cell office:value-type="float" office:value="19.61" calcext:value-type="float">
            <text:p>19.61</text:p>
          </table:table-cell>
          <table:table-cell office:value-type="float" office:value="6.68453194036972" calcext:value-type="float">
            <text:p>6.68453194036972</text:p>
          </table:table-cell>
          <table:table-cell office:value-type="float" office:value="-12.9254680596303" calcext:value-type="float">
            <text:p>-12.9254680596303</text:p>
          </table:table-cell>
          <table:table-cell office:value-type="float" office:value="2.64596055972968" calcext:value-type="float">
            <text:p>2.64596055972968</text:p>
          </table:table-cell>
          <table:table-cell office:value-type="float" office:value="9.3304925000994" calcext:value-type="float">
            <text:p>9.3304925000994</text:p>
          </table:table-cell>
          <table:table-cell office:value-type="float" office:value="10.7827866419059" calcext:value-type="float">
            <text:p>10.7827866419059</text:p>
          </table:table-cell>
          <table:table-cell office:value-type="float" office:value="7.92793445903968" calcext:value-type="float">
            <text:p>7.92793445903968</text:p>
          </table:table-cell>
          <table:table-cell office:value-type="float" office:value="-11.6820655409603" calcext:value-type="float">
            <text:p>-11.6820655409603</text:p>
          </table:table-cell>
          <table:table-cell office:value-type="float" office:value="10.7827866419059" calcext:value-type="float">
            <text:p>10.7827866419059</text:p>
          </table:table-cell>
          <table:table-cell office:value-type="float" office:value="-8.82721335809409" calcext:value-type="float">
            <text:p>-8.82721335809409</text:p>
          </table:table-cell>
          <table:table-cell/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CVS Health Corp</text:p>
          </table:table-cell>
          <table:table-cell office:value-type="float" office:value="74.21" calcext:value-type="float">
            <text:p>74.21</text:p>
          </table:table-cell>
          <table:table-cell office:value-type="float" office:value="9.23437646450186" calcext:value-type="float">
            <text:p>9.23437646450186</text:p>
          </table:table-cell>
          <table:table-cell office:value-type="float" office:value="-64.9756235354981" calcext:value-type="float">
            <text:p>-64.9756235354981</text:p>
          </table:table-cell>
          <table:table-cell office:value-type="float" office:value="13.3530596381702" calcext:value-type="float">
            <text:p>13.3530596381702</text:p>
          </table:table-cell>
          <table:table-cell office:value-type="float" office:value="22.5874361026721" calcext:value-type="float">
            <text:p>22.5874361026721</text:p>
          </table:table-cell>
          <table:table-cell office:value-type="float" office:value="-32.4459943799892" calcext:value-type="float">
            <text:p>-32.4459943799892</text:p>
          </table:table-cell>
          <table:table-cell office:value-type="float" office:value="-2.16439054553932" calcext:value-type="float">
            <text:p>-2.16439054553932</text:p>
          </table:table-cell>
          <table:table-cell office:value-type="float" office:value="-76.3743905455393" calcext:value-type="float">
            <text:p>-76.3743905455393</text:p>
          </table:table-cell>
          <table:table-cell office:value-type="float" office:value="52.568026920905" calcext:value-type="float">
            <text:p>52.568026920905</text:p>
          </table:table-cell>
          <table:table-cell office:value-type="float" office:value="-21.6419730790949" calcext:value-type="float">
            <text:p>-21.6419730790949</text:p>
          </table:table-cell>
          <table:table-cell/>
        </table:table-row>
        <table:table-row table:style-name="ro1">
          <table:table-cell office:value-type="string" calcext:value-type="string">
            <text:p>CVX</text:p>
          </table:table-cell>
          <table:table-cell office:value-type="string" calcext:value-type="string">
            <text:p>Chevron Corp.</text:p>
          </table:table-cell>
          <table:table-cell office:value-type="float" office:value="92.55" calcext:value-type="float">
            <text:p>92.55</text:p>
          </table:table-cell>
          <table:table-cell office:value-type="float" office:value="3.70262581311516" calcext:value-type="float">
            <text:p>3.70262581311516</text:p>
          </table:table-cell>
          <table:table-cell office:value-type="float" office:value="-88.8473741868848" calcext:value-type="float">
            <text:p>-88.8473741868848</text:p>
          </table:table-cell>
          <table:table-cell office:value-type="float" office:value="2.95128302807024" calcext:value-type="float">
            <text:p>2.95128302807024</text:p>
          </table:table-cell>
          <table:table-cell office:value-type="float" office:value="6.6539088411854" calcext:value-type="float">
            <text:p>6.6539088411854</text:p>
          </table:table-cell>
          <table:table-cell office:value-type="float" office:value="69.4587754140385" calcext:value-type="float">
            <text:p>69.4587754140385</text:p>
          </table:table-cell>
          <table:table-cell office:value-type="float" office:value="1.55677368219927" calcext:value-type="float">
            <text:p>1.55677368219927</text:p>
          </table:table-cell>
          <table:table-cell office:value-type="float" office:value="-90.9932263178007" calcext:value-type="float">
            <text:p>-90.9932263178007</text:p>
          </table:table-cell>
          <table:table-cell office:value-type="float" office:value="71.8236576227045" calcext:value-type="float">
            <text:p>71.8236576227045</text:p>
          </table:table-cell>
          <table:table-cell office:value-type="float" office:value="-20.7263423772955" calcext:value-type="float">
            <text:p>-20.7263423772955</text:p>
          </table:table-cell>
          <table:table-cell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rtiss-Wright Corp.</text:p>
          </table:table-cell>
          <table:table-cell office:value-type="float" office:value="115.51" calcext:value-type="float">
            <text:p>115.51</text:p>
          </table:table-cell>
          <table:table-cell office:value-type="float" office:value="10.2843412993862" calcext:value-type="float">
            <text:p>10.2843412993862</text:p>
          </table:table-cell>
          <table:table-cell office:value-type="float" office:value="-105.225658700614" calcext:value-type="float">
            <text:p>-105.225658700614</text:p>
          </table:table-cell>
          <table:table-cell office:value-type="float" office:value="11.0978919438776" calcext:value-type="float">
            <text:p>11.0978919438776</text:p>
          </table:table-cell>
          <table:table-cell office:value-type="float" office:value="21.3822332432638" calcext:value-type="float">
            <text:p>21.3822332432638</text:p>
          </table:table-cell>
          <table:table-cell office:value-type="float" office:value="2.76415421261603" calcext:value-type="float">
            <text:p>2.76415421261603</text:p>
          </table:table-cell>
          <table:table-cell office:value-type="float" office:value="22.0451647348493" calcext:value-type="float">
            <text:p>22.0451647348493</text:p>
          </table:table-cell>
          <table:table-cell office:value-type="float" office:value="-93.4648352651507" calcext:value-type="float">
            <text:p>-93.4648352651507</text:p>
          </table:table-cell>
          <table:table-cell office:value-type="float" office:value="43.3584374892927" calcext:value-type="float">
            <text:p>43.3584374892927</text:p>
          </table:table-cell>
          <table:table-cell office:value-type="float" office:value="-72.1515625107073" calcext:value-type="float">
            <text:p>-72.1515625107073</text:p>
          </table:table-cell>
          <table:table-cell/>
        </table:table-row>
        <table:table-row table:style-name="ro1">
          <table:table-cell office:value-type="string" calcext:value-type="string">
            <text:p>CWT</text:p>
          </table:table-cell>
          <table:table-cell office:value-type="string" calcext:value-type="string">
            <text:p>California Water Service Group</text:p>
          </table:table-cell>
          <table:table-cell office:value-type="float" office:value="58.96" calcext:value-type="float">
            <text:p>58.96</text:p>
          </table:table-cell>
          <table:table-cell office:value-type="float" office:value="2.27351524879615" calcext:value-type="float">
            <text:p>2.27351524879615</text:p>
          </table:table-cell>
          <table:table-cell office:value-type="float" office:value="-56.6864847512039" calcext:value-type="float">
            <text:p>-56.6864847512039</text:p>
          </table:table-cell>
          <table:table-cell office:value-type="float" office:value="0.172772873194222" calcext:value-type="float">
            <text:p>0.172772873194222</text:p>
          </table:table-cell>
          <table:table-cell office:value-type="float" office:value="2.44628812199037" calcext:value-type="float">
            <text:p>2.44628812199037</text:p>
          </table:table-cell>
          <table:table-cell office:value-type="float" office:value="17.2520666131621" calcext:value-type="float">
            <text:p>17.2520666131621</text:p>
          </table:table-cell>
          <table:table-cell office:value-type="float" office:value="-5.98031701444623" calcext:value-type="float">
            <text:p>-5.98031701444623</text:p>
          </table:table-cell>
          <table:table-cell office:value-type="float" office:value="-64.9403170144462" calcext:value-type="float">
            <text:p>-64.9403170144462</text:p>
          </table:table-cell>
          <table:table-cell office:value-type="float" office:value="17.8609951845907" calcext:value-type="float">
            <text:p>17.8609951845907</text:p>
          </table:table-cell>
          <table:table-cell office:value-type="float" office:value="-41.0990048154093" calcext:value-type="float">
            <text:p>-41.0990048154093</text:p>
          </table:table-cell>
          <table:table-cell/>
        </table:table-row>
        <table:table-row table:style-name="ro1">
          <table:table-cell office:value-type="string" calcext:value-type="string">
            <text:p>CXO</text:p>
          </table:table-cell>
          <table:table-cell office:value-type="string" calcext:value-type="string">
            <text:p>Concho Resources Inc</text:p>
          </table:table-cell>
          <table:table-cell office:value-type="float" office:value="65.6" calcext:value-type="float">
            <text:p>65.6</text:p>
          </table:table-cell>
          <table:table-cell office:value-type="float" office:value="2.0478374836173" calcext:value-type="float">
            <text:p>2.0478374836173</text:p>
          </table:table-cell>
          <table:table-cell office:value-type="float" office:value="-63.5521625163827" calcext:value-type="float">
            <text:p>-63.5521625163827</text:p>
          </table:table-cell>
          <table:table-cell office:value-type="float" office:value="0.13244720043296" calcext:value-type="float">
            <text:p>0.13244720043296</text:p>
          </table:table-cell>
          <table:table-cell office:value-type="float" office:value="2.18028468405026" calcext:value-type="float">
            <text:p>2.18028468405026</text:p>
          </table:table-cell>
          <table:table-cell office:value-type="float" office:value="39.5864305601742" calcext:value-type="float">
            <text:p>39.5864305601742</text:p>
          </table:table-cell>
          <table:table-cell office:value-type="float" office:value="2.59290865462986" calcext:value-type="float">
            <text:p>2.59290865462986</text:p>
          </table:table-cell>
          <table:table-cell office:value-type="float" office:value="-63.0070913453701" calcext:value-type="float">
            <text:p>-63.0070913453701</text:p>
          </table:table-cell>
          <table:table-cell office:value-type="float" office:value="39.6679365296714" calcext:value-type="float">
            <text:p>39.6679365296714</text:p>
          </table:table-cell>
          <table:table-cell office:value-type="float" office:value="-25.9320634703286" calcext:value-type="float">
            <text:p>-25.9320634703286</text:p>
          </table:table-cell>
          <table:table-cell/>
        </table:table-row>
        <table:table-row table:style-name="ro1">
          <table:table-cell office:value-type="string" calcext:value-type="string">
            <text:p>CXP</text:p>
          </table:table-cell>
          <table:table-cell office:value-type="string" calcext:value-type="string">
            <text:p>Columbia Property Trust Inc</text:p>
          </table:table-cell>
          <table:table-cell office:value-type="float" office:value="14.28" calcext:value-type="float">
            <text:p>14.28</text:p>
          </table:table-cell>
          <table:table-cell office:value-type="float" office:value="2.38317377103007" calcext:value-type="float">
            <text:p>2.38317377103007</text:p>
          </table:table-cell>
          <table:table-cell office:value-type="float" office:value="-11.8968262289699" calcext:value-type="float">
            <text:p>-11.8968262289699</text:p>
          </table:table-cell>
          <table:table-cell office:value-type="float" office:value="0" calcext:value-type="float">
            <text:p>0</text:p>
          </table:table-cell>
          <table:table-cell office:value-type="float" office:value="2.38317377103007" calcext:value-type="float">
            <text:p>2.38317377103007</text:p>
          </table:table-cell>
          <table:table-cell office:value-type="float" office:value="20.9012962441989" calcext:value-type="float">
            <text:p>20.9012962441989</text:p>
          </table:table-cell>
          <table:table-cell office:value-type="float" office:value="2.42834914978295" calcext:value-type="float">
            <text:p>2.42834914978295</text:p>
          </table:table-cell>
          <table:table-cell office:value-type="float" office:value="-11.8516508502171" calcext:value-type="float">
            <text:p>-11.8516508502171</text:p>
          </table:table-cell>
          <table:table-cell office:value-type="float" office:value="22.098352050058" calcext:value-type="float">
            <text:p>22.098352050058</text:p>
          </table:table-cell>
          <table:table-cell office:value-type="float" office:value="7.81835205005799" calcext:value-type="float">
            <text:p>7.81835205005799</text:p>
          </table:table-cell>
          <table:table-cell/>
        </table:table-row>
        <table:table-row table:style-name="ro1">
          <table:table-cell office:value-type="string" calcext:value-type="string">
            <text:p>CXW</text:p>
          </table:table-cell>
          <table:table-cell office:value-type="string" calcext:value-type="string">
            <text:p>CoreCivic Inc</text:p>
          </table:table-cell>
          <table:table-cell office:value-type="float" office:value="7.73" calcext:value-type="float">
            <text:p>7.73</text:p>
          </table:table-cell>
          <table:table-cell office:value-type="float" office:value="2.36104694329254" calcext:value-type="float">
            <text:p>2.36104694329254</text:p>
          </table:table-cell>
          <table:table-cell office:value-type="float" office:value="-5.36895305670746" calcext:value-type="float">
            <text:p>-5.36895305670746</text:p>
          </table:table-cell>
          <table:table-cell office:value-type="float" office:value="0" calcext:value-type="float">
            <text:p>0</text:p>
          </table:table-cell>
          <table:table-cell office:value-type="float" office:value="2.36104694329254" calcext:value-type="float">
            <text:p>2.36104694329254</text:p>
          </table:table-cell>
          <table:table-cell office:value-type="float" office:value="11.4026910160886" calcext:value-type="float">
            <text:p>11.4026910160886</text:p>
          </table:table-cell>
          <table:table-cell office:value-type="float" office:value="2.31213953038318" calcext:value-type="float">
            <text:p>2.31213953038318</text:p>
          </table:table-cell>
          <table:table-cell office:value-type="float" office:value="-5.41786046961682" calcext:value-type="float">
            <text:p>-5.41786046961682</text:p>
          </table:table-cell>
          <table:table-cell office:value-type="float" office:value="11.8086701884685" calcext:value-type="float">
            <text:p>11.8086701884685</text:p>
          </table:table-cell>
          <table:table-cell office:value-type="float" office:value="4.07867018846849" calcext:value-type="float">
            <text:p>4.07867018846849</text:p>
          </table:table-cell>
          <table:table-cell/>
        </table:table-row>
        <table:table-row table:style-name="ro1">
          <table:table-cell office:value-type="string" calcext:value-type="string">
            <text:p>CYH</text:p>
          </table:table-cell>
          <table:table-cell office:value-type="string" calcext:value-type="string">
            <text:p>Community Health Systems</text:p>
          </table:table-cell>
          <table:table-cell office:value-type="float" office:value="9.25" calcext:value-type="float">
            <text:p>9.25</text:p>
          </table:table-cell>
          <table:table-cell office:value-type="float" office:value="15.2398051471786" calcext:value-type="float">
            <text:p>15.2398051471786</text:p>
          </table:table-cell>
          <table:table-cell office:value-type="float" office:value="5.98980514717857" calcext:value-type="float">
            <text:p>5.98980514717857</text:p>
          </table:table-cell>
          <table:table-cell office:value-type="float" office:value="2.81723221865012" calcext:value-type="float">
            <text:p>2.81723221865012</text:p>
          </table:table-cell>
          <table:table-cell office:value-type="float" office:value="18.0570373658287" calcext:value-type="float">
            <text:p>18.0570373658287</text:p>
          </table:table-cell>
          <table:table-cell office:value-type="float" office:value="-52.1396953938303" calcext:value-type="float">
            <text:p>-52.1396953938303</text:p>
          </table:table-cell>
          <table:table-cell office:value-type="float" office:value="8.88640311105366" calcext:value-type="float">
            <text:p>8.88640311105366</text:p>
          </table:table-cell>
          <table:table-cell office:value-type="float" office:value="-0.363596888946345" calcext:value-type="float">
            <text:p>-0.363596888946345</text:p>
          </table:table-cell>
          <table:table-cell office:value-type="float" office:value="-16.8615946142947" calcext:value-type="float">
            <text:p>-16.8615946142947</text:p>
          </table:table-cell>
          <table:table-cell office:value-type="float" office:value="-26.1115946142947" calcext:value-type="float">
            <text:p>-26.1115946142947</text:p>
          </table:table-cell>
          <table:table-cell/>
        </table:table-row>
        <table:table-row table:style-name="ro1">
          <table:table-cell office:value-type="string" calcext:value-type="string">
            <text:p>CZZ</text:p>
          </table:table-cell>
          <table:table-cell office:value-type="string" calcext:value-type="string">
            <text:p>Cosan Ltd</text:p>
          </table:table-cell>
          <table:table-cell office:value-type="float" office:value="20.87" calcext:value-type="float">
            <text:p>20.87</text:p>
          </table:table-cell>
          <table:table-cell office:value-type="float" office:value="23.665303415576" calcext:value-type="float">
            <text:p>23.665303415576</text:p>
          </table:table-cell>
          <table:table-cell office:value-type="float" office:value="2.79530341557601" calcext:value-type="float">
            <text:p>2.79530341557601</text:p>
          </table:table-cell>
          <table:table-cell office:value-type="float" office:value="1.17639869365394" calcext:value-type="float">
            <text:p>1.17639869365394</text:p>
          </table:table-cell>
          <table:table-cell office:value-type="float" office:value="24.8417021092299" calcext:value-type="float">
            <text:p>24.8417021092299</text:p>
          </table:table-cell>
          <table:table-cell office:value-type="float" office:value="-16.1476991303893" calcext:value-type="float">
            <text:p>-16.1476991303893</text:p>
          </table:table-cell>
          <table:table-cell office:value-type="float" office:value="17.0300137060141" calcext:value-type="float">
            <text:p>17.0300137060141</text:p>
          </table:table-cell>
          <table:table-cell office:value-type="float" office:value="-3.8399862939859" calcext:value-type="float">
            <text:p>-3.8399862939859</text:p>
          </table:table-cell>
          <table:table-cell office:value-type="float" office:value="6.57783143355489" calcext:value-type="float">
            <text:p>6.57783143355489</text:p>
          </table:table-cell>
          <table:table-cell office:value-type="float" office:value="-14.2921685664451" calcext:value-type="float">
            <text:p>-14.292168566445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ominion Energy Inc</text:p>
          </table:table-cell>
          <table:table-cell office:value-type="float" office:value="71.87" calcext:value-type="float">
            <text:p>71.87</text:p>
          </table:table-cell>
          <table:table-cell office:value-type="float" office:value="0.506239682953241" calcext:value-type="float">
            <text:p>0.506239682953241</text:p>
          </table:table-cell>
          <table:table-cell office:value-type="float" office:value="-71.3637603170468" calcext:value-type="float">
            <text:p>-71.3637603170468</text:p>
          </table:table-cell>
          <table:table-cell office:value-type="float" office:value="1.91831744266785" calcext:value-type="float">
            <text:p>1.91831744266785</text:p>
          </table:table-cell>
          <table:table-cell office:value-type="float" office:value="2.42455712562109" calcext:value-type="float">
            <text:p>2.42455712562109</text:p>
          </table:table-cell>
          <table:table-cell office:value-type="float" office:value="20.2912632242323" calcext:value-type="float">
            <text:p>20.2912632242323</text:p>
          </table:table-cell>
          <table:table-cell office:value-type="float" office:value="2.78125385138233" calcext:value-type="float">
            <text:p>2.78125385138233</text:p>
          </table:table-cell>
          <table:table-cell office:value-type="float" office:value="-69.0887461486177" calcext:value-type="float">
            <text:p>-69.0887461486177</text:p>
          </table:table-cell>
          <table:table-cell office:value-type="float" office:value="32.2816665623645" calcext:value-type="float">
            <text:p>32.2816665623645</text:p>
          </table:table-cell>
          <table:table-cell office:value-type="float" office:value="-39.5883334376355" calcext:value-type="float">
            <text:p>-39.5883334376355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Delta Air Lines</text:p>
          </table:table-cell>
          <table:table-cell office:value-type="float" office:value="43.29" calcext:value-type="float">
            <text:p>43.29</text:p>
          </table:table-cell>
          <table:table-cell office:value-type="float" office:value="33.7523008661251" calcext:value-type="float">
            <text:p>33.7523008661251</text:p>
          </table:table-cell>
          <table:table-cell office:value-type="float" office:value="-9.53769913387487" calcext:value-type="float">
            <text:p>-9.53769913387487</text:p>
          </table:table-cell>
          <table:table-cell office:value-type="float" office:value="1.16976615313028" calcext:value-type="float">
            <text:p>1.16976615313028</text:p>
          </table:table-cell>
          <table:table-cell office:value-type="float" office:value="34.9220670192554" calcext:value-type="float">
            <text:p>34.9220670192554</text:p>
          </table:table-cell>
          <table:table-cell office:value-type="float" office:value="-19.4595146921539" calcext:value-type="float">
            <text:p>-19.4595146921539</text:p>
          </table:table-cell>
          <table:table-cell office:value-type="float" office:value="8.3185113168313" calcext:value-type="float">
            <text:p>8.3185113168313</text:p>
          </table:table-cell>
          <table:table-cell office:value-type="float" office:value="-34.9714886831687" calcext:value-type="float">
            <text:p>-34.9714886831687</text:p>
          </table:table-cell>
          <table:table-cell office:value-type="float" office:value="5.26394768908627" calcext:value-type="float">
            <text:p>5.26394768908627</text:p>
          </table:table-cell>
          <table:table-cell office:value-type="float" office:value="-38.0260523109137" calcext:value-type="float">
            <text:p>-38.0260523109137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ana Inc</text:p>
          </table:table-cell>
          <table:table-cell office:value-type="float" office:value="22.33" calcext:value-type="float">
            <text:p>22.33</text:p>
          </table:table-cell>
          <table:table-cell office:value-type="float" office:value="6.76857773191078" calcext:value-type="float">
            <text:p>6.76857773191078</text:p>
          </table:table-cell>
          <table:table-cell office:value-type="float" office:value="-15.5614222680892" calcext:value-type="float">
            <text:p>-15.5614222680892</text:p>
          </table:table-cell>
          <table:table-cell office:value-type="float" office:value="7.52294886972088" calcext:value-type="float">
            <text:p>7.52294886972088</text:p>
          </table:table-cell>
          <table:table-cell office:value-type="float" office:value="14.2915266016317" calcext:value-type="float">
            <text:p>14.2915266016317</text:p>
          </table:table-cell>
          <table:table-cell office:value-type="float" office:value="6.99004448796512" calcext:value-type="float">
            <text:p>6.99004448796512</text:p>
          </table:table-cell>
          <table:table-cell office:value-type="float" office:value="12.2291174358756" calcext:value-type="float">
            <text:p>12.2291174358756</text:p>
          </table:table-cell>
          <table:table-cell office:value-type="float" office:value="-10.1008825641244" calcext:value-type="float">
            <text:p>-10.1008825641244</text:p>
          </table:table-cell>
          <table:table-cell office:value-type="float" office:value="11.7861839237669" calcext:value-type="float">
            <text:p>11.7861839237669</text:p>
          </table:table-cell>
          <table:table-cell office:value-type="float" office:value="-10.5438160762331" calcext:value-type="float">
            <text:p>-10.5438160762331</text:p>
          </table:table-cell>
          <table:table-cell/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Darling Ingredients Inc</text:p>
          </table:table-cell>
          <table:table-cell office:value-type="float" office:value="69.07" calcext:value-type="float">
            <text:p>69.07</text:p>
          </table:table-cell>
          <table:table-cell office:value-type="float" office:value="0.405963473645313" calcext:value-type="float">
            <text:p>0.405963473645313</text:p>
          </table:table-cell>
          <table:table-cell office:value-type="float" office:value="-68.6640365263547" calcext:value-type="float">
            <text:p>-68.6640365263547</text:p>
          </table:table-cell>
          <table:table-cell office:value-type="float" office:value="2.50813229396737" calcext:value-type="float">
            <text:p>2.50813229396737</text:p>
          </table:table-cell>
          <table:table-cell office:value-type="float" office:value="2.91409576761268" calcext:value-type="float">
            <text:p>2.91409576761268</text:p>
          </table:table-cell>
          <table:table-cell office:value-type="float" office:value="6.5340359017955" calcext:value-type="float">
            <text:p>6.5340359017955</text:p>
          </table:table-cell>
          <table:table-cell office:value-type="float" office:value="1.89661301181215" calcext:value-type="float">
            <text:p>1.89661301181215</text:p>
          </table:table-cell>
          <table:table-cell office:value-type="float" office:value="-67.1733869881878" calcext:value-type="float">
            <text:p>-67.1733869881878</text:p>
          </table:table-cell>
          <table:table-cell office:value-type="float" office:value="17.1024405621415" calcext:value-type="float">
            <text:p>17.1024405621415</text:p>
          </table:table-cell>
          <table:table-cell office:value-type="float" office:value="-51.9675594378585" calcext:value-type="float">
            <text:p>-51.9675594378585</text:p>
          </table:table-cell>
          <table:table-cell/>
        </table:table-row>
        <table:table-row table:style-name="ro1">
          <table:table-cell office:value-type="string" calcext:value-type="string">
            <text:p>DBD</text:p>
          </table:table-cell>
          <table:table-cell office:value-type="string" calcext:value-type="string">
            <text:p>Diebold Nixdorf Inc</text:p>
          </table:table-cell>
          <table:table-cell office:value-type="float" office:value="13.45" calcext:value-type="float">
            <text:p>13.45</text:p>
          </table:table-cell>
          <table:table-cell office:value-type="float" office:value="3.65738629889538" calcext:value-type="float">
            <text:p>3.65738629889538</text:p>
          </table:table-cell>
          <table:table-cell office:value-type="float" office:value="-9.79261370110462" calcext:value-type="float">
            <text:p>-9.79261370110462</text:p>
          </table:table-cell>
          <table:table-cell office:value-type="float" office:value="6.98520874966785" calcext:value-type="float">
            <text:p>6.98520874966785</text:p>
          </table:table-cell>
          <table:table-cell office:value-type="float" office:value="10.6425950485632" calcext:value-type="float">
            <text:p>10.6425950485632</text:p>
          </table:table-cell>
          <table:table-cell office:value-type="float" office:value="-25.6029914510494" calcext:value-type="float">
            <text:p>-25.6029914510494</text:p>
          </table:table-cell>
          <table:table-cell office:value-type="float" office:value="5.03872227169184" calcext:value-type="float">
            <text:p>5.03872227169184</text:p>
          </table:table-cell>
          <table:table-cell office:value-type="float" office:value="-8.41127772830816" calcext:value-type="float">
            <text:p>-8.41127772830816</text:p>
          </table:table-cell>
          <table:table-cell office:value-type="float" office:value="-10.3838359334355" calcext:value-type="float">
            <text:p>-10.3838359334355</text:p>
          </table:table-cell>
          <table:table-cell office:value-type="float" office:value="-23.8338359334355" calcext:value-type="float">
            <text:p>-23.8338359334355</text:p>
          </table:table-cell>
          <table:table-cell/>
        </table:table-row>
        <table:table-row table:style-name="ro1">
          <table:table-cell office:value-type="string" calcext:value-type="string">
            <text:p>DCI</text:p>
          </table:table-cell>
          <table:table-cell office:value-type="string" calcext:value-type="string">
            <text:p>Donaldson Co. Inc.</text:p>
          </table:table-cell>
          <table:table-cell office:value-type="float" office:value="62.31" calcext:value-type="float">
            <text:p>62.31</text:p>
          </table:table-cell>
          <table:table-cell office:value-type="float" office:value="2.13878464228102" calcext:value-type="float">
            <text:p>2.13878464228102</text:p>
          </table:table-cell>
          <table:table-cell office:value-type="float" office:value="-60.171215357719" calcext:value-type="float">
            <text:p>-60.171215357719</text:p>
          </table:table-cell>
          <table:table-cell office:value-type="float" office:value="2.61010940604295" calcext:value-type="float">
            <text:p>2.61010940604295</text:p>
          </table:table-cell>
          <table:table-cell office:value-type="float" office:value="4.74889404832397" calcext:value-type="float">
            <text:p>4.74889404832397</text:p>
          </table:table-cell>
          <table:table-cell office:value-type="float" office:value="5.79689852304167" calcext:value-type="float">
            <text:p>5.79689852304167</text:p>
          </table:table-cell>
          <table:table-cell office:value-type="float" office:value="5.73669569607376" calcext:value-type="float">
            <text:p>5.73669569607376</text:p>
          </table:table-cell>
          <table:table-cell office:value-type="float" office:value="-56.5733043039262" calcext:value-type="float">
            <text:p>-56.5733043039262</text:p>
          </table:table-cell>
          <table:table-cell office:value-type="float" office:value="8.29214727236953" calcext:value-type="float">
            <text:p>8.29214727236953</text:p>
          </table:table-cell>
          <table:table-cell office:value-type="float" office:value="-54.0178527276305" calcext:value-type="float">
            <text:p>-54.0178527276305</text:p>
          </table:table-cell>
          <table:table-cell/>
        </table:table-row>
        <table:table-row table:style-name="ro1">
          <table:table-cell office:value-type="string" calcext:value-type="string">
            <text:p>DCO</text:p>
          </table:table-cell>
          <table:table-cell office:value-type="string" calcext:value-type="string">
            <text:p>Ducommun Inc.</text:p>
          </table:table-cell>
          <table:table-cell office:value-type="float" office:value="55.61" calcext:value-type="float">
            <text:p>55.61</text:p>
          </table:table-cell>
          <table:table-cell office:value-type="float" office:value="4.80011506810747" calcext:value-type="float">
            <text:p>4.80011506810747</text:p>
          </table:table-cell>
          <table:table-cell office:value-type="float" office:value="-50.8098849318925" calcext:value-type="float">
            <text:p>-50.8098849318925</text:p>
          </table:table-cell>
          <table:table-cell office:value-type="float" office:value="10.985110853364" calcext:value-type="float">
            <text:p>10.985110853364</text:p>
          </table:table-cell>
          <table:table-cell office:value-type="float" office:value="15.7852259214715" calcext:value-type="float">
            <text:p>15.7852259214715</text:p>
          </table:table-cell>
          <table:table-cell office:value-type="float" office:value="2.8699019710854" calcext:value-type="float">
            <text:p>2.8699019710854</text:p>
          </table:table-cell>
          <table:table-cell office:value-type="float" office:value="22.7298616360413" calcext:value-type="float">
            <text:p>22.7298616360413</text:p>
          </table:table-cell>
          <table:table-cell office:value-type="float" office:value="-32.8801383639586" calcext:value-type="float">
            <text:p>-32.8801383639586</text:p>
          </table:table-cell>
          <table:table-cell office:value-type="float" office:value="27.9963357744502" calcext:value-type="float">
            <text:p>27.9963357744502</text:p>
          </table:table-cell>
          <table:table-cell office:value-type="float" office:value="-27.6136642255498" calcext:value-type="float">
            <text:p>-27.6136642255498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uPont de Nemours Inc</text:p>
          </table:table-cell>
          <table:table-cell office:value-type="float" office:value="71.47" calcext:value-type="float">
            <text:p>71.47</text:p>
          </table:table-cell>
          <table:table-cell office:value-type="float" office:value="5.46160953510359" calcext:value-type="float">
            <text:p>5.46160953510359</text:p>
          </table:table-cell>
          <table:table-cell office:value-type="float" office:value="-66.0083904648964" calcext:value-type="float">
            <text:p>-66.0083904648964</text:p>
          </table:table-cell>
          <table:table-cell office:value-type="float" office:value="5.31716576995364" calcext:value-type="float">
            <text:p>5.31716576995364</text:p>
          </table:table-cell>
          <table:table-cell office:value-type="float" office:value="10.7787753050572" calcext:value-type="float">
            <text:p>10.7787753050572</text:p>
          </table:table-cell>
          <table:table-cell office:value-type="float" office:value="-4.98603525173254" calcext:value-type="float">
            <text:p>-4.98603525173254</text:p>
          </table:table-cell>
          <table:table-cell office:value-type="float" office:value="7.66097026106596" calcext:value-type="float">
            <text:p>7.66097026106596</text:p>
          </table:table-cell>
          <table:table-cell office:value-type="float" office:value="-63.809029738934" calcext:value-type="float">
            <text:p>-63.809029738934</text:p>
          </table:table-cell>
          <table:table-cell office:value-type="float" office:value="51.1807865591207" calcext:value-type="float">
            <text:p>51.1807865591207</text:p>
          </table:table-cell>
          <table:table-cell office:value-type="float" office:value="-20.2892134408793" calcext:value-type="float">
            <text:p>-20.2892134408793</text:p>
          </table:table-cell>
          <table:table-cell/>
        </table:table-row>
        <table:table-row table:style-name="ro1">
          <table:table-cell office:value-type="string" calcext:value-type="string">
            <text:p>DDD</text:p>
          </table:table-cell>
          <table:table-cell office:value-type="string" calcext:value-type="string">
            <text:p>3D Systems Corp.</text:p>
          </table:table-cell>
          <table:table-cell office:value-type="float" office:value="47.88" calcext:value-type="float">
            <text:p>47.88</text:p>
          </table:table-cell>
          <table:table-cell office:value-type="float" office:value="0.606273778477837" calcext:value-type="float">
            <text:p>0.606273778477837</text:p>
          </table:table-cell>
          <table:table-cell office:value-type="float" office:value="-47.2737262215222" calcext:value-type="float">
            <text:p>-47.2737262215222</text:p>
          </table:table-cell>
          <table:table-cell office:value-type="float" office:value="1.02207203391827" calcext:value-type="float">
            <text:p>1.02207203391827</text:p>
          </table:table-cell>
          <table:table-cell office:value-type="float" office:value="1.62834581239611" calcext:value-type="float">
            <text:p>1.62834581239611</text:p>
          </table:table-cell>
          <table:table-cell office:value-type="float" office:value="1.70847989440474" calcext:value-type="float">
            <text:p>1.70847989440474</text:p>
          </table:table-cell>
          <table:table-cell office:value-type="float" office:value="1.41083671685962" calcext:value-type="float">
            <text:p>1.41083671685962</text:p>
          </table:table-cell>
          <table:table-cell office:value-type="float" office:value="-46.4691632831404" calcext:value-type="float">
            <text:p>-46.4691632831404</text:p>
          </table:table-cell>
          <table:table-cell office:value-type="float" office:value="3.45183921935807" calcext:value-type="float">
            <text:p>3.45183921935807</text:p>
          </table:table-cell>
          <table:table-cell office:value-type="float" office:value="-44.4281607806419" calcext:value-type="float">
            <text:p>-44.4281607806419</text:p>
          </table:table-cell>
          <table:table-cell/>
        </table:table-row>
        <table:table-row table:style-name="ro1">
          <table:table-cell office:value-type="string" calcext:value-type="string">
            <text:p>DDS</text:p>
          </table:table-cell>
          <table:table-cell office:value-type="string" calcext:value-type="string">
            <text:p>Dillard`s Inc.</text:p>
          </table:table-cell>
          <table:table-cell office:value-type="float" office:value="80.71" calcext:value-type="float">
            <text:p>80.71</text:p>
          </table:table-cell>
          <table:table-cell office:value-type="float" office:value="3.39810755807635" calcext:value-type="float">
            <text:p>3.39810755807635</text:p>
          </table:table-cell>
          <table:table-cell office:value-type="float" office:value="-77.3118924419236" calcext:value-type="float">
            <text:p>-77.3118924419236</text:p>
          </table:table-cell>
          <table:table-cell office:value-type="float" office:value="85.9068987242865" calcext:value-type="float">
            <text:p>85.9068987242865</text:p>
          </table:table-cell>
          <table:table-cell office:value-type="float" office:value="89.3050062823628" calcext:value-type="float">
            <text:p>89.3050062823628</text:p>
          </table:table-cell>
          <table:table-cell office:value-type="float" office:value="76.7653534014626" calcext:value-type="float">
            <text:p>76.7653534014626</text:p>
          </table:table-cell>
          <table:table-cell office:value-type="float" office:value="42.6385668084991" calcext:value-type="float">
            <text:p>42.6385668084991</text:p>
          </table:table-cell>
          <table:table-cell office:value-type="float" office:value="-38.0714331915009" calcext:value-type="float">
            <text:p>-38.0714331915009</text:p>
          </table:table-cell>
          <table:table-cell office:value-type="float" office:value="76.7653534014626" calcext:value-type="float">
            <text:p>76.7653534014626</text:p>
          </table:table-cell>
          <table:table-cell office:value-type="float" office:value="-3.94464659853736" calcext:value-type="float">
            <text:p>-3.94464659853736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ere &amp; Co.</text:p>
          </table:table-cell>
          <table:table-cell office:value-type="float" office:value="313" calcext:value-type="float">
            <text:p>313</text:p>
          </table:table-cell>
          <table:table-cell office:value-type="float" office:value="19.5661017211351" calcext:value-type="float">
            <text:p>19.5661017211351</text:p>
          </table:table-cell>
          <table:table-cell office:value-type="float" office:value="-293.433898278865" calcext:value-type="float">
            <text:p>-293.433898278865</text:p>
          </table:table-cell>
          <table:table-cell office:value-type="float" office:value="15.8990478712539" calcext:value-type="float">
            <text:p>15.8990478712539</text:p>
          </table:table-cell>
          <table:table-cell office:value-type="float" office:value="35.465149592389" calcext:value-type="float">
            <text:p>35.465149592389</text:p>
          </table:table-cell>
          <table:table-cell office:value-type="float" office:value="27.1260210629976" calcext:value-type="float">
            <text:p>27.1260210629976</text:p>
          </table:table-cell>
          <table:table-cell office:value-type="float" office:value="21.5856847173836" calcext:value-type="float">
            <text:p>21.5856847173836</text:p>
          </table:table-cell>
          <table:table-cell office:value-type="float" office:value="-291.414315282616" calcext:value-type="float">
            <text:p>-291.414315282616</text:p>
          </table:table-cell>
          <table:table-cell office:value-type="float" office:value="41.1454255471919" calcext:value-type="float">
            <text:p>41.1454255471919</text:p>
          </table:table-cell>
          <table:table-cell office:value-type="float" office:value="-271.854574452808" calcext:value-type="float">
            <text:p>-271.854574452808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eckers Outdoor Corp.</text:p>
          </table:table-cell>
          <table:table-cell office:value-type="float" office:value="323.32" calcext:value-type="float">
            <text:p>323.32</text:p>
          </table:table-cell>
          <table:table-cell office:value-type="float" office:value="41.0564176256092" calcext:value-type="float">
            <text:p>41.0564176256092</text:p>
          </table:table-cell>
          <table:table-cell office:value-type="float" office:value="-282.263582374391" calcext:value-type="float">
            <text:p>-282.263582374391</text:p>
          </table:table-cell>
          <table:table-cell office:value-type="float" office:value="10.8377304585885" calcext:value-type="float">
            <text:p>10.8377304585885</text:p>
          </table:table-cell>
          <table:table-cell office:value-type="float" office:value="51.8941480841976" calcext:value-type="float">
            <text:p>51.8941480841976</text:p>
          </table:table-cell>
          <table:table-cell office:value-type="float" office:value="51.8305696288807" calcext:value-type="float">
            <text:p>51.8305696288807</text:p>
          </table:table-cell>
          <table:table-cell office:value-type="float" office:value="45.6369418159512" calcext:value-type="float">
            <text:p>45.6369418159512</text:p>
          </table:table-cell>
          <table:table-cell office:value-type="float" office:value="-277.683058184049" calcext:value-type="float">
            <text:p>-277.683058184049</text:p>
          </table:table-cell>
          <table:table-cell office:value-type="float" office:value="53.9625600640683" calcext:value-type="float">
            <text:p>53.9625600640683</text:p>
          </table:table-cell>
          <table:table-cell office:value-type="float" office:value="-269.357439935932" calcext:value-type="float">
            <text:p>-269.357439935932</text:p>
          </table:table-cell>
          <table:table-cell/>
        </table:table-row>
        <table:table-row table:style-name="ro1">
          <table:table-cell office:value-type="string" calcext:value-type="string">
            <text:p>DEI</text:p>
          </table:table-cell>
          <table:table-cell office:value-type="string" calcext:value-type="string">
            <text:p>Douglas Emmett Inc</text:p>
          </table:table-cell>
          <table:table-cell office:value-type="float" office:value="29.73" calcext:value-type="float">
            <text:p>29.73</text:p>
          </table:table-cell>
          <table:table-cell office:value-type="float" office:value="1.15276482631612" calcext:value-type="float">
            <text:p>1.15276482631612</text:p>
          </table:table-cell>
          <table:table-cell office:value-type="float" office:value="-28.5772351736839" calcext:value-type="float">
            <text:p>-28.5772351736839</text:p>
          </table:table-cell>
          <table:table-cell office:value-type="float" office:value="0" calcext:value-type="float">
            <text:p>0</text:p>
          </table:table-cell>
          <table:table-cell office:value-type="float" office:value="1.15276482631612" calcext:value-type="float">
            <text:p>1.15276482631612</text:p>
          </table:table-cell>
          <table:table-cell office:value-type="float" office:value="13.9136227293114" calcext:value-type="float">
            <text:p>13.9136227293114</text:p>
          </table:table-cell>
          <table:table-cell office:value-type="float" office:value="-1.06194224411356" calcext:value-type="float">
            <text:p>-1.06194224411356</text:p>
          </table:table-cell>
          <table:table-cell office:value-type="float" office:value="-30.7919422441136" calcext:value-type="float">
            <text:p>-30.7919422441136</text:p>
          </table:table-cell>
          <table:table-cell office:value-type="float" office:value="13.9559606043023" calcext:value-type="float">
            <text:p>13.9559606043023</text:p>
          </table:table-cell>
          <table:table-cell office:value-type="float" office:value="-15.7740393956977" calcext:value-type="float">
            <text:p>-15.7740393956977</text:p>
          </table:table-cell>
          <table:table-cell/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Discover Financial Services</text:p>
          </table:table-cell>
          <table:table-cell office:value-type="float" office:value="93.72" calcext:value-type="float">
            <text:p>93.72</text:p>
          </table:table-cell>
          <table:table-cell office:value-type="float" office:value="0" calcext:value-type="float">
            <text:p>0</text:p>
          </table:table-cell>
          <table:table-cell office:value-type="float" office:value="-93.72" calcext:value-type="float">
            <text:p>-9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61683082067" calcext:value-type="float">
            <text:p>28.861683082067</text:p>
          </table:table-cell>
          <table:table-cell office:value-type="float" office:value="15.5042638487432" calcext:value-type="float">
            <text:p>15.5042638487432</text:p>
          </table:table-cell>
          <table:table-cell office:value-type="float" office:value="-78.2157361512568" calcext:value-type="float">
            <text:p>-78.2157361512568</text:p>
          </table:table-cell>
          <table:table-cell office:value-type="float" office:value="33.4490136736775" calcext:value-type="float">
            <text:p>33.4490136736775</text:p>
          </table:table-cell>
          <table:table-cell office:value-type="float" office:value="-60.2709863263225" calcext:value-type="float">
            <text:p>-60.2709863263225</text:p>
          </table:table-cell>
          <table:table-cell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Dollar General Corp.</text:p>
          </table:table-cell>
          <table:table-cell office:value-type="float" office:value="198.6" calcext:value-type="float">
            <text:p>198.6</text:p>
          </table:table-cell>
          <table:table-cell office:value-type="float" office:value="8.97728527963834" calcext:value-type="float">
            <text:p>8.97728527963834</text:p>
          </table:table-cell>
          <table:table-cell office:value-type="float" office:value="-189.622714720362" calcext:value-type="float">
            <text:p>-189.622714720362</text:p>
          </table:table-cell>
          <table:table-cell office:value-type="float" office:value="20.5134345974227" calcext:value-type="float">
            <text:p>20.5134345974227</text:p>
          </table:table-cell>
          <table:table-cell office:value-type="float" office:value="29.490719877061" calcext:value-type="float">
            <text:p>29.490719877061</text:p>
          </table:table-cell>
          <table:table-cell office:value-type="float" office:value="5.90622312930822" calcext:value-type="float">
            <text:p>5.90622312930822</text:p>
          </table:table-cell>
          <table:table-cell office:value-type="float" office:value="6.72332624014859" calcext:value-type="float">
            <text:p>6.72332624014859</text:p>
          </table:table-cell>
          <table:table-cell office:value-type="float" office:value="-191.876673759851" calcext:value-type="float">
            <text:p>-191.876673759851</text:p>
          </table:table-cell>
          <table:table-cell office:value-type="float" office:value="28.5122173610927" calcext:value-type="float">
            <text:p>28.5122173610927</text:p>
          </table:table-cell>
          <table:table-cell office:value-type="float" office:value="-170.087782638907" calcext:value-type="float">
            <text:p>-170.087782638907</text:p>
          </table:table-cell>
          <table:table-cell/>
        </table:table-row>
        <table:table-row table:style-name="ro1">
          <table:table-cell office:value-type="string" calcext:value-type="string">
            <text:p>DGX</text:p>
          </table:table-cell>
          <table:table-cell office:value-type="string" calcext:value-type="string">
            <text:p>Quest Diagnostics</text:p>
          </table:table-cell>
          <table:table-cell office:value-type="float" office:value="126.02" calcext:value-type="float">
            <text:p>126.02</text:p>
          </table:table-cell>
          <table:table-cell office:value-type="float" office:value="11.9095334917749" calcext:value-type="float">
            <text:p>11.9095334917749</text:p>
          </table:table-cell>
          <table:table-cell office:value-type="float" office:value="-114.110466508225" calcext:value-type="float">
            <text:p>-114.110466508225</text:p>
          </table:table-cell>
          <table:table-cell office:value-type="float" office:value="1.52115536810832" calcext:value-type="float">
            <text:p>1.52115536810832</text:p>
          </table:table-cell>
          <table:table-cell office:value-type="float" office:value="13.4306888598832" calcext:value-type="float">
            <text:p>13.4306888598832</text:p>
          </table:table-cell>
          <table:table-cell office:value-type="float" office:value="-12.4066915876932" calcext:value-type="float">
            <text:p>-12.4066915876932</text:p>
          </table:table-cell>
          <table:table-cell office:value-type="float" office:value="7.11603901471161" calcext:value-type="float">
            <text:p>7.11603901471161</text:p>
          </table:table-cell>
          <table:table-cell office:value-type="float" office:value="-118.903960985288" calcext:value-type="float">
            <text:p>-118.903960985288</text:p>
          </table:table-cell>
          <table:table-cell office:value-type="float" office:value="47.4897285653329" calcext:value-type="float">
            <text:p>47.4897285653329</text:p>
          </table:table-cell>
          <table:table-cell office:value-type="float" office:value="-78.5302714346671" calcext:value-type="float">
            <text:p>-78.5302714346671</text:p>
          </table:table-cell>
          <table:table-cell/>
        </table:table-row>
        <table:table-row table:style-name="ro1">
          <table:table-cell office:value-type="string" calcext:value-type="string">
            <text:p>DHI</text:p>
          </table:table-cell>
          <table:table-cell office:value-type="string" calcext:value-type="string">
            <text:p>D.R. Horton Inc.</text:p>
          </table:table-cell>
          <table:table-cell office:value-type="float" office:value="82.18" calcext:value-type="float">
            <text:p>82.18</text:p>
          </table:table-cell>
          <table:table-cell office:value-type="float" office:value="6.5702192790338" calcext:value-type="float">
            <text:p>6.5702192790338</text:p>
          </table:table-cell>
          <table:table-cell office:value-type="float" office:value="-75.6097807209662" calcext:value-type="float">
            <text:p>-75.6097807209662</text:p>
          </table:table-cell>
          <table:table-cell office:value-type="float" office:value="37.3286667399575" calcext:value-type="float">
            <text:p>37.3286667399575</text:p>
          </table:table-cell>
          <table:table-cell office:value-type="float" office:value="43.8988860189913" calcext:value-type="float">
            <text:p>43.8988860189913</text:p>
          </table:table-cell>
          <table:table-cell office:value-type="float" office:value="33.8785867469329" calcext:value-type="float">
            <text:p>33.8785867469329</text:p>
          </table:table-cell>
          <table:table-cell office:value-type="float" office:value="39.0880755601172" calcext:value-type="float">
            <text:p>39.0880755601172</text:p>
          </table:table-cell>
          <table:table-cell office:value-type="float" office:value="-43.0919244398828" calcext:value-type="float">
            <text:p>-43.0919244398828</text:p>
          </table:table-cell>
          <table:table-cell office:value-type="float" office:value="34.3281309602414" calcext:value-type="float">
            <text:p>34.3281309602414</text:p>
          </table:table-cell>
          <table:table-cell office:value-type="float" office:value="-47.8518690397586" calcext:value-type="float">
            <text:p>-47.8518690397586</text:p>
          </table:table-cell>
          <table:table-cell/>
        </table:table-row>
        <table:table-row table:style-name="ro1">
          <table:table-cell office:value-type="string" calcext:value-type="string">
            <text:p>DHR</text:p>
          </table:table-cell>
          <table:table-cell office:value-type="string" calcext:value-type="string">
            <text:p>Danaher Corp.</text:p>
          </table:table-cell>
          <table:table-cell office:value-type="float" office:value="245.9" calcext:value-type="float">
            <text:p>245.9</text:p>
          </table:table-cell>
          <table:table-cell office:value-type="float" office:value="8.00658841843586" calcext:value-type="float">
            <text:p>8.00658841843586</text:p>
          </table:table-cell>
          <table:table-cell office:value-type="float" office:value="-237.893411581564" calcext:value-type="float">
            <text:p>-237.893411581564</text:p>
          </table:table-cell>
          <table:table-cell office:value-type="float" office:value="3.40903267980486" calcext:value-type="float">
            <text:p>3.40903267980486</text:p>
          </table:table-cell>
          <table:table-cell office:value-type="float" office:value="11.4156210982407" calcext:value-type="float">
            <text:p>11.4156210982407</text:p>
          </table:table-cell>
          <table:table-cell office:value-type="float" office:value="-28.7602027782224" calcext:value-type="float">
            <text:p>-28.7602027782224</text:p>
          </table:table-cell>
          <table:table-cell office:value-type="float" office:value="9.1540065698621" calcext:value-type="float">
            <text:p>9.1540065698621</text:p>
          </table:table-cell>
          <table:table-cell office:value-type="float" office:value="-236.745993430138" calcext:value-type="float">
            <text:p>-236.745993430138</text:p>
          </table:table-cell>
          <table:table-cell office:value-type="float" office:value="53.437787322159" calcext:value-type="float">
            <text:p>53.437787322159</text:p>
          </table:table-cell>
          <table:table-cell office:value-type="float" office:value="-192.462212677841" calcext:value-type="float">
            <text:p>-192.462212677841</text:p>
          </table:table-cell>
          <table:table-cell/>
        </table:table-row>
        <table:table-row table:style-name="ro1">
          <table:table-cell office:value-type="string" calcext:value-type="string">
            <text:p>DHT</text:p>
          </table:table-cell>
          <table:table-cell office:value-type="string" calcext:value-type="string">
            <text:p>DHT Holdings Inc</text:p>
          </table:table-cell>
          <table:table-cell office:value-type="float" office:value="5.95" calcext:value-type="float">
            <text:p>5.95</text:p>
          </table:table-cell>
          <table:table-cell office:value-type="float" office:value="0.509473108672743" calcext:value-type="float">
            <text:p>0.509473108672743</text:p>
          </table:table-cell>
          <table:table-cell office:value-type="float" office:value="-5.44052689132726" calcext:value-type="float">
            <text:p>-5.44052689132726</text:p>
          </table:table-cell>
          <table:table-cell office:value-type="float" office:value="0" calcext:value-type="float">
            <text:p>0</text:p>
          </table:table-cell>
          <table:table-cell office:value-type="float" office:value="0.509473108672743" calcext:value-type="float">
            <text:p>0.509473108672743</text:p>
          </table:table-cell>
          <table:table-cell office:value-type="float" office:value="7.69562362891332" calcext:value-type="float">
            <text:p>7.69562362891332</text:p>
          </table:table-cell>
          <table:table-cell office:value-type="float" office:value="0.668419330495206" calcext:value-type="float">
            <text:p>0.668419330495206</text:p>
          </table:table-cell>
          <table:table-cell office:value-type="float" office:value="-5.28158066950479" calcext:value-type="float">
            <text:p>-5.28158066950479</text:p>
          </table:table-cell>
          <table:table-cell office:value-type="float" office:value="7.69562362891332" calcext:value-type="float">
            <text:p>7.69562362891332</text:p>
          </table:table-cell>
          <table:table-cell office:value-type="float" office:value="1.74562362891332" calcext:value-type="float">
            <text:p>1.74562362891332</text:p>
          </table:table-cell>
          <table:table-cell/>
        </table:table-row>
        <table:table-row table:style-name="ro1">
          <table:table-cell office:value-type="string" calcext:value-type="string">
            <text:p>DHX</text:p>
          </table:table-cell>
          <table:table-cell office:value-type="string" calcext:value-type="string">
            <text:p>DHI Group Inc</text:p>
          </table:table-cell>
          <table:table-cell office:value-type="float" office:value="3.01" calcext:value-type="float">
            <text:p>3.01</text:p>
          </table:table-cell>
          <table:table-cell office:value-type="float" office:value="0.146247635033131" calcext:value-type="float">
            <text:p>0.146247635033131</text:p>
          </table:table-cell>
          <table:table-cell office:value-type="float" office:value="-2.86375236496687" calcext:value-type="float">
            <text:p>-2.86375236496687</text:p>
          </table:table-cell>
          <table:table-cell office:value-type="float" office:value="0" calcext:value-type="float">
            <text:p>0</text:p>
          </table:table-cell>
          <table:table-cell office:value-type="float" office:value="0.146247635033131" calcext:value-type="float">
            <text:p>0.146247635033131</text:p>
          </table:table-cell>
          <table:table-cell office:value-type="float" office:value="-0.566288453820041" calcext:value-type="float">
            <text:p>-0.566288453820041</text:p>
          </table:table-cell>
          <table:table-cell office:value-type="float" office:value="-0.610641303345141" calcext:value-type="float">
            <text:p>-0.610641303345141</text:p>
          </table:table-cell>
          <table:table-cell office:value-type="float" office:value="-3.62064130334514" calcext:value-type="float">
            <text:p>-3.62064130334514</text:p>
          </table:table-cell>
          <table:table-cell office:value-type="float" office:value="2.44199094256237" calcext:value-type="float">
            <text:p>2.44199094256237</text:p>
          </table:table-cell>
          <table:table-cell office:value-type="float" office:value="-0.568009057437629" calcext:value-type="float">
            <text:p>-0.568009057437629</text:p>
          </table:table-cell>
          <table:table-cell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Dine Brands Global Inc</text:p>
          </table:table-cell>
          <table:table-cell office:value-type="float" office:value="73.52" calcext:value-type="float">
            <text:p>73.52</text:p>
          </table:table-cell>
          <table:table-cell office:value-type="float" office:value="18.8368797159881" calcext:value-type="float">
            <text:p>18.8368797159881</text:p>
          </table:table-cell>
          <table:table-cell office:value-type="float" office:value="-54.6831202840119" calcext:value-type="float">
            <text:p>-54.6831202840119</text:p>
          </table:table-cell>
          <table:table-cell office:value-type="float" office:value="0" calcext:value-type="float">
            <text:p>0</text:p>
          </table:table-cell>
          <table:table-cell office:value-type="float" office:value="18.8368797159881" calcext:value-type="float">
            <text:p>18.8368797159881</text:p>
          </table:table-cell>
          <table:table-cell office:value-type="float" office:value="-70.7078840172293" calcext:value-type="float">
            <text:p>-70.7078840172293</text:p>
          </table:table-cell>
          <table:table-cell office:value-type="float" office:value="12.3815157902712" calcext:value-type="float">
            <text:p>12.3815157902712</text:p>
          </table:table-cell>
          <table:table-cell office:value-type="float" office:value="-61.1384842097288" calcext:value-type="float">
            <text:p>-61.1384842097288</text:p>
          </table:table-cell>
          <table:table-cell office:value-type="float" office:value="-21.7046986953756" calcext:value-type="float">
            <text:p>-21.7046986953756</text:p>
          </table:table-cell>
          <table:table-cell office:value-type="float" office:value="-95.2246986953756" calcext:value-type="float">
            <text:p>-95.2246986953756</text:p>
          </table:table-cell>
          <table:table-cell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Walt Disney Co (The)</text:p>
          </table:table-cell>
          <table:table-cell office:value-type="float" office:value="187.67" calcext:value-type="float">
            <text:p>187.67</text:p>
          </table:table-cell>
          <table:table-cell office:value-type="float" office:value="9.40248963767885" calcext:value-type="float">
            <text:p>9.40248963767885</text:p>
          </table:table-cell>
          <table:table-cell office:value-type="float" office:value="-178.267510362321" calcext:value-type="float">
            <text:p>-178.267510362321</text:p>
          </table:table-cell>
          <table:table-cell office:value-type="float" office:value="0.815308452294627" calcext:value-type="float">
            <text:p>0.815308452294627</text:p>
          </table:table-cell>
          <table:table-cell office:value-type="float" office:value="10.2177980899735" calcext:value-type="float">
            <text:p>10.2177980899735</text:p>
          </table:table-cell>
          <table:table-cell office:value-type="float" office:value="-6.81498706982218" calcext:value-type="float">
            <text:p>-6.81498706982218</text:p>
          </table:table-cell>
          <table:table-cell office:value-type="float" office:value="4.58776269642544" calcext:value-type="float">
            <text:p>4.58776269642544</text:p>
          </table:table-cell>
          <table:table-cell office:value-type="float" office:value="-183.082237303575" calcext:value-type="float">
            <text:p>-183.082237303575</text:p>
          </table:table-cell>
          <table:table-cell office:value-type="float" office:value="46.3133762789605" calcext:value-type="float">
            <text:p>46.3133762789605</text:p>
          </table:table-cell>
          <table:table-cell office:value-type="float" office:value="-141.356623721039" calcext:value-type="float">
            <text:p>-141.356623721039</text:p>
          </table:table-cell>
          <table:table-cell/>
        </table:table-row>
        <table:table-row table:style-name="ro1">
          <table:table-cell office:value-type="string" calcext:value-type="string">
            <text:p>DKS</text:p>
          </table:table-cell>
          <table:table-cell office:value-type="string" calcext:value-type="string">
            <text:p>Dicks Sporting Goods</text:p>
          </table:table-cell>
          <table:table-cell office:value-type="float" office:value="74.98" calcext:value-type="float">
            <text:p>74.98</text:p>
          </table:table-cell>
          <table:table-cell office:value-type="float" office:value="16.1257408412652" calcext:value-type="float">
            <text:p>16.1257408412652</text:p>
          </table:table-cell>
          <table:table-cell office:value-type="float" office:value="-58.8542591587348" calcext:value-type="float">
            <text:p>-58.8542591587348</text:p>
          </table:table-cell>
          <table:table-cell office:value-type="float" office:value="35.2941523686063" calcext:value-type="float">
            <text:p>35.2941523686063</text:p>
          </table:table-cell>
          <table:table-cell office:value-type="float" office:value="51.4198932098715" calcext:value-type="float">
            <text:p>51.4198932098715</text:p>
          </table:table-cell>
          <table:table-cell office:value-type="float" office:value="27.1430766888896" calcext:value-type="float">
            <text:p>27.1430766888896</text:p>
          </table:table-cell>
          <table:table-cell office:value-type="float" office:value="15.3275577904945" calcext:value-type="float">
            <text:p>15.3275577904945</text:p>
          </table:table-cell>
          <table:table-cell office:value-type="float" office:value="-59.6524422095055" calcext:value-type="float">
            <text:p>-59.6524422095055</text:p>
          </table:table-cell>
          <table:table-cell office:value-type="float" office:value="32.276598426709" calcext:value-type="float">
            <text:p>32.276598426709</text:p>
          </table:table-cell>
          <table:table-cell office:value-type="float" office:value="-42.703401573291" calcext:value-type="float">
            <text:p>-42.703401573291</text:p>
          </table:table-cell>
          <table:table-cell/>
        </table:table-row>
        <table:table-row table:style-name="ro1">
          <table:table-cell office:value-type="string" calcext:value-type="string">
            <text:p>DLB</text:p>
          </table:table-cell>
          <table:table-cell office:value-type="string" calcext:value-type="string">
            <text:p>Dolby Laboratories Inc</text:p>
          </table:table-cell>
          <table:table-cell office:value-type="float" office:value="94.44" calcext:value-type="float">
            <text:p>94.44</text:p>
          </table:table-cell>
          <table:table-cell office:value-type="float" office:value="17.7486884003533" calcext:value-type="float">
            <text:p>17.7486884003533</text:p>
          </table:table-cell>
          <table:table-cell office:value-type="float" office:value="-76.6913115996467" calcext:value-type="float">
            <text:p>-76.6913115996467</text:p>
          </table:table-cell>
          <table:table-cell office:value-type="float" office:value="0.307059478832045" calcext:value-type="float">
            <text:p>0.307059478832045</text:p>
          </table:table-cell>
          <table:table-cell office:value-type="float" office:value="18.0557478791853" calcext:value-type="float">
            <text:p>18.0557478791853</text:p>
          </table:table-cell>
          <table:table-cell office:value-type="float" office:value="31.7895587682951" calcext:value-type="float">
            <text:p>31.7895587682951</text:p>
          </table:table-cell>
          <table:table-cell office:value-type="float" office:value="21.5047307133571" calcext:value-type="float">
            <text:p>21.5047307133571</text:p>
          </table:table-cell>
          <table:table-cell office:value-type="float" office:value="-72.9352692866429" calcext:value-type="float">
            <text:p>-72.9352692866429</text:p>
          </table:table-cell>
          <table:table-cell office:value-type="float" office:value="39.1713401054191" calcext:value-type="float">
            <text:p>39.1713401054191</text:p>
          </table:table-cell>
          <table:table-cell office:value-type="float" office:value="-55.2686598945809" calcext:value-type="float">
            <text:p>-55.2686598945809</text:p>
          </table:table-cell>
          <table:table-cell/>
        </table:table-row>
        <table:table-row table:style-name="ro1">
          <table:table-cell office:value-type="string" calcext:value-type="string">
            <text:p>DLR</text:p>
          </table:table-cell>
          <table:table-cell office:value-type="string" calcext:value-type="string">
            <text:p>Digital Realty Trust Inc</text:p>
          </table:table-cell>
          <table:table-cell office:value-type="float" office:value="140.06" calcext:value-type="float">
            <text:p>140.06</text:p>
          </table:table-cell>
          <table:table-cell office:value-type="float" office:value="3.46690116737311" calcext:value-type="float">
            <text:p>3.46690116737311</text:p>
          </table:table-cell>
          <table:table-cell office:value-type="float" office:value="-136.593098832627" calcext:value-type="float">
            <text:p>-136.593098832627</text:p>
          </table:table-cell>
          <table:table-cell office:value-type="float" office:value="0" calcext:value-type="float">
            <text:p>0</text:p>
          </table:table-cell>
          <table:table-cell office:value-type="float" office:value="3.46690116737311" calcext:value-type="float">
            <text:p>3.46690116737311</text:p>
          </table:table-cell>
          <table:table-cell office:value-type="float" office:value="31.0768415502936" calcext:value-type="float">
            <text:p>31.0768415502936</text:p>
          </table:table-cell>
          <table:table-cell office:value-type="float" office:value="-1.69207320811166" calcext:value-type="float">
            <text:p>-1.69207320811166</text:p>
          </table:table-cell>
          <table:table-cell office:value-type="float" office:value="-141.752073208112" calcext:value-type="float">
            <text:p>-141.752073208112</text:p>
          </table:table-cell>
          <table:table-cell office:value-type="float" office:value="63.0693821794409" calcext:value-type="float">
            <text:p>63.0693821794409</text:p>
          </table:table-cell>
          <table:table-cell office:value-type="float" office:value="-76.9906178205591" calcext:value-type="float">
            <text:p>-76.9906178205591</text:p>
          </table:table-cell>
          <table:table-cell/>
        </table:table-row>
        <table:table-row table:style-name="ro1">
          <table:table-cell office:value-type="string" calcext:value-type="string">
            <text:p>DLX</text:p>
          </table:table-cell>
          <table:table-cell office:value-type="string" calcext:value-type="string">
            <text:p>Deluxe Corp.</text:p>
          </table:table-cell>
          <table:table-cell office:value-type="float" office:value="37.84" calcext:value-type="float">
            <text:p>37.84</text:p>
          </table:table-cell>
          <table:table-cell office:value-type="float" office:value="7.40989375372906" calcext:value-type="float">
            <text:p>7.40989375372906</text:p>
          </table:table-cell>
          <table:table-cell office:value-type="float" office:value="-30.4301062462709" calcext:value-type="float">
            <text:p>-30.4301062462709</text:p>
          </table:table-cell>
          <table:table-cell office:value-type="float" office:value="1.20570999351983" calcext:value-type="float">
            <text:p>1.20570999351983</text:p>
          </table:table-cell>
          <table:table-cell office:value-type="float" office:value="8.61560374724889" calcext:value-type="float">
            <text:p>8.61560374724889</text:p>
          </table:table-cell>
          <table:table-cell office:value-type="float" office:value="-10.9847503656133" calcext:value-type="float">
            <text:p>-10.9847503656133</text:p>
          </table:table-cell>
          <table:table-cell office:value-type="float" office:value="7.13890021642246" calcext:value-type="float">
            <text:p>7.13890021642246</text:p>
          </table:table-cell>
          <table:table-cell office:value-type="float" office:value="-30.7010997835775" calcext:value-type="float">
            <text:p>-30.7010997835775</text:p>
          </table:table-cell>
          <table:table-cell office:value-type="float" office:value="12.2057608838767" calcext:value-type="float">
            <text:p>12.2057608838767</text:p>
          </table:table-cell>
          <table:table-cell office:value-type="float" office:value="-25.6342391161233" calcext:value-type="float">
            <text:p>-25.6342391161233</text:p>
          </table:table-cell>
          <table:table-cell/>
        </table:table-row>
        <table:table-row table:style-name="ro1">
          <table:table-cell office:value-type="string" calcext:value-type="string">
            <text:p>DNOW</text:p>
          </table:table-cell>
          <table:table-cell office:value-type="string" calcext:value-type="string">
            <text:p>NOW Inc</text:p>
          </table:table-cell>
          <table:table-cell office:value-type="float" office:value="10.33" calcext:value-type="float">
            <text:p>10.33</text:p>
          </table:table-cell>
          <table:table-cell office:value-type="float" office:value="2.97130287343181" calcext:value-type="float">
            <text:p>2.97130287343181</text:p>
          </table:table-cell>
          <table:table-cell office:value-type="float" office:value="-7.35869712656819" calcext:value-type="float">
            <text:p>-7.35869712656819</text:p>
          </table:table-cell>
          <table:table-cell office:value-type="float" office:value="2.90730558077328" calcext:value-type="float">
            <text:p>2.90730558077328</text:p>
          </table:table-cell>
          <table:table-cell office:value-type="float" office:value="5.8786084542051" calcext:value-type="float">
            <text:p>5.8786084542051</text:p>
          </table:table-cell>
          <table:table-cell office:value-type="float" office:value="6.68314584762663" calcext:value-type="float">
            <text:p>6.68314584762663</text:p>
          </table:table-cell>
          <table:table-cell office:value-type="float" office:value="5.61347681319118" calcext:value-type="float">
            <text:p>5.61347681319118</text:p>
          </table:table-cell>
          <table:table-cell office:value-type="float" office:value="-4.71652318680882" calcext:value-type="float">
            <text:p>-4.71652318680882</text:p>
          </table:table-cell>
          <table:table-cell office:value-type="float" office:value="6.68314584762663" calcext:value-type="float">
            <text:p>6.68314584762663</text:p>
          </table:table-cell>
          <table:table-cell office:value-type="float" office:value="-3.64685415237337" calcext:value-type="float">
            <text:p>-3.64685415237337</text:p>
          </table:table-cell>
          <table:table-cell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hysicians Realty Trust</text:p>
          </table:table-cell>
          <table:table-cell office:value-type="float" office:value="18.19" calcext:value-type="float">
            <text:p>18.19</text:p>
          </table:table-cell>
          <table:table-cell office:value-type="float" office:value="0.0176199604751966" calcext:value-type="float">
            <text:p>0.017619960475197</text:p>
          </table:table-cell>
          <table:table-cell office:value-type="float" office:value="-18.1723800395248" calcext:value-type="float">
            <text:p>-18.1723800395248</text:p>
          </table:table-cell>
          <table:table-cell office:value-type="float" office:value="0" calcext:value-type="float">
            <text:p>0</text:p>
          </table:table-cell>
          <table:table-cell office:value-type="float" office:value="0.0176199604751966" calcext:value-type="float">
            <text:p>0.017619960475197</text:p>
          </table:table-cell>
          <table:table-cell office:value-type="float" office:value="12.6930756753723" calcext:value-type="float">
            <text:p>12.6930756753723</text:p>
          </table:table-cell>
          <table:table-cell office:value-type="float" office:value="0.422360393533005" calcext:value-type="float">
            <text:p>0.422360393533005</text:p>
          </table:table-cell>
          <table:table-cell office:value-type="float" office:value="-17.767639606467" calcext:value-type="float">
            <text:p>-17.767639606467</text:p>
          </table:table-cell>
          <table:table-cell office:value-type="float" office:value="12.6930756753723" calcext:value-type="float">
            <text:p>12.6930756753723</text:p>
          </table:table-cell>
          <table:table-cell office:value-type="float" office:value="-5.49692432462773" calcext:value-type="float">
            <text:p>-5.49692432462773</text:p>
          </table:table-cell>
          <table:table-cell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Masonite International Corp</text:p>
          </table:table-cell>
          <table:table-cell office:value-type="float" office:value="109.53" calcext:value-type="float">
            <text:p>109.53</text:p>
          </table:table-cell>
          <table:table-cell office:value-type="float" office:value="12.2759419298079" calcext:value-type="float">
            <text:p>12.2759419298079</text:p>
          </table:table-cell>
          <table:table-cell office:value-type="float" office:value="-97.2540580701921" calcext:value-type="float">
            <text:p>-97.2540580701921</text:p>
          </table:table-cell>
          <table:table-cell office:value-type="float" office:value="9.92328806548203" calcext:value-type="float">
            <text:p>9.92328806548203</text:p>
          </table:table-cell>
          <table:table-cell office:value-type="float" office:value="22.19922999529" calcext:value-type="float">
            <text:p>22.19922999529</text:p>
          </table:table-cell>
          <table:table-cell office:value-type="float" office:value="13.6751602367175" calcext:value-type="float">
            <text:p>13.6751602367175</text:p>
          </table:table-cell>
          <table:table-cell office:value-type="float" office:value="23.1116501115967" calcext:value-type="float">
            <text:p>23.1116501115967</text:p>
          </table:table-cell>
          <table:table-cell office:value-type="float" office:value="-86.4183498884033" calcext:value-type="float">
            <text:p>-86.4183498884033</text:p>
          </table:table-cell>
          <table:table-cell office:value-type="float" office:value="25.8964557230967" calcext:value-type="float">
            <text:p>25.8964557230967</text:p>
          </table:table-cell>
          <table:table-cell office:value-type="float" office:value="-83.6335442769033" calcext:value-type="float">
            <text:p>-83.6335442769033</text:p>
          </table:table-cell>
          <table:table-cell/>
        </table:table-row>
        <table:table-row table:style-name="ro1">
          <table:table-cell office:value-type="string" calcext:value-type="string">
            <text:p>DOV</text:p>
          </table:table-cell>
          <table:table-cell office:value-type="string" calcext:value-type="string">
            <text:p>Dover Corp.</text:p>
          </table:table-cell>
          <table:table-cell office:value-type="float" office:value="122.73" calcext:value-type="float">
            <text:p>122.73</text:p>
          </table:table-cell>
          <table:table-cell office:value-type="float" office:value="2.96662882089882" calcext:value-type="float">
            <text:p>2.96662882089882</text:p>
          </table:table-cell>
          <table:table-cell office:value-type="float" office:value="-119.763371179101" calcext:value-type="float">
            <text:p>-119.763371179101</text:p>
          </table:table-cell>
          <table:table-cell office:value-type="float" office:value="5.81901320663034" calcext:value-type="float">
            <text:p>5.81901320663034</text:p>
          </table:table-cell>
          <table:table-cell office:value-type="float" office:value="8.78564202752916" calcext:value-type="float">
            <text:p>8.78564202752916</text:p>
          </table:table-cell>
          <table:table-cell office:value-type="float" office:value="-12.3958577797723" calcext:value-type="float">
            <text:p>-12.3958577797723</text:p>
          </table:table-cell>
          <table:table-cell office:value-type="float" office:value="5.81952672714314" calcext:value-type="float">
            <text:p>5.81952672714314</text:p>
          </table:table-cell>
          <table:table-cell office:value-type="float" office:value="-116.910473272857" calcext:value-type="float">
            <text:p>-116.910473272857</text:p>
          </table:table-cell>
          <table:table-cell office:value-type="float" office:value="22.5284294150684" calcext:value-type="float">
            <text:p>22.5284294150684</text:p>
          </table:table-cell>
          <table:table-cell office:value-type="float" office:value="-100.201570584932" calcext:value-type="float">
            <text:p>-100.201570584932</text:p>
          </table:table-cell>
          <table:table-cell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 Inc</text:p>
          </table:table-cell>
          <table:table-cell office:value-type="float" office:value="58.15" calcext:value-type="float">
            <text:p>58.15</text:p>
          </table:table-cell>
          <table:table-cell office:value-type="float" office:value="6.86100296249075" calcext:value-type="float">
            <text:p>6.86100296249075</text:p>
          </table:table-cell>
          <table:table-cell office:value-type="float" office:value="-51.2889970375093" calcext:value-type="float">
            <text:p>-51.2889970375093</text:p>
          </table:table-cell>
          <table:table-cell office:value-type="float" office:value="7.66351447671625" calcext:value-type="float">
            <text:p>7.66351447671625</text:p>
          </table:table-cell>
          <table:table-cell office:value-type="float" office:value="14.524517439207" calcext:value-type="float">
            <text:p>14.524517439207</text:p>
          </table:table-cell>
          <table:table-cell office:value-type="float" office:value="0.235242068659067" calcext:value-type="float">
            <text:p>0.235242068659067</text:p>
          </table:table-cell>
          <table:table-cell office:value-type="float" office:value="10.7216613692841" calcext:value-type="float">
            <text:p>10.7216613692841</text:p>
          </table:table-cell>
          <table:table-cell office:value-type="float" office:value="-47.4283386307159" calcext:value-type="float">
            <text:p>-47.4283386307159</text:p>
          </table:table-cell>
          <table:table-cell office:value-type="float" office:value="16.7156292787172" calcext:value-type="float">
            <text:p>16.7156292787172</text:p>
          </table:table-cell>
          <table:table-cell office:value-type="float" office:value="-41.4343707212828" calcext:value-type="float">
            <text:p>-41.4343707212828</text:p>
          </table:table-cell>
          <table:table-cell/>
        </table:table-row>
        <table:table-row table:style-name="ro1">
          <table:table-cell office:value-type="string" calcext:value-type="string">
            <text:p>DPZ</text:p>
          </table:table-cell>
          <table:table-cell office:value-type="string" calcext:value-type="string">
            <text:p>Dominos Pizza Inc</text:p>
          </table:table-cell>
          <table:table-cell office:value-type="float" office:value="385.17" calcext:value-type="float">
            <text:p>385.17</text:p>
          </table:table-cell>
          <table:table-cell office:value-type="float" office:value="8.39390327479462" calcext:value-type="float">
            <text:p>8.39390327479462</text:p>
          </table:table-cell>
          <table:table-cell office:value-type="float" office:value="-376.776096725205" calcext:value-type="float">
            <text:p>-376.776096725205</text:p>
          </table:table-cell>
          <table:table-cell office:value-type="float" office:value="1.66241513368078" calcext:value-type="float">
            <text:p>1.66241513368078</text:p>
          </table:table-cell>
          <table:table-cell office:value-type="float" office:value="10.0563184084754" calcext:value-type="float">
            <text:p>10.0563184084754</text:p>
          </table:table-cell>
          <table:table-cell office:value-type="float" office:value="-83.8891341517414" calcext:value-type="float">
            <text:p>-83.8891341517414</text:p>
          </table:table-cell>
          <table:table-cell office:value-type="float" office:value="11.8780994046026" calcext:value-type="float">
            <text:p>11.8780994046026</text:p>
          </table:table-cell>
          <table:table-cell office:value-type="float" office:value="-373.291900595397" calcext:value-type="float">
            <text:p>-373.291900595397</text:p>
          </table:table-cell>
          <table:table-cell office:value-type="float" office:value="-81.5111335544811" calcext:value-type="float">
            <text:p>-81.5111335544811</text:p>
          </table:table-cell>
          <table:table-cell office:value-type="float" office:value="-466.681133554481" calcext:value-type="float">
            <text:p>-466.681133554481</text:p>
          </table:table-cell>
          <table:table-cell/>
        </table:table-row>
        <table:table-row table:style-name="ro1">
          <table:table-cell office:value-type="string" calcext:value-type="string">
            <text:p>DRE</text:p>
          </table:table-cell>
          <table:table-cell office:value-type="string" calcext:value-type="string">
            <text:p>Duke Realty Corp</text:p>
          </table:table-cell>
          <table:table-cell office:value-type="float" office:value="41.58" calcext:value-type="float">
            <text:p>41.58</text:p>
          </table:table-cell>
          <table:table-cell office:value-type="float" office:value="0.0181421663006406" calcext:value-type="float">
            <text:p>0.018142166300641</text:p>
          </table:table-cell>
          <table:table-cell office:value-type="float" office:value="-41.5618578336994" calcext:value-type="float">
            <text:p>-41.5618578336994</text:p>
          </table:table-cell>
          <table:table-cell office:value-type="float" office:value="0" calcext:value-type="float">
            <text:p>0</text:p>
          </table:table-cell>
          <table:table-cell office:value-type="float" office:value="0.0181421663006406" calcext:value-type="float">
            <text:p>0.018142166300641</text:p>
          </table:table-cell>
          <table:table-cell office:value-type="float" office:value="13.4916069399873" calcext:value-type="float">
            <text:p>13.4916069399873</text:p>
          </table:table-cell>
          <table:table-cell office:value-type="float" office:value="-0.126118704973777" calcext:value-type="float">
            <text:p>-0.126118704973777</text:p>
          </table:table-cell>
          <table:table-cell office:value-type="float" office:value="-41.7061187049738" calcext:value-type="float">
            <text:p>-41.7061187049738</text:p>
          </table:table-cell>
          <table:table-cell office:value-type="float" office:value="13.4916069399873" calcext:value-type="float">
            <text:p>13.4916069399873</text:p>
          </table:table-cell>
          <table:table-cell office:value-type="float" office:value="-28.0883930600127" calcext:value-type="float">
            <text:p>-28.0883930600127</text:p>
          </table:table-cell>
          <table:table-cell/>
        </table:table-row>
        <table:table-row table:style-name="ro1">
          <table:table-cell office:value-type="string" calcext:value-type="string">
            <text:p>DRH</text:p>
          </table:table-cell>
          <table:table-cell office:value-type="string" calcext:value-type="string">
            <text:p>Diamondrock Hospitality Co.</text:p>
          </table:table-cell>
          <table:table-cell office:value-type="float" office:value="8.99" calcext:value-type="float">
            <text:p>8.99</text:p>
          </table:table-cell>
          <table:table-cell office:value-type="float" office:value="0.554107962113661" calcext:value-type="float">
            <text:p>0.554107962113661</text:p>
          </table:table-cell>
          <table:table-cell office:value-type="float" office:value="-8.43589203788634" calcext:value-type="float">
            <text:p>-8.43589203788634</text:p>
          </table:table-cell>
          <table:table-cell office:value-type="float" office:value="0" calcext:value-type="float">
            <text:p>0</text:p>
          </table:table-cell>
          <table:table-cell office:value-type="float" office:value="0.554107962113661" calcext:value-type="float">
            <text:p>0.554107962113661</text:p>
          </table:table-cell>
          <table:table-cell office:value-type="float" office:value="9.19078936289137" calcext:value-type="float">
            <text:p>9.19078936289137</text:p>
          </table:table-cell>
          <table:table-cell office:value-type="float" office:value="-0.521499519243492" calcext:value-type="float">
            <text:p>-0.521499519243492</text:p>
          </table:table-cell>
          <table:table-cell office:value-type="float" office:value="-9.51149951924349" calcext:value-type="float">
            <text:p>-9.51149951924349</text:p>
          </table:table-cell>
          <table:table-cell office:value-type="float" office:value="9.19102994162758" calcext:value-type="float">
            <text:p>9.19102994162758</text:p>
          </table:table-cell>
          <table:table-cell office:value-type="float" office:value="0.20102994162758" calcext:value-type="float">
            <text:p>0.20102994162758</text:p>
          </table:table-cell>
          <table:table-cell/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Darden Restaurants</text:p>
          </table:table-cell>
          <table:table-cell office:value-type="float" office:value="128.45" calcext:value-type="float">
            <text:p>128.45</text:p>
          </table:table-cell>
          <table:table-cell office:value-type="float" office:value="5.96417503516335" calcext:value-type="float">
            <text:p>5.96417503516335</text:p>
          </table:table-cell>
          <table:table-cell office:value-type="float" office:value="-122.485824964837" calcext:value-type="float">
            <text:p>-122.485824964837</text:p>
          </table:table-cell>
          <table:table-cell office:value-type="float" office:value="1.55760649959882" calcext:value-type="float">
            <text:p>1.55760649959882</text:p>
          </table:table-cell>
          <table:table-cell office:value-type="float" office:value="7.52178153476217" calcext:value-type="float">
            <text:p>7.52178153476217</text:p>
          </table:table-cell>
          <table:table-cell office:value-type="float" office:value="4.69123455100846" calcext:value-type="float">
            <text:p>4.69123455100846</text:p>
          </table:table-cell>
          <table:table-cell office:value-type="float" office:value="-3.34847032721637" calcext:value-type="float">
            <text:p>-3.34847032721637</text:p>
          </table:table-cell>
          <table:table-cell office:value-type="float" office:value="-131.798470327216" calcext:value-type="float">
            <text:p>-131.798470327216</text:p>
          </table:table-cell>
          <table:table-cell office:value-type="float" office:value="18.8378311190397" calcext:value-type="float">
            <text:p>18.8378311190397</text:p>
          </table:table-cell>
          <table:table-cell office:value-type="float" office:value="-109.61216888096" calcext:value-type="float">
            <text:p>-109.61216888096</text:p>
          </table:table-cell>
          <table:table-cell/>
        </table:table-row>
        <table:table-row table:style-name="ro1">
          <table:table-cell office:value-type="string" calcext:value-type="string">
            <text:p>DRQ</text:p>
          </table:table-cell>
          <table:table-cell office:value-type="string" calcext:value-type="string">
            <text:p>Dril-Quip</text:p>
          </table:table-cell>
          <table:table-cell office:value-type="float" office:value="33.68" calcext:value-type="float">
            <text:p>33.68</text:p>
          </table:table-cell>
          <table:table-cell office:value-type="float" office:value="10.2340180639874" calcext:value-type="float">
            <text:p>10.2340180639874</text:p>
          </table:table-cell>
          <table:table-cell office:value-type="float" office:value="-23.4459819360126" calcext:value-type="float">
            <text:p>-23.4459819360126</text:p>
          </table:table-cell>
          <table:table-cell office:value-type="float" office:value="6.24026325660952" calcext:value-type="float">
            <text:p>6.24026325660952</text:p>
          </table:table-cell>
          <table:table-cell office:value-type="float" office:value="16.474281320597" calcext:value-type="float">
            <text:p>16.474281320597</text:p>
          </table:table-cell>
          <table:table-cell office:value-type="float" office:value="28.7119012405902" calcext:value-type="float">
            <text:p>28.7119012405902</text:p>
          </table:table-cell>
          <table:table-cell office:value-type="float" office:value="21.7125726885514" calcext:value-type="float">
            <text:p>21.7125726885514</text:p>
          </table:table-cell>
          <table:table-cell office:value-type="float" office:value="-11.9674273114486" calcext:value-type="float">
            <text:p>-11.9674273114486</text:p>
          </table:table-cell>
          <table:table-cell office:value-type="float" office:value="29.5637126897966" calcext:value-type="float">
            <text:p>29.5637126897966</text:p>
          </table:table-cell>
          <table:table-cell office:value-type="float" office:value="-4.1162873102034" calcext:value-type="float">
            <text:p>-4.1162873102034</text:p>
          </table:table-cell>
          <table:table-cell/>
        </table:table-row>
        <table:table-row table:style-name="ro1">
          <table:table-cell office:value-type="string" calcext:value-type="string">
            <text:p>DSX</text:p>
          </table:table-cell>
          <table:table-cell office:value-type="string" calcext:value-type="string">
            <text:p>Diana Shipping Inc</text:p>
          </table:table-cell>
          <table:table-cell office:value-type="float" office:value="3.6" calcext:value-type="float">
            <text:p>3.6</text:p>
          </table:table-cell>
          <table:table-cell office:value-type="float" office:value="0.991146952081665" calcext:value-type="float">
            <text:p>0.991146952081665</text:p>
          </table:table-cell>
          <table:table-cell office:value-type="float" office:value="-2.60885304791834" calcext:value-type="float">
            <text:p>-2.60885304791834</text:p>
          </table:table-cell>
          <table:table-cell office:value-type="float" office:value="0" calcext:value-type="float">
            <text:p>0</text:p>
          </table:table-cell>
          <table:table-cell office:value-type="float" office:value="0.991146952081665" calcext:value-type="float">
            <text:p>0.991146952081665</text:p>
          </table:table-cell>
          <table:table-cell office:value-type="float" office:value="4.78623773168345" calcext:value-type="float">
            <text:p>4.78623773168345</text:p>
          </table:table-cell>
          <table:table-cell office:value-type="float" office:value="1.37993631311164" calcext:value-type="float">
            <text:p>1.37993631311164</text:p>
          </table:table-cell>
          <table:table-cell office:value-type="float" office:value="-2.22006368688836" calcext:value-type="float">
            <text:p>-2.22006368688836</text:p>
          </table:table-cell>
          <table:table-cell office:value-type="float" office:value="4.78623773168345" calcext:value-type="float">
            <text:p>4.78623773168345</text:p>
          </table:table-cell>
          <table:table-cell office:value-type="float" office:value="1.18623773168345" calcext:value-type="float">
            <text:p>1.18623773168345</text:p>
          </table:table-cell>
          <table:table-cell/>
        </table:table-row>
        <table:table-row table:style-name="ro1">
          <table:table-cell office:value-type="string" calcext:value-type="string">
            <text:p>DTE</text:p>
          </table:table-cell>
          <table:table-cell office:value-type="string" calcext:value-type="string">
            <text:p>DTE Energy Co.</text:p>
          </table:table-cell>
          <table:table-cell office:value-type="float" office:value="120.94" calcext:value-type="float">
            <text:p>120.94</text:p>
          </table:table-cell>
          <table:table-cell office:value-type="float" office:value="4.90524975452859" calcext:value-type="float">
            <text:p>4.90524975452859</text:p>
          </table:table-cell>
          <table:table-cell office:value-type="float" office:value="-116.034750245471" calcext:value-type="float">
            <text:p>-116.034750245471</text:p>
          </table:table-cell>
          <table:table-cell office:value-type="float" office:value="4.23045349200084" calcext:value-type="float">
            <text:p>4.23045349200084</text:p>
          </table:table-cell>
          <table:table-cell office:value-type="float" office:value="9.13570324652943" calcext:value-type="float">
            <text:p>9.13570324652943</text:p>
          </table:table-cell>
          <table:table-cell office:value-type="float" office:value="38.9305536073697" calcext:value-type="float">
            <text:p>38.9305536073697</text:p>
          </table:table-cell>
          <table:table-cell office:value-type="float" office:value="2.09705915431698" calcext:value-type="float">
            <text:p>2.09705915431698</text:p>
          </table:table-cell>
          <table:table-cell office:value-type="float" office:value="-118.842940845683" calcext:value-type="float">
            <text:p>-118.842940845683</text:p>
          </table:table-cell>
          <table:table-cell office:value-type="float" office:value="63.965494947149" calcext:value-type="float">
            <text:p>63.965494947149</text:p>
          </table:table-cell>
          <table:table-cell office:value-type="float" office:value="-56.9745050528511" calcext:value-type="float">
            <text:p>-56.9745050528511</text:p>
          </table:table-cell>
          <table:table-cell/>
        </table:table-row>
        <table:table-row table:style-name="ro1">
          <table:table-cell office:value-type="string" calcext:value-type="string">
            <text:p>DUK</text:p>
          </table:table-cell>
          <table:table-cell office:value-type="string" calcext:value-type="string">
            <text:p>Duke Energy Corp.</text:p>
          </table:table-cell>
          <table:table-cell office:value-type="float" office:value="89.82" calcext:value-type="float">
            <text:p>89.82</text:p>
          </table:table-cell>
          <table:table-cell office:value-type="float" office:value="0.463341305521333" calcext:value-type="float">
            <text:p>0.463341305521333</text:p>
          </table:table-cell>
          <table:table-cell office:value-type="float" office:value="-89.3566586944787" calcext:value-type="float">
            <text:p>-89.3566586944787</text:p>
          </table:table-cell>
          <table:table-cell office:value-type="float" office:value="4.46900162422189" calcext:value-type="float">
            <text:p>4.46900162422189</text:p>
          </table:table-cell>
          <table:table-cell office:value-type="float" office:value="4.93234292974322" calcext:value-type="float">
            <text:p>4.93234292974322</text:p>
          </table:table-cell>
          <table:table-cell office:value-type="float" office:value="32.9081028692702" calcext:value-type="float">
            <text:p>32.9081028692702</text:p>
          </table:table-cell>
          <table:table-cell office:value-type="float" office:value="-10.1269288857786" calcext:value-type="float">
            <text:p>-10.1269288857786</text:p>
          </table:table-cell>
          <table:table-cell office:value-type="float" office:value="-99.9469288857786" calcext:value-type="float">
            <text:p>-99.9469288857786</text:p>
          </table:table-cell>
          <table:table-cell office:value-type="float" office:value="61.8023927868982" calcext:value-type="float">
            <text:p>61.8023927868982</text:p>
          </table:table-cell>
          <table:table-cell office:value-type="float" office:value="-28.0176072131018" calcext:value-type="float">
            <text:p>-28.0176072131018</text:p>
          </table:table-cell>
          <table:table-cell/>
        </table:table-row>
        <table:table-row table:style-name="ro1">
          <table:table-cell office:value-type="string" calcext:value-type="string">
            <text:p>DVA</text:p>
          </table:table-cell>
          <table:table-cell office:value-type="string" calcext:value-type="string">
            <text:p>DaVita Inc</text:p>
          </table:table-cell>
          <table:table-cell office:value-type="float" office:value="104.99" calcext:value-type="float">
            <text:p>104.99</text:p>
          </table:table-cell>
          <table:table-cell office:value-type="float" office:value="6.51673214285714" calcext:value-type="float">
            <text:p>6.51673214285714</text:p>
          </table:table-cell>
          <table:table-cell office:value-type="float" office:value="-98.4732678571429" calcext:value-type="float">
            <text:p>-98.4732678571429</text:p>
          </table:table-cell>
          <table:table-cell office:value-type="float" office:value="0.948696428571428" calcext:value-type="float">
            <text:p>0.948696428571428</text:p>
          </table:table-cell>
          <table:table-cell office:value-type="float" office:value="7.46542857142857" calcext:value-type="float">
            <text:p>7.46542857142857</text:p>
          </table:table-cell>
          <table:table-cell office:value-type="float" office:value="-48.3187321428571" calcext:value-type="float">
            <text:p>-48.3187321428571</text:p>
          </table:table-cell>
          <table:table-cell office:value-type="float" office:value="8.30744642857143" calcext:value-type="float">
            <text:p>8.30744642857143</text:p>
          </table:table-cell>
          <table:table-cell office:value-type="float" office:value="-96.6825535714286" calcext:value-type="float">
            <text:p>-96.6825535714286</text:p>
          </table:table-cell>
          <table:table-cell office:value-type="float" office:value="14.0603303571429" calcext:value-type="float">
            <text:p>14.0603303571429</text:p>
          </table:table-cell>
          <table:table-cell office:value-type="float" office:value="-90.9296696428571" calcext:value-type="float">
            <text:p>-90.9296696428571</text:p>
          </table:table-cell>
          <table:table-cell/>
        </table:table-row>
        <table:table-row table:style-name="ro1">
          <table:table-cell office:value-type="string" calcext:value-type="string">
            <text:p>DVD</text:p>
          </table:table-cell>
          <table:table-cell office:value-type="string" calcext:value-type="string">
            <text:p>Dover Motorsports Inc</text:p>
          </table:table-cell>
          <table:table-cell office:value-type="float" office:value="2.21" calcext:value-type="float">
            <text:p>2.21</text:p>
          </table:table-cell>
          <table:table-cell office:value-type="float" office:value="1.1939600301348" calcext:value-type="float">
            <text:p>1.1939600301348</text:p>
          </table:table-cell>
          <table:table-cell office:value-type="float" office:value="-1.0160399698652" calcext:value-type="float">
            <text:p>-1.0160399698652</text:p>
          </table:table-cell>
          <table:table-cell office:value-type="float" office:value="0.00100770293723573" calcext:value-type="float">
            <text:p>0.001007702937236</text:p>
          </table:table-cell>
          <table:table-cell office:value-type="float" office:value="1.19496773307203" calcext:value-type="float">
            <text:p>1.19496773307203</text:p>
          </table:table-cell>
          <table:table-cell office:value-type="float" office:value="4.11915370644057" calcext:value-type="float">
            <text:p>4.11915370644057</text:p>
          </table:table-cell>
          <table:table-cell office:value-type="float" office:value="0.84647046727801" calcext:value-type="float">
            <text:p>0.84647046727801</text:p>
          </table:table-cell>
          <table:table-cell office:value-type="float" office:value="-1.36352953272199" calcext:value-type="float">
            <text:p>-1.36352953272199</text:p>
          </table:table-cell>
          <table:table-cell office:value-type="float" office:value="4.11915370644057" calcext:value-type="float">
            <text:p>4.11915370644057</text:p>
          </table:table-cell>
          <table:table-cell office:value-type="float" office:value="1.90915370644057" calcext:value-type="float">
            <text:p>1.90915370644057</text:p>
          </table:table-cell>
          <table:table-cell/>
        </table:table-row>
        <table:table-row table:style-name="ro1">
          <table:table-cell office:value-type="string" calcext:value-type="string">
            <text:p>DVN</text:p>
          </table:table-cell>
          <table:table-cell office:value-type="string" calcext:value-type="string">
            <text:p>Devon Energy Corp.</text:p>
          </table:table-cell>
          <table:table-cell office:value-type="float" office:value="19.98" calcext:value-type="float">
            <text:p>19.98</text:p>
          </table:table-cell>
          <table:table-cell office:value-type="float" office:value="2.5360000923835" calcext:value-type="float">
            <text:p>2.5360000923835</text:p>
          </table:table-cell>
          <table:table-cell office:value-type="float" office:value="-17.4439999076165" calcext:value-type="float">
            <text:p>-17.4439999076165</text:p>
          </table:table-cell>
          <table:table-cell office:value-type="float" office:value="0" calcext:value-type="float">
            <text:p>0</text:p>
          </table:table-cell>
          <table:table-cell office:value-type="float" office:value="2.5360000923835" calcext:value-type="float">
            <text:p>2.5360000923835</text:p>
          </table:table-cell>
          <table:table-cell office:value-type="float" office:value="3.37241957217958" calcext:value-type="float">
            <text:p>3.37241957217958</text:p>
          </table:table-cell>
          <table:table-cell office:value-type="float" office:value="2.62662458308964" calcext:value-type="float">
            <text:p>2.62662458308964</text:p>
          </table:table-cell>
          <table:table-cell office:value-type="float" office:value="-17.3533754169104" calcext:value-type="float">
            <text:p>-17.3533754169104</text:p>
          </table:table-cell>
          <table:table-cell office:value-type="float" office:value="4.49111205581448" calcext:value-type="float">
            <text:p>4.49111205581448</text:p>
          </table:table-cell>
          <table:table-cell office:value-type="float" office:value="-15.4888879441855" calcext:value-type="float">
            <text:p>-15.4888879441855</text:p>
          </table:table-cell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Dynex Capital</text:p>
          </table:table-cell>
          <table:table-cell office:value-type="float" office:value="18.58" calcext:value-type="float">
            <text:p>18.58</text:p>
          </table:table-cell>
          <table:table-cell office:value-type="float" office:value="0" calcext:value-type="float">
            <text:p>0</text:p>
          </table:table-cell>
          <table:table-cell office:value-type="float" office:value="-18.58" calcext:value-type="float">
            <text:p>-18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962335592458" calcext:value-type="float">
            <text:p>18.0962335592458</text:p>
          </table:table-cell>
          <table:table-cell office:value-type="float" office:value="24.5395280692819" calcext:value-type="float">
            <text:p>24.5395280692819</text:p>
          </table:table-cell>
          <table:table-cell office:value-type="float" office:value="5.95952806928188" calcext:value-type="float">
            <text:p>5.95952806928188</text:p>
          </table:table-cell>
          <table:table-cell office:value-type="float" office:value="25.4685527916526" calcext:value-type="float">
            <text:p>25.4685527916526</text:p>
          </table:table-cell>
          <table:table-cell office:value-type="float" office:value="6.88855279165262" calcext:value-type="float">
            <text:p>6.88855279165262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Dycom Industries</text:p>
          </table:table-cell>
          <table:table-cell office:value-type="float" office:value="89.94" calcext:value-type="float">
            <text:p>89.94</text:p>
          </table:table-cell>
          <table:table-cell office:value-type="float" office:value="0.377148214892886" calcext:value-type="float">
            <text:p>0.377148214892886</text:p>
          </table:table-cell>
          <table:table-cell office:value-type="float" office:value="-89.5628517851071" calcext:value-type="float">
            <text:p>-89.5628517851071</text:p>
          </table:table-cell>
          <table:table-cell office:value-type="float" office:value="2.21936495648209" calcext:value-type="float">
            <text:p>2.21936495648209</text:p>
          </table:table-cell>
          <table:table-cell office:value-type="float" office:value="2.59651317137498" calcext:value-type="float">
            <text:p>2.59651317137498</text:p>
          </table:table-cell>
          <table:table-cell office:value-type="float" office:value="16.1735042223773" calcext:value-type="float">
            <text:p>16.1735042223773</text:p>
          </table:table-cell>
          <table:table-cell office:value-type="float" office:value="25.1241313033551" calcext:value-type="float">
            <text:p>25.1241313033551</text:p>
          </table:table-cell>
          <table:table-cell office:value-type="float" office:value="-64.8158686966449" calcext:value-type="float">
            <text:p>-64.8158686966449</text:p>
          </table:table-cell>
          <table:table-cell office:value-type="float" office:value="28.6127522911143" calcext:value-type="float">
            <text:p>28.6127522911143</text:p>
          </table:table-cell>
          <table:table-cell office:value-type="float" office:value="-61.3272477088857" calcext:value-type="float">
            <text:p>-61.327247708885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i Spa</text:p>
          </table:table-cell>
          <table:table-cell office:value-type="float" office:value="21.7" calcext:value-type="float">
            <text:p>21.7</text:p>
          </table:table-cell>
          <table:table-cell office:value-type="float" office:value="8.06580856468319" calcext:value-type="float">
            <text:p>8.06580856468319</text:p>
          </table:table-cell>
          <table:table-cell office:value-type="float" office:value="-13.6341914353168" calcext:value-type="float">
            <text:p>-13.6341914353168</text:p>
          </table:table-cell>
          <table:table-cell office:value-type="float" office:value="2.60314446150824" calcext:value-type="float">
            <text:p>2.60314446150824</text:p>
          </table:table-cell>
          <table:table-cell office:value-type="float" office:value="10.6689530261914" calcext:value-type="float">
            <text:p>10.6689530261914</text:p>
          </table:table-cell>
          <table:table-cell office:value-type="float" office:value="21.5916981073004" calcext:value-type="float">
            <text:p>21.5916981073004</text:p>
          </table:table-cell>
          <table:table-cell office:value-type="float" office:value="4.42231041240597" calcext:value-type="float">
            <text:p>4.42231041240597</text:p>
          </table:table-cell>
          <table:table-cell office:value-type="float" office:value="-17.277689587594" calcext:value-type="float">
            <text:p>-17.277689587594</text:p>
          </table:table-cell>
          <table:table-cell office:value-type="float" office:value="23.5451865707245" calcext:value-type="float">
            <text:p>23.5451865707245</text:p>
          </table:table-cell>
          <table:table-cell office:value-type="float" office:value="1.8451865707245" calcext:value-type="float">
            <text:p>1.8451865707245</text:p>
          </table:table-cell>
          <table:table-cell/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Brinker International</text:p>
          </table:table-cell>
          <table:table-cell office:value-type="float" office:value="66.8" calcext:value-type="float">
            <text:p>66.8</text:p>
          </table:table-cell>
          <table:table-cell office:value-type="float" office:value="1.41002778766618" calcext:value-type="float">
            <text:p>1.41002778766618</text:p>
          </table:table-cell>
          <table:table-cell office:value-type="float" office:value="-65.3899722123338" calcext:value-type="float">
            <text:p>-65.3899722123338</text:p>
          </table:table-cell>
          <table:table-cell office:value-type="float" office:value="1.73118856301604" calcext:value-type="float">
            <text:p>1.73118856301604</text:p>
          </table:table-cell>
          <table:table-cell office:value-type="float" office:value="3.14121635068223" calcext:value-type="float">
            <text:p>3.14121635068223</text:p>
          </table:table-cell>
          <table:table-cell office:value-type="float" office:value="-14.3884426819415" calcext:value-type="float">
            <text:p>-14.3884426819415</text:p>
          </table:table-cell>
          <table:table-cell office:value-type="float" office:value="-5.59831625524248" calcext:value-type="float">
            <text:p>-5.59831625524248</text:p>
          </table:table-cell>
          <table:table-cell office:value-type="float" office:value="-72.3983162552425" calcext:value-type="float">
            <text:p>-72.3983162552425</text:p>
          </table:table-cell>
          <table:table-cell office:value-type="float" office:value="-9.76900687211468" calcext:value-type="float">
            <text:p>-9.76900687211468</text:p>
          </table:table-cell>
          <table:table-cell office:value-type="float" office:value="-76.5690068721147" calcext:value-type="float">
            <text:p>-76.5690068721147</text:p>
          </table:table-cell>
          <table:table-cell/>
        </table:table-row>
        <table:table-row table:style-name="ro1">
          <table:table-cell office:value-type="string" calcext:value-type="string">
            <text:p>EBF</text:p>
          </table:table-cell>
          <table:table-cell office:value-type="string" calcext:value-type="string">
            <text:p>Ennis Inc.</text:p>
          </table:table-cell>
          <table:table-cell office:value-type="float" office:value="19.61" calcext:value-type="float">
            <text:p>19.61</text:p>
          </table:table-cell>
          <table:table-cell office:value-type="float" office:value="3.42767803793108" calcext:value-type="float">
            <text:p>3.42767803793108</text:p>
          </table:table-cell>
          <table:table-cell office:value-type="float" office:value="-16.1823219620689" calcext:value-type="float">
            <text:p>-16.1823219620689</text:p>
          </table:table-cell>
          <table:table-cell office:value-type="float" office:value="1.22744767716105" calcext:value-type="float">
            <text:p>1.22744767716105</text:p>
          </table:table-cell>
          <table:table-cell office:value-type="float" office:value="4.65512571509213" calcext:value-type="float">
            <text:p>4.65512571509213</text:p>
          </table:table-cell>
          <table:table-cell office:value-type="float" office:value="6.27506205229605" calcext:value-type="float">
            <text:p>6.27506205229605</text:p>
          </table:table-cell>
          <table:table-cell office:value-type="float" office:value="4.89130170022543" calcext:value-type="float">
            <text:p>4.89130170022543</text:p>
          </table:table-cell>
          <table:table-cell office:value-type="float" office:value="-14.7186982997746" calcext:value-type="float">
            <text:p>-14.7186982997746</text:p>
          </table:table-cell>
          <table:table-cell office:value-type="float" office:value="11.3808669373299" calcext:value-type="float">
            <text:p>11.3808669373299</text:p>
          </table:table-cell>
          <table:table-cell office:value-type="float" office:value="-8.22913306267011" calcext:value-type="float">
            <text:p>-8.22913306267011</text:p>
          </table:table-cell>
          <table:table-cell/>
        </table:table-row>
        <table:table-row table:style-name="ro1">
          <table:table-cell office:value-type="string" calcext:value-type="string">
            <text:p>EBS</text:p>
          </table:table-cell>
          <table:table-cell office:value-type="string" calcext:value-type="string">
            <text:p>Emergent Biosolutions Inc</text:p>
          </table:table-cell>
          <table:table-cell office:value-type="float" office:value="125.19" calcext:value-type="float">
            <text:p>125.19</text:p>
          </table:table-cell>
          <table:table-cell office:value-type="float" office:value="7.83031588494296" calcext:value-type="float">
            <text:p>7.83031588494296</text:p>
          </table:table-cell>
          <table:table-cell office:value-type="float" office:value="-117.359684115057" calcext:value-type="float">
            <text:p>-117.359684115057</text:p>
          </table:table-cell>
          <table:table-cell office:value-type="float" office:value="5.09630920607974" calcext:value-type="float">
            <text:p>5.09630920607974</text:p>
          </table:table-cell>
          <table:table-cell office:value-type="float" office:value="12.9266250910227" calcext:value-type="float">
            <text:p>12.9266250910227</text:p>
          </table:table-cell>
          <table:table-cell office:value-type="float" office:value="5.79066010864818" calcext:value-type="float">
            <text:p>5.79066010864818</text:p>
          </table:table-cell>
          <table:table-cell office:value-type="float" office:value="12.4435983761925" calcext:value-type="float">
            <text:p>12.4435983761925</text:p>
          </table:table-cell>
          <table:table-cell office:value-type="float" office:value="-112.746401623808" calcext:value-type="float">
            <text:p>-112.746401623808</text:p>
          </table:table-cell>
          <table:table-cell office:value-type="float" office:value="23.6135911566412" calcext:value-type="float">
            <text:p>23.6135911566412</text:p>
          </table:table-cell>
          <table:table-cell office:value-type="float" office:value="-101.576408843359" calcext:value-type="float">
            <text:p>-101.576408843359</text:p>
          </table:table-cell>
          <table:table-cell/>
        </table:table-row>
        <table:table-row table:style-name="ro1">
          <table:table-cell office:value-type="string" calcext:value-type="string">
            <text:p>ECL</text:p>
          </table:table-cell>
          <table:table-cell office:value-type="string" calcext:value-type="string">
            <text:p>Ecolab</text:p>
          </table:table-cell>
          <table:table-cell office:value-type="float" office:value="219.88" calcext:value-type="float">
            <text:p>219.88</text:p>
          </table:table-cell>
          <table:table-cell office:value-type="float" office:value="3.62486411270076" calcext:value-type="float">
            <text:p>3.62486411270076</text:p>
          </table:table-cell>
          <table:table-cell office:value-type="float" office:value="-216.255135887299" calcext:value-type="float">
            <text:p>-216.255135887299</text:p>
          </table:table-cell>
          <table:table-cell office:value-type="float" office:value="4.51154924551661" calcext:value-type="float">
            <text:p>4.51154924551661</text:p>
          </table:table-cell>
          <table:table-cell office:value-type="float" office:value="8.13641335821736" calcext:value-type="float">
            <text:p>8.13641335821736</text:p>
          </table:table-cell>
          <table:table-cell office:value-type="float" office:value="-10.3932389708605" calcext:value-type="float">
            <text:p>-10.3932389708605</text:p>
          </table:table-cell>
          <table:table-cell office:value-type="float" office:value="6.60582175597617" calcext:value-type="float">
            <text:p>6.60582175597617</text:p>
          </table:table-cell>
          <table:table-cell office:value-type="float" office:value="-213.274178244024" calcext:value-type="float">
            <text:p>-213.274178244024</text:p>
          </table:table-cell>
          <table:table-cell office:value-type="float" office:value="21.0712962005038" calcext:value-type="float">
            <text:p>21.0712962005038</text:p>
          </table:table-cell>
          <table:table-cell office:value-type="float" office:value="-198.808703799496" calcext:value-type="float">
            <text:p>-198.808703799496</text:p>
          </table:table-cell>
          <table:table-cell/>
        </table:table-row>
        <table:table-row table:style-name="ro1">
          <table:table-cell office:value-type="string" calcext:value-type="string">
            <text:p>ECOM</text:p>
          </table:table-cell>
          <table:table-cell office:value-type="string" calcext:value-type="string">
            <text:p>ChannelAdvisor Corp</text:p>
          </table:table-cell>
          <table:table-cell office:value-type="float" office:value="28.49" calcext:value-type="float">
            <text:p>28.49</text:p>
          </table:table-cell>
          <table:table-cell office:value-type="float" office:value="2.46305249129953" calcext:value-type="float">
            <text:p>2.46305249129953</text:p>
          </table:table-cell>
          <table:table-cell office:value-type="float" office:value="-26.0269475087005" calcext:value-type="float">
            <text:p>-26.0269475087005</text:p>
          </table:table-cell>
          <table:table-cell office:value-type="float" office:value="0" calcext:value-type="float">
            <text:p>0</text:p>
          </table:table-cell>
          <table:table-cell office:value-type="float" office:value="2.46305249129953" calcext:value-type="float">
            <text:p>2.46305249129953</text:p>
          </table:table-cell>
          <table:table-cell office:value-type="float" office:value="3.26866981394822" calcext:value-type="float">
            <text:p>3.26866981394822</text:p>
          </table:table-cell>
          <table:table-cell office:value-type="float" office:value="2.31037043386836" calcext:value-type="float">
            <text:p>2.31037043386836</text:p>
          </table:table-cell>
          <table:table-cell office:value-type="float" office:value="-26.1796295661316" calcext:value-type="float">
            <text:p>-26.1796295661316</text:p>
          </table:table-cell>
          <table:table-cell office:value-type="float" office:value="4.478593355869" calcext:value-type="float">
            <text:p>4.478593355869</text:p>
          </table:table-cell>
          <table:table-cell office:value-type="float" office:value="-24.011406644131" calcext:value-type="float">
            <text:p>-24.011406644131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Consolidated Edison</text:p>
          </table:table-cell>
          <table:table-cell office:value-type="float" office:value="71.06" calcext:value-type="float">
            <text:p>71.06</text:p>
          </table:table-cell>
          <table:table-cell office:value-type="float" office:value="3.41578484577976" calcext:value-type="float">
            <text:p>3.41578484577976</text:p>
          </table:table-cell>
          <table:table-cell office:value-type="float" office:value="-67.6442151542202" calcext:value-type="float">
            <text:p>-67.6442151542202</text:p>
          </table:table-cell>
          <table:table-cell office:value-type="float" office:value="1.0032375071521" calcext:value-type="float">
            <text:p>1.0032375071521</text:p>
          </table:table-cell>
          <table:table-cell office:value-type="float" office:value="4.41902235293186" calcext:value-type="float">
            <text:p>4.41902235293186</text:p>
          </table:table-cell>
          <table:table-cell office:value-type="float" office:value="48.5764017971949" calcext:value-type="float">
            <text:p>48.5764017971949</text:p>
          </table:table-cell>
          <table:table-cell office:value-type="float" office:value="-6.39265328218048" calcext:value-type="float">
            <text:p>-6.39265328218048</text:p>
          </table:table-cell>
          <table:table-cell office:value-type="float" office:value="-77.4526532821805" calcext:value-type="float">
            <text:p>-77.4526532821805</text:p>
          </table:table-cell>
          <table:table-cell office:value-type="float" office:value="54.4166772852589" calcext:value-type="float">
            <text:p>54.4166772852589</text:p>
          </table:table-cell>
          <table:table-cell office:value-type="float" office:value="-16.6433227147411" calcext:value-type="float">
            <text:p>-16.6433227147411</text:p>
          </table:table-cell>
          <table:table-cell/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New Oriental Education &amp; Technology Group Inc.</text:p>
          </table:table-cell>
          <table:table-cell office:value-type="float" office:value="195.87" calcext:value-type="float">
            <text:p>195.87</text:p>
          </table:table-cell>
          <table:table-cell office:value-type="float" office:value="36.0866961995664" calcext:value-type="float">
            <text:p>36.0866961995664</text:p>
          </table:table-cell>
          <table:table-cell office:value-type="float" office:value="-159.783303800434" calcext:value-type="float">
            <text:p>-159.783303800434</text:p>
          </table:table-cell>
          <table:table-cell office:value-type="float" office:value="0.181994857971745" calcext:value-type="float">
            <text:p>0.181994857971745</text:p>
          </table:table-cell>
          <table:table-cell office:value-type="float" office:value="36.2686910575381" calcext:value-type="float">
            <text:p>36.2686910575381</text:p>
          </table:table-cell>
          <table:table-cell office:value-type="float" office:value="27.1601198955148" calcext:value-type="float">
            <text:p>27.1601198955148</text:p>
          </table:table-cell>
          <table:table-cell office:value-type="float" office:value="18.6523324878904" calcext:value-type="float">
            <text:p>18.6523324878904</text:p>
          </table:table-cell>
          <table:table-cell office:value-type="float" office:value="-177.21766751211" calcext:value-type="float">
            <text:p>-177.21766751211</text:p>
          </table:table-cell>
          <table:table-cell office:value-type="float" office:value="27.8519750918393" calcext:value-type="float">
            <text:p>27.8519750918393</text:p>
          </table:table-cell>
          <table:table-cell office:value-type="float" office:value="-168.018024908161" calcext:value-type="float">
            <text:p>-168.018024908161</text:p>
          </table:table-cell>
          <table:table-cell/>
        </table:table-row>
        <table:table-row table:style-name="ro1">
          <table:table-cell office:value-type="string" calcext:value-type="string">
            <text:p>EFX</text:p>
          </table:table-cell>
          <table:table-cell office:value-type="string" calcext:value-type="string">
            <text:p>Equifax</text:p>
          </table:table-cell>
          <table:table-cell office:value-type="float" office:value="177.19" calcext:value-type="float">
            <text:p>177.19</text:p>
          </table:table-cell>
          <table:table-cell office:value-type="float" office:value="12.6238301264549" calcext:value-type="float">
            <text:p>12.6238301264549</text:p>
          </table:table-cell>
          <table:table-cell office:value-type="float" office:value="-164.566169873545" calcext:value-type="float">
            <text:p>-164.566169873545</text:p>
          </table:table-cell>
          <table:table-cell office:value-type="float" office:value="0" calcext:value-type="float">
            <text:p>0</text:p>
          </table:table-cell>
          <table:table-cell office:value-type="float" office:value="12.6238301264549" calcext:value-type="float">
            <text:p>12.6238301264549</text:p>
          </table:table-cell>
          <table:table-cell office:value-type="float" office:value="-20.8248804873246" calcext:value-type="float">
            <text:p>-20.8248804873246</text:p>
          </table:table-cell>
          <table:table-cell office:value-type="float" office:value="-0.652729950534332" calcext:value-type="float">
            <text:p>-0.652729950534332</text:p>
          </table:table-cell>
          <table:table-cell office:value-type="float" office:value="-177.842729950534" calcext:value-type="float">
            <text:p>-177.842729950534</text:p>
          </table:table-cell>
          <table:table-cell office:value-type="float" office:value="24.0786653037161" calcext:value-type="float">
            <text:p>24.0786653037161</text:p>
          </table:table-cell>
          <table:table-cell office:value-type="float" office:value="-153.111334696284" calcext:value-type="float">
            <text:p>-153.111334696284</text:p>
          </table:table-cell>
          <table:table-cell/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Eastgroup Properties</text:p>
          </table:table-cell>
          <table:table-cell office:value-type="float" office:value="146.38" calcext:value-type="float">
            <text:p>146.38</text:p>
          </table:table-cell>
          <table:table-cell office:value-type="float" office:value="0.000480320388867387" calcext:value-type="float">
            <text:p>0.000480320388867</text:p>
          </table:table-cell>
          <table:table-cell office:value-type="float" office:value="-146.379519679611" calcext:value-type="float">
            <text:p>-146.379519679611</text:p>
          </table:table-cell>
          <table:table-cell office:value-type="float" office:value="0" calcext:value-type="float">
            <text:p>0</text:p>
          </table:table-cell>
          <table:table-cell office:value-type="float" office:value="0.000480320388867387" calcext:value-type="float">
            <text:p>0.000480320388867</text:p>
          </table:table-cell>
          <table:table-cell office:value-type="float" office:value="31.0457864146687" calcext:value-type="float">
            <text:p>31.0457864146687</text:p>
          </table:table-cell>
          <table:table-cell office:value-type="float" office:value="-1.82172883487166" calcext:value-type="float">
            <text:p>-1.82172883487166</text:p>
          </table:table-cell>
          <table:table-cell office:value-type="float" office:value="-148.201728834872" calcext:value-type="float">
            <text:p>-148.201728834872</text:p>
          </table:table-cell>
          <table:table-cell office:value-type="float" office:value="31.4210430384764" calcext:value-type="float">
            <text:p>31.4210430384764</text:p>
          </table:table-cell>
          <table:table-cell office:value-type="float" office:value="-114.958956961524" calcext:value-type="float">
            <text:p>-114.958956961524</text:p>
          </table:table-cell>
          <table:table-cell/>
        </table:table-row>
        <table:table-row table:style-name="ro1">
          <table:table-cell office:value-type="string" calcext:value-type="string">
            <text:p>EGY</text:p>
          </table:table-cell>
          <table:table-cell office:value-type="string" calcext:value-type="string">
            <text:p>VAALCO Energy</text:p>
          </table:table-cell>
          <table:table-cell office:value-type="float" office:value="3.04" calcext:value-type="float">
            <text:p>3.04</text:p>
          </table:table-cell>
          <table:table-cell office:value-type="float" office:value="0.780438796975202" calcext:value-type="float">
            <text:p>0.780438796975202</text:p>
          </table:table-cell>
          <table:table-cell office:value-type="float" office:value="-2.2595612030248" calcext:value-type="float">
            <text:p>-2.2595612030248</text:p>
          </table:table-cell>
          <table:table-cell office:value-type="float" office:value="0.0148461072192825" calcext:value-type="float">
            <text:p>0.014846107219283</text:p>
          </table:table-cell>
          <table:table-cell office:value-type="float" office:value="0.795284904194485" calcext:value-type="float">
            <text:p>0.795284904194485</text:p>
          </table:table-cell>
          <table:table-cell office:value-type="float" office:value="0.98737925985594" calcext:value-type="float">
            <text:p>0.98737925985594</text:p>
          </table:table-cell>
          <table:table-cell office:value-type="float" office:value="0.204260157474208" calcext:value-type="float">
            <text:p>0.204260157474208</text:p>
          </table:table-cell>
          <table:table-cell office:value-type="float" office:value="-2.83573984252579" calcext:value-type="float">
            <text:p>-2.83573984252579</text:p>
          </table:table-cell>
          <table:table-cell office:value-type="float" office:value="0.98737925985594" calcext:value-type="float">
            <text:p>0.98737925985594</text:p>
          </table:table-cell>
          <table:table-cell office:value-type="float" office:value="-2.05262074014406" calcext:value-type="float">
            <text:p>-2.05262074014406</text:p>
          </table:table-cell>
          <table:table-cell/>
        </table:table-row>
        <table:table-row table:style-name="ro1">
          <table:table-cell office:value-type="string" calcext:value-type="string">
            <text:p>EIG</text:p>
          </table:table-cell>
          <table:table-cell office:value-type="string" calcext:value-type="string">
            <text:p>Employers Holdings Inc</text:p>
          </table:table-cell>
          <table:table-cell office:value-type="float" office:value="31.79" calcext:value-type="float">
            <text:p>31.79</text:p>
          </table:table-cell>
          <table:table-cell office:value-type="float" office:value="0" calcext:value-type="float">
            <text:p>0</text:p>
          </table:table-cell>
          <table:table-cell office:value-type="float" office:value="-31.79" calcext:value-type="float">
            <text:p>-3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098971572797" calcext:value-type="float">
            <text:p>38.5098971572797</text:p>
          </table:table-cell>
          <table:table-cell office:value-type="float" office:value="35.6257897914384" calcext:value-type="float">
            <text:p>35.6257897914384</text:p>
          </table:table-cell>
          <table:table-cell office:value-type="float" office:value="3.83578979143838" calcext:value-type="float">
            <text:p>3.83578979143838</text:p>
          </table:table-cell>
          <table:table-cell office:value-type="float" office:value="40.2258893534434" calcext:value-type="float">
            <text:p>40.2258893534434</text:p>
          </table:table-cell>
          <table:table-cell office:value-type="float" office:value="8.43588935344343" calcext:value-type="float">
            <text:p>8.43588935344343</text:p>
          </table:table-cell>
          <table:table-cell/>
        </table:table-row>
        <table:table-row table:style-name="ro1">
          <table:table-cell office:value-type="string" calcext:value-type="string">
            <text:p>EIX</text:p>
          </table:table-cell>
          <table:table-cell office:value-type="string" calcext:value-type="string">
            <text:p>Edison International</text:p>
          </table:table-cell>
          <table:table-cell office:value-type="float" office:value="57.91" calcext:value-type="float">
            <text:p>57.91</text:p>
          </table:table-cell>
          <table:table-cell office:value-type="float" office:value="0.243055795529122" calcext:value-type="float">
            <text:p>0.243055795529122</text:p>
          </table:table-cell>
          <table:table-cell office:value-type="float" office:value="-57.6669442044709" calcext:value-type="float">
            <text:p>-57.6669442044709</text:p>
          </table:table-cell>
          <table:table-cell office:value-type="float" office:value="1.02241948771489" calcext:value-type="float">
            <text:p>1.02241948771489</text:p>
          </table:table-cell>
          <table:table-cell office:value-type="float" office:value="1.26547528324401" calcext:value-type="float">
            <text:p>1.26547528324401</text:p>
          </table:table-cell>
          <table:table-cell office:value-type="float" office:value="36.3209899666779" calcext:value-type="float">
            <text:p>36.3209899666779</text:p>
          </table:table-cell>
          <table:table-cell office:value-type="float" office:value="-7.29431577669462" calcext:value-type="float">
            <text:p>-7.29431577669462</text:p>
          </table:table-cell>
          <table:table-cell office:value-type="float" office:value="-65.2043157766946" calcext:value-type="float">
            <text:p>-65.2043157766946</text:p>
          </table:table-cell>
          <table:table-cell office:value-type="float" office:value="36.3209899666779" calcext:value-type="float">
            <text:p>36.3209899666779</text:p>
          </table:table-cell>
          <table:table-cell office:value-type="float" office:value="-21.5890100333221" calcext:value-type="float">
            <text:p>-21.5890100333221</text:p>
          </table:table-cell>
          <table:table-cell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stee Lauder Cos.</text:p>
          </table:table-cell>
          <table:table-cell office:value-type="float" office:value="290.25" calcext:value-type="float">
            <text:p>290.25</text:p>
          </table:table-cell>
          <table:table-cell office:value-type="float" office:value="24.1363509781841" calcext:value-type="float">
            <text:p>24.1363509781841</text:p>
          </table:table-cell>
          <table:table-cell office:value-type="float" office:value="-266.113649021816" calcext:value-type="float">
            <text:p>-266.113649021816</text:p>
          </table:table-cell>
          <table:table-cell office:value-type="float" office:value="9.21055341205365" calcext:value-type="float">
            <text:p>9.21055341205365</text:p>
          </table:table-cell>
          <table:table-cell office:value-type="float" office:value="33.3469043902377" calcext:value-type="float">
            <text:p>33.3469043902377</text:p>
          </table:table-cell>
          <table:table-cell office:value-type="float" office:value="6.94709038073612" calcext:value-type="float">
            <text:p>6.94709038073612</text:p>
          </table:table-cell>
          <table:table-cell office:value-type="float" office:value="21.2025546645148" calcext:value-type="float">
            <text:p>21.2025546645148</text:p>
          </table:table-cell>
          <table:table-cell office:value-type="float" office:value="-269.047445335485" calcext:value-type="float">
            <text:p>-269.047445335485</text:p>
          </table:table-cell>
          <table:table-cell office:value-type="float" office:value="23.5966021014853" calcext:value-type="float">
            <text:p>23.5966021014853</text:p>
          </table:table-cell>
          <table:table-cell office:value-type="float" office:value="-266.653397898515" calcext:value-type="float">
            <text:p>-266.653397898515</text:p>
          </table:table-cell>
          <table:table-cell/>
        </table:table-row>
        <table:table-row table:style-name="ro1">
          <table:table-cell office:value-type="string" calcext:value-type="string">
            <text:p>ELS</text:p>
          </table:table-cell>
          <table:table-cell office:value-type="string" calcext:value-type="string">
            <text:p>Equity Lifestyle Properties Inc.</text:p>
          </table:table-cell>
          <table:table-cell office:value-type="float" office:value="62.78" calcext:value-type="float">
            <text:p>62.78</text:p>
          </table:table-cell>
          <table:table-cell office:value-type="float" office:value="0.626797564323647" calcext:value-type="float">
            <text:p>0.626797564323647</text:p>
          </table:table-cell>
          <table:table-cell office:value-type="float" office:value="-62.1532024356764" calcext:value-type="float">
            <text:p>-62.1532024356764</text:p>
          </table:table-cell>
          <table:table-cell office:value-type="float" office:value="0" calcext:value-type="float">
            <text:p>0</text:p>
          </table:table-cell>
          <table:table-cell office:value-type="float" office:value="0.626797564323647" calcext:value-type="float">
            <text:p>0.626797564323647</text:p>
          </table:table-cell>
          <table:table-cell office:value-type="float" office:value="6.74063933033273" calcext:value-type="float">
            <text:p>6.74063933033273</text:p>
          </table:table-cell>
          <table:table-cell office:value-type="float" office:value="-1.70169024778161" calcext:value-type="float">
            <text:p>-1.70169024778161</text:p>
          </table:table-cell>
          <table:table-cell office:value-type="float" office:value="-64.4816902477816" calcext:value-type="float">
            <text:p>-64.4816902477816</text:p>
          </table:table-cell>
          <table:table-cell office:value-type="float" office:value="6.74063933033273" calcext:value-type="float">
            <text:p>6.74063933033273</text:p>
          </table:table-cell>
          <table:table-cell office:value-type="float" office:value="-56.0393606696673" calcext:value-type="float">
            <text:p>-56.0393606696673</text:p>
          </table:table-cell>
          <table:table-cell/>
        </table:table-row>
        <table:table-row table:style-name="ro1">
          <table:table-cell office:value-type="string" calcext:value-type="string">
            <text:p>ELY</text:p>
          </table:table-cell>
          <table:table-cell office:value-type="string" calcext:value-type="string">
            <text:p>Callaway Golf Co.</text:p>
          </table:table-cell>
          <table:table-cell office:value-type="float" office:value="29.93" calcext:value-type="float">
            <text:p>29.93</text:p>
          </table:table-cell>
          <table:table-cell office:value-type="float" office:value="3.04298496511336" calcext:value-type="float">
            <text:p>3.04298496511336</text:p>
          </table:table-cell>
          <table:table-cell office:value-type="float" office:value="-26.8870150348866" calcext:value-type="float">
            <text:p>-26.8870150348866</text:p>
          </table:table-cell>
          <table:table-cell office:value-type="float" office:value="3.44845303041626" calcext:value-type="float">
            <text:p>3.44845303041626</text:p>
          </table:table-cell>
          <table:table-cell office:value-type="float" office:value="6.49143799552962" calcext:value-type="float">
            <text:p>6.49143799552962</text:p>
          </table:table-cell>
          <table:table-cell office:value-type="float" office:value="1.6721470742097" calcext:value-type="float">
            <text:p>1.6721470742097</text:p>
          </table:table-cell>
          <table:table-cell office:value-type="float" office:value="5.87816170825662" calcext:value-type="float">
            <text:p>5.87816170825662</text:p>
          </table:table-cell>
          <table:table-cell office:value-type="float" office:value="-24.0518382917434" calcext:value-type="float">
            <text:p>-24.0518382917434</text:p>
          </table:table-cell>
          <table:table-cell office:value-type="float" office:value="7.30910432703087" calcext:value-type="float">
            <text:p>7.30910432703087</text:p>
          </table:table-cell>
          <table:table-cell office:value-type="float" office:value="-22.6208956729691" calcext:value-type="float">
            <text:p>-22.6208956729691</text:p>
          </table:table-cell>
          <table:table-cell/>
        </table:table-row>
        <table:table-row table:style-name="ro1">
          <table:table-cell office:value-type="string" calcext:value-type="string">
            <text:p>EME</text:p>
          </table:table-cell>
          <table:table-cell office:value-type="string" calcext:value-type="string">
            <text:p>Emcor Group</text:p>
          </table:table-cell>
          <table:table-cell office:value-type="float" office:value="93.45" calcext:value-type="float">
            <text:p>93.45</text:p>
          </table:table-cell>
          <table:table-cell office:value-type="float" office:value="12.3728356753331" calcext:value-type="float">
            <text:p>12.3728356753331</text:p>
          </table:table-cell>
          <table:table-cell office:value-type="float" office:value="-81.0771643246669" calcext:value-type="float">
            <text:p>-81.0771643246669</text:p>
          </table:table-cell>
          <table:table-cell office:value-type="float" office:value="0.714913723520481" calcext:value-type="float">
            <text:p>0.714913723520481</text:p>
          </table:table-cell>
          <table:table-cell office:value-type="float" office:value="13.0877493988536" calcext:value-type="float">
            <text:p>13.0877493988536</text:p>
          </table:table-cell>
          <table:table-cell office:value-type="float" office:value="10.2666877888554" calcext:value-type="float">
            <text:p>10.2666877888554</text:p>
          </table:table-cell>
          <table:table-cell office:value-type="float" office:value="16.7239142820394" calcext:value-type="float">
            <text:p>16.7239142820394</text:p>
          </table:table-cell>
          <table:table-cell office:value-type="float" office:value="-76.7260857179606" calcext:value-type="float">
            <text:p>-76.7260857179606</text:p>
          </table:table-cell>
          <table:table-cell office:value-type="float" office:value="36.5586949576263" calcext:value-type="float">
            <text:p>36.5586949576263</text:p>
          </table:table-cell>
          <table:table-cell office:value-type="float" office:value="-56.8913050423738" calcext:value-type="float">
            <text:p>-56.8913050423738</text:p>
          </table:table-cell>
          <table:table-cell/>
        </table:table-row>
        <table:table-row table:style-name="ro1">
          <table:table-cell office:value-type="string" calcext:value-type="string">
            <text:p>EMN</text:p>
          </table:table-cell>
          <table:table-cell office:value-type="string" calcext:value-type="string">
            <text:p>Eastman Chemical Co</text:p>
          </table:table-cell>
          <table:table-cell office:value-type="float" office:value="109.23" calcext:value-type="float">
            <text:p>109.23</text:p>
          </table:table-cell>
          <table:table-cell office:value-type="float" office:value="4.79818487471282" calcext:value-type="float">
            <text:p>4.79818487471282</text:p>
          </table:table-cell>
          <table:table-cell office:value-type="float" office:value="-104.431815125287" calcext:value-type="float">
            <text:p>-104.431815125287</text:p>
          </table:table-cell>
          <table:table-cell office:value-type="float" office:value="9.87687901902424" calcext:value-type="float">
            <text:p>9.87687901902424</text:p>
          </table:table-cell>
          <table:table-cell office:value-type="float" office:value="14.6750638937371" calcext:value-type="float">
            <text:p>14.6750638937371</text:p>
          </table:table-cell>
          <table:table-cell office:value-type="float" office:value="-1.25490989030951" calcext:value-type="float">
            <text:p>-1.25490989030951</text:p>
          </table:table-cell>
          <table:table-cell office:value-type="float" office:value="12.8812809328829" calcext:value-type="float">
            <text:p>12.8812809328829</text:p>
          </table:table-cell>
          <table:table-cell office:value-type="float" office:value="-96.3487190671171" calcext:value-type="float">
            <text:p>-96.3487190671171</text:p>
          </table:table-cell>
          <table:table-cell office:value-type="float" office:value="44.8445740213545" calcext:value-type="float">
            <text:p>44.8445740213545</text:p>
          </table:table-cell>
          <table:table-cell office:value-type="float" office:value="-64.3854259786455" calcext:value-type="float">
            <text:p>-64.3854259786455</text:p>
          </table:table-cell>
          <table:table-cell/>
        </table:table-row>
        <table:table-row table:style-name="ro1">
          <table:table-cell office:value-type="string" calcext:value-type="string">
            <text:p>EMR</text:p>
          </table:table-cell>
          <table:table-cell office:value-type="string" calcext:value-type="string">
            <text:p>Emerson Electric Co.</text:p>
          </table:table-cell>
          <table:table-cell office:value-type="float" office:value="85.33" calcext:value-type="float">
            <text:p>85.33</text:p>
          </table:table-cell>
          <table:table-cell office:value-type="float" office:value="3.66148559399909" calcext:value-type="float">
            <text:p>3.66148559399909</text:p>
          </table:table-cell>
          <table:table-cell office:value-type="float" office:value="-81.6685144060009" calcext:value-type="float">
            <text:p>-81.6685144060009</text:p>
          </table:table-cell>
          <table:table-cell office:value-type="float" office:value="3.35483409227136" calcext:value-type="float">
            <text:p>3.35483409227136</text:p>
          </table:table-cell>
          <table:table-cell office:value-type="float" office:value="7.01631968627045" calcext:value-type="float">
            <text:p>7.01631968627045</text:p>
          </table:table-cell>
          <table:table-cell office:value-type="float" office:value="-3.55482420209379" calcext:value-type="float">
            <text:p>-3.55482420209379</text:p>
          </table:table-cell>
          <table:table-cell office:value-type="float" office:value="2.17489244431899" calcext:value-type="float">
            <text:p>2.17489244431899</text:p>
          </table:table-cell>
          <table:table-cell office:value-type="float" office:value="-83.155107555681" calcext:value-type="float">
            <text:p>-83.155107555681</text:p>
          </table:table-cell>
          <table:table-cell office:value-type="float" office:value="14.824266890588" calcext:value-type="float">
            <text:p>14.824266890588</text:p>
          </table:table-cell>
          <table:table-cell office:value-type="float" office:value="-70.505733109412" calcext:value-type="float">
            <text:p>-70.505733109412</text:p>
          </table:table-cell>
          <table:table-cell/>
        </table:table-row>
        <table:table-row table:style-name="ro1">
          <table:table-cell office:value-type="string" calcext:value-type="string">
            <text:p>ENB</text:p>
          </table:table-cell>
          <table:table-cell office:value-type="string" calcext:value-type="string">
            <text:p>Enbridge Inc</text:p>
          </table:table-cell>
          <table:table-cell office:value-type="float" office:value="34.57" calcext:value-type="float">
            <text:p>34.57</text:p>
          </table:table-cell>
          <table:table-cell office:value-type="float" office:value="0.241952211423364" calcext:value-type="float">
            <text:p>0.241952211423364</text:p>
          </table:table-cell>
          <table:table-cell office:value-type="float" office:value="-34.3280477885766" calcext:value-type="float">
            <text:p>-34.3280477885766</text:p>
          </table:table-cell>
          <table:table-cell office:value-type="float" office:value="0.503790905977416" calcext:value-type="float">
            <text:p>0.503790905977416</text:p>
          </table:table-cell>
          <table:table-cell office:value-type="float" office:value="0.745743117400781" calcext:value-type="float">
            <text:p>0.745743117400781</text:p>
          </table:table-cell>
          <table:table-cell office:value-type="float" office:value="7.91887123628089" calcext:value-type="float">
            <text:p>7.91887123628089</text:p>
          </table:table-cell>
          <table:table-cell office:value-type="float" office:value="-1.90541969848476" calcext:value-type="float">
            <text:p>-1.90541969848476</text:p>
          </table:table-cell>
          <table:table-cell office:value-type="float" office:value="-36.4754196984848" calcext:value-type="float">
            <text:p>-36.4754196984848</text:p>
          </table:table-cell>
          <table:table-cell office:value-type="float" office:value="24.0125601120989" calcext:value-type="float">
            <text:p>24.0125601120989</text:p>
          </table:table-cell>
          <table:table-cell office:value-type="float" office:value="-10.5574398879011" calcext:value-type="float">
            <text:p>-10.5574398879011</text:p>
          </table:table-cell>
          <table:table-cell/>
        </table:table-row>
        <table:table-row table:style-name="ro1">
          <table:table-cell office:value-type="string" calcext:value-type="string">
            <text:p>ENLC</text:p>
          </table:table-cell>
          <table:table-cell office:value-type="string" calcext:value-type="string">
            <text:p>Enlink Midstream LLC</text:p>
          </table:table-cell>
          <table:table-cell office:value-type="float" office:value="4.57" calcext:value-type="float">
            <text:p>4.57</text:p>
          </table:table-cell>
          <table:table-cell office:value-type="float" office:value="0.0946209841116592" calcext:value-type="float">
            <text:p>0.094620984111659</text:p>
          </table:table-cell>
          <table:table-cell office:value-type="float" office:value="-4.47537901588834" calcext:value-type="float">
            <text:p>-4.47537901588834</text:p>
          </table:table-cell>
          <table:table-cell office:value-type="float" office:value="0.0722394821006321" calcext:value-type="float">
            <text:p>0.072239482100632</text:p>
          </table:table-cell>
          <table:table-cell office:value-type="float" office:value="0.166860466212291" calcext:value-type="float">
            <text:p>0.166860466212291</text:p>
          </table:table-cell>
          <table:table-cell office:value-type="float" office:value="0.944026279944785" calcext:value-type="float">
            <text:p>0.944026279944785</text:p>
          </table:table-cell>
          <table:table-cell office:value-type="float" office:value="0.140293805288633" calcext:value-type="float">
            <text:p>0.140293805288633</text:p>
          </table:table-cell>
          <table:table-cell office:value-type="float" office:value="-4.42970619471137" calcext:value-type="float">
            <text:p>-4.42970619471137</text:p>
          </table:table-cell>
          <table:table-cell office:value-type="float" office:value="3.10411416915537" calcext:value-type="float">
            <text:p>3.10411416915537</text:p>
          </table:table-cell>
          <table:table-cell office:value-type="float" office:value="-1.46588583084463" calcext:value-type="float">
            <text:p>-1.46588583084463</text:p>
          </table:table-cell>
          <table:table-cell/>
        </table:table-row>
        <table:table-row table:style-name="ro1">
          <table:table-cell office:value-type="string" calcext:value-type="string">
            <text:p>ENR</text:p>
          </table:table-cell>
          <table:table-cell office:value-type="string" calcext:value-type="string">
            <text:p>Energizer Holdings Inc</text:p>
          </table:table-cell>
          <table:table-cell office:value-type="float" office:value="46.82" calcext:value-type="float">
            <text:p>46.82</text:p>
          </table:table-cell>
          <table:table-cell office:value-type="float" office:value="4.4699944019756" calcext:value-type="float">
            <text:p>4.4699944019756</text:p>
          </table:table-cell>
          <table:table-cell office:value-type="float" office:value="-42.3500055980244" calcext:value-type="float">
            <text:p>-42.3500055980244</text:p>
          </table:table-cell>
          <table:table-cell office:value-type="float" office:value="7.64257877955579" calcext:value-type="float">
            <text:p>7.64257877955579</text:p>
          </table:table-cell>
          <table:table-cell office:value-type="float" office:value="12.1125731815314" calcext:value-type="float">
            <text:p>12.1125731815314</text:p>
          </table:table-cell>
          <table:table-cell office:value-type="float" office:value="-38.6853442223333" calcext:value-type="float">
            <text:p>-38.6853442223333</text:p>
          </table:table-cell>
          <table:table-cell office:value-type="float" office:value="8.2232684973517" calcext:value-type="float">
            <text:p>8.2232684973517</text:p>
          </table:table-cell>
          <table:table-cell office:value-type="float" office:value="-38.5967315026483" calcext:value-type="float">
            <text:p>-38.5967315026483</text:p>
          </table:table-cell>
          <table:table-cell office:value-type="float" office:value="4.82104108275902" calcext:value-type="float">
            <text:p>4.82104108275902</text:p>
          </table:table-cell>
          <table:table-cell office:value-type="float" office:value="-41.998958917241" calcext:value-type="float">
            <text:p>-41.998958917241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Enersys</text:p>
          </table:table-cell>
          <table:table-cell office:value-type="float" office:value="92.8" calcext:value-type="float">
            <text:p>92.8</text:p>
          </table:table-cell>
          <table:table-cell office:value-type="float" office:value="11.4473056754438" calcext:value-type="float">
            <text:p>11.4473056754438</text:p>
          </table:table-cell>
          <table:table-cell office:value-type="float" office:value="-81.3526943245562" calcext:value-type="float">
            <text:p>-81.3526943245562</text:p>
          </table:table-cell>
          <table:table-cell office:value-type="float" office:value="12.0755533278666" calcext:value-type="float">
            <text:p>12.0755533278666</text:p>
          </table:table-cell>
          <table:table-cell office:value-type="float" office:value="23.5228590033103" calcext:value-type="float">
            <text:p>23.5228590033103</text:p>
          </table:table-cell>
          <table:table-cell office:value-type="float" office:value="8.93452590283484" calcext:value-type="float">
            <text:p>8.93452590283484</text:p>
          </table:table-cell>
          <table:table-cell office:value-type="float" office:value="25.2656617515389" calcext:value-type="float">
            <text:p>25.2656617515389</text:p>
          </table:table-cell>
          <table:table-cell office:value-type="float" office:value="-67.5343382484611" calcext:value-type="float">
            <text:p>-67.5343382484611</text:p>
          </table:table-cell>
          <table:table-cell office:value-type="float" office:value="35.7850734279964" calcext:value-type="float">
            <text:p>35.7850734279964</text:p>
          </table:table-cell>
          <table:table-cell office:value-type="float" office:value="-57.0149265720036" calcext:value-type="float">
            <text:p>-57.0149265720036</text:p>
          </table:table-cell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Envestnet Inc.</text:p>
          </table:table-cell>
          <table:table-cell office:value-type="float" office:value="80.89" calcext:value-type="float">
            <text:p>80.89</text:p>
          </table:table-cell>
          <table:table-cell office:value-type="float" office:value="6.72695778126761" calcext:value-type="float">
            <text:p>6.72695778126761</text:p>
          </table:table-cell>
          <table:table-cell office:value-type="float" office:value="-74.1630422187324" calcext:value-type="float">
            <text:p>-74.1630422187324</text:p>
          </table:table-cell>
          <table:table-cell office:value-type="float" office:value="0" calcext:value-type="float">
            <text:p>0</text:p>
          </table:table-cell>
          <table:table-cell office:value-type="float" office:value="6.72695778126761" calcext:value-type="float">
            <text:p>6.72695778126761</text:p>
          </table:table-cell>
          <table:table-cell office:value-type="float" office:value="-9.12116516622232" calcext:value-type="float">
            <text:p>-9.12116516622232</text:p>
          </table:table-cell>
          <table:table-cell office:value-type="float" office:value="4.72461471402042" calcext:value-type="float">
            <text:p>4.72461471402042</text:p>
          </table:table-cell>
          <table:table-cell office:value-type="float" office:value="-76.1653852859796" calcext:value-type="float">
            <text:p>-76.1653852859796</text:p>
          </table:table-cell>
          <table:table-cell office:value-type="float" office:value="17.6955812770821" calcext:value-type="float">
            <text:p>17.6955812770821</text:p>
          </table:table-cell>
          <table:table-cell office:value-type="float" office:value="-63.1944187229179" calcext:value-type="float">
            <text:p>-63.1944187229179</text:p>
          </table:table-cell>
          <table:table-cell/>
        </table:table-row>
        <table:table-row table:style-name="ro1">
          <table:table-cell office:value-type="string" calcext:value-type="string">
            <text:p>ENZ</text:p>
          </table:table-cell>
          <table:table-cell office:value-type="string" calcext:value-type="string">
            <text:p>Enzo Biochem</text:p>
          </table:table-cell>
          <table:table-cell office:value-type="float" office:value="3.27" calcext:value-type="float">
            <text:p>3.27</text:p>
          </table:table-cell>
          <table:table-cell office:value-type="float" office:value="0.958637688028304" calcext:value-type="float">
            <text:p>0.958637688028304</text:p>
          </table:table-cell>
          <table:table-cell office:value-type="float" office:value="-2.3113623119717" calcext:value-type="float">
            <text:p>-2.3113623119717</text:p>
          </table:table-cell>
          <table:table-cell office:value-type="float" office:value="0.170894487008574" calcext:value-type="float">
            <text:p>0.170894487008574</text:p>
          </table:table-cell>
          <table:table-cell office:value-type="float" office:value="1.12953217503688" calcext:value-type="float">
            <text:p>1.12953217503688</text:p>
          </table:table-cell>
          <table:table-cell office:value-type="float" office:value="1.06704137483936" calcext:value-type="float">
            <text:p>1.06704137483936</text:p>
          </table:table-cell>
          <table:table-cell office:value-type="float" office:value="0.766133452204351" calcext:value-type="float">
            <text:p>0.766133452204351</text:p>
          </table:table-cell>
          <table:table-cell office:value-type="float" office:value="-2.50386654779565" calcext:value-type="float">
            <text:p>-2.50386654779565</text:p>
          </table:table-cell>
          <table:table-cell office:value-type="float" office:value="1.23223589911692" calcext:value-type="float">
            <text:p>1.23223589911692</text:p>
          </table:table-cell>
          <table:table-cell office:value-type="float" office:value="-2.03776410088308" calcext:value-type="float">
            <text:p>-2.03776410088308</text:p>
          </table:table-cell>
          <table:table-cell/>
        </table:table-row>
        <table:table-row table:style-name="ro1">
          <table:table-cell office:value-type="string" calcext:value-type="string">
            <text:p>EOG</text:p>
          </table:table-cell>
          <table:table-cell office:value-type="string" calcext:value-type="string">
            <text:p>EOG Resources</text:p>
          </table:table-cell>
          <table:table-cell office:value-type="float" office:value="61.02" calcext:value-type="float">
            <text:p>61.02</text:p>
          </table:table-cell>
          <table:table-cell office:value-type="float" office:value="5.25483247842659" calcext:value-type="float">
            <text:p>5.25483247842659</text:p>
          </table:table-cell>
          <table:table-cell office:value-type="float" office:value="-55.7651675215734" calcext:value-type="float">
            <text:p>-55.7651675215734</text:p>
          </table:table-cell>
          <table:table-cell office:value-type="float" office:value="1.14598166204101" calcext:value-type="float">
            <text:p>1.14598166204101</text:p>
          </table:table-cell>
          <table:table-cell office:value-type="float" office:value="6.4008141404676" calcext:value-type="float">
            <text:p>6.4008141404676</text:p>
          </table:table-cell>
          <table:table-cell office:value-type="float" office:value="34.5373165098687" calcext:value-type="float">
            <text:p>34.5373165098687</text:p>
          </table:table-cell>
          <table:table-cell office:value-type="float" office:value="3.55689350161026" calcext:value-type="float">
            <text:p>3.55689350161026</text:p>
          </table:table-cell>
          <table:table-cell office:value-type="float" office:value="-57.4631064983897" calcext:value-type="float">
            <text:p>-57.4631064983897</text:p>
          </table:table-cell>
          <table:table-cell office:value-type="float" office:value="34.5373165098687" calcext:value-type="float">
            <text:p>34.5373165098687</text:p>
          </table:table-cell>
          <table:table-cell office:value-type="float" office:value="-26.4826834901314" calcext:value-type="float">
            <text:p>-26.4826834901314</text:p>
          </table:table-cell>
          <table:table-cell/>
        </table:table-row>
        <table:table-row table:style-name="ro1">
          <table:table-cell office:value-type="string" calcext:value-type="string">
            <text:p>EPAM</text:p>
          </table:table-cell>
          <table:table-cell office:value-type="string" calcext:value-type="string">
            <text:p>EPAM Systems Inc</text:p>
          </table:table-cell>
          <table:table-cell office:value-type="float" office:value="400.27" calcext:value-type="float">
            <text:p>400.27</text:p>
          </table:table-cell>
          <table:table-cell office:value-type="float" office:value="21.8106333128823" calcext:value-type="float">
            <text:p>21.8106333128823</text:p>
          </table:table-cell>
          <table:table-cell office:value-type="float" office:value="-378.459366687118" calcext:value-type="float">
            <text:p>-378.459366687118</text:p>
          </table:table-cell>
          <table:table-cell office:value-type="float" office:value="0" calcext:value-type="float">
            <text:p>0</text:p>
          </table:table-cell>
          <table:table-cell office:value-type="float" office:value="21.8106333128823" calcext:value-type="float">
            <text:p>21.8106333128823</text:p>
          </table:table-cell>
          <table:table-cell office:value-type="float" office:value="28.5440180504256" calcext:value-type="float">
            <text:p>28.5440180504256</text:p>
          </table:table-cell>
          <table:table-cell office:value-type="float" office:value="23.886704459019" calcext:value-type="float">
            <text:p>23.886704459019</text:p>
          </table:table-cell>
          <table:table-cell office:value-type="float" office:value="-376.383295540981" calcext:value-type="float">
            <text:p>-376.383295540981</text:p>
          </table:table-cell>
          <table:table-cell office:value-type="float" office:value="33.2250327560293" calcext:value-type="float">
            <text:p>33.2250327560293</text:p>
          </table:table-cell>
          <table:table-cell office:value-type="float" office:value="-367.044967243971" calcext:value-type="float">
            <text:p>-367.044967243971</text:p>
          </table:table-cell>
          <table:table-cell/>
        </table:table-row>
        <table:table-row table:style-name="ro1">
          <table:table-cell office:value-type="string" calcext:value-type="string">
            <text:p>EPD</text:p>
          </table:table-cell>
          <table:table-cell office:value-type="string" calcext:value-type="string">
            <text:p>Enterprise Products Partners L P</text:p>
          </table:table-cell>
          <table:table-cell office:value-type="float" office:value="21.79" calcext:value-type="float">
            <text:p>21.79</text:p>
          </table:table-cell>
          <table:table-cell office:value-type="float" office:value="0.472861328643242" calcext:value-type="float">
            <text:p>0.472861328643242</text:p>
          </table:table-cell>
          <table:table-cell office:value-type="float" office:value="-21.3171386713568" calcext:value-type="float">
            <text:p>-21.3171386713568</text:p>
          </table:table-cell>
          <table:table-cell office:value-type="float" office:value="1.46256256328852" calcext:value-type="float">
            <text:p>1.46256256328852</text:p>
          </table:table-cell>
          <table:table-cell office:value-type="float" office:value="1.93542389193176" calcext:value-type="float">
            <text:p>1.93542389193176</text:p>
          </table:table-cell>
          <table:table-cell office:value-type="float" office:value="7.30296344755497" calcext:value-type="float">
            <text:p>7.30296344755497</text:p>
          </table:table-cell>
          <table:table-cell office:value-type="float" office:value="0.433555475128816" calcext:value-type="float">
            <text:p>0.433555475128816</text:p>
          </table:table-cell>
          <table:table-cell office:value-type="float" office:value="-21.3564445248712" calcext:value-type="float">
            <text:p>-21.3564445248712</text:p>
          </table:table-cell>
          <table:table-cell office:value-type="float" office:value="11.4914190197816" calcext:value-type="float">
            <text:p>11.4914190197816</text:p>
          </table:table-cell>
          <table:table-cell office:value-type="float" office:value="-10.2985809802184" calcext:value-type="float">
            <text:p>-10.2985809802184</text:p>
          </table:table-cell>
          <table:table-cell/>
        </table:table-row>
        <table:table-row table:style-name="ro1">
          <table:table-cell office:value-type="string" calcext:value-type="string">
            <text:p>EPR</text:p>
          </table:table-cell>
          <table:table-cell office:value-type="string" calcext:value-type="string">
            <text:p>EPR Properties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-41.23" calcext:value-type="float">
            <text:p>-4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6957804727" calcext:value-type="float">
            <text:p>36.66957804727</text:p>
          </table:table-cell>
          <table:table-cell office:value-type="float" office:value="-34.0180952333726" calcext:value-type="float">
            <text:p>-34.0180952333726</text:p>
          </table:table-cell>
          <table:table-cell office:value-type="float" office:value="-75.2480952333726" calcext:value-type="float">
            <text:p>-75.2480952333726</text:p>
          </table:table-cell>
          <table:table-cell office:value-type="float" office:value="36.6715615565348" calcext:value-type="float">
            <text:p>36.6715615565348</text:p>
          </table:table-cell>
          <table:table-cell office:value-type="float" office:value="-4.55843844346523" calcext:value-type="float">
            <text:p>-4.55843844346523</text:p>
          </table:table-cell>
          <table:table-cell/>
        </table:table-row>
        <table:table-row table:style-name="ro1">
          <table:table-cell office:value-type="string" calcext:value-type="string">
            <text:p>EQC</text:p>
          </table:table-cell>
          <table:table-cell office:value-type="string" calcext:value-type="string">
            <text:p>Equity Commonwealth</text:p>
          </table:table-cell>
          <table:table-cell office:value-type="float" office:value="28.94" calcext:value-type="float">
            <text:p>28.94</text:p>
          </table:table-cell>
          <table:table-cell office:value-type="float" office:value="24.5569031551238" calcext:value-type="float">
            <text:p>24.5569031551238</text:p>
          </table:table-cell>
          <table:table-cell office:value-type="float" office:value="-4.38309684487621" calcext:value-type="float">
            <text:p>-4.38309684487621</text:p>
          </table:table-cell>
          <table:table-cell office:value-type="float" office:value="0" calcext:value-type="float">
            <text:p>0</text:p>
          </table:table-cell>
          <table:table-cell office:value-type="float" office:value="24.5569031551238" calcext:value-type="float">
            <text:p>24.5569031551238</text:p>
          </table:table-cell>
          <table:table-cell office:value-type="float" office:value="25.6271483565283" calcext:value-type="float">
            <text:p>25.6271483565283</text:p>
          </table:table-cell>
          <table:table-cell office:value-type="float" office:value="24.3940933677836" calcext:value-type="float">
            <text:p>24.3940933677836</text:p>
          </table:table-cell>
          <table:table-cell office:value-type="float" office:value="-4.54590663221638" calcext:value-type="float">
            <text:p>-4.54590663221638</text:p>
          </table:table-cell>
          <table:table-cell office:value-type="float" office:value="26.6075666179547" calcext:value-type="float">
            <text:p>26.6075666179547</text:p>
          </table:table-cell>
          <table:table-cell office:value-type="float" office:value="-2.33243338204529" calcext:value-type="float">
            <text:p>-2.33243338204529</text:p>
          </table:table-cell>
          <table:table-cell/>
        </table:table-row>
        <table:table-row table:style-name="ro1">
          <table:table-cell office:value-type="string" calcext:value-type="string">
            <text:p>EQR</text:p>
          </table:table-cell>
          <table:table-cell office:value-type="string" calcext:value-type="string">
            <text:p>Equity Residential Properties Trust</text:p>
          </table:table-cell>
          <table:table-cell office:value-type="float" office:value="67.48" calcext:value-type="float">
            <text:p>67.48</text:p>
          </table:table-cell>
          <table:table-cell office:value-type="float" office:value="0.479063649488792" calcext:value-type="float">
            <text:p>0.479063649488792</text:p>
          </table:table-cell>
          <table:table-cell office:value-type="float" office:value="-67.0009363505112" calcext:value-type="float">
            <text:p>-67.0009363505112</text:p>
          </table:table-cell>
          <table:table-cell office:value-type="float" office:value="0" calcext:value-type="float">
            <text:p>0</text:p>
          </table:table-cell>
          <table:table-cell office:value-type="float" office:value="0.479063649488792" calcext:value-type="float">
            <text:p>0.479063649488792</text:p>
          </table:table-cell>
          <table:table-cell office:value-type="float" office:value="28.1534144514612" calcext:value-type="float">
            <text:p>28.1534144514612</text:p>
          </table:table-cell>
          <table:table-cell office:value-type="float" office:value="-0.759579669914446" calcext:value-type="float">
            <text:p>-0.759579669914446</text:p>
          </table:table-cell>
          <table:table-cell office:value-type="float" office:value="-68.2395796699145" calcext:value-type="float">
            <text:p>-68.2395796699145</text:p>
          </table:table-cell>
          <table:table-cell office:value-type="float" office:value="28.2535613275467" calcext:value-type="float">
            <text:p>28.2535613275467</text:p>
          </table:table-cell>
          <table:table-cell office:value-type="float" office:value="-39.2264386724533" calcext:value-type="float">
            <text:p>-39.2264386724533</text:p>
          </table:table-cell>
          <table:table-cell/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EQT Corp</text:p>
          </table:table-cell>
          <table:table-cell office:value-type="float" office:value="17.66" calcext:value-type="float">
            <text:p>17.66</text:p>
          </table:table-cell>
          <table:table-cell office:value-type="float" office:value="0.053474423808682" calcext:value-type="float">
            <text:p>0.053474423808682</text:p>
          </table:table-cell>
          <table:table-cell office:value-type="float" office:value="-17.6065255761913" calcext:value-type="float">
            <text:p>-17.6065255761913</text:p>
          </table:table-cell>
          <table:table-cell office:value-type="float" office:value="0" calcext:value-type="float">
            <text:p>0</text:p>
          </table:table-cell>
          <table:table-cell office:value-type="float" office:value="0.053474423808682" calcext:value-type="float">
            <text:p>0.053474423808682</text:p>
          </table:table-cell>
          <table:table-cell office:value-type="float" office:value="34.5941963184362" calcext:value-type="float">
            <text:p>34.5941963184362</text:p>
          </table:table-cell>
          <table:table-cell office:value-type="float" office:value="-1.94587356224448" calcext:value-type="float">
            <text:p>-1.94587356224448</text:p>
          </table:table-cell>
          <table:table-cell office:value-type="float" office:value="-19.6058735622445" calcext:value-type="float">
            <text:p>-19.6058735622445</text:p>
          </table:table-cell>
          <table:table-cell office:value-type="float" office:value="34.6081752558278" calcext:value-type="float">
            <text:p>34.6081752558278</text:p>
          </table:table-cell>
          <table:table-cell office:value-type="float" office:value="16.9481752558278" calcext:value-type="float">
            <text:p>16.9481752558278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Enerplus Corporation</text:p>
          </table:table-cell>
          <table:table-cell office:value-type="float" office:value="4.72" calcext:value-type="float">
            <text:p>4.72</text:p>
          </table:table-cell>
          <table:table-cell office:value-type="float" office:value="0.246116062041071" calcext:value-type="float">
            <text:p>0.246116062041071</text:p>
          </table:table-cell>
          <table:table-cell office:value-type="float" office:value="-4.47388393795893" calcext:value-type="float">
            <text:p>-4.47388393795893</text:p>
          </table:table-cell>
          <table:table-cell office:value-type="float" office:value="0" calcext:value-type="float">
            <text:p>0</text:p>
          </table:table-cell>
          <table:table-cell office:value-type="float" office:value="0.246116062041071" calcext:value-type="float">
            <text:p>0.246116062041071</text:p>
          </table:table-cell>
          <table:table-cell office:value-type="float" office:value="2.21741702091127" calcext:value-type="float">
            <text:p>2.21741702091127</text:p>
          </table:table-cell>
          <table:table-cell office:value-type="float" office:value="-0.443833888218671" calcext:value-type="float">
            <text:p>-0.443833888218671</text:p>
          </table:table-cell>
          <table:table-cell office:value-type="float" office:value="-5.16383388821867" calcext:value-type="float">
            <text:p>-5.16383388821867</text:p>
          </table:table-cell>
          <table:table-cell office:value-type="float" office:value="2.21741702091127" calcext:value-type="float">
            <text:p>2.21741702091127</text:p>
          </table:table-cell>
          <table:table-cell office:value-type="float" office:value="-2.50258297908873" calcext:value-type="float">
            <text:p>-2.50258297908873</text:p>
          </table:table-cell>
          <table:table-cell/>
        </table:table-row>
        <table:table-row table:style-name="ro1">
          <table:table-cell office:value-type="string" calcext:value-type="string">
            <text:p>ESE</text:p>
          </table:table-cell>
          <table:table-cell office:value-type="string" calcext:value-type="string">
            <text:p>Esco Technologies</text:p>
          </table:table-cell>
          <table:table-cell office:value-type="float" office:value="104.27" calcext:value-type="float">
            <text:p>104.27</text:p>
          </table:table-cell>
          <table:table-cell office:value-type="float" office:value="2.2030351819672" calcext:value-type="float">
            <text:p>2.2030351819672</text:p>
          </table:table-cell>
          <table:table-cell office:value-type="float" office:value="-102.066964818033" calcext:value-type="float">
            <text:p>-102.066964818033</text:p>
          </table:table-cell>
          <table:table-cell office:value-type="float" office:value="5.5325133381525" calcext:value-type="float">
            <text:p>5.5325133381525</text:p>
          </table:table-cell>
          <table:table-cell office:value-type="float" office:value="7.7355485201197" calcext:value-type="float">
            <text:p>7.7355485201197</text:p>
          </table:table-cell>
          <table:table-cell office:value-type="float" office:value="8.48772668752718" calcext:value-type="float">
            <text:p>8.48772668752718</text:p>
          </table:table-cell>
          <table:table-cell office:value-type="float" office:value="7.58983680364567" calcext:value-type="float">
            <text:p>7.58983680364567</text:p>
          </table:table-cell>
          <table:table-cell office:value-type="float" office:value="-96.6801631963543" calcext:value-type="float">
            <text:p>-96.6801631963543</text:p>
          </table:table-cell>
          <table:table-cell office:value-type="float" office:value="37.6223120048096" calcext:value-type="float">
            <text:p>37.6223120048096</text:p>
          </table:table-cell>
          <table:table-cell office:value-type="float" office:value="-66.6476879951904" calcext:value-type="float">
            <text:p>-66.6476879951904</text:p>
          </table:table-cell>
          <table:table-cell/>
        </table:table-row>
        <table:table-row table:style-name="ro1">
          <table:table-cell office:value-type="string" calcext:value-type="string">
            <text:p>ESI</text:p>
          </table:table-cell>
          <table:table-cell office:value-type="string" calcext:value-type="string">
            <text:p>Element Solutions Inc</text:p>
          </table:table-cell>
          <table:table-cell office:value-type="float" office:value="17.8" calcext:value-type="float">
            <text:p>17.8</text:p>
          </table:table-cell>
          <table:table-cell office:value-type="float" office:value="1.00480078768615" calcext:value-type="float">
            <text:p>1.00480078768615</text:p>
          </table:table-cell>
          <table:table-cell office:value-type="float" office:value="-16.7951992123139" calcext:value-type="float">
            <text:p>-16.7951992123139</text:p>
          </table:table-cell>
          <table:table-cell office:value-type="float" office:value="0.857154939254008" calcext:value-type="float">
            <text:p>0.857154939254008</text:p>
          </table:table-cell>
          <table:table-cell office:value-type="float" office:value="1.86195572694016" calcext:value-type="float">
            <text:p>1.86195572694016</text:p>
          </table:table-cell>
          <table:table-cell office:value-type="float" office:value="-3.25670335815669" calcext:value-type="float">
            <text:p>-3.25670335815669</text:p>
          </table:table-cell>
          <table:table-cell office:value-type="float" office:value="2.60584809753389" calcext:value-type="float">
            <text:p>2.60584809753389</text:p>
          </table:table-cell>
          <table:table-cell office:value-type="float" office:value="-15.1941519024661" calcext:value-type="float">
            <text:p>-15.1941519024661</text:p>
          </table:table-cell>
          <table:table-cell office:value-type="float" office:value="9.07961291481617" calcext:value-type="float">
            <text:p>9.07961291481617</text:p>
          </table:table-cell>
          <table:table-cell office:value-type="float" office:value="-8.72038708518383" calcext:value-type="float">
            <text:p>-8.72038708518383</text:p>
          </table:table-cell>
          <table:table-cell/>
        </table:table-row>
        <table:table-row table:style-name="ro1">
          <table:table-cell office:value-type="string" calcext:value-type="string">
            <text:p>ESNT</text:p>
          </table:table-cell>
          <table:table-cell office:value-type="string" calcext:value-type="string">
            <text:p>Essent Group Ltd</text:p>
          </table:table-cell>
          <table:table-cell office:value-type="float" office:value="43.53" calcext:value-type="float">
            <text:p>43.53</text:p>
          </table:table-cell>
          <table:table-cell office:value-type="float" office:value="0" calcext:value-type="float">
            <text:p>0</text:p>
          </table:table-cell>
          <table:table-cell office:value-type="float" office:value="-43.53" calcext:value-type="float">
            <text:p>-4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253326196497" calcext:value-type="float">
            <text:p>33.3253326196497</text:p>
          </table:table-cell>
          <table:table-cell office:value-type="float" office:value="32.8192720612445" calcext:value-type="float">
            <text:p>32.8192720612445</text:p>
          </table:table-cell>
          <table:table-cell office:value-type="float" office:value="-10.7107279387555" calcext:value-type="float">
            <text:p>-10.7107279387555</text:p>
          </table:table-cell>
          <table:table-cell office:value-type="float" office:value="33.3253326196497" calcext:value-type="float">
            <text:p>33.3253326196497</text:p>
          </table:table-cell>
          <table:table-cell office:value-type="float" office:value="-10.2046673803503" calcext:value-type="float">
            <text:p>-10.2046673803503</text:p>
          </table:table-cell>
          <table:table-cell/>
        </table:table-row>
        <table:table-row table:style-name="ro1">
          <table:table-cell office:value-type="string" calcext:value-type="string">
            <text:p>ESRT</text:p>
          </table:table-cell>
          <table:table-cell office:value-type="string" calcext:value-type="string">
            <text:p>Empire State Realty Trust Inc</text:p>
          </table:table-cell>
          <table:table-cell office:value-type="float" office:value="10.03" calcext:value-type="float">
            <text:p>10.03</text:p>
          </table:table-cell>
          <table:table-cell office:value-type="float" office:value="5.10657023726818" calcext:value-type="float">
            <text:p>5.10657023726818</text:p>
          </table:table-cell>
          <table:table-cell office:value-type="float" office:value="-4.92342976273182" calcext:value-type="float">
            <text:p>-4.92342976273182</text:p>
          </table:table-cell>
          <table:table-cell office:value-type="float" office:value="0" calcext:value-type="float">
            <text:p>0</text:p>
          </table:table-cell>
          <table:table-cell office:value-type="float" office:value="5.10657023726818" calcext:value-type="float">
            <text:p>5.10657023726818</text:p>
          </table:table-cell>
          <table:table-cell office:value-type="float" office:value="3.4439355013686" calcext:value-type="float">
            <text:p>3.4439355013686</text:p>
          </table:table-cell>
          <table:table-cell office:value-type="float" office:value="2.72136315410773" calcext:value-type="float">
            <text:p>2.72136315410773</text:p>
          </table:table-cell>
          <table:table-cell office:value-type="float" office:value="-7.30863684589227" calcext:value-type="float">
            <text:p>-7.30863684589227</text:p>
          </table:table-cell>
          <table:table-cell office:value-type="float" office:value="6.49405491732348" calcext:value-type="float">
            <text:p>6.49405491732348</text:p>
          </table:table-cell>
          <table:table-cell office:value-type="float" office:value="-3.53594508267652" calcext:value-type="float">
            <text:p>-3.53594508267652</text:p>
          </table:table-cell>
          <table:table-cell/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Essex Property Trust</text:p>
          </table:table-cell>
          <table:table-cell office:value-type="float" office:value="269.35" calcext:value-type="float">
            <text:p>269.35</text:p>
          </table:table-cell>
          <table:table-cell office:value-type="float" office:value="8.56451530185957" calcext:value-type="float">
            <text:p>8.56451530185957</text:p>
          </table:table-cell>
          <table:table-cell office:value-type="float" office:value="-260.78548469814" calcext:value-type="float">
            <text:p>-260.78548469814</text:p>
          </table:table-cell>
          <table:table-cell office:value-type="float" office:value="0" calcext:value-type="float">
            <text:p>0</text:p>
          </table:table-cell>
          <table:table-cell office:value-type="float" office:value="8.56451530185957" calcext:value-type="float">
            <text:p>8.56451530185957</text:p>
          </table:table-cell>
          <table:table-cell office:value-type="float" office:value="93.2908837876283" calcext:value-type="float">
            <text:p>93.2908837876283</text:p>
          </table:table-cell>
          <table:table-cell office:value-type="float" office:value="4.80048776908828" calcext:value-type="float">
            <text:p>4.80048776908828</text:p>
          </table:table-cell>
          <table:table-cell office:value-type="float" office:value="-264.549512230912" calcext:value-type="float">
            <text:p>-264.549512230912</text:p>
          </table:table-cell>
          <table:table-cell office:value-type="float" office:value="93.2908837876283" calcext:value-type="float">
            <text:p>93.2908837876283</text:p>
          </table:table-cell>
          <table:table-cell office:value-type="float" office:value="-176.059116212372" calcext:value-type="float">
            <text:p>-176.059116212372</text:p>
          </table:table-cell>
          <table:table-cell/>
        </table:table-row>
        <table:table-row table:style-name="ro1">
          <table:table-cell office:value-type="string" calcext:value-type="string">
            <text:p>ETH</text:p>
          </table:table-cell>
          <table:table-cell office:value-type="string" calcext:value-type="string">
            <text:p>Ethan Allen Interiors</text:p>
          </table:table-cell>
          <table:table-cell office:value-type="float" office:value="24.04" calcext:value-type="float">
            <text:p>24.04</text:p>
          </table:table-cell>
          <table:table-cell office:value-type="float" office:value="3.17938820522652" calcext:value-type="float">
            <text:p>3.17938820522652</text:p>
          </table:table-cell>
          <table:table-cell office:value-type="float" office:value="-20.8606117947735" calcext:value-type="float">
            <text:p>-20.8606117947735</text:p>
          </table:table-cell>
          <table:table-cell office:value-type="float" office:value="5.03506086382271" calcext:value-type="float">
            <text:p>5.03506086382271</text:p>
          </table:table-cell>
          <table:table-cell office:value-type="float" office:value="8.21444906904923" calcext:value-type="float">
            <text:p>8.21444906904923</text:p>
          </table:table-cell>
          <table:table-cell office:value-type="float" office:value="12.0148577754603" calcext:value-type="float">
            <text:p>12.0148577754603</text:p>
          </table:table-cell>
          <table:table-cell office:value-type="float" office:value="2.32192466540251" calcext:value-type="float">
            <text:p>2.32192466540251</text:p>
          </table:table-cell>
          <table:table-cell office:value-type="float" office:value="-21.7180753345975" calcext:value-type="float">
            <text:p>-21.7180753345975</text:p>
          </table:table-cell>
          <table:table-cell office:value-type="float" office:value="13.8075663520263" calcext:value-type="float">
            <text:p>13.8075663520263</text:p>
          </table:table-cell>
          <table:table-cell office:value-type="float" office:value="-10.2324336479737" calcext:value-type="float">
            <text:p>-10.2324336479737</text:p>
          </table:table-cell>
          <table:table-cell/>
        </table:table-row>
        <table:table-row table:style-name="ro1">
          <table:table-cell office:value-type="string" calcext:value-type="string">
            <text:p>ETM</text:p>
          </table:table-cell>
          <table:table-cell office:value-type="string" calcext:value-type="string">
            <text:p>Entercom Communications Corp</text:p>
          </table:table-cell>
          <table:table-cell office:value-type="float" office:value="5.88" calcext:value-type="float">
            <text:p>5.88</text:p>
          </table:table-cell>
          <table:table-cell office:value-type="float" office:value="0.241667959721031" calcext:value-type="float">
            <text:p>0.241667959721031</text:p>
          </table:table-cell>
          <table:table-cell office:value-type="float" office:value="-5.63833204027897" calcext:value-type="float">
            <text:p>-5.63833204027897</text:p>
          </table:table-cell>
          <table:table-cell office:value-type="float" office:value="0" calcext:value-type="float">
            <text:p>0</text:p>
          </table:table-cell>
          <table:table-cell office:value-type="float" office:value="0.241667959721031" calcext:value-type="float">
            <text:p>0.241667959721031</text:p>
          </table:table-cell>
          <table:table-cell office:value-type="float" office:value="-12.9306954541494" calcext:value-type="float">
            <text:p>-12.9306954541494</text:p>
          </table:table-cell>
          <table:table-cell office:value-type="float" office:value="0.956368716006834" calcext:value-type="float">
            <text:p>0.956368716006834</text:p>
          </table:table-cell>
          <table:table-cell office:value-type="float" office:value="-4.92363128399317" calcext:value-type="float">
            <text:p>-4.92363128399317</text:p>
          </table:table-cell>
          <table:table-cell office:value-type="float" office:value="6.00035211295735" calcext:value-type="float">
            <text:p>6.00035211295735</text:p>
          </table:table-cell>
          <table:table-cell office:value-type="float" office:value="0.120352112957347" calcext:value-type="float">
            <text:p>0.120352112957347</text:p>
          </table:table-cell>
          <table:table-cell/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aton Corporation plc</text:p>
          </table:table-cell>
          <table:table-cell office:value-type="float" office:value="123.98" calcext:value-type="float">
            <text:p>123.98</text:p>
          </table:table-cell>
          <table:table-cell office:value-type="float" office:value="1.91419969894631" calcext:value-type="float">
            <text:p>1.91419969894631</text:p>
          </table:table-cell>
          <table:table-cell office:value-type="float" office:value="-122.065800301054" calcext:value-type="float">
            <text:p>-122.065800301054</text:p>
          </table:table-cell>
          <table:table-cell office:value-type="float" office:value="5.25840441545409" calcext:value-type="float">
            <text:p>5.25840441545409</text:p>
          </table:table-cell>
          <table:table-cell office:value-type="float" office:value="7.1726041144004" calcext:value-type="float">
            <text:p>7.1726041144004</text:p>
          </table:table-cell>
          <table:table-cell office:value-type="float" office:value="-5.97089814350226" calcext:value-type="float">
            <text:p>-5.97089814350226</text:p>
          </table:table-cell>
          <table:table-cell office:value-type="float" office:value="7.19016557952835" calcext:value-type="float">
            <text:p>7.19016557952835</text:p>
          </table:table-cell>
          <table:table-cell office:value-type="float" office:value="-116.789834420472" calcext:value-type="float">
            <text:p>-116.789834420472</text:p>
          </table:table-cell>
          <table:table-cell office:value-type="float" office:value="36.3171098845961" calcext:value-type="float">
            <text:p>36.3171098845961</text:p>
          </table:table-cell>
          <table:table-cell office:value-type="float" office:value="-87.6628901154039" calcext:value-type="float">
            <text:p>-87.6628901154039</text:p>
          </table:table-cell>
          <table:table-cell/>
        </table:table-row>
        <table:table-row table:style-name="ro1">
          <table:table-cell office:value-type="string" calcext:value-type="string">
            <text:p>ETR</text:p>
          </table:table-cell>
          <table:table-cell office:value-type="string" calcext:value-type="string">
            <text:p>Entergy Corp.</text:p>
          </table:table-cell>
          <table:table-cell office:value-type="float" office:value="94.89" calcext:value-type="float">
            <text:p>94.89</text:p>
          </table:table-cell>
          <table:table-cell office:value-type="float" office:value="6.19112213948941" calcext:value-type="float">
            <text:p>6.19112213948941</text:p>
          </table:table-cell>
          <table:table-cell office:value-type="float" office:value="-88.6988778605106" calcext:value-type="float">
            <text:p>-88.6988778605106</text:p>
          </table:table-cell>
          <table:table-cell office:value-type="float" office:value="5.31904602390215" calcext:value-type="float">
            <text:p>5.31904602390215</text:p>
          </table:table-cell>
          <table:table-cell office:value-type="float" office:value="11.5101681633916" calcext:value-type="float">
            <text:p>11.5101681633916</text:p>
          </table:table-cell>
          <table:table-cell office:value-type="float" office:value="51.9129804497993" calcext:value-type="float">
            <text:p>51.9129804497993</text:p>
          </table:table-cell>
          <table:table-cell office:value-type="float" office:value="-14.0472734993569" calcext:value-type="float">
            <text:p>-14.0472734993569</text:p>
          </table:table-cell>
          <table:table-cell office:value-type="float" office:value="-108.937273499357" calcext:value-type="float">
            <text:p>-108.937273499357</text:p>
          </table:table-cell>
          <table:table-cell office:value-type="float" office:value="53.7966504761899" calcext:value-type="float">
            <text:p>53.7966504761899</text:p>
          </table:table-cell>
          <table:table-cell office:value-type="float" office:value="-41.0933495238101" calcext:value-type="float">
            <text:p>-41.0933495238101</text:p>
          </table:table-cell>
          <table:table-cell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Eaton Vance Corp.</text:p>
          </table:table-cell>
          <table:table-cell office:value-type="float" office:value="71.48" calcext:value-type="float">
            <text:p>71.48</text:p>
          </table:table-cell>
          <table:table-cell office:value-type="float" office:value="7.00006775157395" calcext:value-type="float">
            <text:p>7.00006775157395</text:p>
          </table:table-cell>
          <table:table-cell office:value-type="float" office:value="-64.4799322484261" calcext:value-type="float">
            <text:p>-64.4799322484261</text:p>
          </table:table-cell>
          <table:table-cell office:value-type="float" office:value="0" calcext:value-type="float">
            <text:p>0</text:p>
          </table:table-cell>
          <table:table-cell office:value-type="float" office:value="7.00006775157395" calcext:value-type="float">
            <text:p>7.00006775157395</text:p>
          </table:table-cell>
          <table:table-cell office:value-type="float" office:value="8.26494769209828" calcext:value-type="float">
            <text:p>8.26494769209828</text:p>
          </table:table-cell>
          <table:table-cell office:value-type="float" office:value="17.4040719545359" calcext:value-type="float">
            <text:p>17.4040719545359</text:p>
          </table:table-cell>
          <table:table-cell office:value-type="float" office:value="-54.0759280454641" calcext:value-type="float">
            <text:p>-54.0759280454641</text:p>
          </table:table-cell>
          <table:table-cell office:value-type="float" office:value="11.5912811386545" calcext:value-type="float">
            <text:p>11.5912811386545</text:p>
          </table:table-cell>
          <table:table-cell office:value-type="float" office:value="-59.8887188613455" calcext:value-type="float">
            <text:p>-59.8887188613455</text:p>
          </table:table-cell>
          <table:table-cell/>
        </table:table-row>
        <table:table-row table:style-name="ro1">
          <table:table-cell office:value-type="string" calcext:value-type="string">
            <text:p>EVC</text:p>
          </table:table-cell>
          <table:table-cell office:value-type="string" calcext:value-type="string">
            <text:p>Entravision Communications Corp.</text:p>
          </table:table-cell>
          <table:table-cell office:value-type="float" office:value="3.54" calcext:value-type="float">
            <text:p>3.54</text:p>
          </table:table-cell>
          <table:table-cell office:value-type="float" office:value="2.27845956956191" calcext:value-type="float">
            <text:p>2.27845956956191</text:p>
          </table:table-cell>
          <table:table-cell office:value-type="float" office:value="-1.26154043043809" calcext:value-type="float">
            <text:p>-1.26154043043809</text:p>
          </table:table-cell>
          <table:table-cell office:value-type="float" office:value="0" calcext:value-type="float">
            <text:p>0</text:p>
          </table:table-cell>
          <table:table-cell office:value-type="float" office:value="2.27845956956191" calcext:value-type="float">
            <text:p>2.27845956956191</text:p>
          </table:table-cell>
          <table:table-cell office:value-type="float" office:value="-0.239227237430704" calcext:value-type="float">
            <text:p>-0.239227237430704</text:p>
          </table:table-cell>
          <table:table-cell office:value-type="float" office:value="2.68490048624342" calcext:value-type="float">
            <text:p>2.68490048624342</text:p>
          </table:table-cell>
          <table:table-cell office:value-type="float" office:value="-0.855099513756576" calcext:value-type="float">
            <text:p>-0.855099513756576</text:p>
          </table:table-cell>
          <table:table-cell office:value-type="float" office:value="4.29911260399858" calcext:value-type="float">
            <text:p>4.29911260399858</text:p>
          </table:table-cell>
          <table:table-cell office:value-type="float" office:value="0.759112603998578" calcext:value-type="float">
            <text:p>0.759112603998578</text:p>
          </table:table-cell>
          <table:table-cell/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core Inc</text:p>
          </table:table-cell>
          <table:table-cell office:value-type="float" office:value="117.41" calcext:value-type="float">
            <text:p>117.41</text:p>
          </table:table-cell>
          <table:table-cell office:value-type="float" office:value="0" calcext:value-type="float">
            <text:p>0</text:p>
          </table:table-cell>
          <table:table-cell office:value-type="float" office:value="-117.41" calcext:value-type="float">
            <text:p>-117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682815297999" calcext:value-type="float">
            <text:p>20.7682815297999</text:p>
          </table:table-cell>
          <table:table-cell office:value-type="float" office:value="16.9273414957575" calcext:value-type="float">
            <text:p>16.9273414957575</text:p>
          </table:table-cell>
          <table:table-cell office:value-type="float" office:value="-100.482658504243" calcext:value-type="float">
            <text:p>-100.482658504243</text:p>
          </table:table-cell>
          <table:table-cell office:value-type="float" office:value="23.8957641960518" calcext:value-type="float">
            <text:p>23.8957641960518</text:p>
          </table:table-cell>
          <table:table-cell office:value-type="float" office:value="-93.5142358039482" calcext:value-type="float">
            <text:p>-93.5142358039482</text:p>
          </table:table-cell>
          <table:table-cell/>
        </table:table-row>
        <table:table-row table:style-name="ro1">
          <table:table-cell office:value-type="string" calcext:value-type="string">
            <text:p>EVTC</text:p>
          </table:table-cell>
          <table:table-cell office:value-type="string" calcext:value-type="string">
            <text:p>Evertec Inc</text:p>
          </table:table-cell>
          <table:table-cell office:value-type="float" office:value="38.29" calcext:value-type="float">
            <text:p>38.29</text:p>
          </table:table-cell>
          <table:table-cell office:value-type="float" office:value="2.00463145561259" calcext:value-type="float">
            <text:p>2.00463145561259</text:p>
          </table:table-cell>
          <table:table-cell office:value-type="float" office:value="-36.2853685443874" calcext:value-type="float">
            <text:p>-36.2853685443874</text:p>
          </table:table-cell>
          <table:table-cell office:value-type="float" office:value="0" calcext:value-type="float">
            <text:p>0</text:p>
          </table:table-cell>
          <table:table-cell office:value-type="float" office:value="2.00463145561259" calcext:value-type="float">
            <text:p>2.00463145561259</text:p>
          </table:table-cell>
          <table:table-cell office:value-type="float" office:value="-4.32497633783356" calcext:value-type="float">
            <text:p>-4.32497633783356</text:p>
          </table:table-cell>
          <table:table-cell office:value-type="float" office:value="2.5216605180056" calcext:value-type="float">
            <text:p>2.5216605180056</text:p>
          </table:table-cell>
          <table:table-cell office:value-type="float" office:value="-35.7683394819944" calcext:value-type="float">
            <text:p>-35.7683394819944</text:p>
          </table:table-cell>
          <table:table-cell office:value-type="float" office:value="4.25740292844716" calcext:value-type="float">
            <text:p>4.25740292844716</text:p>
          </table:table-cell>
          <table:table-cell office:value-type="float" office:value="-34.0325970715528" calcext:value-type="float">
            <text:p>-34.0325970715528</text:p>
          </table:table-cell>
          <table:table-cell/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Edwards Lifesciences Corp</text:p>
          </table:table-cell>
          <table:table-cell office:value-type="float" office:value="87.65" calcext:value-type="float">
            <text:p>87.65</text:p>
          </table:table-cell>
          <table:table-cell office:value-type="float" office:value="2.0783049967633" calcext:value-type="float">
            <text:p>2.0783049967633</text:p>
          </table:table-cell>
          <table:table-cell office:value-type="float" office:value="-85.5716950032367" calcext:value-type="float">
            <text:p>-85.5716950032367</text:p>
          </table:table-cell>
          <table:table-cell office:value-type="float" office:value="1.24075754960014" calcext:value-type="float">
            <text:p>1.24075754960014</text:p>
          </table:table-cell>
          <table:table-cell office:value-type="float" office:value="3.31906254636345" calcext:value-type="float">
            <text:p>3.31906254636345</text:p>
          </table:table-cell>
          <table:table-cell office:value-type="float" office:value="4.34481749458454" calcext:value-type="float">
            <text:p>4.34481749458454</text:p>
          </table:table-cell>
          <table:table-cell office:value-type="float" office:value="3.42415710151515" calcext:value-type="float">
            <text:p>3.42415710151515</text:p>
          </table:table-cell>
          <table:table-cell office:value-type="float" office:value="-84.2258428984849" calcext:value-type="float">
            <text:p>-84.2258428984849</text:p>
          </table:table-cell>
          <table:table-cell office:value-type="float" office:value="6.75541382527024" calcext:value-type="float">
            <text:p>6.75541382527024</text:p>
          </table:table-cell>
          <table:table-cell office:value-type="float" office:value="-80.8945861747298" calcext:value-type="float">
            <text:p>-80.8945861747298</text:p>
          </table:table-cell>
          <table:table-cell/>
        </table:table-row>
        <table:table-row table:style-name="ro1">
          <table:table-cell office:value-type="string" calcext:value-type="string">
            <text:p>EXC</text:p>
          </table:table-cell>
          <table:table-cell office:value-type="string" calcext:value-type="string">
            <text:p>Exelon Corp.</text:p>
          </table:table-cell>
          <table:table-cell office:value-type="float" office:value="42.21" calcext:value-type="float">
            <text:p>42.21</text:p>
          </table:table-cell>
          <table:table-cell office:value-type="float" office:value="1.9045228011935" calcext:value-type="float">
            <text:p>1.9045228011935</text:p>
          </table:table-cell>
          <table:table-cell office:value-type="float" office:value="-40.3054771988065" calcext:value-type="float">
            <text:p>-40.3054771988065</text:p>
          </table:table-cell>
          <table:table-cell office:value-type="float" office:value="1.75896723727021" calcext:value-type="float">
            <text:p>1.75896723727021</text:p>
          </table:table-cell>
          <table:table-cell office:value-type="float" office:value="3.6634900384637" calcext:value-type="float">
            <text:p>3.6634900384637</text:p>
          </table:table-cell>
          <table:table-cell office:value-type="float" office:value="26.8632018573079" calcext:value-type="float">
            <text:p>26.8632018573079</text:p>
          </table:table-cell>
          <table:table-cell office:value-type="float" office:value="1.07629114168631" calcext:value-type="float">
            <text:p>1.07629114168631</text:p>
          </table:table-cell>
          <table:table-cell office:value-type="float" office:value="-41.1337088583137" calcext:value-type="float">
            <text:p>-41.1337088583137</text:p>
          </table:table-cell>
          <table:table-cell office:value-type="float" office:value="33.7073884792503" calcext:value-type="float">
            <text:p>33.7073884792503</text:p>
          </table:table-cell>
          <table:table-cell office:value-type="float" office:value="-8.50261152074974" calcext:value-type="float">
            <text:p>-8.50261152074974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agle Materials Inc.</text:p>
          </table:table-cell>
          <table:table-cell office:value-type="float" office:value="122.87" calcext:value-type="float">
            <text:p>122.87</text:p>
          </table:table-cell>
          <table:table-cell office:value-type="float" office:value="3.39948679139483" calcext:value-type="float">
            <text:p>3.39948679139483</text:p>
          </table:table-cell>
          <table:table-cell office:value-type="float" office:value="-119.470513208605" calcext:value-type="float">
            <text:p>-119.470513208605</text:p>
          </table:table-cell>
          <table:table-cell office:value-type="float" office:value="5.44424057406909" calcext:value-type="float">
            <text:p>5.44424057406909</text:p>
          </table:table-cell>
          <table:table-cell office:value-type="float" office:value="8.84372736546393" calcext:value-type="float">
            <text:p>8.84372736546393</text:p>
          </table:table-cell>
          <table:table-cell office:value-type="float" office:value="20.6593867276687" calcext:value-type="float">
            <text:p>20.6593867276687</text:p>
          </table:table-cell>
          <table:table-cell office:value-type="float" office:value="8.70197097570061" calcext:value-type="float">
            <text:p>8.70197097570061</text:p>
          </table:table-cell>
          <table:table-cell office:value-type="float" office:value="-114.168029024299" calcext:value-type="float">
            <text:p>-114.168029024299</text:p>
          </table:table-cell>
          <table:table-cell office:value-type="float" office:value="30.0269746648428" calcext:value-type="float">
            <text:p>30.0269746648428</text:p>
          </table:table-cell>
          <table:table-cell office:value-type="float" office:value="-92.8430253351572" calcext:value-type="float">
            <text:p>-92.8430253351572</text:p>
          </table:table-cell>
          <table:table-cell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Express Inc.</text:p>
          </table:table-cell>
          <table:table-cell office:value-type="float" office:value="2.8" calcext:value-type="float">
            <text:p>2.8</text:p>
          </table:table-cell>
          <table:table-cell office:value-type="float" office:value="1.65282723267786" calcext:value-type="float">
            <text:p>1.65282723267786</text:p>
          </table:table-cell>
          <table:table-cell office:value-type="float" office:value="-1.14717276732214" calcext:value-type="float">
            <text:p>-1.14717276732214</text:p>
          </table:table-cell>
          <table:table-cell office:value-type="float" office:value="5.39886815046405" calcext:value-type="float">
            <text:p>5.39886815046405</text:p>
          </table:table-cell>
          <table:table-cell office:value-type="float" office:value="7.05169538314191" calcext:value-type="float">
            <text:p>7.05169538314191</text:p>
          </table:table-cell>
          <table:table-cell office:value-type="float" office:value="0.936448641242584" calcext:value-type="float">
            <text:p>0.936448641242584</text:p>
          </table:table-cell>
          <table:table-cell office:value-type="float" office:value="-0.35197658564297" calcext:value-type="float">
            <text:p>-0.35197658564297</text:p>
          </table:table-cell>
          <table:table-cell office:value-type="float" office:value="-3.15197658564297" calcext:value-type="float">
            <text:p>-3.15197658564297</text:p>
          </table:table-cell>
          <table:table-cell office:value-type="float" office:value="0.936448641242584" calcext:value-type="float">
            <text:p>0.936448641242584</text:p>
          </table:table-cell>
          <table:table-cell office:value-type="float" office:value="-1.86355135875742" calcext:value-type="float">
            <text:p>-1.86355135875742</text:p>
          </table:table-cell>
          <table:table-cell/>
        </table:table-row>
        <table:table-row table:style-name="ro1">
          <table:table-cell office:value-type="string" calcext:value-type="string">
            <text:p>EXR</text:p>
          </table:table-cell>
          <table:table-cell office:value-type="string" calcext:value-type="string">
            <text:p>Extra Space Storage Inc.</text:p>
          </table:table-cell>
          <table:table-cell office:value-type="float" office:value="116.88" calcext:value-type="float">
            <text:p>116.88</text:p>
          </table:table-cell>
          <table:table-cell office:value-type="float" office:value="0.569458463370962" calcext:value-type="float">
            <text:p>0.569458463370962</text:p>
          </table:table-cell>
          <table:table-cell office:value-type="float" office:value="-116.310541536629" calcext:value-type="float">
            <text:p>-116.310541536629</text:p>
          </table:table-cell>
          <table:table-cell office:value-type="float" office:value="0" calcext:value-type="float">
            <text:p>0</text:p>
          </table:table-cell>
          <table:table-cell office:value-type="float" office:value="0.569458463370962" calcext:value-type="float">
            <text:p>0.569458463370962</text:p>
          </table:table-cell>
          <table:table-cell office:value-type="float" office:value="18.1890832613241" calcext:value-type="float">
            <text:p>18.1890832613241</text:p>
          </table:table-cell>
          <table:table-cell office:value-type="float" office:value="-0.955875346948448" calcext:value-type="float">
            <text:p>-0.955875346948448</text:p>
          </table:table-cell>
          <table:table-cell office:value-type="float" office:value="-117.835875346948" calcext:value-type="float">
            <text:p>-117.835875346948</text:p>
          </table:table-cell>
          <table:table-cell office:value-type="float" office:value="18.1890832613241" calcext:value-type="float">
            <text:p>18.1890832613241</text:p>
          </table:table-cell>
          <table:table-cell office:value-type="float" office:value="-98.6909167386759" calcext:value-type="float">
            <text:p>-98.690916738675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d Motor Co.</text:p>
          </table:table-cell>
          <table:table-cell office:value-type="float" office:value="11.45" calcext:value-type="float">
            <text:p>11.45</text:p>
          </table:table-cell>
          <table:table-cell office:value-type="float" office:value="7.86930295415882" calcext:value-type="float">
            <text:p>7.86930295415882</text:p>
          </table:table-cell>
          <table:table-cell office:value-type="float" office:value="-3.58069704584118" calcext:value-type="float">
            <text:p>-3.58069704584118</text:p>
          </table:table-cell>
          <table:table-cell office:value-type="float" office:value="2.76572015896685" calcext:value-type="float">
            <text:p>2.76572015896685</text:p>
          </table:table-cell>
          <table:table-cell office:value-type="float" office:value="10.6350231131257" calcext:value-type="float">
            <text:p>10.6350231131257</text:p>
          </table:table-cell>
          <table:table-cell office:value-type="float" office:value="7.85343742400931" calcext:value-type="float">
            <text:p>7.85343742400931</text:p>
          </table:table-cell>
          <table:table-cell office:value-type="float" office:value="-3.29568004509012" calcext:value-type="float">
            <text:p>-3.29568004509012</text:p>
          </table:table-cell>
          <table:table-cell office:value-type="float" office:value="-14.7456800450901" calcext:value-type="float">
            <text:p>-14.7456800450901</text:p>
          </table:table-cell>
          <table:table-cell office:value-type="float" office:value="7.85343742400931" calcext:value-type="float">
            <text:p>7.85343742400931</text:p>
          </table:table-cell>
          <table:table-cell office:value-type="float" office:value="-3.59656257599069" calcext:value-type="float">
            <text:p>-3.59656257599069</text:p>
          </table:table-cell>
          <table:table-cell/>
        </table:table-row>
        <table:table-row table:style-name="ro1">
          <table:table-cell office:value-type="string" calcext:value-type="string">
            <text:p>FAF</text:p>
          </table:table-cell>
          <table:table-cell office:value-type="string" calcext:value-type="string">
            <text:p>First American Financial Corp</text:p>
          </table:table-cell>
          <table:table-cell office:value-type="float" office:value="56.91" calcext:value-type="float">
            <text:p>56.91</text:p>
          </table:table-cell>
          <table:table-cell office:value-type="float" office:value="0" calcext:value-type="float">
            <text:p>0</text:p>
          </table:table-cell>
          <table:table-cell office:value-type="float" office:value="-56.91" calcext:value-type="float">
            <text:p>-5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095896487948" calcext:value-type="float">
            <text:p>28.4095896487948</text:p>
          </table:table-cell>
          <table:table-cell office:value-type="float" office:value="19.6862470783299" calcext:value-type="float">
            <text:p>19.6862470783299</text:p>
          </table:table-cell>
          <table:table-cell office:value-type="float" office:value="-37.2237529216701" calcext:value-type="float">
            <text:p>-37.2237529216701</text:p>
          </table:table-cell>
          <table:table-cell office:value-type="float" office:value="42.3106092443975" calcext:value-type="float">
            <text:p>42.3106092443975</text:p>
          </table:table-cell>
          <table:table-cell office:value-type="float" office:value="-14.5993907556025" calcext:value-type="float">
            <text:p>-14.5993907556025</text:p>
          </table:table-cell>
          <table:table-cell/>
        </table:table-row>
        <table:table-row table:style-name="ro1">
          <table:table-cell office:value-type="string" calcext:value-type="string">
            <text:p>FBC</text:p>
          </table:table-cell>
          <table:table-cell office:value-type="string" calcext:value-type="string">
            <text:p>Flagstar Bancorp</text:p>
          </table:table-cell>
          <table:table-cell office:value-type="float" office:value="45.79" calcext:value-type="float">
            <text:p>45.79</text:p>
          </table:table-cell>
          <table:table-cell office:value-type="float" office:value="0" calcext:value-type="float">
            <text:p>0</text:p>
          </table:table-cell>
          <table:table-cell office:value-type="float" office:value="-45.79" calcext:value-type="float">
            <text:p>-45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696145547824" calcext:value-type="float">
            <text:p>32.5696145547824</text:p>
          </table:table-cell>
          <table:table-cell office:value-type="float" office:value="59.2416937637806" calcext:value-type="float">
            <text:p>59.2416937637806</text:p>
          </table:table-cell>
          <table:table-cell office:value-type="float" office:value="13.4516937637806" calcext:value-type="float">
            <text:p>13.4516937637806</text:p>
          </table:table-cell>
          <table:table-cell office:value-type="float" office:value="41.7583551096655" calcext:value-type="float">
            <text:p>41.7583551096655</text:p>
          </table:table-cell>
          <table:table-cell office:value-type="float" office:value="-4.03164489033448" calcext:value-type="float">
            <text:p>-4.03164489033448</text:p>
          </table:table-cell>
          <table:table-cell/>
        </table:table-row>
        <table:table-row table:style-name="ro1">
          <table:table-cell office:value-type="string" calcext:value-type="string">
            <text:p>FBHS</text:p>
          </table:table-cell>
          <table:table-cell office:value-type="string" calcext:value-type="string">
            <text:p>Fortune Brands Home &amp; Security Inc</text:p>
          </table:table-cell>
          <table:table-cell office:value-type="float" office:value="89.84" calcext:value-type="float">
            <text:p>89.84</text:p>
          </table:table-cell>
          <table:table-cell office:value-type="float" office:value="3.34344134709894" calcext:value-type="float">
            <text:p>3.34344134709894</text:p>
          </table:table-cell>
          <table:table-cell office:value-type="float" office:value="-86.4965586529011" calcext:value-type="float">
            <text:p>-86.4965586529011</text:p>
          </table:table-cell>
          <table:table-cell office:value-type="float" office:value="5.31423626816608" calcext:value-type="float">
            <text:p>5.31423626816608</text:p>
          </table:table-cell>
          <table:table-cell office:value-type="float" office:value="8.65767761526501" calcext:value-type="float">
            <text:p>8.65767761526501</text:p>
          </table:table-cell>
          <table:table-cell office:value-type="float" office:value="-4.08698815260016" calcext:value-type="float">
            <text:p>-4.08698815260016</text:p>
          </table:table-cell>
          <table:table-cell office:value-type="float" office:value="7.21952997016196" calcext:value-type="float">
            <text:p>7.21952997016196</text:p>
          </table:table-cell>
          <table:table-cell office:value-type="float" office:value="-82.620470029838" calcext:value-type="float">
            <text:p>-82.620470029838</text:p>
          </table:table-cell>
          <table:table-cell office:value-type="float" office:value="18.920494994584" calcext:value-type="float">
            <text:p>18.920494994584</text:p>
          </table:table-cell>
          <table:table-cell office:value-type="float" office:value="-70.919505005416" calcext:value-type="float">
            <text:p>-70.919505005416</text:p>
          </table:table-cell>
          <table:table-cell/>
        </table:table-row>
        <table:table-row table:style-name="ro1">
          <table:table-cell office:value-type="string" calcext:value-type="string">
            <text:p>FBP</text:p>
          </table:table-cell>
          <table:table-cell office:value-type="string" calcext:value-type="string">
            <text:p>First Bancorp PR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-10.1" calcext:value-type="float">
            <text:p>-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279764654087" calcext:value-type="float">
            <text:p>9.67279764654087</text:p>
          </table:table-cell>
          <table:table-cell office:value-type="float" office:value="5.20740834414045" calcext:value-type="float">
            <text:p>5.20740834414045</text:p>
          </table:table-cell>
          <table:table-cell office:value-type="float" office:value="-4.89259165585955" calcext:value-type="float">
            <text:p>-4.89259165585955</text:p>
          </table:table-cell>
          <table:table-cell office:value-type="float" office:value="10.1970086904301" calcext:value-type="float">
            <text:p>10.1970086904301</text:p>
          </table:table-cell>
          <table:table-cell office:value-type="float" office:value="0.0970086904300551" calcext:value-type="float">
            <text:p>0.097008690430055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Franklin Covey Co.</text:p>
          </table:table-cell>
          <table:table-cell office:value-type="float" office:value="26.89" calcext:value-type="float">
            <text:p>26.89</text:p>
          </table:table-cell>
          <table:table-cell office:value-type="float" office:value="2.44078669989252" calcext:value-type="float">
            <text:p>2.44078669989252</text:p>
          </table:table-cell>
          <table:table-cell office:value-type="float" office:value="-24.4492133001075" calcext:value-type="float">
            <text:p>-24.4492133001075</text:p>
          </table:table-cell>
          <table:table-cell office:value-type="float" office:value="0.190575143672285" calcext:value-type="float">
            <text:p>0.190575143672285</text:p>
          </table:table-cell>
          <table:table-cell office:value-type="float" office:value="2.63136184356481" calcext:value-type="float">
            <text:p>2.63136184356481</text:p>
          </table:table-cell>
          <table:table-cell office:value-type="float" office:value="-0.81665901753847" calcext:value-type="float">
            <text:p>-0.81665901753847</text:p>
          </table:table-cell>
          <table:table-cell office:value-type="float" office:value="-0.0831406327721709" calcext:value-type="float">
            <text:p>-0.083140632772171</text:p>
          </table:table-cell>
          <table:table-cell office:value-type="float" office:value="-26.9731406327722" calcext:value-type="float">
            <text:p>-26.9731406327722</text:p>
          </table:table-cell>
          <table:table-cell office:value-type="float" office:value="4.18574258548702" calcext:value-type="float">
            <text:p>4.18574258548702</text:p>
          </table:table-cell>
          <table:table-cell office:value-type="float" office:value="-22.704257414513" calcext:value-type="float">
            <text:p>-22.704257414513</text:p>
          </table:table-cell>
          <table:table-cell/>
        </table:table-row>
        <table:table-row table:style-name="ro1">
          <table:table-cell office:value-type="string" calcext:value-type="string">
            <text:p>FCAU</text:p>
          </table:table-cell>
          <table:table-cell office:value-type="string" calcext:value-type="string">
            <text:p>Stellantis N.V</text:p>
          </table:table-cell>
          <table:table-cell office:value-type="float" office:value="17.05" calcext:value-type="float">
            <text:p>17.05</text:p>
          </table:table-cell>
          <table:table-cell office:value-type="float" office:value="19.4850421170781" calcext:value-type="float">
            <text:p>19.4850421170781</text:p>
          </table:table-cell>
          <table:table-cell office:value-type="float" office:value="2.4350421170781" calcext:value-type="float">
            <text:p>2.4350421170781</text:p>
          </table:table-cell>
          <table:table-cell office:value-type="float" office:value="6.92132185811699" calcext:value-type="float">
            <text:p>6.92132185811699</text:p>
          </table:table-cell>
          <table:table-cell office:value-type="float" office:value="26.4063639751951" calcext:value-type="float">
            <text:p>26.4063639751951</text:p>
          </table:table-cell>
          <table:table-cell office:value-type="float" office:value="-0.95730069434922" calcext:value-type="float">
            <text:p>-0.95730069434922</text:p>
          </table:table-cell>
          <table:table-cell office:value-type="float" office:value="-2.63352285876308" calcext:value-type="float">
            <text:p>-2.63352285876308</text:p>
          </table:table-cell>
          <table:table-cell office:value-type="float" office:value="-19.6835228587631" calcext:value-type="float">
            <text:p>-19.6835228587631</text:p>
          </table:table-cell>
          <table:table-cell office:value-type="float" office:value="18.9575807858833" calcext:value-type="float">
            <text:p>18.9575807858833</text:p>
          </table:table-cell>
          <table:table-cell office:value-type="float" office:value="1.90758078588331" calcext:value-type="float">
            <text:p>1.90758078588331</text:p>
          </table:table-cell>
          <table:table-cell/>
        </table:table-row>
        <table:table-row table:style-name="ro1">
          <table:table-cell office:value-type="string" calcext:value-type="string">
            <text:p>FCF</text:p>
          </table:table-cell>
          <table:table-cell office:value-type="string" calcext:value-type="string">
            <text:p>First Commonwealth Financial Corp.</text:p>
          </table:table-cell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office:value-type="float" office:value="-12.64" calcext:value-type="float">
            <text:p>-1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796715627123" calcext:value-type="float">
            <text:p>7.85796715627123</text:p>
          </table:table-cell>
          <table:table-cell office:value-type="float" office:value="4.3282335694315" calcext:value-type="float">
            <text:p>4.3282335694315</text:p>
          </table:table-cell>
          <table:table-cell office:value-type="float" office:value="-8.3117664305685" calcext:value-type="float">
            <text:p>-8.3117664305685</text:p>
          </table:table-cell>
          <table:table-cell office:value-type="float" office:value="11.1598907639708" calcext:value-type="float">
            <text:p>11.1598907639708</text:p>
          </table:table-cell>
          <table:table-cell office:value-type="float" office:value="-1.48010923602925" calcext:value-type="float">
            <text:p>-1.48010923602925</text:p>
          </table:table-cell>
          <table:table-cell/>
        </table:table-row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FTI Consulting Inc.</text:p>
          </table:table-cell>
          <table:table-cell office:value-type="float" office:value="106.49" calcext:value-type="float">
            <text:p>106.49</text:p>
          </table:table-cell>
          <table:table-cell office:value-type="float" office:value="8.54300056119016" calcext:value-type="float">
            <text:p>8.54300056119016</text:p>
          </table:table-cell>
          <table:table-cell office:value-type="float" office:value="-97.9469994388098" calcext:value-type="float">
            <text:p>-97.9469994388098</text:p>
          </table:table-cell>
          <table:table-cell office:value-type="float" office:value="0" calcext:value-type="float">
            <text:p>0</text:p>
          </table:table-cell>
          <table:table-cell office:value-type="float" office:value="8.54300056119016" calcext:value-type="float">
            <text:p>8.54300056119016</text:p>
          </table:table-cell>
          <table:table-cell office:value-type="float" office:value="5.80681649328696" calcext:value-type="float">
            <text:p>5.80681649328696</text:p>
          </table:table-cell>
          <table:table-cell office:value-type="float" office:value="15.9125576399045" calcext:value-type="float">
            <text:p>15.9125576399045</text:p>
          </table:table-cell>
          <table:table-cell office:value-type="float" office:value="-90.5774423600955" calcext:value-type="float">
            <text:p>-90.5774423600955</text:p>
          </table:table-cell>
          <table:table-cell office:value-type="float" office:value="41.3467845862351" calcext:value-type="float">
            <text:p>41.3467845862351</text:p>
          </table:table-cell>
          <table:table-cell office:value-type="float" office:value="-65.1432154137649" calcext:value-type="float">
            <text:p>-65.1432154137649</text:p>
          </table:table-cell>
          <table:table-cell/>
        </table:table-row>
        <table:table-row table:style-name="ro1">
          <table:table-cell office:value-type="string" calcext:value-type="string">
            <text:p>FCX</text:p>
          </table:table-cell>
          <table:table-cell office:value-type="string" calcext:value-type="string">
            <text:p>Freeport-McMoRan Inc</text:p>
          </table:table-cell>
          <table:table-cell office:value-type="float" office:value="31.23" calcext:value-type="float">
            <text:p>31.23</text:p>
          </table:table-cell>
          <table:table-cell office:value-type="float" office:value="1.65396946156076" calcext:value-type="float">
            <text:p>1.65396946156076</text:p>
          </table:table-cell>
          <table:table-cell office:value-type="float" office:value="-29.5760305384392" calcext:value-type="float">
            <text:p>-29.5760305384392</text:p>
          </table:table-cell>
          <table:table-cell office:value-type="float" office:value="2.67883859525363" calcext:value-type="float">
            <text:p>2.67883859525363</text:p>
          </table:table-cell>
          <table:table-cell office:value-type="float" office:value="4.33280805681439" calcext:value-type="float">
            <text:p>4.33280805681439</text:p>
          </table:table-cell>
          <table:table-cell office:value-type="float" office:value="6.35707946191226" calcext:value-type="float">
            <text:p>6.35707946191226</text:p>
          </table:table-cell>
          <table:table-cell office:value-type="float" office:value="3.4242605373553" calcext:value-type="float">
            <text:p>3.4242605373553</text:p>
          </table:table-cell>
          <table:table-cell office:value-type="float" office:value="-27.8057394626447" calcext:value-type="float">
            <text:p>-27.8057394626447</text:p>
          </table:table-cell>
          <table:table-cell office:value-type="float" office:value="6.35707946191226" calcext:value-type="float">
            <text:p>6.35707946191226</text:p>
          </table:table-cell>
          <table:table-cell office:value-type="float" office:value="-24.8729205380877" calcext:value-type="float">
            <text:p>-24.8729205380877</text:p>
          </table:table-cell>
          <table:table-cell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Fresh Del Monte Produce Inc</text:p>
          </table:table-cell>
          <table:table-cell office:value-type="float" office:value="26.7" calcext:value-type="float">
            <text:p>26.7</text:p>
          </table:table-cell>
          <table:table-cell office:value-type="float" office:value="0.295565189995532" calcext:value-type="float">
            <text:p>0.295565189995532</text:p>
          </table:table-cell>
          <table:table-cell office:value-type="float" office:value="-26.4044348100045" calcext:value-type="float">
            <text:p>-26.4044348100045</text:p>
          </table:table-cell>
          <table:table-cell office:value-type="float" office:value="10.5664555423403" calcext:value-type="float">
            <text:p>10.5664555423403</text:p>
          </table:table-cell>
          <table:table-cell office:value-type="float" office:value="10.8620207323358" calcext:value-type="float">
            <text:p>10.8620207323358</text:p>
          </table:table-cell>
          <table:table-cell office:value-type="float" office:value="24.1138971437783" calcext:value-type="float">
            <text:p>24.1138971437783</text:p>
          </table:table-cell>
          <table:table-cell office:value-type="float" office:value="9.30608112500218" calcext:value-type="float">
            <text:p>9.30608112500218</text:p>
          </table:table-cell>
          <table:table-cell office:value-type="float" office:value="-17.3939188749978" calcext:value-type="float">
            <text:p>-17.3939188749978</text:p>
          </table:table-cell>
          <table:table-cell office:value-type="float" office:value="36.2721823522374" calcext:value-type="float">
            <text:p>36.2721823522374</text:p>
          </table:table-cell>
          <table:table-cell office:value-type="float" office:value="9.57218235223741" calcext:value-type="float">
            <text:p>9.57218235223741</text:p>
          </table:table-cell>
          <table:table-cell/>
        </table:table-row>
        <table:table-row table:style-name="ro1">
          <table:table-cell office:value-type="string" calcext:value-type="string">
            <text:p>FDS</text:p>
          </table:table-cell>
          <table:table-cell office:value-type="string" calcext:value-type="string">
            <text:p>Factset Research Systems Inc.</text:p>
          </table:table-cell>
          <table:table-cell office:value-type="float" office:value="316" calcext:value-type="float">
            <text:p>316</text:p>
          </table:table-cell>
          <table:table-cell office:value-type="float" office:value="15.2270656251264" calcext:value-type="float">
            <text:p>15.2270656251264</text:p>
          </table:table-cell>
          <table:table-cell office:value-type="float" office:value="-300.772934374874" calcext:value-type="float">
            <text:p>-300.772934374874</text:p>
          </table:table-cell>
          <table:table-cell office:value-type="float" office:value="0" calcext:value-type="float">
            <text:p>0</text:p>
          </table:table-cell>
          <table:table-cell office:value-type="float" office:value="15.2270656251264" calcext:value-type="float">
            <text:p>15.2270656251264</text:p>
          </table:table-cell>
          <table:table-cell office:value-type="float" office:value="2.08280321056392" calcext:value-type="float">
            <text:p>2.08280321056392</text:p>
          </table:table-cell>
          <table:table-cell office:value-type="float" office:value="15.1718503545573" calcext:value-type="float">
            <text:p>15.1718503545573</text:p>
          </table:table-cell>
          <table:table-cell office:value-type="float" office:value="-300.828149645443" calcext:value-type="float">
            <text:p>-300.828149645443</text:p>
          </table:table-cell>
          <table:table-cell office:value-type="float" office:value="25.0818197099505" calcext:value-type="float">
            <text:p>25.0818197099505</text:p>
          </table:table-cell>
          <table:table-cell office:value-type="float" office:value="-290.918180290049" calcext:value-type="float">
            <text:p>-290.918180290049</text:p>
          </table:table-cell>
          <table:table-cell/>
        </table:table-row>
        <table:table-row table:style-name="ro1">
          <table:table-cell office:value-type="string" calcext:value-type="string">
            <text:p>FDX</text:p>
          </table:table-cell>
          <table:table-cell office:value-type="string" calcext:value-type="string">
            <text:p>Fedex Corp</text:p>
          </table:table-cell>
          <table:table-cell office:value-type="float" office:value="263" calcext:value-type="float">
            <text:p>263</text:p>
          </table:table-cell>
          <table:table-cell office:value-type="float" office:value="31.4595441805932" calcext:value-type="float">
            <text:p>31.4595441805932</text:p>
          </table:table-cell>
          <table:table-cell office:value-type="float" office:value="-231.540455819407" calcext:value-type="float">
            <text:p>-231.540455819407</text:p>
          </table:table-cell>
          <table:table-cell office:value-type="float" office:value="2.21450442906922" calcext:value-type="float">
            <text:p>2.21450442906922</text:p>
          </table:table-cell>
          <table:table-cell office:value-type="float" office:value="33.6740486096624" calcext:value-type="float">
            <text:p>33.6740486096624</text:p>
          </table:table-cell>
          <table:table-cell office:value-type="float" office:value="54.0874787045407" calcext:value-type="float">
            <text:p>54.0874787045407</text:p>
          </table:table-cell>
          <table:table-cell office:value-type="float" office:value="34.5191065178592" calcext:value-type="float">
            <text:p>34.5191065178592</text:p>
          </table:table-cell>
          <table:table-cell office:value-type="float" office:value="-228.480893482141" calcext:value-type="float">
            <text:p>-228.480893482141</text:p>
          </table:table-cell>
          <table:table-cell office:value-type="float" office:value="79.3713095113923" calcext:value-type="float">
            <text:p>79.3713095113923</text:p>
          </table:table-cell>
          <table:table-cell office:value-type="float" office:value="-183.628690488608" calcext:value-type="float">
            <text:p>-183.628690488608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Firstenergy Corp.</text:p>
          </table:table-cell>
          <table:table-cell office:value-type="float" office:value="31.24" calcext:value-type="float">
            <text:p>31.24</text:p>
          </table:table-cell>
          <table:table-cell office:value-type="float" office:value="0.213789337832532" calcext:value-type="float">
            <text:p>0.213789337832532</text:p>
          </table:table-cell>
          <table:table-cell office:value-type="float" office:value="-31.0262106621675" calcext:value-type="float">
            <text:p>-31.0262106621675</text:p>
          </table:table-cell>
          <table:table-cell office:value-type="float" office:value="0.558432494510839" calcext:value-type="float">
            <text:p>0.558432494510839</text:p>
          </table:table-cell>
          <table:table-cell office:value-type="float" office:value="0.772221832343371" calcext:value-type="float">
            <text:p>0.772221832343371</text:p>
          </table:table-cell>
          <table:table-cell office:value-type="float" office:value="2.81059258788459" calcext:value-type="float">
            <text:p>2.81059258788459</text:p>
          </table:table-cell>
          <table:table-cell office:value-type="float" office:value="-1.0284004354358" calcext:value-type="float">
            <text:p>-1.0284004354358</text:p>
          </table:table-cell>
          <table:table-cell office:value-type="float" office:value="-32.2684004354358" calcext:value-type="float">
            <text:p>-32.2684004354358</text:p>
          </table:table-cell>
          <table:table-cell office:value-type="float" office:value="13.1646313804981" calcext:value-type="float">
            <text:p>13.1646313804981</text:p>
          </table:table-cell>
          <table:table-cell office:value-type="float" office:value="-18.0753686195019" calcext:value-type="float">
            <text:p>-18.0753686195019</text:p>
          </table:table-cell>
          <table:table-cell/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Forum Energy Technologies Inc</text:p>
          </table:table-cell>
          <table:table-cell office:value-type="float" office:value="18.12" calcext:value-type="float">
            <text:p>18.12</text:p>
          </table:table-cell>
          <table:table-cell office:value-type="float" office:value="0.17952080624175" calcext:value-type="float">
            <text:p>0.17952080624175</text:p>
          </table:table-cell>
          <table:table-cell office:value-type="float" office:value="-17.9404791937583" calcext:value-type="float">
            <text:p>-17.9404791937583</text:p>
          </table:table-cell>
          <table:table-cell office:value-type="float" office:value="3.26988809191236" calcext:value-type="float">
            <text:p>3.26988809191236</text:p>
          </table:table-cell>
          <table:table-cell office:value-type="float" office:value="3.44940889815411" calcext:value-type="float">
            <text:p>3.44940889815411</text:p>
          </table:table-cell>
          <table:table-cell office:value-type="float" office:value="1.61392970982094" calcext:value-type="float">
            <text:p>1.61392970982094</text:p>
          </table:table-cell>
          <table:table-cell office:value-type="float" office:value="3.30270757996654" calcext:value-type="float">
            <text:p>3.30270757996654</text:p>
          </table:table-cell>
          <table:table-cell office:value-type="float" office:value="-14.8172924200335" calcext:value-type="float">
            <text:p>-14.8172924200335</text:p>
          </table:table-cell>
          <table:table-cell office:value-type="float" office:value="3.83146898764173" calcext:value-type="float">
            <text:p>3.83146898764173</text:p>
          </table:table-cell>
          <table:table-cell office:value-type="float" office:value="-14.2885310123583" calcext:value-type="float">
            <text:p>-14.2885310123583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uturefuel Corp</text:p>
          </table:table-cell>
          <table:table-cell office:value-type="float" office:value="17.54" calcext:value-type="float">
            <text:p>17.54</text:p>
          </table:table-cell>
          <table:table-cell office:value-type="float" office:value="5.56993453823257" calcext:value-type="float">
            <text:p>5.56993453823257</text:p>
          </table:table-cell>
          <table:table-cell office:value-type="float" office:value="-11.9700654617674" calcext:value-type="float">
            <text:p>-11.9700654617674</text:p>
          </table:table-cell>
          <table:table-cell office:value-type="float" office:value="0.66494841271828" calcext:value-type="float">
            <text:p>0.66494841271828</text:p>
          </table:table-cell>
          <table:table-cell office:value-type="float" office:value="6.23488295095085" calcext:value-type="float">
            <text:p>6.23488295095085</text:p>
          </table:table-cell>
          <table:table-cell office:value-type="float" office:value="8.582331218561" calcext:value-type="float">
            <text:p>8.582331218561</text:p>
          </table:table-cell>
          <table:table-cell office:value-type="float" office:value="7.1407371419627" calcext:value-type="float">
            <text:p>7.1407371419627</text:p>
          </table:table-cell>
          <table:table-cell office:value-type="float" office:value="-10.3992628580373" calcext:value-type="float">
            <text:p>-10.3992628580373</text:p>
          </table:table-cell>
          <table:table-cell office:value-type="float" office:value="8.61451904697601" calcext:value-type="float">
            <text:p>8.61451904697601</text:p>
          </table:table-cell>
          <table:table-cell office:value-type="float" office:value="-8.92548095302399" calcext:value-type="float">
            <text:p>-8.92548095302399</text:p>
          </table:table-cell>
          <table:table-cell/>
        </table:table-row>
        <table:table-row table:style-name="ro1">
          <table:table-cell office:value-type="string" calcext:value-type="string">
            <text:p>FFG</text:p>
          </table:table-cell>
          <table:table-cell office:value-type="string" calcext:value-type="string">
            <text:p>FBL Financial Group</text:p>
          </table:table-cell>
          <table:table-cell office:value-type="float" office:value="56.48" calcext:value-type="float">
            <text:p>56.48</text:p>
          </table:table-cell>
          <table:table-cell office:value-type="float" office:value="0" calcext:value-type="float">
            <text:p>0</text:p>
          </table:table-cell>
          <table:table-cell office:value-type="float" office:value="-56.48" calcext:value-type="float">
            <text:p>-5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437646387192" calcext:value-type="float">
            <text:p>66.2437646387192</text:p>
          </table:table-cell>
          <table:table-cell office:value-type="float" office:value="60.6083473355122" calcext:value-type="float">
            <text:p>60.6083473355122</text:p>
          </table:table-cell>
          <table:table-cell office:value-type="float" office:value="4.12834733551217" calcext:value-type="float">
            <text:p>4.12834733551217</text:p>
          </table:table-cell>
          <table:table-cell office:value-type="float" office:value="66.366800625515" calcext:value-type="float">
            <text:p>66.366800625515</text:p>
          </table:table-cell>
          <table:table-cell office:value-type="float" office:value="9.88680062551496" calcext:value-type="float">
            <text:p>9.88680062551496</text:p>
          </table:table-cell>
          <table:table-cell/>
        </table:table-row>
        <table:table-row table:style-name="ro1">
          <table:table-cell office:value-type="string" calcext:value-type="string">
            <text:p>FHN</text:p>
          </table:table-cell>
          <table:table-cell office:value-type="string" calcext:value-type="string">
            <text:p>First Horizon Corporation</text:p>
          </table:table-cell>
          <table:table-cell office:value-type="float" office:value="15.63" calcext:value-type="float">
            <text:p>15.63</text:p>
          </table:table-cell>
          <table:table-cell office:value-type="float" office:value="0" calcext:value-type="float">
            <text:p>0</text:p>
          </table:table-cell>
          <table:table-cell office:value-type="float" office:value="-15.63" calcext:value-type="float">
            <text:p>-15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1768512947352" calcext:value-type="float">
            <text:p>9.91768512947352</text:p>
          </table:table-cell>
          <table:table-cell office:value-type="float" office:value="5.53853274851098" calcext:value-type="float">
            <text:p>5.53853274851098</text:p>
          </table:table-cell>
          <table:table-cell office:value-type="float" office:value="-10.091467251489" calcext:value-type="float">
            <text:p>-10.091467251489</text:p>
          </table:table-cell>
          <table:table-cell office:value-type="float" office:value="14.1472325429664" calcext:value-type="float">
            <text:p>14.1472325429664</text:p>
          </table:table-cell>
          <table:table-cell office:value-type="float" office:value="-1.48276745703359" calcext:value-type="float">
            <text:p>-1.48276745703359</text:p>
          </table:table-cell>
          <table:table-cell/>
        </table:table-row>
        <table:table-row table:style-name="ro1">
          <table:table-cell office:value-type="string" calcext:value-type="string">
            <text:p>FICO</text:p>
          </table:table-cell>
          <table:table-cell office:value-type="string" calcext:value-type="string">
            <text:p>Fair</text:p>
          </table:table-cell>
          <table:table-cell office:value-type="float" office:value="473.78" calcext:value-type="float">
            <text:p>473.78</text:p>
          </table:table-cell>
          <table:table-cell office:value-type="float" office:value="4.94805909541317" calcext:value-type="float">
            <text:p>4.94805909541317</text:p>
          </table:table-cell>
          <table:table-cell office:value-type="float" office:value="-468.831940904587" calcext:value-type="float">
            <text:p>-468.831940904587</text:p>
          </table:table-cell>
          <table:table-cell office:value-type="float" office:value="0" calcext:value-type="float">
            <text:p>0</text:p>
          </table:table-cell>
          <table:table-cell office:value-type="float" office:value="4.94805909541317" calcext:value-type="float">
            <text:p>4.94805909541317</text:p>
          </table:table-cell>
          <table:table-cell office:value-type="float" office:value="-17.1713336692193" calcext:value-type="float">
            <text:p>-17.1713336692193</text:p>
          </table:table-cell>
          <table:table-cell office:value-type="float" office:value="4.01554789607783" calcext:value-type="float">
            <text:p>4.01554789607783</text:p>
          </table:table-cell>
          <table:table-cell office:value-type="float" office:value="-469.764452103922" calcext:value-type="float">
            <text:p>-469.764452103922</text:p>
          </table:table-cell>
          <table:table-cell office:value-type="float" office:value="11.0863244118318" calcext:value-type="float">
            <text:p>11.0863244118318</text:p>
          </table:table-cell>
          <table:table-cell office:value-type="float" office:value="-462.693675588168" calcext:value-type="float">
            <text:p>-462.693675588168</text:p>
          </table:table-cell>
          <table:table-cell/>
        </table:table-row>
        <table:table-row table:style-name="ro1">
          <table:table-cell office:value-type="string" calcext:value-type="string">
            <text:p>FIS</text:p>
          </table:table-cell>
          <table:table-cell office:value-type="string" calcext:value-type="string">
            <text:p>Fidelity National Information Services</text:p>
          </table:table-cell>
          <table:table-cell office:value-type="float" office:value="135.6" calcext:value-type="float">
            <text:p>135.6</text:p>
          </table:table-cell>
          <table:table-cell office:value-type="float" office:value="2.94274622595859" calcext:value-type="float">
            <text:p>2.94274622595859</text:p>
          </table:table-cell>
          <table:table-cell office:value-type="float" office:value="-132.657253774041" calcext:value-type="float">
            <text:p>-132.657253774041</text:p>
          </table:table-cell>
          <table:table-cell office:value-type="float" office:value="0" calcext:value-type="float">
            <text:p>0</text:p>
          </table:table-cell>
          <table:table-cell office:value-type="float" office:value="2.94274622595859" calcext:value-type="float">
            <text:p>2.94274622595859</text:p>
          </table:table-cell>
          <table:table-cell office:value-type="float" office:value="-33.9414995974336" calcext:value-type="float">
            <text:p>-33.9414995974336</text:p>
          </table:table-cell>
          <table:table-cell office:value-type="float" office:value="-4.5785005629509" calcext:value-type="float">
            <text:p>-4.5785005629509</text:p>
          </table:table-cell>
          <table:table-cell office:value-type="float" office:value="-140.178500562951" calcext:value-type="float">
            <text:p>-140.178500562951</text:p>
          </table:table-cell>
          <table:table-cell office:value-type="float" office:value="79.017409750808" calcext:value-type="float">
            <text:p>79.017409750808</text:p>
          </table:table-cell>
          <table:table-cell office:value-type="float" office:value="-56.582590249192" calcext:value-type="float">
            <text:p>-56.582590249192</text:p>
          </table:table-cell>
          <table:table-cell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Comfort Systems USA</text:p>
          </table:table-cell>
          <table:table-cell office:value-type="float" office:value="63.37" calcext:value-type="float">
            <text:p>63.37</text:p>
          </table:table-cell>
          <table:table-cell office:value-type="float" office:value="1.93819158152779" calcext:value-type="float">
            <text:p>1.93819158152779</text:p>
          </table:table-cell>
          <table:table-cell office:value-type="float" office:value="-61.4318084184722" calcext:value-type="float">
            <text:p>-61.4318084184722</text:p>
          </table:table-cell>
          <table:table-cell office:value-type="float" office:value="0.348951418846086" calcext:value-type="float">
            <text:p>0.348951418846086</text:p>
          </table:table-cell>
          <table:table-cell office:value-type="float" office:value="2.28714300037387" calcext:value-type="float">
            <text:p>2.28714300037387</text:p>
          </table:table-cell>
          <table:table-cell office:value-type="float" office:value="1.24594890070824" calcext:value-type="float">
            <text:p>1.24594890070824</text:p>
          </table:table-cell>
          <table:table-cell office:value-type="float" office:value="4.28504099396092" calcext:value-type="float">
            <text:p>4.28504099396092</text:p>
          </table:table-cell>
          <table:table-cell office:value-type="float" office:value="-59.0849590060391" calcext:value-type="float">
            <text:p>-59.0849590060391</text:p>
          </table:table-cell>
          <table:table-cell office:value-type="float" office:value="18.3577571392094" calcext:value-type="float">
            <text:p>18.3577571392094</text:p>
          </table:table-cell>
          <table:table-cell office:value-type="float" office:value="-45.0122428607906" calcext:value-type="float">
            <text:p>-45.0122428607906</text:p>
          </table:table-cell>
          <table:table-cell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oot Locker Inc</text:p>
          </table:table-cell>
          <table:table-cell office:value-type="float" office:value="52.13" calcext:value-type="float">
            <text:p>52.13</text:p>
          </table:table-cell>
          <table:table-cell office:value-type="float" office:value="13.3670395117501" calcext:value-type="float">
            <text:p>13.3670395117501</text:p>
          </table:table-cell>
          <table:table-cell office:value-type="float" office:value="-38.7629604882499" calcext:value-type="float">
            <text:p>-38.7629604882499</text:p>
          </table:table-cell>
          <table:table-cell office:value-type="float" office:value="11.447866573954" calcext:value-type="float">
            <text:p>11.447866573954</text:p>
          </table:table-cell>
          <table:table-cell office:value-type="float" office:value="24.8149060857041" calcext:value-type="float">
            <text:p>24.8149060857041</text:p>
          </table:table-cell>
          <table:table-cell office:value-type="float" office:value="23.7017857817823" calcext:value-type="float">
            <text:p>23.7017857817823</text:p>
          </table:table-cell>
          <table:table-cell office:value-type="float" office:value="12.2923026665843" calcext:value-type="float">
            <text:p>12.2923026665843</text:p>
          </table:table-cell>
          <table:table-cell office:value-type="float" office:value="-39.8376973334157" calcext:value-type="float">
            <text:p>-39.8376973334157</text:p>
          </table:table-cell>
          <table:table-cell office:value-type="float" office:value="25.3906579670429" calcext:value-type="float">
            <text:p>25.3906579670429</text:p>
          </table:table-cell>
          <table:table-cell office:value-type="float" office:value="-26.7393420329571" calcext:value-type="float">
            <text:p>-26.7393420329571</text:p>
          </table:table-cell>
          <table:table-cell/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wers Foods</text:p>
          </table:table-cell>
          <table:table-cell office:value-type="float" office:value="22.63" calcext:value-type="float">
            <text:p>22.63</text:p>
          </table:table-cell>
          <table:table-cell office:value-type="float" office:value="1.41567719418245" calcext:value-type="float">
            <text:p>1.41567719418245</text:p>
          </table:table-cell>
          <table:table-cell office:value-type="float" office:value="-21.2143228058175" calcext:value-type="float">
            <text:p>-21.2143228058175</text:p>
          </table:table-cell>
          <table:table-cell office:value-type="float" office:value="0.916814520361693" calcext:value-type="float">
            <text:p>0.916814520361693</text:p>
          </table:table-cell>
          <table:table-cell office:value-type="float" office:value="2.33249171454414" calcext:value-type="float">
            <text:p>2.33249171454414</text:p>
          </table:table-cell>
          <table:table-cell office:value-type="float" office:value="0.288847069339988" calcext:value-type="float">
            <text:p>0.288847069339988</text:p>
          </table:table-cell>
          <table:table-cell office:value-type="float" office:value="1.47160259164927" calcext:value-type="float">
            <text:p>1.47160259164927</text:p>
          </table:table-cell>
          <table:table-cell office:value-type="float" office:value="-21.1583974083507" calcext:value-type="float">
            <text:p>-21.1583974083507</text:p>
          </table:table-cell>
          <table:table-cell office:value-type="float" office:value="6.31600664269338" calcext:value-type="float">
            <text:p>6.31600664269338</text:p>
          </table:table-cell>
          <table:table-cell office:value-type="float" office:value="-16.3139933573066" calcext:value-type="float">
            <text:p>-16.3139933573066</text:p>
          </table:table-cell>
          <table:table-cell/>
        </table:table-row>
        <table:table-row table:style-name="ro1">
          <table:table-cell office:value-type="string" calcext:value-type="string">
            <text:p>FLR</text:p>
          </table:table-cell>
          <table:table-cell office:value-type="string" calcext:value-type="string">
            <text:p>Fluor Corporation</text:p>
          </table:table-cell>
          <table:table-cell office:value-type="float" office:value="17.95" calcext:value-type="float">
            <text:p>17.95</text:p>
          </table:table-cell>
          <table:table-cell office:value-type="float" office:value="15.0040359888613" calcext:value-type="float">
            <text:p>15.0040359888613</text:p>
          </table:table-cell>
          <table:table-cell office:value-type="float" office:value="-2.94596401113867" calcext:value-type="float">
            <text:p>-2.94596401113867</text:p>
          </table:table-cell>
          <table:table-cell office:value-type="float" office:value="0" calcext:value-type="float">
            <text:p>0</text:p>
          </table:table-cell>
          <table:table-cell office:value-type="float" office:value="15.0040359888613" calcext:value-type="float">
            <text:p>15.0040359888613</text:p>
          </table:table-cell>
          <table:table-cell office:value-type="float" office:value="5.69983890511335" calcext:value-type="float">
            <text:p>5.69983890511335</text:p>
          </table:table-cell>
          <table:table-cell office:value-type="float" office:value="10.4166852473405" calcext:value-type="float">
            <text:p>10.4166852473405</text:p>
          </table:table-cell>
          <table:table-cell office:value-type="float" office:value="-7.53331475265946" calcext:value-type="float">
            <text:p>-7.53331475265946</text:p>
          </table:table-cell>
          <table:table-cell office:value-type="float" office:value="8.02291408380495" calcext:value-type="float">
            <text:p>8.02291408380495</text:p>
          </table:table-cell>
          <table:table-cell office:value-type="float" office:value="-9.92708591619505" calcext:value-type="float">
            <text:p>-9.92708591619505</text:p>
          </table:table-cell>
          <table:table-cell/>
        </table:table-row>
        <table:table-row table:style-name="ro1">
          <table:table-cell office:value-type="string" calcext:value-type="string">
            <text:p>FLS</text:p>
          </table:table-cell>
          <table:table-cell office:value-type="string" calcext:value-type="string">
            <text:p>Flowserve Corp.</text:p>
          </table:table-cell>
          <table:table-cell office:value-type="float" office:value="39.81" calcext:value-type="float">
            <text:p>39.81</text:p>
          </table:table-cell>
          <table:table-cell office:value-type="float" office:value="7.07165461447385" calcext:value-type="float">
            <text:p>7.07165461447385</text:p>
          </table:table-cell>
          <table:table-cell office:value-type="float" office:value="-32.7383453855262" calcext:value-type="float">
            <text:p>-32.7383453855262</text:p>
          </table:table-cell>
          <table:table-cell office:value-type="float" office:value="5.48495451893207" calcext:value-type="float">
            <text:p>5.48495451893207</text:p>
          </table:table-cell>
          <table:table-cell office:value-type="float" office:value="12.5566091334059" calcext:value-type="float">
            <text:p>12.5566091334059</text:p>
          </table:table-cell>
          <table:table-cell office:value-type="float" office:value="2.2843402436994" calcext:value-type="float">
            <text:p>2.2843402436994</text:p>
          </table:table-cell>
          <table:table-cell office:value-type="float" office:value="13.1469206185202" calcext:value-type="float">
            <text:p>13.1469206185202</text:p>
          </table:table-cell>
          <table:table-cell office:value-type="float" office:value="-26.6630793814798" calcext:value-type="float">
            <text:p>-26.6630793814798</text:p>
          </table:table-cell>
          <table:table-cell office:value-type="float" office:value="12.8464372104061" calcext:value-type="float">
            <text:p>12.8464372104061</text:p>
          </table:table-cell>
          <table:table-cell office:value-type="float" office:value="-26.9635627895939" calcext:value-type="float">
            <text:p>-26.9635627895939</text:p>
          </table:table-cell>
          <table:table-cell/>
        </table:table-row>
        <table:table-row table:style-name="ro1">
          <table:table-cell office:value-type="string" calcext:value-type="string">
            <text:p>FLT</text:p>
          </table:table-cell>
          <table:table-cell office:value-type="string" calcext:value-type="string">
            <text:p>Fleetcor Technologies Inc</text:p>
          </table:table-cell>
          <table:table-cell office:value-type="float" office:value="264.3" calcext:value-type="float">
            <text:p>264.3</text:p>
          </table:table-cell>
          <table:table-cell office:value-type="float" office:value="9.4584966484946" calcext:value-type="float">
            <text:p>9.4584966484946</text:p>
          </table:table-cell>
          <table:table-cell office:value-type="float" office:value="-254.841503351505" calcext:value-type="float">
            <text:p>-254.841503351505</text:p>
          </table:table-cell>
          <table:table-cell office:value-type="float" office:value="0" calcext:value-type="float">
            <text:p>0</text:p>
          </table:table-cell>
          <table:table-cell office:value-type="float" office:value="9.4584966484946" calcext:value-type="float">
            <text:p>9.4584966484946</text:p>
          </table:table-cell>
          <table:table-cell office:value-type="float" office:value="-45.4551809337626" calcext:value-type="float">
            <text:p>-45.4551809337626</text:p>
          </table:table-cell>
          <table:table-cell office:value-type="float" office:value="-2.69528318308806" calcext:value-type="float">
            <text:p>-2.69528318308806</text:p>
          </table:table-cell>
          <table:table-cell office:value-type="float" office:value="-266.995283183088" calcext:value-type="float">
            <text:p>-266.995283183088</text:p>
          </table:table-cell>
          <table:table-cell office:value-type="float" office:value="35.2241333999891" calcext:value-type="float">
            <text:p>35.2241333999891</text:p>
          </table:table-cell>
          <table:table-cell office:value-type="float" office:value="-229.075866600011" calcext:value-type="float">
            <text:p>-229.075866600011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 Leasing Ltd</text:p>
          </table:table-cell>
          <table:table-cell office:value-type="float" office:value="10.84" calcext:value-type="float">
            <text:p>10.84</text:p>
          </table:table-cell>
          <table:table-cell office:value-type="float" office:value="9.35258480938016" calcext:value-type="float">
            <text:p>9.35258480938016</text:p>
          </table:table-cell>
          <table:table-cell office:value-type="float" office:value="-1.48741519061984" calcext:value-type="float">
            <text:p>-1.48741519061984</text:p>
          </table:table-cell>
          <table:table-cell office:value-type="float" office:value="0" calcext:value-type="float">
            <text:p>0</text:p>
          </table:table-cell>
          <table:table-cell office:value-type="float" office:value="9.35258480938016" calcext:value-type="float">
            <text:p>9.35258480938016</text:p>
          </table:table-cell>
          <table:table-cell office:value-type="float" office:value="29.0664794725683" calcext:value-type="float">
            <text:p>29.0664794725683</text:p>
          </table:table-cell>
          <table:table-cell office:value-type="float" office:value="2.86969458946269" calcext:value-type="float">
            <text:p>2.86969458946269</text:p>
          </table:table-cell>
          <table:table-cell office:value-type="float" office:value="-7.97030541053731" calcext:value-type="float">
            <text:p>-7.97030541053731</text:p>
          </table:table-cell>
          <table:table-cell office:value-type="float" office:value="29.0664794725683" calcext:value-type="float">
            <text:p>29.0664794725683</text:p>
          </table:table-cell>
          <table:table-cell office:value-type="float" office:value="18.2264794725683" calcext:value-type="float">
            <text:p>18.2264794725683</text:p>
          </table:table-cell>
          <table:table-cell/>
        </table:table-row>
        <table:table-row table:style-name="ro1">
          <table:table-cell office:value-type="string" calcext:value-type="string">
            <text:p>FMC</text:p>
          </table:table-cell>
          <table:table-cell office:value-type="string" calcext:value-type="string">
            <text:p>FMC Corp.</text:p>
          </table:table-cell>
          <table:table-cell office:value-type="float" office:value="107.68" calcext:value-type="float">
            <text:p>107.68</text:p>
          </table:table-cell>
          <table:table-cell office:value-type="float" office:value="2.28966175638389" calcext:value-type="float">
            <text:p>2.28966175638389</text:p>
          </table:table-cell>
          <table:table-cell office:value-type="float" office:value="-105.390338243616" calcext:value-type="float">
            <text:p>-105.390338243616</text:p>
          </table:table-cell>
          <table:table-cell office:value-type="float" office:value="8.90509646415881" calcext:value-type="float">
            <text:p>8.90509646415881</text:p>
          </table:table-cell>
          <table:table-cell office:value-type="float" office:value="11.1947582205427" calcext:value-type="float">
            <text:p>11.1947582205427</text:p>
          </table:table-cell>
          <table:table-cell office:value-type="float" office:value="-8.71088752352982" calcext:value-type="float">
            <text:p>-8.71088752352982</text:p>
          </table:table-cell>
          <table:table-cell office:value-type="float" office:value="12.6921708064242" calcext:value-type="float">
            <text:p>12.6921708064242</text:p>
          </table:table-cell>
          <table:table-cell office:value-type="float" office:value="-94.9878291935758" calcext:value-type="float">
            <text:p>-94.9878291935758</text:p>
          </table:table-cell>
          <table:table-cell office:value-type="float" office:value="22.6923899080187" calcext:value-type="float">
            <text:p>22.6923899080187</text:p>
          </table:table-cell>
          <table:table-cell office:value-type="float" office:value="-84.9876100919813" calcext:value-type="float">
            <text:p>-84.9876100919813</text:p>
          </table:table-cell>
          <table:table-cell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Fabrinet</text:p>
          </table:table-cell>
          <table:table-cell office:value-type="float" office:value="87.8" calcext:value-type="float">
            <text:p>87.8</text:p>
          </table:table-cell>
          <table:table-cell office:value-type="float" office:value="13.046622858248" calcext:value-type="float">
            <text:p>13.046622858248</text:p>
          </table:table-cell>
          <table:table-cell office:value-type="float" office:value="-74.753377141752" calcext:value-type="float">
            <text:p>-74.753377141752</text:p>
          </table:table-cell>
          <table:table-cell office:value-type="float" office:value="10.089206085126" calcext:value-type="float">
            <text:p>10.089206085126</text:p>
          </table:table-cell>
          <table:table-cell office:value-type="float" office:value="23.135828943374" calcext:value-type="float">
            <text:p>23.135828943374</text:p>
          </table:table-cell>
          <table:table-cell office:value-type="float" office:value="27.9979293037931" calcext:value-type="float">
            <text:p>27.9979293037931</text:p>
          </table:table-cell>
          <table:table-cell office:value-type="float" office:value="23.2350405366691" calcext:value-type="float">
            <text:p>23.2350405366691</text:p>
          </table:table-cell>
          <table:table-cell office:value-type="float" office:value="-64.5649594633309" calcext:value-type="float">
            <text:p>-64.5649594633309</text:p>
          </table:table-cell>
          <table:table-cell office:value-type="float" office:value="28.1163702627651" calcext:value-type="float">
            <text:p>28.1163702627651</text:p>
          </table:table-cell>
          <table:table-cell office:value-type="float" office:value="-59.6836297372349" calcext:value-type="float">
            <text:p>-59.6836297372349</text:p>
          </table:table-cell>
          <table:table-cell/>
        </table:table-row>
        <table:table-row table:style-name="ro1">
          <table:table-cell office:value-type="string" calcext:value-type="string">
            <text:p>FNB</text:p>
          </table:table-cell>
          <table:table-cell office:value-type="string" calcext:value-type="string">
            <text:p>F.N.B. Corp.</text:p>
          </table:table-cell>
          <table:table-cell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  <table:table-cell office:value-type="float" office:value="-11.02" calcext:value-type="float">
            <text:p>-1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2618575175718" calcext:value-type="float">
            <text:p>7.82618575175718</text:p>
          </table:table-cell>
          <table:table-cell office:value-type="float" office:value="2.57566746919217" calcext:value-type="float">
            <text:p>2.57566746919217</text:p>
          </table:table-cell>
          <table:table-cell office:value-type="float" office:value="-8.44433253080783" calcext:value-type="float">
            <text:p>-8.44433253080783</text:p>
          </table:table-cell>
          <table:table-cell office:value-type="float" office:value="15.3455230324554" calcext:value-type="float">
            <text:p>15.3455230324554</text:p>
          </table:table-cell>
          <table:table-cell office:value-type="float" office:value="4.32552303245537" calcext:value-type="float">
            <text:p>4.32552303245537</text:p>
          </table:table-cell>
          <table:table-cell/>
        </table:table-row>
        <table:table-row table:style-name="ro1">
          <table:table-cell office:value-type="string" calcext:value-type="string">
            <text:p>FNF</text:p>
          </table:table-cell>
          <table:table-cell office:value-type="string" calcext:value-type="string">
            <text:p>Fidelity National Financial Inc</text:p>
          </table:table-cell>
          <table:table-cell office:value-type="float" office:value="39.63" calcext:value-type="float">
            <text:p>39.63</text:p>
          </table:table-cell>
          <table:table-cell office:value-type="float" office:value="0" calcext:value-type="float">
            <text:p>0</text:p>
          </table:table-cell>
          <table:table-cell office:value-type="float" office:value="-39.63" calcext:value-type="float">
            <text:p>-3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714245783196" calcext:value-type="float">
            <text:p>1.28714245783196</text:p>
          </table:table-cell>
          <table:table-cell office:value-type="float" office:value="-7.19165309772779" calcext:value-type="float">
            <text:p>-7.19165309772779</text:p>
          </table:table-cell>
          <table:table-cell office:value-type="float" office:value="-46.8216530977278" calcext:value-type="float">
            <text:p>-46.8216530977278</text:p>
          </table:table-cell>
          <table:table-cell office:value-type="float" office:value="24.3160960089366" calcext:value-type="float">
            <text:p>24.3160960089366</text:p>
          </table:table-cell>
          <table:table-cell office:value-type="float" office:value="-15.3139039910634" calcext:value-type="float">
            <text:p>-15.3139039910634</text:p>
          </table:table-cell>
          <table:table-cell/>
        </table:table-row>
        <table:table-row table:style-name="ro1">
          <table:table-cell office:value-type="string" calcext:value-type="string">
            <text:p>FNV</text:p>
          </table:table-cell>
          <table:table-cell office:value-type="string" calcext:value-type="string">
            <text:p>Franco-Nevada Corporation</text:p>
          </table:table-cell>
          <table:table-cell office:value-type="float" office:value="121.16" calcext:value-type="float">
            <text:p>121.16</text:p>
          </table:table-cell>
          <table:table-cell office:value-type="float" office:value="2.44453610465664" calcext:value-type="float">
            <text:p>2.44453610465664</text:p>
          </table:table-cell>
          <table:table-cell office:value-type="float" office:value="-118.715463895343" calcext:value-type="float">
            <text:p>-118.715463895343</text:p>
          </table:table-cell>
          <table:table-cell office:value-type="float" office:value="0" calcext:value-type="float">
            <text:p>0</text:p>
          </table:table-cell>
          <table:table-cell office:value-type="float" office:value="2.44453610465664" calcext:value-type="float">
            <text:p>2.44453610465664</text:p>
          </table:table-cell>
          <table:table-cell office:value-type="float" office:value="27.3910584734503" calcext:value-type="float">
            <text:p>27.3910584734503</text:p>
          </table:table-cell>
          <table:table-cell office:value-type="float" office:value="2.92841600197942" calcext:value-type="float">
            <text:p>2.92841600197942</text:p>
          </table:table-cell>
          <table:table-cell office:value-type="float" office:value="-118.231583998021" calcext:value-type="float">
            <text:p>-118.231583998021</text:p>
          </table:table-cell>
          <table:table-cell office:value-type="float" office:value="27.3910584734503" calcext:value-type="float">
            <text:p>27.3910584734503</text:p>
          </table:table-cell>
          <table:table-cell office:value-type="float" office:value="-93.7689415265497" calcext:value-type="float">
            <text:p>-93.7689415265497</text:p>
          </table:table-cell>
          <table:table-cell/>
        </table:table-row>
        <table:table-row table:style-name="ro1">
          <table:table-cell office:value-type="string" calcext:value-type="string">
            <text:p>FOE</text:p>
          </table:table-cell>
          <table:table-cell office:value-type="string" calcext:value-type="string">
            <text:p>Ferro Corp.</text:p>
          </table:table-cell>
          <table:table-cell office:value-type="float" office:value="15.3" calcext:value-type="float">
            <text:p>15.3</text:p>
          </table:table-cell>
          <table:table-cell office:value-type="float" office:value="0.783746705897223" calcext:value-type="float">
            <text:p>0.783746705897223</text:p>
          </table:table-cell>
          <table:table-cell office:value-type="float" office:value="-14.5162532941028" calcext:value-type="float">
            <text:p>-14.5162532941028</text:p>
          </table:table-cell>
          <table:table-cell office:value-type="float" office:value="3.31504380383975" calcext:value-type="float">
            <text:p>3.31504380383975</text:p>
          </table:table-cell>
          <table:table-cell office:value-type="float" office:value="4.09879050973697" calcext:value-type="float">
            <text:p>4.09879050973697</text:p>
          </table:table-cell>
          <table:table-cell office:value-type="float" office:value="1.05394762078403" calcext:value-type="float">
            <text:p>1.05394762078403</text:p>
          </table:table-cell>
          <table:table-cell office:value-type="float" office:value="6.46130773329844" calcext:value-type="float">
            <text:p>6.46130773329844</text:p>
          </table:table-cell>
          <table:table-cell office:value-type="float" office:value="-8.83869226670156" calcext:value-type="float">
            <text:p>-8.83869226670156</text:p>
          </table:table-cell>
          <table:table-cell office:value-type="float" office:value="4.6254240626243" calcext:value-type="float">
            <text:p>4.6254240626243</text:p>
          </table:table-cell>
          <table:table-cell office:value-type="float" office:value="-10.6745759373757" calcext:value-type="float">
            <text:p>-10.6745759373757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estar Group Inc</text:p>
          </table:table-cell>
          <table:table-cell office:value-type="float" office:value="23.18" calcext:value-type="float">
            <text:p>23.18</text:p>
          </table:table-cell>
          <table:table-cell office:value-type="float" office:value="4.93794876651433" calcext:value-type="float">
            <text:p>4.93794876651433</text:p>
          </table:table-cell>
          <table:table-cell office:value-type="float" office:value="-18.2420512334857" calcext:value-type="float">
            <text:p>-18.2420512334857</text:p>
          </table:table-cell>
          <table:table-cell office:value-type="float" office:value="0" calcext:value-type="float">
            <text:p>0</text:p>
          </table:table-cell>
          <table:table-cell office:value-type="float" office:value="4.93794876651433" calcext:value-type="float">
            <text:p>4.93794876651433</text:p>
          </table:table-cell>
          <table:table-cell office:value-type="float" office:value="18.5765882197723" calcext:value-type="float">
            <text:p>18.5765882197723</text:p>
          </table:table-cell>
          <table:table-cell office:value-type="float" office:value="0.430562508284948" calcext:value-type="float">
            <text:p>0.430562508284948</text:p>
          </table:table-cell>
          <table:table-cell office:value-type="float" office:value="-22.7494374917151" calcext:value-type="float">
            <text:p>-22.7494374917151</text:p>
          </table:table-cell>
          <table:table-cell office:value-type="float" office:value="18.5765882197723" calcext:value-type="float">
            <text:p>18.5765882197723</text:p>
          </table:table-cell>
          <table:table-cell office:value-type="float" office:value="-4.60341178022767" calcext:value-type="float">
            <text:p>-4.60341178022767</text:p>
          </table:table-cell>
          <table:table-cell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irst Industrial Realty Trust</text:p>
          </table:table-cell>
          <table:table-cell office:value-type="float" office:value="43.7" calcext:value-type="float">
            <text:p>43.7</text:p>
          </table:table-cell>
          <table:table-cell office:value-type="float" office:value="1.3260022184216" calcext:value-type="float">
            <text:p>1.3260022184216</text:p>
          </table:table-cell>
          <table:table-cell office:value-type="float" office:value="-42.3739977815784" calcext:value-type="float">
            <text:p>-42.3739977815784</text:p>
          </table:table-cell>
          <table:table-cell office:value-type="float" office:value="0" calcext:value-type="float">
            <text:p>0</text:p>
          </table:table-cell>
          <table:table-cell office:value-type="float" office:value="1.3260022184216" calcext:value-type="float">
            <text:p>1.3260022184216</text:p>
          </table:table-cell>
          <table:table-cell office:value-type="float" office:value="14.1187492828378" calcext:value-type="float">
            <text:p>14.1187492828378</text:p>
          </table:table-cell>
          <table:table-cell office:value-type="float" office:value="1.31453382305655" calcext:value-type="float">
            <text:p>1.31453382305655</text:p>
          </table:table-cell>
          <table:table-cell office:value-type="float" office:value="-42.3854661769435" calcext:value-type="float">
            <text:p>-42.3854661769435</text:p>
          </table:table-cell>
          <table:table-cell office:value-type="float" office:value="14.298229670301" calcext:value-type="float">
            <text:p>14.298229670301</text:p>
          </table:table-cell>
          <table:table-cell office:value-type="float" office:value="-29.401770329699" calcext:value-type="float">
            <text:p>-29.401770329699</text:p>
          </table:table-cell>
          <table:table-cell/>
        </table:table-row>
        <table:table-row table:style-name="ro1">
          <table:table-cell office:value-type="string" calcext:value-type="string">
            <text:p>FRO</text:p>
          </table:table-cell>
          <table:table-cell office:value-type="string" calcext:value-type="string">
            <text:p>Frontline Ltd</text:p>
          </table:table-cell>
          <table:table-cell office:value-type="float" office:value="7.13" calcext:value-type="float">
            <text:p>7.13</text:p>
          </table:table-cell>
          <table:table-cell office:value-type="float" office:value="0.990711217356794" calcext:value-type="float">
            <text:p>0.990711217356794</text:p>
          </table:table-cell>
          <table:table-cell office:value-type="float" office:value="-6.13928878264321" calcext:value-type="float">
            <text:p>-6.13928878264321</text:p>
          </table:table-cell>
          <table:table-cell office:value-type="float" office:value="0" calcext:value-type="float">
            <text:p>0</text:p>
          </table:table-cell>
          <table:table-cell office:value-type="float" office:value="0.990711217356794" calcext:value-type="float">
            <text:p>0.990711217356794</text:p>
          </table:table-cell>
          <table:table-cell office:value-type="float" office:value="7.63228431113417" calcext:value-type="float">
            <text:p>7.63228431113417</text:p>
          </table:table-cell>
          <table:table-cell office:value-type="float" office:value="0.207575083303312" calcext:value-type="float">
            <text:p>0.207575083303312</text:p>
          </table:table-cell>
          <table:table-cell office:value-type="float" office:value="-6.92242491669669" calcext:value-type="float">
            <text:p>-6.92242491669669</text:p>
          </table:table-cell>
          <table:table-cell office:value-type="float" office:value="8.20110761914723" calcext:value-type="float">
            <text:p>8.20110761914723</text:p>
          </table:table-cell>
          <table:table-cell office:value-type="float" office:value="1.07110761914723" calcext:value-type="float">
            <text:p>1.07110761914723</text:p>
          </table:table-cell>
          <table:table-cell/>
        </table:table-row>
        <table:table-row table:style-name="ro1">
          <table:table-cell office:value-type="string" calcext:value-type="string">
            <text:p>FRT</text:p>
          </table:table-cell>
          <table:table-cell office:value-type="string" calcext:value-type="string">
            <text:p>Federal Realty Investment Trust</text:p>
          </table:table-cell>
          <table:table-cell office:value-type="float" office:value="102.33" calcext:value-type="float">
            <text:p>102.33</text:p>
          </table:table-cell>
          <table:table-cell office:value-type="float" office:value="10.4019595678284" calcext:value-type="float">
            <text:p>10.4019595678284</text:p>
          </table:table-cell>
          <table:table-cell office:value-type="float" office:value="-91.9280404321716" calcext:value-type="float">
            <text:p>-91.9280404321716</text:p>
          </table:table-cell>
          <table:table-cell office:value-type="float" office:value="0" calcext:value-type="float">
            <text:p>0</text:p>
          </table:table-cell>
          <table:table-cell office:value-type="float" office:value="10.4019595678284" calcext:value-type="float">
            <text:p>10.4019595678284</text:p>
          </table:table-cell>
          <table:table-cell office:value-type="float" office:value="30.0224333048249" calcext:value-type="float">
            <text:p>30.0224333048249</text:p>
          </table:table-cell>
          <table:table-cell office:value-type="float" office:value="3.22550664322039" calcext:value-type="float">
            <text:p>3.22550664322039</text:p>
          </table:table-cell>
          <table:table-cell office:value-type="float" office:value="-99.1044933567796" calcext:value-type="float">
            <text:p>-99.1044933567796</text:p>
          </table:table-cell>
          <table:table-cell office:value-type="float" office:value="32.1071406434958" calcext:value-type="float">
            <text:p>32.1071406434958</text:p>
          </table:table-cell>
          <table:table-cell office:value-type="float" office:value="-70.2228593565042" calcext:value-type="float">
            <text:p>-70.2228593565042</text:p>
          </table:table-cell>
          <table:table-cell/>
        </table:table-row>
        <table:table-row table:style-name="ro1">
          <table:table-cell office:value-type="string" calcext:value-type="string">
            <text:p>FSS</text:p>
          </table:table-cell>
          <table:table-cell office:value-type="string" calcext:value-type="string">
            <text:p>Federal Signal Corp.</text:p>
          </table:table-cell>
          <table:table-cell office:value-type="float" office:value="35.88" calcext:value-type="float">
            <text:p>35.88</text:p>
          </table:table-cell>
          <table:table-cell office:value-type="float" office:value="1.093791569656" calcext:value-type="float">
            <text:p>1.093791569656</text:p>
          </table:table-cell>
          <table:table-cell office:value-type="float" office:value="-34.786208430344" calcext:value-type="float">
            <text:p>-34.786208430344</text:p>
          </table:table-cell>
          <table:table-cell office:value-type="float" office:value="3.24832964644063" calcext:value-type="float">
            <text:p>3.24832964644063</text:p>
          </table:table-cell>
          <table:table-cell office:value-type="float" office:value="4.34212121609663" calcext:value-type="float">
            <text:p>4.34212121609663</text:p>
          </table:table-cell>
          <table:table-cell office:value-type="float" office:value="2.187583139312" calcext:value-type="float">
            <text:p>2.187583139312</text:p>
          </table:table-cell>
          <table:table-cell office:value-type="float" office:value="4.280987850421" calcext:value-type="float">
            <text:p>4.280987850421</text:p>
          </table:table-cell>
          <table:table-cell office:value-type="float" office:value="-31.599012149579" calcext:value-type="float">
            <text:p>-31.599012149579</text:p>
          </table:table-cell>
          <table:table-cell office:value-type="float" office:value="11.2320167530536" calcext:value-type="float">
            <text:p>11.2320167530536</text:p>
          </table:table-cell>
          <table:table-cell office:value-type="float" office:value="-24.6479832469464" calcext:value-type="float">
            <text:p>-24.6479832469464</text:p>
          </table:table-cell>
          <table:table-cell/>
        </table:table-row>
        <table:table-row table:style-name="ro1">
          <table:table-cell office:value-type="string" calcext:value-type="string">
            <text:p>FTK</text:p>
          </table:table-cell>
          <table:table-cell office:value-type="string" calcext:value-type="string">
            <text:p>Flotek Industries Inc</text:p>
          </table:table-cell>
          <table:table-cell office:value-type="float" office:value="2.43" calcext:value-type="float">
            <text:p>2.43</text:p>
          </table:table-cell>
          <table:table-cell office:value-type="float" office:value="0.673001800768565" calcext:value-type="float">
            <text:p>0.673001800768565</text:p>
          </table:table-cell>
          <table:table-cell office:value-type="float" office:value="-1.75699819923144" calcext:value-type="float">
            <text:p>-1.75699819923144</text:p>
          </table:table-cell>
          <table:table-cell office:value-type="float" office:value="0.196593740512762" calcext:value-type="float">
            <text:p>0.196593740512762</text:p>
          </table:table-cell>
          <table:table-cell office:value-type="float" office:value="0.869595541281327" calcext:value-type="float">
            <text:p>0.869595541281327</text:p>
          </table:table-cell>
          <table:table-cell office:value-type="float" office:value="0.766633502930663" calcext:value-type="float">
            <text:p>0.766633502930663</text:p>
          </table:table-cell>
          <table:table-cell office:value-type="float" office:value="0.759752037970473" calcext:value-type="float">
            <text:p>0.759752037970473</text:p>
          </table:table-cell>
          <table:table-cell office:value-type="float" office:value="-1.67024796202953" calcext:value-type="float">
            <text:p>-1.67024796202953</text:p>
          </table:table-cell>
          <table:table-cell office:value-type="float" office:value="0.877338899467146" calcext:value-type="float">
            <text:p>0.877338899467146</text:p>
          </table:table-cell>
          <table:table-cell office:value-type="float" office:value="-1.55266110053285" calcext:value-type="float">
            <text:p>-1.55266110053285</text:p>
          </table:table-cell>
          <table:table-cell/>
        </table:table-row>
        <table:table-row table:style-name="ro1">
          <table:table-cell office:value-type="string" calcext:value-type="string">
            <text:p>FUL</text:p>
          </table:table-cell>
          <table:table-cell office:value-type="string" calcext:value-type="string">
            <text:p>H.B. Fuller Company</text:p>
          </table:table-cell>
          <table:table-cell office:value-type="float" office:value="57.75" calcext:value-type="float">
            <text:p>57.75</text:p>
          </table:table-cell>
          <table:table-cell office:value-type="float" office:value="1.93448217850548" calcext:value-type="float">
            <text:p>1.93448217850548</text:p>
          </table:table-cell>
          <table:table-cell office:value-type="float" office:value="-55.8155178214945" calcext:value-type="float">
            <text:p>-55.8155178214945</text:p>
          </table:table-cell>
          <table:table-cell office:value-type="float" office:value="6.21928689161171" calcext:value-type="float">
            <text:p>6.21928689161171</text:p>
          </table:table-cell>
          <table:table-cell office:value-type="float" office:value="8.1537690701172" calcext:value-type="float">
            <text:p>8.1537690701172</text:p>
          </table:table-cell>
          <table:table-cell office:value-type="float" office:value="-13.2125667721446" calcext:value-type="float">
            <text:p>-13.2125667721446</text:p>
          </table:table-cell>
          <table:table-cell office:value-type="float" office:value="9.42176369996357" calcext:value-type="float">
            <text:p>9.42176369996357</text:p>
          </table:table-cell>
          <table:table-cell office:value-type="float" office:value="-48.3282363000364" calcext:value-type="float">
            <text:p>-48.3282363000364</text:p>
          </table:table-cell>
          <table:table-cell office:value-type="float" office:value="26.5794741808281" calcext:value-type="float">
            <text:p>26.5794741808281</text:p>
          </table:table-cell>
          <table:table-cell office:value-type="float" office:value="-31.1705258191719" calcext:value-type="float">
            <text:p>-31.1705258191719</text:p>
          </table:table-cell>
          <table:table-cell/>
        </table:table-row>
        <table:table-row table:style-name="ro1">
          <table:table-cell office:value-type="string" calcext:value-type="string">
            <text:p>FVE</text:p>
          </table:table-cell>
          <table:table-cell office:value-type="string" calcext:value-type="string">
            <text:p>Five Star Senior Living Inc.</text:p>
          </table:table-cell>
          <table:table-cell office:value-type="float" office:value="8.23" calcext:value-type="float">
            <text:p>8.23</text:p>
          </table:table-cell>
          <table:table-cell office:value-type="float" office:value="3.68188202311695" calcext:value-type="float">
            <text:p>3.68188202311695</text:p>
          </table:table-cell>
          <table:table-cell office:value-type="float" office:value="-4.54811797688305" calcext:value-type="float">
            <text:p>-4.54811797688305</text:p>
          </table:table-cell>
          <table:table-cell office:value-type="float" office:value="0" calcext:value-type="float">
            <text:p>0</text:p>
          </table:table-cell>
          <table:table-cell office:value-type="float" office:value="3.68188202311695" calcext:value-type="float">
            <text:p>3.68188202311695</text:p>
          </table:table-cell>
          <table:table-cell office:value-type="float" office:value="6.57423277416622" calcext:value-type="float">
            <text:p>6.57423277416622</text:p>
          </table:table-cell>
          <table:table-cell office:value-type="float" office:value="2.49414851442091" calcext:value-type="float">
            <text:p>2.49414851442091</text:p>
          </table:table-cell>
          <table:table-cell office:value-type="float" office:value="-5.73585148557909" calcext:value-type="float">
            <text:p>-5.73585148557909</text:p>
          </table:table-cell>
          <table:table-cell office:value-type="float" office:value="6.57423277416622" calcext:value-type="float">
            <text:p>6.57423277416622</text:p>
          </table:table-cell>
          <table:table-cell office:value-type="float" office:value="-1.65576722583379" calcext:value-type="float">
            <text:p>-1.65576722583379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enpact Ltd</text:p>
          </table:table-cell>
          <table:table-cell office:value-type="float" office:value="42.08" calcext:value-type="float">
            <text:p>42.08</text:p>
          </table:table-cell>
          <table:table-cell office:value-type="float" office:value="4.24298297728321" calcext:value-type="float">
            <text:p>4.24298297728321</text:p>
          </table:table-cell>
          <table:table-cell office:value-type="float" office:value="-37.8370170227168" calcext:value-type="float">
            <text:p>-37.8370170227168</text:p>
          </table:table-cell>
          <table:table-cell office:value-type="float" office:value="0" calcext:value-type="float">
            <text:p>0</text:p>
          </table:table-cell>
          <table:table-cell office:value-type="float" office:value="4.24298297728321" calcext:value-type="float">
            <text:p>4.24298297728321</text:p>
          </table:table-cell>
          <table:table-cell office:value-type="float" office:value="0.172534457828383" calcext:value-type="float">
            <text:p>0.172534457828383</text:p>
          </table:table-cell>
          <table:table-cell office:value-type="float" office:value="3.86623688515778" calcext:value-type="float">
            <text:p>3.86623688515778</text:p>
          </table:table-cell>
          <table:table-cell office:value-type="float" office:value="-38.2137631148422" calcext:value-type="float">
            <text:p>-38.2137631148422</text:p>
          </table:table-cell>
          <table:table-cell office:value-type="float" office:value="9.3858026803222" calcext:value-type="float">
            <text:p>9.3858026803222</text:p>
          </table:table-cell>
          <table:table-cell office:value-type="float" office:value="-32.6941973196778" calcext:value-type="float">
            <text:p>-32.6941973196778</text:p>
          </table:table-cell>
          <table:table-cell/>
        </table:table-row>
        <table:table-row table:style-name="ro1">
          <table:table-cell office:value-type="string" calcext:value-type="string">
            <text:p>GBX</text:p>
          </table:table-cell>
          <table:table-cell office:value-type="string" calcext:value-type="string">
            <text:p>Greenbrier Cos.</text:p>
          </table:table-cell>
          <table:table-cell office:value-type="float" office:value="45.98" calcext:value-type="float">
            <text:p>45.98</text:p>
          </table:table-cell>
          <table:table-cell office:value-type="float" office:value="22.073642277255" calcext:value-type="float">
            <text:p>22.073642277255</text:p>
          </table:table-cell>
          <table:table-cell office:value-type="float" office:value="-23.906357722745" calcext:value-type="float">
            <text:p>-23.906357722745</text:p>
          </table:table-cell>
          <table:table-cell office:value-type="float" office:value="14.9366562596728" calcext:value-type="float">
            <text:p>14.9366562596728</text:p>
          </table:table-cell>
          <table:table-cell office:value-type="float" office:value="37.0102985369278" calcext:value-type="float">
            <text:p>37.0102985369278</text:p>
          </table:table-cell>
          <table:table-cell office:value-type="float" office:value="35.0380574261335" calcext:value-type="float">
            <text:p>35.0380574261335</text:p>
          </table:table-cell>
          <table:table-cell office:value-type="float" office:value="23.0839371583301" calcext:value-type="float">
            <text:p>23.0839371583301</text:p>
          </table:table-cell>
          <table:table-cell office:value-type="float" office:value="-22.8960628416699" calcext:value-type="float">
            <text:p>-22.8960628416699</text:p>
          </table:table-cell>
          <table:table-cell office:value-type="float" office:value="39.0081610817424" calcext:value-type="float">
            <text:p>39.0081610817424</text:p>
          </table:table-cell>
          <table:table-cell office:value-type="float" office:value="-6.97183891825757" calcext:value-type="float">
            <text:p>-6.97183891825757</text:p>
          </table:table-cell>
          <table:table-cell/>
        </table:table-row>
        <table:table-row table:style-name="ro1">
          <table:table-cell office:value-type="string" calcext:value-type="string">
            <text:p>GCO</text:p>
          </table:table-cell>
          <table:table-cell office:value-type="string" calcext:value-type="string">
            <text:p>Genesco Inc.</text:p>
          </table:table-cell>
          <table:table-cell office:value-type="float" office:value="43.58" calcext:value-type="float">
            <text:p>43.58</text:p>
          </table:table-cell>
          <table:table-cell office:value-type="float" office:value="7.67478664398624" calcext:value-type="float">
            <text:p>7.67478664398624</text:p>
          </table:table-cell>
          <table:table-cell office:value-type="float" office:value="-35.9052133560138" calcext:value-type="float">
            <text:p>-35.9052133560138</text:p>
          </table:table-cell>
          <table:table-cell office:value-type="float" office:value="24.7263254633547" calcext:value-type="float">
            <text:p>24.7263254633547</text:p>
          </table:table-cell>
          <table:table-cell office:value-type="float" office:value="32.401112107341" calcext:value-type="float">
            <text:p>32.401112107341</text:p>
          </table:table-cell>
          <table:table-cell office:value-type="float" office:value="26.7587988803153" calcext:value-type="float">
            <text:p>26.7587988803153</text:p>
          </table:table-cell>
          <table:table-cell office:value-type="float" office:value="10.0930638167704" calcext:value-type="float">
            <text:p>10.0930638167704</text:p>
          </table:table-cell>
          <table:table-cell office:value-type="float" office:value="-33.4869361832296" calcext:value-type="float">
            <text:p>-33.4869361832296</text:p>
          </table:table-cell>
          <table:table-cell office:value-type="float" office:value="31.348022602337" calcext:value-type="float">
            <text:p>31.348022602337</text:p>
          </table:table-cell>
          <table:table-cell office:value-type="float" office:value="-12.231977397663" calcext:value-type="float">
            <text:p>-12.231977397663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eneral Dynamics Corp.</text:p>
          </table:table-cell>
          <table:table-cell office:value-type="float" office:value="164.83" calcext:value-type="float">
            <text:p>164.83</text:p>
          </table:table-cell>
          <table:table-cell office:value-type="float" office:value="9.86499630294941" calcext:value-type="float">
            <text:p>9.86499630294941</text:p>
          </table:table-cell>
          <table:table-cell office:value-type="float" office:value="-154.965003697051" calcext:value-type="float">
            <text:p>-154.965003697051</text:p>
          </table:table-cell>
          <table:table-cell office:value-type="float" office:value="20.0688398585143" calcext:value-type="float">
            <text:p>20.0688398585143</text:p>
          </table:table-cell>
          <table:table-cell office:value-type="float" office:value="29.9338361614637" calcext:value-type="float">
            <text:p>29.9338361614637</text:p>
          </table:table-cell>
          <table:table-cell office:value-type="float" office:value="-22.7376986316918" calcext:value-type="float">
            <text:p>-22.7376986316918</text:p>
          </table:table-cell>
          <table:table-cell office:value-type="float" office:value="19.4889569313579" calcext:value-type="float">
            <text:p>19.4889569313579</text:p>
          </table:table-cell>
          <table:table-cell office:value-type="float" office:value="-145.341043068642" calcext:value-type="float">
            <text:p>-145.341043068642</text:p>
          </table:table-cell>
          <table:table-cell office:value-type="float" office:value="54.7081115794939" calcext:value-type="float">
            <text:p>54.7081115794939</text:p>
          </table:table-cell>
          <table:table-cell office:value-type="float" office:value="-110.121888420506" calcext:value-type="float">
            <text:p>-110.121888420506</text:p>
          </table:table-cell>
          <table:table-cell/>
        </table:table-row>
        <table:table-row table:style-name="ro1">
          <table:table-cell office:value-type="string" calcext:value-type="string">
            <text:p>GDOT</text:p>
          </table:table-cell>
          <table:table-cell office:value-type="string" calcext:value-type="string">
            <text:p>Green Dot Corp.</text:p>
          </table:table-cell>
          <table:table-cell office:value-type="float" office:value="54.42" calcext:value-type="float">
            <text:p>54.42</text:p>
          </table:table-cell>
          <table:table-cell office:value-type="float" office:value="0" calcext:value-type="float">
            <text:p>0</text:p>
          </table:table-cell>
          <table:table-cell office:value-type="float" office:value="-54.42" calcext:value-type="float">
            <text:p>-5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367707069129" calcext:value-type="float">
            <text:p>9.53367707069129</text:p>
          </table:table-cell>
          <table:table-cell office:value-type="float" office:value="6.14357368863768" calcext:value-type="float">
            <text:p>6.14357368863768</text:p>
          </table:table-cell>
          <table:table-cell office:value-type="float" office:value="-48.2764263113623" calcext:value-type="float">
            <text:p>-48.2764263113623</text:p>
          </table:table-cell>
          <table:table-cell office:value-type="float" office:value="18.8645672378825" calcext:value-type="float">
            <text:p>18.8645672378825</text:p>
          </table:table-cell>
          <table:table-cell office:value-type="float" office:value="-35.5554327621175" calcext:value-type="float">
            <text:p>-35.5554327621175</text:p>
          </table:table-cell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neral Electric Co.</text:p>
          </table:table-cell>
          <table:table-cell office:value-type="float" office:value="11.73" calcext:value-type="float">
            <text:p>11.73</text:p>
          </table:table-cell>
          <table:table-cell office:value-type="float" office:value="3.3660122295517" calcext:value-type="float">
            <text:p>3.3660122295517</text:p>
          </table:table-cell>
          <table:table-cell office:value-type="float" office:value="-8.3639877704483" calcext:value-type="float">
            <text:p>-8.3639877704483</text:p>
          </table:table-cell>
          <table:table-cell office:value-type="float" office:value="1.70222385138953" calcext:value-type="float">
            <text:p>1.70222385138953</text:p>
          </table:table-cell>
          <table:table-cell office:value-type="float" office:value="5.06823608094123" calcext:value-type="float">
            <text:p>5.06823608094123</text:p>
          </table:table-cell>
          <table:table-cell office:value-type="float" office:value="-0.219207654430196" calcext:value-type="float">
            <text:p>-0.219207654430196</text:p>
          </table:table-cell>
          <table:table-cell office:value-type="float" office:value="2.5610342769147" calcext:value-type="float">
            <text:p>2.5610342769147</text:p>
          </table:table-cell>
          <table:table-cell office:value-type="float" office:value="-9.1689657230853" calcext:value-type="float">
            <text:p>-9.1689657230853</text:p>
          </table:table-cell>
          <table:table-cell office:value-type="float" office:value="3.79461907936891" calcext:value-type="float">
            <text:p>3.79461907936891</text:p>
          </table:table-cell>
          <table:table-cell office:value-type="float" office:value="-7.93538092063109" calcext:value-type="float">
            <text:p>-7.93538092063109</text:p>
          </table:table-cell>
          <table:table-cell/>
        </table:table-row>
        <table:table-row table:style-name="ro1">
          <table:table-cell office:value-type="string" calcext:value-type="string">
            <text:p>GEF</text:p>
          </table:table-cell>
          <table:table-cell office:value-type="string" calcext:value-type="string">
            <text:p>Greif Inc</text:p>
          </table:table-cell>
          <table:table-cell office:value-type="float" office:value="48.74" calcext:value-type="float">
            <text:p>48.74</text:p>
          </table:table-cell>
          <table:table-cell office:value-type="float" office:value="4.00453983980177" calcext:value-type="float">
            <text:p>4.00453983980177</text:p>
          </table:table-cell>
          <table:table-cell office:value-type="float" office:value="-44.7354601601982" calcext:value-type="float">
            <text:p>-44.7354601601982</text:p>
          </table:table-cell>
          <table:table-cell office:value-type="float" office:value="11.1022936446251" calcext:value-type="float">
            <text:p>11.1022936446251</text:p>
          </table:table-cell>
          <table:table-cell office:value-type="float" office:value="15.1068334844269" calcext:value-type="float">
            <text:p>15.1068334844269</text:p>
          </table:table-cell>
          <table:table-cell office:value-type="float" office:value="-40.8962213101569" calcext:value-type="float">
            <text:p>-40.8962213101569</text:p>
          </table:table-cell>
          <table:table-cell office:value-type="float" office:value="11.1590151721011" calcext:value-type="float">
            <text:p>11.1590151721011</text:p>
          </table:table-cell>
          <table:table-cell office:value-type="float" office:value="-37.5809848278989" calcext:value-type="float">
            <text:p>-37.5809848278989</text:p>
          </table:table-cell>
          <table:table-cell office:value-type="float" office:value="43.5696959718564" calcext:value-type="float">
            <text:p>43.5696959718564</text:p>
          </table:table-cell>
          <table:table-cell office:value-type="float" office:value="-5.17030402814356" calcext:value-type="float">
            <text:p>-5.17030402814356</text:p>
          </table:table-cell>
          <table:table-cell/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Genesis Energy L.P.</text:p>
          </table:table-cell>
          <table:table-cell office:value-type="float" office:value="6.85" calcext:value-type="float">
            <text:p>6.85</text:p>
          </table:table-cell>
          <table:table-cell office:value-type="float" office:value="0.297896458799914" calcext:value-type="float">
            <text:p>0.297896458799914</text:p>
          </table:table-cell>
          <table:table-cell office:value-type="float" office:value="-6.55210354120009" calcext:value-type="float">
            <text:p>-6.55210354120009</text:p>
          </table:table-cell>
          <table:table-cell office:value-type="float" office:value="0.732916361529669" calcext:value-type="float">
            <text:p>0.732916361529669</text:p>
          </table:table-cell>
          <table:table-cell office:value-type="float" office:value="1.03081282032958" calcext:value-type="float">
            <text:p>1.03081282032958</text:p>
          </table:table-cell>
          <table:table-cell office:value-type="float" office:value="4.18111846818416" calcext:value-type="float">
            <text:p>4.18111846818416</text:p>
          </table:table-cell>
          <table:table-cell office:value-type="float" office:value="1.49331780067379" calcext:value-type="float">
            <text:p>1.49331780067379</text:p>
          </table:table-cell>
          <table:table-cell office:value-type="float" office:value="-5.35668219932621" calcext:value-type="float">
            <text:p>-5.35668219932621</text:p>
          </table:table-cell>
          <table:table-cell office:value-type="float" office:value="14.1473316531039" calcext:value-type="float">
            <text:p>14.1473316531039</text:p>
          </table:table-cell>
          <table:table-cell office:value-type="float" office:value="7.29733165310395" calcext:value-type="float">
            <text:p>7.29733165310395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 Group</text:p>
          </table:table-cell>
          <table:table-cell office:value-type="float" office:value="8.84" calcext:value-type="float">
            <text:p>8.84</text:p>
          </table:table-cell>
          <table:table-cell office:value-type="float" office:value="0.44244992658518" calcext:value-type="float">
            <text:p>0.44244992658518</text:p>
          </table:table-cell>
          <table:table-cell office:value-type="float" office:value="-8.39755007341482" calcext:value-type="float">
            <text:p>-8.39755007341482</text:p>
          </table:table-cell>
          <table:table-cell office:value-type="float" office:value="0" calcext:value-type="float">
            <text:p>0</text:p>
          </table:table-cell>
          <table:table-cell office:value-type="float" office:value="0.44244992658518" calcext:value-type="float">
            <text:p>0.44244992658518</text:p>
          </table:table-cell>
          <table:table-cell office:value-type="float" office:value="-0.299599169678533" calcext:value-type="float">
            <text:p>-0.299599169678533</text:p>
          </table:table-cell>
          <table:table-cell office:value-type="float" office:value="0.644567673806817" calcext:value-type="float">
            <text:p>0.644567673806817</text:p>
          </table:table-cell>
          <table:table-cell office:value-type="float" office:value="-8.19543232619318" calcext:value-type="float">
            <text:p>-8.19543232619318</text:p>
          </table:table-cell>
          <table:table-cell office:value-type="float" office:value="7.69302844536098" calcext:value-type="float">
            <text:p>7.69302844536098</text:p>
          </table:table-cell>
          <table:table-cell office:value-type="float" office:value="-1.14697155463902" calcext:value-type="float">
            <text:p>-1.14697155463902</text:p>
          </table:table-cell>
          <table:table-cell/>
        </table:table-row>
        <table:table-row table:style-name="ro1">
          <table:table-cell office:value-type="string" calcext:value-type="string">
            <text:p>GES</text:p>
          </table:table-cell>
          <table:table-cell office:value-type="string" calcext:value-type="string">
            <text:p>Guess Inc.</text:p>
          </table:table-cell>
          <table:table-cell office:value-type="float" office:value="24.12" calcext:value-type="float">
            <text:p>24.12</text:p>
          </table:table-cell>
          <table:table-cell office:value-type="float" office:value="5.74082034796483" calcext:value-type="float">
            <text:p>5.74082034796483</text:p>
          </table:table-cell>
          <table:table-cell office:value-type="float" office:value="-18.3791796520352" calcext:value-type="float">
            <text:p>-18.3791796520352</text:p>
          </table:table-cell>
          <table:table-cell office:value-type="float" office:value="6.17937520949942" calcext:value-type="float">
            <text:p>6.17937520949942</text:p>
          </table:table-cell>
          <table:table-cell office:value-type="float" office:value="11.9201955574642" calcext:value-type="float">
            <text:p>11.9201955574642</text:p>
          </table:table-cell>
          <table:table-cell office:value-type="float" office:value="6.66163938795074" calcext:value-type="float">
            <text:p>6.66163938795074</text:p>
          </table:table-cell>
          <table:table-cell office:value-type="float" office:value="6.24823192198134" calcext:value-type="float">
            <text:p>6.24823192198134</text:p>
          </table:table-cell>
          <table:table-cell office:value-type="float" office:value="-17.8717680780187" calcext:value-type="float">
            <text:p>-17.8717680780187</text:p>
          </table:table-cell>
          <table:table-cell office:value-type="float" office:value="7.22677995191158" calcext:value-type="float">
            <text:p>7.22677995191158</text:p>
          </table:table-cell>
          <table:table-cell office:value-type="float" office:value="-16.8932200480884" calcext:value-type="float">
            <text:p>-16.8932200480884</text:p>
          </table:table-cell>
          <table:table-cell/>
        </table:table-row>
        <table:table-row table:style-name="ro1">
          <table:table-cell office:value-type="string" calcext:value-type="string">
            <text:p>GFF</text:p>
          </table:table-cell>
          <table:table-cell office:value-type="string" calcext:value-type="string">
            <text:p>Griffon Corp.</text:p>
          </table:table-cell>
          <table:table-cell office:value-type="float" office:value="24.74" calcext:value-type="float">
            <text:p>24.74</text:p>
          </table:table-cell>
          <table:table-cell office:value-type="float" office:value="4.13893738354055" calcext:value-type="float">
            <text:p>4.13893738354055</text:p>
          </table:table-cell>
          <table:table-cell office:value-type="float" office:value="-20.6010626164594" calcext:value-type="float">
            <text:p>-20.6010626164594</text:p>
          </table:table-cell>
          <table:table-cell office:value-type="float" office:value="7.87794288579035" calcext:value-type="float">
            <text:p>7.87794288579035</text:p>
          </table:table-cell>
          <table:table-cell office:value-type="float" office:value="12.0168802693309" calcext:value-type="float">
            <text:p>12.0168802693309</text:p>
          </table:table-cell>
          <table:table-cell office:value-type="float" office:value="-1.13721777558426" calcext:value-type="float">
            <text:p>-1.13721777558426</text:p>
          </table:table-cell>
          <table:table-cell office:value-type="float" office:value="12.3479853466885" calcext:value-type="float">
            <text:p>12.3479853466885</text:p>
          </table:table-cell>
          <table:table-cell office:value-type="float" office:value="-12.3920146533115" calcext:value-type="float">
            <text:p>-12.3920146533115</text:p>
          </table:table-cell>
          <table:table-cell office:value-type="float" office:value="13.1005837886677" calcext:value-type="float">
            <text:p>13.1005837886677</text:p>
          </table:table-cell>
          <table:table-cell office:value-type="float" office:value="-11.6394162113323" calcext:value-type="float">
            <text:p>-11.6394162113323</text:p>
          </table:table-cell>
          <table:table-cell/>
        </table:table-row>
        <table:table-row table:style-name="ro1">
          <table:table-cell office:value-type="string" calcext:value-type="string">
            <text:p>GGB</text:p>
          </table:table-cell>
          <table:table-cell office:value-type="string" calcext:value-type="string">
            <text:p>Gerdau S.A.</text:p>
          </table:table-cell>
          <table:table-cell office:value-type="float" office:value="4.5" calcext:value-type="float">
            <text:p>4.5</text:p>
          </table:table-cell>
          <table:table-cell office:value-type="float" office:value="4.77107643070595" calcext:value-type="float">
            <text:p>4.77107643070595</text:p>
          </table:table-cell>
          <table:table-cell office:value-type="float" office:value="0.271076430705953" calcext:value-type="float">
            <text:p>0.271076430705953</text:p>
          </table:table-cell>
          <table:table-cell office:value-type="float" office:value="5.88908097504871" calcext:value-type="float">
            <text:p>5.88908097504871</text:p>
          </table:table-cell>
          <table:table-cell office:value-type="float" office:value="10.6601574057547" calcext:value-type="float">
            <text:p>10.6601574057547</text:p>
          </table:table-cell>
          <table:table-cell office:value-type="float" office:value="13.4862358982924" calcext:value-type="float">
            <text:p>13.4862358982924</text:p>
          </table:table-cell>
          <table:table-cell office:value-type="float" office:value="8.58925010856854" calcext:value-type="float">
            <text:p>8.58925010856854</text:p>
          </table:table-cell>
          <table:table-cell office:value-type="float" office:value="4.08925010856854" calcext:value-type="float">
            <text:p>4.08925010856854</text:p>
          </table:table-cell>
          <table:table-cell office:value-type="float" office:value="22.625341102868" calcext:value-type="float">
            <text:p>22.625341102868</text:p>
          </table:table-cell>
          <table:table-cell office:value-type="float" office:value="18.125341102868" calcext:value-type="float">
            <text:p>18.125341102868</text:p>
          </table:table-cell>
          <table:table-cell/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raco Inc.</text:p>
          </table:table-cell>
          <table:table-cell office:value-type="float" office:value="71.87" calcext:value-type="float">
            <text:p>71.87</text:p>
          </table:table-cell>
          <table:table-cell office:value-type="float" office:value="2.53474525119052" calcext:value-type="float">
            <text:p>2.53474525119052</text:p>
          </table:table-cell>
          <table:table-cell office:value-type="float" office:value="-69.3352547488095" calcext:value-type="float">
            <text:p>-69.3352547488095</text:p>
          </table:table-cell>
          <table:table-cell office:value-type="float" office:value="1.69339347228937" calcext:value-type="float">
            <text:p>1.69339347228937</text:p>
          </table:table-cell>
          <table:table-cell office:value-type="float" office:value="4.22813872347989" calcext:value-type="float">
            <text:p>4.22813872347989</text:p>
          </table:table-cell>
          <table:table-cell office:value-type="float" office:value="3.95686199905925" calcext:value-type="float">
            <text:p>3.95686199905925</text:p>
          </table:table-cell>
          <table:table-cell office:value-type="float" office:value="4.38540759942619" calcext:value-type="float">
            <text:p>4.38540759942619</text:p>
          </table:table-cell>
          <table:table-cell office:value-type="float" office:value="-67.4845924005738" calcext:value-type="float">
            <text:p>-67.4845924005738</text:p>
          </table:table-cell>
          <table:table-cell office:value-type="float" office:value="6.95911045634374" calcext:value-type="float">
            <text:p>6.95911045634374</text:p>
          </table:table-cell>
          <table:table-cell office:value-type="float" office:value="-64.9108895436563" calcext:value-type="float">
            <text:p>-64.9108895436563</text:p>
          </table:table-cell>
          <table:table-cell/>
        </table:table-row>
        <table:table-row table:style-name="ro1">
          <table:table-cell office:value-type="string" calcext:value-type="string">
            <text:p>GHC</text:p>
          </table:table-cell>
          <table:table-cell office:value-type="string" calcext:value-type="string">
            <text:p>Graham Holdings Co.</text:p>
          </table:table-cell>
          <table:table-cell office:value-type="float" office:value="606.24" calcext:value-type="float">
            <text:p>606.24</text:p>
          </table:table-cell>
          <table:table-cell office:value-type="float" office:value="198.373173642266" calcext:value-type="float">
            <text:p>198.373173642266</text:p>
          </table:table-cell>
          <table:table-cell office:value-type="float" office:value="-407.866826357734" calcext:value-type="float">
            <text:p>-407.866826357734</text:p>
          </table:table-cell>
          <table:table-cell office:value-type="float" office:value="30.7381226140837" calcext:value-type="float">
            <text:p>30.7381226140837</text:p>
          </table:table-cell>
          <table:table-cell office:value-type="float" office:value="229.11129625635" calcext:value-type="float">
            <text:p>229.11129625635</text:p>
          </table:table-cell>
          <table:table-cell office:value-type="float" office:value="357.616082436687" calcext:value-type="float">
            <text:p>357.616082436687</text:p>
          </table:table-cell>
          <table:table-cell office:value-type="float" office:value="149.305177623989" calcext:value-type="float">
            <text:p>149.305177623989</text:p>
          </table:table-cell>
          <table:table-cell office:value-type="float" office:value="-456.934822376012" calcext:value-type="float">
            <text:p>-456.934822376012</text:p>
          </table:table-cell>
          <table:table-cell office:value-type="float" office:value="801.443522676224" calcext:value-type="float">
            <text:p>801.443522676224</text:p>
          </table:table-cell>
          <table:table-cell office:value-type="float" office:value="195.203522676224" calcext:value-type="float">
            <text:p>195.203522676224</text:p>
          </table:table-cell>
          <table:table-cell/>
        </table:table-row>
        <table:table-row table:style-name="ro1">
          <table:table-cell office:value-type="string" calcext:value-type="string">
            <text:p>GHL</text:p>
          </table:table-cell>
          <table:table-cell office:value-type="string" calcext:value-type="string">
            <text:p>Greenhill &amp; Co Inc</text:p>
          </table:table-cell>
          <table:table-cell office:value-type="float" office:value="15.05" calcext:value-type="float">
            <text:p>15.05</text:p>
          </table:table-cell>
          <table:table-cell office:value-type="float" office:value="0" calcext:value-type="float">
            <text:p>0</text:p>
          </table:table-cell>
          <table:table-cell office:value-type="float" office:value="-15.05" calcext:value-type="float">
            <text:p>-1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472791972321" calcext:value-type="float">
            <text:p>-10.2472791972321</text:p>
          </table:table-cell>
          <table:table-cell office:value-type="float" office:value="-16.7582412079849" calcext:value-type="float">
            <text:p>-16.7582412079849</text:p>
          </table:table-cell>
          <table:table-cell office:value-type="float" office:value="-31.8082412079849" calcext:value-type="float">
            <text:p>-31.8082412079849</text:p>
          </table:table-cell>
          <table:table-cell office:value-type="float" office:value="0.70735232122777" calcext:value-type="float">
            <text:p>0.70735232122777</text:p>
          </table:table-cell>
          <table:table-cell office:value-type="float" office:value="-14.3426476787722" calcext:value-type="float">
            <text:p>-14.3426476787722</text:p>
          </table:table-cell>
          <table:table-cell/>
        </table:table-row>
        <table:table-row table:style-name="ro1">
          <table:table-cell office:value-type="string" calcext:value-type="string">
            <text:p>GHM</text:p>
          </table:table-cell>
          <table:table-cell office:value-type="string" calcext:value-type="string">
            <text:p>Graham Corp.</text:p>
          </table:table-cell>
          <table:table-cell office:value-type="float" office:value="15.16" calcext:value-type="float">
            <text:p>15.16</text:p>
          </table:table-cell>
          <table:table-cell office:value-type="float" office:value="6.93706107761315" calcext:value-type="float">
            <text:p>6.93706107761315</text:p>
          </table:table-cell>
          <table:table-cell office:value-type="float" office:value="-8.22293892238685" calcext:value-type="float">
            <text:p>-8.22293892238685</text:p>
          </table:table-cell>
          <table:table-cell office:value-type="float" office:value="1.74828115220168" calcext:value-type="float">
            <text:p>1.74828115220168</text:p>
          </table:table-cell>
          <table:table-cell office:value-type="float" office:value="8.68534222981483" calcext:value-type="float">
            <text:p>8.68534222981483</text:p>
          </table:table-cell>
          <table:table-cell office:value-type="float" office:value="9.74434228868153" calcext:value-type="float">
            <text:p>9.74434228868153</text:p>
          </table:table-cell>
          <table:table-cell office:value-type="float" office:value="7.87842783442197" calcext:value-type="float">
            <text:p>7.87842783442197</text:p>
          </table:table-cell>
          <table:table-cell office:value-type="float" office:value="-7.28157216557803" calcext:value-type="float">
            <text:p>-7.28157216557803</text:p>
          </table:table-cell>
          <table:table-cell office:value-type="float" office:value="9.74434228868153" calcext:value-type="float">
            <text:p>9.74434228868153</text:p>
          </table:table-cell>
          <table:table-cell office:value-type="float" office:value="-5.41565771131847" calcext:value-type="float">
            <text:p>-5.41565771131847</text:p>
          </table:table-cell>
          <table:table-cell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Gildan Activewear Inc</text:p>
          </table:table-cell>
          <table:table-cell office:value-type="float" office:value="28.1" calcext:value-type="float">
            <text:p>28.1</text:p>
          </table:table-cell>
          <table:table-cell office:value-type="float" office:value="1.17386005040659" calcext:value-type="float">
            <text:p>1.17386005040659</text:p>
          </table:table-cell>
          <table:table-cell office:value-type="float" office:value="-26.9261399495934" calcext:value-type="float">
            <text:p>-26.9261399495934</text:p>
          </table:table-cell>
          <table:table-cell office:value-type="float" office:value="4.73025543642437" calcext:value-type="float">
            <text:p>4.73025543642437</text:p>
          </table:table-cell>
          <table:table-cell office:value-type="float" office:value="5.90411548683096" calcext:value-type="float">
            <text:p>5.90411548683096</text:p>
          </table:table-cell>
          <table:table-cell office:value-type="float" office:value="4.90217455765034" calcext:value-type="float">
            <text:p>4.90217455765034</text:p>
          </table:table-cell>
          <table:table-cell office:value-type="float" office:value="5.39086796492046" calcext:value-type="float">
            <text:p>5.39086796492046</text:p>
          </table:table-cell>
          <table:table-cell office:value-type="float" office:value="-22.7091320350795" calcext:value-type="float">
            <text:p>-22.7091320350795</text:p>
          </table:table-cell>
          <table:table-cell office:value-type="float" office:value="7.43656539987679" calcext:value-type="float">
            <text:p>7.43656539987679</text:p>
          </table:table-cell>
          <table:table-cell office:value-type="float" office:value="-20.6634346001232" calcext:value-type="float">
            <text:p>-20.6634346001232</text:p>
          </table:table-cell>
          <table:table-cell/>
        </table:table-row>
        <table:table-row table:style-name="ro1">
          <table:table-cell office:value-type="string" calcext:value-type="string">
            <text:p>GIS</text:p>
          </table:table-cell>
          <table:table-cell office:value-type="string" calcext:value-type="string">
            <text:p>General Mills</text:p>
          </table:table-cell>
          <table:table-cell office:value-type="float" office:value="57.12" calcext:value-type="float">
            <text:p>57.12</text:p>
          </table:table-cell>
          <table:table-cell office:value-type="float" office:value="4.2241501546494" calcext:value-type="float">
            <text:p>4.2241501546494</text:p>
          </table:table-cell>
          <table:table-cell office:value-type="float" office:value="-52.8958498453506" calcext:value-type="float">
            <text:p>-52.8958498453506</text:p>
          </table:table-cell>
          <table:table-cell office:value-type="float" office:value="2.80078098956059" calcext:value-type="float">
            <text:p>2.80078098956059</text:p>
          </table:table-cell>
          <table:table-cell office:value-type="float" office:value="7.02493114420998" calcext:value-type="float">
            <text:p>7.02493114420998</text:p>
          </table:table-cell>
          <table:table-cell office:value-type="float" office:value="-20.6364814295921" calcext:value-type="float">
            <text:p>-20.6364814295921</text:p>
          </table:table-cell>
          <table:table-cell office:value-type="float" office:value="-3.36257268002136" calcext:value-type="float">
            <text:p>-3.36257268002136</text:p>
          </table:table-cell>
          <table:table-cell office:value-type="float" office:value="-60.4825726800214" calcext:value-type="float">
            <text:p>-60.4825726800214</text:p>
          </table:table-cell>
          <table:table-cell office:value-type="float" office:value="13.9834612909448" calcext:value-type="float">
            <text:p>13.9834612909448</text:p>
          </table:table-cell>
          <table:table-cell office:value-type="float" office:value="-43.1365387090552" calcext:value-type="float">
            <text:p>-43.1365387090552</text:p>
          </table:table-cell>
          <table:table-cell/>
        </table:table-row>
        <table:table-row table:style-name="ro1">
          <table:table-cell office:value-type="string" calcext:value-type="string">
            <text:p>GLOB</text:p>
          </table:table-cell>
          <table:table-cell office:value-type="string" calcext:value-type="string">
            <text:p>Globant S.A.</text:p>
          </table:table-cell>
          <table:table-cell office:value-type="float" office:value="224.1" calcext:value-type="float">
            <text:p>224.1</text:p>
          </table:table-cell>
          <table:table-cell office:value-type="float" office:value="10.8909625904381" calcext:value-type="float">
            <text:p>10.8909625904381</text:p>
          </table:table-cell>
          <table:table-cell office:value-type="float" office:value="-213.209037409562" calcext:value-type="float">
            <text:p>-213.209037409562</text:p>
          </table:table-cell>
          <table:table-cell office:value-type="float" office:value="0" calcext:value-type="float">
            <text:p>0</text:p>
          </table:table-cell>
          <table:table-cell office:value-type="float" office:value="10.8909625904381" calcext:value-type="float">
            <text:p>10.8909625904381</text:p>
          </table:table-cell>
          <table:table-cell office:value-type="float" office:value="15.1004921031937" calcext:value-type="float">
            <text:p>15.1004921031937</text:p>
          </table:table-cell>
          <table:table-cell office:value-type="float" office:value="12.8852609219112" calcext:value-type="float">
            <text:p>12.8852609219112</text:p>
          </table:table-cell>
          <table:table-cell office:value-type="float" office:value="-211.214739078089" calcext:value-type="float">
            <text:p>-211.214739078089</text:p>
          </table:table-cell>
          <table:table-cell office:value-type="float" office:value="20.976303260564" calcext:value-type="float">
            <text:p>20.976303260564</text:p>
          </table:table-cell>
          <table:table-cell office:value-type="float" office:value="-203.123696739436" calcext:value-type="float">
            <text:p>-203.123696739436</text:p>
          </table:table-cell>
          <table:table-cell/>
        </table:table-row>
        <table:table-row table:style-name="ro1">
          <table:table-cell office:value-type="string" calcext:value-type="string">
            <text:p>GLT</text:p>
          </table:table-cell>
          <table:table-cell office:value-type="string" calcext:value-type="string">
            <text:p>Glatfelter Corporation</text:p>
          </table:table-cell>
          <table:table-cell office:value-type="float" office:value="16.42" calcext:value-type="float">
            <text:p>16.42</text:p>
          </table:table-cell>
          <table:table-cell office:value-type="float" office:value="1.33522401227772" calcext:value-type="float">
            <text:p>1.33522401227772</text:p>
          </table:table-cell>
          <table:table-cell office:value-type="float" office:value="-15.0847759877223" calcext:value-type="float">
            <text:p>-15.0847759877223</text:p>
          </table:table-cell>
          <table:table-cell office:value-type="float" office:value="4.3597799090314" calcext:value-type="float">
            <text:p>4.3597799090314</text:p>
          </table:table-cell>
          <table:table-cell office:value-type="float" office:value="5.69500392130912" calcext:value-type="float">
            <text:p>5.69500392130912</text:p>
          </table:table-cell>
          <table:table-cell office:value-type="float" office:value="7.24506825169476" calcext:value-type="float">
            <text:p>7.24506825169476</text:p>
          </table:table-cell>
          <table:table-cell office:value-type="float" office:value="5.03930369739016" calcext:value-type="float">
            <text:p>5.03930369739016</text:p>
          </table:table-cell>
          <table:table-cell office:value-type="float" office:value="-11.3806963026098" calcext:value-type="float">
            <text:p>-11.3806963026098</text:p>
          </table:table-cell>
          <table:table-cell office:value-type="float" office:value="12.5862573058555" calcext:value-type="float">
            <text:p>12.5862573058555</text:p>
          </table:table-cell>
          <table:table-cell office:value-type="float" office:value="-3.83374269414447" calcext:value-type="float">
            <text:p>-3.83374269414447</text:p>
          </table:table-cell>
          <table:table-cell/>
        </table:table-row>
        <table:table-row table:style-name="ro1">
          <table:table-cell office:value-type="string" calcext:value-type="string">
            <text:p>GLW</text:p>
          </table:table-cell>
          <table:table-cell office:value-type="string" calcext:value-type="string">
            <text:p>Corning</text:p>
          </table:table-cell>
          <table:table-cell office:value-type="float" office:value="36.88" calcext:value-type="float">
            <text:p>36.88</text:p>
          </table:table-cell>
          <table:table-cell office:value-type="float" office:value="3.29053272152793" calcext:value-type="float">
            <text:p>3.29053272152793</text:p>
          </table:table-cell>
          <table:table-cell office:value-type="float" office:value="-33.5894672784721" calcext:value-type="float">
            <text:p>-33.5894672784721</text:p>
          </table:table-cell>
          <table:table-cell office:value-type="float" office:value="3.378227905435" calcext:value-type="float">
            <text:p>3.378227905435</text:p>
          </table:table-cell>
          <table:table-cell office:value-type="float" office:value="6.66876062696292" calcext:value-type="float">
            <text:p>6.66876062696292</text:p>
          </table:table-cell>
          <table:table-cell office:value-type="float" office:value="8.63993893985913" calcext:value-type="float">
            <text:p>8.63993893985913</text:p>
          </table:table-cell>
          <table:table-cell office:value-type="float" office:value="5.50908998604258" calcext:value-type="float">
            <text:p>5.50908998604258</text:p>
          </table:table-cell>
          <table:table-cell office:value-type="float" office:value="-31.3709100139574" calcext:value-type="float">
            <text:p>-31.3709100139574</text:p>
          </table:table-cell>
          <table:table-cell office:value-type="float" office:value="16.5704631084103" calcext:value-type="float">
            <text:p>16.5704631084103</text:p>
          </table:table-cell>
          <table:table-cell office:value-type="float" office:value="-20.3095368915897" calcext:value-type="float">
            <text:p>-20.3095368915897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eneral Motors Company</text:p>
          </table:table-cell>
          <table:table-cell office:value-type="float" office:value="53.6" calcext:value-type="float">
            <text:p>53.6</text:p>
          </table:table-cell>
          <table:table-cell office:value-type="float" office:value="20.1525030501151" calcext:value-type="float">
            <text:p>20.1525030501151</text:p>
          </table:table-cell>
          <table:table-cell office:value-type="float" office:value="-33.4474969498849" calcext:value-type="float">
            <text:p>-33.4474969498849</text:p>
          </table:table-cell>
          <table:table-cell office:value-type="float" office:value="7.1031361911264" calcext:value-type="float">
            <text:p>7.1031361911264</text:p>
          </table:table-cell>
          <table:table-cell office:value-type="float" office:value="27.2556392412415" calcext:value-type="float">
            <text:p>27.2556392412415</text:p>
          </table:table-cell>
          <table:table-cell office:value-type="float" office:value="27.621379619622" calcext:value-type="float">
            <text:p>27.621379619622</text:p>
          </table:table-cell>
          <table:table-cell office:value-type="float" office:value="16.0259522154852" calcext:value-type="float">
            <text:p>16.0259522154852</text:p>
          </table:table-cell>
          <table:table-cell office:value-type="float" office:value="-37.5740477845148" calcext:value-type="float">
            <text:p>-37.5740477845148</text:p>
          </table:table-cell>
          <table:table-cell office:value-type="float" office:value="31.2510232229039" calcext:value-type="float">
            <text:p>31.2510232229039</text:p>
          </table:table-cell>
          <table:table-cell office:value-type="float" office:value="-22.3489767770961" calcext:value-type="float">
            <text:p>-22.3489767770961</text:p>
          </table:table-cell>
          <table:table-cell/>
        </table:table-row>
        <table:table-row table:style-name="ro1">
          <table:table-cell office:value-type="string" calcext:value-type="string">
            <text:p>GME</text:p>
          </table:table-cell>
          <table:table-cell office:value-type="string" calcext:value-type="string">
            <text:p>Gamestop Corporation</text:p>
          </table:table-cell>
          <table:table-cell office:value-type="float" office:value="52.4" calcext:value-type="float">
            <text:p>52.4</text:p>
          </table:table-cell>
          <table:table-cell office:value-type="float" office:value="6.39311017999924" calcext:value-type="float">
            <text:p>6.39311017999924</text:p>
          </table:table-cell>
          <table:table-cell office:value-type="float" office:value="-46.0068898200008" calcext:value-type="float">
            <text:p>-46.0068898200008</text:p>
          </table:table-cell>
          <table:table-cell office:value-type="float" office:value="12.3446240524318" calcext:value-type="float">
            <text:p>12.3446240524318</text:p>
          </table:table-cell>
          <table:table-cell office:value-type="float" office:value="18.7377342324311" calcext:value-type="float">
            <text:p>18.7377342324311</text:p>
          </table:table-cell>
          <table:table-cell office:value-type="float" office:value="4.76293160304048" calcext:value-type="float">
            <text:p>4.76293160304048</text:p>
          </table:table-cell>
          <table:table-cell office:value-type="float" office:value="1.07818319250043" calcext:value-type="float">
            <text:p>1.07818319250043</text:p>
          </table:table-cell>
          <table:table-cell office:value-type="float" office:value="-51.3218168074996" calcext:value-type="float">
            <text:p>-51.3218168074996</text:p>
          </table:table-cell>
          <table:table-cell office:value-type="float" office:value="4.76293160304048" calcext:value-type="float">
            <text:p>4.76293160304048</text:p>
          </table:table-cell>
          <table:table-cell office:value-type="float" office:value="-47.6370683969595" calcext:value-type="float">
            <text:p>-47.6370683969595</text:p>
          </table:table-cell>
          <table:table-cell/>
        </table:table-row>
        <table:table-row table:style-name="ro1">
          <table:table-cell office:value-type="string" calcext:value-type="string">
            <text:p>GMED</text:p>
          </table:table-cell>
          <table:table-cell office:value-type="string" calcext:value-type="string">
            <text:p>Globus Medical Inc</text:p>
          </table:table-cell>
          <table:table-cell office:value-type="float" office:value="67.74" calcext:value-type="float">
            <text:p>67.74</text:p>
          </table:table-cell>
          <table:table-cell office:value-type="float" office:value="4.15133189067312" calcext:value-type="float">
            <text:p>4.15133189067312</text:p>
          </table:table-cell>
          <table:table-cell office:value-type="float" office:value="-63.5886681093269" calcext:value-type="float">
            <text:p>-63.5886681093269</text:p>
          </table:table-cell>
          <table:table-cell office:value-type="float" office:value="2.34968889408839" calcext:value-type="float">
            <text:p>2.34968889408839</text:p>
          </table:table-cell>
          <table:table-cell office:value-type="float" office:value="6.50102078476151" calcext:value-type="float">
            <text:p>6.50102078476151</text:p>
          </table:table-cell>
          <table:table-cell office:value-type="float" office:value="12.2192578417363" calcext:value-type="float">
            <text:p>12.2192578417363</text:p>
          </table:table-cell>
          <table:table-cell office:value-type="float" office:value="7.21523670355566" calcext:value-type="float">
            <text:p>7.21523670355566</text:p>
          </table:table-cell>
          <table:table-cell office:value-type="float" office:value="-60.5247632964443" calcext:value-type="float">
            <text:p>-60.5247632964443</text:p>
          </table:table-cell>
          <table:table-cell office:value-type="float" office:value="14.3621893549399" calcext:value-type="float">
            <text:p>14.3621893549399</text:p>
          </table:table-cell>
          <table:table-cell office:value-type="float" office:value="-53.3778106450601" calcext:value-type="float">
            <text:p>-53.3778106450601</text:p>
          </table:table-cell>
          <table:table-cell/>
        </table:table-row>
        <table:table-row table:style-name="ro1">
          <table:table-cell office:value-type="string" calcext:value-type="string">
            <text:p>GNRC</text:p>
          </table:table-cell>
          <table:table-cell office:value-type="string" calcext:value-type="string">
            <text:p>Generac Holdings Inc</text:p>
          </table:table-cell>
          <table:table-cell office:value-type="float" office:value="326.84" calcext:value-type="float">
            <text:p>326.84</text:p>
          </table:table-cell>
          <table:table-cell office:value-type="float" office:value="8.17846827555091" calcext:value-type="float">
            <text:p>8.17846827555091</text:p>
          </table:table-cell>
          <table:table-cell office:value-type="float" office:value="-318.661531724449" calcext:value-type="float">
            <text:p>-318.661531724449</text:p>
          </table:table-cell>
          <table:table-cell office:value-type="float" office:value="8.48094544228828" calcext:value-type="float">
            <text:p>8.48094544228828</text:p>
          </table:table-cell>
          <table:table-cell office:value-type="float" office:value="16.6594137178392" calcext:value-type="float">
            <text:p>16.6594137178392</text:p>
          </table:table-cell>
          <table:table-cell office:value-type="float" office:value="2.20258691496316" calcext:value-type="float">
            <text:p>2.20258691496316</text:p>
          </table:table-cell>
          <table:table-cell office:value-type="float" office:value="14.7049923865918" calcext:value-type="float">
            <text:p>14.7049923865918</text:p>
          </table:table-cell>
          <table:table-cell office:value-type="float" office:value="-312.135007613408" calcext:value-type="float">
            <text:p>-312.135007613408</text:p>
          </table:table-cell>
          <table:table-cell office:value-type="float" office:value="19.5762305714952" calcext:value-type="float">
            <text:p>19.5762305714952</text:p>
          </table:table-cell>
          <table:table-cell office:value-type="float" office:value="-307.263769428505" calcext:value-type="float">
            <text:p>-307.263769428505</text:p>
          </table:table-cell>
          <table:table-cell/>
        </table:table-row>
        <table:table-row table:style-name="ro1">
          <table:table-cell office:value-type="string" calcext:value-type="string">
            <text:p>GNW</text:p>
          </table:table-cell>
          <table:table-cell office:value-type="string" calcext:value-type="string">
            <text:p>Genworth Financial Inc</text:p>
          </table:table-cell>
          <table:table-cell office:value-type="float" office:value="4.11" calcext:value-type="float">
            <text:p>4.11</text:p>
          </table:table-cell>
          <table:table-cell office:value-type="float" office:value="0" calcext:value-type="float">
            <text:p>0</text:p>
          </table:table-cell>
          <table:table-cell office:value-type="float" office:value="-4.11" calcext:value-type="float">
            <text:p>-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720525856522" calcext:value-type="float">
            <text:p>28.7720525856522</text:p>
          </table:table-cell>
          <table:table-cell office:value-type="float" office:value="28.9124812467907" calcext:value-type="float">
            <text:p>28.9124812467907</text:p>
          </table:table-cell>
          <table:table-cell office:value-type="float" office:value="24.8024812467907" calcext:value-type="float">
            <text:p>24.8024812467907</text:p>
          </table:table-cell>
          <table:table-cell office:value-type="float" office:value="29.1854270952007" calcext:value-type="float">
            <text:p>29.1854270952007</text:p>
          </table:table-cell>
          <table:table-cell office:value-type="float" office:value="25.0754270952007" calcext:value-type="float">
            <text:p>25.0754270952007</text:p>
          </table:table-cell>
          <table:table-cell/>
        </table:table-row>
        <table:table-row table:style-name="ro1">
          <table:table-cell office:value-type="string" calcext:value-type="string">
            <text:p>GPC</text:p>
          </table:table-cell>
          <table:table-cell office:value-type="string" calcext:value-type="string">
            <text:p>Genuine Parts Co.</text:p>
          </table:table-cell>
          <table:table-cell office:value-type="float" office:value="99.32" calcext:value-type="float">
            <text:p>99.32</text:p>
          </table:table-cell>
          <table:table-cell office:value-type="float" office:value="6.23830594422457" calcext:value-type="float">
            <text:p>6.23830594422457</text:p>
          </table:table-cell>
          <table:table-cell office:value-type="float" office:value="-93.0816940557754" calcext:value-type="float">
            <text:p>-93.0816940557754</text:p>
          </table:table-cell>
          <table:table-cell office:value-type="float" office:value="23.6980471496456" calcext:value-type="float">
            <text:p>23.6980471496456</text:p>
          </table:table-cell>
          <table:table-cell office:value-type="float" office:value="29.9363530938701" calcext:value-type="float">
            <text:p>29.9363530938701</text:p>
          </table:table-cell>
          <table:table-cell office:value-type="float" office:value="-1.83874584548346" calcext:value-type="float">
            <text:p>-1.83874584548346</text:p>
          </table:table-cell>
          <table:table-cell office:value-type="float" office:value="9.69291263040185" calcext:value-type="float">
            <text:p>9.69291263040185</text:p>
          </table:table-cell>
          <table:table-cell office:value-type="float" office:value="-89.6270873695982" calcext:value-type="float">
            <text:p>-89.6270873695982</text:p>
          </table:table-cell>
          <table:table-cell office:value-type="float" office:value="20.8890931354586" calcext:value-type="float">
            <text:p>20.8890931354586</text:p>
          </table:table-cell>
          <table:table-cell office:value-type="float" office:value="-78.4309068645414" calcext:value-type="float">
            <text:p>-78.4309068645414</text:p>
          </table:table-cell>
          <table:table-cell/>
        </table:table-row>
        <table:table-row table:style-name="ro1">
          <table:table-cell office:value-type="string" calcext:value-type="string">
            <text:p>GPI</text:p>
          </table:table-cell>
          <table:table-cell office:value-type="string" calcext:value-type="string">
            <text:p>Group 1 Automotive</text:p>
          </table:table-cell>
          <table:table-cell office:value-type="float" office:value="154.44" calcext:value-type="float">
            <text:p>154.44</text:p>
          </table:table-cell>
          <table:table-cell office:value-type="float" office:value="3.61468012237713" calcext:value-type="float">
            <text:p>3.61468012237713</text:p>
          </table:table-cell>
          <table:table-cell office:value-type="float" office:value="-150.825319877623" calcext:value-type="float">
            <text:p>-150.825319877623</text:p>
          </table:table-cell>
          <table:table-cell office:value-type="float" office:value="75.1165474977978" calcext:value-type="float">
            <text:p>75.1165474977978</text:p>
          </table:table-cell>
          <table:table-cell office:value-type="float" office:value="78.7312276201749" calcext:value-type="float">
            <text:p>78.7312276201749</text:p>
          </table:table-cell>
          <table:table-cell office:value-type="float" office:value="6.66149508957718" calcext:value-type="float">
            <text:p>6.66149508957718</text:p>
          </table:table-cell>
          <table:table-cell office:value-type="float" office:value="5.71141300303093" calcext:value-type="float">
            <text:p>5.71141300303093</text:p>
          </table:table-cell>
          <table:table-cell office:value-type="float" office:value="-148.728586996969" calcext:value-type="float">
            <text:p>-148.728586996969</text:p>
          </table:table-cell>
          <table:table-cell office:value-type="float" office:value="74.084561783101" calcext:value-type="float">
            <text:p>74.084561783101</text:p>
          </table:table-cell>
          <table:table-cell office:value-type="float" office:value="-80.355438216899" calcext:value-type="float">
            <text:p>-80.355438216899</text:p>
          </table:table-cell>
          <table:table-cell/>
        </table:table-row>
        <table:table-row table:style-name="ro1">
          <table:table-cell office:value-type="string" calcext:value-type="string">
            <text:p>GPK</text:p>
          </table:table-cell>
          <table:table-cell office:value-type="string" calcext:value-type="string">
            <text:p>Graphic Packaging Holding Co</text:p>
          </table:table-cell>
          <table:table-cell office:value-type="float" office:value="16.68" calcext:value-type="float">
            <text:p>16.68</text:p>
          </table:table-cell>
          <table:table-cell office:value-type="float" office:value="0.204961054629876" calcext:value-type="float">
            <text:p>0.204961054629876</text:p>
          </table:table-cell>
          <table:table-cell office:value-type="float" office:value="-16.4750389453701" calcext:value-type="float">
            <text:p>-16.4750389453701</text:p>
          </table:table-cell>
          <table:table-cell office:value-type="float" office:value="4.26097414111624" calcext:value-type="float">
            <text:p>4.26097414111624</text:p>
          </table:table-cell>
          <table:table-cell office:value-type="float" office:value="4.46593519574612" calcext:value-type="float">
            <text:p>4.46593519574612</text:p>
          </table:table-cell>
          <table:table-cell office:value-type="float" office:value="-1.80993536710094" calcext:value-type="float">
            <text:p>-1.80993536710094</text:p>
          </table:table-cell>
          <table:table-cell office:value-type="float" office:value="1.10309670302602" calcext:value-type="float">
            <text:p>1.10309670302602</text:p>
          </table:table-cell>
          <table:table-cell office:value-type="float" office:value="-15.576903296974" calcext:value-type="float">
            <text:p>-15.576903296974</text:p>
          </table:table-cell>
          <table:table-cell office:value-type="float" office:value="5.27211534395696" calcext:value-type="float">
            <text:p>5.27211534395696</text:p>
          </table:table-cell>
          <table:table-cell office:value-type="float" office:value="-11.407884656043" calcext:value-type="float">
            <text:p>-11.407884656043</text:p>
          </table:table-cell>
          <table:table-cell/>
        </table:table-row>
        <table:table-row table:style-name="ro1">
          <table:table-cell office:value-type="string" calcext:value-type="string">
            <text:p>GPN</text:p>
          </table:table-cell>
          <table:table-cell office:value-type="string" calcext:value-type="string">
            <text:p>Global Payments</text:p>
          </table:table-cell>
          <table:table-cell office:value-type="float" office:value="197.18" calcext:value-type="float">
            <text:p>197.18</text:p>
          </table:table-cell>
          <table:table-cell office:value-type="float" office:value="7.41912969833833" calcext:value-type="float">
            <text:p>7.41912969833833</text:p>
          </table:table-cell>
          <table:table-cell office:value-type="float" office:value="-189.760870301662" calcext:value-type="float">
            <text:p>-189.760870301662</text:p>
          </table:table-cell>
          <table:table-cell office:value-type="float" office:value="0" calcext:value-type="float">
            <text:p>0</text:p>
          </table:table-cell>
          <table:table-cell office:value-type="float" office:value="7.41912969833833" calcext:value-type="float">
            <text:p>7.41912969833833</text:p>
          </table:table-cell>
          <table:table-cell office:value-type="float" office:value="-27.5654385110874" calcext:value-type="float">
            <text:p>-27.5654385110874</text:p>
          </table:table-cell>
          <table:table-cell office:value-type="float" office:value="1.84873740378186" calcext:value-type="float">
            <text:p>1.84873740378186</text:p>
          </table:table-cell>
          <table:table-cell office:value-type="float" office:value="-195.331262596218" calcext:value-type="float">
            <text:p>-195.331262596218</text:p>
          </table:table-cell>
          <table:table-cell office:value-type="float" office:value="92.690286681512" calcext:value-type="float">
            <text:p>92.690286681512</text:p>
          </table:table-cell>
          <table:table-cell office:value-type="float" office:value="-104.489713318488" calcext:value-type="float">
            <text:p>-104.489713318488</text:p>
          </table:table-cell>
          <table:table-cell/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Gap</text:p>
          </table:table-cell>
          <table:table-cell office:value-type="float" office:value="23.09" calcext:value-type="float">
            <text:p>23.09</text:p>
          </table:table-cell>
          <table:table-cell office:value-type="float" office:value="6.60643787665953" calcext:value-type="float">
            <text:p>6.60643787665953</text:p>
          </table:table-cell>
          <table:table-cell office:value-type="float" office:value="-16.4835621233405" calcext:value-type="float">
            <text:p>-16.4835621233405</text:p>
          </table:table-cell>
          <table:table-cell office:value-type="float" office:value="7.34434838008245" calcext:value-type="float">
            <text:p>7.34434838008245</text:p>
          </table:table-cell>
          <table:table-cell office:value-type="float" office:value="13.950786256742" calcext:value-type="float">
            <text:p>13.950786256742</text:p>
          </table:table-cell>
          <table:table-cell office:value-type="float" office:value="6.33907899860775" calcext:value-type="float">
            <text:p>6.33907899860775</text:p>
          </table:table-cell>
          <table:table-cell office:value-type="float" office:value="5.16269993517991" calcext:value-type="float">
            <text:p>5.16269993517991</text:p>
          </table:table-cell>
          <table:table-cell office:value-type="float" office:value="-17.9273000648201" calcext:value-type="float">
            <text:p>-17.9273000648201</text:p>
          </table:table-cell>
          <table:table-cell office:value-type="float" office:value="6.33907899860775" calcext:value-type="float">
            <text:p>6.33907899860775</text:p>
          </table:table-cell>
          <table:table-cell office:value-type="float" office:value="-16.7509210013923" calcext:value-type="float">
            <text:p>-16.7509210013923</text:p>
          </table:table-cell>
          <table:table-cell/>
        </table:table-row>
        <table:table-row table:style-name="ro1">
          <table:table-cell office:value-type="string" calcext:value-type="string">
            <text:p>GPX</text:p>
          </table:table-cell>
          <table:table-cell office:value-type="string" calcext:value-type="string">
            <text:p>GP Strategies Corp.</text:p>
          </table:table-cell>
          <table:table-cell office:value-type="float" office:value="12.72" calcext:value-type="float">
            <text:p>12.72</text:p>
          </table:table-cell>
          <table:table-cell office:value-type="float" office:value="0.769496384835362" calcext:value-type="float">
            <text:p>0.769496384835362</text:p>
          </table:table-cell>
          <table:table-cell office:value-type="float" office:value="-11.9505036151646" calcext:value-type="float">
            <text:p>-11.9505036151646</text:p>
          </table:table-cell>
          <table:table-cell office:value-type="float" office:value="0" calcext:value-type="float">
            <text:p>0</text:p>
          </table:table-cell>
          <table:table-cell office:value-type="float" office:value="0.769496384835362" calcext:value-type="float">
            <text:p>0.769496384835362</text:p>
          </table:table-cell>
          <table:table-cell office:value-type="float" office:value="2.84042407023848" calcext:value-type="float">
            <text:p>2.84042407023848</text:p>
          </table:table-cell>
          <table:table-cell office:value-type="float" office:value="5.04502014173977" calcext:value-type="float">
            <text:p>5.04502014173977</text:p>
          </table:table-cell>
          <table:table-cell office:value-type="float" office:value="-7.67497985826024" calcext:value-type="float">
            <text:p>-7.67497985826024</text:p>
          </table:table-cell>
          <table:table-cell office:value-type="float" office:value="12.1775745469288" calcext:value-type="float">
            <text:p>12.1775745469288</text:p>
          </table:table-cell>
          <table:table-cell office:value-type="float" office:value="-0.542425453071152" calcext:value-type="float">
            <text:p>-0.542425453071152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W.R. Grace &amp; Co.</text:p>
          </table:table-cell>
          <table:table-cell office:value-type="float" office:value="60.16" calcext:value-type="float">
            <text:p>60.16</text:p>
          </table:table-cell>
          <table:table-cell office:value-type="float" office:value="4.05950843537752" calcext:value-type="float">
            <text:p>4.05950843537752</text:p>
          </table:table-cell>
          <table:table-cell office:value-type="float" office:value="-56.1004915646225" calcext:value-type="float">
            <text:p>-56.1004915646225</text:p>
          </table:table-cell>
          <table:table-cell office:value-type="float" office:value="3.86310497553417" calcext:value-type="float">
            <text:p>3.86310497553417</text:p>
          </table:table-cell>
          <table:table-cell office:value-type="float" office:value="7.92261341091169" calcext:value-type="float">
            <text:p>7.92261341091169</text:p>
          </table:table-cell>
          <table:table-cell office:value-type="float" office:value="-8.59340676606898" calcext:value-type="float">
            <text:p>-8.59340676606898</text:p>
          </table:table-cell>
          <table:table-cell office:value-type="float" office:value="5.11253313930686" calcext:value-type="float">
            <text:p>5.11253313930686</text:p>
          </table:table-cell>
          <table:table-cell office:value-type="float" office:value="-55.0474668606931" calcext:value-type="float">
            <text:p>-55.0474668606931</text:p>
          </table:table-cell>
          <table:table-cell office:value-type="float" office:value="4.78166884926306" calcext:value-type="float">
            <text:p>4.78166884926306</text:p>
          </table:table-cell>
          <table:table-cell office:value-type="float" office:value="-55.3783311507369" calcext:value-type="float">
            <text:p>-55.3783311507369</text:p>
          </table:table-cell>
          <table:table-cell/>
        </table:table-row>
        <table:table-row table:style-name="ro1">
          <table:table-cell office:value-type="string" calcext:value-type="string">
            <text:p>GRUB</text:p>
          </table:table-cell>
          <table:table-cell office:value-type="string" calcext:value-type="string">
            <text:p>GrubHub Inc</text:p>
          </table:table-cell>
          <table:table-cell office:value-type="float" office:value="72.51" calcext:value-type="float">
            <text:p>72.51</text:p>
          </table:table-cell>
          <table:table-cell office:value-type="float" office:value="5.03229088355501" calcext:value-type="float">
            <text:p>5.03229088355501</text:p>
          </table:table-cell>
          <table:table-cell office:value-type="float" office:value="-67.477709116445" calcext:value-type="float">
            <text:p>-67.477709116445</text:p>
          </table:table-cell>
          <table:table-cell office:value-type="float" office:value="0" calcext:value-type="float">
            <text:p>0</text:p>
          </table:table-cell>
          <table:table-cell office:value-type="float" office:value="5.03229088355501" calcext:value-type="float">
            <text:p>5.03229088355501</text:p>
          </table:table-cell>
          <table:table-cell office:value-type="float" office:value="-0.0752951550672669" calcext:value-type="float">
            <text:p>-0.075295155067267</text:p>
          </table:table-cell>
          <table:table-cell office:value-type="float" office:value="2.6237623143264" calcext:value-type="float">
            <text:p>2.6237623143264</text:p>
          </table:table-cell>
          <table:table-cell office:value-type="float" office:value="-69.8862376856736" calcext:value-type="float">
            <text:p>-69.8862376856736</text:p>
          </table:table-cell>
          <table:table-cell office:value-type="float" office:value="15.8053521917941" calcext:value-type="float">
            <text:p>15.8053521917941</text:p>
          </table:table-cell>
          <table:table-cell office:value-type="float" office:value="-56.7046478082059" calcext:value-type="float">
            <text:p>-56.7046478082059</text:p>
          </table:table-cell>
          <table:table-cell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oldman Sachs Group</text:p>
          </table:table-cell>
          <table:table-cell office:value-type="float" office:value="306.32" calcext:value-type="float">
            <text:p>306.32</text:p>
          </table:table-cell>
          <table:table-cell office:value-type="float" office:value="0" calcext:value-type="float">
            <text:p>0</text:p>
          </table:table-cell>
          <table:table-cell office:value-type="float" office:value="-306.32" calcext:value-type="float">
            <text:p>-306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.287591123504" calcext:value-type="float">
            <text:p>222.287591123504</text:p>
          </table:table-cell>
          <table:table-cell office:value-type="float" office:value="177.741136936245" calcext:value-type="float">
            <text:p>177.741136936245</text:p>
          </table:table-cell>
          <table:table-cell office:value-type="float" office:value="-128.578863063755" calcext:value-type="float">
            <text:p>-128.578863063755</text:p>
          </table:table-cell>
          <table:table-cell office:value-type="float" office:value="269.278331079112" calcext:value-type="float">
            <text:p>269.278331079112</text:p>
          </table:table-cell>
          <table:table-cell office:value-type="float" office:value="-37.0416689208881" calcext:value-type="float">
            <text:p>-37.0416689208881</text:p>
          </table:table-cell>
          <table:table-cell/>
        </table:table-row>
        <table:table-row table:style-name="ro1">
          <table:table-cell office:value-type="string" calcext:value-type="string">
            <text:p>GSK</text:p>
          </table:table-cell>
          <table:table-cell office:value-type="string" calcext:value-type="string">
            <text:p>Glaxosmithkline plc</text:p>
          </table:table-cell>
          <table:table-cell office:value-type="float" office:value="35.77" calcext:value-type="float">
            <text:p>35.77</text:p>
          </table:table-cell>
          <table:table-cell office:value-type="float" office:value="2.23492013082679" calcext:value-type="float">
            <text:p>2.23492013082679</text:p>
          </table:table-cell>
          <table:table-cell office:value-type="float" office:value="-33.5350798691732" calcext:value-type="float">
            <text:p>-33.5350798691732</text:p>
          </table:table-cell>
          <table:table-cell office:value-type="float" office:value="3.2965839767578" calcext:value-type="float">
            <text:p>3.2965839767578</text:p>
          </table:table-cell>
          <table:table-cell office:value-type="float" office:value="5.53150410758459" calcext:value-type="float">
            <text:p>5.53150410758459</text:p>
          </table:table-cell>
          <table:table-cell office:value-type="float" office:value="-13.9572451413477" calcext:value-type="float">
            <text:p>-13.9572451413477</text:p>
          </table:table-cell>
          <table:table-cell office:value-type="float" office:value="-1.17632763642693" calcext:value-type="float">
            <text:p>-1.17632763642693</text:p>
          </table:table-cell>
          <table:table-cell office:value-type="float" office:value="-36.9463276364269" calcext:value-type="float">
            <text:p>-36.9463276364269</text:p>
          </table:table-cell>
          <table:table-cell office:value-type="float" office:value="7.3128879956461" calcext:value-type="float">
            <text:p>7.3128879956461</text:p>
          </table:table-cell>
          <table:table-cell office:value-type="float" office:value="-28.4571120043539" calcext:value-type="float">
            <text:p>-28.4571120043539</text:p>
          </table:table-cell>
          <table:table-cell/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Global Ship Lease Inc</text:p>
          </table:table-cell>
          <table:table-cell office:value-type="float" office:value="15.05" calcext:value-type="float">
            <text:p>15.05</text:p>
          </table:table-cell>
          <table:table-cell office:value-type="float" office:value="2.74167394259495" calcext:value-type="float">
            <text:p>2.74167394259495</text:p>
          </table:table-cell>
          <table:table-cell office:value-type="float" office:value="-12.3083260574051" calcext:value-type="float">
            <text:p>-12.3083260574051</text:p>
          </table:table-cell>
          <table:table-cell office:value-type="float" office:value="0.150015807759909" calcext:value-type="float">
            <text:p>0.150015807759909</text:p>
          </table:table-cell>
          <table:table-cell office:value-type="float" office:value="2.89168975035486" calcext:value-type="float">
            <text:p>2.89168975035486</text:p>
          </table:table-cell>
          <table:table-cell office:value-type="float" office:value="12.2386303531818" calcext:value-type="float">
            <text:p>12.2386303531818</text:p>
          </table:table-cell>
          <table:table-cell office:value-type="float" office:value="0.138712677646143" calcext:value-type="float">
            <text:p>0.138712677646143</text:p>
          </table:table-cell>
          <table:table-cell office:value-type="float" office:value="-14.9112873223539" calcext:value-type="float">
            <text:p>-14.9112873223539</text:p>
          </table:table-cell>
          <table:table-cell office:value-type="float" office:value="12.2400709481963" calcext:value-type="float">
            <text:p>12.2400709481963</text:p>
          </table:table-cell>
          <table:table-cell office:value-type="float" office:value="-2.80992905180369" calcext:value-type="float">
            <text:p>-2.80992905180369</text:p>
          </table:table-cell>
          <table:table-cell/>
        </table:table-row>
        <table:table-row table:style-name="ro1">
          <table:table-cell office:value-type="string" calcext:value-type="string">
            <text:p>GTN</text:p>
          </table:table-cell>
          <table:table-cell office:value-type="string" calcext:value-type="string">
            <text:p>Gray Television</text:p>
          </table:table-cell>
          <table:table-cell office:value-type="float" office:value="18.66" calcext:value-type="float">
            <text:p>18.66</text:p>
          </table:table-cell>
          <table:table-cell office:value-type="float" office:value="5.24053935361706" calcext:value-type="float">
            <text:p>5.24053935361706</text:p>
          </table:table-cell>
          <table:table-cell office:value-type="float" office:value="-13.4194606463829" calcext:value-type="float">
            <text:p>-13.4194606463829</text:p>
          </table:table-cell>
          <table:table-cell office:value-type="float" office:value="0" calcext:value-type="float">
            <text:p>0</text:p>
          </table:table-cell>
          <table:table-cell office:value-type="float" office:value="5.24053935361706" calcext:value-type="float">
            <text:p>5.24053935361706</text:p>
          </table:table-cell>
          <table:table-cell office:value-type="float" office:value="-43.2484768069383" calcext:value-type="float">
            <text:p>-43.2484768069383</text:p>
          </table:table-cell>
          <table:table-cell office:value-type="float" office:value="6.44126250316102" calcext:value-type="float">
            <text:p>6.44126250316102</text:p>
          </table:table-cell>
          <table:table-cell office:value-type="float" office:value="-12.218737496839" calcext:value-type="float">
            <text:p>-12.218737496839</text:p>
          </table:table-cell>
          <table:table-cell office:value-type="float" office:value="24.8224262316937" calcext:value-type="float">
            <text:p>24.8224262316937</text:p>
          </table:table-cell>
          <table:table-cell office:value-type="float" office:value="6.16242623169367" calcext:value-type="float">
            <text:p>6.16242623169367</text:p>
          </table:table-cell>
          <table:table-cell/>
        </table:table-row>
        <table:table-row table:style-name="ro1">
          <table:table-cell office:value-type="string" calcext:value-type="string">
            <text:p>GTS</text:p>
          </table:table-cell>
          <table:table-cell office:value-type="string" calcext:value-type="string">
            <text:p>Triple-S Management Corp</text:p>
          </table:table-cell>
          <table:table-cell office:value-type="float" office:value="23.17" calcext:value-type="float">
            <text:p>23.17</text:p>
          </table:table-cell>
          <table:table-cell office:value-type="float" office:value="0" calcext:value-type="float">
            <text:p>0</text:p>
          </table:table-cell>
          <table:table-cell office:value-type="float" office:value="-23.17" calcext:value-type="float">
            <text:p>-2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025479143988" calcext:value-type="float">
            <text:p>41.9025479143988</text:p>
          </table:table-cell>
          <table:table-cell office:value-type="float" office:value="22.6095595679802" calcext:value-type="float">
            <text:p>22.6095595679802</text:p>
          </table:table-cell>
          <table:table-cell office:value-type="float" office:value="-0.56044043201981" calcext:value-type="float">
            <text:p>-0.56044043201981</text:p>
          </table:table-cell>
          <table:table-cell office:value-type="float" office:value="43.1237911446166" calcext:value-type="float">
            <text:p>43.1237911446166</text:p>
          </table:table-cell>
          <table:table-cell office:value-type="float" office:value="19.9537911446166" calcext:value-type="float">
            <text:p>19.9537911446166</text:p>
          </table:table-cell>
          <table:table-cell/>
        </table:table-row>
        <table:table-row table:style-name="ro1">
          <table:table-cell office:value-type="string" calcext:value-type="string">
            <text:p>GTY</text:p>
          </table:table-cell>
          <table:table-cell office:value-type="string" calcext:value-type="string">
            <text:p>Getty Realty Corp.</text:p>
          </table:table-cell>
          <table:table-cell office:value-type="float" office:value="28.27" calcext:value-type="float">
            <text:p>28.27</text:p>
          </table:table-cell>
          <table:table-cell office:value-type="float" office:value="1.3628358235803" calcext:value-type="float">
            <text:p>1.3628358235803</text:p>
          </table:table-cell>
          <table:table-cell office:value-type="float" office:value="-26.9071641764197" calcext:value-type="float">
            <text:p>-26.9071641764197</text:p>
          </table:table-cell>
          <table:table-cell office:value-type="float" office:value="0" calcext:value-type="float">
            <text:p>0</text:p>
          </table:table-cell>
          <table:table-cell office:value-type="float" office:value="1.3628358235803" calcext:value-type="float">
            <text:p>1.3628358235803</text:p>
          </table:table-cell>
          <table:table-cell office:value-type="float" office:value="14.43211786668" calcext:value-type="float">
            <text:p>14.43211786668</text:p>
          </table:table-cell>
          <table:table-cell office:value-type="float" office:value="2.91776940466515" calcext:value-type="float">
            <text:p>2.91776940466515</text:p>
          </table:table-cell>
          <table:table-cell office:value-type="float" office:value="-25.3522305953348" calcext:value-type="float">
            <text:p>-25.3522305953348</text:p>
          </table:table-cell>
          <table:table-cell office:value-type="float" office:value="14.43211786668" calcext:value-type="float">
            <text:p>14.43211786668</text:p>
          </table:table-cell>
          <table:table-cell office:value-type="float" office:value="-13.83788213332" calcext:value-type="float">
            <text:p>-13.83788213332</text:p>
          </table:table-cell>
          <table:table-cell/>
        </table:table-row>
        <table:table-row table:style-name="ro1">
          <table:table-cell office:value-type="string" calcext:value-type="string">
            <text:p>GVA</text:p>
          </table:table-cell>
          <table:table-cell office:value-type="string" calcext:value-type="string">
            <text:p>Granite Construction Inc.</text:p>
          </table:table-cell>
          <table:table-cell office:value-type="float" office:value="32.54" calcext:value-type="float">
            <text:p>32.54</text:p>
          </table:table-cell>
          <table:table-cell office:value-type="float" office:value="4.76218991803632" calcext:value-type="float">
            <text:p>4.76218991803632</text:p>
          </table:table-cell>
          <table:table-cell office:value-type="float" office:value="-27.7778100819637" calcext:value-type="float">
            <text:p>-27.7778100819637</text:p>
          </table:table-cell>
          <table:table-cell office:value-type="float" office:value="2.04191962009795" calcext:value-type="float">
            <text:p>2.04191962009795</text:p>
          </table:table-cell>
          <table:table-cell office:value-type="float" office:value="6.80410953813426" calcext:value-type="float">
            <text:p>6.80410953813426</text:p>
          </table:table-cell>
          <table:table-cell office:value-type="float" office:value="20.4657075194147" calcext:value-type="float">
            <text:p>20.4657075194147</text:p>
          </table:table-cell>
          <table:table-cell office:value-type="float" office:value="13.8842275947288" calcext:value-type="float">
            <text:p>13.8842275947288</text:p>
          </table:table-cell>
          <table:table-cell office:value-type="float" office:value="-18.6557724052712" calcext:value-type="float">
            <text:p>-18.6557724052712</text:p>
          </table:table-cell>
          <table:table-cell office:value-type="float" office:value="26.1162122731217" calcext:value-type="float">
            <text:p>26.1162122731217</text:p>
          </table:table-cell>
          <table:table-cell office:value-type="float" office:value="-6.42378772687826" calcext:value-type="float">
            <text:p>-6.42378772687826</text:p>
          </table:table-cell>
          <table:table-cell/>
        </table:table-row>
        <table:table-row table:style-name="ro1">
          <table:table-cell office:value-type="string" calcext:value-type="string">
            <text:p>GWB</text:p>
          </table:table-cell>
          <table:table-cell office:value-type="string" calcext:value-type="string">
            <text:p>Great Western Bancorp Inc</text:p>
          </table:table-cell>
          <table:table-cell office:value-type="float" office:value="26.57" calcext:value-type="float">
            <text:p>26.57</text:p>
          </table:table-cell>
          <table:table-cell office:value-type="float" office:value="0" calcext:value-type="float">
            <text:p>0</text:p>
          </table:table-cell>
          <table:table-cell office:value-type="float" office:value="-26.57" calcext:value-type="float">
            <text:p>-2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901661444423" calcext:value-type="float">
            <text:p>19.3901661444423</text:p>
          </table:table-cell>
          <table:table-cell office:value-type="float" office:value="11.4727431682438" calcext:value-type="float">
            <text:p>11.4727431682438</text:p>
          </table:table-cell>
          <table:table-cell office:value-type="float" office:value="-15.0972568317562" calcext:value-type="float">
            <text:p>-15.0972568317562</text:p>
          </table:table-cell>
          <table:table-cell office:value-type="float" office:value="19.3901661444423" calcext:value-type="float">
            <text:p>19.3901661444423</text:p>
          </table:table-cell>
          <table:table-cell office:value-type="float" office:value="-7.17983385555772" calcext:value-type="float">
            <text:p>-7.17983385555772</text:p>
          </table:table-cell>
          <table:table-cell/>
        </table:table-row>
        <table:table-row table:style-name="ro1">
          <table:table-cell office:value-type="string" calcext:value-type="string">
            <text:p>GWRE</text:p>
          </table:table-cell>
          <table:table-cell office:value-type="string" calcext:value-type="string">
            <text:p>Guidewire Software Inc</text:p>
          </table:table-cell>
          <table:table-cell office:value-type="float" office:value="128.69" calcext:value-type="float">
            <text:p>128.69</text:p>
          </table:table-cell>
          <table:table-cell office:value-type="float" office:value="13.7331893612138" calcext:value-type="float">
            <text:p>13.7331893612138</text:p>
          </table:table-cell>
          <table:table-cell office:value-type="float" office:value="-114.956810638786" calcext:value-type="float">
            <text:p>-114.956810638786</text:p>
          </table:table-cell>
          <table:table-cell office:value-type="float" office:value="0" calcext:value-type="float">
            <text:p>0</text:p>
          </table:table-cell>
          <table:table-cell office:value-type="float" office:value="13.7331893612138" calcext:value-type="float">
            <text:p>13.7331893612138</text:p>
          </table:table-cell>
          <table:table-cell office:value-type="float" office:value="15.3496698952777" calcext:value-type="float">
            <text:p>15.3496698952777</text:p>
          </table:table-cell>
          <table:table-cell office:value-type="float" office:value="13.8915098194682" calcext:value-type="float">
            <text:p>13.8915098194682</text:p>
          </table:table-cell>
          <table:table-cell office:value-type="float" office:value="-114.798490180532" calcext:value-type="float">
            <text:p>-114.798490180532</text:p>
          </table:table-cell>
          <table:table-cell office:value-type="float" office:value="19.8182469199537" calcext:value-type="float">
            <text:p>19.8182469199537</text:p>
          </table:table-cell>
          <table:table-cell office:value-type="float" office:value="-108.871753080046" calcext:value-type="float">
            <text:p>-108.871753080046</text:p>
          </table:table-cell>
          <table:table-cell/>
        </table:table-row>
        <table:table-row table:style-name="ro1">
          <table:table-cell office:value-type="string" calcext:value-type="string">
            <text:p>GWW</text:p>
          </table:table-cell>
          <table:table-cell office:value-type="string" calcext:value-type="string">
            <text:p>W.W. Grainger Inc.</text:p>
          </table:table-cell>
          <table:table-cell office:value-type="float" office:value="372.08" calcext:value-type="float">
            <text:p>372.08</text:p>
          </table:table-cell>
          <table:table-cell office:value-type="float" office:value="16.0057986082967" calcext:value-type="float">
            <text:p>16.0057986082967</text:p>
          </table:table-cell>
          <table:table-cell office:value-type="float" office:value="-356.074201391703" calcext:value-type="float">
            <text:p>-356.074201391703</text:p>
          </table:table-cell>
          <table:table-cell office:value-type="float" office:value="33.1668469415229" calcext:value-type="float">
            <text:p>33.1668469415229</text:p>
          </table:table-cell>
          <table:table-cell office:value-type="float" office:value="49.1726455498197" calcext:value-type="float">
            <text:p>49.1726455498197</text:p>
          </table:table-cell>
          <table:table-cell office:value-type="float" office:value="28.6576464022822" calcext:value-type="float">
            <text:p>28.6576464022822</text:p>
          </table:table-cell>
          <table:table-cell office:value-type="float" office:value="52.7688261451646" calcext:value-type="float">
            <text:p>52.7688261451646</text:p>
          </table:table-cell>
          <table:table-cell office:value-type="float" office:value="-319.311173854835" calcext:value-type="float">
            <text:p>-319.311173854835</text:p>
          </table:table-cell>
          <table:table-cell office:value-type="float" office:value="39.70705102943" calcext:value-type="float">
            <text:p>39.70705102943</text:p>
          </table:table-cell>
          <table:table-cell office:value-type="float" office:value="-332.37294897057" calcext:value-type="float">
            <text:p>-332.37294897057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yatt Hotels Corporation</text:p>
          </table:table-cell>
          <table:table-cell office:value-type="float" office:value="76.39" calcext:value-type="float">
            <text:p>76.39</text:p>
          </table:table-cell>
          <table:table-cell office:value-type="float" office:value="39.0602250196412" calcext:value-type="float">
            <text:p>39.0602250196412</text:p>
          </table:table-cell>
          <table:table-cell office:value-type="float" office:value="-37.3297749803588" calcext:value-type="float">
            <text:p>-37.3297749803588</text:p>
          </table:table-cell>
          <table:table-cell office:value-type="float" office:value="0.285869910323389" calcext:value-type="float">
            <text:p>0.285869910323389</text:p>
          </table:table-cell>
          <table:table-cell office:value-type="float" office:value="39.3460949299646" calcext:value-type="float">
            <text:p>39.3460949299646</text:p>
          </table:table-cell>
          <table:table-cell office:value-type="float" office:value="72.3510754854831" calcext:value-type="float">
            <text:p>72.3510754854831</text:p>
          </table:table-cell>
          <table:table-cell office:value-type="float" office:value="33.0049805555185" calcext:value-type="float">
            <text:p>33.0049805555185</text:p>
          </table:table-cell>
          <table:table-cell office:value-type="float" office:value="-43.3850194444815" calcext:value-type="float">
            <text:p>-43.3850194444815</text:p>
          </table:table-cell>
          <table:table-cell office:value-type="float" office:value="90.6987260935115" calcext:value-type="float">
            <text:p>90.6987260935115</text:p>
          </table:table-cell>
          <table:table-cell office:value-type="float" office:value="14.3087260935115" calcext:value-type="float">
            <text:p>14.3087260935115</text:p>
          </table:table-cell>
          <table:table-cell/>
        </table:table-row>
        <table:table-row table:style-name="ro1">
          <table:table-cell office:value-type="string" calcext:value-type="string">
            <text:p>HAE</text:p>
          </table:table-cell>
          <table:table-cell office:value-type="string" calcext:value-type="string">
            <text:p>Haemonetics Corp.</text:p>
          </table:table-cell>
          <table:table-cell office:value-type="float" office:value="134.78" calcext:value-type="float">
            <text:p>134.78</text:p>
          </table:table-cell>
          <table:table-cell office:value-type="float" office:value="3.71892336222218" calcext:value-type="float">
            <text:p>3.71892336222218</text:p>
          </table:table-cell>
          <table:table-cell office:value-type="float" office:value="-131.061076637778" calcext:value-type="float">
            <text:p>-131.061076637778</text:p>
          </table:table-cell>
          <table:table-cell office:value-type="float" office:value="5.89728426625966" calcext:value-type="float">
            <text:p>5.89728426625966</text:p>
          </table:table-cell>
          <table:table-cell office:value-type="float" office:value="9.61620762848184" calcext:value-type="float">
            <text:p>9.61620762848184</text:p>
          </table:table-cell>
          <table:table-cell office:value-type="float" office:value="7.55441110999479" calcext:value-type="float">
            <text:p>7.55441110999479</text:p>
          </table:table-cell>
          <table:table-cell office:value-type="float" office:value="9.32601661597375" calcext:value-type="float">
            <text:p>9.32601661597375</text:p>
          </table:table-cell>
          <table:table-cell office:value-type="float" office:value="-125.453983384026" calcext:value-type="float">
            <text:p>-125.453983384026</text:p>
          </table:table-cell>
          <table:table-cell office:value-type="float" office:value="14.150491390508" calcext:value-type="float">
            <text:p>14.150491390508</text:p>
          </table:table-cell>
          <table:table-cell office:value-type="float" office:value="-120.629508609492" calcext:value-type="float">
            <text:p>-120.629508609492</text:p>
          </table:table-cell>
          <table:table-cell/>
        </table:table-row>
        <table:table-row table:style-name="ro1">
          <table:table-cell office:value-type="string" calcext:value-type="string">
            <text:p>HAL</text:p>
          </table:table-cell>
          <table:table-cell office:value-type="string" calcext:value-type="string">
            <text:p>Halliburton Co.</text:p>
          </table:table-cell>
          <table:table-cell office:value-type="float" office:value="20.17" calcext:value-type="float">
            <text:p>20.17</text:p>
          </table:table-cell>
          <table:table-cell office:value-type="float" office:value="2.88420602087291" calcext:value-type="float">
            <text:p>2.88420602087291</text:p>
          </table:table-cell>
          <table:table-cell office:value-type="float" office:value="-17.2857939791271" calcext:value-type="float">
            <text:p>-17.2857939791271</text:p>
          </table:table-cell>
          <table:table-cell office:value-type="float" office:value="2.64338663403451" calcext:value-type="float">
            <text:p>2.64338663403451</text:p>
          </table:table-cell>
          <table:table-cell office:value-type="float" office:value="5.52759265490742" calcext:value-type="float">
            <text:p>5.52759265490742</text:p>
          </table:table-cell>
          <table:table-cell office:value-type="float" office:value="2.44195359551081" calcext:value-type="float">
            <text:p>2.44195359551081</text:p>
          </table:table-cell>
          <table:table-cell office:value-type="float" office:value="5.68738869664131" calcext:value-type="float">
            <text:p>5.68738869664131</text:p>
          </table:table-cell>
          <table:table-cell office:value-type="float" office:value="-14.4826113033587" calcext:value-type="float">
            <text:p>-14.4826113033587</text:p>
          </table:table-cell>
          <table:table-cell office:value-type="float" office:value="5.5973627576363" calcext:value-type="float">
            <text:p>5.5973627576363</text:p>
          </table:table-cell>
          <table:table-cell office:value-type="float" office:value="-14.5726372423637" calcext:value-type="float">
            <text:p>-14.5726372423637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Hannon Armstrong Sustainable Infrastructure capital Inc</text:p>
          </table:table-cell>
          <table:table-cell office:value-type="float" office:value="61.46" calcext:value-type="float">
            <text:p>61.46</text:p>
          </table:table-cell>
          <table:table-cell office:value-type="float" office:value="0.685063646390093" calcext:value-type="float">
            <text:p>0.685063646390093</text:p>
          </table:table-cell>
          <table:table-cell office:value-type="float" office:value="-60.7749363536099" calcext:value-type="float">
            <text:p>-60.7749363536099</text:p>
          </table:table-cell>
          <table:table-cell office:value-type="float" office:value="0" calcext:value-type="float">
            <text:p>0</text:p>
          </table:table-cell>
          <table:table-cell office:value-type="float" office:value="0.685063646390093" calcext:value-type="float">
            <text:p>0.685063646390093</text:p>
          </table:table-cell>
          <table:table-cell office:value-type="float" office:value="14.4878132353957" calcext:value-type="float">
            <text:p>14.4878132353957</text:p>
          </table:table-cell>
          <table:table-cell office:value-type="float" office:value="-0.897529162036272" calcext:value-type="float">
            <text:p>-0.897529162036272</text:p>
          </table:table-cell>
          <table:table-cell office:value-type="float" office:value="-62.3575291620363" calcext:value-type="float">
            <text:p>-62.3575291620363</text:p>
          </table:table-cell>
          <table:table-cell office:value-type="float" office:value="14.4878132353957" calcext:value-type="float">
            <text:p>14.4878132353957</text:p>
          </table:table-cell>
          <table:table-cell office:value-type="float" office:value="-46.9721867646043" calcext:value-type="float">
            <text:p>-46.9721867646043</text:p>
          </table:table-cell>
          <table:table-cell/>
        </table:table-row>
        <table:table-row table:style-name="ro1">
          <table:table-cell office:value-type="string" calcext:value-type="string">
            <text:p>HBI</text:p>
          </table:table-cell>
          <table:table-cell office:value-type="string" calcext:value-type="string">
            <text:p>Hanesbrands Inc</text:p>
          </table:table-cell>
          <table:table-cell office:value-type="float" office:value="18.51" calcext:value-type="float">
            <text:p>18.51</text:p>
          </table:table-cell>
          <table:table-cell office:value-type="float" office:value="1.96114485242095" calcext:value-type="float">
            <text:p>1.96114485242095</text:p>
          </table:table-cell>
          <table:table-cell office:value-type="float" office:value="-16.5488551475791" calcext:value-type="float">
            <text:p>-16.5488551475791</text:p>
          </table:table-cell>
          <table:table-cell office:value-type="float" office:value="5.62247356694466" calcext:value-type="float">
            <text:p>5.62247356694466</text:p>
          </table:table-cell>
          <table:table-cell office:value-type="float" office:value="7.58361841936561" calcext:value-type="float">
            <text:p>7.58361841936561</text:p>
          </table:table-cell>
          <table:table-cell office:value-type="float" office:value="-4.68697123597181" calcext:value-type="float">
            <text:p>-4.68697123597181</text:p>
          </table:table-cell>
          <table:table-cell office:value-type="float" office:value="5.82663400727389" calcext:value-type="float">
            <text:p>5.82663400727389</text:p>
          </table:table-cell>
          <table:table-cell office:value-type="float" office:value="-12.6833659927261" calcext:value-type="float">
            <text:p>-12.6833659927261</text:p>
          </table:table-cell>
          <table:table-cell office:value-type="float" office:value="3.09860852231835" calcext:value-type="float">
            <text:p>3.09860852231835</text:p>
          </table:table-cell>
          <table:table-cell office:value-type="float" office:value="-15.4113914776817" calcext:value-type="float">
            <text:p>-15.4113914776817</text:p>
          </table:table-cell>
          <table:table-cell/>
        </table:table-row>
        <table:table-row table:style-name="ro1">
          <table:table-cell office:value-type="string" calcext:value-type="string">
            <text:p>HCA</text:p>
          </table:table-cell>
          <table:table-cell office:value-type="string" calcext:value-type="string">
            <text:p>HCA Healthcare Inc</text:p>
          </table:table-cell>
          <table:table-cell office:value-type="float" office:value="173.51" calcext:value-type="float">
            <text:p>173.51</text:p>
          </table:table-cell>
          <table:table-cell office:value-type="float" office:value="19.4695407192086" calcext:value-type="float">
            <text:p>19.4695407192086</text:p>
          </table:table-cell>
          <table:table-cell office:value-type="float" office:value="-154.040459280791" calcext:value-type="float">
            <text:p>-154.040459280791</text:p>
          </table:table-cell>
          <table:table-cell office:value-type="float" office:value="5.76284219830856" calcext:value-type="float">
            <text:p>5.76284219830856</text:p>
          </table:table-cell>
          <table:table-cell office:value-type="float" office:value="25.2323829175172" calcext:value-type="float">
            <text:p>25.2323829175172</text:p>
          </table:table-cell>
          <table:table-cell office:value-type="float" office:value="-28.2054184311061" calcext:value-type="float">
            <text:p>-28.2054184311061</text:p>
          </table:table-cell>
          <table:table-cell office:value-type="float" office:value="5.57665806574782" calcext:value-type="float">
            <text:p>5.57665806574782</text:p>
          </table:table-cell>
          <table:table-cell office:value-type="float" office:value="-167.933341934252" calcext:value-type="float">
            <text:p>-167.933341934252</text:p>
          </table:table-cell>
          <table:table-cell office:value-type="float" office:value="-2.87846579546284" calcext:value-type="float">
            <text:p>-2.87846579546284</text:p>
          </table:table-cell>
          <table:table-cell office:value-type="float" office:value="-176.388465795463" calcext:value-type="float">
            <text:p>-176.388465795463</text:p>
          </table:table-cell>
          <table:table-cell/>
        </table:table-row>
        <table:table-row table:style-name="ro1">
          <table:table-cell office:value-type="string" calcext:value-type="string">
            <text:p>HCC</text:p>
          </table:table-cell>
          <table:table-cell office:value-type="string" calcext:value-type="string">
            <text:p>Warrior Met Coal Inc</text:p>
          </table:table-cell>
          <table:table-cell office:value-type="float" office:value="21.91" calcext:value-type="float">
            <text:p>21.91</text:p>
          </table:table-cell>
          <table:table-cell office:value-type="float" office:value="4.39409458787905" calcext:value-type="float">
            <text:p>4.39409458787905</text:p>
          </table:table-cell>
          <table:table-cell office:value-type="float" office:value="-17.515905412121" calcext:value-type="float">
            <text:p>-17.515905412121</text:p>
          </table:table-cell>
          <table:table-cell office:value-type="float" office:value="3.04119084911931" calcext:value-type="float">
            <text:p>3.04119084911931</text:p>
          </table:table-cell>
          <table:table-cell office:value-type="float" office:value="7.43528543699836" calcext:value-type="float">
            <text:p>7.43528543699836</text:p>
          </table:table-cell>
          <table:table-cell office:value-type="float" office:value="14.8421061700635" calcext:value-type="float">
            <text:p>14.8421061700635</text:p>
          </table:table-cell>
          <table:table-cell office:value-type="float" office:value="7.0866953805263" calcext:value-type="float">
            <text:p>7.0866953805263</text:p>
          </table:table-cell>
          <table:table-cell office:value-type="float" office:value="-14.8233046194737" calcext:value-type="float">
            <text:p>-14.8233046194737</text:p>
          </table:table-cell>
          <table:table-cell office:value-type="float" office:value="14.8421061700635" calcext:value-type="float">
            <text:p>14.8421061700635</text:p>
          </table:table-cell>
          <table:table-cell office:value-type="float" office:value="-7.06789382993646" calcext:value-type="float">
            <text:p>-7.06789382993646</text:p>
          </table:table-cell>
          <table:table-cell/>
        </table:table-row>
        <table:table-row table:style-name="ro1">
          <table:table-cell office:value-type="string" calcext:value-type="string">
            <text:p>HCI</text:p>
          </table:table-cell>
          <table:table-cell office:value-type="string" calcext:value-type="string">
            <text:p>HCI Group Inc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562014904178" calcext:value-type="float">
            <text:p>24.5562014904178</text:p>
          </table:table-cell>
          <table:table-cell office:value-type="float" office:value="21.4291879900131" calcext:value-type="float">
            <text:p>21.4291879900131</text:p>
          </table:table-cell>
          <table:table-cell office:value-type="float" office:value="-36.5708120099869" calcext:value-type="float">
            <text:p>-36.5708120099869</text:p>
          </table:table-cell>
          <table:table-cell office:value-type="float" office:value="25.0226226146969" calcext:value-type="float">
            <text:p>25.0226226146969</text:p>
          </table:table-cell>
          <table:table-cell office:value-type="float" office:value="-32.9773773853031" calcext:value-type="float">
            <text:p>-32.9773773853031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Home Depot</text:p>
          </table:table-cell>
          <table:table-cell office:value-type="float" office:value="277.51" calcext:value-type="float">
            <text:p>277.51</text:p>
          </table:table-cell>
          <table:table-cell office:value-type="float" office:value="13.6095015520893" calcext:value-type="float">
            <text:p>13.6095015520893</text:p>
          </table:table-cell>
          <table:table-cell office:value-type="float" office:value="-263.900498447911" calcext:value-type="float">
            <text:p>-263.900498447911</text:p>
          </table:table-cell>
          <table:table-cell office:value-type="float" office:value="15.0055622149878" calcext:value-type="float">
            <text:p>15.0055622149878</text:p>
          </table:table-cell>
          <table:table-cell office:value-type="float" office:value="28.6150637670771" calcext:value-type="float">
            <text:p>28.6150637670771</text:p>
          </table:table-cell>
          <table:table-cell office:value-type="float" office:value="-0.65112343625543" calcext:value-type="float">
            <text:p>-0.65112343625543</text:p>
          </table:table-cell>
          <table:table-cell office:value-type="float" office:value="8.46181812309126" calcext:value-type="float">
            <text:p>8.46181812309126</text:p>
          </table:table-cell>
          <table:table-cell office:value-type="float" office:value="-269.048181876909" calcext:value-type="float">
            <text:p>-269.048181876909</text:p>
          </table:table-cell>
          <table:table-cell office:value-type="float" office:value="1.42578384401153" calcext:value-type="float">
            <text:p>1.42578384401153</text:p>
          </table:table-cell>
          <table:table-cell office:value-type="float" office:value="-276.084216155988" calcext:value-type="float">
            <text:p>-276.084216155988</text:p>
          </table:table-cell>
          <table:table-cell/>
        </table:table-row>
        <table:table-row table:style-name="ro1">
          <table:table-cell office:value-type="string" calcext:value-type="string">
            <text:p>HEI</text:p>
          </table:table-cell>
          <table:table-cell office:value-type="string" calcext:value-type="string">
            <text:p>Heico Corp.</text:p>
          </table:table-cell>
          <table:table-cell office:value-type="float" office:value="128.54" calcext:value-type="float">
            <text:p>128.54</text:p>
          </table:table-cell>
          <table:table-cell office:value-type="float" office:value="7.50716415385026" calcext:value-type="float">
            <text:p>7.50716415385026</text:p>
          </table:table-cell>
          <table:table-cell office:value-type="float" office:value="-121.03283584615" calcext:value-type="float">
            <text:p>-121.03283584615</text:p>
          </table:table-cell>
          <table:table-cell office:value-type="float" office:value="8.54698015957697" calcext:value-type="float">
            <text:p>8.54698015957697</text:p>
          </table:table-cell>
          <table:table-cell office:value-type="float" office:value="16.0541443134272" calcext:value-type="float">
            <text:p>16.0541443134272</text:p>
          </table:table-cell>
          <table:table-cell office:value-type="float" office:value="0.331560942751996" calcext:value-type="float">
            <text:p>0.331560942751996</text:p>
          </table:table-cell>
          <table:table-cell office:value-type="float" office:value="17.0580530569471" calcext:value-type="float">
            <text:p>17.0580530569471</text:p>
          </table:table-cell>
          <table:table-cell office:value-type="float" office:value="-111.481946943053" calcext:value-type="float">
            <text:p>-111.481946943053</text:p>
          </table:table-cell>
          <table:table-cell office:value-type="float" office:value="36.5378904188224" calcext:value-type="float">
            <text:p>36.5378904188224</text:p>
          </table:table-cell>
          <table:table-cell office:value-type="float" office:value="-92.0021095811776" calcext:value-type="float">
            <text:p>-92.0021095811776</text:p>
          </table:table-cell>
          <table:table-cell/>
        </table:table-row>
        <table:table-row table:style-name="ro1">
          <table:table-cell office:value-type="string" calcext:value-type="string">
            <text:p>HES</text:p>
          </table:table-cell>
          <table:table-cell office:value-type="string" calcext:value-type="string">
            <text:p>Hess Corporation</text:p>
          </table:table-cell>
          <table:table-cell office:value-type="float" office:value="60" calcext:value-type="float">
            <text:p>60</text:p>
          </table:table-cell>
          <table:table-cell office:value-type="float" office:value="5.3602116969693" calcext:value-type="float">
            <text:p>5.3602116969693</text:p>
          </table:table-cell>
          <table:table-cell office:value-type="float" office:value="-54.6397883030307" calcext:value-type="float">
            <text:p>-54.6397883030307</text:p>
          </table:table-cell>
          <table:table-cell office:value-type="float" office:value="1.17234277697992" calcext:value-type="float">
            <text:p>1.17234277697992</text:p>
          </table:table-cell>
          <table:table-cell office:value-type="float" office:value="6.53255447394922" calcext:value-type="float">
            <text:p>6.53255447394922</text:p>
          </table:table-cell>
          <table:table-cell office:value-type="float" office:value="19.6530240529828" calcext:value-type="float">
            <text:p>19.6530240529828</text:p>
          </table:table-cell>
          <table:table-cell office:value-type="float" office:value="5.05084346415515" calcext:value-type="float">
            <text:p>5.05084346415515</text:p>
          </table:table-cell>
          <table:table-cell office:value-type="float" office:value="-54.9491565358449" calcext:value-type="float">
            <text:p>-54.9491565358449</text:p>
          </table:table-cell>
          <table:table-cell office:value-type="float" office:value="20.8253668299627" calcext:value-type="float">
            <text:p>20.8253668299627</text:p>
          </table:table-cell>
          <table:table-cell office:value-type="float" office:value="-39.1746331700373" calcext:value-type="float">
            <text:p>-39.1746331700373</text:p>
          </table:table-cell>
          <table:table-cell/>
        </table:table-row>
        <table:table-row table:style-name="ro1">
          <table:table-cell office:value-type="string" calcext:value-type="string">
            <text:p>HFC</text:p>
          </table:table-cell>
          <table:table-cell office:value-type="string" calcext:value-type="string">
            <text:p>HollyFrontier Corp</text:p>
          </table:table-cell>
          <table:table-cell office:value-type="float" office:value="31.75" calcext:value-type="float">
            <text:p>31.75</text:p>
          </table:table-cell>
          <table:table-cell office:value-type="float" office:value="5.57044975066514" calcext:value-type="float">
            <text:p>5.57044975066514</text:p>
          </table:table-cell>
          <table:table-cell office:value-type="float" office:value="-26.1795502493349" calcext:value-type="float">
            <text:p>-26.1795502493349</text:p>
          </table:table-cell>
          <table:table-cell office:value-type="float" office:value="7.24429611539102" calcext:value-type="float">
            <text:p>7.24429611539102</text:p>
          </table:table-cell>
          <table:table-cell office:value-type="float" office:value="12.8147458660562" calcext:value-type="float">
            <text:p>12.8147458660562</text:p>
          </table:table-cell>
          <table:table-cell office:value-type="float" office:value="18.5700586380121" calcext:value-type="float">
            <text:p>18.5700586380121</text:p>
          </table:table-cell>
          <table:table-cell office:value-type="float" office:value="9.07614416560399" calcext:value-type="float">
            <text:p>9.07614416560399</text:p>
          </table:table-cell>
          <table:table-cell office:value-type="float" office:value="-22.673855834396" calcext:value-type="float">
            <text:p>-22.673855834396</text:p>
          </table:table-cell>
          <table:table-cell office:value-type="float" office:value="33.2222754120288" calcext:value-type="float">
            <text:p>33.2222754120288</text:p>
          </table:table-cell>
          <table:table-cell office:value-type="float" office:value="1.47227541202879" calcext:value-type="float">
            <text:p>1.47227541202879</text:p>
          </table:table-cell>
          <table:table-cell/>
        </table:table-row>
        <table:table-row table:style-name="ro1">
          <table:table-cell office:value-type="string" calcext:value-type="string">
            <text:p>HHC</text:p>
          </table:table-cell>
          <table:table-cell office:value-type="string" calcext:value-type="string">
            <text:p>Howard Hughes Corporation</text:p>
          </table:table-cell>
          <table:table-cell office:value-type="float" office:value="102.08" calcext:value-type="float">
            <text:p>102.08</text:p>
          </table:table-cell>
          <table:table-cell office:value-type="float" office:value="16.9437279792048" calcext:value-type="float">
            <text:p>16.9437279792048</text:p>
          </table:table-cell>
          <table:table-cell office:value-type="float" office:value="-85.1362720207952" calcext:value-type="float">
            <text:p>-85.1362720207952</text:p>
          </table:table-cell>
          <table:table-cell office:value-type="float" office:value="1.0800068263088" calcext:value-type="float">
            <text:p>1.0800068263088</text:p>
          </table:table-cell>
          <table:table-cell office:value-type="float" office:value="18.0237348055137" calcext:value-type="float">
            <text:p>18.0237348055137</text:p>
          </table:table-cell>
          <table:table-cell office:value-type="float" office:value="64.1241876939233" calcext:value-type="float">
            <text:p>64.1241876939233</text:p>
          </table:table-cell>
          <table:table-cell office:value-type="float" office:value="12.2021635422418" calcext:value-type="float">
            <text:p>12.2021635422418</text:p>
          </table:table-cell>
          <table:table-cell office:value-type="float" office:value="-89.8778364577582" calcext:value-type="float">
            <text:p>-89.8778364577582</text:p>
          </table:table-cell>
          <table:table-cell office:value-type="float" office:value="64.7238475692454" calcext:value-type="float">
            <text:p>64.7238475692454</text:p>
          </table:table-cell>
          <table:table-cell office:value-type="float" office:value="-37.3561524307546" calcext:value-type="float">
            <text:p>-37.3561524307546</text:p>
          </table:table-cell>
          <table:table-cell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llenbrand Inc</text:p>
          </table:table-cell>
          <table:table-cell office:value-type="float" office:value="45.14" calcext:value-type="float">
            <text:p>45.14</text:p>
          </table:table-cell>
          <table:table-cell office:value-type="float" office:value="3.54151277197016" calcext:value-type="float">
            <text:p>3.54151277197016</text:p>
          </table:table-cell>
          <table:table-cell office:value-type="float" office:value="-41.5984872280298" calcext:value-type="float">
            <text:p>-41.5984872280298</text:p>
          </table:table-cell>
          <table:table-cell office:value-type="float" office:value="5.17636460462907" calcext:value-type="float">
            <text:p>5.17636460462907</text:p>
          </table:table-cell>
          <table:table-cell office:value-type="float" office:value="8.71787737659923" calcext:value-type="float">
            <text:p>8.71787737659923</text:p>
          </table:table-cell>
          <table:table-cell office:value-type="float" office:value="-12.8696282409555" calcext:value-type="float">
            <text:p>-12.8696282409555</text:p>
          </table:table-cell>
          <table:table-cell office:value-type="float" office:value="6.39284359665644" calcext:value-type="float">
            <text:p>6.39284359665644</text:p>
          </table:table-cell>
          <table:table-cell office:value-type="float" office:value="-38.7471564033436" calcext:value-type="float">
            <text:p>-38.7471564033436</text:p>
          </table:table-cell>
          <table:table-cell office:value-type="float" office:value="15.8009029205396" calcext:value-type="float">
            <text:p>15.8009029205396</text:p>
          </table:table-cell>
          <table:table-cell office:value-type="float" office:value="-29.3390970794604" calcext:value-type="float">
            <text:p>-29.3390970794604</text:p>
          </table:table-cell>
          <table:table-cell/>
        </table:table-row>
        <table:table-row table:style-name="ro1">
          <table:table-cell office:value-type="string" calcext:value-type="string">
            <text:p>HIG</text:p>
          </table:table-cell>
          <table:table-cell office:value-type="string" calcext:value-type="string">
            <text:p>Hartford Financial Services Group Inc.</text:p>
          </table:table-cell>
          <table:table-cell office:value-type="float" office:value="49.61" calcext:value-type="float">
            <text:p>49.61</text:p>
          </table:table-cell>
          <table:table-cell office:value-type="float" office:value="0" calcext:value-type="float">
            <text:p>0</text:p>
          </table:table-cell>
          <table:table-cell office:value-type="float" office:value="-49.61" calcext:value-type="float">
            <text:p>-49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998640793657" calcext:value-type="float">
            <text:p>40.6998640793657</text:p>
          </table:table-cell>
          <table:table-cell office:value-type="float" office:value="42.940812437548" calcext:value-type="float">
            <text:p>42.940812437548</text:p>
          </table:table-cell>
          <table:table-cell office:value-type="float" office:value="-6.66918756245196" calcext:value-type="float">
            <text:p>-6.66918756245196</text:p>
          </table:table-cell>
          <table:table-cell office:value-type="float" office:value="49.6804018335758" calcext:value-type="float">
            <text:p>49.6804018335758</text:p>
          </table:table-cell>
          <table:table-cell office:value-type="float" office:value="0.0704018335757581" calcext:value-type="float">
            <text:p>0.070401833575758</text:p>
          </table:table-cell>
          <table:table-cell/>
        </table:table-row>
        <table:table-row table:style-name="ro1">
          <table:table-cell office:value-type="string" calcext:value-type="string">
            <text:p>HII</text:p>
          </table:table-cell>
          <table:table-cell office:value-type="string" calcext:value-type="string">
            <text:p>Huntington Ingalls Industries Inc</text:p>
          </table:table-cell>
          <table:table-cell office:value-type="float" office:value="176.13" calcext:value-type="float">
            <text:p>176.13</text:p>
          </table:table-cell>
          <table:table-cell office:value-type="float" office:value="12.6994331885796" calcext:value-type="float">
            <text:p>12.6994331885796</text:p>
          </table:table-cell>
          <table:table-cell office:value-type="float" office:value="-163.43056681142" calcext:value-type="float">
            <text:p>-163.43056681142</text:p>
          </table:table-cell>
          <table:table-cell office:value-type="float" office:value="3.39809052116291" calcext:value-type="float">
            <text:p>3.39809052116291</text:p>
          </table:table-cell>
          <table:table-cell office:value-type="float" office:value="16.0975237097426" calcext:value-type="float">
            <text:p>16.0975237097426</text:p>
          </table:table-cell>
          <table:table-cell office:value-type="float" office:value="-5.65521634178937" calcext:value-type="float">
            <text:p>-5.65521634178937</text:p>
          </table:table-cell>
          <table:table-cell office:value-type="float" office:value="5.40718053732492" calcext:value-type="float">
            <text:p>5.40718053732492</text:p>
          </table:table-cell>
          <table:table-cell office:value-type="float" office:value="-170.722819462675" calcext:value-type="float">
            <text:p>-170.722819462675</text:p>
          </table:table-cell>
          <table:table-cell office:value-type="float" office:value="47.1516064286912" calcext:value-type="float">
            <text:p>47.1516064286912</text:p>
          </table:table-cell>
          <table:table-cell office:value-type="float" office:value="-128.978393571309" calcext:value-type="float">
            <text:p>-128.978393571309</text:p>
          </table:table-cell>
          <table:table-cell/>
        </table:table-row>
        <table:table-row table:style-name="ro1">
          <table:table-cell office:value-type="string" calcext:value-type="string">
            <text:p>HIL</text:p>
          </table:table-cell>
          <table:table-cell office:value-type="string" calcext:value-type="string">
            <text:p>Hill International Inc</text:p>
          </table:table-cell>
          <table:table-cell office:value-type="float" office:value="2.85" calcext:value-type="float">
            <text:p>2.85</text:p>
          </table:table-cell>
          <table:table-cell office:value-type="float" office:value="0.591698886126402" calcext:value-type="float">
            <text:p>0.591698886126402</text:p>
          </table:table-cell>
          <table:table-cell office:value-type="float" office:value="-2.2583011138736" calcext:value-type="float">
            <text:p>-2.2583011138736</text:p>
          </table:table-cell>
          <table:table-cell office:value-type="float" office:value="0" calcext:value-type="float">
            <text:p>0</text:p>
          </table:table-cell>
          <table:table-cell office:value-type="float" office:value="0.591698886126402" calcext:value-type="float">
            <text:p>0.591698886126402</text:p>
          </table:table-cell>
          <table:table-cell office:value-type="float" office:value="1.13858018304215" calcext:value-type="float">
            <text:p>1.13858018304215</text:p>
          </table:table-cell>
          <table:table-cell office:value-type="float" office:value="1.74923762079496" calcext:value-type="float">
            <text:p>1.74923762079496</text:p>
          </table:table-cell>
          <table:table-cell office:value-type="float" office:value="-1.10076237920504" calcext:value-type="float">
            <text:p>-1.10076237920504</text:p>
          </table:table-cell>
          <table:table-cell office:value-type="float" office:value="1.94632830477611" calcext:value-type="float">
            <text:p>1.94632830477611</text:p>
          </table:table-cell>
          <table:table-cell office:value-type="float" office:value="-0.903671695223889" calcext:value-type="float">
            <text:p>-0.903671695223889</text:p>
          </table:table-cell>
          <table:table-cell/>
        </table:table-row>
        <table:table-row table:style-name="ro1">
          <table:table-cell office:value-type="string" calcext:value-type="string">
            <text:p>HIW</text:p>
          </table:table-cell>
          <table:table-cell office:value-type="string" calcext:value-type="string">
            <text:p>Highwoods Properties</text:p>
          </table:table-cell>
          <table:table-cell office:value-type="float" office:value="40.06" calcext:value-type="float">
            <text:p>40.06</text:p>
          </table:table-cell>
          <table:table-cell office:value-type="float" office:value="1.05197105766095" calcext:value-type="float">
            <text:p>1.05197105766095</text:p>
          </table:table-cell>
          <table:table-cell office:value-type="float" office:value="-39.0080289423391" calcext:value-type="float">
            <text:p>-39.0080289423391</text:p>
          </table:table-cell>
          <table:table-cell office:value-type="float" office:value="0" calcext:value-type="float">
            <text:p>0</text:p>
          </table:table-cell>
          <table:table-cell office:value-type="float" office:value="1.05197105766095" calcext:value-type="float">
            <text:p>1.05197105766095</text:p>
          </table:table-cell>
          <table:table-cell office:value-type="float" office:value="22.202399493231" calcext:value-type="float">
            <text:p>22.202399493231</text:p>
          </table:table-cell>
          <table:table-cell office:value-type="float" office:value="1.84457229142375" calcext:value-type="float">
            <text:p>1.84457229142375</text:p>
          </table:table-cell>
          <table:table-cell office:value-type="float" office:value="-38.2154277085762" calcext:value-type="float">
            <text:p>-38.2154277085762</text:p>
          </table:table-cell>
          <table:table-cell office:value-type="float" office:value="22.4797829815328" calcext:value-type="float">
            <text:p>22.4797829815328</text:p>
          </table:table-cell>
          <table:table-cell office:value-type="float" office:value="-17.5802170184672" calcext:value-type="float">
            <text:p>-17.5802170184672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Hecla Mining Co.</text:p>
          </table:table-cell>
          <table:table-cell office:value-type="float" office:value="6.17" calcext:value-type="float">
            <text:p>6.17</text:p>
          </table:table-cell>
          <table:table-cell office:value-type="float" office:value="0.185809521800461" calcext:value-type="float">
            <text:p>0.185809521800461</text:p>
          </table:table-cell>
          <table:table-cell office:value-type="float" office:value="-5.98419047819954" calcext:value-type="float">
            <text:p>-5.98419047819954</text:p>
          </table:table-cell>
          <table:table-cell office:value-type="float" office:value="0.165021317692228" calcext:value-type="float">
            <text:p>0.165021317692228</text:p>
          </table:table-cell>
          <table:table-cell office:value-type="float" office:value="0.350830839492689" calcext:value-type="float">
            <text:p>0.350830839492689</text:p>
          </table:table-cell>
          <table:table-cell office:value-type="float" office:value="3.18933685764482" calcext:value-type="float">
            <text:p>3.18933685764482</text:p>
          </table:table-cell>
          <table:table-cell office:value-type="float" office:value="0.206705066033178" calcext:value-type="float">
            <text:p>0.206705066033178</text:p>
          </table:table-cell>
          <table:table-cell office:value-type="float" office:value="-5.96329493396682" calcext:value-type="float">
            <text:p>-5.96329493396682</text:p>
          </table:table-cell>
          <table:table-cell office:value-type="float" office:value="3.18941030088789" calcext:value-type="float">
            <text:p>3.18941030088789</text:p>
          </table:table-cell>
          <table:table-cell office:value-type="float" office:value="-2.98058969911211" calcext:value-type="float">
            <text:p>-2.98058969911211</text:p>
          </table:table-cell>
          <table:table-cell/>
        </table:table-row>
        <table:table-row table:style-name="ro1">
          <table:table-cell office:value-type="string" calcext:value-type="string">
            <text:p>HLF</text:p>
          </table:table-cell>
          <table:table-cell office:value-type="string" calcext:value-type="string">
            <text:p>Herbalife Nutrition Ltd</text:p>
          </table:table-cell>
          <table:table-cell office:value-type="float" office:value="55.61" calcext:value-type="float">
            <text:p>55.61</text:p>
          </table:table-cell>
          <table:table-cell office:value-type="float" office:value="13.2202745583581" calcext:value-type="float">
            <text:p>13.2202745583581</text:p>
          </table:table-cell>
          <table:table-cell office:value-type="float" office:value="-42.3897254416419" calcext:value-type="float">
            <text:p>-42.3897254416419</text:p>
          </table:table-cell>
          <table:table-cell office:value-type="float" office:value="3.2047769015606" calcext:value-type="float">
            <text:p>3.2047769015606</text:p>
          </table:table-cell>
          <table:table-cell office:value-type="float" office:value="16.4250514599187" calcext:value-type="float">
            <text:p>16.4250514599187</text:p>
          </table:table-cell>
          <table:table-cell office:value-type="float" office:value="-5.02750326164688" calcext:value-type="float">
            <text:p>-5.02750326164688</text:p>
          </table:table-cell>
          <table:table-cell office:value-type="float" office:value="9.91444613287443" calcext:value-type="float">
            <text:p>9.91444613287443</text:p>
          </table:table-cell>
          <table:table-cell office:value-type="float" office:value="-45.6955538671256" calcext:value-type="float">
            <text:p>-45.6955538671256</text:p>
          </table:table-cell>
          <table:table-cell office:value-type="float" office:value="-2.01191304773174" calcext:value-type="float">
            <text:p>-2.01191304773174</text:p>
          </table:table-cell>
          <table:table-cell office:value-type="float" office:value="-57.6219130477317" calcext:value-type="float">
            <text:p>-57.6219130477317</text:p>
          </table:table-cell>
          <table:table-cell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ilton Worldwide Holdings Inc</text:p>
          </table:table-cell>
          <table:table-cell office:value-type="float" office:value="112.14" calcext:value-type="float">
            <text:p>112.14</text:p>
          </table:table-cell>
          <table:table-cell office:value-type="float" office:value="12.2726447948529" calcext:value-type="float">
            <text:p>12.2726447948529</text:p>
          </table:table-cell>
          <table:table-cell office:value-type="float" office:value="-99.8673552051471" calcext:value-type="float">
            <text:p>-99.8673552051471</text:p>
          </table:table-cell>
          <table:table-cell office:value-type="float" office:value="0" calcext:value-type="float">
            <text:p>0</text:p>
          </table:table-cell>
          <table:table-cell office:value-type="float" office:value="12.2726447948529" calcext:value-type="float">
            <text:p>12.2726447948529</text:p>
          </table:table-cell>
          <table:table-cell office:value-type="float" office:value="-44.3905707175942" calcext:value-type="float">
            <text:p>-44.3905707175942</text:p>
          </table:table-cell>
          <table:table-cell office:value-type="float" office:value="8.23582771108337" calcext:value-type="float">
            <text:p>8.23582771108337</text:p>
          </table:table-cell>
          <table:table-cell office:value-type="float" office:value="-103.904172288917" calcext:value-type="float">
            <text:p>-103.904172288917</text:p>
          </table:table-cell>
          <table:table-cell office:value-type="float" office:value="-4.77209448117041" calcext:value-type="float">
            <text:p>-4.77209448117041</text:p>
          </table:table-cell>
          <table:table-cell office:value-type="float" office:value="-116.91209448117" calcext:value-type="float">
            <text:p>-116.91209448117</text:p>
          </table:table-cell>
          <table:table-cell/>
        </table:table-row>
        <table:table-row table:style-name="ro1">
          <table:table-cell office:value-type="string" calcext:value-type="string">
            <text:p>HLX</text:p>
          </table:table-cell>
          <table:table-cell office:value-type="string" calcext:value-type="string">
            <text:p>Helix Energy Solutions Group Inc</text:p>
          </table:table-cell>
          <table:table-cell office:value-type="float" office:value="4.61" calcext:value-type="float">
            <text:p>4.61</text:p>
          </table:table-cell>
          <table:table-cell office:value-type="float" office:value="1.72704349704365" calcext:value-type="float">
            <text:p>1.72704349704365</text:p>
          </table:table-cell>
          <table:table-cell office:value-type="float" office:value="-2.88295650295635" calcext:value-type="float">
            <text:p>-2.88295650295635</text:p>
          </table:table-cell>
          <table:table-cell office:value-type="float" office:value="0" calcext:value-type="float">
            <text:p>0</text:p>
          </table:table-cell>
          <table:table-cell office:value-type="float" office:value="1.72704349704365" calcext:value-type="float">
            <text:p>1.72704349704365</text:p>
          </table:table-cell>
          <table:table-cell office:value-type="float" office:value="11.357741389864" calcext:value-type="float">
            <text:p>11.357741389864</text:p>
          </table:table-cell>
          <table:table-cell office:value-type="float" office:value="1.62990087983428" calcext:value-type="float">
            <text:p>1.62990087983428</text:p>
          </table:table-cell>
          <table:table-cell office:value-type="float" office:value="-2.98009912016572" calcext:value-type="float">
            <text:p>-2.98009912016572</text:p>
          </table:table-cell>
          <table:table-cell office:value-type="float" office:value="11.357741389864" calcext:value-type="float">
            <text:p>11.357741389864</text:p>
          </table:table-cell>
          <table:table-cell office:value-type="float" office:value="6.74774138986398" calcext:value-type="float">
            <text:p>6.74774138986398</text:p>
          </table:table-cell>
          <table:table-cell/>
        </table:table-row>
        <table:table-row table:style-name="ro1">
          <table:table-cell office:value-type="string" calcext:value-type="string">
            <text:p>HMC</text:p>
          </table:table-cell>
          <table:table-cell office:value-type="string" calcext:value-type="string">
            <text:p>Honda Motor</text:p>
          </table:table-cell>
          <table:table-cell office:value-type="float" office:value="29.16" calcext:value-type="float">
            <text:p>29.16</text:p>
          </table:table-cell>
          <table:table-cell office:value-type="float" office:value="15.5174573194784" calcext:value-type="float">
            <text:p>15.5174573194784</text:p>
          </table:table-cell>
          <table:table-cell office:value-type="float" office:value="-13.6425426805216" calcext:value-type="float">
            <text:p>-13.6425426805216</text:p>
          </table:table-cell>
          <table:table-cell office:value-type="float" office:value="7.89934860780881" calcext:value-type="float">
            <text:p>7.89934860780881</text:p>
          </table:table-cell>
          <table:table-cell office:value-type="float" office:value="23.4168059272872" calcext:value-type="float">
            <text:p>23.4168059272872</text:p>
          </table:table-cell>
          <table:table-cell office:value-type="float" office:value="37.948280462627" calcext:value-type="float">
            <text:p>37.948280462627</text:p>
          </table:table-cell>
          <table:table-cell office:value-type="float" office:value="8.62791713675665" calcext:value-type="float">
            <text:p>8.62791713675665</text:p>
          </table:table-cell>
          <table:table-cell office:value-type="float" office:value="-20.5320828632433" calcext:value-type="float">
            <text:p>-20.5320828632433</text:p>
          </table:table-cell>
          <table:table-cell office:value-type="float" office:value="42.0857681129959" calcext:value-type="float">
            <text:p>42.0857681129959</text:p>
          </table:table-cell>
          <table:table-cell office:value-type="float" office:value="12.9257681129959" calcext:value-type="float">
            <text:p>12.9257681129959</text:p>
          </table:table-cell>
          <table:table-cell/>
        </table:table-row>
        <table:table-row table:style-name="ro1">
          <table:table-cell office:value-type="string" calcext:value-type="string">
            <text:p>HMN</text:p>
          </table:table-cell>
          <table:table-cell office:value-type="string" calcext:value-type="string">
            <text:p>Horace Mann Educators Corp.</text:p>
          </table:table-cell>
          <table:table-cell office:value-type="float" office:value="38.7" calcext:value-type="float">
            <text:p>38.7</text:p>
          </table:table-cell>
          <table:table-cell office:value-type="float" office:value="0" calcext:value-type="float">
            <text:p>0</text:p>
          </table:table-cell>
          <table:table-cell office:value-type="float" office:value="-38.7" calcext:value-type="float">
            <text:p>-3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28129189591" calcext:value-type="float">
            <text:p>36.228129189591</text:p>
          </table:table-cell>
          <table:table-cell office:value-type="float" office:value="-26.6542048501164" calcext:value-type="float">
            <text:p>-26.6542048501164</text:p>
          </table:table-cell>
          <table:table-cell office:value-type="float" office:value="-65.3542048501164" calcext:value-type="float">
            <text:p>-65.3542048501164</text:p>
          </table:table-cell>
          <table:table-cell office:value-type="float" office:value="41.4285856753389" calcext:value-type="float">
            <text:p>41.4285856753389</text:p>
          </table:table-cell>
          <table:table-cell office:value-type="float" office:value="2.72858567533891" calcext:value-type="float">
            <text:p>2.72858567533891</text:p>
          </table:table-cell>
          <table:table-cell/>
        </table:table-row>
        <table:table-row table:style-name="ro1">
          <table:table-cell office:value-type="string" calcext:value-type="string">
            <text:p>HNI</text:p>
          </table:table-cell>
          <table:table-cell office:value-type="string" calcext:value-type="string">
            <text:p>HNI Corp.</text:p>
          </table:table-cell>
          <table:table-cell office:value-type="float" office:value="37.1" calcext:value-type="float">
            <text:p>37.1</text:p>
          </table:table-cell>
          <table:table-cell office:value-type="float" office:value="2.59583070445386" calcext:value-type="float">
            <text:p>2.59583070445386</text:p>
          </table:table-cell>
          <table:table-cell office:value-type="float" office:value="-34.5041692955461" calcext:value-type="float">
            <text:p>-34.5041692955461</text:p>
          </table:table-cell>
          <table:table-cell office:value-type="float" office:value="3.37436921524582" calcext:value-type="float">
            <text:p>3.37436921524582</text:p>
          </table:table-cell>
          <table:table-cell office:value-type="float" office:value="5.97019991969968" calcext:value-type="float">
            <text:p>5.97019991969968</text:p>
          </table:table-cell>
          <table:table-cell office:value-type="float" office:value="3.76877722280295" calcext:value-type="float">
            <text:p>3.76877722280295</text:p>
          </table:table-cell>
          <table:table-cell office:value-type="float" office:value="1.94769241934559" calcext:value-type="float">
            <text:p>1.94769241934559</text:p>
          </table:table-cell>
          <table:table-cell office:value-type="float" office:value="-35.1523075806544" calcext:value-type="float">
            <text:p>-35.1523075806544</text:p>
          </table:table-cell>
          <table:table-cell office:value-type="float" office:value="13.420898918755" calcext:value-type="float">
            <text:p>13.420898918755</text:p>
          </table:table-cell>
          <table:table-cell office:value-type="float" office:value="-23.679101081245" calcext:value-type="float">
            <text:p>-23.679101081245</text:p>
          </table:table-cell>
          <table:table-cell/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Harley-Davidson</text:p>
          </table:table-cell>
          <table:table-cell office:value-type="float" office:value="36.36" calcext:value-type="float">
            <text:p>36.36</text:p>
          </table:table-cell>
          <table:table-cell office:value-type="float" office:value="4.78673071460555" calcext:value-type="float">
            <text:p>4.78673071460555</text:p>
          </table:table-cell>
          <table:table-cell office:value-type="float" office:value="-31.5732692853945" calcext:value-type="float">
            <text:p>-31.5732692853945</text:p>
          </table:table-cell>
          <table:table-cell office:value-type="float" office:value="2.10319463178743" calcext:value-type="float">
            <text:p>2.10319463178743</text:p>
          </table:table-cell>
          <table:table-cell office:value-type="float" office:value="6.88992534639298" calcext:value-type="float">
            <text:p>6.88992534639298</text:p>
          </table:table-cell>
          <table:table-cell office:value-type="float" office:value="11.1236178113142" calcext:value-type="float">
            <text:p>11.1236178113142</text:p>
          </table:table-cell>
          <table:table-cell office:value-type="float" office:value="-22.7596289632595" calcext:value-type="float">
            <text:p>-22.7596289632595</text:p>
          </table:table-cell>
          <table:table-cell office:value-type="float" office:value="-59.1196289632595" calcext:value-type="float">
            <text:p>-59.1196289632595</text:p>
          </table:table-cell>
          <table:table-cell office:value-type="float" office:value="11.546925079213" calcext:value-type="float">
            <text:p>11.546925079213</text:p>
          </table:table-cell>
          <table:table-cell office:value-type="float" office:value="-24.813074920787" calcext:value-type="float">
            <text:p>-24.813074920787</text:p>
          </table:table-cell>
          <table:table-cell/>
        </table:table-row>
        <table:table-row table:style-name="ro1">
          <table:table-cell office:value-type="string" calcext:value-type="string">
            <text:p>HON</text:p>
          </table:table-cell>
          <table:table-cell office:value-type="string" calcext:value-type="string">
            <text:p>Honeywell International Inc</text:p>
          </table:table-cell>
          <table:table-cell office:value-type="float" office:value="203.57" calcext:value-type="float">
            <text:p>203.57</text:p>
          </table:table-cell>
          <table:table-cell office:value-type="float" office:value="21.3884913795202" calcext:value-type="float">
            <text:p>21.3884913795202</text:p>
          </table:table-cell>
          <table:table-cell office:value-type="float" office:value="-182.18150862048" calcext:value-type="float">
            <text:p>-182.18150862048</text:p>
          </table:table-cell>
          <table:table-cell office:value-type="float" office:value="6.70528064636477" calcext:value-type="float">
            <text:p>6.70528064636477</text:p>
          </table:table-cell>
          <table:table-cell office:value-type="float" office:value="28.093772025885" calcext:value-type="float">
            <text:p>28.093772025885</text:p>
          </table:table-cell>
          <table:table-cell office:value-type="float" office:value="-1.54770133516517" calcext:value-type="float">
            <text:p>-1.54770133516517</text:p>
          </table:table-cell>
          <table:table-cell office:value-type="float" office:value="15.6993350904047" calcext:value-type="float">
            <text:p>15.6993350904047</text:p>
          </table:table-cell>
          <table:table-cell office:value-type="float" office:value="-187.870664909595" calcext:value-type="float">
            <text:p>-187.870664909595</text:p>
          </table:table-cell>
          <table:table-cell office:value-type="float" office:value="25.7579686296274" calcext:value-type="float">
            <text:p>25.7579686296274</text:p>
          </table:table-cell>
          <table:table-cell office:value-type="float" office:value="-177.812031370373" calcext:value-type="float">
            <text:p>-177.812031370373</text:p>
          </table:table-cell>
          <table:table-cell/>
        </table:table-row>
        <table:table-row table:style-name="ro1">
          <table:table-cell office:value-type="string" calcext:value-type="string">
            <text:p>HOV</text:p>
          </table:table-cell>
          <table:table-cell office:value-type="string" calcext:value-type="string">
            <text:p>Hovnanian Enterprises</text:p>
          </table:table-cell>
          <table:table-cell office:value-type="float" office:value="55.4" calcext:value-type="float">
            <text:p>55.4</text:p>
          </table:table-cell>
          <table:table-cell office:value-type="float" office:value="47.5492626475923" calcext:value-type="float">
            <text:p>47.5492626475923</text:p>
          </table:table-cell>
          <table:table-cell office:value-type="float" office:value="-7.8507373524077" calcext:value-type="float">
            <text:p>-7.8507373524077</text:p>
          </table:table-cell>
          <table:table-cell office:value-type="float" office:value="216.611818180665" calcext:value-type="float">
            <text:p>216.611818180665</text:p>
          </table:table-cell>
          <table:table-cell office:value-type="float" office:value="264.161080828258" calcext:value-type="float">
            <text:p>264.161080828258</text:p>
          </table:table-cell>
          <table:table-cell office:value-type="float" office:value="-103.657751244077" calcext:value-type="float">
            <text:p>-103.657751244077</text:p>
          </table:table-cell>
          <table:table-cell office:value-type="float" office:value="147.628442280656" calcext:value-type="float">
            <text:p>147.628442280656</text:p>
          </table:table-cell>
          <table:table-cell office:value-type="float" office:value="92.228442280656" calcext:value-type="float">
            <text:p>92.228442280656</text:p>
          </table:table-cell>
          <table:table-cell office:value-type="float" office:value="-79.148656817428" calcext:value-type="float">
            <text:p>-79.148656817428</text:p>
          </table:table-cell>
          <table:table-cell office:value-type="float" office:value="-134.548656817428" calcext:value-type="float">
            <text:p>-134.548656817428</text:p>
          </table:table-cell>
          <table:table-cell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elmerich &amp; Payne</text:p>
          </table:table-cell>
          <table:table-cell office:value-type="float" office:value="27.85" calcext:value-type="float">
            <text:p>27.85</text:p>
          </table:table-cell>
          <table:table-cell office:value-type="float" office:value="4.85655823392555" calcext:value-type="float">
            <text:p>4.85655823392555</text:p>
          </table:table-cell>
          <table:table-cell office:value-type="float" office:value="-22.9934417660744" calcext:value-type="float">
            <text:p>-22.9934417660744</text:p>
          </table:table-cell>
          <table:table-cell office:value-type="float" office:value="0.921175616387882" calcext:value-type="float">
            <text:p>0.921175616387882</text:p>
          </table:table-cell>
          <table:table-cell office:value-type="float" office:value="5.77773385031344" calcext:value-type="float">
            <text:p>5.77773385031344</text:p>
          </table:table-cell>
          <table:table-cell office:value-type="float" office:value="28.7427690824784" calcext:value-type="float">
            <text:p>28.7427690824784</text:p>
          </table:table-cell>
          <table:table-cell office:value-type="float" office:value="6.71703572690522" calcext:value-type="float">
            <text:p>6.71703572690522</text:p>
          </table:table-cell>
          <table:table-cell office:value-type="float" office:value="-21.1329642730948" calcext:value-type="float">
            <text:p>-21.1329642730948</text:p>
          </table:table-cell>
          <table:table-cell office:value-type="float" office:value="29.9006152451398" calcext:value-type="float">
            <text:p>29.9006152451398</text:p>
          </table:table-cell>
          <table:table-cell office:value-type="float" office:value="2.05061524513982" calcext:value-type="float">
            <text:p>2.05061524513982</text:p>
          </table:table-cell>
          <table:table-cell/>
        </table:table-row>
        <table:table-row table:style-name="ro1">
          <table:table-cell office:value-type="string" calcext:value-type="string">
            <text:p>HPP</text:p>
          </table:table-cell>
          <table:table-cell office:value-type="string" calcext:value-type="string">
            <text:p>Hudson Pacific Properties Inc</text:p>
          </table:table-cell>
          <table:table-cell office:value-type="float" office:value="24.36" calcext:value-type="float">
            <text:p>24.36</text:p>
          </table:table-cell>
          <table:table-cell office:value-type="float" office:value="2.4009603999344" calcext:value-type="float">
            <text:p>2.4009603999344</text:p>
          </table:table-cell>
          <table:table-cell office:value-type="float" office:value="-21.9590396000656" calcext:value-type="float">
            <text:p>-21.9590396000656</text:p>
          </table:table-cell>
          <table:table-cell office:value-type="float" office:value="0" calcext:value-type="float">
            <text:p>0</text:p>
          </table:table-cell>
          <table:table-cell office:value-type="float" office:value="2.4009603999344" calcext:value-type="float">
            <text:p>2.4009603999344</text:p>
          </table:table-cell>
          <table:table-cell office:value-type="float" office:value="19.4940745650776" calcext:value-type="float">
            <text:p>19.4940745650776</text:p>
          </table:table-cell>
          <table:table-cell office:value-type="float" office:value="0.476788746520999" calcext:value-type="float">
            <text:p>0.476788746520999</text:p>
          </table:table-cell>
          <table:table-cell office:value-type="float" office:value="-23.883211253479" calcext:value-type="float">
            <text:p>-23.883211253479</text:p>
          </table:table-cell>
          <table:table-cell office:value-type="float" office:value="21.1760692681551" calcext:value-type="float">
            <text:p>21.1760692681551</text:p>
          </table:table-cell>
          <table:table-cell office:value-type="float" office:value="-3.18393073184486" calcext:value-type="float">
            <text:p>-3.18393073184486</text:p>
          </table:table-cell>
          <table:table-cell/>
        </table:table-row>
        <table:table-row table:style-name="ro1">
          <table:table-cell office:value-type="string" calcext:value-type="string">
            <text:p>HPQ</text:p>
          </table:table-cell>
          <table:table-cell office:value-type="string" calcext:value-type="string">
            <text:p>HP Inc</text:p>
          </table:table-cell>
          <table:table-cell office:value-type="float" office:value="27.49" calcext:value-type="float">
            <text:p>27.49</text:p>
          </table:table-cell>
          <table:table-cell office:value-type="float" office:value="3.98406895974561" calcext:value-type="float">
            <text:p>3.98406895974561</text:p>
          </table:table-cell>
          <table:table-cell office:value-type="float" office:value="-23.5059310402544" calcext:value-type="float">
            <text:p>-23.5059310402544</text:p>
          </table:table-cell>
          <table:table-cell office:value-type="float" office:value="4.62378419754049" calcext:value-type="float">
            <text:p>4.62378419754049</text:p>
          </table:table-cell>
          <table:table-cell office:value-type="float" office:value="8.6078531572861" calcext:value-type="float">
            <text:p>8.6078531572861</text:p>
          </table:table-cell>
          <table:table-cell office:value-type="float" office:value="-7.09347272163348" calcext:value-type="float">
            <text:p>-7.09347272163348</text:p>
          </table:table-cell>
          <table:table-cell office:value-type="float" office:value="-4.32059794544619" calcext:value-type="float">
            <text:p>-4.32059794544619</text:p>
          </table:table-cell>
          <table:table-cell office:value-type="float" office:value="-31.8105979454462" calcext:value-type="float">
            <text:p>-31.8105979454462</text:p>
          </table:table-cell>
          <table:table-cell office:value-type="float" office:value="-1.72761884825092" calcext:value-type="float">
            <text:p>-1.72761884825092</text:p>
          </table:table-cell>
          <table:table-cell office:value-type="float" office:value="-29.2176188482509" calcext:value-type="float">
            <text:p>-29.217618848250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ealthcare Realty Trust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office:value-type="float" office:value="-30.96" calcext:value-type="float">
            <text:p>-3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98186466359" calcext:value-type="float">
            <text:p>13.8898186466359</text:p>
          </table:table-cell>
          <table:table-cell office:value-type="float" office:value="-11.692793239012" calcext:value-type="float">
            <text:p>-11.692793239012</text:p>
          </table:table-cell>
          <table:table-cell office:value-type="float" office:value="-42.652793239012" calcext:value-type="float">
            <text:p>-42.652793239012</text:p>
          </table:table-cell>
          <table:table-cell office:value-type="float" office:value="13.9420560247025" calcext:value-type="float">
            <text:p>13.9420560247025</text:p>
          </table:table-cell>
          <table:table-cell office:value-type="float" office:value="-17.0179439752975" calcext:value-type="float">
            <text:p>-17.0179439752975</text:p>
          </table:table-cell>
          <table:table-cell/>
        </table:table-row>
        <table:table-row table:style-name="ro1">
          <table:table-cell office:value-type="string" calcext:value-type="string">
            <text:p>HRB</text:p>
          </table:table-cell>
          <table:table-cell office:value-type="string" calcext:value-type="string">
            <text:p>H&amp;R Block Inc.</text:p>
          </table:table-cell>
          <table:table-cell office:value-type="float" office:value="19.6" calcext:value-type="float">
            <text:p>19.6</text:p>
          </table:table-cell>
          <table:table-cell office:value-type="float" office:value="1.13923173824298" calcext:value-type="float">
            <text:p>1.13923173824298</text:p>
          </table:table-cell>
          <table:table-cell office:value-type="float" office:value="-18.460768261757" calcext:value-type="float">
            <text:p>-18.460768261757</text:p>
          </table:table-cell>
          <table:table-cell office:value-type="float" office:value="0" calcext:value-type="float">
            <text:p>0</text:p>
          </table:table-cell>
          <table:table-cell office:value-type="float" office:value="1.13923173824298" calcext:value-type="float">
            <text:p>1.13923173824298</text:p>
          </table:table-cell>
          <table:table-cell office:value-type="float" office:value="-7.62093889790577" calcext:value-type="float">
            <text:p>-7.62093889790577</text:p>
          </table:table-cell>
          <table:table-cell office:value-type="float" office:value="0.219770819543705" calcext:value-type="float">
            <text:p>0.219770819543705</text:p>
          </table:table-cell>
          <table:table-cell office:value-type="float" office:value="-19.3802291804563" calcext:value-type="float">
            <text:p>-19.3802291804563</text:p>
          </table:table-cell>
          <table:table-cell office:value-type="float" office:value="-1.5263794905575" calcext:value-type="float">
            <text:p>-1.5263794905575</text:p>
          </table:table-cell>
          <table:table-cell office:value-type="float" office:value="-21.1263794905575" calcext:value-type="float">
            <text:p>-21.1263794905575</text:p>
          </table:table-cell>
          <table:table-cell/>
        </table:table-row>
        <table:table-row table:style-name="ro1">
          <table:table-cell office:value-type="string" calcext:value-type="string">
            <text:p>HRC</text:p>
          </table:table-cell>
          <table:table-cell office:value-type="string" calcext:value-type="string">
            <text:p>Hill-Rom Holdings Inc</text:p>
          </table:table-cell>
          <table:table-cell office:value-type="float" office:value="107.72" calcext:value-type="float">
            <text:p>107.72</text:p>
          </table:table-cell>
          <table:table-cell office:value-type="float" office:value="4.43928446690749" calcext:value-type="float">
            <text:p>4.43928446690749</text:p>
          </table:table-cell>
          <table:table-cell office:value-type="float" office:value="-103.280715533093" calcext:value-type="float">
            <text:p>-103.280715533093</text:p>
          </table:table-cell>
          <table:table-cell office:value-type="float" office:value="5.06162814811346" calcext:value-type="float">
            <text:p>5.06162814811346</text:p>
          </table:table-cell>
          <table:table-cell office:value-type="float" office:value="9.50091261502094" calcext:value-type="float">
            <text:p>9.50091261502094</text:p>
          </table:table-cell>
          <table:table-cell office:value-type="float" office:value="-15.722842541654" calcext:value-type="float">
            <text:p>-15.722842541654</text:p>
          </table:table-cell>
          <table:table-cell office:value-type="float" office:value="6.6272821064016" calcext:value-type="float">
            <text:p>6.6272821064016</text:p>
          </table:table-cell>
          <table:table-cell office:value-type="float" office:value="-101.092717893598" calcext:value-type="float">
            <text:p>-101.092717893598</text:p>
          </table:table-cell>
          <table:table-cell office:value-type="float" office:value="26.5678969572457" calcext:value-type="float">
            <text:p>26.5678969572457</text:p>
          </table:table-cell>
          <table:table-cell office:value-type="float" office:value="-81.1521030427543" calcext:value-type="float">
            <text:p>-81.1521030427543</text:p>
          </table:table-cell>
          <table:table-cell/>
        </table:table-row>
        <table:table-row table:style-name="ro1">
          <table:table-cell office:value-type="string" calcext:value-type="string">
            <text:p>HRL</text:p>
          </table:table-cell>
          <table:table-cell office:value-type="string" calcext:value-type="string">
            <text:p>Hormel Foods Corp.</text:p>
          </table:table-cell>
          <table:table-cell office:value-type="float" office:value="48.24" calcext:value-type="float">
            <text:p>48.24</text:p>
          </table:table-cell>
          <table:table-cell office:value-type="float" office:value="3.20724003414021" calcext:value-type="float">
            <text:p>3.20724003414021</text:p>
          </table:table-cell>
          <table:table-cell office:value-type="float" office:value="-45.0327599658598" calcext:value-type="float">
            <text:p>-45.0327599658598</text:p>
          </table:table-cell>
          <table:table-cell office:value-type="float" office:value="1.98689757987877" calcext:value-type="float">
            <text:p>1.98689757987877</text:p>
          </table:table-cell>
          <table:table-cell office:value-type="float" office:value="5.19413761401898" calcext:value-type="float">
            <text:p>5.19413761401898</text:p>
          </table:table-cell>
          <table:table-cell office:value-type="float" office:value="5.06842966338172" calcext:value-type="float">
            <text:p>5.06842966338172</text:p>
          </table:table-cell>
          <table:table-cell office:value-type="float" office:value="3.84335871433631" calcext:value-type="float">
            <text:p>3.84335871433631</text:p>
          </table:table-cell>
          <table:table-cell office:value-type="float" office:value="-44.3966412856637" calcext:value-type="float">
            <text:p>-44.3966412856637</text:p>
          </table:table-cell>
          <table:table-cell office:value-type="float" office:value="11.9009694205168" calcext:value-type="float">
            <text:p>11.9009694205168</text:p>
          </table:table-cell>
          <table:table-cell office:value-type="float" office:value="-36.3390305794832" calcext:value-type="float">
            <text:p>-36.3390305794832</text:p>
          </table:table-cell>
          <table:table-cell/>
        </table:table-row>
        <table:table-row table:style-name="ro1">
          <table:table-cell office:value-type="string" calcext:value-type="string">
            <text:p>HSBC</text:p>
          </table:table-cell>
          <table:table-cell office:value-type="string" calcext:value-type="string">
            <text:p>HSBC Holdings plc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office:value-type="float" office:value="-27.8" calcext:value-type="float">
            <text:p>-2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161005049817" calcext:value-type="float">
            <text:p>47.1161005049817</text:p>
          </table:table-cell>
          <table:table-cell office:value-type="float" office:value="-21.410494541734" calcext:value-type="float">
            <text:p>-21.410494541734</text:p>
          </table:table-cell>
          <table:table-cell office:value-type="float" office:value="-49.210494541734" calcext:value-type="float">
            <text:p>-49.210494541734</text:p>
          </table:table-cell>
          <table:table-cell office:value-type="float" office:value="47.1161005049817" calcext:value-type="float">
            <text:p>47.1161005049817</text:p>
          </table:table-cell>
          <table:table-cell office:value-type="float" office:value="19.3161005049817" calcext:value-type="float">
            <text:p>19.3161005049817</text:p>
          </table:table-cell>
          <table:table-cell/>
        </table:table-row>
        <table:table-row table:style-name="ro1">
          <table:table-cell office:value-type="string" calcext:value-type="string">
            <text:p>HSC</text:p>
          </table:table-cell>
          <table:table-cell office:value-type="string" calcext:value-type="string">
            <text:p>Harsco Corp.</text:p>
          </table:table-cell>
          <table:table-cell office:value-type="float" office:value="18.79" calcext:value-type="float">
            <text:p>18.79</text:p>
          </table:table-cell>
          <table:table-cell office:value-type="float" office:value="1.06263479346029" calcext:value-type="float">
            <text:p>1.06263479346029</text:p>
          </table:table-cell>
          <table:table-cell office:value-type="float" office:value="-17.7273652065397" calcext:value-type="float">
            <text:p>-17.7273652065397</text:p>
          </table:table-cell>
          <table:table-cell office:value-type="float" office:value="2.15465522335833" calcext:value-type="float">
            <text:p>2.15465522335833</text:p>
          </table:table-cell>
          <table:table-cell office:value-type="float" office:value="3.21729001681862" calcext:value-type="float">
            <text:p>3.21729001681862</text:p>
          </table:table-cell>
          <table:table-cell office:value-type="float" office:value="-7.74621342821958" calcext:value-type="float">
            <text:p>-7.74621342821958</text:p>
          </table:table-cell>
          <table:table-cell office:value-type="float" office:value="3.484801949047" calcext:value-type="float">
            <text:p>3.484801949047</text:p>
          </table:table-cell>
          <table:table-cell office:value-type="float" office:value="-15.305198050953" calcext:value-type="float">
            <text:p>-15.305198050953</text:p>
          </table:table-cell>
          <table:table-cell office:value-type="float" office:value="9.05128289021255" calcext:value-type="float">
            <text:p>9.05128289021255</text:p>
          </table:table-cell>
          <table:table-cell office:value-type="float" office:value="-9.73871710978745" calcext:value-type="float">
            <text:p>-9.73871710978745</text:p>
          </table:table-cell>
          <table:table-cell/>
        </table:table-row>
        <table:table-row table:style-name="ro1">
          <table:table-cell office:value-type="string" calcext:value-type="string">
            <text:p>HST</text:p>
          </table:table-cell>
          <table:table-cell office:value-type="string" calcext:value-type="string">
            <text:p>Host Hotels &amp; Resorts Inc</text:p>
          </table:table-cell>
          <table:table-cell office:value-type="float" office:value="14.9" calcext:value-type="float">
            <text:p>14.9</text:p>
          </table:table-cell>
          <table:table-cell office:value-type="float" office:value="3.44519375077071" calcext:value-type="float">
            <text:p>3.44519375077071</text:p>
          </table:table-cell>
          <table:table-cell office:value-type="float" office:value="-11.4548062492293" calcext:value-type="float">
            <text:p>-11.4548062492293</text:p>
          </table:table-cell>
          <table:table-cell office:value-type="float" office:value="0" calcext:value-type="float">
            <text:p>0</text:p>
          </table:table-cell>
          <table:table-cell office:value-type="float" office:value="3.44519375077071" calcext:value-type="float">
            <text:p>3.44519375077071</text:p>
          </table:table-cell>
          <table:table-cell office:value-type="float" office:value="9.07659686931444" calcext:value-type="float">
            <text:p>9.07659686931444</text:p>
          </table:table-cell>
          <table:table-cell office:value-type="float" office:value="2.36626681894499" calcext:value-type="float">
            <text:p>2.36626681894499</text:p>
          </table:table-cell>
          <table:table-cell office:value-type="float" office:value="-12.533733181055" calcext:value-type="float">
            <text:p>-12.533733181055</text:p>
          </table:table-cell>
          <table:table-cell office:value-type="float" office:value="9.07659686931444" calcext:value-type="float">
            <text:p>9.07659686931444</text:p>
          </table:table-cell>
          <table:table-cell office:value-type="float" office:value="-5.82340313068556" calcext:value-type="float">
            <text:p>-5.82340313068556</text:p>
          </table:table-cell>
          <table:table-cell/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Hershey Company</text:p>
          </table:table-cell>
          <table:table-cell office:value-type="float" office:value="151.38" calcext:value-type="float">
            <text:p>151.38</text:p>
          </table:table-cell>
          <table:table-cell office:value-type="float" office:value="8.17387117955053" calcext:value-type="float">
            <text:p>8.17387117955053</text:p>
          </table:table-cell>
          <table:table-cell office:value-type="float" office:value="-143.206128820449" calcext:value-type="float">
            <text:p>-143.206128820449</text:p>
          </table:table-cell>
          <table:table-cell office:value-type="float" office:value="6.49688036775286" calcext:value-type="float">
            <text:p>6.49688036775286</text:p>
          </table:table-cell>
          <table:table-cell office:value-type="float" office:value="14.6707515473034" calcext:value-type="float">
            <text:p>14.6707515473034</text:p>
          </table:table-cell>
          <table:table-cell office:value-type="float" office:value="-9.45284051867268" calcext:value-type="float">
            <text:p>-9.45284051867268</text:p>
          </table:table-cell>
          <table:table-cell office:value-type="float" office:value="6.63529314827115" calcext:value-type="float">
            <text:p>6.63529314827115</text:p>
          </table:table-cell>
          <table:table-cell office:value-type="float" office:value="-144.744706851729" calcext:value-type="float">
            <text:p>-144.744706851729</text:p>
          </table:table-cell>
          <table:table-cell office:value-type="float" office:value="14.0029674968087" calcext:value-type="float">
            <text:p>14.0029674968087</text:p>
          </table:table-cell>
          <table:table-cell office:value-type="float" office:value="-137.377032503191" calcext:value-type="float">
            <text:p>-137.377032503191</text:p>
          </table:table-cell>
          <table:table-cell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ersha Hospitality Trust</text:p>
          </table:table-cell>
          <table:table-cell office:value-type="float" office:value="8.54" calcext:value-type="float">
            <text:p>8.54</text:p>
          </table:table-cell>
          <table:table-cell office:value-type="float" office:value="0.33825494841065" calcext:value-type="float">
            <text:p>0.33825494841065</text:p>
          </table:table-cell>
          <table:table-cell office:value-type="float" office:value="-8.20174505158935" calcext:value-type="float">
            <text:p>-8.20174505158935</text:p>
          </table:table-cell>
          <table:table-cell office:value-type="float" office:value="0" calcext:value-type="float">
            <text:p>0</text:p>
          </table:table-cell>
          <table:table-cell office:value-type="float" office:value="0.33825494841065" calcext:value-type="float">
            <text:p>0.33825494841065</text:p>
          </table:table-cell>
          <table:table-cell office:value-type="float" office:value="16.8723030546026" calcext:value-type="float">
            <text:p>16.8723030546026</text:p>
          </table:table-cell>
          <table:table-cell office:value-type="float" office:value="-1.04048344584556" calcext:value-type="float">
            <text:p>-1.04048344584556</text:p>
          </table:table-cell>
          <table:table-cell office:value-type="float" office:value="-9.58048344584556" calcext:value-type="float">
            <text:p>-9.58048344584556</text:p>
          </table:table-cell>
          <table:table-cell office:value-type="float" office:value="16.9220668734075" calcext:value-type="float">
            <text:p>16.9220668734075</text:p>
          </table:table-cell>
          <table:table-cell office:value-type="float" office:value="8.38206687340749" calcext:value-type="float">
            <text:p>8.38206687340749</text:p>
          </table:table-cell>
          <table:table-cell/>
        </table:table-row>
        <table:table-row table:style-name="ro1">
          <table:table-cell office:value-type="string" calcext:value-type="string">
            <text:p>HTA</text:p>
          </table:table-cell>
          <table:table-cell office:value-type="string" calcext:value-type="string">
            <text:p>Healthcare Trust of America Inc</text:p>
          </table:table-cell>
          <table:table-cell office:value-type="float" office:value="28.99" calcext:value-type="float">
            <text:p>28.99</text:p>
          </table:table-cell>
          <table:table-cell office:value-type="float" office:value="1.03918223205453" calcext:value-type="float">
            <text:p>1.03918223205453</text:p>
          </table:table-cell>
          <table:table-cell office:value-type="float" office:value="-27.9508177679455" calcext:value-type="float">
            <text:p>-27.9508177679455</text:p>
          </table:table-cell>
          <table:table-cell office:value-type="float" office:value="0" calcext:value-type="float">
            <text:p>0</text:p>
          </table:table-cell>
          <table:table-cell office:value-type="float" office:value="1.03918223205453" calcext:value-type="float">
            <text:p>1.03918223205453</text:p>
          </table:table-cell>
          <table:table-cell office:value-type="float" office:value="14.6489887252768" calcext:value-type="float">
            <text:p>14.6489887252768</text:p>
          </table:table-cell>
          <table:table-cell office:value-type="float" office:value="0.821452559241195" calcext:value-type="float">
            <text:p>0.821452559241195</text:p>
          </table:table-cell>
          <table:table-cell office:value-type="float" office:value="-28.1685474407588" calcext:value-type="float">
            <text:p>-28.1685474407588</text:p>
          </table:table-cell>
          <table:table-cell office:value-type="float" office:value="14.6970640226485" calcext:value-type="float">
            <text:p>14.6970640226485</text:p>
          </table:table-cell>
          <table:table-cell office:value-type="float" office:value="-14.2929359773515" calcext:value-type="float">
            <text:p>-14.2929359773515</text:p>
          </table:table-cell>
          <table:table-cell/>
        </table:table-row>
        <table:table-row table:style-name="ro1">
          <table:table-cell office:value-type="string" calcext:value-type="string">
            <text:p>HTGC</text:p>
          </table:table-cell>
          <table:table-cell office:value-type="string" calcext:value-type="string">
            <text:p>Hercules Capital Inc</text:p>
          </table:table-cell>
          <table:table-cell office:value-type="float" office:value="15.41" calcext:value-type="float">
            <text:p>15.41</text:p>
          </table:table-cell>
          <table:table-cell office:value-type="float" office:value="0" calcext:value-type="float">
            <text:p>0</text:p>
          </table:table-cell>
          <table:table-cell office:value-type="float" office:value="-15.41" calcext:value-type="float">
            <text:p>-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348130008195" calcext:value-type="float">
            <text:p>10.2348130008195</text:p>
          </table:table-cell>
          <table:table-cell office:value-type="float" office:value="10.1837383978028" calcext:value-type="float">
            <text:p>10.1837383978028</text:p>
          </table:table-cell>
          <table:table-cell office:value-type="float" office:value="-5.22626160219721" calcext:value-type="float">
            <text:p>-5.22626160219721</text:p>
          </table:table-cell>
          <table:table-cell office:value-type="float" office:value="10.2348130008195" calcext:value-type="float">
            <text:p>10.2348130008195</text:p>
          </table:table-cell>
          <table:table-cell office:value-type="float" office:value="-5.17518699918054" calcext:value-type="float">
            <text:p>-5.17518699918054</text:p>
          </table:table-cell>
          <table:table-cell/>
        </table:table-row>
        <table:table-row table:style-name="ro1">
          <table:table-cell office:value-type="string" calcext:value-type="string">
            <text:p>HTH</text:p>
          </table:table-cell>
          <table:table-cell office:value-type="string" calcext:value-type="string">
            <text:p>Hilltop Holdings Inc</text:p>
          </table:table-cell>
          <table:table-cell office:value-type="float" office:value="31.87" calcext:value-type="float">
            <text:p>31.87</text:p>
          </table:table-cell>
          <table:table-cell office:value-type="float" office:value="0" calcext:value-type="float">
            <text:p>0</text:p>
          </table:table-cell>
          <table:table-cell office:value-type="float" office:value="-31.87" calcext:value-type="float">
            <text:p>-3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167088170357" calcext:value-type="float">
            <text:p>23.5167088170357</text:p>
          </table:table-cell>
          <table:table-cell office:value-type="float" office:value="20.4904595253674" calcext:value-type="float">
            <text:p>20.4904595253674</text:p>
          </table:table-cell>
          <table:table-cell office:value-type="float" office:value="-11.3795404746326" calcext:value-type="float">
            <text:p>-11.3795404746326</text:p>
          </table:table-cell>
          <table:table-cell office:value-type="float" office:value="26.72222761842" calcext:value-type="float">
            <text:p>26.72222761842</text:p>
          </table:table-cell>
          <table:table-cell office:value-type="float" office:value="-5.14777238157998" calcext:value-type="float">
            <text:p>-5.14777238157998</text:p>
          </table:table-cell>
          <table:table-cell/>
        </table:table-row>
        <table:table-row table:style-name="ro1">
          <table:table-cell office:value-type="string" calcext:value-type="string">
            <text:p>HUBS</text:p>
          </table:table-cell>
          <table:table-cell office:value-type="string" calcext:value-type="string">
            <text:p>HubSpot Inc</text:p>
          </table:table-cell>
          <table:table-cell office:value-type="float" office:value="502.4" calcext:value-type="float">
            <text:p>502.4</text:p>
          </table:table-cell>
          <table:table-cell office:value-type="float" office:value="24.7578301286639" calcext:value-type="float">
            <text:p>24.7578301286639</text:p>
          </table:table-cell>
          <table:table-cell office:value-type="float" office:value="-477.642169871336" calcext:value-type="float">
            <text:p>-477.642169871336</text:p>
          </table:table-cell>
          <table:table-cell office:value-type="float" office:value="0" calcext:value-type="float">
            <text:p>0</text:p>
          </table:table-cell>
          <table:table-cell office:value-type="float" office:value="24.7578301286639" calcext:value-type="float">
            <text:p>24.7578301286639</text:p>
          </table:table-cell>
          <table:table-cell office:value-type="float" office:value="14.4189204479186" calcext:value-type="float">
            <text:p>14.4189204479186</text:p>
          </table:table-cell>
          <table:table-cell office:value-type="float" office:value="20.9832829871514" calcext:value-type="float">
            <text:p>20.9832829871514</text:p>
          </table:table-cell>
          <table:table-cell office:value-type="float" office:value="-481.416717012849" calcext:value-type="float">
            <text:p>-481.416717012849</text:p>
          </table:table-cell>
          <table:table-cell office:value-type="float" office:value="15.7569936504013" calcext:value-type="float">
            <text:p>15.7569936504013</text:p>
          </table:table-cell>
          <table:table-cell office:value-type="float" office:value="-486.643006349599" calcext:value-type="float">
            <text:p>-486.643006349599</text:p>
          </table:table-cell>
          <table:table-cell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Humana Inc.</text:p>
          </table:table-cell>
          <table:table-cell office:value-type="float" office:value="380.64" calcext:value-type="float">
            <text:p>380.64</text:p>
          </table:table-cell>
          <table:table-cell office:value-type="float" office:value="0" calcext:value-type="float">
            <text:p>0</text:p>
          </table:table-cell>
          <table:table-cell office:value-type="float" office:value="-380.64" calcext:value-type="float">
            <text:p>-38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5740957532648" calcext:value-type="float">
            <text:p>85.5740957532648</text:p>
          </table:table-cell>
          <table:table-cell office:value-type="float" office:value="91.6266212012441" calcext:value-type="float">
            <text:p>91.6266212012441</text:p>
          </table:table-cell>
          <table:table-cell office:value-type="float" office:value="-289.013378798756" calcext:value-type="float">
            <text:p>-289.013378798756</text:p>
          </table:table-cell>
          <table:table-cell office:value-type="float" office:value="119.146343650109" calcext:value-type="float">
            <text:p>119.146343650109</text:p>
          </table:table-cell>
          <table:table-cell office:value-type="float" office:value="-261.493656349891" calcext:value-type="float">
            <text:p>-261.493656349891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tsman Corp</text:p>
          </table:table-cell>
          <table:table-cell office:value-type="float" office:value="28.52" calcext:value-type="float">
            <text:p>28.52</text:p>
          </table:table-cell>
          <table:table-cell office:value-type="float" office:value="5.29404108129647" calcext:value-type="float">
            <text:p>5.29404108129647</text:p>
          </table:table-cell>
          <table:table-cell office:value-type="float" office:value="-23.2259589187035" calcext:value-type="float">
            <text:p>-23.2259589187035</text:p>
          </table:table-cell>
          <table:table-cell office:value-type="float" office:value="3.71217435409401" calcext:value-type="float">
            <text:p>3.71217435409401</text:p>
          </table:table-cell>
          <table:table-cell office:value-type="float" office:value="9.00621543539048" calcext:value-type="float">
            <text:p>9.00621543539048</text:p>
          </table:table-cell>
          <table:table-cell office:value-type="float" office:value="10.4067793858362" calcext:value-type="float">
            <text:p>10.4067793858362</text:p>
          </table:table-cell>
          <table:table-cell office:value-type="float" office:value="4.89517497243167" calcext:value-type="float">
            <text:p>4.89517497243167</text:p>
          </table:table-cell>
          <table:table-cell office:value-type="float" office:value="-23.6248250275683" calcext:value-type="float">
            <text:p>-23.6248250275683</text:p>
          </table:table-cell>
          <table:table-cell office:value-type="float" office:value="14.6039386677545" calcext:value-type="float">
            <text:p>14.6039386677545</text:p>
          </table:table-cell>
          <table:table-cell office:value-type="float" office:value="-13.9160613322455" calcext:value-type="float">
            <text:p>-13.9160613322455</text:p>
          </table:table-cell>
          <table:table-cell/>
        </table:table-row>
        <table:table-row table:style-name="ro1">
          <table:table-cell office:value-type="string" calcext:value-type="string">
            <text:p>HVT</text:p>
          </table:table-cell>
          <table:table-cell office:value-type="string" calcext:value-type="string">
            <text:p>Haverty Furniture Cos.</text:p>
          </table:table-cell>
          <table:table-cell office:value-type="float" office:value="35.18" calcext:value-type="float">
            <text:p>35.18</text:p>
          </table:table-cell>
          <table:table-cell office:value-type="float" office:value="12.6857937122718" calcext:value-type="float">
            <text:p>12.6857937122718</text:p>
          </table:table-cell>
          <table:table-cell office:value-type="float" office:value="-22.4942062877282" calcext:value-type="float">
            <text:p>-22.4942062877282</text:p>
          </table:table-cell>
          <table:table-cell office:value-type="float" office:value="5.44578514685051" calcext:value-type="float">
            <text:p>5.44578514685051</text:p>
          </table:table-cell>
          <table:table-cell office:value-type="float" office:value="18.1315788591223" calcext:value-type="float">
            <text:p>18.1315788591223</text:p>
          </table:table-cell>
          <table:table-cell office:value-type="float" office:value="16.0108825880986" calcext:value-type="float">
            <text:p>16.0108825880986</text:p>
          </table:table-cell>
          <table:table-cell office:value-type="float" office:value="7.71911885384316" calcext:value-type="float">
            <text:p>7.71911885384316</text:p>
          </table:table-cell>
          <table:table-cell office:value-type="float" office:value="-27.4608811461568" calcext:value-type="float">
            <text:p>-27.4608811461568</text:p>
          </table:table-cell>
          <table:table-cell office:value-type="float" office:value="16.0108825880986" calcext:value-type="float">
            <text:p>16.0108825880986</text:p>
          </table:table-cell>
          <table:table-cell office:value-type="float" office:value="-19.1691174119014" calcext:value-type="float">
            <text:p>-19.1691174119014</text:p>
          </table:table-cell>
          <table:table-cell/>
        </table:table-row>
        <table:table-row table:style-name="ro1">
          <table:table-cell office:value-type="string" calcext:value-type="string">
            <text:p>HXL</text:p>
          </table:table-cell>
          <table:table-cell office:value-type="string" calcext:value-type="string">
            <text:p>Hexcel Corp.</text:p>
          </table:table-cell>
          <table:table-cell office:value-type="float" office:value="51.25" calcext:value-type="float">
            <text:p>51.25</text:p>
          </table:table-cell>
          <table:table-cell office:value-type="float" office:value="1.23490968458733" calcext:value-type="float">
            <text:p>1.23490968458733</text:p>
          </table:table-cell>
          <table:table-cell office:value-type="float" office:value="-50.0150903154127" calcext:value-type="float">
            <text:p>-50.0150903154127</text:p>
          </table:table-cell>
          <table:table-cell office:value-type="float" office:value="2.5523060760832" calcext:value-type="float">
            <text:p>2.5523060760832</text:p>
          </table:table-cell>
          <table:table-cell office:value-type="float" office:value="3.78721576067053" calcext:value-type="float">
            <text:p>3.78721576067053</text:p>
          </table:table-cell>
          <table:table-cell office:value-type="float" office:value="14.7328431295782" calcext:value-type="float">
            <text:p>14.7328431295782</text:p>
          </table:table-cell>
          <table:table-cell office:value-type="float" office:value="4.21758118801946" calcext:value-type="float">
            <text:p>4.21758118801946</text:p>
          </table:table-cell>
          <table:table-cell office:value-type="float" office:value="-47.0324188119805" calcext:value-type="float">
            <text:p>-47.0324188119805</text:p>
          </table:table-cell>
          <table:table-cell office:value-type="float" office:value="18.0538296772874" calcext:value-type="float">
            <text:p>18.0538296772874</text:p>
          </table:table-cell>
          <table:table-cell office:value-type="float" office:value="-33.1961703227126" calcext:value-type="float">
            <text:p>-33.1961703227126</text:p>
          </table:table-cell>
          <table:table-cell/>
        </table:table-row>
        <table:table-row table:style-name="ro1">
          <table:table-cell office:value-type="string" calcext:value-type="string">
            <text:p>HZO</text:p>
          </table:table-cell>
          <table:table-cell office:value-type="string" calcext:value-type="string">
            <text:p>Marinemax</text:p>
          </table:table-cell>
          <table:table-cell office:value-type="float" office:value="43.7" calcext:value-type="float">
            <text:p>43.7</text:p>
          </table:table-cell>
          <table:table-cell office:value-type="float" office:value="5.46350873190571" calcext:value-type="float">
            <text:p>5.46350873190571</text:p>
          </table:table-cell>
          <table:table-cell office:value-type="float" office:value="-38.2364912680943" calcext:value-type="float">
            <text:p>-38.2364912680943</text:p>
          </table:table-cell>
          <table:table-cell office:value-type="float" office:value="17.1154161080875" calcext:value-type="float">
            <text:p>17.1154161080875</text:p>
          </table:table-cell>
          <table:table-cell office:value-type="float" office:value="22.5789248399932" calcext:value-type="float">
            <text:p>22.5789248399932</text:p>
          </table:table-cell>
          <table:table-cell office:value-type="float" office:value="15.3357178594379" calcext:value-type="float">
            <text:p>15.3357178594379</text:p>
          </table:table-cell>
          <table:table-cell office:value-type="float" office:value="10.7157757069721" calcext:value-type="float">
            <text:p>10.7157757069721</text:p>
          </table:table-cell>
          <table:table-cell office:value-type="float" office:value="-32.9842242930279" calcext:value-type="float">
            <text:p>-32.9842242930279</text:p>
          </table:table-cell>
          <table:table-cell office:value-type="float" office:value="21.8009986097166" calcext:value-type="float">
            <text:p>21.8009986097166</text:p>
          </table:table-cell>
          <table:table-cell office:value-type="float" office:value="-21.8990013902834" calcext:value-type="float">
            <text:p>-21.8990013902834</text:p>
          </table:table-cell>
          <table:table-cell/>
        </table:table-row>
        <table:table-row table:style-name="ro1">
          <table:table-cell office:value-type="string" calcext:value-type="string">
            <text:p>IAG</text:p>
          </table:table-cell>
          <table:table-cell office:value-type="string" calcext:value-type="string">
            <text:p>Iamgold Corp.</text:p>
          </table:table-cell>
          <table:table-cell office:value-type="float" office:value="3.51" calcext:value-type="float">
            <text:p>3.51</text:p>
          </table:table-cell>
          <table:table-cell office:value-type="float" office:value="1.88758566466293" calcext:value-type="float">
            <text:p>1.88758566466293</text:p>
          </table:table-cell>
          <table:table-cell office:value-type="float" office:value="-1.62241433533707" calcext:value-type="float">
            <text:p>-1.62241433533707</text:p>
          </table:table-cell>
          <table:table-cell office:value-type="float" office:value="0.726043037087802" calcext:value-type="float">
            <text:p>0.726043037087802</text:p>
          </table:table-cell>
          <table:table-cell office:value-type="float" office:value="2.61362870175073" calcext:value-type="float">
            <text:p>2.61362870175073</text:p>
          </table:table-cell>
          <table:table-cell office:value-type="float" office:value="4.93965936475934" calcext:value-type="float">
            <text:p>4.93965936475934</text:p>
          </table:table-cell>
          <table:table-cell office:value-type="float" office:value="2.27490679803837" calcext:value-type="float">
            <text:p>2.27490679803837</text:p>
          </table:table-cell>
          <table:table-cell office:value-type="float" office:value="-1.23509320196163" calcext:value-type="float">
            <text:p>-1.23509320196163</text:p>
          </table:table-cell>
          <table:table-cell office:value-type="float" office:value="4.93965936475934" calcext:value-type="float">
            <text:p>4.93965936475934</text:p>
          </table:table-cell>
          <table:table-cell office:value-type="float" office:value="1.42965936475934" calcext:value-type="float">
            <text:p>1.42965936475934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ternational Business Machines Corp.</text:p>
          </table:table-cell>
          <table:table-cell office:value-type="float" office:value="120.8" calcext:value-type="float">
            <text:p>120.8</text:p>
          </table:table-cell>
          <table:table-cell office:value-type="float" office:value="17.4994393962059" calcext:value-type="float">
            <text:p>17.4994393962059</text:p>
          </table:table-cell>
          <table:table-cell office:value-type="float" office:value="-103.300560603794" calcext:value-type="float">
            <text:p>-103.300560603794</text:p>
          </table:table-cell>
          <table:table-cell office:value-type="float" office:value="2.18728964171136" calcext:value-type="float">
            <text:p>2.18728964171136</text:p>
          </table:table-cell>
          <table:table-cell office:value-type="float" office:value="19.6867290379173" calcext:value-type="float">
            <text:p>19.6867290379173</text:p>
          </table:table-cell>
          <table:table-cell office:value-type="float" office:value="-57.3588371410301" calcext:value-type="float">
            <text:p>-57.3588371410301</text:p>
          </table:table-cell>
          <table:table-cell office:value-type="float" office:value="2.07618565272756" calcext:value-type="float">
            <text:p>2.07618565272756</text:p>
          </table:table-cell>
          <table:table-cell office:value-type="float" office:value="-118.723814347272" calcext:value-type="float">
            <text:p>-118.723814347272</text:p>
          </table:table-cell>
          <table:table-cell office:value-type="float" office:value="23.7998211553478" calcext:value-type="float">
            <text:p>23.7998211553478</text:p>
          </table:table-cell>
          <table:table-cell office:value-type="float" office:value="-97.0001788446522" calcext:value-type="float">
            <text:p>-97.0001788446522</text:p>
          </table:table-cell>
          <table:table-cell/>
        </table:table-row>
        <table:table-row table:style-name="ro1">
          <table:table-cell office:value-type="string" calcext:value-type="string">
            <text:p>IBP</text:p>
          </table:table-cell>
          <table:table-cell office:value-type="string" calcext:value-type="string">
            <text:p>Installed Building Products Inc</text:p>
          </table:table-cell>
          <table:table-cell office:value-type="float" office:value="128.39" calcext:value-type="float">
            <text:p>128.39</text:p>
          </table:table-cell>
          <table:table-cell office:value-type="float" office:value="9.01631463998885" calcext:value-type="float">
            <text:p>9.01631463998885</text:p>
          </table:table-cell>
          <table:table-cell office:value-type="float" office:value="-119.373685360011" calcext:value-type="float">
            <text:p>-119.373685360011</text:p>
          </table:table-cell>
          <table:table-cell office:value-type="float" office:value="2.35626642273369" calcext:value-type="float">
            <text:p>2.35626642273369</text:p>
          </table:table-cell>
          <table:table-cell office:value-type="float" office:value="11.3725810627225" calcext:value-type="float">
            <text:p>11.3725810627225</text:p>
          </table:table-cell>
          <table:table-cell office:value-type="float" office:value="-1.94603888822801" calcext:value-type="float">
            <text:p>-1.94603888822801</text:p>
          </table:table-cell>
          <table:table-cell office:value-type="float" office:value="13.8660262307371" calcext:value-type="float">
            <text:p>13.8660262307371</text:p>
          </table:table-cell>
          <table:table-cell office:value-type="float" office:value="-114.523973769263" calcext:value-type="float">
            <text:p>-114.523973769263</text:p>
          </table:table-cell>
          <table:table-cell office:value-type="float" office:value="10.2074341953928" calcext:value-type="float">
            <text:p>10.2074341953928</text:p>
          </table:table-cell>
          <table:table-cell office:value-type="float" office:value="-118.182565804607" calcext:value-type="float">
            <text:p>-118.182565804607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ntercontinental Exchange Inc</text:p>
          </table:table-cell>
          <table:table-cell office:value-type="float" office:value="111.07" calcext:value-type="float">
            <text:p>111.07</text:p>
          </table:table-cell>
          <table:table-cell office:value-type="float" office:value="1.03869028303209" calcext:value-type="float">
            <text:p>1.03869028303209</text:p>
          </table:table-cell>
          <table:table-cell office:value-type="float" office:value="-110.031309716968" calcext:value-type="float">
            <text:p>-110.031309716968</text:p>
          </table:table-cell>
          <table:table-cell office:value-type="float" office:value="0" calcext:value-type="float">
            <text:p>0</text:p>
          </table:table-cell>
          <table:table-cell office:value-type="float" office:value="1.03869028303209" calcext:value-type="float">
            <text:p>1.03869028303209</text:p>
          </table:table-cell>
          <table:table-cell office:value-type="float" office:value="-28.8641874363686" calcext:value-type="float">
            <text:p>-28.8641874363686</text:p>
          </table:table-cell>
          <table:table-cell office:value-type="float" office:value="-1.38967139067758" calcext:value-type="float">
            <text:p>-1.38967139067758</text:p>
          </table:table-cell>
          <table:table-cell office:value-type="float" office:value="-112.459671390678" calcext:value-type="float">
            <text:p>-112.459671390678</text:p>
          </table:table-cell>
          <table:table-cell office:value-type="float" office:value="34.7382215069635" calcext:value-type="float">
            <text:p>34.7382215069635</text:p>
          </table:table-cell>
          <table:table-cell office:value-type="float" office:value="-76.3317784930365" calcext:value-type="float">
            <text:p>-76.3317784930365</text:p>
          </table:table-cell>
          <table:table-cell/>
        </table:table-row>
        <table:table-row table:style-name="ro1">
          <table:table-cell office:value-type="string" calcext:value-type="string">
            <text:p>IDA</text:p>
          </table:table-cell>
          <table:table-cell office:value-type="string" calcext:value-type="string">
            <text:p>Idacorp</text:p>
          </table:table-cell>
          <table:table-cell office:value-type="float" office:value="86.49" calcext:value-type="float">
            <text:p>86.49</text:p>
          </table:table-cell>
          <table:table-cell office:value-type="float" office:value="6.67866450093967" calcext:value-type="float">
            <text:p>6.67866450093967</text:p>
          </table:table-cell>
          <table:table-cell office:value-type="float" office:value="-79.8113354990603" calcext:value-type="float">
            <text:p>-79.8113354990603</text:p>
          </table:table-cell>
          <table:table-cell office:value-type="float" office:value="2.05473893811141" calcext:value-type="float">
            <text:p>2.05473893811141</text:p>
          </table:table-cell>
          <table:table-cell office:value-type="float" office:value="8.73340343905108" calcext:value-type="float">
            <text:p>8.73340343905108</text:p>
          </table:table-cell>
          <table:table-cell office:value-type="float" office:value="50.8500029279525" calcext:value-type="float">
            <text:p>50.8500029279525</text:p>
          </table:table-cell>
          <table:table-cell office:value-type="float" office:value="7.57006996468721" calcext:value-type="float">
            <text:p>7.57006996468721</text:p>
          </table:table-cell>
          <table:table-cell office:value-type="float" office:value="-78.9199300353128" calcext:value-type="float">
            <text:p>-78.9199300353128</text:p>
          </table:table-cell>
          <table:table-cell office:value-type="float" office:value="50.8500029279525" calcext:value-type="float">
            <text:p>50.8500029279525</text:p>
          </table:table-cell>
          <table:table-cell office:value-type="float" office:value="-35.6399970720475" calcext:value-type="float">
            <text:p>-35.6399970720475</text:p>
          </table:table-cell>
          <table:table-cell/>
        </table:table-row>
        <table:table-row table:style-name="ro1">
          <table:table-cell office:value-type="string" calcext:value-type="string">
            <text:p>IDT</text:p>
          </table:table-cell>
          <table:table-cell office:value-type="string" calcext:value-type="string">
            <text:p>IDT Corp.</text:p>
          </table:table-cell>
          <table:table-cell office:value-type="float" office:value="20.13" calcext:value-type="float">
            <text:p>20.13</text:p>
          </table:table-cell>
          <table:table-cell office:value-type="float" office:value="3.09418881668892" calcext:value-type="float">
            <text:p>3.09418881668892</text:p>
          </table:table-cell>
          <table:table-cell office:value-type="float" office:value="-17.0358111833111" calcext:value-type="float">
            <text:p>-17.0358111833111</text:p>
          </table:table-cell>
          <table:table-cell office:value-type="float" office:value="0" calcext:value-type="float">
            <text:p>0</text:p>
          </table:table-cell>
          <table:table-cell office:value-type="float" office:value="3.09418881668892" calcext:value-type="float">
            <text:p>3.09418881668892</text:p>
          </table:table-cell>
          <table:table-cell office:value-type="float" office:value="2.69109472811323" calcext:value-type="float">
            <text:p>2.69109472811323</text:p>
          </table:table-cell>
          <table:table-cell office:value-type="float" office:value="0.226168737917045" calcext:value-type="float">
            <text:p>0.226168737917045</text:p>
          </table:table-cell>
          <table:table-cell office:value-type="float" office:value="-19.903831262083" calcext:value-type="float">
            <text:p>-19.903831262083</text:p>
          </table:table-cell>
          <table:table-cell office:value-type="float" office:value="3.38802022412132" calcext:value-type="float">
            <text:p>3.38802022412132</text:p>
          </table:table-cell>
          <table:table-cell office:value-type="float" office:value="-16.7419797758787" calcext:value-type="float">
            <text:p>-16.7419797758787</text:p>
          </table:table-cell>
          <table:table-cell/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Idex Corporation</text:p>
          </table:table-cell>
          <table:table-cell office:value-type="float" office:value="199.87" calcext:value-type="float">
            <text:p>199.87</text:p>
          </table:table-cell>
          <table:table-cell office:value-type="float" office:value="11.594332079039" calcext:value-type="float">
            <text:p>11.594332079039</text:p>
          </table:table-cell>
          <table:table-cell office:value-type="float" office:value="-188.275667920961" calcext:value-type="float">
            <text:p>-188.275667920961</text:p>
          </table:table-cell>
          <table:table-cell office:value-type="float" office:value="3.99454287402928" calcext:value-type="float">
            <text:p>3.99454287402928</text:p>
          </table:table-cell>
          <table:table-cell office:value-type="float" office:value="15.5888749530683" calcext:value-type="float">
            <text:p>15.5888749530683</text:p>
          </table:table-cell>
          <table:table-cell office:value-type="float" office:value="1.53055676697041" calcext:value-type="float">
            <text:p>1.53055676697041</text:p>
          </table:table-cell>
          <table:table-cell office:value-type="float" office:value="14.6759328190829" calcext:value-type="float">
            <text:p>14.6759328190829</text:p>
          </table:table-cell>
          <table:table-cell office:value-type="float" office:value="-185.194067180917" calcext:value-type="float">
            <text:p>-185.194067180917</text:p>
          </table:table-cell>
          <table:table-cell office:value-type="float" office:value="31.6558243422986" calcext:value-type="float">
            <text:p>31.6558243422986</text:p>
          </table:table-cell>
          <table:table-cell office:value-type="float" office:value="-168.214175657701" calcext:value-type="float">
            <text:p>-168.214175657701</text:p>
          </table:table-cell>
          <table:table-cell/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International Flavors &amp; Fragrances Inc.</text:p>
          </table:table-cell>
          <table:table-cell office:value-type="float" office:value="134.06" calcext:value-type="float">
            <text:p>134.06</text:p>
          </table:table-cell>
          <table:table-cell office:value-type="float" office:value="4.39376457251067" calcext:value-type="float">
            <text:p>4.39376457251067</text:p>
          </table:table-cell>
          <table:table-cell office:value-type="float" office:value="-129.666235427489" calcext:value-type="float">
            <text:p>-129.666235427489</text:p>
          </table:table-cell>
          <table:table-cell office:value-type="float" office:value="10.7663410327019" calcext:value-type="float">
            <text:p>10.7663410327019</text:p>
          </table:table-cell>
          <table:table-cell office:value-type="float" office:value="15.1601056052125" calcext:value-type="float">
            <text:p>15.1601056052125</text:p>
          </table:table-cell>
          <table:table-cell office:value-type="float" office:value="-18.9347556073195" calcext:value-type="float">
            <text:p>-18.9347556073195</text:p>
          </table:table-cell>
          <table:table-cell office:value-type="float" office:value="12.4371480038998" calcext:value-type="float">
            <text:p>12.4371480038998</text:p>
          </table:table-cell>
          <table:table-cell office:value-type="float" office:value="-121.6228519961" calcext:value-type="float">
            <text:p>-121.6228519961</text:p>
          </table:table-cell>
          <table:table-cell office:value-type="float" office:value="56.8410747935177" calcext:value-type="float">
            <text:p>56.8410747935177</text:p>
          </table:table-cell>
          <table:table-cell office:value-type="float" office:value="-77.2189252064823" calcext:value-type="float">
            <text:p>-77.2189252064823</text:p>
          </table:table-cell>
          <table:table-cell/>
        </table:table-row>
        <table:table-row table:style-name="ro1">
          <table:table-cell office:value-type="string" calcext:value-type="string">
            <text:p>IGT</text:p>
          </table:table-cell>
          <table:table-cell office:value-type="string" calcext:value-type="string">
            <text:p>International Game Technology PLC</text:p>
          </table:table-cell>
          <table:table-cell office:value-type="float" office:value="17.45" calcext:value-type="float">
            <text:p>17.45</text:p>
          </table:table-cell>
          <table:table-cell office:value-type="float" office:value="6.59485911149302" calcext:value-type="float">
            <text:p>6.59485911149302</text:p>
          </table:table-cell>
          <table:table-cell office:value-type="float" office:value="-10.855140888507" calcext:value-type="float">
            <text:p>-10.855140888507</text:p>
          </table:table-cell>
          <table:table-cell office:value-type="float" office:value="0.847271831175219" calcext:value-type="float">
            <text:p>0.847271831175219</text:p>
          </table:table-cell>
          <table:table-cell office:value-type="float" office:value="7.44213094266824" calcext:value-type="float">
            <text:p>7.44213094266824</text:p>
          </table:table-cell>
          <table:table-cell office:value-type="float" office:value="-24.8719936270146" calcext:value-type="float">
            <text:p>-24.8719936270146</text:p>
          </table:table-cell>
          <table:table-cell office:value-type="float" office:value="3.21551172548322" calcext:value-type="float">
            <text:p>3.21551172548322</text:p>
          </table:table-cell>
          <table:table-cell office:value-type="float" office:value="-14.2344882745168" calcext:value-type="float">
            <text:p>-14.2344882745168</text:p>
          </table:table-cell>
          <table:table-cell office:value-type="float" office:value="8.78566954446679" calcext:value-type="float">
            <text:p>8.78566954446679</text:p>
          </table:table-cell>
          <table:table-cell office:value-type="float" office:value="-8.66433045553321" calcext:value-type="float">
            <text:p>-8.66433045553321</text:p>
          </table:table-cell>
          <table:table-cell/>
        </table:table-row>
        <table:table-row table:style-name="ro1">
          <table:table-cell office:value-type="string" calcext:value-type="string">
            <text:p>IHC</text:p>
          </table:table-cell>
          <table:table-cell office:value-type="string" calcext:value-type="string">
            <text:p>Independence Holding Co.</text:p>
          </table:table-cell>
          <table:table-cell office:value-type="float" office:value="40.82" calcext:value-type="float">
            <text:p>40.82</text:p>
          </table:table-cell>
          <table:table-cell office:value-type="float" office:value="0" calcext:value-type="float">
            <text:p>0</text:p>
          </table:table-cell>
          <table:table-cell office:value-type="float" office:value="-40.82" calcext:value-type="float">
            <text:p>-4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52607649283" calcext:value-type="float">
            <text:p>26.6952607649283</text:p>
          </table:table-cell>
          <table:table-cell office:value-type="float" office:value="21.0827923846486" calcext:value-type="float">
            <text:p>21.0827923846486</text:p>
          </table:table-cell>
          <table:table-cell office:value-type="float" office:value="-19.7372076153514" calcext:value-type="float">
            <text:p>-19.7372076153514</text:p>
          </table:table-cell>
          <table:table-cell office:value-type="float" office:value="31.8723642842822" calcext:value-type="float">
            <text:p>31.8723642842822</text:p>
          </table:table-cell>
          <table:table-cell office:value-type="float" office:value="-8.9476357157178" calcext:value-type="float">
            <text:p>-8.9476357157178</text:p>
          </table:table-cell>
          <table:table-cell/>
        </table:table-row>
        <table:table-row table:style-name="ro1">
          <table:table-cell office:value-type="string" calcext:value-type="string">
            <text:p>IMAX</text:p>
          </table:table-cell>
          <table:table-cell office:value-type="string" calcext:value-type="string">
            <text:p>Imax Corp</text:p>
          </table:table-cell>
          <table:table-cell office:value-type="float" office:value="18.64" calcext:value-type="float">
            <text:p>18.64</text:p>
          </table:table-cell>
          <table:table-cell office:value-type="float" office:value="5.185031062328" calcext:value-type="float">
            <text:p>5.185031062328</text:p>
          </table:table-cell>
          <table:table-cell office:value-type="float" office:value="-13.454968937672" calcext:value-type="float">
            <text:p>-13.454968937672</text:p>
          </table:table-cell>
          <table:table-cell office:value-type="float" office:value="0.900780584198707" calcext:value-type="float">
            <text:p>0.900780584198707</text:p>
          </table:table-cell>
          <table:table-cell office:value-type="float" office:value="6.08581164652671" calcext:value-type="float">
            <text:p>6.08581164652671</text:p>
          </table:table-cell>
          <table:table-cell office:value-type="float" office:value="5.52690329589264" calcext:value-type="float">
            <text:p>5.52690329589264</text:p>
          </table:table-cell>
          <table:table-cell office:value-type="float" office:value="1.37785230266656" calcext:value-type="float">
            <text:p>1.37785230266656</text:p>
          </table:table-cell>
          <table:table-cell office:value-type="float" office:value="-17.2621476973334" calcext:value-type="float">
            <text:p>-17.2621476973334</text:p>
          </table:table-cell>
          <table:table-cell office:value-type="float" office:value="6.77584209121494" calcext:value-type="float">
            <text:p>6.77584209121494</text:p>
          </table:table-cell>
          <table:table-cell office:value-type="float" office:value="-11.8641579087851" calcext:value-type="float">
            <text:p>-11.8641579087851</text:p>
          </table:table-cell>
          <table:table-cell/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 Ltd</text:p>
          </table:table-cell>
          <table:table-cell office:value-type="float" office:value="18.07" calcext:value-type="float">
            <text:p>18.07</text:p>
          </table:table-cell>
          <table:table-cell office:value-type="float" office:value="9.7000041264907" calcext:value-type="float">
            <text:p>9.7000041264907</text:p>
          </table:table-cell>
          <table:table-cell office:value-type="float" office:value="-8.36999587350931" calcext:value-type="float">
            <text:p>-8.36999587350931</text:p>
          </table:table-cell>
          <table:table-cell office:value-type="float" office:value="0" calcext:value-type="float">
            <text:p>0</text:p>
          </table:table-cell>
          <table:table-cell office:value-type="float" office:value="9.7000041264907" calcext:value-type="float">
            <text:p>9.7000041264907</text:p>
          </table:table-cell>
          <table:table-cell office:value-type="float" office:value="23.8208552839713" calcext:value-type="float">
            <text:p>23.8208552839713</text:p>
          </table:table-cell>
          <table:table-cell office:value-type="float" office:value="13.6641861872601" calcext:value-type="float">
            <text:p>13.6641861872601</text:p>
          </table:table-cell>
          <table:table-cell office:value-type="float" office:value="-4.40581381273985" calcext:value-type="float">
            <text:p>-4.40581381273985</text:p>
          </table:table-cell>
          <table:table-cell office:value-type="float" office:value="26.472813303806" calcext:value-type="float">
            <text:p>26.472813303806</text:p>
          </table:table-cell>
          <table:table-cell office:value-type="float" office:value="8.402813303806" calcext:value-type="float">
            <text:p>8.402813303806</text:p>
          </table:table-cell>
          <table:table-cell/>
        </table:table-row>
        <table:table-row table:style-name="ro1">
          <table:table-cell office:value-type="string" calcext:value-type="string">
            <text:p>INGR</text:p>
          </table:table-cell>
          <table:table-cell office:value-type="string" calcext:value-type="string">
            <text:p>Ingredion Inc</text:p>
          </table:table-cell>
          <table:table-cell office:value-type="float" office:value="87.09" calcext:value-type="float">
            <text:p>87.09</text:p>
          </table:table-cell>
          <table:table-cell office:value-type="float" office:value="8.25492793821098" calcext:value-type="float">
            <text:p>8.25492793821098</text:p>
          </table:table-cell>
          <table:table-cell office:value-type="float" office:value="-78.835072061789" calcext:value-type="float">
            <text:p>-78.835072061789</text:p>
          </table:table-cell>
          <table:table-cell office:value-type="float" office:value="13.5542035585815" calcext:value-type="float">
            <text:p>13.5542035585815</text:p>
          </table:table-cell>
          <table:table-cell office:value-type="float" office:value="21.8091314967925" calcext:value-type="float">
            <text:p>21.8091314967925</text:p>
          </table:table-cell>
          <table:table-cell office:value-type="float" office:value="21.2568126293173" calcext:value-type="float">
            <text:p>21.2568126293173</text:p>
          </table:table-cell>
          <table:table-cell office:value-type="float" office:value="22.0181170142156" calcext:value-type="float">
            <text:p>22.0181170142156</text:p>
          </table:table-cell>
          <table:table-cell office:value-type="float" office:value="-65.0718829857845" calcext:value-type="float">
            <text:p>-65.0718829857845</text:p>
          </table:table-cell>
          <table:table-cell office:value-type="float" office:value="40.9611614149203" calcext:value-type="float">
            <text:p>40.9611614149203</text:p>
          </table:table-cell>
          <table:table-cell office:value-type="float" office:value="-46.1288385850797" calcext:value-type="float">
            <text:p>-46.1288385850797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Summit Hotel Properties Inc</text:p>
          </table:table-cell>
          <table:table-cell office:value-type="float" office:value="9.69" calcext:value-type="float">
            <text:p>9.69</text:p>
          </table:table-cell>
          <table:table-cell office:value-type="float" office:value="0.369647605548629" calcext:value-type="float">
            <text:p>0.369647605548629</text:p>
          </table:table-cell>
          <table:table-cell office:value-type="float" office:value="-9.32035239445137" calcext:value-type="float">
            <text:p>-9.32035239445137</text:p>
          </table:table-cell>
          <table:table-cell office:value-type="float" office:value="0" calcext:value-type="float">
            <text:p>0</text:p>
          </table:table-cell>
          <table:table-cell office:value-type="float" office:value="0.369647605548629" calcext:value-type="float">
            <text:p>0.369647605548629</text:p>
          </table:table-cell>
          <table:table-cell office:value-type="float" office:value="9.64930190713474" calcext:value-type="float">
            <text:p>9.64930190713474</text:p>
          </table:table-cell>
          <table:table-cell office:value-type="float" office:value="0.279229388943797" calcext:value-type="float">
            <text:p>0.279229388943797</text:p>
          </table:table-cell>
          <table:table-cell office:value-type="float" office:value="-9.4107706110562" calcext:value-type="float">
            <text:p>-9.4107706110562</text:p>
          </table:table-cell>
          <table:table-cell office:value-type="float" office:value="9.7564358580711" calcext:value-type="float">
            <text:p>9.7564358580711</text:p>
          </table:table-cell>
          <table:table-cell office:value-type="float" office:value="0.0664358580710989" calcext:value-type="float">
            <text:p>0.066435858071099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orld Fuel Services Corp.</text:p>
          </table:table-cell>
          <table:table-cell office:value-type="float" office:value="33.6" calcext:value-type="float">
            <text:p>33.6</text:p>
          </table:table-cell>
          <table:table-cell office:value-type="float" office:value="9.01861642739329" calcext:value-type="float">
            <text:p>9.01861642739329</text:p>
          </table:table-cell>
          <table:table-cell office:value-type="float" office:value="-24.5813835726067" calcext:value-type="float">
            <text:p>-24.5813835726067</text:p>
          </table:table-cell>
          <table:table-cell office:value-type="float" office:value="4.58253427688396" calcext:value-type="float">
            <text:p>4.58253427688396</text:p>
          </table:table-cell>
          <table:table-cell office:value-type="float" office:value="13.6011507042773" calcext:value-type="float">
            <text:p>13.6011507042773</text:p>
          </table:table-cell>
          <table:table-cell office:value-type="float" office:value="16.8152237142842" calcext:value-type="float">
            <text:p>16.8152237142842</text:p>
          </table:table-cell>
          <table:table-cell office:value-type="float" office:value="15.3979450719489" calcext:value-type="float">
            <text:p>15.3979450719489</text:p>
          </table:table-cell>
          <table:table-cell office:value-type="float" office:value="-18.2020549280511" calcext:value-type="float">
            <text:p>-18.2020549280511</text:p>
          </table:table-cell>
          <table:table-cell office:value-type="float" office:value="30.1722875412704" calcext:value-type="float">
            <text:p>30.1722875412704</text:p>
          </table:table-cell>
          <table:table-cell office:value-type="float" office:value="-3.42771245872963" calcext:value-type="float">
            <text:p>-3.42771245872963</text:p>
          </table:table-cell>
          <table:table-cell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ON Geophysical Corp</text:p>
          </table:table-cell>
          <table:table-cell office:value-type="float" office:value="4.43" calcext:value-type="float">
            <text:p>4.43</text:p>
          </table:table-cell>
          <table:table-cell office:value-type="float" office:value="4.17447823861315" calcext:value-type="float">
            <text:p>4.17447823861315</text:p>
          </table:table-cell>
          <table:table-cell office:value-type="float" office:value="-0.25552176138685" calcext:value-type="float">
            <text:p>-0.25552176138685</text:p>
          </table:table-cell>
          <table:table-cell office:value-type="float" office:value="0.791775837326978" calcext:value-type="float">
            <text:p>0.791775837326978</text:p>
          </table:table-cell>
          <table:table-cell office:value-type="float" office:value="4.96625407594013" calcext:value-type="float">
            <text:p>4.96625407594013</text:p>
          </table:table-cell>
          <table:table-cell office:value-type="float" office:value="-7.72165000958181" calcext:value-type="float">
            <text:p>-7.72165000958181</text:p>
          </table:table-cell>
          <table:table-cell office:value-type="float" office:value="-1.19453889603807" calcext:value-type="float">
            <text:p>-1.19453889603807</text:p>
          </table:table-cell>
          <table:table-cell office:value-type="float" office:value="-5.62453889603807" calcext:value-type="float">
            <text:p>-5.62453889603807</text:p>
          </table:table-cell>
          <table:table-cell office:value-type="float" office:value="-3.05162769608116" calcext:value-type="float">
            <text:p>-3.05162769608116</text:p>
          </table:table-cell>
          <table:table-cell office:value-type="float" office:value="-7.48162769608116" calcext:value-type="float">
            <text:p>-7.48162769608116</text:p>
          </table:table-cell>
          <table:table-cell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nternational Paper Co.</text:p>
          </table:table-cell>
          <table:table-cell office:value-type="float" office:value="49.18" calcext:value-type="float">
            <text:p>49.18</text:p>
          </table:table-cell>
          <table:table-cell office:value-type="float" office:value="1.72477186495964" calcext:value-type="float">
            <text:p>1.72477186495964</text:p>
          </table:table-cell>
          <table:table-cell office:value-type="float" office:value="-47.4552281350404" calcext:value-type="float">
            <text:p>-47.4552281350404</text:p>
          </table:table-cell>
          <table:table-cell office:value-type="float" office:value="5.10562998963717" calcext:value-type="float">
            <text:p>5.10562998963717</text:p>
          </table:table-cell>
          <table:table-cell office:value-type="float" office:value="6.83040185459682" calcext:value-type="float">
            <text:p>6.83040185459682</text:p>
          </table:table-cell>
          <table:table-cell office:value-type="float" office:value="9.63887993559305" calcext:value-type="float">
            <text:p>9.63887993559305</text:p>
          </table:table-cell>
          <table:table-cell office:value-type="float" office:value="7.15347859036359" calcext:value-type="float">
            <text:p>7.15347859036359</text:p>
          </table:table-cell>
          <table:table-cell office:value-type="float" office:value="-42.0265214096364" calcext:value-type="float">
            <text:p>-42.0265214096364</text:p>
          </table:table-cell>
          <table:table-cell office:value-type="float" office:value="18.0439628881397" calcext:value-type="float">
            <text:p>18.0439628881397</text:p>
          </table:table-cell>
          <table:table-cell office:value-type="float" office:value="-31.1360371118602" calcext:value-type="float">
            <text:p>-31.1360371118602</text:p>
          </table:table-cell>
          <table:table-cell/>
        </table:table-row>
        <table:table-row table:style-name="ro1">
          <table:table-cell office:value-type="string" calcext:value-type="string">
            <text:p>IPG</text:p>
          </table:table-cell>
          <table:table-cell office:value-type="string" calcext:value-type="string">
            <text:p>Interpublic Group Of Cos.</text:p>
          </table:table-cell>
          <table:table-cell office:value-type="float" office:value="24.63" calcext:value-type="float">
            <text:p>24.63</text:p>
          </table:table-cell>
          <table:table-cell office:value-type="float" office:value="4.17398767139927" calcext:value-type="float">
            <text:p>4.17398767139927</text:p>
          </table:table-cell>
          <table:table-cell office:value-type="float" office:value="-20.4560123286007" calcext:value-type="float">
            <text:p>-20.4560123286007</text:p>
          </table:table-cell>
          <table:table-cell office:value-type="float" office:value="0" calcext:value-type="float">
            <text:p>0</text:p>
          </table:table-cell>
          <table:table-cell office:value-type="float" office:value="4.17398767139927" calcext:value-type="float">
            <text:p>4.17398767139927</text:p>
          </table:table-cell>
          <table:table-cell office:value-type="float" office:value="-7.9533950586288" calcext:value-type="float">
            <text:p>-7.9533950586288</text:p>
          </table:table-cell>
          <table:table-cell office:value-type="float" office:value="0.144602521294176" calcext:value-type="float">
            <text:p>0.144602521294176</text:p>
          </table:table-cell>
          <table:table-cell office:value-type="float" office:value="-24.4853974787058" calcext:value-type="float">
            <text:p>-24.4853974787058</text:p>
          </table:table-cell>
          <table:table-cell office:value-type="float" office:value="6.98040468928235" calcext:value-type="float">
            <text:p>6.98040468928235</text:p>
          </table:table-cell>
          <table:table-cell office:value-type="float" office:value="-17.6495953107177" calcext:value-type="float">
            <text:p>-17.6495953107177</text:p>
          </table:table-cell>
          <table:table-cell/>
        </table:table-row>
        <table:table-row table:style-name="ro1">
          <table:table-cell office:value-type="string" calcext:value-type="string">
            <text:p>IPHI</text:p>
          </table:table-cell>
          <table:table-cell office:value-type="string" calcext:value-type="string">
            <text:p>Inphi Corp</text:p>
          </table:table-cell>
          <table:table-cell office:value-type="float" office:value="174.87" calcext:value-type="float">
            <text:p>174.87</text:p>
          </table:table-cell>
          <table:table-cell office:value-type="float" office:value="4.25858516761603" calcext:value-type="float">
            <text:p>4.25858516761603</text:p>
          </table:table-cell>
          <table:table-cell office:value-type="float" office:value="-170.611414832384" calcext:value-type="float">
            <text:p>-170.611414832384</text:p>
          </table:table-cell>
          <table:table-cell office:value-type="float" office:value="1.73507722100112" calcext:value-type="float">
            <text:p>1.73507722100112</text:p>
          </table:table-cell>
          <table:table-cell office:value-type="float" office:value="5.99366238861715" calcext:value-type="float">
            <text:p>5.99366238861715</text:p>
          </table:table-cell>
          <table:table-cell office:value-type="float" office:value="-2.10942206475398" calcext:value-type="float">
            <text:p>-2.10942206475398</text:p>
          </table:table-cell>
          <table:table-cell office:value-type="float" office:value="4.58031295367101" calcext:value-type="float">
            <text:p>4.58031295367101</text:p>
          </table:table-cell>
          <table:table-cell office:value-type="float" office:value="-170.289687046329" calcext:value-type="float">
            <text:p>-170.289687046329</text:p>
          </table:table-cell>
          <table:table-cell office:value-type="float" office:value="6.70495213248568" calcext:value-type="float">
            <text:p>6.70495213248568</text:p>
          </table:table-cell>
          <table:table-cell office:value-type="float" office:value="-168.165047867514" calcext:value-type="float">
            <text:p>-168.165047867514</text:p>
          </table:table-cell>
          <table:table-cell/>
        </table:table-row>
        <table:table-row table:style-name="ro1">
          <table:table-cell office:value-type="string" calcext:value-type="string">
            <text:p>IPI</text:p>
          </table:table-cell>
          <table:table-cell office:value-type="string" calcext:value-type="string">
            <text:p>Intrepid Potash Inc</text:p>
          </table:table-cell>
          <table:table-cell office:value-type="float" office:value="32.1" calcext:value-type="float">
            <text:p>32.1</text:p>
          </table:table-cell>
          <table:table-cell office:value-type="float" office:value="0.696396116248957" calcext:value-type="float">
            <text:p>0.696396116248957</text:p>
          </table:table-cell>
          <table:table-cell office:value-type="float" office:value="-31.403603883751" calcext:value-type="float">
            <text:p>-31.403603883751</text:p>
          </table:table-cell>
          <table:table-cell office:value-type="float" office:value="6.40913098821302" calcext:value-type="float">
            <text:p>6.40913098821302</text:p>
          </table:table-cell>
          <table:table-cell office:value-type="float" office:value="7.10552710446197" calcext:value-type="float">
            <text:p>7.10552710446197</text:p>
          </table:table-cell>
          <table:table-cell office:value-type="float" office:value="29.4800167110997" calcext:value-type="float">
            <text:p>29.4800167110997</text:p>
          </table:table-cell>
          <table:table-cell office:value-type="float" office:value="4.64211422791876" calcext:value-type="float">
            <text:p>4.64211422791876</text:p>
          </table:table-cell>
          <table:table-cell office:value-type="float" office:value="-27.4578857720812" calcext:value-type="float">
            <text:p>-27.4578857720812</text:p>
          </table:table-cell>
          <table:table-cell office:value-type="float" office:value="30.9230565786867" calcext:value-type="float">
            <text:p>30.9230565786867</text:p>
          </table:table-cell>
          <table:table-cell office:value-type="float" office:value="-1.17694342131333" calcext:value-type="float">
            <text:p>-1.17694342131333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ngersoll-Rand Inc</text:p>
          </table:table-cell>
          <table:table-cell office:value-type="float" office:value="43.92" calcext:value-type="float">
            <text:p>43.92</text:p>
          </table:table-cell>
          <table:table-cell office:value-type="float" office:value="3.14445659453938" calcext:value-type="float">
            <text:p>3.14445659453938</text:p>
          </table:table-cell>
          <table:table-cell office:value-type="float" office:value="-40.7755434054606" calcext:value-type="float">
            <text:p>-40.7755434054606</text:p>
          </table:table-cell>
          <table:table-cell office:value-type="float" office:value="2.41203500596891" calcext:value-type="float">
            <text:p>2.41203500596891</text:p>
          </table:table-cell>
          <table:table-cell office:value-type="float" office:value="5.55649160050829" calcext:value-type="float">
            <text:p>5.55649160050829</text:p>
          </table:table-cell>
          <table:table-cell office:value-type="float" office:value="-5.31035580676837" calcext:value-type="float">
            <text:p>-5.31035580676837</text:p>
          </table:table-cell>
          <table:table-cell office:value-type="float" office:value="4.87004089948458" calcext:value-type="float">
            <text:p>4.87004089948458</text:p>
          </table:table-cell>
          <table:table-cell office:value-type="float" office:value="-39.0499591005154" calcext:value-type="float">
            <text:p>-39.0499591005154</text:p>
          </table:table-cell>
          <table:table-cell office:value-type="float" office:value="21.0022309528067" calcext:value-type="float">
            <text:p>21.0022309528067</text:p>
          </table:table-cell>
          <table:table-cell office:value-type="float" office:value="-22.9177690471933" calcext:value-type="float">
            <text:p>-22.9177690471933</text:p>
          </table:table-cell>
          <table:table-cell/>
        </table:table-row>
        <table:table-row table:style-name="ro1">
          <table:table-cell office:value-type="string" calcext:value-type="string">
            <text:p>IRET</text:p>
          </table:table-cell>
          <table:table-cell office:value-type="string" calcext:value-type="string">
            <text:p>Investors Real Estate Trust</text:p>
          </table:table-cell>
          <table:table-cell office:value-type="float" office:value="70.42" calcext:value-type="float">
            <text:p>70.42</text:p>
          </table:table-cell>
          <table:table-cell office:value-type="float" office:value="1.29501654452224" calcext:value-type="float">
            <text:p>1.29501654452224</text:p>
          </table:table-cell>
          <table:table-cell office:value-type="float" office:value="-69.1249834554778" calcext:value-type="float">
            <text:p>-69.1249834554778</text:p>
          </table:table-cell>
          <table:table-cell office:value-type="float" office:value="0" calcext:value-type="float">
            <text:p>0</text:p>
          </table:table-cell>
          <table:table-cell office:value-type="float" office:value="1.29501654452224" calcext:value-type="float">
            <text:p>1.29501654452224</text:p>
          </table:table-cell>
          <table:table-cell office:value-type="float" office:value="41.5079621476621" calcext:value-type="float">
            <text:p>41.5079621476621</text:p>
          </table:table-cell>
          <table:table-cell office:value-type="float" office:value="-13.4551787406434" calcext:value-type="float">
            <text:p>-13.4551787406434</text:p>
          </table:table-cell>
          <table:table-cell office:value-type="float" office:value="-83.8751787406434" calcext:value-type="float">
            <text:p>-83.8751787406434</text:p>
          </table:table-cell>
          <table:table-cell office:value-type="float" office:value="49.992154684347" calcext:value-type="float">
            <text:p>49.992154684347</text:p>
          </table:table-cell>
          <table:table-cell office:value-type="float" office:value="-20.427845315653" calcext:value-type="float">
            <text:p>-20.427845315653</text:p>
          </table:table-cell>
          <table:table-cell/>
        </table:table-row>
        <table:table-row table:style-name="ro1">
          <table:table-cell office:value-type="string" calcext:value-type="string">
            <text:p>IRM</text:p>
          </table:table-cell>
          <table:table-cell office:value-type="string" calcext:value-type="string">
            <text:p>Iron Mountain Inc.</text:p>
          </table:table-cell>
          <table:table-cell office:value-type="float" office:value="33.17" calcext:value-type="float">
            <text:p>33.17</text:p>
          </table:table-cell>
          <table:table-cell office:value-type="float" office:value="3.14805762522988" calcext:value-type="float">
            <text:p>3.14805762522988</text:p>
          </table:table-cell>
          <table:table-cell office:value-type="float" office:value="-30.0219423747701" calcext:value-type="float">
            <text:p>-30.0219423747701</text:p>
          </table:table-cell>
          <table:table-cell office:value-type="float" office:value="0" calcext:value-type="float">
            <text:p>0</text:p>
          </table:table-cell>
          <table:table-cell office:value-type="float" office:value="3.14805762522988" calcext:value-type="float">
            <text:p>3.14805762522988</text:p>
          </table:table-cell>
          <table:table-cell office:value-type="float" office:value="-16.4591104642969" calcext:value-type="float">
            <text:p>-16.4591104642969</text:p>
          </table:table-cell>
          <table:table-cell office:value-type="float" office:value="-1.68614266626684" calcext:value-type="float">
            <text:p>-1.68614266626684</text:p>
          </table:table-cell>
          <table:table-cell office:value-type="float" office:value="-34.8561426662668" calcext:value-type="float">
            <text:p>-34.8561426662668</text:p>
          </table:table-cell>
          <table:table-cell office:value-type="float" office:value="3.55448249026981" calcext:value-type="float">
            <text:p>3.55448249026981</text:p>
          </table:table-cell>
          <table:table-cell office:value-type="float" office:value="-29.6155175097302" calcext:value-type="float">
            <text:p>-29.6155175097302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Gartner</text:p>
          </table:table-cell>
          <table:table-cell office:value-type="float" office:value="182.93" calcext:value-type="float">
            <text:p>182.93</text:p>
          </table:table-cell>
          <table:table-cell office:value-type="float" office:value="6.20152751905647" calcext:value-type="float">
            <text:p>6.20152751905647</text:p>
          </table:table-cell>
          <table:table-cell office:value-type="float" office:value="-176.728472480944" calcext:value-type="float">
            <text:p>-176.728472480944</text:p>
          </table:table-cell>
          <table:table-cell office:value-type="float" office:value="0" calcext:value-type="float">
            <text:p>0</text:p>
          </table:table-cell>
          <table:table-cell office:value-type="float" office:value="6.20152751905647" calcext:value-type="float">
            <text:p>6.20152751905647</text:p>
          </table:table-cell>
          <table:table-cell office:value-type="float" office:value="-30.4882331359057" calcext:value-type="float">
            <text:p>-30.4882331359057</text:p>
          </table:table-cell>
          <table:table-cell office:value-type="float" office:value="-7.3488742292498" calcext:value-type="float">
            <text:p>-7.3488742292498</text:p>
          </table:table-cell>
          <table:table-cell office:value-type="float" office:value="-190.27887422925" calcext:value-type="float">
            <text:p>-190.27887422925</text:p>
          </table:table-cell>
          <table:table-cell office:value-type="float" office:value="11.619882801809" calcext:value-type="float">
            <text:p>11.619882801809</text:p>
          </table:table-cell>
          <table:table-cell office:value-type="float" office:value="-171.310117198191" calcext:value-type="float">
            <text:p>-171.310117198191</text:p>
          </table:table-cell>
          <table:table-cell/>
        </table:table-row>
        <table:table-row table:style-name="ro1">
          <table:table-cell office:value-type="string" calcext:value-type="string">
            <text:p>ITT</text:p>
          </table:table-cell>
          <table:table-cell office:value-type="string" calcext:value-type="string">
            <text:p>ITT Inc</text:p>
          </table:table-cell>
          <table:table-cell office:value-type="float" office:value="79.09" calcext:value-type="float">
            <text:p>79.09</text:p>
          </table:table-cell>
          <table:table-cell office:value-type="float" office:value="9.05439814814815" calcext:value-type="float">
            <text:p>9.05439814814815</text:p>
          </table:table-cell>
          <table:table-cell office:value-type="float" office:value="-70.0356018518519" calcext:value-type="float">
            <text:p>-70.0356018518519</text:p>
          </table:table-cell>
          <table:table-cell office:value-type="float" office:value="4.38078703703704" calcext:value-type="float">
            <text:p>4.38078703703704</text:p>
          </table:table-cell>
          <table:table-cell office:value-type="float" office:value="13.4351851851852" calcext:value-type="float">
            <text:p>13.4351851851852</text:p>
          </table:table-cell>
          <table:table-cell office:value-type="float" office:value="11.0486111111111" calcext:value-type="float">
            <text:p>11.0486111111111</text:p>
          </table:table-cell>
          <table:table-cell office:value-type="float" office:value="11.0740740740741" calcext:value-type="float">
            <text:p>11.0740740740741</text:p>
          </table:table-cell>
          <table:table-cell office:value-type="float" office:value="-68.0159259259259" calcext:value-type="float">
            <text:p>-68.0159259259259</text:p>
          </table:table-cell>
          <table:table-cell office:value-type="float" office:value="23.3900462962963" calcext:value-type="float">
            <text:p>23.3900462962963</text:p>
          </table:table-cell>
          <table:table-cell office:value-type="float" office:value="-55.6999537037037" calcext:value-type="float">
            <text:p>-55.6999537037037</text:p>
          </table:table-cell>
          <table:table-cell/>
        </table:table-row>
        <table:table-row table:style-name="ro1">
          <table:table-cell office:value-type="string" calcext:value-type="string">
            <text:p>ITUB</text:p>
          </table:table-cell>
          <table:table-cell office:value-type="string" calcext:value-type="string">
            <text:p>Itau Unibanco Holding S.A.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-5.17" calcext:value-type="float">
            <text:p>-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656088814109" calcext:value-type="float">
            <text:p>23.5656088814109</text:p>
          </table:table-cell>
          <table:table-cell office:value-type="float" office:value="-3.96530380401859" calcext:value-type="float">
            <text:p>-3.96530380401859</text:p>
          </table:table-cell>
          <table:table-cell office:value-type="float" office:value="-9.13530380401859" calcext:value-type="float">
            <text:p>-9.13530380401859</text:p>
          </table:table-cell>
          <table:table-cell office:value-type="float" office:value="26.9995683367155" calcext:value-type="float">
            <text:p>26.9995683367155</text:p>
          </table:table-cell>
          <table:table-cell office:value-type="float" office:value="21.8295683367155" calcext:value-type="float">
            <text:p>21.8295683367155</text:p>
          </table:table-cell>
          <table:table-cell/>
        </table:table-row>
        <table:table-row table:style-name="ro1">
          <table:table-cell office:value-type="string" calcext:value-type="string">
            <text:p>ITW</text:p>
          </table:table-cell>
          <table:table-cell office:value-type="string" calcext:value-type="string">
            <text:p>Illinois Tool Works</text:p>
          </table:table-cell>
          <table:table-cell office:value-type="float" office:value="200.98" calcext:value-type="float">
            <text:p>200.98</text:p>
          </table:table-cell>
          <table:table-cell office:value-type="float" office:value="6.85264189138275" calcext:value-type="float">
            <text:p>6.85264189138275</text:p>
          </table:table-cell>
          <table:table-cell office:value-type="float" office:value="-194.127358108617" calcext:value-type="float">
            <text:p>-194.127358108617</text:p>
          </table:table-cell>
          <table:table-cell office:value-type="float" office:value="3.63009936984729" calcext:value-type="float">
            <text:p>3.63009936984729</text:p>
          </table:table-cell>
          <table:table-cell office:value-type="float" office:value="10.48274126123" calcext:value-type="float">
            <text:p>10.48274126123</text:p>
          </table:table-cell>
          <table:table-cell office:value-type="float" office:value="-8.55869381454857" calcext:value-type="float">
            <text:p>-8.55869381454857</text:p>
          </table:table-cell>
          <table:table-cell office:value-type="float" office:value="11.0293097477258" calcext:value-type="float">
            <text:p>11.0293097477258</text:p>
          </table:table-cell>
          <table:table-cell office:value-type="float" office:value="-189.950690252274" calcext:value-type="float">
            <text:p>-189.950690252274</text:p>
          </table:table-cell>
          <table:table-cell office:value-type="float" office:value="8.51762219417606" calcext:value-type="float">
            <text:p>8.51762219417606</text:p>
          </table:table-cell>
          <table:table-cell office:value-type="float" office:value="-192.462377805824" calcext:value-type="float">
            <text:p>-192.462377805824</text:p>
          </table:table-cell>
          <table:table-cell/>
        </table:table-row>
        <table:table-row table:style-name="ro1">
          <table:table-cell office:value-type="string" calcext:value-type="string">
            <text:p>IVC</text:p>
          </table:table-cell>
          <table:table-cell office:value-type="string" calcext:value-type="string">
            <text:p>Invacare Corp.</text:p>
          </table:table-cell>
          <table:table-cell office:value-type="float" office:value="8.58" calcext:value-type="float">
            <text:p>8.58</text:p>
          </table:table-cell>
          <table:table-cell office:value-type="float" office:value="2.52312528231687" calcext:value-type="float">
            <text:p>2.52312528231687</text:p>
          </table:table-cell>
          <table:table-cell office:value-type="float" office:value="-6.05687471768313" calcext:value-type="float">
            <text:p>-6.05687471768313</text:p>
          </table:table-cell>
          <table:table-cell office:value-type="float" office:value="4.22681967824421" calcext:value-type="float">
            <text:p>4.22681967824421</text:p>
          </table:table-cell>
          <table:table-cell office:value-type="float" office:value="6.74994496056107" calcext:value-type="float">
            <text:p>6.74994496056107</text:p>
          </table:table-cell>
          <table:table-cell office:value-type="float" office:value="-2.87536025550389" calcext:value-type="float">
            <text:p>-2.87536025550389</text:p>
          </table:table-cell>
          <table:table-cell office:value-type="float" office:value="4.23838551599096" calcext:value-type="float">
            <text:p>4.23838551599096</text:p>
          </table:table-cell>
          <table:table-cell office:value-type="float" office:value="-4.34161448400904" calcext:value-type="float">
            <text:p>-4.34161448400904</text:p>
          </table:table-cell>
          <table:table-cell office:value-type="float" office:value="9.60397525398929" calcext:value-type="float">
            <text:p>9.60397525398929</text:p>
          </table:table-cell>
          <table:table-cell office:value-type="float" office:value="1.02397525398928" calcext:value-type="float">
            <text:p>1.02397525398928</text:p>
          </table:table-cell>
          <table:table-cell/>
        </table:table-row>
        <table:table-row table:style-name="ro1">
          <table:table-cell office:value-type="string" calcext:value-type="string">
            <text:p>IVR</text:p>
          </table:table-cell>
          <table:table-cell office:value-type="string" calcext:value-type="string">
            <text:p>Invesco Mortgage Capital Inc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-3.83" calcext:value-type="float">
            <text:p>-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655958657132" calcext:value-type="float">
            <text:p>2.80655958657132</text:p>
          </table:table-cell>
          <table:table-cell office:value-type="float" office:value="5.02032500283725" calcext:value-type="float">
            <text:p>5.02032500283725</text:p>
          </table:table-cell>
          <table:table-cell office:value-type="float" office:value="1.19032500283725" calcext:value-type="float">
            <text:p>1.19032500283725</text:p>
          </table:table-cell>
          <table:table-cell office:value-type="float" office:value="5.2470710474579" calcext:value-type="float">
            <text:p>5.2470710474579</text:p>
          </table:table-cell>
          <table:table-cell office:value-type="float" office:value="1.4170710474579" calcext:value-type="float">
            <text:p>1.4170710474579</text:p>
          </table:table-cell>
          <table:table-cell/>
        </table:table-row>
        <table:table-row table:style-name="ro1">
          <table:table-cell office:value-type="string" calcext:value-type="string">
            <text:p>IVZ</text:p>
          </table:table-cell>
          <table:table-cell office:value-type="string" calcext:value-type="string">
            <text:p>Invesco Ltd</text:p>
          </table:table-cell>
          <table:table-cell office:value-type="float" office:value="22.67" calcext:value-type="float">
            <text:p>22.67</text:p>
          </table:table-cell>
          <table:table-cell office:value-type="float" office:value="2.32205196122248" calcext:value-type="float">
            <text:p>2.32205196122248</text:p>
          </table:table-cell>
          <table:table-cell office:value-type="float" office:value="-20.3479480387775" calcext:value-type="float">
            <text:p>-20.3479480387775</text:p>
          </table:table-cell>
          <table:table-cell office:value-type="float" office:value="0" calcext:value-type="float">
            <text:p>0</text:p>
          </table:table-cell>
          <table:table-cell office:value-type="float" office:value="2.32205196122248" calcext:value-type="float">
            <text:p>2.32205196122248</text:p>
          </table:table-cell>
          <table:table-cell office:value-type="float" office:value="-4.59512007739761" calcext:value-type="float">
            <text:p>-4.59512007739761</text:p>
          </table:table-cell>
          <table:table-cell office:value-type="float" office:value="18.0532682246741" calcext:value-type="float">
            <text:p>18.0532682246741</text:p>
          </table:table-cell>
          <table:table-cell office:value-type="float" office:value="-4.61673177532587" calcext:value-type="float">
            <text:p>-4.61673177532587</text:p>
          </table:table-cell>
          <table:table-cell office:value-type="float" office:value="30.3351509728802" calcext:value-type="float">
            <text:p>30.3351509728802</text:p>
          </table:table-cell>
          <table:table-cell office:value-type="float" office:value="7.66515097288023" calcext:value-type="float">
            <text:p>7.66515097288023</text:p>
          </table:table-cell>
          <table:table-cell/>
        </table:table-row>
        <table:table-row table:style-name="ro1">
          <table:table-cell office:value-type="string" calcext:value-type="string">
            <text:p>JBL</text:p>
          </table:table-cell>
          <table:table-cell office:value-type="string" calcext:value-type="string">
            <text:p>Jabil Inc</text:p>
          </table:table-cell>
          <table:table-cell office:value-type="float" office:value="44.71" calcext:value-type="float">
            <text:p>44.71</text:p>
          </table:table-cell>
          <table:table-cell office:value-type="float" office:value="7.37516652045045" calcext:value-type="float">
            <text:p>7.37516652045045</text:p>
          </table:table-cell>
          <table:table-cell office:value-type="float" office:value="-37.3348334795496" calcext:value-type="float">
            <text:p>-37.3348334795496</text:p>
          </table:table-cell>
          <table:table-cell office:value-type="float" office:value="21.7867170638898" calcext:value-type="float">
            <text:p>21.7867170638898</text:p>
          </table:table-cell>
          <table:table-cell office:value-type="float" office:value="29.1618835843403" calcext:value-type="float">
            <text:p>29.1618835843403</text:p>
          </table:table-cell>
          <table:table-cell office:value-type="float" office:value="7.15124258970303" calcext:value-type="float">
            <text:p>7.15124258970303</text:p>
          </table:table-cell>
          <table:table-cell office:value-type="float" office:value="1.23313979086632" calcext:value-type="float">
            <text:p>1.23313979086632</text:p>
          </table:table-cell>
          <table:table-cell office:value-type="float" office:value="-43.4768602091337" calcext:value-type="float">
            <text:p>-43.4768602091337</text:p>
          </table:table-cell>
          <table:table-cell office:value-type="float" office:value="13.1803418201333" calcext:value-type="float">
            <text:p>13.1803418201333</text:p>
          </table:table-cell>
          <table:table-cell office:value-type="float" office:value="-31.5296581798667" calcext:value-type="float">
            <text:p>-31.5296581798667</text:p>
          </table:table-cell>
          <table:table-cell/>
        </table:table-row>
        <table:table-row table:style-name="ro1">
          <table:table-cell office:value-type="string" calcext:value-type="string">
            <text:p>JBT</text:p>
          </table:table-cell>
          <table:table-cell office:value-type="string" calcext:value-type="string">
            <text:p>John Bean Technologies Corp</text:p>
          </table:table-cell>
          <table:table-cell office:value-type="float" office:value="129.96" calcext:value-type="float">
            <text:p>129.96</text:p>
          </table:table-cell>
          <table:table-cell office:value-type="float" office:value="1.59474548382104" calcext:value-type="float">
            <text:p>1.59474548382104</text:p>
          </table:table-cell>
          <table:table-cell office:value-type="float" office:value="-128.365254516179" calcext:value-type="float">
            <text:p>-128.365254516179</text:p>
          </table:table-cell>
          <table:table-cell office:value-type="float" office:value="6.92422100386329" calcext:value-type="float">
            <text:p>6.92422100386329</text:p>
          </table:table-cell>
          <table:table-cell office:value-type="float" office:value="8.51896648768433" calcext:value-type="float">
            <text:p>8.51896648768433</text:p>
          </table:table-cell>
          <table:table-cell office:value-type="float" office:value="-6.98095108036285" calcext:value-type="float">
            <text:p>-6.98095108036285</text:p>
          </table:table-cell>
          <table:table-cell office:value-type="float" office:value="6.3001901623681" calcext:value-type="float">
            <text:p>6.3001901623681</text:p>
          </table:table-cell>
          <table:table-cell office:value-type="float" office:value="-123.659809837632" calcext:value-type="float">
            <text:p>-123.659809837632</text:p>
          </table:table-cell>
          <table:table-cell office:value-type="float" office:value="19.2693159843515" calcext:value-type="float">
            <text:p>19.2693159843515</text:p>
          </table:table-cell>
          <table:table-cell office:value-type="float" office:value="-110.690684015649" calcext:value-type="float">
            <text:p>-110.690684015649</text:p>
          </table:table-cell>
          <table:table-cell/>
        </table:table-row>
        <table:table-row table:style-name="ro1">
          <table:table-cell office:value-type="string" calcext:value-type="string">
            <text:p>JCI</text:p>
          </table:table-cell>
          <table:table-cell office:value-type="string" calcext:value-type="string">
            <text:p>Johnson Controls International plc</text:p>
          </table:table-cell>
          <table:table-cell office:value-type="float" office:value="53.58" calcext:value-type="float">
            <text:p>53.58</text:p>
          </table:table-cell>
          <table:table-cell office:value-type="float" office:value="2.55567586070386" calcext:value-type="float">
            <text:p>2.55567586070386</text:p>
          </table:table-cell>
          <table:table-cell office:value-type="float" office:value="-51.0243241392961" calcext:value-type="float">
            <text:p>-51.0243241392961</text:p>
          </table:table-cell>
          <table:table-cell office:value-type="float" office:value="2.6585143673336" calcext:value-type="float">
            <text:p>2.6585143673336</text:p>
          </table:table-cell>
          <table:table-cell office:value-type="float" office:value="5.21419022803745" calcext:value-type="float">
            <text:p>5.21419022803745</text:p>
          </table:table-cell>
          <table:table-cell office:value-type="float" office:value="-8.24792617361468" calcext:value-type="float">
            <text:p>-8.24792617361468</text:p>
          </table:table-cell>
          <table:table-cell office:value-type="float" office:value="2.15127038193016" calcext:value-type="float">
            <text:p>2.15127038193016</text:p>
          </table:table-cell>
          <table:table-cell office:value-type="float" office:value="-51.4287296180698" calcext:value-type="float">
            <text:p>-51.4287296180698</text:p>
          </table:table-cell>
          <table:table-cell office:value-type="float" office:value="24.5367117980355" calcext:value-type="float">
            <text:p>24.5367117980355</text:p>
          </table:table-cell>
          <table:table-cell office:value-type="float" office:value="-29.0432882019645" calcext:value-type="float">
            <text:p>-29.0432882019645</text:p>
          </table:table-cell>
          <table:table-cell/>
        </table:table-row>
        <table:table-row table:style-name="ro1">
          <table:table-cell office:value-type="string" calcext:value-type="string">
            <text:p>JLL</text:p>
          </table:table-cell>
          <table:table-cell office:value-type="string" calcext:value-type="string">
            <text:p>Jones Lang Lasalle Inc.</text:p>
          </table:table-cell>
          <table:table-cell office:value-type="float" office:value="155.72" calcext:value-type="float">
            <text:p>155.72</text:p>
          </table:table-cell>
          <table:table-cell office:value-type="float" office:value="8.59992733452308" calcext:value-type="float">
            <text:p>8.59992733452308</text:p>
          </table:table-cell>
          <table:table-cell office:value-type="float" office:value="-147.120072665477" calcext:value-type="float">
            <text:p>-147.120072665477</text:p>
          </table:table-cell>
          <table:table-cell office:value-type="float" office:value="0" calcext:value-type="float">
            <text:p>0</text:p>
          </table:table-cell>
          <table:table-cell office:value-type="float" office:value="8.59992733452308" calcext:value-type="float">
            <text:p>8.59992733452308</text:p>
          </table:table-cell>
          <table:table-cell office:value-type="float" office:value="7.54057264922501" calcext:value-type="float">
            <text:p>7.54057264922501</text:p>
          </table:table-cell>
          <table:table-cell office:value-type="float" office:value="7.16139403493013" calcext:value-type="float">
            <text:p>7.16139403493013</text:p>
          </table:table-cell>
          <table:table-cell office:value-type="float" office:value="-148.55860596507" calcext:value-type="float">
            <text:p>-148.55860596507</text:p>
          </table:table-cell>
          <table:table-cell office:value-type="float" office:value="101.707822433313" calcext:value-type="float">
            <text:p>101.707822433313</text:p>
          </table:table-cell>
          <table:table-cell office:value-type="float" office:value="-54.0121775666869" calcext:value-type="float">
            <text:p>-54.0121775666869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MP Group LLC</text:p>
          </table:table-cell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-4.68" calcext:value-type="float">
            <text:p>-4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3915108181671" calcext:value-type="float">
            <text:p>2.73915108181671</text:p>
          </table:table-cell>
          <table:table-cell office:value-type="float" office:value="1.74941994911305" calcext:value-type="float">
            <text:p>1.74941994911305</text:p>
          </table:table-cell>
          <table:table-cell office:value-type="float" office:value="-2.93058005088695" calcext:value-type="float">
            <text:p>-2.93058005088695</text:p>
          </table:table-cell>
          <table:table-cell office:value-type="float" office:value="2.73915108181671" calcext:value-type="float">
            <text:p>2.73915108181671</text:p>
          </table:table-cell>
          <table:table-cell office:value-type="float" office:value="-1.94084891818329" calcext:value-type="float">
            <text:p>-1.94084891818329</text:p>
          </table:table-cell>
          <table:table-cell/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Johnson &amp; Johnson</text:p>
          </table:table-cell>
          <table:table-cell office:value-type="float" office:value="166.58" calcext:value-type="float">
            <text:p>166.58</text:p>
          </table:table-cell>
          <table:table-cell office:value-type="float" office:value="11.6924980276255" calcext:value-type="float">
            <text:p>11.6924980276255</text:p>
          </table:table-cell>
          <table:table-cell office:value-type="float" office:value="-154.887501972375" calcext:value-type="float">
            <text:p>-154.887501972375</text:p>
          </table:table-cell>
          <table:table-cell office:value-type="float" office:value="3.64628467454525" calcext:value-type="float">
            <text:p>3.64628467454525</text:p>
          </table:table-cell>
          <table:table-cell office:value-type="float" office:value="15.3387827021708" calcext:value-type="float">
            <text:p>15.3387827021708</text:p>
          </table:table-cell>
          <table:table-cell office:value-type="float" office:value="-6.39685737257443" calcext:value-type="float">
            <text:p>-6.39685737257443</text:p>
          </table:table-cell>
          <table:table-cell office:value-type="float" office:value="7.11517431387718" calcext:value-type="float">
            <text:p>7.11517431387718</text:p>
          </table:table-cell>
          <table:table-cell office:value-type="float" office:value="-159.464825686123" calcext:value-type="float">
            <text:p>-159.464825686123</text:p>
          </table:table-cell>
          <table:table-cell office:value-type="float" office:value="24.4907711034437" calcext:value-type="float">
            <text:p>24.4907711034437</text:p>
          </table:table-cell>
          <table:table-cell office:value-type="float" office:value="-142.089228896556" calcext:value-type="float">
            <text:p>-142.089228896556</text:p>
          </table:table-cell>
          <table:table-cell/>
        </table:table-row>
        <table:table-row table:style-name="ro1">
          <table:table-cell office:value-type="string" calcext:value-type="string">
            <text:p>JNPR</text:p>
          </table:table-cell>
          <table:table-cell office:value-type="string" calcext:value-type="string">
            <text:p>Juniper Networks Inc</text:p>
          </table:table-cell>
          <table:table-cell office:value-type="float" office:value="25.25" calcext:value-type="float">
            <text:p>25.25</text:p>
          </table:table-cell>
          <table:table-cell office:value-type="float" office:value="5.58264160447158" calcext:value-type="float">
            <text:p>5.58264160447158</text:p>
          </table:table-cell>
          <table:table-cell office:value-type="float" office:value="-19.6673583955284" calcext:value-type="float">
            <text:p>-19.6673583955284</text:p>
          </table:table-cell>
          <table:table-cell office:value-type="float" office:value="0" calcext:value-type="float">
            <text:p>0</text:p>
          </table:table-cell>
          <table:table-cell office:value-type="float" office:value="5.58264160447158" calcext:value-type="float">
            <text:p>5.58264160447158</text:p>
          </table:table-cell>
          <table:table-cell office:value-type="float" office:value="3.25047548439409" calcext:value-type="float">
            <text:p>3.25047548439409</text:p>
          </table:table-cell>
          <table:table-cell office:value-type="float" office:value="4.66099624180376" calcext:value-type="float">
            <text:p>4.66099624180376</text:p>
          </table:table-cell>
          <table:table-cell office:value-type="float" office:value="-20.5890037581962" calcext:value-type="float">
            <text:p>-20.5890037581962</text:p>
          </table:table-cell>
          <table:table-cell office:value-type="float" office:value="13.831655709297" calcext:value-type="float">
            <text:p>13.831655709297</text:p>
          </table:table-cell>
          <table:table-cell office:value-type="float" office:value="-11.418344290703" calcext:value-type="float">
            <text:p>-11.418344290703</text:p>
          </table:table-cell>
          <table:table-cell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St. Joe Co.</text:p>
          </table:table-cell>
          <table:table-cell office:value-type="float" office:value="53.68" calcext:value-type="float">
            <text:p>53.68</text:p>
          </table:table-cell>
          <table:table-cell office:value-type="float" office:value="1.73822298351928" calcext:value-type="float">
            <text:p>1.73822298351928</text:p>
          </table:table-cell>
          <table:table-cell office:value-type="float" office:value="-51.9417770164807" calcext:value-type="float">
            <text:p>-51.9417770164807</text:p>
          </table:table-cell>
          <table:table-cell office:value-type="float" office:value="0" calcext:value-type="float">
            <text:p>0</text:p>
          </table:table-cell>
          <table:table-cell office:value-type="float" office:value="1.73822298351928" calcext:value-type="float">
            <text:p>1.73822298351928</text:p>
          </table:table-cell>
          <table:table-cell office:value-type="float" office:value="9.08438933239796" calcext:value-type="float">
            <text:p>9.08438933239796</text:p>
          </table:table-cell>
          <table:table-cell office:value-type="float" office:value="2.04415403280181" calcext:value-type="float">
            <text:p>2.04415403280181</text:p>
          </table:table-cell>
          <table:table-cell office:value-type="float" office:value="-51.6358459671982" calcext:value-type="float">
            <text:p>-51.6358459671982</text:p>
          </table:table-cell>
          <table:table-cell office:value-type="float" office:value="9.08438933239796" calcext:value-type="float">
            <text:p>9.08438933239796</text:p>
          </table:table-cell>
          <table:table-cell office:value-type="float" office:value="-44.595610667602" calcext:value-type="float">
            <text:p>-44.595610667602</text:p>
          </table:table-cell>
          <table:table-cell/>
        </table:table-row>
        <table:table-row table:style-name="ro1">
          <table:table-cell office:value-type="string" calcext:value-type="string">
            <text:p>JPM</text:p>
          </table:table-cell>
          <table:table-cell office:value-type="string" calcext:value-type="string">
            <text:p>JPMorgan Chase &amp; Co.</text:p>
          </table:table-cell>
          <table:table-cell office:value-type="float" office:value="141.25" calcext:value-type="float">
            <text:p>141.25</text:p>
          </table:table-cell>
          <table:table-cell office:value-type="float" office:value="0" calcext:value-type="float">
            <text:p>0</text:p>
          </table:table-cell>
          <table:table-cell office:value-type="float" office:value="-141.25" calcext:value-type="float">
            <text:p>-14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1533395526281" calcext:value-type="float">
            <text:p>62.1533395526281</text:p>
          </table:table-cell>
          <table:table-cell office:value-type="float" office:value="15.6413463980566" calcext:value-type="float">
            <text:p>15.6413463980566</text:p>
          </table:table-cell>
          <table:table-cell office:value-type="float" office:value="-125.608653601943" calcext:value-type="float">
            <text:p>-125.608653601943</text:p>
          </table:table-cell>
          <table:table-cell office:value-type="float" office:value="88.9419091827742" calcext:value-type="float">
            <text:p>88.9419091827742</text:p>
          </table:table-cell>
          <table:table-cell office:value-type="float" office:value="-52.3080908172259" calcext:value-type="float">
            <text:p>-52.3080908172259</text:p>
          </table:table-cell>
          <table:table-cell/>
        </table:table-row>
        <table:table-row table:style-name="ro1">
          <table:table-cell office:value-type="string" calcext:value-type="string">
            <text:p>JW.A</text:p>
          </table:table-cell>
          <table:table-cell office:value-type="string" calcext:value-type="string">
            <text:p>John Wiley &amp; Sons Inc.</text:p>
          </table:table-cell>
          <table:table-cell office:value-type="float" office:value="53.11" calcext:value-type="float">
            <text:p>53.11</text:p>
          </table:table-cell>
          <table:table-cell office:value-type="float" office:value="1.83354470061737" calcext:value-type="float">
            <text:p>1.83354470061737</text:p>
          </table:table-cell>
          <table:table-cell office:value-type="float" office:value="-51.2764552993826" calcext:value-type="float">
            <text:p>-51.2764552993826</text:p>
          </table:table-cell>
          <table:table-cell office:value-type="float" office:value="0.898397063550349" calcext:value-type="float">
            <text:p>0.898397063550349</text:p>
          </table:table-cell>
          <table:table-cell office:value-type="float" office:value="2.73194176416771" calcext:value-type="float">
            <text:p>2.73194176416771</text:p>
          </table:table-cell>
          <table:table-cell office:value-type="float" office:value="-19.7393189145103" calcext:value-type="float">
            <text:p>-19.7393189145103</text:p>
          </table:table-cell>
          <table:table-cell office:value-type="float" office:value="-3.35418756167572" calcext:value-type="float">
            <text:p>-3.35418756167572</text:p>
          </table:table-cell>
          <table:table-cell office:value-type="float" office:value="-56.4641875616757" calcext:value-type="float">
            <text:p>-56.4641875616757</text:p>
          </table:table-cell>
          <table:table-cell office:value-type="float" office:value="21.7353118024115" calcext:value-type="float">
            <text:p>21.7353118024115</text:p>
          </table:table-cell>
          <table:table-cell office:value-type="float" office:value="-31.3746881975885" calcext:value-type="float">
            <text:p>-31.3746881975885</text:p>
          </table:table-cell>
          <table:table-cell/>
        </table:table-row>
        <table:table-row table:style-name="ro1">
          <table:table-cell office:value-type="string" calcext:value-type="string">
            <text:p>JWN</text:p>
          </table:table-cell>
          <table:table-cell office:value-type="string" calcext:value-type="string">
            <text:p>Nordstrom</text:p>
          </table:table-cell>
          <table:table-cell office:value-type="float" office:value="34.85" calcext:value-type="float">
            <text:p>34.85</text:p>
          </table:table-cell>
          <table:table-cell office:value-type="float" office:value="5.63787522802478" calcext:value-type="float">
            <text:p>5.63787522802478</text:p>
          </table:table-cell>
          <table:table-cell office:value-type="float" office:value="-29.2121247719752" calcext:value-type="float">
            <text:p>-29.2121247719752</text:p>
          </table:table-cell>
          <table:table-cell office:value-type="float" office:value="11.7957794422116" calcext:value-type="float">
            <text:p>11.7957794422116</text:p>
          </table:table-cell>
          <table:table-cell office:value-type="float" office:value="17.4336546702364" calcext:value-type="float">
            <text:p>17.4336546702364</text:p>
          </table:table-cell>
          <table:table-cell office:value-type="float" office:value="0.0190254507132445" calcext:value-type="float">
            <text:p>0.019025450713245</text:p>
          </table:table-cell>
          <table:table-cell office:value-type="float" office:value="-3.08846483245002" calcext:value-type="float">
            <text:p>-3.08846483245002</text:p>
          </table:table-cell>
          <table:table-cell office:value-type="float" office:value="-37.93846483245" calcext:value-type="float">
            <text:p>-37.93846483245</text:p>
          </table:table-cell>
          <table:table-cell office:value-type="float" office:value="1.59813785991254" calcext:value-type="float">
            <text:p>1.59813785991254</text:p>
          </table:table-cell>
          <table:table-cell office:value-type="float" office:value="-33.2518621400875" calcext:value-type="float">
            <text:p>-33.251862140087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logg Co</text:p>
          </table:table-cell>
          <table:table-cell office:value-type="float" office:value="57.38" calcext:value-type="float">
            <text:p>57.38</text:p>
          </table:table-cell>
          <table:table-cell office:value-type="float" office:value="4.59394934219766" calcext:value-type="float">
            <text:p>4.59394934219766</text:p>
          </table:table-cell>
          <table:table-cell office:value-type="float" office:value="-52.7860506578023" calcext:value-type="float">
            <text:p>-52.7860506578023</text:p>
          </table:table-cell>
          <table:table-cell office:value-type="float" office:value="3.67457759290414" calcext:value-type="float">
            <text:p>3.67457759290414</text:p>
          </table:table-cell>
          <table:table-cell office:value-type="float" office:value="8.2685269351018" calcext:value-type="float">
            <text:p>8.2685269351018</text:p>
          </table:table-cell>
          <table:table-cell office:value-type="float" office:value="-15.2278219487413" calcext:value-type="float">
            <text:p>-15.2278219487413</text:p>
          </table:table-cell>
          <table:table-cell office:value-type="float" office:value="-3.72694686976264" calcext:value-type="float">
            <text:p>-3.72694686976264</text:p>
          </table:table-cell>
          <table:table-cell office:value-type="float" office:value="-61.1069468697626" calcext:value-type="float">
            <text:p>-61.1069468697626</text:p>
          </table:table-cell>
          <table:table-cell office:value-type="float" office:value="8.85622659762487" calcext:value-type="float">
            <text:p>8.85622659762487</text:p>
          </table:table-cell>
          <table:table-cell office:value-type="float" office:value="-48.5237734023751" calcext:value-type="float">
            <text:p>-48.5237734023751</text:p>
          </table:table-cell>
          <table:table-cell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Kadant</text:p>
          </table:table-cell>
          <table:table-cell office:value-type="float" office:value="150.26" calcext:value-type="float">
            <text:p>150.26</text:p>
          </table:table-cell>
          <table:table-cell office:value-type="float" office:value="4.65300150483598" calcext:value-type="float">
            <text:p>4.65300150483598</text:p>
          </table:table-cell>
          <table:table-cell office:value-type="float" office:value="-145.606998495164" calcext:value-type="float">
            <text:p>-145.606998495164</text:p>
          </table:table-cell>
          <table:table-cell office:value-type="float" office:value="9.44562607084893" calcext:value-type="float">
            <text:p>9.44562607084893</text:p>
          </table:table-cell>
          <table:table-cell office:value-type="float" office:value="14.0986275756849" calcext:value-type="float">
            <text:p>14.0986275756849</text:p>
          </table:table-cell>
          <table:table-cell office:value-type="float" office:value="-4.0329082953649" calcext:value-type="float">
            <text:p>-4.0329082953649</text:p>
          </table:table-cell>
          <table:table-cell office:value-type="float" office:value="13.5260600752766" calcext:value-type="float">
            <text:p>13.5260600752766</text:p>
          </table:table-cell>
          <table:table-cell office:value-type="float" office:value="-136.733939924723" calcext:value-type="float">
            <text:p>-136.733939924723</text:p>
          </table:table-cell>
          <table:table-cell office:value-type="float" office:value="40.0485335668783" calcext:value-type="float">
            <text:p>40.0485335668783</text:p>
          </table:table-cell>
          <table:table-cell office:value-type="float" office:value="-110.211466433122" calcext:value-type="float">
            <text:p>-110.211466433122</text:p>
          </table:table-cell>
          <table:table-cell/>
        </table:table-row>
        <table:table-row table:style-name="ro1">
          <table:table-cell office:value-type="string" calcext:value-type="string">
            <text:p>KAMN</text:p>
          </table:table-cell>
          <table:table-cell office:value-type="string" calcext:value-type="string">
            <text:p>Kaman Corp.</text:p>
          </table:table-cell>
          <table:table-cell office:value-type="float" office:value="55.98" calcext:value-type="float">
            <text:p>55.98</text:p>
          </table:table-cell>
          <table:table-cell office:value-type="float" office:value="5.50225232557127" calcext:value-type="float">
            <text:p>5.50225232557127</text:p>
          </table:table-cell>
          <table:table-cell office:value-type="float" office:value="-50.4777476744287" calcext:value-type="float">
            <text:p>-50.4777476744287</text:p>
          </table:table-cell>
          <table:table-cell office:value-type="float" office:value="6.79973724403884" calcext:value-type="float">
            <text:p>6.79973724403884</text:p>
          </table:table-cell>
          <table:table-cell office:value-type="float" office:value="12.3019895696101" calcext:value-type="float">
            <text:p>12.3019895696101</text:p>
          </table:table-cell>
          <table:table-cell office:value-type="float" office:value="13.5070163580797" calcext:value-type="float">
            <text:p>13.5070163580797</text:p>
          </table:table-cell>
          <table:table-cell office:value-type="float" office:value="18.5840118684589" calcext:value-type="float">
            <text:p>18.5840118684589</text:p>
          </table:table-cell>
          <table:table-cell office:value-type="float" office:value="-37.3959881315411" calcext:value-type="float">
            <text:p>-37.3959881315411</text:p>
          </table:table-cell>
          <table:table-cell office:value-type="float" office:value="27.8450358384549" calcext:value-type="float">
            <text:p>27.8450358384549</text:p>
          </table:table-cell>
          <table:table-cell office:value-type="float" office:value="-28.1349641615451" calcext:value-type="float">
            <text:p>-28.1349641615451</text:p>
          </table:table-cell>
          <table:table-cell/>
        </table:table-row>
        <table:table-row table:style-name="ro1">
          <table:table-cell office:value-type="string" calcext:value-type="string">
            <text:p>KAR</text:p>
          </table:table-cell>
          <table:table-cell office:value-type="string" calcext:value-type="string">
            <text:p>KAR Auction Services Inc</text:p>
          </table:table-cell>
          <table:table-cell office:value-type="float" office:value="19.19" calcext:value-type="float">
            <text:p>19.19</text:p>
          </table:table-cell>
          <table:table-cell office:value-type="float" office:value="9.87763767819206" calcext:value-type="float">
            <text:p>9.87763767819206</text:p>
          </table:table-cell>
          <table:table-cell office:value-type="float" office:value="-9.31236232180794" calcext:value-type="float">
            <text:p>-9.31236232180794</text:p>
          </table:table-cell>
          <table:table-cell office:value-type="float" office:value="0" calcext:value-type="float">
            <text:p>0</text:p>
          </table:table-cell>
          <table:table-cell office:value-type="float" office:value="9.87763767819206" calcext:value-type="float">
            <text:p>9.87763767819206</text:p>
          </table:table-cell>
          <table:table-cell office:value-type="float" office:value="-4.98407941747578" calcext:value-type="float">
            <text:p>-4.98407941747578</text:p>
          </table:table-cell>
          <table:table-cell office:value-type="float" office:value="10.2134170118127" calcext:value-type="float">
            <text:p>10.2134170118127</text:p>
          </table:table-cell>
          <table:table-cell office:value-type="float" office:value="-8.97658298818725" calcext:value-type="float">
            <text:p>-8.97658298818725</text:p>
          </table:table-cell>
          <table:table-cell office:value-type="float" office:value="16.6110191079176" calcext:value-type="float">
            <text:p>16.6110191079176</text:p>
          </table:table-cell>
          <table:table-cell office:value-type="float" office:value="-2.57898089208244" calcext:value-type="float">
            <text:p>-2.57898089208244</text:p>
          </table:table-cell>
          <table:table-cell/>
        </table:table-row>
        <table:table-row table:style-name="ro1">
          <table:table-cell office:value-type="string" calcext:value-type="string">
            <text:p>KBH</text:p>
          </table:table-cell>
          <table:table-cell office:value-type="string" calcext:value-type="string">
            <text:p>KB Home</text:p>
          </table:table-cell>
          <table:table-cell office:value-type="float" office:value="44.06" calcext:value-type="float">
            <text:p>44.06</text:p>
          </table:table-cell>
          <table:table-cell office:value-type="float" office:value="7.43350686694464" calcext:value-type="float">
            <text:p>7.43350686694464</text:p>
          </table:table-cell>
          <table:table-cell office:value-type="float" office:value="-36.6264931330554" calcext:value-type="float">
            <text:p>-36.6264931330554</text:p>
          </table:table-cell>
          <table:table-cell office:value-type="float" office:value="42.5313924320573" calcext:value-type="float">
            <text:p>42.5313924320573</text:p>
          </table:table-cell>
          <table:table-cell office:value-type="float" office:value="49.9648992990019" calcext:value-type="float">
            <text:p>49.9648992990019</text:p>
          </table:table-cell>
          <table:table-cell office:value-type="float" office:value="29.0902863623778" calcext:value-type="float">
            <text:p>29.0902863623778</text:p>
          </table:table-cell>
          <table:table-cell office:value-type="float" office:value="42.6806540285665" calcext:value-type="float">
            <text:p>42.6806540285665</text:p>
          </table:table-cell>
          <table:table-cell office:value-type="float" office:value="-1.37934597143355" calcext:value-type="float">
            <text:p>-1.37934597143355</text:p>
          </table:table-cell>
          <table:table-cell office:value-type="float" office:value="29.0902863623778" calcext:value-type="float">
            <text:p>29.0902863623778</text:p>
          </table:table-cell>
          <table:table-cell office:value-type="float" office:value="-14.9697136376222" calcext:value-type="float">
            <text:p>-14.9697136376222</text:p>
          </table:table-cell>
          <table:table-cell/>
        </table:table-row>
        <table:table-row table:style-name="ro1">
          <table:table-cell office:value-type="string" calcext:value-type="string">
            <text:p>KBR</text:p>
          </table:table-cell>
          <table:table-cell office:value-type="string" calcext:value-type="string">
            <text:p>KBR Inc</text:p>
          </table:table-cell>
          <table:table-cell office:value-type="float" office:value="31.92" calcext:value-type="float">
            <text:p>31.92</text:p>
          </table:table-cell>
          <table:table-cell office:value-type="float" office:value="6.65838505760727" calcext:value-type="float">
            <text:p>6.65838505760727</text:p>
          </table:table-cell>
          <table:table-cell office:value-type="float" office:value="-25.2616149423927" calcext:value-type="float">
            <text:p>-25.2616149423927</text:p>
          </table:table-cell>
          <table:table-cell office:value-type="float" office:value="0" calcext:value-type="float">
            <text:p>0</text:p>
          </table:table-cell>
          <table:table-cell office:value-type="float" office:value="6.65838505760727" calcext:value-type="float">
            <text:p>6.65838505760727</text:p>
          </table:table-cell>
          <table:table-cell office:value-type="float" office:value="0.378875440580393" calcext:value-type="float">
            <text:p>0.378875440580393</text:p>
          </table:table-cell>
          <table:table-cell office:value-type="float" office:value="5.4305479816523" calcext:value-type="float">
            <text:p>5.4305479816523</text:p>
          </table:table-cell>
          <table:table-cell office:value-type="float" office:value="-26.4894520183477" calcext:value-type="float">
            <text:p>-26.4894520183477</text:p>
          </table:table-cell>
          <table:table-cell office:value-type="float" office:value="11.8433656240686" calcext:value-type="float">
            <text:p>11.8433656240686</text:p>
          </table:table-cell>
          <table:table-cell office:value-type="float" office:value="-20.0766343759314" calcext:value-type="float">
            <text:p>-20.0766343759314</text:p>
          </table:table-cell>
          <table:table-cell/>
        </table:table-row>
        <table:table-row table:style-name="ro1">
          <table:table-cell office:value-type="string" calcext:value-type="string">
            <text:p>KEX</text:p>
          </table:table-cell>
          <table:table-cell office:value-type="string" calcext:value-type="string">
            <text:p>Kirby Corp.</text:p>
          </table:table-cell>
          <table:table-cell office:value-type="float" office:value="60.54" calcext:value-type="float">
            <text:p>60.54</text:p>
          </table:table-cell>
          <table:table-cell office:value-type="float" office:value="1.99180532653775" calcext:value-type="float">
            <text:p>1.99180532653775</text:p>
          </table:table-cell>
          <table:table-cell office:value-type="float" office:value="-58.5481946734623" calcext:value-type="float">
            <text:p>-58.5481946734623</text:p>
          </table:table-cell>
          <table:table-cell office:value-type="float" office:value="5.35373673778711" calcext:value-type="float">
            <text:p>5.35373673778711</text:p>
          </table:table-cell>
          <table:table-cell office:value-type="float" office:value="7.34554206432486" calcext:value-type="float">
            <text:p>7.34554206432486</text:p>
          </table:table-cell>
          <table:table-cell office:value-type="float" office:value="39.0770998850747" calcext:value-type="float">
            <text:p>39.0770998850747</text:p>
          </table:table-cell>
          <table:table-cell office:value-type="float" office:value="10.1709555455621" calcext:value-type="float">
            <text:p>10.1709555455621</text:p>
          </table:table-cell>
          <table:table-cell office:value-type="float" office:value="-50.3690444544379" calcext:value-type="float">
            <text:p>-50.3690444544379</text:p>
          </table:table-cell>
          <table:table-cell office:value-type="float" office:value="51.221089625077" calcext:value-type="float">
            <text:p>51.221089625077</text:p>
          </table:table-cell>
          <table:table-cell office:value-type="float" office:value="-9.31891037492296" calcext:value-type="float">
            <text:p>-9.31891037492296</text:p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Keycorp</text:p>
          </table:table-cell>
          <table:table-cell office:value-type="float" office:value="19.07" calcext:value-type="float">
            <text:p>19.07</text:p>
          </table:table-cell>
          <table:table-cell office:value-type="float" office:value="0" calcext:value-type="float">
            <text:p>0</text:p>
          </table:table-cell>
          <table:table-cell office:value-type="float" office:value="-19.07" calcext:value-type="float">
            <text:p>-1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671419390101" calcext:value-type="float">
            <text:p>13.2671419390101</text:p>
          </table:table-cell>
          <table:table-cell office:value-type="float" office:value="2.79782568717681" calcext:value-type="float">
            <text:p>2.79782568717681</text:p>
          </table:table-cell>
          <table:table-cell office:value-type="float" office:value="-16.2721743128232" calcext:value-type="float">
            <text:p>-16.2721743128232</text:p>
          </table:table-cell>
          <table:table-cell office:value-type="float" office:value="18.1489995710642" calcext:value-type="float">
            <text:p>18.1489995710642</text:p>
          </table:table-cell>
          <table:table-cell office:value-type="float" office:value="-0.921000428935763" calcext:value-type="float">
            <text:p>-0.921000428935763</text:p>
          </table:table-cell>
          <table:table-cell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Keysight Technologies Inc</text:p>
          </table:table-cell>
          <table:table-cell office:value-type="float" office:value="153.48" calcext:value-type="float">
            <text:p>153.48</text:p>
          </table:table-cell>
          <table:table-cell office:value-type="float" office:value="9.43657190193543" calcext:value-type="float">
            <text:p>9.43657190193543</text:p>
          </table:table-cell>
          <table:table-cell office:value-type="float" office:value="-144.043428098065" calcext:value-type="float">
            <text:p>-144.043428098065</text:p>
          </table:table-cell>
          <table:table-cell office:value-type="float" office:value="4.06804380966123" calcext:value-type="float">
            <text:p>4.06804380966123</text:p>
          </table:table-cell>
          <table:table-cell office:value-type="float" office:value="13.5046157115967" calcext:value-type="float">
            <text:p>13.5046157115967</text:p>
          </table:table-cell>
          <table:table-cell office:value-type="float" office:value="7.51808888998158" calcext:value-type="float">
            <text:p>7.51808888998158</text:p>
          </table:table-cell>
          <table:table-cell office:value-type="float" office:value="12.3223572728576" calcext:value-type="float">
            <text:p>12.3223572728576</text:p>
          </table:table-cell>
          <table:table-cell office:value-type="float" office:value="-141.157642727142" calcext:value-type="float">
            <text:p>-141.157642727142</text:p>
          </table:table-cell>
          <table:table-cell office:value-type="float" office:value="17.7177548751031" calcext:value-type="float">
            <text:p>17.7177548751031</text:p>
          </table:table-cell>
          <table:table-cell office:value-type="float" office:value="-135.762245124897" calcext:value-type="float">
            <text:p>-135.762245124897</text:p>
          </table:table-cell>
          <table:table-cell/>
        </table:table-row>
        <table:table-row table:style-name="ro1">
          <table:table-cell office:value-type="string" calcext:value-type="string">
            <text:p>KFS</text:p>
          </table:table-cell>
          <table:table-cell office:value-type="string" calcext:value-type="string">
            <text:p>Kingsway Financial Services Inc.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934133483545" calcext:value-type="float">
            <text:p>-7.0934133483545</text:p>
          </table:table-cell>
          <table:table-cell office:value-type="float" office:value="-9.34064354258269" calcext:value-type="float">
            <text:p>-9.34064354258269</text:p>
          </table:table-cell>
          <table:table-cell office:value-type="float" office:value="-13.9606435425827" calcext:value-type="float">
            <text:p>-13.9606435425827</text:p>
          </table:table-cell>
          <table:table-cell office:value-type="float" office:value="0.527452054326461" calcext:value-type="float">
            <text:p>0.527452054326461</text:p>
          </table:table-cell>
          <table:table-cell office:value-type="float" office:value="-4.09254794567354" calcext:value-type="float">
            <text:p>-4.09254794567354</text:p>
          </table:table-cell>
          <table:table-cell/>
        </table:table-row>
        <table:table-row table:style-name="ro1">
          <table:table-cell office:value-type="string" calcext:value-type="string">
            <text:p>KFY</text:p>
          </table:table-cell>
          <table:table-cell office:value-type="string" calcext:value-type="string">
            <text:p>Korn Ferry</text:p>
          </table:table-cell>
          <table:table-cell office:value-type="float" office:value="56.52" calcext:value-type="float">
            <text:p>56.52</text:p>
          </table:table-cell>
          <table:table-cell office:value-type="float" office:value="11.1392521089804" calcext:value-type="float">
            <text:p>11.1392521089804</text:p>
          </table:table-cell>
          <table:table-cell office:value-type="float" office:value="-45.3807478910196" calcext:value-type="float">
            <text:p>-45.3807478910196</text:p>
          </table:table-cell>
          <table:table-cell office:value-type="float" office:value="0" calcext:value-type="float">
            <text:p>0</text:p>
          </table:table-cell>
          <table:table-cell office:value-type="float" office:value="11.1392521089804" calcext:value-type="float">
            <text:p>11.1392521089804</text:p>
          </table:table-cell>
          <table:table-cell office:value-type="float" office:value="9.19688919363434" calcext:value-type="float">
            <text:p>9.19688919363434</text:p>
          </table:table-cell>
          <table:table-cell office:value-type="float" office:value="11.3459527317261" calcext:value-type="float">
            <text:p>11.3459527317261</text:p>
          </table:table-cell>
          <table:table-cell office:value-type="float" office:value="-45.1740472682739" calcext:value-type="float">
            <text:p>-45.1740472682739</text:p>
          </table:table-cell>
          <table:table-cell office:value-type="float" office:value="22.6180798396497" calcext:value-type="float">
            <text:p>22.6180798396497</text:p>
          </table:table-cell>
          <table:table-cell office:value-type="float" office:value="-33.9019201603503" calcext:value-type="float">
            <text:p>-33.9019201603503</text:p>
          </table:table-cell>
          <table:table-cell/>
        </table:table-row>
        <table:table-row table:style-name="ro1">
          <table:table-cell office:value-type="string" calcext:value-type="string">
            <text:p>KGC</text:p>
          </table:table-cell>
          <table:table-cell office:value-type="string" calcext:value-type="string">
            <text:p>Kinross Gold Corp.</text:p>
          </table:table-cell>
          <table:table-cell office:value-type="float" office:value="7.38" calcext:value-type="float">
            <text:p>7.38</text:p>
          </table:table-cell>
          <table:table-cell office:value-type="float" office:value="0.741861893637284" calcext:value-type="float">
            <text:p>0.741861893637284</text:p>
          </table:table-cell>
          <table:table-cell office:value-type="float" office:value="-6.63813810636272" calcext:value-type="float">
            <text:p>-6.63813810636272</text:p>
          </table:table-cell>
          <table:table-cell office:value-type="float" office:value="0.82014084010035" calcext:value-type="float">
            <text:p>0.82014084010035</text:p>
          </table:table-cell>
          <table:table-cell office:value-type="float" office:value="1.56200273373763" calcext:value-type="float">
            <text:p>1.56200273373763</text:p>
          </table:table-cell>
          <table:table-cell office:value-type="float" office:value="4.50115862814377" calcext:value-type="float">
            <text:p>4.50115862814377</text:p>
          </table:table-cell>
          <table:table-cell office:value-type="float" office:value="0.795743239527598" calcext:value-type="float">
            <text:p>0.795743239527598</text:p>
          </table:table-cell>
          <table:table-cell office:value-type="float" office:value="-6.5842567604724" calcext:value-type="float">
            <text:p>-6.5842567604724</text:p>
          </table:table-cell>
          <table:table-cell office:value-type="float" office:value="4.62735859462433" calcext:value-type="float">
            <text:p>4.62735859462433</text:p>
          </table:table-cell>
          <table:table-cell office:value-type="float" office:value="-2.75264140537567" calcext:value-type="float">
            <text:p>-2.75264140537567</text:p>
          </table:table-cell>
          <table:table-cell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Kimco Realty Corp.</text:p>
          </table:table-cell>
          <table:table-cell office:value-type="float" office:value="18.03" calcext:value-type="float">
            <text:p>18.03</text:p>
          </table:table-cell>
          <table:table-cell office:value-type="float" office:value="1.93119210158389" calcext:value-type="float">
            <text:p>1.93119210158389</text:p>
          </table:table-cell>
          <table:table-cell office:value-type="float" office:value="-16.0988078984161" calcext:value-type="float">
            <text:p>-16.0988078984161</text:p>
          </table:table-cell>
          <table:table-cell office:value-type="float" office:value="0" calcext:value-type="float">
            <text:p>0</text:p>
          </table:table-cell>
          <table:table-cell office:value-type="float" office:value="1.93119210158389" calcext:value-type="float">
            <text:p>1.93119210158389</text:p>
          </table:table-cell>
          <table:table-cell office:value-type="float" office:value="12.8474177799884" calcext:value-type="float">
            <text:p>12.8474177799884</text:p>
          </table:table-cell>
          <table:table-cell office:value-type="float" office:value="2.49716841898577" calcext:value-type="float">
            <text:p>2.49716841898577</text:p>
          </table:table-cell>
          <table:table-cell office:value-type="float" office:value="-15.5328315810142" calcext:value-type="float">
            <text:p>-15.5328315810142</text:p>
          </table:table-cell>
          <table:table-cell office:value-type="float" office:value="12.847464022906" calcext:value-type="float">
            <text:p>12.847464022906</text:p>
          </table:table-cell>
          <table:table-cell office:value-type="float" office:value="-5.18253597709396" calcext:value-type="float">
            <text:p>-5.18253597709396</text:p>
          </table:table-cell>
          <table:table-cell/>
        </table:table-row>
        <table:table-row table:style-name="ro1">
          <table:table-cell office:value-type="string" calcext:value-type="string">
            <text:p>KKR</text:p>
          </table:table-cell>
          <table:table-cell office:value-type="string" calcext:value-type="string">
            <text:p>KKR &amp; Co. Inc.</text:p>
          </table:table-cell>
          <table:table-cell office:value-type="float" office:value="48.21" calcext:value-type="float">
            <text:p>48.21</text:p>
          </table:table-cell>
          <table:table-cell office:value-type="float" office:value="0" calcext:value-type="float">
            <text:p>0</text:p>
          </table:table-cell>
          <table:table-cell office:value-type="float" office:value="-48.21" calcext:value-type="float">
            <text:p>-48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683597839112" calcext:value-type="float">
            <text:p>18.3683597839112</text:p>
          </table:table-cell>
          <table:table-cell office:value-type="float" office:value="39.2224113871809" calcext:value-type="float">
            <text:p>39.2224113871809</text:p>
          </table:table-cell>
          <table:table-cell office:value-type="float" office:value="-8.98758861281908" calcext:value-type="float">
            <text:p>-8.98758861281908</text:p>
          </table:table-cell>
          <table:table-cell office:value-type="float" office:value="21.311753549872" calcext:value-type="float">
            <text:p>21.311753549872</text:p>
          </table:table-cell>
          <table:table-cell office:value-type="float" office:value="-26.898246450128" calcext:value-type="float">
            <text:p>-26.898246450128</text:p>
          </table:table-cell>
          <table:table-cell/>
        </table:table-row>
        <table:table-row table:style-name="ro1">
          <table:table-cell office:value-type="string" calcext:value-type="string">
            <text:p>KMB</text:p>
          </table:table-cell>
          <table:table-cell office:value-type="string" calcext:value-type="string">
            <text:p>Kimberly-Clark Corp.</text:p>
          </table:table-cell>
          <table:table-cell office:value-type="float" office:value="132.13" calcext:value-type="float">
            <text:p>132.13</text:p>
          </table:table-cell>
          <table:table-cell office:value-type="float" office:value="0.89548553645453" calcext:value-type="float">
            <text:p>0.89548553645453</text:p>
          </table:table-cell>
          <table:table-cell office:value-type="float" office:value="-131.234514463545" calcext:value-type="float">
            <text:p>-131.234514463545</text:p>
          </table:table-cell>
          <table:table-cell office:value-type="float" office:value="5.62412203258407" calcext:value-type="float">
            <text:p>5.62412203258407</text:p>
          </table:table-cell>
          <table:table-cell office:value-type="float" office:value="6.5196075690386" calcext:value-type="float">
            <text:p>6.5196075690386</text:p>
          </table:table-cell>
          <table:table-cell office:value-type="float" office:value="-6.2092907989801" calcext:value-type="float">
            <text:p>-6.2092907989801</text:p>
          </table:table-cell>
          <table:table-cell office:value-type="float" office:value="-3.75039982099274" calcext:value-type="float">
            <text:p>-3.75039982099274</text:p>
          </table:table-cell>
          <table:table-cell office:value-type="float" office:value="-135.880399820993" calcext:value-type="float">
            <text:p>-135.880399820993</text:p>
          </table:table-cell>
          <table:table-cell office:value-type="float" office:value="1.85007902911068" calcext:value-type="float">
            <text:p>1.85007902911068</text:p>
          </table:table-cell>
          <table:table-cell office:value-type="float" office:value="-130.279920970889" calcext:value-type="float">
            <text:p>-130.279920970889</text:p>
          </table:table-cell>
          <table:table-cell/>
        </table:table-row>
        <table:table-row table:style-name="ro1">
          <table:table-cell office:value-type="string" calcext:value-type="string">
            <text:p>KMI</text:p>
          </table:table-cell>
          <table:table-cell office:value-type="string" calcext:value-type="string">
            <text:p>Kinder Morgan Inc</text:p>
          </table:table-cell>
          <table:table-cell office:value-type="float" office:value="14.84" calcext:value-type="float">
            <text:p>14.84</text:p>
          </table:table-cell>
          <table:table-cell office:value-type="float" office:value="0.522864220879185" calcext:value-type="float">
            <text:p>0.522864220879185</text:p>
          </table:table-cell>
          <table:table-cell office:value-type="float" office:value="-14.3171357791208" calcext:value-type="float">
            <text:p>-14.3171357791208</text:p>
          </table:table-cell>
          <table:table-cell office:value-type="float" office:value="0.153679686542193" calcext:value-type="float">
            <text:p>0.153679686542193</text:p>
          </table:table-cell>
          <table:table-cell office:value-type="float" office:value="0.676543907421378" calcext:value-type="float">
            <text:p>0.676543907421378</text:p>
          </table:table-cell>
          <table:table-cell office:value-type="float" office:value="4.03276694684858" calcext:value-type="float">
            <text:p>4.03276694684858</text:p>
          </table:table-cell>
          <table:table-cell office:value-type="float" office:value="-0.826249119311618" calcext:value-type="float">
            <text:p>-0.826249119311618</text:p>
          </table:table-cell>
          <table:table-cell office:value-type="float" office:value="-15.6662491193116" calcext:value-type="float">
            <text:p>-15.6662491193116</text:p>
          </table:table-cell>
          <table:table-cell office:value-type="float" office:value="13.8823983509781" calcext:value-type="float">
            <text:p>13.8823983509781</text:p>
          </table:table-cell>
          <table:table-cell office:value-type="float" office:value="-0.957601649021898" calcext:value-type="float">
            <text:p>-0.957601649021898</text:p>
          </table:table-cell>
          <table:table-cell/>
        </table:table-row>
        <table:table-row table:style-name="ro1">
          <table:table-cell office:value-type="string" calcext:value-type="string">
            <text:p>KMPR</text:p>
          </table:table-cell>
          <table:table-cell office:value-type="string" calcext:value-type="string">
            <text:p>Kemper Corporation</text:p>
          </table:table-cell>
          <table:table-cell office:value-type="float" office:value="75.97" calcext:value-type="float">
            <text:p>75.97</text:p>
          </table:table-cell>
          <table:table-cell office:value-type="float" office:value="0" calcext:value-type="float">
            <text:p>0</text:p>
          </table:table-cell>
          <table:table-cell office:value-type="float" office:value="-75.97" calcext:value-type="float">
            <text:p>-75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990543152106" calcext:value-type="float">
            <text:p>52.6990543152106</text:p>
          </table:table-cell>
          <table:table-cell office:value-type="float" office:value="43.9006008508024" calcext:value-type="float">
            <text:p>43.9006008508024</text:p>
          </table:table-cell>
          <table:table-cell office:value-type="float" office:value="-32.0693991491976" calcext:value-type="float">
            <text:p>-32.0693991491976</text:p>
          </table:table-cell>
          <table:table-cell office:value-type="float" office:value="69.7184624752224" calcext:value-type="float">
            <text:p>69.7184624752224</text:p>
          </table:table-cell>
          <table:table-cell office:value-type="float" office:value="-6.25153752477763" calcext:value-type="float">
            <text:p>-6.25153752477763</text:p>
          </table:table-cell>
          <table:table-cell/>
        </table:table-row>
        <table:table-row table:style-name="ro1">
          <table:table-cell office:value-type="string" calcext:value-type="string">
            <text:p>KMT</text:p>
          </table:table-cell>
          <table:table-cell office:value-type="string" calcext:value-type="string">
            <text:p>Kennametal Inc.</text:p>
          </table:table-cell>
          <table:table-cell office:value-type="float" office:value="37.27" calcext:value-type="float">
            <text:p>37.27</text:p>
          </table:table-cell>
          <table:table-cell office:value-type="float" office:value="1.235296185868" calcext:value-type="float">
            <text:p>1.235296185868</text:p>
          </table:table-cell>
          <table:table-cell office:value-type="float" office:value="-36.034703814132" calcext:value-type="float">
            <text:p>-36.034703814132</text:p>
          </table:table-cell>
          <table:table-cell office:value-type="float" office:value="5.95242577355922" calcext:value-type="float">
            <text:p>5.95242577355922</text:p>
          </table:table-cell>
          <table:table-cell office:value-type="float" office:value="7.18772195942722" calcext:value-type="float">
            <text:p>7.18772195942722</text:p>
          </table:table-cell>
          <table:table-cell office:value-type="float" office:value="10.4155958573643" calcext:value-type="float">
            <text:p>10.4155958573643</text:p>
          </table:table-cell>
          <table:table-cell office:value-type="float" office:value="6.53687740640666" calcext:value-type="float">
            <text:p>6.53687740640666</text:p>
          </table:table-cell>
          <table:table-cell office:value-type="float" office:value="-30.7331225935933" calcext:value-type="float">
            <text:p>-30.7331225935933</text:p>
          </table:table-cell>
          <table:table-cell office:value-type="float" office:value="15.3131571242566" calcext:value-type="float">
            <text:p>15.3131571242566</text:p>
          </table:table-cell>
          <table:table-cell office:value-type="float" office:value="-21.9568428757434" calcext:value-type="float">
            <text:p>-21.9568428757434</text:p>
          </table:table-cell>
          <table:table-cell/>
        </table:table-row>
        <table:table-row table:style-name="ro1">
          <table:table-cell office:value-type="string" calcext:value-type="string">
            <text:p>KMX</text:p>
          </table:table-cell>
          <table:table-cell office:value-type="string" calcext:value-type="string">
            <text:p>Carmax Inc</text:p>
          </table:table-cell>
          <table:table-cell office:value-type="float" office:value="125.1" calcext:value-type="float">
            <text:p>125.1</text:p>
          </table:table-cell>
          <table:table-cell office:value-type="float" office:value="1.45589324165686" calcext:value-type="float">
            <text:p>1.45589324165686</text:p>
          </table:table-cell>
          <table:table-cell office:value-type="float" office:value="-123.644106758343" calcext:value-type="float">
            <text:p>-123.644106758343</text:p>
          </table:table-cell>
          <table:table-cell office:value-type="float" office:value="17.1045907545147" calcext:value-type="float">
            <text:p>17.1045907545147</text:p>
          </table:table-cell>
          <table:table-cell office:value-type="float" office:value="18.5604839961715" calcext:value-type="float">
            <text:p>18.5604839961715</text:p>
          </table:table-cell>
          <table:table-cell office:value-type="float" office:value="25.3995271643047" calcext:value-type="float">
            <text:p>25.3995271643047</text:p>
          </table:table-cell>
          <table:table-cell office:value-type="float" office:value="14.7972716202712" calcext:value-type="float">
            <text:p>14.7972716202712</text:p>
          </table:table-cell>
          <table:table-cell office:value-type="float" office:value="-110.302728379729" calcext:value-type="float">
            <text:p>-110.302728379729</text:p>
          </table:table-cell>
          <table:table-cell office:value-type="float" office:value="25.3995271643047" calcext:value-type="float">
            <text:p>25.3995271643047</text:p>
          </table:table-cell>
          <table:table-cell office:value-type="float" office:value="-99.7004728356953" calcext:value-type="float">
            <text:p>-99.7004728356953</text:p>
          </table:table-cell>
          <table:table-cell/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nowles Corp</text:p>
          </table:table-cell>
          <table:table-cell office:value-type="float" office:value="20.95" calcext:value-type="float">
            <text:p>20.95</text:p>
          </table:table-cell>
          <table:table-cell office:value-type="float" office:value="1.61131408496193" calcext:value-type="float">
            <text:p>1.61131408496193</text:p>
          </table:table-cell>
          <table:table-cell office:value-type="float" office:value="-19.3386859150381" calcext:value-type="float">
            <text:p>-19.3386859150381</text:p>
          </table:table-cell>
          <table:table-cell office:value-type="float" office:value="1.41834886639748" calcext:value-type="float">
            <text:p>1.41834886639748</text:p>
          </table:table-cell>
          <table:table-cell office:value-type="float" office:value="3.02966295135941" calcext:value-type="float">
            <text:p>3.02966295135941</text:p>
          </table:table-cell>
          <table:table-cell office:value-type="float" office:value="3.43194637311242" calcext:value-type="float">
            <text:p>3.43194637311242</text:p>
          </table:table-cell>
          <table:table-cell office:value-type="float" office:value="1.33331334635213" calcext:value-type="float">
            <text:p>1.33331334635213</text:p>
          </table:table-cell>
          <table:table-cell office:value-type="float" office:value="-19.6166866536479" calcext:value-type="float">
            <text:p>-19.6166866536479</text:p>
          </table:table-cell>
          <table:table-cell office:value-type="float" office:value="14.2107436383483" calcext:value-type="float">
            <text:p>14.2107436383483</text:p>
          </table:table-cell>
          <table:table-cell office:value-type="float" office:value="-6.73925636165171" calcext:value-type="float">
            <text:p>-6.73925636165171</text:p>
          </table:table-cell>
          <table:table-cell/>
        </table:table-row>
        <table:table-row table:style-name="ro1">
          <table:table-cell office:value-type="string" calcext:value-type="string">
            <text:p>KNL</text:p>
          </table:table-cell>
          <table:table-cell office:value-type="string" calcext:value-type="string">
            <text:p>Knoll Inc</text:p>
          </table:table-cell>
          <table:table-cell office:value-type="float" office:value="15.92" calcext:value-type="float">
            <text:p>15.92</text:p>
          </table:table-cell>
          <table:table-cell office:value-type="float" office:value="0.285951972374436" calcext:value-type="float">
            <text:p>0.285951972374436</text:p>
          </table:table-cell>
          <table:table-cell office:value-type="float" office:value="-15.6340480276256" calcext:value-type="float">
            <text:p>-15.6340480276256</text:p>
          </table:table-cell>
          <table:table-cell office:value-type="float" office:value="4.0506575948765" calcext:value-type="float">
            <text:p>4.0506575948765</text:p>
          </table:table-cell>
          <table:table-cell office:value-type="float" office:value="4.33660956725093" calcext:value-type="float">
            <text:p>4.33660956725093</text:p>
          </table:table-cell>
          <table:table-cell office:value-type="float" office:value="-5.10966593394596" calcext:value-type="float">
            <text:p>-5.10966593394596</text:p>
          </table:table-cell>
          <table:table-cell office:value-type="float" office:value="1.96025007269096" calcext:value-type="float">
            <text:p>1.96025007269096</text:p>
          </table:table-cell>
          <table:table-cell office:value-type="float" office:value="-13.959749927309" calcext:value-type="float">
            <text:p>-13.959749927309</text:p>
          </table:table-cell>
          <table:table-cell office:value-type="float" office:value="11.6530358949003" calcext:value-type="float">
            <text:p>11.6530358949003</text:p>
          </table:table-cell>
          <table:table-cell office:value-type="float" office:value="-4.2669641050997" calcext:value-type="float">
            <text:p>-4.2669641050997</text:p>
          </table:table-cell>
          <table:table-cell/>
        </table:table-row>
        <table:table-row table:style-name="ro1">
          <table:table-cell office:value-type="string" calcext:value-type="string">
            <text:p>KNX</text:p>
          </table:table-cell>
          <table:table-cell office:value-type="string" calcext:value-type="string">
            <text:p>Knight-Swift Transportation Holdings Inc</text:p>
          </table:table-cell>
          <table:table-cell office:value-type="float" office:value="43.34" calcext:value-type="float">
            <text:p>43.34</text:p>
          </table:table-cell>
          <table:table-cell office:value-type="float" office:value="1.41455470664438" calcext:value-type="float">
            <text:p>1.41455470664438</text:p>
          </table:table-cell>
          <table:table-cell office:value-type="float" office:value="-41.9254452933556" calcext:value-type="float">
            <text:p>-41.9254452933556</text:p>
          </table:table-cell>
          <table:table-cell office:value-type="float" office:value="0" calcext:value-type="float">
            <text:p>0</text:p>
          </table:table-cell>
          <table:table-cell office:value-type="float" office:value="1.41455470664438" calcext:value-type="float">
            <text:p>1.41455470664438</text:p>
          </table:table-cell>
          <table:table-cell office:value-type="float" office:value="9.15809882825238" calcext:value-type="float">
            <text:p>9.15809882825238</text:p>
          </table:table-cell>
          <table:table-cell office:value-type="float" office:value="-1.55239718521773" calcext:value-type="float">
            <text:p>-1.55239718521773</text:p>
          </table:table-cell>
          <table:table-cell office:value-type="float" office:value="-44.8923971852177" calcext:value-type="float">
            <text:p>-44.8923971852177</text:p>
          </table:table-cell>
          <table:table-cell office:value-type="float" office:value="34.6167743862555" calcext:value-type="float">
            <text:p>34.6167743862555</text:p>
          </table:table-cell>
          <table:table-cell office:value-type="float" office:value="-8.72322561374453" calcext:value-type="float">
            <text:p>-8.72322561374453</text:p>
          </table:table-cell>
          <table:table-cell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Coca-Cola Co</text:p>
          </table:table-cell>
          <table:table-cell office:value-type="float" office:value="50.69" calcext:value-type="float">
            <text:p>50.69</text:p>
          </table:table-cell>
          <table:table-cell office:value-type="float" office:value="4.91642151831768" calcext:value-type="float">
            <text:p>4.91642151831768</text:p>
          </table:table-cell>
          <table:table-cell office:value-type="float" office:value="-45.7735784816823" calcext:value-type="float">
            <text:p>-45.7735784816823</text:p>
          </table:table-cell>
          <table:table-cell office:value-type="float" office:value="0.759522900217196" calcext:value-type="float">
            <text:p>0.759522900217196</text:p>
          </table:table-cell>
          <table:table-cell office:value-type="float" office:value="5.67594441853488" calcext:value-type="float">
            <text:p>5.67594441853488</text:p>
          </table:table-cell>
          <table:table-cell office:value-type="float" office:value="-2.16710685346898" calcext:value-type="float">
            <text:p>-2.16710685346898</text:p>
          </table:table-cell>
          <table:table-cell office:value-type="float" office:value="0.818860626796664" calcext:value-type="float">
            <text:p>0.818860626796664</text:p>
          </table:table-cell>
          <table:table-cell office:value-type="float" office:value="-49.8711393732033" calcext:value-type="float">
            <text:p>-49.8711393732033</text:p>
          </table:table-cell>
          <table:table-cell office:value-type="float" office:value="4.32979246456537" calcext:value-type="float">
            <text:p>4.32979246456537</text:p>
          </table:table-cell>
          <table:table-cell office:value-type="float" office:value="-46.3602075354346" calcext:value-type="float">
            <text:p>-46.3602075354346</text:p>
          </table:table-cell>
          <table:table-cell/>
        </table:table-row>
        <table:table-row table:style-name="ro1">
          <table:table-cell office:value-type="string" calcext:value-type="string">
            <text:p>KOP</text:p>
          </table:table-cell>
          <table:table-cell office:value-type="string" calcext:value-type="string">
            <text:p>Koppers Holdings Inc</text:p>
          </table:table-cell>
          <table:table-cell office:value-type="float" office:value="35.81" calcext:value-type="float">
            <text:p>35.81</text:p>
          </table:table-cell>
          <table:table-cell office:value-type="float" office:value="1.87511123088615" calcext:value-type="float">
            <text:p>1.87511123088615</text:p>
          </table:table-cell>
          <table:table-cell office:value-type="float" office:value="-33.9348887691139" calcext:value-type="float">
            <text:p>-33.9348887691139</text:p>
          </table:table-cell>
          <table:table-cell office:value-type="float" office:value="12.6700553803421" calcext:value-type="float">
            <text:p>12.6700553803421</text:p>
          </table:table-cell>
          <table:table-cell office:value-type="float" office:value="14.5451666112283" calcext:value-type="float">
            <text:p>14.5451666112283</text:p>
          </table:table-cell>
          <table:table-cell office:value-type="float" office:value="-7.9466739253251" calcext:value-type="float">
            <text:p>-7.9466739253251</text:p>
          </table:table-cell>
          <table:table-cell office:value-type="float" office:value="12.6985380825834" calcext:value-type="float">
            <text:p>12.6985380825834</text:p>
          </table:table-cell>
          <table:table-cell office:value-type="float" office:value="-23.1114619174166" calcext:value-type="float">
            <text:p>-23.1114619174166</text:p>
          </table:table-cell>
          <table:table-cell office:value-type="float" office:value="13.3583873511737" calcext:value-type="float">
            <text:p>13.3583873511737</text:p>
          </table:table-cell>
          <table:table-cell office:value-type="float" office:value="-22.4516126488263" calcext:value-type="float">
            <text:p>-22.4516126488263</text:p>
          </table:table-cell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Kosmos Energy Ltd</text:p>
          </table:table-cell>
          <table:table-cell office:value-type="float" office:value="2.88" calcext:value-type="float">
            <text:p>2.88</text:p>
          </table:table-cell>
          <table:table-cell office:value-type="float" office:value="0.741929349465147" calcext:value-type="float">
            <text:p>0.741929349465147</text:p>
          </table:table-cell>
          <table:table-cell office:value-type="float" office:value="-2.13807065053485" calcext:value-type="float">
            <text:p>-2.13807065053485</text:p>
          </table:table-cell>
          <table:table-cell office:value-type="float" office:value="0.35079597775781" calcext:value-type="float">
            <text:p>0.35079597775781</text:p>
          </table:table-cell>
          <table:table-cell office:value-type="float" office:value="1.09272532722296" calcext:value-type="float">
            <text:p>1.09272532722296</text:p>
          </table:table-cell>
          <table:table-cell office:value-type="float" office:value="1.04959600848279" calcext:value-type="float">
            <text:p>1.04959600848279</text:p>
          </table:table-cell>
          <table:table-cell office:value-type="float" office:value="0.0672232350650127" calcext:value-type="float">
            <text:p>0.067223235065013</text:p>
          </table:table-cell>
          <table:table-cell office:value-type="float" office:value="-2.81277676493499" calcext:value-type="float">
            <text:p>-2.81277676493499</text:p>
          </table:table-cell>
          <table:table-cell office:value-type="float" office:value="1.04959600848279" calcext:value-type="float">
            <text:p>1.04959600848279</text:p>
          </table:table-cell>
          <table:table-cell office:value-type="float" office:value="-1.83040399151721" calcext:value-type="float">
            <text:p>-1.83040399151721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roger Co.</text:p>
          </table:table-cell>
          <table:table-cell office:value-type="float" office:value="33.95" calcext:value-type="float">
            <text:p>33.95</text:p>
          </table:table-cell>
          <table:table-cell office:value-type="float" office:value="2.86334592268603" calcext:value-type="float">
            <text:p>2.86334592268603</text:p>
          </table:table-cell>
          <table:table-cell office:value-type="float" office:value="-31.086654077314" calcext:value-type="float">
            <text:p>-31.086654077314</text:p>
          </table:table-cell>
          <table:table-cell office:value-type="float" office:value="9.82206459167256" calcext:value-type="float">
            <text:p>9.82206459167256</text:p>
          </table:table-cell>
          <table:table-cell office:value-type="float" office:value="12.6854105143586" calcext:value-type="float">
            <text:p>12.6854105143586</text:p>
          </table:table-cell>
          <table:table-cell office:value-type="float" office:value="7.85712628876507" calcext:value-type="float">
            <text:p>7.85712628876507</text:p>
          </table:table-cell>
          <table:table-cell office:value-type="float" office:value="-3.37690934276413" calcext:value-type="float">
            <text:p>-3.37690934276413</text:p>
          </table:table-cell>
          <table:table-cell office:value-type="float" office:value="-37.3269093427641" calcext:value-type="float">
            <text:p>-37.3269093427641</text:p>
          </table:table-cell>
          <table:table-cell office:value-type="float" office:value="13.2265566245176" calcext:value-type="float">
            <text:p>13.2265566245176</text:p>
          </table:table-cell>
          <table:table-cell office:value-type="float" office:value="-20.7234433754824" calcext:value-type="float">
            <text:p>-20.7234433754824</text:p>
          </table:table-cell>
          <table:table-cell/>
        </table:table-row>
        <table:table-row table:style-name="ro1">
          <table:table-cell office:value-type="string" calcext:value-type="string">
            <text:p>KRA</text:p>
          </table:table-cell>
          <table:table-cell office:value-type="string" calcext:value-type="string">
            <text:p>Kraton Corp</text:p>
          </table:table-cell>
          <table:table-cell office:value-type="float" office:value="37.59" calcext:value-type="float">
            <text:p>37.59</text:p>
          </table:table-cell>
          <table:table-cell office:value-type="float" office:value="1.97104690511813" calcext:value-type="float">
            <text:p>1.97104690511813</text:p>
          </table:table-cell>
          <table:table-cell office:value-type="float" office:value="-35.6189530948819" calcext:value-type="float">
            <text:p>-35.6189530948819</text:p>
          </table:table-cell>
          <table:table-cell office:value-type="float" office:value="11.1519882956442" calcext:value-type="float">
            <text:p>11.1519882956442</text:p>
          </table:table-cell>
          <table:table-cell office:value-type="float" office:value="13.1230352007623" calcext:value-type="float">
            <text:p>13.1230352007623</text:p>
          </table:table-cell>
          <table:table-cell office:value-type="float" office:value="-1.72565829549828" calcext:value-type="float">
            <text:p>-1.72565829549828</text:p>
          </table:table-cell>
          <table:table-cell office:value-type="float" office:value="7.52973740657717" calcext:value-type="float">
            <text:p>7.52973740657717</text:p>
          </table:table-cell>
          <table:table-cell office:value-type="float" office:value="-30.0602625934228" calcext:value-type="float">
            <text:p>-30.0602625934228</text:p>
          </table:table-cell>
          <table:table-cell office:value-type="float" office:value="19.4649863147453" calcext:value-type="float">
            <text:p>19.4649863147453</text:p>
          </table:table-cell>
          <table:table-cell office:value-type="float" office:value="-18.1250136852547" calcext:value-type="float">
            <text:p>-18.1250136852547</text:p>
          </table:table-cell>
          <table:table-cell/>
        </table:table-row>
        <table:table-row table:style-name="ro1">
          <table:table-cell office:value-type="string" calcext:value-type="string">
            <text:p>KRC</text:p>
          </table:table-cell>
          <table:table-cell office:value-type="string" calcext:value-type="string">
            <text:p>Kilroy Realty Corp.</text:p>
          </table:table-cell>
          <table:table-cell office:value-type="float" office:value="60.29" calcext:value-type="float">
            <text:p>60.29</text:p>
          </table:table-cell>
          <table:table-cell office:value-type="float" office:value="7.58415084082121" calcext:value-type="float">
            <text:p>7.58415084082121</text:p>
          </table:table-cell>
          <table:table-cell office:value-type="float" office:value="-52.7058491591788" calcext:value-type="float">
            <text:p>-52.7058491591788</text:p>
          </table:table-cell>
          <table:table-cell office:value-type="float" office:value="0" calcext:value-type="float">
            <text:p>0</text:p>
          </table:table-cell>
          <table:table-cell office:value-type="float" office:value="7.58415084082121" calcext:value-type="float">
            <text:p>7.58415084082121</text:p>
          </table:table-cell>
          <table:table-cell office:value-type="float" office:value="43.107097877109" calcext:value-type="float">
            <text:p>43.107097877109</text:p>
          </table:table-cell>
          <table:table-cell office:value-type="float" office:value="6.07014407215908" calcext:value-type="float">
            <text:p>6.07014407215908</text:p>
          </table:table-cell>
          <table:table-cell office:value-type="float" office:value="-54.2198559278409" calcext:value-type="float">
            <text:p>-54.2198559278409</text:p>
          </table:table-cell>
          <table:table-cell office:value-type="float" office:value="43.107097877109" calcext:value-type="float">
            <text:p>43.107097877109</text:p>
          </table:table-cell>
          <table:table-cell office:value-type="float" office:value="-17.182902122891" calcext:value-type="float">
            <text:p>-17.182902122891</text:p>
          </table:table-cell>
          <table:table-cell/>
        </table:table-row>
        <table:table-row table:style-name="ro1">
          <table:table-cell office:value-type="string" calcext:value-type="string">
            <text:p>KRG</text:p>
          </table:table-cell>
          <table:table-cell office:value-type="string" calcext:value-type="string">
            <text:p>Kite Realty Group Trust</text:p>
          </table:table-cell>
          <table:table-cell office:value-type="float" office:value="18.05" calcext:value-type="float">
            <text:p>18.05</text:p>
          </table:table-cell>
          <table:table-cell office:value-type="float" office:value="1.5353506160214" calcext:value-type="float">
            <text:p>1.5353506160214</text:p>
          </table:table-cell>
          <table:table-cell office:value-type="float" office:value="-16.5146493839786" calcext:value-type="float">
            <text:p>-16.5146493839786</text:p>
          </table:table-cell>
          <table:table-cell office:value-type="float" office:value="0" calcext:value-type="float">
            <text:p>0</text:p>
          </table:table-cell>
          <table:table-cell office:value-type="float" office:value="1.5353506160214" calcext:value-type="float">
            <text:p>1.5353506160214</text:p>
          </table:table-cell>
          <table:table-cell office:value-type="float" office:value="14.750764480669" calcext:value-type="float">
            <text:p>14.750764480669</text:p>
          </table:table-cell>
          <table:table-cell office:value-type="float" office:value="1.72463000617741" calcext:value-type="float">
            <text:p>1.72463000617741</text:p>
          </table:table-cell>
          <table:table-cell office:value-type="float" office:value="-16.3253699938226" calcext:value-type="float">
            <text:p>-16.3253699938226</text:p>
          </table:table-cell>
          <table:table-cell office:value-type="float" office:value="14.750764480669" calcext:value-type="float">
            <text:p>14.750764480669</text:p>
          </table:table-cell>
          <table:table-cell office:value-type="float" office:value="-3.29923551933096" calcext:value-type="float">
            <text:p>-3.29923551933096</text:p>
          </table:table-cell>
          <table:table-cell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Kronos Worldwide</text:p>
          </table:table-cell>
          <table:table-cell office:value-type="float" office:value="14.78" calcext:value-type="float">
            <text:p>14.78</text:p>
          </table:table-cell>
          <table:table-cell office:value-type="float" office:value="3.01533501241796" calcext:value-type="float">
            <text:p>3.01533501241796</text:p>
          </table:table-cell>
          <table:table-cell office:value-type="float" office:value="-11.764664987582" calcext:value-type="float">
            <text:p>-11.764664987582</text:p>
          </table:table-cell>
          <table:table-cell office:value-type="float" office:value="4.36375405643265" calcext:value-type="float">
            <text:p>4.36375405643265</text:p>
          </table:table-cell>
          <table:table-cell office:value-type="float" office:value="7.37908906885061" calcext:value-type="float">
            <text:p>7.37908906885061</text:p>
          </table:table-cell>
          <table:table-cell office:value-type="float" office:value="6.93855935549793" calcext:value-type="float">
            <text:p>6.93855935549793</text:p>
          </table:table-cell>
          <table:table-cell office:value-type="float" office:value="8.24976272628244" calcext:value-type="float">
            <text:p>8.24976272628244</text:p>
          </table:table-cell>
          <table:table-cell office:value-type="float" office:value="-6.53023727371756" calcext:value-type="float">
            <text:p>-6.53023727371756</text:p>
          </table:table-cell>
          <table:table-cell office:value-type="float" office:value="6.93855935549793" calcext:value-type="float">
            <text:p>6.93855935549793</text:p>
          </table:table-cell>
          <table:table-cell office:value-type="float" office:value="-7.84144064450207" calcext:value-type="float">
            <text:p>-7.84144064450207</text:p>
          </table:table-cell>
          <table:table-cell/>
        </table:table-row>
        <table:table-row table:style-name="ro1">
          <table:table-cell office:value-type="string" calcext:value-type="string">
            <text:p>KSS</text:p>
          </table:table-cell>
          <table:table-cell office:value-type="string" calcext:value-type="string">
            <text:p>Kohl`s Corp.</text:p>
          </table:table-cell>
          <table:table-cell office:value-type="float" office:value="50.08" calcext:value-type="float">
            <text:p>50.08</text:p>
          </table:table-cell>
          <table:table-cell office:value-type="float" office:value="12.2992105511623" calcext:value-type="float">
            <text:p>12.2992105511623</text:p>
          </table:table-cell>
          <table:table-cell office:value-type="float" office:value="-37.7807894488377" calcext:value-type="float">
            <text:p>-37.7807894488377</text:p>
          </table:table-cell>
          <table:table-cell office:value-type="float" office:value="22.8794494368449" calcext:value-type="float">
            <text:p>22.8794494368449</text:p>
          </table:table-cell>
          <table:table-cell office:value-type="float" office:value="35.1786599880072" calcext:value-type="float">
            <text:p>35.1786599880072</text:p>
          </table:table-cell>
          <table:table-cell office:value-type="float" office:value="30.6877672235807" calcext:value-type="float">
            <text:p>30.6877672235807</text:p>
          </table:table-cell>
          <table:table-cell office:value-type="float" office:value="14.2909341783231" calcext:value-type="float">
            <text:p>14.2909341783231</text:p>
          </table:table-cell>
          <table:table-cell office:value-type="float" office:value="-35.7890658216769" calcext:value-type="float">
            <text:p>-35.7890658216769</text:p>
          </table:table-cell>
          <table:table-cell office:value-type="float" office:value="30.6877672235807" calcext:value-type="float">
            <text:p>30.6877672235807</text:p>
          </table:table-cell>
          <table:table-cell office:value-type="float" office:value="-19.3922327764193" calcext:value-type="float">
            <text:p>-19.3922327764193</text:p>
          </table:table-cell>
          <table:table-cell/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nsas City Southern</text:p>
          </table:table-cell>
          <table:table-cell office:value-type="float" office:value="209.31" calcext:value-type="float">
            <text:p>209.31</text:p>
          </table:table-cell>
          <table:table-cell office:value-type="float" office:value="2.07159559873774" calcext:value-type="float">
            <text:p>2.07159559873774</text:p>
          </table:table-cell>
          <table:table-cell office:value-type="float" office:value="-207.238404401262" calcext:value-type="float">
            <text:p>-207.238404401262</text:p>
          </table:table-cell>
          <table:table-cell office:value-type="float" office:value="1.40014325270691" calcext:value-type="float">
            <text:p>1.40014325270691</text:p>
          </table:table-cell>
          <table:table-cell office:value-type="float" office:value="3.47173885144466" calcext:value-type="float">
            <text:p>3.47173885144466</text:p>
          </table:table-cell>
          <table:table-cell office:value-type="float" office:value="44.5998461581594" calcext:value-type="float">
            <text:p>44.5998461581594</text:p>
          </table:table-cell>
          <table:table-cell office:value-type="float" office:value="1.6445078770001" calcext:value-type="float">
            <text:p>1.6445078770001</text:p>
          </table:table-cell>
          <table:table-cell office:value-type="float" office:value="-207.665492123" calcext:value-type="float">
            <text:p>-207.665492123</text:p>
          </table:table-cell>
          <table:table-cell office:value-type="float" office:value="44.6592862019064" calcext:value-type="float">
            <text:p>44.6592862019064</text:p>
          </table:table-cell>
          <table:table-cell office:value-type="float" office:value="-164.650713798094" calcext:value-type="float">
            <text:p>-164.650713798094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ennedy-Wilson Holdings Inc</text:p>
          </table:table-cell>
          <table:table-cell office:value-type="float" office:value="17.75" calcext:value-type="float">
            <text:p>17.75</text:p>
          </table:table-cell>
          <table:table-cell office:value-type="float" office:value="5.25296064129103" calcext:value-type="float">
            <text:p>5.25296064129103</text:p>
          </table:table-cell>
          <table:table-cell office:value-type="float" office:value="-12.497039358709" calcext:value-type="float">
            <text:p>-12.497039358709</text:p>
          </table:table-cell>
          <table:table-cell office:value-type="float" office:value="0" calcext:value-type="float">
            <text:p>0</text:p>
          </table:table-cell>
          <table:table-cell office:value-type="float" office:value="5.25296064129103" calcext:value-type="float">
            <text:p>5.25296064129103</text:p>
          </table:table-cell>
          <table:table-cell office:value-type="float" office:value="8.66932537267198" calcext:value-type="float">
            <text:p>8.66932537267198</text:p>
          </table:table-cell>
          <table:table-cell office:value-type="float" office:value="2.5562762126793" calcext:value-type="float">
            <text:p>2.5562762126793</text:p>
          </table:table-cell>
          <table:table-cell office:value-type="float" office:value="-15.1937237873207" calcext:value-type="float">
            <text:p>-15.1937237873207</text:p>
          </table:table-cell>
          <table:table-cell office:value-type="float" office:value="10.9207958100608" calcext:value-type="float">
            <text:p>10.9207958100608</text:p>
          </table:table-cell>
          <table:table-cell office:value-type="float" office:value="-6.82920418993921" calcext:value-type="float">
            <text:p>-6.82920418993921</text:p>
          </table:table-cell>
          <table:table-cell/>
        </table:table-row>
        <table:table-row table:style-name="ro1">
          <table:table-cell office:value-type="string" calcext:value-type="string">
            <text:p>KWR</text:p>
          </table:table-cell>
          <table:table-cell office:value-type="string" calcext:value-type="string">
            <text:p>Quaker Chemical Corp.</text:p>
          </table:table-cell>
          <table:table-cell office:value-type="float" office:value="282.89" calcext:value-type="float">
            <text:p>282.89</text:p>
          </table:table-cell>
          <table:table-cell office:value-type="float" office:value="18.0857261298721" calcext:value-type="float">
            <text:p>18.0857261298721</text:p>
          </table:table-cell>
          <table:table-cell office:value-type="float" office:value="-264.804273870128" calcext:value-type="float">
            <text:p>-264.804273870128</text:p>
          </table:table-cell>
          <table:table-cell office:value-type="float" office:value="9.75051223739281" calcext:value-type="float">
            <text:p>9.75051223739281</text:p>
          </table:table-cell>
          <table:table-cell office:value-type="float" office:value="27.8362383672649" calcext:value-type="float">
            <text:p>27.8362383672649</text:p>
          </table:table-cell>
          <table:table-cell office:value-type="float" office:value="-27.0450575989469" calcext:value-type="float">
            <text:p>-27.0450575989469</text:p>
          </table:table-cell>
          <table:table-cell office:value-type="float" office:value="31.7721215443884" calcext:value-type="float">
            <text:p>31.7721215443884</text:p>
          </table:table-cell>
          <table:table-cell office:value-type="float" office:value="-251.117878455612" calcext:value-type="float">
            <text:p>-251.117878455612</text:p>
          </table:table-cell>
          <table:table-cell office:value-type="float" office:value="65.4405981838061" calcext:value-type="float">
            <text:p>65.4405981838061</text:p>
          </table:table-cell>
          <table:table-cell office:value-type="float" office:value="-217.449401816194" calcext:value-type="float">
            <text:p>-217.44940181619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ews Corp.</text:p>
          </table:table-cell>
          <table:table-cell office:value-type="float" office:value="48.62" calcext:value-type="float">
            <text:p>48.62</text:p>
          </table:table-cell>
          <table:table-cell office:value-type="float" office:value="0" calcext:value-type="float">
            <text:p>0</text:p>
          </table:table-cell>
          <table:table-cell office:value-type="float" office:value="-48.62" calcext:value-type="float">
            <text:p>-4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401613257266" calcext:value-type="float">
            <text:p>63.9401613257266</text:p>
          </table:table-cell>
          <table:table-cell office:value-type="float" office:value="52.7398671807633" calcext:value-type="float">
            <text:p>52.7398671807633</text:p>
          </table:table-cell>
          <table:table-cell office:value-type="float" office:value="4.11986718076329" calcext:value-type="float">
            <text:p>4.11986718076329</text:p>
          </table:table-cell>
          <table:table-cell office:value-type="float" office:value="66.87972364729" calcext:value-type="float">
            <text:p>66.87972364729</text:p>
          </table:table-cell>
          <table:table-cell office:value-type="float" office:value="18.25972364729" calcext:value-type="float">
            <text:p>18.25972364729</text:p>
          </table:table-cell>
          <table:table-cell/>
        </table:table-row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Lithia Motors</text:p>
          </table:table-cell>
          <table:table-cell office:value-type="float" office:value="382.58" calcext:value-type="float">
            <text:p>382.58</text:p>
          </table:table-cell>
          <table:table-cell office:value-type="float" office:value="2.18570525033579" calcext:value-type="float">
            <text:p>2.18570525033579</text:p>
          </table:table-cell>
          <table:table-cell office:value-type="float" office:value="-380.394294749664" calcext:value-type="float">
            <text:p>-380.394294749664</text:p>
          </table:table-cell>
          <table:table-cell office:value-type="float" office:value="81.4835510751277" calcext:value-type="float">
            <text:p>81.4835510751277</text:p>
          </table:table-cell>
          <table:table-cell office:value-type="float" office:value="83.6692563254635" calcext:value-type="float">
            <text:p>83.6692563254635</text:p>
          </table:table-cell>
          <table:table-cell office:value-type="float" office:value="28.5825938778587" calcext:value-type="float">
            <text:p>28.5825938778587</text:p>
          </table:table-cell>
          <table:table-cell office:value-type="float" office:value="20.5938603271568" calcext:value-type="float">
            <text:p>20.5938603271568</text:p>
          </table:table-cell>
          <table:table-cell office:value-type="float" office:value="-361.986139672843" calcext:value-type="float">
            <text:p>-361.986139672843</text:p>
          </table:table-cell>
          <table:table-cell office:value-type="float" office:value="64.8591764653058" calcext:value-type="float">
            <text:p>64.8591764653058</text:p>
          </table:table-cell>
          <table:table-cell office:value-type="float" office:value="-317.720823534694" calcext:value-type="float">
            <text:p>-317.720823534694</text:p>
          </table:table-cell>
          <table:table-cell/>
        </table:table-row>
        <table:table-row table:style-name="ro1">
          <table:table-cell office:value-type="string" calcext:value-type="string">
            <text:p>LADR</text:p>
          </table:table-cell>
          <table:table-cell office:value-type="string" calcext:value-type="string">
            <text:p>Ladder Capital Corp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-10.4" calcext:value-type="float">
            <text:p>-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09421017358" calcext:value-type="float">
            <text:p>12.609421017358</text:p>
          </table:table-cell>
          <table:table-cell office:value-type="float" office:value="2.32416155602259" calcext:value-type="float">
            <text:p>2.32416155602259</text:p>
          </table:table-cell>
          <table:table-cell office:value-type="float" office:value="-8.07583844397741" calcext:value-type="float">
            <text:p>-8.07583844397741</text:p>
          </table:table-cell>
          <table:table-cell office:value-type="float" office:value="12.609421017358" calcext:value-type="float">
            <text:p>12.609421017358</text:p>
          </table:table-cell>
          <table:table-cell office:value-type="float" office:value="2.209421017358" calcext:value-type="float">
            <text:p>2.209421017358</text:p>
          </table:table-cell>
          <table:table-cell/>
        </table:table-row>
        <table:table-row table:style-name="ro1">
          <table:table-cell office:value-type="string" calcext:value-type="string">
            <text:p>LAZ</text:p>
          </table:table-cell>
          <table:table-cell office:value-type="string" calcext:value-type="string">
            <text:p>Lazard Ltd.</text:p>
          </table:table-cell>
          <table:table-cell office:value-type="float" office:value="41.92" calcext:value-type="float">
            <text:p>41.92</text:p>
          </table:table-cell>
          <table:table-cell office:value-type="float" office:value="0" calcext:value-type="float">
            <text:p>0</text:p>
          </table:table-cell>
          <table:table-cell office:value-type="float" office:value="-41.92" calcext:value-type="float">
            <text:p>-4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748418662486" calcext:value-type="float">
            <text:p>2.83748418662486</text:p>
          </table:table-cell>
          <table:table-cell office:value-type="float" office:value="-1.2774584870553" calcext:value-type="float">
            <text:p>-1.2774584870553</text:p>
          </table:table-cell>
          <table:table-cell office:value-type="float" office:value="-43.1974584870553" calcext:value-type="float">
            <text:p>-43.1974584870553</text:p>
          </table:table-cell>
          <table:table-cell office:value-type="float" office:value="6.15267403389907" calcext:value-type="float">
            <text:p>6.15267403389907</text:p>
          </table:table-cell>
          <table:table-cell office:value-type="float" office:value="-35.7673259661009" calcext:value-type="float">
            <text:p>-35.7673259661009</text:p>
          </table:table-cell>
          <table:table-cell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 Brands Inc</text:p>
          </table:table-cell>
          <table:table-cell office:value-type="float" office:value="47.22" calcext:value-type="float">
            <text:p>47.22</text:p>
          </table:table-cell>
          <table:table-cell office:value-type="float" office:value="9.42797291718055" calcext:value-type="float">
            <text:p>9.42797291718055</text:p>
          </table:table-cell>
          <table:table-cell office:value-type="float" office:value="-37.7920270828195" calcext:value-type="float">
            <text:p>-37.7920270828195</text:p>
          </table:table-cell>
          <table:table-cell office:value-type="float" office:value="6.70601429845222" calcext:value-type="float">
            <text:p>6.70601429845222</text:p>
          </table:table-cell>
          <table:table-cell office:value-type="float" office:value="16.1339872156328" calcext:value-type="float">
            <text:p>16.1339872156328</text:p>
          </table:table-cell>
          <table:table-cell office:value-type="float" office:value="-9.37403714534313" calcext:value-type="float">
            <text:p>-9.37403714534313</text:p>
          </table:table-cell>
          <table:table-cell office:value-type="float" office:value="5.7423618416237" calcext:value-type="float">
            <text:p>5.7423618416237</text:p>
          </table:table-cell>
          <table:table-cell office:value-type="float" office:value="-41.4776381583763" calcext:value-type="float">
            <text:p>-41.4776381583763</text:p>
          </table:table-cell>
          <table:table-cell office:value-type="float" office:value="-5.63808601607136" calcext:value-type="float">
            <text:p>-5.63808601607136</text:p>
          </table:table-cell>
          <table:table-cell office:value-type="float" office:value="-52.8580860160714" calcext:value-type="float">
            <text:p>-52.8580860160714</text:p>
          </table:table-cell>
          <table:table-cell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endingClub Corp</text:p>
          </table:table-cell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  <table:table-cell office:value-type="float" office:value="-12.24" calcext:value-type="float">
            <text:p>-12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467801880585" calcext:value-type="float">
            <text:p>7.46467801880585</text:p>
          </table:table-cell>
          <table:table-cell office:value-type="float" office:value="6.59389492501819" calcext:value-type="float">
            <text:p>6.59389492501819</text:p>
          </table:table-cell>
          <table:table-cell office:value-type="float" office:value="-5.64610507498181" calcext:value-type="float">
            <text:p>-5.64610507498181</text:p>
          </table:table-cell>
          <table:table-cell office:value-type="float" office:value="8.27316649965713" calcext:value-type="float">
            <text:p>8.27316649965713</text:p>
          </table:table-cell>
          <table:table-cell office:value-type="float" office:value="-3.96683350034287" calcext:value-type="float">
            <text:p>-3.96683350034287</text:p>
          </table:table-cell>
          <table:table-cell/>
        </table:table-row>
        <table:table-row table:style-name="ro1">
          <table:table-cell office:value-type="string" calcext:value-type="string">
            <text:p>LCI</text:p>
          </table:table-cell>
          <table:table-cell office:value-type="string" calcext:value-type="string">
            <text:p>Lannett Co.</text:p>
          </table:table-cell>
          <table:table-cell office:value-type="float" office:value="6.56" calcext:value-type="float">
            <text:p>6.56</text:p>
          </table:table-cell>
          <table:table-cell office:value-type="float" office:value="0.82663212382671" calcext:value-type="float">
            <text:p>0.82663212382671</text:p>
          </table:table-cell>
          <table:table-cell office:value-type="float" office:value="-5.73336787617329" calcext:value-type="float">
            <text:p>-5.73336787617329</text:p>
          </table:table-cell>
          <table:table-cell office:value-type="float" office:value="2.95166409712831" calcext:value-type="float">
            <text:p>2.95166409712831</text:p>
          </table:table-cell>
          <table:table-cell office:value-type="float" office:value="3.77829622095502" calcext:value-type="float">
            <text:p>3.77829622095502</text:p>
          </table:table-cell>
          <table:table-cell office:value-type="float" office:value="-0.826777045307044" calcext:value-type="float">
            <text:p>-0.826777045307044</text:p>
          </table:table-cell>
          <table:table-cell office:value-type="float" office:value="5.89656519184102" calcext:value-type="float">
            <text:p>5.89656519184102</text:p>
          </table:table-cell>
          <table:table-cell office:value-type="float" office:value="-0.663434808158982" calcext:value-type="float">
            <text:p>-0.663434808158982</text:p>
          </table:table-cell>
          <table:table-cell office:value-type="float" office:value="3.12204345084131" calcext:value-type="float">
            <text:p>3.12204345084131</text:p>
          </table:table-cell>
          <table:table-cell office:value-type="float" office:value="-3.43795654915869" calcext:value-type="float">
            <text:p>-3.43795654915869</text:p>
          </table:table-cell>
          <table:table-cell/>
        </table:table-row>
        <table:table-row table:style-name="ro1">
          <table:table-cell office:value-type="string" calcext:value-type="string">
            <text:p>LDL</text:p>
          </table:table-cell>
          <table:table-cell office:value-type="string" calcext:value-type="string">
            <text:p>Lydall</text:p>
          </table:table-cell>
          <table:table-cell office:value-type="float" office:value="32.82" calcext:value-type="float">
            <text:p>32.82</text:p>
          </table:table-cell>
          <table:table-cell office:value-type="float" office:value="6.88208693310245" calcext:value-type="float">
            <text:p>6.88208693310245</text:p>
          </table:table-cell>
          <table:table-cell office:value-type="float" office:value="-25.9379130668976" calcext:value-type="float">
            <text:p>-25.9379130668976</text:p>
          </table:table-cell>
          <table:table-cell office:value-type="float" office:value="4.01315504181397" calcext:value-type="float">
            <text:p>4.01315504181397</text:p>
          </table:table-cell>
          <table:table-cell office:value-type="float" office:value="10.8952419749164" calcext:value-type="float">
            <text:p>10.8952419749164</text:p>
          </table:table-cell>
          <table:table-cell office:value-type="float" office:value="3.57984910870876" calcext:value-type="float">
            <text:p>3.57984910870876</text:p>
          </table:table-cell>
          <table:table-cell office:value-type="float" office:value="9.53842598631094" calcext:value-type="float">
            <text:p>9.53842598631094</text:p>
          </table:table-cell>
          <table:table-cell office:value-type="float" office:value="-23.2815740136891" calcext:value-type="float">
            <text:p>-23.2815740136891</text:p>
          </table:table-cell>
          <table:table-cell office:value-type="float" office:value="14.0025372419513" calcext:value-type="float">
            <text:p>14.0025372419513</text:p>
          </table:table-cell>
          <table:table-cell office:value-type="float" office:value="-18.8174627580487" calcext:value-type="float">
            <text:p>-18.8174627580487</text:p>
          </table:table-cell>
          <table:table-cell/>
        </table:table-row>
        <table:table-row table:style-name="ro1">
          <table:table-cell office:value-type="string" calcext:value-type="string">
            <text:p>LDOS</text:p>
          </table:table-cell>
          <table:table-cell office:value-type="string" calcext:value-type="string">
            <text:p>Leidos Holdings Inc</text:p>
          </table:table-cell>
          <table:table-cell office:value-type="float" office:value="107.8" calcext:value-type="float">
            <text:p>107.8</text:p>
          </table:table-cell>
          <table:table-cell office:value-type="float" office:value="3.59750190311013" calcext:value-type="float">
            <text:p>3.59750190311013</text:p>
          </table:table-cell>
          <table:table-cell office:value-type="float" office:value="-104.20249809689" calcext:value-type="float">
            <text:p>-104.20249809689</text:p>
          </table:table-cell>
          <table:table-cell office:value-type="float" office:value="2.05170030411749" calcext:value-type="float">
            <text:p>2.05170030411749</text:p>
          </table:table-cell>
          <table:table-cell office:value-type="float" office:value="5.64920220722762" calcext:value-type="float">
            <text:p>5.64920220722762</text:p>
          </table:table-cell>
          <table:table-cell office:value-type="float" office:value="-26.6088666153868" calcext:value-type="float">
            <text:p>-26.6088666153868</text:p>
          </table:table-cell>
          <table:table-cell office:value-type="float" office:value="-1.39824780999788" calcext:value-type="float">
            <text:p>-1.39824780999788</text:p>
          </table:table-cell>
          <table:table-cell office:value-type="float" office:value="-109.198247809998" calcext:value-type="float">
            <text:p>-109.198247809998</text:p>
          </table:table-cell>
          <table:table-cell office:value-type="float" office:value="26.0397305721213" calcext:value-type="float">
            <text:p>26.0397305721213</text:p>
          </table:table-cell>
          <table:table-cell office:value-type="float" office:value="-81.7602694278787" calcext:value-type="float">
            <text:p>-81.7602694278787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Lear Corp.</text:p>
          </table:table-cell>
          <table:table-cell office:value-type="float" office:value="159.67" calcext:value-type="float">
            <text:p>159.67</text:p>
          </table:table-cell>
          <table:table-cell office:value-type="float" office:value="21.8913697666277" calcext:value-type="float">
            <text:p>21.8913697666277</text:p>
          </table:table-cell>
          <table:table-cell office:value-type="float" office:value="-137.778630233372" calcext:value-type="float">
            <text:p>-137.778630233372</text:p>
          </table:table-cell>
          <table:table-cell office:value-type="float" office:value="23.306989498497" calcext:value-type="float">
            <text:p>23.306989498497</text:p>
          </table:table-cell>
          <table:table-cell office:value-type="float" office:value="45.1983592651247" calcext:value-type="float">
            <text:p>45.1983592651247</text:p>
          </table:table-cell>
          <table:table-cell office:value-type="float" office:value="46.7686824459527" calcext:value-type="float">
            <text:p>46.7686824459527</text:p>
          </table:table-cell>
          <table:table-cell office:value-type="float" office:value="28.2791250784704" calcext:value-type="float">
            <text:p>28.2791250784704</text:p>
          </table:table-cell>
          <table:table-cell office:value-type="float" office:value="-131.39087492153" calcext:value-type="float">
            <text:p>-131.39087492153</text:p>
          </table:table-cell>
          <table:table-cell office:value-type="float" office:value="74.3125502723829" calcext:value-type="float">
            <text:p>74.3125502723829</text:p>
          </table:table-cell>
          <table:table-cell office:value-type="float" office:value="-85.3574497276171" calcext:value-type="float">
            <text:p>-85.3574497276171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string" calcext:value-type="string">
            <text:p>Leaf Group Ltd</text:p>
          </table:table-cell>
          <table:table-cell office:value-type="float" office:value="7.33" calcext:value-type="float">
            <text:p>7.33</text:p>
          </table:table-cell>
          <table:table-cell office:value-type="float" office:value="1.20620382632184" calcext:value-type="float">
            <text:p>1.20620382632184</text:p>
          </table:table-cell>
          <table:table-cell office:value-type="float" office:value="-6.12379617367816" calcext:value-type="float">
            <text:p>-6.12379617367816</text:p>
          </table:table-cell>
          <table:table-cell office:value-type="float" office:value="0" calcext:value-type="float">
            <text:p>0</text:p>
          </table:table-cell>
          <table:table-cell office:value-type="float" office:value="1.20620382632184" calcext:value-type="float">
            <text:p>1.20620382632184</text:p>
          </table:table-cell>
          <table:table-cell office:value-type="float" office:value="0.611827705112336" calcext:value-type="float">
            <text:p>0.611827705112336</text:p>
          </table:table-cell>
          <table:table-cell office:value-type="float" office:value="0.0814894043328997" calcext:value-type="float">
            <text:p>0.0814894043329</text:p>
          </table:table-cell>
          <table:table-cell office:value-type="float" office:value="-7.2485105956671" calcext:value-type="float">
            <text:p>-7.2485105956671</text:p>
          </table:table-cell>
          <table:table-cell office:value-type="float" office:value="1.72741472966255" calcext:value-type="float">
            <text:p>1.72741472966255</text:p>
          </table:table-cell>
          <table:table-cell office:value-type="float" office:value="-5.60258527033745" calcext:value-type="float">
            <text:p>-5.60258527033745</text:p>
          </table:table-cell>
          <table:table-cell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Lee Enterprises</text:p>
          </table:table-cell>
          <table:table-cell office:value-type="float" office:value="2.26" calcext:value-type="float">
            <text:p>2.26</text:p>
          </table:table-cell>
          <table:table-cell office:value-type="float" office:value="0.63204791624989" calcext:value-type="float">
            <text:p>0.63204791624989</text:p>
          </table:table-cell>
          <table:table-cell office:value-type="float" office:value="-1.62795208375011" calcext:value-type="float">
            <text:p>-1.62795208375011</text:p>
          </table:table-cell>
          <table:table-cell office:value-type="float" office:value="0.118387737691844" calcext:value-type="float">
            <text:p>0.118387737691844</text:p>
          </table:table-cell>
          <table:table-cell office:value-type="float" office:value="0.750435653941735" calcext:value-type="float">
            <text:p>0.750435653941735</text:p>
          </table:table-cell>
          <table:table-cell office:value-type="float" office:value="-8.85038955130282" calcext:value-type="float">
            <text:p>-8.85038955130282</text:p>
          </table:table-cell>
          <table:table-cell office:value-type="float" office:value="-0.607713509911046" calcext:value-type="float">
            <text:p>-0.607713509911046</text:p>
          </table:table-cell>
          <table:table-cell office:value-type="float" office:value="-2.86771350991105" calcext:value-type="float">
            <text:p>-2.86771350991105</text:p>
          </table:table-cell>
          <table:table-cell office:value-type="float" office:value="-0.24426298502641" calcext:value-type="float">
            <text:p>-0.24426298502641</text:p>
          </table:table-cell>
          <table:table-cell office:value-type="float" office:value="-2.50426298502641" calcext:value-type="float">
            <text:p>-2.50426298502641</text:p>
          </table:table-cell>
          <table:table-cell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Leggett &amp; Platt</text:p>
          </table:table-cell>
          <table:table-cell office:value-type="float" office:value="42.35" calcext:value-type="float">
            <text:p>42.35</text:p>
          </table:table-cell>
          <table:table-cell office:value-type="float" office:value="1.57562412882719" calcext:value-type="float">
            <text:p>1.57562412882719</text:p>
          </table:table-cell>
          <table:table-cell office:value-type="float" office:value="-40.7743758711728" calcext:value-type="float">
            <text:p>-40.7743758711728</text:p>
          </table:table-cell>
          <table:table-cell office:value-type="float" office:value="4.33221174501768" calcext:value-type="float">
            <text:p>4.33221174501768</text:p>
          </table:table-cell>
          <table:table-cell office:value-type="float" office:value="5.90783587384488" calcext:value-type="float">
            <text:p>5.90783587384488</text:p>
          </table:table-cell>
          <table:table-cell office:value-type="float" office:value="-6.71677699745731" calcext:value-type="float">
            <text:p>-6.71677699745731</text:p>
          </table:table-cell>
          <table:table-cell office:value-type="float" office:value="4.79025956407808" calcext:value-type="float">
            <text:p>4.79025956407808</text:p>
          </table:table-cell>
          <table:table-cell office:value-type="float" office:value="-37.5597404359219" calcext:value-type="float">
            <text:p>-37.5597404359219</text:p>
          </table:table-cell>
          <table:table-cell office:value-type="float" office:value="9.16246559972212" calcext:value-type="float">
            <text:p>9.16246559972212</text:p>
          </table:table-cell>
          <table:table-cell office:value-type="float" office:value="-33.1875344002779" calcext:value-type="float">
            <text:p>-33.1875344002779</text:p>
          </table:table-cell>
          <table:table-cell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Lennar Corp.</text:p>
          </table:table-cell>
          <table:table-cell office:value-type="float" office:value="92.58" calcext:value-type="float">
            <text:p>92.58</text:p>
          </table:table-cell>
          <table:table-cell office:value-type="float" office:value="9.97218736860363" calcext:value-type="float">
            <text:p>9.97218736860363</text:p>
          </table:table-cell>
          <table:table-cell office:value-type="float" office:value="-82.6078126313964" calcext:value-type="float">
            <text:p>-82.6078126313964</text:p>
          </table:table-cell>
          <table:table-cell office:value-type="float" office:value="62.4414795679751" calcext:value-type="float">
            <text:p>62.4414795679751</text:p>
          </table:table-cell>
          <table:table-cell office:value-type="float" office:value="72.4136669365788" calcext:value-type="float">
            <text:p>72.4136669365788</text:p>
          </table:table-cell>
          <table:table-cell office:value-type="float" office:value="52.216979897696" calcext:value-type="float">
            <text:p>52.216979897696</text:p>
          </table:table-cell>
          <table:table-cell office:value-type="float" office:value="71.3174112313581" calcext:value-type="float">
            <text:p>71.3174112313581</text:p>
          </table:table-cell>
          <table:table-cell office:value-type="float" office:value="-21.2625887686419" calcext:value-type="float">
            <text:p>-21.2625887686419</text:p>
          </table:table-cell>
          <table:table-cell office:value-type="float" office:value="65.4215866583889" calcext:value-type="float">
            <text:p>65.4215866583889</text:p>
          </table:table-cell>
          <table:table-cell office:value-type="float" office:value="-27.1584133416111" calcext:value-type="float">
            <text:p>-27.1584133416111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Centrus Energy Corp</text:p>
          </table:table-cell>
          <table:table-cell office:value-type="float" office:value="23.74" calcext:value-type="float">
            <text:p>23.74</text:p>
          </table:table-cell>
          <table:table-cell office:value-type="float" office:value="13.4974116858082" calcext:value-type="float">
            <text:p>13.4974116858082</text:p>
          </table:table-cell>
          <table:table-cell office:value-type="float" office:value="-10.2425883141918" calcext:value-type="float">
            <text:p>-10.2425883141918</text:p>
          </table:table-cell>
          <table:table-cell office:value-type="float" office:value="5.88303415101325" calcext:value-type="float">
            <text:p>5.88303415101325</text:p>
          </table:table-cell>
          <table:table-cell office:value-type="float" office:value="19.3804458368214" calcext:value-type="float">
            <text:p>19.3804458368214</text:p>
          </table:table-cell>
          <table:table-cell office:value-type="float" office:value="-30.5105104468465" calcext:value-type="float">
            <text:p>-30.5105104468465</text:p>
          </table:table-cell>
          <table:table-cell office:value-type="float" office:value="6.22753615084736" calcext:value-type="float">
            <text:p>6.22753615084736</text:p>
          </table:table-cell>
          <table:table-cell office:value-type="float" office:value="-17.5124638491526" calcext:value-type="float">
            <text:p>-17.5124638491526</text:p>
          </table:table-cell>
          <table:table-cell office:value-type="float" office:value="-24.344807988277" calcext:value-type="float">
            <text:p>-24.344807988277</text:p>
          </table:table-cell>
          <table:table-cell office:value-type="float" office:value="-48.084807988277" calcext:value-type="float">
            <text:p>-48.084807988277</text:p>
          </table:table-cell>
          <table:table-cell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Laboratory Corp. Of America Holdings</text:p>
          </table:table-cell>
          <table:table-cell office:value-type="float" office:value="238.26" calcext:value-type="float">
            <text:p>238.26</text:p>
          </table:table-cell>
          <table:table-cell office:value-type="float" office:value="6.85010266940452" calcext:value-type="float">
            <text:p>6.85010266940452</text:p>
          </table:table-cell>
          <table:table-cell office:value-type="float" office:value="-231.409897330595" calcext:value-type="float">
            <text:p>-231.409897330595</text:p>
          </table:table-cell>
          <table:table-cell office:value-type="float" office:value="4.02977412731006" calcext:value-type="float">
            <text:p>4.02977412731006</text:p>
          </table:table-cell>
          <table:table-cell office:value-type="float" office:value="10.8798767967146" calcext:value-type="float">
            <text:p>10.8798767967146</text:p>
          </table:table-cell>
          <table:table-cell office:value-type="float" office:value="-33.8316221765914" calcext:value-type="float">
            <text:p>-33.8316221765914</text:p>
          </table:table-cell>
          <table:table-cell office:value-type="float" office:value="11.0441478439425" calcext:value-type="float">
            <text:p>11.0441478439425</text:p>
          </table:table-cell>
          <table:table-cell office:value-type="float" office:value="-227.215852156057" calcext:value-type="float">
            <text:p>-227.215852156057</text:p>
          </table:table-cell>
          <table:table-cell office:value-type="float" office:value="84.5903490759754" calcext:value-type="float">
            <text:p>84.5903490759754</text:p>
          </table:table-cell>
          <table:table-cell office:value-type="float" office:value="-153.669650924025" calcext:value-type="float">
            <text:p>-153.669650924025</text:p>
          </table:table-cell>
          <table:table-cell/>
        </table:table-row>
        <table:table-row table:style-name="ro1">
          <table:table-cell office:value-type="string" calcext:value-type="string">
            <text:p>LII</text:p>
          </table:table-cell>
          <table:table-cell office:value-type="string" calcext:value-type="string">
            <text:p>Lennox International Inc</text:p>
          </table:table-cell>
          <table:table-cell office:value-type="float" office:value="292.86" calcext:value-type="float">
            <text:p>292.86</text:p>
          </table:table-cell>
          <table:table-cell office:value-type="float" office:value="1.54350816527572" calcext:value-type="float">
            <text:p>1.54350816527572</text:p>
          </table:table-cell>
          <table:table-cell office:value-type="float" office:value="-291.316491834724" calcext:value-type="float">
            <text:p>-291.316491834724</text:p>
          </table:table-cell>
          <table:table-cell office:value-type="float" office:value="10.6739727097832" calcext:value-type="float">
            <text:p>10.6739727097832</text:p>
          </table:table-cell>
          <table:table-cell office:value-type="float" office:value="12.2174808750589" calcext:value-type="float">
            <text:p>12.2174808750589</text:p>
          </table:table-cell>
          <table:table-cell office:value-type="float" office:value="-7.89774736344125" calcext:value-type="float">
            <text:p>-7.89774736344125</text:p>
          </table:table-cell>
          <table:table-cell office:value-type="float" office:value="9.21926196856733" calcext:value-type="float">
            <text:p>9.21926196856733</text:p>
          </table:table-cell>
          <table:table-cell office:value-type="float" office:value="-283.640738031433" calcext:value-type="float">
            <text:p>-283.640738031433</text:p>
          </table:table-cell>
          <table:table-cell office:value-type="float" office:value="-3.02172410697802" calcext:value-type="float">
            <text:p>-3.02172410697802</text:p>
          </table:table-cell>
          <table:table-cell office:value-type="float" office:value="-295.881724106978" calcext:value-type="float">
            <text:p>-295.881724106978</text:p>
          </table:table-cell>
          <table:table-cell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Lumber Liquidators Holdings Inc</text:p>
          </table:table-cell>
          <table:table-cell office:value-type="float" office:value="28.27" calcext:value-type="float">
            <text:p>28.27</text:p>
          </table:table-cell>
          <table:table-cell office:value-type="float" office:value="6.90386178437331" calcext:value-type="float">
            <text:p>6.90386178437331</text:p>
          </table:table-cell>
          <table:table-cell office:value-type="float" office:value="-21.3661382156267" calcext:value-type="float">
            <text:p>-21.3661382156267</text:p>
          </table:table-cell>
          <table:table-cell office:value-type="float" office:value="8.22311317492412" calcext:value-type="float">
            <text:p>8.22311317492412</text:p>
          </table:table-cell>
          <table:table-cell office:value-type="float" office:value="15.1269749592974" calcext:value-type="float">
            <text:p>15.1269749592974</text:p>
          </table:table-cell>
          <table:table-cell office:value-type="float" office:value="6.38250588083849" calcext:value-type="float">
            <text:p>6.38250588083849</text:p>
          </table:table-cell>
          <table:table-cell office:value-type="float" office:value="6.30645316633321" calcext:value-type="float">
            <text:p>6.30645316633321</text:p>
          </table:table-cell>
          <table:table-cell office:value-type="float" office:value="-21.9635468336668" calcext:value-type="float">
            <text:p>-21.9635468336668</text:p>
          </table:table-cell>
          <table:table-cell office:value-type="float" office:value="6.71819757560154" calcext:value-type="float">
            <text:p>6.71819757560154</text:p>
          </table:table-cell>
          <table:table-cell office:value-type="float" office:value="-21.5518024243985" calcext:value-type="float">
            <text:p>-21.5518024243985</text:p>
          </table:table-cell>
          <table:table-cell/>
        </table:table-row>
        <table:table-row table:style-name="ro1">
          <table:table-cell office:value-type="string" calcext:value-type="string">
            <text:p>LLY</text:p>
          </table:table-cell>
          <table:table-cell office:value-type="string" calcext:value-type="string">
            <text:p>Lilly(Eli) &amp; Co</text:p>
          </table:table-cell>
          <table:table-cell office:value-type="float" office:value="207.29" calcext:value-type="float">
            <text:p>207.29</text:p>
          </table:table-cell>
          <table:table-cell office:value-type="float" office:value="3.79507614153372" calcext:value-type="float">
            <text:p>3.79507614153372</text:p>
          </table:table-cell>
          <table:table-cell office:value-type="float" office:value="-203.494923858466" calcext:value-type="float">
            <text:p>-203.494923858466</text:p>
          </table:table-cell>
          <table:table-cell office:value-type="float" office:value="3.71677649604963" calcext:value-type="float">
            <text:p>3.71677649604963</text:p>
          </table:table-cell>
          <table:table-cell office:value-type="float" office:value="7.51185263758335" calcext:value-type="float">
            <text:p>7.51185263758335</text:p>
          </table:table-cell>
          <table:table-cell office:value-type="float" office:value="-6.78258918378231" calcext:value-type="float">
            <text:p>-6.78258918378231</text:p>
          </table:table-cell>
          <table:table-cell office:value-type="float" office:value="4.45649384110356" calcext:value-type="float">
            <text:p>4.45649384110356</text:p>
          </table:table-cell>
          <table:table-cell office:value-type="float" office:value="-202.833506158896" calcext:value-type="float">
            <text:p>-202.833506158896</text:p>
          </table:table-cell>
          <table:table-cell office:value-type="float" office:value="5.04598876885357" calcext:value-type="float">
            <text:p>5.04598876885357</text:p>
          </table:table-cell>
          <table:table-cell office:value-type="float" office:value="-202.244011231146" calcext:value-type="float">
            <text:p>-202.244011231146</text:p>
          </table:table-cell>
          <table:table-cell/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Lockheed Martin Corp.</text:p>
          </table:table-cell>
          <table:table-cell office:value-type="float" office:value="337.73" calcext:value-type="float">
            <text:p>337.73</text:p>
          </table:table-cell>
          <table:table-cell office:value-type="float" office:value="11.2815469225723" calcext:value-type="float">
            <text:p>11.2815469225723</text:p>
          </table:table-cell>
          <table:table-cell office:value-type="float" office:value="-326.448453077428" calcext:value-type="float">
            <text:p>-326.448453077428</text:p>
          </table:table-cell>
          <table:table-cell office:value-type="float" office:value="12.6560391900376" calcext:value-type="float">
            <text:p>12.6560391900376</text:p>
          </table:table-cell>
          <table:table-cell office:value-type="float" office:value="23.93758611261" calcext:value-type="float">
            <text:p>23.93758611261</text:p>
          </table:table-cell>
          <table:table-cell office:value-type="float" office:value="-27.8575666572253" calcext:value-type="float">
            <text:p>-27.8575666572253</text:p>
          </table:table-cell>
          <table:table-cell office:value-type="float" office:value="19.4392477827235" calcext:value-type="float">
            <text:p>19.4392477827235</text:p>
          </table:table-cell>
          <table:table-cell office:value-type="float" office:value="-318.290752217277" calcext:value-type="float">
            <text:p>-318.290752217277</text:p>
          </table:table-cell>
          <table:table-cell office:value-type="float" office:value="21.4742103605293" calcext:value-type="float">
            <text:p>21.4742103605293</text:p>
          </table:table-cell>
          <table:table-cell office:value-type="float" office:value="-316.255789639471" calcext:value-type="float">
            <text:p>-316.255789639471</text:p>
          </table:table-cell>
          <table:table-cell/>
        </table:table-row>
        <table:table-row table:style-name="ro1">
          <table:table-cell office:value-type="string" calcext:value-type="string">
            <text:p>LNC</text:p>
          </table:table-cell>
          <table:table-cell office:value-type="string" calcext:value-type="string">
            <text:p>Lincoln National Corp.</text:p>
          </table:table-cell>
          <table:table-cell office:value-type="float" office:value="52.35" calcext:value-type="float">
            <text:p>52.35</text:p>
          </table:table-cell>
          <table:table-cell office:value-type="float" office:value="0" calcext:value-type="float">
            <text:p>0</text:p>
          </table:table-cell>
          <table:table-cell office:value-type="float" office:value="-52.35" calcext:value-type="float">
            <text:p>-5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299765581363" calcext:value-type="float">
            <text:p>102.299765581363</text:p>
          </table:table-cell>
          <table:table-cell office:value-type="float" office:value="67.4047365448592" calcext:value-type="float">
            <text:p>67.4047365448592</text:p>
          </table:table-cell>
          <table:table-cell office:value-type="float" office:value="15.0547365448592" calcext:value-type="float">
            <text:p>15.0547365448592</text:p>
          </table:table-cell>
          <table:table-cell office:value-type="float" office:value="111.499552299468" calcext:value-type="float">
            <text:p>111.499552299468</text:p>
          </table:table-cell>
          <table:table-cell office:value-type="float" office:value="59.1495522994681" calcext:value-type="float">
            <text:p>59.1495522994681</text:p>
          </table:table-cell>
          <table:table-cell/>
        </table:table-row>
        <table:table-row table:style-name="ro1">
          <table:table-cell office:value-type="string" calcext:value-type="string">
            <text:p>LNN</text:p>
          </table:table-cell>
          <table:table-cell office:value-type="string" calcext:value-type="string">
            <text:p>Lindsay Corporation</text:p>
          </table:table-cell>
          <table:table-cell office:value-type="float" office:value="161.7" calcext:value-type="float">
            <text:p>161.7</text:p>
          </table:table-cell>
          <table:table-cell office:value-type="float" office:value="13.4765471485873" calcext:value-type="float">
            <text:p>13.4765471485873</text:p>
          </table:table-cell>
          <table:table-cell office:value-type="float" office:value="-148.223452851413" calcext:value-type="float">
            <text:p>-148.223452851413</text:p>
          </table:table-cell>
          <table:table-cell office:value-type="float" office:value="10.5177554194355" calcext:value-type="float">
            <text:p>10.5177554194355</text:p>
          </table:table-cell>
          <table:table-cell office:value-type="float" office:value="23.9943025680228" calcext:value-type="float">
            <text:p>23.9943025680228</text:p>
          </table:table-cell>
          <table:table-cell office:value-type="float" office:value="19.6090360034186" calcext:value-type="float">
            <text:p>19.6090360034186</text:p>
          </table:table-cell>
          <table:table-cell office:value-type="float" office:value="23.3830876907895" calcext:value-type="float">
            <text:p>23.3830876907895</text:p>
          </table:table-cell>
          <table:table-cell office:value-type="float" office:value="-138.31691230921" calcext:value-type="float">
            <text:p>-138.31691230921</text:p>
          </table:table-cell>
          <table:table-cell office:value-type="float" office:value="27.9700063854974" calcext:value-type="float">
            <text:p>27.9700063854974</text:p>
          </table:table-cell>
          <table:table-cell office:value-type="float" office:value="-133.729993614503" calcext:value-type="float">
            <text:p>-133.729993614503</text:p>
          </table:table-cell>
          <table:table-cell/>
        </table:table-row>
        <table:table-row table:style-name="ro1">
          <table:table-cell office:value-type="string" calcext:value-type="string">
            <text:p>LNT</text:p>
          </table:table-cell>
          <table:table-cell office:value-type="string" calcext:value-type="string">
            <text:p>Alliant Energy Corp.</text:p>
          </table:table-cell>
          <table:table-cell office:value-type="float" office:value="48.29" calcext:value-type="float">
            <text:p>48.29</text:p>
          </table:table-cell>
          <table:table-cell office:value-type="float" office:value="0.756724448637454" calcext:value-type="float">
            <text:p>0.756724448637454</text:p>
          </table:table-cell>
          <table:table-cell office:value-type="float" office:value="-47.5332755513625" calcext:value-type="float">
            <text:p>-47.5332755513625</text:p>
          </table:table-cell>
          <table:table-cell office:value-type="float" office:value="0.892854772730964" calcext:value-type="float">
            <text:p>0.892854772730964</text:p>
          </table:table-cell>
          <table:table-cell office:value-type="float" office:value="1.64957922136842" calcext:value-type="float">
            <text:p>1.64957922136842</text:p>
          </table:table-cell>
          <table:table-cell office:value-type="float" office:value="22.857882948525" calcext:value-type="float">
            <text:p>22.857882948525</text:p>
          </table:table-cell>
          <table:table-cell office:value-type="float" office:value="-1.04900426213234" calcext:value-type="float">
            <text:p>-1.04900426213234</text:p>
          </table:table-cell>
          <table:table-cell office:value-type="float" office:value="-49.3390042621323" calcext:value-type="float">
            <text:p>-49.3390042621323</text:p>
          </table:table-cell>
          <table:table-cell office:value-type="float" office:value="22.857882948525" calcext:value-type="float">
            <text:p>22.857882948525</text:p>
          </table:table-cell>
          <table:table-cell office:value-type="float" office:value="-25.432117051475" calcext:value-type="float">
            <text:p>-25.432117051475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owe`s Cos.</text:p>
          </table:table-cell>
          <table:table-cell office:value-type="float" office:value="177.16" calcext:value-type="float">
            <text:p>177.16</text:p>
          </table:table-cell>
          <table:table-cell office:value-type="float" office:value="17.3680946945863" calcext:value-type="float">
            <text:p>17.3680946945863</text:p>
          </table:table-cell>
          <table:table-cell office:value-type="float" office:value="-159.791905305414" calcext:value-type="float">
            <text:p>-159.791905305414</text:p>
          </table:table-cell>
          <table:table-cell office:value-type="float" office:value="18.8761682948942" calcext:value-type="float">
            <text:p>18.8761682948942</text:p>
          </table:table-cell>
          <table:table-cell office:value-type="float" office:value="36.2442629894804" calcext:value-type="float">
            <text:p>36.2442629894804</text:p>
          </table:table-cell>
          <table:table-cell office:value-type="float" office:value="5.9449489619376" calcext:value-type="float">
            <text:p>5.9449489619376</text:p>
          </table:table-cell>
          <table:table-cell office:value-type="float" office:value="8.66221098746968" calcext:value-type="float">
            <text:p>8.66221098746968</text:p>
          </table:table-cell>
          <table:table-cell office:value-type="float" office:value="-168.49778901253" calcext:value-type="float">
            <text:p>-168.49778901253</text:p>
          </table:table-cell>
          <table:table-cell office:value-type="float" office:value="5.9449489619376" calcext:value-type="float">
            <text:p>5.9449489619376</text:p>
          </table:table-cell>
          <table:table-cell office:value-type="float" office:value="-171.215051038062" calcext:value-type="float">
            <text:p>-171.215051038062</text:p>
          </table:table-cell>
          <table:table-cell/>
        </table:table-row>
        <table:table-row table:style-name="ro1">
          <table:table-cell office:value-type="string" calcext:value-type="string">
            <text:p>LPI</text:p>
          </table:table-cell>
          <table:table-cell office:value-type="string" calcext:value-type="string">
            <text:p>Laredo Petroleum Inc.</text:p>
          </table:table-cell>
          <table:table-cell office:value-type="float" office:value="34.04" calcext:value-type="float">
            <text:p>34.04</text:p>
          </table:table-cell>
          <table:table-cell office:value-type="float" office:value="1.3118339300052" calcext:value-type="float">
            <text:p>1.3118339300052</text:p>
          </table:table-cell>
          <table:table-cell office:value-type="float" office:value="-32.7281660699948" calcext:value-type="float">
            <text:p>-32.7281660699948</text:p>
          </table:table-cell>
          <table:table-cell office:value-type="float" office:value="0" calcext:value-type="float">
            <text:p>0</text:p>
          </table:table-cell>
          <table:table-cell office:value-type="float" office:value="1.3118339300052" calcext:value-type="float">
            <text:p>1.3118339300052</text:p>
          </table:table-cell>
          <table:table-cell office:value-type="float" office:value="31.3250647336353" calcext:value-type="float">
            <text:p>31.3250647336353</text:p>
          </table:table-cell>
          <table:table-cell office:value-type="float" office:value="8.20323154172935" calcext:value-type="float">
            <text:p>8.20323154172935</text:p>
          </table:table-cell>
          <table:table-cell office:value-type="float" office:value="-25.8367684582706" calcext:value-type="float">
            <text:p>-25.8367684582706</text:p>
          </table:table-cell>
          <table:table-cell office:value-type="float" office:value="31.3250647336353" calcext:value-type="float">
            <text:p>31.3250647336353</text:p>
          </table:table-cell>
          <table:table-cell office:value-type="float" office:value="-2.71493526636468" calcext:value-type="float">
            <text:p>-2.71493526636468</text:p>
          </table:table-cell>
          <table:table-cell/>
        </table:table-row>
        <table:table-row table:style-name="ro1">
          <table:table-cell office:value-type="string" calcext:value-type="string">
            <text:p>LPL</text:p>
          </table:table-cell>
          <table:table-cell office:value-type="string" calcext:value-type="string">
            <text:p>LG Display Co Ltd.</text:p>
          </table:table-cell>
          <table:table-cell office:value-type="float" office:value="10.84" calcext:value-type="float">
            <text:p>10.84</text:p>
          </table:table-cell>
          <table:table-cell office:value-type="float" office:value="4.02560591651848" calcext:value-type="float">
            <text:p>4.02560591651848</text:p>
          </table:table-cell>
          <table:table-cell office:value-type="float" office:value="-6.81439408348152" calcext:value-type="float">
            <text:p>-6.81439408348152</text:p>
          </table:table-cell>
          <table:table-cell office:value-type="float" office:value="2.86881122954527" calcext:value-type="float">
            <text:p>2.86881122954527</text:p>
          </table:table-cell>
          <table:table-cell office:value-type="float" office:value="6.89441714606374" calcext:value-type="float">
            <text:p>6.89441714606374</text:p>
          </table:table-cell>
          <table:table-cell office:value-type="float" office:value="12.1181979382352" calcext:value-type="float">
            <text:p>12.1181979382352</text:p>
          </table:table-cell>
          <table:table-cell office:value-type="float" office:value="-0.336761859667699" calcext:value-type="float">
            <text:p>-0.336761859667699</text:p>
          </table:table-cell>
          <table:table-cell office:value-type="float" office:value="-11.1767618596677" calcext:value-type="float">
            <text:p>-11.1767618596677</text:p>
          </table:table-cell>
          <table:table-cell office:value-type="float" office:value="13.067556108789" calcext:value-type="float">
            <text:p>13.067556108789</text:p>
          </table:table-cell>
          <table:table-cell office:value-type="float" office:value="2.22755610878896" calcext:value-type="float">
            <text:p>2.22755610878896</text:p>
          </table:table-cell>
          <table:table-cell/>
        </table:table-row>
        <table:table-row table:style-name="ro1">
          <table:table-cell office:value-type="string" calcext:value-type="string">
            <text:p>LPX</text:p>
          </table:table-cell>
          <table:table-cell office:value-type="string" calcext:value-type="string">
            <text:p>Louisiana-Pacific Corp.</text:p>
          </table:table-cell>
          <table:table-cell office:value-type="float" office:value="43.52" calcext:value-type="float">
            <text:p>43.52</text:p>
          </table:table-cell>
          <table:table-cell office:value-type="float" office:value="3.8417976627436" calcext:value-type="float">
            <text:p>3.8417976627436</text:p>
          </table:table-cell>
          <table:table-cell office:value-type="float" office:value="-39.6782023372564" calcext:value-type="float">
            <text:p>-39.6782023372564</text:p>
          </table:table-cell>
          <table:table-cell office:value-type="float" office:value="2.17701867555471" calcext:value-type="float">
            <text:p>2.17701867555471</text:p>
          </table:table-cell>
          <table:table-cell office:value-type="float" office:value="6.01881633829831" calcext:value-type="float">
            <text:p>6.01881633829831</text:p>
          </table:table-cell>
          <table:table-cell office:value-type="float" office:value="10.0161153350101" calcext:value-type="float">
            <text:p>10.0161153350101</text:p>
          </table:table-cell>
          <table:table-cell office:value-type="float" office:value="6.0371106128828" calcext:value-type="float">
            <text:p>6.0371106128828</text:p>
          </table:table-cell>
          <table:table-cell office:value-type="float" office:value="-37.4828893871172" calcext:value-type="float">
            <text:p>-37.4828893871172</text:p>
          </table:table-cell>
          <table:table-cell office:value-type="float" office:value="10.4460307877457" calcext:value-type="float">
            <text:p>10.4460307877457</text:p>
          </table:table-cell>
          <table:table-cell office:value-type="float" office:value="-33.0739692122543" calcext:value-type="float">
            <text:p>-33.0739692122543</text:p>
          </table:table-cell>
          <table:table-cell/>
        </table:table-row>
        <table:table-row table:style-name="ro1">
          <table:table-cell office:value-type="string" calcext:value-type="string">
            <text:p>LRN</text:p>
          </table:table-cell>
          <table:table-cell office:value-type="string" calcext:value-type="string">
            <text:p>Stride Inc</text:p>
          </table:table-cell>
          <table:table-cell office:value-type="float" office:value="28.27" calcext:value-type="float">
            <text:p>28.27</text:p>
          </table:table-cell>
          <table:table-cell office:value-type="float" office:value="6.20412935746842" calcext:value-type="float">
            <text:p>6.20412935746842</text:p>
          </table:table-cell>
          <table:table-cell office:value-type="float" office:value="-22.0658706425316" calcext:value-type="float">
            <text:p>-22.0658706425316</text:p>
          </table:table-cell>
          <table:table-cell office:value-type="float" office:value="0.687892129822249" calcext:value-type="float">
            <text:p>0.687892129822249</text:p>
          </table:table-cell>
          <table:table-cell office:value-type="float" office:value="6.89202148729067" calcext:value-type="float">
            <text:p>6.89202148729067</text:p>
          </table:table-cell>
          <table:table-cell office:value-type="float" office:value="7.37071922177281" calcext:value-type="float">
            <text:p>7.37071922177281</text:p>
          </table:table-cell>
          <table:table-cell office:value-type="float" office:value="12.9767828834516" calcext:value-type="float">
            <text:p>12.9767828834516</text:p>
          </table:table-cell>
          <table:table-cell office:value-type="float" office:value="-15.2932171165484" calcext:value-type="float">
            <text:p>-15.2932171165484</text:p>
          </table:table-cell>
          <table:table-cell office:value-type="float" office:value="18.0861691016152" calcext:value-type="float">
            <text:p>18.0861691016152</text:p>
          </table:table-cell>
          <table:table-cell office:value-type="float" office:value="-10.1838308983848" calcext:value-type="float">
            <text:p>-10.1838308983848</text:p>
          </table:table-cell>
          <table:table-cell/>
        </table:table-row>
        <table:table-row table:style-name="ro1">
          <table:table-cell office:value-type="string" calcext:value-type="string">
            <text:p>LTC</text:p>
          </table:table-cell>
          <table:table-cell office:value-type="string" calcext:value-type="string">
            <text:p>LTC Properties</text:p>
          </table:table-cell>
          <table:table-cell office:value-type="float" office:value="42.26" calcext:value-type="float">
            <text:p>42.26</text:p>
          </table:table-cell>
          <table:table-cell office:value-type="float" office:value="0" calcext:value-type="float">
            <text:p>0</text:p>
          </table:table-cell>
          <table:table-cell office:value-type="float" office:value="-42.26" calcext:value-type="float">
            <text:p>-42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32347554197" calcext:value-type="float">
            <text:p>19.632347554197</text:p>
          </table:table-cell>
          <table:table-cell office:value-type="float" office:value="-8.6928302357983" calcext:value-type="float">
            <text:p>-8.6928302357983</text:p>
          </table:table-cell>
          <table:table-cell office:value-type="float" office:value="-50.9528302357983" calcext:value-type="float">
            <text:p>-50.9528302357983</text:p>
          </table:table-cell>
          <table:table-cell office:value-type="float" office:value="19.632347554197" calcext:value-type="float">
            <text:p>19.632347554197</text:p>
          </table:table-cell>
          <table:table-cell office:value-type="float" office:value="-22.627652445803" calcext:value-type="float">
            <text:p>-22.627652445803</text:p>
          </table:table-cell>
          <table:table-cell/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Luby`s</text:p>
          </table:table-cell>
          <table:table-cell office:value-type="float" office:value="3.25" calcext:value-type="float">
            <text:p>3.25</text:p>
          </table:table-cell>
          <table:table-cell office:value-type="float" office:value="0.490176593038146" calcext:value-type="float">
            <text:p>0.490176593038146</text:p>
          </table:table-cell>
          <table:table-cell office:value-type="float" office:value="-2.75982340696185" calcext:value-type="float">
            <text:p>-2.75982340696185</text:p>
          </table:table-cell>
          <table:table-cell office:value-type="float" office:value="0.0537701180099579" calcext:value-type="float">
            <text:p>0.053770118009958</text:p>
          </table:table-cell>
          <table:table-cell office:value-type="float" office:value="0.543946711048104" calcext:value-type="float">
            <text:p>0.543946711048104</text:p>
          </table:table-cell>
          <table:table-cell office:value-type="float" office:value="1.88865506459538" calcext:value-type="float">
            <text:p>1.88865506459538</text:p>
          </table:table-cell>
          <table:table-cell office:value-type="float" office:value="0.0288855806369284" calcext:value-type="float">
            <text:p>0.028885580636928</text:p>
          </table:table-cell>
          <table:table-cell office:value-type="float" office:value="-3.22111441936307" calcext:value-type="float">
            <text:p>-3.22111441936307</text:p>
          </table:table-cell>
          <table:table-cell office:value-type="float" office:value="2.39408766812758" calcext:value-type="float">
            <text:p>2.39408766812758</text:p>
          </table:table-cell>
          <table:table-cell office:value-type="float" office:value="-0.855912331872421" calcext:value-type="float">
            <text:p>-0.855912331872421</text:p>
          </table:table-cell>
          <table:table-cell/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Southwest Airlines Co</text:p>
          </table:table-cell>
          <table:table-cell office:value-type="float" office:value="51.34" calcext:value-type="float">
            <text:p>51.34</text:p>
          </table:table-cell>
          <table:table-cell office:value-type="float" office:value="22.5740790650161" calcext:value-type="float">
            <text:p>22.5740790650161</text:p>
          </table:table-cell>
          <table:table-cell office:value-type="float" office:value="-28.7659209349839" calcext:value-type="float">
            <text:p>-28.7659209349839</text:p>
          </table:table-cell>
          <table:table-cell office:value-type="float" office:value="0.700890110463227" calcext:value-type="float">
            <text:p>0.700890110463227</text:p>
          </table:table-cell>
          <table:table-cell office:value-type="float" office:value="23.2749691754793" calcext:value-type="float">
            <text:p>23.2749691754793</text:p>
          </table:table-cell>
          <table:table-cell office:value-type="float" office:value="12.8852044220667" calcext:value-type="float">
            <text:p>12.8852044220667</text:p>
          </table:table-cell>
          <table:table-cell office:value-type="float" office:value="12.9800108138202" calcext:value-type="float">
            <text:p>12.9800108138202</text:p>
          </table:table-cell>
          <table:table-cell office:value-type="float" office:value="-38.3599891861798" calcext:value-type="float">
            <text:p>-38.3599891861798</text:p>
          </table:table-cell>
          <table:table-cell office:value-type="float" office:value="15.0268130929266" calcext:value-type="float">
            <text:p>15.0268130929266</text:p>
          </table:table-cell>
          <table:table-cell office:value-type="float" office:value="-36.3131869070734" calcext:value-type="float">
            <text:p>-36.3131869070734</text:p>
          </table:table-cell>
          <table:table-cell/>
        </table:table-row>
        <table:table-row table:style-name="ro1">
          <table:table-cell office:value-type="string" calcext:value-type="string">
            <text:p>LVS</text:p>
          </table:table-cell>
          <table:table-cell office:value-type="string" calcext:value-type="string">
            <text:p>Las Vegas Sands Corp</text:p>
          </table:table-cell>
          <table:table-cell office:value-type="float" office:value="56.02" calcext:value-type="float">
            <text:p>56.02</text:p>
          </table:table-cell>
          <table:table-cell office:value-type="float" office:value="2.77674885042925" calcext:value-type="float">
            <text:p>2.77674885042925</text:p>
          </table:table-cell>
          <table:table-cell office:value-type="float" office:value="-53.2432511495708" calcext:value-type="float">
            <text:p>-53.2432511495708</text:p>
          </table:table-cell>
          <table:table-cell office:value-type="float" office:value="0.0418934291436756" calcext:value-type="float">
            <text:p>0.041893429143676</text:p>
          </table:table-cell>
          <table:table-cell office:value-type="float" office:value="2.81864227957292" calcext:value-type="float">
            <text:p>2.81864227957292</text:p>
          </table:table-cell>
          <table:table-cell office:value-type="float" office:value="0.905945405231985" calcext:value-type="float">
            <text:p>0.905945405231985</text:p>
          </table:table-cell>
          <table:table-cell office:value-type="float" office:value="0.438571836347854" calcext:value-type="float">
            <text:p>0.438571836347854</text:p>
          </table:table-cell>
          <table:table-cell office:value-type="float" office:value="-55.5814281636522" calcext:value-type="float">
            <text:p>-55.5814281636522</text:p>
          </table:table-cell>
          <table:table-cell office:value-type="float" office:value="3.89216140137961" calcext:value-type="float">
            <text:p>3.89216140137961</text:p>
          </table:table-cell>
          <table:table-cell office:value-type="float" office:value="-52.1278385986204" calcext:value-type="float">
            <text:p>-52.1278385986204</text:p>
          </table:table-cell>
          <table:table-cell/>
        </table:table-row>
        <table:table-row table:style-name="ro1">
          <table:table-cell office:value-type="string" calcext:value-type="string">
            <text:p>LXP</text:p>
          </table:table-cell>
          <table:table-cell office:value-type="string" calcext:value-type="string">
            <text:p>Lexington Realty Trust</text:p>
          </table:table-cell>
          <table:table-cell office:value-type="float" office:value="11.17" calcext:value-type="float">
            <text:p>11.17</text:p>
          </table:table-cell>
          <table:table-cell office:value-type="float" office:value="1.03960060098967" calcext:value-type="float">
            <text:p>1.03960060098967</text:p>
          </table:table-cell>
          <table:table-cell office:value-type="float" office:value="-10.1303993990103" calcext:value-type="float">
            <text:p>-10.1303993990103</text:p>
          </table:table-cell>
          <table:table-cell office:value-type="float" office:value="0" calcext:value-type="float">
            <text:p>0</text:p>
          </table:table-cell>
          <table:table-cell office:value-type="float" office:value="1.03960060098967" calcext:value-type="float">
            <text:p>1.03960060098967</text:p>
          </table:table-cell>
          <table:table-cell office:value-type="float" office:value="6.49694048272839" calcext:value-type="float">
            <text:p>6.49694048272839</text:p>
          </table:table-cell>
          <table:table-cell office:value-type="float" office:value="0.581583455133395" calcext:value-type="float">
            <text:p>0.581583455133395</text:p>
          </table:table-cell>
          <table:table-cell office:value-type="float" office:value="-10.5884165448666" calcext:value-type="float">
            <text:p>-10.5884165448666</text:p>
          </table:table-cell>
          <table:table-cell office:value-type="float" office:value="6.83640661951168" calcext:value-type="float">
            <text:p>6.83640661951168</text:p>
          </table:table-cell>
          <table:table-cell office:value-type="float" office:value="-4.33359338048832" calcext:value-type="float">
            <text:p>-4.33359338048832</text:p>
          </table:table-cell>
          <table:table-cell/>
        </table:table-row>
        <table:table-row table:style-name="ro1">
          <table:table-cell office:value-type="string" calcext:value-type="string">
            <text:p>LXU</text:p>
          </table:table-cell>
          <table:table-cell office:value-type="string" calcext:value-type="string">
            <text:p>LSB Industries</text:p>
          </table:table-cell>
          <table:table-cell office:value-type="float" office:value="4.36" calcext:value-type="float">
            <text:p>4.36</text:p>
          </table:table-cell>
          <table:table-cell office:value-type="float" office:value="1.43581399131048" calcext:value-type="float">
            <text:p>1.43581399131048</text:p>
          </table:table-cell>
          <table:table-cell office:value-type="float" office:value="-2.92418600868952" calcext:value-type="float">
            <text:p>-2.92418600868952</text:p>
          </table:table-cell>
          <table:table-cell office:value-type="float" office:value="0.654974586904165" calcext:value-type="float">
            <text:p>0.654974586904165</text:p>
          </table:table-cell>
          <table:table-cell office:value-type="float" office:value="2.09078857821465" calcext:value-type="float">
            <text:p>2.09078857821465</text:p>
          </table:table-cell>
          <table:table-cell office:value-type="float" office:value="6.0806691833263" calcext:value-type="float">
            <text:p>6.0806691833263</text:p>
          </table:table-cell>
          <table:table-cell office:value-type="float" office:value="1.36186414731464" calcext:value-type="float">
            <text:p>1.36186414731464</text:p>
          </table:table-cell>
          <table:table-cell office:value-type="float" office:value="-2.99813585268536" calcext:value-type="float">
            <text:p>-2.99813585268536</text:p>
          </table:table-cell>
          <table:table-cell office:value-type="float" office:value="15.129803806425" calcext:value-type="float">
            <text:p>15.129803806425</text:p>
          </table:table-cell>
          <table:table-cell office:value-type="float" office:value="10.769803806425" calcext:value-type="float">
            <text:p>10.769803806425</text:p>
          </table:table-cell>
          <table:table-cell/>
        </table:table-row>
        <table:table-row table:style-name="ro1">
          <table:table-cell office:value-type="string" calcext:value-type="string">
            <text:p>LYB</text:p>
          </table:table-cell>
          <table:table-cell office:value-type="string" calcext:value-type="string">
            <text:p>LyondellBasell Industries NV</text:p>
          </table:table-cell>
          <table:table-cell office:value-type="float" office:value="96.14" calcext:value-type="float">
            <text:p>96.14</text:p>
          </table:table-cell>
          <table:table-cell office:value-type="float" office:value="8.44516020671057" calcext:value-type="float">
            <text:p>8.44516020671057</text:p>
          </table:table-cell>
          <table:table-cell office:value-type="float" office:value="-87.6948397932894" calcext:value-type="float">
            <text:p>-87.6948397932894</text:p>
          </table:table-cell>
          <table:table-cell office:value-type="float" office:value="11.9939243361262" calcext:value-type="float">
            <text:p>11.9939243361262</text:p>
          </table:table-cell>
          <table:table-cell office:value-type="float" office:value="20.4390845428367" calcext:value-type="float">
            <text:p>20.4390845428367</text:p>
          </table:table-cell>
          <table:table-cell office:value-type="float" office:value="13.9974038319735" calcext:value-type="float">
            <text:p>13.9974038319735</text:p>
          </table:table-cell>
          <table:table-cell office:value-type="float" office:value="17.8995470054997" calcext:value-type="float">
            <text:p>17.8995470054997</text:p>
          </table:table-cell>
          <table:table-cell office:value-type="float" office:value="-78.2404529945003" calcext:value-type="float">
            <text:p>-78.2404529945003</text:p>
          </table:table-cell>
          <table:table-cell office:value-type="float" office:value="21.8795533582367" calcext:value-type="float">
            <text:p>21.8795533582367</text:p>
          </table:table-cell>
          <table:table-cell office:value-type="float" office:value="-74.2604466417633" calcext:value-type="float">
            <text:p>-74.2604466417633</text:p>
          </table:table-cell>
          <table:table-cell/>
        </table:table-row>
        <table:table-row table:style-name="ro1">
          <table:table-cell office:value-type="string" calcext:value-type="string">
            <text:p>LYV</text:p>
          </table:table-cell>
          <table:table-cell office:value-type="string" calcext:value-type="string">
            <text:p>Live Nation Entertainment Inc</text:p>
          </table:table-cell>
          <table:table-cell office:value-type="float" office:value="84.17" calcext:value-type="float">
            <text:p>84.17</text:p>
          </table:table-cell>
          <table:table-cell office:value-type="float" office:value="15.1533315825448" calcext:value-type="float">
            <text:p>15.1533315825448</text:p>
          </table:table-cell>
          <table:table-cell office:value-type="float" office:value="-69.0166684174552" calcext:value-type="float">
            <text:p>-69.0166684174552</text:p>
          </table:table-cell>
          <table:table-cell office:value-type="float" office:value="0" calcext:value-type="float">
            <text:p>0</text:p>
          </table:table-cell>
          <table:table-cell office:value-type="float" office:value="15.1533315825448" calcext:value-type="float">
            <text:p>15.1533315825448</text:p>
          </table:table-cell>
          <table:table-cell office:value-type="float" office:value="-13.7083207466331" calcext:value-type="float">
            <text:p>-13.7083207466331</text:p>
          </table:table-cell>
          <table:table-cell office:value-type="float" office:value="4.33359089137594" calcext:value-type="float">
            <text:p>4.33359089137594</text:p>
          </table:table-cell>
          <table:table-cell office:value-type="float" office:value="-79.8364091086241" calcext:value-type="float">
            <text:p>-79.8364091086241</text:p>
          </table:table-cell>
          <table:table-cell office:value-type="float" office:value="1.57483921268163" calcext:value-type="float">
            <text:p>1.57483921268163</text:p>
          </table:table-cell>
          <table:table-cell office:value-type="float" office:value="-82.5951607873184" calcext:value-type="float">
            <text:p>-82.5951607873184</text:p>
          </table:table-cell>
          <table:table-cell/>
        </table:table-row>
        <table:table-row table:style-name="ro1">
          <table:table-cell office:value-type="string" calcext:value-type="string">
            <text:p>LZB</text:p>
          </table:table-cell>
          <table:table-cell office:value-type="string" calcext:value-type="string">
            <text:p>La-Z-Boy Inc.</text:p>
          </table:table-cell>
          <table:table-cell office:value-type="float" office:value="40.8" calcext:value-type="float">
            <text:p>40.8</text:p>
          </table:table-cell>
          <table:table-cell office:value-type="float" office:value="7.60548734821028" calcext:value-type="float">
            <text:p>7.60548734821028</text:p>
          </table:table-cell>
          <table:table-cell office:value-type="float" office:value="-33.1945126517897" calcext:value-type="float">
            <text:p>-33.1945126517897</text:p>
          </table:table-cell>
          <table:table-cell office:value-type="float" office:value="4.0883159638995" calcext:value-type="float">
            <text:p>4.0883159638995</text:p>
          </table:table-cell>
          <table:table-cell office:value-type="float" office:value="11.6938033121098" calcext:value-type="float">
            <text:p>11.6938033121098</text:p>
          </table:table-cell>
          <table:table-cell office:value-type="float" office:value="11.7305143315681" calcext:value-type="float">
            <text:p>11.7305143315681</text:p>
          </table:table-cell>
          <table:table-cell office:value-type="float" office:value="6.63333881109131" calcext:value-type="float">
            <text:p>6.63333881109131</text:p>
          </table:table-cell>
          <table:table-cell office:value-type="float" office:value="-34.1666611889087" calcext:value-type="float">
            <text:p>-34.1666611889087</text:p>
          </table:table-cell>
          <table:table-cell office:value-type="float" office:value="16.1835349864142" calcext:value-type="float">
            <text:p>16.1835349864142</text:p>
          </table:table-cell>
          <table:table-cell office:value-type="float" office:value="-24.6164650135858" calcext:value-type="float">
            <text:p>-24.616465013585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cy`s Inc</text:p>
          </table:table-cell>
          <table:table-cell office:value-type="float" office:value="14.88" calcext:value-type="float">
            <text:p>14.88</text:p>
          </table:table-cell>
          <table:table-cell office:value-type="float" office:value="4.99552449639823" calcext:value-type="float">
            <text:p>4.99552449639823</text:p>
          </table:table-cell>
          <table:table-cell office:value-type="float" office:value="-9.88447550360177" calcext:value-type="float">
            <text:p>-9.88447550360177</text:p>
          </table:table-cell>
          <table:table-cell office:value-type="float" office:value="16.5680064535606" calcext:value-type="float">
            <text:p>16.5680064535606</text:p>
          </table:table-cell>
          <table:table-cell office:value-type="float" office:value="21.5635309499588" calcext:value-type="float">
            <text:p>21.5635309499588</text:p>
          </table:table-cell>
          <table:table-cell office:value-type="float" office:value="3.14998256446" calcext:value-type="float">
            <text:p>3.14998256446</text:p>
          </table:table-cell>
          <table:table-cell office:value-type="float" office:value="2.27391379397624" calcext:value-type="float">
            <text:p>2.27391379397624</text:p>
          </table:table-cell>
          <table:table-cell office:value-type="float" office:value="-12.6060862060238" calcext:value-type="float">
            <text:p>-12.6060862060238</text:p>
          </table:table-cell>
          <table:table-cell office:value-type="float" office:value="7.2243465154231" calcext:value-type="float">
            <text:p>7.2243465154231</text:p>
          </table:table-cell>
          <table:table-cell office:value-type="float" office:value="-7.6556534845769" calcext:value-type="float">
            <text:p>-7.6556534845769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tercard Incorporated</text:p>
          </table:table-cell>
          <table:table-cell office:value-type="float" office:value="341" calcext:value-type="float">
            <text:p>341</text:p>
          </table:table-cell>
          <table:table-cell office:value-type="float" office:value="10.7489303949284" calcext:value-type="float">
            <text:p>10.7489303949284</text:p>
          </table:table-cell>
          <table:table-cell office:value-type="float" office:value="-330.251069605072" calcext:value-type="float">
            <text:p>-330.251069605072</text:p>
          </table:table-cell>
          <table:table-cell office:value-type="float" office:value="0" calcext:value-type="float">
            <text:p>0</text:p>
          </table:table-cell>
          <table:table-cell office:value-type="float" office:value="10.7489303949284" calcext:value-type="float">
            <text:p>10.7489303949284</text:p>
          </table:table-cell>
          <table:table-cell office:value-type="float" office:value="0.131516324832065" calcext:value-type="float">
            <text:p>0.131516324832065</text:p>
          </table:table-cell>
          <table:table-cell office:value-type="float" office:value="8.61027262035161" calcext:value-type="float">
            <text:p>8.61027262035161</text:p>
          </table:table-cell>
          <table:table-cell office:value-type="float" office:value="-332.389727379648" calcext:value-type="float">
            <text:p>-332.389727379648</text:p>
          </table:table-cell>
          <table:table-cell office:value-type="float" office:value="5.86360475943578" calcext:value-type="float">
            <text:p>5.86360475943578</text:p>
          </table:table-cell>
          <table:table-cell office:value-type="float" office:value="-335.136395240564" calcext:value-type="float">
            <text:p>-335.136395240564</text:p>
          </table:table-cell>
          <table:table-cell/>
        </table:table-row>
        <table:table-row table:style-name="ro1">
          <table:table-cell office:value-type="string" calcext:value-type="string">
            <text:p>MAA</text:p>
          </table:table-cell>
          <table:table-cell office:value-type="string" calcext:value-type="string">
            <text:p>Mid-America Apartment Communities</text:p>
          </table:table-cell>
          <table:table-cell office:value-type="float" office:value="138.14" calcext:value-type="float">
            <text:p>138.14</text:p>
          </table:table-cell>
          <table:table-cell office:value-type="float" office:value="0.160942819421615" calcext:value-type="float">
            <text:p>0.160942819421615</text:p>
          </table:table-cell>
          <table:table-cell office:value-type="float" office:value="-137.979057180578" calcext:value-type="float">
            <text:p>-137.979057180578</text:p>
          </table:table-cell>
          <table:table-cell office:value-type="float" office:value="0" calcext:value-type="float">
            <text:p>0</text:p>
          </table:table-cell>
          <table:table-cell office:value-type="float" office:value="0.160942819421615" calcext:value-type="float">
            <text:p>0.160942819421615</text:p>
          </table:table-cell>
          <table:table-cell office:value-type="float" office:value="51.6225645277794" calcext:value-type="float">
            <text:p>51.6225645277794</text:p>
          </table:table-cell>
          <table:table-cell office:value-type="float" office:value="-4.74272878930675" calcext:value-type="float">
            <text:p>-4.74272878930675</text:p>
          </table:table-cell>
          <table:table-cell office:value-type="float" office:value="-142.882728789307" calcext:value-type="float">
            <text:p>-142.882728789307</text:p>
          </table:table-cell>
          <table:table-cell office:value-type="float" office:value="51.6226432198734" calcext:value-type="float">
            <text:p>51.6226432198734</text:p>
          </table:table-cell>
          <table:table-cell office:value-type="float" office:value="-86.5173567801265" calcext:value-type="float">
            <text:p>-86.5173567801265</text:p>
          </table:table-cell>
          <table:table-cell/>
        </table:table-row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Macerich Co.</text:p>
          </table:table-cell>
          <table:table-cell office:value-type="float" office:value="12.9" calcext:value-type="float">
            <text:p>12.9</text:p>
          </table:table-cell>
          <table:table-cell office:value-type="float" office:value="3.53530745746686" calcext:value-type="float">
            <text:p>3.53530745746686</text:p>
          </table:table-cell>
          <table:table-cell office:value-type="float" office:value="-9.36469254253315" calcext:value-type="float">
            <text:p>-9.36469254253315</text:p>
          </table:table-cell>
          <table:table-cell office:value-type="float" office:value="0" calcext:value-type="float">
            <text:p>0</text:p>
          </table:table-cell>
          <table:table-cell office:value-type="float" office:value="3.53530745746686" calcext:value-type="float">
            <text:p>3.53530745746686</text:p>
          </table:table-cell>
          <table:table-cell office:value-type="float" office:value="16.4868396366685" calcext:value-type="float">
            <text:p>16.4868396366685</text:p>
          </table:table-cell>
          <table:table-cell office:value-type="float" office:value="1.83049140346155" calcext:value-type="float">
            <text:p>1.83049140346155</text:p>
          </table:table-cell>
          <table:table-cell office:value-type="float" office:value="-11.0695085965384" calcext:value-type="float">
            <text:p>-11.0695085965384</text:p>
          </table:table-cell>
          <table:table-cell office:value-type="float" office:value="16.4868396366685" calcext:value-type="float">
            <text:p>16.4868396366685</text:p>
          </table:table-cell>
          <table:table-cell office:value-type="float" office:value="3.58683963666852" calcext:value-type="float">
            <text:p>3.58683963666852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Street Capital Corporation</text:p>
          </table:table-cell>
          <table:table-cell office:value-type="float" office:value="34.44" calcext:value-type="float">
            <text:p>34.44</text:p>
          </table:table-cell>
          <table:table-cell office:value-type="float" office:value="0" calcext:value-type="float">
            <text:p>0</text:p>
          </table:table-cell>
          <table:table-cell office:value-type="float" office:value="-34.44" calcext:value-type="float">
            <text:p>-3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746920299789" calcext:value-type="float">
            <text:p>21.4746920299789</text:p>
          </table:table-cell>
          <table:table-cell office:value-type="float" office:value="21.4193297185823" calcext:value-type="float">
            <text:p>21.4193297185823</text:p>
          </table:table-cell>
          <table:table-cell office:value-type="float" office:value="-13.0206702814177" calcext:value-type="float">
            <text:p>-13.0206702814177</text:p>
          </table:table-cell>
          <table:table-cell office:value-type="float" office:value="21.4746920299789" calcext:value-type="float">
            <text:p>21.4746920299789</text:p>
          </table:table-cell>
          <table:table-cell office:value-type="float" office:value="-12.9653079700211" calcext:value-type="float">
            <text:p>-12.9653079700211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ManpowerGroup</text:p>
          </table:table-cell>
          <table:table-cell office:value-type="float" office:value="92.49" calcext:value-type="float">
            <text:p>92.49</text:p>
          </table:table-cell>
          <table:table-cell office:value-type="float" office:value="27.5962314501511" calcext:value-type="float">
            <text:p>27.5962314501511</text:p>
          </table:table-cell>
          <table:table-cell office:value-type="float" office:value="-64.8937685498489" calcext:value-type="float">
            <text:p>-64.8937685498489</text:p>
          </table:table-cell>
          <table:table-cell office:value-type="float" office:value="0" calcext:value-type="float">
            <text:p>0</text:p>
          </table:table-cell>
          <table:table-cell office:value-type="float" office:value="27.5962314501511" calcext:value-type="float">
            <text:p>27.5962314501511</text:p>
          </table:table-cell>
          <table:table-cell office:value-type="float" office:value="19.7903061845072" calcext:value-type="float">
            <text:p>19.7903061845072</text:p>
          </table:table-cell>
          <table:table-cell office:value-type="float" office:value="36.0244059353676" calcext:value-type="float">
            <text:p>36.0244059353676</text:p>
          </table:table-cell>
          <table:table-cell office:value-type="float" office:value="-56.4655940646324" calcext:value-type="float">
            <text:p>-56.4655940646324</text:p>
          </table:table-cell>
          <table:table-cell office:value-type="float" office:value="44.9948758298206" calcext:value-type="float">
            <text:p>44.9948758298206</text:p>
          </table:table-cell>
          <table:table-cell office:value-type="float" office:value="-47.4951241701794" calcext:value-type="float">
            <text:p>-47.4951241701794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asco Corp.</text:p>
          </table:table-cell>
          <table:table-cell office:value-type="float" office:value="54.95" calcext:value-type="float">
            <text:p>54.95</text:p>
          </table:table-cell>
          <table:table-cell office:value-type="float" office:value="5.15667687688688" calcext:value-type="float">
            <text:p>5.15667687688688</text:p>
          </table:table-cell>
          <table:table-cell office:value-type="float" office:value="-49.7933231231131" calcext:value-type="float">
            <text:p>-49.7933231231131</text:p>
          </table:table-cell>
          <table:table-cell office:value-type="float" office:value="3.40667341188002" calcext:value-type="float">
            <text:p>3.40667341188002</text:p>
          </table:table-cell>
          <table:table-cell office:value-type="float" office:value="8.56335028876691" calcext:value-type="float">
            <text:p>8.56335028876691</text:p>
          </table:table-cell>
          <table:table-cell office:value-type="float" office:value="-2.8194500269555" calcext:value-type="float">
            <text:p>-2.8194500269555</text:p>
          </table:table-cell>
          <table:table-cell office:value-type="float" office:value="6.04723419574593" calcext:value-type="float">
            <text:p>6.04723419574593</text:p>
          </table:table-cell>
          <table:table-cell office:value-type="float" office:value="-48.9027658042541" calcext:value-type="float">
            <text:p>-48.9027658042541</text:p>
          </table:table-cell>
          <table:table-cell office:value-type="float" office:value="0.758334834836306" calcext:value-type="float">
            <text:p>0.758334834836306</text:p>
          </table:table-cell>
          <table:table-cell office:value-type="float" office:value="-54.1916651651637" calcext:value-type="float">
            <text:p>-54.1916651651637</text:p>
          </table:table-cell>
          <table:table-cell/>
        </table:table-row>
        <table:table-row table:style-name="ro1">
          <table:table-cell office:value-type="string" calcext:value-type="string">
            <text:p>MATX</text:p>
          </table:table-cell>
          <table:table-cell office:value-type="string" calcext:value-type="string">
            <text:p>Matson Inc</text:p>
          </table:table-cell>
          <table:table-cell office:value-type="float" office:value="71.8" calcext:value-type="float">
            <text:p>71.8</text:p>
          </table:table-cell>
          <table:table-cell office:value-type="float" office:value="0.294809165036608" calcext:value-type="float">
            <text:p>0.294809165036608</text:p>
          </table:table-cell>
          <table:table-cell office:value-type="float" office:value="-71.5051908349634" calcext:value-type="float">
            <text:p>-71.5051908349634</text:p>
          </table:table-cell>
          <table:table-cell office:value-type="float" office:value="0" calcext:value-type="float">
            <text:p>0</text:p>
          </table:table-cell>
          <table:table-cell office:value-type="float" office:value="0.294809165036608" calcext:value-type="float">
            <text:p>0.294809165036608</text:p>
          </table:table-cell>
          <table:table-cell office:value-type="float" office:value="8.57267910614326" calcext:value-type="float">
            <text:p>8.57267910614326</text:p>
          </table:table-cell>
          <table:table-cell office:value-type="float" office:value="-3.80698449338612" calcext:value-type="float">
            <text:p>-3.80698449338612</text:p>
          </table:table-cell>
          <table:table-cell office:value-type="float" office:value="-75.6069844933861" calcext:value-type="float">
            <text:p>-75.6069844933861</text:p>
          </table:table-cell>
          <table:table-cell office:value-type="float" office:value="20.7016388487911" calcext:value-type="float">
            <text:p>20.7016388487911</text:p>
          </table:table-cell>
          <table:table-cell office:value-type="float" office:value="-51.0983611512089" calcext:value-type="float">
            <text:p>-51.0983611512089</text:p>
          </table:table-cell>
          <table:table-cell/>
        </table:table-row>
        <table:table-row table:style-name="ro1">
          <table:table-cell office:value-type="string" calcext:value-type="string">
            <text:p>MBI</text:p>
          </table:table-cell>
          <table:table-cell office:value-type="string" calcext:value-type="string">
            <text:p>MBIA Inc.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  <table:table-cell office:value-type="float" office:value="-6.83" calcext:value-type="float">
            <text:p>-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492078363951" calcext:value-type="float">
            <text:p>4.26492078363951</text:p>
          </table:table-cell>
          <table:table-cell office:value-type="float" office:value="4.35763645284907" calcext:value-type="float">
            <text:p>4.35763645284907</text:p>
          </table:table-cell>
          <table:table-cell office:value-type="float" office:value="-2.47236354715093" calcext:value-type="float">
            <text:p>-2.47236354715093</text:p>
          </table:table-cell>
          <table:table-cell office:value-type="float" office:value="4.26492078363951" calcext:value-type="float">
            <text:p>4.26492078363951</text:p>
          </table:table-cell>
          <table:table-cell office:value-type="float" office:value="-2.56507921636049" calcext:value-type="float">
            <text:p>-2.56507921636049</text:p>
          </table:table-cell>
          <table:table-cell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oelis &amp; Co</text:p>
          </table:table-cell>
          <table:table-cell office:value-type="float" office:value="54.65" calcext:value-type="float">
            <text:p>54.65</text:p>
          </table:table-cell>
          <table:table-cell office:value-type="float" office:value="0" calcext:value-type="float">
            <text:p>0</text:p>
          </table:table-cell>
          <table:table-cell office:value-type="float" office:value="-54.65" calcext:value-type="float">
            <text:p>-5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991996225661" calcext:value-type="float">
            <text:p>8.43991996225661</text:p>
          </table:table-cell>
          <table:table-cell office:value-type="float" office:value="6.73132683147174" calcext:value-type="float">
            <text:p>6.73132683147174</text:p>
          </table:table-cell>
          <table:table-cell office:value-type="float" office:value="-47.9186731685283" calcext:value-type="float">
            <text:p>-47.9186731685283</text:p>
          </table:table-cell>
          <table:table-cell office:value-type="float" office:value="8.43991996225661" calcext:value-type="float">
            <text:p>8.43991996225661</text:p>
          </table:table-cell>
          <table:table-cell office:value-type="float" office:value="-46.2100800377434" calcext:value-type="float">
            <text:p>-46.2100800377434</text:p>
          </table:table-cell>
          <table:table-cell/>
        </table:table-row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Medley Capital Corp</text:p>
          </table:table-cell>
          <table:table-cell office:value-type="float" office:value="28.31" calcext:value-type="float">
            <text:p>28.31</text:p>
          </table:table-cell>
          <table:table-cell office:value-type="float" office:value="0" calcext:value-type="float">
            <text:p>0</text:p>
          </table:table-cell>
          <table:table-cell office:value-type="float" office:value="-28.31" calcext:value-type="float">
            <text:p>-28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994159801947" calcext:value-type="float">
            <text:p>55.2994159801947</text:p>
          </table:table-cell>
          <table:table-cell office:value-type="float" office:value="54.5307732947977" calcext:value-type="float">
            <text:p>54.5307732947977</text:p>
          </table:table-cell>
          <table:table-cell office:value-type="float" office:value="26.2207732947976" calcext:value-type="float">
            <text:p>26.2207732947976</text:p>
          </table:table-cell>
          <table:table-cell office:value-type="float" office:value="55.2994159801947" calcext:value-type="float">
            <text:p>55.2994159801947</text:p>
          </table:table-cell>
          <table:table-cell office:value-type="float" office:value="26.9894159801947" calcext:value-type="float">
            <text:p>26.9894159801947</text:p>
          </table:table-cell>
          <table:table-cell/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McDonald`s Corp</text:p>
          </table:table-cell>
          <table:table-cell office:value-type="float" office:value="213.9" calcext:value-type="float">
            <text:p>213.9</text:p>
          </table:table-cell>
          <table:table-cell office:value-type="float" office:value="4.94396144913649" calcext:value-type="float">
            <text:p>4.94396144913649</text:p>
          </table:table-cell>
          <table:table-cell office:value-type="float" office:value="-208.956038550864" calcext:value-type="float">
            <text:p>-208.956038550864</text:p>
          </table:table-cell>
          <table:table-cell office:value-type="float" office:value="0.059320021730776" calcext:value-type="float">
            <text:p>0.059320021730776</text:p>
          </table:table-cell>
          <table:table-cell office:value-type="float" office:value="5.00328147086726" calcext:value-type="float">
            <text:p>5.00328147086726</text:p>
          </table:table-cell>
          <table:table-cell office:value-type="float" office:value="-15.0150785321663" calcext:value-type="float">
            <text:p>-15.0150785321663</text:p>
          </table:table-cell>
          <table:table-cell office:value-type="float" office:value="0.611855156268344" calcext:value-type="float">
            <text:p>0.611855156268344</text:p>
          </table:table-cell>
          <table:table-cell office:value-type="float" office:value="-213.288144843732" calcext:value-type="float">
            <text:p>-213.288144843732</text:p>
          </table:table-cell>
          <table:table-cell office:value-type="float" office:value="-11.3702524005726" calcext:value-type="float">
            <text:p>-11.3702524005726</text:p>
          </table:table-cell>
          <table:table-cell office:value-type="float" office:value="-225.270252400573" calcext:value-type="float">
            <text:p>-225.270252400573</text:p>
          </table:table-cell>
          <table:table-cell/>
        </table:table-row>
        <table:table-row table:style-name="ro1">
          <table:table-cell office:value-type="string" calcext:value-type="string">
            <text:p>MCK</text:p>
          </table:table-cell>
          <table:table-cell office:value-type="string" calcext:value-type="string">
            <text:p>Mckesson Corporation</text:p>
          </table:table-cell>
          <table:table-cell office:value-type="float" office:value="182.24" calcext:value-type="float">
            <text:p>182.24</text:p>
          </table:table-cell>
          <table:table-cell office:value-type="float" office:value="22.4731900873642" calcext:value-type="float">
            <text:p>22.4731900873642</text:p>
          </table:table-cell>
          <table:table-cell office:value-type="float" office:value="-159.766809912636" calcext:value-type="float">
            <text:p>-159.766809912636</text:p>
          </table:table-cell>
          <table:table-cell office:value-type="float" office:value="120.69680032663" calcext:value-type="float">
            <text:p>120.69680032663</text:p>
          </table:table-cell>
          <table:table-cell office:value-type="float" office:value="143.169990413994" calcext:value-type="float">
            <text:p>143.169990413994</text:p>
          </table:table-cell>
          <table:table-cell office:value-type="float" office:value="-81.4739527685041" calcext:value-type="float">
            <text:p>-81.4739527685041</text:p>
          </table:table-cell>
          <table:table-cell office:value-type="float" office:value="2.75181919437113" calcext:value-type="float">
            <text:p>2.75181919437113</text:p>
          </table:table-cell>
          <table:table-cell office:value-type="float" office:value="-179.488180805629" calcext:value-type="float">
            <text:p>-179.488180805629</text:p>
          </table:table-cell>
          <table:table-cell office:value-type="float" office:value="-2.9968441911302" calcext:value-type="float">
            <text:p>-2.9968441911302</text:p>
          </table:table-cell>
          <table:table-cell office:value-type="float" office:value="-185.23684419113" calcext:value-type="float">
            <text:p>-185.23684419113</text:p>
          </table:table-cell>
          <table:table-cell/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Moody`s Corp.</text:p>
          </table:table-cell>
          <table:table-cell office:value-type="float" office:value="278.67" calcext:value-type="float">
            <text:p>278.67</text:p>
          </table:table-cell>
          <table:table-cell office:value-type="float" office:value="13.7806176783813" calcext:value-type="float">
            <text:p>13.7806176783813</text:p>
          </table:table-cell>
          <table:table-cell office:value-type="float" office:value="-264.889382321619" calcext:value-type="float">
            <text:p>-264.889382321619</text:p>
          </table:table-cell>
          <table:table-cell office:value-type="float" office:value="0" calcext:value-type="float">
            <text:p>0</text:p>
          </table:table-cell>
          <table:table-cell office:value-type="float" office:value="13.7806176783813" calcext:value-type="float">
            <text:p>13.7806176783813</text:p>
          </table:table-cell>
          <table:table-cell office:value-type="float" office:value="-23.9723109691161" calcext:value-type="float">
            <text:p>-23.9723109691161</text:p>
          </table:table-cell>
          <table:table-cell office:value-type="float" office:value="13.6315228966986" calcext:value-type="float">
            <text:p>13.6315228966986</text:p>
          </table:table-cell>
          <table:table-cell office:value-type="float" office:value="-265.038477103301" calcext:value-type="float">
            <text:p>-265.038477103301</text:p>
          </table:table-cell>
          <table:table-cell office:value-type="float" office:value="7.97124600638978" calcext:value-type="float">
            <text:p>7.97124600638978</text:p>
          </table:table-cell>
          <table:table-cell office:value-type="float" office:value="-270.69875399361" calcext:value-type="float">
            <text:p>-270.69875399361</text:p>
          </table:table-cell>
          <table:table-cell/>
        </table:table-row>
        <table:table-row table:style-name="ro1">
          <table:table-cell office:value-type="string" calcext:value-type="string">
            <text:p>MCS</text:p>
          </table:table-cell>
          <table:table-cell office:value-type="string" calcext:value-type="string">
            <text:p>Marcus Corp.</text:p>
          </table:table-cell>
          <table:table-cell office:value-type="float" office:value="17.49" calcext:value-type="float">
            <text:p>17.49</text:p>
          </table:table-cell>
          <table:table-cell office:value-type="float" office:value="0.356281017387153" calcext:value-type="float">
            <text:p>0.356281017387153</text:p>
          </table:table-cell>
          <table:table-cell office:value-type="float" office:value="-17.1337189826128" calcext:value-type="float">
            <text:p>-17.1337189826128</text:p>
          </table:table-cell>
          <table:table-cell office:value-type="float" office:value="0" calcext:value-type="float">
            <text:p>0</text:p>
          </table:table-cell>
          <table:table-cell office:value-type="float" office:value="0.356281017387153" calcext:value-type="float">
            <text:p>0.356281017387153</text:p>
          </table:table-cell>
          <table:table-cell office:value-type="float" office:value="20.0421901722967" calcext:value-type="float">
            <text:p>20.0421901722967</text:p>
          </table:table-cell>
          <table:table-cell office:value-type="float" office:value="-5.56734467526265" calcext:value-type="float">
            <text:p>-5.56734467526265</text:p>
          </table:table-cell>
          <table:table-cell office:value-type="float" office:value="-23.0573446752626" calcext:value-type="float">
            <text:p>-23.0573446752626</text:p>
          </table:table-cell>
          <table:table-cell office:value-type="float" office:value="23.292584592324" calcext:value-type="float">
            <text:p>23.292584592324</text:p>
          </table:table-cell>
          <table:table-cell office:value-type="float" office:value="5.80258459232402" calcext:value-type="float">
            <text:p>5.80258459232402</text:p>
          </table:table-cell>
          <table:table-cell/>
        </table:table-row>
        <table:table-row table:style-name="ro1">
          <table:table-cell office:value-type="string" calcext:value-type="string">
            <text:p>MCY</text:p>
          </table:table-cell>
          <table:table-cell office:value-type="string" calcext:value-type="string">
            <text:p>Mercury General Corp.</text:p>
          </table:table-cell>
          <table:table-cell office:value-type="float" office:value="55.97" calcext:value-type="float">
            <text:p>55.97</text:p>
          </table:table-cell>
          <table:table-cell office:value-type="float" office:value="0" calcext:value-type="float">
            <text:p>0</text:p>
          </table:table-cell>
          <table:table-cell office:value-type="float" office:value="-55.97" calcext:value-type="float">
            <text:p>-55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846474918905" calcext:value-type="float">
            <text:p>33.3846474918905</text:p>
          </table:table-cell>
          <table:table-cell office:value-type="float" office:value="34.4042890083692" calcext:value-type="float">
            <text:p>34.4042890083692</text:p>
          </table:table-cell>
          <table:table-cell office:value-type="float" office:value="-21.5657109916308" calcext:value-type="float">
            <text:p>-21.5657109916308</text:p>
          </table:table-cell>
          <table:table-cell office:value-type="float" office:value="34.3372703171453" calcext:value-type="float">
            <text:p>34.3372703171453</text:p>
          </table:table-cell>
          <table:table-cell office:value-type="float" office:value="-21.6327296828547" calcext:value-type="float">
            <text:p>-21.6327296828547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EDNAX Inc</text:p>
          </table:table-cell>
          <table:table-cell office:value-type="float" office:value="28.25" calcext:value-type="float">
            <text:p>28.25</text:p>
          </table:table-cell>
          <table:table-cell office:value-type="float" office:value="4.39361534508998" calcext:value-type="float">
            <text:p>4.39361534508998</text:p>
          </table:table-cell>
          <table:table-cell office:value-type="float" office:value="-23.85638465491" calcext:value-type="float">
            <text:p>-23.85638465491</text:p>
          </table:table-cell>
          <table:table-cell office:value-type="float" office:value="0" calcext:value-type="float">
            <text:p>0</text:p>
          </table:table-cell>
          <table:table-cell office:value-type="float" office:value="4.39361534508998" calcext:value-type="float">
            <text:p>4.39361534508998</text:p>
          </table:table-cell>
          <table:table-cell office:value-type="float" office:value="-8.2194623984292" calcext:value-type="float">
            <text:p>-8.2194623984292</text:p>
          </table:table-cell>
          <table:table-cell office:value-type="float" office:value="13.5843353616174" calcext:value-type="float">
            <text:p>13.5843353616174</text:p>
          </table:table-cell>
          <table:table-cell office:value-type="float" office:value="-14.6656646383826" calcext:value-type="float">
            <text:p>-14.6656646383826</text:p>
          </table:table-cell>
          <table:table-cell office:value-type="float" office:value="9.40160037525979" calcext:value-type="float">
            <text:p>9.40160037525979</text:p>
          </table:table-cell>
          <table:table-cell office:value-type="float" office:value="-18.8483996247402" calcext:value-type="float">
            <text:p>-18.8483996247402</text:p>
          </table:table-cell>
          <table:table-cell/>
        </table:table-row>
        <table:table-row table:style-name="ro1">
          <table:table-cell office:value-type="string" calcext:value-type="string">
            <text:p>MDC</text:p>
          </table:table-cell>
          <table:table-cell office:value-type="string" calcext:value-type="string">
            <text:p>M.D.C. Holdings</text:p>
          </table:table-cell>
          <table:table-cell office:value-type="float" office:value="60.14" calcext:value-type="float">
            <text:p>60.14</text:p>
          </table:table-cell>
          <table:table-cell office:value-type="float" office:value="6.3431743652377" calcext:value-type="float">
            <text:p>6.3431743652377</text:p>
          </table:table-cell>
          <table:table-cell office:value-type="float" office:value="-53.7968256347623" calcext:value-type="float">
            <text:p>-53.7968256347623</text:p>
          </table:table-cell>
          <table:table-cell office:value-type="float" office:value="43.6727960590846" calcext:value-type="float">
            <text:p>43.6727960590846</text:p>
          </table:table-cell>
          <table:table-cell office:value-type="float" office:value="50.0159704243223" calcext:value-type="float">
            <text:p>50.0159704243223</text:p>
          </table:table-cell>
          <table:table-cell office:value-type="float" office:value="32.5962574651364" calcext:value-type="float">
            <text:p>32.5962574651364</text:p>
          </table:table-cell>
          <table:table-cell office:value-type="float" office:value="47.0444877086637" calcext:value-type="float">
            <text:p>47.0444877086637</text:p>
          </table:table-cell>
          <table:table-cell office:value-type="float" office:value="-13.0955122913363" calcext:value-type="float">
            <text:p>-13.0955122913363</text:p>
          </table:table-cell>
          <table:table-cell office:value-type="float" office:value="32.6889004209426" calcext:value-type="float">
            <text:p>32.6889004209426</text:p>
          </table:table-cell>
          <table:table-cell office:value-type="float" office:value="-27.4510995790574" calcext:value-type="float">
            <text:p>-27.4510995790574</text:p>
          </table:table-cell>
          <table:table-cell/>
        </table:table-row>
        <table:table-row table:style-name="ro1">
          <table:table-cell office:value-type="string" calcext:value-type="string">
            <text:p>MDP</text:p>
          </table:table-cell>
          <table:table-cell office:value-type="string" calcext:value-type="string">
            <text:p>Meredith Corp.</text:p>
          </table:table-cell>
          <table:table-cell office:value-type="float" office:value="23.97" calcext:value-type="float">
            <text:p>23.97</text:p>
          </table:table-cell>
          <table:table-cell office:value-type="float" office:value="9.34529837200761" calcext:value-type="float">
            <text:p>9.34529837200761</text:p>
          </table:table-cell>
          <table:table-cell office:value-type="float" office:value="-14.6247016279924" calcext:value-type="float">
            <text:p>-14.6247016279924</text:p>
          </table:table-cell>
          <table:table-cell office:value-type="float" office:value="0.83321309673927" calcext:value-type="float">
            <text:p>0.83321309673927</text:p>
          </table:table-cell>
          <table:table-cell office:value-type="float" office:value="10.1785114687469" calcext:value-type="float">
            <text:p>10.1785114687469</text:p>
          </table:table-cell>
          <table:table-cell office:value-type="float" office:value="-66.4598375387299" calcext:value-type="float">
            <text:p>-66.4598375387299</text:p>
          </table:table-cell>
          <table:table-cell office:value-type="float" office:value="11.0560968605788" calcext:value-type="float">
            <text:p>11.0560968605788</text:p>
          </table:table-cell>
          <table:table-cell office:value-type="float" office:value="-12.9139031394212" calcext:value-type="float">
            <text:p>-12.9139031394212</text:p>
          </table:table-cell>
          <table:table-cell office:value-type="float" office:value="15.034812653884" calcext:value-type="float">
            <text:p>15.034812653884</text:p>
          </table:table-cell>
          <table:table-cell office:value-type="float" office:value="-8.93518734611595" calcext:value-type="float">
            <text:p>-8.93518734611595</text:p>
          </table:table-cell>
          <table:table-cell/>
        </table:table-row>
        <table:table-row table:style-name="ro1">
          <table:table-cell office:value-type="string" calcext:value-type="string">
            <text:p>MDT</text:p>
          </table:table-cell>
          <table:table-cell office:value-type="string" calcext:value-type="string">
            <text:p>Medtronic Plc</text:p>
          </table:table-cell>
          <table:table-cell office:value-type="float" office:value="119.74" calcext:value-type="float">
            <text:p>119.74</text:p>
          </table:table-cell>
          <table:table-cell office:value-type="float" office:value="10.6068264520201" calcext:value-type="float">
            <text:p>10.6068264520201</text:p>
          </table:table-cell>
          <table:table-cell office:value-type="float" office:value="-109.13317354798" calcext:value-type="float">
            <text:p>-109.13317354798</text:p>
          </table:table-cell>
          <table:table-cell office:value-type="float" office:value="3.33130278145677" calcext:value-type="float">
            <text:p>3.33130278145677</text:p>
          </table:table-cell>
          <table:table-cell office:value-type="float" office:value="13.9381292334769" calcext:value-type="float">
            <text:p>13.9381292334769</text:p>
          </table:table-cell>
          <table:table-cell office:value-type="float" office:value="-7.02812763438471" calcext:value-type="float">
            <text:p>-7.02812763438471</text:p>
          </table:table-cell>
          <table:table-cell office:value-type="float" office:value="10.3750319676726" calcext:value-type="float">
            <text:p>10.3750319676726</text:p>
          </table:table-cell>
          <table:table-cell office:value-type="float" office:value="-109.364968032327" calcext:value-type="float">
            <text:p>-109.364968032327</text:p>
          </table:table-cell>
          <table:table-cell office:value-type="float" office:value="37.2683926692679" calcext:value-type="float">
            <text:p>37.2683926692679</text:p>
          </table:table-cell>
          <table:table-cell office:value-type="float" office:value="-82.4716073307321" calcext:value-type="float">
            <text:p>-82.4716073307321</text:p>
          </table:table-cell>
          <table:table-cell/>
        </table:table-row>
        <table:table-row table:style-name="ro1">
          <table:table-cell office:value-type="string" calcext:value-type="string">
            <text:p>MDU</text:p>
          </table:table-cell>
          <table:table-cell office:value-type="string" calcext:value-type="string">
            <text:p>MDU Resources Group Inc</text:p>
          </table:table-cell>
          <table:table-cell office:value-type="float" office:value="27.79" calcext:value-type="float">
            <text:p>27.79</text:p>
          </table:table-cell>
          <table:table-cell office:value-type="float" office:value="0.329489575863933" calcext:value-type="float">
            <text:p>0.329489575863933</text:p>
          </table:table-cell>
          <table:table-cell office:value-type="float" office:value="-27.4605104241361" calcext:value-type="float">
            <text:p>-27.4605104241361</text:p>
          </table:table-cell>
          <table:table-cell office:value-type="float" office:value="1.42738754158472" calcext:value-type="float">
            <text:p>1.42738754158472</text:p>
          </table:table-cell>
          <table:table-cell office:value-type="float" office:value="1.75687711744865" calcext:value-type="float">
            <text:p>1.75687711744865</text:p>
          </table:table-cell>
          <table:table-cell office:value-type="float" office:value="11.3389496370022" calcext:value-type="float">
            <text:p>11.3389496370022</text:p>
          </table:table-cell>
          <table:table-cell office:value-type="float" office:value="2.17216264704594" calcext:value-type="float">
            <text:p>2.17216264704594</text:p>
          </table:table-cell>
          <table:table-cell office:value-type="float" office:value="-25.6178373529541" calcext:value-type="float">
            <text:p>-25.6178373529541</text:p>
          </table:table-cell>
          <table:table-cell office:value-type="float" office:value="15.0245900110141" calcext:value-type="float">
            <text:p>15.0245900110141</text:p>
          </table:table-cell>
          <table:table-cell office:value-type="float" office:value="-12.7654099889859" calcext:value-type="float">
            <text:p>-12.7654099889859</text:p>
          </table:table-cell>
          <table:table-cell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Medifast Inc</text:p>
          </table:table-cell>
          <table:table-cell office:value-type="float" office:value="274.3" calcext:value-type="float">
            <text:p>274.3</text:p>
          </table:table-cell>
          <table:table-cell office:value-type="float" office:value="14.4368270399827" calcext:value-type="float">
            <text:p>14.4368270399827</text:p>
          </table:table-cell>
          <table:table-cell office:value-type="float" office:value="-259.863172960017" calcext:value-type="float">
            <text:p>-259.863172960017</text:p>
          </table:table-cell>
          <table:table-cell office:value-type="float" office:value="3.54601553293463" calcext:value-type="float">
            <text:p>3.54601553293463</text:p>
          </table:table-cell>
          <table:table-cell office:value-type="float" office:value="17.9828425729174" calcext:value-type="float">
            <text:p>17.9828425729174</text:p>
          </table:table-cell>
          <table:table-cell office:value-type="float" office:value="11.8960086934136" calcext:value-type="float">
            <text:p>11.8960086934136</text:p>
          </table:table-cell>
          <table:table-cell office:value-type="float" office:value="8.96147183094403" calcext:value-type="float">
            <text:p>8.96147183094403</text:p>
          </table:table-cell>
          <table:table-cell office:value-type="float" office:value="-265.338528169056" calcext:value-type="float">
            <text:p>-265.338528169056</text:p>
          </table:table-cell>
          <table:table-cell office:value-type="float" office:value="11.8960086934136" calcext:value-type="float">
            <text:p>11.8960086934136</text:p>
          </table:table-cell>
          <table:table-cell office:value-type="float" office:value="-262.403991306586" calcext:value-type="float">
            <text:p>-262.403991306586</text:p>
          </table:table-cell>
          <table:table-cell/>
        </table:table-row>
        <table:table-row table:style-name="ro1">
          <table:table-cell office:value-type="string" calcext:value-type="string">
            <text:p>MEI</text:p>
          </table:table-cell>
          <table:table-cell office:value-type="string" calcext:value-type="string">
            <text:p>Methode Electronics</text:p>
          </table:table-cell>
          <table:table-cell office:value-type="float" office:value="39.64" calcext:value-type="float">
            <text:p>39.64</text:p>
          </table:table-cell>
          <table:table-cell office:value-type="float" office:value="6.4562134699688" calcext:value-type="float">
            <text:p>6.4562134699688</text:p>
          </table:table-cell>
          <table:table-cell office:value-type="float" office:value="-33.1837865300312" calcext:value-type="float">
            <text:p>-33.1837865300312</text:p>
          </table:table-cell>
          <table:table-cell office:value-type="float" office:value="3.21611624360394" calcext:value-type="float">
            <text:p>3.21611624360394</text:p>
          </table:table-cell>
          <table:table-cell office:value-type="float" office:value="9.67232971357274" calcext:value-type="float">
            <text:p>9.67232971357274</text:p>
          </table:table-cell>
          <table:table-cell office:value-type="float" office:value="10.1546139224313" calcext:value-type="float">
            <text:p>10.1546139224313</text:p>
          </table:table-cell>
          <table:table-cell office:value-type="float" office:value="12.8857814035366" calcext:value-type="float">
            <text:p>12.8857814035366</text:p>
          </table:table-cell>
          <table:table-cell office:value-type="float" office:value="-26.7542185964634" calcext:value-type="float">
            <text:p>-26.7542185964634</text:p>
          </table:table-cell>
          <table:table-cell office:value-type="float" office:value="22.6860096918342" calcext:value-type="float">
            <text:p>22.6860096918342</text:p>
          </table:table-cell>
          <table:table-cell office:value-type="float" office:value="-16.9539903081658" calcext:value-type="float">
            <text:p>-16.9539903081658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Metlife Inc</text:p>
          </table:table-cell>
          <table:table-cell office:value-type="float" office:value="55.67" calcext:value-type="float">
            <text:p>55.67</text:p>
          </table:table-cell>
          <table:table-cell office:value-type="float" office:value="0" calcext:value-type="float">
            <text:p>0</text:p>
          </table:table-cell>
          <table:table-cell office:value-type="float" office:value="-55.67" calcext:value-type="float">
            <text:p>-5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0662877666203" calcext:value-type="float">
            <text:p>71.0662877666203</text:p>
          </table:table-cell>
          <table:table-cell office:value-type="float" office:value="83.3236556500649" calcext:value-type="float">
            <text:p>83.3236556500649</text:p>
          </table:table-cell>
          <table:table-cell office:value-type="float" office:value="27.6536556500649" calcext:value-type="float">
            <text:p>27.6536556500649</text:p>
          </table:table-cell>
          <table:table-cell office:value-type="float" office:value="81.4668827615475" calcext:value-type="float">
            <text:p>81.4668827615475</text:p>
          </table:table-cell>
          <table:table-cell office:value-type="float" office:value="25.7968827615475" calcext:value-type="float">
            <text:p>25.7968827615475</text:p>
          </table:table-cell>
          <table:table-cell/>
        </table:table-row>
        <table:table-row table:style-name="ro1">
          <table:table-cell office:value-type="string" calcext:value-type="string">
            <text:p>MFA</text:p>
          </table:table-cell>
          <table:table-cell office:value-type="string" calcext:value-type="string">
            <text:p>MFA Financial Inc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office:value-type="float" office:value="-3.95" calcext:value-type="float">
            <text:p>-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911759124999" calcext:value-type="float">
            <text:p>5.65911759124999</text:p>
          </table:table-cell>
          <table:table-cell office:value-type="float" office:value="4.56133349327455" calcext:value-type="float">
            <text:p>4.56133349327455</text:p>
          </table:table-cell>
          <table:table-cell office:value-type="float" office:value="0.611333493274549" calcext:value-type="float">
            <text:p>0.611333493274549</text:p>
          </table:table-cell>
          <table:table-cell office:value-type="float" office:value="5.65953670900182" calcext:value-type="float">
            <text:p>5.65953670900182</text:p>
          </table:table-cell>
          <table:table-cell office:value-type="float" office:value="1.70953670900182" calcext:value-type="float">
            <text:p>1.70953670900182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istras Group Inc</text:p>
          </table:table-cell>
          <table:table-cell office:value-type="float" office:value="7.92" calcext:value-type="float">
            <text:p>7.92</text:p>
          </table:table-cell>
          <table:table-cell office:value-type="float" office:value="0.757590238225751" calcext:value-type="float">
            <text:p>0.757590238225751</text:p>
          </table:table-cell>
          <table:table-cell office:value-type="float" office:value="-7.16240976177425" calcext:value-type="float">
            <text:p>-7.16240976177425</text:p>
          </table:table-cell>
          <table:table-cell office:value-type="float" office:value="0.510472496384524" calcext:value-type="float">
            <text:p>0.510472496384524</text:p>
          </table:table-cell>
          <table:table-cell office:value-type="float" office:value="1.26806273461028" calcext:value-type="float">
            <text:p>1.26806273461028</text:p>
          </table:table-cell>
          <table:table-cell office:value-type="float" office:value="-2.93537100306578" calcext:value-type="float">
            <text:p>-2.93537100306578</text:p>
          </table:table-cell>
          <table:table-cell office:value-type="float" office:value="2.10762590827074" calcext:value-type="float">
            <text:p>2.10762590827074</text:p>
          </table:table-cell>
          <table:table-cell office:value-type="float" office:value="-5.81237409172926" calcext:value-type="float">
            <text:p>-5.81237409172926</text:p>
          </table:table-cell>
          <table:table-cell office:value-type="float" office:value="6.34822664759606" calcext:value-type="float">
            <text:p>6.34822664759606</text:p>
          </table:table-cell>
          <table:table-cell office:value-type="float" office:value="-1.57177335240394" calcext:value-type="float">
            <text:p>-1.57177335240394</text:p>
          </table:table-cell>
          <table:table-cell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Magna International Inc.</text:p>
          </table:table-cell>
          <table:table-cell office:value-type="float" office:value="77.9" calcext:value-type="float">
            <text:p>77.9</text:p>
          </table:table-cell>
          <table:table-cell office:value-type="float" office:value="4.98445213620608" calcext:value-type="float">
            <text:p>4.98445213620608</text:p>
          </table:table-cell>
          <table:table-cell office:value-type="float" office:value="-72.9155478637939" calcext:value-type="float">
            <text:p>-72.9155478637939</text:p>
          </table:table-cell>
          <table:table-cell office:value-type="float" office:value="11.6758628477618" calcext:value-type="float">
            <text:p>11.6758628477618</text:p>
          </table:table-cell>
          <table:table-cell office:value-type="float" office:value="16.6603149839679" calcext:value-type="float">
            <text:p>16.6603149839679</text:p>
          </table:table-cell>
          <table:table-cell office:value-type="float" office:value="25.7208377923051" calcext:value-type="float">
            <text:p>25.7208377923051</text:p>
          </table:table-cell>
          <table:table-cell office:value-type="float" office:value="8.85422372125794" calcext:value-type="float">
            <text:p>8.85422372125794</text:p>
          </table:table-cell>
          <table:table-cell office:value-type="float" office:value="-69.0457762787421" calcext:value-type="float">
            <text:p>-69.0457762787421</text:p>
          </table:table-cell>
          <table:table-cell office:value-type="float" office:value="33.9594916569555" calcext:value-type="float">
            <text:p>33.9594916569555</text:p>
          </table:table-cell>
          <table:table-cell office:value-type="float" office:value="-43.9405083430445" calcext:value-type="float">
            <text:p>-43.9405083430445</text:p>
          </table:table-cell>
          <table:table-cell/>
        </table:table-row>
        <table:table-row table:style-name="ro1">
          <table:table-cell office:value-type="string" calcext:value-type="string">
            <text:p>MGM</text:p>
          </table:table-cell>
          <table:table-cell office:value-type="string" calcext:value-type="string">
            <text:p>MGM Resorts International</text:p>
          </table:table-cell>
          <table:table-cell office:value-type="float" office:value="35.93" calcext:value-type="float">
            <text:p>35.93</text:p>
          </table:table-cell>
          <table:table-cell office:value-type="float" office:value="9.30048260868695" calcext:value-type="float">
            <text:p>9.30048260868695</text:p>
          </table:table-cell>
          <table:table-cell office:value-type="float" office:value="-26.6295173913131" calcext:value-type="float">
            <text:p>-26.6295173913131</text:p>
          </table:table-cell>
          <table:table-cell office:value-type="float" office:value="0.197020240343436" calcext:value-type="float">
            <text:p>0.197020240343436</text:p>
          </table:table-cell>
          <table:table-cell office:value-type="float" office:value="9.49750284903038" calcext:value-type="float">
            <text:p>9.49750284903038</text:p>
          </table:table-cell>
          <table:table-cell office:value-type="float" office:value="2.1698747926007" calcext:value-type="float">
            <text:p>2.1698747926007</text:p>
          </table:table-cell>
          <table:table-cell office:value-type="float" office:value="6.92291217059535" calcext:value-type="float">
            <text:p>6.92291217059535</text:p>
          </table:table-cell>
          <table:table-cell office:value-type="float" office:value="-29.0070878294046" calcext:value-type="float">
            <text:p>-29.0070878294046</text:p>
          </table:table-cell>
          <table:table-cell office:value-type="float" office:value="13.8905869446063" calcext:value-type="float">
            <text:p>13.8905869446063</text:p>
          </table:table-cell>
          <table:table-cell office:value-type="float" office:value="-22.0394130553937" calcext:value-type="float">
            <text:p>-22.0394130553937</text:p>
          </table:table-cell>
          <table:table-cell/>
        </table:table-row>
        <table:table-row table:style-name="ro1">
          <table:table-cell office:value-type="string" calcext:value-type="string">
            <text:p>MHK</text:p>
          </table:table-cell>
          <table:table-cell office:value-type="string" calcext:value-type="string">
            <text:p>Mohawk Industries</text:p>
          </table:table-cell>
          <table:table-cell office:value-type="float" office:value="169.28" calcext:value-type="float">
            <text:p>169.28</text:p>
          </table:table-cell>
          <table:table-cell office:value-type="float" office:value="16.7000708721602" calcext:value-type="float">
            <text:p>16.7000708721602</text:p>
          </table:table-cell>
          <table:table-cell office:value-type="float" office:value="-152.57992912784" calcext:value-type="float">
            <text:p>-152.57992912784</text:p>
          </table:table-cell>
          <table:table-cell office:value-type="float" office:value="25.8709087339052" calcext:value-type="float">
            <text:p>25.8709087339052</text:p>
          </table:table-cell>
          <table:table-cell office:value-type="float" office:value="42.5709796060654" calcext:value-type="float">
            <text:p>42.5709796060654</text:p>
          </table:table-cell>
          <table:table-cell office:value-type="float" office:value="65.5523660430497" calcext:value-type="float">
            <text:p>65.5523660430497</text:p>
          </table:table-cell>
          <table:table-cell office:value-type="float" office:value="38.8332386217598" calcext:value-type="float">
            <text:p>38.8332386217598</text:p>
          </table:table-cell>
          <table:table-cell office:value-type="float" office:value="-130.44676137824" calcext:value-type="float">
            <text:p>-130.44676137824</text:p>
          </table:table-cell>
          <table:table-cell office:value-type="float" office:value="114.61819063347" calcext:value-type="float">
            <text:p>114.61819063347</text:p>
          </table:table-cell>
          <table:table-cell office:value-type="float" office:value="-54.6618093665299" calcext:value-type="float">
            <text:p>-54.6618093665299</text:p>
          </table:table-cell>
          <table:table-cell/>
        </table:table-row>
        <table:table-row table:style-name="ro1">
          <table:table-cell office:value-type="string" calcext:value-type="string">
            <text:p>MHO</text:p>
          </table:table-cell>
          <table:table-cell office:value-type="string" calcext:value-type="string">
            <text:p>MI Homes Inc.</text:p>
          </table:table-cell>
          <table:table-cell office:value-type="float" office:value="55.92" calcext:value-type="float">
            <text:p>55.92</text:p>
          </table:table-cell>
          <table:table-cell office:value-type="float" office:value="7.0449618305713" calcext:value-type="float">
            <text:p>7.0449618305713</text:p>
          </table:table-cell>
          <table:table-cell office:value-type="float" office:value="-48.8750381694287" calcext:value-type="float">
            <text:p>-48.8750381694287</text:p>
          </table:table-cell>
          <table:table-cell office:value-type="float" office:value="64.1282790310283" calcext:value-type="float">
            <text:p>64.1282790310283</text:p>
          </table:table-cell>
          <table:table-cell office:value-type="float" office:value="71.1732408615996" calcext:value-type="float">
            <text:p>71.1732408615996</text:p>
          </table:table-cell>
          <table:table-cell office:value-type="float" office:value="40.2961853461719" calcext:value-type="float">
            <text:p>40.2961853461719</text:p>
          </table:table-cell>
          <table:table-cell office:value-type="float" office:value="60.6600671983437" calcext:value-type="float">
            <text:p>60.6600671983437</text:p>
          </table:table-cell>
          <table:table-cell office:value-type="float" office:value="4.74006719834365" calcext:value-type="float">
            <text:p>4.74006719834365</text:p>
          </table:table-cell>
          <table:table-cell office:value-type="float" office:value="40.8667064709515" calcext:value-type="float">
            <text:p>40.8667064709515</text:p>
          </table:table-cell>
          <table:table-cell office:value-type="float" office:value="-15.0532935290485" calcext:value-type="float">
            <text:p>-15.0532935290485</text:p>
          </table:table-cell>
          <table:table-cell/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Macquarie Infrastructure Corp</text:p>
          </table:table-cell>
          <table:table-cell office:value-type="float" office:value="31.78" calcext:value-type="float">
            <text:p>31.78</text:p>
          </table:table-cell>
          <table:table-cell office:value-type="float" office:value="4.91984291457641" calcext:value-type="float">
            <text:p>4.91984291457641</text:p>
          </table:table-cell>
          <table:table-cell office:value-type="float" office:value="-26.8601570854236" calcext:value-type="float">
            <text:p>-26.8601570854236</text:p>
          </table:table-cell>
          <table:table-cell office:value-type="float" office:value="0.19495881013473" calcext:value-type="float">
            <text:p>0.19495881013473</text:p>
          </table:table-cell>
          <table:table-cell office:value-type="float" office:value="5.11480172471114" calcext:value-type="float">
            <text:p>5.11480172471114</text:p>
          </table:table-cell>
          <table:table-cell office:value-type="float" office:value="8.819019117271" calcext:value-type="float">
            <text:p>8.819019117271</text:p>
          </table:table-cell>
          <table:table-cell office:value-type="float" office:value="22.3858586695878" calcext:value-type="float">
            <text:p>22.3858586695878</text:p>
          </table:table-cell>
          <table:table-cell office:value-type="float" office:value="-9.39414133041223" calcext:value-type="float">
            <text:p>-9.39414133041223</text:p>
          </table:table-cell>
          <table:table-cell office:value-type="float" office:value="21.1817013128733" calcext:value-type="float">
            <text:p>21.1817013128733</text:p>
          </table:table-cell>
          <table:table-cell office:value-type="float" office:value="-10.5982986871267" calcext:value-type="float">
            <text:p>-10.5982986871267</text:p>
          </table:table-cell>
          <table:table-cell/>
        </table:table-row>
        <table:table-row table:style-name="ro1">
          <table:table-cell office:value-type="string" calcext:value-type="string">
            <text:p>MITT</text:p>
          </table:table-cell>
          <table:table-cell office:value-type="string" calcext:value-type="string">
            <text:p>AG Mortgage Investment Trust Inc</text:p>
          </table:table-cell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-3.76" calcext:value-type="float">
            <text:p>-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92726319207" calcext:value-type="float">
            <text:p>2.9592726319207</text:p>
          </table:table-cell>
          <table:table-cell office:value-type="float" office:value="5.92532295514905" calcext:value-type="float">
            <text:p>5.92532295514905</text:p>
          </table:table-cell>
          <table:table-cell office:value-type="float" office:value="2.16532295514905" calcext:value-type="float">
            <text:p>2.16532295514905</text:p>
          </table:table-cell>
          <table:table-cell office:value-type="float" office:value="9.58868966378256" calcext:value-type="float">
            <text:p>9.58868966378256</text:p>
          </table:table-cell>
          <table:table-cell office:value-type="float" office:value="5.82868966378256" calcext:value-type="float">
            <text:p>5.82868966378256</text:p>
          </table:table-cell>
          <table:table-cell/>
        </table:table-row>
        <table:table-row table:style-name="ro1">
          <table:table-cell office:value-type="string" calcext:value-type="string">
            <text:p>MIXT</text:p>
          </table:table-cell>
          <table:table-cell office:value-type="string" calcext:value-type="string">
            <text:p>MiX Telematics Ltd</text:p>
          </table:table-cell>
          <table:table-cell office:value-type="float" office:value="14.67" calcext:value-type="float">
            <text:p>14.67</text:p>
          </table:table-cell>
          <table:table-cell office:value-type="float" office:value="3.43125633627076" calcext:value-type="float">
            <text:p>3.43125633627076</text:p>
          </table:table-cell>
          <table:table-cell office:value-type="float" office:value="-11.2387436637292" calcext:value-type="float">
            <text:p>-11.2387436637292</text:p>
          </table:table-cell>
          <table:table-cell office:value-type="float" office:value="0.271075411370194" calcext:value-type="float">
            <text:p>0.271075411370194</text:p>
          </table:table-cell>
          <table:table-cell office:value-type="float" office:value="3.70233174764096" calcext:value-type="float">
            <text:p>3.70233174764096</text:p>
          </table:table-cell>
          <table:table-cell office:value-type="float" office:value="4.69032207751696" calcext:value-type="float">
            <text:p>4.69032207751696</text:p>
          </table:table-cell>
          <table:table-cell office:value-type="float" office:value="3.0364969195976" calcext:value-type="float">
            <text:p>3.0364969195976</text:p>
          </table:table-cell>
          <table:table-cell office:value-type="float" office:value="-11.6335030804024" calcext:value-type="float">
            <text:p>-11.6335030804024</text:p>
          </table:table-cell>
          <table:table-cell office:value-type="float" office:value="9.60126335490915" calcext:value-type="float">
            <text:p>9.60126335490915</text:p>
          </table:table-cell>
          <table:table-cell office:value-type="float" office:value="-5.06873664509085" calcext:value-type="float">
            <text:p>-5.06873664509085</text:p>
          </table:table-cell>
          <table:table-cell/>
        </table:table-row>
        <table:table-row table:style-name="ro1">
          <table:table-cell office:value-type="string" calcext:value-type="string">
            <text:p>MKC</text:p>
          </table:table-cell>
          <table:table-cell office:value-type="string" calcext:value-type="string">
            <text:p>McCormick &amp; Co.</text:p>
          </table:table-cell>
          <table:table-cell office:value-type="float" office:value="89.65" calcext:value-type="float">
            <text:p>89.65</text:p>
          </table:table-cell>
          <table:table-cell office:value-type="float" office:value="1.70159012351781" calcext:value-type="float">
            <text:p>1.70159012351781</text:p>
          </table:table-cell>
          <table:table-cell office:value-type="float" office:value="-87.9484098764822" calcext:value-type="float">
            <text:p>-87.9484098764822</text:p>
          </table:table-cell>
          <table:table-cell office:value-type="float" office:value="4.14792719911353" calcext:value-type="float">
            <text:p>4.14792719911353</text:p>
          </table:table-cell>
          <table:table-cell office:value-type="float" office:value="5.84951732263133" calcext:value-type="float">
            <text:p>5.84951732263133</text:p>
          </table:table-cell>
          <table:table-cell office:value-type="float" office:value="-17.737349738917" calcext:value-type="float">
            <text:p>-17.737349738917</text:p>
          </table:table-cell>
          <table:table-cell office:value-type="float" office:value="-3.86794412166029" calcext:value-type="float">
            <text:p>-3.86794412166029</text:p>
          </table:table-cell>
          <table:table-cell office:value-type="float" office:value="-93.5179441216603" calcext:value-type="float">
            <text:p>-93.5179441216603</text:p>
          </table:table-cell>
          <table:table-cell office:value-type="float" office:value="15.7710410385818" calcext:value-type="float">
            <text:p>15.7710410385818</text:p>
          </table:table-cell>
          <table:table-cell office:value-type="float" office:value="-73.8789589614182" calcext:value-type="float">
            <text:p>-73.8789589614182</text:p>
          </table:table-cell>
          <table:table-cell/>
        </table:table-row>
        <table:table-row table:style-name="ro1">
          <table:table-cell office:value-type="string" calcext:value-type="string">
            <text:p>MKL</text:p>
          </table:table-cell>
          <table:table-cell office:value-type="string" calcext:value-type="string">
            <text:p>Markel Corp</text:p>
          </table:table-cell>
          <table:table-cell office:value-type="float" office:value="1106.96" calcext:value-type="float">
            <text:p>1106.96</text:p>
          </table:table-cell>
          <table:table-cell office:value-type="float" office:value="0" calcext:value-type="float">
            <text:p>0</text:p>
          </table:table-cell>
          <table:table-cell office:value-type="float" office:value="-1106.96" calcext:value-type="float">
            <text:p>-1106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.128035509146" calcext:value-type="float">
            <text:p>499.128035509146</text:p>
          </table:table-cell>
          <table:table-cell office:value-type="float" office:value="546.756864016797" calcext:value-type="float">
            <text:p>546.756864016797</text:p>
          </table:table-cell>
          <table:table-cell office:value-type="float" office:value="-560.203135983204" calcext:value-type="float">
            <text:p>-560.203135983204</text:p>
          </table:table-cell>
          <table:table-cell office:value-type="float" office:value="863.251160320985" calcext:value-type="float">
            <text:p>863.251160320985</text:p>
          </table:table-cell>
          <table:table-cell office:value-type="float" office:value="-243.708839679015" calcext:value-type="float">
            <text:p>-243.708839679015</text:p>
          </table:table-cell>
          <table:table-cell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Mueller Industries</text:p>
          </table:table-cell>
          <table:table-cell office:value-type="float" office:value="37.72" calcext:value-type="float">
            <text:p>37.72</text:p>
          </table:table-cell>
          <table:table-cell office:value-type="float" office:value="1.99088213124598" calcext:value-type="float">
            <text:p>1.99088213124598</text:p>
          </table:table-cell>
          <table:table-cell office:value-type="float" office:value="-35.729117868754" calcext:value-type="float">
            <text:p>-35.729117868754</text:p>
          </table:table-cell>
          <table:table-cell office:value-type="float" office:value="4.753134732738" calcext:value-type="float">
            <text:p>4.753134732738</text:p>
          </table:table-cell>
          <table:table-cell office:value-type="float" office:value="6.74401686398398" calcext:value-type="float">
            <text:p>6.74401686398398</text:p>
          </table:table-cell>
          <table:table-cell office:value-type="float" office:value="8.22820863092253" calcext:value-type="float">
            <text:p>8.22820863092253</text:p>
          </table:table-cell>
          <table:table-cell office:value-type="float" office:value="8.35863909085852" calcext:value-type="float">
            <text:p>8.35863909085852</text:p>
          </table:table-cell>
          <table:table-cell office:value-type="float" office:value="-29.3613609091415" calcext:value-type="float">
            <text:p>-29.3613609091415</text:p>
          </table:table-cell>
          <table:table-cell office:value-type="float" office:value="12.572147359265" calcext:value-type="float">
            <text:p>12.572147359265</text:p>
          </table:table-cell>
          <table:table-cell office:value-type="float" office:value="-25.147852640735" calcext:value-type="float">
            <text:p>-25.147852640735</text:p>
          </table:table-cell>
          <table:table-cell/>
        </table:table-row>
        <table:table-row table:style-name="ro1">
          <table:table-cell office:value-type="string" calcext:value-type="string">
            <text:p>MLM</text:p>
          </table:table-cell>
          <table:table-cell office:value-type="string" calcext:value-type="string">
            <text:p>Martin Marietta Materials</text:p>
          </table:table-cell>
          <table:table-cell office:value-type="float" office:value="330.83" calcext:value-type="float">
            <text:p>330.83</text:p>
          </table:table-cell>
          <table:table-cell office:value-type="float" office:value="1.87236441825461" calcext:value-type="float">
            <text:p>1.87236441825461</text:p>
          </table:table-cell>
          <table:table-cell office:value-type="float" office:value="-328.957635581745" calcext:value-type="float">
            <text:p>-328.957635581745</text:p>
          </table:table-cell>
          <table:table-cell office:value-type="float" office:value="11.4734509163201" calcext:value-type="float">
            <text:p>11.4734509163201</text:p>
          </table:table-cell>
          <table:table-cell office:value-type="float" office:value="13.3458153345747" calcext:value-type="float">
            <text:p>13.3458153345747</text:p>
          </table:table-cell>
          <table:table-cell office:value-type="float" office:value="45.566220182155" calcext:value-type="float">
            <text:p>45.566220182155</text:p>
          </table:table-cell>
          <table:table-cell office:value-type="float" office:value="18.4121187132996" calcext:value-type="float">
            <text:p>18.4121187132996</text:p>
          </table:table-cell>
          <table:table-cell office:value-type="float" office:value="-312.4178812867" calcext:value-type="float">
            <text:p>-312.4178812867</text:p>
          </table:table-cell>
          <table:table-cell office:value-type="float" office:value="92.4363510912593" calcext:value-type="float">
            <text:p>92.4363510912593</text:p>
          </table:table-cell>
          <table:table-cell office:value-type="float" office:value="-238.393648908741" calcext:value-type="float">
            <text:p>-238.393648908741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Maui Land &amp; Pineapple Co.</text:p>
          </table:table-cell>
          <table:table-cell office:value-type="float" office:value="12.15" calcext:value-type="float">
            <text:p>12.15</text:p>
          </table:table-cell>
          <table:table-cell office:value-type="float" office:value="0.0175582169795911" calcext:value-type="float">
            <text:p>0.017558216979591</text:p>
          </table:table-cell>
          <table:table-cell office:value-type="float" office:value="-12.1324417830204" calcext:value-type="float">
            <text:p>-12.1324417830204</text:p>
          </table:table-cell>
          <table:table-cell office:value-type="float" office:value="0" calcext:value-type="float">
            <text:p>0</text:p>
          </table:table-cell>
          <table:table-cell office:value-type="float" office:value="0.0175582169795911" calcext:value-type="float">
            <text:p>0.017558216979591</text:p>
          </table:table-cell>
          <table:table-cell office:value-type="float" office:value="1.16287038219539" calcext:value-type="float">
            <text:p>1.16287038219539</text:p>
          </table:table-cell>
          <table:table-cell office:value-type="float" office:value="0.394388538450404" calcext:value-type="float">
            <text:p>0.394388538450404</text:p>
          </table:table-cell>
          <table:table-cell office:value-type="float" office:value="-11.7556114615496" calcext:value-type="float">
            <text:p>-11.7556114615496</text:p>
          </table:table-cell>
          <table:table-cell office:value-type="float" office:value="1.16287038219539" calcext:value-type="float">
            <text:p>1.16287038219539</text:p>
          </table:table-cell>
          <table:table-cell office:value-type="float" office:value="-10.9871296178046" calcext:value-type="float">
            <text:p>-10.9871296178046</text:p>
          </table:table-cell>
          <table:table-cell/>
        </table:table-row>
        <table:table-row table:style-name="ro1">
          <table:table-cell office:value-type="string" calcext:value-type="string">
            <text:p>MMC</text:p>
          </table:table-cell>
          <table:table-cell office:value-type="string" calcext:value-type="string">
            <text:p>Marsh &amp; McLennan Cos.</text:p>
          </table:table-cell>
          <table:table-cell office:value-type="float" office:value="112.8" calcext:value-type="float">
            <text:p>112.8</text:p>
          </table:table-cell>
          <table:table-cell office:value-type="float" office:value="4.70828943982198" calcext:value-type="float">
            <text:p>4.70828943982198</text:p>
          </table:table-cell>
          <table:table-cell office:value-type="float" office:value="-108.091710560178" calcext:value-type="float">
            <text:p>-108.091710560178</text:p>
          </table:table-cell>
          <table:table-cell office:value-type="float" office:value="0" calcext:value-type="float">
            <text:p>0</text:p>
          </table:table-cell>
          <table:table-cell office:value-type="float" office:value="4.70828943982198" calcext:value-type="float">
            <text:p>4.70828943982198</text:p>
          </table:table-cell>
          <table:table-cell office:value-type="float" office:value="-18.0484428526509" calcext:value-type="float">
            <text:p>-18.0484428526509</text:p>
          </table:table-cell>
          <table:table-cell office:value-type="float" office:value="3.51347227041992" calcext:value-type="float">
            <text:p>3.51347227041992</text:p>
          </table:table-cell>
          <table:table-cell office:value-type="float" office:value="-109.28652772958" calcext:value-type="float">
            <text:p>-109.28652772958</text:p>
          </table:table-cell>
          <table:table-cell office:value-type="float" office:value="16.9384064394936" calcext:value-type="float">
            <text:p>16.9384064394936</text:p>
          </table:table-cell>
          <table:table-cell office:value-type="float" office:value="-95.8615935605064" calcext:value-type="float">
            <text:p>-95.8615935605064</text:p>
          </table:table-cell>
          <table:table-cell/>
        </table:table-row>
        <table:table-row table:style-name="ro1">
          <table:table-cell office:value-type="string" calcext:value-type="string">
            <text:p>MMM</text:p>
          </table:table-cell>
          <table:table-cell office:value-type="string" calcext:value-type="string">
            <text:p>3M Co.</text:p>
          </table:table-cell>
          <table:table-cell office:value-type="float" office:value="178.7" calcext:value-type="float">
            <text:p>178.7</text:p>
          </table:table-cell>
          <table:table-cell office:value-type="float" office:value="8.69970644102918" calcext:value-type="float">
            <text:p>8.69970644102918</text:p>
          </table:table-cell>
          <table:table-cell office:value-type="float" office:value="-170.000293558971" calcext:value-type="float">
            <text:p>-170.000293558971</text:p>
          </table:table-cell>
          <table:table-cell office:value-type="float" office:value="7.3199792781903" calcext:value-type="float">
            <text:p>7.3199792781903</text:p>
          </table:table-cell>
          <table:table-cell office:value-type="float" office:value="16.0196857192195" calcext:value-type="float">
            <text:p>16.0196857192195</text:p>
          </table:table-cell>
          <table:table-cell office:value-type="float" office:value="-11.6905543084096" calcext:value-type="float">
            <text:p>-11.6905543084096</text:p>
          </table:table-cell>
          <table:table-cell office:value-type="float" office:value="12.1464341219133" calcext:value-type="float">
            <text:p>12.1464341219133</text:p>
          </table:table-cell>
          <table:table-cell office:value-type="float" office:value="-166.553565878087" calcext:value-type="float">
            <text:p>-166.553565878087</text:p>
          </table:table-cell>
          <table:table-cell office:value-type="float" office:value="22.2189604558798" calcext:value-type="float">
            <text:p>22.2189604558798</text:p>
          </table:table-cell>
          <table:table-cell office:value-type="float" office:value="-156.48103954412" calcext:value-type="float">
            <text:p>-156.48103954412</text:p>
          </table:table-cell>
          <table:table-cell/>
        </table:table-row>
        <table:table-row table:style-name="ro1">
          <table:table-cell office:value-type="string" calcext:value-type="string">
            <text:p>MMP</text:p>
          </table:table-cell>
          <table:table-cell office:value-type="string" calcext:value-type="string">
            <text:p>Magellan Midstream Partners L.P.</text:p>
          </table:table-cell>
          <table:table-cell office:value-type="float" office:value="41.69" calcext:value-type="float">
            <text:p>41.69</text:p>
          </table:table-cell>
          <table:table-cell office:value-type="float" office:value="0.0381804380681578" calcext:value-type="float">
            <text:p>0.038180438068158</text:p>
          </table:table-cell>
          <table:table-cell office:value-type="float" office:value="-41.6518195619318" calcext:value-type="float">
            <text:p>-41.6518195619318</text:p>
          </table:table-cell>
          <table:table-cell office:value-type="float" office:value="0.576810264049714" calcext:value-type="float">
            <text:p>0.576810264049714</text:p>
          </table:table-cell>
          <table:table-cell office:value-type="float" office:value="0.614990702117872" calcext:value-type="float">
            <text:p>0.614990702117872</text:p>
          </table:table-cell>
          <table:table-cell office:value-type="float" office:value="10.2370422282932" calcext:value-type="float">
            <text:p>10.2370422282932</text:p>
          </table:table-cell>
          <table:table-cell office:value-type="float" office:value="-0.851029045505633" calcext:value-type="float">
            <text:p>-0.851029045505633</text:p>
          </table:table-cell>
          <table:table-cell office:value-type="float" office:value="-42.5410290455056" calcext:value-type="float">
            <text:p>-42.5410290455056</text:p>
          </table:table-cell>
          <table:table-cell office:value-type="float" office:value="10.6769509684186" calcext:value-type="float">
            <text:p>10.6769509684186</text:p>
          </table:table-cell>
          <table:table-cell office:value-type="float" office:value="-31.0130490315814" calcext:value-type="float">
            <text:p>-31.0130490315814</text:p>
          </table:table-cell>
          <table:table-cell/>
        </table:table-row>
        <table:table-row table:style-name="ro1">
          <table:table-cell office:value-type="string" calcext:value-type="string">
            <text:p>MMS</text:p>
          </table:table-cell>
          <table:table-cell office:value-type="string" calcext:value-type="string">
            <text:p>Maximus Inc.</text:p>
          </table:table-cell>
          <table:table-cell office:value-type="float" office:value="83.17" calcext:value-type="float">
            <text:p>83.17</text:p>
          </table:table-cell>
          <table:table-cell office:value-type="float" office:value="2.15771460633347" calcext:value-type="float">
            <text:p>2.15771460633347</text:p>
          </table:table-cell>
          <table:table-cell office:value-type="float" office:value="-81.0122853936665" calcext:value-type="float">
            <text:p>-81.0122853936665</text:p>
          </table:table-cell>
          <table:table-cell office:value-type="float" office:value="0" calcext:value-type="float">
            <text:p>0</text:p>
          </table:table-cell>
          <table:table-cell office:value-type="float" office:value="2.15771460633347" calcext:value-type="float">
            <text:p>2.15771460633347</text:p>
          </table:table-cell>
          <table:table-cell office:value-type="float" office:value="8.48567316686118" calcext:value-type="float">
            <text:p>8.48567316686118</text:p>
          </table:table-cell>
          <table:table-cell office:value-type="float" office:value="7.15067502520645" calcext:value-type="float">
            <text:p>7.15067502520645</text:p>
          </table:table-cell>
          <table:table-cell office:value-type="float" office:value="-76.0193249747936" calcext:value-type="float">
            <text:p>-76.0193249747936</text:p>
          </table:table-cell>
          <table:table-cell office:value-type="float" office:value="21.1270587438888" calcext:value-type="float">
            <text:p>21.1270587438888</text:p>
          </table:table-cell>
          <table:table-cell office:value-type="float" office:value="-62.0429412561112" calcext:value-type="float">
            <text:p>-62.0429412561112</text:p>
          </table:table-cell>
          <table:table-cell/>
        </table:table-row>
        <table:table-row table:style-name="ro1">
          <table:table-cell office:value-type="string" calcext:value-type="string">
            <text:p>MNR</text:p>
          </table:table-cell>
          <table:table-cell office:value-type="string" calcext:value-type="string">
            <text:p>Monmouth Real Estate Investment Corp.</text:p>
          </table:table-cell>
          <table:table-cell office:value-type="float" office:value="18" calcext:value-type="float">
            <text:p>18</text:p>
          </table:table-cell>
          <table:table-cell office:value-type="float" office:value="1.58261473321011" calcext:value-type="float">
            <text:p>1.58261473321011</text:p>
          </table:table-cell>
          <table:table-cell office:value-type="float" office:value="-16.4173852667899" calcext:value-type="float">
            <text:p>-16.4173852667899</text:p>
          </table:table-cell>
          <table:table-cell office:value-type="float" office:value="0" calcext:value-type="float">
            <text:p>0</text:p>
          </table:table-cell>
          <table:table-cell office:value-type="float" office:value="1.58261473321011" calcext:value-type="float">
            <text:p>1.58261473321011</text:p>
          </table:table-cell>
          <table:table-cell office:value-type="float" office:value="5.64746218167061" calcext:value-type="float">
            <text:p>5.64746218167061</text:p>
          </table:table-cell>
          <table:table-cell office:value-type="float" office:value="20.4366068354364" calcext:value-type="float">
            <text:p>20.4366068354364</text:p>
          </table:table-cell>
          <table:table-cell office:value-type="float" office:value="2.43660683543645" calcext:value-type="float">
            <text:p>2.43660683543645</text:p>
          </table:table-cell>
          <table:table-cell office:value-type="float" office:value="11.4541705711014" calcext:value-type="float">
            <text:p>11.4541705711014</text:p>
          </table:table-cell>
          <table:table-cell office:value-type="float" office:value="-6.54582942889858" calcext:value-type="float">
            <text:p>-6.54582942889858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ltria Group Inc.</text:p>
          </table:table-cell>
          <table:table-cell office:value-type="float" office:value="43.4" calcext:value-type="float">
            <text:p>43.4</text:p>
          </table:table-cell>
          <table:table-cell office:value-type="float" office:value="2.21855223926299" calcext:value-type="float">
            <text:p>2.21855223926299</text:p>
          </table:table-cell>
          <table:table-cell office:value-type="float" office:value="-41.181447760737" calcext:value-type="float">
            <text:p>-41.181447760737</text:p>
          </table:table-cell>
          <table:table-cell office:value-type="float" office:value="1.00192681773167" calcext:value-type="float">
            <text:p>1.00192681773167</text:p>
          </table:table-cell>
          <table:table-cell office:value-type="float" office:value="3.22047905699466" calcext:value-type="float">
            <text:p>3.22047905699466</text:p>
          </table:table-cell>
          <table:table-cell office:value-type="float" office:value="-7.89434390061297" calcext:value-type="float">
            <text:p>-7.89434390061297</text:p>
          </table:table-cell>
          <table:table-cell office:value-type="float" office:value="-1.01753147815821" calcext:value-type="float">
            <text:p>-1.01753147815821</text:p>
          </table:table-cell>
          <table:table-cell office:value-type="float" office:value="-44.4175314781582" calcext:value-type="float">
            <text:p>-44.4175314781582</text:p>
          </table:table-cell>
          <table:table-cell office:value-type="float" office:value="1.6890699682383" calcext:value-type="float">
            <text:p>1.6890699682383</text:p>
          </table:table-cell>
          <table:table-cell office:value-type="float" office:value="-41.7109300317617" calcext:value-type="float">
            <text:p>-41.7109300317617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ine Manufacturing Co.</text:p>
          </table:table-cell>
          <table:table-cell office:value-type="float" office:value="13.66" calcext:value-type="float">
            <text:p>13.66</text:p>
          </table:table-cell>
          <table:table-cell office:value-type="float" office:value="1.4177011087784" calcext:value-type="float">
            <text:p>1.4177011087784</text:p>
          </table:table-cell>
          <table:table-cell office:value-type="float" office:value="-12.2422988912216" calcext:value-type="float">
            <text:p>-12.2422988912216</text:p>
          </table:table-cell>
          <table:table-cell office:value-type="float" office:value="3.70663691815038" calcext:value-type="float">
            <text:p>3.70663691815038</text:p>
          </table:table-cell>
          <table:table-cell office:value-type="float" office:value="5.12433802692878" calcext:value-type="float">
            <text:p>5.12433802692878</text:p>
          </table:table-cell>
          <table:table-cell office:value-type="float" office:value="1.25628932273093" calcext:value-type="float">
            <text:p>1.25628932273093</text:p>
          </table:table-cell>
          <table:table-cell office:value-type="float" office:value="4.05279713401122" calcext:value-type="float">
            <text:p>4.05279713401122</text:p>
          </table:table-cell>
          <table:table-cell office:value-type="float" office:value="-9.60720286598878" calcext:value-type="float">
            <text:p>-9.60720286598878</text:p>
          </table:table-cell>
          <table:table-cell office:value-type="float" office:value="6.64121987171225" calcext:value-type="float">
            <text:p>6.64121987171225</text:p>
          </table:table-cell>
          <table:table-cell office:value-type="float" office:value="-7.01878012828775" calcext:value-type="float">
            <text:p>-7.01878012828775</text:p>
          </table:table-cell>
          <table:table-cell/>
        </table:table-row>
        <table:table-row table:style-name="ro1">
          <table:table-cell office:value-type="string" calcext:value-type="string">
            <text:p>MOG.A</text:p>
          </table:table-cell>
          <table:table-cell office:value-type="string" calcext:value-type="string">
            <text:p>Moog</text:p>
          </table:table-cell>
          <table:table-cell office:value-type="float" office:value="80.52" calcext:value-type="float">
            <text:p>80.52</text:p>
          </table:table-cell>
          <table:table-cell office:value-type="float" office:value="3.32569682304823" calcext:value-type="float">
            <text:p>3.32569682304823</text:p>
          </table:table-cell>
          <table:table-cell office:value-type="float" office:value="-77.1943031769518" calcext:value-type="float">
            <text:p>-77.1943031769518</text:p>
          </table:table-cell>
          <table:table-cell office:value-type="float" office:value="22.0248605536436" calcext:value-type="float">
            <text:p>22.0248605536436</text:p>
          </table:table-cell>
          <table:table-cell office:value-type="float" office:value="25.3505573766918" calcext:value-type="float">
            <text:p>25.3505573766918</text:p>
          </table:table-cell>
          <table:table-cell office:value-type="float" office:value="10.8709913430176" calcext:value-type="float">
            <text:p>10.8709913430176</text:p>
          </table:table-cell>
          <table:table-cell office:value-type="float" office:value="28.9881181077259" calcext:value-type="float">
            <text:p>28.9881181077259</text:p>
          </table:table-cell>
          <table:table-cell office:value-type="float" office:value="-51.5318818922741" calcext:value-type="float">
            <text:p>-51.5318818922741</text:p>
          </table:table-cell>
          <table:table-cell office:value-type="float" office:value="44.389992016066" calcext:value-type="float">
            <text:p>44.389992016066</text:p>
          </table:table-cell>
          <table:table-cell office:value-type="float" office:value="-36.130007983934" calcext:value-type="float">
            <text:p>-36.130007983934</text:p>
          </table:table-cell>
          <table:table-cell/>
        </table:table-row>
        <table:table-row table:style-name="ro1">
          <table:table-cell office:value-type="string" calcext:value-type="string">
            <text:p>MOH</text:p>
          </table:table-cell>
          <table:table-cell office:value-type="string" calcext:value-type="string">
            <text:p>Molina Healthcare Inc</text:p>
          </table:table-cell>
          <table:table-cell office:value-type="float" office:value="216.28" calcext:value-type="float">
            <text:p>216.28</text:p>
          </table:table-cell>
          <table:table-cell office:value-type="float" office:value="0" calcext:value-type="float">
            <text:p>0</text:p>
          </table:table-cell>
          <table:table-cell office:value-type="float" office:value="-216.28" calcext:value-type="float">
            <text:p>-21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475548060708" calcext:value-type="float">
            <text:p>32.6475548060708</text:p>
          </table:table-cell>
          <table:table-cell office:value-type="float" office:value="57.2849915682968" calcext:value-type="float">
            <text:p>57.2849915682968</text:p>
          </table:table-cell>
          <table:table-cell office:value-type="float" office:value="-158.995008431703" calcext:value-type="float">
            <text:p>-158.995008431703</text:p>
          </table:table-cell>
          <table:table-cell office:value-type="float" office:value="37.1163575042158" calcext:value-type="float">
            <text:p>37.1163575042158</text:p>
          </table:table-cell>
          <table:table-cell office:value-type="float" office:value="-179.163642495784" calcext:value-type="float">
            <text:p>-179.163642495784</text:p>
          </table:table-cell>
          <table:table-cell/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Mosaic Company</text:p>
          </table:table-cell>
          <table:table-cell office:value-type="float" office:value="29.27" calcext:value-type="float">
            <text:p>29.27</text:p>
          </table:table-cell>
          <table:table-cell office:value-type="float" office:value="2.43477793755543" calcext:value-type="float">
            <text:p>2.43477793755543</text:p>
          </table:table-cell>
          <table:table-cell office:value-type="float" office:value="-26.8352220624446" calcext:value-type="float">
            <text:p>-26.8352220624446</text:p>
          </table:table-cell>
          <table:table-cell office:value-type="float" office:value="4.43509441648097" calcext:value-type="float">
            <text:p>4.43509441648097</text:p>
          </table:table-cell>
          <table:table-cell office:value-type="float" office:value="6.8698723540364" calcext:value-type="float">
            <text:p>6.8698723540364</text:p>
          </table:table-cell>
          <table:table-cell office:value-type="float" office:value="19.541005423427" calcext:value-type="float">
            <text:p>19.541005423427</text:p>
          </table:table-cell>
          <table:table-cell office:value-type="float" office:value="2.32952589020065" calcext:value-type="float">
            <text:p>2.32952589020065</text:p>
          </table:table-cell>
          <table:table-cell office:value-type="float" office:value="-26.9404741097994" calcext:value-type="float">
            <text:p>-26.9404741097994</text:p>
          </table:table-cell>
          <table:table-cell office:value-type="float" office:value="22.5086383375655" calcext:value-type="float">
            <text:p>22.5086383375655</text:p>
          </table:table-cell>
          <table:table-cell office:value-type="float" office:value="-6.76136166243451" calcext:value-type="float">
            <text:p>-6.76136166243451</text:p>
          </table:table-cell>
          <table:table-cell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Movado Group</text:p>
          </table:table-cell>
          <table:table-cell office:value-type="float" office:value="22.26" calcext:value-type="float">
            <text:p>22.26</text:p>
          </table:table-cell>
          <table:table-cell office:value-type="float" office:value="9.84116234462989" calcext:value-type="float">
            <text:p>9.84116234462989</text:p>
          </table:table-cell>
          <table:table-cell office:value-type="float" office:value="-12.4188376553701" calcext:value-type="float">
            <text:p>-12.4188376553701</text:p>
          </table:table-cell>
          <table:table-cell office:value-type="float" office:value="10.6625555403613" calcext:value-type="float">
            <text:p>10.6625555403613</text:p>
          </table:table-cell>
          <table:table-cell office:value-type="float" office:value="20.5037178849912" calcext:value-type="float">
            <text:p>20.5037178849912</text:p>
          </table:table-cell>
          <table:table-cell office:value-type="float" office:value="22.4429727740986" calcext:value-type="float">
            <text:p>22.4429727740986</text:p>
          </table:table-cell>
          <table:table-cell office:value-type="float" office:value="20.3941023208835" calcext:value-type="float">
            <text:p>20.3941023208835</text:p>
          </table:table-cell>
          <table:table-cell office:value-type="float" office:value="-1.86589767911654" calcext:value-type="float">
            <text:p>-1.86589767911654</text:p>
          </table:table-cell>
          <table:table-cell office:value-type="float" office:value="23.4753970338438" calcext:value-type="float">
            <text:p>23.4753970338438</text:p>
          </table:table-cell>
          <table:table-cell office:value-type="float" office:value="1.21539703384384" calcext:value-type="float">
            <text:p>1.21539703384384</text:p>
          </table:table-cell>
          <table:table-cell/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Marathon Petroleum Corp</text:p>
          </table:table-cell>
          <table:table-cell office:value-type="float" office:value="50.46" calcext:value-type="float">
            <text:p>50.46</text:p>
          </table:table-cell>
          <table:table-cell office:value-type="float" office:value="0.949818322347701" calcext:value-type="float">
            <text:p>0.949818322347701</text:p>
          </table:table-cell>
          <table:table-cell office:value-type="float" office:value="-49.5101816776523" calcext:value-type="float">
            <text:p>-49.5101816776523</text:p>
          </table:table-cell>
          <table:table-cell office:value-type="float" office:value="11.3778398711004" calcext:value-type="float">
            <text:p>11.3778398711004</text:p>
          </table:table-cell>
          <table:table-cell office:value-type="float" office:value="12.3276581934481" calcext:value-type="float">
            <text:p>12.3276581934481</text:p>
          </table:table-cell>
          <table:table-cell office:value-type="float" office:value="21.8196937255183" calcext:value-type="float">
            <text:p>21.8196937255183</text:p>
          </table:table-cell>
          <table:table-cell office:value-type="float" office:value="18.3723757691657" calcext:value-type="float">
            <text:p>18.3723757691657</text:p>
          </table:table-cell>
          <table:table-cell office:value-type="float" office:value="-32.0876242308343" calcext:value-type="float">
            <text:p>-32.0876242308343</text:p>
          </table:table-cell>
          <table:table-cell office:value-type="float" office:value="34.5085287891148" calcext:value-type="float">
            <text:p>34.5085287891148</text:p>
          </table:table-cell>
          <table:table-cell office:value-type="float" office:value="-15.9514712108852" calcext:value-type="float">
            <text:p>-15.9514712108852</text:p>
          </table:table-cell>
          <table:table-cell/>
        </table:table-row>
        <table:table-row table:style-name="ro1">
          <table:table-cell office:value-type="string" calcext:value-type="string">
            <text:p>MPW</text:p>
          </table:table-cell>
          <table:table-cell office:value-type="string" calcext:value-type="string">
            <text:p>Medical Properties Trust Inc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129682305135" calcext:value-type="float">
            <text:p>13.3129682305135</text:p>
          </table:table-cell>
          <table:table-cell office:value-type="float" office:value="-12.1712430735131" calcext:value-type="float">
            <text:p>-12.1712430735131</text:p>
          </table:table-cell>
          <table:table-cell office:value-type="float" office:value="-34.6712430735131" calcext:value-type="float">
            <text:p>-34.6712430735131</text:p>
          </table:table-cell>
          <table:table-cell office:value-type="float" office:value="13.3129682305135" calcext:value-type="float">
            <text:p>13.3129682305135</text:p>
          </table:table-cell>
          <table:table-cell office:value-type="float" office:value="-9.18703176948652" calcext:value-type="float">
            <text:p>-9.18703176948652</text:p>
          </table:table-cell>
          <table:table-cell/>
        </table:table-row>
        <table:table-row table:style-name="ro1">
          <table:table-cell office:value-type="string" calcext:value-type="string">
            <text:p>MPX</text:p>
          </table:table-cell>
          <table:table-cell office:value-type="string" calcext:value-type="string">
            <text:p>Marine Products Corp</text:p>
          </table:table-cell>
          <table:table-cell office:value-type="float" office:value="18.09" calcext:value-type="float">
            <text:p>18.09</text:p>
          </table:table-cell>
          <table:table-cell office:value-type="float" office:value="0.856663087345975" calcext:value-type="float">
            <text:p>0.856663087345975</text:p>
          </table:table-cell>
          <table:table-cell office:value-type="float" office:value="-17.233336912654" calcext:value-type="float">
            <text:p>-17.233336912654</text:p>
          </table:table-cell>
          <table:table-cell office:value-type="float" office:value="1.26636381802816" calcext:value-type="float">
            <text:p>1.26636381802816</text:p>
          </table:table-cell>
          <table:table-cell office:value-type="float" office:value="2.12302690537413" calcext:value-type="float">
            <text:p>2.12302690537413</text:p>
          </table:table-cell>
          <table:table-cell office:value-type="float" office:value="2.26469194615051" calcext:value-type="float">
            <text:p>2.26469194615051</text:p>
          </table:table-cell>
          <table:table-cell office:value-type="float" office:value="1.69215613837751" calcext:value-type="float">
            <text:p>1.69215613837751</text:p>
          </table:table-cell>
          <table:table-cell office:value-type="float" office:value="-16.3978438616225" calcext:value-type="float">
            <text:p>-16.3978438616225</text:p>
          </table:table-cell>
          <table:table-cell office:value-type="float" office:value="2.37609298801156" calcext:value-type="float">
            <text:p>2.37609298801156</text:p>
          </table:table-cell>
          <table:table-cell office:value-type="float" office:value="-15.7139070119884" calcext:value-type="float">
            <text:p>-15.7139070119884</text:p>
          </table:table-cell>
          <table:table-cell/>
        </table:table-row>
        <table:table-row table:style-name="ro1">
          <table:table-cell office:value-type="string" calcext:value-type="string">
            <text:p>MRC</text:p>
          </table:table-cell>
          <table:table-cell office:value-type="string" calcext:value-type="string">
            <text:p>MRC Global Inc</text:p>
          </table:table-cell>
          <table:table-cell office:value-type="float" office:value="8.65" calcext:value-type="float">
            <text:p>8.65</text:p>
          </table:table-cell>
          <table:table-cell office:value-type="float" office:value="0.486387278599095" calcext:value-type="float">
            <text:p>0.486387278599095</text:p>
          </table:table-cell>
          <table:table-cell office:value-type="float" office:value="-8.16361272140091" calcext:value-type="float">
            <text:p>-8.16361272140091</text:p>
          </table:table-cell>
          <table:table-cell office:value-type="float" office:value="7.07693490361683" calcext:value-type="float">
            <text:p>7.07693490361683</text:p>
          </table:table-cell>
          <table:table-cell office:value-type="float" office:value="7.56332218221592" calcext:value-type="float">
            <text:p>7.56332218221592</text:p>
          </table:table-cell>
          <table:table-cell office:value-type="float" office:value="-1.84827165867656" calcext:value-type="float">
            <text:p>-1.84827165867656</text:p>
          </table:table-cell>
          <table:table-cell office:value-type="float" office:value="7.01613649379194" calcext:value-type="float">
            <text:p>7.01613649379194</text:p>
          </table:table-cell>
          <table:table-cell office:value-type="float" office:value="-1.63386350620806" calcext:value-type="float">
            <text:p>-1.63386350620806</text:p>
          </table:table-cell>
          <table:table-cell office:value-type="float" office:value="8.53609673941411" calcext:value-type="float">
            <text:p>8.53609673941411</text:p>
          </table:table-cell>
          <table:table-cell office:value-type="float" office:value="-0.113903260585888" calcext:value-type="float">
            <text:p>-0.113903260585888</text:p>
          </table:table-cell>
          <table:table-cell/>
        </table:table-row>
        <table:table-row table:style-name="ro1">
          <table:table-cell office:value-type="string" calcext:value-type="string">
            <text:p>MRK</text:p>
          </table:table-cell>
          <table:table-cell office:value-type="string" calcext:value-type="string">
            <text:p>Merck &amp; Co Inc</text:p>
          </table:table-cell>
          <table:table-cell office:value-type="float" office:value="75" calcext:value-type="float">
            <text:p>75</text:p>
          </table:table-cell>
          <table:table-cell office:value-type="float" office:value="4.38847781580611" calcext:value-type="float">
            <text:p>4.38847781580611</text:p>
          </table:table-cell>
          <table:table-cell office:value-type="float" office:value="-70.6115221841939" calcext:value-type="float">
            <text:p>-70.6115221841939</text:p>
          </table:table-cell>
          <table:table-cell office:value-type="float" office:value="2.39364330834205" calcext:value-type="float">
            <text:p>2.39364330834205</text:p>
          </table:table-cell>
          <table:table-cell office:value-type="float" office:value="6.78212112414816" calcext:value-type="float">
            <text:p>6.78212112414816</text:p>
          </table:table-cell>
          <table:table-cell office:value-type="float" office:value="-3.55370656956793" calcext:value-type="float">
            <text:p>-3.55370656956793</text:p>
          </table:table-cell>
          <table:table-cell office:value-type="float" office:value="2.8319772629245" calcext:value-type="float">
            <text:p>2.8319772629245</text:p>
          </table:table-cell>
          <table:table-cell office:value-type="float" office:value="-72.1680227370755" calcext:value-type="float">
            <text:p>-72.1680227370755</text:p>
          </table:table-cell>
          <table:table-cell office:value-type="float" office:value="10.9255429869866" calcext:value-type="float">
            <text:p>10.9255429869866</text:p>
          </table:table-cell>
          <table:table-cell office:value-type="float" office:value="-64.0744570130134" calcext:value-type="float">
            <text:p>-64.0744570130134</text:p>
          </table:table-cell>
          <table:table-cell/>
        </table:table-row>
        <table:table-row table:style-name="ro1">
          <table:table-cell office:value-type="string" calcext:value-type="string">
            <text:p>MRO</text:p>
          </table:table-cell>
          <table:table-cell office:value-type="string" calcext:value-type="string">
            <text:p>Marathon Oil Corporation</text:p>
          </table:table-cell>
          <table:table-cell office:value-type="float" office:value="8.97" calcext:value-type="float">
            <text:p>8.97</text:p>
          </table:table-cell>
          <table:table-cell office:value-type="float" office:value="0.661268821332157" calcext:value-type="float">
            <text:p>0.661268821332157</text:p>
          </table:table-cell>
          <table:table-cell office:value-type="float" office:value="-8.30873117866784" calcext:value-type="float">
            <text:p>-8.30873117866784</text:p>
          </table:table-cell>
          <table:table-cell office:value-type="float" office:value="0.0975434851390347" calcext:value-type="float">
            <text:p>0.097543485139035</text:p>
          </table:table-cell>
          <table:table-cell office:value-type="float" office:value="0.758812306471192" calcext:value-type="float">
            <text:p>0.758812306471192</text:p>
          </table:table-cell>
          <table:table-cell office:value-type="float" office:value="14.156473330243" calcext:value-type="float">
            <text:p>14.156473330243</text:p>
          </table:table-cell>
          <table:table-cell office:value-type="float" office:value="0.430711492821712" calcext:value-type="float">
            <text:p>0.430711492821712</text:p>
          </table:table-cell>
          <table:table-cell office:value-type="float" office:value="-8.53928850717829" calcext:value-type="float">
            <text:p>-8.53928850717829</text:p>
          </table:table-cell>
          <table:table-cell office:value-type="float" office:value="14.156473330243" calcext:value-type="float">
            <text:p>14.156473330243</text:p>
          </table:table-cell>
          <table:table-cell office:value-type="float" office:value="5.18647333024302" calcext:value-type="float">
            <text:p>5.18647333024302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organ Stanley</text:p>
          </table:table-cell>
          <table:table-cell office:value-type="float" office:value="74.61" calcext:value-type="float">
            <text:p>74.61</text:p>
          </table:table-cell>
          <table:table-cell office:value-type="float" office:value="0" calcext:value-type="float">
            <text:p>0</text:p>
          </table:table-cell>
          <table:table-cell office:value-type="float" office:value="-74.61" calcext:value-type="float">
            <text:p>-7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0482359122868" calcext:value-type="float">
            <text:p>39.0482359122868</text:p>
          </table:table-cell>
          <table:table-cell office:value-type="float" office:value="33.8177422334095" calcext:value-type="float">
            <text:p>33.8177422334095</text:p>
          </table:table-cell>
          <table:table-cell office:value-type="float" office:value="-40.7922577665905" calcext:value-type="float">
            <text:p>-40.7922577665905</text:p>
          </table:table-cell>
          <table:table-cell office:value-type="float" office:value="48.8581061239232" calcext:value-type="float">
            <text:p>48.8581061239232</text:p>
          </table:table-cell>
          <table:table-cell office:value-type="float" office:value="-25.7518938760768" calcext:value-type="float">
            <text:p>-25.7518938760768</text:p>
          </table:table-cell>
          <table:table-cell/>
        </table:table-row>
        <table:table-row table:style-name="ro1">
          <table:table-cell office:value-type="string" calcext:value-type="string">
            <text:p>MSA</text:p>
          </table:table-cell>
          <table:table-cell office:value-type="string" calcext:value-type="string">
            <text:p>MSA Safety Inc</text:p>
          </table:table-cell>
          <table:table-cell office:value-type="float" office:value="171.51" calcext:value-type="float">
            <text:p>171.51</text:p>
          </table:table-cell>
          <table:table-cell office:value-type="float" office:value="5.20546397866163" calcext:value-type="float">
            <text:p>5.20546397866163</text:p>
          </table:table-cell>
          <table:table-cell office:value-type="float" office:value="-166.304536021338" calcext:value-type="float">
            <text:p>-166.304536021338</text:p>
          </table:table-cell>
          <table:table-cell office:value-type="float" office:value="6.49126004728739" calcext:value-type="float">
            <text:p>6.49126004728739</text:p>
          </table:table-cell>
          <table:table-cell office:value-type="float" office:value="11.696724025949" calcext:value-type="float">
            <text:p>11.696724025949</text:p>
          </table:table-cell>
          <table:table-cell office:value-type="float" office:value="4.3862265841405" calcext:value-type="float">
            <text:p>4.3862265841405</text:p>
          </table:table-cell>
          <table:table-cell office:value-type="float" office:value="11.7944050953321" calcext:value-type="float">
            <text:p>11.7944050953321</text:p>
          </table:table-cell>
          <table:table-cell office:value-type="float" office:value="-159.715594904668" calcext:value-type="float">
            <text:p>-159.715594904668</text:p>
          </table:table-cell>
          <table:table-cell office:value-type="float" office:value="19.8305406730624" calcext:value-type="float">
            <text:p>19.8305406730624</text:p>
          </table:table-cell>
          <table:table-cell office:value-type="float" office:value="-151.679459326938" calcext:value-type="float">
            <text:p>-151.679459326938</text:p>
          </table:table-cell>
          <table:table-cell/>
        </table:table-row>
        <table:table-row table:style-name="ro1">
          <table:table-cell office:value-type="string" calcext:value-type="string">
            <text:p>MSCI</text:p>
          </table:table-cell>
          <table:table-cell office:value-type="string" calcext:value-type="string">
            <text:p>MSCI Inc</text:p>
          </table:table-cell>
          <table:table-cell office:value-type="float" office:value="434.77" calcext:value-type="float">
            <text:p>434.77</text:p>
          </table:table-cell>
          <table:table-cell office:value-type="float" office:value="15.7169596636904" calcext:value-type="float">
            <text:p>15.7169596636904</text:p>
          </table:table-cell>
          <table:table-cell office:value-type="float" office:value="-419.05304033631" calcext:value-type="float">
            <text:p>-419.05304033631</text:p>
          </table:table-cell>
          <table:table-cell office:value-type="float" office:value="0" calcext:value-type="float">
            <text:p>0</text:p>
          </table:table-cell>
          <table:table-cell office:value-type="float" office:value="15.7169596636904" calcext:value-type="float">
            <text:p>15.7169596636904</text:p>
          </table:table-cell>
          <table:table-cell office:value-type="float" office:value="-26.4167916439874" calcext:value-type="float">
            <text:p>-26.4167916439874</text:p>
          </table:table-cell>
          <table:table-cell office:value-type="float" office:value="12.1628266299166" calcext:value-type="float">
            <text:p>12.1628266299166</text:p>
          </table:table-cell>
          <table:table-cell office:value-type="float" office:value="-422.607173370083" calcext:value-type="float">
            <text:p>-422.607173370083</text:p>
          </table:table-cell>
          <table:table-cell office:value-type="float" office:value="-4.66356008755168" calcext:value-type="float">
            <text:p>-4.66356008755168</text:p>
          </table:table-cell>
          <table:table-cell office:value-type="float" office:value="-439.433560087552" calcext:value-type="float">
            <text:p>-439.433560087552</text:p>
          </table:table-cell>
          <table:table-cell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 Inc</text:p>
          </table:table-cell>
          <table:table-cell office:value-type="float" office:value="181.07" calcext:value-type="float">
            <text:p>181.07</text:p>
          </table:table-cell>
          <table:table-cell office:value-type="float" office:value="5.94020181113037" calcext:value-type="float">
            <text:p>5.94020181113037</text:p>
          </table:table-cell>
          <table:table-cell office:value-type="float" office:value="-175.12979818887" calcext:value-type="float">
            <text:p>-175.12979818887</text:p>
          </table:table-cell>
          <table:table-cell office:value-type="float" office:value="2.88456671861246" calcext:value-type="float">
            <text:p>2.88456671861246</text:p>
          </table:table-cell>
          <table:table-cell office:value-type="float" office:value="8.82476852974283" calcext:value-type="float">
            <text:p>8.82476852974283</text:p>
          </table:table-cell>
          <table:table-cell office:value-type="float" office:value="-24.9582858618596" calcext:value-type="float">
            <text:p>-24.9582858618596</text:p>
          </table:table-cell>
          <table:table-cell office:value-type="float" office:value="3.88738132426506" calcext:value-type="float">
            <text:p>3.88738132426506</text:p>
          </table:table-cell>
          <table:table-cell office:value-type="float" office:value="-177.182618675735" calcext:value-type="float">
            <text:p>-177.182618675735</text:p>
          </table:table-cell>
          <table:table-cell office:value-type="float" office:value="-4.45957554043154" calcext:value-type="float">
            <text:p>-4.45957554043154</text:p>
          </table:table-cell>
          <table:table-cell office:value-type="float" office:value="-185.529575540432" calcext:value-type="float">
            <text:p>-185.529575540432</text:p>
          </table:table-cell>
          <table:table-cell/>
        </table:table-row>
        <table:table-row table:style-name="ro1">
          <table:table-cell office:value-type="string" calcext:value-type="string">
            <text:p>MSM</text:p>
          </table:table-cell>
          <table:table-cell office:value-type="string" calcext:value-type="string">
            <text:p>MSC Industrial Direct Co.</text:p>
          </table:table-cell>
          <table:table-cell office:value-type="float" office:value="84.72" calcext:value-type="float">
            <text:p>84.72</text:p>
          </table:table-cell>
          <table:table-cell office:value-type="float" office:value="1.13670269014999" calcext:value-type="float">
            <text:p>1.13670269014999</text:p>
          </table:table-cell>
          <table:table-cell office:value-type="float" office:value="-83.58329730985" calcext:value-type="float">
            <text:p>-83.58329730985</text:p>
          </table:table-cell>
          <table:table-cell office:value-type="float" office:value="11.1585186741582" calcext:value-type="float">
            <text:p>11.1585186741582</text:p>
          </table:table-cell>
          <table:table-cell office:value-type="float" office:value="12.2952213643082" calcext:value-type="float">
            <text:p>12.2952213643082</text:p>
          </table:table-cell>
          <table:table-cell office:value-type="float" office:value="7.36407991672343" calcext:value-type="float">
            <text:p>7.36407991672343</text:p>
          </table:table-cell>
          <table:table-cell office:value-type="float" office:value="13.5779504508164" calcext:value-type="float">
            <text:p>13.5779504508164</text:p>
          </table:table-cell>
          <table:table-cell office:value-type="float" office:value="-71.1420495491836" calcext:value-type="float">
            <text:p>-71.1420495491836</text:p>
          </table:table-cell>
          <table:table-cell office:value-type="float" office:value="24.0696323724467" calcext:value-type="float">
            <text:p>24.0696323724467</text:p>
          </table:table-cell>
          <table:table-cell office:value-type="float" office:value="-60.6503676275533" calcext:value-type="float">
            <text:p>-60.6503676275533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ArcelorMittal</text:p>
          </table:table-cell>
          <table:table-cell office:value-type="float" office:value="22.82" calcext:value-type="float">
            <text:p>22.82</text:p>
          </table:table-cell>
          <table:table-cell office:value-type="float" office:value="6.00012818892577" calcext:value-type="float">
            <text:p>6.00012818892577</text:p>
          </table:table-cell>
          <table:table-cell office:value-type="float" office:value="-16.8198718110742" calcext:value-type="float">
            <text:p>-16.8198718110742</text:p>
          </table:table-cell>
          <table:table-cell office:value-type="float" office:value="11.1778117250851" calcext:value-type="float">
            <text:p>11.1778117250851</text:p>
          </table:table-cell>
          <table:table-cell office:value-type="float" office:value="17.1779399140108" calcext:value-type="float">
            <text:p>17.1779399140108</text:p>
          </table:table-cell>
          <table:table-cell office:value-type="float" office:value="28.6930718274411" calcext:value-type="float">
            <text:p>28.6930718274411</text:p>
          </table:table-cell>
          <table:table-cell office:value-type="float" office:value="4.89386305510539" calcext:value-type="float">
            <text:p>4.89386305510539</text:p>
          </table:table-cell>
          <table:table-cell office:value-type="float" office:value="-17.9261369448946" calcext:value-type="float">
            <text:p>-17.9261369448946</text:p>
          </table:table-cell>
          <table:table-cell office:value-type="float" office:value="32.4969916933235" calcext:value-type="float">
            <text:p>32.4969916933235</text:p>
          </table:table-cell>
          <table:table-cell office:value-type="float" office:value="9.67699169332352" calcext:value-type="float">
            <text:p>9.67699169332352</text:p>
          </table:table-cell>
          <table:table-cell/>
        </table:table-row>
        <table:table-row table:style-name="ro1">
          <table:table-cell office:value-type="string" calcext:value-type="string">
            <text:p>MTB</text:p>
          </table:table-cell>
          <table:table-cell office:value-type="string" calcext:value-type="string">
            <text:p>M &amp; T Bank Corp</text:p>
          </table:table-cell>
          <table:table-cell office:value-type="float" office:value="142.23" calcext:value-type="float">
            <text:p>142.23</text:p>
          </table:table-cell>
          <table:table-cell office:value-type="float" office:value="0" calcext:value-type="float">
            <text:p>0</text:p>
          </table:table-cell>
          <table:table-cell office:value-type="float" office:value="-142.23" calcext:value-type="float">
            <text:p>-142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222635042378" calcext:value-type="float">
            <text:p>79.8222635042378</text:p>
          </table:table-cell>
          <table:table-cell office:value-type="float" office:value="80.627602137289" calcext:value-type="float">
            <text:p>80.627602137289</text:p>
          </table:table-cell>
          <table:table-cell office:value-type="float" office:value="-61.602397862711" calcext:value-type="float">
            <text:p>-61.602397862711</text:p>
          </table:table-cell>
          <table:table-cell office:value-type="float" office:value="125.502258056691" calcext:value-type="float">
            <text:p>125.502258056691</text:p>
          </table:table-cell>
          <table:table-cell office:value-type="float" office:value="-16.7277419433087" calcext:value-type="float">
            <text:p>-16.7277419433087</text:p>
          </table:table-cell>
          <table:table-cell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Mettler-Toledo International</text:p>
          </table:table-cell>
          <table:table-cell office:value-type="float" office:value="1220.66" calcext:value-type="float">
            <text:p>1220.66</text:p>
          </table:table-cell>
          <table:table-cell office:value-type="float" office:value="4.0265635112707" calcext:value-type="float">
            <text:p>4.0265635112707</text:p>
          </table:table-cell>
          <table:table-cell office:value-type="float" office:value="-1216.63343648873" calcext:value-type="float">
            <text:p>-1216.63343648873</text:p>
          </table:table-cell>
          <table:table-cell office:value-type="float" office:value="12.7140449546203" calcext:value-type="float">
            <text:p>12.7140449546203</text:p>
          </table:table-cell>
          <table:table-cell office:value-type="float" office:value="16.740608465891" calcext:value-type="float">
            <text:p>16.740608465891</text:p>
          </table:table-cell>
          <table:table-cell office:value-type="float" office:value="-19.8384743709963" calcext:value-type="float">
            <text:p>-19.8384743709963</text:p>
          </table:table-cell>
          <table:table-cell office:value-type="float" office:value="9.25224442018878" calcext:value-type="float">
            <text:p>9.25224442018878</text:p>
          </table:table-cell>
          <table:table-cell office:value-type="float" office:value="-1211.40775557981" calcext:value-type="float">
            <text:p>-1211.40775557981</text:p>
          </table:table-cell>
          <table:table-cell office:value-type="float" office:value="12.0759738636922" calcext:value-type="float">
            <text:p>12.0759738636922</text:p>
          </table:table-cell>
          <table:table-cell office:value-type="float" office:value="-1208.58402613631" calcext:value-type="float">
            <text:p>-1208.58402613631</text:p>
          </table:table-cell>
          <table:table-cell/>
        </table:table-row>
        <table:table-row table:style-name="ro1">
          <table:table-cell office:value-type="string" calcext:value-type="string">
            <text:p>MTDR</text:p>
          </table:table-cell>
          <table:table-cell office:value-type="string" calcext:value-type="string">
            <text:p>Matador Resources Co</text:p>
          </table:table-cell>
          <table:table-cell office:value-type="float" office:value="19.84" calcext:value-type="float">
            <text:p>19.84</text:p>
          </table:table-cell>
          <table:table-cell office:value-type="float" office:value="0.357875371812552" calcext:value-type="float">
            <text:p>0.357875371812552</text:p>
          </table:table-cell>
          <table:table-cell office:value-type="float" office:value="-19.4821246281875" calcext:value-type="float">
            <text:p>-19.4821246281875</text:p>
          </table:table-cell>
          <table:table-cell office:value-type="float" office:value="0.101106875068081" calcext:value-type="float">
            <text:p>0.101106875068081</text:p>
          </table:table-cell>
          <table:table-cell office:value-type="float" office:value="0.458982246880633" calcext:value-type="float">
            <text:p>0.458982246880633</text:p>
          </table:table-cell>
          <table:table-cell office:value-type="float" office:value="11.7423058014711" calcext:value-type="float">
            <text:p>11.7423058014711</text:p>
          </table:table-cell>
          <table:table-cell office:value-type="float" office:value="-0.420544002917986" calcext:value-type="float">
            <text:p>-0.420544002917986</text:p>
          </table:table-cell>
          <table:table-cell office:value-type="float" office:value="-20.260544002918" calcext:value-type="float">
            <text:p>-20.260544002918</text:p>
          </table:table-cell>
          <table:table-cell office:value-type="float" office:value="11.7423058014711" calcext:value-type="float">
            <text:p>11.7423058014711</text:p>
          </table:table-cell>
          <table:table-cell office:value-type="float" office:value="-8.09769419852893" calcext:value-type="float">
            <text:p>-8.09769419852893</text:p>
          </table:table-cell>
          <table:table-cell/>
        </table:table-row>
        <table:table-row table:style-name="ro1">
          <table:table-cell office:value-type="string" calcext:value-type="string">
            <text:p>MTG</text:p>
          </table:table-cell>
          <table:table-cell office:value-type="string" calcext:value-type="string">
            <text:p>MGIC Investment Corp</text:p>
          </table:table-cell>
          <table:table-cell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  <table:table-cell office:value-type="float" office:value="-12.37" calcext:value-type="float">
            <text:p>-12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312917086513" calcext:value-type="float">
            <text:p>13.3312917086513</text:p>
          </table:table-cell>
          <table:table-cell office:value-type="float" office:value="13.4165080666844" calcext:value-type="float">
            <text:p>13.4165080666844</text:p>
          </table:table-cell>
          <table:table-cell office:value-type="float" office:value="1.04650806668436" calcext:value-type="float">
            <text:p>1.04650806668436</text:p>
          </table:table-cell>
          <table:table-cell office:value-type="float" office:value="13.3312917086513" calcext:value-type="float">
            <text:p>13.3312917086513</text:p>
          </table:table-cell>
          <table:table-cell office:value-type="float" office:value="0.961291708651274" calcext:value-type="float">
            <text:p>0.961291708651274</text:p>
          </table:table-cell>
          <table:table-cell/>
        </table:table-row>
        <table:table-row table:style-name="ro1">
          <table:table-cell office:value-type="string" calcext:value-type="string">
            <text:p>MTH</text:p>
          </table:table-cell>
          <table:table-cell office:value-type="string" calcext:value-type="string">
            <text:p>Meritage Homes Corp.</text:p>
          </table:table-cell>
          <table:table-cell office:value-type="float" office:value="87.14" calcext:value-type="float">
            <text:p>87.14</text:p>
          </table:table-cell>
          <table:table-cell office:value-type="float" office:value="16.2176151324811" calcext:value-type="float">
            <text:p>16.2176151324811</text:p>
          </table:table-cell>
          <table:table-cell office:value-type="float" office:value="-70.9223848675189" calcext:value-type="float">
            <text:p>-70.9223848675189</text:p>
          </table:table-cell>
          <table:table-cell office:value-type="float" office:value="0" calcext:value-type="float">
            <text:p>0</text:p>
          </table:table-cell>
          <table:table-cell office:value-type="float" office:value="16.2176151324811" calcext:value-type="float">
            <text:p>16.2176151324811</text:p>
          </table:table-cell>
          <table:table-cell office:value-type="float" office:value="58.4877584827893" calcext:value-type="float">
            <text:p>58.4877584827893</text:p>
          </table:table-cell>
          <table:table-cell office:value-type="float" office:value="6.35467917036439" calcext:value-type="float">
            <text:p>6.35467917036439</text:p>
          </table:table-cell>
          <table:table-cell office:value-type="float" office:value="-80.7853208296356" calcext:value-type="float">
            <text:p>-80.7853208296356</text:p>
          </table:table-cell>
          <table:table-cell office:value-type="float" office:value="58.4877584827893" calcext:value-type="float">
            <text:p>58.4877584827893</text:p>
          </table:table-cell>
          <table:table-cell office:value-type="float" office:value="-28.6522415172107" calcext:value-type="float">
            <text:p>-28.6522415172107</text:p>
          </table:table-cell>
          <table:table-cell/>
        </table:table-row>
        <table:table-row table:style-name="ro1">
          <table:table-cell office:value-type="string" calcext:value-type="string">
            <text:p>MTN</text:p>
          </table:table-cell>
          <table:table-cell office:value-type="string" calcext:value-type="string">
            <text:p>Vail Resorts Inc.</text:p>
          </table:table-cell>
          <table:table-cell office:value-type="float" office:value="287.37" calcext:value-type="float">
            <text:p>287.37</text:p>
          </table:table-cell>
          <table:table-cell office:value-type="float" office:value="11.4830729068003" calcext:value-type="float">
            <text:p>11.4830729068003</text:p>
          </table:table-cell>
          <table:table-cell office:value-type="float" office:value="-275.8869270932" calcext:value-type="float">
            <text:p>-275.8869270932</text:p>
          </table:table-cell>
          <table:table-cell office:value-type="float" office:value="2.5062112445482" calcext:value-type="float">
            <text:p>2.5062112445482</text:p>
          </table:table-cell>
          <table:table-cell office:value-type="float" office:value="13.9892841513485" calcext:value-type="float">
            <text:p>13.9892841513485</text:p>
          </table:table-cell>
          <table:table-cell office:value-type="float" office:value="-21.345613757666" calcext:value-type="float">
            <text:p>-21.345613757666</text:p>
          </table:table-cell>
          <table:table-cell office:value-type="float" office:value="-2.69840238629053" calcext:value-type="float">
            <text:p>-2.69840238629053</text:p>
          </table:table-cell>
          <table:table-cell office:value-type="float" office:value="-290.068402386291" calcext:value-type="float">
            <text:p>-290.068402386291</text:p>
          </table:table-cell>
          <table:table-cell office:value-type="float" office:value="28.9707774313043" calcext:value-type="float">
            <text:p>28.9707774313043</text:p>
          </table:table-cell>
          <table:table-cell office:value-type="float" office:value="-258.399222568696" calcext:value-type="float">
            <text:p>-258.399222568696</text:p>
          </table:table-cell>
          <table:table-cell/>
        </table:table-row>
        <table:table-row table:style-name="ro1">
          <table:table-cell office:value-type="string" calcext:value-type="string">
            <text:p>MTOR</text:p>
          </table:table-cell>
          <table:table-cell office:value-type="string" calcext:value-type="string">
            <text:p>Meritor Inc</text:p>
          </table:table-cell>
          <table:table-cell office:value-type="float" office:value="32.71" calcext:value-type="float">
            <text:p>32.71</text:p>
          </table:table-cell>
          <table:table-cell office:value-type="float" office:value="3.9015506154572" calcext:value-type="float">
            <text:p>3.9015506154572</text:p>
          </table:table-cell>
          <table:table-cell office:value-type="float" office:value="-28.8084493845428" calcext:value-type="float">
            <text:p>-28.8084493845428</text:p>
          </table:table-cell>
          <table:table-cell office:value-type="float" office:value="6.52096622300797" calcext:value-type="float">
            <text:p>6.52096622300797</text:p>
          </table:table-cell>
          <table:table-cell office:value-type="float" office:value="10.4225168384652" calcext:value-type="float">
            <text:p>10.4225168384652</text:p>
          </table:table-cell>
          <table:table-cell office:value-type="float" office:value="0.317087152492988" calcext:value-type="float">
            <text:p>0.317087152492988</text:p>
          </table:table-cell>
          <table:table-cell office:value-type="float" office:value="8.00989719993157" calcext:value-type="float">
            <text:p>8.00989719993157</text:p>
          </table:table-cell>
          <table:table-cell office:value-type="float" office:value="-24.7001028000684" calcext:value-type="float">
            <text:p>-24.7001028000684</text:p>
          </table:table-cell>
          <table:table-cell office:value-type="float" office:value="7.30679090527321" calcext:value-type="float">
            <text:p>7.30679090527321</text:p>
          </table:table-cell>
          <table:table-cell office:value-type="float" office:value="-25.4032090947268" calcext:value-type="float">
            <text:p>-25.4032090947268</text:p>
          </table:table-cell>
          <table:table-cell/>
        </table:table-row>
        <table:table-row table:style-name="ro1">
          <table:table-cell office:value-type="string" calcext:value-type="string">
            <text:p>MTRN</text:p>
          </table:table-cell>
          <table:table-cell office:value-type="string" calcext:value-type="string">
            <text:p>Materion Corp</text:p>
          </table:table-cell>
          <table:table-cell office:value-type="float" office:value="69.76" calcext:value-type="float">
            <text:p>69.76</text:p>
          </table:table-cell>
          <table:table-cell office:value-type="float" office:value="5.79291231368487" calcext:value-type="float">
            <text:p>5.79291231368487</text:p>
          </table:table-cell>
          <table:table-cell office:value-type="float" office:value="-63.9670876863151" calcext:value-type="float">
            <text:p>-63.9670876863151</text:p>
          </table:table-cell>
          <table:table-cell office:value-type="float" office:value="10.4145892012763" calcext:value-type="float">
            <text:p>10.4145892012763</text:p>
          </table:table-cell>
          <table:table-cell office:value-type="float" office:value="16.2075015149611" calcext:value-type="float">
            <text:p>16.2075015149611</text:p>
          </table:table-cell>
          <table:table-cell office:value-type="float" office:value="20.3772727983819" calcext:value-type="float">
            <text:p>20.3772727983819</text:p>
          </table:table-cell>
          <table:table-cell office:value-type="float" office:value="12.4363576113134" calcext:value-type="float">
            <text:p>12.4363576113134</text:p>
          </table:table-cell>
          <table:table-cell office:value-type="float" office:value="-57.3236423886866" calcext:value-type="float">
            <text:p>-57.3236423886866</text:p>
          </table:table-cell>
          <table:table-cell office:value-type="float" office:value="30.0965885505243" calcext:value-type="float">
            <text:p>30.0965885505243</text:p>
          </table:table-cell>
          <table:table-cell office:value-type="float" office:value="-39.6634114494757" calcext:value-type="float">
            <text:p>-39.6634114494757</text:p>
          </table:table-cell>
          <table:table-cell/>
        </table:table-row>
        <table:table-row table:style-name="ro1">
          <table:table-cell office:value-type="string" calcext:value-type="string">
            <text:p>MTW</text:p>
          </table:table-cell>
          <table:table-cell office:value-type="string" calcext:value-type="string">
            <text:p>Manitowoc Co.</text:p>
          </table:table-cell>
          <table:table-cell office:value-type="float" office:value="14.97" calcext:value-type="float">
            <text:p>14.97</text:p>
          </table:table-cell>
          <table:table-cell office:value-type="float" office:value="3.71253379187032" calcext:value-type="float">
            <text:p>3.71253379187032</text:p>
          </table:table-cell>
          <table:table-cell office:value-type="float" office:value="-11.2574662081297" calcext:value-type="float">
            <text:p>-11.2574662081297</text:p>
          </table:table-cell>
          <table:table-cell office:value-type="float" office:value="15.4664794369032" calcext:value-type="float">
            <text:p>15.4664794369032</text:p>
          </table:table-cell>
          <table:table-cell office:value-type="float" office:value="19.1790132287736" calcext:value-type="float">
            <text:p>19.1790132287736</text:p>
          </table:table-cell>
          <table:table-cell office:value-type="float" office:value="7.74915471132402" calcext:value-type="float">
            <text:p>7.74915471132402</text:p>
          </table:table-cell>
          <table:table-cell office:value-type="float" office:value="13.3396576621373" calcext:value-type="float">
            <text:p>13.3396576621373</text:p>
          </table:table-cell>
          <table:table-cell office:value-type="float" office:value="-1.63034233786268" calcext:value-type="float">
            <text:p>-1.63034233786268</text:p>
          </table:table-cell>
          <table:table-cell office:value-type="float" office:value="17.8161111118827" calcext:value-type="float">
            <text:p>17.8161111118827</text:p>
          </table:table-cell>
          <table:table-cell office:value-type="float" office:value="2.84611111188275" calcext:value-type="float">
            <text:p>2.84611111188275</text:p>
          </table:table-cell>
          <table:table-cell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Minerals Technologies</text:p>
          </table:table-cell>
          <table:table-cell office:value-type="float" office:value="69.18" calcext:value-type="float">
            <text:p>69.18</text:p>
          </table:table-cell>
          <table:table-cell office:value-type="float" office:value="11.2313845243641" calcext:value-type="float">
            <text:p>11.2313845243641</text:p>
          </table:table-cell>
          <table:table-cell office:value-type="float" office:value="-57.9486154756359" calcext:value-type="float">
            <text:p>-57.9486154756359</text:p>
          </table:table-cell>
          <table:table-cell office:value-type="float" office:value="7.50720097071168" calcext:value-type="float">
            <text:p>7.50720097071168</text:p>
          </table:table-cell>
          <table:table-cell office:value-type="float" office:value="18.7385854950758" calcext:value-type="float">
            <text:p>18.7385854950758</text:p>
          </table:table-cell>
          <table:table-cell office:value-type="float" office:value="12.7934235978155" calcext:value-type="float">
            <text:p>12.7934235978155</text:p>
          </table:table-cell>
          <table:table-cell office:value-type="float" office:value="22.8245973086802" calcext:value-type="float">
            <text:p>22.8245973086802</text:p>
          </table:table-cell>
          <table:table-cell office:value-type="float" office:value="-46.3554026913198" calcext:value-type="float">
            <text:p>-46.3554026913198</text:p>
          </table:table-cell>
          <table:table-cell office:value-type="float" office:value="42.3044894826821" calcext:value-type="float">
            <text:p>42.3044894826821</text:p>
          </table:table-cell>
          <table:table-cell office:value-type="float" office:value="-26.8755105173179" calcext:value-type="float">
            <text:p>-26.8755105173179</text:p>
          </table:table-cell>
          <table:table-cell/>
        </table:table-row>
        <table:table-row table:style-name="ro1">
          <table:table-cell office:value-type="string" calcext:value-type="string">
            <text:p>MTZ</text:p>
          </table:table-cell>
          <table:table-cell office:value-type="string" calcext:value-type="string">
            <text:p>Mastec Inc.</text:p>
          </table:table-cell>
          <table:table-cell office:value-type="float" office:value="86.57" calcext:value-type="float">
            <text:p>86.57</text:p>
          </table:table-cell>
          <table:table-cell office:value-type="float" office:value="3.22436501944503" calcext:value-type="float">
            <text:p>3.22436501944503</text:p>
          </table:table-cell>
          <table:table-cell office:value-type="float" office:value="-83.345634980555" calcext:value-type="float">
            <text:p>-83.345634980555</text:p>
          </table:table-cell>
          <table:table-cell office:value-type="float" office:value="1.15804163396654" calcext:value-type="float">
            <text:p>1.15804163396654</text:p>
          </table:table-cell>
          <table:table-cell office:value-type="float" office:value="4.38240665341157" calcext:value-type="float">
            <text:p>4.38240665341157</text:p>
          </table:table-cell>
          <table:table-cell office:value-type="float" office:value="6.09142543822747" calcext:value-type="float">
            <text:p>6.09142543822747</text:p>
          </table:table-cell>
          <table:table-cell office:value-type="float" office:value="11.0999714121121" calcext:value-type="float">
            <text:p>11.0999714121121</text:p>
          </table:table-cell>
          <table:table-cell office:value-type="float" office:value="-75.4700285878879" calcext:value-type="float">
            <text:p>-75.4700285878879</text:p>
          </table:table-cell>
          <table:table-cell office:value-type="float" office:value="25.3610725240885" calcext:value-type="float">
            <text:p>25.3610725240885</text:p>
          </table:table-cell>
          <table:table-cell office:value-type="float" office:value="-61.2089274759115" calcext:value-type="float">
            <text:p>-61.2089274759115</text:p>
          </table:table-cell>
          <table:table-cell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Murphy Oil Corp.</text:p>
          </table:table-cell>
          <table:table-cell office:value-type="float" office:value="14.28" calcext:value-type="float">
            <text:p>14.28</text:p>
          </table:table-cell>
          <table:table-cell office:value-type="float" office:value="0.947306657204776" calcext:value-type="float">
            <text:p>0.947306657204776</text:p>
          </table:table-cell>
          <table:table-cell office:value-type="float" office:value="-13.3326933427952" calcext:value-type="float">
            <text:p>-13.3326933427952</text:p>
          </table:table-cell>
          <table:table-cell office:value-type="float" office:value="0.388857647651468" calcext:value-type="float">
            <text:p>0.388857647651468</text:p>
          </table:table-cell>
          <table:table-cell office:value-type="float" office:value="1.33616430485624" calcext:value-type="float">
            <text:p>1.33616430485624</text:p>
          </table:table-cell>
          <table:table-cell office:value-type="float" office:value="29.7433977680464" calcext:value-type="float">
            <text:p>29.7433977680464</text:p>
          </table:table-cell>
          <table:table-cell office:value-type="float" office:value="0.603202014340949" calcext:value-type="float">
            <text:p>0.603202014340949</text:p>
          </table:table-cell>
          <table:table-cell office:value-type="float" office:value="-13.6767979856591" calcext:value-type="float">
            <text:p>-13.6767979856591</text:p>
          </table:table-cell>
          <table:table-cell office:value-type="float" office:value="29.7433977680464" calcext:value-type="float">
            <text:p>29.7433977680464</text:p>
          </table:table-cell>
          <table:table-cell office:value-type="float" office:value="15.4633977680464" calcext:value-type="float">
            <text:p>15.4633977680464</text:p>
          </table:table-cell>
          <table:table-cell/>
        </table:table-row>
        <table:table-row table:style-name="ro1">
          <table:table-cell office:value-type="string" calcext:value-type="string">
            <text:p>MUSA</text:p>
          </table:table-cell>
          <table:table-cell office:value-type="string" calcext:value-type="string">
            <text:p>Murphy USA Inc</text:p>
          </table:table-cell>
          <table:table-cell office:value-type="float" office:value="124" calcext:value-type="float">
            <text:p>124</text:p>
          </table:table-cell>
          <table:table-cell office:value-type="float" office:value="11.1139441459023" calcext:value-type="float">
            <text:p>11.1139441459023</text:p>
          </table:table-cell>
          <table:table-cell office:value-type="float" office:value="-112.886055854098" calcext:value-type="float">
            <text:p>-112.886055854098</text:p>
          </table:table-cell>
          <table:table-cell office:value-type="float" office:value="9.38471945044539" calcext:value-type="float">
            <text:p>9.38471945044539</text:p>
          </table:table-cell>
          <table:table-cell office:value-type="float" office:value="20.4986635963477" calcext:value-type="float">
            <text:p>20.4986635963477</text:p>
          </table:table-cell>
          <table:table-cell office:value-type="float" office:value="31.3535740834164" calcext:value-type="float">
            <text:p>31.3535740834164</text:p>
          </table:table-cell>
          <table:table-cell office:value-type="float" office:value="8.04404524323891" calcext:value-type="float">
            <text:p>8.04404524323891</text:p>
          </table:table-cell>
          <table:table-cell office:value-type="float" office:value="-115.955954756761" calcext:value-type="float">
            <text:p>-115.955954756761</text:p>
          </table:table-cell>
          <table:table-cell office:value-type="float" office:value="31.3535740834164" calcext:value-type="float">
            <text:p>31.3535740834164</text:p>
          </table:table-cell>
          <table:table-cell office:value-type="float" office:value="-92.6464259165836" calcext:value-type="float">
            <text:p>-92.6464259165836</text:p>
          </table:table-cell>
          <table:table-cell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McEwen Mining Inc</text:p>
          </table:table-cell>
          <table:table-cell office:value-type="float" office:value="1.21" calcext:value-type="float">
            <text:p>1.21</text:p>
          </table:table-cell>
          <table:table-cell office:value-type="float" office:value="0.0185364716849219" calcext:value-type="float">
            <text:p>0.018536471684922</text:p>
          </table:table-cell>
          <table:table-cell office:value-type="float" office:value="-1.19146352831508" calcext:value-type="float">
            <text:p>-1.19146352831508</text:p>
          </table:table-cell>
          <table:table-cell office:value-type="float" office:value="0.0798042414355628" calcext:value-type="float">
            <text:p>0.079804241435563</text:p>
          </table:table-cell>
          <table:table-cell office:value-type="float" office:value="0.0983407131204847" calcext:value-type="float">
            <text:p>0.098340713120485</text:p>
          </table:table-cell>
          <table:table-cell office:value-type="float" office:value="0.887441155907714" calcext:value-type="float">
            <text:p>0.887441155907714</text:p>
          </table:table-cell>
          <table:table-cell office:value-type="float" office:value="0.0502516895828478" calcext:value-type="float">
            <text:p>0.050251689582848</text:p>
          </table:table-cell>
          <table:table-cell office:value-type="float" office:value="-1.15974831041715" calcext:value-type="float">
            <text:p>-1.15974831041715</text:p>
          </table:table-cell>
          <table:table-cell office:value-type="float" office:value="0.887441155907714" calcext:value-type="float">
            <text:p>0.887441155907714</text:p>
          </table:table-cell>
          <table:table-cell office:value-type="float" office:value="-0.322558844092286" calcext:value-type="float">
            <text:p>-0.322558844092286</text:p>
          </table:table-cell>
          <table:table-cell/>
        </table:table-row>
        <table:table-row table:style-name="ro1">
          <table:table-cell office:value-type="string" calcext:value-type="string">
            <text:p>MWA</text:p>
          </table:table-cell>
          <table:table-cell office:value-type="string" calcext:value-type="string">
            <text:p>Mueller Water Products Inc</text:p>
          </table:table-cell>
          <table:table-cell office:value-type="float" office:value="12.69" calcext:value-type="float">
            <text:p>12.69</text:p>
          </table:table-cell>
          <table:table-cell office:value-type="float" office:value="1.3936236027022" calcext:value-type="float">
            <text:p>1.3936236027022</text:p>
          </table:table-cell>
          <table:table-cell office:value-type="float" office:value="-11.2963763972978" calcext:value-type="float">
            <text:p>-11.2963763972978</text:p>
          </table:table-cell>
          <table:table-cell office:value-type="float" office:value="1.05531642378536" calcext:value-type="float">
            <text:p>1.05531642378536</text:p>
          </table:table-cell>
          <table:table-cell office:value-type="float" office:value="2.44894002648756" calcext:value-type="float">
            <text:p>2.44894002648756</text:p>
          </table:table-cell>
          <table:table-cell office:value-type="float" office:value="0.948648675208969" calcext:value-type="float">
            <text:p>0.948648675208969</text:p>
          </table:table-cell>
          <table:table-cell office:value-type="float" office:value="2.7872472054044" calcext:value-type="float">
            <text:p>2.7872472054044</text:p>
          </table:table-cell>
          <table:table-cell office:value-type="float" office:value="-9.9027527945956" calcext:value-type="float">
            <text:p>-9.9027527945956</text:p>
          </table:table-cell>
          <table:table-cell office:value-type="float" office:value="4.13542656019239" calcext:value-type="float">
            <text:p>4.13542656019239</text:p>
          </table:table-cell>
          <table:table-cell office:value-type="float" office:value="-8.55457343980761" calcext:value-type="float">
            <text:p>-8.55457343980761</text:p>
          </table:table-cell>
          <table:table-cell/>
        </table:table-row>
        <table:table-row table:style-name="ro1">
          <table:table-cell office:value-type="string" calcext:value-type="string">
            <text:p>MXL</text:p>
          </table:table-cell>
          <table:table-cell office:value-type="string" calcext:value-type="string">
            <text:p>MaxLinear Inc</text:p>
          </table:table-cell>
          <table:table-cell office:value-type="float" office:value="37.09" calcext:value-type="float">
            <text:p>37.09</text:p>
          </table:table-cell>
          <table:table-cell office:value-type="float" office:value="1.99749945334079" calcext:value-type="float">
            <text:p>1.99749945334079</text:p>
          </table:table-cell>
          <table:table-cell office:value-type="float" office:value="-35.0925005466592" calcext:value-type="float">
            <text:p>-35.0925005466592</text:p>
          </table:table-cell>
          <table:table-cell office:value-type="float" office:value="1.31250528213652" calcext:value-type="float">
            <text:p>1.31250528213652</text:p>
          </table:table-cell>
          <table:table-cell office:value-type="float" office:value="3.31000473547731" calcext:value-type="float">
            <text:p>3.31000473547731</text:p>
          </table:table-cell>
          <table:table-cell office:value-type="float" office:value="-1.59607049287867" calcext:value-type="float">
            <text:p>-1.59607049287867</text:p>
          </table:table-cell>
          <table:table-cell office:value-type="float" office:value="1.71787823786584" calcext:value-type="float">
            <text:p>1.71787823786584</text:p>
          </table:table-cell>
          <table:table-cell office:value-type="float" office:value="-35.3721217621342" calcext:value-type="float">
            <text:p>-35.3721217621342</text:p>
          </table:table-cell>
          <table:table-cell office:value-type="float" office:value="5.24681495552273" calcext:value-type="float">
            <text:p>5.24681495552273</text:p>
          </table:table-cell>
          <table:table-cell office:value-type="float" office:value="-31.8431850444773" calcext:value-type="float">
            <text:p>-31.8431850444773</text:p>
          </table:table-cell>
          <table:table-cell/>
        </table:table-row>
        <table:table-row table:style-name="ro1">
          <table:table-cell office:value-type="string" calcext:value-type="string">
            <text:p>MYE</text:p>
          </table:table-cell>
          <table:table-cell office:value-type="string" calcext:value-type="string">
            <text:p>Myers Industries Inc.</text:p>
          </table:table-cell>
          <table:table-cell office:value-type="float" office:value="22.17" calcext:value-type="float">
            <text:p>22.17</text:p>
          </table:table-cell>
          <table:table-cell office:value-type="float" office:value="2.33763615706193" calcext:value-type="float">
            <text:p>2.33763615706193</text:p>
          </table:table-cell>
          <table:table-cell office:value-type="float" office:value="-19.8323638429381" calcext:value-type="float">
            <text:p>-19.8323638429381</text:p>
          </table:table-cell>
          <table:table-cell office:value-type="float" office:value="1.34366765806713" calcext:value-type="float">
            <text:p>1.34366765806713</text:p>
          </table:table-cell>
          <table:table-cell office:value-type="float" office:value="3.68130381512906" calcext:value-type="float">
            <text:p>3.68130381512906</text:p>
          </table:table-cell>
          <table:table-cell office:value-type="float" office:value="2.67134093409815" calcext:value-type="float">
            <text:p>2.67134093409815</text:p>
          </table:table-cell>
          <table:table-cell office:value-type="float" office:value="2.42815933497313" calcext:value-type="float">
            <text:p>2.42815933497313</text:p>
          </table:table-cell>
          <table:table-cell office:value-type="float" office:value="-19.7418406650269" calcext:value-type="float">
            <text:p>-19.7418406650269</text:p>
          </table:table-cell>
          <table:table-cell office:value-type="float" office:value="5.23649926912932" calcext:value-type="float">
            <text:p>5.23649926912932</text:p>
          </table:table-cell>
          <table:table-cell office:value-type="float" office:value="-16.9335007308707" calcext:value-type="float">
            <text:p>-16.9335007308707</text:p>
          </table:table-cell>
          <table:table-cell/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Nordic American Tankers Ltd</text:p>
          </table:table-cell>
          <table:table-cell office:value-type="float" office:value="3.68" calcext:value-type="float">
            <text:p>3.68</text:p>
          </table:table-cell>
          <table:table-cell office:value-type="float" office:value="0.424001434375403" calcext:value-type="float">
            <text:p>0.424001434375403</text:p>
          </table:table-cell>
          <table:table-cell office:value-type="float" office:value="-3.2559985656246" calcext:value-type="float">
            <text:p>-3.2559985656246</text:p>
          </table:table-cell>
          <table:table-cell office:value-type="float" office:value="0.11979164607822" calcext:value-type="float">
            <text:p>0.11979164607822</text:p>
          </table:table-cell>
          <table:table-cell office:value-type="float" office:value="0.543793080453624" calcext:value-type="float">
            <text:p>0.543793080453624</text:p>
          </table:table-cell>
          <table:table-cell office:value-type="float" office:value="4.28207760077974" calcext:value-type="float">
            <text:p>4.28207760077974</text:p>
          </table:table-cell>
          <table:table-cell office:value-type="float" office:value="0.444567806452562" calcext:value-type="float">
            <text:p>0.444567806452562</text:p>
          </table:table-cell>
          <table:table-cell office:value-type="float" office:value="-3.23543219354744" calcext:value-type="float">
            <text:p>-3.23543219354744</text:p>
          </table:table-cell>
          <table:table-cell office:value-type="float" office:value="4.28207760077974" calcext:value-type="float">
            <text:p>4.28207760077974</text:p>
          </table:table-cell>
          <table:table-cell office:value-type="float" office:value="0.60207760077974" calcext:value-type="float">
            <text:p>0.60207760077974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 office:value-type="string" calcext:value-type="string">
            <text:p>Navistar International Corp.</text:p>
          </table:table-cell>
          <table:table-cell office:value-type="float" office:value="44.14" calcext:value-type="float">
            <text:p>44.14</text:p>
          </table:table-cell>
          <table:table-cell office:value-type="float" office:value="17.5608282642465" calcext:value-type="float">
            <text:p>17.5608282642465</text:p>
          </table:table-cell>
          <table:table-cell office:value-type="float" office:value="-26.5791717357535" calcext:value-type="float">
            <text:p>-26.5791717357535</text:p>
          </table:table-cell>
          <table:table-cell office:value-type="float" office:value="7.66089877965698" calcext:value-type="float">
            <text:p>7.66089877965698</text:p>
          </table:table-cell>
          <table:table-cell office:value-type="float" office:value="25.2217270439034" calcext:value-type="float">
            <text:p>25.2217270439034</text:p>
          </table:table-cell>
          <table:table-cell office:value-type="float" office:value="-38.9972881522775" calcext:value-type="float">
            <text:p>-38.9972881522775</text:p>
          </table:table-cell>
          <table:table-cell office:value-type="float" office:value="-0.331336382344273" calcext:value-type="float">
            <text:p>-0.331336382344273</text:p>
          </table:table-cell>
          <table:table-cell office:value-type="float" office:value="-44.4713363823443" calcext:value-type="float">
            <text:p>-44.4713363823443</text:p>
          </table:table-cell>
          <table:table-cell office:value-type="float" office:value="-38.4149393590663" calcext:value-type="float">
            <text:p>-38.4149393590663</text:p>
          </table:table-cell>
          <table:table-cell office:value-type="float" office:value="-82.5549393590663" calcext:value-type="float">
            <text:p>-82.5549393590663</text:p>
          </table:table-cell>
          <table:table-cell/>
        </table:table-row>
        <table:table-row table:style-name="ro1">
          <table:table-cell office:value-type="string" calcext:value-type="string">
            <text:p>NBHC</text:p>
          </table:table-cell>
          <table:table-cell office:value-type="string" calcext:value-type="string">
            <text:p>National Bank Holdings Corp</text:p>
          </table:table-cell>
          <table:table-cell office:value-type="float" office:value="35.73" calcext:value-type="float">
            <text:p>35.73</text:p>
          </table:table-cell>
          <table:table-cell office:value-type="float" office:value="0" calcext:value-type="float">
            <text:p>0</text:p>
          </table:table-cell>
          <table:table-cell office:value-type="float" office:value="-35.73" calcext:value-type="float">
            <text:p>-3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697855845264" calcext:value-type="float">
            <text:p>21.8697855845264</text:p>
          </table:table-cell>
          <table:table-cell office:value-type="float" office:value="16.174308706172" calcext:value-type="float">
            <text:p>16.174308706172</text:p>
          </table:table-cell>
          <table:table-cell office:value-type="float" office:value="-19.555691293828" calcext:value-type="float">
            <text:p>-19.555691293828</text:p>
          </table:table-cell>
          <table:table-cell office:value-type="float" office:value="26.118970041655" calcext:value-type="float">
            <text:p>26.118970041655</text:p>
          </table:table-cell>
          <table:table-cell office:value-type="float" office:value="-9.61102995834496" calcext:value-type="float">
            <text:p>-9.61102995834496</text:p>
          </table:table-cell>
          <table:table-cell/>
        </table:table-row>
        <table:table-row table:style-name="ro1">
          <table:table-cell office:value-type="string" calcext:value-type="string">
            <text:p>NBR</text:p>
          </table:table-cell>
          <table:table-cell office:value-type="string" calcext:value-type="string">
            <text:p>Nabors Industries Ltd</text:p>
          </table:table-cell>
          <table:table-cell office:value-type="float" office:value="85.32" calcext:value-type="float">
            <text:p>85.32</text:p>
          </table:table-cell>
          <table:table-cell office:value-type="float" office:value="61.2916935903197" calcext:value-type="float">
            <text:p>61.2916935903197</text:p>
          </table:table-cell>
          <table:table-cell office:value-type="float" office:value="-24.0283064096803" calcext:value-type="float">
            <text:p>-24.0283064096803</text:p>
          </table:table-cell>
          <table:table-cell office:value-type="float" office:value="19.5662243135825" calcext:value-type="float">
            <text:p>19.5662243135825</text:p>
          </table:table-cell>
          <table:table-cell office:value-type="float" office:value="80.8579179039022" calcext:value-type="float">
            <text:p>80.8579179039022</text:p>
          </table:table-cell>
          <table:table-cell office:value-type="float" office:value="149.779567002053" calcext:value-type="float">
            <text:p>149.779567002053</text:p>
          </table:table-cell>
          <table:table-cell office:value-type="float" office:value="80.7553326725731" calcext:value-type="float">
            <text:p>80.7553326725731</text:p>
          </table:table-cell>
          <table:table-cell office:value-type="float" office:value="-4.56466732742689" calcext:value-type="float">
            <text:p>-4.56466732742689</text:p>
          </table:table-cell>
          <table:table-cell office:value-type="float" office:value="149.780163427816" calcext:value-type="float">
            <text:p>149.780163427816</text:p>
          </table:table-cell>
          <table:table-cell office:value-type="float" office:value="64.4601634278163" calcext:value-type="float">
            <text:p>64.4601634278163</text:p>
          </table:table-cell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acco Industries Inc.</text:p>
          </table:table-cell>
          <table:table-cell office:value-type="float" office:value="26.6" calcext:value-type="float">
            <text:p>26.6</text:p>
          </table:table-cell>
          <table:table-cell office:value-type="float" office:value="17.8132174595712" calcext:value-type="float">
            <text:p>17.8132174595712</text:p>
          </table:table-cell>
          <table:table-cell office:value-type="float" office:value="-8.78678254042878" calcext:value-type="float">
            <text:p>-8.78678254042878</text:p>
          </table:table-cell>
          <table:table-cell office:value-type="float" office:value="7.74717124091123" calcext:value-type="float">
            <text:p>7.74717124091123</text:p>
          </table:table-cell>
          <table:table-cell office:value-type="float" office:value="25.5603887004824" calcext:value-type="float">
            <text:p>25.5603887004824</text:p>
          </table:table-cell>
          <table:table-cell office:value-type="float" office:value="49.4575263933835" calcext:value-type="float">
            <text:p>49.4575263933835</text:p>
          </table:table-cell>
          <table:table-cell office:value-type="float" office:value="29.5817681398884" calcext:value-type="float">
            <text:p>29.5817681398884</text:p>
          </table:table-cell>
          <table:table-cell office:value-type="float" office:value="2.98176813988836" calcext:value-type="float">
            <text:p>2.98176813988836</text:p>
          </table:table-cell>
          <table:table-cell office:value-type="float" office:value="55.9569855173012" calcext:value-type="float">
            <text:p>55.9569855173012</text:p>
          </table:table-cell>
          <table:table-cell office:value-type="float" office:value="29.3569855173012" calcext:value-type="float">
            <text:p>29.3569855173012</text:p>
          </table:table-cell>
          <table:table-cell/>
        </table:table-row>
        <table:table-row table:style-name="ro1">
          <table:table-cell office:value-type="string" calcext:value-type="string">
            <text:p>NCR</text:p>
          </table:table-cell>
          <table:table-cell office:value-type="string" calcext:value-type="string">
            <text:p>NCR Corp.</text:p>
          </table:table-cell>
          <table:table-cell office:value-type="float" office:value="34.93" calcext:value-type="float">
            <text:p>34.93</text:p>
          </table:table-cell>
          <table:table-cell office:value-type="float" office:value="12.4515128006206" calcext:value-type="float">
            <text:p>12.4515128006206</text:p>
          </table:table-cell>
          <table:table-cell office:value-type="float" office:value="-22.4784871993794" calcext:value-type="float">
            <text:p>-22.4784871993794</text:p>
          </table:table-cell>
          <table:table-cell office:value-type="float" office:value="5.80294802172227" calcext:value-type="float">
            <text:p>5.80294802172227</text:p>
          </table:table-cell>
          <table:table-cell office:value-type="float" office:value="18.2544608223429" calcext:value-type="float">
            <text:p>18.2544608223429</text:p>
          </table:table-cell>
          <table:table-cell office:value-type="float" office:value="-16.9123351435221" calcext:value-type="float">
            <text:p>-16.9123351435221</text:p>
          </table:table-cell>
          <table:table-cell office:value-type="float" office:value="13.3359193173002" calcext:value-type="float">
            <text:p>13.3359193173002</text:p>
          </table:table-cell>
          <table:table-cell office:value-type="float" office:value="-21.5940806826998" calcext:value-type="float">
            <text:p>-21.5940806826998</text:p>
          </table:table-cell>
          <table:table-cell office:value-type="float" office:value="12.4359968968192" calcext:value-type="float">
            <text:p>12.4359968968192</text:p>
          </table:table-cell>
          <table:table-cell office:value-type="float" office:value="-22.4940031031808" calcext:value-type="float">
            <text:p>-22.4940031031808</text:p>
          </table:table-cell>
          <table:table-cell/>
        </table:table-row>
        <table:table-row table:style-name="ro1">
          <table:table-cell office:value-type="string" calcext:value-type="string">
            <text:p>NEE</text:p>
          </table:table-cell>
          <table:table-cell office:value-type="string" calcext:value-type="string">
            <text:p>NextEra Energy Inc</text:p>
          </table:table-cell>
          <table:table-cell office:value-type="float" office:value="83.13" calcext:value-type="float">
            <text:p>83.13</text:p>
          </table:table-cell>
          <table:table-cell office:value-type="float" office:value="4.00393221670667" calcext:value-type="float">
            <text:p>4.00393221670667</text:p>
          </table:table-cell>
          <table:table-cell office:value-type="float" office:value="-79.1260677832933" calcext:value-type="float">
            <text:p>-79.1260677832933</text:p>
          </table:table-cell>
          <table:table-cell office:value-type="float" office:value="2.88707810016483" calcext:value-type="float">
            <text:p>2.88707810016483</text:p>
          </table:table-cell>
          <table:table-cell office:value-type="float" office:value="6.8910103168715" calcext:value-type="float">
            <text:p>6.8910103168715</text:p>
          </table:table-cell>
          <table:table-cell office:value-type="float" office:value="67.5278175436715" calcext:value-type="float">
            <text:p>67.5278175436715</text:p>
          </table:table-cell>
          <table:table-cell office:value-type="float" office:value="-13.6513466603268" calcext:value-type="float">
            <text:p>-13.6513466603268</text:p>
          </table:table-cell>
          <table:table-cell office:value-type="float" office:value="-96.7813466603268" calcext:value-type="float">
            <text:p>-96.7813466603268</text:p>
          </table:table-cell>
          <table:table-cell office:value-type="float" office:value="76.1318819807964" calcext:value-type="float">
            <text:p>76.1318819807964</text:p>
          </table:table-cell>
          <table:table-cell office:value-type="float" office:value="-6.99811801920365" calcext:value-type="float">
            <text:p>-6.99811801920365</text:p>
          </table:table-cell>
          <table:table-cell/>
        </table:table-row>
        <table:table-row table:style-name="ro1">
          <table:table-cell office:value-type="string" calcext:value-type="string">
            <text:p>NEM</text:p>
          </table:table-cell>
          <table:table-cell office:value-type="string" calcext:value-type="string">
            <text:p>Newmont Corp</text:p>
          </table:table-cell>
          <table:table-cell office:value-type="float" office:value="58.94" calcext:value-type="float">
            <text:p>58.94</text:p>
          </table:table-cell>
          <table:table-cell office:value-type="float" office:value="6.39938814430482" calcext:value-type="float">
            <text:p>6.39938814430482</text:p>
          </table:table-cell>
          <table:table-cell office:value-type="float" office:value="-52.5406118556952" calcext:value-type="float">
            <text:p>-52.5406118556952</text:p>
          </table:table-cell>
          <table:table-cell office:value-type="float" office:value="1.22361380001004" calcext:value-type="float">
            <text:p>1.22361380001004</text:p>
          </table:table-cell>
          <table:table-cell office:value-type="float" office:value="7.62300194431486" calcext:value-type="float">
            <text:p>7.62300194431486</text:p>
          </table:table-cell>
          <table:table-cell office:value-type="float" office:value="24.7585742443538" calcext:value-type="float">
            <text:p>24.7585742443538</text:p>
          </table:table-cell>
          <table:table-cell office:value-type="float" office:value="6.17034954898249" calcext:value-type="float">
            <text:p>6.17034954898249</text:p>
          </table:table-cell>
          <table:table-cell office:value-type="float" office:value="-52.7696504510175" calcext:value-type="float">
            <text:p>-52.7696504510175</text:p>
          </table:table-cell>
          <table:table-cell office:value-type="float" office:value="28.207845698909" calcext:value-type="float">
            <text:p>28.207845698909</text:p>
          </table:table-cell>
          <table:table-cell office:value-type="float" office:value="-30.7321543010909" calcext:value-type="float">
            <text:p>-30.7321543010909</text:p>
          </table:table-cell>
          <table:table-cell/>
        </table:table-row>
        <table:table-row table:style-name="ro1">
          <table:table-cell office:value-type="string" calcext:value-type="string">
            <text:p>NEU</text:p>
          </table:table-cell>
          <table:table-cell office:value-type="string" calcext:value-type="string">
            <text:p>NewMarket Corp.</text:p>
          </table:table-cell>
          <table:table-cell office:value-type="float" office:value="400.17" calcext:value-type="float">
            <text:p>400.17</text:p>
          </table:table-cell>
          <table:table-cell office:value-type="float" office:value="10.7771090288973" calcext:value-type="float">
            <text:p>10.7771090288973</text:p>
          </table:table-cell>
          <table:table-cell office:value-type="float" office:value="-389.392890971103" calcext:value-type="float">
            <text:p>-389.392890971103</text:p>
          </table:table-cell>
          <table:table-cell office:value-type="float" office:value="33.8879972135412" calcext:value-type="float">
            <text:p>33.8879972135412</text:p>
          </table:table-cell>
          <table:table-cell office:value-type="float" office:value="44.6651062424386" calcext:value-type="float">
            <text:p>44.6651062424386</text:p>
          </table:table-cell>
          <table:table-cell office:value-type="float" office:value="54.3065538641651" calcext:value-type="float">
            <text:p>54.3065538641651</text:p>
          </table:table-cell>
          <table:table-cell office:value-type="float" office:value="49.9444713488367" calcext:value-type="float">
            <text:p>49.9444713488367</text:p>
          </table:table-cell>
          <table:table-cell office:value-type="float" office:value="-350.225528651163" calcext:value-type="float">
            <text:p>-350.225528651163</text:p>
          </table:table-cell>
          <table:table-cell office:value-type="float" office:value="66.2485330391583" calcext:value-type="float">
            <text:p>66.2485330391583</text:p>
          </table:table-cell>
          <table:table-cell office:value-type="float" office:value="-333.921466960842" calcext:value-type="float">
            <text:p>-333.921466960842</text:p>
          </table:table-cell>
          <table:table-cell/>
        </table:table-row>
        <table:table-row table:style-name="ro1">
          <table:table-cell office:value-type="string" calcext:value-type="string">
            <text:p>NEWR</text:p>
          </table:table-cell>
          <table:table-cell office:value-type="string" calcext:value-type="string">
            <text:p>New Relic Inc</text:p>
          </table:table-cell>
          <table:table-cell office:value-type="float" office:value="65.46" calcext:value-type="float">
            <text:p>65.46</text:p>
          </table:table-cell>
          <table:table-cell office:value-type="float" office:value="12.4411766370801" calcext:value-type="float">
            <text:p>12.4411766370801</text:p>
          </table:table-cell>
          <table:table-cell office:value-type="float" office:value="-53.0188233629199" calcext:value-type="float">
            <text:p>-53.0188233629199</text:p>
          </table:table-cell>
          <table:table-cell office:value-type="float" office:value="0" calcext:value-type="float">
            <text:p>0</text:p>
          </table:table-cell>
          <table:table-cell office:value-type="float" office:value="12.4411766370801" calcext:value-type="float">
            <text:p>12.4411766370801</text:p>
          </table:table-cell>
          <table:table-cell office:value-type="float" office:value="4.32954982928161" calcext:value-type="float">
            <text:p>4.32954982928161</text:p>
          </table:table-cell>
          <table:table-cell office:value-type="float" office:value="9.43022659337916" calcext:value-type="float">
            <text:p>9.43022659337916</text:p>
          </table:table-cell>
          <table:table-cell office:value-type="float" office:value="-56.0297734066208" calcext:value-type="float">
            <text:p>-56.0297734066208</text:p>
          </table:table-cell>
          <table:table-cell office:value-type="float" office:value="6.84936470110007" calcext:value-type="float">
            <text:p>6.84936470110007</text:p>
          </table:table-cell>
          <table:table-cell office:value-type="float" office:value="-58.6106352988999" calcext:value-type="float">
            <text:p>-58.6106352988999</text:p>
          </table:table-cell>
          <table:table-cell/>
        </table:table-row>
        <table:table-row table:style-name="ro1">
          <table:table-cell office:value-type="string" calcext:value-type="string">
            <text:p>NFG</text:p>
          </table:table-cell>
          <table:table-cell office:value-type="string" calcext:value-type="string">
            <text:p>National Fuel Gas Co.</text:p>
          </table:table-cell>
          <table:table-cell office:value-type="float" office:value="43.99" calcext:value-type="float">
            <text:p>43.99</text:p>
          </table:table-cell>
          <table:table-cell office:value-type="float" office:value="1.20018499520082" calcext:value-type="float">
            <text:p>1.20018499520082</text:p>
          </table:table-cell>
          <table:table-cell office:value-type="float" office:value="-42.7898150047992" calcext:value-type="float">
            <text:p>-42.7898150047992</text:p>
          </table:table-cell>
          <table:table-cell office:value-type="float" office:value="0.782572435886199" calcext:value-type="float">
            <text:p>0.782572435886199</text:p>
          </table:table-cell>
          <table:table-cell office:value-type="float" office:value="1.98275743108702" calcext:value-type="float">
            <text:p>1.98275743108702</text:p>
          </table:table-cell>
          <table:table-cell office:value-type="float" office:value="22.3680552839128" calcext:value-type="float">
            <text:p>22.3680552839128</text:p>
          </table:table-cell>
          <table:table-cell office:value-type="float" office:value="-16.9512460070893" calcext:value-type="float">
            <text:p>-16.9512460070893</text:p>
          </table:table-cell>
          <table:table-cell office:value-type="float" office:value="-60.9412460070893" calcext:value-type="float">
            <text:p>-60.9412460070893</text:p>
          </table:table-cell>
          <table:table-cell office:value-type="float" office:value="22.4281232194755" calcext:value-type="float">
            <text:p>22.4281232194755</text:p>
          </table:table-cell>
          <table:table-cell office:value-type="float" office:value="-21.5618767805245" calcext:value-type="float">
            <text:p>-21.5618767805245</text:p>
          </table:table-cell>
          <table:table-cell/>
        </table:table-row>
        <table:table-row table:style-name="ro1">
          <table:table-cell office:value-type="string" calcext:value-type="string">
            <text:p>NGS</text:p>
          </table:table-cell>
          <table:table-cell office:value-type="string" calcext:value-type="string">
            <text:p>Natural Gas Services Group</text:p>
          </table:table-cell>
          <table:table-cell office:value-type="float" office:value="9.97" calcext:value-type="float">
            <text:p>9.97</text:p>
          </table:table-cell>
          <table:table-cell office:value-type="float" office:value="2.04613640755943" calcext:value-type="float">
            <text:p>2.04613640755943</text:p>
          </table:table-cell>
          <table:table-cell office:value-type="float" office:value="-7.92386359244057" calcext:value-type="float">
            <text:p>-7.92386359244057</text:p>
          </table:table-cell>
          <table:table-cell office:value-type="float" office:value="1.27145709131156" calcext:value-type="float">
            <text:p>1.27145709131156</text:p>
          </table:table-cell>
          <table:table-cell office:value-type="float" office:value="3.31759349887098" calcext:value-type="float">
            <text:p>3.31759349887098</text:p>
          </table:table-cell>
          <table:table-cell office:value-type="float" office:value="18.6858531336016" calcext:value-type="float">
            <text:p>18.6858531336016</text:p>
          </table:table-cell>
          <table:table-cell office:value-type="float" office:value="4.39794223672059" calcext:value-type="float">
            <text:p>4.39794223672059</text:p>
          </table:table-cell>
          <table:table-cell office:value-type="float" office:value="-5.57205776327941" calcext:value-type="float">
            <text:p>-5.57205776327941</text:p>
          </table:table-cell>
          <table:table-cell office:value-type="float" office:value="18.7736115150282" calcext:value-type="float">
            <text:p>18.7736115150282</text:p>
          </table:table-cell>
          <table:table-cell office:value-type="float" office:value="8.80361151502818" calcext:value-type="float">
            <text:p>8.80361151502818</text:p>
          </table:table-cell>
          <table:table-cell/>
        </table:table-row>
        <table:table-row table:style-name="ro1">
          <table:table-cell office:value-type="string" calcext:value-type="string">
            <text:p>NGVC</text:p>
          </table:table-cell>
          <table:table-cell office:value-type="string" calcext:value-type="string">
            <text:p>Natural Grocers by Vitamin Cottage Inc</text:p>
          </table:table-cell>
          <table:table-cell office:value-type="float" office:value="15.68" calcext:value-type="float">
            <text:p>15.68</text:p>
          </table:table-cell>
          <table:table-cell office:value-type="float" office:value="1.09233647187943" calcext:value-type="float">
            <text:p>1.09233647187943</text:p>
          </table:table-cell>
          <table:table-cell office:value-type="float" office:value="-14.5876635281206" calcext:value-type="float">
            <text:p>-14.5876635281206</text:p>
          </table:table-cell>
          <table:table-cell office:value-type="float" office:value="4.41160244622067" calcext:value-type="float">
            <text:p>4.41160244622067</text:p>
          </table:table-cell>
          <table:table-cell office:value-type="float" office:value="5.5039389181001" calcext:value-type="float">
            <text:p>5.5039389181001</text:p>
          </table:table-cell>
          <table:table-cell office:value-type="float" office:value="5.29402924127286" calcext:value-type="float">
            <text:p>5.29402924127286</text:p>
          </table:table-cell>
          <table:table-cell office:value-type="float" office:value="0.389123551577828" calcext:value-type="float">
            <text:p>0.389123551577828</text:p>
          </table:table-cell>
          <table:table-cell office:value-type="float" office:value="-15.2908764484222" calcext:value-type="float">
            <text:p>-15.2908764484222</text:p>
          </table:table-cell>
          <table:table-cell office:value-type="float" office:value="5.76522973548856" calcext:value-type="float">
            <text:p>5.76522973548856</text:p>
          </table:table-cell>
          <table:table-cell office:value-type="float" office:value="-9.91477026451144" calcext:value-type="float">
            <text:p>-9.91477026451144</text:p>
          </table:table-cell>
          <table:table-cell/>
        </table:table-row>
        <table:table-row table:style-name="ro1">
          <table:table-cell office:value-type="string" calcext:value-type="string">
            <text:p>NHI</text:p>
          </table:table-cell>
          <table:table-cell office:value-type="string" calcext:value-type="string">
            <text:p>National Health Investors</text:p>
          </table:table-cell>
          <table:table-cell office:value-type="float" office:value="70.08" calcext:value-type="float">
            <text:p>70.08</text:p>
          </table:table-cell>
          <table:table-cell office:value-type="float" office:value="0" calcext:value-type="float">
            <text:p>0</text:p>
          </table:table-cell>
          <table:table-cell office:value-type="float" office:value="-70.08" calcext:value-type="float">
            <text:p>-7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79770604664" calcext:value-type="float">
            <text:p>33.379770604664</text:p>
          </table:table-cell>
          <table:table-cell office:value-type="float" office:value="-27.1271153176439" calcext:value-type="float">
            <text:p>-27.1271153176439</text:p>
          </table:table-cell>
          <table:table-cell office:value-type="float" office:value="-97.2071153176439" calcext:value-type="float">
            <text:p>-97.2071153176439</text:p>
          </table:table-cell>
          <table:table-cell office:value-type="float" office:value="33.379770604664" calcext:value-type="float">
            <text:p>33.379770604664</text:p>
          </table:table-cell>
          <table:table-cell office:value-type="float" office:value="-36.700229395336" calcext:value-type="float">
            <text:p>-36.700229395336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Nisource Inc. (Holding Co.)</text:p>
          </table:table-cell>
          <table:table-cell office:value-type="float" office:value="22.53" calcext:value-type="float">
            <text:p>22.53</text:p>
          </table:table-cell>
          <table:table-cell office:value-type="float" office:value="0.152917890063065" calcext:value-type="float">
            <text:p>0.152917890063065</text:p>
          </table:table-cell>
          <table:table-cell office:value-type="float" office:value="-22.3770821099369" calcext:value-type="float">
            <text:p>-22.3770821099369</text:p>
          </table:table-cell>
          <table:table-cell office:value-type="float" office:value="1.03467480221852" calcext:value-type="float">
            <text:p>1.03467480221852</text:p>
          </table:table-cell>
          <table:table-cell office:value-type="float" office:value="1.18759269228158" calcext:value-type="float">
            <text:p>1.18759269228158</text:p>
          </table:table-cell>
          <table:table-cell office:value-type="float" office:value="7.98252262291665" calcext:value-type="float">
            <text:p>7.98252262291665</text:p>
          </table:table-cell>
          <table:table-cell office:value-type="float" office:value="-1.63355971296039" calcext:value-type="float">
            <text:p>-1.63355971296039</text:p>
          </table:table-cell>
          <table:table-cell office:value-type="float" office:value="-24.1635597129604" calcext:value-type="float">
            <text:p>-24.1635597129604</text:p>
          </table:table-cell>
          <table:table-cell office:value-type="float" office:value="14.1563867201898" calcext:value-type="float">
            <text:p>14.1563867201898</text:p>
          </table:table-cell>
          <table:table-cell office:value-type="float" office:value="-8.37361327981023" calcext:value-type="float">
            <text:p>-8.37361327981023</text:p>
          </table:table-cell>
          <table:table-cell/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NIO Inc</text:p>
          </table:table-cell>
          <table:table-cell office:value-type="float" office:value="59.85" calcext:value-type="float">
            <text:p>59.85</text:p>
          </table:table-cell>
          <table:table-cell office:value-type="float" office:value="2.50430997789127" calcext:value-type="float">
            <text:p>2.50430997789127</text:p>
          </table:table-cell>
          <table:table-cell office:value-type="float" office:value="-57.3456900221087" calcext:value-type="float">
            <text:p>-57.3456900221087</text:p>
          </table:table-cell>
          <table:table-cell office:value-type="float" office:value="0.11803518091867" calcext:value-type="float">
            <text:p>0.11803518091867</text:p>
          </table:table-cell>
          <table:table-cell office:value-type="float" office:value="2.62234515880994" calcext:value-type="float">
            <text:p>2.62234515880994</text:p>
          </table:table-cell>
          <table:table-cell office:value-type="float" office:value="0.887882724803124" calcext:value-type="float">
            <text:p>0.887882724803124</text:p>
          </table:table-cell>
          <table:table-cell office:value-type="float" office:value="1.75620002027784" calcext:value-type="float">
            <text:p>1.75620002027784</text:p>
          </table:table-cell>
          <table:table-cell office:value-type="float" office:value="-58.0937999797222" calcext:value-type="float">
            <text:p>-58.0937999797222</text:p>
          </table:table-cell>
          <table:table-cell office:value-type="float" office:value="0.911286744624145" calcext:value-type="float">
            <text:p>0.911286744624145</text:p>
          </table:table-cell>
          <table:table-cell office:value-type="float" office:value="-58.9387132553759" calcext:value-type="float">
            <text:p>-58.9387132553759</text:p>
          </table:table-cell>
          <table:table-cell/>
        </table:table-row>
        <table:table-row table:style-name="ro1">
          <table:table-cell office:value-type="string" calcext:value-type="string">
            <text:p>NJR</text:p>
          </table:table-cell>
          <table:table-cell office:value-type="string" calcext:value-type="string">
            <text:p>New Jersey Resources Corporation</text:p>
          </table:table-cell>
          <table:table-cell office:value-type="float" office:value="36.62" calcext:value-type="float">
            <text:p>36.62</text:p>
          </table:table-cell>
          <table:table-cell office:value-type="float" office:value="0.232289859261415" calcext:value-type="float">
            <text:p>0.232289859261415</text:p>
          </table:table-cell>
          <table:table-cell office:value-type="float" office:value="-36.3877101407386" calcext:value-type="float">
            <text:p>-36.3877101407386</text:p>
          </table:table-cell>
          <table:table-cell office:value-type="float" office:value="1.89212651350615" calcext:value-type="float">
            <text:p>1.89212651350615</text:p>
          </table:table-cell>
          <table:table-cell office:value-type="float" office:value="2.12441637276756" calcext:value-type="float">
            <text:p>2.12441637276756</text:p>
          </table:table-cell>
          <table:table-cell office:value-type="float" office:value="17.546071350223" calcext:value-type="float">
            <text:p>17.546071350223</text:p>
          </table:table-cell>
          <table:table-cell office:value-type="float" office:value="0.94058795682326" calcext:value-type="float">
            <text:p>0.94058795682326</text:p>
          </table:table-cell>
          <table:table-cell office:value-type="float" office:value="-35.6794120431767" calcext:value-type="float">
            <text:p>-35.6794120431767</text:p>
          </table:table-cell>
          <table:table-cell office:value-type="float" office:value="17.643702077814" calcext:value-type="float">
            <text:p>17.643702077814</text:p>
          </table:table-cell>
          <table:table-cell office:value-type="float" office:value="-18.976297922186" calcext:value-type="float">
            <text:p>-18.976297922186</text:p>
          </table:table-cell>
          <table:table-cell/>
        </table:table-row>
        <table:table-row table:style-name="ro1">
          <table:table-cell office:value-type="string" calcext:value-type="string">
            <text:p>NKE</text:p>
          </table:table-cell>
          <table:table-cell office:value-type="string" calcext:value-type="string">
            <text:p>Nike</text:p>
          </table:table-cell>
          <table:table-cell office:value-type="float" office:value="142.12" calcext:value-type="float">
            <text:p>142.12</text:p>
          </table:table-cell>
          <table:table-cell office:value-type="float" office:value="9.28997037220659" calcext:value-type="float">
            <text:p>9.28997037220659</text:p>
          </table:table-cell>
          <table:table-cell office:value-type="float" office:value="-132.830029627793" calcext:value-type="float">
            <text:p>-132.830029627793</text:p>
          </table:table-cell>
          <table:table-cell office:value-type="float" office:value="4.78969857490164" calcext:value-type="float">
            <text:p>4.78969857490164</text:p>
          </table:table-cell>
          <table:table-cell office:value-type="float" office:value="14.0796689471082" calcext:value-type="float">
            <text:p>14.0796689471082</text:p>
          </table:table-cell>
          <table:table-cell office:value-type="float" office:value="7.98047150074333" calcext:value-type="float">
            <text:p>7.98047150074333</text:p>
          </table:table-cell>
          <table:table-cell office:value-type="float" office:value="11.5896548768063" calcext:value-type="float">
            <text:p>11.5896548768063</text:p>
          </table:table-cell>
          <table:table-cell office:value-type="float" office:value="-130.530345123194" calcext:value-type="float">
            <text:p>-130.530345123194</text:p>
          </table:table-cell>
          <table:table-cell office:value-type="float" office:value="8.36820900442585" calcext:value-type="float">
            <text:p>8.36820900442585</text:p>
          </table:table-cell>
          <table:table-cell office:value-type="float" office:value="-133.751790995574" calcext:value-type="float">
            <text:p>-133.751790995574</text:p>
          </table:table-cell>
          <table:table-cell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 Industries</text:p>
          </table:table-cell>
          <table:table-cell office:value-type="float" office:value="5.21" calcext:value-type="float">
            <text:p>5.21</text:p>
          </table:table-cell>
          <table:table-cell office:value-type="float" office:value="2.63977622489536" calcext:value-type="float">
            <text:p>2.63977622489536</text:p>
          </table:table-cell>
          <table:table-cell office:value-type="float" office:value="-2.57022377510464" calcext:value-type="float">
            <text:p>-2.57022377510464</text:p>
          </table:table-cell>
          <table:table-cell office:value-type="float" office:value="0.392834579215669" calcext:value-type="float">
            <text:p>0.392834579215669</text:p>
          </table:table-cell>
          <table:table-cell office:value-type="float" office:value="3.03261080411103" calcext:value-type="float">
            <text:p>3.03261080411103</text:p>
          </table:table-cell>
          <table:table-cell office:value-type="float" office:value="5.76898670404778" calcext:value-type="float">
            <text:p>5.76898670404778</text:p>
          </table:table-cell>
          <table:table-cell office:value-type="float" office:value="2.81522566651521" calcext:value-type="float">
            <text:p>2.81522566651521</text:p>
          </table:table-cell>
          <table:table-cell office:value-type="float" office:value="-2.39477433348479" calcext:value-type="float">
            <text:p>-2.39477433348479</text:p>
          </table:table-cell>
          <table:table-cell office:value-type="float" office:value="6.32558775972871" calcext:value-type="float">
            <text:p>6.32558775972871</text:p>
          </table:table-cell>
          <table:table-cell office:value-type="float" office:value="1.11558775972871" calcext:value-type="float">
            <text:p>1.11558775972871</text:p>
          </table:table-cell>
          <table:table-cell/>
        </table:table-row>
        <table:table-row table:style-name="ro1">
          <table:table-cell office:value-type="string" calcext:value-type="string">
            <text:p>NLS</text:p>
          </table:table-cell>
          <table:table-cell office:value-type="string" calcext:value-type="string">
            <text:p>Nautilus Inc</text:p>
          </table:table-cell>
          <table:table-cell office:value-type="float" office:value="29.16" calcext:value-type="float">
            <text:p>29.16</text:p>
          </table:table-cell>
          <table:table-cell office:value-type="float" office:value="2.31575301630862" calcext:value-type="float">
            <text:p>2.31575301630862</text:p>
          </table:table-cell>
          <table:table-cell office:value-type="float" office:value="-26.8442469836914" calcext:value-type="float">
            <text:p>-26.8442469836914</text:p>
          </table:table-cell>
          <table:table-cell office:value-type="float" office:value="1.11421984451486" calcext:value-type="float">
            <text:p>1.11421984451486</text:p>
          </table:table-cell>
          <table:table-cell office:value-type="float" office:value="3.42997286082348" calcext:value-type="float">
            <text:p>3.42997286082348</text:p>
          </table:table-cell>
          <table:table-cell office:value-type="float" office:value="3.76395790453302" calcext:value-type="float">
            <text:p>3.76395790453302</text:p>
          </table:table-cell>
          <table:table-cell office:value-type="float" office:value="3.36500011236386" calcext:value-type="float">
            <text:p>3.36500011236386</text:p>
          </table:table-cell>
          <table:table-cell office:value-type="float" office:value="-25.7949998876361" calcext:value-type="float">
            <text:p>-25.7949998876361</text:p>
          </table:table-cell>
          <table:table-cell office:value-type="float" office:value="4.0796672972262" calcext:value-type="float">
            <text:p>4.0796672972262</text:p>
          </table:table-cell>
          <table:table-cell office:value-type="float" office:value="-25.0803327027738" calcext:value-type="float">
            <text:p>-25.0803327027738</text:p>
          </table:table-cell>
          <table:table-cell/>
        </table:table-row>
        <table:table-row table:style-name="ro1">
          <table:table-cell office:value-type="string" calcext:value-type="string">
            <text:p>NLSN</text:p>
          </table:table-cell>
          <table:table-cell office:value-type="string" calcext:value-type="string">
            <text:p>Nielsen Holdings plc</text:p>
          </table:table-cell>
          <table:table-cell office:value-type="float" office:value="23.78" calcext:value-type="float">
            <text:p>23.78</text:p>
          </table:table-cell>
          <table:table-cell office:value-type="float" office:value="6.29057209314341" calcext:value-type="float">
            <text:p>6.29057209314341</text:p>
          </table:table-cell>
          <table:table-cell office:value-type="float" office:value="-17.4894279068566" calcext:value-type="float">
            <text:p>-17.4894279068566</text:p>
          </table:table-cell>
          <table:table-cell office:value-type="float" office:value="0" calcext:value-type="float">
            <text:p>0</text:p>
          </table:table-cell>
          <table:table-cell office:value-type="float" office:value="6.29057209314341" calcext:value-type="float">
            <text:p>6.29057209314341</text:p>
          </table:table-cell>
          <table:table-cell office:value-type="float" office:value="-24.0775141627338" calcext:value-type="float">
            <text:p>-24.0775141627338</text:p>
          </table:table-cell>
          <table:table-cell office:value-type="float" office:value="0.998104105445421" calcext:value-type="float">
            <text:p>0.998104105445421</text:p>
          </table:table-cell>
          <table:table-cell office:value-type="float" office:value="-22.7818958945546" calcext:value-type="float">
            <text:p>-22.7818958945546</text:p>
          </table:table-cell>
          <table:table-cell office:value-type="float" office:value="5.68108555256329" calcext:value-type="float">
            <text:p>5.68108555256329</text:p>
          </table:table-cell>
          <table:table-cell office:value-type="float" office:value="-18.0989144474367" calcext:value-type="float">
            <text:p>-18.0989144474367</text:p>
          </table:table-cell>
          <table:table-cell/>
        </table:table-row>
        <table:table-row table:style-name="ro1">
          <table:table-cell office:value-type="string" calcext:value-type="string">
            <text:p>NLY</text:p>
          </table:table-cell>
          <table:table-cell office:value-type="string" calcext:value-type="string">
            <text:p>Annaly Capital Management Inc</text:p>
          </table:table-cell>
          <table:table-cell office:value-type="float" office:value="8.48" calcext:value-type="float">
            <text:p>8.48</text:p>
          </table:table-cell>
          <table:table-cell office:value-type="float" office:value="0" calcext:value-type="float">
            <text:p>0</text:p>
          </table:table-cell>
          <table:table-cell office:value-type="float" office:value="-8.48" calcext:value-type="float">
            <text:p>-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2754654670743" calcext:value-type="float">
            <text:p>8.62754654670743</text:p>
          </table:table-cell>
          <table:table-cell office:value-type="float" office:value="9.43347714890028" calcext:value-type="float">
            <text:p>9.43347714890028</text:p>
          </table:table-cell>
          <table:table-cell office:value-type="float" office:value="0.95347714890028" calcext:value-type="float">
            <text:p>0.95347714890028</text:p>
          </table:table-cell>
          <table:table-cell office:value-type="float" office:value="10.1429828703299" calcext:value-type="float">
            <text:p>10.1429828703299</text:p>
          </table:table-cell>
          <table:table-cell office:value-type="float" office:value="1.66298287032991" calcext:value-type="float">
            <text:p>1.66298287032991</text:p>
          </table:table-cell>
          <table:table-cell/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avios Maritime Holdings</text:p>
          </table:table-cell>
          <table:table-cell office:value-type="float" office:value="7.3" calcext:value-type="float">
            <text:p>7.3</text:p>
          </table:table-cell>
          <table:table-cell office:value-type="float" office:value="6.48317680008201" calcext:value-type="float">
            <text:p>6.48317680008201</text:p>
          </table:table-cell>
          <table:table-cell office:value-type="float" office:value="-0.816823199917986" calcext:value-type="float">
            <text:p>-0.816823199917986</text:p>
          </table:table-cell>
          <table:table-cell office:value-type="float" office:value="0.841292234948237" calcext:value-type="float">
            <text:p>0.841292234948237</text:p>
          </table:table-cell>
          <table:table-cell office:value-type="float" office:value="7.32446903503025" calcext:value-type="float">
            <text:p>7.32446903503025</text:p>
          </table:table-cell>
          <table:table-cell office:value-type="float" office:value="-19.3822773982307" calcext:value-type="float">
            <text:p>-19.3822773982307</text:p>
          </table:table-cell>
          <table:table-cell office:value-type="float" office:value="-4.21357689499187" calcext:value-type="float">
            <text:p>-4.21357689499187</text:p>
          </table:table-cell>
          <table:table-cell office:value-type="float" office:value="-11.5135768949919" calcext:value-type="float">
            <text:p>-11.5135768949919</text:p>
          </table:table-cell>
          <table:table-cell office:value-type="float" office:value="-2.99093243138745" calcext:value-type="float">
            <text:p>-2.99093243138745</text:p>
          </table:table-cell>
          <table:table-cell office:value-type="float" office:value="-10.2909324313875" calcext:value-type="float">
            <text:p>-10.2909324313875</text:p>
          </table:table-cell>
          <table:table-cell/>
        </table:table-row>
        <table:table-row table:style-name="ro1">
          <table:table-cell office:value-type="string" calcext:value-type="string">
            <text:p>NMFC</text:p>
          </table:table-cell>
          <table:table-cell office:value-type="string" calcext:value-type="string">
            <text:p>New Mountain Finance Corp</text:p>
          </table:table-cell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  <table:table-cell office:value-type="float" office:value="-12.28" calcext:value-type="float">
            <text:p>-12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358414010786" calcext:value-type="float">
            <text:p>12.2358414010786</text:p>
          </table:table-cell>
          <table:table-cell office:value-type="float" office:value="12.3128547719507" calcext:value-type="float">
            <text:p>12.3128547719507</text:p>
          </table:table-cell>
          <table:table-cell office:value-type="float" office:value="0.0328547719506762" calcext:value-type="float">
            <text:p>0.032854771950676</text:p>
          </table:table-cell>
          <table:table-cell office:value-type="float" office:value="12.2358414010786" calcext:value-type="float">
            <text:p>12.2358414010786</text:p>
          </table:table-cell>
          <table:table-cell office:value-type="float" office:value="-0.0441585989213653" calcext:value-type="float">
            <text:p>-0.044158598921365</text:p>
          </table:table-cell>
          <table:table-cell/>
        </table:table-row>
        <table:table-row table:style-name="ro1">
          <table:table-cell office:value-type="string" calcext:value-type="string">
            <text:p>NNA</text:p>
          </table:table-cell>
          <table:table-cell office:value-type="string" calcext:value-type="string">
            <text:p>Navios Maritime Acquisition Corp</text:p>
          </table:table-cell>
          <table:table-cell office:value-type="float" office:value="3.73" calcext:value-type="float">
            <text:p>3.73</text:p>
          </table:table-cell>
          <table:table-cell office:value-type="float" office:value="3.52287277168928" calcext:value-type="float">
            <text:p>3.52287277168928</text:p>
          </table:table-cell>
          <table:table-cell office:value-type="float" office:value="-0.207127228310723" calcext:value-type="float">
            <text:p>-0.207127228310723</text:p>
          </table:table-cell>
          <table:table-cell office:value-type="float" office:value="0" calcext:value-type="float">
            <text:p>0</text:p>
          </table:table-cell>
          <table:table-cell office:value-type="float" office:value="3.52287277168928" calcext:value-type="float">
            <text:p>3.52287277168928</text:p>
          </table:table-cell>
          <table:table-cell office:value-type="float" office:value="19.664076748379" calcext:value-type="float">
            <text:p>19.664076748379</text:p>
          </table:table-cell>
          <table:table-cell office:value-type="float" office:value="3.45434826853724" calcext:value-type="float">
            <text:p>3.45434826853724</text:p>
          </table:table-cell>
          <table:table-cell office:value-type="float" office:value="-0.275651731462763" calcext:value-type="float">
            <text:p>-0.275651731462763</text:p>
          </table:table-cell>
          <table:table-cell office:value-type="float" office:value="19.7563977300147" calcext:value-type="float">
            <text:p>19.7563977300147</text:p>
          </table:table-cell>
          <table:table-cell office:value-type="float" office:value="16.0263977300147" calcext:value-type="float">
            <text:p>16.0263977300147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string" calcext:value-type="string">
            <text:p>Nelnet Inc</text:p>
          </table:table-cell>
          <table:table-cell office:value-type="float" office:value="71.23" calcext:value-type="float">
            <text:p>71.23</text:p>
          </table:table-cell>
          <table:table-cell office:value-type="float" office:value="0" calcext:value-type="float">
            <text:p>0</text:p>
          </table:table-cell>
          <table:table-cell office:value-type="float" office:value="-71.23" calcext:value-type="float">
            <text:p>-71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3784308769021" calcext:value-type="float">
            <text:p>80.3784308769021</text:p>
          </table:table-cell>
          <table:table-cell office:value-type="float" office:value="73.3930107005273" calcext:value-type="float">
            <text:p>73.3930107005273</text:p>
          </table:table-cell>
          <table:table-cell office:value-type="float" office:value="2.16301070052729" calcext:value-type="float">
            <text:p>2.16301070052729</text:p>
          </table:table-cell>
          <table:table-cell office:value-type="float" office:value="88.3141682354384" calcext:value-type="float">
            <text:p>88.3141682354384</text:p>
          </table:table-cell>
          <table:table-cell office:value-type="float" office:value="17.0841682354384" calcext:value-type="float">
            <text:p>17.0841682354384</text:p>
          </table:table-cell>
          <table:table-cell/>
        </table:table-row>
        <table:table-row table:style-name="ro1">
          <table:table-cell office:value-type="string" calcext:value-type="string">
            <text:p>NNN</text:p>
          </table:table-cell>
          <table:table-cell office:value-type="string" calcext:value-type="string">
            <text:p>National Retail Properties Inc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-42.3" calcext:value-type="float">
            <text:p>-4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749256577889" calcext:value-type="float">
            <text:p>22.6749256577889</text:p>
          </table:table-cell>
          <table:table-cell office:value-type="float" office:value="-16.6300151556229" calcext:value-type="float">
            <text:p>-16.6300151556229</text:p>
          </table:table-cell>
          <table:table-cell office:value-type="float" office:value="-58.9300151556229" calcext:value-type="float">
            <text:p>-58.9300151556229</text:p>
          </table:table-cell>
          <table:table-cell office:value-type="float" office:value="24.6432847026364" calcext:value-type="float">
            <text:p>24.6432847026364</text:p>
          </table:table-cell>
          <table:table-cell office:value-type="float" office:value="-17.6567152973636" calcext:value-type="float">
            <text:p>-17.6567152973636</text:p>
          </table:table-cell>
          <table:table-cell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Noah Holdings Limited</text:p>
          </table:table-cell>
          <table:table-cell office:value-type="float" office:value="50.39" calcext:value-type="float">
            <text:p>50.39</text:p>
          </table:table-cell>
          <table:table-cell office:value-type="float" office:value="0" calcext:value-type="float">
            <text:p>0</text:p>
          </table:table-cell>
          <table:table-cell office:value-type="float" office:value="-50.39" calcext:value-type="float">
            <text:p>-5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316692201338" calcext:value-type="float">
            <text:p>43.5316692201338</text:p>
          </table:table-cell>
          <table:table-cell office:value-type="float" office:value="29.1203243526027" calcext:value-type="float">
            <text:p>29.1203243526027</text:p>
          </table:table-cell>
          <table:table-cell office:value-type="float" office:value="-21.2696756473973" calcext:value-type="float">
            <text:p>-21.2696756473973</text:p>
          </table:table-cell>
          <table:table-cell office:value-type="float" office:value="43.5316692201338" calcext:value-type="float">
            <text:p>43.5316692201338</text:p>
          </table:table-cell>
          <table:table-cell office:value-type="float" office:value="-6.85833077986622" calcext:value-type="float">
            <text:p>-6.85833077986622</text:p>
          </table:table-cell>
          <table:table-cell/>
        </table:table-row>
        <table:table-row table:style-name="ro1">
          <table:table-cell office:value-type="string" calcext:value-type="string">
            <text:p>NOC</text:p>
          </table:table-cell>
          <table:table-cell office:value-type="string" calcext:value-type="string">
            <text:p>Northrop Grumman Corp.</text:p>
          </table:table-cell>
          <table:table-cell office:value-type="float" office:value="297.36" calcext:value-type="float">
            <text:p>297.36</text:p>
          </table:table-cell>
          <table:table-cell office:value-type="float" office:value="29.4328668636807" calcext:value-type="float">
            <text:p>29.4328668636807</text:p>
          </table:table-cell>
          <table:table-cell office:value-type="float" office:value="-267.927133136319" calcext:value-type="float">
            <text:p>-267.927133136319</text:p>
          </table:table-cell>
          <table:table-cell office:value-type="float" office:value="4.55258731394613" calcext:value-type="float">
            <text:p>4.55258731394613</text:p>
          </table:table-cell>
          <table:table-cell office:value-type="float" office:value="33.9854541776269" calcext:value-type="float">
            <text:p>33.9854541776269</text:p>
          </table:table-cell>
          <table:table-cell office:value-type="float" office:value="-46.3176274549302" calcext:value-type="float">
            <text:p>-46.3176274549302</text:p>
          </table:table-cell>
          <table:table-cell office:value-type="float" office:value="34.573271775475" calcext:value-type="float">
            <text:p>34.573271775475</text:p>
          </table:table-cell>
          <table:table-cell office:value-type="float" office:value="-262.786728224525" calcext:value-type="float">
            <text:p>-262.786728224525</text:p>
          </table:table-cell>
          <table:table-cell office:value-type="float" office:value="63.4543098738289" calcext:value-type="float">
            <text:p>63.4543098738289</text:p>
          </table:table-cell>
          <table:table-cell office:value-type="float" office:value="-233.905690126171" calcext:value-type="float">
            <text:p>-233.905690126171</text:p>
          </table:table-cell>
          <table:table-cell/>
        </table:table-row>
        <table:table-row table:style-name="ro1">
          <table:table-cell office:value-type="string" calcext:value-type="string">
            <text:p>NOK</text:p>
          </table:table-cell>
          <table:table-cell office:value-type="string" calcext:value-type="string">
            <text:p>Nokia Corp</text:p>
          </table:table-cell>
          <table:table-cell office:value-type="float" office:value="4.17" calcext:value-type="float">
            <text:p>4.17</text:p>
          </table:table-cell>
          <table:table-cell office:value-type="float" office:value="13.6392795857286" calcext:value-type="float">
            <text:p>13.6392795857286</text:p>
          </table:table-cell>
          <table:table-cell office:value-type="float" office:value="9.46927958572858" calcext:value-type="float">
            <text:p>9.46927958572858</text:p>
          </table:table-cell>
          <table:table-cell office:value-type="float" office:value="4.90563711515002" calcext:value-type="float">
            <text:p>4.90563711515002</text:p>
          </table:table-cell>
          <table:table-cell office:value-type="float" office:value="18.5449167008786" calcext:value-type="float">
            <text:p>18.5449167008786</text:p>
          </table:table-cell>
          <table:table-cell office:value-type="float" office:value="13.5570721878062" calcext:value-type="float">
            <text:p>13.5570721878062</text:p>
          </table:table-cell>
          <table:table-cell office:value-type="float" office:value="10.8031243574069" calcext:value-type="float">
            <text:p>10.8031243574069</text:p>
          </table:table-cell>
          <table:table-cell office:value-type="float" office:value="6.63312435740688" calcext:value-type="float">
            <text:p>6.63312435740688</text:p>
          </table:table-cell>
          <table:table-cell office:value-type="float" office:value="27.0533823858437" calcext:value-type="float">
            <text:p>27.0533823858437</text:p>
          </table:table-cell>
          <table:table-cell office:value-type="float" office:value="22.8833823858437" calcext:value-type="float">
            <text:p>22.8833823858437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string" calcext:value-type="string">
            <text:p>NOV Inc</text:p>
          </table:table-cell>
          <table:table-cell office:value-type="float" office:value="13.94" calcext:value-type="float">
            <text:p>13.94</text:p>
          </table:table-cell>
          <table:table-cell office:value-type="float" office:value="3.82471669048568" calcext:value-type="float">
            <text:p>3.82471669048568</text:p>
          </table:table-cell>
          <table:table-cell office:value-type="float" office:value="-10.1152833095143" calcext:value-type="float">
            <text:p>-10.1152833095143</text:p>
          </table:table-cell>
          <table:table-cell office:value-type="float" office:value="4.49436405717004" calcext:value-type="float">
            <text:p>4.49436405717004</text:p>
          </table:table-cell>
          <table:table-cell office:value-type="float" office:value="8.31908074765572" calcext:value-type="float">
            <text:p>8.31908074765572</text:p>
          </table:table-cell>
          <table:table-cell office:value-type="float" office:value="8.90115884331213" calcext:value-type="float">
            <text:p>8.90115884331213</text:p>
          </table:table-cell>
          <table:table-cell office:value-type="float" office:value="8.99387924792996" calcext:value-type="float">
            <text:p>8.99387924792996</text:p>
          </table:table-cell>
          <table:table-cell office:value-type="float" office:value="-4.94612075207004" calcext:value-type="float">
            <text:p>-4.94612075207004</text:p>
          </table:table-cell>
          <table:table-cell office:value-type="float" office:value="14.0754725343463" calcext:value-type="float">
            <text:p>14.0754725343463</text:p>
          </table:table-cell>
          <table:table-cell office:value-type="float" office:value="0.135472534346292" calcext:value-type="float">
            <text:p>0.135472534346292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Now Inc</text:p>
          </table:table-cell>
          <table:table-cell office:value-type="float" office:value="591.29" calcext:value-type="float">
            <text:p>591.29</text:p>
          </table:table-cell>
          <table:table-cell office:value-type="float" office:value="15.1287083546899" calcext:value-type="float">
            <text:p>15.1287083546899</text:p>
          </table:table-cell>
          <table:table-cell office:value-type="float" office:value="-576.16129164531" calcext:value-type="float">
            <text:p>-576.16129164531</text:p>
          </table:table-cell>
          <table:table-cell office:value-type="float" office:value="0" calcext:value-type="float">
            <text:p>0</text:p>
          </table:table-cell>
          <table:table-cell office:value-type="float" office:value="15.1287083546899" calcext:value-type="float">
            <text:p>15.1287083546899</text:p>
          </table:table-cell>
          <table:table-cell office:value-type="float" office:value="11.7167657611481" calcext:value-type="float">
            <text:p>11.7167657611481</text:p>
          </table:table-cell>
          <table:table-cell office:value-type="float" office:value="5.79668887749872" calcext:value-type="float">
            <text:p>5.79668887749872</text:p>
          </table:table-cell>
          <table:table-cell office:value-type="float" office:value="-585.493311122501" calcext:value-type="float">
            <text:p>-585.493311122501</text:p>
          </table:table-cell>
          <table:table-cell office:value-type="float" office:value="13.7043362378268" calcext:value-type="float">
            <text:p>13.7043362378268</text:p>
          </table:table-cell>
          <table:table-cell office:value-type="float" office:value="-577.585663762173" calcext:value-type="float">
            <text:p>-577.585663762173</text:p>
          </table:table-cell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eenah Inc</text:p>
          </table:table-cell>
          <table:table-cell office:value-type="float" office:value="57.03" calcext:value-type="float">
            <text:p>57.03</text:p>
          </table:table-cell>
          <table:table-cell office:value-type="float" office:value="2.45798131529496" calcext:value-type="float">
            <text:p>2.45798131529496</text:p>
          </table:table-cell>
          <table:table-cell office:value-type="float" office:value="-54.572018684705" calcext:value-type="float">
            <text:p>-54.572018684705</text:p>
          </table:table-cell>
          <table:table-cell office:value-type="float" office:value="6.41574783992245" calcext:value-type="float">
            <text:p>6.41574783992245</text:p>
          </table:table-cell>
          <table:table-cell office:value-type="float" office:value="8.87372915521741" calcext:value-type="float">
            <text:p>8.87372915521741</text:p>
          </table:table-cell>
          <table:table-cell office:value-type="float" office:value="13.0278961239242" calcext:value-type="float">
            <text:p>13.0278961239242</text:p>
          </table:table-cell>
          <table:table-cell office:value-type="float" office:value="8.82611692634971" calcext:value-type="float">
            <text:p>8.82611692634971</text:p>
          </table:table-cell>
          <table:table-cell office:value-type="float" office:value="-48.2038830736503" calcext:value-type="float">
            <text:p>-48.2038830736503</text:p>
          </table:table-cell>
          <table:table-cell office:value-type="float" office:value="21.8421099930569" calcext:value-type="float">
            <text:p>21.8421099930569</text:p>
          </table:table-cell>
          <table:table-cell office:value-type="float" office:value="-35.187890006943" calcext:value-type="float">
            <text:p>-35.187890006943</text:p>
          </table:table-cell>
          <table:table-cell/>
        </table:table-row>
        <table:table-row table:style-name="ro1">
          <table:table-cell office:value-type="string" calcext:value-type="string">
            <text:p>NPK</text:p>
          </table:table-cell>
          <table:table-cell office:value-type="string" calcext:value-type="string">
            <text:p>National Presto Industries</text:p>
          </table:table-cell>
          <table:table-cell office:value-type="float" office:value="96.97" calcext:value-type="float">
            <text:p>96.97</text:p>
          </table:table-cell>
          <table:table-cell office:value-type="float" office:value="17.5880584706195" calcext:value-type="float">
            <text:p>17.5880584706195</text:p>
          </table:table-cell>
          <table:table-cell office:value-type="float" office:value="-79.3819415293805" calcext:value-type="float">
            <text:p>-79.3819415293805</text:p>
          </table:table-cell>
          <table:table-cell office:value-type="float" office:value="19.3786727811817" calcext:value-type="float">
            <text:p>19.3786727811817</text:p>
          </table:table-cell>
          <table:table-cell office:value-type="float" office:value="36.9667312518011" calcext:value-type="float">
            <text:p>36.9667312518011</text:p>
          </table:table-cell>
          <table:table-cell office:value-type="float" office:value="48.6720749597624" calcext:value-type="float">
            <text:p>48.6720749597624</text:p>
          </table:table-cell>
          <table:table-cell office:value-type="float" office:value="41.0233782239885" calcext:value-type="float">
            <text:p>41.0233782239885</text:p>
          </table:table-cell>
          <table:table-cell office:value-type="float" office:value="-55.9466217760115" calcext:value-type="float">
            <text:p>-55.9466217760115</text:p>
          </table:table-cell>
          <table:table-cell office:value-type="float" office:value="51.2647352635973" calcext:value-type="float">
            <text:p>51.2647352635973</text:p>
          </table:table-cell>
          <table:table-cell office:value-type="float" office:value="-45.7052647364027" calcext:value-type="float">
            <text:p>-45.7052647364027</text:p>
          </table:table-cell>
          <table:table-cell/>
        </table:table-row>
        <table:table-row table:style-name="ro1">
          <table:table-cell office:value-type="string" calcext:value-type="string">
            <text:p>NPO</text:p>
          </table:table-cell>
          <table:table-cell office:value-type="string" calcext:value-type="string">
            <text:p>EnPro Industries Inc</text:p>
          </table:table-cell>
          <table:table-cell office:value-type="float" office:value="75.76" calcext:value-type="float">
            <text:p>75.76</text:p>
          </table:table-cell>
          <table:table-cell office:value-type="float" office:value="21.4744681477882" calcext:value-type="float">
            <text:p>21.4744681477882</text:p>
          </table:table-cell>
          <table:table-cell office:value-type="float" office:value="-54.2855318522118" calcext:value-type="float">
            <text:p>-54.2855318522118</text:p>
          </table:table-cell>
          <table:table-cell office:value-type="float" office:value="6.07712840100672" calcext:value-type="float">
            <text:p>6.07712840100672</text:p>
          </table:table-cell>
          <table:table-cell office:value-type="float" office:value="27.5515965487949" calcext:value-type="float">
            <text:p>27.5515965487949</text:p>
          </table:table-cell>
          <table:table-cell office:value-type="float" office:value="7.62075797081371" calcext:value-type="float">
            <text:p>7.62075797081371</text:p>
          </table:table-cell>
          <table:table-cell office:value-type="float" office:value="27.9216780860357" calcext:value-type="float">
            <text:p>27.9216780860357</text:p>
          </table:table-cell>
          <table:table-cell office:value-type="float" office:value="-47.8383219139643" calcext:value-type="float">
            <text:p>-47.8383219139643</text:p>
          </table:table-cell>
          <table:table-cell office:value-type="float" office:value="51.9039355980213" calcext:value-type="float">
            <text:p>51.9039355980213</text:p>
          </table:table-cell>
          <table:table-cell office:value-type="float" office:value="-23.8560644019787" calcext:value-type="float">
            <text:p>-23.8560644019787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ewpark Resources</text:p>
          </table:table-cell>
          <table:table-cell office:value-type="float" office:value="2.86" calcext:value-type="float">
            <text:p>2.86</text:p>
          </table:table-cell>
          <table:table-cell office:value-type="float" office:value="0.26461503017336" calcext:value-type="float">
            <text:p>0.26461503017336</text:p>
          </table:table-cell>
          <table:table-cell office:value-type="float" office:value="-2.59538496982664" calcext:value-type="float">
            <text:p>-2.59538496982664</text:p>
          </table:table-cell>
          <table:table-cell office:value-type="float" office:value="1.75727594971169" calcext:value-type="float">
            <text:p>1.75727594971169</text:p>
          </table:table-cell>
          <table:table-cell office:value-type="float" office:value="2.02189097988505" calcext:value-type="float">
            <text:p>2.02189097988505</text:p>
          </table:table-cell>
          <table:table-cell office:value-type="float" office:value="4.63358229920595" calcext:value-type="float">
            <text:p>4.63358229920595</text:p>
          </table:table-cell>
          <table:table-cell office:value-type="float" office:value="2.62978531360152" calcext:value-type="float">
            <text:p>2.62978531360152</text:p>
          </table:table-cell>
          <table:table-cell office:value-type="float" office:value="-0.230214686398481" calcext:value-type="float">
            <text:p>-0.230214686398481</text:p>
          </table:table-cell>
          <table:table-cell office:value-type="float" office:value="5.38616251049931" calcext:value-type="float">
            <text:p>5.38616251049931</text:p>
          </table:table-cell>
          <table:table-cell office:value-type="float" office:value="2.52616251049931" calcext:value-type="float">
            <text:p>2.52616251049931</text:p>
          </table:table-cell>
          <table:table-cell/>
        </table:table-row>
        <table:table-row table:style-name="ro1">
          <table:table-cell office:value-type="string" calcext:value-type="string">
            <text:p>NRG</text:p>
          </table:table-cell>
          <table:table-cell office:value-type="string" calcext:value-type="string">
            <text:p>NRG Energy Inc.</text:p>
          </table:table-cell>
          <table:table-cell office:value-type="float" office:value="43.04" calcext:value-type="float">
            <text:p>43.04</text:p>
          </table:table-cell>
          <table:table-cell office:value-type="float" office:value="1.71156568894528" calcext:value-type="float">
            <text:p>1.71156568894528</text:p>
          </table:table-cell>
          <table:table-cell office:value-type="float" office:value="-41.3284343110547" calcext:value-type="float">
            <text:p>-41.3284343110547</text:p>
          </table:table-cell>
          <table:table-cell office:value-type="float" office:value="1.58872604619801" calcext:value-type="float">
            <text:p>1.58872604619801</text:p>
          </table:table-cell>
          <table:table-cell office:value-type="float" office:value="3.30029173514328" calcext:value-type="float">
            <text:p>3.30029173514328</text:p>
          </table:table-cell>
          <table:table-cell office:value-type="float" office:value="1.79345878411012" calcext:value-type="float">
            <text:p>1.79345878411012</text:p>
          </table:table-cell>
          <table:table-cell office:value-type="float" office:value="3.76298772282466" calcext:value-type="float">
            <text:p>3.76298772282466</text:p>
          </table:table-cell>
          <table:table-cell office:value-type="float" office:value="-39.2770122771753" calcext:value-type="float">
            <text:p>-39.2770122771753</text:p>
          </table:table-cell>
          <table:table-cell office:value-type="float" office:value="7.165645826924" calcext:value-type="float">
            <text:p>7.165645826924</text:p>
          </table:table-cell>
          <table:table-cell office:value-type="float" office:value="-35.874354173076" calcext:value-type="float">
            <text:p>-35.874354173076</text:p>
          </table:table-cell>
          <table:table-cell/>
        </table:table-row>
        <table:table-row table:style-name="ro1">
          <table:table-cell office:value-type="string" calcext:value-type="string">
            <text:p>NRP</text:p>
          </table:table-cell>
          <table:table-cell office:value-type="string" calcext:value-type="string">
            <text:p>Natural Resource Partners LP</text:p>
          </table:table-cell>
          <table:table-cell office:value-type="float" office:value="17.785" calcext:value-type="float">
            <text:p>17.785</text:p>
          </table:table-cell>
          <table:table-cell office:value-type="float" office:value="9.0389202556781" calcext:value-type="float">
            <text:p>9.0389202556781</text:p>
          </table:table-cell>
          <table:table-cell office:value-type="float" office:value="-8.74607974432191" calcext:value-type="float">
            <text:p>-8.74607974432191</text:p>
          </table:table-cell>
          <table:table-cell office:value-type="float" office:value="0" calcext:value-type="float">
            <text:p>0</text:p>
          </table:table-cell>
          <table:table-cell office:value-type="float" office:value="9.0389202556781" calcext:value-type="float">
            <text:p>9.0389202556781</text:p>
          </table:table-cell>
          <table:table-cell office:value-type="float" office:value="9.80303802262731" calcext:value-type="float">
            <text:p>9.80303802262731</text:p>
          </table:table-cell>
          <table:table-cell office:value-type="float" office:value="6.02543030253403" calcext:value-type="float">
            <text:p>6.02543030253403</text:p>
          </table:table-cell>
          <table:table-cell office:value-type="float" office:value="-11.759569697466" calcext:value-type="float">
            <text:p>-11.759569697466</text:p>
          </table:table-cell>
          <table:table-cell office:value-type="float" office:value="24.6625146529308" calcext:value-type="float">
            <text:p>24.6625146529308</text:p>
          </table:table-cell>
          <table:table-cell office:value-type="float" office:value="6.87751465293076" calcext:value-type="float">
            <text:p>6.87751465293076</text:p>
          </table:table-cell>
          <table:table-cell/>
        </table:table-row>
        <table:table-row table:style-name="ro1">
          <table:table-cell office:value-type="string" calcext:value-type="string">
            <text:p>NRZ</text:p>
          </table:table-cell>
          <table:table-cell office:value-type="string" calcext:value-type="string">
            <text:p>New Residential Investment Corp</text:p>
          </table:table-cell>
          <table:table-cell office:value-type="float" office:value="9.74" calcext:value-type="float">
            <text:p>9.74</text:p>
          </table:table-cell>
          <table:table-cell office:value-type="float" office:value="0" calcext:value-type="float">
            <text:p>0</text:p>
          </table:table-cell>
          <table:table-cell office:value-type="float" office:value="-9.74" calcext:value-type="float">
            <text:p>-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629261588965" calcext:value-type="float">
            <text:p>10.8629261588965</text:p>
          </table:table-cell>
          <table:table-cell office:value-type="float" office:value="10.2627883598456" calcext:value-type="float">
            <text:p>10.2627883598456</text:p>
          </table:table-cell>
          <table:table-cell office:value-type="float" office:value="0.522788359845553" calcext:value-type="float">
            <text:p>0.522788359845553</text:p>
          </table:table-cell>
          <table:table-cell office:value-type="float" office:value="12.8184348061566" calcext:value-type="float">
            <text:p>12.8184348061566</text:p>
          </table:table-cell>
          <table:table-cell office:value-type="float" office:value="3.0784348061566" calcext:value-type="float">
            <text:p>3.0784348061566</text:p>
          </table:table-cell>
          <table:table-cell/>
        </table:table-row>
        <table:table-row table:style-name="ro1">
          <table:table-cell office:value-type="string" calcext:value-type="string">
            <text:p>NSC</text:p>
          </table:table-cell>
          <table:table-cell office:value-type="string" calcext:value-type="string">
            <text:p>Norfolk Southern Corp.</text:p>
          </table:table-cell>
          <table:table-cell office:value-type="float" office:value="254.84" calcext:value-type="float">
            <text:p>254.84</text:p>
          </table:table-cell>
          <table:table-cell office:value-type="float" office:value="4.42615524458073" calcext:value-type="float">
            <text:p>4.42615524458073</text:p>
          </table:table-cell>
          <table:table-cell office:value-type="float" office:value="-250.413844755419" calcext:value-type="float">
            <text:p>-250.413844755419</text:p>
          </table:table-cell>
          <table:table-cell office:value-type="float" office:value="0.877291756997614" calcext:value-type="float">
            <text:p>0.877291756997614</text:p>
          </table:table-cell>
          <table:table-cell office:value-type="float" office:value="5.30344700157834" calcext:value-type="float">
            <text:p>5.30344700157834</text:p>
          </table:table-cell>
          <table:table-cell office:value-type="float" office:value="58.7150333834919" calcext:value-type="float">
            <text:p>58.7150333834919</text:p>
          </table:table-cell>
          <table:table-cell office:value-type="float" office:value="0.627204061563905" calcext:value-type="float">
            <text:p>0.627204061563905</text:p>
          </table:table-cell>
          <table:table-cell office:value-type="float" office:value="-254.212795938436" calcext:value-type="float">
            <text:p>-254.212795938436</text:p>
          </table:table-cell>
          <table:table-cell office:value-type="float" office:value="58.7150333834919" calcext:value-type="float">
            <text:p>58.7150333834919</text:p>
          </table:table-cell>
          <table:table-cell office:value-type="float" office:value="-196.124966616508" calcext:value-type="float">
            <text:p>-196.124966616508</text:p>
          </table:table-cell>
          <table:table-cell/>
        </table:table-row>
        <table:table-row table:style-name="ro1">
          <table:table-cell office:value-type="string" calcext:value-type="string">
            <text:p>NSP</text:p>
          </table:table-cell>
          <table:table-cell office:value-type="string" calcext:value-type="string">
            <text:p>Insperity Inc</text:p>
          </table:table-cell>
          <table:table-cell office:value-type="float" office:value="80.89" calcext:value-type="float">
            <text:p>80.89</text:p>
          </table:table-cell>
          <table:table-cell office:value-type="float" office:value="10.5946822386638" calcext:value-type="float">
            <text:p>10.5946822386638</text:p>
          </table:table-cell>
          <table:table-cell office:value-type="float" office:value="-70.2953177613362" calcext:value-type="float">
            <text:p>-70.2953177613362</text:p>
          </table:table-cell>
          <table:table-cell office:value-type="float" office:value="0" calcext:value-type="float">
            <text:p>0</text:p>
          </table:table-cell>
          <table:table-cell office:value-type="float" office:value="10.5946822386638" calcext:value-type="float">
            <text:p>10.5946822386638</text:p>
          </table:table-cell>
          <table:table-cell office:value-type="float" office:value="0.7282654467586" calcext:value-type="float">
            <text:p>0.7282654467586</text:p>
          </table:table-cell>
          <table:table-cell office:value-type="float" office:value="5.41761494526263" calcext:value-type="float">
            <text:p>5.41761494526263</text:p>
          </table:table-cell>
          <table:table-cell office:value-type="float" office:value="-75.4723850547374" calcext:value-type="float">
            <text:p>-75.4723850547374</text:p>
          </table:table-cell>
          <table:table-cell office:value-type="float" office:value="1.05957251506597" calcext:value-type="float">
            <text:p>1.05957251506597</text:p>
          </table:table-cell>
          <table:table-cell office:value-type="float" office:value="-79.830427484934" calcext:value-type="float">
            <text:p>-79.830427484934</text:p>
          </table:table-cell>
          <table:table-cell/>
        </table:table-row>
        <table:table-row table:style-name="ro1">
          <table:table-cell office:value-type="string" calcext:value-type="string">
            <text:p>NTP</text:p>
          </table:table-cell>
          <table:table-cell office:value-type="string" calcext:value-type="string">
            <text:p>Nam Tai Property Inc</text:p>
          </table:table-cell>
          <table:table-cell office:value-type="float" office:value="8.94" calcext:value-type="float">
            <text:p>8.94</text:p>
          </table:table-cell>
          <table:table-cell office:value-type="float" office:value="1.86568173511948" calcext:value-type="float">
            <text:p>1.86568173511948</text:p>
          </table:table-cell>
          <table:table-cell office:value-type="float" office:value="-7.07431826488052" calcext:value-type="float">
            <text:p>-7.07431826488052</text:p>
          </table:table-cell>
          <table:table-cell office:value-type="float" office:value="0" calcext:value-type="float">
            <text:p>0</text:p>
          </table:table-cell>
          <table:table-cell office:value-type="float" office:value="1.86568173511948" calcext:value-type="float">
            <text:p>1.86568173511948</text:p>
          </table:table-cell>
          <table:table-cell office:value-type="float" office:value="5.48149330434458" calcext:value-type="float">
            <text:p>5.48149330434458</text:p>
          </table:table-cell>
          <table:table-cell office:value-type="float" office:value="0.0593549527385218" calcext:value-type="float">
            <text:p>0.059354952738522</text:p>
          </table:table-cell>
          <table:table-cell office:value-type="float" office:value="-8.88064504726148" calcext:value-type="float">
            <text:p>-8.88064504726148</text:p>
          </table:table-cell>
          <table:table-cell office:value-type="float" office:value="5.48149330434458" calcext:value-type="float">
            <text:p>5.48149330434458</text:p>
          </table:table-cell>
          <table:table-cell office:value-type="float" office:value="-3.45850669565542" calcext:value-type="float">
            <text:p>-3.45850669565542</text:p>
          </table:table-cell>
          <table:table-cell/>
        </table:table-row>
        <table:table-row table:style-name="ro1">
          <table:table-cell office:value-type="string" calcext:value-type="string">
            <text:p>NUE</text:p>
          </table:table-cell>
          <table:table-cell office:value-type="string" calcext:value-type="string">
            <text:p>Nucor Corp.</text:p>
          </table:table-cell>
          <table:table-cell office:value-type="float" office:value="56.34" calcext:value-type="float">
            <text:p>56.34</text:p>
          </table:table-cell>
          <table:table-cell office:value-type="float" office:value="10.8601018978191" calcext:value-type="float">
            <text:p>10.8601018978191</text:p>
          </table:table-cell>
          <table:table-cell office:value-type="float" office:value="-45.4798981021809" calcext:value-type="float">
            <text:p>-45.4798981021809</text:p>
          </table:table-cell>
          <table:table-cell office:value-type="float" office:value="10.7995114810709" calcext:value-type="float">
            <text:p>10.7995114810709</text:p>
          </table:table-cell>
          <table:table-cell office:value-type="float" office:value="21.65961337889" calcext:value-type="float">
            <text:p>21.65961337889</text:p>
          </table:table-cell>
          <table:table-cell office:value-type="float" office:value="24.6020408742872" calcext:value-type="float">
            <text:p>24.6020408742872</text:p>
          </table:table-cell>
          <table:table-cell office:value-type="float" office:value="21.8347804260628" calcext:value-type="float">
            <text:p>21.8347804260628</text:p>
          </table:table-cell>
          <table:table-cell office:value-type="float" office:value="-34.5052195739372" calcext:value-type="float">
            <text:p>-34.5052195739372</text:p>
          </table:table-cell>
          <table:table-cell office:value-type="float" office:value="34.1219830421354" calcext:value-type="float">
            <text:p>34.1219830421354</text:p>
          </table:table-cell>
          <table:table-cell office:value-type="float" office:value="-22.2180169578646" calcext:value-type="float">
            <text:p>-22.2180169578646</text:p>
          </table:table-cell>
          <table:table-cell/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Nu Skin Enterprises</text:p>
          </table:table-cell>
          <table:table-cell office:value-type="float" office:value="48.81" calcext:value-type="float">
            <text:p>48.81</text:p>
          </table:table-cell>
          <table:table-cell office:value-type="float" office:value="8.33719282613449" calcext:value-type="float">
            <text:p>8.33719282613449</text:p>
          </table:table-cell>
          <table:table-cell office:value-type="float" office:value="-40.4728071738655" calcext:value-type="float">
            <text:p>-40.4728071738655</text:p>
          </table:table-cell>
          <table:table-cell office:value-type="float" office:value="6.1829114010191" calcext:value-type="float">
            <text:p>6.1829114010191</text:p>
          </table:table-cell>
          <table:table-cell office:value-type="float" office:value="14.5201042271536" calcext:value-type="float">
            <text:p>14.5201042271536</text:p>
          </table:table-cell>
          <table:table-cell office:value-type="float" office:value="11.8353408596262" calcext:value-type="float">
            <text:p>11.8353408596262</text:p>
          </table:table-cell>
          <table:table-cell office:value-type="float" office:value="7.08716165255156" calcext:value-type="float">
            <text:p>7.08716165255156</text:p>
          </table:table-cell>
          <table:table-cell office:value-type="float" office:value="-41.7228383474484" calcext:value-type="float">
            <text:p>-41.7228383474484</text:p>
          </table:table-cell>
          <table:table-cell office:value-type="float" office:value="17.5884108380065" calcext:value-type="float">
            <text:p>17.5884108380065</text:p>
          </table:table-cell>
          <table:table-cell office:value-type="float" office:value="-31.2215891619935" calcext:value-type="float">
            <text:p>-31.2215891619935</text:p>
          </table:table-cell>
          <table:table-cell/>
        </table:table-row>
        <table:table-row table:style-name="ro1">
          <table:table-cell office:value-type="string" calcext:value-type="string">
            <text:p>NVGS</text:p>
          </table:table-cell>
          <table:table-cell office:value-type="string" calcext:value-type="string">
            <text:p>Navigator Holdings Ltd</text:p>
          </table:table-cell>
          <table:table-cell office:value-type="float" office:value="10.46" calcext:value-type="float">
            <text:p>10.46</text:p>
          </table:table-cell>
          <table:table-cell office:value-type="float" office:value="1.19945706751851" calcext:value-type="float">
            <text:p>1.19945706751851</text:p>
          </table:table-cell>
          <table:table-cell office:value-type="float" office:value="-9.26054293248149" calcext:value-type="float">
            <text:p>-9.26054293248149</text:p>
          </table:table-cell>
          <table:table-cell office:value-type="float" office:value="0.172881659472178" calcext:value-type="float">
            <text:p>0.172881659472178</text:p>
          </table:table-cell>
          <table:table-cell office:value-type="float" office:value="1.37233872699069" calcext:value-type="float">
            <text:p>1.37233872699069</text:p>
          </table:table-cell>
          <table:table-cell office:value-type="float" office:value="16.7540304859143" calcext:value-type="float">
            <text:p>16.7540304859143</text:p>
          </table:table-cell>
          <table:table-cell office:value-type="float" office:value="0.266915687805881" calcext:value-type="float">
            <text:p>0.266915687805881</text:p>
          </table:table-cell>
          <table:table-cell office:value-type="float" office:value="-10.1930843121941" calcext:value-type="float">
            <text:p>-10.1930843121941</text:p>
          </table:table-cell>
          <table:table-cell office:value-type="float" office:value="16.7540304859143" calcext:value-type="float">
            <text:p>16.7540304859143</text:p>
          </table:table-cell>
          <table:table-cell office:value-type="float" office:value="6.29403048591427" calcext:value-type="float">
            <text:p>6.29403048591427</text:p>
          </table:table-cell>
          <table:table-cell/>
        </table:table-row>
        <table:table-row table:style-name="ro1">
          <table:table-cell office:value-type="string" calcext:value-type="string">
            <text:p>NVR</text:p>
          </table:table-cell>
          <table:table-cell office:value-type="string" calcext:value-type="string">
            <text:p>NVR Inc.</text:p>
          </table:table-cell>
          <table:table-cell office:value-type="float" office:value="4700.02" calcext:value-type="float">
            <text:p>4700.02</text:p>
          </table:table-cell>
          <table:table-cell office:value-type="float" office:value="682.571271293226" calcext:value-type="float">
            <text:p>682.571271293226</text:p>
          </table:table-cell>
          <table:table-cell office:value-type="float" office:value="-4017.44872870677" calcext:value-type="float">
            <text:p>-4017.44872870677</text:p>
          </table:table-cell>
          <table:table-cell office:value-type="float" office:value="473.919695347207" calcext:value-type="float">
            <text:p>473.919695347207</text:p>
          </table:table-cell>
          <table:table-cell office:value-type="float" office:value="1156.49096664043" calcext:value-type="float">
            <text:p>1156.49096664043</text:p>
          </table:table-cell>
          <table:table-cell office:value-type="float" office:value="771.433532449995" calcext:value-type="float">
            <text:p>771.433532449995</text:p>
          </table:table-cell>
          <table:table-cell office:value-type="float" office:value="593.863024508982" calcext:value-type="float">
            <text:p>593.863024508982</text:p>
          </table:table-cell>
          <table:table-cell office:value-type="float" office:value="-4106.15697549102" calcext:value-type="float">
            <text:p>-4106.15697549102</text:p>
          </table:table-cell>
          <table:table-cell office:value-type="float" office:value="784.584424604455" calcext:value-type="float">
            <text:p>784.584424604455</text:p>
          </table:table-cell>
          <table:table-cell office:value-type="float" office:value="-3915.43557539555" calcext:value-type="float">
            <text:p>-3915.43557539555</text:p>
          </table:table-cell>
          <table:table-cell/>
        </table:table-row>
        <table:table-row table:style-name="ro1">
          <table:table-cell office:value-type="string" calcext:value-type="string">
            <text:p>NVRO</text:p>
          </table:table-cell>
          <table:table-cell office:value-type="string" calcext:value-type="string">
            <text:p>Nevro Corp</text:p>
          </table:table-cell>
          <table:table-cell office:value-type="float" office:value="182.18" calcext:value-type="float">
            <text:p>182.18</text:p>
          </table:table-cell>
          <table:table-cell office:value-type="float" office:value="16.3334318168536" calcext:value-type="float">
            <text:p>16.3334318168536</text:p>
          </table:table-cell>
          <table:table-cell office:value-type="float" office:value="-165.846568183146" calcext:value-type="float">
            <text:p>-165.846568183146</text:p>
          </table:table-cell>
          <table:table-cell office:value-type="float" office:value="2.66779773614929" calcext:value-type="float">
            <text:p>2.66779773614929</text:p>
          </table:table-cell>
          <table:table-cell office:value-type="float" office:value="19.0012295530029" calcext:value-type="float">
            <text:p>19.0012295530029</text:p>
          </table:table-cell>
          <table:table-cell office:value-type="float" office:value="10.8754387173612" calcext:value-type="float">
            <text:p>10.8754387173612</text:p>
          </table:table-cell>
          <table:table-cell office:value-type="float" office:value="14.4114637606012" calcext:value-type="float">
            <text:p>14.4114637606012</text:p>
          </table:table-cell>
          <table:table-cell office:value-type="float" office:value="-167.768536239399" calcext:value-type="float">
            <text:p>-167.768536239399</text:p>
          </table:table-cell>
          <table:table-cell office:value-type="float" office:value="10.8754387173612" calcext:value-type="float">
            <text:p>10.8754387173612</text:p>
          </table:table-cell>
          <table:table-cell office:value-type="float" office:value="-171.304561282639" calcext:value-type="float">
            <text:p>-171.304561282639</text:p>
          </table:table-cell>
          <table:table-cell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Novartis AG</text:p>
          </table:table-cell>
          <table:table-cell office:value-type="float" office:value="92.03" calcext:value-type="float">
            <text:p>92.03</text:p>
          </table:table-cell>
          <table:table-cell office:value-type="float" office:value="4.68695357551203" calcext:value-type="float">
            <text:p>4.68695357551203</text:p>
          </table:table-cell>
          <table:table-cell office:value-type="float" office:value="-87.343046424488" calcext:value-type="float">
            <text:p>-87.343046424488</text:p>
          </table:table-cell>
          <table:table-cell office:value-type="float" office:value="2.89048395286485" calcext:value-type="float">
            <text:p>2.89048395286485</text:p>
          </table:table-cell>
          <table:table-cell office:value-type="float" office:value="7.57743752837688" calcext:value-type="float">
            <text:p>7.57743752837688</text:p>
          </table:table-cell>
          <table:table-cell office:value-type="float" office:value="-4.13852771823729" calcext:value-type="float">
            <text:p>-4.13852771823729</text:p>
          </table:table-cell>
          <table:table-cell office:value-type="float" office:value="-1.37248333535274" calcext:value-type="float">
            <text:p>-1.37248333535274</text:p>
          </table:table-cell>
          <table:table-cell office:value-type="float" office:value="-93.4024833353528" calcext:value-type="float">
            <text:p>-93.4024833353528</text:p>
          </table:table-cell>
          <table:table-cell office:value-type="float" office:value="22.9414683444461" calcext:value-type="float">
            <text:p>22.9414683444461</text:p>
          </table:table-cell>
          <table:table-cell office:value-type="float" office:value="-69.0885316555539" calcext:value-type="float">
            <text:p>-69.0885316555539</text:p>
          </table:table-cell>
          <table:table-cell/>
        </table:table-row>
        <table:table-row table:style-name="ro1">
          <table:table-cell office:value-type="string" calcext:value-type="string">
            <text:p>NWE</text:p>
          </table:table-cell>
          <table:table-cell office:value-type="string" calcext:value-type="string">
            <text:p>Northwestern Corp.</text:p>
          </table:table-cell>
          <table:table-cell office:value-type="float" office:value="56.44" calcext:value-type="float">
            <text:p>56.44</text:p>
          </table:table-cell>
          <table:table-cell office:value-type="float" office:value="0.069431850750464" calcext:value-type="float">
            <text:p>0.069431850750464</text:p>
          </table:table-cell>
          <table:table-cell office:value-type="float" office:value="-56.3705681492495" calcext:value-type="float">
            <text:p>-56.3705681492495</text:p>
          </table:table-cell>
          <table:table-cell office:value-type="float" office:value="1.36520969634775" calcext:value-type="float">
            <text:p>1.36520969634775</text:p>
          </table:table-cell>
          <table:table-cell office:value-type="float" office:value="1.43464154709821" calcext:value-type="float">
            <text:p>1.43464154709821</text:p>
          </table:table-cell>
          <table:table-cell office:value-type="float" office:value="33.5487901984369" calcext:value-type="float">
            <text:p>33.5487901984369</text:p>
          </table:table-cell>
          <table:table-cell office:value-type="float" office:value="-4.19493324232331" calcext:value-type="float">
            <text:p>-4.19493324232331</text:p>
          </table:table-cell>
          <table:table-cell office:value-type="float" office:value="-60.6349332423233" calcext:value-type="float">
            <text:p>-60.6349332423233</text:p>
          </table:table-cell>
          <table:table-cell office:value-type="float" office:value="40.6182257856964" calcext:value-type="float">
            <text:p>40.6182257856964</text:p>
          </table:table-cell>
          <table:table-cell office:value-type="float" office:value="-15.8217742143036" calcext:value-type="float">
            <text:p>-15.8217742143036</text:p>
          </table:table-cell>
          <table:table-cell/>
        </table:table-row>
        <table:table-row table:style-name="ro1">
          <table:table-cell office:value-type="string" calcext:value-type="string">
            <text:p>NWL</text:p>
          </table:table-cell>
          <table:table-cell office:value-type="string" calcext:value-type="string">
            <text:p>Newell Brands Inc</text:p>
          </table:table-cell>
          <table:table-cell office:value-type="float" office:value="24.19" calcext:value-type="float">
            <text:p>24.19</text:p>
          </table:table-cell>
          <table:table-cell office:value-type="float" office:value="2.02215413622437" calcext:value-type="float">
            <text:p>2.02215413622437</text:p>
          </table:table-cell>
          <table:table-cell office:value-type="float" office:value="-22.1678458637756" calcext:value-type="float">
            <text:p>-22.1678458637756</text:p>
          </table:table-cell>
          <table:table-cell office:value-type="float" office:value="4.04902191845392" calcext:value-type="float">
            <text:p>4.04902191845392</text:p>
          </table:table-cell>
          <table:table-cell office:value-type="float" office:value="6.07117605467829" calcext:value-type="float">
            <text:p>6.07117605467829</text:p>
          </table:table-cell>
          <table:table-cell office:value-type="float" office:value="-7.92835258072119" calcext:value-type="float">
            <text:p>-7.92835258072119</text:p>
          </table:table-cell>
          <table:table-cell office:value-type="float" office:value="3.76148951213764" calcext:value-type="float">
            <text:p>3.76148951213764</text:p>
          </table:table-cell>
          <table:table-cell office:value-type="float" office:value="-20.4285104878624" calcext:value-type="float">
            <text:p>-20.4285104878624</text:p>
          </table:table-cell>
          <table:table-cell office:value-type="float" office:value="8.78152250765968" calcext:value-type="float">
            <text:p>8.78152250765968</text:p>
          </table:table-cell>
          <table:table-cell office:value-type="float" office:value="-15.4084774923403" calcext:value-type="float">
            <text:p>-15.4084774923403</text:p>
          </table:table-cell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Quanex Building Products Corp</text:p>
          </table:table-cell>
          <table:table-cell office:value-type="float" office:value="24.83" calcext:value-type="float">
            <text:p>24.83</text:p>
          </table:table-cell>
          <table:table-cell office:value-type="float" office:value="1.55026295397995" calcext:value-type="float">
            <text:p>1.55026295397995</text:p>
          </table:table-cell>
          <table:table-cell office:value-type="float" office:value="-23.2797370460201" calcext:value-type="float">
            <text:p>-23.2797370460201</text:p>
          </table:table-cell>
          <table:table-cell office:value-type="float" office:value="1.8373653704393" calcext:value-type="float">
            <text:p>1.8373653704393</text:p>
          </table:table-cell>
          <table:table-cell office:value-type="float" office:value="3.38762832441924" calcext:value-type="float">
            <text:p>3.38762832441924</text:p>
          </table:table-cell>
          <table:table-cell office:value-type="float" office:value="3.49979647561963" calcext:value-type="float">
            <text:p>3.49979647561963</text:p>
          </table:table-cell>
          <table:table-cell office:value-type="float" office:value="2.31441786891805" calcext:value-type="float">
            <text:p>2.31441786891805</text:p>
          </table:table-cell>
          <table:table-cell office:value-type="float" office:value="-22.515582131082" calcext:value-type="float">
            <text:p>-22.515582131082</text:p>
          </table:table-cell>
          <table:table-cell office:value-type="float" office:value="10.6840239097451" calcext:value-type="float">
            <text:p>10.6840239097451</text:p>
          </table:table-cell>
          <table:table-cell office:value-type="float" office:value="-14.1459760902549" calcext:value-type="float">
            <text:p>-14.1459760902549</text:p>
          </table:table-cell>
          <table:table-cell/>
        </table:table-row>
        <table:table-row table:style-name="ro1">
          <table:table-cell office:value-type="string" calcext:value-type="string">
            <text:p>NYCB</text:p>
          </table:table-cell>
          <table:table-cell office:value-type="string" calcext:value-type="string">
            <text:p>New York Community Bancorp Inc.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-10.81" calcext:value-type="float">
            <text:p>-1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32373280343" calcext:value-type="float">
            <text:p>8.2032373280343</text:p>
          </table:table-cell>
          <table:table-cell office:value-type="float" office:value="3.92813109690299" calcext:value-type="float">
            <text:p>3.92813109690299</text:p>
          </table:table-cell>
          <table:table-cell office:value-type="float" office:value="-6.88186890309702" calcext:value-type="float">
            <text:p>-6.88186890309702</text:p>
          </table:table-cell>
          <table:table-cell office:value-type="float" office:value="14.51752170214" calcext:value-type="float">
            <text:p>14.51752170214</text:p>
          </table:table-cell>
          <table:table-cell office:value-type="float" office:value="3.70752170213999" calcext:value-type="float">
            <text:p>3.70752170213999</text:p>
          </table:table-cell>
          <table:table-cell/>
        </table:table-row>
        <table:table-row table:style-name="ro1">
          <table:table-cell office:value-type="string" calcext:value-type="string">
            <text:p>NYT</text:p>
          </table:table-cell>
          <table:table-cell office:value-type="string" calcext:value-type="string">
            <text:p>New York Times Co.</text:p>
          </table:table-cell>
          <table:table-cell office:value-type="float" office:value="48.91" calcext:value-type="float">
            <text:p>48.91</text:p>
          </table:table-cell>
          <table:table-cell office:value-type="float" office:value="2.94235659708221" calcext:value-type="float">
            <text:p>2.94235659708221</text:p>
          </table:table-cell>
          <table:table-cell office:value-type="float" office:value="-45.9676434029178" calcext:value-type="float">
            <text:p>-45.9676434029178</text:p>
          </table:table-cell>
          <table:table-cell office:value-type="float" office:value="0" calcext:value-type="float">
            <text:p>0</text:p>
          </table:table-cell>
          <table:table-cell office:value-type="float" office:value="2.94235659708221" calcext:value-type="float">
            <text:p>2.94235659708221</text:p>
          </table:table-cell>
          <table:table-cell office:value-type="float" office:value="6.51546881289888" calcext:value-type="float">
            <text:p>6.51546881289888</text:p>
          </table:table-cell>
          <table:table-cell office:value-type="float" office:value="1.87102737142317" calcext:value-type="float">
            <text:p>1.87102737142317</text:p>
          </table:table-cell>
          <table:table-cell office:value-type="float" office:value="-47.0389726285768" calcext:value-type="float">
            <text:p>-47.0389726285768</text:p>
          </table:table-cell>
          <table:table-cell office:value-type="float" office:value="7.38527828763056" calcext:value-type="float">
            <text:p>7.38527828763056</text:p>
          </table:table-cell>
          <table:table-cell office:value-type="float" office:value="-41.5247217123694" calcext:value-type="float">
            <text:p>-41.5247217123694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ealty Income Corp.</text:p>
          </table:table-cell>
          <table:table-cell office:value-type="float" office:value="62.46" calcext:value-type="float">
            <text:p>62.46</text:p>
          </table:table-cell>
          <table:table-cell office:value-type="float" office:value="1.94106009520716" calcext:value-type="float">
            <text:p>1.94106009520716</text:p>
          </table:table-cell>
          <table:table-cell office:value-type="float" office:value="-60.5189399047928" calcext:value-type="float">
            <text:p>-60.5189399047928</text:p>
          </table:table-cell>
          <table:table-cell office:value-type="float" office:value="0" calcext:value-type="float">
            <text:p>0</text:p>
          </table:table-cell>
          <table:table-cell office:value-type="float" office:value="1.94106009520716" calcext:value-type="float">
            <text:p>1.94106009520716</text:p>
          </table:table-cell>
          <table:table-cell office:value-type="float" office:value="23.6912122765951" calcext:value-type="float">
            <text:p>23.6912122765951</text:p>
          </table:table-cell>
          <table:table-cell office:value-type="float" office:value="-0.172157768775324" calcext:value-type="float">
            <text:p>-0.172157768775324</text:p>
          </table:table-cell>
          <table:table-cell office:value-type="float" office:value="-62.6321577687753" calcext:value-type="float">
            <text:p>-62.6321577687753</text:p>
          </table:table-cell>
          <table:table-cell office:value-type="float" office:value="28.0426659337552" calcext:value-type="float">
            <text:p>28.0426659337552</text:p>
          </table:table-cell>
          <table:table-cell office:value-type="float" office:value="-34.4173340662448" calcext:value-type="float">
            <text:p>-34.4173340662448</text:p>
          </table:table-cell>
          <table:table-cell/>
        </table:table-row>
        <table:table-row table:style-name="ro1">
          <table:table-cell office:value-type="string" calcext:value-type="string">
            <text:p>OAS</text:p>
          </table:table-cell>
          <table:table-cell office:value-type="string" calcext:value-type="string">
            <text:p>Oasis Petroleum Inc.</text:p>
          </table:table-cell>
          <table:table-cell office:value-type="float" office:value="49.83" calcext:value-type="float">
            <text:p>49.83</text:p>
          </table:table-cell>
          <table:table-cell office:value-type="float" office:value="1.32889270386266" calcext:value-type="float">
            <text:p>1.32889270386266</text:p>
          </table:table-cell>
          <table:table-cell office:value-type="float" office:value="-48.5011072961373" calcext:value-type="float">
            <text:p>-48.5011072961373</text:p>
          </table:table-cell>
          <table:table-cell office:value-type="float" office:value="0.63381974248927" calcext:value-type="float">
            <text:p>0.63381974248927</text:p>
          </table:table-cell>
          <table:table-cell office:value-type="float" office:value="1.96271244635193" calcext:value-type="float">
            <text:p>1.96271244635193</text:p>
          </table:table-cell>
          <table:table-cell office:value-type="float" office:value="-13.0321716738197" calcext:value-type="float">
            <text:p>-13.0321716738197</text:p>
          </table:table-cell>
          <table:table-cell office:value-type="float" office:value="0.986815450643777" calcext:value-type="float">
            <text:p>0.986815450643777</text:p>
          </table:table-cell>
          <table:table-cell office:value-type="float" office:value="-48.8431845493562" calcext:value-type="float">
            <text:p>-48.8431845493562</text:p>
          </table:table-cell>
          <table:table-cell office:value-type="float" office:value="-13.0321716738197" calcext:value-type="float">
            <text:p>-13.0321716738197</text:p>
          </table:table-cell>
          <table:table-cell office:value-type="float" office:value="-62.8621716738197" calcext:value-type="float">
            <text:p>-62.8621716738197</text:p>
          </table:table-cell>
          <table:table-cell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wens Corning</text:p>
          </table:table-cell>
          <table:table-cell office:value-type="float" office:value="85.75" calcext:value-type="float">
            <text:p>85.75</text:p>
          </table:table-cell>
          <table:table-cell office:value-type="float" office:value="5.97783045352044" calcext:value-type="float">
            <text:p>5.97783045352044</text:p>
          </table:table-cell>
          <table:table-cell office:value-type="float" office:value="-79.7721695464796" calcext:value-type="float">
            <text:p>-79.7721695464796</text:p>
          </table:table-cell>
          <table:table-cell office:value-type="float" office:value="8.18602439230156" calcext:value-type="float">
            <text:p>8.18602439230156</text:p>
          </table:table-cell>
          <table:table-cell office:value-type="float" office:value="14.163854845822" calcext:value-type="float">
            <text:p>14.163854845822</text:p>
          </table:table-cell>
          <table:table-cell office:value-type="float" office:value="11.2811916286684" calcext:value-type="float">
            <text:p>11.2811916286684</text:p>
          </table:table-cell>
          <table:table-cell office:value-type="float" office:value="7.70558052277596" calcext:value-type="float">
            <text:p>7.70558052277596</text:p>
          </table:table-cell>
          <table:table-cell office:value-type="float" office:value="-78.044419477224" calcext:value-type="float">
            <text:p>-78.044419477224</text:p>
          </table:table-cell>
          <table:table-cell office:value-type="float" office:value="35.5898035656271" calcext:value-type="float">
            <text:p>35.5898035656271</text:p>
          </table:table-cell>
          <table:table-cell office:value-type="float" office:value="-50.1601964343729" calcext:value-type="float">
            <text:p>-50.1601964343729</text:p>
          </table:table-cell>
          <table:table-cell/>
        </table:table-row>
        <table:table-row table:style-name="ro1">
          <table:table-cell office:value-type="string" calcext:value-type="string">
            <text:p>OCN</text:p>
          </table:table-cell>
          <table:table-cell office:value-type="string" calcext:value-type="string">
            <text:p>Ocwen Financial Corp.</text:p>
          </table:table-cell>
          <table:table-cell office:value-type="float" office:value="27.98" calcext:value-type="float">
            <text:p>27.98</text:p>
          </table:table-cell>
          <table:table-cell office:value-type="float" office:value="0" calcext:value-type="float">
            <text:p>0</text:p>
          </table:table-cell>
          <table:table-cell office:value-type="float" office:value="-27.98" calcext:value-type="float">
            <text:p>-2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79236904125" calcext:value-type="float">
            <text:p>48.879236904125</text:p>
          </table:table-cell>
          <table:table-cell office:value-type="float" office:value="57.5017670440583" calcext:value-type="float">
            <text:p>57.5017670440583</text:p>
          </table:table-cell>
          <table:table-cell office:value-type="float" office:value="29.5217670440583" calcext:value-type="float">
            <text:p>29.5217670440583</text:p>
          </table:table-cell>
          <table:table-cell office:value-type="float" office:value="48.879236904125" calcext:value-type="float">
            <text:p>48.879236904125</text:p>
          </table:table-cell>
          <table:table-cell office:value-type="float" office:value="20.899236904125" calcext:value-type="float">
            <text:p>20.899236904125</text:p>
          </table:table-cell>
          <table:table-cell/>
        </table:table-row>
        <table:table-row table:style-name="ro1">
          <table:table-cell office:value-type="string" calcext:value-type="string">
            <text:p>ODC</text:p>
          </table:table-cell>
          <table:table-cell office:value-type="string" calcext:value-type="string">
            <text:p>Oil-Dri Corp. Of America</text:p>
          </table:table-cell>
          <table:table-cell office:value-type="float" office:value="36.76" calcext:value-type="float">
            <text:p>36.76</text:p>
          </table:table-cell>
          <table:table-cell office:value-type="float" office:value="5.79492152197296" calcext:value-type="float">
            <text:p>5.79492152197296</text:p>
          </table:table-cell>
          <table:table-cell office:value-type="float" office:value="-30.965078478027" calcext:value-type="float">
            <text:p>-30.965078478027</text:p>
          </table:table-cell>
          <table:table-cell office:value-type="float" office:value="4.35077470568888" calcext:value-type="float">
            <text:p>4.35077470568888</text:p>
          </table:table-cell>
          <table:table-cell office:value-type="float" office:value="10.1456962276618" calcext:value-type="float">
            <text:p>10.1456962276618</text:p>
          </table:table-cell>
          <table:table-cell office:value-type="float" office:value="25.8601914763114" calcext:value-type="float">
            <text:p>25.8601914763114</text:p>
          </table:table-cell>
          <table:table-cell office:value-type="float" office:value="12.5589659330989" calcext:value-type="float">
            <text:p>12.5589659330989</text:p>
          </table:table-cell>
          <table:table-cell office:value-type="float" office:value="-24.2010340669011" calcext:value-type="float">
            <text:p>-24.2010340669011</text:p>
          </table:table-cell>
          <table:table-cell office:value-type="float" office:value="27.8764041448014" calcext:value-type="float">
            <text:p>27.8764041448014</text:p>
          </table:table-cell>
          <table:table-cell office:value-type="float" office:value="-8.88359585519863" calcext:value-type="float">
            <text:p>-8.88359585519863</text:p>
          </table:table-cell>
          <table:table-cell/>
        </table:table-row>
        <table:table-row table:style-name="ro1">
          <table:table-cell office:value-type="string" calcext:value-type="string">
            <text:p>OFC</text:p>
          </table:table-cell>
          <table:table-cell office:value-type="string" calcext:value-type="string">
            <text:p>Corporate Office Properties Trust</text:p>
          </table:table-cell>
          <table:table-cell office:value-type="float" office:value="26.28" calcext:value-type="float">
            <text:p>26.28</text:p>
          </table:table-cell>
          <table:table-cell office:value-type="float" office:value="0.102143745650556" calcext:value-type="float">
            <text:p>0.102143745650556</text:p>
          </table:table-cell>
          <table:table-cell office:value-type="float" office:value="-26.1778562543494" calcext:value-type="float">
            <text:p>-26.1778562543494</text:p>
          </table:table-cell>
          <table:table-cell office:value-type="float" office:value="0" calcext:value-type="float">
            <text:p>0</text:p>
          </table:table-cell>
          <table:table-cell office:value-type="float" office:value="0.102143745650556" calcext:value-type="float">
            <text:p>0.102143745650556</text:p>
          </table:table-cell>
          <table:table-cell office:value-type="float" office:value="14.1458568471362" calcext:value-type="float">
            <text:p>14.1458568471362</text:p>
          </table:table-cell>
          <table:table-cell office:value-type="float" office:value="0.389791872802456" calcext:value-type="float">
            <text:p>0.389791872802456</text:p>
          </table:table-cell>
          <table:table-cell office:value-type="float" office:value="-25.8902081271975" calcext:value-type="float">
            <text:p>-25.8902081271975</text:p>
          </table:table-cell>
          <table:table-cell office:value-type="float" office:value="14.3458385757257" calcext:value-type="float">
            <text:p>14.3458385757257</text:p>
          </table:table-cell>
          <table:table-cell office:value-type="float" office:value="-11.9341614242743" calcext:value-type="float">
            <text:p>-11.9341614242743</text:p>
          </table:table-cell>
          <table:table-cell/>
        </table:table-row>
        <table:table-row table:style-name="ro1">
          <table:table-cell office:value-type="string" calcext:value-type="string">
            <text:p>OFG</text:p>
          </table:table-cell>
          <table:table-cell office:value-type="string" calcext:value-type="string">
            <text:p>OFG Bancorp</text:p>
          </table:table-cell>
          <table:table-cell office:value-type="float" office:value="18.59" calcext:value-type="float">
            <text:p>18.59</text:p>
          </table:table-cell>
          <table:table-cell office:value-type="float" office:value="0" calcext:value-type="float">
            <text:p>0</text:p>
          </table:table-cell>
          <table:table-cell office:value-type="float" office:value="-18.59" calcext:value-type="float">
            <text:p>-1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25712723016" calcext:value-type="float">
            <text:p>16.3125712723016</text:p>
          </table:table-cell>
          <table:table-cell office:value-type="float" office:value="11.0209954270823" calcext:value-type="float">
            <text:p>11.0209954270823</text:p>
          </table:table-cell>
          <table:table-cell office:value-type="float" office:value="-7.56900457291773" calcext:value-type="float">
            <text:p>-7.56900457291773</text:p>
          </table:table-cell>
          <table:table-cell office:value-type="float" office:value="20.7279922369889" calcext:value-type="float">
            <text:p>20.7279922369889</text:p>
          </table:table-cell>
          <table:table-cell office:value-type="float" office:value="2.13799223698887" calcext:value-type="float">
            <text:p>2.13799223698887</text:p>
          </table:table-cell>
          <table:table-cell/>
        </table:table-row>
        <table:table-row table:style-name="ro1">
          <table:table-cell office:value-type="string" calcext:value-type="string">
            <text:p>OGE</text:p>
          </table:table-cell>
          <table:table-cell office:value-type="string" calcext:value-type="string">
            <text:p>Oge Energy Corp.</text:p>
          </table:table-cell>
          <table:table-cell office:value-type="float" office:value="31.54" calcext:value-type="float">
            <text:p>31.54</text:p>
          </table:table-cell>
          <table:table-cell office:value-type="float" office:value="0.159983988002561" calcext:value-type="float">
            <text:p>0.159983988002561</text:p>
          </table:table-cell>
          <table:table-cell office:value-type="float" office:value="-31.3800160119974" calcext:value-type="float">
            <text:p>-31.3800160119974</text:p>
          </table:table-cell>
          <table:table-cell office:value-type="float" office:value="0.717428196198983" calcext:value-type="float">
            <text:p>0.717428196198983</text:p>
          </table:table-cell>
          <table:table-cell office:value-type="float" office:value="0.877412184201544" calcext:value-type="float">
            <text:p>0.877412184201544</text:p>
          </table:table-cell>
          <table:table-cell office:value-type="float" office:value="18.3016682775304" calcext:value-type="float">
            <text:p>18.3016682775304</text:p>
          </table:table-cell>
          <table:table-cell office:value-type="float" office:value="-0.144485539164813" calcext:value-type="float">
            <text:p>-0.144485539164813</text:p>
          </table:table-cell>
          <table:table-cell office:value-type="float" office:value="-31.6844855391648" calcext:value-type="float">
            <text:p>-31.6844855391648</text:p>
          </table:table-cell>
          <table:table-cell office:value-type="float" office:value="18.3016682775304" calcext:value-type="float">
            <text:p>18.3016682775304</text:p>
          </table:table-cell>
          <table:table-cell office:value-type="float" office:value="-13.2383317224696" calcext:value-type="float">
            <text:p>-13.2383317224696</text:p>
          </table:table-cell>
          <table:table-cell/>
        </table:table-row>
        <table:table-row table:style-name="ro1">
          <table:table-cell office:value-type="string" calcext:value-type="string">
            <text:p>OGS</text:p>
          </table:table-cell>
          <table:table-cell office:value-type="string" calcext:value-type="string">
            <text:p>ONE Gas Inc</text:p>
          </table:table-cell>
          <table:table-cell office:value-type="float" office:value="72.69" calcext:value-type="float">
            <text:p>72.69</text:p>
          </table:table-cell>
          <table:table-cell office:value-type="float" office:value="0.116466325063502" calcext:value-type="float">
            <text:p>0.116466325063502</text:p>
          </table:table-cell>
          <table:table-cell office:value-type="float" office:value="-72.5735336749365" calcext:value-type="float">
            <text:p>-72.5735336749365</text:p>
          </table:table-cell>
          <table:table-cell office:value-type="float" office:value="3.02972529861587" calcext:value-type="float">
            <text:p>3.02972529861587</text:p>
          </table:table-cell>
          <table:table-cell office:value-type="float" office:value="3.14619162367937" calcext:value-type="float">
            <text:p>3.14619162367937</text:p>
          </table:table-cell>
          <table:table-cell office:value-type="float" office:value="38.4591994864935" calcext:value-type="float">
            <text:p>38.4591994864935</text:p>
          </table:table-cell>
          <table:table-cell office:value-type="float" office:value="-3.87988803789329" calcext:value-type="float">
            <text:p>-3.87988803789329</text:p>
          </table:table-cell>
          <table:table-cell office:value-type="float" office:value="-76.5698880378933" calcext:value-type="float">
            <text:p>-76.5698880378933</text:p>
          </table:table-cell>
          <table:table-cell office:value-type="float" office:value="41.4340063174695" calcext:value-type="float">
            <text:p>41.4340063174695</text:p>
          </table:table-cell>
          <table:table-cell office:value-type="float" office:value="-31.2559936825305" calcext:value-type="float">
            <text:p>-31.2559936825305</text:p>
          </table:table-cell>
          <table:table-cell/>
        </table:table-row>
        <table:table-row table:style-name="ro1">
          <table:table-cell office:value-type="string" calcext:value-type="string">
            <text:p>OHI</text:p>
          </table:table-cell>
          <table:table-cell office:value-type="string" calcext:value-type="string">
            <text:p>Omega Healthcare Investors</text:p>
          </table:table-cell>
          <table:table-cell office:value-type="float" office:value="37.45" calcext:value-type="float">
            <text:p>37.45</text:p>
          </table:table-cell>
          <table:table-cell office:value-type="float" office:value="0" calcext:value-type="float">
            <text:p>0</text:p>
          </table:table-cell>
          <table:table-cell office:value-type="float" office:value="-37.45" calcext:value-type="float">
            <text:p>-3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582439677638" calcext:value-type="float">
            <text:p>13.6582439677638</text:p>
          </table:table-cell>
          <table:table-cell office:value-type="float" office:value="-16.7818012756683" calcext:value-type="float">
            <text:p>-16.7818012756683</text:p>
          </table:table-cell>
          <table:table-cell office:value-type="float" office:value="-54.2318012756683" calcext:value-type="float">
            <text:p>-54.2318012756683</text:p>
          </table:table-cell>
          <table:table-cell office:value-type="float" office:value="16.4955684326953" calcext:value-type="float">
            <text:p>16.4955684326953</text:p>
          </table:table-cell>
          <table:table-cell office:value-type="float" office:value="-20.9544315673047" calcext:value-type="float">
            <text:p>-20.9544315673047</text:p>
          </table:table-cell>
          <table:table-cell/>
        </table:table-row>
        <table:table-row table:style-name="ro1">
          <table:table-cell office:value-type="string" calcext:value-type="string">
            <text:p>OII</text:p>
          </table:table-cell>
          <table:table-cell office:value-type="string" calcext:value-type="string">
            <text:p>Oceaneering International</text:p>
          </table:table-cell>
          <table:table-cell office:value-type="float" office:value="9.43" calcext:value-type="float">
            <text:p>9.43</text:p>
          </table:table-cell>
          <table:table-cell office:value-type="float" office:value="3.61289268281709" calcext:value-type="float">
            <text:p>3.61289268281709</text:p>
          </table:table-cell>
          <table:table-cell office:value-type="float" office:value="-5.81710731718291" calcext:value-type="float">
            <text:p>-5.81710731718291</text:p>
          </table:table-cell>
          <table:table-cell office:value-type="float" office:value="1.49567032307192" calcext:value-type="float">
            <text:p>1.49567032307192</text:p>
          </table:table-cell>
          <table:table-cell office:value-type="float" office:value="5.10856300588901" calcext:value-type="float">
            <text:p>5.10856300588901</text:p>
          </table:table-cell>
          <table:table-cell office:value-type="float" office:value="5.22429778153967" calcext:value-type="float">
            <text:p>5.22429778153967</text:p>
          </table:table-cell>
          <table:table-cell office:value-type="float" office:value="6.99509120611265" calcext:value-type="float">
            <text:p>6.99509120611265</text:p>
          </table:table-cell>
          <table:table-cell office:value-type="float" office:value="-2.43490879388735" calcext:value-type="float">
            <text:p>-2.43490879388735</text:p>
          </table:table-cell>
          <table:table-cell office:value-type="float" office:value="5.57230771034078" calcext:value-type="float">
            <text:p>5.57230771034078</text:p>
          </table:table-cell>
          <table:table-cell office:value-type="float" office:value="-3.85769228965922" calcext:value-type="float">
            <text:p>-3.85769228965922</text:p>
          </table:table-cell>
          <table:table-cell/>
        </table:table-row>
        <table:table-row table:style-name="ro1">
          <table:table-cell office:value-type="string" calcext:value-type="string">
            <text:p>OIS</text:p>
          </table:table-cell>
          <table:table-cell office:value-type="string" calcext:value-type="string">
            <text:p>Oil States International</text:p>
          </table:table-cell>
          <table:table-cell office:value-type="float" office:value="6.38" calcext:value-type="float">
            <text:p>6.38</text:p>
          </table:table-cell>
          <table:table-cell office:value-type="float" office:value="1.30590897718904" calcext:value-type="float">
            <text:p>1.30590897718904</text:p>
          </table:table-cell>
          <table:table-cell office:value-type="float" office:value="-5.07409102281096" calcext:value-type="float">
            <text:p>-5.07409102281096</text:p>
          </table:table-cell>
          <table:table-cell office:value-type="float" office:value="2.9574616711922" calcext:value-type="float">
            <text:p>2.9574616711922</text:p>
          </table:table-cell>
          <table:table-cell office:value-type="float" office:value="4.26337064838124" calcext:value-type="float">
            <text:p>4.26337064838124</text:p>
          </table:table-cell>
          <table:table-cell office:value-type="float" office:value="7.80722233319487" calcext:value-type="float">
            <text:p>7.80722233319487</text:p>
          </table:table-cell>
          <table:table-cell office:value-type="float" office:value="4.27598717656076" calcext:value-type="float">
            <text:p>4.27598717656076</text:p>
          </table:table-cell>
          <table:table-cell office:value-type="float" office:value="-2.10401282343924" calcext:value-type="float">
            <text:p>-2.10401282343924</text:p>
          </table:table-cell>
          <table:table-cell office:value-type="float" office:value="12.5237557346422" calcext:value-type="float">
            <text:p>12.5237557346422</text:p>
          </table:table-cell>
          <table:table-cell office:value-type="float" office:value="6.14375573464217" calcext:value-type="float">
            <text:p>6.14375573464217</text:p>
          </table:table-cell>
          <table:table-cell/>
        </table:table-row>
        <table:table-row table:style-name="ro1">
          <table:table-cell office:value-type="string" calcext:value-type="string">
            <text:p>OKE</text:p>
          </table:table-cell>
          <table:table-cell office:value-type="string" calcext:value-type="string">
            <text:p>Oneok Inc.</text:p>
          </table:table-cell>
          <table:table-cell office:value-type="float" office:value="45.11" calcext:value-type="float">
            <text:p>45.11</text:p>
          </table:table-cell>
          <table:table-cell office:value-type="float" office:value="1.00614671893658" calcext:value-type="float">
            <text:p>1.00614671893658</text:p>
          </table:table-cell>
          <table:table-cell office:value-type="float" office:value="-44.1038532810634" calcext:value-type="float">
            <text:p>-44.1038532810634</text:p>
          </table:table-cell>
          <table:table-cell office:value-type="float" office:value="0.357675348668883" calcext:value-type="float">
            <text:p>0.357675348668883</text:p>
          </table:table-cell>
          <table:table-cell office:value-type="float" office:value="1.36382206760546" calcext:value-type="float">
            <text:p>1.36382206760546</text:p>
          </table:table-cell>
          <table:table-cell office:value-type="float" office:value="12.0832881354256" calcext:value-type="float">
            <text:p>12.0832881354256</text:p>
          </table:table-cell>
          <table:table-cell office:value-type="float" office:value="1.4113943516332" calcext:value-type="float">
            <text:p>1.4113943516332</text:p>
          </table:table-cell>
          <table:table-cell office:value-type="float" office:value="-43.6986056483668" calcext:value-type="float">
            <text:p>-43.6986056483668</text:p>
          </table:table-cell>
          <table:table-cell office:value-type="float" office:value="13.8302154926581" calcext:value-type="float">
            <text:p>13.8302154926581</text:p>
          </table:table-cell>
          <table:table-cell office:value-type="float" office:value="-31.2797845073419" calcext:value-type="float">
            <text:p>-31.2797845073419</text:p>
          </table:table-cell>
          <table:table-cell/>
        </table:table-row>
        <table:table-row table:style-name="ro1">
          <table:table-cell office:value-type="string" calcext:value-type="string">
            <text:p>OLN</text:p>
          </table:table-cell>
          <table:table-cell office:value-type="string" calcext:value-type="string">
            <text:p>Olin Corp.</text:p>
          </table:table-cell>
          <table:table-cell office:value-type="float" office:value="28.7" calcext:value-type="float">
            <text:p>28.7</text:p>
          </table:table-cell>
          <table:table-cell office:value-type="float" office:value="1.50701196704964" calcext:value-type="float">
            <text:p>1.50701196704964</text:p>
          </table:table-cell>
          <table:table-cell office:value-type="float" office:value="-27.1929880329504" calcext:value-type="float">
            <text:p>-27.1929880329504</text:p>
          </table:table-cell>
          <table:table-cell office:value-type="float" office:value="3.92177851534439" calcext:value-type="float">
            <text:p>3.92177851534439</text:p>
          </table:table-cell>
          <table:table-cell office:value-type="float" office:value="5.42879048239402" calcext:value-type="float">
            <text:p>5.42879048239402</text:p>
          </table:table-cell>
          <table:table-cell office:value-type="float" office:value="-2.20255595184178" calcext:value-type="float">
            <text:p>-2.20255595184178</text:p>
          </table:table-cell>
          <table:table-cell office:value-type="float" office:value="4.37407214479939" calcext:value-type="float">
            <text:p>4.37407214479939</text:p>
          </table:table-cell>
          <table:table-cell office:value-type="float" office:value="-24.3259278552006" calcext:value-type="float">
            <text:p>-24.3259278552006</text:p>
          </table:table-cell>
          <table:table-cell office:value-type="float" office:value="13.8659037186841" calcext:value-type="float">
            <text:p>13.8659037186841</text:p>
          </table:table-cell>
          <table:table-cell office:value-type="float" office:value="-14.8340962813159" calcext:value-type="float">
            <text:p>-14.8340962813159</text:p>
          </table:table-cell>
          <table:table-cell/>
        </table:table-row>
        <table:table-row table:style-name="ro1">
          <table:table-cell office:value-type="string" calcext:value-type="string">
            <text:p>OLP</text:p>
          </table:table-cell>
          <table:table-cell office:value-type="string" calcext:value-type="string">
            <text:p>One Liberty Properties</text:p>
          </table:table-cell>
          <table:table-cell office:value-type="float" office:value="21.09" calcext:value-type="float">
            <text:p>21.09</text:p>
          </table:table-cell>
          <table:table-cell office:value-type="float" office:value="0.689621562332718" calcext:value-type="float">
            <text:p>0.689621562332718</text:p>
          </table:table-cell>
          <table:table-cell office:value-type="float" office:value="-20.4003784376673" calcext:value-type="float">
            <text:p>-20.4003784376673</text:p>
          </table:table-cell>
          <table:table-cell office:value-type="float" office:value="0" calcext:value-type="float">
            <text:p>0</text:p>
          </table:table-cell>
          <table:table-cell office:value-type="float" office:value="0.689621562332718" calcext:value-type="float">
            <text:p>0.689621562332718</text:p>
          </table:table-cell>
          <table:table-cell office:value-type="float" office:value="12.9354210926049" calcext:value-type="float">
            <text:p>12.9354210926049</text:p>
          </table:table-cell>
          <table:table-cell office:value-type="float" office:value="-0.0387739031030444" calcext:value-type="float">
            <text:p>-0.038773903103044</text:p>
          </table:table-cell>
          <table:table-cell office:value-type="float" office:value="-21.128773903103" calcext:value-type="float">
            <text:p>-21.128773903103</text:p>
          </table:table-cell>
          <table:table-cell office:value-type="float" office:value="14.2027155045517" calcext:value-type="float">
            <text:p>14.2027155045517</text:p>
          </table:table-cell>
          <table:table-cell office:value-type="float" office:value="-6.88728449544827" calcext:value-type="float">
            <text:p>-6.88728449544827</text:p>
          </table:table-cell>
          <table:table-cell/>
        </table:table-row>
        <table:table-row table:style-name="ro1">
          <table:table-cell office:value-type="string" calcext:value-type="string">
            <text:p>OMC</text:p>
          </table:table-cell>
          <table:table-cell office:value-type="string" calcext:value-type="string">
            <text:p>Omnicom Group</text:p>
          </table:table-cell>
          <table:table-cell office:value-type="float" office:value="66.25" calcext:value-type="float">
            <text:p>66.25</text:p>
          </table:table-cell>
          <table:table-cell office:value-type="float" office:value="15.2497881622402" calcext:value-type="float">
            <text:p>15.2497881622402</text:p>
          </table:table-cell>
          <table:table-cell office:value-type="float" office:value="-51.0002118377598" calcext:value-type="float">
            <text:p>-51.0002118377598</text:p>
          </table:table-cell>
          <table:table-cell office:value-type="float" office:value="5.46299948684833" calcext:value-type="float">
            <text:p>5.46299948684833</text:p>
          </table:table-cell>
          <table:table-cell office:value-type="float" office:value="20.7127876490885" calcext:value-type="float">
            <text:p>20.7127876490885</text:p>
          </table:table-cell>
          <table:table-cell office:value-type="float" office:value="-33.0543100763342" calcext:value-type="float">
            <text:p>-33.0543100763342</text:p>
          </table:table-cell>
          <table:table-cell office:value-type="float" office:value="-1.40203341735021" calcext:value-type="float">
            <text:p>-1.40203341735021</text:p>
          </table:table-cell>
          <table:table-cell office:value-type="float" office:value="-67.6520334173502" calcext:value-type="float">
            <text:p>-67.6520334173502</text:p>
          </table:table-cell>
          <table:table-cell office:value-type="float" office:value="12.2750025935758" calcext:value-type="float">
            <text:p>12.2750025935758</text:p>
          </table:table-cell>
          <table:table-cell office:value-type="float" office:value="-53.9749974064243" calcext:value-type="float">
            <text:p>-53.9749974064243</text:p>
          </table:table-cell>
          <table:table-cell/>
        </table:table-row>
        <table:table-row table:style-name="ro1">
          <table:table-cell office:value-type="string" calcext:value-type="string">
            <text:p>OMI</text:p>
          </table:table-cell>
          <table:table-cell office:value-type="string" calcext:value-type="string">
            <text:p>Owens &amp; Minor</text:p>
          </table:table-cell>
          <table:table-cell office:value-type="float" office:value="27.37" calcext:value-type="float">
            <text:p>27.37</text:p>
          </table:table-cell>
          <table:table-cell office:value-type="float" office:value="1.05092647175311" calcext:value-type="float">
            <text:p>1.05092647175311</text:p>
          </table:table-cell>
          <table:table-cell office:value-type="float" office:value="-26.3190735282469" calcext:value-type="float">
            <text:p>-26.3190735282469</text:p>
          </table:table-cell>
          <table:table-cell office:value-type="float" office:value="14.9010480276363" calcext:value-type="float">
            <text:p>14.9010480276363</text:p>
          </table:table-cell>
          <table:table-cell office:value-type="float" office:value="15.9519744993894" calcext:value-type="float">
            <text:p>15.9519744993894</text:p>
          </table:table-cell>
          <table:table-cell office:value-type="float" office:value="-2.59378436628254" calcext:value-type="float">
            <text:p>-2.59378436628254</text:p>
          </table:table-cell>
          <table:table-cell office:value-type="float" office:value="9.08049660656011" calcext:value-type="float">
            <text:p>9.08049660656011</text:p>
          </table:table-cell>
          <table:table-cell office:value-type="float" office:value="-18.2895033934399" calcext:value-type="float">
            <text:p>-18.2895033934399</text:p>
          </table:table-cell>
          <table:table-cell office:value-type="float" office:value="6.13958655804971" calcext:value-type="float">
            <text:p>6.13958655804971</text:p>
          </table:table-cell>
          <table:table-cell office:value-type="float" office:value="-21.2304134419503" calcext:value-type="float">
            <text:p>-21.2304134419503</text:p>
          </table:table-cell>
          <table:table-cell/>
        </table:table-row>
        <table:table-row table:style-name="ro1">
          <table:table-cell office:value-type="string" calcext:value-type="string">
            <text:p>OPK</text:p>
          </table:table-cell>
          <table:table-cell office:value-type="string" calcext:value-type="string">
            <text:p>Opko Health Inc</text:p>
          </table:table-cell>
          <table:table-cell office:value-type="float" office:value="5.61" calcext:value-type="float">
            <text:p>5.61</text:p>
          </table:table-cell>
          <table:table-cell office:value-type="float" office:value="0.0541701473133082" calcext:value-type="float">
            <text:p>0.054170147313308</text:p>
          </table:table-cell>
          <table:table-cell office:value-type="float" office:value="-5.55582985268669" calcext:value-type="float">
            <text:p>-5.55582985268669</text:p>
          </table:table-cell>
          <table:table-cell office:value-type="float" office:value="0.166974620884491" calcext:value-type="float">
            <text:p>0.166974620884491</text:p>
          </table:table-cell>
          <table:table-cell office:value-type="float" office:value="0.221144768197799" calcext:value-type="float">
            <text:p>0.221144768197799</text:p>
          </table:table-cell>
          <table:table-cell office:value-type="float" office:value="-0.192004470734168" calcext:value-type="float">
            <text:p>-0.192004470734168</text:p>
          </table:table-cell>
          <table:table-cell office:value-type="float" office:value="0.137641786114324" calcext:value-type="float">
            <text:p>0.137641786114324</text:p>
          </table:table-cell>
          <table:table-cell office:value-type="float" office:value="-5.47235821388568" calcext:value-type="float">
            <text:p>-5.47235821388568</text:p>
          </table:table-cell>
          <table:table-cell office:value-type="float" office:value="2.42353722661956" calcext:value-type="float">
            <text:p>2.42353722661956</text:p>
          </table:table-cell>
          <table:table-cell office:value-type="float" office:value="-3.18646277338044" calcext:value-type="float">
            <text:p>-3.18646277338044</text:p>
          </table:table-cell>
          <table:table-cell/>
        </table:table-row>
        <table:table-row table:style-name="ro1">
          <table:table-cell office:value-type="string" calcext:value-type="string">
            <text:p>OPY</text:p>
          </table:table-cell>
          <table:table-cell office:value-type="string" calcext:value-type="string">
            <text:p>Oppenheimer Holdings Inc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office:value-type="float" office:value="-37.1" calcext:value-type="float">
            <text:p>-3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233301263566" calcext:value-type="float">
            <text:p>35.9233301263566</text:p>
          </table:table-cell>
          <table:table-cell office:value-type="float" office:value="27.3437260465142" calcext:value-type="float">
            <text:p>27.3437260465142</text:p>
          </table:table-cell>
          <table:table-cell office:value-type="float" office:value="-9.75627395348582" calcext:value-type="float">
            <text:p>-9.75627395348582</text:p>
          </table:table-cell>
          <table:table-cell office:value-type="float" office:value="49.6389649931756" calcext:value-type="float">
            <text:p>49.6389649931756</text:p>
          </table:table-cell>
          <table:table-cell office:value-type="float" office:value="12.5389649931756" calcext:value-type="float">
            <text:p>12.5389649931756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Ormat Technologies Inc</text:p>
          </table:table-cell>
          <table:table-cell office:value-type="float" office:value="118.78" calcext:value-type="float">
            <text:p>118.78</text:p>
          </table:table-cell>
          <table:table-cell office:value-type="float" office:value="3.11093497637671" calcext:value-type="float">
            <text:p>3.11093497637671</text:p>
          </table:table-cell>
          <table:table-cell office:value-type="float" office:value="-115.669065023623" calcext:value-type="float">
            <text:p>-115.669065023623</text:p>
          </table:table-cell>
          <table:table-cell office:value-type="float" office:value="0.697192694483578" calcext:value-type="float">
            <text:p>0.697192694483578</text:p>
          </table:table-cell>
          <table:table-cell office:value-type="float" office:value="3.80812767086029" calcext:value-type="float">
            <text:p>3.80812767086029</text:p>
          </table:table-cell>
          <table:table-cell office:value-type="float" office:value="22.0020418655868" calcext:value-type="float">
            <text:p>22.0020418655868</text:p>
          </table:table-cell>
          <table:table-cell office:value-type="float" office:value="2.01326657484659" calcext:value-type="float">
            <text:p>2.01326657484659</text:p>
          </table:table-cell>
          <table:table-cell office:value-type="float" office:value="-116.766733425153" calcext:value-type="float">
            <text:p>-116.766733425153</text:p>
          </table:table-cell>
          <table:table-cell office:value-type="float" office:value="25.5796761846877" calcext:value-type="float">
            <text:p>25.5796761846877</text:p>
          </table:table-cell>
          <table:table-cell office:value-type="float" office:value="-93.2003238153123" calcext:value-type="float">
            <text:p>-93.2003238153123</text:p>
          </table:table-cell>
          <table:table-cell/>
        </table:table-row>
        <table:table-row table:style-name="ro1">
          <table:table-cell office:value-type="string" calcext:value-type="string">
            <text:p>ORC</text:p>
          </table:table-cell>
          <table:table-cell office:value-type="string" calcext:value-type="string">
            <text:p>Orchid Island Capital Inc</text:p>
          </table:table-cell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office:value-type="float" office:value="-5.65" calcext:value-type="float">
            <text:p>-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2592761523502" calcext:value-type="float">
            <text:p>4.42592761523502</text:p>
          </table:table-cell>
          <table:table-cell office:value-type="float" office:value="3.88493535083701" calcext:value-type="float">
            <text:p>3.88493535083701</text:p>
          </table:table-cell>
          <table:table-cell office:value-type="float" office:value="-1.76506464916299" calcext:value-type="float">
            <text:p>-1.76506464916299</text:p>
          </table:table-cell>
          <table:table-cell office:value-type="float" office:value="4.42592761523502" calcext:value-type="float">
            <text:p>4.42592761523502</text:p>
          </table:table-cell>
          <table:table-cell office:value-type="float" office:value="-1.22407238476498" calcext:value-type="float">
            <text:p>-1.22407238476498</text:p>
          </table:table-cell>
          <table:table-cell/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 Corp.</text:p>
          </table:table-cell>
          <table:table-cell office:value-type="float" office:value="63.08" calcext:value-type="float">
            <text:p>63.08</text:p>
          </table:table-cell>
          <table:table-cell office:value-type="float" office:value="13.1088839327263" calcext:value-type="float">
            <text:p>13.1088839327263</text:p>
          </table:table-cell>
          <table:table-cell office:value-type="float" office:value="-49.9711160672737" calcext:value-type="float">
            <text:p>-49.9711160672737</text:p>
          </table:table-cell>
          <table:table-cell office:value-type="float" office:value="0" calcext:value-type="float">
            <text:p>0</text:p>
          </table:table-cell>
          <table:table-cell office:value-type="float" office:value="13.1088839327263" calcext:value-type="float">
            <text:p>13.1088839327263</text:p>
          </table:table-cell>
          <table:table-cell office:value-type="float" office:value="-13.2542626885423" calcext:value-type="float">
            <text:p>-13.2542626885423</text:p>
          </table:table-cell>
          <table:table-cell office:value-type="float" office:value="8.45914143654591" calcext:value-type="float">
            <text:p>8.45914143654591</text:p>
          </table:table-cell>
          <table:table-cell office:value-type="float" office:value="-54.6208585634541" calcext:value-type="float">
            <text:p>-54.6208585634541</text:p>
          </table:table-cell>
          <table:table-cell office:value-type="float" office:value="2.68916731260576" calcext:value-type="float">
            <text:p>2.68916731260576</text:p>
          </table:table-cell>
          <table:table-cell office:value-type="float" office:value="-60.3908326873942" calcext:value-type="float">
            <text:p>-60.3908326873942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Old Republic International Corp.</text:p>
          </table:table-cell>
          <table:table-cell office:value-type="float" office:value="19.81" calcext:value-type="float">
            <text:p>19.81</text:p>
          </table:table-cell>
          <table:table-cell office:value-type="float" office:value="0" calcext:value-type="float">
            <text:p>0</text:p>
          </table:table-cell>
          <table:table-cell office:value-type="float" office:value="-19.81" calcext:value-type="float">
            <text:p>-19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771207160052" calcext:value-type="float">
            <text:p>19.9771207160052</text:p>
          </table:table-cell>
          <table:table-cell office:value-type="float" office:value="18.1765060621335" calcext:value-type="float">
            <text:p>18.1765060621335</text:p>
          </table:table-cell>
          <table:table-cell office:value-type="float" office:value="-1.63349393786653" calcext:value-type="float">
            <text:p>-1.63349393786653</text:p>
          </table:table-cell>
          <table:table-cell office:value-type="float" office:value="19.9771207160052" calcext:value-type="float">
            <text:p>19.9771207160052</text:p>
          </table:table-cell>
          <table:table-cell office:value-type="float" office:value="0.167120716005162" calcext:value-type="float">
            <text:p>0.167120716005162</text:p>
          </table:table-cell>
          <table:table-cell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Orion Group Holdings Inc</text:p>
          </table:table-cell>
          <table:table-cell office:value-type="float" office:value="6.16" calcext:value-type="float">
            <text:p>6.16</text:p>
          </table:table-cell>
          <table:table-cell office:value-type="float" office:value="0.0898238193896813" calcext:value-type="float">
            <text:p>0.089823819389681</text:p>
          </table:table-cell>
          <table:table-cell office:value-type="float" office:value="-6.07017618061032" calcext:value-type="float">
            <text:p>-6.07017618061032</text:p>
          </table:table-cell>
          <table:table-cell office:value-type="float" office:value="0.0636526040770216" calcext:value-type="float">
            <text:p>0.063652604077022</text:p>
          </table:table-cell>
          <table:table-cell office:value-type="float" office:value="0.153476423466703" calcext:value-type="float">
            <text:p>0.153476423466703</text:p>
          </table:table-cell>
          <table:table-cell office:value-type="float" office:value="4.76503525634229" calcext:value-type="float">
            <text:p>4.76503525634229</text:p>
          </table:table-cell>
          <table:table-cell office:value-type="float" office:value="1.86611286270847" calcext:value-type="float">
            <text:p>1.86611286270847</text:p>
          </table:table-cell>
          <table:table-cell office:value-type="float" office:value="-4.29388713729153" calcext:value-type="float">
            <text:p>-4.29388713729153</text:p>
          </table:table-cell>
          <table:table-cell office:value-type="float" office:value="5.11338202297248" calcext:value-type="float">
            <text:p>5.11338202297248</text:p>
          </table:table-cell>
          <table:table-cell office:value-type="float" office:value="-1.04661797702753" calcext:value-type="float">
            <text:p>-1.04661797702753</text:p>
          </table:table-cell>
          <table:table-cell/>
        </table:table-row>
        <table:table-row table:style-name="ro1">
          <table:table-cell office:value-type="string" calcext:value-type="string">
            <text:p>OSK</text:p>
          </table:table-cell>
          <table:table-cell office:value-type="string" calcext:value-type="string">
            <text:p>Oshkosh Corp</text:p>
          </table:table-cell>
          <table:table-cell office:value-type="float" office:value="99.12" calcext:value-type="float">
            <text:p>99.12</text:p>
          </table:table-cell>
          <table:table-cell office:value-type="float" office:value="13.1404263373744" calcext:value-type="float">
            <text:p>13.1404263373744</text:p>
          </table:table-cell>
          <table:table-cell office:value-type="float" office:value="-85.9795736626257" calcext:value-type="float">
            <text:p>-85.9795736626257</text:p>
          </table:table-cell>
          <table:table-cell office:value-type="float" office:value="21.9757764297865" calcext:value-type="float">
            <text:p>21.9757764297865</text:p>
          </table:table-cell>
          <table:table-cell office:value-type="float" office:value="35.1162027671609" calcext:value-type="float">
            <text:p>35.1162027671609</text:p>
          </table:table-cell>
          <table:table-cell office:value-type="float" office:value="21.8865747820478" calcext:value-type="float">
            <text:p>21.8865747820478</text:p>
          </table:table-cell>
          <table:table-cell office:value-type="float" office:value="29.8006619551916" calcext:value-type="float">
            <text:p>29.8006619551916</text:p>
          </table:table-cell>
          <table:table-cell office:value-type="float" office:value="-69.3193380448084" calcext:value-type="float">
            <text:p>-69.3193380448084</text:p>
          </table:table-cell>
          <table:table-cell office:value-type="float" office:value="42.884057730897" calcext:value-type="float">
            <text:p>42.884057730897</text:p>
          </table:table-cell>
          <table:table-cell office:value-type="float" office:value="-56.235942269103" calcext:value-type="float">
            <text:p>-56.235942269103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front Media Inc</text:p>
          </table:table-cell>
          <table:table-cell office:value-type="float" office:value="21.3" calcext:value-type="float">
            <text:p>21.3</text:p>
          </table:table-cell>
          <table:table-cell office:value-type="float" office:value="4.48524402490096" calcext:value-type="float">
            <text:p>4.48524402490096</text:p>
          </table:table-cell>
          <table:table-cell office:value-type="float" office:value="-16.814755975099" calcext:value-type="float">
            <text:p>-16.814755975099</text:p>
          </table:table-cell>
          <table:table-cell office:value-type="float" office:value="0" calcext:value-type="float">
            <text:p>0</text:p>
          </table:table-cell>
          <table:table-cell office:value-type="float" office:value="4.48524402490096" calcext:value-type="float">
            <text:p>4.48524402490096</text:p>
          </table:table-cell>
          <table:table-cell office:value-type="float" office:value="-11.5302205536702" calcext:value-type="float">
            <text:p>-11.5302205536702</text:p>
          </table:table-cell>
          <table:table-cell office:value-type="float" office:value="2.63104774538803" calcext:value-type="float">
            <text:p>2.63104774538803</text:p>
          </table:table-cell>
          <table:table-cell office:value-type="float" office:value="-18.668952254612" calcext:value-type="float">
            <text:p>-18.668952254612</text:p>
          </table:table-cell>
          <table:table-cell office:value-type="float" office:value="9.41291949961848" calcext:value-type="float">
            <text:p>9.41291949961848</text:p>
          </table:table-cell>
          <table:table-cell office:value-type="float" office:value="-11.8870805003815" calcext:value-type="float">
            <text:p>-11.8870805003815</text:p>
          </table:table-cell>
          <table:table-cell/>
        </table:table-row>
        <table:table-row table:style-name="ro1">
          <table:table-cell office:value-type="string" calcext:value-type="string">
            <text:p>OXM</text:p>
          </table:table-cell>
          <table:table-cell office:value-type="string" calcext:value-type="string">
            <text:p>Oxford Industries</text:p>
          </table:table-cell>
          <table:table-cell office:value-type="float" office:value="75.8" calcext:value-type="float">
            <text:p>75.8</text:p>
          </table:table-cell>
          <table:table-cell office:value-type="float" office:value="3.14335272201102" calcext:value-type="float">
            <text:p>3.14335272201102</text:p>
          </table:table-cell>
          <table:table-cell office:value-type="float" office:value="-72.656647277989" calcext:value-type="float">
            <text:p>-72.656647277989</text:p>
          </table:table-cell>
          <table:table-cell office:value-type="float" office:value="8.80975078426861" calcext:value-type="float">
            <text:p>8.80975078426861</text:p>
          </table:table-cell>
          <table:table-cell office:value-type="float" office:value="11.9531035062796" calcext:value-type="float">
            <text:p>11.9531035062796</text:p>
          </table:table-cell>
          <table:table-cell office:value-type="float" office:value="14.1335671702037" calcext:value-type="float">
            <text:p>14.1335671702037</text:p>
          </table:table-cell>
          <table:table-cell office:value-type="float" office:value="5.09809391559188" calcext:value-type="float">
            <text:p>5.09809391559188</text:p>
          </table:table-cell>
          <table:table-cell office:value-type="float" office:value="-70.7019060844081" calcext:value-type="float">
            <text:p>-70.7019060844081</text:p>
          </table:table-cell>
          <table:table-cell office:value-type="float" office:value="24.8138352297042" calcext:value-type="float">
            <text:p>24.8138352297042</text:p>
          </table:table-cell>
          <table:table-cell office:value-type="float" office:value="-50.9861647702958" calcext:value-type="float">
            <text:p>-50.9861647702958</text:p>
          </table:table-cell>
          <table:table-cell/>
        </table:table-row>
        <table:table-row table:style-name="ro1">
          <table:table-cell office:value-type="string" calcext:value-type="string">
            <text:p>OXY</text:p>
          </table:table-cell>
          <table:table-cell office:value-type="string" calcext:value-type="string">
            <text:p>Occidental Petroleum Corp.</text:p>
          </table:table-cell>
          <table:table-cell office:value-type="float" office:value="25.39" calcext:value-type="float">
            <text:p>25.39</text:p>
          </table:table-cell>
          <table:table-cell office:value-type="float" office:value="2.03606171348156" calcext:value-type="float">
            <text:p>2.03606171348156</text:p>
          </table:table-cell>
          <table:table-cell office:value-type="float" office:value="-23.3539382865184" calcext:value-type="float">
            <text:p>-23.3539382865184</text:p>
          </table:table-cell>
          <table:table-cell office:value-type="float" office:value="1.78262787150812" calcext:value-type="float">
            <text:p>1.78262787150812</text:p>
          </table:table-cell>
          <table:table-cell office:value-type="float" office:value="3.81868958498968" calcext:value-type="float">
            <text:p>3.81868958498968</text:p>
          </table:table-cell>
          <table:table-cell office:value-type="float" office:value="10.8439615942705" calcext:value-type="float">
            <text:p>10.8439615942705</text:p>
          </table:table-cell>
          <table:table-cell office:value-type="float" office:value="0.208331209079864" calcext:value-type="float">
            <text:p>0.208331209079864</text:p>
          </table:table-cell>
          <table:table-cell office:value-type="float" office:value="-25.1816687909201" calcext:value-type="float">
            <text:p>-25.1816687909201</text:p>
          </table:table-cell>
          <table:table-cell office:value-type="float" office:value="21.3271021253923" calcext:value-type="float">
            <text:p>21.3271021253923</text:p>
          </table:table-cell>
          <table:table-cell office:value-type="float" office:value="-4.06289787460769" calcext:value-type="float">
            <text:p>-4.06289787460769</text:p>
          </table:table-cell>
          <table:table-cell/>
        </table:table-row>
        <table:table-row table:style-name="ro1">
          <table:table-cell office:value-type="string" calcext:value-type="string">
            <text:p>PAG</text:p>
          </table:table-cell>
          <table:table-cell office:value-type="string" calcext:value-type="string">
            <text:p>Penske Automotive Group Inc</text:p>
          </table:table-cell>
          <table:table-cell office:value-type="float" office:value="66.14" calcext:value-type="float">
            <text:p>66.14</text:p>
          </table:table-cell>
          <table:table-cell office:value-type="float" office:value="1.15390746864555" calcext:value-type="float">
            <text:p>1.15390746864555</text:p>
          </table:table-cell>
          <table:table-cell office:value-type="float" office:value="-64.9860925313544" calcext:value-type="float">
            <text:p>-64.9860925313544</text:p>
          </table:table-cell>
          <table:table-cell office:value-type="float" office:value="39.9535793108051" calcext:value-type="float">
            <text:p>39.9535793108051</text:p>
          </table:table-cell>
          <table:table-cell office:value-type="float" office:value="41.1074867794506" calcext:value-type="float">
            <text:p>41.1074867794506</text:p>
          </table:table-cell>
          <table:table-cell office:value-type="float" office:value="7.57819705406054" calcext:value-type="float">
            <text:p>7.57819705406054</text:p>
          </table:table-cell>
          <table:table-cell office:value-type="float" office:value="2.99866568712744" calcext:value-type="float">
            <text:p>2.99866568712744</text:p>
          </table:table-cell>
          <table:table-cell office:value-type="float" office:value="-63.1413343128726" calcext:value-type="float">
            <text:p>-63.1413343128726</text:p>
          </table:table-cell>
          <table:table-cell office:value-type="float" office:value="38.1436748238464" calcext:value-type="float">
            <text:p>38.1436748238464</text:p>
          </table:table-cell>
          <table:table-cell office:value-type="float" office:value="-27.9963251761536" calcext:value-type="float">
            <text:p>-27.9963251761536</text:p>
          </table:table-cell>
          <table:table-cell/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 Inc</text:p>
          </table:table-cell>
          <table:table-cell office:value-type="float" office:value="395.12" calcext:value-type="float">
            <text:p>395.12</text:p>
          </table:table-cell>
          <table:table-cell office:value-type="float" office:value="39.2303577022927" calcext:value-type="float">
            <text:p>39.2303577022927</text:p>
          </table:table-cell>
          <table:table-cell office:value-type="float" office:value="-355.889642297707" calcext:value-type="float">
            <text:p>-355.889642297707</text:p>
          </table:table-cell>
          <table:table-cell office:value-type="float" office:value="0" calcext:value-type="float">
            <text:p>0</text:p>
          </table:table-cell>
          <table:table-cell office:value-type="float" office:value="39.2303577022927" calcext:value-type="float">
            <text:p>39.2303577022927</text:p>
          </table:table-cell>
          <table:table-cell office:value-type="float" office:value="-11.1929722746842" calcext:value-type="float">
            <text:p>-11.1929722746842</text:p>
          </table:table-cell>
          <table:table-cell office:value-type="float" office:value="25.5147011311538" calcext:value-type="float">
            <text:p>25.5147011311538</text:p>
          </table:table-cell>
          <table:table-cell office:value-type="float" office:value="-369.605298868846" calcext:value-type="float">
            <text:p>-369.605298868846</text:p>
          </table:table-cell>
          <table:table-cell office:value-type="float" office:value="11.5331682897663" calcext:value-type="float">
            <text:p>11.5331682897663</text:p>
          </table:table-cell>
          <table:table-cell office:value-type="float" office:value="-383.586831710234" calcext:value-type="float">
            <text:p>-383.586831710234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ar Technology Corp.</text:p>
          </table:table-cell>
          <table:table-cell office:value-type="float" office:value="83.64" calcext:value-type="float">
            <text:p>83.64</text:p>
          </table:table-cell>
          <table:table-cell office:value-type="float" office:value="2.57925012587462" calcext:value-type="float">
            <text:p>2.57925012587462</text:p>
          </table:table-cell>
          <table:table-cell office:value-type="float" office:value="-81.0607498741254" calcext:value-type="float">
            <text:p>-81.0607498741254</text:p>
          </table:table-cell>
          <table:table-cell office:value-type="float" office:value="1.25425896624229" calcext:value-type="float">
            <text:p>1.25425896624229</text:p>
          </table:table-cell>
          <table:table-cell office:value-type="float" office:value="3.83350909211691" calcext:value-type="float">
            <text:p>3.83350909211691</text:p>
          </table:table-cell>
          <table:table-cell office:value-type="float" office:value="-0.401818071802475" calcext:value-type="float">
            <text:p>-0.401818071802475</text:p>
          </table:table-cell>
          <table:table-cell office:value-type="float" office:value="3.92774158259142" calcext:value-type="float">
            <text:p>3.92774158259142</text:p>
          </table:table-cell>
          <table:table-cell office:value-type="float" office:value="-79.7122584174086" calcext:value-type="float">
            <text:p>-79.7122584174086</text:p>
          </table:table-cell>
          <table:table-cell office:value-type="float" office:value="3.0890400350691" calcext:value-type="float">
            <text:p>3.0890400350691</text:p>
          </table:table-cell>
          <table:table-cell office:value-type="float" office:value="-80.5509599649309" calcext:value-type="float">
            <text:p>-80.5509599649309</text:p>
          </table:table-cell>
          <table:table-cell/>
        </table:table-row>
        <table:table-row table:style-name="ro1">
          <table:table-cell office:value-type="string" calcext:value-type="string">
            <text:p>PAYC</text:p>
          </table:table-cell>
          <table:table-cell office:value-type="string" calcext:value-type="string">
            <text:p>Paycom Software Inc</text:p>
          </table:table-cell>
          <table:table-cell office:value-type="float" office:value="412.98" calcext:value-type="float">
            <text:p>412.98</text:p>
          </table:table-cell>
          <table:table-cell office:value-type="float" office:value="1.94006306102192" calcext:value-type="float">
            <text:p>1.94006306102192</text:p>
          </table:table-cell>
          <table:table-cell office:value-type="float" office:value="-411.039936938978" calcext:value-type="float">
            <text:p>-411.039936938978</text:p>
          </table:table-cell>
          <table:table-cell office:value-type="float" office:value="0.0235163302028415" calcext:value-type="float">
            <text:p>0.023516330202842</text:p>
          </table:table-cell>
          <table:table-cell office:value-type="float" office:value="1.96357939122476" calcext:value-type="float">
            <text:p>1.96357939122476</text:p>
          </table:table-cell>
          <table:table-cell office:value-type="float" office:value="9.12563498577766" calcext:value-type="float">
            <text:p>9.12563498577766</text:p>
          </table:table-cell>
          <table:table-cell office:value-type="float" office:value="2.09881538024735" calcext:value-type="float">
            <text:p>2.09881538024735</text:p>
          </table:table-cell>
          <table:table-cell office:value-type="float" office:value="-410.881184619753" calcext:value-type="float">
            <text:p>-410.881184619753</text:p>
          </table:table-cell>
          <table:table-cell office:value-type="float" office:value="10.0124364813411" calcext:value-type="float">
            <text:p>10.0124364813411</text:p>
          </table:table-cell>
          <table:table-cell office:value-type="float" office:value="-402.967563518659" calcext:value-type="float">
            <text:p>-402.967563518659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string" calcext:value-type="string">
            <text:p>Prosperity Bancshares Inc.</text:p>
          </table:table-cell>
          <table:table-cell office:value-type="float" office:value="71.33" calcext:value-type="float">
            <text:p>71.33</text:p>
          </table:table-cell>
          <table:table-cell office:value-type="float" office:value="0" calcext:value-type="float">
            <text:p>0</text:p>
          </table:table-cell>
          <table:table-cell office:value-type="float" office:value="-71.33" calcext:value-type="float">
            <text:p>-7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4592640477394" calcext:value-type="float">
            <text:p>29.4592640477394</text:p>
          </table:table-cell>
          <table:table-cell office:value-type="float" office:value="22.418056685801" calcext:value-type="float">
            <text:p>22.418056685801</text:p>
          </table:table-cell>
          <table:table-cell office:value-type="float" office:value="-48.911943314199" calcext:value-type="float">
            <text:p>-48.911943314199</text:p>
          </table:table-cell>
          <table:table-cell office:value-type="float" office:value="65.2006376330971" calcext:value-type="float">
            <text:p>65.2006376330971</text:p>
          </table:table-cell>
          <table:table-cell office:value-type="float" office:value="-6.12936236690291" calcext:value-type="float">
            <text:p>-6.12936236690291</text:p>
          </table:table-cell>
          <table:table-cell/>
        </table:table-row>
        <table:table-row table:style-name="ro1">
          <table:table-cell office:value-type="string" calcext:value-type="string">
            <text:p>PBF</text:p>
          </table:table-cell>
          <table:table-cell office:value-type="string" calcext:value-type="string">
            <text:p>PBF Energy Inc</text:p>
          </table:table-cell>
          <table:table-cell office:value-type="float" office:value="10.55" calcext:value-type="float">
            <text:p>10.55</text:p>
          </table:table-cell>
          <table:table-cell office:value-type="float" office:value="10.6769527693765" calcext:value-type="float">
            <text:p>10.6769527693765</text:p>
          </table:table-cell>
          <table:table-cell office:value-type="float" office:value="0.126952769376453" calcext:value-type="float">
            <text:p>0.126952769376453</text:p>
          </table:table-cell>
          <table:table-cell office:value-type="float" office:value="12.3668182084716" calcext:value-type="float">
            <text:p>12.3668182084716</text:p>
          </table:table-cell>
          <table:table-cell office:value-type="float" office:value="23.043770977848" calcext:value-type="float">
            <text:p>23.043770977848</text:p>
          </table:table-cell>
          <table:table-cell office:value-type="float" office:value="16.1111604474124" calcext:value-type="float">
            <text:p>16.1111604474124</text:p>
          </table:table-cell>
          <table:table-cell office:value-type="float" office:value="11.2937952769476" calcext:value-type="float">
            <text:p>11.2937952769476</text:p>
          </table:table-cell>
          <table:table-cell office:value-type="float" office:value="0.743795276947633" calcext:value-type="float">
            <text:p>0.743795276947633</text:p>
          </table:table-cell>
          <table:table-cell office:value-type="float" office:value="16.1111604474124" calcext:value-type="float">
            <text:p>16.1111604474124</text:p>
          </table:table-cell>
          <table:table-cell office:value-type="float" office:value="5.56116044741244" calcext:value-type="float">
            <text:p>5.56116044741244</text:p>
          </table:table-cell>
          <table:table-cell/>
        </table:table-row>
        <table:table-row table:style-name="ro1">
          <table:table-cell office:value-type="string" calcext:value-type="string">
            <text:p>PBH</text:p>
          </table:table-cell>
          <table:table-cell office:value-type="string" calcext:value-type="string">
            <text:p>Prestige Consumer Healthcare Inc</text:p>
          </table:table-cell>
          <table:table-cell office:value-type="float" office:value="43.66" calcext:value-type="float">
            <text:p>43.66</text:p>
          </table:table-cell>
          <table:table-cell office:value-type="float" office:value="1.24542883518201" calcext:value-type="float">
            <text:p>1.24542883518201</text:p>
          </table:table-cell>
          <table:table-cell office:value-type="float" office:value="-42.414571164818" calcext:value-type="float">
            <text:p>-42.414571164818</text:p>
          </table:table-cell>
          <table:table-cell office:value-type="float" office:value="2.34656737087552" calcext:value-type="float">
            <text:p>2.34656737087552</text:p>
          </table:table-cell>
          <table:table-cell office:value-type="float" office:value="3.59199620605754" calcext:value-type="float">
            <text:p>3.59199620605754</text:p>
          </table:table-cell>
          <table:table-cell office:value-type="float" office:value="-34.8555428491853" calcext:value-type="float">
            <text:p>-34.8555428491853</text:p>
          </table:table-cell>
          <table:table-cell office:value-type="float" office:value="3.51045564209364" calcext:value-type="float">
            <text:p>3.51045564209364</text:p>
          </table:table-cell>
          <table:table-cell office:value-type="float" office:value="-40.1495443579064" calcext:value-type="float">
            <text:p>-40.1495443579064</text:p>
          </table:table-cell>
          <table:table-cell office:value-type="float" office:value="26.5361993578149" calcext:value-type="float">
            <text:p>26.5361993578149</text:p>
          </table:table-cell>
          <table:table-cell office:value-type="float" office:value="-17.1238006421851" calcext:value-type="float">
            <text:p>-17.1238006421851</text:p>
          </table:table-cell>
          <table:table-cell/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Pitney Bowes</text:p>
          </table:table-cell>
          <table:table-cell office:value-type="float" office:value="9.02" calcext:value-type="float">
            <text:p>9.02</text:p>
          </table:table-cell>
          <table:table-cell office:value-type="float" office:value="4.73899982796357" calcext:value-type="float">
            <text:p>4.73899982796357</text:p>
          </table:table-cell>
          <table:table-cell office:value-type="float" office:value="-4.28100017203643" calcext:value-type="float">
            <text:p>-4.28100017203643</text:p>
          </table:table-cell>
          <table:table-cell office:value-type="float" office:value="0.386889902845368" calcext:value-type="float">
            <text:p>0.386889902845368</text:p>
          </table:table-cell>
          <table:table-cell office:value-type="float" office:value="5.12588973080893" calcext:value-type="float">
            <text:p>5.12588973080893</text:p>
          </table:table-cell>
          <table:table-cell office:value-type="float" office:value="-7.10832066369128" calcext:value-type="float">
            <text:p>-7.10832066369128</text:p>
          </table:table-cell>
          <table:table-cell office:value-type="float" office:value="1.9906569791339" calcext:value-type="float">
            <text:p>1.9906569791339</text:p>
          </table:table-cell>
          <table:table-cell office:value-type="float" office:value="-7.0293430208661" calcext:value-type="float">
            <text:p>-7.0293430208661</text:p>
          </table:table-cell>
          <table:table-cell office:value-type="float" office:value="0.45708280172365" calcext:value-type="float">
            <text:p>0.45708280172365</text:p>
          </table:table-cell>
          <table:table-cell office:value-type="float" office:value="-8.56291719827635" calcext:value-type="float">
            <text:p>-8.56291719827635</text:p>
          </table:table-cell>
          <table:table-cell/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etroleo Brasileiro S.A. Petrobras</text:p>
          </table:table-cell>
          <table:table-cell office:value-type="float" office:value="10.55" calcext:value-type="float">
            <text:p>10.55</text:p>
          </table:table-cell>
          <table:table-cell office:value-type="float" office:value="14.0523190462513" calcext:value-type="float">
            <text:p>14.0523190462513</text:p>
          </table:table-cell>
          <table:table-cell office:value-type="float" office:value="3.50231904625134" calcext:value-type="float">
            <text:p>3.50231904625134</text:p>
          </table:table-cell>
          <table:table-cell office:value-type="float" office:value="3.53956815848708" calcext:value-type="float">
            <text:p>3.53956815848708</text:p>
          </table:table-cell>
          <table:table-cell office:value-type="float" office:value="17.5918872047384" calcext:value-type="float">
            <text:p>17.5918872047384</text:p>
          </table:table-cell>
          <table:table-cell office:value-type="float" office:value="21.0759131072055" calcext:value-type="float">
            <text:p>21.0759131072055</text:p>
          </table:table-cell>
          <table:table-cell office:value-type="float" office:value="7.40866993294695" calcext:value-type="float">
            <text:p>7.40866993294695</text:p>
          </table:table-cell>
          <table:table-cell office:value-type="float" office:value="-3.14133006705305" calcext:value-type="float">
            <text:p>-3.14133006705305</text:p>
          </table:table-cell>
          <table:table-cell office:value-type="float" office:value="31.1403494804408" calcext:value-type="float">
            <text:p>31.1403494804408</text:p>
          </table:table-cell>
          <table:table-cell office:value-type="float" office:value="20.5903494804408" calcext:value-type="float">
            <text:p>20.5903494804408</text:p>
          </table:table-cell>
          <table:table-cell/>
        </table:table-row>
        <table:table-row table:style-name="ro1">
          <table:table-cell office:value-type="string" calcext:value-type="string">
            <text:p>PBYI</text:p>
          </table:table-cell>
          <table:table-cell office:value-type="string" calcext:value-type="string">
            <text:p>Puma Biotechnology Inc</text:p>
          </table:table-cell>
          <table:table-cell office:value-type="float" office:value="12" calcext:value-type="float">
            <text:p>12</text:p>
          </table:table-cell>
          <table:table-cell office:value-type="float" office:value="2.69782297767458" calcext:value-type="float">
            <text:p>2.69782297767458</text:p>
          </table:table-cell>
          <table:table-cell office:value-type="float" office:value="-9.30217702232542" calcext:value-type="float">
            <text:p>-9.30217702232542</text:p>
          </table:table-cell>
          <table:table-cell office:value-type="float" office:value="0.0727068221759379" calcext:value-type="float">
            <text:p>0.072706822175938</text:p>
          </table:table-cell>
          <table:table-cell office:value-type="float" office:value="2.77052979985052" calcext:value-type="float">
            <text:p>2.77052979985052</text:p>
          </table:table-cell>
          <table:table-cell office:value-type="float" office:value="-1.37680213767614" calcext:value-type="float">
            <text:p>-1.37680213767614</text:p>
          </table:table-cell>
          <table:table-cell office:value-type="float" office:value="1.62711379492869" calcext:value-type="float">
            <text:p>1.62711379492869</text:p>
          </table:table-cell>
          <table:table-cell office:value-type="float" office:value="-10.3728862050713" calcext:value-type="float">
            <text:p>-10.3728862050713</text:p>
          </table:table-cell>
          <table:table-cell office:value-type="float" office:value="0.58857065353977" calcext:value-type="float">
            <text:p>0.58857065353977</text:p>
          </table:table-cell>
          <table:table-cell office:value-type="float" office:value="-11.4114293464602" calcext:value-type="float">
            <text:p>-11.4114293464602</text:p>
          </table:table-cell>
          <table:table-cell/>
        </table:table-row>
        <table:table-row table:style-name="ro1">
          <table:table-cell office:value-type="string" calcext:value-type="string">
            <text:p>PCG</text:p>
          </table:table-cell>
          <table:table-cell office:value-type="string" calcext:value-type="string">
            <text:p>PG&amp;E Corp.</text:p>
          </table:table-cell>
          <table:table-cell office:value-type="float" office:value="11.8" calcext:value-type="float">
            <text:p>11.8</text:p>
          </table:table-cell>
          <table:table-cell office:value-type="float" office:value="0.23380428767828" calcext:value-type="float">
            <text:p>0.23380428767828</text:p>
          </table:table-cell>
          <table:table-cell office:value-type="float" office:value="-11.5661957123217" calcext:value-type="float">
            <text:p>-11.5661957123217</text:p>
          </table:table-cell>
          <table:table-cell office:value-type="float" office:value="1.12719868865585" calcext:value-type="float">
            <text:p>1.12719868865585</text:p>
          </table:table-cell>
          <table:table-cell office:value-type="float" office:value="1.36100297633413" calcext:value-type="float">
            <text:p>1.36100297633413</text:p>
          </table:table-cell>
          <table:table-cell office:value-type="float" office:value="10.4869285240525" calcext:value-type="float">
            <text:p>10.4869285240525</text:p>
          </table:table-cell>
          <table:table-cell office:value-type="float" office:value="-1.77519936528142" calcext:value-type="float">
            <text:p>-1.77519936528142</text:p>
          </table:table-cell>
          <table:table-cell office:value-type="float" office:value="-13.5751993652814" calcext:value-type="float">
            <text:p>-13.5751993652814</text:p>
          </table:table-cell>
          <table:table-cell office:value-type="float" office:value="10.4869285240525" calcext:value-type="float">
            <text:p>10.4869285240525</text:p>
          </table:table-cell>
          <table:table-cell office:value-type="float" office:value="-1.3130714759475" calcext:value-type="float">
            <text:p>-1.3130714759475</text:p>
          </table:table-cell>
          <table:table-cell/>
        </table:table-row>
        <table:table-row table:style-name="ro1">
          <table:table-cell office:value-type="string" calcext:value-type="string">
            <text:p>PDM</text:p>
          </table:table-cell>
          <table:table-cell office:value-type="string" calcext:value-type="string">
            <text:p>Piedmont Office Realty Trust Inc</text:p>
          </table:table-cell>
          <table:table-cell office:value-type="float" office:value="17.29" calcext:value-type="float">
            <text:p>17.29</text:p>
          </table:table-cell>
          <table:table-cell office:value-type="float" office:value="0.190099463168574" calcext:value-type="float">
            <text:p>0.190099463168574</text:p>
          </table:table-cell>
          <table:table-cell office:value-type="float" office:value="-17.0999005368314" calcext:value-type="float">
            <text:p>-17.0999005368314</text:p>
          </table:table-cell>
          <table:table-cell office:value-type="float" office:value="0" calcext:value-type="float">
            <text:p>0</text:p>
          </table:table-cell>
          <table:table-cell office:value-type="float" office:value="0.190099463168574" calcext:value-type="float">
            <text:p>0.190099463168574</text:p>
          </table:table-cell>
          <table:table-cell office:value-type="float" office:value="13.7333412828415" calcext:value-type="float">
            <text:p>13.7333412828415</text:p>
          </table:table-cell>
          <table:table-cell office:value-type="float" office:value="0.410541206458888" calcext:value-type="float">
            <text:p>0.410541206458888</text:p>
          </table:table-cell>
          <table:table-cell office:value-type="float" office:value="-16.8794587935411" calcext:value-type="float">
            <text:p>-16.8794587935411</text:p>
          </table:table-cell>
          <table:table-cell office:value-type="float" office:value="15.2999281227566" calcext:value-type="float">
            <text:p>15.2999281227566</text:p>
          </table:table-cell>
          <table:table-cell office:value-type="float" office:value="-1.99007187724339" calcext:value-type="float">
            <text:p>-1.99007187724339</text:p>
          </table:table-cell>
          <table:table-cell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arsley Energy Inc</text:p>
          </table:table-cell>
          <table:table-cell office:value-type="float" office:value="16.93" calcext:value-type="float">
            <text:p>16.93</text:p>
          </table:table-cell>
          <table:table-cell office:value-type="float" office:value="0.0123117320737028" calcext:value-type="float">
            <text:p>0.012311732073703</text:p>
          </table:table-cell>
          <table:table-cell office:value-type="float" office:value="-16.9176882679263" calcext:value-type="float">
            <text:p>-16.9176882679263</text:p>
          </table:table-cell>
          <table:table-cell office:value-type="float" office:value="0" calcext:value-type="float">
            <text:p>0</text:p>
          </table:table-cell>
          <table:table-cell office:value-type="float" office:value="0.0123117320737028" calcext:value-type="float">
            <text:p>0.012311732073703</text:p>
          </table:table-cell>
          <table:table-cell office:value-type="float" office:value="10.0772979501301" calcext:value-type="float">
            <text:p>10.0772979501301</text:p>
          </table:table-cell>
          <table:table-cell office:value-type="float" office:value="-0.893722944740993" calcext:value-type="float">
            <text:p>-0.893722944740993</text:p>
          </table:table-cell>
          <table:table-cell office:value-type="float" office:value="-17.823722944741" calcext:value-type="float">
            <text:p>-17.823722944741</text:p>
          </table:table-cell>
          <table:table-cell office:value-type="float" office:value="10.0772979501301" calcext:value-type="float">
            <text:p>10.0772979501301</text:p>
          </table:table-cell>
          <table:table-cell office:value-type="float" office:value="-6.85270204986985" calcext:value-type="float">
            <text:p>-6.85270204986985</text:p>
          </table:table-cell>
          <table:table-cell/>
        </table:table-row>
        <table:table-row table:style-name="ro1">
          <table:table-cell office:value-type="string" calcext:value-type="string">
            <text:p>PEB</text:p>
          </table:table-cell>
          <table:table-cell office:value-type="string" calcext:value-type="string">
            <text:p>Pebblebrook Hotel Trust</text:p>
          </table:table-cell>
          <table:table-cell office:value-type="float" office:value="21.59" calcext:value-type="float">
            <text:p>21.59</text:p>
          </table:table-cell>
          <table:table-cell office:value-type="float" office:value="1.56246103214028" calcext:value-type="float">
            <text:p>1.56246103214028</text:p>
          </table:table-cell>
          <table:table-cell office:value-type="float" office:value="-20.0275389678597" calcext:value-type="float">
            <text:p>-20.0275389678597</text:p>
          </table:table-cell>
          <table:table-cell office:value-type="float" office:value="0" calcext:value-type="float">
            <text:p>0</text:p>
          </table:table-cell>
          <table:table-cell office:value-type="float" office:value="1.56246103214028" calcext:value-type="float">
            <text:p>1.56246103214028</text:p>
          </table:table-cell>
          <table:table-cell office:value-type="float" office:value="25.6083951087094" calcext:value-type="float">
            <text:p>25.6083951087094</text:p>
          </table:table-cell>
          <table:table-cell office:value-type="float" office:value="-0.0856877574934108" calcext:value-type="float">
            <text:p>-0.085687757493411</text:p>
          </table:table-cell>
          <table:table-cell office:value-type="float" office:value="-21.6756877574934" calcext:value-type="float">
            <text:p>-21.6756877574934</text:p>
          </table:table-cell>
          <table:table-cell office:value-type="float" office:value="25.6099533456971" calcext:value-type="float">
            <text:p>25.6099533456971</text:p>
          </table:table-cell>
          <table:table-cell office:value-type="float" office:value="4.01995334569713" calcext:value-type="float">
            <text:p>4.01995334569713</text:p>
          </table:table-cell>
          <table:table-cell/>
        </table:table-row>
        <table:table-row table:style-name="ro1">
          <table:table-cell office:value-type="string" calcext:value-type="string">
            <text:p>PEI</text:p>
          </table:table-cell>
          <table:table-cell office:value-type="string" calcext:value-type="string">
            <text:p>Pennsylvania Real Estate Investment Trust</text:p>
          </table:table-cell>
          <table:table-cell office:value-type="float" office:value="2.57" calcext:value-type="float">
            <text:p>2.57</text:p>
          </table:table-cell>
          <table:table-cell office:value-type="float" office:value="0.457308216673093" calcext:value-type="float">
            <text:p>0.457308216673093</text:p>
          </table:table-cell>
          <table:table-cell office:value-type="float" office:value="-2.11269178332691" calcext:value-type="float">
            <text:p>-2.11269178332691</text:p>
          </table:table-cell>
          <table:table-cell office:value-type="float" office:value="0.0739402749911875" calcext:value-type="float">
            <text:p>0.073940274991188</text:p>
          </table:table-cell>
          <table:table-cell office:value-type="float" office:value="0.531248491664281" calcext:value-type="float">
            <text:p>0.531248491664281</text:p>
          </table:table-cell>
          <table:table-cell office:value-type="float" office:value="3.84229174267673" calcext:value-type="float">
            <text:p>3.84229174267673</text:p>
          </table:table-cell>
          <table:table-cell office:value-type="float" office:value="-0.858554592471215" calcext:value-type="float">
            <text:p>-0.858554592471215</text:p>
          </table:table-cell>
          <table:table-cell office:value-type="float" office:value="-3.42855459247122" calcext:value-type="float">
            <text:p>-3.42855459247122</text:p>
          </table:table-cell>
          <table:table-cell office:value-type="float" office:value="3.9920330579539" calcext:value-type="float">
            <text:p>3.9920330579539</text:p>
          </table:table-cell>
          <table:table-cell office:value-type="float" office:value="1.4220330579539" calcext:value-type="float">
            <text:p>1.4220330579539</text:p>
          </table:table-cell>
          <table:table-cell/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PepsiCo Inc</text:p>
          </table:table-cell>
          <table:table-cell office:value-type="float" office:value="133.87" calcext:value-type="float">
            <text:p>133.87</text:p>
          </table:table-cell>
          <table:table-cell office:value-type="float" office:value="6.92297780410901" calcext:value-type="float">
            <text:p>6.92297780410901</text:p>
          </table:table-cell>
          <table:table-cell office:value-type="float" office:value="-126.947022195891" calcext:value-type="float">
            <text:p>-126.947022195891</text:p>
          </table:table-cell>
          <table:table-cell office:value-type="float" office:value="3.02404600552223" calcext:value-type="float">
            <text:p>3.02404600552223</text:p>
          </table:table-cell>
          <table:table-cell office:value-type="float" office:value="9.94702380963124" calcext:value-type="float">
            <text:p>9.94702380963124</text:p>
          </table:table-cell>
          <table:table-cell office:value-type="float" office:value="-17.8441909309555" calcext:value-type="float">
            <text:p>-17.8441909309555</text:p>
          </table:table-cell>
          <table:table-cell office:value-type="float" office:value="-0.26891684277295" calcext:value-type="float">
            <text:p>-0.26891684277295</text:p>
          </table:table-cell>
          <table:table-cell office:value-type="float" office:value="-134.138916842773" calcext:value-type="float">
            <text:p>-134.138916842773</text:p>
          </table:table-cell>
          <table:table-cell office:value-type="float" office:value="9.7520409775398" calcext:value-type="float">
            <text:p>9.7520409775398</text:p>
          </table:table-cell>
          <table:table-cell office:value-type="float" office:value="-124.11795902246" calcext:value-type="float">
            <text:p>-124.11795902246</text:p>
          </table:table-cell>
          <table:table-cell/>
        </table:table-row>
        <table:table-row table:style-name="ro1">
          <table:table-cell office:value-type="string" calcext:value-type="string">
            <text:p>PFE</text:p>
          </table:table-cell>
          <table:table-cell office:value-type="string" calcext:value-type="string">
            <text:p>Pfizer Inc.</text:p>
          </table:table-cell>
          <table:table-cell office:value-type="float" office:value="34.72" calcext:value-type="float">
            <text:p>34.72</text:p>
          </table:table-cell>
          <table:table-cell office:value-type="float" office:value="1.8888540630384" calcext:value-type="float">
            <text:p>1.8888540630384</text:p>
          </table:table-cell>
          <table:table-cell office:value-type="float" office:value="-32.8311459369616" calcext:value-type="float">
            <text:p>-32.8311459369616</text:p>
          </table:table-cell>
          <table:table-cell office:value-type="float" office:value="1.67224483435965" calcext:value-type="float">
            <text:p>1.67224483435965</text:p>
          </table:table-cell>
          <table:table-cell office:value-type="float" office:value="3.56109889739806" calcext:value-type="float">
            <text:p>3.56109889739806</text:p>
          </table:table-cell>
          <table:table-cell office:value-type="float" office:value="-4.60060730545939" calcext:value-type="float">
            <text:p>-4.60060730545939</text:p>
          </table:table-cell>
          <table:table-cell office:value-type="float" office:value="2.4438702345284" calcext:value-type="float">
            <text:p>2.4438702345284</text:p>
          </table:table-cell>
          <table:table-cell office:value-type="float" office:value="-32.2761297654716" calcext:value-type="float">
            <text:p>-32.2761297654716</text:p>
          </table:table-cell>
          <table:table-cell office:value-type="float" office:value="11.7402561759879" calcext:value-type="float">
            <text:p>11.7402561759879</text:p>
          </table:table-cell>
          <table:table-cell office:value-type="float" office:value="-22.9797438240121" calcext:value-type="float">
            <text:p>-22.9797438240121</text:p>
          </table:table-cell>
          <table:table-cell/>
        </table:table-row>
        <table:table-row table:style-name="ro1">
          <table:table-cell office:value-type="string" calcext:value-type="string">
            <text:p>PFG</text:p>
          </table:table-cell>
          <table:table-cell office:value-type="string" calcext:value-type="string">
            <text:p>Principal Financial Group Inc</text:p>
          </table:table-cell>
          <table:table-cell office:value-type="float" office:value="54.13" calcext:value-type="float">
            <text:p>54.13</text:p>
          </table:table-cell>
          <table:table-cell office:value-type="float" office:value="0" calcext:value-type="float">
            <text:p>0</text:p>
          </table:table-cell>
          <table:table-cell office:value-type="float" office:value="-54.13" calcext:value-type="float">
            <text:p>-5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427783279014" calcext:value-type="float">
            <text:p>44.7427783279014</text:p>
          </table:table-cell>
          <table:table-cell office:value-type="float" office:value="60.1481899920741" calcext:value-type="float">
            <text:p>60.1481899920741</text:p>
          </table:table-cell>
          <table:table-cell office:value-type="float" office:value="6.01818999207413" calcext:value-type="float">
            <text:p>6.01818999207413</text:p>
          </table:table-cell>
          <table:table-cell office:value-type="float" office:value="56.9686830836189" calcext:value-type="float">
            <text:p>56.9686830836189</text:p>
          </table:table-cell>
          <table:table-cell office:value-type="float" office:value="2.83868308361895" calcext:value-type="float">
            <text:p>2.83868308361895</text:p>
          </table:table-cell>
          <table:table-cell/>
        </table:table-row>
        <table:table-row table:style-name="ro1">
          <table:table-cell office:value-type="string" calcext:value-type="string">
            <text:p>PFS</text:p>
          </table:table-cell>
          <table:table-cell office:value-type="string" calcext:value-type="string">
            <text:p>Provident Financial Services Inc</text:p>
          </table:table-cell>
          <table:table-cell office:value-type="float" office:value="19.59" calcext:value-type="float">
            <text:p>19.59</text:p>
          </table:table-cell>
          <table:table-cell office:value-type="float" office:value="0" calcext:value-type="float">
            <text:p>0</text:p>
          </table:table-cell>
          <table:table-cell office:value-type="float" office:value="-19.59" calcext:value-type="float">
            <text:p>-1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382096360926" calcext:value-type="float">
            <text:p>14.4382096360926</text:p>
          </table:table-cell>
          <table:table-cell office:value-type="float" office:value="9.2599236640347" calcext:value-type="float">
            <text:p>9.2599236640347</text:p>
          </table:table-cell>
          <table:table-cell office:value-type="float" office:value="-10.3300763359653" calcext:value-type="float">
            <text:p>-10.3300763359653</text:p>
          </table:table-cell>
          <table:table-cell office:value-type="float" office:value="20.3834214107805" calcext:value-type="float">
            <text:p>20.3834214107805</text:p>
          </table:table-cell>
          <table:table-cell office:value-type="float" office:value="0.7934214107805" calcext:value-type="float">
            <text:p>0.7934214107805</text:p>
          </table:table-cell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rocter &amp; Gamble Co.</text:p>
          </table:table-cell>
          <table:table-cell office:value-type="float" office:value="127.62" calcext:value-type="float">
            <text:p>127.62</text:p>
          </table:table-cell>
          <table:table-cell office:value-type="float" office:value="4.84918423027712" calcext:value-type="float">
            <text:p>4.84918423027712</text:p>
          </table:table-cell>
          <table:table-cell office:value-type="float" office:value="-122.770815769723" calcext:value-type="float">
            <text:p>-122.770815769723</text:p>
          </table:table-cell>
          <table:table-cell office:value-type="float" office:value="2.41910982830256" calcext:value-type="float">
            <text:p>2.41910982830256</text:p>
          </table:table-cell>
          <table:table-cell office:value-type="float" office:value="7.26829405857968" calcext:value-type="float">
            <text:p>7.26829405857968</text:p>
          </table:table-cell>
          <table:table-cell office:value-type="float" office:value="-7.28900491996015" calcext:value-type="float">
            <text:p>-7.28900491996015</text:p>
          </table:table-cell>
          <table:table-cell office:value-type="float" office:value="-2.87880973188464" calcext:value-type="float">
            <text:p>-2.87880973188464</text:p>
          </table:table-cell>
          <table:table-cell office:value-type="float" office:value="-130.498809731885" calcext:value-type="float">
            <text:p>-130.498809731885</text:p>
          </table:table-cell>
          <table:table-cell office:value-type="float" office:value="19.5660786700429" calcext:value-type="float">
            <text:p>19.5660786700429</text:p>
          </table:table-cell>
          <table:table-cell office:value-type="float" office:value="-108.053921329957" calcext:value-type="float">
            <text:p>-108.053921329957</text:p>
          </table:table-cell>
          <table:table-cell/>
        </table:table-row>
        <table:table-row table:style-name="ro1">
          <table:table-cell office:value-type="string" calcext:value-type="string">
            <text:p>PGR</text:p>
          </table:table-cell>
          <table:table-cell office:value-type="string" calcext:value-type="string">
            <text:p>Progressive Corp.</text:p>
          </table:table-cell>
          <table:table-cell office:value-type="float" office:value="86.27" calcext:value-type="float">
            <text:p>86.27</text:p>
          </table:table-cell>
          <table:table-cell office:value-type="float" office:value="0" calcext:value-type="float">
            <text:p>0</text:p>
          </table:table-cell>
          <table:table-cell office:value-type="float" office:value="-86.27" calcext:value-type="float">
            <text:p>-8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534806256882" calcext:value-type="float">
            <text:p>28.9534806256882</text:p>
          </table:table-cell>
          <table:table-cell office:value-type="float" office:value="24.7135411947488" calcext:value-type="float">
            <text:p>24.7135411947488</text:p>
          </table:table-cell>
          <table:table-cell office:value-type="float" office:value="-61.5564588052512" calcext:value-type="float">
            <text:p>-61.5564588052512</text:p>
          </table:table-cell>
          <table:table-cell office:value-type="float" office:value="30.8867181422078" calcext:value-type="float">
            <text:p>30.8867181422078</text:p>
          </table:table-cell>
          <table:table-cell office:value-type="float" office:value="-55.3832818577922" calcext:value-type="float">
            <text:p>-55.3832818577922</text:p>
          </table:table-cell>
          <table:table-cell/>
        </table:table-row>
        <table:table-row table:style-name="ro1">
          <table:table-cell office:value-type="string" calcext:value-type="string">
            <text:p>PGRE</text:p>
          </table:table-cell>
          <table:table-cell office:value-type="string" calcext:value-type="string">
            <text:p>Paramount Group Inc</text:p>
          </table:table-cell>
          <table:table-cell office:value-type="float" office:value="9.01" calcext:value-type="float">
            <text:p>9.01</text:p>
          </table:table-cell>
          <table:table-cell office:value-type="float" office:value="1.98423023511153" calcext:value-type="float">
            <text:p>1.98423023511153</text:p>
          </table:table-cell>
          <table:table-cell office:value-type="float" office:value="-7.02576976488847" calcext:value-type="float">
            <text:p>-7.02576976488847</text:p>
          </table:table-cell>
          <table:table-cell office:value-type="float" office:value="0" calcext:value-type="float">
            <text:p>0</text:p>
          </table:table-cell>
          <table:table-cell office:value-type="float" office:value="1.98423023511153" calcext:value-type="float">
            <text:p>1.98423023511153</text:p>
          </table:table-cell>
          <table:table-cell office:value-type="float" office:value="16.6818039205902" calcext:value-type="float">
            <text:p>16.6818039205902</text:p>
          </table:table-cell>
          <table:table-cell office:value-type="float" office:value="6.57002910301761" calcext:value-type="float">
            <text:p>6.57002910301761</text:p>
          </table:table-cell>
          <table:table-cell office:value-type="float" office:value="-2.43997089698239" calcext:value-type="float">
            <text:p>-2.43997089698239</text:p>
          </table:table-cell>
          <table:table-cell office:value-type="float" office:value="16.6818039205902" calcext:value-type="float">
            <text:p>16.6818039205902</text:p>
          </table:table-cell>
          <table:table-cell office:value-type="float" office:value="7.67180392059017" calcext:value-type="float">
            <text:p>7.67180392059017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arker-Hannifin Corp.</text:p>
          </table:table-cell>
          <table:table-cell office:value-type="float" office:value="276.24" calcext:value-type="float">
            <text:p>276.24</text:p>
          </table:table-cell>
          <table:table-cell office:value-type="float" office:value="4.71058655226733" calcext:value-type="float">
            <text:p>4.71058655226733</text:p>
          </table:table-cell>
          <table:table-cell office:value-type="float" office:value="-271.529413447733" calcext:value-type="float">
            <text:p>-271.529413447733</text:p>
          </table:table-cell>
          <table:table-cell office:value-type="float" office:value="14.4943532234157" calcext:value-type="float">
            <text:p>14.4943532234157</text:p>
          </table:table-cell>
          <table:table-cell office:value-type="float" office:value="19.204939775683" calcext:value-type="float">
            <text:p>19.204939775683</text:p>
          </table:table-cell>
          <table:table-cell office:value-type="float" office:value="-36.3354948028243" calcext:value-type="float">
            <text:p>-36.3354948028243</text:p>
          </table:table-cell>
          <table:table-cell office:value-type="float" office:value="12.337942565052" calcext:value-type="float">
            <text:p>12.337942565052</text:p>
          </table:table-cell>
          <table:table-cell office:value-type="float" office:value="-263.902057434948" calcext:value-type="float">
            <text:p>-263.902057434948</text:p>
          </table:table-cell>
          <table:table-cell office:value-type="float" office:value="55.0504947797767" calcext:value-type="float">
            <text:p>55.0504947797767</text:p>
          </table:table-cell>
          <table:table-cell office:value-type="float" office:value="-221.189505220223" calcext:value-type="float">
            <text:p>-221.189505220223</text:p>
          </table:table-cell>
          <table:table-cell/>
        </table:table-row>
        <table:table-row table:style-name="ro1">
          <table:table-cell office:value-type="string" calcext:value-type="string">
            <text:p>PHG</text:p>
          </table:table-cell>
          <table:table-cell office:value-type="string" calcext:value-type="string">
            <text:p>Koninklijke Philips N.V.</text:p>
          </table:table-cell>
          <table:table-cell office:value-type="float" office:value="58.33" calcext:value-type="float">
            <text:p>58.33</text:p>
          </table:table-cell>
          <table:table-cell office:value-type="float" office:value="2.54156481229087" calcext:value-type="float">
            <text:p>2.54156481229087</text:p>
          </table:table-cell>
          <table:table-cell office:value-type="float" office:value="-55.7884351877091" calcext:value-type="float">
            <text:p>-55.7884351877091</text:p>
          </table:table-cell>
          <table:table-cell office:value-type="float" office:value="3.08421970258918" calcext:value-type="float">
            <text:p>3.08421970258918</text:p>
          </table:table-cell>
          <table:table-cell office:value-type="float" office:value="5.62578451488005" calcext:value-type="float">
            <text:p>5.62578451488005</text:p>
          </table:table-cell>
          <table:table-cell office:value-type="float" office:value="1.24260105314685" calcext:value-type="float">
            <text:p>1.24260105314685</text:p>
          </table:table-cell>
          <table:table-cell office:value-type="float" office:value="4.26521500732053" calcext:value-type="float">
            <text:p>4.26521500732053</text:p>
          </table:table-cell>
          <table:table-cell office:value-type="float" office:value="-54.0647849926795" calcext:value-type="float">
            <text:p>-54.0647849926795</text:p>
          </table:table-cell>
          <table:table-cell office:value-type="float" office:value="15.730438015628" calcext:value-type="float">
            <text:p>15.730438015628</text:p>
          </table:table-cell>
          <table:table-cell office:value-type="float" office:value="-42.599561984372" calcext:value-type="float">
            <text:p>-42.599561984372</text:p>
          </table:table-cell>
          <table:table-cell/>
        </table:table-row>
        <table:table-row table:style-name="ro1">
          <table:table-cell office:value-type="string" calcext:value-type="string">
            <text:p>PHM</text:p>
          </table:table-cell>
          <table:table-cell office:value-type="string" calcext:value-type="string">
            <text:p>PulteGroup Inc</text:p>
          </table:table-cell>
          <table:table-cell office:value-type="float" office:value="48.48" calcext:value-type="float">
            <text:p>48.48</text:p>
          </table:table-cell>
          <table:table-cell office:value-type="float" office:value="9.71139878772853" calcext:value-type="float">
            <text:p>9.71139878772853</text:p>
          </table:table-cell>
          <table:table-cell office:value-type="float" office:value="-38.7686012122715" calcext:value-type="float">
            <text:p>-38.7686012122715</text:p>
          </table:table-cell>
          <table:table-cell office:value-type="float" office:value="29.040862261627" calcext:value-type="float">
            <text:p>29.040862261627</text:p>
          </table:table-cell>
          <table:table-cell office:value-type="float" office:value="38.7522610493556" calcext:value-type="float">
            <text:p>38.7522610493556</text:p>
          </table:table-cell>
          <table:table-cell office:value-type="float" office:value="24.0944068589075" calcext:value-type="float">
            <text:p>24.0944068589075</text:p>
          </table:table-cell>
          <table:table-cell office:value-type="float" office:value="32.265475175393" calcext:value-type="float">
            <text:p>32.265475175393</text:p>
          </table:table-cell>
          <table:table-cell office:value-type="float" office:value="-16.214524824607" calcext:value-type="float">
            <text:p>-16.214524824607</text:p>
          </table:table-cell>
          <table:table-cell office:value-type="float" office:value="24.7090309289889" calcext:value-type="float">
            <text:p>24.7090309289889</text:p>
          </table:table-cell>
          <table:table-cell office:value-type="float" office:value="-23.7709690710111" calcext:value-type="float">
            <text:p>-23.7709690710111</text:p>
          </table:table-cell>
          <table:table-cell/>
        </table:table-row>
        <table:table-row table:style-name="ro1">
          <table:table-cell office:value-type="string" calcext:value-type="string">
            <text:p>PHX</text:p>
          </table:table-cell>
          <table:table-cell office:value-type="string" calcext:value-type="string">
            <text:p>PHX Minerals Inc</text:p>
          </table:table-cell>
          <table:table-cell office:value-type="float" office:value="3.31" calcext:value-type="float">
            <text:p>3.31</text:p>
          </table:table-cell>
          <table:table-cell office:value-type="float" office:value="0.0518764863054301" calcext:value-type="float">
            <text:p>0.05187648630543</text:p>
          </table:table-cell>
          <table:table-cell office:value-type="float" office:value="-3.25812351369457" calcext:value-type="float">
            <text:p>-3.25812351369457</text:p>
          </table:table-cell>
          <table:table-cell office:value-type="float" office:value="0" calcext:value-type="float">
            <text:p>0</text:p>
          </table:table-cell>
          <table:table-cell office:value-type="float" office:value="0.0518764863054301" calcext:value-type="float">
            <text:p>0.05187648630543</text:p>
          </table:table-cell>
          <table:table-cell office:value-type="float" office:value="2.77858456942224" calcext:value-type="float">
            <text:p>2.77858456942224</text:p>
          </table:table-cell>
          <table:table-cell office:value-type="float" office:value="0.304901850965234" calcext:value-type="float">
            <text:p>0.304901850965234</text:p>
          </table:table-cell>
          <table:table-cell office:value-type="float" office:value="-3.00509814903477" calcext:value-type="float">
            <text:p>-3.00509814903477</text:p>
          </table:table-cell>
          <table:table-cell office:value-type="float" office:value="2.77858456942224" calcext:value-type="float">
            <text:p>2.77858456942224</text:p>
          </table:table-cell>
          <table:table-cell office:value-type="float" office:value="-0.531415430577761" calcext:value-type="float">
            <text:p>-0.531415430577761</text:p>
          </table:table-cell>
          <table:table-cell/>
        </table:table-row>
        <table:table-row table:style-name="ro1">
          <table:table-cell office:value-type="string" calcext:value-type="string">
            <text:p>PII</text:p>
          </table:table-cell>
          <table:table-cell office:value-type="string" calcext:value-type="string">
            <text:p>Polaris Inc</text:p>
          </table:table-cell>
          <table:table-cell office:value-type="float" office:value="122.18" calcext:value-type="float">
            <text:p>122.18</text:p>
          </table:table-cell>
          <table:table-cell office:value-type="float" office:value="13.2998204653897" calcext:value-type="float">
            <text:p>13.2998204653897</text:p>
          </table:table-cell>
          <table:table-cell office:value-type="float" office:value="-108.88017953461" calcext:value-type="float">
            <text:p>-108.88017953461</text:p>
          </table:table-cell>
          <table:table-cell office:value-type="float" office:value="19.6677213438342" calcext:value-type="float">
            <text:p>19.6677213438342</text:p>
          </table:table-cell>
          <table:table-cell office:value-type="float" office:value="32.9675418092239" calcext:value-type="float">
            <text:p>32.9675418092239</text:p>
          </table:table-cell>
          <table:table-cell office:value-type="float" office:value="-2.00323886122613" calcext:value-type="float">
            <text:p>-2.00323886122613</text:p>
          </table:table-cell>
          <table:table-cell office:value-type="float" office:value="2.28038598523072" calcext:value-type="float">
            <text:p>2.28038598523072</text:p>
          </table:table-cell>
          <table:table-cell office:value-type="float" office:value="-119.899614014769" calcext:value-type="float">
            <text:p>-119.899614014769</text:p>
          </table:table-cell>
          <table:table-cell office:value-type="float" office:value="15.6191042925859" calcext:value-type="float">
            <text:p>15.6191042925859</text:p>
          </table:table-cell>
          <table:table-cell office:value-type="float" office:value="-106.560895707414" calcext:value-type="float">
            <text:p>-106.560895707414</text:p>
          </table:table-cell>
          <table:table-cell/>
        </table:table-row>
        <table:table-row table:style-name="ro1">
          <table:table-cell office:value-type="string" calcext:value-type="string">
            <text:p>PKE</text:p>
          </table:table-cell>
          <table:table-cell office:value-type="string" calcext:value-type="string">
            <text:p>Park Aerospace Corp</text:p>
          </table:table-cell>
          <table:table-cell office:value-type="float" office:value="14.16" calcext:value-type="float">
            <text:p>14.16</text:p>
          </table:table-cell>
          <table:table-cell office:value-type="float" office:value="5.73885262002767" calcext:value-type="float">
            <text:p>5.73885262002767</text:p>
          </table:table-cell>
          <table:table-cell office:value-type="float" office:value="-8.42114737997233" calcext:value-type="float">
            <text:p>-8.42114737997233</text:p>
          </table:table-cell>
          <table:table-cell office:value-type="float" office:value="0.231190889194897" calcext:value-type="float">
            <text:p>0.231190889194897</text:p>
          </table:table-cell>
          <table:table-cell office:value-type="float" office:value="5.97004350922256" calcext:value-type="float">
            <text:p>5.97004350922256</text:p>
          </table:table-cell>
          <table:table-cell office:value-type="float" office:value="6.26531234860603" calcext:value-type="float">
            <text:p>6.26531234860603</text:p>
          </table:table-cell>
          <table:table-cell office:value-type="float" office:value="6.21590461825389" calcext:value-type="float">
            <text:p>6.21590461825389</text:p>
          </table:table-cell>
          <table:table-cell office:value-type="float" office:value="-7.94409538174611" calcext:value-type="float">
            <text:p>-7.94409538174611</text:p>
          </table:table-cell>
          <table:table-cell office:value-type="float" office:value="6.74609323214185" calcext:value-type="float">
            <text:p>6.74609323214185</text:p>
          </table:table-cell>
          <table:table-cell office:value-type="float" office:value="-7.41390676785815" calcext:value-type="float">
            <text:p>-7.41390676785815</text:p>
          </table:table-cell>
          <table:table-cell/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Packaging Corp Of America</text:p>
          </table:table-cell>
          <table:table-cell office:value-type="float" office:value="133.18" calcext:value-type="float">
            <text:p>133.18</text:p>
          </table:table-cell>
          <table:table-cell office:value-type="float" office:value="11.0755147322536" calcext:value-type="float">
            <text:p>11.0755147322536</text:p>
          </table:table-cell>
          <table:table-cell office:value-type="float" office:value="-122.104485267746" calcext:value-type="float">
            <text:p>-122.104485267746</text:p>
          </table:table-cell>
          <table:table-cell office:value-type="float" office:value="8.19986694830088" calcext:value-type="float">
            <text:p>8.19986694830088</text:p>
          </table:table-cell>
          <table:table-cell office:value-type="float" office:value="19.2753816805545" calcext:value-type="float">
            <text:p>19.2753816805545</text:p>
          </table:table-cell>
          <table:table-cell office:value-type="float" office:value="21.4750887862844" calcext:value-type="float">
            <text:p>21.4750887862844</text:p>
          </table:table-cell>
          <table:table-cell office:value-type="float" office:value="20.7559132128866" calcext:value-type="float">
            <text:p>20.7559132128866</text:p>
          </table:table-cell>
          <table:table-cell office:value-type="float" office:value="-112.424086787113" calcext:value-type="float">
            <text:p>-112.424086787113</text:p>
          </table:table-cell>
          <table:table-cell office:value-type="float" office:value="33.8012519496961" calcext:value-type="float">
            <text:p>33.8012519496961</text:p>
          </table:table-cell>
          <table:table-cell office:value-type="float" office:value="-99.378748050304" calcext:value-type="float">
            <text:p>-99.378748050304</text:p>
          </table:table-cell>
          <table:table-cell/>
        </table:table-row>
        <table:table-row table:style-name="ro1">
          <table:table-cell office:value-type="string" calcext:value-type="string">
            <text:p>PKI</text:p>
          </table:table-cell>
          <table:table-cell office:value-type="string" calcext:value-type="string">
            <text:p>Perkinelmer</text:p>
          </table:table-cell>
          <table:table-cell office:value-type="float" office:value="150.57" calcext:value-type="float">
            <text:p>150.57</text:p>
          </table:table-cell>
          <table:table-cell office:value-type="float" office:value="2.30671299805487" calcext:value-type="float">
            <text:p>2.30671299805487</text:p>
          </table:table-cell>
          <table:table-cell office:value-type="float" office:value="-148.263287001945" calcext:value-type="float">
            <text:p>-148.263287001945</text:p>
          </table:table-cell>
          <table:table-cell office:value-type="float" office:value="4.34523096935878" calcext:value-type="float">
            <text:p>4.34523096935878</text:p>
          </table:table-cell>
          <table:table-cell office:value-type="float" office:value="6.65194396741365" calcext:value-type="float">
            <text:p>6.65194396741365</text:p>
          </table:table-cell>
          <table:table-cell office:value-type="float" office:value="-9.93146786966692" calcext:value-type="float">
            <text:p>-9.93146786966692</text:p>
          </table:table-cell>
          <table:table-cell office:value-type="float" office:value="3.84930549133582" calcext:value-type="float">
            <text:p>3.84930549133582</text:p>
          </table:table-cell>
          <table:table-cell office:value-type="float" office:value="-146.720694508664" calcext:value-type="float">
            <text:p>-146.720694508664</text:p>
          </table:table-cell>
          <table:table-cell office:value-type="float" office:value="28.8608695096923" calcext:value-type="float">
            <text:p>28.8608695096923</text:p>
          </table:table-cell>
          <table:table-cell office:value-type="float" office:value="-121.709130490308" calcext:value-type="float">
            <text:p>-121.709130490308</text:p>
          </table:table-cell>
          <table:table-cell/>
        </table:table-row>
        <table:table-row table:style-name="ro1">
          <table:table-cell office:value-type="string" calcext:value-type="string">
            <text:p>PLD</text:p>
          </table:table-cell>
          <table:table-cell office:value-type="string" calcext:value-type="string">
            <text:p>Prologis Inc</text:p>
          </table:table-cell>
          <table:table-cell office:value-type="float" office:value="107.67" calcext:value-type="float">
            <text:p>107.67</text:p>
          </table:table-cell>
          <table:table-cell office:value-type="float" office:value="0.808770791075051" calcext:value-type="float">
            <text:p>0.808770791075051</text:p>
          </table:table-cell>
          <table:table-cell office:value-type="float" office:value="-106.861229208925" calcext:value-type="float">
            <text:p>-106.861229208925</text:p>
          </table:table-cell>
          <table:table-cell office:value-type="float" office:value="0" calcext:value-type="float">
            <text:p>0</text:p>
          </table:table-cell>
          <table:table-cell office:value-type="float" office:value="0.808770791075051" calcext:value-type="float">
            <text:p>0.808770791075051</text:p>
          </table:table-cell>
          <table:table-cell office:value-type="float" office:value="43.1475307640298" calcext:value-type="float">
            <text:p>43.1475307640298</text:p>
          </table:table-cell>
          <table:table-cell office:value-type="float" office:value="-0.462361054766734" calcext:value-type="float">
            <text:p>-0.462361054766734</text:p>
          </table:table-cell>
          <table:table-cell office:value-type="float" office:value="-108.132361054767" calcext:value-type="float">
            <text:p>-108.132361054767</text:p>
          </table:table-cell>
          <table:table-cell office:value-type="float" office:value="43.2340054090602" calcext:value-type="float">
            <text:p>43.2340054090602</text:p>
          </table:table-cell>
          <table:table-cell office:value-type="float" office:value="-64.4359945909398" calcext:value-type="float">
            <text:p>-64.4359945909398</text:p>
          </table:table-cell>
          <table:table-cell/>
        </table:table-row>
        <table:table-row table:style-name="ro1">
          <table:table-cell office:value-type="string" calcext:value-type="string">
            <text:p>PLOW</text:p>
          </table:table-cell>
          <table:table-cell office:value-type="string" calcext:value-type="string">
            <text:p>Douglas Dynamics Inc</text:p>
          </table:table-cell>
          <table:table-cell office:value-type="float" office:value="46.03" calcext:value-type="float">
            <text:p>46.03</text:p>
          </table:table-cell>
          <table:table-cell office:value-type="float" office:value="0.624960160703791" calcext:value-type="float">
            <text:p>0.624960160703791</text:p>
          </table:table-cell>
          <table:table-cell office:value-type="float" office:value="-45.4050398392962" calcext:value-type="float">
            <text:p>-45.4050398392962</text:p>
          </table:table-cell>
          <table:table-cell office:value-type="float" office:value="4.59486809928156" calcext:value-type="float">
            <text:p>4.59486809928156</text:p>
          </table:table-cell>
          <table:table-cell office:value-type="float" office:value="5.21982825998535" calcext:value-type="float">
            <text:p>5.21982825998535</text:p>
          </table:table-cell>
          <table:table-cell office:value-type="float" office:value="-3.53447017312556" calcext:value-type="float">
            <text:p>-3.53447017312556</text:p>
          </table:table-cell>
          <table:table-cell office:value-type="float" office:value="7.46579114203299" calcext:value-type="float">
            <text:p>7.46579114203299</text:p>
          </table:table-cell>
          <table:table-cell office:value-type="float" office:value="-38.564208857967" calcext:value-type="float">
            <text:p>-38.564208857967</text:p>
          </table:table-cell>
          <table:table-cell office:value-type="float" office:value="8.21845579759813" calcext:value-type="float">
            <text:p>8.21845579759813</text:p>
          </table:table-cell>
          <table:table-cell office:value-type="float" office:value="-37.8115442024019" calcext:value-type="float">
            <text:p>-37.8115442024019</text:p>
          </table:table-cell>
          <table:table-cell/>
        </table:table-row>
        <table:table-row table:style-name="ro1">
          <table:table-cell office:value-type="string" calcext:value-type="string">
            <text:p>PLT</text:p>
          </table:table-cell>
          <table:table-cell office:value-type="string" calcext:value-type="string">
            <text:p>Plantronics</text:p>
          </table:table-cell>
          <table:table-cell office:value-type="float" office:value="43.08" calcext:value-type="float">
            <text:p>43.08</text:p>
          </table:table-cell>
          <table:table-cell office:value-type="float" office:value="5.94595807659083" calcext:value-type="float">
            <text:p>5.94595807659083</text:p>
          </table:table-cell>
          <table:table-cell office:value-type="float" office:value="-37.1340419234092" calcext:value-type="float">
            <text:p>-37.1340419234092</text:p>
          </table:table-cell>
          <table:table-cell office:value-type="float" office:value="4.61600906043369" calcext:value-type="float">
            <text:p>4.61600906043369</text:p>
          </table:table-cell>
          <table:table-cell office:value-type="float" office:value="10.5619671370245" calcext:value-type="float">
            <text:p>10.5619671370245</text:p>
          </table:table-cell>
          <table:table-cell office:value-type="float" office:value="-31.0520326405943" calcext:value-type="float">
            <text:p>-31.0520326405943</text:p>
          </table:table-cell>
          <table:table-cell office:value-type="float" office:value="5.98715772904026" calcext:value-type="float">
            <text:p>5.98715772904026</text:p>
          </table:table-cell>
          <table:table-cell office:value-type="float" office:value="-37.0928422709597" calcext:value-type="float">
            <text:p>-37.0928422709597</text:p>
          </table:table-cell>
          <table:table-cell office:value-type="float" office:value="-2.73907407028622" calcext:value-type="float">
            <text:p>-2.73907407028622</text:p>
          </table:table-cell>
          <table:table-cell office:value-type="float" office:value="-45.8190740702862" calcext:value-type="float">
            <text:p>-45.8190740702862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Philip Morris International Inc</text:p>
          </table:table-cell>
          <table:table-cell office:value-type="float" office:value="86.12" calcext:value-type="float">
            <text:p>86.12</text:p>
          </table:table-cell>
          <table:table-cell office:value-type="float" office:value="4.67430179106609" calcext:value-type="float">
            <text:p>4.67430179106609</text:p>
          </table:table-cell>
          <table:table-cell office:value-type="float" office:value="-81.4456982089339" calcext:value-type="float">
            <text:p>-81.4456982089339</text:p>
          </table:table-cell>
          <table:table-cell office:value-type="float" office:value="6.15813577996083" calcext:value-type="float">
            <text:p>6.15813577996083</text:p>
          </table:table-cell>
          <table:table-cell office:value-type="float" office:value="10.8324375710269" calcext:value-type="float">
            <text:p>10.8324375710269</text:p>
          </table:table-cell>
          <table:table-cell office:value-type="float" office:value="-13.1946293690121" calcext:value-type="float">
            <text:p>-13.1946293690121</text:p>
          </table:table-cell>
          <table:table-cell office:value-type="float" office:value="1.20517368981196" calcext:value-type="float">
            <text:p>1.20517368981196</text:p>
          </table:table-cell>
          <table:table-cell office:value-type="float" office:value="-84.9148263101881" calcext:value-type="float">
            <text:p>-84.9148263101881</text:p>
          </table:table-cell>
          <table:table-cell office:value-type="float" office:value="-8.06894925938565" calcext:value-type="float">
            <text:p>-8.06894925938565</text:p>
          </table:table-cell>
          <table:table-cell office:value-type="float" office:value="-94.1889492593857" calcext:value-type="float">
            <text:p>-94.1889492593857</text:p>
          </table:table-cell>
          <table:table-cell/>
        </table:table-row>
        <table:table-row table:style-name="ro1">
          <table:table-cell office:value-type="string" calcext:value-type="string">
            <text:p>PMT</text:p>
          </table:table-cell>
          <table:table-cell office:value-type="string" calcext:value-type="string">
            <text:p>Pennymac Mortgage Investment Trust</text:p>
          </table:table-cell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  <table:table-cell office:value-type="float" office:value="-18.68" calcext:value-type="float">
            <text:p>-1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84159803532" calcext:value-type="float">
            <text:p>20.0584159803532</text:p>
          </table:table-cell>
          <table:table-cell office:value-type="float" office:value="19.5546372654574" calcext:value-type="float">
            <text:p>19.5546372654574</text:p>
          </table:table-cell>
          <table:table-cell office:value-type="float" office:value="0.874637265457391" calcext:value-type="float">
            <text:p>0.874637265457391</text:p>
          </table:table-cell>
          <table:table-cell office:value-type="float" office:value="23.0922129443718" calcext:value-type="float">
            <text:p>23.0922129443718</text:p>
          </table:table-cell>
          <table:table-cell office:value-type="float" office:value="4.41221294437179" calcext:value-type="float">
            <text:p>4.41221294437179</text:p>
          </table:table-cell>
          <table:table-cell/>
        </table:table-row>
        <table:table-row table:style-name="ro1">
          <table:table-cell office:value-type="string" calcext:value-type="string">
            <text:p>PNC</text:p>
          </table:table-cell>
          <table:table-cell office:value-type="string" calcext:value-type="string">
            <text:p>PNC Financial Services Group</text:p>
          </table:table-cell>
          <table:table-cell office:value-type="float" office:value="162.27" calcext:value-type="float">
            <text:p>162.27</text:p>
          </table:table-cell>
          <table:table-cell office:value-type="float" office:value="0" calcext:value-type="float">
            <text:p>0</text:p>
          </table:table-cell>
          <table:table-cell office:value-type="float" office:value="-162.27" calcext:value-type="float">
            <text:p>-16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321439978983" calcext:value-type="float">
            <text:p>101.321439978983</text:p>
          </table:table-cell>
          <table:table-cell office:value-type="float" office:value="24.8264669727213" calcext:value-type="float">
            <text:p>24.8264669727213</text:p>
          </table:table-cell>
          <table:table-cell office:value-type="float" office:value="-137.443533027279" calcext:value-type="float">
            <text:p>-137.443533027279</text:p>
          </table:table-cell>
          <table:table-cell office:value-type="float" office:value="125.739600193811" calcext:value-type="float">
            <text:p>125.739600193811</text:p>
          </table:table-cell>
          <table:table-cell office:value-type="float" office:value="-36.5303998061888" calcext:value-type="float">
            <text:p>-36.5303998061888</text:p>
          </table:table-cell>
          <table:table-cell/>
        </table:table-row>
        <table:table-row table:style-name="ro1">
          <table:table-cell office:value-type="string" calcext:value-type="string">
            <text:p>PNM</text:p>
          </table:table-cell>
          <table:table-cell office:value-type="string" calcext:value-type="string">
            <text:p>PNM Resources Inc</text:p>
          </table:table-cell>
          <table:table-cell office:value-type="float" office:value="48.6" calcext:value-type="float">
            <text:p>48.6</text:p>
          </table:table-cell>
          <table:table-cell office:value-type="float" office:value="0.359911986356501" calcext:value-type="float">
            <text:p>0.359911986356501</text:p>
          </table:table-cell>
          <table:table-cell office:value-type="float" office:value="-48.2400880136435" calcext:value-type="float">
            <text:p>-48.2400880136435</text:p>
          </table:table-cell>
          <table:table-cell office:value-type="float" office:value="0.785636383645184" calcext:value-type="float">
            <text:p>0.785636383645184</text:p>
          </table:table-cell>
          <table:table-cell office:value-type="float" office:value="1.14554837000168" calcext:value-type="float">
            <text:p>1.14554837000168</text:p>
          </table:table-cell>
          <table:table-cell office:value-type="float" office:value="17.4173844537827" calcext:value-type="float">
            <text:p>17.4173844537827</text:p>
          </table:table-cell>
          <table:table-cell office:value-type="float" office:value="-10.1776114915716" calcext:value-type="float">
            <text:p>-10.1776114915716</text:p>
          </table:table-cell>
          <table:table-cell office:value-type="float" office:value="-58.7776114915716" calcext:value-type="float">
            <text:p>-58.7776114915716</text:p>
          </table:table-cell>
          <table:table-cell office:value-type="float" office:value="20.7939374385288" calcext:value-type="float">
            <text:p>20.7939374385288</text:p>
          </table:table-cell>
          <table:table-cell office:value-type="float" office:value="-27.8060625614712" calcext:value-type="float">
            <text:p>-27.8060625614712</text:p>
          </table:table-cell>
          <table:table-cell/>
        </table:table-row>
        <table:table-row table:style-name="ro1">
          <table:table-cell office:value-type="string" calcext:value-type="string">
            <text:p>PNR</text:p>
          </table:table-cell>
          <table:table-cell office:value-type="string" calcext:value-type="string">
            <text:p>Pentair plc</text:p>
          </table:table-cell>
          <table:table-cell office:value-type="float" office:value="53.63" calcext:value-type="float">
            <text:p>53.63</text:p>
          </table:table-cell>
          <table:table-cell office:value-type="float" office:value="0.496554485970914" calcext:value-type="float">
            <text:p>0.496554485970914</text:p>
          </table:table-cell>
          <table:table-cell office:value-type="float" office:value="-53.1334455140291" calcext:value-type="float">
            <text:p>-53.1334455140291</text:p>
          </table:table-cell>
          <table:table-cell office:value-type="float" office:value="2.41484185247598" calcext:value-type="float">
            <text:p>2.41484185247598</text:p>
          </table:table-cell>
          <table:table-cell office:value-type="float" office:value="2.9113963384469" calcext:value-type="float">
            <text:p>2.9113963384469</text:p>
          </table:table-cell>
          <table:table-cell office:value-type="float" office:value="-3.6255691342501" calcext:value-type="float">
            <text:p>-3.6255691342501</text:p>
          </table:table-cell>
          <table:table-cell office:value-type="float" office:value="0.869270928225111" calcext:value-type="float">
            <text:p>0.869270928225111</text:p>
          </table:table-cell>
          <table:table-cell office:value-type="float" office:value="-52.7607290717749" calcext:value-type="float">
            <text:p>-52.7607290717749</text:p>
          </table:table-cell>
          <table:table-cell office:value-type="float" office:value="12.3224865053654" calcext:value-type="float">
            <text:p>12.3224865053654</text:p>
          </table:table-cell>
          <table:table-cell office:value-type="float" office:value="-41.3075134946346" calcext:value-type="float">
            <text:p>-41.3075134946346</text:p>
          </table:table-cell>
          <table:table-cell/>
        </table:table-row>
        <table:table-row table:style-name="ro1">
          <table:table-cell office:value-type="string" calcext:value-type="string">
            <text:p>PNW</text:p>
          </table:table-cell>
          <table:table-cell office:value-type="string" calcext:value-type="string">
            <text:p>Pinnacle West Capital Corp.</text:p>
          </table:table-cell>
          <table:table-cell office:value-type="float" office:value="76.19" calcext:value-type="float">
            <text:p>76.19</text:p>
          </table:table-cell>
          <table:table-cell office:value-type="float" office:value="1.61572998390434" calcext:value-type="float">
            <text:p>1.61572998390434</text:p>
          </table:table-cell>
          <table:table-cell office:value-type="float" office:value="-74.5742700160957" calcext:value-type="float">
            <text:p>-74.5742700160957</text:p>
          </table:table-cell>
          <table:table-cell office:value-type="float" office:value="3.01142704040286" calcext:value-type="float">
            <text:p>3.01142704040286</text:p>
          </table:table-cell>
          <table:table-cell office:value-type="float" office:value="4.6271570243072" calcext:value-type="float">
            <text:p>4.6271570243072</text:p>
          </table:table-cell>
          <table:table-cell office:value-type="float" office:value="49.5144337337379" calcext:value-type="float">
            <text:p>49.5144337337379</text:p>
          </table:table-cell>
          <table:table-cell office:value-type="float" office:value="1.86419178721836" calcext:value-type="float">
            <text:p>1.86419178721836</text:p>
          </table:table-cell>
          <table:table-cell office:value-type="float" office:value="-74.3258082127816" calcext:value-type="float">
            <text:p>-74.3258082127816</text:p>
          </table:table-cell>
          <table:table-cell office:value-type="float" office:value="51.8787996644735" calcext:value-type="float">
            <text:p>51.8787996644735</text:p>
          </table:table-cell>
          <table:table-cell office:value-type="float" office:value="-24.3112003355265" calcext:value-type="float">
            <text:p>-24.3112003355265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ortland General Electric Co</text:p>
          </table:table-cell>
          <table:table-cell office:value-type="float" office:value="42.1" calcext:value-type="float">
            <text:p>42.1</text:p>
          </table:table-cell>
          <table:table-cell office:value-type="float" office:value="2.82648069660036" calcext:value-type="float">
            <text:p>2.82648069660036</text:p>
          </table:table-cell>
          <table:table-cell office:value-type="float" office:value="-39.2735193033996" calcext:value-type="float">
            <text:p>-39.2735193033996</text:p>
          </table:table-cell>
          <table:table-cell office:value-type="float" office:value="0.960779999634904" calcext:value-type="float">
            <text:p>0.960779999634904</text:p>
          </table:table-cell>
          <table:table-cell office:value-type="float" office:value="3.78726069623526" calcext:value-type="float">
            <text:p>3.78726069623526</text:p>
          </table:table-cell>
          <table:table-cell office:value-type="float" office:value="28.9909778959602" calcext:value-type="float">
            <text:p>28.9909778959602</text:p>
          </table:table-cell>
          <table:table-cell office:value-type="float" office:value="-2.27905953401768" calcext:value-type="float">
            <text:p>-2.27905953401768</text:p>
          </table:table-cell>
          <table:table-cell office:value-type="float" office:value="-44.3790595340177" calcext:value-type="float">
            <text:p>-44.3790595340177</text:p>
          </table:table-cell>
          <table:table-cell office:value-type="float" office:value="28.9909778959602" calcext:value-type="float">
            <text:p>28.9909778959602</text:p>
          </table:table-cell>
          <table:table-cell office:value-type="float" office:value="-13.1090221040398" calcext:value-type="float">
            <text:p>-13.1090221040398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ost Holdings Inc</text:p>
          </table:table-cell>
          <table:table-cell office:value-type="float" office:value="100" calcext:value-type="float">
            <text:p>100</text:p>
          </table:table-cell>
          <table:table-cell office:value-type="float" office:value="17.3690090085499" calcext:value-type="float">
            <text:p>17.3690090085499</text:p>
          </table:table-cell>
          <table:table-cell office:value-type="float" office:value="-82.6309909914501" calcext:value-type="float">
            <text:p>-82.6309909914501</text:p>
          </table:table-cell>
          <table:table-cell office:value-type="float" office:value="9.07911347459444" calcext:value-type="float">
            <text:p>9.07911347459444</text:p>
          </table:table-cell>
          <table:table-cell office:value-type="float" office:value="26.4481224831444" calcext:value-type="float">
            <text:p>26.4481224831444</text:p>
          </table:table-cell>
          <table:table-cell office:value-type="float" office:value="-73.8540205946732" calcext:value-type="float">
            <text:p>-73.8540205946732</text:p>
          </table:table-cell>
          <table:table-cell office:value-type="float" office:value="21.2280983088396" calcext:value-type="float">
            <text:p>21.2280983088396</text:p>
          </table:table-cell>
          <table:table-cell office:value-type="float" office:value="-78.7719016911604" calcext:value-type="float">
            <text:p>-78.7719016911604</text:p>
          </table:table-cell>
          <table:table-cell office:value-type="float" office:value="45.3753708508692" calcext:value-type="float">
            <text:p>45.3753708508692</text:p>
          </table:table-cell>
          <table:table-cell office:value-type="float" office:value="-54.6246291491308" calcext:value-type="float">
            <text:p>-54.6246291491308</text:p>
          </table:table-cell>
          <table:table-cell/>
        </table:table-row>
        <table:table-row table:style-name="ro1">
          <table:table-cell office:value-type="string" calcext:value-type="string">
            <text:p>PPG</text:p>
          </table:table-cell>
          <table:table-cell office:value-type="string" calcext:value-type="string">
            <text:p>PPG Industries</text:p>
          </table:table-cell>
          <table:table-cell office:value-type="float" office:value="138.55" calcext:value-type="float">
            <text:p>138.55</text:p>
          </table:table-cell>
          <table:table-cell office:value-type="float" office:value="8.86943617146668" calcext:value-type="float">
            <text:p>8.86943617146668</text:p>
          </table:table-cell>
          <table:table-cell office:value-type="float" office:value="-129.680563828533" calcext:value-type="float">
            <text:p>-129.680563828533</text:p>
          </table:table-cell>
          <table:table-cell office:value-type="float" office:value="7.07861445283642" calcext:value-type="float">
            <text:p>7.07861445283642</text:p>
          </table:table-cell>
          <table:table-cell office:value-type="float" office:value="15.9480506243031" calcext:value-type="float">
            <text:p>15.9480506243031</text:p>
          </table:table-cell>
          <table:table-cell office:value-type="float" office:value="-4.39873230651737" calcext:value-type="float">
            <text:p>-4.39873230651737</text:p>
          </table:table-cell>
          <table:table-cell office:value-type="float" office:value="10.114120770231" calcext:value-type="float">
            <text:p>10.114120770231</text:p>
          </table:table-cell>
          <table:table-cell office:value-type="float" office:value="-128.435879229769" calcext:value-type="float">
            <text:p>-128.435879229769</text:p>
          </table:table-cell>
          <table:table-cell office:value-type="float" office:value="22.4805279572735" calcext:value-type="float">
            <text:p>22.4805279572735</text:p>
          </table:table-cell>
          <table:table-cell office:value-type="float" office:value="-116.069472042726" calcext:value-type="float">
            <text:p>-116.069472042726</text:p>
          </table:table-cell>
          <table:table-cell/>
        </table:table-row>
        <table:table-row table:style-name="ro1">
          <table:table-cell office:value-type="string" calcext:value-type="string">
            <text:p>PPL</text:p>
          </table:table-cell>
          <table:table-cell office:value-type="string" calcext:value-type="string">
            <text:p>PPL Corp</text:p>
          </table:table-cell>
          <table:table-cell office:value-type="float" office:value="28.01" calcext:value-type="float">
            <text:p>28.01</text:p>
          </table:table-cell>
          <table:table-cell office:value-type="float" office:value="1.66227183281901" calcext:value-type="float">
            <text:p>1.66227183281901</text:p>
          </table:table-cell>
          <table:table-cell office:value-type="float" office:value="-26.347728167181" calcext:value-type="float">
            <text:p>-26.347728167181</text:p>
          </table:table-cell>
          <table:table-cell office:value-type="float" office:value="0.433127167706362" calcext:value-type="float">
            <text:p>0.433127167706362</text:p>
          </table:table-cell>
          <table:table-cell office:value-type="float" office:value="2.09539900052537" calcext:value-type="float">
            <text:p>2.09539900052537</text:p>
          </table:table-cell>
          <table:table-cell office:value-type="float" office:value="12.0026952059889" calcext:value-type="float">
            <text:p>12.0026952059889</text:p>
          </table:table-cell>
          <table:table-cell office:value-type="float" office:value="-2.47129615207834" calcext:value-type="float">
            <text:p>-2.47129615207834</text:p>
          </table:table-cell>
          <table:table-cell office:value-type="float" office:value="-30.4812961520783" calcext:value-type="float">
            <text:p>-30.4812961520783</text:p>
          </table:table-cell>
          <table:table-cell office:value-type="float" office:value="16.9660984251105" calcext:value-type="float">
            <text:p>16.9660984251105</text:p>
          </table:table-cell>
          <table:table-cell office:value-type="float" office:value="-11.0439015748895" calcext:value-type="float">
            <text:p>-11.0439015748895</text:p>
          </table:table-cell>
          <table:table-cell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Proassurance Corporation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office:value-type="float" office:value="-22.3" calcext:value-type="float">
            <text:p>-2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088938502515" calcext:value-type="float">
            <text:p>22.5088938502515</text:p>
          </table:table-cell>
          <table:table-cell office:value-type="float" office:value="13.9784614017152" calcext:value-type="float">
            <text:p>13.9784614017152</text:p>
          </table:table-cell>
          <table:table-cell office:value-type="float" office:value="-8.32153859828485" calcext:value-type="float">
            <text:p>-8.32153859828485</text:p>
          </table:table-cell>
          <table:table-cell office:value-type="float" office:value="24.6780255953983" calcext:value-type="float">
            <text:p>24.6780255953983</text:p>
          </table:table-cell>
          <table:table-cell office:value-type="float" office:value="2.37802559539831" calcext:value-type="float">
            <text:p>2.37802559539831</text:p>
          </table:table-cell>
          <table:table-cell/>
        </table:table-row>
        <table:table-row table:style-name="ro1">
          <table:table-cell office:value-type="string" calcext:value-type="string">
            <text:p>PRGO</text:p>
          </table:table-cell>
          <table:table-cell office:value-type="string" calcext:value-type="string">
            <text:p>Perrigo Company plc</text:p>
          </table:table-cell>
          <table:table-cell office:value-type="float" office:value="44.98" calcext:value-type="float">
            <text:p>44.98</text:p>
          </table:table-cell>
          <table:table-cell office:value-type="float" office:value="10.6695439585761" calcext:value-type="float">
            <text:p>10.6695439585761</text:p>
          </table:table-cell>
          <table:table-cell office:value-type="float" office:value="-34.3104560414239" calcext:value-type="float">
            <text:p>-34.3104560414239</text:p>
          </table:table-cell>
          <table:table-cell office:value-type="float" office:value="7.58070255712329" calcext:value-type="float">
            <text:p>7.58070255712329</text:p>
          </table:table-cell>
          <table:table-cell office:value-type="float" office:value="18.2502465156994" calcext:value-type="float">
            <text:p>18.2502465156994</text:p>
          </table:table-cell>
          <table:table-cell office:value-type="float" office:value="-7.44296484757084" calcext:value-type="float">
            <text:p>-7.44296484757084</text:p>
          </table:table-cell>
          <table:table-cell office:value-type="float" office:value="14.2411999908536" calcext:value-type="float">
            <text:p>14.2411999908536</text:p>
          </table:table-cell>
          <table:table-cell office:value-type="float" office:value="-30.7388000091464" calcext:value-type="float">
            <text:p>-30.7388000091464</text:p>
          </table:table-cell>
          <table:table-cell office:value-type="float" office:value="43.3023914116377" calcext:value-type="float">
            <text:p>43.3023914116377</text:p>
          </table:table-cell>
          <table:table-cell office:value-type="float" office:value="-1.67760858836233" calcext:value-type="float">
            <text:p>-1.67760858836233</text:p>
          </table:table-cell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 office:value-type="string" calcext:value-type="string">
            <text:p>Primerica Inc</text:p>
          </table:table-cell>
          <table:table-cell office:value-type="float" office:value="141.77" calcext:value-type="float">
            <text:p>141.77</text:p>
          </table:table-cell>
          <table:table-cell office:value-type="float" office:value="0" calcext:value-type="float">
            <text:p>0</text:p>
          </table:table-cell>
          <table:table-cell office:value-type="float" office:value="-141.77" calcext:value-type="float">
            <text:p>-141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430559085796" calcext:value-type="float">
            <text:p>40.6430559085796</text:p>
          </table:table-cell>
          <table:table-cell office:value-type="float" office:value="-19.887810861539" calcext:value-type="float">
            <text:p>-19.887810861539</text:p>
          </table:table-cell>
          <table:table-cell office:value-type="float" office:value="-161.657810861539" calcext:value-type="float">
            <text:p>-161.657810861539</text:p>
          </table:table-cell>
          <table:table-cell office:value-type="float" office:value="41.7949956835653" calcext:value-type="float">
            <text:p>41.7949956835653</text:p>
          </table:table-cell>
          <table:table-cell office:value-type="float" office:value="-99.9750043164348" calcext:value-type="float">
            <text:p>-99.9750043164348</text:p>
          </table:table-cell>
          <table:table-cell/>
        </table:table-row>
        <table:table-row table:style-name="ro1">
          <table:table-cell office:value-type="string" calcext:value-type="string">
            <text:p>PRLB</text:p>
          </table:table-cell>
          <table:table-cell office:value-type="string" calcext:value-type="string">
            <text:p>Proto Labs Inc</text:p>
          </table:table-cell>
          <table:table-cell office:value-type="float" office:value="197.05" calcext:value-type="float">
            <text:p>197.05</text:p>
          </table:table-cell>
          <table:table-cell office:value-type="float" office:value="5.57858780957813" calcext:value-type="float">
            <text:p>5.57858780957813</text:p>
          </table:table-cell>
          <table:table-cell office:value-type="float" office:value="-191.471412190422" calcext:value-type="float">
            <text:p>-191.471412190422</text:p>
          </table:table-cell>
          <table:table-cell office:value-type="float" office:value="0.388808286901792" calcext:value-type="float">
            <text:p>0.388808286901792</text:p>
          </table:table-cell>
          <table:table-cell office:value-type="float" office:value="5.96739609647992" calcext:value-type="float">
            <text:p>5.96739609647992</text:p>
          </table:table-cell>
          <table:table-cell office:value-type="float" office:value="18.0148836350472" calcext:value-type="float">
            <text:p>18.0148836350472</text:p>
          </table:table-cell>
          <table:table-cell office:value-type="float" office:value="6.70640096480672" calcext:value-type="float">
            <text:p>6.70640096480672</text:p>
          </table:table-cell>
          <table:table-cell office:value-type="float" office:value="-190.343599035193" calcext:value-type="float">
            <text:p>-190.343599035193</text:p>
          </table:table-cell>
          <table:table-cell office:value-type="float" office:value="23.3920775732711" calcext:value-type="float">
            <text:p>23.3920775732711</text:p>
          </table:table-cell>
          <table:table-cell office:value-type="float" office:value="-173.657922426729" calcext:value-type="float">
            <text:p>-173.657922426729</text:p>
          </table:table-cell>
          <table:table-cell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ros Holdings Inc</text:p>
          </table:table-cell>
          <table:table-cell office:value-type="float" office:value="44.82" calcext:value-type="float">
            <text:p>44.82</text:p>
          </table:table-cell>
          <table:table-cell office:value-type="float" office:value="7.42148293593287" calcext:value-type="float">
            <text:p>7.42148293593287</text:p>
          </table:table-cell>
          <table:table-cell office:value-type="float" office:value="-37.3985170640671" calcext:value-type="float">
            <text:p>-37.3985170640671</text:p>
          </table:table-cell>
          <table:table-cell office:value-type="float" office:value="0" calcext:value-type="float">
            <text:p>0</text:p>
          </table:table-cell>
          <table:table-cell office:value-type="float" office:value="7.42148293593287" calcext:value-type="float">
            <text:p>7.42148293593287</text:p>
          </table:table-cell>
          <table:table-cell office:value-type="float" office:value="1.60251005036608" calcext:value-type="float">
            <text:p>1.60251005036608</text:p>
          </table:table-cell>
          <table:table-cell office:value-type="float" office:value="5.65449717549114" calcext:value-type="float">
            <text:p>5.65449717549114</text:p>
          </table:table-cell>
          <table:table-cell office:value-type="float" office:value="-39.1655028245089" calcext:value-type="float">
            <text:p>-39.1655028245089</text:p>
          </table:table-cell>
          <table:table-cell office:value-type="float" office:value="2.97073891012049" calcext:value-type="float">
            <text:p>2.97073891012049</text:p>
          </table:table-cell>
          <table:table-cell office:value-type="float" office:value="-41.8492610898795" calcext:value-type="float">
            <text:p>-41.8492610898795</text:p>
          </table:table-cell>
          <table:table-cell/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Prudential Financial Inc.</text:p>
          </table:table-cell>
          <table:table-cell office:value-type="float" office:value="80.86" calcext:value-type="float">
            <text:p>80.86</text:p>
          </table:table-cell>
          <table:table-cell office:value-type="float" office:value="0" calcext:value-type="float">
            <text:p>0</text:p>
          </table:table-cell>
          <table:table-cell office:value-type="float" office:value="-80.86" calcext:value-type="float">
            <text:p>-8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406565656566" calcext:value-type="float">
            <text:p>166.406565656566</text:p>
          </table:table-cell>
          <table:table-cell office:value-type="float" office:value="158.434343434343" calcext:value-type="float">
            <text:p>158.434343434343</text:p>
          </table:table-cell>
          <table:table-cell office:value-type="float" office:value="77.5743434343435" calcext:value-type="float">
            <text:p>77.5743434343435</text:p>
          </table:table-cell>
          <table:table-cell office:value-type="float" office:value="166.406565656566" calcext:value-type="float">
            <text:p>166.406565656566</text:p>
          </table:table-cell>
          <table:table-cell office:value-type="float" office:value="85.5465656565657" calcext:value-type="float">
            <text:p>85.5465656565657</text:p>
          </table:table-cell>
          <table:table-cell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ublic Storage</text:p>
          </table:table-cell>
          <table:table-cell office:value-type="float" office:value="231.86" calcext:value-type="float">
            <text:p>231.86</text:p>
          </table:table-cell>
          <table:table-cell office:value-type="float" office:value="1.68145176942175" calcext:value-type="float">
            <text:p>1.68145176942175</text:p>
          </table:table-cell>
          <table:table-cell office:value-type="float" office:value="-230.178548230578" calcext:value-type="float">
            <text:p>-230.178548230578</text:p>
          </table:table-cell>
          <table:table-cell office:value-type="float" office:value="0" calcext:value-type="float">
            <text:p>0</text:p>
          </table:table-cell>
          <table:table-cell office:value-type="float" office:value="1.68145176942175" calcext:value-type="float">
            <text:p>1.68145176942175</text:p>
          </table:table-cell>
          <table:table-cell office:value-type="float" office:value="26.2519778530113" calcext:value-type="float">
            <text:p>26.2519778530113</text:p>
          </table:table-cell>
          <table:table-cell office:value-type="float" office:value="-0.798348529558687" calcext:value-type="float">
            <text:p>-0.798348529558687</text:p>
          </table:table-cell>
          <table:table-cell office:value-type="float" office:value="-232.658348529559" calcext:value-type="float">
            <text:p>-232.658348529559</text:p>
          </table:table-cell>
          <table:table-cell office:value-type="float" office:value="48.2440433660858" calcext:value-type="float">
            <text:p>48.2440433660858</text:p>
          </table:table-cell>
          <table:table-cell office:value-type="float" office:value="-183.615956633914" calcext:value-type="float">
            <text:p>-183.615956633914</text:p>
          </table:table-cell>
          <table:table-cell/>
        </table:table-row>
        <table:table-row table:style-name="ro1">
          <table:table-cell office:value-type="string" calcext:value-type="string">
            <text:p>PSB</text:p>
          </table:table-cell>
          <table:table-cell office:value-type="string" calcext:value-type="string">
            <text:p>PS Business Parks</text:p>
          </table:table-cell>
          <table:table-cell office:value-type="float" office:value="145.08" calcext:value-type="float">
            <text:p>145.08</text:p>
          </table:table-cell>
          <table:table-cell office:value-type="float" office:value="4.28836780641771" calcext:value-type="float">
            <text:p>4.28836780641771</text:p>
          </table:table-cell>
          <table:table-cell office:value-type="float" office:value="-140.791632193582" calcext:value-type="float">
            <text:p>-140.791632193582</text:p>
          </table:table-cell>
          <table:table-cell office:value-type="float" office:value="0" calcext:value-type="float">
            <text:p>0</text:p>
          </table:table-cell>
          <table:table-cell office:value-type="float" office:value="4.28836780641771" calcext:value-type="float">
            <text:p>4.28836780641771</text:p>
          </table:table-cell>
          <table:table-cell office:value-type="float" office:value="29.5662044268837" calcext:value-type="float">
            <text:p>29.5662044268837</text:p>
          </table:table-cell>
          <table:table-cell office:value-type="float" office:value="2.5182851607253" calcext:value-type="float">
            <text:p>2.5182851607253</text:p>
          </table:table-cell>
          <table:table-cell office:value-type="float" office:value="-142.561714839275" calcext:value-type="float">
            <text:p>-142.561714839275</text:p>
          </table:table-cell>
          <table:table-cell office:value-type="float" office:value="63.9350635739314" calcext:value-type="float">
            <text:p>63.9350635739314</text:p>
          </table:table-cell>
          <table:table-cell office:value-type="float" office:value="-81.1449364260687" calcext:value-type="float">
            <text:p>-81.1449364260687</text:p>
          </table:table-cell>
          <table:table-cell/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Phillips 66</text:p>
          </table:table-cell>
          <table:table-cell office:value-type="float" office:value="77.23" calcext:value-type="float">
            <text:p>77.23</text:p>
          </table:table-cell>
          <table:table-cell office:value-type="float" office:value="3.34706817946975" calcext:value-type="float">
            <text:p>3.34706817946975</text:p>
          </table:table-cell>
          <table:table-cell office:value-type="float" office:value="-73.8829318205303" calcext:value-type="float">
            <text:p>-73.8829318205303</text:p>
          </table:table-cell>
          <table:table-cell office:value-type="float" office:value="11.2110758377998" calcext:value-type="float">
            <text:p>11.2110758377998</text:p>
          </table:table-cell>
          <table:table-cell office:value-type="float" office:value="14.5581440172696" calcext:value-type="float">
            <text:p>14.5581440172696</text:p>
          </table:table-cell>
          <table:table-cell office:value-type="float" office:value="39.9450380269413" calcext:value-type="float">
            <text:p>39.9450380269413</text:p>
          </table:table-cell>
          <table:table-cell office:value-type="float" office:value="5.28616992229525" calcext:value-type="float">
            <text:p>5.28616992229525</text:p>
          </table:table-cell>
          <table:table-cell office:value-type="float" office:value="-71.9438300777048" calcext:value-type="float">
            <text:p>-71.9438300777048</text:p>
          </table:table-cell>
          <table:table-cell office:value-type="float" office:value="45.1510797780454" calcext:value-type="float">
            <text:p>45.1510797780454</text:p>
          </table:table-cell>
          <table:table-cell office:value-type="float" office:value="-32.0789202219546" calcext:value-type="float">
            <text:p>-32.0789202219546</text:p>
          </table:table-cell>
          <table:table-cell/>
        </table:table-row>
        <table:table-row table:style-name="ro1">
          <table:table-cell office:value-type="string" calcext:value-type="string">
            <text:p>PVH</text:p>
          </table:table-cell>
          <table:table-cell office:value-type="string" calcext:value-type="string">
            <text:p>PVH Corp</text:p>
          </table:table-cell>
          <table:table-cell office:value-type="float" office:value="96.15" calcext:value-type="float">
            <text:p>96.15</text:p>
          </table:table-cell>
          <table:table-cell office:value-type="float" office:value="20.5343863066586" calcext:value-type="float">
            <text:p>20.5343863066586</text:p>
          </table:table-cell>
          <table:table-cell office:value-type="float" office:value="-75.6156136933415" calcext:value-type="float">
            <text:p>-75.6156136933415</text:p>
          </table:table-cell>
          <table:table-cell office:value-type="float" office:value="20.8649055383068" calcext:value-type="float">
            <text:p>20.8649055383068</text:p>
          </table:table-cell>
          <table:table-cell office:value-type="float" office:value="41.3992918449654" calcext:value-type="float">
            <text:p>41.3992918449654</text:p>
          </table:table-cell>
          <table:table-cell office:value-type="float" office:value="-23.4710848414738" calcext:value-type="float">
            <text:p>-23.4710848414738</text:p>
          </table:table-cell>
          <table:table-cell office:value-type="float" office:value="19.6905074173438" calcext:value-type="float">
            <text:p>19.6905074173438</text:p>
          </table:table-cell>
          <table:table-cell office:value-type="float" office:value="-76.4594925826562" calcext:value-type="float">
            <text:p>-76.4594925826562</text:p>
          </table:table-cell>
          <table:table-cell office:value-type="float" office:value="65.7691077035594" calcext:value-type="float">
            <text:p>65.7691077035594</text:p>
          </table:table-cell>
          <table:table-cell office:value-type="float" office:value="-30.3808922964406" calcext:value-type="float">
            <text:p>-30.3808922964406</text:p>
          </table:table-cell>
          <table:table-cell/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Quanta Services</text:p>
          </table:table-cell>
          <table:table-cell office:value-type="float" office:value="77.87" calcext:value-type="float">
            <text:p>77.87</text:p>
          </table:table-cell>
          <table:table-cell office:value-type="float" office:value="1.56224682397997" calcext:value-type="float">
            <text:p>1.56224682397997</text:p>
          </table:table-cell>
          <table:table-cell office:value-type="float" office:value="-76.30775317602" calcext:value-type="float">
            <text:p>-76.30775317602</text:p>
          </table:table-cell>
          <table:table-cell office:value-type="float" office:value="0.286768989686802" calcext:value-type="float">
            <text:p>0.286768989686802</text:p>
          </table:table-cell>
          <table:table-cell office:value-type="float" office:value="1.84901581366677" calcext:value-type="float">
            <text:p>1.84901581366677</text:p>
          </table:table-cell>
          <table:table-cell office:value-type="float" office:value="11.6619077076412" calcext:value-type="float">
            <text:p>11.6619077076412</text:p>
          </table:table-cell>
          <table:table-cell office:value-type="float" office:value="10.7930670188656" calcext:value-type="float">
            <text:p>10.7930670188656</text:p>
          </table:table-cell>
          <table:table-cell office:value-type="float" office:value="-67.0769329811344" calcext:value-type="float">
            <text:p>-67.0769329811344</text:p>
          </table:table-cell>
          <table:table-cell office:value-type="float" office:value="29.9000654611917" calcext:value-type="float">
            <text:p>29.9000654611917</text:p>
          </table:table-cell>
          <table:table-cell office:value-type="float" office:value="-47.9699345388083" calcext:value-type="float">
            <text:p>-47.9699345388083</text:p>
          </table:table-cell>
          <table:table-cell/>
        </table:table-row>
        <table:table-row table:style-name="ro1">
          <table:table-cell office:value-type="string" calcext:value-type="string">
            <text:p>PXD</text:p>
          </table:table-cell>
          <table:table-cell office:value-type="string" calcext:value-type="string">
            <text:p>Pioneer Natural Resources Co.</text:p>
          </table:table-cell>
          <table:table-cell office:value-type="float" office:value="132.29" calcext:value-type="float">
            <text:p>132.29</text:p>
          </table:table-cell>
          <table:table-cell office:value-type="float" office:value="8.05389929564791" calcext:value-type="float">
            <text:p>8.05389929564791</text:p>
          </table:table-cell>
          <table:table-cell office:value-type="float" office:value="-124.236100704352" calcext:value-type="float">
            <text:p>-124.236100704352</text:p>
          </table:table-cell>
          <table:table-cell office:value-type="float" office:value="1.16097718148585" calcext:value-type="float">
            <text:p>1.16097718148585</text:p>
          </table:table-cell>
          <table:table-cell office:value-type="float" office:value="9.21487647713376" calcext:value-type="float">
            <text:p>9.21487647713376</text:p>
          </table:table-cell>
          <table:table-cell office:value-type="float" office:value="69.2513771134465" calcext:value-type="float">
            <text:p>69.2513771134465</text:p>
          </table:table-cell>
          <table:table-cell office:value-type="float" office:value="4.4493994599353" calcext:value-type="float">
            <text:p>4.4493994599353</text:p>
          </table:table-cell>
          <table:table-cell office:value-type="float" office:value="-127.840600540065" calcext:value-type="float">
            <text:p>-127.840600540065</text:p>
          </table:table-cell>
          <table:table-cell office:value-type="float" office:value="70.8378433143251" calcext:value-type="float">
            <text:p>70.8378433143251</text:p>
          </table:table-cell>
          <table:table-cell office:value-type="float" office:value="-61.4521566856749" calcext:value-type="float">
            <text:p>-61.4521566856749</text:p>
          </table:table-cell>
          <table:table-cell/>
        </table:table-row>
        <table:table-row table:style-name="ro1">
          <table:table-cell office:value-type="string" calcext:value-type="string">
            <text:p>PZN</text:p>
          </table:table-cell>
          <table:table-cell office:value-type="string" calcext:value-type="string">
            <text:p>Pzena Investment Management Inc</text:p>
          </table:table-cell>
          <table:table-cell office:value-type="float" office:value="9.09" calcext:value-type="float">
            <text:p>9.09</text:p>
          </table:table-cell>
          <table:table-cell office:value-type="float" office:value="2.92306627306943" calcext:value-type="float">
            <text:p>2.92306627306943</text:p>
          </table:table-cell>
          <table:table-cell office:value-type="float" office:value="-6.16693372693057" calcext:value-type="float">
            <text:p>-6.16693372693057</text:p>
          </table:table-cell>
          <table:table-cell office:value-type="float" office:value="0" calcext:value-type="float">
            <text:p>0</text:p>
          </table:table-cell>
          <table:table-cell office:value-type="float" office:value="2.92306627306943" calcext:value-type="float">
            <text:p>2.92306627306943</text:p>
          </table:table-cell>
          <table:table-cell office:value-type="float" office:value="1.52550396844763" calcext:value-type="float">
            <text:p>1.52550396844763</text:p>
          </table:table-cell>
          <table:table-cell office:value-type="float" office:value="4.83904463733258" calcext:value-type="float">
            <text:p>4.83904463733258</text:p>
          </table:table-cell>
          <table:table-cell office:value-type="float" office:value="-4.25095536266742" calcext:value-type="float">
            <text:p>-4.25095536266742</text:p>
          </table:table-cell>
          <table:table-cell office:value-type="float" office:value="1.52550396844763" calcext:value-type="float">
            <text:p>1.52550396844763</text:p>
          </table:table-cell>
          <table:table-cell office:value-type="float" office:value="-7.56449603155237" calcext:value-type="float">
            <text:p>-7.56449603155237</text:p>
          </table:table-cell>
          <table:table-cell/>
        </table:table-row>
        <table:table-row table:style-name="ro1">
          <table:table-cell office:value-type="string" calcext:value-type="string">
            <text:p>QEP</text:p>
          </table:table-cell>
          <table:table-cell office:value-type="string" calcext:value-type="string">
            <text:p>QEP Resources Inc</text:p>
          </table:table-cell>
          <table:table-cell office:value-type="float" office:value="3.46" calcext:value-type="float">
            <text:p>3.46</text:p>
          </table:table-cell>
          <table:table-cell office:value-type="float" office:value="0.0391646274023083" calcext:value-type="float">
            <text:p>0.039164627402308</text:p>
          </table:table-cell>
          <table:table-cell office:value-type="float" office:value="-3.42083537259769" calcext:value-type="float">
            <text:p>-3.42083537259769</text:p>
          </table:table-cell>
          <table:table-cell office:value-type="float" office:value="0" calcext:value-type="float">
            <text:p>0</text:p>
          </table:table-cell>
          <table:table-cell office:value-type="float" office:value="0.0391646274023083" calcext:value-type="float">
            <text:p>0.039164627402308</text:p>
          </table:table-cell>
          <table:table-cell office:value-type="float" office:value="11.5374869734842" calcext:value-type="float">
            <text:p>11.5374869734842</text:p>
          </table:table-cell>
          <table:table-cell office:value-type="float" office:value="-0.0354542942799843" calcext:value-type="float">
            <text:p>-0.035454294279984</text:p>
          </table:table-cell>
          <table:table-cell office:value-type="float" office:value="-3.49545429427998" calcext:value-type="float">
            <text:p>-3.49545429427998</text:p>
          </table:table-cell>
          <table:table-cell office:value-type="float" office:value="11.5374869734842" calcext:value-type="float">
            <text:p>11.5374869734842</text:p>
          </table:table-cell>
          <table:table-cell office:value-type="float" office:value="8.0774869734842" calcext:value-type="float">
            <text:p>8.0774869734842</text:p>
          </table:table-cell>
          <table:table-cell/>
        </table:table-row>
        <table:table-row table:style-name="ro1">
          <table:table-cell office:value-type="string" calcext:value-type="string">
            <text:p>QSR</text:p>
          </table:table-cell>
          <table:table-cell office:value-type="string" calcext:value-type="string">
            <text:p>Restaurant Brands International Inc</text:p>
          </table:table-cell>
          <table:table-cell office:value-type="float" office:value="59.05" calcext:value-type="float">
            <text:p>59.05</text:p>
          </table:table-cell>
          <table:table-cell office:value-type="float" office:value="6.28809565255812" calcext:value-type="float">
            <text:p>6.28809565255812</text:p>
          </table:table-cell>
          <table:table-cell office:value-type="float" office:value="-52.7619043474419" calcext:value-type="float">
            <text:p>-52.7619043474419</text:p>
          </table:table-cell>
          <table:table-cell office:value-type="float" office:value="0.285077812283771" calcext:value-type="float">
            <text:p>0.285077812283771</text:p>
          </table:table-cell>
          <table:table-cell office:value-type="float" office:value="6.57317346484189" calcext:value-type="float">
            <text:p>6.57317346484189</text:p>
          </table:table-cell>
          <table:table-cell office:value-type="float" office:value="-44.7047884251435" calcext:value-type="float">
            <text:p>-44.7047884251435</text:p>
          </table:table-cell>
          <table:table-cell office:value-type="float" office:value="3.47008509435073" calcext:value-type="float">
            <text:p>3.47008509435073</text:p>
          </table:table-cell>
          <table:table-cell office:value-type="float" office:value="-55.5799149056493" calcext:value-type="float">
            <text:p>-55.5799149056493</text:p>
          </table:table-cell>
          <table:table-cell office:value-type="float" office:value="7.67744039288362" calcext:value-type="float">
            <text:p>7.67744039288362</text:p>
          </table:table-cell>
          <table:table-cell office:value-type="float" office:value="-51.3725596071164" calcext:value-type="float">
            <text:p>-51.3725596071164</text:p>
          </table:table-cell>
          <table:table-cell/>
        </table:table-row>
        <table:table-row table:style-name="ro1">
          <table:table-cell office:value-type="string" calcext:value-type="string">
            <text:p>QTS</text:p>
          </table:table-cell>
          <table:table-cell office:value-type="string" calcext:value-type="string">
            <text:p>Qts Realty Trust Inc</text:p>
          </table:table-cell>
          <table:table-cell office:value-type="float" office:value="63.69" calcext:value-type="float">
            <text:p>63.69</text:p>
          </table:table-cell>
          <table:table-cell office:value-type="float" office:value="0.342077334669256" calcext:value-type="float">
            <text:p>0.342077334669256</text:p>
          </table:table-cell>
          <table:table-cell office:value-type="float" office:value="-63.3479226653307" calcext:value-type="float">
            <text:p>-63.3479226653307</text:p>
          </table:table-cell>
          <table:table-cell office:value-type="float" office:value="0" calcext:value-type="float">
            <text:p>0</text:p>
          </table:table-cell>
          <table:table-cell office:value-type="float" office:value="0.342077334669256" calcext:value-type="float">
            <text:p>0.342077334669256</text:p>
          </table:table-cell>
          <table:table-cell office:value-type="float" office:value="13.3028709615499" calcext:value-type="float">
            <text:p>13.3028709615499</text:p>
          </table:table-cell>
          <table:table-cell office:value-type="float" office:value="-3.55001258337027" calcext:value-type="float">
            <text:p>-3.55001258337027</text:p>
          </table:table-cell>
          <table:table-cell office:value-type="float" office:value="-67.2400125833703" calcext:value-type="float">
            <text:p>-67.2400125833703</text:p>
          </table:table-cell>
          <table:table-cell office:value-type="float" office:value="23.4517509545136" calcext:value-type="float">
            <text:p>23.4517509545136</text:p>
          </table:table-cell>
          <table:table-cell office:value-type="float" office:value="-40.2382490454864" calcext:value-type="float">
            <text:p>-40.2382490454864</text:p>
          </table:table-cell>
          <table:table-cell/>
        </table:table-row>
        <table:table-row table:style-name="ro1">
          <table:table-cell office:value-type="string" calcext:value-type="string">
            <text:p>QTWO</text:p>
          </table:table-cell>
          <table:table-cell office:value-type="string" calcext:value-type="string">
            <text:p>Q2 Holdings Inc</text:p>
          </table:table-cell>
          <table:table-cell office:value-type="float" office:value="145.74" calcext:value-type="float">
            <text:p>145.74</text:p>
          </table:table-cell>
          <table:table-cell office:value-type="float" office:value="7.2182836907755" calcext:value-type="float">
            <text:p>7.2182836907755</text:p>
          </table:table-cell>
          <table:table-cell office:value-type="float" office:value="-138.521716309225" calcext:value-type="float">
            <text:p>-138.521716309225</text:p>
          </table:table-cell>
          <table:table-cell office:value-type="float" office:value="0" calcext:value-type="float">
            <text:p>0</text:p>
          </table:table-cell>
          <table:table-cell office:value-type="float" office:value="7.2182836907755" calcext:value-type="float">
            <text:p>7.2182836907755</text:p>
          </table:table-cell>
          <table:table-cell office:value-type="float" office:value="-0.348309135270051" calcext:value-type="float">
            <text:p>-0.348309135270051</text:p>
          </table:table-cell>
          <table:table-cell office:value-type="float" office:value="6.39708106254849" calcext:value-type="float">
            <text:p>6.39708106254849</text:p>
          </table:table-cell>
          <table:table-cell office:value-type="float" office:value="-139.342918937452" calcext:value-type="float">
            <text:p>-139.342918937452</text:p>
          </table:table-cell>
          <table:table-cell office:value-type="float" office:value="12.0165909321332" calcext:value-type="float">
            <text:p>12.0165909321332</text:p>
          </table:table-cell>
          <table:table-cell office:value-type="float" office:value="-133.723409067867" calcext:value-type="float">
            <text:p>-133.723409067867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yder System</text:p>
          </table:table-cell>
          <table:table-cell office:value-type="float" office:value="64.84" calcext:value-type="float">
            <text:p>64.84</text:p>
          </table:table-cell>
          <table:table-cell office:value-type="float" office:value="12.6973304056182" calcext:value-type="float">
            <text:p>12.6973304056182</text:p>
          </table:table-cell>
          <table:table-cell office:value-type="float" office:value="-52.1426695943818" calcext:value-type="float">
            <text:p>-52.1426695943818</text:p>
          </table:table-cell>
          <table:table-cell office:value-type="float" office:value="1.12428996107433" calcext:value-type="float">
            <text:p>1.12428996107433</text:p>
          </table:table-cell>
          <table:table-cell office:value-type="float" office:value="13.8216203666926" calcext:value-type="float">
            <text:p>13.8216203666926</text:p>
          </table:table-cell>
          <table:table-cell office:value-type="float" office:value="30.2633427528594" calcext:value-type="float">
            <text:p>30.2633427528594</text:p>
          </table:table-cell>
          <table:table-cell office:value-type="float" office:value="-9.01445362174478" calcext:value-type="float">
            <text:p>-9.01445362174478</text:p>
          </table:table-cell>
          <table:table-cell office:value-type="float" office:value="-73.8544536217448" calcext:value-type="float">
            <text:p>-73.8544536217448</text:p>
          </table:table-cell>
          <table:table-cell office:value-type="float" office:value="39.9070884861125" calcext:value-type="float">
            <text:p>39.9070884861125</text:p>
          </table:table-cell>
          <table:table-cell office:value-type="float" office:value="-24.9329115138875" calcext:value-type="float">
            <text:p>-24.9329115138875</text:p>
          </table:table-cell>
          <table:table-cell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Rite Aid Corp.</text:p>
          </table:table-cell>
          <table:table-cell office:value-type="float" office:value="24.97" calcext:value-type="float">
            <text:p>24.97</text:p>
          </table:table-cell>
          <table:table-cell office:value-type="float" office:value="0.920119259682543" calcext:value-type="float">
            <text:p>0.920119259682543</text:p>
          </table:table-cell>
          <table:table-cell office:value-type="float" office:value="-24.0498807403175" calcext:value-type="float">
            <text:p>-24.0498807403175</text:p>
          </table:table-cell>
          <table:table-cell office:value-type="float" office:value="35.6952962952239" calcext:value-type="float">
            <text:p>35.6952962952239</text:p>
          </table:table-cell>
          <table:table-cell office:value-type="float" office:value="36.6154155549064" calcext:value-type="float">
            <text:p>36.6154155549064</text:p>
          </table:table-cell>
          <table:table-cell office:value-type="float" office:value="-14.2801828243813" calcext:value-type="float">
            <text:p>-14.2801828243813</text:p>
          </table:table-cell>
          <table:table-cell office:value-type="float" office:value="23.4566942854551" calcext:value-type="float">
            <text:p>23.4566942854551</text:p>
          </table:table-cell>
          <table:table-cell office:value-type="float" office:value="-1.51330571454486" calcext:value-type="float">
            <text:p>-1.51330571454486</text:p>
          </table:table-cell>
          <table:table-cell office:value-type="float" office:value="11.0555372091843" calcext:value-type="float">
            <text:p>11.0555372091843</text:p>
          </table:table-cell>
          <table:table-cell office:value-type="float" office:value="-13.9144627908157" calcext:value-type="float">
            <text:p>-13.9144627908157</text:p>
          </table:table-cell>
          <table:table-cell/>
        </table:table-row>
        <table:table-row table:style-name="ro1">
          <table:table-cell office:value-type="string" calcext:value-type="string">
            <text:p>RBA</text:p>
          </table:table-cell>
          <table:table-cell office:value-type="string" calcext:value-type="string">
            <text:p>Ritchie Bros Auctioneers Inc</text:p>
          </table:table-cell>
          <table:table-cell office:value-type="float" office:value="58" calcext:value-type="float">
            <text:p>58</text:p>
          </table:table-cell>
          <table:table-cell office:value-type="float" office:value="3.5468932838904" calcext:value-type="float">
            <text:p>3.5468932838904</text:p>
          </table:table-cell>
          <table:table-cell office:value-type="float" office:value="-54.4531067161096" calcext:value-type="float">
            <text:p>-54.4531067161096</text:p>
          </table:table-cell>
          <table:table-cell office:value-type="float" office:value="0.574181336311612" calcext:value-type="float">
            <text:p>0.574181336311612</text:p>
          </table:table-cell>
          <table:table-cell office:value-type="float" office:value="4.12107462020201" calcext:value-type="float">
            <text:p>4.12107462020201</text:p>
          </table:table-cell>
          <table:table-cell office:value-type="float" office:value="0.0414647588047949" calcext:value-type="float">
            <text:p>0.041464758804795</text:p>
          </table:table-cell>
          <table:table-cell office:value-type="float" office:value="1.76936933467028" calcext:value-type="float">
            <text:p>1.76936933467028</text:p>
          </table:table-cell>
          <table:table-cell office:value-type="float" office:value="-56.2306306653297" calcext:value-type="float">
            <text:p>-56.2306306653297</text:p>
          </table:table-cell>
          <table:table-cell office:value-type="float" office:value="8.18240940792056" calcext:value-type="float">
            <text:p>8.18240940792056</text:p>
          </table:table-cell>
          <table:table-cell office:value-type="float" office:value="-49.8175905920794" calcext:value-type="float">
            <text:p>-49.8175905920794</text:p>
          </table:table-cell>
          <table:table-cell/>
        </table:table-row>
        <table:table-row table:style-name="ro1">
          <table:table-cell office:value-type="string" calcext:value-type="string">
            <text:p>RBC</text:p>
          </table:table-cell>
          <table:table-cell office:value-type="string" calcext:value-type="string">
            <text:p>Regal Beloit Corp</text:p>
          </table:table-cell>
          <table:table-cell office:value-type="float" office:value="128.95" calcext:value-type="float">
            <text:p>128.95</text:p>
          </table:table-cell>
          <table:table-cell office:value-type="float" office:value="12.008784666159" calcext:value-type="float">
            <text:p>12.008784666159</text:p>
          </table:table-cell>
          <table:table-cell office:value-type="float" office:value="-116.941215333841" calcext:value-type="float">
            <text:p>-116.941215333841</text:p>
          </table:table-cell>
          <table:table-cell office:value-type="float" office:value="16.6817414890725" calcext:value-type="float">
            <text:p>16.6817414890725</text:p>
          </table:table-cell>
          <table:table-cell office:value-type="float" office:value="28.6905261552315" calcext:value-type="float">
            <text:p>28.6905261552315</text:p>
          </table:table-cell>
          <table:table-cell office:value-type="float" office:value="9.3138902200507" calcext:value-type="float">
            <text:p>9.3138902200507</text:p>
          </table:table-cell>
          <table:table-cell office:value-type="float" office:value="22.7070722159289" calcext:value-type="float">
            <text:p>22.7070722159289</text:p>
          </table:table-cell>
          <table:table-cell office:value-type="float" office:value="-106.242927784071" calcext:value-type="float">
            <text:p>-106.242927784071</text:p>
          </table:table-cell>
          <table:table-cell office:value-type="float" office:value="59.6596422214779" calcext:value-type="float">
            <text:p>59.6596422214779</text:p>
          </table:table-cell>
          <table:table-cell office:value-type="float" office:value="-69.2903577785221" calcext:value-type="float">
            <text:p>-69.2903577785221</text:p>
          </table:table-cell>
          <table:table-cell/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oyal Caribbean Group</text:p>
          </table:table-cell>
          <table:table-cell office:value-type="float" office:value="67.63" calcext:value-type="float">
            <text:p>67.63</text:p>
          </table:table-cell>
          <table:table-cell office:value-type="float" office:value="13.4475039638601" calcext:value-type="float">
            <text:p>13.4475039638601</text:p>
          </table:table-cell>
          <table:table-cell office:value-type="float" office:value="-54.1824960361399" calcext:value-type="float">
            <text:p>-54.1824960361399</text:p>
          </table:table-cell>
          <table:table-cell office:value-type="float" office:value="0.634898734873158" calcext:value-type="float">
            <text:p>0.634898734873158</text:p>
          </table:table-cell>
          <table:table-cell office:value-type="float" office:value="14.0824026987333" calcext:value-type="float">
            <text:p>14.0824026987333</text:p>
          </table:table-cell>
          <table:table-cell office:value-type="float" office:value="33.5169181086811" calcext:value-type="float">
            <text:p>33.5169181086811</text:p>
          </table:table-cell>
          <table:table-cell office:value-type="float" office:value="-4.87509618181818" calcext:value-type="float">
            <text:p>-4.87509618181818</text:p>
          </table:table-cell>
          <table:table-cell office:value-type="float" office:value="-72.5050961818182" calcext:value-type="float">
            <text:p>-72.5050961818182</text:p>
          </table:table-cell>
          <table:table-cell office:value-type="float" office:value="37.1251810960471" calcext:value-type="float">
            <text:p>37.1251810960471</text:p>
          </table:table-cell>
          <table:table-cell office:value-type="float" office:value="-30.5048189039529" calcext:value-type="float">
            <text:p>-30.5048189039529</text:p>
          </table:table-cell>
          <table:table-cell/>
        </table:table-row>
        <table:table-row table:style-name="ro1">
          <table:table-cell office:value-type="string" calcext:value-type="string">
            <text:p>RDN</text:p>
          </table:table-cell>
          <table:table-cell office:value-type="string" calcext:value-type="string">
            <text:p>Radian Group</text:p>
          </table:table-cell>
          <table:table-cell office:value-type="float" office:value="20.47" calcext:value-type="float">
            <text:p>20.47</text:p>
          </table:table-cell>
          <table:table-cell office:value-type="float" office:value="0" calcext:value-type="float">
            <text:p>0</text:p>
          </table:table-cell>
          <table:table-cell office:value-type="float" office:value="-20.47" calcext:value-type="float">
            <text:p>-2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885174639379" calcext:value-type="float">
            <text:p>21.3885174639379</text:p>
          </table:table-cell>
          <table:table-cell office:value-type="float" office:value="20.4360207581084" calcext:value-type="float">
            <text:p>20.4360207581084</text:p>
          </table:table-cell>
          <table:table-cell office:value-type="float" office:value="-0.0339792418916147" calcext:value-type="float">
            <text:p>-0.033979241891615</text:p>
          </table:table-cell>
          <table:table-cell office:value-type="float" office:value="21.5204262795103" calcext:value-type="float">
            <text:p>21.5204262795103</text:p>
          </table:table-cell>
          <table:table-cell office:value-type="float" office:value="1.05042627951029" calcext:value-type="float">
            <text:p>1.05042627951029</text:p>
          </table:table-cell>
          <table:table-cell/>
        </table:table-row>
        <table:table-row table:style-name="ro1">
          <table:table-cell office:value-type="string" calcext:value-type="string">
            <text:p>RDS.A</text:p>
          </table:table-cell>
          <table:table-cell office:value-type="string" calcext:value-type="string">
            <text:p>Royal Dutch Shell Plc</text:p>
          </table:table-cell>
          <table:table-cell office:value-type="float" office:value="38.51" calcext:value-type="float">
            <text:p>38.51</text:p>
          </table:table-cell>
          <table:table-cell office:value-type="float" office:value="17.4161982090615" calcext:value-type="float">
            <text:p>17.4161982090615</text:p>
          </table:table-cell>
          <table:table-cell office:value-type="float" office:value="-21.0938017909385" calcext:value-type="float">
            <text:p>-21.0938017909385</text:p>
          </table:table-cell>
          <table:table-cell office:value-type="float" office:value="8.43939984896732" calcext:value-type="float">
            <text:p>8.43939984896732</text:p>
          </table:table-cell>
          <table:table-cell office:value-type="float" office:value="25.8555980580288" calcext:value-type="float">
            <text:p>25.8555980580288</text:p>
          </table:table-cell>
          <table:table-cell office:value-type="float" office:value="65.6542979582901" calcext:value-type="float">
            <text:p>65.6542979582901</text:p>
          </table:table-cell>
          <table:table-cell office:value-type="float" office:value="10.6163027107372" calcext:value-type="float">
            <text:p>10.6163027107372</text:p>
          </table:table-cell>
          <table:table-cell office:value-type="float" office:value="-27.8936972892628" calcext:value-type="float">
            <text:p>-27.8936972892628</text:p>
          </table:table-cell>
          <table:table-cell office:value-type="float" office:value="76.6441462765801" calcext:value-type="float">
            <text:p>76.6441462765801</text:p>
          </table:table-cell>
          <table:table-cell office:value-type="float" office:value="38.1341462765801" calcext:value-type="float">
            <text:p>38.1341462765801</text:p>
          </table:table-cell>
          <table:table-cell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Everest Re Group Ltd</text:p>
          </table:table-cell>
          <table:table-cell office:value-type="float" office:value="243.54" calcext:value-type="float">
            <text:p>243.54</text:p>
          </table:table-cell>
          <table:table-cell office:value-type="float" office:value="0" calcext:value-type="float">
            <text:p>0</text:p>
          </table:table-cell>
          <table:table-cell office:value-type="float" office:value="-243.54" calcext:value-type="float">
            <text:p>-243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.98825191809" calcext:value-type="float">
            <text:p>239.98825191809</text:p>
          </table:table-cell>
          <table:table-cell office:value-type="float" office:value="168.480110418759" calcext:value-type="float">
            <text:p>168.480110418759</text:p>
          </table:table-cell>
          <table:table-cell office:value-type="float" office:value="-75.0598895812414" calcext:value-type="float">
            <text:p>-75.0598895812414</text:p>
          </table:table-cell>
          <table:table-cell office:value-type="float" office:value="239.98825191809" calcext:value-type="float">
            <text:p>239.98825191809</text:p>
          </table:table-cell>
          <table:table-cell office:value-type="float" office:value="-3.55174808191018" calcext:value-type="float">
            <text:p>-3.55174808191018</text:p>
          </table:table-cell>
          <table:table-cell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ency Centers Corporation</text:p>
          </table:table-cell>
          <table:table-cell office:value-type="float" office:value="52.62" calcext:value-type="float">
            <text:p>52.62</text:p>
          </table:table-cell>
          <table:table-cell office:value-type="float" office:value="1.6298372516589" calcext:value-type="float">
            <text:p>1.6298372516589</text:p>
          </table:table-cell>
          <table:table-cell office:value-type="float" office:value="-50.9901627483411" calcext:value-type="float">
            <text:p>-50.9901627483411</text:p>
          </table:table-cell>
          <table:table-cell office:value-type="float" office:value="0" calcext:value-type="float">
            <text:p>0</text:p>
          </table:table-cell>
          <table:table-cell office:value-type="float" office:value="1.6298372516589" calcext:value-type="float">
            <text:p>1.6298372516589</text:p>
          </table:table-cell>
          <table:table-cell office:value-type="float" office:value="33.3764945444526" calcext:value-type="float">
            <text:p>33.3764945444526</text:p>
          </table:table-cell>
          <table:table-cell office:value-type="float" office:value="1.11695457662657" calcext:value-type="float">
            <text:p>1.11695457662657</text:p>
          </table:table-cell>
          <table:table-cell office:value-type="float" office:value="-51.5030454233734" calcext:value-type="float">
            <text:p>-51.5030454233734</text:p>
          </table:table-cell>
          <table:table-cell office:value-type="float" office:value="35.5939963554484" calcext:value-type="float">
            <text:p>35.5939963554484</text:p>
          </table:table-cell>
          <table:table-cell office:value-type="float" office:value="-17.0260036445516" calcext:value-type="float">
            <text:p>-17.0260036445516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PC</text:p>
          </table:table-cell>
          <table:table-cell office:value-type="float" office:value="4.84" calcext:value-type="float">
            <text:p>4.84</text:p>
          </table:table-cell>
          <table:table-cell office:value-type="float" office:value="0.677084871367382" calcext:value-type="float">
            <text:p>0.677084871367382</text:p>
          </table:table-cell>
          <table:table-cell office:value-type="float" office:value="-4.16291512863262" calcext:value-type="float">
            <text:p>-4.16291512863262</text:p>
          </table:table-cell>
          <table:table-cell office:value-type="float" office:value="0.393206650451205" calcext:value-type="float">
            <text:p>0.393206650451205</text:p>
          </table:table-cell>
          <table:table-cell office:value-type="float" office:value="1.07029152181859" calcext:value-type="float">
            <text:p>1.07029152181859</text:p>
          </table:table-cell>
          <table:table-cell office:value-type="float" office:value="2.81495248937412" calcext:value-type="float">
            <text:p>2.81495248937412</text:p>
          </table:table-cell>
          <table:table-cell office:value-type="float" office:value="1.56725625950129" calcext:value-type="float">
            <text:p>1.56725625950129</text:p>
          </table:table-cell>
          <table:table-cell office:value-type="float" office:value="-3.27274374049871" calcext:value-type="float">
            <text:p>-3.27274374049871</text:p>
          </table:table-cell>
          <table:table-cell office:value-type="float" office:value="2.96444039009079" calcext:value-type="float">
            <text:p>2.96444039009079</text:p>
          </table:table-cell>
          <table:table-cell office:value-type="float" office:value="-1.87555960990921" calcext:value-type="float">
            <text:p>-1.87555960990921</text:p>
          </table:table-cell>
          <table:table-cell/>
        </table:table-row>
        <table:table-row table:style-name="ro1">
          <table:table-cell office:value-type="string" calcext:value-type="string">
            <text:p>RESI</text:p>
          </table:table-cell>
          <table:table-cell office:value-type="string" calcext:value-type="string">
            <text:p>Front Yard Residential Corp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  <table:table-cell office:value-type="float" office:value="-16.23" calcext:value-type="float">
            <text:p>-16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7885097941609" calcext:value-type="float">
            <text:p>5.07885097941609</text:p>
          </table:table-cell>
          <table:table-cell office:value-type="float" office:value="-26.804774482151" calcext:value-type="float">
            <text:p>-26.804774482151</text:p>
          </table:table-cell>
          <table:table-cell office:value-type="float" office:value="-43.034774482151" calcext:value-type="float">
            <text:p>-43.034774482151</text:p>
          </table:table-cell>
          <table:table-cell office:value-type="float" office:value="5.30653863593646" calcext:value-type="float">
            <text:p>5.30653863593646</text:p>
          </table:table-cell>
          <table:table-cell office:value-type="float" office:value="-10.9234613640635" calcext:value-type="float">
            <text:p>-10.9234613640635</text:p>
          </table:table-cell>
          <table:table-cell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Revlon</text:p>
          </table:table-cell>
          <table:table-cell office:value-type="float" office:value="11.07" calcext:value-type="float">
            <text:p>11.07</text:p>
          </table:table-cell>
          <table:table-cell office:value-type="float" office:value="5.03128708593497" calcext:value-type="float">
            <text:p>5.03128708593497</text:p>
          </table:table-cell>
          <table:table-cell office:value-type="float" office:value="-6.03871291406504" calcext:value-type="float">
            <text:p>-6.03871291406504</text:p>
          </table:table-cell>
          <table:table-cell office:value-type="float" office:value="9.85442178031615" calcext:value-type="float">
            <text:p>9.85442178031615</text:p>
          </table:table-cell>
          <table:table-cell office:value-type="float" office:value="14.8857088662511" calcext:value-type="float">
            <text:p>14.8857088662511</text:p>
          </table:table-cell>
          <table:table-cell office:value-type="float" office:value="-48.4188716208874" calcext:value-type="float">
            <text:p>-48.4188716208874</text:p>
          </table:table-cell>
          <table:table-cell office:value-type="float" office:value="-0.729470993823593" calcext:value-type="float">
            <text:p>-0.729470993823593</text:p>
          </table:table-cell>
          <table:table-cell office:value-type="float" office:value="-11.7994709938236" calcext:value-type="float">
            <text:p>-11.7994709938236</text:p>
          </table:table-cell>
          <table:table-cell office:value-type="float" office:value="-29.6832811342768" calcext:value-type="float">
            <text:p>-29.6832811342768</text:p>
          </table:table-cell>
          <table:table-cell office:value-type="float" office:value="-40.7532811342768" calcext:value-type="float">
            <text:p>-40.7532811342768</text:p>
          </table:table-cell>
          <table:table-cell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REX American Resources Corp</text:p>
          </table:table-cell>
          <table:table-cell office:value-type="float" office:value="91.15" calcext:value-type="float">
            <text:p>91.15</text:p>
          </table:table-cell>
          <table:table-cell office:value-type="float" office:value="33.7601689719062" calcext:value-type="float">
            <text:p>33.7601689719062</text:p>
          </table:table-cell>
          <table:table-cell office:value-type="float" office:value="-57.3898310280938" calcext:value-type="float">
            <text:p>-57.3898310280938</text:p>
          </table:table-cell>
          <table:table-cell office:value-type="float" office:value="3.60747543141674" calcext:value-type="float">
            <text:p>3.60747543141674</text:p>
          </table:table-cell>
          <table:table-cell office:value-type="float" office:value="37.367644403323" calcext:value-type="float">
            <text:p>37.367644403323</text:p>
          </table:table-cell>
          <table:table-cell office:value-type="float" office:value="63.7364607021159" calcext:value-type="float">
            <text:p>63.7364607021159</text:p>
          </table:table-cell>
          <table:table-cell office:value-type="float" office:value="37.7608351933127" calcext:value-type="float">
            <text:p>37.7608351933127</text:p>
          </table:table-cell>
          <table:table-cell office:value-type="float" office:value="-53.3891648066873" calcext:value-type="float">
            <text:p>-53.3891648066873</text:p>
          </table:table-cell>
          <table:table-cell office:value-type="float" office:value="63.7364607021159" calcext:value-type="float">
            <text:p>63.7364607021159</text:p>
          </table:table-cell>
          <table:table-cell office:value-type="float" office:value="-27.4135392978841" calcext:value-type="float">
            <text:p>-27.4135392978841</text:p>
          </table:table-cell>
          <table:table-cell/>
        </table:table-row>
        <table:table-row table:style-name="ro1">
          <table:table-cell office:value-type="string" calcext:value-type="string">
            <text:p>REXR</text:p>
          </table:table-cell>
          <table:table-cell office:value-type="string" calcext:value-type="string">
            <text:p>Rexford Industrial Realty Inc</text:p>
          </table:table-cell>
          <table:table-cell office:value-type="float" office:value="51.5" calcext:value-type="float">
            <text:p>51.5</text:p>
          </table:table-cell>
          <table:table-cell office:value-type="float" office:value="1.9680002905563" calcext:value-type="float">
            <text:p>1.9680002905563</text:p>
          </table:table-cell>
          <table:table-cell office:value-type="float" office:value="-49.5319997094437" calcext:value-type="float">
            <text:p>-49.5319997094437</text:p>
          </table:table-cell>
          <table:table-cell office:value-type="float" office:value="0" calcext:value-type="float">
            <text:p>0</text:p>
          </table:table-cell>
          <table:table-cell office:value-type="float" office:value="1.9680002905563" calcext:value-type="float">
            <text:p>1.9680002905563</text:p>
          </table:table-cell>
          <table:table-cell office:value-type="float" office:value="20.851259507584" calcext:value-type="float">
            <text:p>20.851259507584</text:p>
          </table:table-cell>
          <table:table-cell office:value-type="float" office:value="1.44222329076914" calcext:value-type="float">
            <text:p>1.44222329076914</text:p>
          </table:table-cell>
          <table:table-cell office:value-type="float" office:value="-50.0577767092309" calcext:value-type="float">
            <text:p>-50.0577767092309</text:p>
          </table:table-cell>
          <table:table-cell office:value-type="float" office:value="23.3941683425408" calcext:value-type="float">
            <text:p>23.3941683425408</text:p>
          </table:table-cell>
          <table:table-cell office:value-type="float" office:value="-28.1058316574592" calcext:value-type="float">
            <text:p>-28.1058316574592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egions Financial Corp.</text:p>
          </table:table-cell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  <table:table-cell office:value-type="float" office:value="-19.56" calcext:value-type="float">
            <text:p>-1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42407576481" calcext:value-type="float">
            <text:p>11.1042407576481</text:p>
          </table:table-cell>
          <table:table-cell office:value-type="float" office:value="7.48612199226347" calcext:value-type="float">
            <text:p>7.48612199226347</text:p>
          </table:table-cell>
          <table:table-cell office:value-type="float" office:value="-12.0738780077365" calcext:value-type="float">
            <text:p>-12.0738780077365</text:p>
          </table:table-cell>
          <table:table-cell office:value-type="float" office:value="18.6413808274666" calcext:value-type="float">
            <text:p>18.6413808274666</text:p>
          </table:table-cell>
          <table:table-cell office:value-type="float" office:value="-0.918619172533365" calcext:value-type="float">
            <text:p>-0.918619172533365</text:p>
          </table:table-cell>
          <table:table-cell/>
        </table:table-row>
        <table:table-row table:style-name="ro1">
          <table:table-cell office:value-type="string" calcext:value-type="string">
            <text:p>RFP</text:p>
          </table:table-cell>
          <table:table-cell office:value-type="string" calcext:value-type="string">
            <text:p>Resolute Forest Products Inc</text:p>
          </table:table-cell>
          <table:table-cell office:value-type="float" office:value="10.45" calcext:value-type="float">
            <text:p>10.45</text:p>
          </table:table-cell>
          <table:table-cell office:value-type="float" office:value="0.245297250042439" calcext:value-type="float">
            <text:p>0.245297250042439</text:p>
          </table:table-cell>
          <table:table-cell office:value-type="float" office:value="-10.2047027499576" calcext:value-type="float">
            <text:p>-10.2047027499576</text:p>
          </table:table-cell>
          <table:table-cell office:value-type="float" office:value="6.26734473858433" calcext:value-type="float">
            <text:p>6.26734473858433</text:p>
          </table:table-cell>
          <table:table-cell office:value-type="float" office:value="6.51264198862677" calcext:value-type="float">
            <text:p>6.51264198862677</text:p>
          </table:table-cell>
          <table:table-cell office:value-type="float" office:value="14.7546295900527" calcext:value-type="float">
            <text:p>14.7546295900527</text:p>
          </table:table-cell>
          <table:table-cell office:value-type="float" office:value="6.85605813868618" calcext:value-type="float">
            <text:p>6.85605813868618</text:p>
          </table:table-cell>
          <table:table-cell office:value-type="float" office:value="-3.59394186131382" calcext:value-type="float">
            <text:p>-3.59394186131382</text:p>
          </table:table-cell>
          <table:table-cell office:value-type="float" office:value="15.9320563902564" calcext:value-type="float">
            <text:p>15.9320563902564</text:p>
          </table:table-cell>
          <table:table-cell office:value-type="float" office:value="5.48205639025645" calcext:value-type="float">
            <text:p>5.48205639025645</text:p>
          </table:table-cell>
          <table:table-cell/>
        </table:table-row>
        <table:table-row table:style-name="ro1">
          <table:table-cell office:value-type="string" calcext:value-type="string">
            <text:p>RGA</text:p>
          </table:table-cell>
          <table:table-cell office:value-type="string" calcext:value-type="string">
            <text:p>Reinsurance Group Of America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503656960197" calcext:value-type="float">
            <text:p>194.503656960197</text:p>
          </table:table-cell>
          <table:table-cell office:value-type="float" office:value="197.44755974452" calcext:value-type="float">
            <text:p>197.44755974452</text:p>
          </table:table-cell>
          <table:table-cell office:value-type="float" office:value="84.4475597445199" calcext:value-type="float">
            <text:p>84.4475597445199</text:p>
          </table:table-cell>
          <table:table-cell office:value-type="float" office:value="194.503656960197" calcext:value-type="float">
            <text:p>194.503656960197</text:p>
          </table:table-cell>
          <table:table-cell office:value-type="float" office:value="81.5036569601972" calcext:value-type="float">
            <text:p>81.5036569601972</text:p>
          </table:table-cell>
          <table:table-cell/>
        </table:table-row>
        <table:table-row table:style-name="ro1">
          <table:table-cell office:value-type="string" calcext:value-type="string">
            <text:p>RGP</text:p>
          </table:table-cell>
          <table:table-cell office:value-type="string" calcext:value-type="string">
            <text:p>Resources Connection Inc</text:p>
          </table:table-cell>
          <table:table-cell office:value-type="float" office:value="12.8" calcext:value-type="float">
            <text:p>12.8</text:p>
          </table:table-cell>
          <table:table-cell office:value-type="float" office:value="2.98985136259796" calcext:value-type="float">
            <text:p>2.98985136259796</text:p>
          </table:table-cell>
          <table:table-cell office:value-type="float" office:value="-9.81014863740204" calcext:value-type="float">
            <text:p>-9.81014863740204</text:p>
          </table:table-cell>
          <table:table-cell office:value-type="float" office:value="0" calcext:value-type="float">
            <text:p>0</text:p>
          </table:table-cell>
          <table:table-cell office:value-type="float" office:value="2.98985136259796" calcext:value-type="float">
            <text:p>2.98985136259796</text:p>
          </table:table-cell>
          <table:table-cell office:value-type="float" office:value="2.14219104933339" calcext:value-type="float">
            <text:p>2.14219104933339</text:p>
          </table:table-cell>
          <table:table-cell office:value-type="float" office:value="3.90429461025421" calcext:value-type="float">
            <text:p>3.90429461025421</text:p>
          </table:table-cell>
          <table:table-cell office:value-type="float" office:value="-8.89570538974579" calcext:value-type="float">
            <text:p>-8.89570538974579</text:p>
          </table:table-cell>
          <table:table-cell office:value-type="float" office:value="9.44211025459494" calcext:value-type="float">
            <text:p>9.44211025459494</text:p>
          </table:table-cell>
          <table:table-cell office:value-type="float" office:value="-3.35788974540506" calcext:value-type="float">
            <text:p>-3.35788974540506</text:p>
          </table:table-cell>
          <table:table-cell/>
        </table:table-row>
        <table:table-row table:style-name="ro1">
          <table:table-cell office:value-type="string" calcext:value-type="string">
            <text:p>RGR</text:p>
          </table:table-cell>
          <table:table-cell office:value-type="string" calcext:value-type="string">
            <text:p>Sturm</text:p>
          </table:table-cell>
          <table:table-cell office:value-type="string" calcext:value-type="string">
            <text:p><text:s/>Inc.</text:p>
          </table:table-cell>
          <table:table-cell office:value-type="float" office:value="68.34" calcext:value-type="float">
            <text:p>68.34</text:p>
          </table:table-cell>
          <table:table-cell office:value-type="float" office:value="7.63761795620688" calcext:value-type="float">
            <text:p>7.63761795620688</text:p>
          </table:table-cell>
          <table:table-cell office:value-type="float" office:value="-60.7023820437931" calcext:value-type="float">
            <text:p>-60.7023820437931</text:p>
          </table:table-cell>
          <table:table-cell office:value-type="float" office:value="0.776124692070714" calcext:value-type="float">
            <text:p>0.776124692070714</text:p>
          </table:table-cell>
          <table:table-cell office:value-type="float" office:value="8.4137426482776" calcext:value-type="float">
            <text:p>8.4137426482776</text:p>
          </table:table-cell>
          <table:table-cell office:value-type="float" office:value="13.7907738384422" calcext:value-type="float">
            <text:p>13.7907738384422</text:p>
          </table:table-cell>
          <table:table-cell office:value-type="float" office:value="8.32092090146834" calcext:value-type="float">
            <text:p>8.32092090146834</text:p>
          </table:table-cell>
          <table:table-cell office:value-type="float" office:value="-60.0190790985317" calcext:value-type="float">
            <text:p>-60.0190790985317</text:p>
          </table:table-cell>
          <table:table-cell office:value-type="float" office:value="13.7907738384422" calcext:value-type="float">
            <text:p>13.7907738384422</text:p>
          </table:table-cell>
          <table:table-cell office:value-type="float" office:value="-54.5492261615579" calcext:value-type="float">
            <text:p>-54.5492261615579</text:p>
          </table:table-cell>
        </table:table-row>
        <table:table-row table:style-name="ro1">
          <table:table-cell office:value-type="string" calcext:value-type="string">
            <text:p>RGS</text:p>
          </table:table-cell>
          <table:table-cell office:value-type="string" calcext:value-type="string">
            <text:p>Regis Corp.</text:p>
          </table:table-cell>
          <table:table-cell office:value-type="float" office:value="10.56" calcext:value-type="float">
            <text:p>10.56</text:p>
          </table:table-cell>
          <table:table-cell office:value-type="float" office:value="1.42089802040264" calcext:value-type="float">
            <text:p>1.42089802040264</text:p>
          </table:table-cell>
          <table:table-cell office:value-type="float" office:value="-9.13910197959736" calcext:value-type="float">
            <text:p>-9.13910197959736</text:p>
          </table:table-cell>
          <table:table-cell office:value-type="float" office:value="1.43858589546488" calcext:value-type="float">
            <text:p>1.43858589546488</text:p>
          </table:table-cell>
          <table:table-cell office:value-type="float" office:value="2.85948391586752" calcext:value-type="float">
            <text:p>2.85948391586752</text:p>
          </table:table-cell>
          <table:table-cell office:value-type="float" office:value="-4.89096291254978" calcext:value-type="float">
            <text:p>-4.89096291254978</text:p>
          </table:table-cell>
          <table:table-cell office:value-type="float" office:value="-1.76331069182868" calcext:value-type="float">
            <text:p>-1.76331069182868</text:p>
          </table:table-cell>
          <table:table-cell office:value-type="float" office:value="-12.3233106918287" calcext:value-type="float">
            <text:p>-12.3233106918287</text:p>
          </table:table-cell>
          <table:table-cell office:value-type="float" office:value="1.63320840701069" calcext:value-type="float">
            <text:p>1.63320840701069</text:p>
          </table:table-cell>
          <table:table-cell office:value-type="float" office:value="-8.92679159298931" calcext:value-type="float">
            <text:p>-8.926791592989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H</text:p>
          </table:table-cell>
          <table:table-cell office:value-type="float" office:value="491.9" calcext:value-type="float">
            <text:p>491.9</text:p>
          </table:table-cell>
          <table:table-cell office:value-type="float" office:value="4.40576937960871" calcext:value-type="float">
            <text:p>4.40576937960871</text:p>
          </table:table-cell>
          <table:table-cell office:value-type="float" office:value="-487.494230620391" calcext:value-type="float">
            <text:p>-487.494230620391</text:p>
          </table:table-cell>
          <table:table-cell office:value-type="float" office:value="24.3647614718791" calcext:value-type="float">
            <text:p>24.3647614718791</text:p>
          </table:table-cell>
          <table:table-cell office:value-type="float" office:value="28.7705308514878" calcext:value-type="float">
            <text:p>28.7705308514878</text:p>
          </table:table-cell>
          <table:table-cell office:value-type="float" office:value="4.40655363832076" calcext:value-type="float">
            <text:p>4.40655363832076</text:p>
          </table:table-cell>
          <table:table-cell office:value-type="float" office:value="-7.2389529930523" calcext:value-type="float">
            <text:p>-7.2389529930523</text:p>
          </table:table-cell>
          <table:table-cell office:value-type="float" office:value="-499.138952993052" calcext:value-type="float">
            <text:p>-499.138952993052</text:p>
          </table:table-cell>
          <table:table-cell office:value-type="float" office:value="14.5513812241896" calcext:value-type="float">
            <text:p>14.5513812241896</text:p>
          </table:table-cell>
          <table:table-cell office:value-type="float" office:value="-477.34861877581" calcext:value-type="float">
            <text:p>-477.34861877581</text:p>
          </table:table-cell>
          <table:table-cell/>
        </table:table-row>
        <table:table-row table:style-name="ro1">
          <table:table-cell office:value-type="string" calcext:value-type="string">
            <text:p>RHI</text:p>
          </table:table-cell>
          <table:table-cell office:value-type="string" calcext:value-type="string">
            <text:p>Robert Half International Inc.</text:p>
          </table:table-cell>
          <table:table-cell office:value-type="float" office:value="73.78" calcext:value-type="float">
            <text:p>73.78</text:p>
          </table:table-cell>
          <table:table-cell office:value-type="float" office:value="5.1500247389817" calcext:value-type="float">
            <text:p>5.1500247389817</text:p>
          </table:table-cell>
          <table:table-cell office:value-type="float" office:value="-68.6299752610183" calcext:value-type="float">
            <text:p>-68.6299752610183</text:p>
          </table:table-cell>
          <table:table-cell office:value-type="float" office:value="0" calcext:value-type="float">
            <text:p>0</text:p>
          </table:table-cell>
          <table:table-cell office:value-type="float" office:value="5.1500247389817" calcext:value-type="float">
            <text:p>5.1500247389817</text:p>
          </table:table-cell>
          <table:table-cell office:value-type="float" office:value="8.62469466692127" calcext:value-type="float">
            <text:p>8.62469466692127</text:p>
          </table:table-cell>
          <table:table-cell office:value-type="float" office:value="7.02663409429555" calcext:value-type="float">
            <text:p>7.02663409429555</text:p>
          </table:table-cell>
          <table:table-cell office:value-type="float" office:value="-66.7533659057045" calcext:value-type="float">
            <text:p>-66.7533659057045</text:p>
          </table:table-cell>
          <table:table-cell office:value-type="float" office:value="10.4757732351986" calcext:value-type="float">
            <text:p>10.4757732351986</text:p>
          </table:table-cell>
          <table:table-cell office:value-type="float" office:value="-63.3042267648014" calcext:value-type="float">
            <text:p>-63.3042267648014</text:p>
          </table:table-cell>
          <table:table-cell/>
        </table:table-row>
        <table:table-row table:style-name="ro1">
          <table:table-cell office:value-type="string" calcext:value-type="string">
            <text:p>RHP</text:p>
          </table:table-cell>
          <table:table-cell office:value-type="string" calcext:value-type="string">
            <text:p>Ryman Hospitality Properties Inc</text:p>
          </table:table-cell>
          <table:table-cell office:value-type="float" office:value="73.5" calcext:value-type="float">
            <text:p>73.5</text:p>
          </table:table-cell>
          <table:table-cell office:value-type="float" office:value="0.948722341352597" calcext:value-type="float">
            <text:p>0.948722341352597</text:p>
          </table:table-cell>
          <table:table-cell office:value-type="float" office:value="-72.5512776586474" calcext:value-type="float">
            <text:p>-72.5512776586474</text:p>
          </table:table-cell>
          <table:table-cell office:value-type="float" office:value="0" calcext:value-type="float">
            <text:p>0</text:p>
          </table:table-cell>
          <table:table-cell office:value-type="float" office:value="0.948722341352597" calcext:value-type="float">
            <text:p>0.948722341352597</text:p>
          </table:table-cell>
          <table:table-cell office:value-type="float" office:value="1.72655025535676" calcext:value-type="float">
            <text:p>1.72655025535676</text:p>
          </table:table-cell>
          <table:table-cell office:value-type="float" office:value="-0.0586381049139369" calcext:value-type="float">
            <text:p>-0.058638104913937</text:p>
          </table:table-cell>
          <table:table-cell office:value-type="float" office:value="-73.5586381049139" calcext:value-type="float">
            <text:p>-73.5586381049139</text:p>
          </table:table-cell>
          <table:table-cell office:value-type="float" office:value="4.94578949033101" calcext:value-type="float">
            <text:p>4.94578949033101</text:p>
          </table:table-cell>
          <table:table-cell office:value-type="float" office:value="-68.554210509669" calcext:value-type="float">
            <text:p>-68.554210509669</text:p>
          </table:table-cell>
          <table:table-cell/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Transocean Ltd</text:p>
          </table:table-cell>
          <table:table-cell office:value-type="float" office:value="3.54" calcext:value-type="float">
            <text:p>3.54</text:p>
          </table:table-cell>
          <table:table-cell office:value-type="float" office:value="2.24675151026815" calcext:value-type="float">
            <text:p>2.24675151026815</text:p>
          </table:table-cell>
          <table:table-cell office:value-type="float" office:value="-1.29324848973185" calcext:value-type="float">
            <text:p>-1.29324848973185</text:p>
          </table:table-cell>
          <table:table-cell office:value-type="float" office:value="0.746207628953026" calcext:value-type="float">
            <text:p>0.746207628953026</text:p>
          </table:table-cell>
          <table:table-cell office:value-type="float" office:value="2.99295913922118" calcext:value-type="float">
            <text:p>2.99295913922118</text:p>
          </table:table-cell>
          <table:table-cell office:value-type="float" office:value="17.7968080918274" calcext:value-type="float">
            <text:p>17.7968080918274</text:p>
          </table:table-cell>
          <table:table-cell office:value-type="float" office:value="2.64017688326735" calcext:value-type="float">
            <text:p>2.64017688326735</text:p>
          </table:table-cell>
          <table:table-cell office:value-type="float" office:value="-0.899823116732648" calcext:value-type="float">
            <text:p>-0.899823116732648</text:p>
          </table:table-cell>
          <table:table-cell office:value-type="float" office:value="18.5283841986441" calcext:value-type="float">
            <text:p>18.5283841986441</text:p>
          </table:table-cell>
          <table:table-cell office:value-type="float" office:value="14.9883841986441" calcext:value-type="float">
            <text:p>14.9883841986441</text:p>
          </table:table-cell>
          <table:table-cell/>
        </table:table-row>
        <table:table-row table:style-name="ro1">
          <table:table-cell office:value-type="string" calcext:value-type="string">
            <text:p>RJF</text:p>
          </table:table-cell>
          <table:table-cell office:value-type="string" calcext:value-type="string">
            <text:p>Raymond James Financial</text:p>
          </table:table-cell>
          <table:table-cell office:value-type="float" office:value="114.13" calcext:value-type="float">
            <text:p>114.13</text:p>
          </table:table-cell>
          <table:table-cell office:value-type="float" office:value="0" calcext:value-type="float">
            <text:p>0</text:p>
          </table:table-cell>
          <table:table-cell office:value-type="float" office:value="-114.13" calcext:value-type="float">
            <text:p>-11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10829879631" calcext:value-type="float">
            <text:p>47.410829879631</text:p>
          </table:table-cell>
          <table:table-cell office:value-type="float" office:value="30.099232631501" calcext:value-type="float">
            <text:p>30.099232631501</text:p>
          </table:table-cell>
          <table:table-cell office:value-type="float" office:value="-84.030767368499" calcext:value-type="float">
            <text:p>-84.030767368499</text:p>
          </table:table-cell>
          <table:table-cell office:value-type="float" office:value="53.4669842860657" calcext:value-type="float">
            <text:p>53.4669842860657</text:p>
          </table:table-cell>
          <table:table-cell office:value-type="float" office:value="-60.6630157139343" calcext:value-type="float">
            <text:p>-60.6630157139343</text:p>
          </table:table-cell>
          <table:table-cell/>
        </table:table-row>
        <table:table-row table:style-name="ro1">
          <table:table-cell office:value-type="string" calcext:value-type="string">
            <text:p>RKT</text:p>
          </table:table-cell>
          <table:table-cell office:value-type="string" calcext:value-type="string">
            <text:p>Rocket Companies Inc</text:p>
          </table:table-cell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  <table:table-cell office:value-type="float" office:value="-20.68" calcext:value-type="float">
            <text:p>-20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621000408546" calcext:value-type="float">
            <text:p>2.86621000408546</text:p>
          </table:table-cell>
          <table:table-cell office:value-type="float" office:value="46.7707552484423" calcext:value-type="float">
            <text:p>46.7707552484423</text:p>
          </table:table-cell>
          <table:table-cell office:value-type="float" office:value="26.0907552484423" calcext:value-type="float">
            <text:p>26.0907552484423</text:p>
          </table:table-cell>
          <table:table-cell office:value-type="float" office:value="2.86621000408546" calcext:value-type="float">
            <text:p>2.86621000408546</text:p>
          </table:table-cell>
          <table:table-cell office:value-type="float" office:value="-17.8137899959145" calcext:value-type="float">
            <text:p>-17.8137899959145</text:p>
          </table:table-cell>
          <table:table-cell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alph Lauren Corp</text:p>
          </table:table-cell>
          <table:table-cell office:value-type="float" office:value="110.7" calcext:value-type="float">
            <text:p>110.7</text:p>
          </table:table-cell>
          <table:table-cell office:value-type="float" office:value="57.7812633390613" calcext:value-type="float">
            <text:p>57.7812633390613</text:p>
          </table:table-cell>
          <table:table-cell office:value-type="float" office:value="-52.9187366609387" calcext:value-type="float">
            <text:p>-52.9187366609387</text:p>
          </table:table-cell>
          <table:table-cell office:value-type="float" office:value="17.9529901161119" calcext:value-type="float">
            <text:p>17.9529901161119</text:p>
          </table:table-cell>
          <table:table-cell office:value-type="float" office:value="75.7342534551732" calcext:value-type="float">
            <text:p>75.7342534551732</text:p>
          </table:table-cell>
          <table:table-cell office:value-type="float" office:value="33.5219226532944" calcext:value-type="float">
            <text:p>33.5219226532944</text:p>
          </table:table-cell>
          <table:table-cell office:value-type="float" office:value="53.892139845086" calcext:value-type="float">
            <text:p>53.892139845086</text:p>
          </table:table-cell>
          <table:table-cell office:value-type="float" office:value="-56.807860154914" calcext:value-type="float">
            <text:p>-56.807860154914</text:p>
          </table:table-cell>
          <table:table-cell office:value-type="float" office:value="55.8076782824171" calcext:value-type="float">
            <text:p>55.8076782824171</text:p>
          </table:table-cell>
          <table:table-cell office:value-type="float" office:value="-54.8923217175829" calcext:value-type="float">
            <text:p>-54.8923217175829</text:p>
          </table:table-cell>
          <table:table-cell/>
        </table:table-row>
        <table:table-row table:style-name="ro1">
          <table:table-cell office:value-type="string" calcext:value-type="string">
            <text:p>RLGY</text:p>
          </table:table-cell>
          <table:table-cell office:value-type="string" calcext:value-type="string">
            <text:p>Realogy Holdings Corp</text:p>
          </table:table-cell>
          <table:table-cell office:value-type="float" office:value="18.11" calcext:value-type="float">
            <text:p>18.11</text:p>
          </table:table-cell>
          <table:table-cell office:value-type="float" office:value="0" calcext:value-type="float">
            <text:p>0</text:p>
          </table:table-cell>
          <table:table-cell office:value-type="float" office:value="-18.11" calcext:value-type="float">
            <text:p>-1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8018485244582" calcext:value-type="float">
            <text:p>-25.8018485244582</text:p>
          </table:table-cell>
          <table:table-cell office:value-type="float" office:value="0.649593366678202" calcext:value-type="float">
            <text:p>0.649593366678202</text:p>
          </table:table-cell>
          <table:table-cell office:value-type="float" office:value="-17.4604066333218" calcext:value-type="float">
            <text:p>-17.4604066333218</text:p>
          </table:table-cell>
          <table:table-cell office:value-type="float" office:value="14.9752924131548" calcext:value-type="float">
            <text:p>14.9752924131548</text:p>
          </table:table-cell>
          <table:table-cell office:value-type="float" office:value="-3.13470758684518" calcext:value-type="float">
            <text:p>-3.13470758684518</text:p>
          </table:table-cell>
          <table:table-cell/>
        </table:table-row>
        <table:table-row table:style-name="ro1">
          <table:table-cell office:value-type="string" calcext:value-type="string">
            <text:p>RLH</text:p>
          </table:table-cell>
          <table:table-cell office:value-type="string" calcext:value-type="string">
            <text:p>Red Lion Hotels Corporation</text:p>
          </table:table-cell>
          <table:table-cell office:value-type="float" office:value="3.42" calcext:value-type="float">
            <text:p>3.42</text:p>
          </table:table-cell>
          <table:table-cell office:value-type="float" office:value="1.32347735014717" calcext:value-type="float">
            <text:p>1.32347735014717</text:p>
          </table:table-cell>
          <table:table-cell office:value-type="float" office:value="-2.09652264985283" calcext:value-type="float">
            <text:p>-2.09652264985283</text:p>
          </table:table-cell>
          <table:table-cell office:value-type="float" office:value="0" calcext:value-type="float">
            <text:p>0</text:p>
          </table:table-cell>
          <table:table-cell office:value-type="float" office:value="1.32347735014717" calcext:value-type="float">
            <text:p>1.32347735014717</text:p>
          </table:table-cell>
          <table:table-cell office:value-type="float" office:value="2.56872887151584" calcext:value-type="float">
            <text:p>2.56872887151584</text:p>
          </table:table-cell>
          <table:table-cell office:value-type="float" office:value="1.28334341590439" calcext:value-type="float">
            <text:p>1.28334341590439</text:p>
          </table:table-cell>
          <table:table-cell office:value-type="float" office:value="-2.13665658409561" calcext:value-type="float">
            <text:p>-2.13665658409561</text:p>
          </table:table-cell>
          <table:table-cell office:value-type="float" office:value="5.1478250215445" calcext:value-type="float">
            <text:p>5.1478250215445</text:p>
          </table:table-cell>
          <table:table-cell office:value-type="float" office:value="1.7278250215445" calcext:value-type="float">
            <text:p>1.7278250215445</text:p>
          </table:table-cell>
          <table:table-cell/>
        </table:table-row>
        <table:table-row table:style-name="ro1">
          <table:table-cell office:value-type="string" calcext:value-type="string">
            <text:p>RLI</text:p>
          </table:table-cell>
          <table:table-cell office:value-type="string" calcext:value-type="string">
            <text:p>RLI Corp.</text:p>
          </table:table-cell>
          <table:table-cell office:value-type="float" office:value="104.28" calcext:value-type="float">
            <text:p>104.28</text:p>
          </table:table-cell>
          <table:table-cell office:value-type="float" office:value="0" calcext:value-type="float">
            <text:p>0</text:p>
          </table:table-cell>
          <table:table-cell office:value-type="float" office:value="-104.28" calcext:value-type="float">
            <text:p>-10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053089408353" calcext:value-type="float">
            <text:p>23.2053089408353</text:p>
          </table:table-cell>
          <table:table-cell office:value-type="float" office:value="19.0720424411284" calcext:value-type="float">
            <text:p>19.0720424411284</text:p>
          </table:table-cell>
          <table:table-cell office:value-type="float" office:value="-85.2079575588716" calcext:value-type="float">
            <text:p>-85.2079575588716</text:p>
          </table:table-cell>
          <table:table-cell office:value-type="float" office:value="24.3998667944034" calcext:value-type="float">
            <text:p>24.3998667944034</text:p>
          </table:table-cell>
          <table:table-cell office:value-type="float" office:value="-79.8801332055966" calcext:value-type="float">
            <text:p>-79.8801332055966</text:p>
          </table:table-cell>
          <table:table-cell/>
        </table:table-row>
        <table:table-row table:style-name="ro1">
          <table:table-cell office:value-type="string" calcext:value-type="string">
            <text:p>RLJ</text:p>
          </table:table-cell>
          <table:table-cell office:value-type="string" calcext:value-type="string">
            <text:p>RLJ Lodging Trust</text:p>
          </table:table-cell>
          <table:table-cell office:value-type="float" office:value="14.22" calcext:value-type="float">
            <text:p>14.22</text:p>
          </table:table-cell>
          <table:table-cell office:value-type="float" office:value="6.03534038802766" calcext:value-type="float">
            <text:p>6.03534038802766</text:p>
          </table:table-cell>
          <table:table-cell office:value-type="float" office:value="-8.18465961197234" calcext:value-type="float">
            <text:p>-8.18465961197234</text:p>
          </table:table-cell>
          <table:table-cell office:value-type="float" office:value="0" calcext:value-type="float">
            <text:p>0</text:p>
          </table:table-cell>
          <table:table-cell office:value-type="float" office:value="6.03534038802766" calcext:value-type="float">
            <text:p>6.03534038802766</text:p>
          </table:table-cell>
          <table:table-cell office:value-type="float" office:value="14.4424395112201" calcext:value-type="float">
            <text:p>14.4424395112201</text:p>
          </table:table-cell>
          <table:table-cell office:value-type="float" office:value="5.04110837593113" calcext:value-type="float">
            <text:p>5.04110837593113</text:p>
          </table:table-cell>
          <table:table-cell office:value-type="float" office:value="-9.17889162406887" calcext:value-type="float">
            <text:p>-9.17889162406887</text:p>
          </table:table-cell>
          <table:table-cell office:value-type="float" office:value="16.66599968426" calcext:value-type="float">
            <text:p>16.66599968426</text:p>
          </table:table-cell>
          <table:table-cell office:value-type="float" office:value="2.44599968425998" calcext:value-type="float">
            <text:p>2.44599968425998</text:p>
          </table:table-cell>
          <table:table-cell/>
        </table:table-row>
        <table:table-row table:style-name="ro1">
          <table:table-cell office:value-type="string" calcext:value-type="string">
            <text:p>RMD</text:p>
          </table:table-cell>
          <table:table-cell office:value-type="string" calcext:value-type="string">
            <text:p>Resmed Inc.</text:p>
          </table:table-cell>
          <table:table-cell office:value-type="float" office:value="200.55" calcext:value-type="float">
            <text:p>200.55</text:p>
          </table:table-cell>
          <table:table-cell office:value-type="float" office:value="1.75841255381692" calcext:value-type="float">
            <text:p>1.75841255381692</text:p>
          </table:table-cell>
          <table:table-cell office:value-type="float" office:value="-198.791587446183" calcext:value-type="float">
            <text:p>-198.791587446183</text:p>
          </table:table-cell>
          <table:table-cell office:value-type="float" office:value="3.26317084093526" calcext:value-type="float">
            <text:p>3.26317084093526</text:p>
          </table:table-cell>
          <table:table-cell office:value-type="float" office:value="5.02158339475218" calcext:value-type="float">
            <text:p>5.02158339475218</text:p>
          </table:table-cell>
          <table:table-cell office:value-type="float" office:value="3.72137591079881" calcext:value-type="float">
            <text:p>3.72137591079881</text:p>
          </table:table-cell>
          <table:table-cell office:value-type="float" office:value="6.00752871209058" calcext:value-type="float">
            <text:p>6.00752871209058</text:p>
          </table:table-cell>
          <table:table-cell office:value-type="float" office:value="-194.542471287909" calcext:value-type="float">
            <text:p>-194.542471287909</text:p>
          </table:table-cell>
          <table:table-cell office:value-type="float" office:value="19.6893824168394" calcext:value-type="float">
            <text:p>19.6893824168394</text:p>
          </table:table-cell>
          <table:table-cell office:value-type="float" office:value="-180.860617583161" calcext:value-type="float">
            <text:p>-180.860617583161</text:p>
          </table:table-cell>
          <table:table-cell/>
        </table:table-row>
        <table:table-row table:style-name="ro1">
          <table:table-cell office:value-type="string" calcext:value-type="string">
            <text:p>RNG</text:p>
          </table:table-cell>
          <table:table-cell office:value-type="string" calcext:value-type="string">
            <text:p>RingCentral Inc.</text:p>
          </table:table-cell>
          <table:table-cell office:value-type="float" office:value="443.29" calcext:value-type="float">
            <text:p>443.29</text:p>
          </table:table-cell>
          <table:table-cell office:value-type="float" office:value="9.39845029531214" calcext:value-type="float">
            <text:p>9.39845029531214</text:p>
          </table:table-cell>
          <table:table-cell office:value-type="float" office:value="-433.891549704688" calcext:value-type="float">
            <text:p>-433.891549704688</text:p>
          </table:table-cell>
          <table:table-cell office:value-type="float" office:value="0.00848378938827706" calcext:value-type="float">
            <text:p>0.008483789388277</text:p>
          </table:table-cell>
          <table:table-cell office:value-type="float" office:value="9.40693408470041" calcext:value-type="float">
            <text:p>9.40693408470041</text:p>
          </table:table-cell>
          <table:table-cell office:value-type="float" office:value="1.78446992306943" calcext:value-type="float">
            <text:p>1.78446992306943</text:p>
          </table:table-cell>
          <table:table-cell office:value-type="float" office:value="7.8584219176039" calcext:value-type="float">
            <text:p>7.8584219176039</text:p>
          </table:table-cell>
          <table:table-cell office:value-type="float" office:value="-435.431578082396" calcext:value-type="float">
            <text:p>-435.431578082396</text:p>
          </table:table-cell>
          <table:table-cell office:value-type="float" office:value="3.77768140405933" calcext:value-type="float">
            <text:p>3.77768140405933</text:p>
          </table:table-cell>
          <table:table-cell office:value-type="float" office:value="-439.512318595941" calcext:value-type="float">
            <text:p>-439.512318595941</text:p>
          </table:table-cell>
          <table:table-cell/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enaissanceRe Holdings Ltd</text:p>
          </table:table-cell>
          <table:table-cell office:value-type="float" office:value="159.22" calcext:value-type="float">
            <text:p>159.22</text:p>
          </table:table-cell>
          <table:table-cell office:value-type="float" office:value="0" calcext:value-type="float">
            <text:p>0</text:p>
          </table:table-cell>
          <table:table-cell office:value-type="float" office:value="-159.22" calcext:value-type="float">
            <text:p>-159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800083289756" calcext:value-type="float">
            <text:p>133.800083289756</text:p>
          </table:table-cell>
          <table:table-cell office:value-type="float" office:value="208.500110027661" calcext:value-type="float">
            <text:p>208.500110027661</text:p>
          </table:table-cell>
          <table:table-cell office:value-type="float" office:value="49.2801100276607" calcext:value-type="float">
            <text:p>49.2801100276607</text:p>
          </table:table-cell>
          <table:table-cell office:value-type="float" office:value="149.074623993286" calcext:value-type="float">
            <text:p>149.074623993286</text:p>
          </table:table-cell>
          <table:table-cell office:value-type="float" office:value="-10.1453760067137" calcext:value-type="float">
            <text:p>-10.1453760067137</text:p>
          </table:table-cell>
          <table:table-cell/>
        </table:table-row>
        <table:table-row table:style-name="ro1">
          <table:table-cell office:value-type="string" calcext:value-type="string">
            <text:p>ROG</text:p>
          </table:table-cell>
          <table:table-cell office:value-type="string" calcext:value-type="string">
            <text:p>Rogers Corp.</text:p>
          </table:table-cell>
          <table:table-cell office:value-type="float" office:value="179.26" calcext:value-type="float">
            <text:p>179.26</text:p>
          </table:table-cell>
          <table:table-cell office:value-type="float" office:value="9.96599984643227" calcext:value-type="float">
            <text:p>9.96599984643227</text:p>
          </table:table-cell>
          <table:table-cell office:value-type="float" office:value="-169.294000153568" calcext:value-type="float">
            <text:p>-169.294000153568</text:p>
          </table:table-cell>
          <table:table-cell office:value-type="float" office:value="5.87567931501508" calcext:value-type="float">
            <text:p>5.87567931501508</text:p>
          </table:table-cell>
          <table:table-cell office:value-type="float" office:value="15.8416791614473" calcext:value-type="float">
            <text:p>15.8416791614473</text:p>
          </table:table-cell>
          <table:table-cell office:value-type="float" office:value="31.5073551341688" calcext:value-type="float">
            <text:p>31.5073551341688</text:p>
          </table:table-cell>
          <table:table-cell office:value-type="float" office:value="19.7093050588789" calcext:value-type="float">
            <text:p>19.7093050588789</text:p>
          </table:table-cell>
          <table:table-cell office:value-type="float" office:value="-159.550694941121" calcext:value-type="float">
            <text:p>-159.550694941121</text:p>
          </table:table-cell>
          <table:table-cell office:value-type="float" office:value="52.8504324152574" calcext:value-type="float">
            <text:p>52.8504324152574</text:p>
          </table:table-cell>
          <table:table-cell office:value-type="float" office:value="-126.409567584743" calcext:value-type="float">
            <text:p>-126.409567584743</text:p>
          </table:table-cell>
          <table:table-cell/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Rockwell Automation Inc</text:p>
          </table:table-cell>
          <table:table-cell office:value-type="float" office:value="249.18" calcext:value-type="float">
            <text:p>249.18</text:p>
          </table:table-cell>
          <table:table-cell office:value-type="float" office:value="6.28814507046833" calcext:value-type="float">
            <text:p>6.28814507046833</text:p>
          </table:table-cell>
          <table:table-cell office:value-type="float" office:value="-242.891854929532" calcext:value-type="float">
            <text:p>-242.891854929532</text:p>
          </table:table-cell>
          <table:table-cell office:value-type="float" office:value="5.51504070665665" calcext:value-type="float">
            <text:p>5.51504070665665</text:p>
          </table:table-cell>
          <table:table-cell office:value-type="float" office:value="11.803185777125" calcext:value-type="float">
            <text:p>11.803185777125</text:p>
          </table:table-cell>
          <table:table-cell office:value-type="float" office:value="-7.61826338014434" calcext:value-type="float">
            <text:p>-7.61826338014434</text:p>
          </table:table-cell>
          <table:table-cell office:value-type="float" office:value="6.40092532844086" calcext:value-type="float">
            <text:p>6.40092532844086</text:p>
          </table:table-cell>
          <table:table-cell office:value-type="float" office:value="-242.779074671559" calcext:value-type="float">
            <text:p>-242.779074671559</text:p>
          </table:table-cell>
          <table:table-cell office:value-type="float" office:value="13.4096587647337" calcext:value-type="float">
            <text:p>13.4096587647337</text:p>
          </table:table-cell>
          <table:table-cell office:value-type="float" office:value="-235.770341235266" calcext:value-type="float">
            <text:p>-235.770341235266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lins</text:p>
          </table:table-cell>
          <table:table-cell office:value-type="float" office:value="37.59" calcext:value-type="float">
            <text:p>37.59</text:p>
          </table:table-cell>
          <table:table-cell office:value-type="float" office:value="0.291198439596197" calcext:value-type="float">
            <text:p>0.291198439596197</text:p>
          </table:table-cell>
          <table:table-cell office:value-type="float" office:value="-37.2988015604038" calcext:value-type="float">
            <text:p>-37.2988015604038</text:p>
          </table:table-cell>
          <table:table-cell office:value-type="float" office:value="0.0927111880298622" calcext:value-type="float">
            <text:p>0.092711188029862</text:p>
          </table:table-cell>
          <table:table-cell office:value-type="float" office:value="0.383909627626059" calcext:value-type="float">
            <text:p>0.383909627626059</text:p>
          </table:table-cell>
          <table:table-cell office:value-type="float" office:value="0.605597559564246" calcext:value-type="float">
            <text:p>0.605597559564246</text:p>
          </table:table-cell>
          <table:table-cell office:value-type="float" office:value="-0.418927277366688" calcext:value-type="float">
            <text:p>-0.418927277366688</text:p>
          </table:table-cell>
          <table:table-cell office:value-type="float" office:value="-38.0089272773667" calcext:value-type="float">
            <text:p>-38.0089272773667</text:p>
          </table:table-cell>
          <table:table-cell office:value-type="float" office:value="2.84582401285003" calcext:value-type="float">
            <text:p>2.84582401285003</text:p>
          </table:table-cell>
          <table:table-cell office:value-type="float" office:value="-34.74417598715" calcext:value-type="float">
            <text:p>-34.74417598715</text:p>
          </table:table-cell>
          <table:table-cell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Roper Technologies Inc</text:p>
          </table:table-cell>
          <table:table-cell office:value-type="float" office:value="396.02" calcext:value-type="float">
            <text:p>396.02</text:p>
          </table:table-cell>
          <table:table-cell office:value-type="float" office:value="2.88064459614865" calcext:value-type="float">
            <text:p>2.88064459614865</text:p>
          </table:table-cell>
          <table:table-cell office:value-type="float" office:value="-393.139355403851" calcext:value-type="float">
            <text:p>-393.139355403851</text:p>
          </table:table-cell>
          <table:table-cell office:value-type="float" office:value="2.04915764221233" calcext:value-type="float">
            <text:p>2.04915764221233</text:p>
          </table:table-cell>
          <table:table-cell office:value-type="float" office:value="4.92980223836097" calcext:value-type="float">
            <text:p>4.92980223836097</text:p>
          </table:table-cell>
          <table:table-cell office:value-type="float" office:value="-106.035564508746" calcext:value-type="float">
            <text:p>-106.035564508746</text:p>
          </table:table-cell>
          <table:table-cell office:value-type="float" office:value="-6.04258351731015" calcext:value-type="float">
            <text:p>-6.04258351731015</text:p>
          </table:table-cell>
          <table:table-cell office:value-type="float" office:value="-402.06258351731" calcext:value-type="float">
            <text:p>-402.06258351731</text:p>
          </table:table-cell>
          <table:table-cell office:value-type="float" office:value="96.8882544753617" calcext:value-type="float">
            <text:p>96.8882544753617</text:p>
          </table:table-cell>
          <table:table-cell office:value-type="float" office:value="-299.131745524638" calcext:value-type="float">
            <text:p>-299.131745524638</text:p>
          </table:table-cell>
          <table:table-cell/>
        </table:table-row>
        <table:table-row table:style-name="ro1">
          <table:table-cell office:value-type="string" calcext:value-type="string">
            <text:p>RPAI</text:p>
          </table:table-cell>
          <table:table-cell office:value-type="string" calcext:value-type="string">
            <text:p>Retail Properties of America Inc</text:p>
          </table:table-cell>
          <table:table-cell office:value-type="float" office:value="10.67" calcext:value-type="float">
            <text:p>10.67</text:p>
          </table:table-cell>
          <table:table-cell office:value-type="float" office:value="0.127751059033689" calcext:value-type="float">
            <text:p>0.127751059033689</text:p>
          </table:table-cell>
          <table:table-cell office:value-type="float" office:value="-10.5422489409663" calcext:value-type="float">
            <text:p>-10.5422489409663</text:p>
          </table:table-cell>
          <table:table-cell office:value-type="float" office:value="0" calcext:value-type="float">
            <text:p>0</text:p>
          </table:table-cell>
          <table:table-cell office:value-type="float" office:value="0.127751059033689" calcext:value-type="float">
            <text:p>0.127751059033689</text:p>
          </table:table-cell>
          <table:table-cell office:value-type="float" office:value="7.05677695144433" calcext:value-type="float">
            <text:p>7.05677695144433</text:p>
          </table:table-cell>
          <table:table-cell office:value-type="float" office:value="-0.236575862381375" calcext:value-type="float">
            <text:p>-0.236575862381375</text:p>
          </table:table-cell>
          <table:table-cell office:value-type="float" office:value="-10.9065758623814" calcext:value-type="float">
            <text:p>-10.9065758623814</text:p>
          </table:table-cell>
          <table:table-cell office:value-type="float" office:value="7.38740066883754" calcext:value-type="float">
            <text:p>7.38740066883754</text:p>
          </table:table-cell>
          <table:table-cell office:value-type="float" office:value="-3.28259933116246" calcext:value-type="float">
            <text:p>-3.28259933116246</text:p>
          </table:table-cell>
          <table:table-cell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 International</text:p>
          </table:table-cell>
          <table:table-cell office:value-type="float" office:value="86.8" calcext:value-type="float">
            <text:p>86.8</text:p>
          </table:table-cell>
          <table:table-cell office:value-type="float" office:value="2.09791819598635" calcext:value-type="float">
            <text:p>2.09791819598635</text:p>
          </table:table-cell>
          <table:table-cell office:value-type="float" office:value="-84.7020818040136" calcext:value-type="float">
            <text:p>-84.7020818040136</text:p>
          </table:table-cell>
          <table:table-cell office:value-type="float" office:value="6.37662752569055" calcext:value-type="float">
            <text:p>6.37662752569055</text:p>
          </table:table-cell>
          <table:table-cell office:value-type="float" office:value="8.4745457216769" calcext:value-type="float">
            <text:p>8.4745457216769</text:p>
          </table:table-cell>
          <table:table-cell office:value-type="float" office:value="-2.87030750340971" calcext:value-type="float">
            <text:p>-2.87030750340971</text:p>
          </table:table-cell>
          <table:table-cell office:value-type="float" office:value="10.1438182126539" calcext:value-type="float">
            <text:p>10.1438182126539</text:p>
          </table:table-cell>
          <table:table-cell office:value-type="float" office:value="-76.6561817873461" calcext:value-type="float">
            <text:p>-76.6561817873461</text:p>
          </table:table-cell>
          <table:table-cell office:value-type="float" office:value="11.8962941492759" calcext:value-type="float">
            <text:p>11.8962941492759</text:p>
          </table:table-cell>
          <table:table-cell office:value-type="float" office:value="-74.9037058507241" calcext:value-type="float">
            <text:p>-74.9037058507241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string" calcext:value-type="string">
            <text:p>RPT Realty</text:p>
          </table:table-cell>
          <table:table-cell office:value-type="float" office:value="10.59" calcext:value-type="float">
            <text:p>10.59</text:p>
          </table:table-cell>
          <table:table-cell office:value-type="float" office:value="3.05217624328598" calcext:value-type="float">
            <text:p>3.05217624328598</text:p>
          </table:table-cell>
          <table:table-cell office:value-type="float" office:value="-7.53782375671402" calcext:value-type="float">
            <text:p>-7.53782375671402</text:p>
          </table:table-cell>
          <table:table-cell office:value-type="float" office:value="0" calcext:value-type="float">
            <text:p>0</text:p>
          </table:table-cell>
          <table:table-cell office:value-type="float" office:value="3.05217624328598" calcext:value-type="float">
            <text:p>3.05217624328598</text:p>
          </table:table-cell>
          <table:table-cell office:value-type="float" office:value="8.21393726115927" calcext:value-type="float">
            <text:p>8.21393726115927</text:p>
          </table:table-cell>
          <table:table-cell office:value-type="float" office:value="2.99440833308466" calcext:value-type="float">
            <text:p>2.99440833308466</text:p>
          </table:table-cell>
          <table:table-cell office:value-type="float" office:value="-7.59559166691534" calcext:value-type="float">
            <text:p>-7.59559166691534</text:p>
          </table:table-cell>
          <table:table-cell office:value-type="float" office:value="9.72498127020333" calcext:value-type="float">
            <text:p>9.72498127020333</text:p>
          </table:table-cell>
          <table:table-cell office:value-type="float" office:value="-0.86501872979667" calcext:value-type="float">
            <text:p>-0.86501872979667</text:p>
          </table:table-cell>
          <table:table-cell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ange Resources Corp</text:p>
          </table:table-cell>
          <table:table-cell office:value-type="float" office:value="10.16" calcext:value-type="float">
            <text:p>10.16</text:p>
          </table:table-cell>
          <table:table-cell office:value-type="float" office:value="0.00201690513709054" calcext:value-type="float">
            <text:p>0.002016905137091</text:p>
          </table:table-cell>
          <table:table-cell office:value-type="float" office:value="-10.1579830948629" calcext:value-type="float">
            <text:p>-10.1579830948629</text:p>
          </table:table-cell>
          <table:table-cell office:value-type="float" office:value="0" calcext:value-type="float">
            <text:p>0</text:p>
          </table:table-cell>
          <table:table-cell office:value-type="float" office:value="0.00201690513709054" calcext:value-type="float">
            <text:p>0.002016905137091</text:p>
          </table:table-cell>
          <table:table-cell office:value-type="float" office:value="6.4857115242429" calcext:value-type="float">
            <text:p>6.4857115242429</text:p>
          </table:table-cell>
          <table:table-cell office:value-type="float" office:value="-1.64228743960622" calcext:value-type="float">
            <text:p>-1.64228743960622</text:p>
          </table:table-cell>
          <table:table-cell office:value-type="float" office:value="-11.8022874396062" calcext:value-type="float">
            <text:p>-11.8022874396062</text:p>
          </table:table-cell>
          <table:table-cell office:value-type="float" office:value="6.4857115242429" calcext:value-type="float">
            <text:p>6.4857115242429</text:p>
          </table:table-cell>
          <table:table-cell office:value-type="float" office:value="-3.6742884757571" calcext:value-type="float">
            <text:p>-3.6742884757571</text:p>
          </table:table-cell>
          <table:table-cell/>
        </table:table-row>
        <table:table-row table:style-name="ro1">
          <table:table-cell office:value-type="string" calcext:value-type="string">
            <text:p>RRTS</text:p>
          </table:table-cell>
          <table:table-cell office:value-type="string" calcext:value-type="string">
            <text:p>Roadrunner Transportation Systems Inc</text:p>
          </table:table-cell>
          <table:table-cell office:value-type="float" office:value="1.93" calcext:value-type="float">
            <text:p>1.93</text:p>
          </table:table-cell>
          <table:table-cell office:value-type="float" office:value="0.126066821009895" calcext:value-type="float">
            <text:p>0.126066821009895</text:p>
          </table:table-cell>
          <table:table-cell office:value-type="float" office:value="-1.80393317899011" calcext:value-type="float">
            <text:p>-1.80393317899011</text:p>
          </table:table-cell>
          <table:table-cell office:value-type="float" office:value="0" calcext:value-type="float">
            <text:p>0</text:p>
          </table:table-cell>
          <table:table-cell office:value-type="float" office:value="0.126066821009895" calcext:value-type="float">
            <text:p>0.126066821009895</text:p>
          </table:table-cell>
          <table:table-cell office:value-type="float" office:value="-1.77913351584741" calcext:value-type="float">
            <text:p>-1.77913351584741</text:p>
          </table:table-cell>
          <table:table-cell office:value-type="float" office:value="-0.254271262388599" calcext:value-type="float">
            <text:p>-0.254271262388599</text:p>
          </table:table-cell>
          <table:table-cell office:value-type="float" office:value="-2.1842712623886" calcext:value-type="float">
            <text:p>-2.1842712623886</text:p>
          </table:table-cell>
          <table:table-cell office:value-type="float" office:value="1.47342741273277" calcext:value-type="float">
            <text:p>1.47342741273277</text:p>
          </table:table-cell>
          <table:table-cell office:value-type="float" office:value="-0.45657258726723" calcext:value-type="float">
            <text:p>-0.45657258726723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eliance Steel &amp; Aluminum Co.</text:p>
          </table:table-cell>
          <table:table-cell office:value-type="float" office:value="125.59" calcext:value-type="float">
            <text:p>125.59</text:p>
          </table:table-cell>
          <table:table-cell office:value-type="float" office:value="9.27908490028599" calcext:value-type="float">
            <text:p>9.27908490028599</text:p>
          </table:table-cell>
          <table:table-cell office:value-type="float" office:value="-116.310915099714" calcext:value-type="float">
            <text:p>-116.310915099714</text:p>
          </table:table-cell>
          <table:table-cell office:value-type="float" office:value="22.3193675001808" calcext:value-type="float">
            <text:p>22.3193675001808</text:p>
          </table:table-cell>
          <table:table-cell office:value-type="float" office:value="31.5984524004668" calcext:value-type="float">
            <text:p>31.5984524004668</text:p>
          </table:table-cell>
          <table:table-cell office:value-type="float" office:value="33.8664640241675" calcext:value-type="float">
            <text:p>33.8664640241675</text:p>
          </table:table-cell>
          <table:table-cell office:value-type="float" office:value="38.1154567548766" calcext:value-type="float">
            <text:p>38.1154567548766</text:p>
          </table:table-cell>
          <table:table-cell office:value-type="float" office:value="-87.4745432451234" calcext:value-type="float">
            <text:p>-87.4745432451234</text:p>
          </table:table-cell>
          <table:table-cell office:value-type="float" office:value="79.0478906025377" calcext:value-type="float">
            <text:p>79.0478906025377</text:p>
          </table:table-cell>
          <table:table-cell office:value-type="float" office:value="-46.5421093974623" calcext:value-type="float">
            <text:p>-46.5421093974623</text:p>
          </table:table-cell>
          <table:table-cell/>
        </table:table-row>
        <table:table-row table:style-name="ro1">
          <table:table-cell office:value-type="string" calcext:value-type="string">
            <text:p>RSG</text:p>
          </table:table-cell>
          <table:table-cell office:value-type="string" calcext:value-type="string">
            <text:p>Republic Services</text:p>
          </table:table-cell>
          <table:table-cell office:value-type="float" office:value="91.26" calcext:value-type="float">
            <text:p>91.26</text:p>
          </table:table-cell>
          <table:table-cell office:value-type="float" office:value="1.27508165864216" calcext:value-type="float">
            <text:p>1.27508165864216</text:p>
          </table:table-cell>
          <table:table-cell office:value-type="float" office:value="-89.9849183413578" calcext:value-type="float">
            <text:p>-89.9849183413578</text:p>
          </table:table-cell>
          <table:table-cell office:value-type="float" office:value="0.184485239980706" calcext:value-type="float">
            <text:p>0.184485239980706</text:p>
          </table:table-cell>
          <table:table-cell office:value-type="float" office:value="1.45956689862287" calcext:value-type="float">
            <text:p>1.45956689862287</text:p>
          </table:table-cell>
          <table:table-cell office:value-type="float" office:value="-10.8855704100861" calcext:value-type="float">
            <text:p>-10.8855704100861</text:p>
          </table:table-cell>
          <table:table-cell office:value-type="float" office:value="-1.30677044986334" calcext:value-type="float">
            <text:p>-1.30677044986334</text:p>
          </table:table-cell>
          <table:table-cell office:value-type="float" office:value="-92.5667704498633" calcext:value-type="float">
            <text:p>-92.5667704498633</text:p>
          </table:table-cell>
          <table:table-cell office:value-type="float" office:value="26.261222910927" calcext:value-type="float">
            <text:p>26.261222910927</text:p>
          </table:table-cell>
          <table:table-cell office:value-type="float" office:value="-64.998777089073" calcext:value-type="float">
            <text:p>-64.998777089073</text:p>
          </table:table-cell>
          <table:table-cell/>
        </table:table-row>
        <table:table-row table:style-name="ro1">
          <table:table-cell office:value-type="string" calcext:value-type="string">
            <text:p>RWT</text:p>
          </table:table-cell>
          <table:table-cell office:value-type="string" calcext:value-type="string">
            <text:p>Redwood Trust Inc.</text:p>
          </table:table-cell>
          <table:table-cell office:value-type="float" office:value="9.92" calcext:value-type="float">
            <text:p>9.92</text:p>
          </table:table-cell>
          <table:table-cell office:value-type="float" office:value="0" calcext:value-type="float">
            <text:p>0</text:p>
          </table:table-cell>
          <table:table-cell office:value-type="float" office:value="-9.92" calcext:value-type="float">
            <text:p>-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6933405951432" calcext:value-type="float">
            <text:p>8.86933405951432</text:p>
          </table:table-cell>
          <table:table-cell office:value-type="float" office:value="8.00962976026914" calcext:value-type="float">
            <text:p>8.00962976026914</text:p>
          </table:table-cell>
          <table:table-cell office:value-type="float" office:value="-1.91037023973086" calcext:value-type="float">
            <text:p>-1.91037023973086</text:p>
          </table:table-cell>
          <table:table-cell office:value-type="float" office:value="9.41197744764894" calcext:value-type="float">
            <text:p>9.41197744764894</text:p>
          </table:table-cell>
          <table:table-cell office:value-type="float" office:value="-0.508022552351056" calcext:value-type="float">
            <text:p>-0.508022552351056</text:p>
          </table:table-cell>
          <table:table-cell/>
        </table:table-row>
        <table:table-row table:style-name="ro1">
          <table:table-cell office:value-type="string" calcext:value-type="string">
            <text:p>RXN</text:p>
          </table:table-cell>
          <table:table-cell office:value-type="string" calcext:value-type="string">
            <text:p>Rexnord Corp</text:p>
          </table:table-cell>
          <table:table-cell office:value-type="float" office:value="41.52" calcext:value-type="float">
            <text:p>41.52</text:p>
          </table:table-cell>
          <table:table-cell office:value-type="float" office:value="2.93814801845985" calcext:value-type="float">
            <text:p>2.93814801845985</text:p>
          </table:table-cell>
          <table:table-cell office:value-type="float" office:value="-38.5818519815402" calcext:value-type="float">
            <text:p>-38.5818519815402</text:p>
          </table:table-cell>
          <table:table-cell office:value-type="float" office:value="2.89990387334124" calcext:value-type="float">
            <text:p>2.89990387334124</text:p>
          </table:table-cell>
          <table:table-cell office:value-type="float" office:value="5.83805189180109" calcext:value-type="float">
            <text:p>5.83805189180109</text:p>
          </table:table-cell>
          <table:table-cell office:value-type="float" office:value="-3.97739109233501" calcext:value-type="float">
            <text:p>-3.97739109233501</text:p>
          </table:table-cell>
          <table:table-cell office:value-type="float" office:value="5.09062827307008" calcext:value-type="float">
            <text:p>5.09062827307008</text:p>
          </table:table-cell>
          <table:table-cell office:value-type="float" office:value="-36.4293717269299" calcext:value-type="float">
            <text:p>-36.4293717269299</text:p>
          </table:table-cell>
          <table:table-cell office:value-type="float" office:value="11.2304763535245" calcext:value-type="float">
            <text:p>11.2304763535245</text:p>
          </table:table-cell>
          <table:table-cell office:value-type="float" office:value="-30.2895236464755" calcext:value-type="float">
            <text:p>-30.2895236464755</text:p>
          </table:table-cell>
          <table:table-cell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Royal Bank Of Canada</text:p>
          </table:table-cell>
          <table:table-cell office:value-type="float" office:value="83.61" calcext:value-type="float">
            <text:p>83.61</text:p>
          </table:table-cell>
          <table:table-cell office:value-type="float" office:value="0" calcext:value-type="float">
            <text:p>0</text:p>
          </table:table-cell>
          <table:table-cell office:value-type="float" office:value="-83.61" calcext:value-type="float">
            <text:p>-8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873443198288" calcext:value-type="float">
            <text:p>34.0873443198288</text:p>
          </table:table-cell>
          <table:table-cell office:value-type="float" office:value="41.532106769821" calcext:value-type="float">
            <text:p>41.532106769821</text:p>
          </table:table-cell>
          <table:table-cell office:value-type="float" office:value="-42.077893230179" calcext:value-type="float">
            <text:p>-42.077893230179</text:p>
          </table:table-cell>
          <table:table-cell office:value-type="float" office:value="45.6838414618979" calcext:value-type="float">
            <text:p>45.6838414618979</text:p>
          </table:table-cell>
          <table:table-cell office:value-type="float" office:value="-37.9261585381021" calcext:value-type="float">
            <text:p>-37.9261585381021</text:p>
          </table:table-cell>
          <table:table-cell/>
        </table:table-row>
        <table:table-row table:style-name="ro1">
          <table:table-cell office:value-type="string" calcext:value-type="string">
            <text:p>RYAM</text:p>
          </table:table-cell>
          <table:table-cell office:value-type="string" calcext:value-type="string">
            <text:p>Rayonier Advanced Materials Inc</text:p>
          </table:table-cell>
          <table:table-cell office:value-type="float" office:value="9.01" calcext:value-type="float">
            <text:p>9.01</text:p>
          </table:table-cell>
          <table:table-cell office:value-type="float" office:value="0.769421823204991" calcext:value-type="float">
            <text:p>0.769421823204991</text:p>
          </table:table-cell>
          <table:table-cell office:value-type="float" office:value="-8.24057817679501" calcext:value-type="float">
            <text:p>-8.24057817679501</text:p>
          </table:table-cell>
          <table:table-cell office:value-type="float" office:value="3.93690314812225" calcext:value-type="float">
            <text:p>3.93690314812225</text:p>
          </table:table-cell>
          <table:table-cell office:value-type="float" office:value="4.70632497132724" calcext:value-type="float">
            <text:p>4.70632497132724</text:p>
          </table:table-cell>
          <table:table-cell office:value-type="float" office:value="9.57897728480938" calcext:value-type="float">
            <text:p>9.57897728480938</text:p>
          </table:table-cell>
          <table:table-cell office:value-type="float" office:value="4.57305471482841" calcext:value-type="float">
            <text:p>4.57305471482841</text:p>
          </table:table-cell>
          <table:table-cell office:value-type="float" office:value="-4.43694528517159" calcext:value-type="float">
            <text:p>-4.43694528517159</text:p>
          </table:table-cell>
          <table:table-cell office:value-type="float" office:value="10.2411609118054" calcext:value-type="float">
            <text:p>10.2411609118054</text:p>
          </table:table-cell>
          <table:table-cell office:value-type="float" office:value="1.23116091180535" calcext:value-type="float">
            <text:p>1.23116091180535</text:p>
          </table:table-cell>
          <table:table-cell/>
        </table:table-row>
        <table:table-row table:style-name="ro1">
          <table:table-cell office:value-type="string" calcext:value-type="string">
            <text:p>RYN</text:p>
          </table:table-cell>
          <table:table-cell office:value-type="string" calcext:value-type="string">
            <text:p>Rayonier Inc.</text:p>
          </table:table-cell>
          <table:table-cell office:value-type="float" office:value="35.3" calcext:value-type="float">
            <text:p>35.3</text:p>
          </table:table-cell>
          <table:table-cell office:value-type="float" office:value="0.572458265268257" calcext:value-type="float">
            <text:p>0.572458265268257</text:p>
          </table:table-cell>
          <table:table-cell office:value-type="float" office:value="-34.7275417347317" calcext:value-type="float">
            <text:p>-34.7275417347317</text:p>
          </table:table-cell>
          <table:table-cell office:value-type="float" office:value="0.10084366083541" calcext:value-type="float">
            <text:p>0.10084366083541</text:p>
          </table:table-cell>
          <table:table-cell office:value-type="float" office:value="0.673301926103667" calcext:value-type="float">
            <text:p>0.673301926103667</text:p>
          </table:table-cell>
          <table:table-cell office:value-type="float" office:value="10.4690692304441" calcext:value-type="float">
            <text:p>10.4690692304441</text:p>
          </table:table-cell>
          <table:table-cell office:value-type="float" office:value="0.56218125094763" calcext:value-type="float">
            <text:p>0.56218125094763</text:p>
          </table:table-cell>
          <table:table-cell office:value-type="float" office:value="-34.7378187490524" calcext:value-type="float">
            <text:p>-34.7378187490524</text:p>
          </table:table-cell>
          <table:table-cell office:value-type="float" office:value="10.4690692304441" calcext:value-type="float">
            <text:p>10.4690692304441</text:p>
          </table:table-cell>
          <table:table-cell office:value-type="float" office:value="-24.8309307695559" calcext:value-type="float">
            <text:p>-24.8309307695559</text:p>
          </table:table-cell>
          <table:table-cell/>
        </table:table-row>
        <table:table-row table:style-name="ro1">
          <table:table-cell office:value-type="string" calcext:value-type="string">
            <text:p>SAH</text:p>
          </table:table-cell>
          <table:table-cell office:value-type="string" calcext:value-type="string">
            <text:p>Sonic Automotive</text:p>
          </table:table-cell>
          <table:table-cell office:value-type="float" office:value="46.11" calcext:value-type="float">
            <text:p>46.11</text:p>
          </table:table-cell>
          <table:table-cell office:value-type="float" office:value="4.18842520455377" calcext:value-type="float">
            <text:p>4.18842520455377</text:p>
          </table:table-cell>
          <table:table-cell office:value-type="float" office:value="-41.9215747954462" calcext:value-type="float">
            <text:p>-41.9215747954462</text:p>
          </table:table-cell>
          <table:table-cell office:value-type="float" office:value="37.9023850663033" calcext:value-type="float">
            <text:p>37.9023850663033</text:p>
          </table:table-cell>
          <table:table-cell office:value-type="float" office:value="42.0908102708571" calcext:value-type="float">
            <text:p>42.0908102708571</text:p>
          </table:table-cell>
          <table:table-cell office:value-type="float" office:value="16.7386777961833" calcext:value-type="float">
            <text:p>16.7386777961833</text:p>
          </table:table-cell>
          <table:table-cell office:value-type="float" office:value="0.769871585805889" calcext:value-type="float">
            <text:p>0.769871585805889</text:p>
          </table:table-cell>
          <table:table-cell office:value-type="float" office:value="-45.3401284141941" calcext:value-type="float">
            <text:p>-45.3401284141941</text:p>
          </table:table-cell>
          <table:table-cell office:value-type="float" office:value="25.7857015539767" calcext:value-type="float">
            <text:p>25.7857015539767</text:p>
          </table:table-cell>
          <table:table-cell office:value-type="float" office:value="-20.3242984460233" calcext:value-type="float">
            <text:p>-20.3242984460233</text:p>
          </table:table-cell>
          <table:table-cell/>
        </table:table-row>
        <table:table-row table:style-name="ro1">
          <table:table-cell office:value-type="string" calcext:value-type="string">
            <text:p>SAIC</text:p>
          </table:table-cell>
          <table:table-cell office:value-type="string" calcext:value-type="string">
            <text:p>Science Applications International Corp.</text:p>
          </table:table-cell>
          <table:table-cell office:value-type="float" office:value="96.23" calcext:value-type="float">
            <text:p>96.23</text:p>
          </table:table-cell>
          <table:table-cell office:value-type="float" office:value="3.1258413579864" calcext:value-type="float">
            <text:p>3.1258413579864</text:p>
          </table:table-cell>
          <table:table-cell office:value-type="float" office:value="-93.1041586420136" calcext:value-type="float">
            <text:p>-93.1041586420136</text:p>
          </table:table-cell>
          <table:table-cell office:value-type="float" office:value="0" calcext:value-type="float">
            <text:p>0</text:p>
          </table:table-cell>
          <table:table-cell office:value-type="float" office:value="3.1258413579864" calcext:value-type="float">
            <text:p>3.1258413579864</text:p>
          </table:table-cell>
          <table:table-cell office:value-type="float" office:value="-42.3706078579805" calcext:value-type="float">
            <text:p>-42.3706078579805</text:p>
          </table:table-cell>
          <table:table-cell office:value-type="float" office:value="-0.549598480525081" calcext:value-type="float">
            <text:p>-0.549598480525081</text:p>
          </table:table-cell>
          <table:table-cell office:value-type="float" office:value="-96.7795984805251" calcext:value-type="float">
            <text:p>-96.7795984805251</text:p>
          </table:table-cell>
          <table:table-cell office:value-type="float" office:value="25.7452538220968" calcext:value-type="float">
            <text:p>25.7452538220968</text:p>
          </table:table-cell>
          <table:table-cell office:value-type="float" office:value="-70.4847461779032" calcext:value-type="float">
            <text:p>-70.4847461779032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Scorpio Bulkers Inc</text:p>
          </table:table-cell>
          <table:table-cell office:value-type="float" office:value="20.03" calcext:value-type="float">
            <text:p>20.03</text:p>
          </table:table-cell>
          <table:table-cell office:value-type="float" office:value="3.51399815405885" calcext:value-type="float">
            <text:p>3.51399815405885</text:p>
          </table:table-cell>
          <table:table-cell office:value-type="float" office:value="-16.5160018459412" calcext:value-type="float">
            <text:p>-16.5160018459412</text:p>
          </table:table-cell>
          <table:table-cell office:value-type="float" office:value="0" calcext:value-type="float">
            <text:p>0</text:p>
          </table:table-cell>
          <table:table-cell office:value-type="float" office:value="3.51399815405885" calcext:value-type="float">
            <text:p>3.51399815405885</text:p>
          </table:table-cell>
          <table:table-cell office:value-type="float" office:value="65.8580218933792" calcext:value-type="float">
            <text:p>65.8580218933792</text:p>
          </table:table-cell>
          <table:table-cell office:value-type="float" office:value="-0.440778734142887" calcext:value-type="float">
            <text:p>-0.440778734142887</text:p>
          </table:table-cell>
          <table:table-cell office:value-type="float" office:value="-20.4707787341429" calcext:value-type="float">
            <text:p>-20.4707787341429</text:p>
          </table:table-cell>
          <table:table-cell office:value-type="float" office:value="65.8580218933792" calcext:value-type="float">
            <text:p>65.8580218933792</text:p>
          </table:table-cell>
          <table:table-cell office:value-type="float" office:value="45.8280218933792" calcext:value-type="float">
            <text:p>45.8280218933792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Boston Beer Co.</text:p>
          </table:table-cell>
          <table:table-cell office:value-type="float" office:value="1167.13" calcext:value-type="float">
            <text:p>1167.13</text:p>
          </table:table-cell>
          <table:table-cell office:value-type="float" office:value="15.8163997131246" calcext:value-type="float">
            <text:p>15.8163997131246</text:p>
          </table:table-cell>
          <table:table-cell office:value-type="float" office:value="-1151.31360028688" calcext:value-type="float">
            <text:p>-1151.31360028688</text:p>
          </table:table-cell>
          <table:table-cell office:value-type="float" office:value="12.4645872390755" calcext:value-type="float">
            <text:p>12.4645872390755</text:p>
          </table:table-cell>
          <table:table-cell office:value-type="float" office:value="28.2809869522" calcext:value-type="float">
            <text:p>28.2809869522</text:p>
          </table:table-cell>
          <table:table-cell office:value-type="float" office:value="70.6626571209281" calcext:value-type="float">
            <text:p>70.6626571209281</text:p>
          </table:table-cell>
          <table:table-cell office:value-type="float" office:value="16.9192093310014" calcext:value-type="float">
            <text:p>16.9192093310014</text:p>
          </table:table-cell>
          <table:table-cell office:value-type="float" office:value="-1150.210790669" calcext:value-type="float">
            <text:p>-1150.210790669</text:p>
          </table:table-cell>
          <table:table-cell office:value-type="float" office:value="92.4574405173824" calcext:value-type="float">
            <text:p>92.4574405173824</text:p>
          </table:table-cell>
          <table:table-cell office:value-type="float" office:value="-1074.67255948262" calcext:value-type="float">
            <text:p>-1074.67255948262</text:p>
          </table:table-cell>
          <table:table-cell/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anco Santander S.A.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948067244727" calcext:value-type="float">
            <text:p>4.46948067244727</text:p>
          </table:table-cell>
          <table:table-cell office:value-type="float" office:value="0.330162854301104" calcext:value-type="float">
            <text:p>0.330162854301104</text:p>
          </table:table-cell>
          <table:table-cell office:value-type="float" office:value="-3.0798371456989" calcext:value-type="float">
            <text:p>-3.0798371456989</text:p>
          </table:table-cell>
          <table:table-cell office:value-type="float" office:value="5.53176730635114" calcext:value-type="float">
            <text:p>5.53176730635114</text:p>
          </table:table-cell>
          <table:table-cell office:value-type="float" office:value="2.12176730635114" calcext:value-type="float">
            <text:p>2.12176730635114</text:p>
          </table:table-cell>
          <table:table-cell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Sap SE</text:p>
          </table:table-cell>
          <table:table-cell office:value-type="float" office:value="131.93" calcext:value-type="float">
            <text:p>131.93</text:p>
          </table:table-cell>
          <table:table-cell office:value-type="float" office:value="117.243353572773" calcext:value-type="float">
            <text:p>117.243353572773</text:p>
          </table:table-cell>
          <table:table-cell office:value-type="float" office:value="-14.6866464272271" calcext:value-type="float">
            <text:p>-14.6866464272271</text:p>
          </table:table-cell>
          <table:table-cell office:value-type="float" office:value="0" calcext:value-type="float">
            <text:p>0</text:p>
          </table:table-cell>
          <table:table-cell office:value-type="float" office:value="117.243353572773" calcext:value-type="float">
            <text:p>117.243353572773</text:p>
          </table:table-cell>
          <table:table-cell office:value-type="float" office:value="-64.159516783896" calcext:value-type="float">
            <text:p>-64.159516783896</text:p>
          </table:table-cell>
          <table:table-cell office:value-type="float" office:value="16.591456884969" calcext:value-type="float">
            <text:p>16.591456884969</text:p>
          </table:table-cell>
          <table:table-cell office:value-type="float" office:value="-115.338543115031" calcext:value-type="float">
            <text:p>-115.338543115031</text:p>
          </table:table-cell>
          <table:table-cell office:value-type="float" office:value="678.330241926026" calcext:value-type="float">
            <text:p>678.330241926026</text:p>
          </table:table-cell>
          <table:table-cell office:value-type="float" office:value="546.400241926026" calcext:value-type="float">
            <text:p>546.400241926026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afe Bulkers</text:p>
          </table:table-cell>
          <table:table-cell office:value-type="float" office:value="2.82" calcext:value-type="float">
            <text:p>2.82</text:p>
          </table:table-cell>
          <table:table-cell office:value-type="float" office:value="0.628020890891919" calcext:value-type="float">
            <text:p>0.628020890891919</text:p>
          </table:table-cell>
          <table:table-cell office:value-type="float" office:value="-2.19197910910808" calcext:value-type="float">
            <text:p>-2.19197910910808</text:p>
          </table:table-cell>
          <table:table-cell office:value-type="float" office:value="0.114891543039446" calcext:value-type="float">
            <text:p>0.114891543039446</text:p>
          </table:table-cell>
          <table:table-cell office:value-type="float" office:value="0.742912433931365" calcext:value-type="float">
            <text:p>0.742912433931365</text:p>
          </table:table-cell>
          <table:table-cell office:value-type="float" office:value="4.31082704980325" calcext:value-type="float">
            <text:p>4.31082704980325</text:p>
          </table:table-cell>
          <table:table-cell office:value-type="float" office:value="0.313466979952165" calcext:value-type="float">
            <text:p>0.313466979952165</text:p>
          </table:table-cell>
          <table:table-cell office:value-type="float" office:value="-2.50653302004783" calcext:value-type="float">
            <text:p>-2.50653302004783</text:p>
          </table:table-cell>
          <table:table-cell office:value-type="float" office:value="4.47986929880094" calcext:value-type="float">
            <text:p>4.47986929880094</text:p>
          </table:table-cell>
          <table:table-cell office:value-type="float" office:value="1.65986929880094" calcext:value-type="float">
            <text:p>1.65986929880094</text:p>
          </table:table-cell>
          <table:table-cell/>
        </table:table-row>
        <table:table-row table:style-name="ro1">
          <table:table-cell office:value-type="string" calcext:value-type="string">
            <text:p>SBH</text:p>
          </table:table-cell>
          <table:table-cell office:value-type="string" calcext:value-type="string">
            <text:p>Sally Beauty Holdings Inc</text:p>
          </table:table-cell>
          <table:table-cell office:value-type="float" office:value="15.29" calcext:value-type="float">
            <text:p>15.29</text:p>
          </table:table-cell>
          <table:table-cell office:value-type="float" office:value="4.76574182912356" calcext:value-type="float">
            <text:p>4.76574182912356</text:p>
          </table:table-cell>
          <table:table-cell office:value-type="float" office:value="-10.5242581708764" calcext:value-type="float">
            <text:p>-10.5242581708764</text:p>
          </table:table-cell>
          <table:table-cell office:value-type="float" office:value="7.94211118700375" calcext:value-type="float">
            <text:p>7.94211118700375</text:p>
          </table:table-cell>
          <table:table-cell office:value-type="float" office:value="12.7078530161273" calcext:value-type="float">
            <text:p>12.7078530161273</text:p>
          </table:table-cell>
          <table:table-cell office:value-type="float" office:value="-4.48506828068376" calcext:value-type="float">
            <text:p>-4.48506828068376</text:p>
          </table:table-cell>
          <table:table-cell office:value-type="float" office:value="8.47004054520163" calcext:value-type="float">
            <text:p>8.47004054520163</text:p>
          </table:table-cell>
          <table:table-cell office:value-type="float" office:value="-6.81995945479837" calcext:value-type="float">
            <text:p>-6.81995945479837</text:p>
          </table:table-cell>
          <table:table-cell office:value-type="float" office:value="0.876360252654414" calcext:value-type="float">
            <text:p>0.876360252654414</text:p>
          </table:table-cell>
          <table:table-cell office:value-type="float" office:value="-14.4136397473456" calcext:value-type="float">
            <text:p>-14.4136397473456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ntander Consumer USA Holdings Inc</text:p>
          </table:table-cell>
          <table:table-cell office:value-type="float" office:value="25.61" calcext:value-type="float">
            <text:p>25.61</text:p>
          </table:table-cell>
          <table:table-cell office:value-type="float" office:value="0" calcext:value-type="float">
            <text:p>0</text:p>
          </table:table-cell>
          <table:table-cell office:value-type="float" office:value="-25.61" calcext:value-type="float">
            <text:p>-25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002131976109" calcext:value-type="float">
            <text:p>16.2002131976109</text:p>
          </table:table-cell>
          <table:table-cell office:value-type="float" office:value="-39.9594444389192" calcext:value-type="float">
            <text:p>-39.9594444389192</text:p>
          </table:table-cell>
          <table:table-cell office:value-type="float" office:value="-65.5694444389192" calcext:value-type="float">
            <text:p>-65.5694444389192</text:p>
          </table:table-cell>
          <table:table-cell office:value-type="float" office:value="16.6458516686777" calcext:value-type="float">
            <text:p>16.6458516686777</text:p>
          </table:table-cell>
          <table:table-cell office:value-type="float" office:value="-8.96414833132232" calcext:value-type="float">
            <text:p>-8.96414833132232</text:p>
          </table:table-cell>
          <table:table-cell/>
        </table:table-row>
        <table:table-row table:style-name="ro1">
          <table:table-cell office:value-type="string" calcext:value-type="string">
            <text:p>SCCO</text:p>
          </table:table-cell>
          <table:table-cell office:value-type="string" calcext:value-type="string">
            <text:p>Southern Copper Corporation</text:p>
          </table:table-cell>
          <table:table-cell office:value-type="float" office:value="72.46" calcext:value-type="float">
            <text:p>72.46</text:p>
          </table:table-cell>
          <table:table-cell office:value-type="float" office:value="2.81486902634063" calcext:value-type="float">
            <text:p>2.81486902634063</text:p>
          </table:table-cell>
          <table:table-cell office:value-type="float" office:value="-69.6451309736594" calcext:value-type="float">
            <text:p>-69.6451309736594</text:p>
          </table:table-cell>
          <table:table-cell office:value-type="float" office:value="1.2641751295633" calcext:value-type="float">
            <text:p>1.2641751295633</text:p>
          </table:table-cell>
          <table:table-cell office:value-type="float" office:value="4.07904415590393" calcext:value-type="float">
            <text:p>4.07904415590393</text:p>
          </table:table-cell>
          <table:table-cell office:value-type="float" office:value="8.89230073740915" calcext:value-type="float">
            <text:p>8.89230073740915</text:p>
          </table:table-cell>
          <table:table-cell office:value-type="float" office:value="4.10840747877418" calcext:value-type="float">
            <text:p>4.10840747877418</text:p>
          </table:table-cell>
          <table:table-cell office:value-type="float" office:value="-68.3515925212258" calcext:value-type="float">
            <text:p>-68.3515925212258</text:p>
          </table:table-cell>
          <table:table-cell office:value-type="float" office:value="9.07960510532153" calcext:value-type="float">
            <text:p>9.07960510532153</text:p>
          </table:table-cell>
          <table:table-cell office:value-type="float" office:value="-63.3803948946785" calcext:value-type="float">
            <text:p>-63.3803948946785</text:p>
          </table:table-cell>
          <table:table-cell/>
        </table:table-row>
        <table:table-row table:style-name="ro1">
          <table:table-cell office:value-type="string" calcext:value-type="string">
            <text:p>SCHW</text:p>
          </table:table-cell>
          <table:table-cell office:value-type="string" calcext:value-type="string">
            <text:p>Charles Schwab Corp.</text:p>
          </table:table-cell>
          <table:table-cell office:value-type="float" office:value="58.19" calcext:value-type="float">
            <text:p>58.19</text:p>
          </table:table-cell>
          <table:table-cell office:value-type="float" office:value="0" calcext:value-type="float">
            <text:p>0</text:p>
          </table:table-cell>
          <table:table-cell office:value-type="float" office:value="-58.19" calcext:value-type="float">
            <text:p>-58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381896513904" calcext:value-type="float">
            <text:p>13.5381896513904</text:p>
          </table:table-cell>
          <table:table-cell office:value-type="float" office:value="12.1093099906789" calcext:value-type="float">
            <text:p>12.1093099906789</text:p>
          </table:table-cell>
          <table:table-cell office:value-type="float" office:value="-46.0806900093211" calcext:value-type="float">
            <text:p>-46.0806900093211</text:p>
          </table:table-cell>
          <table:table-cell office:value-type="float" office:value="17.4331108449185" calcext:value-type="float">
            <text:p>17.4331108449185</text:p>
          </table:table-cell>
          <table:table-cell office:value-type="float" office:value="-40.7568891550815" calcext:value-type="float">
            <text:p>-40.7568891550815</text:p>
          </table:table-cell>
          <table:table-cell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ervice Corp. International</text:p>
          </table:table-cell>
          <table:table-cell office:value-type="float" office:value="54.12" calcext:value-type="float">
            <text:p>54.12</text:p>
          </table:table-cell>
          <table:table-cell office:value-type="float" office:value="1.27532344477955" calcext:value-type="float">
            <text:p>1.27532344477955</text:p>
          </table:table-cell>
          <table:table-cell office:value-type="float" office:value="-52.8446765552205" calcext:value-type="float">
            <text:p>-52.8446765552205</text:p>
          </table:table-cell>
          <table:table-cell office:value-type="float" office:value="0.149527945832376" calcext:value-type="float">
            <text:p>0.149527945832376</text:p>
          </table:table-cell>
          <table:table-cell office:value-type="float" office:value="1.42485139061192" calcext:value-type="float">
            <text:p>1.42485139061192</text:p>
          </table:table-cell>
          <table:table-cell office:value-type="float" office:value="-0.722533159240275" calcext:value-type="float">
            <text:p>-0.722533159240275</text:p>
          </table:table-cell>
          <table:table-cell office:value-type="float" office:value="-1.48240488799735" calcext:value-type="float">
            <text:p>-1.48240488799735</text:p>
          </table:table-cell>
          <table:table-cell office:value-type="float" office:value="-55.6024048879973" calcext:value-type="float">
            <text:p>-55.6024048879973</text:p>
          </table:table-cell>
          <table:table-cell office:value-type="float" office:value="10.0905139604309" calcext:value-type="float">
            <text:p>10.0905139604309</text:p>
          </table:table-cell>
          <table:table-cell office:value-type="float" office:value="-44.0294860395691" calcext:value-type="float">
            <text:p>-44.0294860395691</text:p>
          </table:table-cell>
          <table:table-cell/>
        </table:table-row>
        <table:table-row table:style-name="ro1">
          <table:table-cell office:value-type="string" calcext:value-type="string">
            <text:p>SCL</text:p>
          </table:table-cell>
          <table:table-cell office:value-type="string" calcext:value-type="string">
            <text:p>Stepan Co.</text:p>
          </table:table-cell>
          <table:table-cell office:value-type="float" office:value="123.18" calcext:value-type="float">
            <text:p>123.18</text:p>
          </table:table-cell>
          <table:table-cell office:value-type="float" office:value="13.8188837241854" calcext:value-type="float">
            <text:p>13.8188837241854</text:p>
          </table:table-cell>
          <table:table-cell office:value-type="float" office:value="-109.361116275815" calcext:value-type="float">
            <text:p>-109.361116275815</text:p>
          </table:table-cell>
          <table:table-cell office:value-type="float" office:value="9.00721494322848" calcext:value-type="float">
            <text:p>9.00721494322848</text:p>
          </table:table-cell>
          <table:table-cell office:value-type="float" office:value="22.8260986674139" calcext:value-type="float">
            <text:p>22.8260986674139</text:p>
          </table:table-cell>
          <table:table-cell office:value-type="float" office:value="39.5380740983725" calcext:value-type="float">
            <text:p>39.5380740983725</text:p>
          </table:table-cell>
          <table:table-cell office:value-type="float" office:value="21.0080049193645" calcext:value-type="float">
            <text:p>21.0080049193645</text:p>
          </table:table-cell>
          <table:table-cell office:value-type="float" office:value="-102.171995080636" calcext:value-type="float">
            <text:p>-102.171995080636</text:p>
          </table:table-cell>
          <table:table-cell office:value-type="float" office:value="41.7690532547382" calcext:value-type="float">
            <text:p>41.7690532547382</text:p>
          </table:table-cell>
          <table:table-cell office:value-type="float" office:value="-81.4109467452618" calcext:value-type="float">
            <text:p>-81.4109467452618</text:p>
          </table:table-cell>
          <table:table-cell/>
        </table:table-row>
        <table:table-row table:style-name="ro1">
          <table:table-cell office:value-type="string" calcext:value-type="string">
            <text:p>SCS</text:p>
          </table:table-cell>
          <table:table-cell office:value-type="string" calcext:value-type="string">
            <text:p>Steelcase</text:p>
          </table:table-cell>
          <table:table-cell office:value-type="float" office:value="13.79" calcext:value-type="float">
            <text:p>13.79</text:p>
          </table:table-cell>
          <table:table-cell office:value-type="float" office:value="5.48199334376911" calcext:value-type="float">
            <text:p>5.48199334376911</text:p>
          </table:table-cell>
          <table:table-cell office:value-type="float" office:value="-8.30800665623088" calcext:value-type="float">
            <text:p>-8.30800665623088</text:p>
          </table:table-cell>
          <table:table-cell office:value-type="float" office:value="2.65951369897965" calcext:value-type="float">
            <text:p>2.65951369897965</text:p>
          </table:table-cell>
          <table:table-cell office:value-type="float" office:value="8.14150704274876" calcext:value-type="float">
            <text:p>8.14150704274876</text:p>
          </table:table-cell>
          <table:table-cell office:value-type="float" office:value="7.2565114203649" calcext:value-type="float">
            <text:p>7.2565114203649</text:p>
          </table:table-cell>
          <table:table-cell office:value-type="float" office:value="5.83734964227108" calcext:value-type="float">
            <text:p>5.83734964227108</text:p>
          </table:table-cell>
          <table:table-cell office:value-type="float" office:value="-7.95265035772892" calcext:value-type="float">
            <text:p>-7.95265035772892</text:p>
          </table:table-cell>
          <table:table-cell office:value-type="float" office:value="10.7263280165656" calcext:value-type="float">
            <text:p>10.7263280165656</text:p>
          </table:table-cell>
          <table:table-cell office:value-type="float" office:value="-3.06367198343442" calcext:value-type="float">
            <text:p>-3.06367198343442</text:p>
          </table:table-cell>
          <table:table-cell/>
        </table:table-row>
        <table:table-row table:style-name="ro1">
          <table:table-cell office:value-type="string" calcext:value-type="string">
            <text:p>SCU</text:p>
          </table:table-cell>
          <table:table-cell office:value-type="string" calcext:value-type="string">
            <text:p>Sculptor Capital Management Inc</text:p>
          </table:table-cell>
          <table:table-cell office:value-type="float" office:value="19.74" calcext:value-type="float">
            <text:p>19.74</text:p>
          </table:table-cell>
          <table:table-cell office:value-type="float" office:value="0" calcext:value-type="float">
            <text:p>0</text:p>
          </table:table-cell>
          <table:table-cell office:value-type="float" office:value="-19.74" calcext:value-type="float">
            <text:p>-1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8409960460781" calcext:value-type="float">
            <text:p>-11.8409960460781</text:p>
          </table:table-cell>
          <table:table-cell office:value-type="float" office:value="-0.640047855899467" calcext:value-type="float">
            <text:p>-0.640047855899467</text:p>
          </table:table-cell>
          <table:table-cell office:value-type="float" office:value="-20.3800478558995" calcext:value-type="float">
            <text:p>-20.3800478558995</text:p>
          </table:table-cell>
          <table:table-cell office:value-type="float" office:value="-10.8361302121188" calcext:value-type="float">
            <text:p>-10.8361302121188</text:p>
          </table:table-cell>
          <table:table-cell office:value-type="float" office:value="-30.5761302121188" calcext:value-type="float">
            <text:p>-30.5761302121188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a Ltd</text:p>
          </table:table-cell>
          <table:table-cell office:value-type="float" office:value="276.12" calcext:value-type="float">
            <text:p>276.12</text:p>
          </table:table-cell>
          <table:table-cell office:value-type="float" office:value="53.8451823212797" calcext:value-type="float">
            <text:p>53.8451823212797</text:p>
          </table:table-cell>
          <table:table-cell office:value-type="float" office:value="-222.27481767872" calcext:value-type="float">
            <text:p>-222.27481767872</text:p>
          </table:table-cell>
          <table:table-cell office:value-type="float" office:value="0.935122431961186" calcext:value-type="float">
            <text:p>0.935122431961186</text:p>
          </table:table-cell>
          <table:table-cell office:value-type="float" office:value="54.7803047532408" calcext:value-type="float">
            <text:p>54.7803047532408</text:p>
          </table:table-cell>
          <table:table-cell office:value-type="float" office:value="7.53935258888636" calcext:value-type="float">
            <text:p>7.53935258888636</text:p>
          </table:table-cell>
          <table:table-cell office:value-type="float" office:value="27.1480251686756" calcext:value-type="float">
            <text:p>27.1480251686756</text:p>
          </table:table-cell>
          <table:table-cell office:value-type="float" office:value="-248.971974831324" calcext:value-type="float">
            <text:p>-248.971974831324</text:p>
          </table:table-cell>
          <table:table-cell office:value-type="float" office:value="11.2384959442044" calcext:value-type="float">
            <text:p>11.2384959442044</text:p>
          </table:table-cell>
          <table:table-cell office:value-type="float" office:value="-264.881504055796" calcext:value-type="float">
            <text:p>-264.881504055796</text:p>
          </table:table-cell>
          <table:table-cell/>
        </table:table-row>
        <table:table-row table:style-name="ro1">
          <table:table-cell office:value-type="string" calcext:value-type="string">
            <text:p>SEAS</text:p>
          </table:table-cell>
          <table:table-cell office:value-type="string" calcext:value-type="string">
            <text:p>SeaWorld Entertainment Inc</text:p>
          </table:table-cell>
          <table:table-cell office:value-type="float" office:value="34.17" calcext:value-type="float">
            <text:p>34.17</text:p>
          </table:table-cell>
          <table:table-cell office:value-type="float" office:value="6.23124190030475" calcext:value-type="float">
            <text:p>6.23124190030475</text:p>
          </table:table-cell>
          <table:table-cell office:value-type="float" office:value="-27.9387580996952" calcext:value-type="float">
            <text:p>-27.9387580996952</text:p>
          </table:table-cell>
          <table:table-cell office:value-type="float" office:value="0.436070579490468" calcext:value-type="float">
            <text:p>0.436070579490468</text:p>
          </table:table-cell>
          <table:table-cell office:value-type="float" office:value="6.66731247979522" calcext:value-type="float">
            <text:p>6.66731247979522</text:p>
          </table:table-cell>
          <table:table-cell office:value-type="float" office:value="-3.69727378191217" calcext:value-type="float">
            <text:p>-3.69727378191217</text:p>
          </table:table-cell>
          <table:table-cell office:value-type="float" office:value="2.69816438398773" calcext:value-type="float">
            <text:p>2.69816438398773</text:p>
          </table:table-cell>
          <table:table-cell office:value-type="float" office:value="-31.4718356160123" calcext:value-type="float">
            <text:p>-31.4718356160123</text:p>
          </table:table-cell>
          <table:table-cell office:value-type="float" office:value="-0.848679081869087" calcext:value-type="float">
            <text:p>-0.848679081869087</text:p>
          </table:table-cell>
          <table:table-cell office:value-type="float" office:value="-35.0186790818691" calcext:value-type="float">
            <text:p>-35.0186790818691</text:p>
          </table:table-cell>
          <table:table-cell/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ealed Air Corp.</text:p>
          </table:table-cell>
          <table:table-cell office:value-type="float" office:value="44.09" calcext:value-type="float">
            <text:p>44.09</text:p>
          </table:table-cell>
          <table:table-cell office:value-type="float" office:value="2.04185232666559" calcext:value-type="float">
            <text:p>2.04185232666559</text:p>
          </table:table-cell>
          <table:table-cell office:value-type="float" office:value="-42.0481476733344" calcext:value-type="float">
            <text:p>-42.0481476733344</text:p>
          </table:table-cell>
          <table:table-cell office:value-type="float" office:value="4.06630250281983" calcext:value-type="float">
            <text:p>4.06630250281983</text:p>
          </table:table-cell>
          <table:table-cell office:value-type="float" office:value="6.10815482948542" calcext:value-type="float">
            <text:p>6.10815482948542</text:p>
          </table:table-cell>
          <table:table-cell office:value-type="float" office:value="-15.1514723785526" calcext:value-type="float">
            <text:p>-15.1514723785526</text:p>
          </table:table-cell>
          <table:table-cell office:value-type="float" office:value="2.2829043374525" calcext:value-type="float">
            <text:p>2.2829043374525</text:p>
          </table:table-cell>
          <table:table-cell office:value-type="float" office:value="-41.8070956625475" calcext:value-type="float">
            <text:p>-41.8070956625475</text:p>
          </table:table-cell>
          <table:table-cell office:value-type="float" office:value="0.157908402788216" calcext:value-type="float">
            <text:p>0.157908402788216</text:p>
          </table:table-cell>
          <table:table-cell office:value-type="float" office:value="-43.9320915972118" calcext:value-type="float">
            <text:p>-43.9320915972118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Select Medical Holdings Corporation</text:p>
          </table:table-cell>
          <table:table-cell office:value-type="float" office:value="27.28" calcext:value-type="float">
            <text:p>27.28</text:p>
          </table:table-cell>
          <table:table-cell office:value-type="float" office:value="4.7475977993645" calcext:value-type="float">
            <text:p>4.7475977993645</text:p>
          </table:table-cell>
          <table:table-cell office:value-type="float" office:value="-22.5324022006355" calcext:value-type="float">
            <text:p>-22.5324022006355</text:p>
          </table:table-cell>
          <table:table-cell office:value-type="float" office:value="0" calcext:value-type="float">
            <text:p>0</text:p>
          </table:table-cell>
          <table:table-cell office:value-type="float" office:value="4.7475977993645" calcext:value-type="float">
            <text:p>4.7475977993645</text:p>
          </table:table-cell>
          <table:table-cell office:value-type="float" office:value="-20.2053324917564" calcext:value-type="float">
            <text:p>-20.2053324917564</text:p>
          </table:table-cell>
          <table:table-cell office:value-type="float" office:value="2.06769089027402" calcext:value-type="float">
            <text:p>2.06769089027402</text:p>
          </table:table-cell>
          <table:table-cell office:value-type="float" office:value="-25.212309109726" calcext:value-type="float">
            <text:p>-25.212309109726</text:p>
          </table:table-cell>
          <table:table-cell office:value-type="float" office:value="7.70676556431819" calcext:value-type="float">
            <text:p>7.70676556431819</text:p>
          </table:table-cell>
          <table:table-cell office:value-type="float" office:value="-19.5732344356818" calcext:value-type="float">
            <text:p>-19.5732344356818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Stifel Financial Corp.</text:p>
          </table:table-cell>
          <table:table-cell office:value-type="float" office:value="58.46" calcext:value-type="float">
            <text:p>58.46</text:p>
          </table:table-cell>
          <table:table-cell office:value-type="float" office:value="0" calcext:value-type="float">
            <text:p>0</text:p>
          </table:table-cell>
          <table:table-cell office:value-type="float" office:value="-58.46" calcext:value-type="float">
            <text:p>-5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747524364117" calcext:value-type="float">
            <text:p>31.5747524364117</text:p>
          </table:table-cell>
          <table:table-cell office:value-type="float" office:value="13.8794282926349" calcext:value-type="float">
            <text:p>13.8794282926349</text:p>
          </table:table-cell>
          <table:table-cell office:value-type="float" office:value="-44.5805717073651" calcext:value-type="float">
            <text:p>-44.5805717073651</text:p>
          </table:table-cell>
          <table:table-cell office:value-type="float" office:value="58.6970511593917" calcext:value-type="float">
            <text:p>58.6970511593917</text:p>
          </table:table-cell>
          <table:table-cell office:value-type="float" office:value="0.237051159391733" calcext:value-type="float">
            <text:p>0.237051159391733</text:p>
          </table:table-cell>
          <table:table-cell/>
        </table:table-row>
        <table:table-row table:style-name="ro1">
          <table:table-cell office:value-type="string" calcext:value-type="string">
            <text:p>SFL</text:p>
          </table:table-cell>
          <table:table-cell office:value-type="string" calcext:value-type="string">
            <text:p>SFL Corporation Ltd</text:p>
          </table:table-cell>
          <table:table-cell office:value-type="float" office:value="7.69" calcext:value-type="float">
            <text:p>7.69</text:p>
          </table:table-cell>
          <table:table-cell office:value-type="float" office:value="1.9998914717454" calcext:value-type="float">
            <text:p>1.9998914717454</text:p>
          </table:table-cell>
          <table:table-cell office:value-type="float" office:value="-5.69010852825461" calcext:value-type="float">
            <text:p>-5.69010852825461</text:p>
          </table:table-cell>
          <table:table-cell office:value-type="float" office:value="0" calcext:value-type="float">
            <text:p>0</text:p>
          </table:table-cell>
          <table:table-cell office:value-type="float" office:value="1.9998914717454" calcext:value-type="float">
            <text:p>1.9998914717454</text:p>
          </table:table-cell>
          <table:table-cell office:value-type="float" office:value="7.76900825519105" calcext:value-type="float">
            <text:p>7.76900825519105</text:p>
          </table:table-cell>
          <table:table-cell office:value-type="float" office:value="-0.315090404881999" calcext:value-type="float">
            <text:p>-0.315090404881999</text:p>
          </table:table-cell>
          <table:table-cell office:value-type="float" office:value="-8.005090404882" calcext:value-type="float">
            <text:p>-8.005090404882</text:p>
          </table:table-cell>
          <table:table-cell office:value-type="float" office:value="7.76900825519105" calcext:value-type="float">
            <text:p>7.76900825519105</text:p>
          </table:table-cell>
          <table:table-cell office:value-type="float" office:value="0.0790082551910496" calcext:value-type="float">
            <text:p>0.07900825519105</text:p>
          </table:table-cell>
          <table:table-cell/>
        </table:table-row>
        <table:table-row table:style-name="ro1">
          <table:table-cell office:value-type="string" calcext:value-type="string">
            <text:p>SHO</text:p>
          </table:table-cell>
          <table:table-cell office:value-type="string" calcext:value-type="string">
            <text:p>Sunstone Hotel Investors Inc</text:p>
          </table:table-cell>
          <table:table-cell office:value-type="float" office:value="11.93" calcext:value-type="float">
            <text:p>11.93</text:p>
          </table:table-cell>
          <table:table-cell office:value-type="float" office:value="2.13920200078327" calcext:value-type="float">
            <text:p>2.13920200078327</text:p>
          </table:table-cell>
          <table:table-cell office:value-type="float" office:value="-9.79079799921673" calcext:value-type="float">
            <text:p>-9.79079799921673</text:p>
          </table:table-cell>
          <table:table-cell office:value-type="float" office:value="0" calcext:value-type="float">
            <text:p>0</text:p>
          </table:table-cell>
          <table:table-cell office:value-type="float" office:value="2.13920200078327" calcext:value-type="float">
            <text:p>2.13920200078327</text:p>
          </table:table-cell>
          <table:table-cell office:value-type="float" office:value="8.80071954740301" calcext:value-type="float">
            <text:p>8.80071954740301</text:p>
          </table:table-cell>
          <table:table-cell office:value-type="float" office:value="1.08972291442668" calcext:value-type="float">
            <text:p>1.08972291442668</text:p>
          </table:table-cell>
          <table:table-cell office:value-type="float" office:value="-10.8402770855733" calcext:value-type="float">
            <text:p>-10.8402770855733</text:p>
          </table:table-cell>
          <table:table-cell office:value-type="float" office:value="9.68183585684271" calcext:value-type="float">
            <text:p>9.68183585684271</text:p>
          </table:table-cell>
          <table:table-cell office:value-type="float" office:value="-2.24816414315729" calcext:value-type="float">
            <text:p>-2.24816414315729</text:p>
          </table:table-cell>
          <table:table-cell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Sherwin-Williams Co.</text:p>
          </table:table-cell>
          <table:table-cell office:value-type="float" office:value="721.05" calcext:value-type="float">
            <text:p>721.05</text:p>
          </table:table-cell>
          <table:table-cell office:value-type="float" office:value="6.82525044507261" calcext:value-type="float">
            <text:p>6.82525044507261</text:p>
          </table:table-cell>
          <table:table-cell office:value-type="float" office:value="-714.224749554927" calcext:value-type="float">
            <text:p>-714.224749554927</text:p>
          </table:table-cell>
          <table:table-cell office:value-type="float" office:value="18.4179366744918" calcext:value-type="float">
            <text:p>18.4179366744918</text:p>
          </table:table-cell>
          <table:table-cell office:value-type="float" office:value="25.2431871195644" calcext:value-type="float">
            <text:p>25.2431871195644</text:p>
          </table:table-cell>
          <table:table-cell office:value-type="float" office:value="-80.3417526983301" calcext:value-type="float">
            <text:p>-80.3417526983301</text:p>
          </table:table-cell>
          <table:table-cell office:value-type="float" office:value="8.99867267100798" calcext:value-type="float">
            <text:p>8.99867267100798</text:p>
          </table:table-cell>
          <table:table-cell office:value-type="float" office:value="-712.051327328992" calcext:value-type="float">
            <text:p>-712.051327328992</text:p>
          </table:table-cell>
          <table:table-cell office:value-type="float" office:value="46.3234008671624" calcext:value-type="float">
            <text:p>46.3234008671624</text:p>
          </table:table-cell>
          <table:table-cell office:value-type="float" office:value="-674.726599132837" calcext:value-type="float">
            <text:p>-674.726599132837</text:p>
          </table:table-cell>
          <table:table-cell/>
        </table:table-row>
        <table:table-row table:style-name="ro1">
          <table:table-cell office:value-type="string" calcext:value-type="string">
            <text:p>SIG</text:p>
          </table:table-cell>
          <table:table-cell office:value-type="string" calcext:value-type="string">
            <text:p>Signet Jewelers Ltd</text:p>
          </table:table-cell>
          <table:table-cell office:value-type="float" office:value="43.61" calcext:value-type="float">
            <text:p>43.61</text:p>
          </table:table-cell>
          <table:table-cell office:value-type="float" office:value="25.4610292923926" calcext:value-type="float">
            <text:p>25.4610292923926</text:p>
          </table:table-cell>
          <table:table-cell office:value-type="float" office:value="-18.1489707076074" calcext:value-type="float">
            <text:p>-18.1489707076074</text:p>
          </table:table-cell>
          <table:table-cell office:value-type="float" office:value="41.5370536407485" calcext:value-type="float">
            <text:p>41.5370536407485</text:p>
          </table:table-cell>
          <table:table-cell office:value-type="float" office:value="66.9980829331412" calcext:value-type="float">
            <text:p>66.9980829331412</text:p>
          </table:table-cell>
          <table:table-cell office:value-type="float" office:value="9.53594455938252" calcext:value-type="float">
            <text:p>9.53594455938252</text:p>
          </table:table-cell>
          <table:table-cell office:value-type="float" office:value="41.5198579883674" calcext:value-type="float">
            <text:p>41.5198579883674</text:p>
          </table:table-cell>
          <table:table-cell office:value-type="float" office:value="-2.09014201163263" calcext:value-type="float">
            <text:p>-2.09014201163263</text:p>
          </table:table-cell>
          <table:table-cell office:value-type="float" office:value="29.6109134003827" calcext:value-type="float">
            <text:p>29.6109134003827</text:p>
          </table:table-cell>
          <table:table-cell office:value-type="float" office:value="-13.9990865996173" calcext:value-type="float">
            <text:p>-13.9990865996173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Six Flags Entertainment Corp</text:p>
          </table:table-cell>
          <table:table-cell office:value-type="float" office:value="39.83" calcext:value-type="float">
            <text:p>39.83</text:p>
          </table:table-cell>
          <table:table-cell office:value-type="float" office:value="2.51723173492466" calcext:value-type="float">
            <text:p>2.51723173492466</text:p>
          </table:table-cell>
          <table:table-cell office:value-type="float" office:value="-37.3127682650753" calcext:value-type="float">
            <text:p>-37.3127682650753</text:p>
          </table:table-cell>
          <table:table-cell office:value-type="float" office:value="0.51651575361869" calcext:value-type="float">
            <text:p>0.51651575361869</text:p>
          </table:table-cell>
          <table:table-cell office:value-type="float" office:value="3.03374748854335" calcext:value-type="float">
            <text:p>3.03374748854335</text:p>
          </table:table-cell>
          <table:table-cell office:value-type="float" office:value="-24.4833786296655" calcext:value-type="float">
            <text:p>-24.4833786296655</text:p>
          </table:table-cell>
          <table:table-cell office:value-type="float" office:value="-0.550630835404451" calcext:value-type="float">
            <text:p>-0.550630835404451</text:p>
          </table:table-cell>
          <table:table-cell office:value-type="float" office:value="-40.3806308354045" calcext:value-type="float">
            <text:p>-40.3806308354045</text:p>
          </table:table-cell>
          <table:table-cell office:value-type="float" office:value="-12.6705343684501" calcext:value-type="float">
            <text:p>-12.6705343684501</text:p>
          </table:table-cell>
          <table:table-cell office:value-type="float" office:value="-52.5005343684501" calcext:value-type="float">
            <text:p>-52.5005343684501</text:p>
          </table:table-cell>
          <table:table-cell/>
        </table:table-row>
        <table:table-row table:style-name="ro1">
          <table:table-cell office:value-type="string" calcext:value-type="string">
            <text:p>SJI</text:p>
          </table:table-cell>
          <table:table-cell office:value-type="string" calcext:value-type="string">
            <text:p>South Jersey Industries Inc.</text:p>
          </table:table-cell>
          <table:table-cell office:value-type="float" office:value="23.66" calcext:value-type="float">
            <text:p>23.66</text:p>
          </table:table-cell>
          <table:table-cell office:value-type="float" office:value="0.0722435413185487" calcext:value-type="float">
            <text:p>0.072243541318549</text:p>
          </table:table-cell>
          <table:table-cell office:value-type="float" office:value="-23.5877564586815" calcext:value-type="float">
            <text:p>-23.5877564586815</text:p>
          </table:table-cell>
          <table:table-cell office:value-type="float" office:value="0.413777442790785" calcext:value-type="float">
            <text:p>0.413777442790785</text:p>
          </table:table-cell>
          <table:table-cell office:value-type="float" office:value="0.486020984109334" calcext:value-type="float">
            <text:p>0.486020984109334</text:p>
          </table:table-cell>
          <table:table-cell office:value-type="float" office:value="9.58600315237133" calcext:value-type="float">
            <text:p>9.58600315237133</text:p>
          </table:table-cell>
          <table:table-cell office:value-type="float" office:value="-5.00479633688761" calcext:value-type="float">
            <text:p>-5.00479633688761</text:p>
          </table:table-cell>
          <table:table-cell office:value-type="float" office:value="-28.6647963368876" calcext:value-type="float">
            <text:p>-28.6647963368876</text:p>
          </table:table-cell>
          <table:table-cell office:value-type="float" office:value="16.565502678106" calcext:value-type="float">
            <text:p>16.565502678106</text:p>
          </table:table-cell>
          <table:table-cell office:value-type="float" office:value="-7.09449732189405" calcext:value-type="float">
            <text:p>-7.09449732189405</text:p>
          </table:table-cell>
          <table:table-cell/>
        </table:table-row>
        <table:table-row table:style-name="ro1">
          <table:table-cell office:value-type="string" calcext:value-type="string">
            <text:p>SJM</text:p>
          </table:table-cell>
          <table:table-cell office:value-type="string" calcext:value-type="string">
            <text:p>J.M. Smucker Co.</text:p>
          </table:table-cell>
          <table:table-cell office:value-type="float" office:value="115.1" calcext:value-type="float">
            <text:p>115.1</text:p>
          </table:table-cell>
          <table:table-cell office:value-type="float" office:value="3.55500383267277" calcext:value-type="float">
            <text:p>3.55500383267277</text:p>
          </table:table-cell>
          <table:table-cell office:value-type="float" office:value="-111.544996167327" calcext:value-type="float">
            <text:p>-111.544996167327</text:p>
          </table:table-cell>
          <table:table-cell office:value-type="float" office:value="8.71046057423619" calcext:value-type="float">
            <text:p>8.71046057423619</text:p>
          </table:table-cell>
          <table:table-cell office:value-type="float" office:value="12.265464406909" calcext:value-type="float">
            <text:p>12.265464406909</text:p>
          </table:table-cell>
          <table:table-cell office:value-type="float" office:value="-36.0198317326233" calcext:value-type="float">
            <text:p>-36.0198317326233</text:p>
          </table:table-cell>
          <table:table-cell office:value-type="float" office:value="-5.48413682964338" calcext:value-type="float">
            <text:p>-5.48413682964338</text:p>
          </table:table-cell>
          <table:table-cell office:value-type="float" office:value="-120.584136829643" calcext:value-type="float">
            <text:p>-120.584136829643</text:p>
          </table:table-cell>
          <table:table-cell office:value-type="float" office:value="74.6322920000213" calcext:value-type="float">
            <text:p>74.6322920000213</text:p>
          </table:table-cell>
          <table:table-cell office:value-type="float" office:value="-40.4677079999787" calcext:value-type="float">
            <text:p>-40.4677079999787</text:p>
          </table:table-cell>
          <table:table-cell/>
        </table:table-row>
        <table:table-row table:style-name="ro1">
          <table:table-cell office:value-type="string" calcext:value-type="string">
            <text:p>SJW</text:p>
          </table:table-cell>
          <table:table-cell office:value-type="string" calcext:value-type="string">
            <text:p>SJW Group</text:p>
          </table:table-cell>
          <table:table-cell office:value-type="float" office:value="68.62" calcext:value-type="float">
            <text:p>68.62</text:p>
          </table:table-cell>
          <table:table-cell office:value-type="float" office:value="0.707761543296265" calcext:value-type="float">
            <text:p>0.707761543296265</text:p>
          </table:table-cell>
          <table:table-cell office:value-type="float" office:value="-67.9122384567037" calcext:value-type="float">
            <text:p>-67.9122384567037</text:p>
          </table:table-cell>
          <table:table-cell office:value-type="float" office:value="0" calcext:value-type="float">
            <text:p>0</text:p>
          </table:table-cell>
          <table:table-cell office:value-type="float" office:value="0.707761543296265" calcext:value-type="float">
            <text:p>0.707761543296265</text:p>
          </table:table-cell>
          <table:table-cell office:value-type="float" office:value="8.78095664455404" calcext:value-type="float">
            <text:p>8.78095664455404</text:p>
          </table:table-cell>
          <table:table-cell office:value-type="float" office:value="-5.2701638325622" calcext:value-type="float">
            <text:p>-5.2701638325622</text:p>
          </table:table-cell>
          <table:table-cell office:value-type="float" office:value="-73.8901638325622" calcext:value-type="float">
            <text:p>-73.8901638325622</text:p>
          </table:table-cell>
          <table:table-cell office:value-type="float" office:value="31.9741458850938" calcext:value-type="float">
            <text:p>31.9741458850938</text:p>
          </table:table-cell>
          <table:table-cell office:value-type="float" office:value="-36.6458541149062" calcext:value-type="float">
            <text:p>-36.6458541149062</text:p>
          </table:table-cell>
          <table:table-cell/>
        </table:table-row>
        <table:table-row table:style-name="ro1">
          <table:table-cell office:value-type="string" calcext:value-type="string">
            <text:p>SKT</text:p>
          </table:table-cell>
          <table:table-cell office:value-type="string" calcext:value-type="string">
            <text:p>Tanger Factory Outlet Centers</text:p>
          </table:table-cell>
          <table:table-cell office:value-type="float" office:value="14.15" calcext:value-type="float">
            <text:p>14.15</text:p>
          </table:table-cell>
          <table:table-cell office:value-type="float" office:value="0.211795689848031" calcext:value-type="float">
            <text:p>0.211795689848031</text:p>
          </table:table-cell>
          <table:table-cell office:value-type="float" office:value="-13.938204310152" calcext:value-type="float">
            <text:p>-13.938204310152</text:p>
          </table:table-cell>
          <table:table-cell office:value-type="float" office:value="0" calcext:value-type="float">
            <text:p>0</text:p>
          </table:table-cell>
          <table:table-cell office:value-type="float" office:value="0.211795689848031" calcext:value-type="float">
            <text:p>0.211795689848031</text:p>
          </table:table-cell>
          <table:table-cell office:value-type="float" office:value="3.55296284920835" calcext:value-type="float">
            <text:p>3.55296284920835</text:p>
          </table:table-cell>
          <table:table-cell office:value-type="float" office:value="0.635376369009063" calcext:value-type="float">
            <text:p>0.635376369009063</text:p>
          </table:table-cell>
          <table:table-cell office:value-type="float" office:value="-13.5146236309909" calcext:value-type="float">
            <text:p>-13.5146236309909</text:p>
          </table:table-cell>
          <table:table-cell office:value-type="float" office:value="3.55296284920835" calcext:value-type="float">
            <text:p>3.55296284920835</text:p>
          </table:table-cell>
          <table:table-cell office:value-type="float" office:value="-10.5970371507917" calcext:value-type="float">
            <text:p>-10.5970371507917</text:p>
          </table:table-cell>
          <table:table-cell/>
        </table:table-row>
        <table:table-row table:style-name="ro1">
          <table:table-cell office:value-type="string" calcext:value-type="string">
            <text:p>SKX</text:p>
          </table:table-cell>
          <table:table-cell office:value-type="string" calcext:value-type="string">
            <text:p>Skechers U S A</text:p>
          </table:table-cell>
          <table:table-cell office:value-type="float" office:value="36.93" calcext:value-type="float">
            <text:p>36.93</text:p>
          </table:table-cell>
          <table:table-cell office:value-type="float" office:value="9.54552142103389" calcext:value-type="float">
            <text:p>9.54552142103389</text:p>
          </table:table-cell>
          <table:table-cell office:value-type="float" office:value="-27.3844785789661" calcext:value-type="float">
            <text:p>-27.3844785789661</text:p>
          </table:table-cell>
          <table:table-cell office:value-type="float" office:value="7.76904614823443" calcext:value-type="float">
            <text:p>7.76904614823443</text:p>
          </table:table-cell>
          <table:table-cell office:value-type="float" office:value="17.3145675692683" calcext:value-type="float">
            <text:p>17.3145675692683</text:p>
          </table:table-cell>
          <table:table-cell office:value-type="float" office:value="17.029305742471" calcext:value-type="float">
            <text:p>17.029305742471</text:p>
          </table:table-cell>
          <table:table-cell office:value-type="float" office:value="15.674317596801" calcext:value-type="float">
            <text:p>15.674317596801</text:p>
          </table:table-cell>
          <table:table-cell office:value-type="float" office:value="-21.255682403199" calcext:value-type="float">
            <text:p>-21.255682403199</text:p>
          </table:table-cell>
          <table:table-cell office:value-type="float" office:value="17.7188919311638" calcext:value-type="float">
            <text:p>17.7188919311638</text:p>
          </table:table-cell>
          <table:table-cell office:value-type="float" office:value="-19.2111080688362" calcext:value-type="float">
            <text:p>-19.2111080688362</text:p>
          </table:table-cell>
          <table:table-cell/>
        </table:table-row>
        <table:table-row table:style-name="ro1">
          <table:table-cell office:value-type="string" calcext:value-type="string">
            <text:p>SLB</text:p>
          </table:table-cell>
          <table:table-cell office:value-type="string" calcext:value-type="string">
            <text:p>Schlumberger Ltd.</text:p>
          </table:table-cell>
          <table:table-cell office:value-type="float" office:value="26.77" calcext:value-type="float">
            <text:p>26.77</text:p>
          </table:table-cell>
          <table:table-cell office:value-type="float" office:value="2.1589771981268" calcext:value-type="float">
            <text:p>2.1589771981268</text:p>
          </table:table-cell>
          <table:table-cell office:value-type="float" office:value="-24.6110228018732" calcext:value-type="float">
            <text:p>-24.6110228018732</text:p>
          </table:table-cell>
          <table:table-cell office:value-type="float" office:value="2.40891867016543" calcext:value-type="float">
            <text:p>2.40891867016543</text:p>
          </table:table-cell>
          <table:table-cell office:value-type="float" office:value="4.56789586829222" calcext:value-type="float">
            <text:p>4.56789586829222</text:p>
          </table:table-cell>
          <table:table-cell office:value-type="float" office:value="-3.36200008796791" calcext:value-type="float">
            <text:p>-3.36200008796791</text:p>
          </table:table-cell>
          <table:table-cell office:value-type="float" office:value="1.74384452330401" calcext:value-type="float">
            <text:p>1.74384452330401</text:p>
          </table:table-cell>
          <table:table-cell office:value-type="float" office:value="-25.026155476696" calcext:value-type="float">
            <text:p>-25.026155476696</text:p>
          </table:table-cell>
          <table:table-cell office:value-type="float" office:value="8.66966525568481" calcext:value-type="float">
            <text:p>8.66966525568481</text:p>
          </table:table-cell>
          <table:table-cell office:value-type="float" office:value="-18.1003347443152" calcext:value-type="float">
            <text:p>-18.1003347443152</text:p>
          </table:table-cell>
          <table:table-cell/>
        </table:table-row>
        <table:table-row table:style-name="ro1">
          <table:table-cell office:value-type="string" calcext:value-type="string">
            <text:p>SLCA</text:p>
          </table:table-cell>
          <table:table-cell office:value-type="string" calcext:value-type="string">
            <text:p>U.S. Silica Holdings Inc</text:p>
          </table:table-cell>
          <table:table-cell office:value-type="float" office:value="9.78" calcext:value-type="float">
            <text:p>9.78</text:p>
          </table:table-cell>
          <table:table-cell office:value-type="float" office:value="1.82451710803754" calcext:value-type="float">
            <text:p>1.82451710803754</text:p>
          </table:table-cell>
          <table:table-cell office:value-type="float" office:value="-7.95548289196246" calcext:value-type="float">
            <text:p>-7.95548289196246</text:p>
          </table:table-cell>
          <table:table-cell office:value-type="float" office:value="1.41597067141791" calcext:value-type="float">
            <text:p>1.41597067141791</text:p>
          </table:table-cell>
          <table:table-cell office:value-type="float" office:value="3.24048777945546" calcext:value-type="float">
            <text:p>3.24048777945546</text:p>
          </table:table-cell>
          <table:table-cell office:value-type="float" office:value="3.26661354787692" calcext:value-type="float">
            <text:p>3.26661354787692</text:p>
          </table:table-cell>
          <table:table-cell office:value-type="float" office:value="3.23031874329969" calcext:value-type="float">
            <text:p>3.23031874329969</text:p>
          </table:table-cell>
          <table:table-cell office:value-type="float" office:value="-6.54968125670031" calcext:value-type="float">
            <text:p>-6.54968125670031</text:p>
          </table:table-cell>
          <table:table-cell office:value-type="float" office:value="8.00334247563941" calcext:value-type="float">
            <text:p>8.00334247563941</text:p>
          </table:table-cell>
          <table:table-cell office:value-type="float" office:value="-1.77665752436059" calcext:value-type="float">
            <text:p>-1.77665752436059</text:p>
          </table:table-cell>
          <table:table-cell/>
        </table:table-row>
        <table:table-row table:style-name="ro1">
          <table:table-cell office:value-type="string" calcext:value-type="string">
            <text:p>SLG</text:p>
          </table:table-cell>
          <table:table-cell office:value-type="string" calcext:value-type="string">
            <text:p>SL Green Realty Corp.</text:p>
          </table:table-cell>
          <table:table-cell office:value-type="float" office:value="64.99" calcext:value-type="float">
            <text:p>64.99</text:p>
          </table:table-cell>
          <table:table-cell office:value-type="float" office:value="0" calcext:value-type="float">
            <text:p>0</text:p>
          </table:table-cell>
          <table:table-cell office:value-type="float" office:value="-64.99" calcext:value-type="float">
            <text:p>-6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144308079802" calcext:value-type="float">
            <text:p>66.6144308079802</text:p>
          </table:table-cell>
          <table:table-cell office:value-type="float" office:value="17.2433453193964" calcext:value-type="float">
            <text:p>17.2433453193964</text:p>
          </table:table-cell>
          <table:table-cell office:value-type="float" office:value="-47.7466546806036" calcext:value-type="float">
            <text:p>-47.7466546806036</text:p>
          </table:table-cell>
          <table:table-cell office:value-type="float" office:value="72.4584926178622" calcext:value-type="float">
            <text:p>72.4584926178622</text:p>
          </table:table-cell>
          <table:table-cell office:value-type="float" office:value="7.4684926178622" calcext:value-type="float">
            <text:p>7.4684926178622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 Energy Co</text:p>
          </table:table-cell>
          <table:table-cell office:value-type="float" office:value="12.69" calcext:value-type="float">
            <text:p>12.69</text:p>
          </table:table-cell>
          <table:table-cell office:value-type="float" office:value="0.0000872807507541057" calcext:value-type="float">
            <text:p>8.72807507541057E-05</text:p>
          </table:table-cell>
          <table:table-cell office:value-type="float" office:value="-12.6899127192492" calcext:value-type="float">
            <text:p>-12.6899127192492</text:p>
          </table:table-cell>
          <table:table-cell office:value-type="float" office:value="0" calcext:value-type="float">
            <text:p>0</text:p>
          </table:table-cell>
          <table:table-cell office:value-type="float" office:value="0.0000872807507541057" calcext:value-type="float">
            <text:p>8.72807507541057E-05</text:p>
          </table:table-cell>
          <table:table-cell office:value-type="float" office:value="19.0717866718802" calcext:value-type="float">
            <text:p>19.0717866718802</text:p>
          </table:table-cell>
          <table:table-cell office:value-type="float" office:value="-0.893650150821137" calcext:value-type="float">
            <text:p>-0.893650150821137</text:p>
          </table:table-cell>
          <table:table-cell office:value-type="float" office:value="-13.5836501508211" calcext:value-type="float">
            <text:p>-13.5836501508211</text:p>
          </table:table-cell>
          <table:table-cell office:value-type="float" office:value="19.0717866718802" calcext:value-type="float">
            <text:p>19.0717866718802</text:p>
          </table:table-cell>
          <table:table-cell office:value-type="float" office:value="6.38178667188024" calcext:value-type="float">
            <text:p>6.38178667188024</text:p>
          </table:table-cell>
          <table:table-cell/>
        </table:table-row>
        <table:table-row table:style-name="ro1">
          <table:table-cell office:value-type="string" calcext:value-type="string">
            <text:p>SMG</text:p>
          </table:table-cell>
          <table:table-cell office:value-type="string" calcext:value-type="string">
            <text:p>Scotts Miracle-Gro Company</text:p>
          </table:table-cell>
          <table:table-cell office:value-type="float" office:value="245.41" calcext:value-type="float">
            <text:p>245.41</text:p>
          </table:table-cell>
          <table:table-cell office:value-type="float" office:value="0.385974969361666" calcext:value-type="float">
            <text:p>0.385974969361666</text:p>
          </table:table-cell>
          <table:table-cell office:value-type="float" office:value="-245.024025030638" calcext:value-type="float">
            <text:p>-245.024025030638</text:p>
          </table:table-cell>
          <table:table-cell office:value-type="float" office:value="19.1784678962357" calcext:value-type="float">
            <text:p>19.1784678962357</text:p>
          </table:table-cell>
          <table:table-cell office:value-type="float" office:value="19.5644428655974" calcext:value-type="float">
            <text:p>19.5644428655974</text:p>
          </table:table-cell>
          <table:table-cell office:value-type="float" office:value="-10.0838204786255" calcext:value-type="float">
            <text:p>-10.0838204786255</text:p>
          </table:table-cell>
          <table:table-cell office:value-type="float" office:value="11.2202025977228" calcext:value-type="float">
            <text:p>11.2202025977228</text:p>
          </table:table-cell>
          <table:table-cell office:value-type="float" office:value="-234.189797402277" calcext:value-type="float">
            <text:p>-234.189797402277</text:p>
          </table:table-cell>
          <table:table-cell office:value-type="float" office:value="12.0747332275654" calcext:value-type="float">
            <text:p>12.0747332275654</text:p>
          </table:table-cell>
          <table:table-cell office:value-type="float" office:value="-233.335266772435" calcext:value-type="float">
            <text:p>-233.335266772435</text:p>
          </table:table-cell>
          <table:table-cell/>
        </table:table-row>
        <table:table-row table:style-name="ro1">
          <table:table-cell office:value-type="string" calcext:value-type="string">
            <text:p>SMP</text:p>
          </table:table-cell>
          <table:table-cell office:value-type="string" calcext:value-type="string">
            <text:p>Standard Motor Products</text:p>
          </table:table-cell>
          <table:table-cell office:value-type="float" office:value="42.21" calcext:value-type="float">
            <text:p>42.21</text:p>
          </table:table-cell>
          <table:table-cell office:value-type="float" office:value="0.747612704809394" calcext:value-type="float">
            <text:p>0.747612704809394</text:p>
          </table:table-cell>
          <table:table-cell office:value-type="float" office:value="-41.4623872951906" calcext:value-type="float">
            <text:p>-41.4623872951906</text:p>
          </table:table-cell>
          <table:table-cell office:value-type="float" office:value="13.8727799386566" calcext:value-type="float">
            <text:p>13.8727799386566</text:p>
          </table:table-cell>
          <table:table-cell office:value-type="float" office:value="14.620392643466" calcext:value-type="float">
            <text:p>14.620392643466</text:p>
          </table:table-cell>
          <table:table-cell office:value-type="float" office:value="18.2071604911211" calcext:value-type="float">
            <text:p>18.2071604911211</text:p>
          </table:table-cell>
          <table:table-cell office:value-type="float" office:value="13.0294268308537" calcext:value-type="float">
            <text:p>13.0294268308537</text:p>
          </table:table-cell>
          <table:table-cell office:value-type="float" office:value="-29.1805731691463" calcext:value-type="float">
            <text:p>-29.1805731691463</text:p>
          </table:table-cell>
          <table:table-cell office:value-type="float" office:value="24.2760951851176" calcext:value-type="float">
            <text:p>24.2760951851176</text:p>
          </table:table-cell>
          <table:table-cell office:value-type="float" office:value="-17.9339048148824" calcext:value-type="float">
            <text:p>-17.9339048148824</text:p>
          </table:table-cell>
          <table:table-cell/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nap-on</text:p>
          </table:table-cell>
          <table:table-cell office:value-type="float" office:value="189.95" calcext:value-type="float">
            <text:p>189.95</text:p>
          </table:table-cell>
          <table:table-cell office:value-type="float" office:value="17.0359278752611" calcext:value-type="float">
            <text:p>17.0359278752611</text:p>
          </table:table-cell>
          <table:table-cell office:value-type="float" office:value="-172.914072124739" calcext:value-type="float">
            <text:p>-172.914072124739</text:p>
          </table:table-cell>
          <table:table-cell office:value-type="float" office:value="13.7722765419996" calcext:value-type="float">
            <text:p>13.7722765419996</text:p>
          </table:table-cell>
          <table:table-cell office:value-type="float" office:value="30.8082044172608" calcext:value-type="float">
            <text:p>30.8082044172608</text:p>
          </table:table-cell>
          <table:table-cell office:value-type="float" office:value="47.6301223690293" calcext:value-type="float">
            <text:p>47.6301223690293</text:p>
          </table:table-cell>
          <table:table-cell office:value-type="float" office:value="35.3872788147481" calcext:value-type="float">
            <text:p>35.3872788147481</text:p>
          </table:table-cell>
          <table:table-cell office:value-type="float" office:value="-154.562721185252" calcext:value-type="float">
            <text:p>-154.562721185252</text:p>
          </table:table-cell>
          <table:table-cell office:value-type="float" office:value="70.5660824454043" calcext:value-type="float">
            <text:p>70.5660824454043</text:p>
          </table:table-cell>
          <table:table-cell office:value-type="float" office:value="-119.383917554596" calcext:value-type="float">
            <text:p>-119.383917554596</text:p>
          </table:table-cell>
          <table:table-cell/>
        </table:table-row>
        <table:table-row table:style-name="ro1">
          <table:table-cell office:value-type="string" calcext:value-type="string">
            <text:p>SNE</text:p>
          </table:table-cell>
          <table:table-cell office:value-type="string" calcext:value-type="string">
            <text:p>Sony Corporation.</text:p>
          </table:table-cell>
          <table:table-cell office:value-type="float" office:value="113.53" calcext:value-type="float">
            <text:p>113.53</text:p>
          </table:table-cell>
          <table:table-cell office:value-type="float" office:value="10.1893897829395" calcext:value-type="float">
            <text:p>10.1893897829395</text:p>
          </table:table-cell>
          <table:table-cell office:value-type="float" office:value="-103.34061021706" calcext:value-type="float">
            <text:p>-103.34061021706</text:p>
          </table:table-cell>
          <table:table-cell office:value-type="float" office:value="4.65493990037741" calcext:value-type="float">
            <text:p>4.65493990037741</text:p>
          </table:table-cell>
          <table:table-cell office:value-type="float" office:value="14.844329683317" calcext:value-type="float">
            <text:p>14.844329683317</text:p>
          </table:table-cell>
          <table:table-cell office:value-type="float" office:value="28.2893872173775" calcext:value-type="float">
            <text:p>28.2893872173775</text:p>
          </table:table-cell>
          <table:table-cell office:value-type="float" office:value="98.1564955387633" calcext:value-type="float">
            <text:p>98.1564955387633</text:p>
          </table:table-cell>
          <table:table-cell office:value-type="float" office:value="-15.3735044612367" calcext:value-type="float">
            <text:p>-15.3735044612367</text:p>
          </table:table-cell>
          <table:table-cell office:value-type="float" office:value="41.445654674852" calcext:value-type="float">
            <text:p>41.445654674852</text:p>
          </table:table-cell>
          <table:table-cell office:value-type="float" office:value="-72.084345325148" calcext:value-type="float">
            <text:p>-72.084345325148</text:p>
          </table:table-cell>
          <table:table-cell/>
        </table:table-row>
        <table:table-row table:style-name="ro1">
          <table:table-cell office:value-type="string" calcext:value-type="string">
            <text:p>SNR</text:p>
          </table:table-cell>
          <table:table-cell office:value-type="string" calcext:value-type="string">
            <text:p>New Senior Investment Group Inc</text:p>
          </table:table-cell>
          <table:table-cell office:value-type="float" office:value="5.45" calcext:value-type="float">
            <text:p>5.45</text:p>
          </table:table-cell>
          <table:table-cell office:value-type="float" office:value="0.622471765521438" calcext:value-type="float">
            <text:p>0.622471765521438</text:p>
          </table:table-cell>
          <table:table-cell office:value-type="float" office:value="-4.82752823447856" calcext:value-type="float">
            <text:p>-4.82752823447856</text:p>
          </table:table-cell>
          <table:table-cell office:value-type="float" office:value="0" calcext:value-type="float">
            <text:p>0</text:p>
          </table:table-cell>
          <table:table-cell office:value-type="float" office:value="0.622471765521438" calcext:value-type="float">
            <text:p>0.622471765521438</text:p>
          </table:table-cell>
          <table:table-cell office:value-type="float" office:value="2.44557449193573" calcext:value-type="float">
            <text:p>2.44557449193573</text:p>
          </table:table-cell>
          <table:table-cell office:value-type="float" office:value="0.356319315778264" calcext:value-type="float">
            <text:p>0.356319315778264</text:p>
          </table:table-cell>
          <table:table-cell office:value-type="float" office:value="-5.09368068422174" calcext:value-type="float">
            <text:p>-5.09368068422174</text:p>
          </table:table-cell>
          <table:table-cell office:value-type="float" office:value="2.99533220853199" calcext:value-type="float">
            <text:p>2.99533220853199</text:p>
          </table:table-cell>
          <table:table-cell office:value-type="float" office:value="-2.45466779146801" calcext:value-type="float">
            <text:p>-2.45466779146801</text:p>
          </table:table-cell>
          <table:table-cell/>
        </table:table-row>
        <table:table-row table:style-name="ro1">
          <table:table-cell office:value-type="string" calcext:value-type="string">
            <text:p>SNV</text:p>
          </table:table-cell>
          <table:table-cell office:value-type="string" calcext:value-type="string">
            <text:p>Synovus Financial Corp.</text:p>
          </table:table-cell>
          <table:table-cell office:value-type="float" office:value="41.33" calcext:value-type="float">
            <text:p>41.33</text:p>
          </table:table-cell>
          <table:table-cell office:value-type="float" office:value="0" calcext:value-type="float">
            <text:p>0</text:p>
          </table:table-cell>
          <table:table-cell office:value-type="float" office:value="-41.33" calcext:value-type="float">
            <text:p>-4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468481885105" calcext:value-type="float">
            <text:p>27.2468481885105</text:p>
          </table:table-cell>
          <table:table-cell office:value-type="float" office:value="15.8752534652285" calcext:value-type="float">
            <text:p>15.8752534652285</text:p>
          </table:table-cell>
          <table:table-cell office:value-type="float" office:value="-25.4547465347715" calcext:value-type="float">
            <text:p>-25.4547465347715</text:p>
          </table:table-cell>
          <table:table-cell office:value-type="float" office:value="34.2647304474973" calcext:value-type="float">
            <text:p>34.2647304474973</text:p>
          </table:table-cell>
          <table:table-cell office:value-type="float" office:value="-7.06526955250274" calcext:value-type="float">
            <text:p>-7.06526955250274</text:p>
          </table:table-cell>
          <table:table-cell/>
        </table:table-row>
        <table:table-row table:style-name="ro1">
          <table:table-cell office:value-type="string" calcext:value-type="string">
            <text:p>SNX</text:p>
          </table:table-cell>
          <table:table-cell office:value-type="string" calcext:value-type="string">
            <text:p>Synnex Corp</text:p>
          </table:table-cell>
          <table:table-cell office:value-type="float" office:value="90" calcext:value-type="float">
            <text:p>90</text:p>
          </table:table-cell>
          <table:table-cell office:value-type="float" office:value="30.3249590604758" calcext:value-type="float">
            <text:p>30.3249590604758</text:p>
          </table:table-cell>
          <table:table-cell office:value-type="float" office:value="-59.6750409395242" calcext:value-type="float">
            <text:p>-59.6750409395242</text:p>
          </table:table-cell>
          <table:table-cell office:value-type="float" office:value="52.0289634802815" calcext:value-type="float">
            <text:p>52.0289634802815</text:p>
          </table:table-cell>
          <table:table-cell office:value-type="float" office:value="82.3539225407572" calcext:value-type="float">
            <text:p>82.3539225407572</text:p>
          </table:table-cell>
          <table:table-cell office:value-type="float" office:value="21.2012410527947" calcext:value-type="float">
            <text:p>21.2012410527947</text:p>
          </table:table-cell>
          <table:table-cell office:value-type="float" office:value="60.8377203269704" calcext:value-type="float">
            <text:p>60.8377203269704</text:p>
          </table:table-cell>
          <table:table-cell office:value-type="float" office:value="-29.1622796730296" calcext:value-type="float">
            <text:p>-29.1622796730296</text:p>
          </table:table-cell>
          <table:table-cell office:value-type="float" office:value="84.0915484006985" calcext:value-type="float">
            <text:p>84.0915484006985</text:p>
          </table:table-cell>
          <table:table-cell office:value-type="float" office:value="-5.90845159930149" calcext:value-type="float">
            <text:p>-5.90845159930149</text:p>
          </table:table-cell>
          <table:table-cell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uthern Company</text:p>
          </table:table-cell>
          <table:table-cell office:value-type="float" office:value="60.1" calcext:value-type="float">
            <text:p>60.1</text:p>
          </table:table-cell>
          <table:table-cell office:value-type="float" office:value="3.19941447249673" calcext:value-type="float">
            <text:p>3.19941447249673</text:p>
          </table:table-cell>
          <table:table-cell office:value-type="float" office:value="-56.9005855275033" calcext:value-type="float">
            <text:p>-56.9005855275033</text:p>
          </table:table-cell>
          <table:table-cell office:value-type="float" office:value="2.34440669840246" calcext:value-type="float">
            <text:p>2.34440669840246</text:p>
          </table:table-cell>
          <table:table-cell office:value-type="float" office:value="5.54382117089919" calcext:value-type="float">
            <text:p>5.54382117089919</text:p>
          </table:table-cell>
          <table:table-cell office:value-type="float" office:value="21.3136489422615" calcext:value-type="float">
            <text:p>21.3136489422615</text:p>
          </table:table-cell>
          <table:table-cell office:value-type="float" office:value="-1.11349849649487" calcext:value-type="float">
            <text:p>-1.11349849649487</text:p>
          </table:table-cell>
          <table:table-cell office:value-type="float" office:value="-61.2134984964949" calcext:value-type="float">
            <text:p>-61.2134984964949</text:p>
          </table:table-cell>
          <table:table-cell office:value-type="float" office:value="26.7855093259722" calcext:value-type="float">
            <text:p>26.7855093259722</text:p>
          </table:table-cell>
          <table:table-cell office:value-type="float" office:value="-33.3144906740278" calcext:value-type="float">
            <text:p>-33.3144906740278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Sonoco Products Co.</text:p>
          </table:table-cell>
          <table:table-cell office:value-type="float" office:value="59.62" calcext:value-type="float">
            <text:p>59.62</text:p>
          </table:table-cell>
          <table:table-cell office:value-type="float" office:value="7.79431793615981" calcext:value-type="float">
            <text:p>7.79431793615981</text:p>
          </table:table-cell>
          <table:table-cell office:value-type="float" office:value="-51.8256820638402" calcext:value-type="float">
            <text:p>-51.8256820638402</text:p>
          </table:table-cell>
          <table:table-cell office:value-type="float" office:value="4.4397733713621" calcext:value-type="float">
            <text:p>4.4397733713621</text:p>
          </table:table-cell>
          <table:table-cell office:value-type="float" office:value="12.2340913075219" calcext:value-type="float">
            <text:p>12.2340913075219</text:p>
          </table:table-cell>
          <table:table-cell office:value-type="float" office:value="1.26959073265686" calcext:value-type="float">
            <text:p>1.26959073265686</text:p>
          </table:table-cell>
          <table:table-cell office:value-type="float" office:value="7.81136690809684" calcext:value-type="float">
            <text:p>7.81136690809684</text:p>
          </table:table-cell>
          <table:table-cell office:value-type="float" office:value="-51.8086330919032" calcext:value-type="float">
            <text:p>-51.8086330919032</text:p>
          </table:table-cell>
          <table:table-cell office:value-type="float" office:value="18.633819272851" calcext:value-type="float">
            <text:p>18.633819272851</text:p>
          </table:table-cell>
          <table:table-cell office:value-type="float" office:value="-40.986180727149" calcext:value-type="float">
            <text:p>-40.986180727149</text:p>
          </table:table-cell>
          <table:table-cell/>
        </table:table-row>
        <table:table-row table:style-name="ro1">
          <table:table-cell office:value-type="string" calcext:value-type="string">
            <text:p>SPB</text:p>
          </table:table-cell>
          <table:table-cell office:value-type="string" calcext:value-type="string">
            <text:p>Spectrum Brands Holdings Inc.</text:p>
          </table:table-cell>
          <table:table-cell office:value-type="float" office:value="83.52" calcext:value-type="float">
            <text:p>83.52</text:p>
          </table:table-cell>
          <table:table-cell office:value-type="float" office:value="5.26724610753445" calcext:value-type="float">
            <text:p>5.26724610753445</text:p>
          </table:table-cell>
          <table:table-cell office:value-type="float" office:value="-78.2527538924655" calcext:value-type="float">
            <text:p>-78.2527538924655</text:p>
          </table:table-cell>
          <table:table-cell office:value-type="float" office:value="16.3507519480658" calcext:value-type="float">
            <text:p>16.3507519480658</text:p>
          </table:table-cell>
          <table:table-cell office:value-type="float" office:value="21.6179980556002" calcext:value-type="float">
            <text:p>21.6179980556002</text:p>
          </table:table-cell>
          <table:table-cell office:value-type="float" office:value="-35.5193045977568" calcext:value-type="float">
            <text:p>-35.5193045977568</text:p>
          </table:table-cell>
          <table:table-cell office:value-type="float" office:value="16.9560746633192" calcext:value-type="float">
            <text:p>16.9560746633192</text:p>
          </table:table-cell>
          <table:table-cell office:value-type="float" office:value="-66.5639253366808" calcext:value-type="float">
            <text:p>-66.5639253366808</text:p>
          </table:table-cell>
          <table:table-cell office:value-type="float" office:value="33.6845667553996" calcext:value-type="float">
            <text:p>33.6845667553996</text:p>
          </table:table-cell>
          <table:table-cell office:value-type="float" office:value="-49.8354332446004" calcext:value-type="float">
            <text:p>-49.8354332446004</text:p>
          </table:table-cell>
          <table:table-cell/>
        </table:table-row>
        <table:table-row table:style-name="ro1">
          <table:table-cell office:value-type="string" calcext:value-type="string">
            <text:p>SPG</text:p>
          </table:table-cell>
          <table:table-cell office:value-type="string" calcext:value-type="string">
            <text:p>Simon Property Group</text:p>
          </table:table-cell>
          <table:table-cell office:value-type="float" office:value="109.26" calcext:value-type="float">
            <text:p>109.26</text:p>
          </table:table-cell>
          <table:table-cell office:value-type="float" office:value="3.29844893421928" calcext:value-type="float">
            <text:p>3.29844893421928</text:p>
          </table:table-cell>
          <table:table-cell office:value-type="float" office:value="-105.961551065781" calcext:value-type="float">
            <text:p>-105.961551065781</text:p>
          </table:table-cell>
          <table:table-cell office:value-type="float" office:value="0" calcext:value-type="float">
            <text:p>0</text:p>
          </table:table-cell>
          <table:table-cell office:value-type="float" office:value="3.29844893421928" calcext:value-type="float">
            <text:p>3.29844893421928</text:p>
          </table:table-cell>
          <table:table-cell office:value-type="float" office:value="5.2134493680593" calcext:value-type="float">
            <text:p>5.2134493680593</text:p>
          </table:table-cell>
          <table:table-cell office:value-type="float" office:value="-2.40223427780042" calcext:value-type="float">
            <text:p>-2.40223427780042</text:p>
          </table:table-cell>
          <table:table-cell office:value-type="float" office:value="-111.6622342778" calcext:value-type="float">
            <text:p>-111.6622342778</text:p>
          </table:table-cell>
          <table:table-cell office:value-type="float" office:value="5.34197548472133" calcext:value-type="float">
            <text:p>5.34197548472133</text:p>
          </table:table-cell>
          <table:table-cell office:value-type="float" office:value="-103.918024515279" calcext:value-type="float">
            <text:p>-103.918024515279</text:p>
          </table:table-cell>
          <table:table-cell/>
        </table:table-row>
        <table:table-row table:style-name="ro1">
          <table:table-cell office:value-type="string" calcext:value-type="string">
            <text:p>SPR</text:p>
          </table:table-cell>
          <table:table-cell office:value-type="string" calcext:value-type="string">
            <text:p>Spirit Aerosystems Holdings Inc</text:p>
          </table:table-cell>
          <table:table-cell office:value-type="float" office:value="39.08" calcext:value-type="float">
            <text:p>39.08</text:p>
          </table:table-cell>
          <table:table-cell office:value-type="float" office:value="13.6438587096783" calcext:value-type="float">
            <text:p>13.6438587096783</text:p>
          </table:table-cell>
          <table:table-cell office:value-type="float" office:value="-25.4361412903217" calcext:value-type="float">
            <text:p>-25.4361412903217</text:p>
          </table:table-cell>
          <table:table-cell office:value-type="float" office:value="11.2015388962481" calcext:value-type="float">
            <text:p>11.2015388962481</text:p>
          </table:table-cell>
          <table:table-cell office:value-type="float" office:value="24.8453976059264" calcext:value-type="float">
            <text:p>24.8453976059264</text:p>
          </table:table-cell>
          <table:table-cell office:value-type="float" office:value="10.0684160990868" calcext:value-type="float">
            <text:p>10.0684160990868</text:p>
          </table:table-cell>
          <table:table-cell office:value-type="float" office:value="19.989157046664" calcext:value-type="float">
            <text:p>19.989157046664</text:p>
          </table:table-cell>
          <table:table-cell office:value-type="float" office:value="-19.090842953336" calcext:value-type="float">
            <text:p>-19.090842953336</text:p>
          </table:table-cell>
          <table:table-cell office:value-type="float" office:value="11.0898358970292" calcext:value-type="float">
            <text:p>11.0898358970292</text:p>
          </table:table-cell>
          <table:table-cell office:value-type="float" office:value="-27.9901641029708" calcext:value-type="float">
            <text:p>-27.9901641029708</text:p>
          </table:table-cell>
          <table:table-cell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pire Inc.</text:p>
          </table:table-cell>
          <table:table-cell office:value-type="float" office:value="63.97" calcext:value-type="float">
            <text:p>63.97</text:p>
          </table:table-cell>
          <table:table-cell office:value-type="float" office:value="0.067744706897977" calcext:value-type="float">
            <text:p>0.067744706897977</text:p>
          </table:table-cell>
          <table:table-cell office:value-type="float" office:value="-63.902255293102" calcext:value-type="float">
            <text:p>-63.902255293102</text:p>
          </table:table-cell>
          <table:table-cell office:value-type="float" office:value="3.5711138350505" calcext:value-type="float">
            <text:p>3.5711138350505</text:p>
          </table:table-cell>
          <table:table-cell office:value-type="float" office:value="3.63885854194848" calcext:value-type="float">
            <text:p>3.63885854194848</text:p>
          </table:table-cell>
          <table:table-cell office:value-type="float" office:value="22.810610594076" calcext:value-type="float">
            <text:p>22.810610594076</text:p>
          </table:table-cell>
          <table:table-cell office:value-type="float" office:value="-15.0335182421882" calcext:value-type="float">
            <text:p>-15.0335182421882</text:p>
          </table:table-cell>
          <table:table-cell office:value-type="float" office:value="-79.0035182421882" calcext:value-type="float">
            <text:p>-79.0035182421882</text:p>
          </table:table-cell>
          <table:table-cell office:value-type="float" office:value="50.1717299286418" calcext:value-type="float">
            <text:p>50.1717299286418</text:p>
          </table:table-cell>
          <table:table-cell office:value-type="float" office:value="-13.7982700713582" calcext:value-type="float">
            <text:p>-13.7982700713582</text:p>
          </table:table-cell>
          <table:table-cell/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Spirit Realty Capital Inc</text:p>
          </table:table-cell>
          <table:table-cell office:value-type="float" office:value="41.22" calcext:value-type="float">
            <text:p>41.22</text:p>
          </table:table-cell>
          <table:table-cell office:value-type="float" office:value="1.07386285256194" calcext:value-type="float">
            <text:p>1.07386285256194</text:p>
          </table:table-cell>
          <table:table-cell office:value-type="float" office:value="-40.1461371474381" calcext:value-type="float">
            <text:p>-40.1461371474381</text:p>
          </table:table-cell>
          <table:table-cell office:value-type="float" office:value="0" calcext:value-type="float">
            <text:p>0</text:p>
          </table:table-cell>
          <table:table-cell office:value-type="float" office:value="1.07386285256194" calcext:value-type="float">
            <text:p>1.07386285256194</text:p>
          </table:table-cell>
          <table:table-cell office:value-type="float" office:value="23.8194040198143" calcext:value-type="float">
            <text:p>23.8194040198143</text:p>
          </table:table-cell>
          <table:table-cell office:value-type="float" office:value="-0.144705901366082" calcext:value-type="float">
            <text:p>-0.144705901366082</text:p>
          </table:table-cell>
          <table:table-cell office:value-type="float" office:value="-41.3647059013661" calcext:value-type="float">
            <text:p>-41.3647059013661</text:p>
          </table:table-cell>
          <table:table-cell office:value-type="float" office:value="30.6325046134256" calcext:value-type="float">
            <text:p>30.6325046134256</text:p>
          </table:table-cell>
          <table:table-cell office:value-type="float" office:value="-10.5874953865744" calcext:value-type="float">
            <text:p>-10.5874953865744</text:p>
          </table:table-cell>
          <table:table-cell/>
        </table:table-row>
        <table:table-row table:style-name="ro1">
          <table:table-cell office:value-type="string" calcext:value-type="string">
            <text:p>SRE</text:p>
          </table:table-cell>
          <table:table-cell office:value-type="string" calcext:value-type="string">
            <text:p>Sempra Energy</text:p>
          </table:table-cell>
          <table:table-cell office:value-type="float" office:value="124.5" calcext:value-type="float">
            <text:p>124.5</text:p>
          </table:table-cell>
          <table:table-cell office:value-type="float" office:value="16.9653546658351" calcext:value-type="float">
            <text:p>16.9653546658351</text:p>
          </table:table-cell>
          <table:table-cell office:value-type="float" office:value="-107.534645334165" calcext:value-type="float">
            <text:p>-107.534645334165</text:p>
          </table:table-cell>
          <table:table-cell office:value-type="float" office:value="0.925572066975476" calcext:value-type="float">
            <text:p>0.925572066975476</text:p>
          </table:table-cell>
          <table:table-cell office:value-type="float" office:value="17.8909267328106" calcext:value-type="float">
            <text:p>17.8909267328106</text:p>
          </table:table-cell>
          <table:table-cell office:value-type="float" office:value="64.6479156442909" calcext:value-type="float">
            <text:p>64.6479156442909</text:p>
          </table:table-cell>
          <table:table-cell office:value-type="float" office:value="-6.7771288050077" calcext:value-type="float">
            <text:p>-6.7771288050077</text:p>
          </table:table-cell>
          <table:table-cell office:value-type="float" office:value="-131.277128805008" calcext:value-type="float">
            <text:p>-131.277128805008</text:p>
          </table:table-cell>
          <table:table-cell office:value-type="float" office:value="81.8316637191876" calcext:value-type="float">
            <text:p>81.8316637191876</text:p>
          </table:table-cell>
          <table:table-cell office:value-type="float" office:value="-42.6683362808124" calcext:value-type="float">
            <text:p>-42.6683362808124</text:p>
          </table:table-cell>
          <table:table-cell/>
        </table:table-row>
        <table:table-row table:style-name="ro1">
          <table:table-cell office:value-type="string" calcext:value-type="string">
            <text:p>SRI</text:p>
          </table:table-cell>
          <table:table-cell office:value-type="string" calcext:value-type="string">
            <text:p>Stoneridge Inc.</text:p>
          </table:table-cell>
          <table:table-cell office:value-type="float" office:value="30.33" calcext:value-type="float">
            <text:p>30.33</text:p>
          </table:table-cell>
          <table:table-cell office:value-type="float" office:value="2.52869283932384" calcext:value-type="float">
            <text:p>2.52869283932384</text:p>
          </table:table-cell>
          <table:table-cell office:value-type="float" office:value="-27.8013071606762" calcext:value-type="float">
            <text:p>-27.8013071606762</text:p>
          </table:table-cell>
          <table:table-cell office:value-type="float" office:value="3.26395708805882" calcext:value-type="float">
            <text:p>3.26395708805882</text:p>
          </table:table-cell>
          <table:table-cell office:value-type="float" office:value="5.79264992738266" calcext:value-type="float">
            <text:p>5.79264992738266</text:p>
          </table:table-cell>
          <table:table-cell office:value-type="float" office:value="6.47440607582442" calcext:value-type="float">
            <text:p>6.47440607582442</text:p>
          </table:table-cell>
          <table:table-cell office:value-type="float" office:value="6.9080623820762" calcext:value-type="float">
            <text:p>6.9080623820762</text:p>
          </table:table-cell>
          <table:table-cell office:value-type="float" office:value="-23.4219376179238" calcext:value-type="float">
            <text:p>-23.4219376179238</text:p>
          </table:table-cell>
          <table:table-cell office:value-type="float" office:value="9.7896494745449" calcext:value-type="float">
            <text:p>9.7896494745449</text:p>
          </table:table-cell>
          <table:table-cell office:value-type="float" office:value="-20.5403505254551" calcext:value-type="float">
            <text:p>-20.5403505254551</text:p>
          </table:table-cell>
          <table:table-cell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impson Manufacturing Co.</text:p>
          </table:table-cell>
          <table:table-cell office:value-type="float" office:value="95.53" calcext:value-type="float">
            <text:p>95.53</text:p>
          </table:table-cell>
          <table:table-cell office:value-type="float" office:value="7.17306455016527" calcext:value-type="float">
            <text:p>7.17306455016527</text:p>
          </table:table-cell>
          <table:table-cell office:value-type="float" office:value="-88.3569354498347" calcext:value-type="float">
            <text:p>-88.3569354498347</text:p>
          </table:table-cell>
          <table:table-cell office:value-type="float" office:value="5.98906499455373" calcext:value-type="float">
            <text:p>5.98906499455373</text:p>
          </table:table-cell>
          <table:table-cell office:value-type="float" office:value="13.162129544719" calcext:value-type="float">
            <text:p>13.162129544719</text:p>
          </table:table-cell>
          <table:table-cell office:value-type="float" office:value="18.5645953157412" calcext:value-type="float">
            <text:p>18.5645953157412</text:p>
          </table:table-cell>
          <table:table-cell office:value-type="float" office:value="14.4915410392956" calcext:value-type="float">
            <text:p>14.4915410392956</text:p>
          </table:table-cell>
          <table:table-cell office:value-type="float" office:value="-81.0384589607044" calcext:value-type="float">
            <text:p>-81.0384589607044</text:p>
          </table:table-cell>
          <table:table-cell office:value-type="float" office:value="22.1273029707954" calcext:value-type="float">
            <text:p>22.1273029707954</text:p>
          </table:table-cell>
          <table:table-cell office:value-type="float" office:value="-73.4026970292046" calcext:value-type="float">
            <text:p>-73.4026970292046</text:p>
          </table:table-cell>
          <table:table-cell/>
        </table:table-row>
        <table:table-row table:style-name="ro1">
          <table:table-cell office:value-type="string" calcext:value-type="string">
            <text:p>SSP</text:p>
          </table:table-cell>
          <table:table-cell office:value-type="string" calcext:value-type="string">
            <text:p>E.W. Scripps Co.</text:p>
          </table:table-cell>
          <table:table-cell office:value-type="float" office:value="17.51" calcext:value-type="float">
            <text:p>17.51</text:p>
          </table:table-cell>
          <table:table-cell office:value-type="float" office:value="1.84518007852594" calcext:value-type="float">
            <text:p>1.84518007852594</text:p>
          </table:table-cell>
          <table:table-cell office:value-type="float" office:value="-15.6648199214741" calcext:value-type="float">
            <text:p>-15.6648199214741</text:p>
          </table:table-cell>
          <table:table-cell office:value-type="float" office:value="0" calcext:value-type="float">
            <text:p>0</text:p>
          </table:table-cell>
          <table:table-cell office:value-type="float" office:value="1.84518007852594" calcext:value-type="float">
            <text:p>1.84518007852594</text:p>
          </table:table-cell>
          <table:table-cell office:value-type="float" office:value="-18.0980029931856" calcext:value-type="float">
            <text:p>-18.0980029931856</text:p>
          </table:table-cell>
          <table:table-cell office:value-type="float" office:value="6.23043251536063" calcext:value-type="float">
            <text:p>6.23043251536063</text:p>
          </table:table-cell>
          <table:table-cell office:value-type="float" office:value="-11.2795674846394" calcext:value-type="float">
            <text:p>-11.2795674846394</text:p>
          </table:table-cell>
          <table:table-cell office:value-type="float" office:value="13.2497187007554" calcext:value-type="float">
            <text:p>13.2497187007554</text:p>
          </table:table-cell>
          <table:table-cell office:value-type="float" office:value="-4.26028129924459" calcext:value-type="float">
            <text:p>-4.26028129924459</text:p>
          </table:table-cell>
          <table:table-cell/>
        </table:table-row>
        <table:table-row table:style-name="ro1">
          <table:table-cell office:value-type="string" calcext:value-type="string">
            <text:p>SSTK</text:p>
          </table:table-cell>
          <table:table-cell office:value-type="string" calcext:value-type="string">
            <text:p>Shutterstock Inc</text:p>
          </table:table-cell>
          <table:table-cell office:value-type="float" office:value="86" calcext:value-type="float">
            <text:p>86</text:p>
          </table:table-cell>
          <table:table-cell office:value-type="float" office:value="11.8207301517183" calcext:value-type="float">
            <text:p>11.8207301517183</text:p>
          </table:table-cell>
          <table:table-cell office:value-type="float" office:value="-74.1792698482817" calcext:value-type="float">
            <text:p>-74.1792698482817</text:p>
          </table:table-cell>
          <table:table-cell office:value-type="float" office:value="0" calcext:value-type="float">
            <text:p>0</text:p>
          </table:table-cell>
          <table:table-cell office:value-type="float" office:value="11.8207301517183" calcext:value-type="float">
            <text:p>11.8207301517183</text:p>
          </table:table-cell>
          <table:table-cell office:value-type="float" office:value="8.46055409765674" calcext:value-type="float">
            <text:p>8.46055409765674</text:p>
          </table:table-cell>
          <table:table-cell office:value-type="float" office:value="6.40280585884828" calcext:value-type="float">
            <text:p>6.40280585884828</text:p>
          </table:table-cell>
          <table:table-cell office:value-type="float" office:value="-79.5971941411517" calcext:value-type="float">
            <text:p>-79.5971941411517</text:p>
          </table:table-cell>
          <table:table-cell office:value-type="float" office:value="11.6373405042391" calcext:value-type="float">
            <text:p>11.6373405042391</text:p>
          </table:table-cell>
          <table:table-cell office:value-type="float" office:value="-74.3626594957609" calcext:value-type="float">
            <text:p>-74.3626594957609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ensata Technologies Holding Plc</text:p>
          </table:table-cell>
          <table:table-cell office:value-type="float" office:value="58.4" calcext:value-type="float">
            <text:p>58.4</text:p>
          </table:table-cell>
          <table:table-cell office:value-type="float" office:value="10.2358080954392" calcext:value-type="float">
            <text:p>10.2358080954392</text:p>
          </table:table-cell>
          <table:table-cell office:value-type="float" office:value="-48.1641919045608" calcext:value-type="float">
            <text:p>-48.1641919045608</text:p>
          </table:table-cell>
          <table:table-cell office:value-type="float" office:value="2.78551319546831" calcext:value-type="float">
            <text:p>2.78551319546831</text:p>
          </table:table-cell>
          <table:table-cell office:value-type="float" office:value="13.0213212909075" calcext:value-type="float">
            <text:p>13.0213212909075</text:p>
          </table:table-cell>
          <table:table-cell office:value-type="float" office:value="-8.00155809932326" calcext:value-type="float">
            <text:p>-8.00155809932326</text:p>
          </table:table-cell>
          <table:table-cell office:value-type="float" office:value="13.2697803615459" calcext:value-type="float">
            <text:p>13.2697803615459</text:p>
          </table:table-cell>
          <table:table-cell office:value-type="float" office:value="-45.1302196384541" calcext:value-type="float">
            <text:p>-45.1302196384541</text:p>
          </table:table-cell>
          <table:table-cell office:value-type="float" office:value="16.3667303432164" calcext:value-type="float">
            <text:p>16.3667303432164</text:p>
          </table:table-cell>
          <table:table-cell office:value-type="float" office:value="-42.0332696567836" calcext:value-type="float">
            <text:p>-42.0332696567836</text:p>
          </table:table-cell>
          <table:table-cell/>
        </table:table-row>
        <table:table-row table:style-name="ro1">
          <table:table-cell office:value-type="string" calcext:value-type="string">
            <text:p>STAG</text:p>
          </table:table-cell>
          <table:table-cell office:value-type="string" calcext:value-type="string">
            <text:p>STAG Industrial Inc</text:p>
          </table:table-cell>
          <table:table-cell office:value-type="float" office:value="32.56" calcext:value-type="float">
            <text:p>32.56</text:p>
          </table:table-cell>
          <table:table-cell office:value-type="float" office:value="0.0989018448243312" calcext:value-type="float">
            <text:p>0.098901844824331</text:p>
          </table:table-cell>
          <table:table-cell office:value-type="float" office:value="-32.4610981551757" calcext:value-type="float">
            <text:p>-32.4610981551757</text:p>
          </table:table-cell>
          <table:table-cell office:value-type="float" office:value="0" calcext:value-type="float">
            <text:p>0</text:p>
          </table:table-cell>
          <table:table-cell office:value-type="float" office:value="0.0989018448243312" calcext:value-type="float">
            <text:p>0.098901844824331</text:p>
          </table:table-cell>
          <table:table-cell office:value-type="float" office:value="16.6743421973023" calcext:value-type="float">
            <text:p>16.6743421973023</text:p>
          </table:table-cell>
          <table:table-cell office:value-type="float" office:value="-0.0514143127951841" calcext:value-type="float">
            <text:p>-0.051414312795184</text:p>
          </table:table-cell>
          <table:table-cell office:value-type="float" office:value="-32.6114143127952" calcext:value-type="float">
            <text:p>-32.6114143127952</text:p>
          </table:table-cell>
          <table:table-cell office:value-type="float" office:value="17.1478286240752" calcext:value-type="float">
            <text:p>17.1478286240752</text:p>
          </table:table-cell>
          <table:table-cell office:value-type="float" office:value="-15.4121713759248" calcext:value-type="float">
            <text:p>-15.4121713759248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iStar Inc</text:p>
          </table:table-cell>
          <table:table-cell office:value-type="float" office:value="16.51" calcext:value-type="float">
            <text:p>16.51</text:p>
          </table:table-cell>
          <table:table-cell office:value-type="float" office:value="0" calcext:value-type="float">
            <text:p>0</text:p>
          </table:table-cell>
          <table:table-cell office:value-type="float" office:value="-16.51" calcext:value-type="float">
            <text:p>-16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270730377238" calcext:value-type="float">
            <text:p>10.0270730377238</text:p>
          </table:table-cell>
          <table:table-cell office:value-type="float" office:value="-19.0020476926575" calcext:value-type="float">
            <text:p>-19.0020476926575</text:p>
          </table:table-cell>
          <table:table-cell office:value-type="float" office:value="-35.5120476926574" calcext:value-type="float">
            <text:p>-35.5120476926574</text:p>
          </table:table-cell>
          <table:table-cell office:value-type="float" office:value="12.1762297706844" calcext:value-type="float">
            <text:p>12.1762297706844</text:p>
          </table:table-cell>
          <table:table-cell office:value-type="float" office:value="-4.33377022931557" calcext:value-type="float">
            <text:p>-4.33377022931557</text:p>
          </table:table-cell>
          <table:table-cell/>
        </table:table-row>
        <table:table-row table:style-name="ro1">
          <table:table-cell office:value-type="string" calcext:value-type="string">
            <text:p>STAY</text:p>
          </table:table-cell>
          <table:table-cell office:value-type="string" calcext:value-type="string">
            <text:p>Extended Stay America Inc</text:p>
          </table:table-cell>
          <table:table-cell office:value-type="float" office:value="15.59" calcext:value-type="float">
            <text:p>15.59</text:p>
          </table:table-cell>
          <table:table-cell office:value-type="float" office:value="2.08669120388325" calcext:value-type="float">
            <text:p>2.08669120388325</text:p>
          </table:table-cell>
          <table:table-cell office:value-type="float" office:value="-13.5033087961168" calcext:value-type="float">
            <text:p>-13.5033087961168</text:p>
          </table:table-cell>
          <table:table-cell office:value-type="float" office:value="0" calcext:value-type="float">
            <text:p>0</text:p>
          </table:table-cell>
          <table:table-cell office:value-type="float" office:value="2.08669120388325" calcext:value-type="float">
            <text:p>2.08669120388325</text:p>
          </table:table-cell>
          <table:table-cell office:value-type="float" office:value="3.2753721137711" calcext:value-type="float">
            <text:p>3.2753721137711</text:p>
          </table:table-cell>
          <table:table-cell office:value-type="float" office:value="0.80939240449456" calcext:value-type="float">
            <text:p>0.80939240449456</text:p>
          </table:table-cell>
          <table:table-cell office:value-type="float" office:value="-14.7806075955054" calcext:value-type="float">
            <text:p>-14.7806075955054</text:p>
          </table:table-cell>
          <table:table-cell office:value-type="float" office:value="3.69985842306202" calcext:value-type="float">
            <text:p>3.69985842306202</text:p>
          </table:table-cell>
          <table:table-cell office:value-type="float" office:value="-11.890141576938" calcext:value-type="float">
            <text:p>-11.890141576938</text:p>
          </table:table-cell>
          <table:table-cell/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Stewart Information Services Corp.</text:p>
          </table:table-cell>
          <table:table-cell office:value-type="float" office:value="53.76" calcext:value-type="float">
            <text:p>53.76</text:p>
          </table:table-cell>
          <table:table-cell office:value-type="float" office:value="0" calcext:value-type="float">
            <text:p>0</text:p>
          </table:table-cell>
          <table:table-cell office:value-type="float" office:value="-53.76" calcext:value-type="float">
            <text:p>-53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967548452353" calcext:value-type="float">
            <text:p>20.1967548452353</text:p>
          </table:table-cell>
          <table:table-cell office:value-type="float" office:value="15.7733300468253" calcext:value-type="float">
            <text:p>15.7733300468253</text:p>
          </table:table-cell>
          <table:table-cell office:value-type="float" office:value="-37.9866699531747" calcext:value-type="float">
            <text:p>-37.9866699531747</text:p>
          </table:table-cell>
          <table:table-cell office:value-type="float" office:value="35.3257576477744" calcext:value-type="float">
            <text:p>35.3257576477744</text:p>
          </table:table-cell>
          <table:table-cell office:value-type="float" office:value="-18.4342423522256" calcext:value-type="float">
            <text:p>-18.4342423522256</text:p>
          </table:table-cell>
          <table:table-cell/>
        </table:table-row>
        <table:table-row table:style-name="ro1">
          <table:table-cell office:value-type="string" calcext:value-type="string">
            <text:p>STE</text:p>
          </table:table-cell>
          <table:table-cell office:value-type="string" calcext:value-type="string">
            <text:p>Steris Plc</text:p>
          </table:table-cell>
          <table:table-cell office:value-type="float" office:value="183" calcext:value-type="float">
            <text:p>183</text:p>
          </table:table-cell>
          <table:table-cell office:value-type="float" office:value="2.95833595822549" calcext:value-type="float">
            <text:p>2.95833595822549</text:p>
          </table:table-cell>
          <table:table-cell office:value-type="float" office:value="-180.041664041775" calcext:value-type="float">
            <text:p>-180.041664041775</text:p>
          </table:table-cell>
          <table:table-cell office:value-type="float" office:value="3.44607675212386" calcext:value-type="float">
            <text:p>3.44607675212386</text:p>
          </table:table-cell>
          <table:table-cell office:value-type="float" office:value="6.40441271034935" calcext:value-type="float">
            <text:p>6.40441271034935</text:p>
          </table:table-cell>
          <table:table-cell office:value-type="float" office:value="-1.21220517032657" calcext:value-type="float">
            <text:p>-1.21220517032657</text:p>
          </table:table-cell>
          <table:table-cell office:value-type="float" office:value="7.85221671864139" calcext:value-type="float">
            <text:p>7.85221671864139</text:p>
          </table:table-cell>
          <table:table-cell office:value-type="float" office:value="-175.147783281359" calcext:value-type="float">
            <text:p>-175.147783281359</text:p>
          </table:table-cell>
          <table:table-cell office:value-type="float" office:value="45.3059998221732" calcext:value-type="float">
            <text:p>45.3059998221732</text:p>
          </table:table-cell>
          <table:table-cell office:value-type="float" office:value="-137.694000177827" calcext:value-type="float">
            <text:p>-137.694000177827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terling Bancorp.</text:p>
          </table:table-cell>
          <table:table-cell office:value-type="float" office:value="20.31" calcext:value-type="float">
            <text:p>20.31</text:p>
          </table:table-cell>
          <table:table-cell office:value-type="float" office:value="0" calcext:value-type="float">
            <text:p>0</text:p>
          </table:table-cell>
          <table:table-cell office:value-type="float" office:value="-20.31" calcext:value-type="float">
            <text:p>-2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810557068179" calcext:value-type="float">
            <text:p>13.5810557068179</text:p>
          </table:table-cell>
          <table:table-cell office:value-type="float" office:value="7.8138680274638" calcext:value-type="float">
            <text:p>7.8138680274638</text:p>
          </table:table-cell>
          <table:table-cell office:value-type="float" office:value="-12.4961319725362" calcext:value-type="float">
            <text:p>-12.4961319725362</text:p>
          </table:table-cell>
          <table:table-cell office:value-type="float" office:value="23.450150053568" calcext:value-type="float">
            <text:p>23.450150053568</text:p>
          </table:table-cell>
          <table:table-cell office:value-type="float" office:value="3.14015005356796" calcext:value-type="float">
            <text:p>3.14015005356796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 Microelectronics</text:p>
          </table:table-cell>
          <table:table-cell office:value-type="float" office:value="42.79" calcext:value-type="float">
            <text:p>42.79</text:p>
          </table:table-cell>
          <table:table-cell office:value-type="float" office:value="3.87077549357271" calcext:value-type="float">
            <text:p>3.87077549357271</text:p>
          </table:table-cell>
          <table:table-cell office:value-type="float" office:value="-38.9192245064273" calcext:value-type="float">
            <text:p>-38.9192245064273</text:p>
          </table:table-cell>
          <table:table-cell office:value-type="float" office:value="2.11921391496708" calcext:value-type="float">
            <text:p>2.11921391496708</text:p>
          </table:table-cell>
          <table:table-cell office:value-type="float" office:value="5.9899894085398" calcext:value-type="float">
            <text:p>5.9899894085398</text:p>
          </table:table-cell>
          <table:table-cell office:value-type="float" office:value="7.60875715819099" calcext:value-type="float">
            <text:p>7.60875715819099</text:p>
          </table:table-cell>
          <table:table-cell office:value-type="float" office:value="4.68509798187182" calcext:value-type="float">
            <text:p>4.68509798187182</text:p>
          </table:table-cell>
          <table:table-cell office:value-type="float" office:value="-38.1049020181282" calcext:value-type="float">
            <text:p>-38.1049020181282</text:p>
          </table:table-cell>
          <table:table-cell office:value-type="float" office:value="8.42417711615088" calcext:value-type="float">
            <text:p>8.42417711615088</text:p>
          </table:table-cell>
          <table:table-cell office:value-type="float" office:value="-34.3658228838491" calcext:value-type="float">
            <text:p>-34.3658228838491</text:p>
          </table:table-cell>
          <table:table-cell/>
        </table:table-row>
        <table:table-row table:style-name="ro1">
          <table:table-cell office:value-type="string" calcext:value-type="string">
            <text:p>STON</text:p>
          </table:table-cell>
          <table:table-cell office:value-type="string" calcext:value-type="string">
            <text:p>StoneMor Inc</text:p>
          </table:table-cell>
          <table:table-cell office:value-type="float" office:value="2.89" calcext:value-type="float">
            <text:p>2.89</text:p>
          </table:table-cell>
          <table:table-cell office:value-type="float" office:value="0.373314448529857" calcext:value-type="float">
            <text:p>0.373314448529857</text:p>
          </table:table-cell>
          <table:table-cell office:value-type="float" office:value="-2.51668555147014" calcext:value-type="float">
            <text:p>-2.51668555147014</text:p>
          </table:table-cell>
          <table:table-cell office:value-type="float" office:value="0" calcext:value-type="float">
            <text:p>0</text:p>
          </table:table-cell>
          <table:table-cell office:value-type="float" office:value="0.373314448529857" calcext:value-type="float">
            <text:p>0.373314448529857</text:p>
          </table:table-cell>
          <table:table-cell office:value-type="float" office:value="-1.20971934936983" calcext:value-type="float">
            <text:p>-1.20971934936983</text:p>
          </table:table-cell>
          <table:table-cell office:value-type="float" office:value="0.811708440151606" calcext:value-type="float">
            <text:p>0.811708440151606</text:p>
          </table:table-cell>
          <table:table-cell office:value-type="float" office:value="-2.07829155984839" calcext:value-type="float">
            <text:p>-2.07829155984839</text:p>
          </table:table-cell>
          <table:table-cell office:value-type="float" office:value="-0.739909695113582" calcext:value-type="float">
            <text:p>-0.739909695113582</text:p>
          </table:table-cell>
          <table:table-cell office:value-type="float" office:value="-3.62990969511358" calcext:value-type="float">
            <text:p>-3.62990969511358</text:p>
          </table:table-cell>
          <table:table-cell/>
        </table:table-row>
        <table:table-row table:style-name="ro1">
          <table:table-cell office:value-type="string" calcext:value-type="string">
            <text:p>STOR</text:p>
          </table:table-cell>
          <table:table-cell office:value-type="string" calcext:value-type="string">
            <text:p>Store Capital Corp</text:p>
          </table:table-cell>
          <table:table-cell office:value-type="float" office:value="32.93" calcext:value-type="float">
            <text:p>32.93</text:p>
          </table:table-cell>
          <table:table-cell office:value-type="float" office:value="0.550196163184714" calcext:value-type="float">
            <text:p>0.550196163184714</text:p>
          </table:table-cell>
          <table:table-cell office:value-type="float" office:value="-32.3798038368153" calcext:value-type="float">
            <text:p>-32.3798038368153</text:p>
          </table:table-cell>
          <table:table-cell office:value-type="float" office:value="0" calcext:value-type="float">
            <text:p>0</text:p>
          </table:table-cell>
          <table:table-cell office:value-type="float" office:value="0.550196163184714" calcext:value-type="float">
            <text:p>0.550196163184714</text:p>
          </table:table-cell>
          <table:table-cell office:value-type="float" office:value="18.4509283729122" calcext:value-type="float">
            <text:p>18.4509283729122</text:p>
          </table:table-cell>
          <table:table-cell office:value-type="float" office:value="1.99068434321724" calcext:value-type="float">
            <text:p>1.99068434321724</text:p>
          </table:table-cell>
          <table:table-cell office:value-type="float" office:value="-30.9393156567828" calcext:value-type="float">
            <text:p>-30.9393156567828</text:p>
          </table:table-cell>
          <table:table-cell office:value-type="float" office:value="18.6932343397107" calcext:value-type="float">
            <text:p>18.6932343397107</text:p>
          </table:table-cell>
          <table:table-cell office:value-type="float" office:value="-14.2367656602893" calcext:value-type="float">
            <text:p>-14.2367656602893</text:p>
          </table:table-cell>
          <table:table-cell/>
        </table:table-row>
        <table:table-row table:style-name="ro1">
          <table:table-cell office:value-type="string" calcext:value-type="string">
            <text:p>STRI</text:p>
          </table:table-cell>
          <table:table-cell office:value-type="string" calcext:value-type="string">
            <text:p>STR Holdings Inc</text:p>
          </table:table-cell>
          <table:table-cell office:value-type="float" office:value="0.2" calcext:value-type="float">
            <text:p>0.2</text:p>
          </table:table-cell>
          <table:table-cell office:value-type="float" office:value="0.243831410179659" calcext:value-type="float">
            <text:p>0.243831410179659</text:p>
          </table:table-cell>
          <table:table-cell office:value-type="float" office:value="0.0438314101796587" calcext:value-type="float">
            <text:p>0.043831410179659</text:p>
          </table:table-cell>
          <table:table-cell office:value-type="float" office:value="0.0553260118743019" calcext:value-type="float">
            <text:p>0.055326011874302</text:p>
          </table:table-cell>
          <table:table-cell office:value-type="float" office:value="0.299157422053961" calcext:value-type="float">
            <text:p>0.299157422053961</text:p>
          </table:table-cell>
          <table:table-cell office:value-type="float" office:value="0.738192895653802" calcext:value-type="float">
            <text:p>0.738192895653802</text:p>
          </table:table-cell>
          <table:table-cell office:value-type="float" office:value="0.212967930909869" calcext:value-type="float">
            <text:p>0.212967930909869</text:p>
          </table:table-cell>
          <table:table-cell office:value-type="float" office:value="0.0129679309098688" calcext:value-type="float">
            <text:p>0.012967930909869</text:p>
          </table:table-cell>
          <table:table-cell office:value-type="float" office:value="0.738192895653802" calcext:value-type="float">
            <text:p>0.738192895653802</text:p>
          </table:table-cell>
          <table:table-cell office:value-type="float" office:value="0.538192895653802" calcext:value-type="float">
            <text:p>0.538192895653802</text:p>
          </table:table-cell>
          <table:table-cell/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State Street Corp.</text:p>
          </table:table-cell>
          <table:table-cell office:value-type="float" office:value="73.5" calcext:value-type="float">
            <text:p>73.5</text:p>
          </table:table-cell>
          <table:table-cell office:value-type="float" office:value="0" calcext:value-type="float">
            <text:p>0</text:p>
          </table:table-cell>
          <table:table-cell office:value-type="float" office:value="-73.5" calcext:value-type="float">
            <text:p>-7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773495487265" calcext:value-type="float">
            <text:p>38.5773495487265</text:p>
          </table:table-cell>
          <table:table-cell office:value-type="float" office:value="14.3141524776685" calcext:value-type="float">
            <text:p>14.3141524776685</text:p>
          </table:table-cell>
          <table:table-cell office:value-type="float" office:value="-59.1858475223315" calcext:value-type="float">
            <text:p>-59.1858475223315</text:p>
          </table:table-cell>
          <table:table-cell office:value-type="float" office:value="72.4437839651985" calcext:value-type="float">
            <text:p>72.4437839651985</text:p>
          </table:table-cell>
          <table:table-cell office:value-type="float" office:value="-1.05621603480148" calcext:value-type="float">
            <text:p>-1.05621603480148</text:p>
          </table:table-cell>
          <table:table-cell/>
        </table:table-row>
        <table:table-row table:style-name="ro1">
          <table:table-cell office:value-type="string" calcext:value-type="string">
            <text:p>STWD</text:p>
          </table:table-cell>
          <table:table-cell office:value-type="string" calcext:value-type="string">
            <text:p>Starwood Property Trust Inc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823939672771" calcext:value-type="float">
            <text:p>14.6823939672771</text:p>
          </table:table-cell>
          <table:table-cell office:value-type="float" office:value="-219.192685411829" calcext:value-type="float">
            <text:p>-219.192685411829</text:p>
          </table:table-cell>
          <table:table-cell office:value-type="float" office:value="-240.692685411829" calcext:value-type="float">
            <text:p>-240.692685411829</text:p>
          </table:table-cell>
          <table:table-cell office:value-type="float" office:value="15.8555569716105" calcext:value-type="float">
            <text:p>15.8555569716105</text:p>
          </table:table-cell>
          <table:table-cell office:value-type="float" office:value="-5.64444302838949" calcext:value-type="float">
            <text:p>-5.64444302838949</text:p>
          </table:table-cell>
          <table:table-cell/>
        </table:table-row>
        <table:table-row table:style-name="ro1">
          <table:table-cell office:value-type="string" calcext:value-type="string">
            <text:p>STZ</text:p>
          </table:table-cell>
          <table:table-cell office:value-type="string" calcext:value-type="string">
            <text:p>Constellation Brands Inc</text:p>
          </table:table-cell>
          <table:table-cell office:value-type="float" office:value="241.27" calcext:value-type="float">
            <text:p>241.27</text:p>
          </table:table-cell>
          <table:table-cell office:value-type="float" office:value="0.899257854079281" calcext:value-type="float">
            <text:p>0.899257854079281</text:p>
          </table:table-cell>
          <table:table-cell office:value-type="float" office:value="-240.370742145921" calcext:value-type="float">
            <text:p>-240.370742145921</text:p>
          </table:table-cell>
          <table:table-cell office:value-type="float" office:value="8.09802576377869" calcext:value-type="float">
            <text:p>8.09802576377869</text:p>
          </table:table-cell>
          <table:table-cell office:value-type="float" office:value="8.99728361785797" calcext:value-type="float">
            <text:p>8.99728361785797</text:p>
          </table:table-cell>
          <table:table-cell office:value-type="float" office:value="16.3701393789684" calcext:value-type="float">
            <text:p>16.3701393789684</text:p>
          </table:table-cell>
          <table:table-cell office:value-type="float" office:value="8.26740853812456" calcext:value-type="float">
            <text:p>8.26740853812456</text:p>
          </table:table-cell>
          <table:table-cell office:value-type="float" office:value="-233.002591461875" calcext:value-type="float">
            <text:p>-233.002591461875</text:p>
          </table:table-cell>
          <table:table-cell office:value-type="float" office:value="78.2930704989457" calcext:value-type="float">
            <text:p>78.2930704989457</text:p>
          </table:table-cell>
          <table:table-cell office:value-type="float" office:value="-162.976929501054" calcext:value-type="float">
            <text:p>-162.976929501054</text:p>
          </table:table-cell>
          <table:table-cell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ncor Energy</text:p>
          </table:table-cell>
          <table:table-cell office:value-type="float" office:value="18.03" calcext:value-type="float">
            <text:p>18.03</text:p>
          </table:table-cell>
          <table:table-cell office:value-type="float" office:value="0.728219474318157" calcext:value-type="float">
            <text:p>0.728219474318157</text:p>
          </table:table-cell>
          <table:table-cell office:value-type="float" office:value="-17.3017805256818" calcext:value-type="float">
            <text:p>-17.3017805256818</text:p>
          </table:table-cell>
          <table:table-cell office:value-type="float" office:value="1.62614489731892" calcext:value-type="float">
            <text:p>1.62614489731892</text:p>
          </table:table-cell>
          <table:table-cell office:value-type="float" office:value="2.35436437163708" calcext:value-type="float">
            <text:p>2.35436437163708</text:p>
          </table:table-cell>
          <table:table-cell office:value-type="float" office:value="16.1773295980497" calcext:value-type="float">
            <text:p>16.1773295980497</text:p>
          </table:table-cell>
          <table:table-cell office:value-type="float" office:value="-0.0772724492560571" calcext:value-type="float">
            <text:p>-0.077272449256057</text:p>
          </table:table-cell>
          <table:table-cell office:value-type="float" office:value="-18.1072724492561" calcext:value-type="float">
            <text:p>-18.1072724492561</text:p>
          </table:table-cell>
          <table:table-cell office:value-type="float" office:value="17.7746195934312" calcext:value-type="float">
            <text:p>17.7746195934312</text:p>
          </table:table-cell>
          <table:table-cell office:value-type="float" office:value="-0.255380406568772" calcext:value-type="float">
            <text:p>-0.255380406568772</text:p>
          </table:table-cell>
          <table:table-cell/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Sun Communities</text:p>
          </table:table-cell>
          <table:table-cell office:value-type="float" office:value="148.79" calcext:value-type="float">
            <text:p>148.79</text:p>
          </table:table-cell>
          <table:table-cell office:value-type="float" office:value="2.06959927020157" calcext:value-type="float">
            <text:p>2.06959927020157</text:p>
          </table:table-cell>
          <table:table-cell office:value-type="float" office:value="-146.720400729798" calcext:value-type="float">
            <text:p>-146.720400729798</text:p>
          </table:table-cell>
          <table:table-cell office:value-type="float" office:value="0.447459314299327" calcext:value-type="float">
            <text:p>0.447459314299327</text:p>
          </table:table-cell>
          <table:table-cell office:value-type="float" office:value="2.5170585845009" calcext:value-type="float">
            <text:p>2.5170585845009</text:p>
          </table:table-cell>
          <table:table-cell office:value-type="float" office:value="40.7790600420301" calcext:value-type="float">
            <text:p>40.7790600420301</text:p>
          </table:table-cell>
          <table:table-cell office:value-type="float" office:value="0.882209780008436" calcext:value-type="float">
            <text:p>0.882209780008436</text:p>
          </table:table-cell>
          <table:table-cell office:value-type="float" office:value="-147.907790219992" calcext:value-type="float">
            <text:p>-147.907790219992</text:p>
          </table:table-cell>
          <table:table-cell office:value-type="float" office:value="41.1044697847915" calcext:value-type="float">
            <text:p>41.1044697847915</text:p>
          </table:table-cell>
          <table:table-cell office:value-type="float" office:value="-107.685530215209" calcext:value-type="float">
            <text:p>-107.685530215209</text:p>
          </table:table-cell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erior Industries International</text:p>
          </table:table-cell>
          <table:table-cell office:value-type="float" office:value="7.05" calcext:value-type="float">
            <text:p>7.05</text:p>
          </table:table-cell>
          <table:table-cell office:value-type="float" office:value="4.34242356867966" calcext:value-type="float">
            <text:p>4.34242356867966</text:p>
          </table:table-cell>
          <table:table-cell office:value-type="float" office:value="-2.70757643132034" calcext:value-type="float">
            <text:p>-2.70757643132034</text:p>
          </table:table-cell>
          <table:table-cell office:value-type="float" office:value="5.5207637720172" calcext:value-type="float">
            <text:p>5.5207637720172</text:p>
          </table:table-cell>
          <table:table-cell office:value-type="float" office:value="9.86318734069685" calcext:value-type="float">
            <text:p>9.86318734069685</text:p>
          </table:table-cell>
          <table:table-cell office:value-type="float" office:value="-5.44359100700885" calcext:value-type="float">
            <text:p>-5.44359100700885</text:p>
          </table:table-cell>
          <table:table-cell office:value-type="float" office:value="4.67264485327992" calcext:value-type="float">
            <text:p>4.67264485327992</text:p>
          </table:table-cell>
          <table:table-cell office:value-type="float" office:value="-2.37735514672008" calcext:value-type="float">
            <text:p>-2.37735514672008</text:p>
          </table:table-cell>
          <table:table-cell office:value-type="float" office:value="5.76845904158069" calcext:value-type="float">
            <text:p>5.76845904158069</text:p>
          </table:table-cell>
          <table:table-cell office:value-type="float" office:value="-1.28154095841931" calcext:value-type="float">
            <text:p>-1.28154095841931</text:p>
          </table:table-cell>
          <table:table-cell/>
        </table:table-row>
        <table:table-row table:style-name="ro1">
          <table:table-cell office:value-type="string" calcext:value-type="string">
            <text:p>SWI</text:p>
          </table:table-cell>
          <table:table-cell office:value-type="string" calcext:value-type="string">
            <text:p>SolarWinds Corp</text:p>
          </table:table-cell>
          <table:table-cell office:value-type="float" office:value="17.04" calcext:value-type="float">
            <text:p>17.04</text:p>
          </table:table-cell>
          <table:table-cell office:value-type="float" office:value="1.05531704844545" calcext:value-type="float">
            <text:p>1.05531704844545</text:p>
          </table:table-cell>
          <table:table-cell office:value-type="float" office:value="-15.9846829515546" calcext:value-type="float">
            <text:p>-15.9846829515546</text:p>
          </table:table-cell>
          <table:table-cell office:value-type="float" office:value="0" calcext:value-type="float">
            <text:p>0</text:p>
          </table:table-cell>
          <table:table-cell office:value-type="float" office:value="1.05531704844545" calcext:value-type="float">
            <text:p>1.05531704844545</text:p>
          </table:table-cell>
          <table:table-cell office:value-type="float" office:value="-6.42250160350307" calcext:value-type="float">
            <text:p>-6.42250160350307</text:p>
          </table:table-cell>
          <table:table-cell office:value-type="float" office:value="0.0836766744888553" calcext:value-type="float">
            <text:p>0.083676674488855</text:p>
          </table:table-cell>
          <table:table-cell office:value-type="float" office:value="-16.9563233255111" calcext:value-type="float">
            <text:p>-16.9563233255111</text:p>
          </table:table-cell>
          <table:table-cell office:value-type="float" office:value="8.55207583510208" calcext:value-type="float">
            <text:p>8.55207583510208</text:p>
          </table:table-cell>
          <table:table-cell office:value-type="float" office:value="-8.48792416489792" calcext:value-type="float">
            <text:p>-8.48792416489792</text:p>
          </table:table-cell>
          <table:table-cell/>
        </table:table-row>
        <table:table-row table:style-name="ro1">
          <table:table-cell office:value-type="string" calcext:value-type="string">
            <text:p>SWK</text:p>
          </table:table-cell>
          <table:table-cell office:value-type="string" calcext:value-type="string">
            <text:p>Stanley Black &amp; Decker Inc</text:p>
          </table:table-cell>
          <table:table-cell office:value-type="float" office:value="175.57" calcext:value-type="float">
            <text:p>175.57</text:p>
          </table:table-cell>
          <table:table-cell office:value-type="float" office:value="4.26280075533834" calcext:value-type="float">
            <text:p>4.26280075533834</text:p>
          </table:table-cell>
          <table:table-cell office:value-type="float" office:value="-171.307199244662" calcext:value-type="float">
            <text:p>-171.307199244662</text:p>
          </table:table-cell>
          <table:table-cell office:value-type="float" office:value="17.9418350386107" calcext:value-type="float">
            <text:p>17.9418350386107</text:p>
          </table:table-cell>
          <table:table-cell office:value-type="float" office:value="22.204635793949" calcext:value-type="float">
            <text:p>22.204635793949</text:p>
          </table:table-cell>
          <table:table-cell office:value-type="float" office:value="-31.7250988571893" calcext:value-type="float">
            <text:p>-31.7250988571893</text:p>
          </table:table-cell>
          <table:table-cell office:value-type="float" office:value="9.76886638690419" calcext:value-type="float">
            <text:p>9.76886638690419</text:p>
          </table:table-cell>
          <table:table-cell office:value-type="float" office:value="-165.801133613096" calcext:value-type="float">
            <text:p>-165.801133613096</text:p>
          </table:table-cell>
          <table:table-cell office:value-type="float" office:value="64.7402722621508" calcext:value-type="float">
            <text:p>64.7402722621508</text:p>
          </table:table-cell>
          <table:table-cell office:value-type="float" office:value="-110.829727737849" calcext:value-type="float">
            <text:p>-110.829727737849</text:p>
          </table:table-cell>
          <table:table-cell/>
        </table:table-row>
        <table:table-row table:style-name="ro1">
          <table:table-cell office:value-type="string" calcext:value-type="string">
            <text:p>SWM</text:p>
          </table:table-cell>
          <table:table-cell office:value-type="string" calcext:value-type="string">
            <text:p>Schweitzer-Mauduit International</text:p>
          </table:table-cell>
          <table:table-cell office:value-type="float" office:value="44.01" calcext:value-type="float">
            <text:p>44.01</text:p>
          </table:table-cell>
          <table:table-cell office:value-type="float" office:value="2.1166326526247" calcext:value-type="float">
            <text:p>2.1166326526247</text:p>
          </table:table-cell>
          <table:table-cell office:value-type="float" office:value="-41.8933673473753" calcext:value-type="float">
            <text:p>-41.8933673473753</text:p>
          </table:table-cell>
          <table:table-cell office:value-type="float" office:value="5.51665342946528" calcext:value-type="float">
            <text:p>5.51665342946528</text:p>
          </table:table-cell>
          <table:table-cell office:value-type="float" office:value="7.63328608208997" calcext:value-type="float">
            <text:p>7.63328608208997</text:p>
          </table:table-cell>
          <table:table-cell office:value-type="float" office:value="-2.84771693233971" calcext:value-type="float">
            <text:p>-2.84771693233971</text:p>
          </table:table-cell>
          <table:table-cell office:value-type="float" office:value="8.39948794729349" calcext:value-type="float">
            <text:p>8.39948794729349</text:p>
          </table:table-cell>
          <table:table-cell office:value-type="float" office:value="-35.6105120527065" calcext:value-type="float">
            <text:p>-35.6105120527065</text:p>
          </table:table-cell>
          <table:table-cell office:value-type="float" office:value="20.0649113450169" calcext:value-type="float">
            <text:p>20.0649113450169</text:p>
          </table:table-cell>
          <table:table-cell office:value-type="float" office:value="-23.9450886549831" calcext:value-type="float">
            <text:p>-23.9450886549831</text:p>
          </table:table-cell>
          <table:table-cell/>
        </table:table-row>
        <table:table-row table:style-name="ro1">
          <table:table-cell office:value-type="string" calcext:value-type="string">
            <text:p>SWN</text:p>
          </table:table-cell>
          <table:table-cell office:value-type="string" calcext:value-type="string">
            <text:p>Southwestern Energy Company</text:p>
          </table:table-cell>
          <table:table-cell office:value-type="float" office:value="4.34" calcext:value-type="float">
            <text:p>4.34</text:p>
          </table:table-cell>
          <table:table-cell office:value-type="float" office:value="0.156879705850353" calcext:value-type="float">
            <text:p>0.156879705850353</text:p>
          </table:table-cell>
          <table:table-cell office:value-type="float" office:value="-4.18312029414965" calcext:value-type="float">
            <text:p>-4.18312029414965</text:p>
          </table:table-cell>
          <table:table-cell office:value-type="float" office:value="0" calcext:value-type="float">
            <text:p>0</text:p>
          </table:table-cell>
          <table:table-cell office:value-type="float" office:value="0.156879705850353" calcext:value-type="float">
            <text:p>0.156879705850353</text:p>
          </table:table-cell>
          <table:table-cell office:value-type="float" office:value="0.634124284700376" calcext:value-type="float">
            <text:p>0.634124284700376</text:p>
          </table:table-cell>
          <table:table-cell office:value-type="float" office:value="-0.422749523133584" calcext:value-type="float">
            <text:p>-0.422749523133584</text:p>
          </table:table-cell>
          <table:table-cell office:value-type="float" office:value="-4.76274952313358" calcext:value-type="float">
            <text:p>-4.76274952313358</text:p>
          </table:table-cell>
          <table:table-cell office:value-type="float" office:value="0.634124284700376" calcext:value-type="float">
            <text:p>0.634124284700376</text:p>
          </table:table-cell>
          <table:table-cell office:value-type="float" office:value="-3.70587571529962" calcext:value-type="float">
            <text:p>-3.70587571529962</text:p>
          </table:table-cell>
          <table:table-cell/>
        </table:table-row>
        <table:table-row table:style-name="ro1">
          <table:table-cell office:value-type="string" calcext:value-type="string">
            <text:p>SXC</text:p>
          </table:table-cell>
          <table:table-cell office:value-type="string" calcext:value-type="string">
            <text:p>SunCoke Energy Inc</text:p>
          </table:table-cell>
          <table:table-cell office:value-type="float" office:value="6.06" calcext:value-type="float">
            <text:p>6.06</text:p>
          </table:table-cell>
          <table:table-cell office:value-type="float" office:value="1.03904796625994" calcext:value-type="float">
            <text:p>1.03904796625994</text:p>
          </table:table-cell>
          <table:table-cell office:value-type="float" office:value="-5.02095203374006" calcext:value-type="float">
            <text:p>-5.02095203374006</text:p>
          </table:table-cell>
          <table:table-cell office:value-type="float" office:value="1.56702931655714" calcext:value-type="float">
            <text:p>1.56702931655714</text:p>
          </table:table-cell>
          <table:table-cell office:value-type="float" office:value="2.60607728281708" calcext:value-type="float">
            <text:p>2.60607728281708</text:p>
          </table:table-cell>
          <table:table-cell office:value-type="float" office:value="5.3305577059754" calcext:value-type="float">
            <text:p>5.3305577059754</text:p>
          </table:table-cell>
          <table:table-cell office:value-type="float" office:value="1.44016880904866" calcext:value-type="float">
            <text:p>1.44016880904866</text:p>
          </table:table-cell>
          <table:table-cell office:value-type="float" office:value="-4.61983119095134" calcext:value-type="float">
            <text:p>-4.61983119095134</text:p>
          </table:table-cell>
          <table:table-cell office:value-type="float" office:value="5.78604733769633" calcext:value-type="float">
            <text:p>5.78604733769633</text:p>
          </table:table-cell>
          <table:table-cell office:value-type="float" office:value="-0.273952662303672" calcext:value-type="float">
            <text:p>-0.273952662303672</text:p>
          </table:table-cell>
          <table:table-cell/>
        </table:table-row>
        <table:table-row table:style-name="ro1">
          <table:table-cell office:value-type="string" calcext:value-type="string">
            <text:p>SXI</text:p>
          </table:table-cell>
          <table:table-cell office:value-type="string" calcext:value-type="string">
            <text:p>Standex International Corp.</text:p>
          </table:table-cell>
          <table:table-cell office:value-type="float" office:value="90.82" calcext:value-type="float">
            <text:p>90.82</text:p>
          </table:table-cell>
          <table:table-cell office:value-type="float" office:value="8.83000742591404" calcext:value-type="float">
            <text:p>8.83000742591404</text:p>
          </table:table-cell>
          <table:table-cell office:value-type="float" office:value="-81.9899925740859" calcext:value-type="float">
            <text:p>-81.9899925740859</text:p>
          </table:table-cell>
          <table:table-cell office:value-type="float" office:value="7.34094009352638" calcext:value-type="float">
            <text:p>7.34094009352638</text:p>
          </table:table-cell>
          <table:table-cell office:value-type="float" office:value="16.1709475194404" calcext:value-type="float">
            <text:p>16.1709475194404</text:p>
          </table:table-cell>
          <table:table-cell office:value-type="float" office:value="7.53783687720568" calcext:value-type="float">
            <text:p>7.53783687720568</text:p>
          </table:table-cell>
          <table:table-cell office:value-type="float" office:value="16.9324759758409" calcext:value-type="float">
            <text:p>16.9324759758409</text:p>
          </table:table-cell>
          <table:table-cell office:value-type="float" office:value="-73.8875240241591" calcext:value-type="float">
            <text:p>-73.8875240241591</text:p>
          </table:table-cell>
          <table:table-cell office:value-type="float" office:value="40.3173073001202" calcext:value-type="float">
            <text:p>40.3173073001202</text:p>
          </table:table-cell>
          <table:table-cell office:value-type="float" office:value="-50.5026926998798" calcext:value-type="float">
            <text:p>-50.5026926998798</text:p>
          </table:table-cell>
          <table:table-cell/>
        </table:table-row>
        <table:table-row table:style-name="ro1">
          <table:table-cell office:value-type="string" calcext:value-type="string">
            <text:p>SXT</text:p>
          </table:table-cell>
          <table:table-cell office:value-type="string" calcext:value-type="string">
            <text:p>Sensient Technologies Corp.</text:p>
          </table:table-cell>
          <table:table-cell office:value-type="float" office:value="78.66" calcext:value-type="float">
            <text:p>78.66</text:p>
          </table:table-cell>
          <table:table-cell office:value-type="float" office:value="0.635077967270773" calcext:value-type="float">
            <text:p>0.635077967270773</text:p>
          </table:table-cell>
          <table:table-cell office:value-type="float" office:value="-78.0249220327292" calcext:value-type="float">
            <text:p>-78.0249220327292</text:p>
          </table:table-cell>
          <table:table-cell office:value-type="float" office:value="9.46823340007712" calcext:value-type="float">
            <text:p>9.46823340007712</text:p>
          </table:table-cell>
          <table:table-cell office:value-type="float" office:value="10.1033113673479" calcext:value-type="float">
            <text:p>10.1033113673479</text:p>
          </table:table-cell>
          <table:table-cell office:value-type="float" office:value="11.1756251693345" calcext:value-type="float">
            <text:p>11.1756251693345</text:p>
          </table:table-cell>
          <table:table-cell office:value-type="float" office:value="12.7608647674892" calcext:value-type="float">
            <text:p>12.7608647674892</text:p>
          </table:table-cell>
          <table:table-cell office:value-type="float" office:value="-65.8991352325108" calcext:value-type="float">
            <text:p>-65.8991352325108</text:p>
          </table:table-cell>
          <table:table-cell office:value-type="float" office:value="21.1720592891792" calcext:value-type="float">
            <text:p>21.1720592891792</text:p>
          </table:table-cell>
          <table:table-cell office:value-type="float" office:value="-57.4879407108208" calcext:value-type="float">
            <text:p>-57.4879407108208</text:p>
          </table:table-cell>
          <table:table-cell/>
        </table:table-row>
        <table:table-row table:style-name="ro1">
          <table:table-cell office:value-type="string" calcext:value-type="string">
            <text:p>SYF</text:p>
          </table:table-cell>
          <table:table-cell office:value-type="string" calcext:value-type="string">
            <text:p>Synchrony Financial</text:p>
          </table:table-cell>
          <table:table-cell office:value-type="float" office:value="37.15" calcext:value-type="float">
            <text:p>37.15</text:p>
          </table:table-cell>
          <table:table-cell office:value-type="float" office:value="0" calcext:value-type="float">
            <text:p>0</text:p>
          </table:table-cell>
          <table:table-cell office:value-type="float" office:value="-37.15" calcext:value-type="float">
            <text:p>-37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22562539862" calcext:value-type="float">
            <text:p>16.722562539862</text:p>
          </table:table-cell>
          <table:table-cell office:value-type="float" office:value="12.5933021666945" calcext:value-type="float">
            <text:p>12.5933021666945</text:p>
          </table:table-cell>
          <table:table-cell office:value-type="float" office:value="-24.5566978333055" calcext:value-type="float">
            <text:p>-24.5566978333055</text:p>
          </table:table-cell>
          <table:table-cell office:value-type="float" office:value="21.7526901698881" calcext:value-type="float">
            <text:p>21.7526901698881</text:p>
          </table:table-cell>
          <table:table-cell office:value-type="float" office:value="-15.3973098301119" calcext:value-type="float">
            <text:p>-15.3973098301119</text:p>
          </table:table-cell>
          <table:table-cell/>
        </table:table-row>
        <table:table-row table:style-name="ro1">
          <table:table-cell office:value-type="string" calcext:value-type="string">
            <text:p>SYK</text:p>
          </table:table-cell>
          <table:table-cell office:value-type="string" calcext:value-type="string">
            <text:p>Stryker Corp.</text:p>
          </table:table-cell>
          <table:table-cell office:value-type="float" office:value="248.15" calcext:value-type="float">
            <text:p>248.15</text:p>
          </table:table-cell>
          <table:table-cell office:value-type="float" office:value="8.03825738426779" calcext:value-type="float">
            <text:p>8.03825738426779</text:p>
          </table:table-cell>
          <table:table-cell office:value-type="float" office:value="-240.111742615732" calcext:value-type="float">
            <text:p>-240.111742615732</text:p>
          </table:table-cell>
          <table:table-cell office:value-type="float" office:value="9.28758971581735" calcext:value-type="float">
            <text:p>9.28758971581735</text:p>
          </table:table-cell>
          <table:table-cell office:value-type="float" office:value="17.3258471000851" calcext:value-type="float">
            <text:p>17.3258471000851</text:p>
          </table:table-cell>
          <table:table-cell office:value-type="float" office:value="-13.9499916510044" calcext:value-type="float">
            <text:p>-13.9499916510044</text:p>
          </table:table-cell>
          <table:table-cell office:value-type="float" office:value="12.4029460830005" calcext:value-type="float">
            <text:p>12.4029460830005</text:p>
          </table:table-cell>
          <table:table-cell office:value-type="float" office:value="-235.747053916999" calcext:value-type="float">
            <text:p>-235.747053916999</text:p>
          </table:table-cell>
          <table:table-cell office:value-type="float" office:value="34.7792855872222" calcext:value-type="float">
            <text:p>34.7792855872222</text:p>
          </table:table-cell>
          <table:table-cell office:value-type="float" office:value="-213.370714412778" calcext:value-type="float">
            <text:p>-213.370714412778</text:p>
          </table:table-cell>
          <table:table-cell/>
        </table:table-row>
        <table:table-row table:style-name="ro1">
          <table:table-cell office:value-type="string" calcext:value-type="string">
            <text:p>SYX</text:p>
          </table:table-cell>
          <table:table-cell office:value-type="string" calcext:value-type="string">
            <text:p>Systemax</text:p>
          </table:table-cell>
          <table:table-cell office:value-type="float" office:value="41.96" calcext:value-type="float">
            <text:p>41.96</text:p>
          </table:table-cell>
          <table:table-cell office:value-type="float" office:value="2.09556133913854" calcext:value-type="float">
            <text:p>2.09556133913854</text:p>
          </table:table-cell>
          <table:table-cell office:value-type="float" office:value="-39.8644386608615" calcext:value-type="float">
            <text:p>-39.8644386608615</text:p>
          </table:table-cell>
          <table:table-cell office:value-type="float" office:value="3.53625975979628" calcext:value-type="float">
            <text:p>3.53625975979628</text:p>
          </table:table-cell>
          <table:table-cell office:value-type="float" office:value="5.63182109893482" calcext:value-type="float">
            <text:p>5.63182109893482</text:p>
          </table:table-cell>
          <table:table-cell office:value-type="float" office:value="4.30338489287378" calcext:value-type="float">
            <text:p>4.30338489287378</text:p>
          </table:table-cell>
          <table:table-cell office:value-type="float" office:value="3.79018619757455" calcext:value-type="float">
            <text:p>3.79018619757455</text:p>
          </table:table-cell>
          <table:table-cell office:value-type="float" office:value="-38.1698138024255" calcext:value-type="float">
            <text:p>-38.1698138024255</text:p>
          </table:table-cell>
          <table:table-cell office:value-type="float" office:value="4.49316149373964" calcext:value-type="float">
            <text:p>4.49316149373964</text:p>
          </table:table-cell>
          <table:table-cell office:value-type="float" office:value="-37.4668385062604" calcext:value-type="float">
            <text:p>-37.4668385062604</text:p>
          </table:table-cell>
          <table:table-cell/>
        </table:table-row>
        <table:table-row table:style-name="ro1">
          <table:table-cell office:value-type="string" calcext:value-type="string">
            <text:p>SYY</text:p>
          </table:table-cell>
          <table:table-cell office:value-type="string" calcext:value-type="string">
            <text:p>Sysco Corp.</text:p>
          </table:table-cell>
          <table:table-cell office:value-type="float" office:value="76.24" calcext:value-type="float">
            <text:p>76.24</text:p>
          </table:table-cell>
          <table:table-cell office:value-type="float" office:value="11.2987829129382" calcext:value-type="float">
            <text:p>11.2987829129382</text:p>
          </table:table-cell>
          <table:table-cell office:value-type="float" office:value="-64.9412170870618" calcext:value-type="float">
            <text:p>-64.9412170870618</text:p>
          </table:table-cell>
          <table:table-cell office:value-type="float" office:value="6.0744618201212" calcext:value-type="float">
            <text:p>6.0744618201212</text:p>
          </table:table-cell>
          <table:table-cell office:value-type="float" office:value="17.3732447330594" calcext:value-type="float">
            <text:p>17.3732447330594</text:p>
          </table:table-cell>
          <table:table-cell office:value-type="float" office:value="-6.46827703878714" calcext:value-type="float">
            <text:p>-6.46827703878714</text:p>
          </table:table-cell>
          <table:table-cell office:value-type="float" office:value="10.3345657064788" calcext:value-type="float">
            <text:p>10.3345657064788</text:p>
          </table:table-cell>
          <table:table-cell office:value-type="float" office:value="-65.9054342935212" calcext:value-type="float">
            <text:p>-65.9054342935212</text:p>
          </table:table-cell>
          <table:table-cell office:value-type="float" office:value="2.79538705015391" calcext:value-type="float">
            <text:p>2.79538705015391</text:p>
          </table:table-cell>
          <table:table-cell office:value-type="float" office:value="-73.4446129498461" calcext:value-type="float">
            <text:p>-73.444612949846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&amp;T</text:p>
          </table:table-cell>
          <table:table-cell office:value-type="float" office:value="28.8" calcext:value-type="float">
            <text:p>28.8</text:p>
          </table:table-cell>
          <table:table-cell office:value-type="float" office:value="2.37735054729161" calcext:value-type="float">
            <text:p>2.37735054729161</text:p>
          </table:table-cell>
          <table:table-cell office:value-type="float" office:value="-26.4226494527084" calcext:value-type="float">
            <text:p>-26.4226494527084</text:p>
          </table:table-cell>
          <table:table-cell office:value-type="float" office:value="0" calcext:value-type="float">
            <text:p>0</text:p>
          </table:table-cell>
          <table:table-cell office:value-type="float" office:value="2.37735054729161" calcext:value-type="float">
            <text:p>2.37735054729161</text:p>
          </table:table-cell>
          <table:table-cell office:value-type="float" office:value="-17.3212180746562" calcext:value-type="float">
            <text:p>-17.3212180746562</text:p>
          </table:table-cell>
          <table:table-cell office:value-type="float" office:value="-1.81223687903452" calcext:value-type="float">
            <text:p>-1.81223687903452</text:p>
          </table:table-cell>
          <table:table-cell office:value-type="float" office:value="-30.6122368790345" calcext:value-type="float">
            <text:p>-30.6122368790345</text:p>
          </table:table-cell>
          <table:table-cell office:value-type="float" office:value="24.6836935166994" calcext:value-type="float">
            <text:p>24.6836935166994</text:p>
          </table:table-cell>
          <table:table-cell office:value-type="float" office:value="-4.11630648330059" calcext:value-type="float">
            <text:p>-4.11630648330059</text:p>
          </table:table-cell>
          <table:table-cell/>
        </table:table-row>
        <table:table-row table:style-name="ro1">
          <table:table-cell office:value-type="string" calcext:value-type="string">
            <text:p>TAL</text:p>
          </table:table-cell>
          <table:table-cell office:value-type="string" calcext:value-type="string">
            <text:p>TAL Education Group</text:p>
          </table:table-cell>
          <table:table-cell office:value-type="float" office:value="89.1" calcext:value-type="float">
            <text:p>89.1</text:p>
          </table:table-cell>
          <table:table-cell office:value-type="float" office:value="15.3129349781779" calcext:value-type="float">
            <text:p>15.3129349781779</text:p>
          </table:table-cell>
          <table:table-cell office:value-type="float" office:value="-73.7870650218221" calcext:value-type="float">
            <text:p>-73.7870650218221</text:p>
          </table:table-cell>
          <table:table-cell office:value-type="float" office:value="0.100447856685861" calcext:value-type="float">
            <text:p>0.100447856685861</text:p>
          </table:table-cell>
          <table:table-cell office:value-type="float" office:value="15.4133828348637" calcext:value-type="float">
            <text:p>15.4133828348637</text:p>
          </table:table-cell>
          <table:table-cell office:value-type="float" office:value="10.3945013651969" calcext:value-type="float">
            <text:p>10.3945013651969</text:p>
          </table:table-cell>
          <table:table-cell office:value-type="float" office:value="5.90284423538458" calcext:value-type="float">
            <text:p>5.90284423538458</text:p>
          </table:table-cell>
          <table:table-cell office:value-type="float" office:value="-83.1971557646154" calcext:value-type="float">
            <text:p>-83.1971557646154</text:p>
          </table:table-cell>
          <table:table-cell office:value-type="float" office:value="12.8229599392044" calcext:value-type="float">
            <text:p>12.8229599392044</text:p>
          </table:table-cell>
          <table:table-cell office:value-type="float" office:value="-76.2770400607956" calcext:value-type="float">
            <text:p>-76.2770400607956</text:p>
          </table:table-cell>
          <table:table-cell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Molson Coors Beverage Company</text:p>
          </table:table-cell>
          <table:table-cell office:value-type="float" office:value="44.01" calcext:value-type="float">
            <text:p>44.01</text:p>
          </table:table-cell>
          <table:table-cell office:value-type="float" office:value="3.84289124825855" calcext:value-type="float">
            <text:p>3.84289124825855</text:p>
          </table:table-cell>
          <table:table-cell office:value-type="float" office:value="-40.1671087517414" calcext:value-type="float">
            <text:p>-40.1671087517414</text:p>
          </table:table-cell>
          <table:table-cell office:value-type="float" office:value="3.31493657475413" calcext:value-type="float">
            <text:p>3.31493657475413</text:p>
          </table:table-cell>
          <table:table-cell office:value-type="float" office:value="7.15782782301269" calcext:value-type="float">
            <text:p>7.15782782301269</text:p>
          </table:table-cell>
          <table:table-cell office:value-type="float" office:value="-36.6379584908962" calcext:value-type="float">
            <text:p>-36.6379584908962</text:p>
          </table:table-cell>
          <table:table-cell office:value-type="float" office:value="-7.43927057902072" calcext:value-type="float">
            <text:p>-7.43927057902072</text:p>
          </table:table-cell>
          <table:table-cell office:value-type="float" office:value="-51.4492705790207" calcext:value-type="float">
            <text:p>-51.4492705790207</text:p>
          </table:table-cell>
          <table:table-cell office:value-type="float" office:value="61.702831170909" calcext:value-type="float">
            <text:p>61.702831170909</text:p>
          </table:table-cell>
          <table:table-cell office:value-type="float" office:value="17.692831170909" calcext:value-type="float">
            <text:p>17.692831170909</text:p>
          </table:table-cell>
          <table:table-cell/>
        </table:table-row>
        <table:table-row table:style-name="ro1">
          <table:table-cell office:value-type="string" calcext:value-type="string">
            <text:p>TBI</text:p>
          </table:table-cell>
          <table:table-cell office:value-type="string" calcext:value-type="string">
            <text:p>TrueBlue Inc</text:p>
          </table:table-cell>
          <table:table-cell office:value-type="float" office:value="19.56" calcext:value-type="float">
            <text:p>19.56</text:p>
          </table:table-cell>
          <table:table-cell office:value-type="float" office:value="0.795906313259794" calcext:value-type="float">
            <text:p>0.795906313259794</text:p>
          </table:table-cell>
          <table:table-cell office:value-type="float" office:value="-18.7640936867402" calcext:value-type="float">
            <text:p>-18.7640936867402</text:p>
          </table:table-cell>
          <table:table-cell office:value-type="float" office:value="0" calcext:value-type="float">
            <text:p>0</text:p>
          </table:table-cell>
          <table:table-cell office:value-type="float" office:value="0.795906313259794" calcext:value-type="float">
            <text:p>0.795906313259794</text:p>
          </table:table-cell>
          <table:table-cell office:value-type="float" office:value="8.4364997961253" calcext:value-type="float">
            <text:p>8.4364997961253</text:p>
          </table:table-cell>
          <table:table-cell office:value-type="float" office:value="4.18129197022347" calcext:value-type="float">
            <text:p>4.18129197022347</text:p>
          </table:table-cell>
          <table:table-cell office:value-type="float" office:value="-15.3787080297765" calcext:value-type="float">
            <text:p>-15.3787080297765</text:p>
          </table:table-cell>
          <table:table-cell office:value-type="float" office:value="11.9579616679477" calcext:value-type="float">
            <text:p>11.9579616679477</text:p>
          </table:table-cell>
          <table:table-cell office:value-type="float" office:value="-7.60203833205235" calcext:value-type="float">
            <text:p>-7.60203833205235</text:p>
          </table:table-cell>
          <table:table-cell/>
        </table:table-row>
        <table:table-row table:style-name="ro1">
          <table:table-cell office:value-type="string" calcext:value-type="string">
            <text:p>TCI</text:p>
          </table:table-cell>
          <table:table-cell office:value-type="string" calcext:value-type="string">
            <text:p>Transcontinental Realty Investors</text:p>
          </table:table-cell>
          <table:table-cell office:value-type="float" office:value="23" calcext:value-type="float">
            <text:p>23</text:p>
          </table:table-cell>
          <table:table-cell office:value-type="float" office:value="4.84642454885523" calcext:value-type="float">
            <text:p>4.84642454885523</text:p>
          </table:table-cell>
          <table:table-cell office:value-type="float" office:value="-18.1535754511448" calcext:value-type="float">
            <text:p>-18.1535754511448</text:p>
          </table:table-cell>
          <table:table-cell office:value-type="float" office:value="0" calcext:value-type="float">
            <text:p>0</text:p>
          </table:table-cell>
          <table:table-cell office:value-type="float" office:value="4.84642454885523" calcext:value-type="float">
            <text:p>4.84642454885523</text:p>
          </table:table-cell>
          <table:table-cell office:value-type="float" office:value="38.2045081039674" calcext:value-type="float">
            <text:p>38.2045081039674</text:p>
          </table:table-cell>
          <table:table-cell office:value-type="float" office:value="6.09903889379012" calcext:value-type="float">
            <text:p>6.09903889379012</text:p>
          </table:table-cell>
          <table:table-cell office:value-type="float" office:value="-16.9009611062099" calcext:value-type="float">
            <text:p>-16.9009611062099</text:p>
          </table:table-cell>
          <table:table-cell office:value-type="float" office:value="38.2045081039674" calcext:value-type="float">
            <text:p>38.2045081039674</text:p>
          </table:table-cell>
          <table:table-cell office:value-type="float" office:value="15.2045081039675" calcext:value-type="float">
            <text:p>15.2045081039675</text:p>
          </table:table-cell>
          <table:table-cell/>
        </table:table-row>
        <table:table-row table:style-name="ro1">
          <table:table-cell office:value-type="string" calcext:value-type="string">
            <text:p>TCO</text:p>
          </table:table-cell>
          <table:table-cell office:value-type="string" calcext:value-type="string">
            <text:p>Taubman Centers</text:p>
          </table:table-cell>
          <table:table-cell office:value-type="float" office:value="42.99" calcext:value-type="float">
            <text:p>42.99</text:p>
          </table:table-cell>
          <table:table-cell office:value-type="float" office:value="4.15569940065143" calcext:value-type="float">
            <text:p>4.15569940065143</text:p>
          </table:table-cell>
          <table:table-cell office:value-type="float" office:value="-38.8343005993486" calcext:value-type="float">
            <text:p>-38.8343005993486</text:p>
          </table:table-cell>
          <table:table-cell office:value-type="float" office:value="0" calcext:value-type="float">
            <text:p>0</text:p>
          </table:table-cell>
          <table:table-cell office:value-type="float" office:value="4.15569940065143" calcext:value-type="float">
            <text:p>4.15569940065143</text:p>
          </table:table-cell>
          <table:table-cell office:value-type="float" office:value="-1.56778373877183" calcext:value-type="float">
            <text:p>-1.56778373877183</text:p>
          </table:table-cell>
          <table:table-cell office:value-type="float" office:value="2.52212421638759" calcext:value-type="float">
            <text:p>2.52212421638759</text:p>
          </table:table-cell>
          <table:table-cell office:value-type="float" office:value="-40.4678757836124" calcext:value-type="float">
            <text:p>-40.4678757836124</text:p>
          </table:table-cell>
          <table:table-cell office:value-type="float" office:value="-1.56736251799301" calcext:value-type="float">
            <text:p>-1.56736251799301</text:p>
          </table:table-cell>
          <table:table-cell office:value-type="float" office:value="-44.557362517993" calcext:value-type="float">
            <text:p>-44.557362517993</text:p>
          </table:table-cell>
          <table:table-cell/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Container Store Group Inc</text:p>
          </table:table-cell>
          <table:table-cell office:value-type="float" office:value="16.02" calcext:value-type="float">
            <text:p>16.02</text:p>
          </table:table-cell>
          <table:table-cell office:value-type="float" office:value="0.552500719865161" calcext:value-type="float">
            <text:p>0.552500719865161</text:p>
          </table:table-cell>
          <table:table-cell office:value-type="float" office:value="-15.4674992801348" calcext:value-type="float">
            <text:p>-15.4674992801348</text:p>
          </table:table-cell>
          <table:table-cell office:value-type="float" office:value="2.75287766816056" calcext:value-type="float">
            <text:p>2.75287766816056</text:p>
          </table:table-cell>
          <table:table-cell office:value-type="float" office:value="3.30537838802572" calcext:value-type="float">
            <text:p>3.30537838802572</text:p>
          </table:table-cell>
          <table:table-cell office:value-type="float" office:value="-2.18787908293476" calcext:value-type="float">
            <text:p>-2.18787908293476</text:p>
          </table:table-cell>
          <table:table-cell office:value-type="float" office:value="-0.240470021146547" calcext:value-type="float">
            <text:p>-0.240470021146547</text:p>
          </table:table-cell>
          <table:table-cell office:value-type="float" office:value="-16.2604700211465" calcext:value-type="float">
            <text:p>-16.2604700211465</text:p>
          </table:table-cell>
          <table:table-cell office:value-type="float" office:value="6.38835023067177" calcext:value-type="float">
            <text:p>6.38835023067177</text:p>
          </table:table-cell>
          <table:table-cell office:value-type="float" office:value="-9.63164976932823" calcext:value-type="float">
            <text:p>-9.6316497693282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oronto Dominion Bank</text:p>
          </table:table-cell>
          <table:table-cell office:value-type="float" office:value="59.39" calcext:value-type="float">
            <text:p>59.39</text:p>
          </table:table-cell>
          <table:table-cell office:value-type="float" office:value="0" calcext:value-type="float">
            <text:p>0</text:p>
          </table:table-cell>
          <table:table-cell office:value-type="float" office:value="-59.39" calcext:value-type="float">
            <text:p>-5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45893540492" calcext:value-type="float">
            <text:p>29.1645893540492</text:p>
          </table:table-cell>
          <table:table-cell office:value-type="float" office:value="17.5266057622021" calcext:value-type="float">
            <text:p>17.5266057622021</text:p>
          </table:table-cell>
          <table:table-cell office:value-type="float" office:value="-41.8633942377979" calcext:value-type="float">
            <text:p>-41.8633942377979</text:p>
          </table:table-cell>
          <table:table-cell office:value-type="float" office:value="39.4636862208439" calcext:value-type="float">
            <text:p>39.4636862208439</text:p>
          </table:table-cell>
          <table:table-cell office:value-type="float" office:value="-19.9263137791561" calcext:value-type="float">
            <text:p>-19.9263137791561</text:p>
          </table:table-cell>
          <table:table-cell/>
        </table:table-row>
        <table:table-row table:style-name="ro1">
          <table:table-cell office:value-type="string" calcext:value-type="string">
            <text:p>TDC</text:p>
          </table:table-cell>
          <table:table-cell office:value-type="string" calcext:value-type="string">
            <text:p>Teradata Corp</text:p>
          </table:table-cell>
          <table:table-cell office:value-type="float" office:value="49.29" calcext:value-type="float">
            <text:p>49.29</text:p>
          </table:table-cell>
          <table:table-cell office:value-type="float" office:value="4.87648673376029" calcext:value-type="float">
            <text:p>4.87648673376029</text:p>
          </table:table-cell>
          <table:table-cell office:value-type="float" office:value="-44.4135132662397" calcext:value-type="float">
            <text:p>-44.4135132662397</text:p>
          </table:table-cell>
          <table:table-cell office:value-type="float" office:value="0.128087831655993" calcext:value-type="float">
            <text:p>0.128087831655993</text:p>
          </table:table-cell>
          <table:table-cell office:value-type="float" office:value="5.00457456541629" calcext:value-type="float">
            <text:p>5.00457456541629</text:p>
          </table:table-cell>
          <table:table-cell office:value-type="float" office:value="-1.10704483074108" calcext:value-type="float">
            <text:p>-1.10704483074108</text:p>
          </table:table-cell>
          <table:table-cell office:value-type="float" office:value="0.640439158279963" calcext:value-type="float">
            <text:p>0.640439158279963</text:p>
          </table:table-cell>
          <table:table-cell office:value-type="float" office:value="-48.64956084172" calcext:value-type="float">
            <text:p>-48.64956084172</text:p>
          </table:table-cell>
          <table:table-cell office:value-type="float" office:value="3.51326623970723" calcext:value-type="float">
            <text:p>3.51326623970723</text:p>
          </table:table-cell>
          <table:table-cell office:value-type="float" office:value="-45.7767337602928" calcext:value-type="float">
            <text:p>-45.7767337602928</text:p>
          </table:table-cell>
          <table:table-cell/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Transdigm Group Incorporated</text:p>
          </table:table-cell>
          <table:table-cell office:value-type="float" office:value="576.49" calcext:value-type="float">
            <text:p>576.49</text:p>
          </table:table-cell>
          <table:table-cell office:value-type="float" office:value="89.7256734901941" calcext:value-type="float">
            <text:p>89.7256734901941</text:p>
          </table:table-cell>
          <table:table-cell office:value-type="float" office:value="-486.764326509806" calcext:value-type="float">
            <text:p>-486.764326509806</text:p>
          </table:table-cell>
          <table:table-cell office:value-type="float" office:value="23.4782483720011" calcext:value-type="float">
            <text:p>23.4782483720011</text:p>
          </table:table-cell>
          <table:table-cell office:value-type="float" office:value="113.203921862195" calcext:value-type="float">
            <text:p>113.203921862195</text:p>
          </table:table-cell>
          <table:table-cell office:value-type="float" office:value="-260.729239514302" calcext:value-type="float">
            <text:p>-260.729239514302</text:p>
          </table:table-cell>
          <table:table-cell office:value-type="float" office:value="100.76995854992" calcext:value-type="float">
            <text:p>100.76995854992</text:p>
          </table:table-cell>
          <table:table-cell office:value-type="float" office:value="-475.72004145008" calcext:value-type="float">
            <text:p>-475.72004145008</text:p>
          </table:table-cell>
          <table:table-cell office:value-type="float" office:value="-68.1673753355296" calcext:value-type="float">
            <text:p>-68.1673753355296</text:p>
          </table:table-cell>
          <table:table-cell office:value-type="float" office:value="-644.65737533553" calcext:value-type="float">
            <text:p>-644.65737533553</text:p>
          </table:table-cell>
          <table:table-cell/>
        </table:table-row>
        <table:table-row table:style-name="ro1">
          <table:table-cell office:value-type="string" calcext:value-type="string">
            <text:p>TDS</text:p>
          </table:table-cell>
          <table:table-cell office:value-type="string" calcext:value-type="string">
            <text:p>Telephone And Data Systems</text:p>
          </table:table-cell>
          <table:table-cell office:value-type="float" office:value="20.36" calcext:value-type="float">
            <text:p>20.36</text:p>
          </table:table-cell>
          <table:table-cell office:value-type="float" office:value="5.27784342646937" calcext:value-type="float">
            <text:p>5.27784342646937</text:p>
          </table:table-cell>
          <table:table-cell office:value-type="float" office:value="-15.0821565735306" calcext:value-type="float">
            <text:p>-15.0821565735306</text:p>
          </table:table-cell>
          <table:table-cell office:value-type="float" office:value="1.41988000145725" calcext:value-type="float">
            <text:p>1.41988000145725</text:p>
          </table:table-cell>
          <table:table-cell office:value-type="float" office:value="6.69772342792661" calcext:value-type="float">
            <text:p>6.69772342792661</text:p>
          </table:table-cell>
          <table:table-cell office:value-type="float" office:value="12.4706565917462" calcext:value-type="float">
            <text:p>12.4706565917462</text:p>
          </table:table-cell>
          <table:table-cell office:value-type="float" office:value="11.2469442220692" calcext:value-type="float">
            <text:p>11.2469442220692</text:p>
          </table:table-cell>
          <table:table-cell office:value-type="float" office:value="-9.11305577793077" calcext:value-type="float">
            <text:p>-9.11305577793077</text:p>
          </table:table-cell>
          <table:table-cell office:value-type="float" office:value="44.2591542559502" calcext:value-type="float">
            <text:p>44.2591542559502</text:p>
          </table:table-cell>
          <table:table-cell office:value-type="float" office:value="23.8991542559502" calcext:value-type="float">
            <text:p>23.8991542559502</text:p>
          </table:table-cell>
          <table:table-cell/>
        </table:table-row>
        <table:table-row table:style-name="ro1">
          <table:table-cell office:value-type="string" calcext:value-type="string">
            <text:p>TDW</text:p>
          </table:table-cell>
          <table:table-cell office:value-type="string" calcext:value-type="string">
            <text:p>Tidewater Inc.</text:p>
          </table:table-cell>
          <table:table-cell office:value-type="float" office:value="11.85" calcext:value-type="float">
            <text:p>11.85</text:p>
          </table:table-cell>
          <table:table-cell office:value-type="float" office:value="4.74127983998282" calcext:value-type="float">
            <text:p>4.74127983998282</text:p>
          </table:table-cell>
          <table:table-cell office:value-type="float" office:value="-7.10872016001718" calcext:value-type="float">
            <text:p>-7.10872016001718</text:p>
          </table:table-cell>
          <table:table-cell office:value-type="float" office:value="0.439197845385341" calcext:value-type="float">
            <text:p>0.439197845385341</text:p>
          </table:table-cell>
          <table:table-cell office:value-type="float" office:value="5.18047768536816" calcext:value-type="float">
            <text:p>5.18047768536816</text:p>
          </table:table-cell>
          <table:table-cell office:value-type="float" office:value="21.0187540291556" calcext:value-type="float">
            <text:p>21.0187540291556</text:p>
          </table:table-cell>
          <table:table-cell office:value-type="float" office:value="6.84448704229477" calcext:value-type="float">
            <text:p>6.84448704229477</text:p>
          </table:table-cell>
          <table:table-cell office:value-type="float" office:value="-5.00551295770523" calcext:value-type="float">
            <text:p>-5.00551295770523</text:p>
          </table:table-cell>
          <table:table-cell office:value-type="float" office:value="21.0187540291556" calcext:value-type="float">
            <text:p>21.0187540291556</text:p>
          </table:table-cell>
          <table:table-cell office:value-type="float" office:value="9.16875402915561" calcext:value-type="float">
            <text:p>9.16875402915561</text:p>
          </table:table-cell>
          <table:table-cell/>
        </table:table-row>
        <table:table-row table:style-name="ro1">
          <table:table-cell office:value-type="string" calcext:value-type="string">
            <text:p>TDY</text:p>
          </table:table-cell>
          <table:table-cell office:value-type="string" calcext:value-type="string">
            <text:p>Teledyne Technologies Inc</text:p>
          </table:table-cell>
          <table:table-cell office:value-type="float" office:value="387.91" calcext:value-type="float">
            <text:p>387.91</text:p>
          </table:table-cell>
          <table:table-cell office:value-type="float" office:value="12.3231763156414" calcext:value-type="float">
            <text:p>12.3231763156414</text:p>
          </table:table-cell>
          <table:table-cell office:value-type="float" office:value="-375.586823684359" calcext:value-type="float">
            <text:p>-375.586823684359</text:p>
          </table:table-cell>
          <table:table-cell office:value-type="float" office:value="9.90734571118894" calcext:value-type="float">
            <text:p>9.90734571118894</text:p>
          </table:table-cell>
          <table:table-cell office:value-type="float" office:value="22.2305220268304" calcext:value-type="float">
            <text:p>22.2305220268304</text:p>
          </table:table-cell>
          <table:table-cell office:value-type="float" office:value="14.2590944431151" calcext:value-type="float">
            <text:p>14.2590944431151</text:p>
          </table:table-cell>
          <table:table-cell office:value-type="float" office:value="23.4235247944612" calcext:value-type="float">
            <text:p>23.4235247944612</text:p>
          </table:table-cell>
          <table:table-cell office:value-type="float" office:value="-364.486475205539" calcext:value-type="float">
            <text:p>-364.486475205539</text:p>
          </table:table-cell>
          <table:table-cell office:value-type="float" office:value="82.0460539738854" calcext:value-type="float">
            <text:p>82.0460539738854</text:p>
          </table:table-cell>
          <table:table-cell office:value-type="float" office:value="-305.863946026115" calcext:value-type="float">
            <text:p>-305.863946026115</text:p>
          </table:table-cell>
          <table:table-cell/>
        </table:table-row>
        <table:table-row table:style-name="ro1">
          <table:table-cell office:value-type="string" calcext:value-type="string">
            <text:p>TEF</text:p>
          </table:table-cell>
          <table:table-cell office:value-type="string" calcext:value-type="string">
            <text:p>Telefonica S.A</text:p>
          </table:table-cell>
          <table:table-cell office:value-type="float" office:value="4.59" calcext:value-type="float">
            <text:p>4.59</text:p>
          </table:table-cell>
          <table:table-cell office:value-type="float" office:value="1.00088015297533" calcext:value-type="float">
            <text:p>1.00088015297533</text:p>
          </table:table-cell>
          <table:table-cell office:value-type="float" office:value="-3.58911984702467" calcext:value-type="float">
            <text:p>-3.58911984702467</text:p>
          </table:table-cell>
          <table:table-cell office:value-type="float" office:value="0.324124901162695" calcext:value-type="float">
            <text:p>0.324124901162695</text:p>
          </table:table-cell>
          <table:table-cell office:value-type="float" office:value="1.32500505413803" calcext:value-type="float">
            <text:p>1.32500505413803</text:p>
          </table:table-cell>
          <table:table-cell office:value-type="float" office:value="-4.72452907900195" calcext:value-type="float">
            <text:p>-4.72452907900195</text:p>
          </table:table-cell>
          <table:table-cell office:value-type="float" office:value="-1.2211495353768" calcext:value-type="float">
            <text:p>-1.2211495353768</text:p>
          </table:table-cell>
          <table:table-cell office:value-type="float" office:value="-5.8111495353768" calcext:value-type="float">
            <text:p>-5.8111495353768</text:p>
          </table:table-cell>
          <table:table-cell office:value-type="float" office:value="2.81745470666262" calcext:value-type="float">
            <text:p>2.81745470666262</text:p>
          </table:table-cell>
          <table:table-cell office:value-type="float" office:value="-1.77254529333738" calcext:value-type="float">
            <text:p>-1.77254529333738</text:p>
          </table:table-cell>
          <table:table-cell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 Connectivity Ltd</text:p>
          </table:table-cell>
          <table:table-cell office:value-type="float" office:value="129.77" calcext:value-type="float">
            <text:p>129.77</text:p>
          </table:table-cell>
          <table:table-cell office:value-type="float" office:value="3.31833570510723" calcext:value-type="float">
            <text:p>3.31833570510723</text:p>
          </table:table-cell>
          <table:table-cell office:value-type="float" office:value="-126.451664294893" calcext:value-type="float">
            <text:p>-126.451664294893</text:p>
          </table:table-cell>
          <table:table-cell office:value-type="float" office:value="6.2437901336535" calcext:value-type="float">
            <text:p>6.2437901336535</text:p>
          </table:table-cell>
          <table:table-cell office:value-type="float" office:value="9.56212583876073" calcext:value-type="float">
            <text:p>9.56212583876073</text:p>
          </table:table-cell>
          <table:table-cell office:value-type="float" office:value="8.64641024800709" calcext:value-type="float">
            <text:p>8.64641024800709</text:p>
          </table:table-cell>
          <table:table-cell office:value-type="float" office:value="7.24714847071688" calcext:value-type="float">
            <text:p>7.24714847071688</text:p>
          </table:table-cell>
          <table:table-cell office:value-type="float" office:value="-122.522851529283" calcext:value-type="float">
            <text:p>-122.522851529283</text:p>
          </table:table-cell>
          <table:table-cell office:value-type="float" office:value="29.8015559089821" calcext:value-type="float">
            <text:p>29.8015559089821</text:p>
          </table:table-cell>
          <table:table-cell office:value-type="float" office:value="-99.9684440910179" calcext:value-type="float">
            <text:p>-99.9684440910179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Tenneco</text:p>
          </table:table-cell>
          <table:table-cell office:value-type="float" office:value="10" calcext:value-type="float">
            <text:p>10</text:p>
          </table:table-cell>
          <table:table-cell office:value-type="float" office:value="11.7140003900304" calcext:value-type="float">
            <text:p>11.7140003900304</text:p>
          </table:table-cell>
          <table:table-cell office:value-type="float" office:value="1.7140003900304" calcext:value-type="float">
            <text:p>1.7140003900304</text:p>
          </table:table-cell>
          <table:table-cell office:value-type="float" office:value="27.4526433721662" calcext:value-type="float">
            <text:p>27.4526433721662</text:p>
          </table:table-cell>
          <table:table-cell office:value-type="float" office:value="39.1666437621966" calcext:value-type="float">
            <text:p>39.1666437621966</text:p>
          </table:table-cell>
          <table:table-cell office:value-type="float" office:value="-34.7166324408443" calcext:value-type="float">
            <text:p>-34.7166324408443</text:p>
          </table:table-cell>
          <table:table-cell office:value-type="float" office:value="20.5813023612545" calcext:value-type="float">
            <text:p>20.5813023612545</text:p>
          </table:table-cell>
          <table:table-cell office:value-type="float" office:value="10.5813023612545" calcext:value-type="float">
            <text:p>10.5813023612545</text:p>
          </table:table-cell>
          <table:table-cell office:value-type="float" office:value="-6.56049463184664" calcext:value-type="float">
            <text:p>-6.56049463184664</text:p>
          </table:table-cell>
          <table:table-cell office:value-type="float" office:value="-16.5604946318466" calcext:value-type="float">
            <text:p>-16.5604946318466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adyne</text:p>
          </table:table-cell>
          <table:table-cell office:value-type="float" office:value="142.41" calcext:value-type="float">
            <text:p>142.41</text:p>
          </table:table-cell>
          <table:table-cell office:value-type="float" office:value="7.42502700612849" calcext:value-type="float">
            <text:p>7.42502700612849</text:p>
          </table:table-cell>
          <table:table-cell office:value-type="float" office:value="-134.984972993872" calcext:value-type="float">
            <text:p>-134.984972993872</text:p>
          </table:table-cell>
          <table:table-cell office:value-type="float" office:value="1.15212458036778" calcext:value-type="float">
            <text:p>1.15212458036778</text:p>
          </table:table-cell>
          <table:table-cell office:value-type="float" office:value="8.57715158649627" calcext:value-type="float">
            <text:p>8.57715158649627</text:p>
          </table:table-cell>
          <table:table-cell office:value-type="float" office:value="8.75982509183493" calcext:value-type="float">
            <text:p>8.75982509183493</text:p>
          </table:table-cell>
          <table:table-cell office:value-type="float" office:value="9.465443209048" calcext:value-type="float">
            <text:p>9.465443209048</text:p>
          </table:table-cell>
          <table:table-cell office:value-type="float" office:value="-132.944556790952" calcext:value-type="float">
            <text:p>-132.944556790952</text:p>
          </table:table-cell>
          <table:table-cell office:value-type="float" office:value="12.0052637478358" calcext:value-type="float">
            <text:p>12.0052637478358</text:p>
          </table:table-cell>
          <table:table-cell office:value-type="float" office:value="-130.404736252164" calcext:value-type="float">
            <text:p>-130.404736252164</text:p>
          </table:table-cell>
          <table:table-cell/>
        </table:table-row>
        <table:table-row table:style-name="ro1">
          <table:table-cell office:value-type="string" calcext:value-type="string">
            <text:p>TEVA</text:p>
          </table:table-cell>
          <table:table-cell office:value-type="string" calcext:value-type="string">
            <text:p>Teva- Pharmaceutical Industries Ltd.</text:p>
          </table:table-cell>
          <table:table-cell office:value-type="float" office:value="11.12" calcext:value-type="float">
            <text:p>11.12</text:p>
          </table:table-cell>
          <table:table-cell office:value-type="float" office:value="1.99324474614493" calcext:value-type="float">
            <text:p>1.99324474614493</text:p>
          </table:table-cell>
          <table:table-cell office:value-type="float" office:value="-9.12675525385507" calcext:value-type="float">
            <text:p>-9.12675525385507</text:p>
          </table:table-cell>
          <table:table-cell office:value-type="float" office:value="4.03135352194586" calcext:value-type="float">
            <text:p>4.03135352194586</text:p>
          </table:table-cell>
          <table:table-cell office:value-type="float" office:value="6.02459826809079" calcext:value-type="float">
            <text:p>6.02459826809079</text:p>
          </table:table-cell>
          <table:table-cell office:value-type="float" office:value="-17.8741956519253" calcext:value-type="float">
            <text:p>-17.8741956519253</text:p>
          </table:table-cell>
          <table:table-cell office:value-type="float" office:value="-0.147410383155413" calcext:value-type="float">
            <text:p>-0.147410383155413</text:p>
          </table:table-cell>
          <table:table-cell office:value-type="float" office:value="-11.2674103831554" calcext:value-type="float">
            <text:p>-11.2674103831554</text:p>
          </table:table-cell>
          <table:table-cell office:value-type="float" office:value="9.17881423063984" calcext:value-type="float">
            <text:p>9.17881423063984</text:p>
          </table:table-cell>
          <table:table-cell office:value-type="float" office:value="-1.94118576936016" calcext:value-type="float">
            <text:p>-1.94118576936016</text:p>
          </table:table-cell>
          <table:table-cell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Terex Corp.</text:p>
          </table:table-cell>
          <table:table-cell office:value-type="float" office:value="39.43" calcext:value-type="float">
            <text:p>39.43</text:p>
          </table:table-cell>
          <table:table-cell office:value-type="float" office:value="7.33477633477633" calcext:value-type="float">
            <text:p>7.33477633477633</text:p>
          </table:table-cell>
          <table:table-cell office:value-type="float" office:value="-32.0952236652237" calcext:value-type="float">
            <text:p>-32.0952236652237</text:p>
          </table:table-cell>
          <table:table-cell office:value-type="float" office:value="9.17027417027417" calcext:value-type="float">
            <text:p>9.17027417027417</text:p>
          </table:table-cell>
          <table:table-cell office:value-type="float" office:value="16.5050505050505" calcext:value-type="float">
            <text:p>16.5050505050505</text:p>
          </table:table-cell>
          <table:table-cell office:value-type="float" office:value="8.32611832611833" calcext:value-type="float">
            <text:p>8.32611832611833</text:p>
          </table:table-cell>
          <table:table-cell office:value-type="float" office:value="15.5858585858586" calcext:value-type="float">
            <text:p>15.5858585858586</text:p>
          </table:table-cell>
          <table:table-cell office:value-type="float" office:value="-23.8441414141414" calcext:value-type="float">
            <text:p>-23.8441414141414</text:p>
          </table:table-cell>
          <table:table-cell office:value-type="float" office:value="12.3044733044733" calcext:value-type="float">
            <text:p>12.3044733044733</text:p>
          </table:table-cell>
          <table:table-cell office:value-type="float" office:value="-27.1255266955267" calcext:value-type="float">
            <text:p>-27.1255266955267</text:p>
          </table:table-cell>
          <table:table-cell/>
        </table:table-row>
        <table:table-row table:style-name="ro1">
          <table:table-cell office:value-type="string" calcext:value-type="string">
            <text:p>TFX</text:p>
          </table:table-cell>
          <table:table-cell office:value-type="string" calcext:value-type="string">
            <text:p>Teleflex Incorporated</text:p>
          </table:table-cell>
          <table:table-cell office:value-type="float" office:value="406.19" calcext:value-type="float">
            <text:p>406.19</text:p>
          </table:table-cell>
          <table:table-cell office:value-type="float" office:value="7.46198223344722" calcext:value-type="float">
            <text:p>7.46198223344722</text:p>
          </table:table-cell>
          <table:table-cell office:value-type="float" office:value="-398.728017766553" calcext:value-type="float">
            <text:p>-398.728017766553</text:p>
          </table:table-cell>
          <table:table-cell office:value-type="float" office:value="11.2983060969622" calcext:value-type="float">
            <text:p>11.2983060969622</text:p>
          </table:table-cell>
          <table:table-cell office:value-type="float" office:value="18.7602883304094" calcext:value-type="float">
            <text:p>18.7602883304094</text:p>
          </table:table-cell>
          <table:table-cell office:value-type="float" office:value="-29.1316233064755" calcext:value-type="float">
            <text:p>-29.1316233064755</text:p>
          </table:table-cell>
          <table:table-cell office:value-type="float" office:value="20.3002079919101" calcext:value-type="float">
            <text:p>20.3002079919101</text:p>
          </table:table-cell>
          <table:table-cell office:value-type="float" office:value="-385.88979200809" calcext:value-type="float">
            <text:p>-385.88979200809</text:p>
          </table:table-cell>
          <table:table-cell office:value-type="float" office:value="69.496055283264" calcext:value-type="float">
            <text:p>69.496055283264</text:p>
          </table:table-cell>
          <table:table-cell office:value-type="float" office:value="-336.693944716736" calcext:value-type="float">
            <text:p>-336.693944716736</text:p>
          </table:table-cell>
          <table:table-cell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redegar Corp.</text:p>
          </table:table-cell>
          <table:table-cell office:value-type="float" office:value="15.35" calcext:value-type="float">
            <text:p>15.35</text:p>
          </table:table-cell>
          <table:table-cell office:value-type="float" office:value="1.04550249437515" calcext:value-type="float">
            <text:p>1.04550249437515</text:p>
          </table:table-cell>
          <table:table-cell office:value-type="float" office:value="-14.3044975056249" calcext:value-type="float">
            <text:p>-14.3044975056249</text:p>
          </table:table-cell>
          <table:table-cell office:value-type="float" office:value="1.89693235680658" calcext:value-type="float">
            <text:p>1.89693235680658</text:p>
          </table:table-cell>
          <table:table-cell office:value-type="float" office:value="2.94243485118173" calcext:value-type="float">
            <text:p>2.94243485118173</text:p>
          </table:table-cell>
          <table:table-cell office:value-type="float" office:value="6.01878907275255" calcext:value-type="float">
            <text:p>6.01878907275255</text:p>
          </table:table-cell>
          <table:table-cell office:value-type="float" office:value="2.77997626588136" calcext:value-type="float">
            <text:p>2.77997626588136</text:p>
          </table:table-cell>
          <table:table-cell office:value-type="float" office:value="-12.5700237341186" calcext:value-type="float">
            <text:p>-12.5700237341186</text:p>
          </table:table-cell>
          <table:table-cell office:value-type="float" office:value="8.63666498615669" calcext:value-type="float">
            <text:p>8.63666498615669</text:p>
          </table:table-cell>
          <table:table-cell office:value-type="float" office:value="-6.71333501384331" calcext:value-type="float">
            <text:p>-6.71333501384331</text:p>
          </table:table-cell>
          <table:table-cell/>
        </table:table-row>
        <table:table-row table:style-name="ro1">
          <table:table-cell office:value-type="string" calcext:value-type="string">
            <text:p>TGH</text:p>
          </table:table-cell>
          <table:table-cell office:value-type="string" calcext:value-type="string">
            <text:p>Textainer Group Holdings Limited</text:p>
          </table:table-cell>
          <table:table-cell office:value-type="float" office:value="23.06" calcext:value-type="float">
            <text:p>23.06</text:p>
          </table:table-cell>
          <table:table-cell office:value-type="float" office:value="3.33985178642435" calcext:value-type="float">
            <text:p>3.33985178642435</text:p>
          </table:table-cell>
          <table:table-cell office:value-type="float" office:value="-19.7201482135756" calcext:value-type="float">
            <text:p>-19.7201482135756</text:p>
          </table:table-cell>
          <table:table-cell office:value-type="float" office:value="0" calcext:value-type="float">
            <text:p>0</text:p>
          </table:table-cell>
          <table:table-cell office:value-type="float" office:value="3.33985178642435" calcext:value-type="float">
            <text:p>3.33985178642435</text:p>
          </table:table-cell>
          <table:table-cell office:value-type="float" office:value="21.5734356174378" calcext:value-type="float">
            <text:p>21.5734356174378</text:p>
          </table:table-cell>
          <table:table-cell office:value-type="float" office:value="0.0761392194368368" calcext:value-type="float">
            <text:p>0.076139219436837</text:p>
          </table:table-cell>
          <table:table-cell office:value-type="float" office:value="-22.9838607805632" calcext:value-type="float">
            <text:p>-22.9838607805632</text:p>
          </table:table-cell>
          <table:table-cell office:value-type="float" office:value="21.6467952627824" calcext:value-type="float">
            <text:p>21.6467952627824</text:p>
          </table:table-cell>
          <table:table-cell office:value-type="float" office:value="-1.41320473721757" calcext:value-type="float">
            <text:p>-1.41320473721757</text:p>
          </table:table-cell>
          <table:table-cell/>
        </table:table-row>
        <table:table-row table:style-name="ro1">
          <table:table-cell office:value-type="string" calcext:value-type="string">
            <text:p>TGI</text:p>
          </table:table-cell>
          <table:table-cell office:value-type="string" calcext:value-type="string">
            <text:p>Triumph Group Inc.</text:p>
          </table:table-cell>
          <table:table-cell office:value-type="float" office:value="14.98" calcext:value-type="float">
            <text:p>14.98</text:p>
          </table:table-cell>
          <table:table-cell office:value-type="float" office:value="8.68117404477456" calcext:value-type="float">
            <text:p>8.68117404477456</text:p>
          </table:table-cell>
          <table:table-cell office:value-type="float" office:value="-6.29882595522544" calcext:value-type="float">
            <text:p>-6.29882595522544</text:p>
          </table:table-cell>
          <table:table-cell office:value-type="float" office:value="8.11607813544106" calcext:value-type="float">
            <text:p>8.11607813544106</text:p>
          </table:table-cell>
          <table:table-cell office:value-type="float" office:value="16.7972521802156" calcext:value-type="float">
            <text:p>16.7972521802156</text:p>
          </table:table-cell>
          <table:table-cell office:value-type="float" office:value="-30.999261199123" calcext:value-type="float">
            <text:p>-30.999261199123</text:p>
          </table:table-cell>
          <table:table-cell office:value-type="float" office:value="12.7167678842178" calcext:value-type="float">
            <text:p>12.7167678842178</text:p>
          </table:table-cell>
          <table:table-cell office:value-type="float" office:value="-2.26323211578216" calcext:value-type="float">
            <text:p>-2.26323211578216</text:p>
          </table:table-cell>
          <table:table-cell office:value-type="float" office:value="-19.4591398442854" calcext:value-type="float">
            <text:p>-19.4591398442854</text:p>
          </table:table-cell>
          <table:table-cell office:value-type="float" office:value="-34.4391398442854" calcext:value-type="float">
            <text:p>-34.4391398442854</text:p>
          </table:table-cell>
          <table:table-cell/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Target Corp</text:p>
          </table:table-cell>
          <table:table-cell office:value-type="float" office:value="191.43" calcext:value-type="float">
            <text:p>191.43</text:p>
          </table:table-cell>
          <table:table-cell office:value-type="float" office:value="14.5455085419607" calcext:value-type="float">
            <text:p>14.5455085419607</text:p>
          </table:table-cell>
          <table:table-cell office:value-type="float" office:value="-176.884491458039" calcext:value-type="float">
            <text:p>-176.884491458039</text:p>
          </table:table-cell>
          <table:table-cell office:value-type="float" office:value="17.7245927812251" calcext:value-type="float">
            <text:p>17.7245927812251</text:p>
          </table:table-cell>
          <table:table-cell office:value-type="float" office:value="32.2701013231858" calcext:value-type="float">
            <text:p>32.2701013231858</text:p>
          </table:table-cell>
          <table:table-cell office:value-type="float" office:value="25.117161784841" calcext:value-type="float">
            <text:p>25.117161784841</text:p>
          </table:table-cell>
          <table:table-cell office:value-type="float" office:value="3.45665503653679" calcext:value-type="float">
            <text:p>3.45665503653679</text:p>
          </table:table-cell>
          <table:table-cell office:value-type="float" office:value="-187.973344963463" calcext:value-type="float">
            <text:p>-187.973344963463</text:p>
          </table:table-cell>
          <table:table-cell office:value-type="float" office:value="25.117161784841" calcext:value-type="float">
            <text:p>25.117161784841</text:p>
          </table:table-cell>
          <table:table-cell office:value-type="float" office:value="-166.312838215159" calcext:value-type="float">
            <text:p>-166.312838215159</text:p>
          </table:table-cell>
          <table:table-cell/>
        </table:table-row>
        <table:table-row table:style-name="ro1">
          <table:table-cell office:value-type="string" calcext:value-type="string">
            <text:p>THC</text:p>
          </table:table-cell>
          <table:table-cell office:value-type="string" calcext:value-type="string">
            <text:p>Tenet Healthcare Corp.</text:p>
          </table:table-cell>
          <table:table-cell office:value-type="float" office:value="49.83" calcext:value-type="float">
            <text:p>49.83</text:p>
          </table:table-cell>
          <table:table-cell office:value-type="float" office:value="31.2745677129741" calcext:value-type="float">
            <text:p>31.2745677129741</text:p>
          </table:table-cell>
          <table:table-cell office:value-type="float" office:value="-18.5554322870259" calcext:value-type="float">
            <text:p>-18.5554322870259</text:p>
          </table:table-cell>
          <table:table-cell office:value-type="float" office:value="3.30752246419029" calcext:value-type="float">
            <text:p>3.30752246419029</text:p>
          </table:table-cell>
          <table:table-cell office:value-type="float" office:value="34.5820901771644" calcext:value-type="float">
            <text:p>34.5820901771644</text:p>
          </table:table-cell>
          <table:table-cell office:value-type="float" office:value="-87.7014695805643" calcext:value-type="float">
            <text:p>-87.7014695805643</text:p>
          </table:table-cell>
          <table:table-cell office:value-type="float" office:value="18.6225835018164" calcext:value-type="float">
            <text:p>18.6225835018164</text:p>
          </table:table-cell>
          <table:table-cell office:value-type="float" office:value="-31.2074164981836" calcext:value-type="float">
            <text:p>-31.2074164981836</text:p>
          </table:table-cell>
          <table:table-cell office:value-type="float" office:value="-3.54445100747039" calcext:value-type="float">
            <text:p>-3.54445100747039</text:p>
          </table:table-cell>
          <table:table-cell office:value-type="float" office:value="-53.3744510074704" calcext:value-type="float">
            <text:p>-53.3744510074704</text:p>
          </table:table-cell>
          <table:table-cell/>
        </table:table-row>
        <table:table-row table:style-name="ro1">
          <table:table-cell office:value-type="string" calcext:value-type="string">
            <text:p>THG</text:p>
          </table:table-cell>
          <table:table-cell office:value-type="string" calcext:value-type="string">
            <text:p>Hanover Insurance Group Inc</text:p>
          </table:table-cell>
          <table:table-cell office:value-type="float" office:value="115.31" calcext:value-type="float">
            <text:p>115.31</text:p>
          </table:table-cell>
          <table:table-cell office:value-type="float" office:value="0" calcext:value-type="float">
            <text:p>0</text:p>
          </table:table-cell>
          <table:table-cell office:value-type="float" office:value="-115.31" calcext:value-type="float">
            <text:p>-11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927597676361" calcext:value-type="float">
            <text:p>79.8927597676361</text:p>
          </table:table-cell>
          <table:table-cell office:value-type="float" office:value="58.1975348351035" calcext:value-type="float">
            <text:p>58.1975348351035</text:p>
          </table:table-cell>
          <table:table-cell office:value-type="float" office:value="-57.1124651648965" calcext:value-type="float">
            <text:p>-57.1124651648965</text:p>
          </table:table-cell>
          <table:table-cell office:value-type="float" office:value="84.6924457586493" calcext:value-type="float">
            <text:p>84.6924457586493</text:p>
          </table:table-cell>
          <table:table-cell office:value-type="float" office:value="-30.6175542413507" calcext:value-type="float">
            <text:p>-30.6175542413507</text:p>
          </table:table-cell>
          <table:table-cell/>
        </table:table-row>
        <table:table-row table:style-name="ro1">
          <table:table-cell office:value-type="string" calcext:value-type="string">
            <text:p>THO</text:p>
          </table:table-cell>
          <table:table-cell office:value-type="string" calcext:value-type="string">
            <text:p>Thor Industries</text:p>
          </table:table-cell>
          <table:table-cell office:value-type="float" office:value="123.69" calcext:value-type="float">
            <text:p>123.69</text:p>
          </table:table-cell>
          <table:table-cell office:value-type="float" office:value="6.09400230006585" calcext:value-type="float">
            <text:p>6.09400230006585</text:p>
          </table:table-cell>
          <table:table-cell office:value-type="float" office:value="-117.595997699934" calcext:value-type="float">
            <text:p>-117.595997699934</text:p>
          </table:table-cell>
          <table:table-cell office:value-type="float" office:value="18.7524018471834" calcext:value-type="float">
            <text:p>18.7524018471834</text:p>
          </table:table-cell>
          <table:table-cell office:value-type="float" office:value="24.8464041472492" calcext:value-type="float">
            <text:p>24.8464041472492</text:p>
          </table:table-cell>
          <table:table-cell office:value-type="float" office:value="0.469636361984553" calcext:value-type="float">
            <text:p>0.469636361984553</text:p>
          </table:table-cell>
          <table:table-cell office:value-type="float" office:value="11.6248816675129" calcext:value-type="float">
            <text:p>11.6248816675129</text:p>
          </table:table-cell>
          <table:table-cell office:value-type="float" office:value="-112.065118332487" calcext:value-type="float">
            <text:p>-112.065118332487</text:p>
          </table:table-cell>
          <table:table-cell office:value-type="float" office:value="43.2165694615244" calcext:value-type="float">
            <text:p>43.2165694615244</text:p>
          </table:table-cell>
          <table:table-cell office:value-type="float" office:value="-80.4734305384756" calcext:value-type="float">
            <text:p>-80.4734305384756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Thermon Group Holdings Inc</text:p>
          </table:table-cell>
          <table:table-cell office:value-type="float" office:value="16.28" calcext:value-type="float">
            <text:p>16.28</text:p>
          </table:table-cell>
          <table:table-cell office:value-type="float" office:value="1.49536841752487" calcext:value-type="float">
            <text:p>1.49536841752487</text:p>
          </table:table-cell>
          <table:table-cell office:value-type="float" office:value="-14.7846315824751" calcext:value-type="float">
            <text:p>-14.7846315824751</text:p>
          </table:table-cell>
          <table:table-cell office:value-type="float" office:value="2.23483995938331" calcext:value-type="float">
            <text:p>2.23483995938331</text:p>
          </table:table-cell>
          <table:table-cell office:value-type="float" office:value="3.73020837690819" calcext:value-type="float">
            <text:p>3.73020837690819</text:p>
          </table:table-cell>
          <table:table-cell office:value-type="float" office:value="1.85552023221383" calcext:value-type="float">
            <text:p>1.85552023221383</text:p>
          </table:table-cell>
          <table:table-cell office:value-type="float" office:value="5.29908393050221" calcext:value-type="float">
            <text:p>5.29908393050221</text:p>
          </table:table-cell>
          <table:table-cell office:value-type="float" office:value="-10.9809160694978" calcext:value-type="float">
            <text:p>-10.9809160694978</text:p>
          </table:table-cell>
          <table:table-cell office:value-type="float" office:value="11.43992854588" calcext:value-type="float">
            <text:p>11.43992854588</text:p>
          </table:table-cell>
          <table:table-cell office:value-type="float" office:value="-4.84007145412004" calcext:value-type="float">
            <text:p>-4.84007145412004</text:p>
          </table:table-cell>
          <table:table-cell/>
        </table:table-row>
        <table:table-row table:style-name="ro1">
          <table:table-cell office:value-type="string" calcext:value-type="string">
            <text:p>THS</text:p>
          </table:table-cell>
          <table:table-cell office:value-type="string" calcext:value-type="string">
            <text:p>Treehouse Foods Inc</text:p>
          </table:table-cell>
          <table:table-cell office:value-type="float" office:value="49.44" calcext:value-type="float">
            <text:p>49.44</text:p>
          </table:table-cell>
          <table:table-cell office:value-type="float" office:value="6.52329317524158" calcext:value-type="float">
            <text:p>6.52329317524158</text:p>
          </table:table-cell>
          <table:table-cell office:value-type="float" office:value="-42.9167068247584" calcext:value-type="float">
            <text:p>-42.9167068247584</text:p>
          </table:table-cell>
          <table:table-cell office:value-type="float" office:value="10.7099377254515" calcext:value-type="float">
            <text:p>10.7099377254515</text:p>
          </table:table-cell>
          <table:table-cell office:value-type="float" office:value="17.2332309006931" calcext:value-type="float">
            <text:p>17.2332309006931</text:p>
          </table:table-cell>
          <table:table-cell office:value-type="float" office:value="-16.6159692041878" calcext:value-type="float">
            <text:p>-16.6159692041878</text:p>
          </table:table-cell>
          <table:table-cell office:value-type="float" office:value="7.83832896344854" calcext:value-type="float">
            <text:p>7.83832896344854</text:p>
          </table:table-cell>
          <table:table-cell office:value-type="float" office:value="-41.6016710365515" calcext:value-type="float">
            <text:p>-41.6016710365515</text:p>
          </table:table-cell>
          <table:table-cell office:value-type="float" office:value="33.3679148980404" calcext:value-type="float">
            <text:p>33.3679148980404</text:p>
          </table:table-cell>
          <table:table-cell office:value-type="float" office:value="-16.0720851019596" calcext:value-type="float">
            <text:p>-16.0720851019596</text:p>
          </table:table-cell>
          <table:table-cell/>
        </table:table-row>
        <table:table-row table:style-name="ro1">
          <table:table-cell office:value-type="string" calcext:value-type="string">
            <text:p>TIF</text:p>
          </table:table-cell>
          <table:table-cell office:value-type="string" calcext:value-type="string">
            <text:p>Tiffany &amp; Co.</text:p>
          </table:table-cell>
          <table:table-cell office:value-type="float" office:value="131.46" calcext:value-type="float">
            <text:p>131.46</text:p>
          </table:table-cell>
          <table:table-cell office:value-type="float" office:value="9.43652909156642" calcext:value-type="float">
            <text:p>9.43652909156642</text:p>
          </table:table-cell>
          <table:table-cell office:value-type="float" office:value="-122.023470908434" calcext:value-type="float">
            <text:p>-122.023470908434</text:p>
          </table:table-cell>
          <table:table-cell office:value-type="float" office:value="20.4684633372189" calcext:value-type="float">
            <text:p>20.4684633372189</text:p>
          </table:table-cell>
          <table:table-cell office:value-type="float" office:value="29.9049924287853" calcext:value-type="float">
            <text:p>29.9049924287853</text:p>
          </table:table-cell>
          <table:table-cell office:value-type="float" office:value="26.9102102190502" calcext:value-type="float">
            <text:p>26.9102102190502</text:p>
          </table:table-cell>
          <table:table-cell office:value-type="float" office:value="23.474776611568" calcext:value-type="float">
            <text:p>23.474776611568</text:p>
          </table:table-cell>
          <table:table-cell office:value-type="float" office:value="-107.985223388432" calcext:value-type="float">
            <text:p>-107.985223388432</text:p>
          </table:table-cell>
          <table:table-cell office:value-type="float" office:value="26.9102102190502" calcext:value-type="float">
            <text:p>26.9102102190502</text:p>
          </table:table-cell>
          <table:table-cell office:value-type="float" office:value="-104.54978978095" calcext:value-type="float">
            <text:p>-104.54978978095</text:p>
          </table:table-cell>
          <table:table-cell/>
        </table:table-row>
        <table:table-row table:style-name="ro1">
          <table:table-cell office:value-type="string" calcext:value-type="string">
            <text:p>TISI</text:p>
          </table:table-cell>
          <table:table-cell office:value-type="string" calcext:value-type="string">
            <text:p>Team</text:p>
          </table:table-cell>
          <table:table-cell office:value-type="float" office:value="10.6" calcext:value-type="float">
            <text:p>10.6</text:p>
          </table:table-cell>
          <table:table-cell office:value-type="float" office:value="0.640298927624182" calcext:value-type="float">
            <text:p>0.640298927624182</text:p>
          </table:table-cell>
          <table:table-cell office:value-type="float" office:value="-9.95970107237582" calcext:value-type="float">
            <text:p>-9.95970107237582</text:p>
          </table:table-cell>
          <table:table-cell office:value-type="float" office:value="1.18718623769022" calcext:value-type="float">
            <text:p>1.18718623769022</text:p>
          </table:table-cell>
          <table:table-cell office:value-type="float" office:value="1.8274851653144" calcext:value-type="float">
            <text:p>1.8274851653144</text:p>
          </table:table-cell>
          <table:table-cell office:value-type="float" office:value="0.555147757197184" calcext:value-type="float">
            <text:p>0.555147757197184</text:p>
          </table:table-cell>
          <table:table-cell office:value-type="float" office:value="5.7368315575984" calcext:value-type="float">
            <text:p>5.7368315575984</text:p>
          </table:table-cell>
          <table:table-cell office:value-type="float" office:value="-4.8631684424016" calcext:value-type="float">
            <text:p>-4.8631684424016</text:p>
          </table:table-cell>
          <table:table-cell office:value-type="float" office:value="6.97077257905068" calcext:value-type="float">
            <text:p>6.97077257905068</text:p>
          </table:table-cell>
          <table:table-cell office:value-type="float" office:value="-3.62922742094932" calcext:value-type="float">
            <text:p>-3.62922742094932</text:p>
          </table:table-cell>
          <table:table-cell/>
        </table:table-row>
        <table:table-row table:style-name="ro1">
          <table:table-cell office:value-type="string" calcext:value-type="string">
            <text:p>TJX</text:p>
          </table:table-cell>
          <table:table-cell office:value-type="string" calcext:value-type="string">
            <text:p>TJX Companies</text:p>
          </table:table-cell>
          <table:table-cell office:value-type="float" office:value="68" calcext:value-type="float">
            <text:p>68</text:p>
          </table:table-cell>
          <table:table-cell office:value-type="float" office:value="8.81369160104425" calcext:value-type="float">
            <text:p>8.81369160104425</text:p>
          </table:table-cell>
          <table:table-cell office:value-type="float" office:value="-59.1863083989558" calcext:value-type="float">
            <text:p>-59.1863083989558</text:p>
          </table:table-cell>
          <table:table-cell office:value-type="float" office:value="4.16239896004167" calcext:value-type="float">
            <text:p>4.16239896004167</text:p>
          </table:table-cell>
          <table:table-cell office:value-type="float" office:value="12.9760905610859" calcext:value-type="float">
            <text:p>12.9760905610859</text:p>
          </table:table-cell>
          <table:table-cell office:value-type="float" office:value="4.55595612023358" calcext:value-type="float">
            <text:p>4.55595612023358</text:p>
          </table:table-cell>
          <table:table-cell office:value-type="float" office:value="4.02847440279633" calcext:value-type="float">
            <text:p>4.02847440279633</text:p>
          </table:table-cell>
          <table:table-cell office:value-type="float" office:value="-63.9715255972037" calcext:value-type="float">
            <text:p>-63.9715255972037</text:p>
          </table:table-cell>
          <table:table-cell office:value-type="float" office:value="4.63652457549941" calcext:value-type="float">
            <text:p>4.63652457549941</text:p>
          </table:table-cell>
          <table:table-cell office:value-type="float" office:value="-63.3634754245006" calcext:value-type="float">
            <text:p>-63.3634754245006</text:p>
          </table:table-cell>
          <table:table-cell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eekay Corp</text:p>
          </table:table-cell>
          <table:table-cell office:value-type="float" office:value="3.41" calcext:value-type="float">
            <text:p>3.41</text:p>
          </table:table-cell>
          <table:table-cell office:value-type="float" office:value="4.56094432689131" calcext:value-type="float">
            <text:p>4.56094432689131</text:p>
          </table:table-cell>
          <table:table-cell office:value-type="float" office:value="1.15094432689131" calcext:value-type="float">
            <text:p>1.15094432689131</text:p>
          </table:table-cell>
          <table:table-cell office:value-type="float" office:value="0" calcext:value-type="float">
            <text:p>0</text:p>
          </table:table-cell>
          <table:table-cell office:value-type="float" office:value="4.56094432689131" calcext:value-type="float">
            <text:p>4.56094432689131</text:p>
          </table:table-cell>
          <table:table-cell office:value-type="float" office:value="5.2316667795153" calcext:value-type="float">
            <text:p>5.2316667795153</text:p>
          </table:table-cell>
          <table:table-cell office:value-type="float" office:value="5.3526947176532" calcext:value-type="float">
            <text:p>5.3526947176532</text:p>
          </table:table-cell>
          <table:table-cell office:value-type="float" office:value="1.9426947176532" calcext:value-type="float">
            <text:p>1.9426947176532</text:p>
          </table:table-cell>
          <table:table-cell office:value-type="float" office:value="5.2316667795153" calcext:value-type="float">
            <text:p>5.2316667795153</text:p>
          </table:table-cell>
          <table:table-cell office:value-type="float" office:value="1.8216667795153" calcext:value-type="float">
            <text:p>1.8216667795153</text:p>
          </table:table-cell>
          <table:table-cell/>
        </table:table-row>
        <table:table-row table:style-name="ro1">
          <table:table-cell office:value-type="string" calcext:value-type="string">
            <text:p>TKR</text:p>
          </table:table-cell>
          <table:table-cell office:value-type="string" calcext:value-type="string">
            <text:p>Timken Co.</text:p>
          </table:table-cell>
          <table:table-cell office:value-type="float" office:value="74.84" calcext:value-type="float">
            <text:p>74.84</text:p>
          </table:table-cell>
          <table:table-cell office:value-type="float" office:value="4.15493416413261" calcext:value-type="float">
            <text:p>4.15493416413261</text:p>
          </table:table-cell>
          <table:table-cell office:value-type="float" office:value="-70.6850658358674" calcext:value-type="float">
            <text:p>-70.6850658358674</text:p>
          </table:table-cell>
          <table:table-cell office:value-type="float" office:value="10.4822181291867" calcext:value-type="float">
            <text:p>10.4822181291867</text:p>
          </table:table-cell>
          <table:table-cell office:value-type="float" office:value="14.6371522933193" calcext:value-type="float">
            <text:p>14.6371522933193</text:p>
          </table:table-cell>
          <table:table-cell office:value-type="float" office:value="3.58032972686994" calcext:value-type="float">
            <text:p>3.58032972686994</text:p>
          </table:table-cell>
          <table:table-cell office:value-type="float" office:value="16.2441868742087" calcext:value-type="float">
            <text:p>16.2441868742087</text:p>
          </table:table-cell>
          <table:table-cell office:value-type="float" office:value="-58.5958131257913" calcext:value-type="float">
            <text:p>-58.5958131257913</text:p>
          </table:table-cell>
          <table:table-cell office:value-type="float" office:value="26.9135163790398" calcext:value-type="float">
            <text:p>26.9135163790398</text:p>
          </table:table-cell>
          <table:table-cell office:value-type="float" office:value="-47.9264836209602" calcext:value-type="float">
            <text:p>-47.9264836209602</text:p>
          </table:table-cell>
          <table:table-cell/>
        </table:table-row>
        <table:table-row table:style-name="ro1">
          <table:table-cell office:value-type="string" calcext:value-type="string">
            <text:p>TLYS</text:p>
          </table:table-cell>
          <table:table-cell office:value-type="string" calcext:value-type="string">
            <text:p>Tillys Inc</text:p>
          </table:table-cell>
          <table:table-cell office:value-type="float" office:value="10.86" calcext:value-type="float">
            <text:p>10.86</text:p>
          </table:table-cell>
          <table:table-cell office:value-type="float" office:value="5.57494538670555" calcext:value-type="float">
            <text:p>5.57494538670555</text:p>
          </table:table-cell>
          <table:table-cell office:value-type="float" office:value="-5.28505461329445" calcext:value-type="float">
            <text:p>-5.28505461329445</text:p>
          </table:table-cell>
          <table:table-cell office:value-type="float" office:value="2.93376962566895" calcext:value-type="float">
            <text:p>2.93376962566895</text:p>
          </table:table-cell>
          <table:table-cell office:value-type="float" office:value="8.50871501237451" calcext:value-type="float">
            <text:p>8.50871501237451</text:p>
          </table:table-cell>
          <table:table-cell office:value-type="float" office:value="6.7277901301095" calcext:value-type="float">
            <text:p>6.7277901301095</text:p>
          </table:table-cell>
          <table:table-cell office:value-type="float" office:value="2.93942038917387" calcext:value-type="float">
            <text:p>2.93942038917387</text:p>
          </table:table-cell>
          <table:table-cell office:value-type="float" office:value="-7.92057961082613" calcext:value-type="float">
            <text:p>-7.92057961082613</text:p>
          </table:table-cell>
          <table:table-cell office:value-type="float" office:value="6.7277901301095" calcext:value-type="float">
            <text:p>6.7277901301095</text:p>
          </table:table-cell>
          <table:table-cell office:value-type="float" office:value="-4.1322098698905" calcext:value-type="float">
            <text:p>-4.1322098698905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oyota Motor Corporation</text:p>
          </table:table-cell>
          <table:table-cell office:value-type="float" office:value="160.49" calcext:value-type="float">
            <text:p>160.49</text:p>
          </table:table-cell>
          <table:table-cell office:value-type="float" office:value="17.6276545858817" calcext:value-type="float">
            <text:p>17.6276545858817</text:p>
          </table:table-cell>
          <table:table-cell office:value-type="float" office:value="-142.862345414118" calcext:value-type="float">
            <text:p>-142.862345414118</text:p>
          </table:table-cell>
          <table:table-cell office:value-type="float" office:value="15.5696881060903" calcext:value-type="float">
            <text:p>15.5696881060903</text:p>
          </table:table-cell>
          <table:table-cell office:value-type="float" office:value="33.197342691972" calcext:value-type="float">
            <text:p>33.197342691972</text:p>
          </table:table-cell>
          <table:table-cell office:value-type="float" office:value="123.290949927068" calcext:value-type="float">
            <text:p>123.290949927068</text:p>
          </table:table-cell>
          <table:table-cell office:value-type="float" office:value="-60.083309618743" calcext:value-type="float">
            <text:p>-60.083309618743</text:p>
          </table:table-cell>
          <table:table-cell office:value-type="float" office:value="-220.573309618743" calcext:value-type="float">
            <text:p>-220.573309618743</text:p>
          </table:table-cell>
          <table:table-cell office:value-type="float" office:value="129.578273729741" calcext:value-type="float">
            <text:p>129.578273729741</text:p>
          </table:table-cell>
          <table:table-cell office:value-type="float" office:value="-30.9117262702592" calcext:value-type="float">
            <text:p>-30.9117262702592</text:p>
          </table:table-cell>
          <table:table-cell/>
        </table:table-row>
        <table:table-row table:style-name="ro1">
          <table:table-cell office:value-type="string" calcext:value-type="string">
            <text:p>TMHC</text:p>
          </table:table-cell>
          <table:table-cell office:value-type="string" calcext:value-type="string">
            <text:p>Taylor Morrison Home Corp.</text:p>
          </table:table-cell>
          <table:table-cell office:value-type="float" office:value="29.4" calcext:value-type="float">
            <text:p>29.4</text:p>
          </table:table-cell>
          <table:table-cell office:value-type="float" office:value="4.21658422262902" calcext:value-type="float">
            <text:p>4.21658422262902</text:p>
          </table:table-cell>
          <table:table-cell office:value-type="float" office:value="-25.183415777371" calcext:value-type="float">
            <text:p>-25.183415777371</text:p>
          </table:table-cell>
          <table:table-cell office:value-type="float" office:value="41.7327449506474" calcext:value-type="float">
            <text:p>41.7327449506474</text:p>
          </table:table-cell>
          <table:table-cell office:value-type="float" office:value="45.9493291732764" calcext:value-type="float">
            <text:p>45.9493291732764</text:p>
          </table:table-cell>
          <table:table-cell office:value-type="float" office:value="21.2006649618486" calcext:value-type="float">
            <text:p>21.2006649618486</text:p>
          </table:table-cell>
          <table:table-cell office:value-type="float" office:value="42.1445328983778" calcext:value-type="float">
            <text:p>42.1445328983778</text:p>
          </table:table-cell>
          <table:table-cell office:value-type="float" office:value="12.7445328983778" calcext:value-type="float">
            <text:p>12.7445328983778</text:p>
          </table:table-cell>
          <table:table-cell office:value-type="float" office:value="26.314072527779" calcext:value-type="float">
            <text:p>26.314072527779</text:p>
          </table:table-cell>
          <table:table-cell office:value-type="float" office:value="-3.08592747222103" calcext:value-type="float">
            <text:p>-3.08592747222103</text:p>
          </table:table-cell>
          <table:table-cell/>
        </table:table-row>
        <table:table-row table:style-name="ro1">
          <table:table-cell office:value-type="string" calcext:value-type="string">
            <text:p>TMO</text:p>
          </table:table-cell>
          <table:table-cell office:value-type="string" calcext:value-type="string">
            <text:p>Thermo Fisher Scientific Inc.</text:p>
          </table:table-cell>
          <table:table-cell office:value-type="float" office:value="507.83" calcext:value-type="float">
            <text:p>507.83</text:p>
          </table:table-cell>
          <table:table-cell office:value-type="float" office:value="19.0243010744913" calcext:value-type="float">
            <text:p>19.0243010744913</text:p>
          </table:table-cell>
          <table:table-cell office:value-type="float" office:value="-488.805698925509" calcext:value-type="float">
            <text:p>-488.805698925509</text:p>
          </table:table-cell>
          <table:table-cell office:value-type="float" office:value="9.6610144315951" calcext:value-type="float">
            <text:p>9.6610144315951</text:p>
          </table:table-cell>
          <table:table-cell office:value-type="float" office:value="28.6853155060864" calcext:value-type="float">
            <text:p>28.6853155060864</text:p>
          </table:table-cell>
          <table:table-cell office:value-type="float" office:value="-17.2278418748841" calcext:value-type="float">
            <text:p>-17.2278418748841</text:p>
          </table:table-cell>
          <table:table-cell office:value-type="float" office:value="30.2925409416899" calcext:value-type="float">
            <text:p>30.2925409416899</text:p>
          </table:table-cell>
          <table:table-cell office:value-type="float" office:value="-477.53745905831" calcext:value-type="float">
            <text:p>-477.53745905831</text:p>
          </table:table-cell>
          <table:table-cell office:value-type="float" office:value="80.2956707419907" calcext:value-type="float">
            <text:p>80.2956707419907</text:p>
          </table:table-cell>
          <table:table-cell office:value-type="float" office:value="-427.534329258009" calcext:value-type="float">
            <text:p>-427.534329258009</text:p>
          </table:table-cell>
          <table:table-cell/>
        </table:table-row>
        <table:table-row table:style-name="ro1">
          <table:table-cell office:value-type="string" calcext:value-type="string">
            <text:p>TMST</text:p>
          </table:table-cell>
          <table:table-cell office:value-type="string" calcext:value-type="string">
            <text:p>TimkenSteel Corp</text:p>
          </table:table-cell>
          <table:table-cell office:value-type="float" office:value="5.7" calcext:value-type="float">
            <text:p>5.7</text:p>
          </table:table-cell>
          <table:table-cell office:value-type="float" office:value="1.65662797362507" calcext:value-type="float">
            <text:p>1.65662797362507</text:p>
          </table:table-cell>
          <table:table-cell office:value-type="float" office:value="-4.04337202637494" calcext:value-type="float">
            <text:p>-4.04337202637494</text:p>
          </table:table-cell>
          <table:table-cell office:value-type="float" office:value="3.86029753747124" calcext:value-type="float">
            <text:p>3.86029753747124</text:p>
          </table:table-cell>
          <table:table-cell office:value-type="float" office:value="5.51692551109631" calcext:value-type="float">
            <text:p>5.51692551109631</text:p>
          </table:table-cell>
          <table:table-cell office:value-type="float" office:value="11.1689503622877" calcext:value-type="float">
            <text:p>11.1689503622877</text:p>
          </table:table-cell>
          <table:table-cell office:value-type="float" office:value="3.12057328186861" calcext:value-type="float">
            <text:p>3.12057328186861</text:p>
          </table:table-cell>
          <table:table-cell office:value-type="float" office:value="-2.57942671813139" calcext:value-type="float">
            <text:p>-2.57942671813139</text:p>
          </table:table-cell>
          <table:table-cell office:value-type="float" office:value="11.3926394335927" calcext:value-type="float">
            <text:p>11.3926394335927</text:p>
          </table:table-cell>
          <table:table-cell office:value-type="float" office:value="5.6926394335927" calcext:value-type="float">
            <text:p>5.6926394335927</text:p>
          </table:table-cell>
          <table:table-cell/>
        </table:table-row>
        <table:table-row table:style-name="ro1">
          <table:table-cell office:value-type="string" calcext:value-type="string">
            <text:p>TMUS</text:p>
          </table:table-cell>
          <table:table-cell office:value-type="string" calcext:value-type="string">
            <text:p>T-Mobile US Inc</text:p>
          </table:table-cell>
          <table:table-cell office:value-type="float" office:value="123.68" calcext:value-type="float">
            <text:p>123.68</text:p>
          </table:table-cell>
          <table:table-cell office:value-type="float" office:value="8.92371737611874" calcext:value-type="float">
            <text:p>8.92371737611874</text:p>
          </table:table-cell>
          <table:table-cell office:value-type="float" office:value="-114.756282623881" calcext:value-type="float">
            <text:p>-114.756282623881</text:p>
          </table:table-cell>
          <table:table-cell office:value-type="float" office:value="1.24799911661321" calcext:value-type="float">
            <text:p>1.24799911661321</text:p>
          </table:table-cell>
          <table:table-cell office:value-type="float" office:value="10.171716492732" calcext:value-type="float">
            <text:p>10.171716492732</text:p>
          </table:table-cell>
          <table:table-cell office:value-type="float" office:value="-29.6667678966634" calcext:value-type="float">
            <text:p>-29.6667678966634</text:p>
          </table:table-cell>
          <table:table-cell office:value-type="float" office:value="0.910418981131652" calcext:value-type="float">
            <text:p>0.910418981131652</text:p>
          </table:table-cell>
          <table:table-cell office:value-type="float" office:value="-122.769581018868" calcext:value-type="float">
            <text:p>-122.769581018868</text:p>
          </table:table-cell>
          <table:table-cell office:value-type="float" office:value="50.7546496773182" calcext:value-type="float">
            <text:p>50.7546496773182</text:p>
          </table:table-cell>
          <table:table-cell office:value-type="float" office:value="-72.9253503226818" calcext:value-type="float">
            <text:p>-72.9253503226818</text:p>
          </table:table-cell>
          <table:table-cell/>
        </table:table-row>
        <table:table-row table:style-name="ro1">
          <table:table-cell office:value-type="string" calcext:value-type="string">
            <text:p>TNC</text:p>
          </table:table-cell>
          <table:table-cell office:value-type="string" calcext:value-type="string">
            <text:p>Tennant Co.</text:p>
          </table:table-cell>
          <table:table-cell office:value-type="float" office:value="76.15" calcext:value-type="float">
            <text:p>76.15</text:p>
          </table:table-cell>
          <table:table-cell office:value-type="float" office:value="6.75032376653126" calcext:value-type="float">
            <text:p>6.75032376653126</text:p>
          </table:table-cell>
          <table:table-cell office:value-type="float" office:value="-69.3996762334688" calcext:value-type="float">
            <text:p>-69.3996762334688</text:p>
          </table:table-cell>
          <table:table-cell office:value-type="float" office:value="7.22668983826722" calcext:value-type="float">
            <text:p>7.22668983826722</text:p>
          </table:table-cell>
          <table:table-cell office:value-type="float" office:value="13.9770136047985" calcext:value-type="float">
            <text:p>13.9770136047985</text:p>
          </table:table-cell>
          <table:table-cell office:value-type="float" office:value="3.56733228720457" calcext:value-type="float">
            <text:p>3.56733228720457</text:p>
          </table:table-cell>
          <table:table-cell office:value-type="float" office:value="13.3707295134982" calcext:value-type="float">
            <text:p>13.3707295134982</text:p>
          </table:table-cell>
          <table:table-cell office:value-type="float" office:value="-62.7792704865019" calcext:value-type="float">
            <text:p>-62.7792704865019</text:p>
          </table:table-cell>
          <table:table-cell office:value-type="float" office:value="21.3227949609997" calcext:value-type="float">
            <text:p>21.3227949609997</text:p>
          </table:table-cell>
          <table:table-cell office:value-type="float" office:value="-54.8272050390003" calcext:value-type="float">
            <text:p>-54.8272050390003</text:p>
          </table:table-cell>
          <table:table-cell/>
        </table:table-row>
        <table:table-row table:style-name="ro1">
          <table:table-cell office:value-type="string" calcext:value-type="string">
            <text:p>TNET</text:p>
          </table:table-cell>
          <table:table-cell office:value-type="string" calcext:value-type="string">
            <text:p>TriNet Group Inc</text:p>
          </table:table-cell>
          <table:table-cell office:value-type="float" office:value="84.45" calcext:value-type="float">
            <text:p>84.45</text:p>
          </table:table-cell>
          <table:table-cell office:value-type="float" office:value="9.36463137209138" calcext:value-type="float">
            <text:p>9.36463137209138</text:p>
          </table:table-cell>
          <table:table-cell office:value-type="float" office:value="-75.0853686279086" calcext:value-type="float">
            <text:p>-75.0853686279086</text:p>
          </table:table-cell>
          <table:table-cell office:value-type="float" office:value="0" calcext:value-type="float">
            <text:p>0</text:p>
          </table:table-cell>
          <table:table-cell office:value-type="float" office:value="9.36463137209138" calcext:value-type="float">
            <text:p>9.36463137209138</text:p>
          </table:table-cell>
          <table:table-cell office:value-type="float" office:value="4.60727857569239" calcext:value-type="float">
            <text:p>4.60727857569239</text:p>
          </table:table-cell>
          <table:table-cell office:value-type="float" office:value="5.13253834816547" calcext:value-type="float">
            <text:p>5.13253834816547</text:p>
          </table:table-cell>
          <table:table-cell office:value-type="float" office:value="-79.3174616518345" calcext:value-type="float">
            <text:p>-79.3174616518345</text:p>
          </table:table-cell>
          <table:table-cell office:value-type="float" office:value="9.30460168380874" calcext:value-type="float">
            <text:p>9.30460168380874</text:p>
          </table:table-cell>
          <table:table-cell office:value-type="float" office:value="-75.1453983161913" calcext:value-type="float">
            <text:p>-75.1453983161913</text:p>
          </table:table-cell>
          <table:table-cell/>
        </table:table-row>
        <table:table-row table:style-name="ro1">
          <table:table-cell office:value-type="string" calcext:value-type="string">
            <text:p>TNK</text:p>
          </table:table-cell>
          <table:table-cell office:value-type="string" calcext:value-type="string">
            <text:p>Teekay Tankers Ltd</text:p>
          </table:table-cell>
          <table:table-cell office:value-type="float" office:value="13.16" calcext:value-type="float">
            <text:p>13.16</text:p>
          </table:table-cell>
          <table:table-cell office:value-type="float" office:value="5.78419632597242" calcext:value-type="float">
            <text:p>5.78419632597242</text:p>
          </table:table-cell>
          <table:table-cell office:value-type="float" office:value="-7.37580367402759" calcext:value-type="float">
            <text:p>-7.37580367402759</text:p>
          </table:table-cell>
          <table:table-cell office:value-type="float" office:value="1.06395149414651" calcext:value-type="float">
            <text:p>1.06395149414651</text:p>
          </table:table-cell>
          <table:table-cell office:value-type="float" office:value="6.84814782011893" calcext:value-type="float">
            <text:p>6.84814782011893</text:p>
          </table:table-cell>
          <table:table-cell office:value-type="float" office:value="41.0324597700769" calcext:value-type="float">
            <text:p>41.0324597700769</text:p>
          </table:table-cell>
          <table:table-cell office:value-type="float" office:value="5.61856644791328" calcext:value-type="float">
            <text:p>5.61856644791328</text:p>
          </table:table-cell>
          <table:table-cell office:value-type="float" office:value="-7.54143355208672" calcext:value-type="float">
            <text:p>-7.54143355208672</text:p>
          </table:table-cell>
          <table:table-cell office:value-type="float" office:value="41.1938524445168" calcext:value-type="float">
            <text:p>41.1938524445168</text:p>
          </table:table-cell>
          <table:table-cell office:value-type="float" office:value="28.0338524445168" calcext:value-type="float">
            <text:p>28.0338524445168</text:p>
          </table:table-cell>
          <table:table-cell/>
        </table:table-row>
        <table:table-row table:style-name="ro1">
          <table:table-cell office:value-type="string" calcext:value-type="string">
            <text:p>TOL</text:p>
          </table:table-cell>
          <table:table-cell office:value-type="string" calcext:value-type="string">
            <text:p>Toll Brothers Inc.</text:p>
          </table:table-cell>
          <table:table-cell office:value-type="float" office:value="56.09" calcext:value-type="float">
            <text:p>56.09</text:p>
          </table:table-cell>
          <table:table-cell office:value-type="float" office:value="11.1621245290802" calcext:value-type="float">
            <text:p>11.1621245290802</text:p>
          </table:table-cell>
          <table:table-cell office:value-type="float" office:value="-44.9278754709198" calcext:value-type="float">
            <text:p>-44.9278754709198</text:p>
          </table:table-cell>
          <table:table-cell office:value-type="float" office:value="62.3582455071245" calcext:value-type="float">
            <text:p>62.3582455071245</text:p>
          </table:table-cell>
          <table:table-cell office:value-type="float" office:value="73.5203700362046" calcext:value-type="float">
            <text:p>73.5203700362046</text:p>
          </table:table-cell>
          <table:table-cell office:value-type="float" office:value="39.693802357011" calcext:value-type="float">
            <text:p>39.693802357011</text:p>
          </table:table-cell>
          <table:table-cell office:value-type="float" office:value="51.2969912986342" calcext:value-type="float">
            <text:p>51.2969912986342</text:p>
          </table:table-cell>
          <table:table-cell office:value-type="float" office:value="-4.79300870136583" calcext:value-type="float">
            <text:p>-4.79300870136583</text:p>
          </table:table-cell>
          <table:table-cell office:value-type="float" office:value="39.693802357011" calcext:value-type="float">
            <text:p>39.693802357011</text:p>
          </table:table-cell>
          <table:table-cell office:value-type="float" office:value="-16.396197642989" calcext:value-type="float">
            <text:p>-16.396197642989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Total SE</text:p>
          </table:table-cell>
          <table:table-cell office:value-type="float" office:value="42.77" calcext:value-type="float">
            <text:p>42.77</text:p>
          </table:table-cell>
          <table:table-cell office:value-type="float" office:value="13.7965657297156" calcext:value-type="float">
            <text:p>13.7965657297156</text:p>
          </table:table-cell>
          <table:table-cell office:value-type="float" office:value="-28.9734342702844" calcext:value-type="float">
            <text:p>-28.9734342702844</text:p>
          </table:table-cell>
          <table:table-cell office:value-type="float" office:value="4.6635588398473" calcext:value-type="float">
            <text:p>4.6635588398473</text:p>
          </table:table-cell>
          <table:table-cell office:value-type="float" office:value="18.4601245695629" calcext:value-type="float">
            <text:p>18.4601245695629</text:p>
          </table:table-cell>
          <table:table-cell office:value-type="float" office:value="26.0406220549754" calcext:value-type="float">
            <text:p>26.0406220549754</text:p>
          </table:table-cell>
          <table:table-cell office:value-type="float" office:value="7.51566825075205" calcext:value-type="float">
            <text:p>7.51566825075205</text:p>
          </table:table-cell>
          <table:table-cell office:value-type="float" office:value="-35.2543317492479" calcext:value-type="float">
            <text:p>-35.2543317492479</text:p>
          </table:table-cell>
          <table:table-cell office:value-type="float" office:value="38.5334417225369" calcext:value-type="float">
            <text:p>38.5334417225369</text:p>
          </table:table-cell>
          <table:table-cell office:value-type="float" office:value="-4.23655827746312" calcext:value-type="float">
            <text:p>-4.23655827746312</text:p>
          </table:table-cell>
          <table:table-cell/>
        </table:table-row>
        <table:table-row table:style-name="ro1">
          <table:table-cell office:value-type="string" calcext:value-type="string">
            <text:p>TPC</text:p>
          </table:table-cell>
          <table:table-cell office:value-type="string" calcext:value-type="string">
            <text:p>Tutor Perini Corp</text:p>
          </table:table-cell>
          <table:table-cell office:value-type="float" office:value="17.53" calcext:value-type="float">
            <text:p>17.53</text:p>
          </table:table-cell>
          <table:table-cell office:value-type="float" office:value="6.8539279309181" calcext:value-type="float">
            <text:p>6.8539279309181</text:p>
          </table:table-cell>
          <table:table-cell office:value-type="float" office:value="-10.6760720690819" calcext:value-type="float">
            <text:p>-10.6760720690819</text:p>
          </table:table-cell>
          <table:table-cell office:value-type="float" office:value="0" calcext:value-type="float">
            <text:p>0</text:p>
          </table:table-cell>
          <table:table-cell office:value-type="float" office:value="6.8539279309181" calcext:value-type="float">
            <text:p>6.8539279309181</text:p>
          </table:table-cell>
          <table:table-cell office:value-type="float" office:value="23.3501330635828" calcext:value-type="float">
            <text:p>23.3501330635828</text:p>
          </table:table-cell>
          <table:table-cell office:value-type="float" office:value="34.6203770205346" calcext:value-type="float">
            <text:p>34.6203770205346</text:p>
          </table:table-cell>
          <table:table-cell office:value-type="float" office:value="17.0903770205346" calcext:value-type="float">
            <text:p>17.0903770205346</text:p>
          </table:table-cell>
          <table:table-cell office:value-type="float" office:value="29.9712722743657" calcext:value-type="float">
            <text:p>29.9712722743657</text:p>
          </table:table-cell>
          <table:table-cell office:value-type="float" office:value="12.4412722743657" calcext:value-type="float">
            <text:p>12.4412722743657</text:p>
          </table:table-cell>
          <table:table-cell/>
        </table:table-row>
        <table:table-row table:style-name="ro1">
          <table:table-cell office:value-type="string" calcext:value-type="string">
            <text:p>TPH</text:p>
          </table:table-cell>
          <table:table-cell office:value-type="string" calcext:value-type="string">
            <text:p>Tri Pointe Homes Inc.</text:p>
          </table:table-cell>
          <table:table-cell office:value-type="float" office:value="21.19" calcext:value-type="float">
            <text:p>21.19</text:p>
          </table:table-cell>
          <table:table-cell office:value-type="float" office:value="3.8918529073963" calcext:value-type="float">
            <text:p>3.8918529073963</text:p>
          </table:table-cell>
          <table:table-cell office:value-type="float" office:value="-17.2981470926037" calcext:value-type="float">
            <text:p>-17.2981470926037</text:p>
          </table:table-cell>
          <table:table-cell office:value-type="float" office:value="0" calcext:value-type="float">
            <text:p>0</text:p>
          </table:table-cell>
          <table:table-cell office:value-type="float" office:value="3.8918529073963" calcext:value-type="float">
            <text:p>3.8918529073963</text:p>
          </table:table-cell>
          <table:table-cell office:value-type="float" office:value="16.0606417049912" calcext:value-type="float">
            <text:p>16.0606417049912</text:p>
          </table:table-cell>
          <table:table-cell office:value-type="float" office:value="-0.375855920236164" calcext:value-type="float">
            <text:p>-0.375855920236164</text:p>
          </table:table-cell>
          <table:table-cell office:value-type="float" office:value="-21.5658559202362" calcext:value-type="float">
            <text:p>-21.5658559202362</text:p>
          </table:table-cell>
          <table:table-cell office:value-type="float" office:value="17.3316352269881" calcext:value-type="float">
            <text:p>17.3316352269881</text:p>
          </table:table-cell>
          <table:table-cell office:value-type="float" office:value="-3.8583647730119" calcext:value-type="float">
            <text:p>-3.8583647730119</text:p>
          </table:table-cell>
          <table:table-cell/>
        </table:table-row>
        <table:table-row table:style-name="ro1">
          <table:table-cell office:value-type="string" calcext:value-type="string">
            <text:p>TPX</text:p>
          </table:table-cell>
          <table:table-cell office:value-type="string" calcext:value-type="string">
            <text:p>Tempur Sealy International Inc</text:p>
          </table:table-cell>
          <table:table-cell office:value-type="float" office:value="32.51" calcext:value-type="float">
            <text:p>32.51</text:p>
          </table:table-cell>
          <table:table-cell office:value-type="float" office:value="2.84559565372869" calcext:value-type="float">
            <text:p>2.84559565372869</text:p>
          </table:table-cell>
          <table:table-cell office:value-type="float" office:value="-29.6644043462713" calcext:value-type="float">
            <text:p>-29.6644043462713</text:p>
          </table:table-cell>
          <table:table-cell office:value-type="float" office:value="5.01662231052442" calcext:value-type="float">
            <text:p>5.01662231052442</text:p>
          </table:table-cell>
          <table:table-cell office:value-type="float" office:value="7.86221796425312" calcext:value-type="float">
            <text:p>7.86221796425312</text:p>
          </table:table-cell>
          <table:table-cell office:value-type="float" office:value="-22.3072988985761" calcext:value-type="float">
            <text:p>-22.3072988985761</text:p>
          </table:table-cell>
          <table:table-cell office:value-type="float" office:value="-1.08939016171357" calcext:value-type="float">
            <text:p>-1.08939016171357</text:p>
          </table:table-cell>
          <table:table-cell office:value-type="float" office:value="-33.5993901617136" calcext:value-type="float">
            <text:p>-33.5993901617136</text:p>
          </table:table-cell>
          <table:table-cell office:value-type="float" office:value="4.6560768121637" calcext:value-type="float">
            <text:p>4.6560768121637</text:p>
          </table:table-cell>
          <table:table-cell office:value-type="float" office:value="-27.8539231878363" calcext:value-type="float">
            <text:p>-27.8539231878363</text:p>
          </table:table-cell>
          <table:table-cell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ootsie Roll Industries</text:p>
          </table:table-cell>
          <table:table-cell office:value-type="float" office:value="31.19" calcext:value-type="float">
            <text:p>31.19</text:p>
          </table:table-cell>
          <table:table-cell office:value-type="float" office:value="4.23348938757517" calcext:value-type="float">
            <text:p>4.23348938757517</text:p>
          </table:table-cell>
          <table:table-cell office:value-type="float" office:value="-26.9565106124248" calcext:value-type="float">
            <text:p>-26.9565106124248</text:p>
          </table:table-cell>
          <table:table-cell office:value-type="float" office:value="1.80955874410456" calcext:value-type="float">
            <text:p>1.80955874410456</text:p>
          </table:table-cell>
          <table:table-cell office:value-type="float" office:value="6.04304813167972" calcext:value-type="float">
            <text:p>6.04304813167972</text:p>
          </table:table-cell>
          <table:table-cell office:value-type="float" office:value="13.0339276820694" calcext:value-type="float">
            <text:p>13.0339276820694</text:p>
          </table:table-cell>
          <table:table-cell office:value-type="float" office:value="6.01782957231484" calcext:value-type="float">
            <text:p>6.01782957231484</text:p>
          </table:table-cell>
          <table:table-cell office:value-type="float" office:value="-25.1721704276852" calcext:value-type="float">
            <text:p>-25.1721704276852</text:p>
          </table:table-cell>
          <table:table-cell office:value-type="float" office:value="19.3452026482843" calcext:value-type="float">
            <text:p>19.3452026482843</text:p>
          </table:table-cell>
          <table:table-cell office:value-type="float" office:value="-11.8447973517157" calcext:value-type="float">
            <text:p>-11.8447973517157</text:p>
          </table:table-cell>
          <table:table-cell/>
        </table:table-row>
        <table:table-row table:style-name="ro1">
          <table:table-cell office:value-type="string" calcext:value-type="string">
            <text:p>TRC</text:p>
          </table:table-cell>
          <table:table-cell office:value-type="string" calcext:value-type="string">
            <text:p>Tejon Ranch Co.</text:p>
          </table:table-cell>
          <table:table-cell office:value-type="float" office:value="17.05" calcext:value-type="float">
            <text:p>17.05</text:p>
          </table:table-cell>
          <table:table-cell office:value-type="float" office:value="1.91920890509273" calcext:value-type="float">
            <text:p>1.91920890509273</text:p>
          </table:table-cell>
          <table:table-cell office:value-type="float" office:value="-15.1307910949073" calcext:value-type="float">
            <text:p>-15.1307910949073</text:p>
          </table:table-cell>
          <table:table-cell office:value-type="float" office:value="0.173915681652662" calcext:value-type="float">
            <text:p>0.173915681652662</text:p>
          </table:table-cell>
          <table:table-cell office:value-type="float" office:value="2.09312458674539" calcext:value-type="float">
            <text:p>2.09312458674539</text:p>
          </table:table-cell>
          <table:table-cell office:value-type="float" office:value="16.3754782776531" calcext:value-type="float">
            <text:p>16.3754782776531</text:p>
          </table:table-cell>
          <table:table-cell office:value-type="float" office:value="2.00607146009742" calcext:value-type="float">
            <text:p>2.00607146009742</text:p>
          </table:table-cell>
          <table:table-cell office:value-type="float" office:value="-15.0439285399026" calcext:value-type="float">
            <text:p>-15.0439285399026</text:p>
          </table:table-cell>
          <table:table-cell office:value-type="float" office:value="16.3754782776531" calcext:value-type="float">
            <text:p>16.3754782776531</text:p>
          </table:table-cell>
          <table:table-cell office:value-type="float" office:value="-0.674521722346874" calcext:value-type="float">
            <text:p>-0.674521722346874</text:p>
          </table:table-cell>
          <table:table-cell/>
        </table:table-row>
        <table:table-row table:style-name="ro1">
          <table:table-cell office:value-type="string" calcext:value-type="string">
            <text:p>TREC</text:p>
          </table:table-cell>
          <table:table-cell office:value-type="string" calcext:value-type="string">
            <text:p>Trecora Resources</text:p>
          </table:table-cell>
          <table:table-cell office:value-type="float" office:value="7.18" calcext:value-type="float">
            <text:p>7.18</text:p>
          </table:table-cell>
          <table:table-cell office:value-type="float" office:value="2.08976091695785" calcext:value-type="float">
            <text:p>2.08976091695785</text:p>
          </table:table-cell>
          <table:table-cell office:value-type="float" office:value="-5.09023908304215" calcext:value-type="float">
            <text:p>-5.09023908304215</text:p>
          </table:table-cell>
          <table:table-cell office:value-type="float" office:value="0.447673514083563" calcext:value-type="float">
            <text:p>0.447673514083563</text:p>
          </table:table-cell>
          <table:table-cell office:value-type="float" office:value="2.53743443104142" calcext:value-type="float">
            <text:p>2.53743443104142</text:p>
          </table:table-cell>
          <table:table-cell office:value-type="float" office:value="7.67383321715715" calcext:value-type="float">
            <text:p>7.67383321715715</text:p>
          </table:table-cell>
          <table:table-cell office:value-type="float" office:value="3.0505464497939" calcext:value-type="float">
            <text:p>3.0505464497939</text:p>
          </table:table-cell>
          <table:table-cell office:value-type="float" office:value="-4.1294535502061" calcext:value-type="float">
            <text:p>-4.1294535502061</text:p>
          </table:table-cell>
          <table:table-cell office:value-type="float" office:value="8.21192791626354" calcext:value-type="float">
            <text:p>8.21192791626354</text:p>
          </table:table-cell>
          <table:table-cell office:value-type="float" office:value="1.03192791626354" calcext:value-type="float">
            <text:p>1.03192791626354</text:p>
          </table:table-cell>
          <table:table-cell/>
        </table:table-row>
        <table:table-row table:style-name="ro1">
          <table:table-cell office:value-type="string" calcext:value-type="string">
            <text:p>TREX</text:p>
          </table:table-cell>
          <table:table-cell office:value-type="string" calcext:value-type="string">
            <text:p>TREX Co.</text:p>
          </table:table-cell>
          <table:table-cell office:value-type="float" office:value="106.28" calcext:value-type="float">
            <text:p>106.28</text:p>
          </table:table-cell>
          <table:table-cell office:value-type="float" office:value="0.173430246188298" calcext:value-type="float">
            <text:p>0.173430246188298</text:p>
          </table:table-cell>
          <table:table-cell office:value-type="float" office:value="-106.106569753812" calcext:value-type="float">
            <text:p>-106.106569753812</text:p>
          </table:table-cell>
          <table:table-cell office:value-type="float" office:value="0.445481078065764" calcext:value-type="float">
            <text:p>0.445481078065764</text:p>
          </table:table-cell>
          <table:table-cell office:value-type="float" office:value="0.618911324254061" calcext:value-type="float">
            <text:p>0.618911324254061</text:p>
          </table:table-cell>
          <table:table-cell office:value-type="float" office:value="4.06171028339622" calcext:value-type="float">
            <text:p>4.06171028339622</text:p>
          </table:table-cell>
          <table:table-cell office:value-type="float" office:value="2.01050746678054" calcext:value-type="float">
            <text:p>2.01050746678054</text:p>
          </table:table-cell>
          <table:table-cell office:value-type="float" office:value="-104.269492533219" calcext:value-type="float">
            <text:p>-104.269492533219</text:p>
          </table:table-cell>
          <table:table-cell office:value-type="float" office:value="4.6988274220502" calcext:value-type="float">
            <text:p>4.6988274220502</text:p>
          </table:table-cell>
          <table:table-cell office:value-type="float" office:value="-101.58117257795" calcext:value-type="float">
            <text:p>-101.58117257795</text:p>
          </table:table-cell>
          <table:table-cell/>
        </table:table-row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homson-Reuters Corp</text:p>
          </table:table-cell>
          <table:table-cell office:value-type="float" office:value="82.78" calcext:value-type="float">
            <text:p>82.78</text:p>
          </table:table-cell>
          <table:table-cell office:value-type="float" office:value="2.31735944744238" calcext:value-type="float">
            <text:p>2.31735944744238</text:p>
          </table:table-cell>
          <table:table-cell office:value-type="float" office:value="-80.4626405525576" calcext:value-type="float">
            <text:p>-80.4626405525576</text:p>
          </table:table-cell>
          <table:table-cell office:value-type="float" office:value="0" calcext:value-type="float">
            <text:p>0</text:p>
          </table:table-cell>
          <table:table-cell office:value-type="float" office:value="2.31735944744238" calcext:value-type="float">
            <text:p>2.31735944744238</text:p>
          </table:table-cell>
          <table:table-cell office:value-type="float" office:value="-1.29747989895862" calcext:value-type="float">
            <text:p>-1.29747989895862</text:p>
          </table:table-cell>
          <table:table-cell office:value-type="float" office:value="2.13631574061094" calcext:value-type="float">
            <text:p>2.13631574061094</text:p>
          </table:table-cell>
          <table:table-cell office:value-type="float" office:value="-80.6436842593891" calcext:value-type="float">
            <text:p>-80.6436842593891</text:p>
          </table:table-cell>
          <table:table-cell office:value-type="float" office:value="19.2308648589836" calcext:value-type="float">
            <text:p>19.2308648589836</text:p>
          </table:table-cell>
          <table:table-cell office:value-type="float" office:value="-63.5491351410164" calcext:value-type="float">
            <text:p>-63.5491351410164</text:p>
          </table:table-cell>
          <table:table-cell/>
        </table:table-row>
        <table:table-row table:style-name="ro1">
          <table:table-cell office:value-type="string" calcext:value-type="string">
            <text:p>TRN</text:p>
          </table:table-cell>
          <table:table-cell office:value-type="string" calcext:value-type="string">
            <text:p>Trinity Industries</text:p>
          </table:table-cell>
          <table:table-cell office:value-type="float" office:value="32.19" calcext:value-type="float">
            <text:p>32.19</text:p>
          </table:table-cell>
          <table:table-cell office:value-type="float" office:value="1.05814955780736" calcext:value-type="float">
            <text:p>1.05814955780736</text:p>
          </table:table-cell>
          <table:table-cell office:value-type="float" office:value="-31.1318504421926" calcext:value-type="float">
            <text:p>-31.1318504421926</text:p>
          </table:table-cell>
          <table:table-cell office:value-type="float" office:value="3.26817549683713" calcext:value-type="float">
            <text:p>3.26817549683713</text:p>
          </table:table-cell>
          <table:table-cell office:value-type="float" office:value="4.32632505464449" calcext:value-type="float">
            <text:p>4.32632505464449</text:p>
          </table:table-cell>
          <table:table-cell office:value-type="float" office:value="14.0896818189829" calcext:value-type="float">
            <text:p>14.0896818189829</text:p>
          </table:table-cell>
          <table:table-cell office:value-type="float" office:value="6.00990406963269" calcext:value-type="float">
            <text:p>6.00990406963269</text:p>
          </table:table-cell>
          <table:table-cell office:value-type="float" office:value="-26.1800959303673" calcext:value-type="float">
            <text:p>-26.1800959303673</text:p>
          </table:table-cell>
          <table:table-cell office:value-type="float" office:value="15.9186688030076" calcext:value-type="float">
            <text:p>15.9186688030076</text:p>
          </table:table-cell>
          <table:table-cell office:value-type="float" office:value="-16.2713311969924" calcext:value-type="float">
            <text:p>-16.2713311969924</text:p>
          </table:table-cell>
          <table:table-cell/>
        </table:table-row>
        <table:table-row table:style-name="ro1">
          <table:table-cell office:value-type="string" calcext:value-type="string">
            <text:p>TRNO</text:p>
          </table:table-cell>
          <table:table-cell office:value-type="string" calcext:value-type="string">
            <text:p>Terreno Realty Corp</text:p>
          </table:table-cell>
          <table:table-cell office:value-type="float" office:value="61.12" calcext:value-type="float">
            <text:p>61.12</text:p>
          </table:table-cell>
          <table:table-cell office:value-type="float" office:value="1.56132300783823" calcext:value-type="float">
            <text:p>1.56132300783823</text:p>
          </table:table-cell>
          <table:table-cell office:value-type="float" office:value="-59.5586769921618" calcext:value-type="float">
            <text:p>-59.5586769921618</text:p>
          </table:table-cell>
          <table:table-cell office:value-type="float" office:value="0" calcext:value-type="float">
            <text:p>0</text:p>
          </table:table-cell>
          <table:table-cell office:value-type="float" office:value="1.56132300783823" calcext:value-type="float">
            <text:p>1.56132300783823</text:p>
          </table:table-cell>
          <table:table-cell office:value-type="float" office:value="23.1355497283126" calcext:value-type="float">
            <text:p>23.1355497283126</text:p>
          </table:table-cell>
          <table:table-cell office:value-type="float" office:value="0.681050319672073" calcext:value-type="float">
            <text:p>0.681050319672073</text:p>
          </table:table-cell>
          <table:table-cell office:value-type="float" office:value="-60.4389496803279" calcext:value-type="float">
            <text:p>-60.4389496803279</text:p>
          </table:table-cell>
          <table:table-cell office:value-type="float" office:value="23.1355497283126" calcext:value-type="float">
            <text:p>23.1355497283126</text:p>
          </table:table-cell>
          <table:table-cell office:value-type="float" office:value="-37.9844502716874" calcext:value-type="float">
            <text:p>-37.9844502716874</text:p>
          </table:table-cell>
          <table:table-cell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TC Energy Corporation</text:p>
          </table:table-cell>
          <table:table-cell office:value-type="float" office:value="44.53" calcext:value-type="float">
            <text:p>44.53</text:p>
          </table:table-cell>
          <table:table-cell office:value-type="float" office:value="0.945799740793404" calcext:value-type="float">
            <text:p>0.945799740793404</text:p>
          </table:table-cell>
          <table:table-cell office:value-type="float" office:value="-43.5842002592066" calcext:value-type="float">
            <text:p>-43.5842002592066</text:p>
          </table:table-cell>
          <table:table-cell office:value-type="float" office:value="0.397521535350248" calcext:value-type="float">
            <text:p>0.397521535350248</text:p>
          </table:table-cell>
          <table:table-cell office:value-type="float" office:value="1.34332127614365" calcext:value-type="float">
            <text:p>1.34332127614365</text:p>
          </table:table-cell>
          <table:table-cell office:value-type="float" office:value="11.8835928841131" calcext:value-type="float">
            <text:p>11.8835928841131</text:p>
          </table:table-cell>
          <table:table-cell office:value-type="float" office:value="-3.92284724704915" calcext:value-type="float">
            <text:p>-3.92284724704915</text:p>
          </table:table-cell>
          <table:table-cell office:value-type="float" office:value="-48.4528472470492" calcext:value-type="float">
            <text:p>-48.4528472470492</text:p>
          </table:table-cell>
          <table:table-cell office:value-type="float" office:value="25.5508752122728" calcext:value-type="float">
            <text:p>25.5508752122728</text:p>
          </table:table-cell>
          <table:table-cell office:value-type="float" office:value="-18.9791247877272" calcext:value-type="float">
            <text:p>-18.9791247877272</text:p>
          </table:table-cell>
          <table:table-cell/>
        </table:table-row>
        <table:table-row table:style-name="ro1">
          <table:table-cell office:value-type="string" calcext:value-type="string">
            <text:p>TRUP</text:p>
          </table:table-cell>
          <table:table-cell office:value-type="string" calcext:value-type="string">
            <text:p>Trupanion Inc</text:p>
          </table:table-cell>
          <table:table-cell office:value-type="float" office:value="107.86" calcext:value-type="float">
            <text:p>107.86</text:p>
          </table:table-cell>
          <table:table-cell office:value-type="float" office:value="0" calcext:value-type="float">
            <text:p>0</text:p>
          </table:table-cell>
          <table:table-cell office:value-type="float" office:value="-107.86" calcext:value-type="float">
            <text:p>-107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6058128233336" calcext:value-type="float">
            <text:p>3.86058128233336</text:p>
          </table:table-cell>
          <table:table-cell office:value-type="float" office:value="2.198120329704" calcext:value-type="float">
            <text:p>2.198120329704</text:p>
          </table:table-cell>
          <table:table-cell office:value-type="float" office:value="-105.661879670296" calcext:value-type="float">
            <text:p>-105.661879670296</text:p>
          </table:table-cell>
          <table:table-cell office:value-type="float" office:value="4.05575489522066" calcext:value-type="float">
            <text:p>4.05575489522066</text:p>
          </table:table-cell>
          <table:table-cell office:value-type="float" office:value="-103.804245104779" calcext:value-type="float">
            <text:p>-103.804245104779</text:p>
          </table:table-cell>
          <table:table-cell/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ravelers Companies Inc.</text:p>
          </table:table-cell>
          <table:table-cell office:value-type="float" office:value="145.96" calcext:value-type="float">
            <text:p>145.96</text:p>
          </table:table-cell>
          <table:table-cell office:value-type="float" office:value="0" calcext:value-type="float">
            <text:p>0</text:p>
          </table:table-cell>
          <table:table-cell office:value-type="float" office:value="-145.96" calcext:value-type="float">
            <text:p>-145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572654221049" calcext:value-type="float">
            <text:p>98.7572654221049</text:p>
          </table:table-cell>
          <table:table-cell office:value-type="float" office:value="112.555052625771" calcext:value-type="float">
            <text:p>112.555052625771</text:p>
          </table:table-cell>
          <table:table-cell office:value-type="float" office:value="-33.4049473742286" calcext:value-type="float">
            <text:p>-33.4049473742286</text:p>
          </table:table-cell>
          <table:table-cell office:value-type="float" office:value="115.778501188007" calcext:value-type="float">
            <text:p>115.778501188007</text:p>
          </table:table-cell>
          <table:table-cell office:value-type="float" office:value="-30.1814988119927" calcext:value-type="float">
            <text:p>-30.1814988119927</text:p>
          </table:table-cell>
          <table:table-cell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enaris S.A.</text:p>
          </table:table-cell>
          <table:table-cell office:value-type="float" office:value="17.39" calcext:value-type="float">
            <text:p>17.39</text:p>
          </table:table-cell>
          <table:table-cell office:value-type="float" office:value="2.7541063670161" calcext:value-type="float">
            <text:p>2.7541063670161</text:p>
          </table:table-cell>
          <table:table-cell office:value-type="float" office:value="-14.6358936329839" calcext:value-type="float">
            <text:p>-14.6358936329839</text:p>
          </table:table-cell>
          <table:table-cell office:value-type="float" office:value="2.74729929433883" calcext:value-type="float">
            <text:p>2.74729929433883</text:p>
          </table:table-cell>
          <table:table-cell office:value-type="float" office:value="5.50140566135493" calcext:value-type="float">
            <text:p>5.50140566135493</text:p>
          </table:table-cell>
          <table:table-cell office:value-type="float" office:value="16.4965780864287" calcext:value-type="float">
            <text:p>16.4965780864287</text:p>
          </table:table-cell>
          <table:table-cell office:value-type="float" office:value="5.31997633652819" calcext:value-type="float">
            <text:p>5.31997633652819</text:p>
          </table:table-cell>
          <table:table-cell office:value-type="float" office:value="-12.0700236634718" calcext:value-type="float">
            <text:p>-12.0700236634718</text:p>
          </table:table-cell>
          <table:table-cell office:value-type="float" office:value="18.9440205774859" calcext:value-type="float">
            <text:p>18.9440205774859</text:p>
          </table:table-cell>
          <table:table-cell office:value-type="float" office:value="1.55402057748592" calcext:value-type="float">
            <text:p>1.55402057748592</text:p>
          </table:table-cell>
          <table:table-cell/>
        </table:table-row>
        <table:table-row table:style-name="ro1">
          <table:table-cell office:value-type="string" calcext:value-type="string">
            <text:p>TSE</text:p>
          </table:table-cell>
          <table:table-cell office:value-type="string" calcext:value-type="string">
            <text:p>Trinseo S.A.</text:p>
          </table:table-cell>
          <table:table-cell office:value-type="float" office:value="59.05" calcext:value-type="float">
            <text:p>59.05</text:p>
          </table:table-cell>
          <table:table-cell office:value-type="float" office:value="13.1374580879718" calcext:value-type="float">
            <text:p>13.1374580879718</text:p>
          </table:table-cell>
          <table:table-cell office:value-type="float" office:value="-45.9125419120282" calcext:value-type="float">
            <text:p>-45.9125419120282</text:p>
          </table:table-cell>
          <table:table-cell office:value-type="float" office:value="8.13358223765549" calcext:value-type="float">
            <text:p>8.13358223765549</text:p>
          </table:table-cell>
          <table:table-cell office:value-type="float" office:value="21.2710403256273" calcext:value-type="float">
            <text:p>21.2710403256273</text:p>
          </table:table-cell>
          <table:table-cell office:value-type="float" office:value="7.66895526772524" calcext:value-type="float">
            <text:p>7.66895526772524</text:p>
          </table:table-cell>
          <table:table-cell office:value-type="float" office:value="23.6333291334188" calcext:value-type="float">
            <text:p>23.6333291334188</text:p>
          </table:table-cell>
          <table:table-cell office:value-type="float" office:value="-35.4166708665812" calcext:value-type="float">
            <text:p>-35.4166708665812</text:p>
          </table:table-cell>
          <table:table-cell office:value-type="float" office:value="14.2938049850454" calcext:value-type="float">
            <text:p>14.2938049850454</text:p>
          </table:table-cell>
          <table:table-cell office:value-type="float" office:value="-44.7561950149546" calcext:value-type="float">
            <text:p>-44.7561950149546</text:p>
          </table:table-cell>
          <table:table-cell/>
        </table:table-row>
        <table:table-row table:style-name="ro1">
          <table:table-cell office:value-type="string" calcext:value-type="string">
            <text:p>TSLX</text:p>
          </table:table-cell>
          <table:table-cell office:value-type="string" calcext:value-type="string">
            <text:p>Sixth Street Specialty Lending Inc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  <table:table-cell office:value-type="float" office:value="-21.55" calcext:value-type="float">
            <text:p>-2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749280994568" calcext:value-type="float">
            <text:p>16.8749280994568</text:p>
          </table:table-cell>
          <table:table-cell office:value-type="float" office:value="17.1499171794463" calcext:value-type="float">
            <text:p>17.1499171794463</text:p>
          </table:table-cell>
          <table:table-cell office:value-type="float" office:value="-4.40008282055369" calcext:value-type="float">
            <text:p>-4.40008282055369</text:p>
          </table:table-cell>
          <table:table-cell office:value-type="float" office:value="16.8749280994568" calcext:value-type="float">
            <text:p>16.8749280994568</text:p>
          </table:table-cell>
          <table:table-cell office:value-type="float" office:value="-4.67507190054318" calcext:value-type="float">
            <text:p>-4.67507190054318</text:p>
          </table:table-cell>
          <table:table-cell/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</text:p>
          </table:table-cell>
          <table:table-cell office:value-type="float" office:value="138.06" calcext:value-type="float">
            <text:p>138.06</text:p>
          </table:table-cell>
          <table:table-cell office:value-type="float" office:value="4.93719718731886" calcext:value-type="float">
            <text:p>4.93719718731886</text:p>
          </table:table-cell>
          <table:table-cell office:value-type="float" office:value="-133.122802812681" calcext:value-type="float">
            <text:p>-133.122802812681</text:p>
          </table:table-cell>
          <table:table-cell office:value-type="float" office:value="0.728252951579196" calcext:value-type="float">
            <text:p>0.728252951579196</text:p>
          </table:table-cell>
          <table:table-cell office:value-type="float" office:value="5.66545013889806" calcext:value-type="float">
            <text:p>5.66545013889806</text:p>
          </table:table-cell>
          <table:table-cell office:value-type="float" office:value="11.7110322006395" calcext:value-type="float">
            <text:p>11.7110322006395</text:p>
          </table:table-cell>
          <table:table-cell office:value-type="float" office:value="2.93558403635314" calcext:value-type="float">
            <text:p>2.93558403635314</text:p>
          </table:table-cell>
          <table:table-cell office:value-type="float" office:value="-135.124415963647" calcext:value-type="float">
            <text:p>-135.124415963647</text:p>
          </table:table-cell>
          <table:table-cell office:value-type="float" office:value="11.8861935385844" calcext:value-type="float">
            <text:p>11.8861935385844</text:p>
          </table:table-cell>
          <table:table-cell office:value-type="float" office:value="-126.173806461416" calcext:value-type="float">
            <text:p>-126.173806461416</text:p>
          </table:table-cell>
          <table:table-cell/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Tyson Foods</text:p>
          </table:table-cell>
          <table:table-cell office:value-type="float" office:value="65.56" calcext:value-type="float">
            <text:p>65.56</text:p>
          </table:table-cell>
          <table:table-cell office:value-type="float" office:value="8.1636176267366" calcext:value-type="float">
            <text:p>8.1636176267366</text:p>
          </table:table-cell>
          <table:table-cell office:value-type="float" office:value="-57.3963823732634" calcext:value-type="float">
            <text:p>-57.3963823732634</text:p>
          </table:table-cell>
          <table:table-cell office:value-type="float" office:value="13.2836920235552" calcext:value-type="float">
            <text:p>13.2836920235552</text:p>
          </table:table-cell>
          <table:table-cell office:value-type="float" office:value="21.4473096502918" calcext:value-type="float">
            <text:p>21.4473096502918</text:p>
          </table:table-cell>
          <table:table-cell office:value-type="float" office:value="-6.76569141633948" calcext:value-type="float">
            <text:p>-6.76569141633948</text:p>
          </table:table-cell>
          <table:table-cell office:value-type="float" office:value="12.5372265714014" calcext:value-type="float">
            <text:p>12.5372265714014</text:p>
          </table:table-cell>
          <table:table-cell office:value-type="float" office:value="-53.0227734285986" calcext:value-type="float">
            <text:p>-53.0227734285986</text:p>
          </table:table-cell>
          <table:table-cell office:value-type="float" office:value="53.0601215490054" calcext:value-type="float">
            <text:p>53.0601215490054</text:p>
          </table:table-cell>
          <table:table-cell office:value-type="float" office:value="-12.4998784509946" calcext:value-type="float">
            <text:p>-12.4998784509946</text:p>
          </table:table-cell>
          <table:table-cell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oro Co.</text:p>
          </table:table-cell>
          <table:table-cell office:value-type="float" office:value="101.86" calcext:value-type="float">
            <text:p>101.86</text:p>
          </table:table-cell>
          <table:table-cell office:value-type="float" office:value="4.4424650043128" calcext:value-type="float">
            <text:p>4.4424650043128</text:p>
          </table:table-cell>
          <table:table-cell office:value-type="float" office:value="-97.4175349956872" calcext:value-type="float">
            <text:p>-97.4175349956872</text:p>
          </table:table-cell>
          <table:table-cell office:value-type="float" office:value="6.03971470697326" calcext:value-type="float">
            <text:p>6.03971470697326</text:p>
          </table:table-cell>
          <table:table-cell office:value-type="float" office:value="10.4821797112861" calcext:value-type="float">
            <text:p>10.4821797112861</text:p>
          </table:table-cell>
          <table:table-cell office:value-type="float" office:value="2.61468279433319" calcext:value-type="float">
            <text:p>2.61468279433319</text:p>
          </table:table-cell>
          <table:table-cell office:value-type="float" office:value="5.29374954194127" calcext:value-type="float">
            <text:p>5.29374954194127</text:p>
          </table:table-cell>
          <table:table-cell office:value-type="float" office:value="-96.5662504580587" calcext:value-type="float">
            <text:p>-96.5662504580587</text:p>
          </table:table-cell>
          <table:table-cell office:value-type="float" office:value="10.320206162695" calcext:value-type="float">
            <text:p>10.320206162695</text:p>
          </table:table-cell>
          <table:table-cell office:value-type="float" office:value="-91.539793837305" calcext:value-type="float">
            <text:p>-91.539793837305</text:p>
          </table:table-cell>
          <table:table-cell/>
        </table:table-row>
        <table:table-row table:style-name="ro1">
          <table:table-cell office:value-type="string" calcext:value-type="string">
            <text:p>TTI</text:p>
          </table:table-cell>
          <table:table-cell office:value-type="string" calcext:value-type="string">
            <text:p>Tetra Technologies</text:p>
          </table:table-cell>
          <table:table-cell office:value-type="float" office:value="2.62" calcext:value-type="float">
            <text:p>2.62</text:p>
          </table:table-cell>
          <table:table-cell office:value-type="float" office:value="0.596657820800045" calcext:value-type="float">
            <text:p>0.596657820800045</text:p>
          </table:table-cell>
          <table:table-cell office:value-type="float" office:value="-2.02334217919996" calcext:value-type="float">
            <text:p>-2.02334217919996</text:p>
          </table:table-cell>
          <table:table-cell office:value-type="float" office:value="0.897149829133521" calcext:value-type="float">
            <text:p>0.897149829133521</text:p>
          </table:table-cell>
          <table:table-cell office:value-type="float" office:value="1.49380764993357" calcext:value-type="float">
            <text:p>1.49380764993357</text:p>
          </table:table-cell>
          <table:table-cell office:value-type="float" office:value="-0.545045113411741" calcext:value-type="float">
            <text:p>-0.545045113411741</text:p>
          </table:table-cell>
          <table:table-cell office:value-type="float" office:value="1.47308159964275" calcext:value-type="float">
            <text:p>1.47308159964275</text:p>
          </table:table-cell>
          <table:table-cell office:value-type="float" office:value="-1.14691840035725" calcext:value-type="float">
            <text:p>-1.14691840035725</text:p>
          </table:table-cell>
          <table:table-cell office:value-type="float" office:value="-0.00248458588319582" calcext:value-type="float">
            <text:p>-0.002484585883196</text:p>
          </table:table-cell>
          <table:table-cell office:value-type="float" office:value="-2.6224845858832" calcext:value-type="float">
            <text:p>-2.6224845858832</text:p>
          </table:table-cell>
          <table:table-cell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elus Corp.</text:p>
          </table:table-cell>
          <table:table-cell office:value-type="float" office:value="20.96" calcext:value-type="float">
            <text:p>20.96</text:p>
          </table:table-cell>
          <table:table-cell office:value-type="float" office:value="0.515321760111694" calcext:value-type="float">
            <text:p>0.515321760111694</text:p>
          </table:table-cell>
          <table:table-cell office:value-type="float" office:value="-20.4446782398883" calcext:value-type="float">
            <text:p>-20.4446782398883</text:p>
          </table:table-cell>
          <table:table-cell office:value-type="float" office:value="0.247330137223419" calcext:value-type="float">
            <text:p>0.247330137223419</text:p>
          </table:table-cell>
          <table:table-cell office:value-type="float" office:value="0.762651897335114" calcext:value-type="float">
            <text:p>0.762651897335114</text:p>
          </table:table-cell>
          <table:table-cell office:value-type="float" office:value="-6.19054571964366" calcext:value-type="float">
            <text:p>-6.19054571964366</text:p>
          </table:table-cell>
          <table:table-cell office:value-type="float" office:value="-0.745028865444501" calcext:value-type="float">
            <text:p>-0.745028865444501</text:p>
          </table:table-cell>
          <table:table-cell office:value-type="float" office:value="-21.7050288654445" calcext:value-type="float">
            <text:p>-21.7050288654445</text:p>
          </table:table-cell>
          <table:table-cell office:value-type="float" office:value="7.33725817404316" calcext:value-type="float">
            <text:p>7.33725817404316</text:p>
          </table:table-cell>
          <table:table-cell office:value-type="float" office:value="-13.6227418259568" calcext:value-type="float">
            <text:p>-13.6227418259568</text:p>
          </table:table-cell>
          <table:table-cell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Tupperware Brands Corporation</text:p>
          </table:table-cell>
          <table:table-cell office:value-type="float" office:value="32.11" calcext:value-type="float">
            <text:p>32.11</text:p>
          </table:table-cell>
          <table:table-cell office:value-type="float" office:value="3.02592602436493" calcext:value-type="float">
            <text:p>3.02592602436493</text:p>
          </table:table-cell>
          <table:table-cell office:value-type="float" office:value="-29.0840739756351" calcext:value-type="float">
            <text:p>-29.0840739756351</text:p>
          </table:table-cell>
          <table:table-cell office:value-type="float" office:value="4.41687589040364" calcext:value-type="float">
            <text:p>4.41687589040364</text:p>
          </table:table-cell>
          <table:table-cell office:value-type="float" office:value="7.44280191476857" calcext:value-type="float">
            <text:p>7.44280191476857</text:p>
          </table:table-cell>
          <table:table-cell office:value-type="float" office:value="-6.60091120637672" calcext:value-type="float">
            <text:p>-6.60091120637672</text:p>
          </table:table-cell>
          <table:table-cell office:value-type="float" office:value="-13.3299362162044" calcext:value-type="float">
            <text:p>-13.3299362162044</text:p>
          </table:table-cell>
          <table:table-cell office:value-type="float" office:value="-45.4399362162044" calcext:value-type="float">
            <text:p>-45.4399362162044</text:p>
          </table:table-cell>
          <table:table-cell office:value-type="float" office:value="-4.96186794317905" calcext:value-type="float">
            <text:p>-4.96186794317905</text:p>
          </table:table-cell>
          <table:table-cell office:value-type="float" office:value="-37.071867943179" calcext:value-type="float">
            <text:p>-37.071867943179</text:p>
          </table:table-cell>
          <table:table-cell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radeweb Markets Inc</text:p>
          </table:table-cell>
          <table:table-cell office:value-type="float" office:value="68.29" calcext:value-type="float">
            <text:p>68.29</text:p>
          </table:table-cell>
          <table:table-cell office:value-type="float" office:value="0" calcext:value-type="float">
            <text:p>0</text:p>
          </table:table-cell>
          <table:table-cell office:value-type="float" office:value="-68.29" calcext:value-type="float">
            <text:p>-6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193216976275" calcext:value-type="float">
            <text:p>-0.161193216976275</text:p>
          </table:table-cell>
          <table:table-cell office:value-type="float" office:value="6.33622528543778" calcext:value-type="float">
            <text:p>6.33622528543778</text:p>
          </table:table-cell>
          <table:table-cell office:value-type="float" office:value="-61.9537747145622" calcext:value-type="float">
            <text:p>-61.9537747145622</text:p>
          </table:table-cell>
          <table:table-cell office:value-type="float" office:value="44.4704187865548" calcext:value-type="float">
            <text:p>44.4704187865548</text:p>
          </table:table-cell>
          <table:table-cell office:value-type="float" office:value="-23.8195812134452" calcext:value-type="float">
            <text:p>-23.8195812134452</text:p>
          </table:table-cell>
          <table:table-cell/>
        </table:table-row>
        <table:table-row table:style-name="ro1">
          <table:table-cell office:value-type="string" calcext:value-type="string">
            <text:p>TWI</text:p>
          </table:table-cell>
          <table:table-cell office:value-type="string" calcext:value-type="string">
            <text:p>Titan International</text:p>
          </table:table-cell>
          <table:table-cell office:value-type="float" office:value="7.79" calcext:value-type="float">
            <text:p>7.79</text:p>
          </table:table-cell>
          <table:table-cell office:value-type="float" office:value="1.30602709181802" calcext:value-type="float">
            <text:p>1.30602709181802</text:p>
          </table:table-cell>
          <table:table-cell office:value-type="float" office:value="-6.48397290818198" calcext:value-type="float">
            <text:p>-6.48397290818198</text:p>
          </table:table-cell>
          <table:table-cell office:value-type="float" office:value="4.79881863202102" calcext:value-type="float">
            <text:p>4.79881863202102</text:p>
          </table:table-cell>
          <table:table-cell office:value-type="float" office:value="6.10484572383904" calcext:value-type="float">
            <text:p>6.10484572383904</text:p>
          </table:table-cell>
          <table:table-cell office:value-type="float" office:value="2.85730899667418" calcext:value-type="float">
            <text:p>2.85730899667418</text:p>
          </table:table-cell>
          <table:table-cell office:value-type="float" office:value="5.58238600885241" calcext:value-type="float">
            <text:p>5.58238600885241</text:p>
          </table:table-cell>
          <table:table-cell office:value-type="float" office:value="-2.20761399114759" calcext:value-type="float">
            <text:p>-2.20761399114759</text:p>
          </table:table-cell>
          <table:table-cell office:value-type="float" office:value="2.85730899667418" calcext:value-type="float">
            <text:p>2.85730899667418</text:p>
          </table:table-cell>
          <table:table-cell office:value-type="float" office:value="-4.93269100332582" calcext:value-type="float">
            <text:p>-4.93269100332582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Two Harbors Investment Corp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  <table:table-cell office:value-type="float" office:value="-6.66" calcext:value-type="float">
            <text:p>-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9004959916517" calcext:value-type="float">
            <text:p>6.79004959916517</text:p>
          </table:table-cell>
          <table:table-cell office:value-type="float" office:value="8.58889657516991" calcext:value-type="float">
            <text:p>8.58889657516991</text:p>
          </table:table-cell>
          <table:table-cell office:value-type="float" office:value="1.92889657516991" calcext:value-type="float">
            <text:p>1.92889657516991</text:p>
          </table:table-cell>
          <table:table-cell office:value-type="float" office:value="10.3614848515326" calcext:value-type="float">
            <text:p>10.3614848515326</text:p>
          </table:table-cell>
          <table:table-cell office:value-type="float" office:value="3.70148485153265" calcext:value-type="float">
            <text:p>3.70148485153265</text:p>
          </table:table-cell>
          <table:table-cell/>
        </table:table-row>
        <table:table-row table:style-name="ro1">
          <table:table-cell office:value-type="string" calcext:value-type="string">
            <text:p>TWTR</text:p>
          </table:table-cell>
          <table:table-cell office:value-type="string" calcext:value-type="string">
            <text:p>Twitter Inc</text:p>
          </table:table-cell>
          <table:table-cell office:value-type="float" office:value="71.9" calcext:value-type="float">
            <text:p>71.9</text:p>
          </table:table-cell>
          <table:table-cell office:value-type="float" office:value="9.65744760155412" calcext:value-type="float">
            <text:p>9.65744760155412</text:p>
          </table:table-cell>
          <table:table-cell office:value-type="float" office:value="-62.2425523984459" calcext:value-type="float">
            <text:p>-62.2425523984459</text:p>
          </table:table-cell>
          <table:table-cell office:value-type="float" office:value="0" calcext:value-type="float">
            <text:p>0</text:p>
          </table:table-cell>
          <table:table-cell office:value-type="float" office:value="9.65744760155412" calcext:value-type="float">
            <text:p>9.65744760155412</text:p>
          </table:table-cell>
          <table:table-cell office:value-type="float" office:value="8.12726639096241" calcext:value-type="float">
            <text:p>8.12726639096241</text:p>
          </table:table-cell>
          <table:table-cell office:value-type="float" office:value="8.36673090085238" calcext:value-type="float">
            <text:p>8.36673090085238</text:p>
          </table:table-cell>
          <table:table-cell office:value-type="float" office:value="-63.5332690991476" calcext:value-type="float">
            <text:p>-63.5332690991476</text:p>
          </table:table-cell>
          <table:table-cell office:value-type="float" office:value="9.82220659745081" calcext:value-type="float">
            <text:p>9.82220659745081</text:p>
          </table:table-cell>
          <table:table-cell office:value-type="float" office:value="-62.0777934025492" calcext:value-type="float">
            <text:p>-62.0777934025492</text:p>
          </table:table-cell>
          <table:table-cell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ernium S.A.</text:p>
          </table:table-cell>
          <table:table-cell office:value-type="float" office:value="29.28" calcext:value-type="float">
            <text:p>29.28</text:p>
          </table:table-cell>
          <table:table-cell office:value-type="float" office:value="6.64212430855608" calcext:value-type="float">
            <text:p>6.64212430855608</text:p>
          </table:table-cell>
          <table:table-cell office:value-type="float" office:value="-22.6378756914439" calcext:value-type="float">
            <text:p>-22.6378756914439</text:p>
          </table:table-cell>
          <table:table-cell office:value-type="float" office:value="8.49329999206654" calcext:value-type="float">
            <text:p>8.49329999206654</text:p>
          </table:table-cell>
          <table:table-cell office:value-type="float" office:value="15.1354243006226" calcext:value-type="float">
            <text:p>15.1354243006226</text:p>
          </table:table-cell>
          <table:table-cell office:value-type="float" office:value="29.432368916309" calcext:value-type="float">
            <text:p>29.432368916309</text:p>
          </table:table-cell>
          <table:table-cell office:value-type="float" office:value="12.4269209684198" calcext:value-type="float">
            <text:p>12.4269209684198</text:p>
          </table:table-cell>
          <table:table-cell office:value-type="float" office:value="-16.8530790315802" calcext:value-type="float">
            <text:p>-16.8530790315802</text:p>
          </table:table-cell>
          <table:table-cell office:value-type="float" office:value="34.0592893162335" calcext:value-type="float">
            <text:p>34.0592893162335</text:p>
          </table:table-cell>
          <table:table-cell office:value-type="float" office:value="4.77928931623347" calcext:value-type="float">
            <text:p>4.77928931623347</text:p>
          </table:table-cell>
          <table:table-cell/>
        </table:table-row>
        <table:table-row table:style-name="ro1">
          <table:table-cell office:value-type="string" calcext:value-type="string">
            <text:p>TXT</text:p>
          </table:table-cell>
          <table:table-cell office:value-type="string" calcext:value-type="string">
            <text:p>Textron Inc.</text:p>
          </table:table-cell>
          <table:table-cell office:value-type="float" office:value="50.89" calcext:value-type="float">
            <text:p>50.89</text:p>
          </table:table-cell>
          <table:table-cell office:value-type="float" office:value="11.0016417656506" calcext:value-type="float">
            <text:p>11.0016417656506</text:p>
          </table:table-cell>
          <table:table-cell office:value-type="float" office:value="-39.8883582343494" calcext:value-type="float">
            <text:p>-39.8883582343494</text:p>
          </table:table-cell>
          <table:table-cell office:value-type="float" office:value="18.5778319251574" calcext:value-type="float">
            <text:p>18.5778319251574</text:p>
          </table:table-cell>
          <table:table-cell office:value-type="float" office:value="29.579473690808" calcext:value-type="float">
            <text:p>29.579473690808</text:p>
          </table:table-cell>
          <table:table-cell office:value-type="float" office:value="15.6504689454172" calcext:value-type="float">
            <text:p>15.6504689454172</text:p>
          </table:table-cell>
          <table:table-cell office:value-type="float" office:value="20.7274775759517" calcext:value-type="float">
            <text:p>20.7274775759517</text:p>
          </table:table-cell>
          <table:table-cell office:value-type="float" office:value="-30.1625224240483" calcext:value-type="float">
            <text:p>-30.1625224240483</text:p>
          </table:table-cell>
          <table:table-cell office:value-type="float" office:value="25.0835684577443" calcext:value-type="float">
            <text:p>25.0835684577443</text:p>
          </table:table-cell>
          <table:table-cell office:value-type="float" office:value="-25.8064315422557" calcext:value-type="float">
            <text:p>-25.8064315422557</text:p>
          </table:table-cell>
          <table:table-cell/>
        </table:table-row>
        <table:table-row table:style-name="ro1">
          <table:table-cell office:value-type="string" calcext:value-type="string">
            <text:p>TYL</text:p>
          </table:table-cell>
          <table:table-cell office:value-type="string" calcext:value-type="string">
            <text:p>Tyler Technologies</text:p>
          </table:table-cell>
          <table:table-cell office:value-type="float" office:value="474.79" calcext:value-type="float">
            <text:p>474.79</text:p>
          </table:table-cell>
          <table:table-cell office:value-type="float" office:value="14.240608657322" calcext:value-type="float">
            <text:p>14.240608657322</text:p>
          </table:table-cell>
          <table:table-cell office:value-type="float" office:value="-460.549391342678" calcext:value-type="float">
            <text:p>-460.549391342678</text:p>
          </table:table-cell>
          <table:table-cell office:value-type="float" office:value="0" calcext:value-type="float">
            <text:p>0</text:p>
          </table:table-cell>
          <table:table-cell office:value-type="float" office:value="14.240608657322" calcext:value-type="float">
            <text:p>14.240608657322</text:p>
          </table:table-cell>
          <table:table-cell office:value-type="float" office:value="17.7578118521698" calcext:value-type="float">
            <text:p>17.7578118521698</text:p>
          </table:table-cell>
          <table:table-cell office:value-type="float" office:value="11.2965212723369" calcext:value-type="float">
            <text:p>11.2965212723369</text:p>
          </table:table-cell>
          <table:table-cell office:value-type="float" office:value="-463.493478727663" calcext:value-type="float">
            <text:p>-463.493478727663</text:p>
          </table:table-cell>
          <table:table-cell office:value-type="float" office:value="47.0689212924922" calcext:value-type="float">
            <text:p>47.0689212924922</text:p>
          </table:table-cell>
          <table:table-cell office:value-type="float" office:value="-427.721078707508" calcext:value-type="float">
            <text:p>-427.721078707508</text:p>
          </table:table-cell>
          <table:table-cell/>
        </table:table-row>
        <table:table-row table:style-name="ro1">
          <table:table-cell office:value-type="string" calcext:value-type="string">
            <text:p>UBA</text:p>
          </table:table-cell>
          <table:table-cell office:value-type="string" calcext:value-type="string">
            <text:p>Urstadt Biddle Properties</text:p>
          </table:table-cell>
          <table:table-cell office:value-type="float" office:value="15.15" calcext:value-type="float">
            <text:p>15.15</text:p>
          </table:table-cell>
          <table:table-cell office:value-type="float" office:value="1.35530836529413" calcext:value-type="float">
            <text:p>1.35530836529413</text:p>
          </table:table-cell>
          <table:table-cell office:value-type="float" office:value="-13.7946916347059" calcext:value-type="float">
            <text:p>-13.7946916347059</text:p>
          </table:table-cell>
          <table:table-cell office:value-type="float" office:value="0" calcext:value-type="float">
            <text:p>0</text:p>
          </table:table-cell>
          <table:table-cell office:value-type="float" office:value="1.35530836529413" calcext:value-type="float">
            <text:p>1.35530836529413</text:p>
          </table:table-cell>
          <table:table-cell office:value-type="float" office:value="11.4973139180219" calcext:value-type="float">
            <text:p>11.4973139180219</text:p>
          </table:table-cell>
          <table:table-cell office:value-type="float" office:value="1.06175511818691" calcext:value-type="float">
            <text:p>1.06175511818691</text:p>
          </table:table-cell>
          <table:table-cell office:value-type="float" office:value="-14.0882448818131" calcext:value-type="float">
            <text:p>-14.0882448818131</text:p>
          </table:table-cell>
          <table:table-cell office:value-type="float" office:value="18.9723569917118" calcext:value-type="float">
            <text:p>18.9723569917118</text:p>
          </table:table-cell>
          <table:table-cell office:value-type="float" office:value="3.82235699171177" calcext:value-type="float">
            <text:p>3.82235699171177</text:p>
          </table:table-cell>
          <table:table-cell/>
        </table:table-row>
        <table:table-row table:style-name="ro1">
          <table:table-cell office:value-type="string" calcext:value-type="string">
            <text:p>UDR</text:p>
          </table:table-cell>
          <table:table-cell office:value-type="string" calcext:value-type="string">
            <text:p>UDR Inc</text:p>
          </table:table-cell>
          <table:table-cell office:value-type="float" office:value="42.71" calcext:value-type="float">
            <text:p>42.71</text:p>
          </table:table-cell>
          <table:table-cell office:value-type="float" office:value="0.00314790574720589" calcext:value-type="float">
            <text:p>0.003147905747206</text:p>
          </table:table-cell>
          <table:table-cell office:value-type="float" office:value="-42.7068520942528" calcext:value-type="float">
            <text:p>-42.7068520942528</text:p>
          </table:table-cell>
          <table:table-cell office:value-type="float" office:value="0" calcext:value-type="float">
            <text:p>0</text:p>
          </table:table-cell>
          <table:table-cell office:value-type="float" office:value="0.00314790574720589" calcext:value-type="float">
            <text:p>0.003147905747206</text:p>
          </table:table-cell>
          <table:table-cell office:value-type="float" office:value="11.0971012515021" calcext:value-type="float">
            <text:p>11.0971012515021</text:p>
          </table:table-cell>
          <table:table-cell office:value-type="float" office:value="-0.552707049867017" calcext:value-type="float">
            <text:p>-0.552707049867017</text:p>
          </table:table-cell>
          <table:table-cell office:value-type="float" office:value="-43.262707049867" calcext:value-type="float">
            <text:p>-43.262707049867</text:p>
          </table:table-cell>
          <table:table-cell office:value-type="float" office:value="11.2491141973205" calcext:value-type="float">
            <text:p>11.2491141973205</text:p>
          </table:table-cell>
          <table:table-cell office:value-type="float" office:value="-31.4608858026795" calcext:value-type="float">
            <text:p>-31.4608858026795</text:p>
          </table:table-cell>
          <table:table-cell/>
        </table:table-row>
        <table:table-row table:style-name="ro1">
          <table:table-cell office:value-type="string" calcext:value-type="string">
            <text:p>UFI</text:p>
          </table:table-cell>
          <table:table-cell office:value-type="string" calcext:value-type="string">
            <text:p>UNIFI</text:p>
          </table:table-cell>
          <table:table-cell office:value-type="float" office:value="24.54" calcext:value-type="float">
            <text:p>24.54</text:p>
          </table:table-cell>
          <table:table-cell office:value-type="float" office:value="4.50852914519162" calcext:value-type="float">
            <text:p>4.50852914519162</text:p>
          </table:table-cell>
          <table:table-cell office:value-type="float" office:value="-20.0314708548084" calcext:value-type="float">
            <text:p>-20.0314708548084</text:p>
          </table:table-cell>
          <table:table-cell office:value-type="float" office:value="6.03270971145652" calcext:value-type="float">
            <text:p>6.03270971145652</text:p>
          </table:table-cell>
          <table:table-cell office:value-type="float" office:value="10.5412388566481" calcext:value-type="float">
            <text:p>10.5412388566481</text:p>
          </table:table-cell>
          <table:table-cell office:value-type="float" office:value="18.1200979397481" calcext:value-type="float">
            <text:p>18.1200979397481</text:p>
          </table:table-cell>
          <table:table-cell office:value-type="float" office:value="11.7174357101308" calcext:value-type="float">
            <text:p>11.7174357101308</text:p>
          </table:table-cell>
          <table:table-cell office:value-type="float" office:value="-12.8225642898692" calcext:value-type="float">
            <text:p>-12.8225642898692</text:p>
          </table:table-cell>
          <table:table-cell office:value-type="float" office:value="18.1200979397481" calcext:value-type="float">
            <text:p>18.1200979397481</text:p>
          </table:table-cell>
          <table:table-cell office:value-type="float" office:value="-6.41990206025188" calcext:value-type="float">
            <text:p>-6.41990206025188</text:p>
          </table:table-cell>
          <table:table-cell/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Domtar Corporation</text:p>
          </table:table-cell>
          <table:table-cell office:value-type="float" office:value="35.62" calcext:value-type="float">
            <text:p>35.62</text:p>
          </table:table-cell>
          <table:table-cell office:value-type="float" office:value="3.94966617892517" calcext:value-type="float">
            <text:p>3.94966617892517</text:p>
          </table:table-cell>
          <table:table-cell office:value-type="float" office:value="-31.6703338210748" calcext:value-type="float">
            <text:p>-31.6703338210748</text:p>
          </table:table-cell>
          <table:table-cell office:value-type="float" office:value="13.8419493610038" calcext:value-type="float">
            <text:p>13.8419493610038</text:p>
          </table:table-cell>
          <table:table-cell office:value-type="float" office:value="17.791615539929" calcext:value-type="float">
            <text:p>17.791615539929</text:p>
          </table:table-cell>
          <table:table-cell office:value-type="float" office:value="29.6768495462359" calcext:value-type="float">
            <text:p>29.6768495462359</text:p>
          </table:table-cell>
          <table:table-cell office:value-type="float" office:value="16.342196758672" calcext:value-type="float">
            <text:p>16.342196758672</text:p>
          </table:table-cell>
          <table:table-cell office:value-type="float" office:value="-19.277803241328" calcext:value-type="float">
            <text:p>-19.277803241328</text:p>
          </table:table-cell>
          <table:table-cell office:value-type="float" office:value="40.0583115669888" calcext:value-type="float">
            <text:p>40.0583115669888</text:p>
          </table:table-cell>
          <table:table-cell office:value-type="float" office:value="4.43831156698875" calcext:value-type="float">
            <text:p>4.43831156698875</text:p>
          </table:table-cell>
          <table:table-cell/>
        </table:table-row>
        <table:table-row table:style-name="ro1">
          <table:table-cell office:value-type="string" calcext:value-type="string">
            <text:p>UGI</text:p>
          </table:table-cell>
          <table:table-cell office:value-type="string" calcext:value-type="string">
            <text:p>UGI Corp.</text:p>
          </table:table-cell>
          <table:table-cell office:value-type="float" office:value="38.88" calcext:value-type="float">
            <text:p>38.88</text:p>
          </table:table-cell>
          <table:table-cell office:value-type="float" office:value="1.99588620026865" calcext:value-type="float">
            <text:p>1.99588620026865</text:p>
          </table:table-cell>
          <table:table-cell office:value-type="float" office:value="-36.8841137997313" calcext:value-type="float">
            <text:p>-36.8841137997313</text:p>
          </table:table-cell>
          <table:table-cell office:value-type="float" office:value="1.33858713912248" calcext:value-type="float">
            <text:p>1.33858713912248</text:p>
          </table:table-cell>
          <table:table-cell office:value-type="float" office:value="3.33447333939114" calcext:value-type="float">
            <text:p>3.33447333939114</text:p>
          </table:table-cell>
          <table:table-cell office:value-type="float" office:value="0.988347493402265" calcext:value-type="float">
            <text:p>0.988347493402265</text:p>
          </table:table-cell>
          <table:table-cell office:value-type="float" office:value="0.398217679380524" calcext:value-type="float">
            <text:p>0.398217679380524</text:p>
          </table:table-cell>
          <table:table-cell office:value-type="float" office:value="-38.4817823206195" calcext:value-type="float">
            <text:p>-38.4817823206195</text:p>
          </table:table-cell>
          <table:table-cell office:value-type="float" office:value="21.2878535350769" calcext:value-type="float">
            <text:p>21.2878535350769</text:p>
          </table:table-cell>
          <table:table-cell office:value-type="float" office:value="-17.5921464649231" calcext:value-type="float">
            <text:p>-17.5921464649231</text:p>
          </table:table-cell>
          <table:table-cell/>
        </table:table-row>
        <table:table-row table:style-name="ro1">
          <table:table-cell office:value-type="string" calcext:value-type="string">
            <text:p>UHS</text:p>
          </table:table-cell>
          <table:table-cell office:value-type="string" calcext:value-type="string">
            <text:p>Universal Health Services</text:p>
          </table:table-cell>
          <table:table-cell office:value-type="float" office:value="129.28" calcext:value-type="float">
            <text:p>129.28</text:p>
          </table:table-cell>
          <table:table-cell office:value-type="float" office:value="14.1683778603949" calcext:value-type="float">
            <text:p>14.1683778603949</text:p>
          </table:table-cell>
          <table:table-cell office:value-type="float" office:value="-115.111622139605" calcext:value-type="float">
            <text:p>-115.111622139605</text:p>
          </table:table-cell>
          <table:table-cell office:value-type="float" office:value="2.26575936280782" calcext:value-type="float">
            <text:p>2.26575936280782</text:p>
          </table:table-cell>
          <table:table-cell office:value-type="float" office:value="16.4341372232028" calcext:value-type="float">
            <text:p>16.4341372232028</text:p>
          </table:table-cell>
          <table:table-cell office:value-type="float" office:value="27.1281663152416" calcext:value-type="float">
            <text:p>27.1281663152416</text:p>
          </table:table-cell>
          <table:table-cell office:value-type="float" office:value="4.2062930638056" calcext:value-type="float">
            <text:p>4.2062930638056</text:p>
          </table:table-cell>
          <table:table-cell office:value-type="float" office:value="-125.073706936194" calcext:value-type="float">
            <text:p>-125.073706936194</text:p>
          </table:table-cell>
          <table:table-cell office:value-type="float" office:value="76.7169741883427" calcext:value-type="float">
            <text:p>76.7169741883427</text:p>
          </table:table-cell>
          <table:table-cell office:value-type="float" office:value="-52.5630258116573" calcext:value-type="float">
            <text:p>-52.5630258116573</text:p>
          </table:table-cell>
          <table:table-cell/>
        </table:table-row>
        <table:table-row table:style-name="ro1">
          <table:table-cell office:value-type="string" calcext:value-type="string">
            <text:p>UHT</text:p>
          </table:table-cell>
          <table:table-cell office:value-type="string" calcext:value-type="string">
            <text:p>Universal Health Realty Income Trust</text:p>
          </table:table-cell>
          <table:table-cell office:value-type="float" office:value="63.5" calcext:value-type="float">
            <text:p>63.5</text:p>
          </table:table-cell>
          <table:table-cell office:value-type="float" office:value="0.458951474523219" calcext:value-type="float">
            <text:p>0.458951474523219</text:p>
          </table:table-cell>
          <table:table-cell office:value-type="float" office:value="-63.0410485254768" calcext:value-type="float">
            <text:p>-63.0410485254768</text:p>
          </table:table-cell>
          <table:table-cell office:value-type="float" office:value="0" calcext:value-type="float">
            <text:p>0</text:p>
          </table:table-cell>
          <table:table-cell office:value-type="float" office:value="0.458951474523219" calcext:value-type="float">
            <text:p>0.458951474523219</text:p>
          </table:table-cell>
          <table:table-cell office:value-type="float" office:value="10.9107724988434" calcext:value-type="float">
            <text:p>10.9107724988434</text:p>
          </table:table-cell>
          <table:table-cell office:value-type="float" office:value="-0.359681432486314" calcext:value-type="float">
            <text:p>-0.359681432486314</text:p>
          </table:table-cell>
          <table:table-cell office:value-type="float" office:value="-63.8596814324863" calcext:value-type="float">
            <text:p>-63.8596814324863</text:p>
          </table:table-cell>
          <table:table-cell office:value-type="float" office:value="11.7928743281208" calcext:value-type="float">
            <text:p>11.7928743281208</text:p>
          </table:table-cell>
          <table:table-cell office:value-type="float" office:value="-51.7071256718792" calcext:value-type="float">
            <text:p>-51.7071256718792</text:p>
          </table:table-cell>
          <table:table-cell/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Unisys Corp.</text:p>
          </table:table-cell>
          <table:table-cell office:value-type="float" office:value="26.3" calcext:value-type="float">
            <text:p>26.3</text:p>
          </table:table-cell>
          <table:table-cell office:value-type="float" office:value="12.2783371489244" calcext:value-type="float">
            <text:p>12.2783371489244</text:p>
          </table:table-cell>
          <table:table-cell office:value-type="float" office:value="-14.0216628510756" calcext:value-type="float">
            <text:p>-14.0216628510756</text:p>
          </table:table-cell>
          <table:table-cell office:value-type="float" office:value="0.230020527983726" calcext:value-type="float">
            <text:p>0.230020527983726</text:p>
          </table:table-cell>
          <table:table-cell office:value-type="float" office:value="12.5083576769082" calcext:value-type="float">
            <text:p>12.5083576769082</text:p>
          </table:table-cell>
          <table:table-cell office:value-type="float" office:value="-8.53455476243068" calcext:value-type="float">
            <text:p>-8.53455476243068</text:p>
          </table:table-cell>
          <table:table-cell office:value-type="float" office:value="8.71539848787995" calcext:value-type="float">
            <text:p>8.71539848787995</text:p>
          </table:table-cell>
          <table:table-cell office:value-type="float" office:value="-17.5846015121201" calcext:value-type="float">
            <text:p>-17.5846015121201</text:p>
          </table:table-cell>
          <table:table-cell office:value-type="float" office:value="-3.77392300740197" calcext:value-type="float">
            <text:p>-3.77392300740197</text:p>
          </table:table-cell>
          <table:table-cell office:value-type="float" office:value="-30.073923007402" calcext:value-type="float">
            <text:p>-30.073923007402</text:p>
          </table:table-cell>
          <table:table-cell/>
        </table:table-row>
        <table:table-row table:style-name="ro1">
          <table:table-cell office:value-type="string" calcext:value-type="string">
            <text:p>UMH</text:p>
          </table:table-cell>
          <table:table-cell office:value-type="string" calcext:value-type="string">
            <text:p>UMH Properties Inc</text:p>
          </table:table-cell>
          <table:table-cell office:value-type="float" office:value="16.53" calcext:value-type="float">
            <text:p>16.53</text:p>
          </table:table-cell>
          <table:table-cell office:value-type="float" office:value="3.3524002038959" calcext:value-type="float">
            <text:p>3.3524002038959</text:p>
          </table:table-cell>
          <table:table-cell office:value-type="float" office:value="-13.1775997961041" calcext:value-type="float">
            <text:p>-13.1775997961041</text:p>
          </table:table-cell>
          <table:table-cell office:value-type="float" office:value="0.648844691783667" calcext:value-type="float">
            <text:p>0.648844691783667</text:p>
          </table:table-cell>
          <table:table-cell office:value-type="float" office:value="4.00124489567957" calcext:value-type="float">
            <text:p>4.00124489567957</text:p>
          </table:table-cell>
          <table:table-cell office:value-type="float" office:value="1.97206781502323" calcext:value-type="float">
            <text:p>1.97206781502323</text:p>
          </table:table-cell>
          <table:table-cell office:value-type="float" office:value="4.86754594316947" calcext:value-type="float">
            <text:p>4.86754594316947</text:p>
          </table:table-cell>
          <table:table-cell office:value-type="float" office:value="-11.6624540568305" calcext:value-type="float">
            <text:p>-11.6624540568305</text:p>
          </table:table-cell>
          <table:table-cell office:value-type="float" office:value="11.1471676285694" calcext:value-type="float">
            <text:p>11.1471676285694</text:p>
          </table:table-cell>
          <table:table-cell office:value-type="float" office:value="-5.38283237143061" calcext:value-type="float">
            <text:p>-5.38283237143061</text:p>
          </table:table-cell>
          <table:table-cell/>
        </table:table-row>
        <table:table-row table:style-name="ro1">
          <table:table-cell office:value-type="string" calcext:value-type="string">
            <text:p>UNF</text:p>
          </table:table-cell>
          <table:table-cell office:value-type="string" calcext:value-type="string">
            <text:p>Unifirst Corp.</text:p>
          </table:table-cell>
          <table:table-cell office:value-type="float" office:value="237.65" calcext:value-type="float">
            <text:p>237.65</text:p>
          </table:table-cell>
          <table:table-cell office:value-type="float" office:value="31.0884833800735" calcext:value-type="float">
            <text:p>31.0884833800735</text:p>
          </table:table-cell>
          <table:table-cell office:value-type="float" office:value="-206.561516619926" calcext:value-type="float">
            <text:p>-206.561516619926</text:p>
          </table:table-cell>
          <table:table-cell office:value-type="float" office:value="6.86988377688037" calcext:value-type="float">
            <text:p>6.86988377688037</text:p>
          </table:table-cell>
          <table:table-cell office:value-type="float" office:value="37.9583671569539" calcext:value-type="float">
            <text:p>37.9583671569539</text:p>
          </table:table-cell>
          <table:table-cell office:value-type="float" office:value="83.0315086619688" calcext:value-type="float">
            <text:p>83.0315086619688</text:p>
          </table:table-cell>
          <table:table-cell office:value-type="float" office:value="50.945388679654" calcext:value-type="float">
            <text:p>50.945388679654</text:p>
          </table:table-cell>
          <table:table-cell office:value-type="float" office:value="-186.704611320346" calcext:value-type="float">
            <text:p>-186.704611320346</text:p>
          </table:table-cell>
          <table:table-cell office:value-type="float" office:value="116.553189528805" calcext:value-type="float">
            <text:p>116.553189528805</text:p>
          </table:table-cell>
          <table:table-cell office:value-type="float" office:value="-121.096810471195" calcext:value-type="float">
            <text:p>-121.096810471195</text:p>
          </table:table-cell>
          <table:table-cell/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Unitedhealth Group Inc</text:p>
          </table:table-cell>
          <table:table-cell office:value-type="float" office:value="328.24" calcext:value-type="float">
            <text:p>328.24</text:p>
          </table:table-cell>
          <table:table-cell office:value-type="float" office:value="0" calcext:value-type="float">
            <text:p>0</text:p>
          </table:table-cell>
          <table:table-cell office:value-type="float" office:value="-328.24" calcext:value-type="float">
            <text:p>-328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43624818223" calcext:value-type="float">
            <text:p>-13.943624818223</text:p>
          </table:table-cell>
          <table:table-cell office:value-type="float" office:value="-12.4111962100827" calcext:value-type="float">
            <text:p>-12.4111962100827</text:p>
          </table:table-cell>
          <table:table-cell office:value-type="float" office:value="-340.651196210083" calcext:value-type="float">
            <text:p>-340.651196210083</text:p>
          </table:table-cell>
          <table:table-cell office:value-type="float" office:value="68.749553327098" calcext:value-type="float">
            <text:p>68.749553327098</text:p>
          </table:table-cell>
          <table:table-cell office:value-type="float" office:value="-259.490446672902" calcext:value-type="float">
            <text:p>-259.490446672902</text:p>
          </table:table-cell>
          <table:table-cell/>
        </table:table-row>
        <table:table-row table:style-name="ro1">
          <table:table-cell office:value-type="string" calcext:value-type="string">
            <text:p>UNM</text:p>
          </table:table-cell>
          <table:table-cell office:value-type="string" calcext:value-type="string">
            <text:p>Unum Group</text:p>
          </table:table-cell>
          <table:table-cell office:value-type="float" office:value="24.74" calcext:value-type="float">
            <text:p>24.74</text:p>
          </table:table-cell>
          <table:table-cell office:value-type="float" office:value="0" calcext:value-type="float">
            <text:p>0</text:p>
          </table:table-cell>
          <table:table-cell office:value-type="float" office:value="-24.74" calcext:value-type="float">
            <text:p>-24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760258283571" calcext:value-type="float">
            <text:p>51.760258283571</text:p>
          </table:table-cell>
          <table:table-cell office:value-type="float" office:value="44.6965955030875" calcext:value-type="float">
            <text:p>44.6965955030875</text:p>
          </table:table-cell>
          <table:table-cell office:value-type="float" office:value="19.9565955030875" calcext:value-type="float">
            <text:p>19.9565955030875</text:p>
          </table:table-cell>
          <table:table-cell office:value-type="float" office:value="53.481737618228" calcext:value-type="float">
            <text:p>53.481737618228</text:p>
          </table:table-cell>
          <table:table-cell office:value-type="float" office:value="28.741737618228" calcext:value-type="float">
            <text:p>28.741737618228</text:p>
          </table:table-cell>
          <table:table-cell/>
        </table:table-row>
        <table:table-row table:style-name="ro1">
          <table:table-cell office:value-type="string" calcext:value-type="string">
            <text:p>UNP</text:p>
          </table:table-cell>
          <table:table-cell office:value-type="string" calcext:value-type="string">
            <text:p>Union Pacific Corp.</text:p>
          </table:table-cell>
          <table:table-cell office:value-type="float" office:value="213.16" calcext:value-type="float">
            <text:p>213.16</text:p>
          </table:table-cell>
          <table:table-cell office:value-type="float" office:value="2.7753336934559" calcext:value-type="float">
            <text:p>2.7753336934559</text:p>
          </table:table-cell>
          <table:table-cell office:value-type="float" office:value="-210.384666306544" calcext:value-type="float">
            <text:p>-210.384666306544</text:p>
          </table:table-cell>
          <table:table-cell office:value-type="float" office:value="0.952481385919775" calcext:value-type="float">
            <text:p>0.952481385919775</text:p>
          </table:table-cell>
          <table:table-cell office:value-type="float" office:value="3.72781507937567" calcext:value-type="float">
            <text:p>3.72781507937567</text:p>
          </table:table-cell>
          <table:table-cell office:value-type="float" office:value="25.3168955210463" calcext:value-type="float">
            <text:p>25.3168955210463</text:p>
          </table:table-cell>
          <table:table-cell office:value-type="float" office:value="0.0612096188443743" calcext:value-type="float">
            <text:p>0.061209618844374</text:p>
          </table:table-cell>
          <table:table-cell office:value-type="float" office:value="-213.098790381156" calcext:value-type="float">
            <text:p>-213.098790381156</text:p>
          </table:table-cell>
          <table:table-cell office:value-type="float" office:value="25.3168955210463" calcext:value-type="float">
            <text:p>25.3168955210463</text:p>
          </table:table-cell>
          <table:table-cell office:value-type="float" office:value="-187.843104478954" calcext:value-type="float">
            <text:p>-187.843104478954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United Parcel Service</text:p>
          </table:table-cell>
          <table:table-cell office:value-type="float" office:value="163.39" calcext:value-type="float">
            <text:p>163.39</text:p>
          </table:table-cell>
          <table:table-cell office:value-type="float" office:value="12.9205629611623" calcext:value-type="float">
            <text:p>12.9205629611623</text:p>
          </table:table-cell>
          <table:table-cell office:value-type="float" office:value="-150.469437038838" calcext:value-type="float">
            <text:p>-150.469437038838</text:p>
          </table:table-cell>
          <table:table-cell office:value-type="float" office:value="0" calcext:value-type="float">
            <text:p>0</text:p>
          </table:table-cell>
          <table:table-cell office:value-type="float" office:value="12.9205629611623" calcext:value-type="float">
            <text:p>12.9205629611623</text:p>
          </table:table-cell>
          <table:table-cell office:value-type="float" office:value="-0.717265317506357" calcext:value-type="float">
            <text:p>-0.717265317506357</text:p>
          </table:table-cell>
          <table:table-cell office:value-type="float" office:value="6.25544840257981" calcext:value-type="float">
            <text:p>6.25544840257981</text:p>
          </table:table-cell>
          <table:table-cell office:value-type="float" office:value="-157.13455159742" calcext:value-type="float">
            <text:p>-157.13455159742</text:p>
          </table:table-cell>
          <table:table-cell office:value-type="float" office:value="7.81861141422134" calcext:value-type="float">
            <text:p>7.81861141422134</text:p>
          </table:table-cell>
          <table:table-cell office:value-type="float" office:value="-155.571388585779" calcext:value-type="float">
            <text:p>-155.571388585779</text:p>
          </table:table-cell>
          <table:table-cell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United Rentals</text:p>
          </table:table-cell>
          <table:table-cell office:value-type="float" office:value="286.22" calcext:value-type="float">
            <text:p>286.22</text:p>
          </table:table-cell>
          <table:table-cell office:value-type="float" office:value="2.79781198913961" calcext:value-type="float">
            <text:p>2.79781198913961</text:p>
          </table:table-cell>
          <table:table-cell office:value-type="float" office:value="-283.42218801086" calcext:value-type="float">
            <text:p>-283.42218801086</text:p>
          </table:table-cell>
          <table:table-cell office:value-type="float" office:value="1.73131930021016" calcext:value-type="float">
            <text:p>1.73131930021016</text:p>
          </table:table-cell>
          <table:table-cell office:value-type="float" office:value="4.52913128934977" calcext:value-type="float">
            <text:p>4.52913128934977</text:p>
          </table:table-cell>
          <table:table-cell office:value-type="float" office:value="-17.6040546445369" calcext:value-type="float">
            <text:p>-17.6040546445369</text:p>
          </table:table-cell>
          <table:table-cell office:value-type="float" office:value="1.75902040901352" calcext:value-type="float">
            <text:p>1.75902040901352</text:p>
          </table:table-cell>
          <table:table-cell office:value-type="float" office:value="-284.460979590986" calcext:value-type="float">
            <text:p>-284.460979590986</text:p>
          </table:table-cell>
          <table:table-cell office:value-type="float" office:value="62.9507697556413" calcext:value-type="float">
            <text:p>62.9507697556413</text:p>
          </table:table-cell>
          <table:table-cell office:value-type="float" office:value="-223.269230244359" calcext:value-type="float">
            <text:p>-223.269230244359</text:p>
          </table:table-cell>
          <table:table-cell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.S. Bancorp.</text:p>
          </table:table-cell>
          <table:table-cell office:value-type="float" office:value="47.64" calcext:value-type="float">
            <text:p>47.64</text:p>
          </table:table-cell>
          <table:table-cell office:value-type="float" office:value="0" calcext:value-type="float">
            <text:p>0</text:p>
          </table:table-cell>
          <table:table-cell office:value-type="float" office:value="-47.64" calcext:value-type="float">
            <text:p>-47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95017455192" calcext:value-type="float">
            <text:p>22.595017455192</text:p>
          </table:table-cell>
          <table:table-cell office:value-type="float" office:value="10.5493864915069" calcext:value-type="float">
            <text:p>10.5493864915069</text:p>
          </table:table-cell>
          <table:table-cell office:value-type="float" office:value="-37.0906135084931" calcext:value-type="float">
            <text:p>-37.0906135084931</text:p>
          </table:table-cell>
          <table:table-cell office:value-type="float" office:value="34.8935628571646" calcext:value-type="float">
            <text:p>34.8935628571646</text:p>
          </table:table-cell>
          <table:table-cell office:value-type="float" office:value="-12.7464371428354" calcext:value-type="float">
            <text:p>-12.7464371428354</text:p>
          </table:table-cell>
          <table:table-cell/>
        </table:table-row>
        <table:table-row table:style-name="ro1">
          <table:table-cell office:value-type="string" calcext:value-type="string">
            <text:p>USM</text:p>
          </table:table-cell>
          <table:table-cell office:value-type="string" calcext:value-type="string">
            <text:p>United States Cellular Corporation</text:p>
          </table:table-cell>
          <table:table-cell office:value-type="float" office:value="32.91" calcext:value-type="float">
            <text:p>32.91</text:p>
          </table:table-cell>
          <table:table-cell office:value-type="float" office:value="17.5562327454855" calcext:value-type="float">
            <text:p>17.5562327454855</text:p>
          </table:table-cell>
          <table:table-cell office:value-type="float" office:value="-15.3537672545145" calcext:value-type="float">
            <text:p>-15.3537672545145</text:p>
          </table:table-cell>
          <table:table-cell office:value-type="float" office:value="2.96061067781013" calcext:value-type="float">
            <text:p>2.96061067781013</text:p>
          </table:table-cell>
          <table:table-cell office:value-type="float" office:value="20.5168434232957" calcext:value-type="float">
            <text:p>20.5168434232957</text:p>
          </table:table-cell>
          <table:table-cell office:value-type="float" office:value="33.6227314556399" calcext:value-type="float">
            <text:p>33.6227314556399</text:p>
          </table:table-cell>
          <table:table-cell office:value-type="float" office:value="29.3986754567261" calcext:value-type="float">
            <text:p>29.3986754567261</text:p>
          </table:table-cell>
          <table:table-cell office:value-type="float" office:value="-3.51132454327394" calcext:value-type="float">
            <text:p>-3.51132454327394</text:p>
          </table:table-cell>
          <table:table-cell office:value-type="float" office:value="83.179959871468" calcext:value-type="float">
            <text:p>83.179959871468</text:p>
          </table:table-cell>
          <table:table-cell office:value-type="float" office:value="50.269959871468" calcext:value-type="float">
            <text:p>50.269959871468</text:p>
          </table:table-cell>
          <table:table-cell/>
        </table:table-row>
        <table:table-row table:style-name="ro1">
          <table:table-cell office:value-type="string" calcext:value-type="string">
            <text:p>USNA</text:p>
          </table:table-cell>
          <table:table-cell office:value-type="string" calcext:value-type="string">
            <text:p>Usana Health Sciences Inc</text:p>
          </table:table-cell>
          <table:table-cell office:value-type="float" office:value="90.59" calcext:value-type="float">
            <text:p>90.59</text:p>
          </table:table-cell>
          <table:table-cell office:value-type="float" office:value="13.2340916681093" calcext:value-type="float">
            <text:p>13.2340916681093</text:p>
          </table:table-cell>
          <table:table-cell office:value-type="float" office:value="-77.3559083318907" calcext:value-type="float">
            <text:p>-77.3559083318907</text:p>
          </table:table-cell>
          <table:table-cell office:value-type="float" office:value="3.71552573260744" calcext:value-type="float">
            <text:p>3.71552573260744</text:p>
          </table:table-cell>
          <table:table-cell office:value-type="float" office:value="16.9496174007167" calcext:value-type="float">
            <text:p>16.9496174007167</text:p>
          </table:table-cell>
          <table:table-cell office:value-type="float" office:value="16.2789242938162" calcext:value-type="float">
            <text:p>16.2789242938162</text:p>
          </table:table-cell>
          <table:table-cell office:value-type="float" office:value="10.7029976036625" calcext:value-type="float">
            <text:p>10.7029976036625</text:p>
          </table:table-cell>
          <table:table-cell office:value-type="float" office:value="-79.8870023963375" calcext:value-type="float">
            <text:p>-79.8870023963375</text:p>
          </table:table-cell>
          <table:table-cell office:value-type="float" office:value="18.4959666674557" calcext:value-type="float">
            <text:p>18.4959666674557</text:p>
          </table:table-cell>
          <table:table-cell office:value-type="float" office:value="-72.0940333325443" calcext:value-type="float">
            <text:p>-72.0940333325443</text:p>
          </table:table-cell>
          <table:table-cell/>
        </table:table-row>
        <table:table-row table:style-name="ro1">
          <table:table-cell office:value-type="string" calcext:value-type="string">
            <text:p>USPH</text:p>
          </table:table-cell>
          <table:table-cell office:value-type="string" calcext:value-type="string">
            <text:p>U.S. Physical Therapy</text:p>
          </table:table-cell>
          <table:table-cell office:value-type="float" office:value="138.79" calcext:value-type="float">
            <text:p>138.79</text:p>
          </table:table-cell>
          <table:table-cell office:value-type="float" office:value="2.34460539985292" calcext:value-type="float">
            <text:p>2.34460539985292</text:p>
          </table:table-cell>
          <table:table-cell office:value-type="float" office:value="-136.445394600147" calcext:value-type="float">
            <text:p>-136.445394600147</text:p>
          </table:table-cell>
          <table:table-cell office:value-type="float" office:value="0" calcext:value-type="float">
            <text:p>0</text:p>
          </table:table-cell>
          <table:table-cell office:value-type="float" office:value="2.34460539985292" calcext:value-type="float">
            <text:p>2.34460539985292</text:p>
          </table:table-cell>
          <table:table-cell office:value-type="float" office:value="-9.81195064725864" calcext:value-type="float">
            <text:p>-9.81195064725864</text:p>
          </table:table-cell>
          <table:table-cell office:value-type="float" office:value="-0.821456224927726" calcext:value-type="float">
            <text:p>-0.821456224927726</text:p>
          </table:table-cell>
          <table:table-cell office:value-type="float" office:value="-139.611456224928" calcext:value-type="float">
            <text:p>-139.611456224928</text:p>
          </table:table-cell>
          <table:table-cell office:value-type="float" office:value="20.6157030742353" calcext:value-type="float">
            <text:p>20.6157030742353</text:p>
          </table:table-cell>
          <table:table-cell office:value-type="float" office:value="-118.174296925765" calcext:value-type="float">
            <text:p>-118.174296925765</text:p>
          </table:table-cell>
          <table:table-cell/>
        </table:table-row>
        <table:table-row table:style-name="ro1">
          <table:table-cell office:value-type="string" calcext:value-type="string">
            <text:p>UTI</text:p>
          </table:table-cell>
          <table:table-cell office:value-type="string" calcext:value-type="string">
            <text:p>Universal Technical Institute Inc</text:p>
          </table:table-cell>
          <table:table-cell office:value-type="float" office:value="6.55" calcext:value-type="float">
            <text:p>6.55</text:p>
          </table:table-cell>
          <table:table-cell office:value-type="float" office:value="2.20191058886859" calcext:value-type="float">
            <text:p>2.20191058886859</text:p>
          </table:table-cell>
          <table:table-cell office:value-type="float" office:value="-4.3480894111314" calcext:value-type="float">
            <text:p>-4.3480894111314</text:p>
          </table:table-cell>
          <table:table-cell office:value-type="float" office:value="0" calcext:value-type="float">
            <text:p>0</text:p>
          </table:table-cell>
          <table:table-cell office:value-type="float" office:value="2.20191058886859" calcext:value-type="float">
            <text:p>2.20191058886859</text:p>
          </table:table-cell>
          <table:table-cell office:value-type="float" office:value="3.09199071746091" calcext:value-type="float">
            <text:p>3.09199071746091</text:p>
          </table:table-cell>
          <table:table-cell office:value-type="float" office:value="0.552081202577332" calcext:value-type="float">
            <text:p>0.552081202577332</text:p>
          </table:table-cell>
          <table:table-cell office:value-type="float" office:value="-5.99791879742267" calcext:value-type="float">
            <text:p>-5.99791879742267</text:p>
          </table:table-cell>
          <table:table-cell office:value-type="float" office:value="5.44616270576784" calcext:value-type="float">
            <text:p>5.44616270576784</text:p>
          </table:table-cell>
          <table:table-cell office:value-type="float" office:value="-1.10383729423216" calcext:value-type="float">
            <text:p>-1.10383729423216</text:p>
          </table:table-cell>
          <table:table-cell/>
        </table:table-row>
        <table:table-row table:style-name="ro1">
          <table:table-cell office:value-type="string" calcext:value-type="string">
            <text:p>UTL</text:p>
          </table:table-cell>
          <table:table-cell office:value-type="string" calcext:value-type="string">
            <text:p>Unitil Corp.</text:p>
          </table:table-cell>
          <table:table-cell office:value-type="float" office:value="42.12" calcext:value-type="float">
            <text:p>42.12</text:p>
          </table:table-cell>
          <table:table-cell office:value-type="float" office:value="0.399639205725071" calcext:value-type="float">
            <text:p>0.399639205725071</text:p>
          </table:table-cell>
          <table:table-cell office:value-type="float" office:value="-41.7203607942749" calcext:value-type="float">
            <text:p>-41.7203607942749</text:p>
          </table:table-cell>
          <table:table-cell office:value-type="float" office:value="0.606119462016358" calcext:value-type="float">
            <text:p>0.606119462016358</text:p>
          </table:table-cell>
          <table:table-cell office:value-type="float" office:value="1.00575866774143" calcext:value-type="float">
            <text:p>1.00575866774143</text:p>
          </table:table-cell>
          <table:table-cell office:value-type="float" office:value="25.9099418378421" calcext:value-type="float">
            <text:p>25.9099418378421</text:p>
          </table:table-cell>
          <table:table-cell office:value-type="float" office:value="0.213140909720038" calcext:value-type="float">
            <text:p>0.213140909720038</text:p>
          </table:table-cell>
          <table:table-cell office:value-type="float" office:value="-41.90685909028" calcext:value-type="float">
            <text:p>-41.90685909028</text:p>
          </table:table-cell>
          <table:table-cell office:value-type="float" office:value="25.9232631446996" calcext:value-type="float">
            <text:p>25.9232631446996</text:p>
          </table:table-cell>
          <table:table-cell office:value-type="float" office:value="-16.1967368553004" calcext:value-type="float">
            <text:p>-16.1967368553004</text:p>
          </table:table-cell>
          <table:table-cell/>
        </table:table-row>
        <table:table-row table:style-name="ro1">
          <table:table-cell office:value-type="string" calcext:value-type="string">
            <text:p>UVE</text:p>
          </table:table-cell>
          <table:table-cell office:value-type="string" calcext:value-type="string">
            <text:p>Universal Insurance Holdings Inc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office:value-type="float" office:value="-14.33" calcext:value-type="float">
            <text:p>-1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16495777122" calcext:value-type="float">
            <text:p>15.1516495777122</text:p>
          </table:table-cell>
          <table:table-cell office:value-type="float" office:value="9.34136250370204" calcext:value-type="float">
            <text:p>9.34136250370204</text:p>
          </table:table-cell>
          <table:table-cell office:value-type="float" office:value="-4.98863749629796" calcext:value-type="float">
            <text:p>-4.98863749629796</text:p>
          </table:table-cell>
          <table:table-cell office:value-type="float" office:value="15.1516495777122" calcext:value-type="float">
            <text:p>15.1516495777122</text:p>
          </table:table-cell>
          <table:table-cell office:value-type="float" office:value="0.82164957771219" calcext:value-type="float">
            <text:p>0.82164957771219</text:p>
          </table:table-cell>
          <table:table-cell/>
        </table:table-row>
        <table:table-row table:style-name="ro1">
          <table:table-cell office:value-type="string" calcext:value-type="string">
            <text:p>UVV</text:p>
          </table:table-cell>
          <table:table-cell office:value-type="string" calcext:value-type="string">
            <text:p>Universal Corp.</text:p>
          </table:table-cell>
          <table:table-cell office:value-type="float" office:value="51.42" calcext:value-type="float">
            <text:p>51.42</text:p>
          </table:table-cell>
          <table:table-cell office:value-type="float" office:value="3.89172007337425" calcext:value-type="float">
            <text:p>3.89172007337425</text:p>
          </table:table-cell>
          <table:table-cell office:value-type="float" office:value="-47.5282799266258" calcext:value-type="float">
            <text:p>-47.5282799266258</text:p>
          </table:table-cell>
          <table:table-cell office:value-type="float" office:value="39.1036182248103" calcext:value-type="float">
            <text:p>39.1036182248103</text:p>
          </table:table-cell>
          <table:table-cell office:value-type="float" office:value="42.9953382981845" calcext:value-type="float">
            <text:p>42.9953382981845</text:p>
          </table:table-cell>
          <table:table-cell office:value-type="float" office:value="41.4099737926377" calcext:value-type="float">
            <text:p>41.4099737926377</text:p>
          </table:table-cell>
          <table:table-cell office:value-type="float" office:value="51.3341149270767" calcext:value-type="float">
            <text:p>51.3341149270767</text:p>
          </table:table-cell>
          <table:table-cell office:value-type="float" office:value="-0.0858850729233041" calcext:value-type="float">
            <text:p>-0.085885072923304</text:p>
          </table:table-cell>
          <table:table-cell office:value-type="float" office:value="51.8267139691192" calcext:value-type="float">
            <text:p>51.8267139691192</text:p>
          </table:table-cell>
          <table:table-cell office:value-type="float" office:value="0.406713969119224" calcext:value-type="float">
            <text:p>0.406713969119224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sa Inc</text:p>
          </table:table-cell>
          <table:table-cell office:value-type="float" office:value="209.96" calcext:value-type="float">
            <text:p>209.96</text:p>
          </table:table-cell>
          <table:table-cell office:value-type="float" office:value="10.6366696004855" calcext:value-type="float">
            <text:p>10.6366696004855</text:p>
          </table:table-cell>
          <table:table-cell office:value-type="float" office:value="-199.323330399515" calcext:value-type="float">
            <text:p>-199.323330399515</text:p>
          </table:table-cell>
          <table:table-cell office:value-type="float" office:value="0" calcext:value-type="float">
            <text:p>0</text:p>
          </table:table-cell>
          <table:table-cell office:value-type="float" office:value="10.6366696004855" calcext:value-type="float">
            <text:p>10.6366696004855</text:p>
          </table:table-cell>
          <table:table-cell office:value-type="float" office:value="-6.31915219655249" calcext:value-type="float">
            <text:p>-6.31915219655249</text:p>
          </table:table-cell>
          <table:table-cell office:value-type="float" office:value="8.18930994682908" calcext:value-type="float">
            <text:p>8.18930994682908</text:p>
          </table:table-cell>
          <table:table-cell office:value-type="float" office:value="-201.770690053171" calcext:value-type="float">
            <text:p>-201.770690053171</text:p>
          </table:table-cell>
          <table:table-cell office:value-type="float" office:value="22.214903490754" calcext:value-type="float">
            <text:p>22.214903490754</text:p>
          </table:table-cell>
          <table:table-cell office:value-type="float" office:value="-187.745096509246" calcext:value-type="float">
            <text:p>-187.745096509246</text:p>
          </table:table-cell>
          <table:table-cell/>
        </table:table-row>
        <table:table-row table:style-name="ro1">
          <table:table-cell office:value-type="string" calcext:value-type="string">
            <text:p>VAC</text:p>
          </table:table-cell>
          <table:table-cell office:value-type="string" calcext:value-type="string">
            <text:p>Marriott Vacations Worldwide Corp</text:p>
          </table:table-cell>
          <table:table-cell office:value-type="float" office:value="144.57" calcext:value-type="float">
            <text:p>144.57</text:p>
          </table:table-cell>
          <table:table-cell office:value-type="float" office:value="13.7837767674978" calcext:value-type="float">
            <text:p>13.7837767674978</text:p>
          </table:table-cell>
          <table:table-cell office:value-type="float" office:value="-130.786223232502" calcext:value-type="float">
            <text:p>-130.786223232502</text:p>
          </table:table-cell>
          <table:table-cell office:value-type="float" office:value="18.7761340772806" calcext:value-type="float">
            <text:p>18.7761340772806</text:p>
          </table:table-cell>
          <table:table-cell office:value-type="float" office:value="32.5599108447785" calcext:value-type="float">
            <text:p>32.5599108447785</text:p>
          </table:table-cell>
          <table:table-cell office:value-type="float" office:value="-26.6664939229861" calcext:value-type="float">
            <text:p>-26.6664939229861</text:p>
          </table:table-cell>
          <table:table-cell office:value-type="float" office:value="66.6053524012484" calcext:value-type="float">
            <text:p>66.6053524012484</text:p>
          </table:table-cell>
          <table:table-cell office:value-type="float" office:value="-77.9646475987516" calcext:value-type="float">
            <text:p>-77.9646475987516</text:p>
          </table:table-cell>
          <table:table-cell office:value-type="float" office:value="65.7286457517255" calcext:value-type="float">
            <text:p>65.7286457517255</text:p>
          </table:table-cell>
          <table:table-cell office:value-type="float" office:value="-78.8413542482745" calcext:value-type="float">
            <text:p>-78.8413542482745</text:p>
          </table:table-cell>
          <table:table-cell/>
        </table:table-row>
        <table:table-row table:style-name="ro1">
          <table:table-cell office:value-type="string" calcext:value-type="string">
            <text:p>VALE</text:p>
          </table:table-cell>
          <table:table-cell office:value-type="string" calcext:value-type="string">
            <text:p>Vale S.A.</text:p>
          </table:table-cell>
          <table:table-cell office:value-type="float" office:value="17.5" calcext:value-type="float">
            <text:p>17.5</text:p>
          </table:table-cell>
          <table:table-cell office:value-type="float" office:value="1.69742507825428" calcext:value-type="float">
            <text:p>1.69742507825428</text:p>
          </table:table-cell>
          <table:table-cell office:value-type="float" office:value="-15.8025749217457" calcext:value-type="float">
            <text:p>-15.8025749217457</text:p>
          </table:table-cell>
          <table:table-cell office:value-type="float" office:value="0.819192102983586" calcext:value-type="float">
            <text:p>0.819192102983586</text:p>
          </table:table-cell>
          <table:table-cell office:value-type="float" office:value="2.51661718123786" calcext:value-type="float">
            <text:p>2.51661718123786</text:p>
          </table:table-cell>
          <table:table-cell office:value-type="float" office:value="5.27677796066003" calcext:value-type="float">
            <text:p>5.27677796066003</text:p>
          </table:table-cell>
          <table:table-cell office:value-type="float" office:value="1.29814225605622" calcext:value-type="float">
            <text:p>1.29814225605622</text:p>
          </table:table-cell>
          <table:table-cell office:value-type="float" office:value="-16.2018577439438" calcext:value-type="float">
            <text:p>-16.2018577439438</text:p>
          </table:table-cell>
          <table:table-cell office:value-type="float" office:value="6.52836875972066" calcext:value-type="float">
            <text:p>6.52836875972066</text:p>
          </table:table-cell>
          <table:table-cell office:value-type="float" office:value="-10.9716312402793" calcext:value-type="float">
            <text:p>-10.9716312402793</text:p>
          </table:table-cell>
          <table:table-cell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Varian Medical Systems</text:p>
          </table:table-cell>
          <table:table-cell office:value-type="float" office:value="176.12" calcext:value-type="float">
            <text:p>176.12</text:p>
          </table:table-cell>
          <table:table-cell office:value-type="float" office:value="8.42018722519857" calcext:value-type="float">
            <text:p>8.42018722519857</text:p>
          </table:table-cell>
          <table:table-cell office:value-type="float" office:value="-167.699812774801" calcext:value-type="float">
            <text:p>-167.699812774801</text:p>
          </table:table-cell>
          <table:table-cell office:value-type="float" office:value="6.22503690242599" calcext:value-type="float">
            <text:p>6.22503690242599</text:p>
          </table:table-cell>
          <table:table-cell office:value-type="float" office:value="14.6452241276246" calcext:value-type="float">
            <text:p>14.6452241276246</text:p>
          </table:table-cell>
          <table:table-cell office:value-type="float" office:value="14.651757313109" calcext:value-type="float">
            <text:p>14.651757313109</text:p>
          </table:table-cell>
          <table:table-cell office:value-type="float" office:value="9.76057911375662" calcext:value-type="float">
            <text:p>9.76057911375662</text:p>
          </table:table-cell>
          <table:table-cell office:value-type="float" office:value="-166.359420886243" calcext:value-type="float">
            <text:p>-166.359420886243</text:p>
          </table:table-cell>
          <table:table-cell office:value-type="float" office:value="24.3720484497116" calcext:value-type="float">
            <text:p>24.3720484497116</text:p>
          </table:table-cell>
          <table:table-cell office:value-type="float" office:value="-151.747951550288" calcext:value-type="float">
            <text:p>-151.747951550288</text:p>
          </table:table-cell>
          <table:table-cell/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isteon Corp.</text:p>
          </table:table-cell>
          <table:table-cell office:value-type="float" office:value="140.17" calcext:value-type="float">
            <text:p>140.17</text:p>
          </table:table-cell>
          <table:table-cell office:value-type="float" office:value="15.4853227703551" calcext:value-type="float">
            <text:p>15.4853227703551</text:p>
          </table:table-cell>
          <table:table-cell office:value-type="float" office:value="-124.684677229645" calcext:value-type="float">
            <text:p>-124.684677229645</text:p>
          </table:table-cell>
          <table:table-cell office:value-type="float" office:value="5.89232699382423" calcext:value-type="float">
            <text:p>5.89232699382423</text:p>
          </table:table-cell>
          <table:table-cell office:value-type="float" office:value="21.3776497641794" calcext:value-type="float">
            <text:p>21.3776497641794</text:p>
          </table:table-cell>
          <table:table-cell office:value-type="float" office:value="9.30556519146631" calcext:value-type="float">
            <text:p>9.30556519146631</text:p>
          </table:table-cell>
          <table:table-cell office:value-type="float" office:value="17.2458351038758" calcext:value-type="float">
            <text:p>17.2458351038758</text:p>
          </table:table-cell>
          <table:table-cell office:value-type="float" office:value="-122.924164896124" calcext:value-type="float">
            <text:p>-122.924164896124</text:p>
          </table:table-cell>
          <table:table-cell office:value-type="float" office:value="13.8325969062337" calcext:value-type="float">
            <text:p>13.8325969062337</text:p>
          </table:table-cell>
          <table:table-cell office:value-type="float" office:value="-126.337403093766" calcext:value-type="float">
            <text:p>-126.337403093766</text:p>
          </table:table-cell>
          <table:table-cell/>
        </table:table-row>
        <table:table-row table:style-name="ro1">
          <table:table-cell office:value-type="string" calcext:value-type="string">
            <text:p>VCRA</text:p>
          </table:table-cell>
          <table:table-cell office:value-type="string" calcext:value-type="string">
            <text:p>Vocera Communication Inc</text:p>
          </table:table-cell>
          <table:table-cell office:value-type="float" office:value="52.92" calcext:value-type="float">
            <text:p>52.92</text:p>
          </table:table-cell>
          <table:table-cell office:value-type="float" office:value="7.19721742799944" calcext:value-type="float">
            <text:p>7.19721742799944</text:p>
          </table:table-cell>
          <table:table-cell office:value-type="float" office:value="-45.7227825720006" calcext:value-type="float">
            <text:p>-45.7227825720006</text:p>
          </table:table-cell>
          <table:table-cell office:value-type="float" office:value="0.263315084596741" calcext:value-type="float">
            <text:p>0.263315084596741</text:p>
          </table:table-cell>
          <table:table-cell office:value-type="float" office:value="7.46053251259618" calcext:value-type="float">
            <text:p>7.46053251259618</text:p>
          </table:table-cell>
          <table:table-cell office:value-type="float" office:value="3.27989774905303" calcext:value-type="float">
            <text:p>3.27989774905303</text:p>
          </table:table-cell>
          <table:table-cell office:value-type="float" office:value="6.68566724845677" calcext:value-type="float">
            <text:p>6.68566724845677</text:p>
          </table:table-cell>
          <table:table-cell office:value-type="float" office:value="-46.2343327515432" calcext:value-type="float">
            <text:p>-46.2343327515432</text:p>
          </table:table-cell>
          <table:table-cell office:value-type="float" office:value="4.94423619867806" calcext:value-type="float">
            <text:p>4.94423619867806</text:p>
          </table:table-cell>
          <table:table-cell office:value-type="float" office:value="-47.9757638013219" calcext:value-type="float">
            <text:p>-47.9757638013219</text:p>
          </table:table-cell>
          <table:table-cell/>
        </table:table-row>
        <table:table-row table:style-name="ro1">
          <table:table-cell office:value-type="string" calcext:value-type="string">
            <text:p>VEC</text:p>
          </table:table-cell>
          <table:table-cell office:value-type="string" calcext:value-type="string">
            <text:p>Vectrus Inc</text:p>
          </table:table-cell>
          <table:table-cell office:value-type="float" office:value="55.33" calcext:value-type="float">
            <text:p>55.33</text:p>
          </table:table-cell>
          <table:table-cell office:value-type="float" office:value="5.48269836780171" calcext:value-type="float">
            <text:p>5.48269836780171</text:p>
          </table:table-cell>
          <table:table-cell office:value-type="float" office:value="-49.8473016321983" calcext:value-type="float">
            <text:p>-49.8473016321983</text:p>
          </table:table-cell>
          <table:table-cell office:value-type="float" office:value="0" calcext:value-type="float">
            <text:p>0</text:p>
          </table:table-cell>
          <table:table-cell office:value-type="float" office:value="5.48269836780171" calcext:value-type="float">
            <text:p>5.48269836780171</text:p>
          </table:table-cell>
          <table:table-cell office:value-type="float" office:value="0.840719414261244" calcext:value-type="float">
            <text:p>0.840719414261244</text:p>
          </table:table-cell>
          <table:table-cell office:value-type="float" office:value="9.39114468597887" calcext:value-type="float">
            <text:p>9.39114468597887</text:p>
          </table:table-cell>
          <table:table-cell office:value-type="float" office:value="-45.9388553140211" calcext:value-type="float">
            <text:p>-45.9388553140211</text:p>
          </table:table-cell>
          <table:table-cell office:value-type="float" office:value="24.4142405980162" calcext:value-type="float">
            <text:p>24.4142405980162</text:p>
          </table:table-cell>
          <table:table-cell office:value-type="float" office:value="-30.9157594019838" calcext:value-type="float">
            <text:p>-30.9157594019838</text:p>
          </table:table-cell>
          <table:table-cell/>
        </table:table-row>
        <table:table-row table:style-name="ro1">
          <table:table-cell office:value-type="string" calcext:value-type="string">
            <text:p>VEEV</text:p>
          </table:table-cell>
          <table:table-cell office:value-type="string" calcext:value-type="string">
            <text:p>Veeva Systems Inc</text:p>
          </table:table-cell>
          <table:table-cell office:value-type="float" office:value="318.03" calcext:value-type="float">
            <text:p>318.03</text:p>
          </table:table-cell>
          <table:table-cell office:value-type="float" office:value="11.6624581761456" calcext:value-type="float">
            <text:p>11.6624581761456</text:p>
          </table:table-cell>
          <table:table-cell office:value-type="float" office:value="-306.367541823854" calcext:value-type="float">
            <text:p>-306.367541823854</text:p>
          </table:table-cell>
          <table:table-cell office:value-type="float" office:value="0" calcext:value-type="float">
            <text:p>0</text:p>
          </table:table-cell>
          <table:table-cell office:value-type="float" office:value="11.6624581761456" calcext:value-type="float">
            <text:p>11.6624581761456</text:p>
          </table:table-cell>
          <table:table-cell office:value-type="float" office:value="11.3746643590951" calcext:value-type="float">
            <text:p>11.3746643590951</text:p>
          </table:table-cell>
          <table:table-cell office:value-type="float" office:value="10.5271292768037" calcext:value-type="float">
            <text:p>10.5271292768037</text:p>
          </table:table-cell>
          <table:table-cell office:value-type="float" office:value="-307.502870723196" calcext:value-type="float">
            <text:p>-307.502870723196</text:p>
          </table:table-cell>
          <table:table-cell office:value-type="float" office:value="15.445839237774" calcext:value-type="float">
            <text:p>15.445839237774</text:p>
          </table:table-cell>
          <table:table-cell office:value-type="float" office:value="-302.584160762226" calcext:value-type="float">
            <text:p>-302.584160762226</text:p>
          </table:table-cell>
          <table:table-cell/>
        </table:table-row>
        <table:table-row table:style-name="ro1">
          <table:table-cell office:value-type="string" calcext:value-type="string">
            <text:p>VFC</text:p>
          </table:table-cell>
          <table:table-cell office:value-type="string" calcext:value-type="string">
            <text:p>VF Corp.</text:p>
          </table:table-cell>
          <table:table-cell office:value-type="float" office:value="79.51" calcext:value-type="float">
            <text:p>79.51</text:p>
          </table:table-cell>
          <table:table-cell office:value-type="float" office:value="9.83789648601966" calcext:value-type="float">
            <text:p>9.83789648601966</text:p>
          </table:table-cell>
          <table:table-cell office:value-type="float" office:value="-69.6721035139804" calcext:value-type="float">
            <text:p>-69.6721035139804</text:p>
          </table:table-cell>
          <table:table-cell office:value-type="float" office:value="2.74686066201761" calcext:value-type="float">
            <text:p>2.74686066201761</text:p>
          </table:table-cell>
          <table:table-cell office:value-type="float" office:value="12.5847571480373" calcext:value-type="float">
            <text:p>12.5847571480373</text:p>
          </table:table-cell>
          <table:table-cell office:value-type="float" office:value="0.209132324053896" calcext:value-type="float">
            <text:p>0.209132324053896</text:p>
          </table:table-cell>
          <table:table-cell office:value-type="float" office:value="12.2211599753603" calcext:value-type="float">
            <text:p>12.2211599753603</text:p>
          </table:table-cell>
          <table:table-cell office:value-type="float" office:value="-67.2888400246397" calcext:value-type="float">
            <text:p>-67.2888400246397</text:p>
          </table:table-cell>
          <table:table-cell office:value-type="float" office:value="8.01139675177625" calcext:value-type="float">
            <text:p>8.01139675177625</text:p>
          </table:table-cell>
          <table:table-cell office:value-type="float" office:value="-71.4986032482238" calcext:value-type="float">
            <text:p>-71.4986032482238</text:p>
          </table:table-cell>
          <table:table-cell/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Vonage Holdings Corp</text:p>
          </table:table-cell>
          <table:table-cell office:value-type="float" office:value="15.35" calcext:value-type="float">
            <text:p>15.35</text:p>
          </table:table-cell>
          <table:table-cell office:value-type="float" office:value="0.191537342618036" calcext:value-type="float">
            <text:p>0.191537342618036</text:p>
          </table:table-cell>
          <table:table-cell office:value-type="float" office:value="-15.158462657382" calcext:value-type="float">
            <text:p>-15.158462657382</text:p>
          </table:table-cell>
          <table:table-cell office:value-type="float" office:value="0.00401477411100982" calcext:value-type="float">
            <text:p>0.00401477411101</text:p>
          </table:table-cell>
          <table:table-cell office:value-type="float" office:value="0.195552116729046" calcext:value-type="float">
            <text:p>0.195552116729046</text:p>
          </table:table-cell>
          <table:table-cell office:value-type="float" office:value="-1.29216934296261" calcext:value-type="float">
            <text:p>-1.29216934296261</text:p>
          </table:table-cell>
          <table:table-cell office:value-type="float" office:value="-0.168358767108535" calcext:value-type="float">
            <text:p>-0.168358767108535</text:p>
          </table:table-cell>
          <table:table-cell office:value-type="float" office:value="-15.5183587671085" calcext:value-type="float">
            <text:p>-15.5183587671085</text:p>
          </table:table-cell>
          <table:table-cell office:value-type="float" office:value="2.20526266738145" calcext:value-type="float">
            <text:p>2.20526266738145</text:p>
          </table:table-cell>
          <table:table-cell office:value-type="float" office:value="-13.1447373326186" calcext:value-type="float">
            <text:p>-13.1447373326186</text:p>
          </table:table-cell>
          <table:table-cell/>
        </table:table-row>
        <table:table-row table:style-name="ro1">
          <table:table-cell office:value-type="string" calcext:value-type="string">
            <text:p>VGR</text:p>
          </table:table-cell>
          <table:table-cell office:value-type="string" calcext:value-type="string">
            <text:p>Vector Group Ltd</text:p>
          </table:table-cell>
          <table:table-cell office:value-type="float" office:value="14.32" calcext:value-type="float">
            <text:p>14.32</text:p>
          </table:table-cell>
          <table:table-cell office:value-type="float" office:value="3.75204123325422" calcext:value-type="float">
            <text:p>3.75204123325422</text:p>
          </table:table-cell>
          <table:table-cell office:value-type="float" office:value="-10.5679587667458" calcext:value-type="float">
            <text:p>-10.5679587667458</text:p>
          </table:table-cell>
          <table:table-cell office:value-type="float" office:value="0.616778190741963" calcext:value-type="float">
            <text:p>0.616778190741963</text:p>
          </table:table-cell>
          <table:table-cell office:value-type="float" office:value="4.36881942399618" calcext:value-type="float">
            <text:p>4.36881942399618</text:p>
          </table:table-cell>
          <table:table-cell office:value-type="float" office:value="-5.67367700301797" calcext:value-type="float">
            <text:p>-5.67367700301797</text:p>
          </table:table-cell>
          <table:table-cell office:value-type="float" office:value="2.35261987019685" calcext:value-type="float">
            <text:p>2.35261987019685</text:p>
          </table:table-cell>
          <table:table-cell office:value-type="float" office:value="-11.9673801298031" calcext:value-type="float">
            <text:p>-11.9673801298031</text:p>
          </table:table-cell>
          <table:table-cell office:value-type="float" office:value="-4.3192934686707" calcext:value-type="float">
            <text:p>-4.3192934686707</text:p>
          </table:table-cell>
          <table:table-cell office:value-type="float" office:value="-18.6392934686707" calcext:value-type="float">
            <text:p>-18.6392934686707</text:p>
          </table:table-cell>
          <table:table-cell/>
        </table:table-row>
        <table:table-row table:style-name="ro1">
          <table:table-cell office:value-type="string" calcext:value-type="string">
            <text:p>VHI</text:p>
          </table:table-cell>
          <table:table-cell office:value-type="string" calcext:value-type="string">
            <text:p>Valhi</text:p>
          </table:table-cell>
          <table:table-cell office:value-type="float" office:value="17.97" calcext:value-type="float">
            <text:p>17.97</text:p>
          </table:table-cell>
          <table:table-cell office:value-type="float" office:value="17.4370734747698" calcext:value-type="float">
            <text:p>17.4370734747698</text:p>
          </table:table-cell>
          <table:table-cell office:value-type="float" office:value="-0.532926525230188" calcext:value-type="float">
            <text:p>-0.532926525230188</text:p>
          </table:table-cell>
          <table:table-cell office:value-type="float" office:value="18.427414361775" calcext:value-type="float">
            <text:p>18.427414361775</text:p>
          </table:table-cell>
          <table:table-cell office:value-type="float" office:value="35.8644878365448" calcext:value-type="float">
            <text:p>35.8644878365448</text:p>
          </table:table-cell>
          <table:table-cell office:value-type="float" office:value="-14.5863064928906" calcext:value-type="float">
            <text:p>-14.5863064928906</text:p>
          </table:table-cell>
          <table:table-cell office:value-type="float" office:value="39.005283221047" calcext:value-type="float">
            <text:p>39.005283221047</text:p>
          </table:table-cell>
          <table:table-cell office:value-type="float" office:value="21.035283221047" calcext:value-type="float">
            <text:p>21.035283221047</text:p>
          </table:table-cell>
          <table:table-cell office:value-type="float" office:value="22.4453688176246" calcext:value-type="float">
            <text:p>22.4453688176246</text:p>
          </table:table-cell>
          <table:table-cell office:value-type="float" office:value="4.47536881762459" calcext:value-type="float">
            <text:p>4.47536881762459</text:p>
          </table:table-cell>
          <table:table-cell/>
        </table:table-row>
        <table:table-row table:style-name="ro1">
          <table:table-cell office:value-type="string" calcext:value-type="string">
            <text:p>VIPS</text:p>
          </table:table-cell>
          <table:table-cell office:value-type="string" calcext:value-type="string">
            <text:p>Vipshop Holdings Ltd</text:p>
          </table:table-cell>
          <table:table-cell office:value-type="float" office:value="33.09" calcext:value-type="float">
            <text:p>33.09</text:p>
          </table:table-cell>
          <table:table-cell office:value-type="float" office:value="4.35088206735081" calcext:value-type="float">
            <text:p>4.35088206735081</text:p>
          </table:table-cell>
          <table:table-cell office:value-type="float" office:value="-28.7391179326492" calcext:value-type="float">
            <text:p>-28.7391179326492</text:p>
          </table:table-cell>
          <table:table-cell office:value-type="float" office:value="2.01955971135528" calcext:value-type="float">
            <text:p>2.01955971135528</text:p>
          </table:table-cell>
          <table:table-cell office:value-type="float" office:value="6.37044177870609" calcext:value-type="float">
            <text:p>6.37044177870609</text:p>
          </table:table-cell>
          <table:table-cell office:value-type="float" office:value="5.97914067940338" calcext:value-type="float">
            <text:p>5.97914067940338</text:p>
          </table:table-cell>
          <table:table-cell office:value-type="float" office:value="0.53913392122405" calcext:value-type="float">
            <text:p>0.53913392122405</text:p>
          </table:table-cell>
          <table:table-cell office:value-type="float" office:value="-32.550866078776" calcext:value-type="float">
            <text:p>-32.550866078776</text:p>
          </table:table-cell>
          <table:table-cell office:value-type="float" office:value="8.15270229834656" calcext:value-type="float">
            <text:p>8.15270229834656</text:p>
          </table:table-cell>
          <table:table-cell office:value-type="float" office:value="-24.9372977016534" calcext:value-type="float">
            <text:p>-24.9372977016534</text:p>
          </table:table-cell>
          <table:table-cell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Valero Energy Corp.</text:p>
          </table:table-cell>
          <table:table-cell office:value-type="float" office:value="64.74" calcext:value-type="float">
            <text:p>64.74</text:p>
          </table:table-cell>
          <table:table-cell office:value-type="float" office:value="9.92424476000796" calcext:value-type="float">
            <text:p>9.92424476000796</text:p>
          </table:table-cell>
          <table:table-cell office:value-type="float" office:value="-54.815755239992" calcext:value-type="float">
            <text:p>-54.815755239992</text:p>
          </table:table-cell>
          <table:table-cell office:value-type="float" office:value="13.1366887025853" calcext:value-type="float">
            <text:p>13.1366887025853</text:p>
          </table:table-cell>
          <table:table-cell office:value-type="float" office:value="23.0609334625932" calcext:value-type="float">
            <text:p>23.0609334625932</text:p>
          </table:table-cell>
          <table:table-cell office:value-type="float" office:value="47.1395495482167" calcext:value-type="float">
            <text:p>47.1395495482167</text:p>
          </table:table-cell>
          <table:table-cell office:value-type="float" office:value="17.9014051761943" calcext:value-type="float">
            <text:p>17.9014051761943</text:p>
          </table:table-cell>
          <table:table-cell office:value-type="float" office:value="-46.8385948238057" calcext:value-type="float">
            <text:p>-46.8385948238057</text:p>
          </table:table-cell>
          <table:table-cell office:value-type="float" office:value="47.1395495482167" calcext:value-type="float">
            <text:p>47.1395495482167</text:p>
          </table:table-cell>
          <table:table-cell office:value-type="float" office:value="-17.6004504517833" calcext:value-type="float">
            <text:p>-17.6004504517833</text:p>
          </table:table-cell>
          <table:table-cell/>
        </table:table-row>
        <table:table-row table:style-name="ro1">
          <table:table-cell office:value-type="string" calcext:value-type="string">
            <text:p>VLRS</text:p>
          </table:table-cell>
          <table:table-cell office:value-type="string" calcext:value-type="string">
            <text:p>Controladora Vuela Cia De Aviacion</text:p>
          </table:table-cell>
          <table:table-cell office:value-type="float" office:value="13.6" calcext:value-type="float">
            <text:p>13.6</text:p>
          </table:table-cell>
          <table:table-cell office:value-type="float" office:value="5.39076881415291" calcext:value-type="float">
            <text:p>5.39076881415291</text:p>
          </table:table-cell>
          <table:table-cell office:value-type="float" office:value="-8.20923118584709" calcext:value-type="float">
            <text:p>-8.20923118584709</text:p>
          </table:table-cell>
          <table:table-cell office:value-type="float" office:value="0.167046431260053" calcext:value-type="float">
            <text:p>0.167046431260053</text:p>
          </table:table-cell>
          <table:table-cell office:value-type="float" office:value="5.55781524541296" calcext:value-type="float">
            <text:p>5.55781524541296</text:p>
          </table:table-cell>
          <table:table-cell office:value-type="float" office:value="-3.66503338021161" calcext:value-type="float">
            <text:p>-3.66503338021161</text:p>
          </table:table-cell>
          <table:table-cell office:value-type="float" office:value="-7.37923695955996" calcext:value-type="float">
            <text:p>-7.37923695955996</text:p>
          </table:table-cell>
          <table:table-cell office:value-type="float" office:value="-20.97923695956" calcext:value-type="float">
            <text:p>-20.97923695956</text:p>
          </table:table-cell>
          <table:table-cell office:value-type="float" office:value="-3.55510372743224" calcext:value-type="float">
            <text:p>-3.55510372743224</text:p>
          </table:table-cell>
          <table:table-cell office:value-type="float" office:value="-17.1551037274322" calcext:value-type="float">
            <text:p>-17.1551037274322</text:p>
          </table:table-cell>
          <table:table-cell/>
        </table:table-row>
        <table:table-row table:style-name="ro1">
          <table:table-cell office:value-type="string" calcext:value-type="string">
            <text:p>VLY</text:p>
          </table:table-cell>
          <table:table-cell office:value-type="string" calcext:value-type="string">
            <text:p>Valley National Bancorp</text:p>
          </table:table-cell>
          <table:table-cell office:value-type="float" office:value="11.75" calcext:value-type="float">
            <text:p>11.75</text:p>
          </table:table-cell>
          <table:table-cell office:value-type="float" office:value="0" calcext:value-type="float">
            <text:p>0</text:p>
          </table:table-cell>
          <table:table-cell office:value-type="float" office:value="-11.75" calcext:value-type="float">
            <text:p>-1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799611895532" calcext:value-type="float">
            <text:p>7.11799611895532</text:p>
          </table:table-cell>
          <table:table-cell office:value-type="float" office:value="2.17251911153818" calcext:value-type="float">
            <text:p>2.17251911153818</text:p>
          </table:table-cell>
          <table:table-cell office:value-type="float" office:value="-9.57748088846182" calcext:value-type="float">
            <text:p>-9.57748088846182</text:p>
          </table:table-cell>
          <table:table-cell office:value-type="float" office:value="11.2256225457384" calcext:value-type="float">
            <text:p>11.2256225457384</text:p>
          </table:table-cell>
          <table:table-cell office:value-type="float" office:value="-0.524377454261622" calcext:value-type="float">
            <text:p>-0.524377454261622</text:p>
          </table:table-cell>
          <table:table-cell/>
        </table:table-row>
        <table:table-row table:style-name="ro1">
          <table:table-cell office:value-type="string" calcext:value-type="string">
            <text:p>VMC</text:p>
          </table:table-cell>
          <table:table-cell office:value-type="string" calcext:value-type="string">
            <text:p>Vulcan Materials Co</text:p>
          </table:table-cell>
          <table:table-cell office:value-type="float" office:value="164.5" calcext:value-type="float">
            <text:p>164.5</text:p>
          </table:table-cell>
          <table:table-cell office:value-type="float" office:value="8.18118530983921" calcext:value-type="float">
            <text:p>8.18118530983921</text:p>
          </table:table-cell>
          <table:table-cell office:value-type="float" office:value="-156.318814690161" calcext:value-type="float">
            <text:p>-156.318814690161</text:p>
          </table:table-cell>
          <table:table-cell office:value-type="float" office:value="3.43714679679428" calcext:value-type="float">
            <text:p>3.43714679679428</text:p>
          </table:table-cell>
          <table:table-cell office:value-type="float" office:value="11.6183321066335" calcext:value-type="float">
            <text:p>11.6183321066335</text:p>
          </table:table-cell>
          <table:table-cell office:value-type="float" office:value="12.4453404414132" calcext:value-type="float">
            <text:p>12.4453404414132</text:p>
          </table:table-cell>
          <table:table-cell office:value-type="float" office:value="9.02141515247134" calcext:value-type="float">
            <text:p>9.02141515247134</text:p>
          </table:table-cell>
          <table:table-cell office:value-type="float" office:value="-155.478584847529" calcext:value-type="float">
            <text:p>-155.478584847529</text:p>
          </table:table-cell>
          <table:table-cell office:value-type="float" office:value="44.7384432192195" calcext:value-type="float">
            <text:p>44.7384432192195</text:p>
          </table:table-cell>
          <table:table-cell office:value-type="float" office:value="-119.76155678078" calcext:value-type="float">
            <text:p>-119.76155678078</text:p>
          </table:table-cell>
          <table:table-cell/>
        </table:table-row>
        <table:table-row table:style-name="ro1">
          <table:table-cell office:value-type="string" calcext:value-type="string">
            <text:p>VMI</text:p>
          </table:table-cell>
          <table:table-cell office:value-type="string" calcext:value-type="string">
            <text:p>Valmont Industries</text:p>
          </table:table-cell>
          <table:table-cell office:value-type="float" office:value="225" calcext:value-type="float">
            <text:p>225</text:p>
          </table:table-cell>
          <table:table-cell office:value-type="float" office:value="20.8468903641448" calcext:value-type="float">
            <text:p>20.8468903641448</text:p>
          </table:table-cell>
          <table:table-cell office:value-type="float" office:value="-204.153109635855" calcext:value-type="float">
            <text:p>-204.153109635855</text:p>
          </table:table-cell>
          <table:table-cell office:value-type="float" office:value="21.0837061075688" calcext:value-type="float">
            <text:p>21.0837061075688</text:p>
          </table:table-cell>
          <table:table-cell office:value-type="float" office:value="41.9305964717136" calcext:value-type="float">
            <text:p>41.9305964717136</text:p>
          </table:table-cell>
          <table:table-cell office:value-type="float" office:value="26.9522477263007" calcext:value-type="float">
            <text:p>26.9522477263007</text:p>
          </table:table-cell>
          <table:table-cell office:value-type="float" office:value="43.9578107553778" calcext:value-type="float">
            <text:p>43.9578107553778</text:p>
          </table:table-cell>
          <table:table-cell office:value-type="float" office:value="-181.042189244622" calcext:value-type="float">
            <text:p>-181.042189244622</text:p>
          </table:table-cell>
          <table:table-cell office:value-type="float" office:value="54.6957790522759" calcext:value-type="float">
            <text:p>54.6957790522759</text:p>
          </table:table-cell>
          <table:table-cell office:value-type="float" office:value="-170.304220947724" calcext:value-type="float">
            <text:p>-170.304220947724</text:p>
          </table:table-cell>
          <table:table-cell/>
        </table:table-row>
        <table:table-row table:style-name="ro1">
          <table:table-cell office:value-type="string" calcext:value-type="string">
            <text:p>VMW</text:p>
          </table:table-cell>
          <table:table-cell office:value-type="string" calcext:value-type="string">
            <text:p>Vmware Inc.</text:p>
          </table:table-cell>
          <table:table-cell office:value-type="float" office:value="145.13" calcext:value-type="float">
            <text:p>145.13</text:p>
          </table:table-cell>
          <table:table-cell office:value-type="float" office:value="34.6316087935287" calcext:value-type="float">
            <text:p>34.6316087935287</text:p>
          </table:table-cell>
          <table:table-cell office:value-type="float" office:value="-110.498391206471" calcext:value-type="float">
            <text:p>-110.498391206471</text:p>
          </table:table-cell>
          <table:table-cell office:value-type="float" office:value="0" calcext:value-type="float">
            <text:p>0</text:p>
          </table:table-cell>
          <table:table-cell office:value-type="float" office:value="34.6316087935287" calcext:value-type="float">
            <text:p>34.6316087935287</text:p>
          </table:table-cell>
          <table:table-cell office:value-type="float" office:value="-19.0305043703793" calcext:value-type="float">
            <text:p>-19.0305043703793</text:p>
          </table:table-cell>
          <table:table-cell office:value-type="float" office:value="-7.06314237836207" calcext:value-type="float">
            <text:p>-7.06314237836207</text:p>
          </table:table-cell>
          <table:table-cell office:value-type="float" office:value="-152.193142378362" calcext:value-type="float">
            <text:p>-152.193142378362</text:p>
          </table:table-cell>
          <table:table-cell office:value-type="float" office:value="75.3046475459081" calcext:value-type="float">
            <text:p>75.3046475459081</text:p>
          </table:table-cell>
          <table:table-cell office:value-type="float" office:value="-69.8253524540919" calcext:value-type="float">
            <text:p>-69.8253524540919</text:p>
          </table:table-cell>
          <table:table-cell/>
        </table:table-row>
        <table:table-row table:style-name="ro1">
          <table:table-cell office:value-type="string" calcext:value-type="string">
            <text:p>VNO</text:p>
          </table:table-cell>
          <table:table-cell office:value-type="string" calcext:value-type="string">
            <text:p>Vornado Realty Trust</text:p>
          </table:table-cell>
          <table:table-cell office:value-type="float" office:value="38.39" calcext:value-type="float">
            <text:p>38.39</text:p>
          </table:table-cell>
          <table:table-cell office:value-type="float" office:value="7.37759992980481" calcext:value-type="float">
            <text:p>7.37759992980481</text:p>
          </table:table-cell>
          <table:table-cell office:value-type="float" office:value="-31.0124000701952" calcext:value-type="float">
            <text:p>-31.0124000701952</text:p>
          </table:table-cell>
          <table:table-cell office:value-type="float" office:value="0" calcext:value-type="float">
            <text:p>0</text:p>
          </table:table-cell>
          <table:table-cell office:value-type="float" office:value="7.37759992980481" calcext:value-type="float">
            <text:p>7.37759992980481</text:p>
          </table:table-cell>
          <table:table-cell office:value-type="float" office:value="29.0280744717084" calcext:value-type="float">
            <text:p>29.0280744717084</text:p>
          </table:table-cell>
          <table:table-cell office:value-type="float" office:value="6.7494895887834" calcext:value-type="float">
            <text:p>6.7494895887834</text:p>
          </table:table-cell>
          <table:table-cell office:value-type="float" office:value="-31.6405104112166" calcext:value-type="float">
            <text:p>-31.6405104112166</text:p>
          </table:table-cell>
          <table:table-cell office:value-type="float" office:value="33.8220580391146" calcext:value-type="float">
            <text:p>33.8220580391146</text:p>
          </table:table-cell>
          <table:table-cell office:value-type="float" office:value="-4.56794196088537" calcext:value-type="float">
            <text:p>-4.56794196088537</text:p>
          </table:table-cell>
          <table:table-cell/>
        </table:table-row>
        <table:table-row table:style-name="ro1">
          <table:table-cell office:value-type="string" calcext:value-type="string">
            <text:p>VOYA</text:p>
          </table:table-cell>
          <table:table-cell office:value-type="string" calcext:value-type="string">
            <text:p>Voya Financial Inc</text:p>
          </table:table-cell>
          <table:table-cell office:value-type="float" office:value="54.98" calcext:value-type="float">
            <text:p>54.98</text:p>
          </table:table-cell>
          <table:table-cell office:value-type="float" office:value="0" calcext:value-type="float">
            <text:p>0</text:p>
          </table:table-cell>
          <table:table-cell office:value-type="float" office:value="-54.98" calcext:value-type="float">
            <text:p>-54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170567243869" calcext:value-type="float">
            <text:p>75.6170567243869</text:p>
          </table:table-cell>
          <table:table-cell office:value-type="float" office:value="52.8875895271739" calcext:value-type="float">
            <text:p>52.8875895271739</text:p>
          </table:table-cell>
          <table:table-cell office:value-type="float" office:value="-2.09241047282613" calcext:value-type="float">
            <text:p>-2.09241047282613</text:p>
          </table:table-cell>
          <table:table-cell office:value-type="float" office:value="75.6170567243869" calcext:value-type="float">
            <text:p>75.6170567243869</text:p>
          </table:table-cell>
          <table:table-cell office:value-type="float" office:value="20.6370567243869" calcext:value-type="float">
            <text:p>20.6370567243869</text:p>
          </table:table-cell>
          <table:table-cell/>
        </table:table-row>
        <table:table-row table:style-name="ro1">
          <table:table-cell office:value-type="string" calcext:value-type="string">
            <text:p>VSH</text:p>
          </table:table-cell>
          <table:table-cell office:value-type="string" calcext:value-type="string">
            <text:p>Vishay Intertechnology</text:p>
          </table:table-cell>
          <table:table-cell office:value-type="float" office:value="23.58" calcext:value-type="float">
            <text:p>23.58</text:p>
          </table:table-cell>
          <table:table-cell office:value-type="float" office:value="5.37082058883056" calcext:value-type="float">
            <text:p>5.37082058883056</text:p>
          </table:table-cell>
          <table:table-cell office:value-type="float" office:value="-18.2091794111694" calcext:value-type="float">
            <text:p>-18.2091794111694</text:p>
          </table:table-cell>
          <table:table-cell office:value-type="float" office:value="3.32076427842151" calcext:value-type="float">
            <text:p>3.32076427842151</text:p>
          </table:table-cell>
          <table:table-cell office:value-type="float" office:value="8.69158486725207" calcext:value-type="float">
            <text:p>8.69158486725207</text:p>
          </table:table-cell>
          <table:table-cell office:value-type="float" office:value="9.89282279930389" calcext:value-type="float">
            <text:p>9.89282279930389</text:p>
          </table:table-cell>
          <table:table-cell office:value-type="float" office:value="8.38913485620091" calcext:value-type="float">
            <text:p>8.38913485620091</text:p>
          </table:table-cell>
          <table:table-cell office:value-type="float" office:value="-15.1908651437991" calcext:value-type="float">
            <text:p>-15.1908651437991</text:p>
          </table:table-cell>
          <table:table-cell office:value-type="float" office:value="11.5920060168037" calcext:value-type="float">
            <text:p>11.5920060168037</text:p>
          </table:table-cell>
          <table:table-cell office:value-type="float" office:value="-11.9879939831963" calcext:value-type="float">
            <text:p>-11.9879939831963</text:p>
          </table:table-cell>
          <table:table-cell/>
        </table:table-row>
        <table:table-row table:style-name="ro1">
          <table:table-cell office:value-type="string" calcext:value-type="string">
            <text:p>VTR</text:p>
          </table:table-cell>
          <table:table-cell office:value-type="string" calcext:value-type="string">
            <text:p>Ventas Inc</text:p>
          </table:table-cell>
          <table:table-cell office:value-type="float" office:value="50.72" calcext:value-type="float">
            <text:p>50.72</text:p>
          </table:table-cell>
          <table:table-cell office:value-type="float" office:value="0" calcext:value-type="float">
            <text:p>0</text:p>
          </table:table-cell>
          <table:table-cell office:value-type="float" office:value="-50.72" calcext:value-type="float">
            <text:p>-5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775920785598" calcext:value-type="float">
            <text:p>21.0775920785598</text:p>
          </table:table-cell>
          <table:table-cell office:value-type="float" office:value="-31.9482479646203" calcext:value-type="float">
            <text:p>-31.9482479646203</text:p>
          </table:table-cell>
          <table:table-cell office:value-type="float" office:value="-82.6682479646203" calcext:value-type="float">
            <text:p>-82.6682479646203</text:p>
          </table:table-cell>
          <table:table-cell office:value-type="float" office:value="27.222764509591" calcext:value-type="float">
            <text:p>27.222764509591</text:p>
          </table:table-cell>
          <table:table-cell office:value-type="float" office:value="-23.497235490409" calcext:value-type="float">
            <text:p>-23.497235490409</text:p>
          </table:table-cell>
          <table:table-cell/>
        </table:table-row>
        <table:table-row table:style-name="ro1">
          <table:table-cell office:value-type="string" calcext:value-type="string">
            <text:p>VVI</text:p>
          </table:table-cell>
          <table:table-cell office:value-type="string" calcext:value-type="string">
            <text:p>Viad Corp.</text:p>
          </table:table-cell>
          <table:table-cell office:value-type="float" office:value="36.8" calcext:value-type="float">
            <text:p>36.8</text:p>
          </table:table-cell>
          <table:table-cell office:value-type="float" office:value="2.76340131173939" calcext:value-type="float">
            <text:p>2.76340131173939</text:p>
          </table:table-cell>
          <table:table-cell office:value-type="float" office:value="-34.0365986882606" calcext:value-type="float">
            <text:p>-34.0365986882606</text:p>
          </table:table-cell>
          <table:table-cell office:value-type="float" office:value="0.797711113443371" calcext:value-type="float">
            <text:p>0.797711113443371</text:p>
          </table:table-cell>
          <table:table-cell office:value-type="float" office:value="3.56111242518276" calcext:value-type="float">
            <text:p>3.56111242518276</text:p>
          </table:table-cell>
          <table:table-cell office:value-type="float" office:value="-1.50383426092868" calcext:value-type="float">
            <text:p>-1.50383426092868</text:p>
          </table:table-cell>
          <table:table-cell office:value-type="float" office:value="0.88572563123738" calcext:value-type="float">
            <text:p>0.88572563123738</text:p>
          </table:table-cell>
          <table:table-cell office:value-type="float" office:value="-35.9142743687626" calcext:value-type="float">
            <text:p>-35.9142743687626</text:p>
          </table:table-cell>
          <table:table-cell office:value-type="float" office:value="12.8127697219094" calcext:value-type="float">
            <text:p>12.8127697219094</text:p>
          </table:table-cell>
          <table:table-cell office:value-type="float" office:value="-23.9872302780906" calcext:value-type="float">
            <text:p>-23.9872302780906</text:p>
          </table:table-cell>
          <table:table-cell/>
        </table:table-row>
        <table:table-row table:style-name="ro1">
          <table:table-cell office:value-type="string" calcext:value-type="string">
            <text:p>VZ</text:p>
          </table:table-cell>
          <table:table-cell office:value-type="string" calcext:value-type="string">
            <text:p>Verizon Communications Inc</text:p>
          </table:table-cell>
          <table:table-cell office:value-type="float" office:value="54.2" calcext:value-type="float">
            <text:p>54.2</text:p>
          </table:table-cell>
          <table:table-cell office:value-type="float" office:value="2.17080598055873" calcext:value-type="float">
            <text:p>2.17080598055873</text:p>
          </table:table-cell>
          <table:table-cell office:value-type="float" office:value="-52.0291940194413" calcext:value-type="float">
            <text:p>-52.0291940194413</text:p>
          </table:table-cell>
          <table:table-cell office:value-type="float" office:value="0.352094435452975" calcext:value-type="float">
            <text:p>0.352094435452975</text:p>
          </table:table-cell>
          <table:table-cell office:value-type="float" office:value="2.52290041601171" calcext:value-type="float">
            <text:p>2.52290041601171</text:p>
          </table:table-cell>
          <table:table-cell office:value-type="float" office:value="-15.7770689138081" calcext:value-type="float">
            <text:p>-15.7770689138081</text:p>
          </table:table-cell>
          <table:table-cell office:value-type="float" office:value="0.576835564465512" calcext:value-type="float">
            <text:p>0.576835564465512</text:p>
          </table:table-cell>
          <table:table-cell office:value-type="float" office:value="-53.6231644355345" calcext:value-type="float">
            <text:p>-53.6231644355345</text:p>
          </table:table-cell>
          <table:table-cell office:value-type="float" office:value="15.7243876599105" calcext:value-type="float">
            <text:p>15.7243876599105</text:p>
          </table:table-cell>
          <table:table-cell office:value-type="float" office:value="-38.4756123400895" calcext:value-type="float">
            <text:p>-38.4756123400895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yfair Inc</text:p>
          </table:table-cell>
          <table:table-cell office:value-type="float" office:value="292.97" calcext:value-type="float">
            <text:p>292.97</text:p>
          </table:table-cell>
          <table:table-cell office:value-type="float" office:value="35.1168875003595" calcext:value-type="float">
            <text:p>35.1168875003595</text:p>
          </table:table-cell>
          <table:table-cell office:value-type="float" office:value="-257.853112499641" calcext:value-type="float">
            <text:p>-257.853112499641</text:p>
          </table:table-cell>
          <table:table-cell office:value-type="float" office:value="0.74494787287655" calcext:value-type="float">
            <text:p>0.74494787287655</text:p>
          </table:table-cell>
          <table:table-cell office:value-type="float" office:value="35.861835373236" calcext:value-type="float">
            <text:p>35.861835373236</text:p>
          </table:table-cell>
          <table:table-cell office:value-type="float" office:value="-20.2877950864177" calcext:value-type="float">
            <text:p>-20.2877950864177</text:p>
          </table:table-cell>
          <table:table-cell office:value-type="float" office:value="11.3458660811133" calcext:value-type="float">
            <text:p>11.3458660811133</text:p>
          </table:table-cell>
          <table:table-cell office:value-type="float" office:value="-281.624133918887" calcext:value-type="float">
            <text:p>-281.624133918887</text:p>
          </table:table-cell>
          <table:table-cell office:value-type="float" office:value="-20.0460073741338" calcext:value-type="float">
            <text:p>-20.0460073741338</text:p>
          </table:table-cell>
          <table:table-cell office:value-type="float" office:value="-313.016007374134" calcext:value-type="float">
            <text:p>-313.016007374134</text:p>
          </table:table-cell>
          <table:table-cell/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Westinghouse Air Brake Technologies Corp</text:p>
          </table:table-cell>
          <table:table-cell office:value-type="float" office:value="80.53" calcext:value-type="float">
            <text:p>80.53</text:p>
          </table:table-cell>
          <table:table-cell office:value-type="float" office:value="2.93863529482677" calcext:value-type="float">
            <text:p>2.93863529482677</text:p>
          </table:table-cell>
          <table:table-cell office:value-type="float" office:value="-77.5913647051732" calcext:value-type="float">
            <text:p>-77.5913647051732</text:p>
          </table:table-cell>
          <table:table-cell office:value-type="float" office:value="9.35077638870589" calcext:value-type="float">
            <text:p>9.35077638870589</text:p>
          </table:table-cell>
          <table:table-cell office:value-type="float" office:value="12.2894116835327" calcext:value-type="float">
            <text:p>12.2894116835327</text:p>
          </table:table-cell>
          <table:table-cell office:value-type="float" office:value="-11.7629477884108" calcext:value-type="float">
            <text:p>-11.7629477884108</text:p>
          </table:table-cell>
          <table:table-cell office:value-type="float" office:value="3.71782287612984" calcext:value-type="float">
            <text:p>3.71782287612984</text:p>
          </table:table-cell>
          <table:table-cell office:value-type="float" office:value="-76.8121771238702" calcext:value-type="float">
            <text:p>-76.8121771238702</text:p>
          </table:table-cell>
          <table:table-cell office:value-type="float" office:value="52.630101707045" calcext:value-type="float">
            <text:p>52.630101707045</text:p>
          </table:table-cell>
          <table:table-cell office:value-type="float" office:value="-27.899898292955" calcext:value-type="float">
            <text:p>-27.899898292955</text:p>
          </table:table-cell>
          <table:table-cell/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Western Alliance Bancorp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-78.2" calcext:value-type="float">
            <text:p>-7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0100491163449" calcext:value-type="float">
            <text:p>29.0100491163449</text:p>
          </table:table-cell>
          <table:table-cell office:value-type="float" office:value="25.7894432210109" calcext:value-type="float">
            <text:p>25.7894432210109</text:p>
          </table:table-cell>
          <table:table-cell office:value-type="float" office:value="-52.4105567789891" calcext:value-type="float">
            <text:p>-52.4105567789891</text:p>
          </table:table-cell>
          <table:table-cell office:value-type="float" office:value="31.9753320576971" calcext:value-type="float">
            <text:p>31.9753320576971</text:p>
          </table:table-cell>
          <table:table-cell office:value-type="float" office:value="-46.2246679423029" calcext:value-type="float">
            <text:p>-46.2246679423029</text:p>
          </table:table-cell>
          <table:table-cell/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Waters Corp.</text:p>
          </table:table-cell>
          <table:table-cell office:value-type="float" office:value="283.95" calcext:value-type="float">
            <text:p>283.95</text:p>
          </table:table-cell>
          <table:table-cell office:value-type="float" office:value="6.39943491186276" calcext:value-type="float">
            <text:p>6.39943491186276</text:p>
          </table:table-cell>
          <table:table-cell office:value-type="float" office:value="-277.550565088137" calcext:value-type="float">
            <text:p>-277.550565088137</text:p>
          </table:table-cell>
          <table:table-cell office:value-type="float" office:value="5.26927153069706" calcext:value-type="float">
            <text:p>5.26927153069706</text:p>
          </table:table-cell>
          <table:table-cell office:value-type="float" office:value="11.6687064425598" calcext:value-type="float">
            <text:p>11.6687064425598</text:p>
          </table:table-cell>
          <table:table-cell office:value-type="float" office:value="-11.7301269640022" calcext:value-type="float">
            <text:p>-11.7301269640022</text:p>
          </table:table-cell>
          <table:table-cell office:value-type="float" office:value="9.17818568711352" calcext:value-type="float">
            <text:p>9.17818568711352</text:p>
          </table:table-cell>
          <table:table-cell office:value-type="float" office:value="-274.771814312886" calcext:value-type="float">
            <text:p>-274.771814312886</text:p>
          </table:table-cell>
          <table:table-cell office:value-type="float" office:value="-0.670146077694526" calcext:value-type="float">
            <text:p>-0.670146077694526</text:p>
          </table:table-cell>
          <table:table-cell office:value-type="float" office:value="-284.620146077695" calcext:value-type="float">
            <text:p>-284.620146077695</text:p>
          </table:table-cell>
          <table:table-cell/>
        </table:table-row>
        <table:table-row table:style-name="ro1">
          <table:table-cell office:value-type="string" calcext:value-type="string">
            <text:p>WBS</text:p>
          </table:table-cell>
          <table:table-cell office:value-type="string" calcext:value-type="string">
            <text:p>Webster Financial Corp.</text:p>
          </table:table-cell>
          <table:table-cell office:value-type="float" office:value="49.95" calcext:value-type="float">
            <text:p>49.95</text:p>
          </table:table-cell>
          <table:table-cell office:value-type="float" office:value="0" calcext:value-type="float">
            <text:p>0</text:p>
          </table:table-cell>
          <table:table-cell office:value-type="float" office:value="-49.95" calcext:value-type="float">
            <text:p>-4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571950341786" calcext:value-type="float">
            <text:p>27.8571950341786</text:p>
          </table:table-cell>
          <table:table-cell office:value-type="float" office:value="20.4558037281765" calcext:value-type="float">
            <text:p>20.4558037281765</text:p>
          </table:table-cell>
          <table:table-cell office:value-type="float" office:value="-29.4941962718235" calcext:value-type="float">
            <text:p>-29.4941962718235</text:p>
          </table:table-cell>
          <table:table-cell office:value-type="float" office:value="35.6945563963936" calcext:value-type="float">
            <text:p>35.6945563963936</text:p>
          </table:table-cell>
          <table:table-cell office:value-type="float" office:value="-14.2554436036064" calcext:value-type="float">
            <text:p>-14.2554436036064</text:p>
          </table:table-cell>
          <table:table-cell/>
        </table:table-row>
        <table:table-row table:style-name="ro1">
          <table:table-cell office:value-type="string" calcext:value-type="string">
            <text:p>WCC</text:p>
          </table:table-cell>
          <table:table-cell office:value-type="string" calcext:value-type="string">
            <text:p>Wesco International</text:p>
          </table:table-cell>
          <table:table-cell office:value-type="float" office:value="80.44" calcext:value-type="float">
            <text:p>80.44</text:p>
          </table:table-cell>
          <table:table-cell office:value-type="float" office:value="7.03895085703292" calcext:value-type="float">
            <text:p>7.03895085703292</text:p>
          </table:table-cell>
          <table:table-cell office:value-type="float" office:value="-73.4010491429671" calcext:value-type="float">
            <text:p>-73.4010491429671</text:p>
          </table:table-cell>
          <table:table-cell office:value-type="float" office:value="47.1123264079385" calcext:value-type="float">
            <text:p>47.1123264079385</text:p>
          </table:table-cell>
          <table:table-cell office:value-type="float" office:value="54.1512772649715" calcext:value-type="float">
            <text:p>54.1512772649715</text:p>
          </table:table-cell>
          <table:table-cell office:value-type="float" office:value="-39.494671234301" calcext:value-type="float">
            <text:p>-39.494671234301</text:p>
          </table:table-cell>
          <table:table-cell office:value-type="float" office:value="61.0779842633591" calcext:value-type="float">
            <text:p>61.0779842633591</text:p>
          </table:table-cell>
          <table:table-cell office:value-type="float" office:value="-19.3620157366409" calcext:value-type="float">
            <text:p>-19.3620157366409</text:p>
          </table:table-cell>
          <table:table-cell office:value-type="float" office:value="64.3620912943228" calcext:value-type="float">
            <text:p>64.3620912943228</text:p>
          </table:table-cell>
          <table:table-cell office:value-type="float" office:value="-16.0779087056772" calcext:value-type="float">
            <text:p>-16.0779087056772</text:p>
          </table:table-cell>
          <table:table-cell/>
        </table:table-row>
        <table:table-row table:style-name="ro1">
          <table:table-cell office:value-type="string" calcext:value-type="string">
            <text:p>WCN</text:p>
          </table:table-cell>
          <table:table-cell office:value-type="string" calcext:value-type="string">
            <text:p>Waste Connections Inc</text:p>
          </table:table-cell>
          <table:table-cell office:value-type="float" office:value="99.36" calcext:value-type="float">
            <text:p>99.36</text:p>
          </table:table-cell>
          <table:table-cell office:value-type="float" office:value="3.2677774788292" calcext:value-type="float">
            <text:p>3.2677774788292</text:p>
          </table:table-cell>
          <table:table-cell office:value-type="float" office:value="-96.0922225211708" calcext:value-type="float">
            <text:p>-96.0922225211708</text:p>
          </table:table-cell>
          <table:table-cell office:value-type="float" office:value="0" calcext:value-type="float">
            <text:p>0</text:p>
          </table:table-cell>
          <table:table-cell office:value-type="float" office:value="3.2677774788292" calcext:value-type="float">
            <text:p>3.2677774788292</text:p>
          </table:table-cell>
          <table:table-cell office:value-type="float" office:value="0.000334729085151101" calcext:value-type="float">
            <text:p>0.000334729085151</text:p>
          </table:table-cell>
          <table:table-cell office:value-type="float" office:value="1.73431507243914" calcext:value-type="float">
            <text:p>1.73431507243914</text:p>
          </table:table-cell>
          <table:table-cell office:value-type="float" office:value="-97.6256849275609" calcext:value-type="float">
            <text:p>-97.6256849275609</text:p>
          </table:table-cell>
          <table:table-cell office:value-type="float" office:value="25.340262194966" calcext:value-type="float">
            <text:p>25.340262194966</text:p>
          </table:table-cell>
          <table:table-cell office:value-type="float" office:value="-74.019737805034" calcext:value-type="float">
            <text:p>-74.019737805034</text:p>
          </table:table-cell>
          <table:table-cell/>
        </table:table-row>
        <table:table-row table:style-name="ro1">
          <table:table-cell office:value-type="string" calcext:value-type="string">
            <text:p>WDAY</text:p>
          </table:table-cell>
          <table:table-cell office:value-type="string" calcext:value-type="string">
            <text:p>Workday Inc</text:p>
          </table:table-cell>
          <table:table-cell office:value-type="float" office:value="281.36" calcext:value-type="float">
            <text:p>281.36</text:p>
          </table:table-cell>
          <table:table-cell office:value-type="float" office:value="16.3767222222222" calcext:value-type="float">
            <text:p>16.3767222222222</text:p>
          </table:table-cell>
          <table:table-cell office:value-type="float" office:value="-264.983277777778" calcext:value-type="float">
            <text:p>-264.983277777778</text:p>
          </table:table-cell>
          <table:table-cell office:value-type="float" office:value="0" calcext:value-type="float">
            <text:p>0</text:p>
          </table:table-cell>
          <table:table-cell office:value-type="float" office:value="16.3767222222222" calcext:value-type="float">
            <text:p>16.3767222222222</text:p>
          </table:table-cell>
          <table:table-cell office:value-type="float" office:value="5.4459" calcext:value-type="float">
            <text:p>5.4459</text:p>
          </table:table-cell>
          <table:table-cell office:value-type="float" office:value="1.85020555555556" calcext:value-type="float">
            <text:p>1.85020555555556</text:p>
          </table:table-cell>
          <table:table-cell office:value-type="float" office:value="-279.509794444444" calcext:value-type="float">
            <text:p>-279.509794444444</text:p>
          </table:table-cell>
          <table:table-cell office:value-type="float" office:value="17.1003" calcext:value-type="float">
            <text:p>17.1003</text:p>
          </table:table-cell>
          <table:table-cell office:value-type="float" office:value="-264.2597" calcext:value-type="float">
            <text:p>-264.2597</text:p>
          </table:table-cell>
          <table:table-cell/>
        </table:table-row>
        <table:table-row table:style-name="ro1">
          <table:table-cell office:value-type="string" calcext:value-type="string">
            <text:p>WDR</text:p>
          </table:table-cell>
          <table:table-cell office:value-type="string" calcext:value-type="string">
            <text:p>Waddell &amp; Reed Financial</text:p>
          </table:table-cell>
          <table:table-cell office:value-type="float" office:value="25.08" calcext:value-type="float">
            <text:p>25.08</text:p>
          </table:table-cell>
          <table:table-cell office:value-type="float" office:value="2.64213225936066" calcext:value-type="float">
            <text:p>2.64213225936066</text:p>
          </table:table-cell>
          <table:table-cell office:value-type="float" office:value="-22.4378677406393" calcext:value-type="float">
            <text:p>-22.4378677406393</text:p>
          </table:table-cell>
          <table:table-cell office:value-type="float" office:value="0" calcext:value-type="float">
            <text:p>0</text:p>
          </table:table-cell>
          <table:table-cell office:value-type="float" office:value="2.64213225936066" calcext:value-type="float">
            <text:p>2.64213225936066</text:p>
          </table:table-cell>
          <table:table-cell office:value-type="float" office:value="9.61894805599858" calcext:value-type="float">
            <text:p>9.61894805599858</text:p>
          </table:table-cell>
          <table:table-cell office:value-type="float" office:value="9.00348067778409" calcext:value-type="float">
            <text:p>9.00348067778409</text:p>
          </table:table-cell>
          <table:table-cell office:value-type="float" office:value="-16.0765193222159" calcext:value-type="float">
            <text:p>-16.0765193222159</text:p>
          </table:table-cell>
          <table:table-cell office:value-type="float" office:value="11.9510763548548" calcext:value-type="float">
            <text:p>11.9510763548548</text:p>
          </table:table-cell>
          <table:table-cell office:value-type="float" office:value="-13.1289236451452" calcext:value-type="float">
            <text:p>-13.1289236451452</text:p>
          </table:table-cell>
          <table:table-cell/>
        </table:table-row>
        <table:table-row table:style-name="ro1">
          <table:table-cell office:value-type="string" calcext:value-type="string">
            <text:p>WEC</text:p>
          </table:table-cell>
          <table:table-cell office:value-type="string" calcext:value-type="string">
            <text:p>WEC Energy Group Inc</text:p>
          </table:table-cell>
          <table:table-cell office:value-type="float" office:value="83.05" calcext:value-type="float">
            <text:p>83.05</text:p>
          </table:table-cell>
          <table:table-cell office:value-type="float" office:value="0.0415300124513001" calcext:value-type="float">
            <text:p>0.0415300124513</text:p>
          </table:table-cell>
          <table:table-cell office:value-type="float" office:value="-83.0084699875487" calcext:value-type="float">
            <text:p>-83.0084699875487</text:p>
          </table:table-cell>
          <table:table-cell office:value-type="float" office:value="1.81780985798286" calcext:value-type="float">
            <text:p>1.81780985798286</text:p>
          </table:table-cell>
          <table:table-cell office:value-type="float" office:value="1.85933987043416" calcext:value-type="float">
            <text:p>1.85933987043416</text:p>
          </table:table-cell>
          <table:table-cell office:value-type="float" office:value="23.4530442071353" calcext:value-type="float">
            <text:p>23.4530442071353</text:p>
          </table:table-cell>
          <table:table-cell office:value-type="float" office:value="-3.52783189738983" calcext:value-type="float">
            <text:p>-3.52783189738983</text:p>
          </table:table-cell>
          <table:table-cell office:value-type="float" office:value="-86.5778318973898" calcext:value-type="float">
            <text:p>-86.5778318973898</text:p>
          </table:table-cell>
          <table:table-cell office:value-type="float" office:value="33.227497213994" calcext:value-type="float">
            <text:p>33.227497213994</text:p>
          </table:table-cell>
          <table:table-cell office:value-type="float" office:value="-49.822502786006" calcext:value-type="float">
            <text:p>-49.822502786006</text:p>
          </table:table-cell>
          <table:table-cell/>
        </table:table-row>
        <table:table-row table:style-name="ro1">
          <table:table-cell office:value-type="string" calcext:value-type="string">
            <text:p>WEX</text:p>
          </table:table-cell>
          <table:table-cell office:value-type="string" calcext:value-type="string">
            <text:p>WEX Inc</text:p>
          </table:table-cell>
          <table:table-cell office:value-type="float" office:value="221.4" calcext:value-type="float">
            <text:p>221.4</text:p>
          </table:table-cell>
          <table:table-cell office:value-type="float" office:value="34.4804167954999" calcext:value-type="float">
            <text:p>34.4804167954999</text:p>
          </table:table-cell>
          <table:table-cell office:value-type="float" office:value="-186.9195832045" calcext:value-type="float">
            <text:p>-186.9195832045</text:p>
          </table:table-cell>
          <table:table-cell office:value-type="float" office:value="0" calcext:value-type="float">
            <text:p>0</text:p>
          </table:table-cell>
          <table:table-cell office:value-type="float" office:value="34.4804167954999" calcext:value-type="float">
            <text:p>34.4804167954999</text:p>
          </table:table-cell>
          <table:table-cell office:value-type="float" office:value="-40.5826326672979" calcext:value-type="float">
            <text:p>-40.5826326672979</text:p>
          </table:table-cell>
          <table:table-cell office:value-type="float" office:value="30.788101572999" calcext:value-type="float">
            <text:p>30.788101572999</text:p>
          </table:table-cell>
          <table:table-cell office:value-type="float" office:value="-190.611898427001" calcext:value-type="float">
            <text:p>-190.611898427001</text:p>
          </table:table-cell>
          <table:table-cell office:value-type="float" office:value="47.2451472109641" calcext:value-type="float">
            <text:p>47.2451472109641</text:p>
          </table:table-cell>
          <table:table-cell office:value-type="float" office:value="-174.154852789036" calcext:value-type="float">
            <text:p>-174.154852789036</text:p>
          </table:table-cell>
          <table:table-cell/>
        </table:table-row>
        <table:table-row table:style-name="ro1">
          <table:table-cell office:value-type="string" calcext:value-type="string">
            <text:p>WFC</text:p>
          </table:table-cell>
          <table:table-cell office:value-type="string" calcext:value-type="string">
            <text:p>Wells Fargo &amp; Co.</text:p>
          </table:table-cell>
          <table:table-cell office:value-type="float" office:value="33.53" calcext:value-type="float">
            <text:p>33.53</text:p>
          </table:table-cell>
          <table:table-cell office:value-type="float" office:value="0" calcext:value-type="float">
            <text:p>0</text:p>
          </table:table-cell>
          <table:table-cell office:value-type="float" office:value="-33.53" calcext:value-type="float">
            <text:p>-3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921434175024" calcext:value-type="float">
            <text:p>30.3921434175024</text:p>
          </table:table-cell>
          <table:table-cell office:value-type="float" office:value="16.6192219910185" calcext:value-type="float">
            <text:p>16.6192219910185</text:p>
          </table:table-cell>
          <table:table-cell office:value-type="float" office:value="-16.9107780089815" calcext:value-type="float">
            <text:p>-16.9107780089815</text:p>
          </table:table-cell>
          <table:table-cell office:value-type="float" office:value="43.8199194577192" calcext:value-type="float">
            <text:p>43.8199194577192</text:p>
          </table:table-cell>
          <table:table-cell office:value-type="float" office:value="10.2899194577192" calcext:value-type="float">
            <text:p>10.2899194577192</text:p>
          </table:table-cell>
          <table:table-cell/>
        </table:table-row>
        <table:table-row table:style-name="ro1">
          <table:table-cell office:value-type="string" calcext:value-type="string">
            <text:p>WGO</text:p>
          </table:table-cell>
          <table:table-cell office:value-type="string" calcext:value-type="string">
            <text:p>Winnebago Industries</text:p>
          </table:table-cell>
          <table:table-cell office:value-type="float" office:value="72.15" calcext:value-type="float">
            <text:p>72.15</text:p>
          </table:table-cell>
          <table:table-cell office:value-type="float" office:value="8.13419958574856" calcext:value-type="float">
            <text:p>8.13419958574856</text:p>
          </table:table-cell>
          <table:table-cell office:value-type="float" office:value="-64.0158004142514" calcext:value-type="float">
            <text:p>-64.0158004142514</text:p>
          </table:table-cell>
          <table:table-cell office:value-type="float" office:value="7.84207781370606" calcext:value-type="float">
            <text:p>7.84207781370606</text:p>
          </table:table-cell>
          <table:table-cell office:value-type="float" office:value="15.9762773994546" calcext:value-type="float">
            <text:p>15.9762773994546</text:p>
          </table:table-cell>
          <table:table-cell office:value-type="float" office:value="3.64547229134691" calcext:value-type="float">
            <text:p>3.64547229134691</text:p>
          </table:table-cell>
          <table:table-cell office:value-type="float" office:value="14.1566406890283" calcext:value-type="float">
            <text:p>14.1566406890283</text:p>
          </table:table-cell>
          <table:table-cell office:value-type="float" office:value="-57.9933593109717" calcext:value-type="float">
            <text:p>-57.9933593109717</text:p>
          </table:table-cell>
          <table:table-cell office:value-type="float" office:value="25.9743998569491" calcext:value-type="float">
            <text:p>25.9743998569491</text:p>
          </table:table-cell>
          <table:table-cell office:value-type="float" office:value="-46.1756001430509" calcext:value-type="float">
            <text:p>-46.1756001430509</text:p>
          </table:table-cell>
          <table:table-cell/>
        </table:table-row>
        <table:table-row table:style-name="ro1">
          <table:table-cell office:value-type="string" calcext:value-type="string">
            <text:p>WHG</text:p>
          </table:table-cell>
          <table:table-cell office:value-type="string" calcext:value-type="string">
            <text:p>Westwood Holdings Group Inc</text:p>
          </table:table-cell>
          <table:table-cell office:value-type="float" office:value="16.75" calcext:value-type="float">
            <text:p>16.75</text:p>
          </table:table-cell>
          <table:table-cell office:value-type="float" office:value="1.86226366849342" calcext:value-type="float">
            <text:p>1.86226366849342</text:p>
          </table:table-cell>
          <table:table-cell office:value-type="float" office:value="-14.8877363315066" calcext:value-type="float">
            <text:p>-14.8877363315066</text:p>
          </table:table-cell>
          <table:table-cell office:value-type="float" office:value="0" calcext:value-type="float">
            <text:p>0</text:p>
          </table:table-cell>
          <table:table-cell office:value-type="float" office:value="1.86226366849342" calcext:value-type="float">
            <text:p>1.86226366849342</text:p>
          </table:table-cell>
          <table:table-cell office:value-type="float" office:value="11.4805157394302" calcext:value-type="float">
            <text:p>11.4805157394302</text:p>
          </table:table-cell>
          <table:table-cell office:value-type="float" office:value="9.43516669905196" calcext:value-type="float">
            <text:p>9.43516669905196</text:p>
          </table:table-cell>
          <table:table-cell office:value-type="float" office:value="-7.31483330094804" calcext:value-type="float">
            <text:p>-7.31483330094804</text:p>
          </table:table-cell>
          <table:table-cell office:value-type="float" office:value="15.1068720550933" calcext:value-type="float">
            <text:p>15.1068720550933</text:p>
          </table:table-cell>
          <table:table-cell office:value-type="float" office:value="-1.64312794490671" calcext:value-type="float">
            <text:p>-1.64312794490671</text:p>
          </table:table-cell>
          <table:table-cell/>
        </table:table-row>
        <table:table-row table:style-name="ro1">
          <table:table-cell office:value-type="string" calcext:value-type="string">
            <text:p>WHR</text:p>
          </table:table-cell>
          <table:table-cell office:value-type="string" calcext:value-type="string">
            <text:p>Whirlpool Corp.</text:p>
          </table:table-cell>
          <table:table-cell office:value-type="float" office:value="199.93" calcext:value-type="float">
            <text:p>199.93</text:p>
          </table:table-cell>
          <table:table-cell office:value-type="float" office:value="46.4277874436176" calcext:value-type="float">
            <text:p>46.4277874436176</text:p>
          </table:table-cell>
          <table:table-cell office:value-type="float" office:value="-153.502212556382" calcext:value-type="float">
            <text:p>-153.502212556382</text:p>
          </table:table-cell>
          <table:table-cell office:value-type="float" office:value="34.7255715250313" calcext:value-type="float">
            <text:p>34.7255715250313</text:p>
          </table:table-cell>
          <table:table-cell office:value-type="float" office:value="81.153358968649" calcext:value-type="float">
            <text:p>81.153358968649</text:p>
          </table:table-cell>
          <table:table-cell office:value-type="float" office:value="-14.1474550657535" calcext:value-type="float">
            <text:p>-14.1474550657535</text:p>
          </table:table-cell>
          <table:table-cell office:value-type="float" office:value="10.8765507520103" calcext:value-type="float">
            <text:p>10.8765507520103</text:p>
          </table:table-cell>
          <table:table-cell office:value-type="float" office:value="-189.05344924799" calcext:value-type="float">
            <text:p>-189.05344924799</text:p>
          </table:table-cell>
          <table:table-cell office:value-type="float" office:value="60.3211916888862" calcext:value-type="float">
            <text:p>60.3211916888862</text:p>
          </table:table-cell>
          <table:table-cell office:value-type="float" office:value="-139.608808311114" calcext:value-type="float">
            <text:p>-139.608808311114</text:p>
          </table:table-cell>
          <table:table-cell/>
        </table:table-row>
        <table:table-row table:style-name="ro1">
          <table:table-cell office:value-type="string" calcext:value-type="string">
            <text:p>WK</text:p>
          </table:table-cell>
          <table:table-cell office:value-type="string" calcext:value-type="string">
            <text:p>Workiva Inc</text:p>
          </table:table-cell>
          <table:table-cell office:value-type="float" office:value="108.59" calcext:value-type="float">
            <text:p>108.59</text:p>
          </table:table-cell>
          <table:table-cell office:value-type="float" office:value="13.1309735418711" calcext:value-type="float">
            <text:p>13.1309735418711</text:p>
          </table:table-cell>
          <table:table-cell office:value-type="float" office:value="-95.4590264581289" calcext:value-type="float">
            <text:p>-95.4590264581289</text:p>
          </table:table-cell>
          <table:table-cell office:value-type="float" office:value="0" calcext:value-type="float">
            <text:p>0</text:p>
          </table:table-cell>
          <table:table-cell office:value-type="float" office:value="13.1309735418711" calcext:value-type="float">
            <text:p>13.1309735418711</text:p>
          </table:table-cell>
          <table:table-cell office:value-type="float" office:value="1.95166708311756" calcext:value-type="float">
            <text:p>1.95166708311756</text:p>
          </table:table-cell>
          <table:table-cell office:value-type="float" office:value="8.97699183397829" calcext:value-type="float">
            <text:p>8.97699183397829</text:p>
          </table:table-cell>
          <table:table-cell office:value-type="float" office:value="-99.6130081660217" calcext:value-type="float">
            <text:p>-99.6130081660217</text:p>
          </table:table-cell>
          <table:table-cell office:value-type="float" office:value="1.99259782667026" calcext:value-type="float">
            <text:p>1.99259782667026</text:p>
          </table:table-cell>
          <table:table-cell office:value-type="float" office:value="-106.59740217333" calcext:value-type="float">
            <text:p>-106.59740217333</text:p>
          </table:table-cell>
          <table:table-cell/>
        </table:table-row>
        <table:table-row table:style-name="ro1">
          <table:table-cell office:value-type="string" calcext:value-type="string">
            <text:p>WLK</text:p>
          </table:table-cell>
          <table:table-cell office:value-type="string" calcext:value-type="string">
            <text:p>Westlake Chemical Corp</text:p>
          </table:table-cell>
          <table:table-cell office:value-type="float" office:value="87.08" calcext:value-type="float">
            <text:p>87.08</text:p>
          </table:table-cell>
          <table:table-cell office:value-type="float" office:value="9.52853124901788" calcext:value-type="float">
            <text:p>9.52853124901788</text:p>
          </table:table-cell>
          <table:table-cell office:value-type="float" office:value="-77.5514687509821" calcext:value-type="float">
            <text:p>-77.5514687509821</text:p>
          </table:table-cell>
          <table:table-cell office:value-type="float" office:value="6.49067576453231" calcext:value-type="float">
            <text:p>6.49067576453231</text:p>
          </table:table-cell>
          <table:table-cell office:value-type="float" office:value="16.0192070135502" calcext:value-type="float">
            <text:p>16.0192070135502</text:p>
          </table:table-cell>
          <table:table-cell office:value-type="float" office:value="33.212842693783" calcext:value-type="float">
            <text:p>33.212842693783</text:p>
          </table:table-cell>
          <table:table-cell office:value-type="float" office:value="16.9352613735626" calcext:value-type="float">
            <text:p>16.9352613735626</text:p>
          </table:table-cell>
          <table:table-cell office:value-type="float" office:value="-70.1447386264374" calcext:value-type="float">
            <text:p>-70.1447386264374</text:p>
          </table:table-cell>
          <table:table-cell office:value-type="float" office:value="46.5778409206306" calcext:value-type="float">
            <text:p>46.5778409206306</text:p>
          </table:table-cell>
          <table:table-cell office:value-type="float" office:value="-40.5021590793694" calcext:value-type="float">
            <text:p>-40.5021590793694</text:p>
          </table:table-cell>
          <table:table-cell/>
        </table:table-row>
        <table:table-row table:style-name="ro1">
          <table:table-cell office:value-type="string" calcext:value-type="string">
            <text:p>WLL</text:p>
          </table:table-cell>
          <table:table-cell office:value-type="string" calcext:value-type="string">
            <text:p>Whiting Petroleum Corp</text:p>
          </table:table-cell>
          <table:table-cell office:value-type="float" office:value="29.34" calcext:value-type="float">
            <text:p>29.34</text:p>
          </table:table-cell>
          <table:table-cell office:value-type="float" office:value="0.36009367376228" calcext:value-type="float">
            <text:p>0.36009367376228</text:p>
          </table:table-cell>
          <table:table-cell office:value-type="float" office:value="-28.9799063262377" calcext:value-type="float">
            <text:p>-28.9799063262377</text:p>
          </table:table-cell>
          <table:table-cell office:value-type="float" office:value="0" calcext:value-type="float">
            <text:p>0</text:p>
          </table:table-cell>
          <table:table-cell office:value-type="float" office:value="0.36009367376228" calcext:value-type="float">
            <text:p>0.36009367376228</text:p>
          </table:table-cell>
          <table:table-cell office:value-type="float" office:value="32.311350939957" calcext:value-type="float">
            <text:p>32.311350939957</text:p>
          </table:table-cell>
          <table:table-cell office:value-type="float" office:value="-3.5305053374124" calcext:value-type="float">
            <text:p>-3.5305053374124</text:p>
          </table:table-cell>
          <table:table-cell office:value-type="float" office:value="-32.8705053374124" calcext:value-type="float">
            <text:p>-32.8705053374124</text:p>
          </table:table-cell>
          <table:table-cell office:value-type="float" office:value="32.311350939957" calcext:value-type="float">
            <text:p>32.311350939957</text:p>
          </table:table-cell>
          <table:table-cell office:value-type="float" office:value="2.97135093995697" calcext:value-type="float">
            <text:p>2.97135093995697</text:p>
          </table:table-cell>
          <table:table-cell/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Waste Management</text:p>
          </table:table-cell>
          <table:table-cell office:value-type="float" office:value="113.25" calcext:value-type="float">
            <text:p>113.25</text:p>
          </table:table-cell>
          <table:table-cell office:value-type="float" office:value="1.66348721334643" calcext:value-type="float">
            <text:p>1.66348721334643</text:p>
          </table:table-cell>
          <table:table-cell office:value-type="float" office:value="-111.586512786654" calcext:value-type="float">
            <text:p>-111.586512786654</text:p>
          </table:table-cell>
          <table:table-cell office:value-type="float" office:value="0.276853490699192" calcext:value-type="float">
            <text:p>0.276853490699192</text:p>
          </table:table-cell>
          <table:table-cell office:value-type="float" office:value="1.94034070404562" calcext:value-type="float">
            <text:p>1.94034070404562</text:p>
          </table:table-cell>
          <table:table-cell office:value-type="float" office:value="0.475620099406305" calcext:value-type="float">
            <text:p>0.475620099406305</text:p>
          </table:table-cell>
          <table:table-cell office:value-type="float" office:value="1.30381430235261" calcext:value-type="float">
            <text:p>1.30381430235261</text:p>
          </table:table-cell>
          <table:table-cell office:value-type="float" office:value="-111.946185697647" calcext:value-type="float">
            <text:p>-111.946185697647</text:p>
          </table:table-cell>
          <table:table-cell office:value-type="float" office:value="16.9306557773737" calcext:value-type="float">
            <text:p>16.9306557773737</text:p>
          </table:table-cell>
          <table:table-cell office:value-type="float" office:value="-96.3193442226263" calcext:value-type="float">
            <text:p>-96.3193442226263</text:p>
          </table:table-cell>
          <table:table-cell/>
        </table:table-row>
        <table:table-row table:style-name="ro1">
          <table:table-cell office:value-type="string" calcext:value-type="string">
            <text:p>WMB</text:p>
          </table:table-cell>
          <table:table-cell office:value-type="string" calcext:value-type="string">
            <text:p>Williams Cos Inc</text:p>
          </table:table-cell>
          <table:table-cell office:value-type="float" office:value="22.84" calcext:value-type="float">
            <text:p>22.84</text:p>
          </table:table-cell>
          <table:table-cell office:value-type="float" office:value="0.0576803096966574" calcext:value-type="float">
            <text:p>0.057680309696657</text:p>
          </table:table-cell>
          <table:table-cell office:value-type="float" office:value="-22.7823196903033" calcext:value-type="float">
            <text:p>-22.7823196903033</text:p>
          </table:table-cell>
          <table:table-cell office:value-type="float" office:value="0.12936869460536" calcext:value-type="float">
            <text:p>0.12936869460536</text:p>
          </table:table-cell>
          <table:table-cell office:value-type="float" office:value="0.187049004302017" calcext:value-type="float">
            <text:p>0.187049004302017</text:p>
          </table:table-cell>
          <table:table-cell office:value-type="float" office:value="3.70719590464659" calcext:value-type="float">
            <text:p>3.70719590464659</text:p>
          </table:table-cell>
          <table:table-cell office:value-type="float" office:value="-0.377394026300987" calcext:value-type="float">
            <text:p>-0.377394026300987</text:p>
          </table:table-cell>
          <table:table-cell office:value-type="float" office:value="-23.217394026301" calcext:value-type="float">
            <text:p>-23.217394026301</text:p>
          </table:table-cell>
          <table:table-cell office:value-type="float" office:value="9.94161337843102" calcext:value-type="float">
            <text:p>9.94161337843102</text:p>
          </table:table-cell>
          <table:table-cell office:value-type="float" office:value="-12.898386621569" calcext:value-type="float">
            <text:p>-12.898386621569</text:p>
          </table:table-cell>
          <table:table-cell/>
        </table:table-row>
        <table:table-row table:style-name="ro1">
          <table:table-cell office:value-type="string" calcext:value-type="string">
            <text:p>WMC</text:p>
          </table:table-cell>
          <table:table-cell office:value-type="string" calcext:value-type="string">
            <text:p>Western Asset Mortgage Capital Corp</text:p>
          </table:table-cell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-3.06" calcext:value-type="float">
            <text:p>-3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46257923982" calcext:value-type="float">
            <text:p>4.0746257923982</text:p>
          </table:table-cell>
          <table:table-cell office:value-type="float" office:value="5.91154469524384" calcext:value-type="float">
            <text:p>5.91154469524384</text:p>
          </table:table-cell>
          <table:table-cell office:value-type="float" office:value="2.85154469524384" calcext:value-type="float">
            <text:p>2.85154469524384</text:p>
          </table:table-cell>
          <table:table-cell office:value-type="float" office:value="4.0746257923982" calcext:value-type="float">
            <text:p>4.0746257923982</text:p>
          </table:table-cell>
          <table:table-cell office:value-type="float" office:value="1.0146257923982" calcext:value-type="float">
            <text:p>1.0146257923982</text:p>
          </table:table-cell>
          <table:table-cell/>
        </table:table-row>
        <table:table-row table:style-name="ro1">
          <table:table-cell office:value-type="string" calcext:value-type="string">
            <text:p>WMK</text:p>
          </table:table-cell>
          <table:table-cell office:value-type="string" calcext:value-type="string">
            <text:p>Weis Markets</text:p>
          </table:table-cell>
          <table:table-cell office:value-type="float" office:value="54.79" calcext:value-type="float">
            <text:p>54.79</text:p>
          </table:table-cell>
          <table:table-cell office:value-type="float" office:value="7.65531298595982" calcext:value-type="float">
            <text:p>7.65531298595982</text:p>
          </table:table-cell>
          <table:table-cell office:value-type="float" office:value="-47.1346870140402" calcext:value-type="float">
            <text:p>-47.1346870140402</text:p>
          </table:table-cell>
          <table:table-cell office:value-type="float" office:value="10.352123355244" calcext:value-type="float">
            <text:p>10.352123355244</text:p>
          </table:table-cell>
          <table:table-cell office:value-type="float" office:value="18.0074363412038" calcext:value-type="float">
            <text:p>18.0074363412038</text:p>
          </table:table-cell>
          <table:table-cell office:value-type="float" office:value="39.3709405410566" calcext:value-type="float">
            <text:p>39.3709405410566</text:p>
          </table:table-cell>
          <table:table-cell office:value-type="float" office:value="9.92849288711618" calcext:value-type="float">
            <text:p>9.92849288711618</text:p>
          </table:table-cell>
          <table:table-cell office:value-type="float" office:value="-44.8615071128838" calcext:value-type="float">
            <text:p>-44.8615071128838</text:p>
          </table:table-cell>
          <table:table-cell office:value-type="float" office:value="41.3164063064914" calcext:value-type="float">
            <text:p>41.3164063064914</text:p>
          </table:table-cell>
          <table:table-cell office:value-type="float" office:value="-13.4735936935086" calcext:value-type="float">
            <text:p>-13.4735936935086</text:p>
          </table:table-cell>
          <table:table-cell/>
        </table:table-row>
        <table:table-row table:style-name="ro1">
          <table:table-cell office:value-type="string" calcext:value-type="string">
            <text:p>WMS</text:p>
          </table:table-cell>
          <table:table-cell office:value-type="string" calcext:value-type="string">
            <text:p>Advanced Drainage Systems Inc</text:p>
          </table:table-cell>
          <table:table-cell office:value-type="float" office:value="100.13" calcext:value-type="float">
            <text:p>100.13</text:p>
          </table:table-cell>
          <table:table-cell office:value-type="float" office:value="3.16033184471991" calcext:value-type="float">
            <text:p>3.16033184471991</text:p>
          </table:table-cell>
          <table:table-cell office:value-type="float" office:value="-96.9696681552801" calcext:value-type="float">
            <text:p>-96.9696681552801</text:p>
          </table:table-cell>
          <table:table-cell office:value-type="float" office:value="3.37004618131483" calcext:value-type="float">
            <text:p>3.37004618131483</text:p>
          </table:table-cell>
          <table:table-cell office:value-type="float" office:value="6.53037802603474" calcext:value-type="float">
            <text:p>6.53037802603474</text:p>
          </table:table-cell>
          <table:table-cell office:value-type="float" office:value="-4.83251585798891" calcext:value-type="float">
            <text:p>-4.83251585798891</text:p>
          </table:table-cell>
          <table:table-cell office:value-type="float" office:value="5.4456735109813" calcext:value-type="float">
            <text:p>5.4456735109813</text:p>
          </table:table-cell>
          <table:table-cell office:value-type="float" office:value="-94.6843264890187" calcext:value-type="float">
            <text:p>-94.6843264890187</text:p>
          </table:table-cell>
          <table:table-cell office:value-type="float" office:value="14.3027886461979" calcext:value-type="float">
            <text:p>14.3027886461979</text:p>
          </table:table-cell>
          <table:table-cell office:value-type="float" office:value="-85.8272113538021" calcext:value-type="float">
            <text:p>-85.8272113538021</text:p>
          </table:table-cell>
          <table:table-cell/>
        </table:table-row>
        <table:table-row table:style-name="ro1">
          <table:table-cell office:value-type="string" calcext:value-type="string">
            <text:p>WMT</text:p>
          </table:table-cell>
          <table:table-cell office:value-type="string" calcext:value-type="string">
            <text:p>Walmart Inc</text:p>
          </table:table-cell>
          <table:table-cell office:value-type="float" office:value="144.47" calcext:value-type="float">
            <text:p>144.47</text:p>
          </table:table-cell>
          <table:table-cell office:value-type="float" office:value="5.06311499603452" calcext:value-type="float">
            <text:p>5.06311499603452</text:p>
          </table:table-cell>
          <table:table-cell office:value-type="float" office:value="-139.406885003965" calcext:value-type="float">
            <text:p>-139.406885003965</text:p>
          </table:table-cell>
          <table:table-cell office:value-type="float" office:value="18.3233513175861" calcext:value-type="float">
            <text:p>18.3233513175861</text:p>
          </table:table-cell>
          <table:table-cell office:value-type="float" office:value="23.3864663136206" calcext:value-type="float">
            <text:p>23.3864663136206</text:p>
          </table:table-cell>
          <table:table-cell office:value-type="float" office:value="18.0946717083412" calcext:value-type="float">
            <text:p>18.0946717083412</text:p>
          </table:table-cell>
          <table:table-cell office:value-type="float" office:value="-5.13168353420071" calcext:value-type="float">
            <text:p>-5.13168353420071</text:p>
          </table:table-cell>
          <table:table-cell office:value-type="float" office:value="-149.601683534201" calcext:value-type="float">
            <text:p>-149.601683534201</text:p>
          </table:table-cell>
          <table:table-cell office:value-type="float" office:value="28.7814671722225" calcext:value-type="float">
            <text:p>28.7814671722225</text:p>
          </table:table-cell>
          <table:table-cell office:value-type="float" office:value="-115.688532827778" calcext:value-type="float">
            <text:p>-115.688532827778</text:p>
          </table:table-cell>
          <table:table-cell/>
        </table:table-row>
        <table:table-row table:style-name="ro1">
          <table:table-cell office:value-type="string" calcext:value-type="string">
            <text:p>WNC</text:p>
          </table:table-cell>
          <table:table-cell office:value-type="string" calcext:value-type="string">
            <text:p>Wabash National Corp.</text:p>
          </table:table-cell>
          <table:table-cell office:value-type="float" office:value="16.77" calcext:value-type="float">
            <text:p>16.77</text:p>
          </table:table-cell>
          <table:table-cell office:value-type="float" office:value="4.07594474942086" calcext:value-type="float">
            <text:p>4.07594474942086</text:p>
          </table:table-cell>
          <table:table-cell office:value-type="float" office:value="-12.6940552505791" calcext:value-type="float">
            <text:p>-12.6940552505791</text:p>
          </table:table-cell>
          <table:table-cell office:value-type="float" office:value="3.80565292906097" calcext:value-type="float">
            <text:p>3.80565292906097</text:p>
          </table:table-cell>
          <table:table-cell office:value-type="float" office:value="7.88159767848184" calcext:value-type="float">
            <text:p>7.88159767848184</text:p>
          </table:table-cell>
          <table:table-cell office:value-type="float" office:value="0.370725854783718" calcext:value-type="float">
            <text:p>0.370725854783718</text:p>
          </table:table-cell>
          <table:table-cell office:value-type="float" office:value="5.41484487549787" calcext:value-type="float">
            <text:p>5.41484487549787</text:p>
          </table:table-cell>
          <table:table-cell office:value-type="float" office:value="-11.3551551245021" calcext:value-type="float">
            <text:p>-11.3551551245021</text:p>
          </table:table-cell>
          <table:table-cell office:value-type="float" office:value="7.50450735028691" calcext:value-type="float">
            <text:p>7.50450735028691</text:p>
          </table:table-cell>
          <table:table-cell office:value-type="float" office:value="-9.26549264971309" calcext:value-type="float">
            <text:p>-9.26549264971309</text:p>
          </table:table-cell>
          <table:table-cell/>
        </table:table-row>
        <table:table-row table:style-name="ro1">
          <table:table-cell office:value-type="string" calcext:value-type="string">
            <text:p>WOR</text:p>
          </table:table-cell>
          <table:table-cell office:value-type="string" calcext:value-type="string">
            <text:p>Worthington Industries</text:p>
          </table:table-cell>
          <table:table-cell office:value-type="float" office:value="59.7" calcext:value-type="float">
            <text:p>59.7</text:p>
          </table:table-cell>
          <table:table-cell office:value-type="float" office:value="16.4168834786705" calcext:value-type="float">
            <text:p>16.4168834786705</text:p>
          </table:table-cell>
          <table:table-cell office:value-type="float" office:value="-43.2831165213295" calcext:value-type="float">
            <text:p>-43.2831165213295</text:p>
          </table:table-cell>
          <table:table-cell office:value-type="float" office:value="5.83211423475097" calcext:value-type="float">
            <text:p>5.83211423475097</text:p>
          </table:table-cell>
          <table:table-cell office:value-type="float" office:value="22.2489977134215" calcext:value-type="float">
            <text:p>22.2489977134215</text:p>
          </table:table-cell>
          <table:table-cell office:value-type="float" office:value="14.9902670704229" calcext:value-type="float">
            <text:p>14.9902670704229</text:p>
          </table:table-cell>
          <table:table-cell office:value-type="float" office:value="21.6603706991982" calcext:value-type="float">
            <text:p>21.6603706991982</text:p>
          </table:table-cell>
          <table:table-cell office:value-type="float" office:value="-38.0396293008018" calcext:value-type="float">
            <text:p>-38.0396293008018</text:p>
          </table:table-cell>
          <table:table-cell office:value-type="float" office:value="24.4611333952145" calcext:value-type="float">
            <text:p>24.4611333952145</text:p>
          </table:table-cell>
          <table:table-cell office:value-type="float" office:value="-35.2388666047855" calcext:value-type="float">
            <text:p>-35.2388666047855</text:p>
          </table:table-cell>
          <table:table-cell/>
        </table:table-row>
        <table:table-row table:style-name="ro1">
          <table:table-cell office:value-type="string" calcext:value-type="string">
            <text:p>WPC</text:p>
          </table:table-cell>
          <table:table-cell office:value-type="string" calcext:value-type="string">
            <text:p>W. P. Carey Inc</text:p>
          </table:table-cell>
          <table:table-cell office:value-type="float" office:value="70.39" calcext:value-type="float">
            <text:p>70.39</text:p>
          </table:table-cell>
          <table:table-cell office:value-type="float" office:value="0.867827126441856" calcext:value-type="float">
            <text:p>0.867827126441856</text:p>
          </table:table-cell>
          <table:table-cell office:value-type="float" office:value="-69.5221728735582" calcext:value-type="float">
            <text:p>-69.5221728735582</text:p>
          </table:table-cell>
          <table:table-cell office:value-type="float" office:value="0" calcext:value-type="float">
            <text:p>0</text:p>
          </table:table-cell>
          <table:table-cell office:value-type="float" office:value="0.867827126441856" calcext:value-type="float">
            <text:p>0.867827126441856</text:p>
          </table:table-cell>
          <table:table-cell office:value-type="float" office:value="34.1146455193438" calcext:value-type="float">
            <text:p>34.1146455193438</text:p>
          </table:table-cell>
          <table:table-cell office:value-type="float" office:value="-3.24170476082727" calcext:value-type="float">
            <text:p>-3.24170476082727</text:p>
          </table:table-cell>
          <table:table-cell office:value-type="float" office:value="-73.6317047608273" calcext:value-type="float">
            <text:p>-73.6317047608273</text:p>
          </table:table-cell>
          <table:table-cell office:value-type="float" office:value="39.2690705716574" calcext:value-type="float">
            <text:p>39.2690705716574</text:p>
          </table:table-cell>
          <table:table-cell office:value-type="float" office:value="-31.1209294283425" calcext:value-type="float">
            <text:p>-31.1209294283425</text:p>
          </table:table-cell>
          <table:table-cell/>
        </table:table-row>
        <table:table-row table:style-name="ro1">
          <table:table-cell office:value-type="string" calcext:value-type="string">
            <text:p>WPG</text:p>
          </table:table-cell>
          <table:table-cell office:value-type="string" calcext:value-type="string">
            <text:p>Washington Prime Group Inc</text:p>
          </table:table-cell>
          <table:table-cell office:value-type="float" office:value="12.08" calcext:value-type="float">
            <text:p>12.08</text:p>
          </table:table-cell>
          <table:table-cell office:value-type="float" office:value="0.508592759718331" calcext:value-type="float">
            <text:p>0.508592759718331</text:p>
          </table:table-cell>
          <table:table-cell office:value-type="float" office:value="-11.5714072402817" calcext:value-type="float">
            <text:p>-11.5714072402817</text:p>
          </table:table-cell>
          <table:table-cell office:value-type="float" office:value="0" calcext:value-type="float">
            <text:p>0</text:p>
          </table:table-cell>
          <table:table-cell office:value-type="float" office:value="0.508592759718331" calcext:value-type="float">
            <text:p>0.508592759718331</text:p>
          </table:table-cell>
          <table:table-cell office:value-type="float" office:value="2.36929810832656" calcext:value-type="float">
            <text:p>2.36929810832656</text:p>
          </table:table-cell>
          <table:table-cell office:value-type="float" office:value="-0.244218210558352" calcext:value-type="float">
            <text:p>-0.244218210558352</text:p>
          </table:table-cell>
          <table:table-cell office:value-type="float" office:value="-12.3242182105584" calcext:value-type="float">
            <text:p>-12.3242182105584</text:p>
          </table:table-cell>
          <table:table-cell office:value-type="float" office:value="3.45007906347825" calcext:value-type="float">
            <text:p>3.45007906347825</text:p>
          </table:table-cell>
          <table:table-cell office:value-type="float" office:value="-8.62992093652175" calcext:value-type="float">
            <text:p>-8.62992093652175</text:p>
          </table:table-cell>
          <table:table-cell/>
        </table:table-row>
        <table:table-row table:style-name="ro1">
          <table:table-cell office:value-type="string" calcext:value-type="string">
            <text:p>WPX</text:p>
          </table:table-cell>
          <table:table-cell office:value-type="string" calcext:value-type="string">
            <text:p>WPX Energy Inc</text:p>
          </table:table-cell>
          <table:table-cell office:value-type="float" office:value="9.43" calcext:value-type="float">
            <text:p>9.43</text:p>
          </table:table-cell>
          <table:table-cell office:value-type="float" office:value="0.347568438386681" calcext:value-type="float">
            <text:p>0.347568438386681</text:p>
          </table:table-cell>
          <table:table-cell office:value-type="float" office:value="-9.08243156161332" calcext:value-type="float">
            <text:p>-9.08243156161332</text:p>
          </table:table-cell>
          <table:table-cell office:value-type="float" office:value="0.040995251707147" calcext:value-type="float">
            <text:p>0.040995251707147</text:p>
          </table:table-cell>
          <table:table-cell office:value-type="float" office:value="0.388563690093828" calcext:value-type="float">
            <text:p>0.388563690093828</text:p>
          </table:table-cell>
          <table:table-cell office:value-type="float" office:value="8.08497659754864" calcext:value-type="float">
            <text:p>8.08497659754864</text:p>
          </table:table-cell>
          <table:table-cell office:value-type="float" office:value="0.0071296089925473" calcext:value-type="float">
            <text:p>0.007129608992547</text:p>
          </table:table-cell>
          <table:table-cell office:value-type="float" office:value="-9.42287039100745" calcext:value-type="float">
            <text:p>-9.42287039100745</text:p>
          </table:table-cell>
          <table:table-cell office:value-type="float" office:value="8.08497659754864" calcext:value-type="float">
            <text:p>8.08497659754864</text:p>
          </table:table-cell>
          <table:table-cell office:value-type="float" office:value="-1.34502340245136" calcext:value-type="float">
            <text:p>-1.34502340245136</text:p>
          </table:table-cell>
          <table:table-cell/>
        </table:table-row>
        <table:table-row table:style-name="ro1">
          <table:table-cell office:value-type="string" calcext:value-type="string">
            <text:p>WRB</text:p>
          </table:table-cell>
          <table:table-cell office:value-type="string" calcext:value-type="string">
            <text:p>W.R. Berkley Corp.</text:p>
          </table:table-cell>
          <table:table-cell office:value-type="float" office:value="67.88" calcext:value-type="float">
            <text:p>67.88</text:p>
          </table:table-cell>
          <table:table-cell office:value-type="float" office:value="0" calcext:value-type="float">
            <text:p>0</text:p>
          </table:table-cell>
          <table:table-cell office:value-type="float" office:value="-67.88" calcext:value-type="float">
            <text:p>-6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266034259593" calcext:value-type="float">
            <text:p>32.7266034259593</text:p>
          </table:table-cell>
          <table:table-cell office:value-type="float" office:value="23.4089038331635" calcext:value-type="float">
            <text:p>23.4089038331635</text:p>
          </table:table-cell>
          <table:table-cell office:value-type="float" office:value="-44.4710961668365" calcext:value-type="float">
            <text:p>-44.4710961668365</text:p>
          </table:table-cell>
          <table:table-cell office:value-type="float" office:value="33.6796841654066" calcext:value-type="float">
            <text:p>33.6796841654066</text:p>
          </table:table-cell>
          <table:table-cell office:value-type="float" office:value="-34.2003158345934" calcext:value-type="float">
            <text:p>-34.2003158345934</text:p>
          </table:table-cell>
          <table:table-cell/>
        </table:table-row>
        <table:table-row table:style-name="ro1">
          <table:table-cell office:value-type="string" calcext:value-type="string">
            <text:p>WRE</text:p>
          </table:table-cell>
          <table:table-cell office:value-type="string" calcext:value-type="string">
            <text:p>Washington Real Estate Investment Trust</text:p>
          </table:table-cell>
          <table:table-cell office:value-type="float" office:value="23.24" calcext:value-type="float">
            <text:p>23.24</text:p>
          </table:table-cell>
          <table:table-cell office:value-type="float" office:value="0.0463019262171886" calcext:value-type="float">
            <text:p>0.046301926217189</text:p>
          </table:table-cell>
          <table:table-cell office:value-type="float" office:value="-23.1936980737828" calcext:value-type="float">
            <text:p>-23.1936980737828</text:p>
          </table:table-cell>
          <table:table-cell office:value-type="float" office:value="0" calcext:value-type="float">
            <text:p>0</text:p>
          </table:table-cell>
          <table:table-cell office:value-type="float" office:value="0.0463019262171886" calcext:value-type="float">
            <text:p>0.046301926217189</text:p>
          </table:table-cell>
          <table:table-cell office:value-type="float" office:value="15.8644190250026" calcext:value-type="float">
            <text:p>15.8644190250026</text:p>
          </table:table-cell>
          <table:table-cell office:value-type="float" office:value="-0.845635363007526" calcext:value-type="float">
            <text:p>-0.845635363007526</text:p>
          </table:table-cell>
          <table:table-cell office:value-type="float" office:value="-24.0856353630075" calcext:value-type="float">
            <text:p>-24.0856353630075</text:p>
          </table:table-cell>
          <table:table-cell office:value-type="float" office:value="15.8644190250026" calcext:value-type="float">
            <text:p>15.8644190250026</text:p>
          </table:table-cell>
          <table:table-cell office:value-type="float" office:value="-7.37558097499741" calcext:value-type="float">
            <text:p>-7.37558097499741</text:p>
          </table:table-cell>
          <table:table-cell/>
        </table:table-row>
        <table:table-row table:style-name="ro1">
          <table:table-cell office:value-type="string" calcext:value-type="string">
            <text:p>WRI</text:p>
          </table:table-cell>
          <table:table-cell office:value-type="string" calcext:value-type="string">
            <text:p>Weingarten Realty Investors</text:p>
          </table:table-cell>
          <table:table-cell office:value-type="float" office:value="25.46" calcext:value-type="float">
            <text:p>25.46</text:p>
          </table:table-cell>
          <table:table-cell office:value-type="float" office:value="0.391866170886052" calcext:value-type="float">
            <text:p>0.391866170886052</text:p>
          </table:table-cell>
          <table:table-cell office:value-type="float" office:value="-25.068133829114" calcext:value-type="float">
            <text:p>-25.068133829114</text:p>
          </table:table-cell>
          <table:table-cell office:value-type="float" office:value="0" calcext:value-type="float">
            <text:p>0</text:p>
          </table:table-cell>
          <table:table-cell office:value-type="float" office:value="0.391866170886052" calcext:value-type="float">
            <text:p>0.391866170886052</text:p>
          </table:table-cell>
          <table:table-cell office:value-type="float" office:value="12.9214855644587" calcext:value-type="float">
            <text:p>12.9214855644587</text:p>
          </table:table-cell>
          <table:table-cell office:value-type="float" office:value="-0.023902938990819" calcext:value-type="float">
            <text:p>-0.023902938990819</text:p>
          </table:table-cell>
          <table:table-cell office:value-type="float" office:value="-25.4839029389908" calcext:value-type="float">
            <text:p>-25.4839029389908</text:p>
          </table:table-cell>
          <table:table-cell office:value-type="float" office:value="12.9214855644587" calcext:value-type="float">
            <text:p>12.9214855644587</text:p>
          </table:table-cell>
          <table:table-cell office:value-type="float" office:value="-12.5385144355413" calcext:value-type="float">
            <text:p>-12.5385144355413</text:p>
          </table:table-cell>
          <table:table-cell/>
        </table:table-row>
        <table:table-row table:style-name="ro1">
          <table:table-cell office:value-type="string" calcext:value-type="string">
            <text:p>WSM</text:p>
          </table:table-cell>
          <table:table-cell office:value-type="string" calcext:value-type="string">
            <text:p>Williams-Sonoma</text:p>
          </table:table-cell>
          <table:table-cell office:value-type="float" office:value="126.61" calcext:value-type="float">
            <text:p>126.61</text:p>
          </table:table-cell>
          <table:table-cell office:value-type="float" office:value="10.0939041054436" calcext:value-type="float">
            <text:p>10.0939041054436</text:p>
          </table:table-cell>
          <table:table-cell office:value-type="float" office:value="-116.516095894556" calcext:value-type="float">
            <text:p>-116.516095894556</text:p>
          </table:table-cell>
          <table:table-cell office:value-type="float" office:value="14.6933232317266" calcext:value-type="float">
            <text:p>14.6933232317266</text:p>
          </table:table-cell>
          <table:table-cell office:value-type="float" office:value="24.7872273371702" calcext:value-type="float">
            <text:p>24.7872273371702</text:p>
          </table:table-cell>
          <table:table-cell office:value-type="float" office:value="17.1871965477404" calcext:value-type="float">
            <text:p>17.1871965477404</text:p>
          </table:table-cell>
          <table:table-cell office:value-type="float" office:value="8.83617730847223" calcext:value-type="float">
            <text:p>8.83617730847223</text:p>
          </table:table-cell>
          <table:table-cell office:value-type="float" office:value="-117.773822691528" calcext:value-type="float">
            <text:p>-117.773822691528</text:p>
          </table:table-cell>
          <table:table-cell office:value-type="float" office:value="18.3021384084089" calcext:value-type="float">
            <text:p>18.3021384084089</text:p>
          </table:table-cell>
          <table:table-cell office:value-type="float" office:value="-108.307861591591" calcext:value-type="float">
            <text:p>-108.307861591591</text:p>
          </table:table-cell>
          <table:table-cell/>
        </table:table-row>
        <table:table-row table:style-name="ro1">
          <table:table-cell office:value-type="string" calcext:value-type="string">
            <text:p>WSO</text:p>
          </table:table-cell>
          <table:table-cell office:value-type="string" calcext:value-type="string">
            <text:p>Watsco Inc.</text:p>
          </table:table-cell>
          <table:table-cell office:value-type="float" office:value="248.16" calcext:value-type="float">
            <text:p>248.16</text:p>
          </table:table-cell>
          <table:table-cell office:value-type="float" office:value="2.81919369172835" calcext:value-type="float">
            <text:p>2.81919369172835</text:p>
          </table:table-cell>
          <table:table-cell office:value-type="float" office:value="-245.340806308272" calcext:value-type="float">
            <text:p>-245.340806308272</text:p>
          </table:table-cell>
          <table:table-cell office:value-type="float" office:value="26.9331334445849" calcext:value-type="float">
            <text:p>26.9331334445849</text:p>
          </table:table-cell>
          <table:table-cell office:value-type="float" office:value="29.7523271363133" calcext:value-type="float">
            <text:p>29.7523271363133</text:p>
          </table:table-cell>
          <table:table-cell office:value-type="float" office:value="27.8655071682262" calcext:value-type="float">
            <text:p>27.8655071682262</text:p>
          </table:table-cell>
          <table:table-cell office:value-type="float" office:value="31.4988876515084" calcext:value-type="float">
            <text:p>31.4988876515084</text:p>
          </table:table-cell>
          <table:table-cell office:value-type="float" office:value="-216.661112348492" calcext:value-type="float">
            <text:p>-216.661112348492</text:p>
          </table:table-cell>
          <table:table-cell office:value-type="float" office:value="45.3510232561864" calcext:value-type="float">
            <text:p>45.3510232561864</text:p>
          </table:table-cell>
          <table:table-cell office:value-type="float" office:value="-202.808976743814" calcext:value-type="float">
            <text:p>-202.808976743814</text:p>
          </table:table-cell>
          <table:table-cell/>
        </table:table-row>
        <table:table-row table:style-name="ro1">
          <table:table-cell office:value-type="string" calcext:value-type="string">
            <text:p>WST</text:p>
          </table:table-cell>
          <table:table-cell office:value-type="string" calcext:value-type="string">
            <text:p>West Pharmaceutical Services</text:p>
          </table:table-cell>
          <table:table-cell office:value-type="float" office:value="294.01" calcext:value-type="float">
            <text:p>294.01</text:p>
          </table:table-cell>
          <table:table-cell office:value-type="float" office:value="7.02583195779068" calcext:value-type="float">
            <text:p>7.02583195779068</text:p>
          </table:table-cell>
          <table:table-cell office:value-type="float" office:value="-286.984168042209" calcext:value-type="float">
            <text:p>-286.984168042209</text:p>
          </table:table-cell>
          <table:table-cell office:value-type="float" office:value="3.98906015470249" calcext:value-type="float">
            <text:p>3.98906015470249</text:p>
          </table:table-cell>
          <table:table-cell office:value-type="float" office:value="11.0148921124932" calcext:value-type="float">
            <text:p>11.0148921124932</text:p>
          </table:table-cell>
          <table:table-cell office:value-type="float" office:value="21.3588537954399" calcext:value-type="float">
            <text:p>21.3588537954399</text:p>
          </table:table-cell>
          <table:table-cell office:value-type="float" office:value="10.6943064032139" calcext:value-type="float">
            <text:p>10.6943064032139</text:p>
          </table:table-cell>
          <table:table-cell office:value-type="float" office:value="-283.315693596786" calcext:value-type="float">
            <text:p>-283.315693596786</text:p>
          </table:table-cell>
          <table:table-cell office:value-type="float" office:value="23.2512563578098" calcext:value-type="float">
            <text:p>23.2512563578098</text:p>
          </table:table-cell>
          <table:table-cell office:value-type="float" office:value="-270.75874364219" calcext:value-type="float">
            <text:p>-270.75874364219</text:p>
          </table:table-cell>
          <table:table-cell/>
        </table:table-row>
        <table:table-row table:style-name="ro1">
          <table:table-cell office:value-type="string" calcext:value-type="string">
            <text:p>WTI</text:p>
          </table:table-cell>
          <table:table-cell office:value-type="string" calcext:value-type="string">
            <text:p>W &amp; T Offshore Inc</text:p>
          </table:table-cell>
          <table:table-cell office:value-type="float" office:value="2.88" calcext:value-type="float">
            <text:p>2.88</text:p>
          </table:table-cell>
          <table:table-cell office:value-type="float" office:value="0.257486479702771" calcext:value-type="float">
            <text:p>0.257486479702771</text:p>
          </table:table-cell>
          <table:table-cell office:value-type="float" office:value="-2.62251352029723" calcext:value-type="float">
            <text:p>-2.62251352029723</text:p>
          </table:table-cell>
          <table:table-cell office:value-type="float" office:value="0" calcext:value-type="float">
            <text:p>0</text:p>
          </table:table-cell>
          <table:table-cell office:value-type="float" office:value="0.257486479702771" calcext:value-type="float">
            <text:p>0.257486479702771</text:p>
          </table:table-cell>
          <table:table-cell office:value-type="float" office:value="-1.32052631630176" calcext:value-type="float">
            <text:p>-1.32052631630176</text:p>
          </table:table-cell>
          <table:table-cell office:value-type="float" office:value="-0.0587889609467648" calcext:value-type="float">
            <text:p>-0.058788960946765</text:p>
          </table:table-cell>
          <table:table-cell office:value-type="float" office:value="-2.93878896094676" calcext:value-type="float">
            <text:p>-2.93878896094676</text:p>
          </table:table-cell>
          <table:table-cell office:value-type="float" office:value="-1.32052631630176" calcext:value-type="float">
            <text:p>-1.32052631630176</text:p>
          </table:table-cell>
          <table:table-cell office:value-type="float" office:value="-4.20052631630176" calcext:value-type="float">
            <text:p>-4.20052631630176</text:p>
          </table:table-cell>
          <table:table-cell/>
        </table:table-row>
        <table:table-row table:style-name="ro1">
          <table:table-cell office:value-type="string" calcext:value-type="string">
            <text:p>WTM</text:p>
          </table:table-cell>
          <table:table-cell office:value-type="string" calcext:value-type="string">
            <text:p>White Mountains Insurance Group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0" calcext:value-type="float">
            <text:p>0</text:p>
          </table:table-cell>
          <table:table-cell office:value-type="float" office:value="-1149.63" calcext:value-type="float">
            <text:p>-114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.288416772217" calcext:value-type="float">
            <text:p>848.288416772217</text:p>
          </table:table-cell>
          <table:table-cell office:value-type="float" office:value="830.590220344157" calcext:value-type="float">
            <text:p>830.590220344157</text:p>
          </table:table-cell>
          <table:table-cell office:value-type="float" office:value="-319.039779655843" calcext:value-type="float">
            <text:p>-319.039779655843</text:p>
          </table:table-cell>
          <table:table-cell office:value-type="float" office:value="1098.54542746625" calcext:value-type="float">
            <text:p>1098.54542746625</text:p>
          </table:table-cell>
          <table:table-cell office:value-type="float" office:value="-51.0845725337533" calcext:value-type="float">
            <text:p>-51.0845725337533</text:p>
          </table:table-cell>
          <table:table-cell/>
        </table:table-row>
        <table:table-row table:style-name="ro1">
          <table:table-cell office:value-type="string" calcext:value-type="string">
            <text:p>WTS</text:p>
          </table:table-cell>
          <table:table-cell office:value-type="string" calcext:value-type="string">
            <text:p>Watts Water Technologies</text:p>
          </table:table-cell>
          <table:table-cell office:value-type="float" office:value="121.6" calcext:value-type="float">
            <text:p>121.6</text:p>
          </table:table-cell>
          <table:table-cell office:value-type="float" office:value="5.42029523294694" calcext:value-type="float">
            <text:p>5.42029523294694</text:p>
          </table:table-cell>
          <table:table-cell office:value-type="float" office:value="-116.179704767053" calcext:value-type="float">
            <text:p>-116.179704767053</text:p>
          </table:table-cell>
          <table:table-cell office:value-type="float" office:value="10.3484991031179" calcext:value-type="float">
            <text:p>10.3484991031179</text:p>
          </table:table-cell>
          <table:table-cell office:value-type="float" office:value="15.7687943360649" calcext:value-type="float">
            <text:p>15.7687943360649</text:p>
          </table:table-cell>
          <table:table-cell office:value-type="float" office:value="9.53928219544192" calcext:value-type="float">
            <text:p>9.53928219544192</text:p>
          </table:table-cell>
          <table:table-cell office:value-type="float" office:value="14.1649410055358" calcext:value-type="float">
            <text:p>14.1649410055358</text:p>
          </table:table-cell>
          <table:table-cell office:value-type="float" office:value="-107.435058994464" calcext:value-type="float">
            <text:p>-107.435058994464</text:p>
          </table:table-cell>
          <table:table-cell office:value-type="float" office:value="35.9117341190271" calcext:value-type="float">
            <text:p>35.9117341190271</text:p>
          </table:table-cell>
          <table:table-cell office:value-type="float" office:value="-85.6882658809729" calcext:value-type="float">
            <text:p>-85.6882658809729</text:p>
          </table:table-cell>
          <table:table-cell/>
        </table:table-row>
        <table:table-row table:style-name="ro1">
          <table:table-cell office:value-type="string" calcext:value-type="string">
            <text:p>WU</text:p>
          </table:table-cell>
          <table:table-cell office:value-type="string" calcext:value-type="string">
            <text:p>Western Union Company</text:p>
          </table:table-cell>
          <table:table-cell office:value-type="float" office:value="23.99" calcext:value-type="float">
            <text:p>23.99</text:p>
          </table:table-cell>
          <table:table-cell office:value-type="float" office:value="3.04387457202324" calcext:value-type="float">
            <text:p>3.04387457202324</text:p>
          </table:table-cell>
          <table:table-cell office:value-type="float" office:value="-20.9461254279768" calcext:value-type="float">
            <text:p>-20.9461254279768</text:p>
          </table:table-cell>
          <table:table-cell office:value-type="float" office:value="0" calcext:value-type="float">
            <text:p>0</text:p>
          </table:table-cell>
          <table:table-cell office:value-type="float" office:value="3.04387457202324" calcext:value-type="float">
            <text:p>3.04387457202324</text:p>
          </table:table-cell>
          <table:table-cell office:value-type="float" office:value="-7.17258857118599" calcext:value-type="float">
            <text:p>-7.17258857118599</text:p>
          </table:table-cell>
          <table:table-cell office:value-type="float" office:value="-0.321803265046089" calcext:value-type="float">
            <text:p>-0.321803265046089</text:p>
          </table:table-cell>
          <table:table-cell office:value-type="float" office:value="-24.3118032650461" calcext:value-type="float">
            <text:p>-24.3118032650461</text:p>
          </table:table-cell>
          <table:table-cell office:value-type="float" office:value="0.163212389150359" calcext:value-type="float">
            <text:p>0.163212389150359</text:p>
          </table:table-cell>
          <table:table-cell office:value-type="float" office:value="-23.8267876108496" calcext:value-type="float">
            <text:p>-23.8267876108496</text:p>
          </table:table-cell>
          <table:table-cell/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World Wrestling Entertainment</text:p>
          </table:table-cell>
          <table:table-cell office:value-type="float" office:value="46.41" calcext:value-type="float">
            <text:p>46.41</text:p>
          </table:table-cell>
          <table:table-cell office:value-type="float" office:value="12.6967742498702" calcext:value-type="float">
            <text:p>12.6967742498702</text:p>
          </table:table-cell>
          <table:table-cell office:value-type="float" office:value="-33.7132257501298" calcext:value-type="float">
            <text:p>-33.7132257501298</text:p>
          </table:table-cell>
          <table:table-cell office:value-type="float" office:value="0.179433244285717" calcext:value-type="float">
            <text:p>0.179433244285717</text:p>
          </table:table-cell>
          <table:table-cell office:value-type="float" office:value="12.8762074941559" calcext:value-type="float">
            <text:p>12.8762074941559</text:p>
          </table:table-cell>
          <table:table-cell office:value-type="float" office:value="8.31893259943011" calcext:value-type="float">
            <text:p>8.31893259943011</text:p>
          </table:table-cell>
          <table:table-cell office:value-type="float" office:value="4.93362253767135" calcext:value-type="float">
            <text:p>4.93362253767135</text:p>
          </table:table-cell>
          <table:table-cell office:value-type="float" office:value="-41.4763774623286" calcext:value-type="float">
            <text:p>-41.4763774623286</text:p>
          </table:table-cell>
          <table:table-cell office:value-type="float" office:value="8.31893259943011" calcext:value-type="float">
            <text:p>8.31893259943011</text:p>
          </table:table-cell>
          <table:table-cell office:value-type="float" office:value="-38.0910674005699" calcext:value-type="float">
            <text:p>-38.0910674005699</text:p>
          </table:table-cell>
          <table:table-cell/>
        </table:table-row>
        <table:table-row table:style-name="ro1">
          <table:table-cell office:value-type="string" calcext:value-type="string">
            <text:p>WWW</text:p>
          </table:table-cell>
          <table:table-cell office:value-type="string" calcext:value-type="string">
            <text:p>Wolverine World Wide</text:p>
          </table:table-cell>
          <table:table-cell office:value-type="float" office:value="33.46" calcext:value-type="float">
            <text:p>33.46</text:p>
          </table:table-cell>
          <table:table-cell office:value-type="float" office:value="5.14915108275767" calcext:value-type="float">
            <text:p>5.14915108275767</text:p>
          </table:table-cell>
          <table:table-cell office:value-type="float" office:value="-28.3108489172423" calcext:value-type="float">
            <text:p>-28.3108489172423</text:p>
          </table:table-cell>
          <table:table-cell office:value-type="float" office:value="4.70929222310894" calcext:value-type="float">
            <text:p>4.70929222310894</text:p>
          </table:table-cell>
          <table:table-cell office:value-type="float" office:value="9.8584433058666" calcext:value-type="float">
            <text:p>9.8584433058666</text:p>
          </table:table-cell>
          <table:table-cell office:value-type="float" office:value="-4.7665591660549" calcext:value-type="float">
            <text:p>-4.7665591660549</text:p>
          </table:table-cell>
          <table:table-cell office:value-type="float" office:value="5.38796641929825" calcext:value-type="float">
            <text:p>5.38796641929825</text:p>
          </table:table-cell>
          <table:table-cell office:value-type="float" office:value="-28.0720335807018" calcext:value-type="float">
            <text:p>-28.0720335807018</text:p>
          </table:table-cell>
          <table:table-cell office:value-type="float" office:value="8.82154610486642" calcext:value-type="float">
            <text:p>8.82154610486642</text:p>
          </table:table-cell>
          <table:table-cell office:value-type="float" office:value="-24.6384538951336" calcext:value-type="float">
            <text:p>-24.6384538951336</text:p>
          </table:table-cell>
          <table:table-cell/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eyerhaeuser Co.</text:p>
          </table:table-cell>
          <table:table-cell office:value-type="float" office:value="35.04" calcext:value-type="float">
            <text:p>35.04</text:p>
          </table:table-cell>
          <table:table-cell office:value-type="float" office:value="1.05436193686422" calcext:value-type="float">
            <text:p>1.05436193686422</text:p>
          </table:table-cell>
          <table:table-cell office:value-type="float" office:value="-33.9856380631358" calcext:value-type="float">
            <text:p>-33.9856380631358</text:p>
          </table:table-cell>
          <table:table-cell office:value-type="float" office:value="0.550626119505964" calcext:value-type="float">
            <text:p>0.550626119505964</text:p>
          </table:table-cell>
          <table:table-cell office:value-type="float" office:value="1.60498805637018" calcext:value-type="float">
            <text:p>1.60498805637018</text:p>
          </table:table-cell>
          <table:table-cell office:value-type="float" office:value="11.4238173261006" calcext:value-type="float">
            <text:p>11.4238173261006</text:p>
          </table:table-cell>
          <table:table-cell office:value-type="float" office:value="1.62642362306628" calcext:value-type="float">
            <text:p>1.62642362306628</text:p>
          </table:table-cell>
          <table:table-cell office:value-type="float" office:value="-33.4135763769337" calcext:value-type="float">
            <text:p>-33.4135763769337</text:p>
          </table:table-cell>
          <table:table-cell office:value-type="float" office:value="11.4238173261006" calcext:value-type="float">
            <text:p>11.4238173261006</text:p>
          </table:table-cell>
          <table:table-cell office:value-type="float" office:value="-23.6161826738994" calcext:value-type="float">
            <text:p>-23.616182673899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nited States Steel Corp.</text:p>
          </table:table-cell>
          <table:table-cell office:value-type="float" office:value="16.5" calcext:value-type="float">
            <text:p>16.5</text:p>
          </table:table-cell>
          <table:table-cell office:value-type="float" office:value="7.69495262286634" calcext:value-type="float">
            <text:p>7.69495262286634</text:p>
          </table:table-cell>
          <table:table-cell office:value-type="float" office:value="-8.80504737713366" calcext:value-type="float">
            <text:p>-8.80504737713366</text:p>
          </table:table-cell>
          <table:table-cell office:value-type="float" office:value="6.34289137191459" calcext:value-type="float">
            <text:p>6.34289137191459</text:p>
          </table:table-cell>
          <table:table-cell office:value-type="float" office:value="14.0378439947809" calcext:value-type="float">
            <text:p>14.0378439947809</text:p>
          </table:table-cell>
          <table:table-cell office:value-type="float" office:value="15.0541584921406" calcext:value-type="float">
            <text:p>15.0541584921406</text:p>
          </table:table-cell>
          <table:table-cell office:value-type="float" office:value="8.08060767766802" calcext:value-type="float">
            <text:p>8.08060767766802</text:p>
          </table:table-cell>
          <table:table-cell office:value-type="float" office:value="-8.41939232233198" calcext:value-type="float">
            <text:p>-8.41939232233198</text:p>
          </table:table-cell>
          <table:table-cell office:value-type="float" office:value="15.6485209883644" calcext:value-type="float">
            <text:p>15.6485209883644</text:p>
          </table:table-cell>
          <table:table-cell office:value-type="float" office:value="-0.851479011635604" calcext:value-type="float">
            <text:p>-0.851479011635604</text:p>
          </table:table-cell>
          <table:table-cell/>
        </table:table-row>
        <table:table-row table:style-name="ro1">
          <table:table-cell office:value-type="string" calcext:value-type="string">
            <text:p>XEC</text:p>
          </table:table-cell>
          <table:table-cell office:value-type="string" calcext:value-type="string">
            <text:p>Cimarex Energy Co.</text:p>
          </table:table-cell>
          <table:table-cell office:value-type="float" office:value="51.85" calcext:value-type="float">
            <text:p>51.85</text:p>
          </table:table-cell>
          <table:table-cell office:value-type="float" office:value="2.67701193030109" calcext:value-type="float">
            <text:p>2.67701193030109</text:p>
          </table:table-cell>
          <table:table-cell office:value-type="float" office:value="-49.1729880696989" calcext:value-type="float">
            <text:p>-49.1729880696989</text:p>
          </table:table-cell>
          <table:table-cell office:value-type="float" office:value="0.450740560984725" calcext:value-type="float">
            <text:p>0.450740560984725</text:p>
          </table:table-cell>
          <table:table-cell office:value-type="float" office:value="3.12775249128581" calcext:value-type="float">
            <text:p>3.12775249128581</text:p>
          </table:table-cell>
          <table:table-cell office:value-type="float" office:value="15.1407597974138" calcext:value-type="float">
            <text:p>15.1407597974138</text:p>
          </table:table-cell>
          <table:table-cell office:value-type="float" office:value="0.373428438391923" calcext:value-type="float">
            <text:p>0.373428438391923</text:p>
          </table:table-cell>
          <table:table-cell office:value-type="float" office:value="-51.4765715616081" calcext:value-type="float">
            <text:p>-51.4765715616081</text:p>
          </table:table-cell>
          <table:table-cell office:value-type="float" office:value="15.9412438068042" calcext:value-type="float">
            <text:p>15.9412438068042</text:p>
          </table:table-cell>
          <table:table-cell office:value-type="float" office:value="-35.9087561931958" calcext:value-type="float">
            <text:p>-35.9087561931958</text:p>
          </table:table-cell>
          <table:table-cell/>
        </table:table-row>
        <table:table-row table:style-name="ro1">
          <table:table-cell office:value-type="string" calcext:value-type="string">
            <text:p>XEL</text:p>
          </table:table-cell>
          <table:table-cell office:value-type="string" calcext:value-type="string">
            <text:p>Xcel Energy</text:p>
          </table:table-cell>
          <table:table-cell office:value-type="float" office:value="61.54" calcext:value-type="float">
            <text:p>61.54</text:p>
          </table:table-cell>
          <table:table-cell office:value-type="float" office:value="1.68424571007345" calcext:value-type="float">
            <text:p>1.68424571007345</text:p>
          </table:table-cell>
          <table:table-cell office:value-type="float" office:value="-59.8557542899265" calcext:value-type="float">
            <text:p>-59.8557542899265</text:p>
          </table:table-cell>
          <table:table-cell office:value-type="float" office:value="0.974388478596167" calcext:value-type="float">
            <text:p>0.974388478596167</text:p>
          </table:table-cell>
          <table:table-cell office:value-type="float" office:value="2.65863418866962" calcext:value-type="float">
            <text:p>2.65863418866962</text:p>
          </table:table-cell>
          <table:table-cell office:value-type="float" office:value="26.2190431047254" calcext:value-type="float">
            <text:p>26.2190431047254</text:p>
          </table:table-cell>
          <table:table-cell office:value-type="float" office:value="-1.05812498847552" calcext:value-type="float">
            <text:p>-1.05812498847552</text:p>
          </table:table-cell>
          <table:table-cell office:value-type="float" office:value="-62.5981249884755" calcext:value-type="float">
            <text:p>-62.5981249884755</text:p>
          </table:table-cell>
          <table:table-cell office:value-type="float" office:value="26.2190431047254" calcext:value-type="float">
            <text:p>26.2190431047254</text:p>
          </table:table-cell>
          <table:table-cell office:value-type="float" office:value="-35.3209568952746" calcext:value-type="float">
            <text:p>-35.3209568952746</text:p>
          </table:table-cell>
          <table:table-cell/>
        </table:table-row>
        <table:table-row table:style-name="ro1">
          <table:table-cell office:value-type="string" calcext:value-type="string">
            <text:p>XOM</text:p>
          </table:table-cell>
          <table:table-cell office:value-type="string" calcext:value-type="string">
            <text:p>Exxon Mobil Corp.</text:p>
          </table:table-cell>
          <table:table-cell office:value-type="float" office:value="50.52" calcext:value-type="float">
            <text:p>50.52</text:p>
          </table:table-cell>
          <table:table-cell office:value-type="float" office:value="2.08881527414875" calcext:value-type="float">
            <text:p>2.08881527414875</text:p>
          </table:table-cell>
          <table:table-cell office:value-type="float" office:value="-48.4311847258513" calcext:value-type="float">
            <text:p>-48.4311847258513</text:p>
          </table:table-cell>
          <table:table-cell office:value-type="float" office:value="4.22989823122174" calcext:value-type="float">
            <text:p>4.22989823122174</text:p>
          </table:table-cell>
          <table:table-cell office:value-type="float" office:value="6.31871350537048" calcext:value-type="float">
            <text:p>6.31871350537048</text:p>
          </table:table-cell>
          <table:table-cell office:value-type="float" office:value="41.9560495509497" calcext:value-type="float">
            <text:p>41.9560495509497</text:p>
          </table:table-cell>
          <table:table-cell office:value-type="float" office:value="-1.83882911645228" calcext:value-type="float">
            <text:p>-1.83882911645228</text:p>
          </table:table-cell>
          <table:table-cell office:value-type="float" office:value="-52.3588291164523" calcext:value-type="float">
            <text:p>-52.3588291164523</text:p>
          </table:table-cell>
          <table:table-cell office:value-type="float" office:value="41.9560495509497" calcext:value-type="float">
            <text:p>41.9560495509497</text:p>
          </table:table-cell>
          <table:table-cell office:value-type="float" office:value="-8.56395044905028" calcext:value-type="float">
            <text:p>-8.56395044905028</text:p>
          </table:table-cell>
          <table:table-cell/>
        </table:table-row>
        <table:table-row table:style-name="ro1">
          <table:table-cell office:value-type="string" calcext:value-type="string">
            <text:p>XPO</text:p>
          </table:table-cell>
          <table:table-cell office:value-type="string" calcext:value-type="string">
            <text:p>XPO Logistics Inc</text:p>
          </table:table-cell>
          <table:table-cell office:value-type="float" office:value="121.31" calcext:value-type="float">
            <text:p>121.31</text:p>
          </table:table-cell>
          <table:table-cell office:value-type="float" office:value="22.151552146679" calcext:value-type="float">
            <text:p>22.151552146679</text:p>
          </table:table-cell>
          <table:table-cell office:value-type="float" office:value="-99.158447853321" calcext:value-type="float">
            <text:p>-99.158447853321</text:p>
          </table:table-cell>
          <table:table-cell office:value-type="float" office:value="0" calcext:value-type="float">
            <text:p>0</text:p>
          </table:table-cell>
          <table:table-cell office:value-type="float" office:value="22.151552146679" calcext:value-type="float">
            <text:p>22.151552146679</text:p>
          </table:table-cell>
          <table:table-cell office:value-type="float" office:value="-31.6356981768868" calcext:value-type="float">
            <text:p>-31.6356981768868</text:p>
          </table:table-cell>
          <table:table-cell office:value-type="float" office:value="15.7084587074721" calcext:value-type="float">
            <text:p>15.7084587074721</text:p>
          </table:table-cell>
          <table:table-cell office:value-type="float" office:value="-105.601541292528" calcext:value-type="float">
            <text:p>-105.601541292528</text:p>
          </table:table-cell>
          <table:table-cell office:value-type="float" office:value="28.9775119192853" calcext:value-type="float">
            <text:p>28.9775119192853</text:p>
          </table:table-cell>
          <table:table-cell office:value-type="float" office:value="-92.3324880807147" calcext:value-type="float">
            <text:p>-92.3324880807147</text:p>
          </table:table-cell>
          <table:table-cell/>
        </table:table-row>
        <table:table-row table:style-name="ro1">
          <table:table-cell office:value-type="string" calcext:value-type="string">
            <text:p>XYL</text:p>
          </table:table-cell>
          <table:table-cell office:value-type="string" calcext:value-type="string">
            <text:p>Xylem Inc</text:p>
          </table:table-cell>
          <table:table-cell office:value-type="float" office:value="99.12" calcext:value-type="float">
            <text:p>99.12</text:p>
          </table:table-cell>
          <table:table-cell office:value-type="float" office:value="8.88854419733447" calcext:value-type="float">
            <text:p>8.88854419733447</text:p>
          </table:table-cell>
          <table:table-cell office:value-type="float" office:value="-90.2314558026655" calcext:value-type="float">
            <text:p>-90.2314558026655</text:p>
          </table:table-cell>
          <table:table-cell office:value-type="float" office:value="3.22917148742114" calcext:value-type="float">
            <text:p>3.22917148742114</text:p>
          </table:table-cell>
          <table:table-cell office:value-type="float" office:value="12.1177156847556" calcext:value-type="float">
            <text:p>12.1177156847556</text:p>
          </table:table-cell>
          <table:table-cell office:value-type="float" office:value="-5.64827590067821" calcext:value-type="float">
            <text:p>-5.64827590067821</text:p>
          </table:table-cell>
          <table:table-cell office:value-type="float" office:value="11.2688097782686" calcext:value-type="float">
            <text:p>11.2688097782686</text:p>
          </table:table-cell>
          <table:table-cell office:value-type="float" office:value="-87.8511902217314" calcext:value-type="float">
            <text:p>-87.8511902217314</text:p>
          </table:table-cell>
          <table:table-cell office:value-type="float" office:value="15.9072760385505" calcext:value-type="float">
            <text:p>15.9072760385505</text:p>
          </table:table-cell>
          <table:table-cell office:value-type="float" office:value="-83.2127239614495" calcext:value-type="float">
            <text:p>-83.2127239614495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lleghany Corp.</text:p>
          </table:table-cell>
          <table:table-cell office:value-type="float" office:value="609.08" calcext:value-type="float">
            <text:p>609.08</text:p>
          </table:table-cell>
          <table:table-cell office:value-type="float" office:value="0" calcext:value-type="float">
            <text:p>0</text:p>
          </table:table-cell>
          <table:table-cell office:value-type="float" office:value="-609.08" calcext:value-type="float">
            <text:p>-609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.477573775518" calcext:value-type="float">
            <text:p>508.477573775518</text:p>
          </table:table-cell>
          <table:table-cell office:value-type="float" office:value="490.57956537533" calcext:value-type="float">
            <text:p>490.57956537533</text:p>
          </table:table-cell>
          <table:table-cell office:value-type="float" office:value="-118.50043462467" calcext:value-type="float">
            <text:p>-118.50043462467</text:p>
          </table:table-cell>
          <table:table-cell office:value-type="float" office:value="608.361802097733" calcext:value-type="float">
            <text:p>608.361802097733</text:p>
          </table:table-cell>
          <table:table-cell office:value-type="float" office:value="-0.71819790226732" calcext:value-type="float">
            <text:p>-0.71819790226732</text:p>
          </table:table-cell>
          <table:table-cell/>
        </table:table-row>
        <table:table-row table:style-name="ro1">
          <table:table-cell office:value-type="string" calcext:value-type="string">
            <text:p>YELP</text:p>
          </table:table-cell>
          <table:table-cell office:value-type="string" calcext:value-type="string">
            <text:p>Yelp Inc</text:p>
          </table:table-cell>
          <table:table-cell office:value-type="float" office:value="36.97" calcext:value-type="float">
            <text:p>36.97</text:p>
          </table:table-cell>
          <table:table-cell office:value-type="float" office:value="7.98405699544395" calcext:value-type="float">
            <text:p>7.98405699544395</text:p>
          </table:table-cell>
          <table:table-cell office:value-type="float" office:value="-28.985943004556" calcext:value-type="float">
            <text:p>-28.985943004556</text:p>
          </table:table-cell>
          <table:table-cell office:value-type="float" office:value="0" calcext:value-type="float">
            <text:p>0</text:p>
          </table:table-cell>
          <table:table-cell office:value-type="float" office:value="7.98405699544395" calcext:value-type="float">
            <text:p>7.98405699544395</text:p>
          </table:table-cell>
          <table:table-cell office:value-type="float" office:value="9.38719870198547" calcext:value-type="float">
            <text:p>9.38719870198547</text:p>
          </table:table-cell>
          <table:table-cell office:value-type="float" office:value="7.18533911724255" calcext:value-type="float">
            <text:p>7.18533911724255</text:p>
          </table:table-cell>
          <table:table-cell office:value-type="float" office:value="-29.7846608827575" calcext:value-type="float">
            <text:p>-29.7846608827575</text:p>
          </table:table-cell>
          <table:table-cell office:value-type="float" office:value="11.0225824094219" calcext:value-type="float">
            <text:p>11.0225824094219</text:p>
          </table:table-cell>
          <table:table-cell office:value-type="float" office:value="-25.9474175905781" calcext:value-type="float">
            <text:p>-25.9474175905781</text:p>
          </table:table-cell>
          <table:table-cell/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Yum Brands Inc.</text:p>
          </table:table-cell>
          <table:table-cell office:value-type="float" office:value="105.47" calcext:value-type="float">
            <text:p>105.47</text:p>
          </table:table-cell>
          <table:table-cell office:value-type="float" office:value="4.12042196051248" calcext:value-type="float">
            <text:p>4.12042196051248</text:p>
          </table:table-cell>
          <table:table-cell office:value-type="float" office:value="-101.349578039488" calcext:value-type="float">
            <text:p>-101.349578039488</text:p>
          </table:table-cell>
          <table:table-cell office:value-type="float" office:value="0" calcext:value-type="float">
            <text:p>0</text:p>
          </table:table-cell>
          <table:table-cell office:value-type="float" office:value="4.12042196051248" calcext:value-type="float">
            <text:p>4.12042196051248</text:p>
          </table:table-cell>
          <table:table-cell office:value-type="float" office:value="-30.0131137815607" calcext:value-type="float">
            <text:p>-30.0131137815607</text:p>
          </table:table-cell>
          <table:table-cell office:value-type="float" office:value="3.05965363600404" calcext:value-type="float">
            <text:p>3.05965363600404</text:p>
          </table:table-cell>
          <table:table-cell office:value-type="float" office:value="-102.410346363996" calcext:value-type="float">
            <text:p>-102.410346363996</text:p>
          </table:table-cell>
          <table:table-cell office:value-type="float" office:value="-26.8772174222327" calcext:value-type="float">
            <text:p>-26.8772174222327</text:p>
          </table:table-cell>
          <table:table-cell office:value-type="float" office:value="-132.347217422233" calcext:value-type="float">
            <text:p>-132.347217422233</text:p>
          </table:table-cell>
          <table:table-cell/>
        </table:table-row>
        <table:table-row table:style-name="ro1">
          <table:table-cell office:value-type="string" calcext:value-type="string">
            <text:p>ZEN</text:p>
          </table:table-cell>
          <table:table-cell office:value-type="string" calcext:value-type="string">
            <text:p>Zendesk Inc</text:p>
          </table:table-cell>
          <table:table-cell office:value-type="float" office:value="157.2" calcext:value-type="float">
            <text:p>157.2</text:p>
          </table:table-cell>
          <table:table-cell office:value-type="float" office:value="8.08216332377364" calcext:value-type="float">
            <text:p>8.08216332377364</text:p>
          </table:table-cell>
          <table:table-cell office:value-type="float" office:value="-149.117836676226" calcext:value-type="float">
            <text:p>-149.117836676226</text:p>
          </table:table-cell>
          <table:table-cell office:value-type="float" office:value="0" calcext:value-type="float">
            <text:p>0</text:p>
          </table:table-cell>
          <table:table-cell office:value-type="float" office:value="8.08216332377364" calcext:value-type="float">
            <text:p>8.08216332377364</text:p>
          </table:table-cell>
          <table:table-cell office:value-type="float" office:value="1.97564754198272" calcext:value-type="float">
            <text:p>1.97564754198272</text:p>
          </table:table-cell>
          <table:table-cell office:value-type="float" office:value="4.95482036419239" calcext:value-type="float">
            <text:p>4.95482036419239</text:p>
          </table:table-cell>
          <table:table-cell office:value-type="float" office:value="-152.245179635808" calcext:value-type="float">
            <text:p>-152.245179635808</text:p>
          </table:table-cell>
          <table:table-cell office:value-type="float" office:value="3.68641782254315" calcext:value-type="float">
            <text:p>3.68641782254315</text:p>
          </table:table-cell>
          <table:table-cell office:value-type="float" office:value="-153.513582177457" calcext:value-type="float">
            <text:p>-153.513582177457</text:p>
          </table:table-cell>
          <table:table-cell/>
        </table:table-row>
        <table:table-row table:style-name="ro1">
          <table:table-cell office:value-type="string" calcext:value-type="string">
            <text:p>ZTS</text:p>
          </table:table-cell>
          <table:table-cell office:value-type="string" calcext:value-type="string">
            <text:p>Zoetis Inc</text:p>
          </table:table-cell>
          <table:table-cell office:value-type="float" office:value="166.71" calcext:value-type="float">
            <text:p>166.71</text:p>
          </table:table-cell>
          <table:table-cell office:value-type="float" office:value="7.05496956864231" calcext:value-type="float">
            <text:p>7.05496956864231</text:p>
          </table:table-cell>
          <table:table-cell office:value-type="float" office:value="-159.655030431358" calcext:value-type="float">
            <text:p>-159.655030431358</text:p>
          </table:table-cell>
          <table:table-cell office:value-type="float" office:value="3.33285767871441" calcext:value-type="float">
            <text:p>3.33285767871441</text:p>
          </table:table-cell>
          <table:table-cell office:value-type="float" office:value="10.3878272473567" calcext:value-type="float">
            <text:p>10.3878272473567</text:p>
          </table:table-cell>
          <table:table-cell office:value-type="float" office:value="-3.0088298488394" calcext:value-type="float">
            <text:p>-3.0088298488394</text:p>
          </table:table-cell>
          <table:table-cell office:value-type="float" office:value="9.41363968091431" calcext:value-type="float">
            <text:p>9.41363968091431</text:p>
          </table:table-cell>
          <table:table-cell office:value-type="float" office:value="-157.296360319086" calcext:value-type="float">
            <text:p>-157.296360319086</text:p>
          </table:table-cell>
          <table:table-cell office:value-type="float" office:value="6.27435706939796" calcext:value-type="float">
            <text:p>6.27435706939796</text:p>
          </table:table-cell>
          <table:table-cell office:value-type="float" office:value="-160.435642930602" calcext:value-type="float">
            <text:p>-160.435642930602</text:p>
          </table:table-cell>
          <table:table-cell/>
        </table:table-row>
        <table:table-row table:style-name="ro1" table:number-rows-repeated="104741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NYSE-Value-Clean'.E1:'NYSE-Value-Clean'.E1048576">
            <calcext:condition calcext:apply-style-name="Good" calcext:value="&gt;0" calcext:base-cell-address="'NYSE-Value-Clean'.E1"/>
          </calcext:conditional-format>
          <calcext:conditional-format calcext:target-range-address="'NYSE-Value-Clean'.L1:'NYSE-Value-Clean'.L1048576">
            <calcext:condition calcext:apply-style-name="Good" calcext:value="&gt;0" calcext:base-cell-address="'NYSE-Value-Clean'.L1"/>
          </calcext:conditional-format>
          <calcext:conditional-format calcext:target-range-address="'NYSE-Value-Clean'.J1:'NYSE-Value-Clean'.J1048576">
            <calcext:condition calcext:apply-style-name="Good" calcext:value="&gt;0" calcext:base-cell-address="'NYSE-Value-Clean'.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2-15T20:09:25.025983442</dc:date>
    <meta:editing-duration>PT1M51S</meta:editing-duration>
    <meta:editing-cycles>1</meta:editing-cycles>
    <meta:document-statistic meta:table-count="1" meta:cell-count="13933" meta:object-count="0"/>
    <meta:generator>LibreOffice/7.0.3.1$MacOSX_X86_64 LibreOffice_project/d7547858d014d4cf69878db179d326fc3483e082</meta:generator>
  </office:meta>
</office:document-meta>
</file>